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6.438cm"/>
    </style:style>
    <style:style style:name="co7" style:family="table-column">
      <style:table-column-properties fo:break-before="auto" style:column-width="2.82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2.39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69cm"/>
    </style:style>
    <style:style style:name="co13" style:family="table-column">
      <style:table-column-properties fo:break-before="auto" style:column-width="0.914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0.933cm"/>
    </style:style>
    <style:style style:name="co16" style:family="table-column">
      <style:table-column-properties fo:break-before="auto" style:column-width="0.875cm"/>
    </style:style>
    <style:style style:name="co17" style:family="table-column">
      <style:table-column-properties fo:break-before="auto" style:column-width="1.147cm"/>
    </style:style>
    <style:style style:name="co18" style:family="table-column">
      <style:table-column-properties fo:break-before="auto" style:column-width="1.011cm"/>
    </style:style>
    <style:style style:name="co19" style:family="table-column">
      <style:table-column-properties fo:break-before="auto" style:column-width="1.108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127cm"/>
    </style:style>
    <style:style style:name="co22" style:family="table-column">
      <style:table-column-properties fo:break-before="auto" style:column-width="1.205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0.704cm"/>
    </style:style>
    <style:style style:name="co26" style:family="table-column">
      <style:table-column-properties fo:break-before="auto" style:column-width="0.919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0.84cm"/>
    </style:style>
    <style:style style:name="co29" style:family="table-column">
      <style:table-column-properties fo:break-before="auto" style:column-width="1.224cm"/>
    </style:style>
    <style:style style:name="co30" style:family="table-column">
      <style:table-column-properties fo:break-before="auto" style:column-width="1.341cm"/>
    </style:style>
    <style:style style:name="co31" style:family="table-column">
      <style:table-column-properties fo:break-before="auto" style:column-width="1.263cm"/>
    </style:style>
    <style:style style:name="co32" style:family="table-column">
      <style:table-column-properties fo:break-before="auto" style:column-width="1.282cm"/>
    </style:style>
    <style:style style:name="ro1" style:family="table-row">
      <style:table-row-properties style:row-height="1.37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 style:data-style-name="N1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ea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d9d9d9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0000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0.74pt solid #3faf46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-bit-palet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46"/>
        <table:table-column table:style-name="co1" table:number-columns-repeated="2" table:default-cell-style-name="Default"/>
        <table:table-column table:style-name="co1" table:default-cell-style-name="ce60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2" table:default-cell-style-name="Default"/>
        <table:table-row table:style-name="ro1">
          <table:table-cell table:style-name="ce1"/>
          <table:table-cell table:style-name="ce4"/>
          <table:table-cell table:style-name="ce43"/>
          <table:table-cell table:style-name="ce48" office:value-type="string" calcext:value-type="string" table:number-columns-spanned="3" table:number-rows-spanned="1">
            <text:p>V9938 9-bit GRB</text:p>
          </table:table-cell>
          <table:covered-table-cell table:style-name="ce52"/>
          <table:covered-table-cell table:style-name="ce55"/>
          <table:table-cell table:style-name="ce4"/>
          <table:table-cell table:style-name="ce73" office:value-type="string" calcext:value-type="string" table:number-columns-spanned="2" table:number-rows-spanned="1">
            <text:p>V9938 24-bit RGB </text:p>
            <text:p>(IBM-PC equivalent)</text:p>
          </table:table-cell>
          <table:covered-table-cell table:style-name="ce11"/>
          <table:table-cell table:style-name="ce24" office:value-type="string" calcext:value-type="string">
            <text:p>Gamma:</text:p>
          </table:table-cell>
          <table:table-cell table:style-name="ce26" office:value-type="float" office:value="1.1" calcext:value-type="float">
            <text:p>1,1</text:p>
          </table:table-cell>
          <table:table-cell table:style-name="ce30" office:value-type="string" calcext:value-type="string">
            <text:p>GIMP Palette</text:p>
            <text:p>Name: MSX 9-bit (V9938)</text:p>
            <text:p>Columns: 16</text:p>
          </table:table-cell>
          <table:table-cell table:style-name="ce4"/>
          <table:table-cell table:style-name="ce73" office:value-type="string" calcext:value-type="string" table:number-columns-spanned="5" table:number-rows-spanned="1">
            <text:p>V9958 24-bit RGB </text:p>
            <text:p>(IBM-PC equivalent)</text:p>
          </table:table-cell>
          <table:covered-table-cell table:number-columns-repeated="4" table:style-name="ce11"/>
          <table:table-cell table:style-name="ce30" office:value-type="string" calcext:value-type="string">
            <text:p>GIMP Palette</text:p>
            <text:p>Name: MSX 9-bit (V9958)</text:p>
            <text:p>Columns: 16</text:p>
          </table:table-cell>
          <table:table-cell table:style-name="ce4"/>
          <table:table-cell table:style-name="ce73" office:value-type="string" calcext:value-type="string" table:number-columns-spanned="5" table:number-rows-spanned="1">
            <text:p>Simon Belmont</text:p>
          </table:table-cell>
          <table:covered-table-cell table:number-columns-repeated="4" table:style-name="ce11"/>
          <table:table-cell table:style-name="ce4" table:number-columns-repeated="2"/>
          <table:table-cell table:number-columns-repeated="998"/>
        </table:table-row>
        <table:table-row table:style-name="ro2">
          <table:table-cell table:style-name="ce2" office:value-type="string" calcext:value-type="string">
            <text:p>Value</text:p>
          </table:table-cell>
          <table:table-cell table:style-name="ce5"/>
          <table:table-cell table:style-name="ce44"/>
          <table:table-cell table:style-name="ce49" office:value-type="string" calcext:value-type="string">
            <text:p>Green</text:p>
          </table:table-cell>
          <table:table-cell table:style-name="ce12" office:value-type="string" calcext:value-type="string">
            <text:p>Red</text:p>
          </table:table-cell>
          <table:table-cell table:style-name="ce56" office:value-type="string" calcext:value-type="string">
            <text:p>Blue</text:p>
          </table:table-cell>
          <table:table-cell table:style-name="ce5"/>
          <table:table-cell table:style-name="ce19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36" office:value-type="string" calcext:value-type="string">
            <text:p>9-bit palette</text:p>
          </table:table-cell>
          <table:table-cell table:style-name="ce37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27" office:value-type="string" calcext:value-type="string">
            <text:p>HTML</text:p>
          </table:table-cell>
          <table:table-cell table:style-name="ce31" office:value-type="string" calcext:value-type="string">
            <text:p><text:a xlink:href="#'Feuille 1'.A1" xlink:type="simple"># https://docs.google.com/spreadsheets/d/1e3kI-jHTzF4do4BKf1UeUnDSpP928bL8NB0S4tY9ZR0/edit#gid=0</text:a></text:p>
          </table:table-cell>
          <table:table-cell table:style-name="ce5" office:value-type="string" calcext:value-type="string">
            <text:p><text:s/></text:p>
          </table:table-cell>
          <table:table-cell table:style-name="ce36" office:value-type="string" calcext:value-type="string">
            <text:p>Colour-count</text:p>
          </table:table-cell>
          <table:table-cell table:style-name="ce37" office:value-type="string" calcext:value-type="string">
            <text:p>Red</text:p>
          </table:table-cell>
          <table:table-cell table:style-name="ce22" office:value-type="string" calcext:value-type="string">
            <text:p>Green</text:p>
          </table:table-cell>
          <table:table-cell table:style-name="ce25" office:value-type="string" calcext:value-type="string">
            <text:p>Blue</text:p>
          </table:table-cell>
          <table:table-cell table:style-name="ce86" office:value-type="string" calcext:value-type="string">
            <text:p>Value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45"/>
          <table:table-cell table:style-name="ce50" table:formula="of:=BITAND(BITRSHIFT([.A3];6);HEX2DEC(&quot;7&quot;))" office:value-type="float" office:value="0" calcext:value-type="float">
            <text:p>0</text:p>
          </table:table-cell>
          <table:table-cell table:style-name="ce3" table:formula="of:=BITAND(BITRSHIFT([.A3];3);HEX2DEC(&quot;7&quot;))" office:value-type="float" office:value="0" calcext:value-type="float">
            <text:p>0</text:p>
          </table:table-cell>
          <table:table-cell table:style-name="ce57" table:formula="of:=BITAND([.A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]/7;1/[.$K$1])*255;0)" office:value-type="float" office:value="0" calcext:value-type="float">
            <text:p>0</text:p>
          </table:table-cell>
          <table:table-cell table:style-name="ce6" table:formula="of:=ROUND(POWER([.D3]/7;1/[.$K$1])*255;0)" office:value-type="float" office:value="0" calcext:value-type="float">
            <text:p>0</text:p>
          </table:table-cell>
          <table:table-cell table:style-name="ce6" table:formula="of:=ROUND(POWER([.F3]/7;1/[.$K$1])*255;0)" office:value-type="float" office:value="0" calcext:value-type="float">
            <text:p>0</text:p>
          </table:table-cell>
          <table:table-cell table:style-name="ce28" table:formula="of:=CONCATENATE(&quot;#&quot;;DEC2HEX([.H3];2);DEC2HEX([.I3];2);DEC2HEX([.J3];2))" office:value-type="string" office:string-value="#000000" calcext:value-type="string">
            <text:p>#000000</text:p>
          </table:table-cell>
          <table:table-cell table:style-name="ce32" table:formula="of:=CONCATENATE(IF([.H3]&lt;10;&quot;  &quot;;IF([.H3]&lt;100;&quot; &quot;;&quot;&quot;));[.H3];&quot; &quot;;IF([.I3]&lt;10;&quot;  &quot;;IF([.I3]&lt;100;&quot; &quot;;&quot;&quot;));[.I3];&quot; &quot;;IF([.J3]&lt;10;&quot;  &quot;;IF([.J3]&lt;100;&quot; &quot;;&quot;&quot;));[.J3];&quot; &quot;;[.A3];&quot; - &quot;;[.K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/>
          <table:table-cell table:style-name="ce9" office:value-type="float" office:value="0" calcext:value-type="float">
            <text:p>0</text:p>
          </table:table-cell>
          <table:table-cell table:style-name="ce6" table:formula="of:=INDEX([.$N$3:.$N$10];[.E3]+1;1)" office:value-type="float" office:value="0" calcext:value-type="float">
            <text:p>0</text:p>
          </table:table-cell>
          <table:table-cell table:style-name="ce6" table:formula="of:=INDEX([.$N$3:.$N$10];[.D3]+1;1)" office:value-type="float" office:value="0" calcext:value-type="float">
            <text:p>0</text:p>
          </table:table-cell>
          <table:table-cell table:style-name="ce6" table:formula="of:=INDEX([.$N$3:.$N$10];[.F3]+1;1)" office:value-type="float" office:value="0" calcext:value-type="float">
            <text:p>0</text:p>
          </table:table-cell>
          <table:table-cell table:style-name="ce28" table:formula="of:=CONCATENATE(&quot;#&quot;;DEC2HEX([.O3];2);DEC2HEX([.P3];2);DEC2HEX([.Q3];2))" office:value-type="string" office:string-value="#000000" calcext:value-type="string">
            <text:p>#000000</text:p>
          </table:table-cell>
          <table:table-cell table:style-name="ce32" table:formula="of:=CONCATENATE(IF([.O3]&lt;10;&quot;  &quot;;IF([.O3]&lt;100;&quot; &quot;;&quot;&quot;));[.O3];&quot; &quot;;IF([.P3]&lt;10;&quot;  &quot;;IF([.P3]&lt;100;&quot; &quot;;&quot;&quot;));[.P3];&quot; &quot;;IF([.Q3]&lt;10;&quot;  &quot;;IF([.Q3]&lt;100;&quot; &quot;;&quot;&quot;));[.Q3];&quot; &quot;;[.A3];&quot; - &quot;;[.R3])" office:value-type="string" office:string-value="  0   0   0 0 - #000000" calcext:value-type="string">
            <text:p><text:s text:c="2"/>0 <text:s text:c="2"/>0 <text:s text:c="2"/>0 0 - #00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45"/>
          <table:table-cell table:style-name="ce50" table:formula="of:=BITAND(BITRSHIFT([.A4];6);HEX2DEC(&quot;7&quot;))" office:value-type="float" office:value="0" calcext:value-type="float">
            <text:p>0</text:p>
          </table:table-cell>
          <table:table-cell table:style-name="ce3" table:formula="of:=BITAND(BITRSHIFT([.A4];3);HEX2DEC(&quot;7&quot;))" office:value-type="float" office:value="0" calcext:value-type="float">
            <text:p>0</text:p>
          </table:table-cell>
          <table:table-cell table:style-name="ce57" table:formula="of:=BITAND([.A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]/7;1/[.$K$1])*255;0)" office:value-type="float" office:value="0" calcext:value-type="float">
            <text:p>0</text:p>
          </table:table-cell>
          <table:table-cell table:style-name="ce6" table:formula="of:=ROUND(POWER([.D4]/7;1/[.$K$1])*255;0)" office:value-type="float" office:value="0" calcext:value-type="float">
            <text:p>0</text:p>
          </table:table-cell>
          <table:table-cell table:style-name="ce6" table:formula="of:=ROUND(POWER([.F4]/7;1/[.$K$1])*255;0)" office:value-type="float" office:value="43" calcext:value-type="float">
            <text:p>43</text:p>
          </table:table-cell>
          <table:table-cell table:style-name="ce28" table:formula="of:=CONCATENATE(&quot;#&quot;;DEC2HEX([.H4];2);DEC2HEX([.I4];2);DEC2HEX([.J4];2))" office:value-type="string" office:string-value="#00002B" calcext:value-type="string">
            <text:p>#00002B</text:p>
          </table:table-cell>
          <table:table-cell table:style-name="ce32" table:formula="of:=CONCATENATE(IF([.H4]&lt;10;&quot;  &quot;;IF([.H4]&lt;100;&quot; &quot;;&quot;&quot;));[.H4];&quot; &quot;;IF([.I4]&lt;10;&quot;  &quot;;IF([.I4]&lt;100;&quot; &quot;;&quot;&quot;));[.I4];&quot; &quot;;IF([.J4]&lt;10;&quot;  &quot;;IF([.J4]&lt;100;&quot; &quot;;&quot;&quot;));[.J4];&quot; &quot;;[.A4];&quot; - &quot;;[.K4])" office:value-type="string" office:string-value="  0   0  43 1 - #00002B" calcext:value-type="string">
            <text:p><text:s text:c="2"/>0 <text:s text:c="2"/>0 <text:s/>43 1 - #00002B</text:p>
          </table:table-cell>
          <table:table-cell table:style-name="ce35"/>
          <table:table-cell table:style-name="ce9" office:value-type="float" office:value="40" calcext:value-type="float">
            <text:p>40</text:p>
          </table:table-cell>
          <table:table-cell table:style-name="ce6" table:formula="of:=INDEX([.$N$3:.$N$10];[.E4]+1;1)" office:value-type="float" office:value="0" calcext:value-type="float">
            <text:p>0</text:p>
          </table:table-cell>
          <table:table-cell table:style-name="ce6" table:formula="of:=INDEX([.$N$3:.$N$10];[.D4]+1;1)" office:value-type="float" office:value="0" calcext:value-type="float">
            <text:p>0</text:p>
          </table:table-cell>
          <table:table-cell table:style-name="ce6" table:formula="of:=INDEX([.$N$3:.$N$10];[.F4]+1;1)" office:value-type="float" office:value="40" calcext:value-type="float">
            <text:p>40</text:p>
          </table:table-cell>
          <table:table-cell table:style-name="ce28" table:formula="of:=CONCATENATE(&quot;#&quot;;DEC2HEX([.O4];2);DEC2HEX([.P4];2);DEC2HEX([.Q4];2))" office:value-type="string" office:string-value="#000028" calcext:value-type="string">
            <text:p>#000028</text:p>
          </table:table-cell>
          <table:table-cell table:style-name="ce32" table:formula="of:=CONCATENATE(IF([.O4]&lt;10;&quot;  &quot;;IF([.O4]&lt;100;&quot; &quot;;&quot;&quot;));[.O4];&quot; &quot;;IF([.P4]&lt;10;&quot;  &quot;;IF([.P4]&lt;100;&quot; &quot;;&quot;&quot;));[.P4];&quot; &quot;;IF([.Q4]&lt;10;&quot;  &quot;;IF([.Q4]&lt;100;&quot; &quot;;&quot;&quot;));[.Q4];&quot; &quot;;[.A4];&quot; - &quot;;[.R4])" office:value-type="string" office:string-value="  0   0  40 1 - #000028" calcext:value-type="string">
            <text:p><text:s text:c="2"/>0 <text:s text:c="2"/>0 <text:s/>40 1 - #000028</text:p>
          </table:table-cell>
          <table:table-cell table:style-name="ce35"/>
          <table:table-cell table:style-name="ce8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45"/>
          <table:table-cell table:style-name="ce50" table:formula="of:=BITAND(BITRSHIFT([.A5];6);HEX2DEC(&quot;7&quot;))" office:value-type="float" office:value="0" calcext:value-type="float">
            <text:p>0</text:p>
          </table:table-cell>
          <table:table-cell table:style-name="ce3" table:formula="of:=BITAND(BITRSHIFT([.A5];3);HEX2DEC(&quot;7&quot;))" office:value-type="float" office:value="0" calcext:value-type="float">
            <text:p>0</text:p>
          </table:table-cell>
          <table:table-cell table:style-name="ce57" table:formula="of:=BITAND([.A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]/7;1/[.$K$1])*255;0)" office:value-type="float" office:value="0" calcext:value-type="float">
            <text:p>0</text:p>
          </table:table-cell>
          <table:table-cell table:style-name="ce6" table:formula="of:=ROUND(POWER([.D5]/7;1/[.$K$1])*255;0)" office:value-type="float" office:value="0" calcext:value-type="float">
            <text:p>0</text:p>
          </table:table-cell>
          <table:table-cell table:style-name="ce6" table:formula="of:=ROUND(POWER([.F5]/7;1/[.$K$1])*255;0)" office:value-type="float" office:value="82" calcext:value-type="float">
            <text:p>82</text:p>
          </table:table-cell>
          <table:table-cell table:style-name="ce28" table:formula="of:=CONCATENATE(&quot;#&quot;;DEC2HEX([.H5];2);DEC2HEX([.I5];2);DEC2HEX([.J5];2))" office:value-type="string" office:string-value="#000052" calcext:value-type="string">
            <text:p>#000052</text:p>
          </table:table-cell>
          <table:table-cell table:style-name="ce32" table:formula="of:=CONCATENATE(IF([.H5]&lt;10;&quot;  &quot;;IF([.H5]&lt;100;&quot; &quot;;&quot;&quot;));[.H5];&quot; &quot;;IF([.I5]&lt;10;&quot;  &quot;;IF([.I5]&lt;100;&quot; &quot;;&quot;&quot;));[.I5];&quot; &quot;;IF([.J5]&lt;10;&quot;  &quot;;IF([.J5]&lt;100;&quot; &quot;;&quot;&quot;));[.J5];&quot; &quot;;[.A5];&quot; - &quot;;[.K5])" office:value-type="string" office:string-value="  0   0  82 2 - #000052" calcext:value-type="string">
            <text:p><text:s text:c="2"/>0 <text:s text:c="2"/>0 <text:s/>82 2 - #000052</text:p>
          </table:table-cell>
          <table:table-cell table:style-name="ce35"/>
          <table:table-cell table:style-name="ce9" office:value-type="float" office:value="83" calcext:value-type="float">
            <text:p>83</text:p>
          </table:table-cell>
          <table:table-cell table:style-name="ce6" table:formula="of:=INDEX([.$N$3:.$N$10];[.E5]+1;1)" office:value-type="float" office:value="0" calcext:value-type="float">
            <text:p>0</text:p>
          </table:table-cell>
          <table:table-cell table:style-name="ce6" table:formula="of:=INDEX([.$N$3:.$N$10];[.D5]+1;1)" office:value-type="float" office:value="0" calcext:value-type="float">
            <text:p>0</text:p>
          </table:table-cell>
          <table:table-cell table:style-name="ce6" table:formula="of:=INDEX([.$N$3:.$N$10];[.F5]+1;1)" office:value-type="float" office:value="83" calcext:value-type="float">
            <text:p>83</text:p>
          </table:table-cell>
          <table:table-cell table:style-name="ce28" table:formula="of:=CONCATENATE(&quot;#&quot;;DEC2HEX([.O5];2);DEC2HEX([.P5];2);DEC2HEX([.Q5];2))" office:value-type="string" office:string-value="#000053" calcext:value-type="string">
            <text:p>#000053</text:p>
          </table:table-cell>
          <table:table-cell table:style-name="ce32" table:formula="of:=CONCATENATE(IF([.O5]&lt;10;&quot;  &quot;;IF([.O5]&lt;100;&quot; &quot;;&quot;&quot;));[.O5];&quot; &quot;;IF([.P5]&lt;10;&quot;  &quot;;IF([.P5]&lt;100;&quot; &quot;;&quot;&quot;));[.P5];&quot; &quot;;IF([.Q5]&lt;10;&quot;  &quot;;IF([.Q5]&lt;100;&quot; &quot;;&quot;&quot;));[.Q5];&quot; &quot;;[.A5];&quot; - &quot;;[.R5])" office:value-type="string" office:string-value="  0   0  83 2 - #000053" calcext:value-type="string">
            <text:p><text:s text:c="2"/>0 <text:s text:c="2"/>0 <text:s/>83 2 - #000053</text:p>
          </table:table-cell>
          <table:table-cell table:style-name="ce35"/>
          <table:table-cell table:style-name="ce8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83" calcext:value-type="float">
            <text:p>83</text:p>
          </table:table-cell>
          <table:table-cell table:style-name="ce87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45"/>
          <table:table-cell table:style-name="ce50" table:formula="of:=BITAND(BITRSHIFT([.A6];6);HEX2DEC(&quot;7&quot;))" office:value-type="float" office:value="0" calcext:value-type="float">
            <text:p>0</text:p>
          </table:table-cell>
          <table:table-cell table:style-name="ce3" table:formula="of:=BITAND(BITRSHIFT([.A6];3);HEX2DEC(&quot;7&quot;))" office:value-type="float" office:value="0" calcext:value-type="float">
            <text:p>0</text:p>
          </table:table-cell>
          <table:table-cell table:style-name="ce57" table:formula="of:=BITAND([.A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6]/7;1/[.$K$1])*255;0)" office:value-type="float" office:value="0" calcext:value-type="float">
            <text:p>0</text:p>
          </table:table-cell>
          <table:table-cell table:style-name="ce6" table:formula="of:=ROUND(POWER([.D6]/7;1/[.$K$1])*255;0)" office:value-type="float" office:value="0" calcext:value-type="float">
            <text:p>0</text:p>
          </table:table-cell>
          <table:table-cell table:style-name="ce6" table:formula="of:=ROUND(POWER([.F6]/7;1/[.$K$1])*255;0)" office:value-type="float" office:value="118" calcext:value-type="float">
            <text:p>118</text:p>
          </table:table-cell>
          <table:table-cell table:style-name="ce28" table:formula="of:=CONCATENATE(&quot;#&quot;;DEC2HEX([.H6];2);DEC2HEX([.I6];2);DEC2HEX([.J6];2))" office:value-type="string" office:string-value="#000076" calcext:value-type="string">
            <text:p>#000076</text:p>
          </table:table-cell>
          <table:table-cell table:style-name="ce32" table:formula="of:=CONCATENATE(IF([.H6]&lt;10;&quot;  &quot;;IF([.H6]&lt;100;&quot; &quot;;&quot;&quot;));[.H6];&quot; &quot;;IF([.I6]&lt;10;&quot;  &quot;;IF([.I6]&lt;100;&quot; &quot;;&quot;&quot;));[.I6];&quot; &quot;;IF([.J6]&lt;10;&quot;  &quot;;IF([.J6]&lt;100;&quot; &quot;;&quot;&quot;));[.J6];&quot; &quot;;[.A6];&quot; - &quot;;[.K6])" office:value-type="string" office:string-value="  0   0 118 3 - #000076" calcext:value-type="string">
            <text:p><text:s text:c="2"/>0 <text:s text:c="2"/>0 118 3 - #000076</text:p>
          </table:table-cell>
          <table:table-cell table:style-name="ce35"/>
          <table:table-cell table:style-name="ce9" office:value-type="float" office:value="116" calcext:value-type="float">
            <text:p>116</text:p>
          </table:table-cell>
          <table:table-cell table:style-name="ce6" table:formula="of:=INDEX([.$N$3:.$N$10];[.E6]+1;1)" office:value-type="float" office:value="0" calcext:value-type="float">
            <text:p>0</text:p>
          </table:table-cell>
          <table:table-cell table:style-name="ce6" table:formula="of:=INDEX([.$N$3:.$N$10];[.D6]+1;1)" office:value-type="float" office:value="0" calcext:value-type="float">
            <text:p>0</text:p>
          </table:table-cell>
          <table:table-cell table:style-name="ce6" table:formula="of:=INDEX([.$N$3:.$N$10];[.F6]+1;1)" office:value-type="float" office:value="116" calcext:value-type="float">
            <text:p>116</text:p>
          </table:table-cell>
          <table:table-cell table:style-name="ce28" table:formula="of:=CONCATENATE(&quot;#&quot;;DEC2HEX([.O6];2);DEC2HEX([.P6];2);DEC2HEX([.Q6];2))" office:value-type="string" office:string-value="#000074" calcext:value-type="string">
            <text:p>#000074</text:p>
          </table:table-cell>
          <table:table-cell table:style-name="ce32" table:formula="of:=CONCATENATE(IF([.O6]&lt;10;&quot;  &quot;;IF([.O6]&lt;100;&quot; &quot;;&quot;&quot;));[.O6];&quot; &quot;;IF([.P6]&lt;10;&quot;  &quot;;IF([.P6]&lt;100;&quot; &quot;;&quot;&quot;));[.P6];&quot; &quot;;IF([.Q6]&lt;10;&quot;  &quot;;IF([.Q6]&lt;100;&quot; &quot;;&quot;&quot;));[.Q6];&quot; &quot;;[.A6];&quot; - &quot;;[.R6])" office:value-type="string" office:string-value="  0   0 116 3 - #000074" calcext:value-type="string">
            <text:p><text:s text:c="2"/>0 <text:s text:c="2"/>0 116 3 - #00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45"/>
          <table:table-cell table:style-name="ce50" table:formula="of:=BITAND(BITRSHIFT([.A7];6);HEX2DEC(&quot;7&quot;))" office:value-type="float" office:value="0" calcext:value-type="float">
            <text:p>0</text:p>
          </table:table-cell>
          <table:table-cell table:style-name="ce3" table:formula="of:=BITAND(BITRSHIFT([.A7];3);HEX2DEC(&quot;7&quot;))" office:value-type="float" office:value="0" calcext:value-type="float">
            <text:p>0</text:p>
          </table:table-cell>
          <table:table-cell table:style-name="ce57" table:formula="of:=BITAND([.A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]/7;1/[.$K$1])*255;0)" office:value-type="float" office:value="0" calcext:value-type="float">
            <text:p>0</text:p>
          </table:table-cell>
          <table:table-cell table:style-name="ce6" table:formula="of:=ROUND(POWER([.D7]/7;1/[.$K$1])*255;0)" office:value-type="float" office:value="0" calcext:value-type="float">
            <text:p>0</text:p>
          </table:table-cell>
          <table:table-cell table:style-name="ce6" table:formula="of:=ROUND(POWER([.F7]/7;1/[.$K$1])*255;0)" office:value-type="float" office:value="153" calcext:value-type="float">
            <text:p>153</text:p>
          </table:table-cell>
          <table:table-cell table:style-name="ce28" table:formula="of:=CONCATENATE(&quot;#&quot;;DEC2HEX([.H7];2);DEC2HEX([.I7];2);DEC2HEX([.J7];2))" office:value-type="string" office:string-value="#000099" calcext:value-type="string">
            <text:p>#000099</text:p>
          </table:table-cell>
          <table:table-cell table:style-name="ce32" table:formula="of:=CONCATENATE(IF([.H7]&lt;10;&quot;  &quot;;IF([.H7]&lt;100;&quot; &quot;;&quot;&quot;));[.H7];&quot; &quot;;IF([.I7]&lt;10;&quot;  &quot;;IF([.I7]&lt;100;&quot; &quot;;&quot;&quot;));[.I7];&quot; &quot;;IF([.J7]&lt;10;&quot;  &quot;;IF([.J7]&lt;100;&quot; &quot;;&quot;&quot;));[.J7];&quot; &quot;;[.A7];&quot; - &quot;;[.K7])" office:value-type="string" office:string-value="  0   0 153 4 - #000099" calcext:value-type="string">
            <text:p><text:s text:c="2"/>0 <text:s text:c="2"/>0 153 4 - #000099</text:p>
          </table:table-cell>
          <table:table-cell table:style-name="ce35"/>
          <table:table-cell table:style-name="ce9" office:value-type="float" office:value="156" calcext:value-type="float">
            <text:p>156</text:p>
          </table:table-cell>
          <table:table-cell table:style-name="ce6" table:formula="of:=INDEX([.$N$3:.$N$10];[.E7]+1;1)" office:value-type="float" office:value="0" calcext:value-type="float">
            <text:p>0</text:p>
          </table:table-cell>
          <table:table-cell table:style-name="ce6" table:formula="of:=INDEX([.$N$3:.$N$10];[.D7]+1;1)" office:value-type="float" office:value="0" calcext:value-type="float">
            <text:p>0</text:p>
          </table:table-cell>
          <table:table-cell table:style-name="ce6" table:formula="of:=INDEX([.$N$3:.$N$10];[.F7]+1;1)" office:value-type="float" office:value="156" calcext:value-type="float">
            <text:p>156</text:p>
          </table:table-cell>
          <table:table-cell table:style-name="ce28" table:formula="of:=CONCATENATE(&quot;#&quot;;DEC2HEX([.O7];2);DEC2HEX([.P7];2);DEC2HEX([.Q7];2))" office:value-type="string" office:string-value="#00009C" calcext:value-type="string">
            <text:p>#00009C</text:p>
          </table:table-cell>
          <table:table-cell table:style-name="ce32" table:formula="of:=CONCATENATE(IF([.O7]&lt;10;&quot;  &quot;;IF([.O7]&lt;100;&quot; &quot;;&quot;&quot;));[.O7];&quot; &quot;;IF([.P7]&lt;10;&quot;  &quot;;IF([.P7]&lt;100;&quot; &quot;;&quot;&quot;));[.P7];&quot; &quot;;IF([.Q7]&lt;10;&quot;  &quot;;IF([.Q7]&lt;100;&quot; &quot;;&quot;&quot;));[.Q7];&quot; &quot;;[.A7];&quot; - &quot;;[.R7])" office:value-type="string" office:string-value="  0   0 156 4 - #00009C" calcext:value-type="string">
            <text:p><text:s text:c="2"/>0 <text:s text:c="2"/>0 156 4 - #00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45"/>
          <table:table-cell table:style-name="ce50" table:formula="of:=BITAND(BITRSHIFT([.A8];6);HEX2DEC(&quot;7&quot;))" office:value-type="float" office:value="0" calcext:value-type="float">
            <text:p>0</text:p>
          </table:table-cell>
          <table:table-cell table:style-name="ce3" table:formula="of:=BITAND(BITRSHIFT([.A8];3);HEX2DEC(&quot;7&quot;))" office:value-type="float" office:value="0" calcext:value-type="float">
            <text:p>0</text:p>
          </table:table-cell>
          <table:table-cell table:style-name="ce57" table:formula="of:=BITAND([.A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]/7;1/[.$K$1])*255;0)" office:value-type="float" office:value="0" calcext:value-type="float">
            <text:p>0</text:p>
          </table:table-cell>
          <table:table-cell table:style-name="ce6" table:formula="of:=ROUND(POWER([.D8]/7;1/[.$K$1])*255;0)" office:value-type="float" office:value="0" calcext:value-type="float">
            <text:p>0</text:p>
          </table:table-cell>
          <table:table-cell table:style-name="ce6" table:formula="of:=ROUND(POWER([.F8]/7;1/[.$K$1])*255;0)" office:value-type="float" office:value="188" calcext:value-type="float">
            <text:p>188</text:p>
          </table:table-cell>
          <table:table-cell table:style-name="ce28" table:formula="of:=CONCATENATE(&quot;#&quot;;DEC2HEX([.H8];2);DEC2HEX([.I8];2);DEC2HEX([.J8];2))" office:value-type="string" office:string-value="#0000BC" calcext:value-type="string">
            <text:p>#0000BC</text:p>
          </table:table-cell>
          <table:table-cell table:style-name="ce32" table:formula="of:=CONCATENATE(IF([.H8]&lt;10;&quot;  &quot;;IF([.H8]&lt;100;&quot; &quot;;&quot;&quot;));[.H8];&quot; &quot;;IF([.I8]&lt;10;&quot;  &quot;;IF([.I8]&lt;100;&quot; &quot;;&quot;&quot;));[.I8];&quot; &quot;;IF([.J8]&lt;10;&quot;  &quot;;IF([.J8]&lt;100;&quot; &quot;;&quot;&quot;));[.J8];&quot; &quot;;[.A8];&quot; - &quot;;[.K8])" office:value-type="string" office:string-value="  0   0 188 5 - #0000BC" calcext:value-type="string">
            <text:p><text:s text:c="2"/>0 <text:s text:c="2"/>0 188 5 - #0000BC</text:p>
          </table:table-cell>
          <table:table-cell table:style-name="ce35"/>
          <table:table-cell table:style-name="ce9" office:value-type="float" office:value="187" calcext:value-type="float">
            <text:p>187</text:p>
          </table:table-cell>
          <table:table-cell table:style-name="ce6" table:formula="of:=INDEX([.$N$3:.$N$10];[.E8]+1;1)" office:value-type="float" office:value="0" calcext:value-type="float">
            <text:p>0</text:p>
          </table:table-cell>
          <table:table-cell table:style-name="ce6" table:formula="of:=INDEX([.$N$3:.$N$10];[.D8]+1;1)" office:value-type="float" office:value="0" calcext:value-type="float">
            <text:p>0</text:p>
          </table:table-cell>
          <table:table-cell table:style-name="ce6" table:formula="of:=INDEX([.$N$3:.$N$10];[.F8]+1;1)" office:value-type="float" office:value="187" calcext:value-type="float">
            <text:p>187</text:p>
          </table:table-cell>
          <table:table-cell table:style-name="ce28" table:formula="of:=CONCATENATE(&quot;#&quot;;DEC2HEX([.O8];2);DEC2HEX([.P8];2);DEC2HEX([.Q8];2))" office:value-type="string" office:string-value="#0000BB" calcext:value-type="string">
            <text:p>#0000BB</text:p>
          </table:table-cell>
          <table:table-cell table:style-name="ce32" table:formula="of:=CONCATENATE(IF([.O8]&lt;10;&quot;  &quot;;IF([.O8]&lt;100;&quot; &quot;;&quot;&quot;));[.O8];&quot; &quot;;IF([.P8]&lt;10;&quot;  &quot;;IF([.P8]&lt;100;&quot; &quot;;&quot;&quot;));[.P8];&quot; &quot;;IF([.Q8]&lt;10;&quot;  &quot;;IF([.Q8]&lt;100;&quot; &quot;;&quot;&quot;));[.Q8];&quot; &quot;;[.A8];&quot; - &quot;;[.R8])" office:value-type="string" office:string-value="  0   0 187 5 - #0000BB" calcext:value-type="string">
            <text:p><text:s text:c="2"/>0 <text:s text:c="2"/>0 187 5 - #00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" calcext:value-type="float">
            <text:p>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45"/>
          <table:table-cell table:style-name="ce50" table:formula="of:=BITAND(BITRSHIFT([.A9];6);HEX2DEC(&quot;7&quot;))" office:value-type="float" office:value="0" calcext:value-type="float">
            <text:p>0</text:p>
          </table:table-cell>
          <table:table-cell table:style-name="ce3" table:formula="of:=BITAND(BITRSHIFT([.A9];3);HEX2DEC(&quot;7&quot;))" office:value-type="float" office:value="0" calcext:value-type="float">
            <text:p>0</text:p>
          </table:table-cell>
          <table:table-cell table:style-name="ce57" table:formula="of:=BITAND([.A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9]/7;1/[.$K$1])*255;0)" office:value-type="float" office:value="0" calcext:value-type="float">
            <text:p>0</text:p>
          </table:table-cell>
          <table:table-cell table:style-name="ce6" table:formula="of:=ROUND(POWER([.D9]/7;1/[.$K$1])*255;0)" office:value-type="float" office:value="0" calcext:value-type="float">
            <text:p>0</text:p>
          </table:table-cell>
          <table:table-cell table:style-name="ce6" table:formula="of:=ROUND(POWER([.F9]/7;1/[.$K$1])*255;0)" office:value-type="float" office:value="222" calcext:value-type="float">
            <text:p>222</text:p>
          </table:table-cell>
          <table:table-cell table:style-name="ce28" table:formula="of:=CONCATENATE(&quot;#&quot;;DEC2HEX([.H9];2);DEC2HEX([.I9];2);DEC2HEX([.J9];2))" office:value-type="string" office:string-value="#0000DE" calcext:value-type="string">
            <text:p>#0000DE</text:p>
          </table:table-cell>
          <table:table-cell table:style-name="ce32" table:formula="of:=CONCATENATE(IF([.H9]&lt;10;&quot;  &quot;;IF([.H9]&lt;100;&quot; &quot;;&quot;&quot;));[.H9];&quot; &quot;;IF([.I9]&lt;10;&quot;  &quot;;IF([.I9]&lt;100;&quot; &quot;;&quot;&quot;));[.I9];&quot; &quot;;IF([.J9]&lt;10;&quot;  &quot;;IF([.J9]&lt;100;&quot; &quot;;&quot;&quot;));[.J9];&quot; &quot;;[.A9];&quot; - &quot;;[.K9])" office:value-type="string" office:string-value="  0   0 222 6 - #0000DE" calcext:value-type="string">
            <text:p><text:s text:c="2"/>0 <text:s text:c="2"/>0 222 6 - #0000DE</text:p>
          </table:table-cell>
          <table:table-cell table:style-name="ce35"/>
          <table:table-cell table:style-name="ce9" office:value-type="float" office:value="225" calcext:value-type="float">
            <text:p>225</text:p>
          </table:table-cell>
          <table:table-cell table:style-name="ce6" table:formula="of:=INDEX([.$N$3:.$N$10];[.E9]+1;1)" office:value-type="float" office:value="0" calcext:value-type="float">
            <text:p>0</text:p>
          </table:table-cell>
          <table:table-cell table:style-name="ce6" table:formula="of:=INDEX([.$N$3:.$N$10];[.D9]+1;1)" office:value-type="float" office:value="0" calcext:value-type="float">
            <text:p>0</text:p>
          </table:table-cell>
          <table:table-cell table:style-name="ce6" table:formula="of:=INDEX([.$N$3:.$N$10];[.F9]+1;1)" office:value-type="float" office:value="225" calcext:value-type="float">
            <text:p>225</text:p>
          </table:table-cell>
          <table:table-cell table:style-name="ce28" table:formula="of:=CONCATENATE(&quot;#&quot;;DEC2HEX([.O9];2);DEC2HEX([.P9];2);DEC2HEX([.Q9];2))" office:value-type="string" office:string-value="#0000E1" calcext:value-type="string">
            <text:p>#0000E1</text:p>
          </table:table-cell>
          <table:table-cell table:style-name="ce32" table:formula="of:=CONCATENATE(IF([.O9]&lt;10;&quot;  &quot;;IF([.O9]&lt;100;&quot; &quot;;&quot;&quot;));[.O9];&quot; &quot;;IF([.P9]&lt;10;&quot;  &quot;;IF([.P9]&lt;100;&quot; &quot;;&quot;&quot;));[.P9];&quot; &quot;;IF([.Q9]&lt;10;&quot;  &quot;;IF([.Q9]&lt;100;&quot; &quot;;&quot;&quot;));[.Q9];&quot; &quot;;[.A9];&quot; - &quot;;[.R9])" office:value-type="string" office:string-value="  0   0 225 6 - #0000E1" calcext:value-type="string">
            <text:p><text:s text:c="2"/>0 <text:s text:c="2"/>0 225 6 - #00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" calcext:value-type="float">
            <text:p>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45"/>
          <table:table-cell table:style-name="ce50" table:formula="of:=BITAND(BITRSHIFT([.A10];6);HEX2DEC(&quot;7&quot;))" office:value-type="float" office:value="0" calcext:value-type="float">
            <text:p>0</text:p>
          </table:table-cell>
          <table:table-cell table:style-name="ce3" table:formula="of:=BITAND(BITRSHIFT([.A10];3);HEX2DEC(&quot;7&quot;))" office:value-type="float" office:value="0" calcext:value-type="float">
            <text:p>0</text:p>
          </table:table-cell>
          <table:table-cell table:style-name="ce57" table:formula="of:=BITAND([.A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0]/7;1/[.$K$1])*255;0)" office:value-type="float" office:value="0" calcext:value-type="float">
            <text:p>0</text:p>
          </table:table-cell>
          <table:table-cell table:style-name="ce6" table:formula="of:=ROUND(POWER([.D10]/7;1/[.$K$1])*255;0)" office:value-type="float" office:value="0" calcext:value-type="float">
            <text:p>0</text:p>
          </table:table-cell>
          <table:table-cell table:style-name="ce6" table:formula="of:=ROUND(POWER([.F10]/7;1/[.$K$1])*255;0)" office:value-type="float" office:value="255" calcext:value-type="float">
            <text:p>255</text:p>
          </table:table-cell>
          <table:table-cell table:style-name="ce28" table:formula="of:=CONCATENATE(&quot;#&quot;;DEC2HEX([.H10];2);DEC2HEX([.I10];2);DEC2HEX([.J10];2))" office:value-type="string" office:string-value="#0000FF" calcext:value-type="string">
            <text:p>#0000FF</text:p>
          </table:table-cell>
          <table:table-cell table:style-name="ce32" table:formula="of:=CONCATENATE(IF([.H10]&lt;10;&quot;  &quot;;IF([.H10]&lt;100;&quot; &quot;;&quot;&quot;));[.H10];&quot; &quot;;IF([.I10]&lt;10;&quot;  &quot;;IF([.I10]&lt;100;&quot; &quot;;&quot;&quot;));[.I10];&quot; &quot;;IF([.J10]&lt;10;&quot;  &quot;;IF([.J10]&lt;100;&quot; &quot;;&quot;&quot;));[.J10];&quot; &quot;;[.A10];&quot; - &quot;;[.K10])" office:value-type="string" office:string-value="  0   0 255 7 - #0000FF" calcext:value-type="string">
            <text:p><text:s text:c="2"/>0 <text:s text:c="2"/>0 255 7 - #0000FF</text:p>
          </table:table-cell>
          <table:table-cell table:style-name="ce35"/>
          <table:table-cell table:style-name="ce9" office:value-type="float" office:value="255" calcext:value-type="float">
            <text:p>255</text:p>
          </table:table-cell>
          <table:table-cell table:style-name="ce6" table:formula="of:=INDEX([.$N$3:.$N$10];[.E10]+1;1)" office:value-type="float" office:value="0" calcext:value-type="float">
            <text:p>0</text:p>
          </table:table-cell>
          <table:table-cell table:style-name="ce6" table:formula="of:=INDEX([.$N$3:.$N$10];[.D10]+1;1)" office:value-type="float" office:value="0" calcext:value-type="float">
            <text:p>0</text:p>
          </table:table-cell>
          <table:table-cell table:style-name="ce6" table:formula="of:=INDEX([.$N$3:.$N$10];[.F10]+1;1)" office:value-type="float" office:value="255" calcext:value-type="float">
            <text:p>255</text:p>
          </table:table-cell>
          <table:table-cell table:style-name="ce28" table:formula="of:=CONCATENATE(&quot;#&quot;;DEC2HEX([.O10];2);DEC2HEX([.P10];2);DEC2HEX([.Q10];2))" office:value-type="string" office:string-value="#0000FF" calcext:value-type="string">
            <text:p>#0000FF</text:p>
          </table:table-cell>
          <table:table-cell table:style-name="ce32" table:formula="of:=CONCATENATE(IF([.O10]&lt;10;&quot;  &quot;;IF([.O10]&lt;100;&quot; &quot;;&quot;&quot;));[.O10];&quot; &quot;;IF([.P10]&lt;10;&quot;  &quot;;IF([.P10]&lt;100;&quot; &quot;;&quot;&quot;));[.P10];&quot; &quot;;IF([.Q10]&lt;10;&quot;  &quot;;IF([.Q10]&lt;100;&quot; &quot;;&quot;&quot;));[.Q10];&quot; &quot;;[.A10];&quot; - &quot;;[.R10])" office:value-type="string" office:string-value="  0   0 255 7 - #0000FF" calcext:value-type="string">
            <text:p><text:s text:c="2"/>0 <text:s text:c="2"/>0 255 7 - #0000FF</text:p>
          </table:table-cell>
          <table:table-cell table:style-name="ce35"/>
          <table:table-cell table:style-name="ce85" office:value-type="float" office:value="3" calcext:value-type="float">
            <text:p>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55" calcext:value-type="float">
            <text:p>255</text:p>
          </table:table-cell>
          <table:table-cell table:style-name="ce87" office:value-type="float" office:value="7" calcext:value-type="float">
            <text:p>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45"/>
          <table:table-cell table:style-name="ce50" table:formula="of:=BITAND(BITRSHIFT([.A11];6);HEX2DEC(&quot;7&quot;))" office:value-type="float" office:value="0" calcext:value-type="float">
            <text:p>0</text:p>
          </table:table-cell>
          <table:table-cell table:style-name="ce3" table:formula="of:=BITAND(BITRSHIFT([.A11];3);HEX2DEC(&quot;7&quot;))" office:value-type="float" office:value="1" calcext:value-type="float">
            <text:p>1</text:p>
          </table:table-cell>
          <table:table-cell table:style-name="ce57" table:formula="of:=BITAND([.A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1]/7;1/[.$K$1])*255;0)" office:value-type="float" office:value="43" calcext:value-type="float">
            <text:p>43</text:p>
          </table:table-cell>
          <table:table-cell table:style-name="ce6" table:formula="of:=ROUND(POWER([.D11]/7;1/[.$K$1])*255;0)" office:value-type="float" office:value="0" calcext:value-type="float">
            <text:p>0</text:p>
          </table:table-cell>
          <table:table-cell table:style-name="ce6" table:formula="of:=ROUND(POWER([.F11]/7;1/[.$K$1])*255;0)" office:value-type="float" office:value="0" calcext:value-type="float">
            <text:p>0</text:p>
          </table:table-cell>
          <table:table-cell table:style-name="ce28" table:formula="of:=CONCATENATE(&quot;#&quot;;DEC2HEX([.H11];2);DEC2HEX([.I11];2);DEC2HEX([.J11];2))" office:value-type="string" office:string-value="#2B0000" calcext:value-type="string">
            <text:p>#2B0000</text:p>
          </table:table-cell>
          <table:table-cell table:style-name="ce32" table:formula="of:=CONCATENATE(IF([.H11]&lt;10;&quot;  &quot;;IF([.H11]&lt;100;&quot; &quot;;&quot;&quot;));[.H11];&quot; &quot;;IF([.I11]&lt;10;&quot;  &quot;;IF([.I11]&lt;100;&quot; &quot;;&quot;&quot;));[.I11];&quot; &quot;;IF([.J11]&lt;10;&quot;  &quot;;IF([.J11]&lt;100;&quot; &quot;;&quot;&quot;));[.J11];&quot; &quot;;[.A11];&quot; - &quot;;[.K11])" office:value-type="string" office:string-value=" 43   0   0 8 - #2B0000" calcext:value-type="string">
            <text:p><text:s/>43 <text:s text:c="2"/>0 <text:s text:c="2"/>0 8 - #2B0000</text:p>
          </table:table-cell>
          <table:table-cell table:style-name="ce35"/>
          <table:table-cell table:style-name="ce9"/>
          <table:table-cell table:style-name="ce6" table:formula="of:=INDEX([.$N$3:.$N$10];[.E11]+1;1)" office:value-type="float" office:value="40" calcext:value-type="float">
            <text:p>40</text:p>
          </table:table-cell>
          <table:table-cell table:style-name="ce6" table:formula="of:=INDEX([.$N$3:.$N$10];[.D11]+1;1)" office:value-type="float" office:value="0" calcext:value-type="float">
            <text:p>0</text:p>
          </table:table-cell>
          <table:table-cell table:style-name="ce6" table:formula="of:=INDEX([.$N$3:.$N$10];[.F11]+1;1)" office:value-type="float" office:value="0" calcext:value-type="float">
            <text:p>0</text:p>
          </table:table-cell>
          <table:table-cell table:style-name="ce28" table:formula="of:=CONCATENATE(&quot;#&quot;;DEC2HEX([.O11];2);DEC2HEX([.P11];2);DEC2HEX([.Q11];2))" office:value-type="string" office:string-value="#280000" calcext:value-type="string">
            <text:p>#280000</text:p>
          </table:table-cell>
          <table:table-cell table:style-name="ce32" table:formula="of:=CONCATENATE(IF([.O11]&lt;10;&quot;  &quot;;IF([.O11]&lt;100;&quot; &quot;;&quot;&quot;));[.O11];&quot; &quot;;IF([.P11]&lt;10;&quot;  &quot;;IF([.P11]&lt;100;&quot; &quot;;&quot;&quot;));[.P11];&quot; &quot;;IF([.Q11]&lt;10;&quot;  &quot;;IF([.Q11]&lt;100;&quot; &quot;;&quot;&quot;));[.Q11];&quot; &quot;;[.A11];&quot; - &quot;;[.R11])" office:value-type="string" office:string-value=" 40   0   0 8 - #280000" calcext:value-type="string">
            <text:p><text:s/>40 <text:s text:c="2"/>0 <text:s text:c="2"/>0 8 - #28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45"/>
          <table:table-cell table:style-name="ce50" table:formula="of:=BITAND(BITRSHIFT([.A12];6);HEX2DEC(&quot;7&quot;))" office:value-type="float" office:value="0" calcext:value-type="float">
            <text:p>0</text:p>
          </table:table-cell>
          <table:table-cell table:style-name="ce3" table:formula="of:=BITAND(BITRSHIFT([.A12];3);HEX2DEC(&quot;7&quot;))" office:value-type="float" office:value="1" calcext:value-type="float">
            <text:p>1</text:p>
          </table:table-cell>
          <table:table-cell table:style-name="ce57" table:formula="of:=BITAND([.A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2]/7;1/[.$K$1])*255;0)" office:value-type="float" office:value="43" calcext:value-type="float">
            <text:p>43</text:p>
          </table:table-cell>
          <table:table-cell table:style-name="ce6" table:formula="of:=ROUND(POWER([.D12]/7;1/[.$K$1])*255;0)" office:value-type="float" office:value="0" calcext:value-type="float">
            <text:p>0</text:p>
          </table:table-cell>
          <table:table-cell table:style-name="ce6" table:formula="of:=ROUND(POWER([.F12]/7;1/[.$K$1])*255;0)" office:value-type="float" office:value="43" calcext:value-type="float">
            <text:p>43</text:p>
          </table:table-cell>
          <table:table-cell table:style-name="ce28" table:formula="of:=CONCATENATE(&quot;#&quot;;DEC2HEX([.H12];2);DEC2HEX([.I12];2);DEC2HEX([.J12];2))" office:value-type="string" office:string-value="#2B002B" calcext:value-type="string">
            <text:p>#2B002B</text:p>
          </table:table-cell>
          <table:table-cell table:style-name="ce32" table:formula="of:=CONCATENATE(IF([.H12]&lt;10;&quot;  &quot;;IF([.H12]&lt;100;&quot; &quot;;&quot;&quot;));[.H12];&quot; &quot;;IF([.I12]&lt;10;&quot;  &quot;;IF([.I12]&lt;100;&quot; &quot;;&quot;&quot;));[.I12];&quot; &quot;;IF([.J12]&lt;10;&quot;  &quot;;IF([.J12]&lt;100;&quot; &quot;;&quot;&quot;));[.J12];&quot; &quot;;[.A12];&quot; - &quot;;[.K12])" office:value-type="string" office:string-value=" 43   0  43 9 - #2B002B" calcext:value-type="string">
            <text:p><text:s/>43 <text:s text:c="2"/>0 <text:s/>43 9 - #2B002B</text:p>
          </table:table-cell>
          <table:table-cell table:style-name="ce35"/>
          <table:table-cell table:style-name="ce9"/>
          <table:table-cell table:style-name="ce6" table:formula="of:=INDEX([.$N$3:.$N$10];[.E12]+1;1)" office:value-type="float" office:value="40" calcext:value-type="float">
            <text:p>40</text:p>
          </table:table-cell>
          <table:table-cell table:style-name="ce6" table:formula="of:=INDEX([.$N$3:.$N$10];[.D12]+1;1)" office:value-type="float" office:value="0" calcext:value-type="float">
            <text:p>0</text:p>
          </table:table-cell>
          <table:table-cell table:style-name="ce6" table:formula="of:=INDEX([.$N$3:.$N$10];[.F12]+1;1)" office:value-type="float" office:value="40" calcext:value-type="float">
            <text:p>40</text:p>
          </table:table-cell>
          <table:table-cell table:style-name="ce28" table:formula="of:=CONCATENATE(&quot;#&quot;;DEC2HEX([.O12];2);DEC2HEX([.P12];2);DEC2HEX([.Q12];2))" office:value-type="string" office:string-value="#280028" calcext:value-type="string">
            <text:p>#280028</text:p>
          </table:table-cell>
          <table:table-cell table:style-name="ce32" table:formula="of:=CONCATENATE(IF([.O12]&lt;10;&quot;  &quot;;IF([.O12]&lt;100;&quot; &quot;;&quot;&quot;));[.O12];&quot; &quot;;IF([.P12]&lt;10;&quot;  &quot;;IF([.P12]&lt;100;&quot; &quot;;&quot;&quot;));[.P12];&quot; &quot;;IF([.Q12]&lt;10;&quot;  &quot;;IF([.Q12]&lt;100;&quot; &quot;;&quot;&quot;));[.Q12];&quot; &quot;;[.A12];&quot; - &quot;;[.R12])" office:value-type="string" office:string-value=" 40   0  40 9 - #280028" calcext:value-type="string">
            <text:p><text:s/>40 <text:s text:c="2"/>0 <text:s/>40 9 - #28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" calcext:value-type="float">
            <text:p>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45"/>
          <table:table-cell table:style-name="ce50" table:formula="of:=BITAND(BITRSHIFT([.A13];6);HEX2DEC(&quot;7&quot;))" office:value-type="float" office:value="0" calcext:value-type="float">
            <text:p>0</text:p>
          </table:table-cell>
          <table:table-cell table:style-name="ce3" table:formula="of:=BITAND(BITRSHIFT([.A13];3);HEX2DEC(&quot;7&quot;))" office:value-type="float" office:value="1" calcext:value-type="float">
            <text:p>1</text:p>
          </table:table-cell>
          <table:table-cell table:style-name="ce57" table:formula="of:=BITAND([.A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3]/7;1/[.$K$1])*255;0)" office:value-type="float" office:value="43" calcext:value-type="float">
            <text:p>43</text:p>
          </table:table-cell>
          <table:table-cell table:style-name="ce6" table:formula="of:=ROUND(POWER([.D13]/7;1/[.$K$1])*255;0)" office:value-type="float" office:value="0" calcext:value-type="float">
            <text:p>0</text:p>
          </table:table-cell>
          <table:table-cell table:style-name="ce6" table:formula="of:=ROUND(POWER([.F13]/7;1/[.$K$1])*255;0)" office:value-type="float" office:value="82" calcext:value-type="float">
            <text:p>82</text:p>
          </table:table-cell>
          <table:table-cell table:style-name="ce28" table:formula="of:=CONCATENATE(&quot;#&quot;;DEC2HEX([.H13];2);DEC2HEX([.I13];2);DEC2HEX([.J13];2))" office:value-type="string" office:string-value="#2B0052" calcext:value-type="string">
            <text:p>#2B0052</text:p>
          </table:table-cell>
          <table:table-cell table:style-name="ce32" table:formula="of:=CONCATENATE(IF([.H13]&lt;10;&quot;  &quot;;IF([.H13]&lt;100;&quot; &quot;;&quot;&quot;));[.H13];&quot; &quot;;IF([.I13]&lt;10;&quot;  &quot;;IF([.I13]&lt;100;&quot; &quot;;&quot;&quot;));[.I13];&quot; &quot;;IF([.J13]&lt;10;&quot;  &quot;;IF([.J13]&lt;100;&quot; &quot;;&quot;&quot;));[.J13];&quot; &quot;;[.A13];&quot; - &quot;;[.K13])" office:value-type="string" office:string-value=" 43   0  82 10 - #2B0052" calcext:value-type="string">
            <text:p><text:s/>43 <text:s text:c="2"/>0 <text:s/>82 10 - #2B0052</text:p>
          </table:table-cell>
          <table:table-cell table:style-name="ce35"/>
          <table:table-cell table:style-name="ce9"/>
          <table:table-cell table:style-name="ce6" table:formula="of:=INDEX([.$N$3:.$N$10];[.E13]+1;1)" office:value-type="float" office:value="40" calcext:value-type="float">
            <text:p>40</text:p>
          </table:table-cell>
          <table:table-cell table:style-name="ce6" table:formula="of:=INDEX([.$N$3:.$N$10];[.D13]+1;1)" office:value-type="float" office:value="0" calcext:value-type="float">
            <text:p>0</text:p>
          </table:table-cell>
          <table:table-cell table:style-name="ce6" table:formula="of:=INDEX([.$N$3:.$N$10];[.F13]+1;1)" office:value-type="float" office:value="83" calcext:value-type="float">
            <text:p>83</text:p>
          </table:table-cell>
          <table:table-cell table:style-name="ce28" table:formula="of:=CONCATENATE(&quot;#&quot;;DEC2HEX([.O13];2);DEC2HEX([.P13];2);DEC2HEX([.Q13];2))" office:value-type="string" office:string-value="#280053" calcext:value-type="string">
            <text:p>#280053</text:p>
          </table:table-cell>
          <table:table-cell table:style-name="ce32" table:formula="of:=CONCATENATE(IF([.O13]&lt;10;&quot;  &quot;;IF([.O13]&lt;100;&quot; &quot;;&quot;&quot;));[.O13];&quot; &quot;;IF([.P13]&lt;10;&quot;  &quot;;IF([.P13]&lt;100;&quot; &quot;;&quot;&quot;));[.P13];&quot; &quot;;IF([.Q13]&lt;10;&quot;  &quot;;IF([.Q13]&lt;100;&quot; &quot;;&quot;&quot;));[.Q13];&quot; &quot;;[.A13];&quot; - &quot;;[.R13])" office:value-type="string" office:string-value=" 40   0  83 10 - #280053" calcext:value-type="string">
            <text:p><text:s/>40 <text:s text:c="2"/>0 <text:s/>83 10 - #28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45"/>
          <table:table-cell table:style-name="ce50" table:formula="of:=BITAND(BITRSHIFT([.A14];6);HEX2DEC(&quot;7&quot;))" office:value-type="float" office:value="0" calcext:value-type="float">
            <text:p>0</text:p>
          </table:table-cell>
          <table:table-cell table:style-name="ce3" table:formula="of:=BITAND(BITRSHIFT([.A14];3);HEX2DEC(&quot;7&quot;))" office:value-type="float" office:value="1" calcext:value-type="float">
            <text:p>1</text:p>
          </table:table-cell>
          <table:table-cell table:style-name="ce57" table:formula="of:=BITAND([.A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4]/7;1/[.$K$1])*255;0)" office:value-type="float" office:value="43" calcext:value-type="float">
            <text:p>43</text:p>
          </table:table-cell>
          <table:table-cell table:style-name="ce6" table:formula="of:=ROUND(POWER([.D14]/7;1/[.$K$1])*255;0)" office:value-type="float" office:value="0" calcext:value-type="float">
            <text:p>0</text:p>
          </table:table-cell>
          <table:table-cell table:style-name="ce6" table:formula="of:=ROUND(POWER([.F14]/7;1/[.$K$1])*255;0)" office:value-type="float" office:value="118" calcext:value-type="float">
            <text:p>118</text:p>
          </table:table-cell>
          <table:table-cell table:style-name="ce28" table:formula="of:=CONCATENATE(&quot;#&quot;;DEC2HEX([.H14];2);DEC2HEX([.I14];2);DEC2HEX([.J14];2))" office:value-type="string" office:string-value="#2B0076" calcext:value-type="string">
            <text:p>#2B0076</text:p>
          </table:table-cell>
          <table:table-cell table:style-name="ce32" table:formula="of:=CONCATENATE(IF([.H14]&lt;10;&quot;  &quot;;IF([.H14]&lt;100;&quot; &quot;;&quot;&quot;));[.H14];&quot; &quot;;IF([.I14]&lt;10;&quot;  &quot;;IF([.I14]&lt;100;&quot; &quot;;&quot;&quot;));[.I14];&quot; &quot;;IF([.J14]&lt;10;&quot;  &quot;;IF([.J14]&lt;100;&quot; &quot;;&quot;&quot;));[.J14];&quot; &quot;;[.A14];&quot; - &quot;;[.K14])" office:value-type="string" office:string-value=" 43   0 118 11 - #2B0076" calcext:value-type="string">
            <text:p><text:s/>43 <text:s text:c="2"/>0 118 11 - #2B0076</text:p>
          </table:table-cell>
          <table:table-cell table:style-name="ce35"/>
          <table:table-cell table:style-name="ce9"/>
          <table:table-cell table:style-name="ce6" table:formula="of:=INDEX([.$N$3:.$N$10];[.E14]+1;1)" office:value-type="float" office:value="40" calcext:value-type="float">
            <text:p>40</text:p>
          </table:table-cell>
          <table:table-cell table:style-name="ce6" table:formula="of:=INDEX([.$N$3:.$N$10];[.D14]+1;1)" office:value-type="float" office:value="0" calcext:value-type="float">
            <text:p>0</text:p>
          </table:table-cell>
          <table:table-cell table:style-name="ce6" table:formula="of:=INDEX([.$N$3:.$N$10];[.F14]+1;1)" office:value-type="float" office:value="116" calcext:value-type="float">
            <text:p>116</text:p>
          </table:table-cell>
          <table:table-cell table:style-name="ce28" table:formula="of:=CONCATENATE(&quot;#&quot;;DEC2HEX([.O14];2);DEC2HEX([.P14];2);DEC2HEX([.Q14];2))" office:value-type="string" office:string-value="#280074" calcext:value-type="string">
            <text:p>#280074</text:p>
          </table:table-cell>
          <table:table-cell table:style-name="ce32" table:formula="of:=CONCATENATE(IF([.O14]&lt;10;&quot;  &quot;;IF([.O14]&lt;100;&quot; &quot;;&quot;&quot;));[.O14];&quot; &quot;;IF([.P14]&lt;10;&quot;  &quot;;IF([.P14]&lt;100;&quot; &quot;;&quot;&quot;));[.P14];&quot; &quot;;IF([.Q14]&lt;10;&quot;  &quot;;IF([.Q14]&lt;100;&quot; &quot;;&quot;&quot;));[.Q14];&quot; &quot;;[.A14];&quot; - &quot;;[.R14])" office:value-type="string" office:string-value=" 40   0 116 11 - #280074" calcext:value-type="string">
            <text:p><text:s/>40 <text:s text:c="2"/>0 116 11 - #28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45"/>
          <table:table-cell table:style-name="ce50" table:formula="of:=BITAND(BITRSHIFT([.A15];6);HEX2DEC(&quot;7&quot;))" office:value-type="float" office:value="0" calcext:value-type="float">
            <text:p>0</text:p>
          </table:table-cell>
          <table:table-cell table:style-name="ce3" table:formula="of:=BITAND(BITRSHIFT([.A15];3);HEX2DEC(&quot;7&quot;))" office:value-type="float" office:value="1" calcext:value-type="float">
            <text:p>1</text:p>
          </table:table-cell>
          <table:table-cell table:style-name="ce57" table:formula="of:=BITAND([.A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]/7;1/[.$K$1])*255;0)" office:value-type="float" office:value="43" calcext:value-type="float">
            <text:p>43</text:p>
          </table:table-cell>
          <table:table-cell table:style-name="ce6" table:formula="of:=ROUND(POWER([.D15]/7;1/[.$K$1])*255;0)" office:value-type="float" office:value="0" calcext:value-type="float">
            <text:p>0</text:p>
          </table:table-cell>
          <table:table-cell table:style-name="ce6" table:formula="of:=ROUND(POWER([.F15]/7;1/[.$K$1])*255;0)" office:value-type="float" office:value="153" calcext:value-type="float">
            <text:p>153</text:p>
          </table:table-cell>
          <table:table-cell table:style-name="ce28" table:formula="of:=CONCATENATE(&quot;#&quot;;DEC2HEX([.H15];2);DEC2HEX([.I15];2);DEC2HEX([.J15];2))" office:value-type="string" office:string-value="#2B0099" calcext:value-type="string">
            <text:p>#2B0099</text:p>
          </table:table-cell>
          <table:table-cell table:style-name="ce32" table:formula="of:=CONCATENATE(IF([.H15]&lt;10;&quot;  &quot;;IF([.H15]&lt;100;&quot; &quot;;&quot;&quot;));[.H15];&quot; &quot;;IF([.I15]&lt;10;&quot;  &quot;;IF([.I15]&lt;100;&quot; &quot;;&quot;&quot;));[.I15];&quot; &quot;;IF([.J15]&lt;10;&quot;  &quot;;IF([.J15]&lt;100;&quot; &quot;;&quot;&quot;));[.J15];&quot; &quot;;[.A15];&quot; - &quot;;[.K15])" office:value-type="string" office:string-value=" 43   0 153 12 - #2B0099" calcext:value-type="string">
            <text:p><text:s/>43 <text:s text:c="2"/>0 153 12 - #2B0099</text:p>
          </table:table-cell>
          <table:table-cell table:style-name="ce35"/>
          <table:table-cell table:style-name="ce9"/>
          <table:table-cell table:style-name="ce6" table:formula="of:=INDEX([.$N$3:.$N$10];[.E15]+1;1)" office:value-type="float" office:value="40" calcext:value-type="float">
            <text:p>40</text:p>
          </table:table-cell>
          <table:table-cell table:style-name="ce6" table:formula="of:=INDEX([.$N$3:.$N$10];[.D15]+1;1)" office:value-type="float" office:value="0" calcext:value-type="float">
            <text:p>0</text:p>
          </table:table-cell>
          <table:table-cell table:style-name="ce6" table:formula="of:=INDEX([.$N$3:.$N$10];[.F15]+1;1)" office:value-type="float" office:value="156" calcext:value-type="float">
            <text:p>156</text:p>
          </table:table-cell>
          <table:table-cell table:style-name="ce28" table:formula="of:=CONCATENATE(&quot;#&quot;;DEC2HEX([.O15];2);DEC2HEX([.P15];2);DEC2HEX([.Q15];2))" office:value-type="string" office:string-value="#28009C" calcext:value-type="string">
            <text:p>#28009C</text:p>
          </table:table-cell>
          <table:table-cell table:style-name="ce32" table:formula="of:=CONCATENATE(IF([.O15]&lt;10;&quot;  &quot;;IF([.O15]&lt;100;&quot; &quot;;&quot;&quot;));[.O15];&quot; &quot;;IF([.P15]&lt;10;&quot;  &quot;;IF([.P15]&lt;100;&quot; &quot;;&quot;&quot;));[.P15];&quot; &quot;;IF([.Q15]&lt;10;&quot;  &quot;;IF([.Q15]&lt;100;&quot; &quot;;&quot;&quot;));[.Q15];&quot; &quot;;[.A15];&quot; - &quot;;[.R15])" office:value-type="string" office:string-value=" 40   0 156 12 - #28009C" calcext:value-type="string">
            <text:p><text:s/>40 <text:s text:c="2"/>0 156 12 - #28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45"/>
          <table:table-cell table:style-name="ce50" table:formula="of:=BITAND(BITRSHIFT([.A16];6);HEX2DEC(&quot;7&quot;))" office:value-type="float" office:value="0" calcext:value-type="float">
            <text:p>0</text:p>
          </table:table-cell>
          <table:table-cell table:style-name="ce3" table:formula="of:=BITAND(BITRSHIFT([.A16];3);HEX2DEC(&quot;7&quot;))" office:value-type="float" office:value="1" calcext:value-type="float">
            <text:p>1</text:p>
          </table:table-cell>
          <table:table-cell table:style-name="ce57" table:formula="of:=BITAND([.A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]/7;1/[.$K$1])*255;0)" office:value-type="float" office:value="43" calcext:value-type="float">
            <text:p>43</text:p>
          </table:table-cell>
          <table:table-cell table:style-name="ce6" table:formula="of:=ROUND(POWER([.D16]/7;1/[.$K$1])*255;0)" office:value-type="float" office:value="0" calcext:value-type="float">
            <text:p>0</text:p>
          </table:table-cell>
          <table:table-cell table:style-name="ce6" table:formula="of:=ROUND(POWER([.F16]/7;1/[.$K$1])*255;0)" office:value-type="float" office:value="188" calcext:value-type="float">
            <text:p>188</text:p>
          </table:table-cell>
          <table:table-cell table:style-name="ce28" table:formula="of:=CONCATENATE(&quot;#&quot;;DEC2HEX([.H16];2);DEC2HEX([.I16];2);DEC2HEX([.J16];2))" office:value-type="string" office:string-value="#2B00BC" calcext:value-type="string">
            <text:p>#2B00BC</text:p>
          </table:table-cell>
          <table:table-cell table:style-name="ce32" table:formula="of:=CONCATENATE(IF([.H16]&lt;10;&quot;  &quot;;IF([.H16]&lt;100;&quot; &quot;;&quot;&quot;));[.H16];&quot; &quot;;IF([.I16]&lt;10;&quot;  &quot;;IF([.I16]&lt;100;&quot; &quot;;&quot;&quot;));[.I16];&quot; &quot;;IF([.J16]&lt;10;&quot;  &quot;;IF([.J16]&lt;100;&quot; &quot;;&quot;&quot;));[.J16];&quot; &quot;;[.A16];&quot; - &quot;;[.K16])" office:value-type="string" office:string-value=" 43   0 188 13 - #2B00BC" calcext:value-type="string">
            <text:p><text:s/>43 <text:s text:c="2"/>0 188 13 - #2B00BC</text:p>
          </table:table-cell>
          <table:table-cell table:style-name="ce35"/>
          <table:table-cell table:style-name="ce9"/>
          <table:table-cell table:style-name="ce6" table:formula="of:=INDEX([.$N$3:.$N$10];[.E16]+1;1)" office:value-type="float" office:value="40" calcext:value-type="float">
            <text:p>40</text:p>
          </table:table-cell>
          <table:table-cell table:style-name="ce6" table:formula="of:=INDEX([.$N$3:.$N$10];[.D16]+1;1)" office:value-type="float" office:value="0" calcext:value-type="float">
            <text:p>0</text:p>
          </table:table-cell>
          <table:table-cell table:style-name="ce6" table:formula="of:=INDEX([.$N$3:.$N$10];[.F16]+1;1)" office:value-type="float" office:value="187" calcext:value-type="float">
            <text:p>187</text:p>
          </table:table-cell>
          <table:table-cell table:style-name="ce28" table:formula="of:=CONCATENATE(&quot;#&quot;;DEC2HEX([.O16];2);DEC2HEX([.P16];2);DEC2HEX([.Q16];2))" office:value-type="string" office:string-value="#2800BB" calcext:value-type="string">
            <text:p>#2800BB</text:p>
          </table:table-cell>
          <table:table-cell table:style-name="ce32" table:formula="of:=CONCATENATE(IF([.O16]&lt;10;&quot;  &quot;;IF([.O16]&lt;100;&quot; &quot;;&quot;&quot;));[.O16];&quot; &quot;;IF([.P16]&lt;10;&quot;  &quot;;IF([.P16]&lt;100;&quot; &quot;;&quot;&quot;));[.P16];&quot; &quot;;IF([.Q16]&lt;10;&quot;  &quot;;IF([.Q16]&lt;100;&quot; &quot;;&quot;&quot;));[.Q16];&quot; &quot;;[.A16];&quot; - &quot;;[.R16])" office:value-type="string" office:string-value=" 40   0 187 13 - #2800BB" calcext:value-type="string">
            <text:p><text:s/>40 <text:s text:c="2"/>0 187 13 - #28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" calcext:value-type="float">
            <text:p>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45"/>
          <table:table-cell table:style-name="ce50" table:formula="of:=BITAND(BITRSHIFT([.A17];6);HEX2DEC(&quot;7&quot;))" office:value-type="float" office:value="0" calcext:value-type="float">
            <text:p>0</text:p>
          </table:table-cell>
          <table:table-cell table:style-name="ce3" table:formula="of:=BITAND(BITRSHIFT([.A17];3);HEX2DEC(&quot;7&quot;))" office:value-type="float" office:value="1" calcext:value-type="float">
            <text:p>1</text:p>
          </table:table-cell>
          <table:table-cell table:style-name="ce57" table:formula="of:=BITAND([.A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7]/7;1/[.$K$1])*255;0)" office:value-type="float" office:value="43" calcext:value-type="float">
            <text:p>43</text:p>
          </table:table-cell>
          <table:table-cell table:style-name="ce6" table:formula="of:=ROUND(POWER([.D17]/7;1/[.$K$1])*255;0)" office:value-type="float" office:value="0" calcext:value-type="float">
            <text:p>0</text:p>
          </table:table-cell>
          <table:table-cell table:style-name="ce6" table:formula="of:=ROUND(POWER([.F17]/7;1/[.$K$1])*255;0)" office:value-type="float" office:value="222" calcext:value-type="float">
            <text:p>222</text:p>
          </table:table-cell>
          <table:table-cell table:style-name="ce28" table:formula="of:=CONCATENATE(&quot;#&quot;;DEC2HEX([.H17];2);DEC2HEX([.I17];2);DEC2HEX([.J17];2))" office:value-type="string" office:string-value="#2B00DE" calcext:value-type="string">
            <text:p>#2B00DE</text:p>
          </table:table-cell>
          <table:table-cell table:style-name="ce32" table:formula="of:=CONCATENATE(IF([.H17]&lt;10;&quot;  &quot;;IF([.H17]&lt;100;&quot; &quot;;&quot;&quot;));[.H17];&quot; &quot;;IF([.I17]&lt;10;&quot;  &quot;;IF([.I17]&lt;100;&quot; &quot;;&quot;&quot;));[.I17];&quot; &quot;;IF([.J17]&lt;10;&quot;  &quot;;IF([.J17]&lt;100;&quot; &quot;;&quot;&quot;));[.J17];&quot; &quot;;[.A17];&quot; - &quot;;[.K17])" office:value-type="string" office:string-value=" 43   0 222 14 - #2B00DE" calcext:value-type="string">
            <text:p><text:s/>43 <text:s text:c="2"/>0 222 14 - #2B00DE</text:p>
          </table:table-cell>
          <table:table-cell table:style-name="ce35"/>
          <table:table-cell table:style-name="ce9"/>
          <table:table-cell table:style-name="ce6" table:formula="of:=INDEX([.$N$3:.$N$10];[.E17]+1;1)" office:value-type="float" office:value="40" calcext:value-type="float">
            <text:p>40</text:p>
          </table:table-cell>
          <table:table-cell table:style-name="ce6" table:formula="of:=INDEX([.$N$3:.$N$10];[.D17]+1;1)" office:value-type="float" office:value="0" calcext:value-type="float">
            <text:p>0</text:p>
          </table:table-cell>
          <table:table-cell table:style-name="ce6" table:formula="of:=INDEX([.$N$3:.$N$10];[.F17]+1;1)" office:value-type="float" office:value="225" calcext:value-type="float">
            <text:p>225</text:p>
          </table:table-cell>
          <table:table-cell table:style-name="ce28" table:formula="of:=CONCATENATE(&quot;#&quot;;DEC2HEX([.O17];2);DEC2HEX([.P17];2);DEC2HEX([.Q17];2))" office:value-type="string" office:string-value="#2800E1" calcext:value-type="string">
            <text:p>#2800E1</text:p>
          </table:table-cell>
          <table:table-cell table:style-name="ce32" table:formula="of:=CONCATENATE(IF([.O17]&lt;10;&quot;  &quot;;IF([.O17]&lt;100;&quot; &quot;;&quot;&quot;));[.O17];&quot; &quot;;IF([.P17]&lt;10;&quot;  &quot;;IF([.P17]&lt;100;&quot; &quot;;&quot;&quot;));[.P17];&quot; &quot;;IF([.Q17]&lt;10;&quot;  &quot;;IF([.Q17]&lt;100;&quot; &quot;;&quot;&quot;));[.Q17];&quot; &quot;;[.A17];&quot; - &quot;;[.R17])" office:value-type="string" office:string-value=" 40   0 225 14 - #2800E1" calcext:value-type="string">
            <text:p><text:s/>40 <text:s text:c="2"/>0 225 14 - #28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" calcext:value-type="float">
            <text:p>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45"/>
          <table:table-cell table:style-name="ce50" table:formula="of:=BITAND(BITRSHIFT([.A18];6);HEX2DEC(&quot;7&quot;))" office:value-type="float" office:value="0" calcext:value-type="float">
            <text:p>0</text:p>
          </table:table-cell>
          <table:table-cell table:style-name="ce3" table:formula="of:=BITAND(BITRSHIFT([.A18];3);HEX2DEC(&quot;7&quot;))" office:value-type="float" office:value="1" calcext:value-type="float">
            <text:p>1</text:p>
          </table:table-cell>
          <table:table-cell table:style-name="ce57" table:formula="of:=BITAND([.A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8]/7;1/[.$K$1])*255;0)" office:value-type="float" office:value="43" calcext:value-type="float">
            <text:p>43</text:p>
          </table:table-cell>
          <table:table-cell table:style-name="ce6" table:formula="of:=ROUND(POWER([.D18]/7;1/[.$K$1])*255;0)" office:value-type="float" office:value="0" calcext:value-type="float">
            <text:p>0</text:p>
          </table:table-cell>
          <table:table-cell table:style-name="ce6" table:formula="of:=ROUND(POWER([.F18]/7;1/[.$K$1])*255;0)" office:value-type="float" office:value="255" calcext:value-type="float">
            <text:p>255</text:p>
          </table:table-cell>
          <table:table-cell table:style-name="ce28" table:formula="of:=CONCATENATE(&quot;#&quot;;DEC2HEX([.H18];2);DEC2HEX([.I18];2);DEC2HEX([.J18];2))" office:value-type="string" office:string-value="#2B00FF" calcext:value-type="string">
            <text:p>#2B00FF</text:p>
          </table:table-cell>
          <table:table-cell table:style-name="ce32" table:formula="of:=CONCATENATE(IF([.H18]&lt;10;&quot;  &quot;;IF([.H18]&lt;100;&quot; &quot;;&quot;&quot;));[.H18];&quot; &quot;;IF([.I18]&lt;10;&quot;  &quot;;IF([.I18]&lt;100;&quot; &quot;;&quot;&quot;));[.I18];&quot; &quot;;IF([.J18]&lt;10;&quot;  &quot;;IF([.J18]&lt;100;&quot; &quot;;&quot;&quot;));[.J18];&quot; &quot;;[.A18];&quot; - &quot;;[.K18])" office:value-type="string" office:string-value=" 43   0 255 15 - #2B00FF" calcext:value-type="string">
            <text:p><text:s/>43 <text:s text:c="2"/>0 255 15 - #2B00FF</text:p>
          </table:table-cell>
          <table:table-cell table:style-name="ce35"/>
          <table:table-cell table:style-name="ce9"/>
          <table:table-cell table:style-name="ce6" table:formula="of:=INDEX([.$N$3:.$N$10];[.E18]+1;1)" office:value-type="float" office:value="40" calcext:value-type="float">
            <text:p>40</text:p>
          </table:table-cell>
          <table:table-cell table:style-name="ce6" table:formula="of:=INDEX([.$N$3:.$N$10];[.D18]+1;1)" office:value-type="float" office:value="0" calcext:value-type="float">
            <text:p>0</text:p>
          </table:table-cell>
          <table:table-cell table:style-name="ce6" table:formula="of:=INDEX([.$N$3:.$N$10];[.F18]+1;1)" office:value-type="float" office:value="255" calcext:value-type="float">
            <text:p>255</text:p>
          </table:table-cell>
          <table:table-cell table:style-name="ce28" table:formula="of:=CONCATENATE(&quot;#&quot;;DEC2HEX([.O18];2);DEC2HEX([.P18];2);DEC2HEX([.Q18];2))" office:value-type="string" office:string-value="#2800FF" calcext:value-type="string">
            <text:p>#2800FF</text:p>
          </table:table-cell>
          <table:table-cell table:style-name="ce32" table:formula="of:=CONCATENATE(IF([.O18]&lt;10;&quot;  &quot;;IF([.O18]&lt;100;&quot; &quot;;&quot;&quot;));[.O18];&quot; &quot;;IF([.P18]&lt;10;&quot;  &quot;;IF([.P18]&lt;100;&quot; &quot;;&quot;&quot;));[.P18];&quot; &quot;;IF([.Q18]&lt;10;&quot;  &quot;;IF([.Q18]&lt;100;&quot; &quot;;&quot;&quot;));[.Q18];&quot; &quot;;[.A18];&quot; - &quot;;[.R18])" office:value-type="string" office:string-value=" 40   0 255 15 - #2800FF" calcext:value-type="string">
            <text:p><text:s/>40 <text:s text:c="2"/>0 255 15 - #28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" calcext:value-type="float">
            <text:p>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45"/>
          <table:table-cell table:style-name="ce50" table:formula="of:=BITAND(BITRSHIFT([.A19];6);HEX2DEC(&quot;7&quot;))" office:value-type="float" office:value="0" calcext:value-type="float">
            <text:p>0</text:p>
          </table:table-cell>
          <table:table-cell table:style-name="ce3" table:formula="of:=BITAND(BITRSHIFT([.A19];3);HEX2DEC(&quot;7&quot;))" office:value-type="float" office:value="2" calcext:value-type="float">
            <text:p>2</text:p>
          </table:table-cell>
          <table:table-cell table:style-name="ce57" table:formula="of:=BITAND([.A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9]/7;1/[.$K$1])*255;0)" office:value-type="float" office:value="82" calcext:value-type="float">
            <text:p>82</text:p>
          </table:table-cell>
          <table:table-cell table:style-name="ce6" table:formula="of:=ROUND(POWER([.D19]/7;1/[.$K$1])*255;0)" office:value-type="float" office:value="0" calcext:value-type="float">
            <text:p>0</text:p>
          </table:table-cell>
          <table:table-cell table:style-name="ce6" table:formula="of:=ROUND(POWER([.F19]/7;1/[.$K$1])*255;0)" office:value-type="float" office:value="0" calcext:value-type="float">
            <text:p>0</text:p>
          </table:table-cell>
          <table:table-cell table:style-name="ce28" table:formula="of:=CONCATENATE(&quot;#&quot;;DEC2HEX([.H19];2);DEC2HEX([.I19];2);DEC2HEX([.J19];2))" office:value-type="string" office:string-value="#520000" calcext:value-type="string">
            <text:p>#520000</text:p>
          </table:table-cell>
          <table:table-cell table:style-name="ce32" table:formula="of:=CONCATENATE(IF([.H19]&lt;10;&quot;  &quot;;IF([.H19]&lt;100;&quot; &quot;;&quot;&quot;));[.H19];&quot; &quot;;IF([.I19]&lt;10;&quot;  &quot;;IF([.I19]&lt;100;&quot; &quot;;&quot;&quot;));[.I19];&quot; &quot;;IF([.J19]&lt;10;&quot;  &quot;;IF([.J19]&lt;100;&quot; &quot;;&quot;&quot;));[.J19];&quot; &quot;;[.A19];&quot; - &quot;;[.K19])" office:value-type="string" office:string-value=" 82   0   0 16 - #520000" calcext:value-type="string">
            <text:p><text:s/>82 <text:s text:c="2"/>0 <text:s text:c="2"/>0 16 - #520000</text:p>
          </table:table-cell>
          <table:table-cell table:style-name="ce35"/>
          <table:table-cell table:style-name="ce9"/>
          <table:table-cell table:style-name="ce6" table:formula="of:=INDEX([.$N$3:.$N$10];[.E19]+1;1)" office:value-type="float" office:value="83" calcext:value-type="float">
            <text:p>83</text:p>
          </table:table-cell>
          <table:table-cell table:style-name="ce6" table:formula="of:=INDEX([.$N$3:.$N$10];[.D19]+1;1)" office:value-type="float" office:value="0" calcext:value-type="float">
            <text:p>0</text:p>
          </table:table-cell>
          <table:table-cell table:style-name="ce6" table:formula="of:=INDEX([.$N$3:.$N$10];[.F19]+1;1)" office:value-type="float" office:value="0" calcext:value-type="float">
            <text:p>0</text:p>
          </table:table-cell>
          <table:table-cell table:style-name="ce28" table:formula="of:=CONCATENATE(&quot;#&quot;;DEC2HEX([.O19];2);DEC2HEX([.P19];2);DEC2HEX([.Q19];2))" office:value-type="string" office:string-value="#530000" calcext:value-type="string">
            <text:p>#530000</text:p>
          </table:table-cell>
          <table:table-cell table:style-name="ce32" table:formula="of:=CONCATENATE(IF([.O19]&lt;10;&quot;  &quot;;IF([.O19]&lt;100;&quot; &quot;;&quot;&quot;));[.O19];&quot; &quot;;IF([.P19]&lt;10;&quot;  &quot;;IF([.P19]&lt;100;&quot; &quot;;&quot;&quot;));[.P19];&quot; &quot;;IF([.Q19]&lt;10;&quot;  &quot;;IF([.Q19]&lt;100;&quot; &quot;;&quot;&quot;));[.Q19];&quot; &quot;;[.A19];&quot; - &quot;;[.R19])" office:value-type="string" office:string-value=" 83   0   0 16 - #530000" calcext:value-type="string">
            <text:p><text:s/>83 <text:s text:c="2"/>0 <text:s text:c="2"/>0 16 - #53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" calcext:value-type="float">
            <text:p>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45"/>
          <table:table-cell table:style-name="ce50" table:formula="of:=BITAND(BITRSHIFT([.A20];6);HEX2DEC(&quot;7&quot;))" office:value-type="float" office:value="0" calcext:value-type="float">
            <text:p>0</text:p>
          </table:table-cell>
          <table:table-cell table:style-name="ce3" table:formula="of:=BITAND(BITRSHIFT([.A20];3);HEX2DEC(&quot;7&quot;))" office:value-type="float" office:value="2" calcext:value-type="float">
            <text:p>2</text:p>
          </table:table-cell>
          <table:table-cell table:style-name="ce57" table:formula="of:=BITAND([.A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0]/7;1/[.$K$1])*255;0)" office:value-type="float" office:value="82" calcext:value-type="float">
            <text:p>82</text:p>
          </table:table-cell>
          <table:table-cell table:style-name="ce6" table:formula="of:=ROUND(POWER([.D20]/7;1/[.$K$1])*255;0)" office:value-type="float" office:value="0" calcext:value-type="float">
            <text:p>0</text:p>
          </table:table-cell>
          <table:table-cell table:style-name="ce6" table:formula="of:=ROUND(POWER([.F20]/7;1/[.$K$1])*255;0)" office:value-type="float" office:value="43" calcext:value-type="float">
            <text:p>43</text:p>
          </table:table-cell>
          <table:table-cell table:style-name="ce28" table:formula="of:=CONCATENATE(&quot;#&quot;;DEC2HEX([.H20];2);DEC2HEX([.I20];2);DEC2HEX([.J20];2))" office:value-type="string" office:string-value="#52002B" calcext:value-type="string">
            <text:p>#52002B</text:p>
          </table:table-cell>
          <table:table-cell table:style-name="ce32" table:formula="of:=CONCATENATE(IF([.H20]&lt;10;&quot;  &quot;;IF([.H20]&lt;100;&quot; &quot;;&quot;&quot;));[.H20];&quot; &quot;;IF([.I20]&lt;10;&quot;  &quot;;IF([.I20]&lt;100;&quot; &quot;;&quot;&quot;));[.I20];&quot; &quot;;IF([.J20]&lt;10;&quot;  &quot;;IF([.J20]&lt;100;&quot; &quot;;&quot;&quot;));[.J20];&quot; &quot;;[.A20];&quot; - &quot;;[.K20])" office:value-type="string" office:string-value=" 82   0  43 17 - #52002B" calcext:value-type="string">
            <text:p><text:s/>82 <text:s text:c="2"/>0 <text:s/>43 17 - #52002B</text:p>
          </table:table-cell>
          <table:table-cell table:style-name="ce35"/>
          <table:table-cell table:style-name="ce9"/>
          <table:table-cell table:style-name="ce6" table:formula="of:=INDEX([.$N$3:.$N$10];[.E20]+1;1)" office:value-type="float" office:value="83" calcext:value-type="float">
            <text:p>83</text:p>
          </table:table-cell>
          <table:table-cell table:style-name="ce6" table:formula="of:=INDEX([.$N$3:.$N$10];[.D20]+1;1)" office:value-type="float" office:value="0" calcext:value-type="float">
            <text:p>0</text:p>
          </table:table-cell>
          <table:table-cell table:style-name="ce6" table:formula="of:=INDEX([.$N$3:.$N$10];[.F20]+1;1)" office:value-type="float" office:value="40" calcext:value-type="float">
            <text:p>40</text:p>
          </table:table-cell>
          <table:table-cell table:style-name="ce28" table:formula="of:=CONCATENATE(&quot;#&quot;;DEC2HEX([.O20];2);DEC2HEX([.P20];2);DEC2HEX([.Q20];2))" office:value-type="string" office:string-value="#530028" calcext:value-type="string">
            <text:p>#530028</text:p>
          </table:table-cell>
          <table:table-cell table:style-name="ce32" table:formula="of:=CONCATENATE(IF([.O20]&lt;10;&quot;  &quot;;IF([.O20]&lt;100;&quot; &quot;;&quot;&quot;));[.O20];&quot; &quot;;IF([.P20]&lt;10;&quot;  &quot;;IF([.P20]&lt;100;&quot; &quot;;&quot;&quot;));[.P20];&quot; &quot;;IF([.Q20]&lt;10;&quot;  &quot;;IF([.Q20]&lt;100;&quot; &quot;;&quot;&quot;));[.Q20];&quot; &quot;;[.A20];&quot; - &quot;;[.R20])" office:value-type="string" office:string-value=" 83   0  40 17 - #530028" calcext:value-type="string">
            <text:p><text:s/>83 <text:s text:c="2"/>0 <text:s/>40 17 - #53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" calcext:value-type="float">
            <text:p>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45"/>
          <table:table-cell table:style-name="ce50" table:formula="of:=BITAND(BITRSHIFT([.A21];6);HEX2DEC(&quot;7&quot;))" office:value-type="float" office:value="0" calcext:value-type="float">
            <text:p>0</text:p>
          </table:table-cell>
          <table:table-cell table:style-name="ce3" table:formula="of:=BITAND(BITRSHIFT([.A21];3);HEX2DEC(&quot;7&quot;))" office:value-type="float" office:value="2" calcext:value-type="float">
            <text:p>2</text:p>
          </table:table-cell>
          <table:table-cell table:style-name="ce57" table:formula="of:=BITAND([.A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1]/7;1/[.$K$1])*255;0)" office:value-type="float" office:value="82" calcext:value-type="float">
            <text:p>82</text:p>
          </table:table-cell>
          <table:table-cell table:style-name="ce6" table:formula="of:=ROUND(POWER([.D21]/7;1/[.$K$1])*255;0)" office:value-type="float" office:value="0" calcext:value-type="float">
            <text:p>0</text:p>
          </table:table-cell>
          <table:table-cell table:style-name="ce6" table:formula="of:=ROUND(POWER([.F21]/7;1/[.$K$1])*255;0)" office:value-type="float" office:value="82" calcext:value-type="float">
            <text:p>82</text:p>
          </table:table-cell>
          <table:table-cell table:style-name="ce28" table:formula="of:=CONCATENATE(&quot;#&quot;;DEC2HEX([.H21];2);DEC2HEX([.I21];2);DEC2HEX([.J21];2))" office:value-type="string" office:string-value="#520052" calcext:value-type="string">
            <text:p>#520052</text:p>
          </table:table-cell>
          <table:table-cell table:style-name="ce32" table:formula="of:=CONCATENATE(IF([.H21]&lt;10;&quot;  &quot;;IF([.H21]&lt;100;&quot; &quot;;&quot;&quot;));[.H21];&quot; &quot;;IF([.I21]&lt;10;&quot;  &quot;;IF([.I21]&lt;100;&quot; &quot;;&quot;&quot;));[.I21];&quot; &quot;;IF([.J21]&lt;10;&quot;  &quot;;IF([.J21]&lt;100;&quot; &quot;;&quot;&quot;));[.J21];&quot; &quot;;[.A21];&quot; - &quot;;[.K21])" office:value-type="string" office:string-value=" 82   0  82 18 - #520052" calcext:value-type="string">
            <text:p><text:s/>82 <text:s text:c="2"/>0 <text:s/>82 18 - #520052</text:p>
          </table:table-cell>
          <table:table-cell table:style-name="ce35"/>
          <table:table-cell table:style-name="ce9"/>
          <table:table-cell table:style-name="ce6" table:formula="of:=INDEX([.$N$3:.$N$10];[.E21]+1;1)" office:value-type="float" office:value="83" calcext:value-type="float">
            <text:p>83</text:p>
          </table:table-cell>
          <table:table-cell table:style-name="ce6" table:formula="of:=INDEX([.$N$3:.$N$10];[.D21]+1;1)" office:value-type="float" office:value="0" calcext:value-type="float">
            <text:p>0</text:p>
          </table:table-cell>
          <table:table-cell table:style-name="ce6" table:formula="of:=INDEX([.$N$3:.$N$10];[.F21]+1;1)" office:value-type="float" office:value="83" calcext:value-type="float">
            <text:p>83</text:p>
          </table:table-cell>
          <table:table-cell table:style-name="ce28" table:formula="of:=CONCATENATE(&quot;#&quot;;DEC2HEX([.O21];2);DEC2HEX([.P21];2);DEC2HEX([.Q21];2))" office:value-type="string" office:string-value="#530053" calcext:value-type="string">
            <text:p>#530053</text:p>
          </table:table-cell>
          <table:table-cell table:style-name="ce32" table:formula="of:=CONCATENATE(IF([.O21]&lt;10;&quot;  &quot;;IF([.O21]&lt;100;&quot; &quot;;&quot;&quot;));[.O21];&quot; &quot;;IF([.P21]&lt;10;&quot;  &quot;;IF([.P21]&lt;100;&quot; &quot;;&quot;&quot;));[.P21];&quot; &quot;;IF([.Q21]&lt;10;&quot;  &quot;;IF([.Q21]&lt;100;&quot; &quot;;&quot;&quot;));[.Q21];&quot; &quot;;[.A21];&quot; - &quot;;[.R21])" office:value-type="string" office:string-value=" 83   0  83 18 - #530053" calcext:value-type="string">
            <text:p><text:s/>83 <text:s text:c="2"/>0 <text:s/>83 18 - #53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" calcext:value-type="float">
            <text:p>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45"/>
          <table:table-cell table:style-name="ce50" table:formula="of:=BITAND(BITRSHIFT([.A22];6);HEX2DEC(&quot;7&quot;))" office:value-type="float" office:value="0" calcext:value-type="float">
            <text:p>0</text:p>
          </table:table-cell>
          <table:table-cell table:style-name="ce3" table:formula="of:=BITAND(BITRSHIFT([.A22];3);HEX2DEC(&quot;7&quot;))" office:value-type="float" office:value="2" calcext:value-type="float">
            <text:p>2</text:p>
          </table:table-cell>
          <table:table-cell table:style-name="ce57" table:formula="of:=BITAND([.A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2]/7;1/[.$K$1])*255;0)" office:value-type="float" office:value="82" calcext:value-type="float">
            <text:p>82</text:p>
          </table:table-cell>
          <table:table-cell table:style-name="ce6" table:formula="of:=ROUND(POWER([.D22]/7;1/[.$K$1])*255;0)" office:value-type="float" office:value="0" calcext:value-type="float">
            <text:p>0</text:p>
          </table:table-cell>
          <table:table-cell table:style-name="ce6" table:formula="of:=ROUND(POWER([.F22]/7;1/[.$K$1])*255;0)" office:value-type="float" office:value="118" calcext:value-type="float">
            <text:p>118</text:p>
          </table:table-cell>
          <table:table-cell table:style-name="ce28" table:formula="of:=CONCATENATE(&quot;#&quot;;DEC2HEX([.H22];2);DEC2HEX([.I22];2);DEC2HEX([.J22];2))" office:value-type="string" office:string-value="#520076" calcext:value-type="string">
            <text:p>#520076</text:p>
          </table:table-cell>
          <table:table-cell table:style-name="ce32" table:formula="of:=CONCATENATE(IF([.H22]&lt;10;&quot;  &quot;;IF([.H22]&lt;100;&quot; &quot;;&quot;&quot;));[.H22];&quot; &quot;;IF([.I22]&lt;10;&quot;  &quot;;IF([.I22]&lt;100;&quot; &quot;;&quot;&quot;));[.I22];&quot; &quot;;IF([.J22]&lt;10;&quot;  &quot;;IF([.J22]&lt;100;&quot; &quot;;&quot;&quot;));[.J22];&quot; &quot;;[.A22];&quot; - &quot;;[.K22])" office:value-type="string" office:string-value=" 82   0 118 19 - #520076" calcext:value-type="string">
            <text:p><text:s/>82 <text:s text:c="2"/>0 118 19 - #520076</text:p>
          </table:table-cell>
          <table:table-cell table:style-name="ce35"/>
          <table:table-cell table:style-name="ce9"/>
          <table:table-cell table:style-name="ce6" table:formula="of:=INDEX([.$N$3:.$N$10];[.E22]+1;1)" office:value-type="float" office:value="83" calcext:value-type="float">
            <text:p>83</text:p>
          </table:table-cell>
          <table:table-cell table:style-name="ce6" table:formula="of:=INDEX([.$N$3:.$N$10];[.D22]+1;1)" office:value-type="float" office:value="0" calcext:value-type="float">
            <text:p>0</text:p>
          </table:table-cell>
          <table:table-cell table:style-name="ce6" table:formula="of:=INDEX([.$N$3:.$N$10];[.F22]+1;1)" office:value-type="float" office:value="116" calcext:value-type="float">
            <text:p>116</text:p>
          </table:table-cell>
          <table:table-cell table:style-name="ce28" table:formula="of:=CONCATENATE(&quot;#&quot;;DEC2HEX([.O22];2);DEC2HEX([.P22];2);DEC2HEX([.Q22];2))" office:value-type="string" office:string-value="#530074" calcext:value-type="string">
            <text:p>#530074</text:p>
          </table:table-cell>
          <table:table-cell table:style-name="ce32" table:formula="of:=CONCATENATE(IF([.O22]&lt;10;&quot;  &quot;;IF([.O22]&lt;100;&quot; &quot;;&quot;&quot;));[.O22];&quot; &quot;;IF([.P22]&lt;10;&quot;  &quot;;IF([.P22]&lt;100;&quot; &quot;;&quot;&quot;));[.P22];&quot; &quot;;IF([.Q22]&lt;10;&quot;  &quot;;IF([.Q22]&lt;100;&quot; &quot;;&quot;&quot;));[.Q22];&quot; &quot;;[.A22];&quot; - &quot;;[.R22])" office:value-type="string" office:string-value=" 83   0 116 19 - #530074" calcext:value-type="string">
            <text:p><text:s/>83 <text:s text:c="2"/>0 116 19 - #53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" calcext:value-type="float">
            <text:p>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45"/>
          <table:table-cell table:style-name="ce50" table:formula="of:=BITAND(BITRSHIFT([.A23];6);HEX2DEC(&quot;7&quot;))" office:value-type="float" office:value="0" calcext:value-type="float">
            <text:p>0</text:p>
          </table:table-cell>
          <table:table-cell table:style-name="ce3" table:formula="of:=BITAND(BITRSHIFT([.A23];3);HEX2DEC(&quot;7&quot;))" office:value-type="float" office:value="2" calcext:value-type="float">
            <text:p>2</text:p>
          </table:table-cell>
          <table:table-cell table:style-name="ce57" table:formula="of:=BITAND([.A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]/7;1/[.$K$1])*255;0)" office:value-type="float" office:value="82" calcext:value-type="float">
            <text:p>82</text:p>
          </table:table-cell>
          <table:table-cell table:style-name="ce6" table:formula="of:=ROUND(POWER([.D23]/7;1/[.$K$1])*255;0)" office:value-type="float" office:value="0" calcext:value-type="float">
            <text:p>0</text:p>
          </table:table-cell>
          <table:table-cell table:style-name="ce6" table:formula="of:=ROUND(POWER([.F23]/7;1/[.$K$1])*255;0)" office:value-type="float" office:value="153" calcext:value-type="float">
            <text:p>153</text:p>
          </table:table-cell>
          <table:table-cell table:style-name="ce28" table:formula="of:=CONCATENATE(&quot;#&quot;;DEC2HEX([.H23];2);DEC2HEX([.I23];2);DEC2HEX([.J23];2))" office:value-type="string" office:string-value="#520099" calcext:value-type="string">
            <text:p>#520099</text:p>
          </table:table-cell>
          <table:table-cell table:style-name="ce32" table:formula="of:=CONCATENATE(IF([.H23]&lt;10;&quot;  &quot;;IF([.H23]&lt;100;&quot; &quot;;&quot;&quot;));[.H23];&quot; &quot;;IF([.I23]&lt;10;&quot;  &quot;;IF([.I23]&lt;100;&quot; &quot;;&quot;&quot;));[.I23];&quot; &quot;;IF([.J23]&lt;10;&quot;  &quot;;IF([.J23]&lt;100;&quot; &quot;;&quot;&quot;));[.J23];&quot; &quot;;[.A23];&quot; - &quot;;[.K23])" office:value-type="string" office:string-value=" 82   0 153 20 - #520099" calcext:value-type="string">
            <text:p><text:s/>82 <text:s text:c="2"/>0 153 20 - #520099</text:p>
          </table:table-cell>
          <table:table-cell table:style-name="ce35"/>
          <table:table-cell table:style-name="ce9"/>
          <table:table-cell table:style-name="ce6" table:formula="of:=INDEX([.$N$3:.$N$10];[.E23]+1;1)" office:value-type="float" office:value="83" calcext:value-type="float">
            <text:p>83</text:p>
          </table:table-cell>
          <table:table-cell table:style-name="ce6" table:formula="of:=INDEX([.$N$3:.$N$10];[.D23]+1;1)" office:value-type="float" office:value="0" calcext:value-type="float">
            <text:p>0</text:p>
          </table:table-cell>
          <table:table-cell table:style-name="ce6" table:formula="of:=INDEX([.$N$3:.$N$10];[.F23]+1;1)" office:value-type="float" office:value="156" calcext:value-type="float">
            <text:p>156</text:p>
          </table:table-cell>
          <table:table-cell table:style-name="ce28" table:formula="of:=CONCATENATE(&quot;#&quot;;DEC2HEX([.O23];2);DEC2HEX([.P23];2);DEC2HEX([.Q23];2))" office:value-type="string" office:string-value="#53009C" calcext:value-type="string">
            <text:p>#53009C</text:p>
          </table:table-cell>
          <table:table-cell table:style-name="ce32" table:formula="of:=CONCATENATE(IF([.O23]&lt;10;&quot;  &quot;;IF([.O23]&lt;100;&quot; &quot;;&quot;&quot;));[.O23];&quot; &quot;;IF([.P23]&lt;10;&quot;  &quot;;IF([.P23]&lt;100;&quot; &quot;;&quot;&quot;));[.P23];&quot; &quot;;IF([.Q23]&lt;10;&quot;  &quot;;IF([.Q23]&lt;100;&quot; &quot;;&quot;&quot;));[.Q23];&quot; &quot;;[.A23];&quot; - &quot;;[.R23])" office:value-type="string" office:string-value=" 83   0 156 20 - #53009C" calcext:value-type="string">
            <text:p><text:s/>83 <text:s text:c="2"/>0 156 20 - #53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" calcext:value-type="float">
            <text:p>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45"/>
          <table:table-cell table:style-name="ce50" table:formula="of:=BITAND(BITRSHIFT([.A24];6);HEX2DEC(&quot;7&quot;))" office:value-type="float" office:value="0" calcext:value-type="float">
            <text:p>0</text:p>
          </table:table-cell>
          <table:table-cell table:style-name="ce3" table:formula="of:=BITAND(BITRSHIFT([.A24];3);HEX2DEC(&quot;7&quot;))" office:value-type="float" office:value="2" calcext:value-type="float">
            <text:p>2</text:p>
          </table:table-cell>
          <table:table-cell table:style-name="ce57" table:formula="of:=BITAND([.A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]/7;1/[.$K$1])*255;0)" office:value-type="float" office:value="82" calcext:value-type="float">
            <text:p>82</text:p>
          </table:table-cell>
          <table:table-cell table:style-name="ce6" table:formula="of:=ROUND(POWER([.D24]/7;1/[.$K$1])*255;0)" office:value-type="float" office:value="0" calcext:value-type="float">
            <text:p>0</text:p>
          </table:table-cell>
          <table:table-cell table:style-name="ce6" table:formula="of:=ROUND(POWER([.F24]/7;1/[.$K$1])*255;0)" office:value-type="float" office:value="188" calcext:value-type="float">
            <text:p>188</text:p>
          </table:table-cell>
          <table:table-cell table:style-name="ce28" table:formula="of:=CONCATENATE(&quot;#&quot;;DEC2HEX([.H24];2);DEC2HEX([.I24];2);DEC2HEX([.J24];2))" office:value-type="string" office:string-value="#5200BC" calcext:value-type="string">
            <text:p>#5200BC</text:p>
          </table:table-cell>
          <table:table-cell table:style-name="ce32" table:formula="of:=CONCATENATE(IF([.H24]&lt;10;&quot;  &quot;;IF([.H24]&lt;100;&quot; &quot;;&quot;&quot;));[.H24];&quot; &quot;;IF([.I24]&lt;10;&quot;  &quot;;IF([.I24]&lt;100;&quot; &quot;;&quot;&quot;));[.I24];&quot; &quot;;IF([.J24]&lt;10;&quot;  &quot;;IF([.J24]&lt;100;&quot; &quot;;&quot;&quot;));[.J24];&quot; &quot;;[.A24];&quot; - &quot;;[.K24])" office:value-type="string" office:string-value=" 82   0 188 21 - #5200BC" calcext:value-type="string">
            <text:p><text:s/>82 <text:s text:c="2"/>0 188 21 - #5200BC</text:p>
          </table:table-cell>
          <table:table-cell table:style-name="ce35"/>
          <table:table-cell table:style-name="ce9"/>
          <table:table-cell table:style-name="ce6" table:formula="of:=INDEX([.$N$3:.$N$10];[.E24]+1;1)" office:value-type="float" office:value="83" calcext:value-type="float">
            <text:p>83</text:p>
          </table:table-cell>
          <table:table-cell table:style-name="ce6" table:formula="of:=INDEX([.$N$3:.$N$10];[.D24]+1;1)" office:value-type="float" office:value="0" calcext:value-type="float">
            <text:p>0</text:p>
          </table:table-cell>
          <table:table-cell table:style-name="ce6" table:formula="of:=INDEX([.$N$3:.$N$10];[.F24]+1;1)" office:value-type="float" office:value="187" calcext:value-type="float">
            <text:p>187</text:p>
          </table:table-cell>
          <table:table-cell table:style-name="ce28" table:formula="of:=CONCATENATE(&quot;#&quot;;DEC2HEX([.O24];2);DEC2HEX([.P24];2);DEC2HEX([.Q24];2))" office:value-type="string" office:string-value="#5300BB" calcext:value-type="string">
            <text:p>#5300BB</text:p>
          </table:table-cell>
          <table:table-cell table:style-name="ce32" table:formula="of:=CONCATENATE(IF([.O24]&lt;10;&quot;  &quot;;IF([.O24]&lt;100;&quot; &quot;;&quot;&quot;));[.O24];&quot; &quot;;IF([.P24]&lt;10;&quot;  &quot;;IF([.P24]&lt;100;&quot; &quot;;&quot;&quot;));[.P24];&quot; &quot;;IF([.Q24]&lt;10;&quot;  &quot;;IF([.Q24]&lt;100;&quot; &quot;;&quot;&quot;));[.Q24];&quot; &quot;;[.A24];&quot; - &quot;;[.R24])" office:value-type="string" office:string-value=" 83   0 187 21 - #5300BB" calcext:value-type="string">
            <text:p><text:s/>83 <text:s text:c="2"/>0 187 21 - #53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" calcext:value-type="float">
            <text:p>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45"/>
          <table:table-cell table:style-name="ce50" table:formula="of:=BITAND(BITRSHIFT([.A25];6);HEX2DEC(&quot;7&quot;))" office:value-type="float" office:value="0" calcext:value-type="float">
            <text:p>0</text:p>
          </table:table-cell>
          <table:table-cell table:style-name="ce3" table:formula="of:=BITAND(BITRSHIFT([.A25];3);HEX2DEC(&quot;7&quot;))" office:value-type="float" office:value="2" calcext:value-type="float">
            <text:p>2</text:p>
          </table:table-cell>
          <table:table-cell table:style-name="ce57" table:formula="of:=BITAND([.A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5]/7;1/[.$K$1])*255;0)" office:value-type="float" office:value="82" calcext:value-type="float">
            <text:p>82</text:p>
          </table:table-cell>
          <table:table-cell table:style-name="ce6" table:formula="of:=ROUND(POWER([.D25]/7;1/[.$K$1])*255;0)" office:value-type="float" office:value="0" calcext:value-type="float">
            <text:p>0</text:p>
          </table:table-cell>
          <table:table-cell table:style-name="ce6" table:formula="of:=ROUND(POWER([.F25]/7;1/[.$K$1])*255;0)" office:value-type="float" office:value="222" calcext:value-type="float">
            <text:p>222</text:p>
          </table:table-cell>
          <table:table-cell table:style-name="ce28" table:formula="of:=CONCATENATE(&quot;#&quot;;DEC2HEX([.H25];2);DEC2HEX([.I25];2);DEC2HEX([.J25];2))" office:value-type="string" office:string-value="#5200DE" calcext:value-type="string">
            <text:p>#5200DE</text:p>
          </table:table-cell>
          <table:table-cell table:style-name="ce32" table:formula="of:=CONCATENATE(IF([.H25]&lt;10;&quot;  &quot;;IF([.H25]&lt;100;&quot; &quot;;&quot;&quot;));[.H25];&quot; &quot;;IF([.I25]&lt;10;&quot;  &quot;;IF([.I25]&lt;100;&quot; &quot;;&quot;&quot;));[.I25];&quot; &quot;;IF([.J25]&lt;10;&quot;  &quot;;IF([.J25]&lt;100;&quot; &quot;;&quot;&quot;));[.J25];&quot; &quot;;[.A25];&quot; - &quot;;[.K25])" office:value-type="string" office:string-value=" 82   0 222 22 - #5200DE" calcext:value-type="string">
            <text:p><text:s/>82 <text:s text:c="2"/>0 222 22 - #5200DE</text:p>
          </table:table-cell>
          <table:table-cell table:style-name="ce35"/>
          <table:table-cell table:style-name="ce9"/>
          <table:table-cell table:style-name="ce6" table:formula="of:=INDEX([.$N$3:.$N$10];[.E25]+1;1)" office:value-type="float" office:value="83" calcext:value-type="float">
            <text:p>83</text:p>
          </table:table-cell>
          <table:table-cell table:style-name="ce6" table:formula="of:=INDEX([.$N$3:.$N$10];[.D25]+1;1)" office:value-type="float" office:value="0" calcext:value-type="float">
            <text:p>0</text:p>
          </table:table-cell>
          <table:table-cell table:style-name="ce6" table:formula="of:=INDEX([.$N$3:.$N$10];[.F25]+1;1)" office:value-type="float" office:value="225" calcext:value-type="float">
            <text:p>225</text:p>
          </table:table-cell>
          <table:table-cell table:style-name="ce28" table:formula="of:=CONCATENATE(&quot;#&quot;;DEC2HEX([.O25];2);DEC2HEX([.P25];2);DEC2HEX([.Q25];2))" office:value-type="string" office:string-value="#5300E1" calcext:value-type="string">
            <text:p>#5300E1</text:p>
          </table:table-cell>
          <table:table-cell table:style-name="ce32" table:formula="of:=CONCATENATE(IF([.O25]&lt;10;&quot;  &quot;;IF([.O25]&lt;100;&quot; &quot;;&quot;&quot;));[.O25];&quot; &quot;;IF([.P25]&lt;10;&quot;  &quot;;IF([.P25]&lt;100;&quot; &quot;;&quot;&quot;));[.P25];&quot; &quot;;IF([.Q25]&lt;10;&quot;  &quot;;IF([.Q25]&lt;100;&quot; &quot;;&quot;&quot;));[.Q25];&quot; &quot;;[.A25];&quot; - &quot;;[.R25])" office:value-type="string" office:string-value=" 83   0 225 22 - #5300E1" calcext:value-type="string">
            <text:p><text:s/>83 <text:s text:c="2"/>0 225 22 - #53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" calcext:value-type="float">
            <text:p>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45"/>
          <table:table-cell table:style-name="ce50" table:formula="of:=BITAND(BITRSHIFT([.A26];6);HEX2DEC(&quot;7&quot;))" office:value-type="float" office:value="0" calcext:value-type="float">
            <text:p>0</text:p>
          </table:table-cell>
          <table:table-cell table:style-name="ce3" table:formula="of:=BITAND(BITRSHIFT([.A26];3);HEX2DEC(&quot;7&quot;))" office:value-type="float" office:value="2" calcext:value-type="float">
            <text:p>2</text:p>
          </table:table-cell>
          <table:table-cell table:style-name="ce57" table:formula="of:=BITAND([.A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6]/7;1/[.$K$1])*255;0)" office:value-type="float" office:value="82" calcext:value-type="float">
            <text:p>82</text:p>
          </table:table-cell>
          <table:table-cell table:style-name="ce6" table:formula="of:=ROUND(POWER([.D26]/7;1/[.$K$1])*255;0)" office:value-type="float" office:value="0" calcext:value-type="float">
            <text:p>0</text:p>
          </table:table-cell>
          <table:table-cell table:style-name="ce6" table:formula="of:=ROUND(POWER([.F26]/7;1/[.$K$1])*255;0)" office:value-type="float" office:value="255" calcext:value-type="float">
            <text:p>255</text:p>
          </table:table-cell>
          <table:table-cell table:style-name="ce28" table:formula="of:=CONCATENATE(&quot;#&quot;;DEC2HEX([.H26];2);DEC2HEX([.I26];2);DEC2HEX([.J26];2))" office:value-type="string" office:string-value="#5200FF" calcext:value-type="string">
            <text:p>#5200FF</text:p>
          </table:table-cell>
          <table:table-cell table:style-name="ce32" table:formula="of:=CONCATENATE(IF([.H26]&lt;10;&quot;  &quot;;IF([.H26]&lt;100;&quot; &quot;;&quot;&quot;));[.H26];&quot; &quot;;IF([.I26]&lt;10;&quot;  &quot;;IF([.I26]&lt;100;&quot; &quot;;&quot;&quot;));[.I26];&quot; &quot;;IF([.J26]&lt;10;&quot;  &quot;;IF([.J26]&lt;100;&quot; &quot;;&quot;&quot;));[.J26];&quot; &quot;;[.A26];&quot; - &quot;;[.K26])" office:value-type="string" office:string-value=" 82   0 255 23 - #5200FF" calcext:value-type="string">
            <text:p><text:s/>82 <text:s text:c="2"/>0 255 23 - #5200FF</text:p>
          </table:table-cell>
          <table:table-cell table:style-name="ce35"/>
          <table:table-cell table:style-name="ce9"/>
          <table:table-cell table:style-name="ce6" table:formula="of:=INDEX([.$N$3:.$N$10];[.E26]+1;1)" office:value-type="float" office:value="83" calcext:value-type="float">
            <text:p>83</text:p>
          </table:table-cell>
          <table:table-cell table:style-name="ce6" table:formula="of:=INDEX([.$N$3:.$N$10];[.D26]+1;1)" office:value-type="float" office:value="0" calcext:value-type="float">
            <text:p>0</text:p>
          </table:table-cell>
          <table:table-cell table:style-name="ce6" table:formula="of:=INDEX([.$N$3:.$N$10];[.F26]+1;1)" office:value-type="float" office:value="255" calcext:value-type="float">
            <text:p>255</text:p>
          </table:table-cell>
          <table:table-cell table:style-name="ce28" table:formula="of:=CONCATENATE(&quot;#&quot;;DEC2HEX([.O26];2);DEC2HEX([.P26];2);DEC2HEX([.Q26];2))" office:value-type="string" office:string-value="#5300FF" calcext:value-type="string">
            <text:p>#5300FF</text:p>
          </table:table-cell>
          <table:table-cell table:style-name="ce32" table:formula="of:=CONCATENATE(IF([.O26]&lt;10;&quot;  &quot;;IF([.O26]&lt;100;&quot; &quot;;&quot;&quot;));[.O26];&quot; &quot;;IF([.P26]&lt;10;&quot;  &quot;;IF([.P26]&lt;100;&quot; &quot;;&quot;&quot;));[.P26];&quot; &quot;;IF([.Q26]&lt;10;&quot;  &quot;;IF([.Q26]&lt;100;&quot; &quot;;&quot;&quot;));[.Q26];&quot; &quot;;[.A26];&quot; - &quot;;[.R26])" office:value-type="string" office:string-value=" 83   0 255 23 - #5300FF" calcext:value-type="string">
            <text:p><text:s/>83 <text:s text:c="2"/>0 255 23 - #53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" calcext:value-type="float">
            <text:p>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45"/>
          <table:table-cell table:style-name="ce50" table:formula="of:=BITAND(BITRSHIFT([.A27];6);HEX2DEC(&quot;7&quot;))" office:value-type="float" office:value="0" calcext:value-type="float">
            <text:p>0</text:p>
          </table:table-cell>
          <table:table-cell table:style-name="ce3" table:formula="of:=BITAND(BITRSHIFT([.A27];3);HEX2DEC(&quot;7&quot;))" office:value-type="float" office:value="3" calcext:value-type="float">
            <text:p>3</text:p>
          </table:table-cell>
          <table:table-cell table:style-name="ce57" table:formula="of:=BITAND([.A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7]/7;1/[.$K$1])*255;0)" office:value-type="float" office:value="118" calcext:value-type="float">
            <text:p>118</text:p>
          </table:table-cell>
          <table:table-cell table:style-name="ce6" table:formula="of:=ROUND(POWER([.D27]/7;1/[.$K$1])*255;0)" office:value-type="float" office:value="0" calcext:value-type="float">
            <text:p>0</text:p>
          </table:table-cell>
          <table:table-cell table:style-name="ce6" table:formula="of:=ROUND(POWER([.F27]/7;1/[.$K$1])*255;0)" office:value-type="float" office:value="0" calcext:value-type="float">
            <text:p>0</text:p>
          </table:table-cell>
          <table:table-cell table:style-name="ce28" table:formula="of:=CONCATENATE(&quot;#&quot;;DEC2HEX([.H27];2);DEC2HEX([.I27];2);DEC2HEX([.J27];2))" office:value-type="string" office:string-value="#760000" calcext:value-type="string">
            <text:p>#760000</text:p>
          </table:table-cell>
          <table:table-cell table:style-name="ce32" table:formula="of:=CONCATENATE(IF([.H27]&lt;10;&quot;  &quot;;IF([.H27]&lt;100;&quot; &quot;;&quot;&quot;));[.H27];&quot; &quot;;IF([.I27]&lt;10;&quot;  &quot;;IF([.I27]&lt;100;&quot; &quot;;&quot;&quot;));[.I27];&quot; &quot;;IF([.J27]&lt;10;&quot;  &quot;;IF([.J27]&lt;100;&quot; &quot;;&quot;&quot;));[.J27];&quot; &quot;;[.A27];&quot; - &quot;;[.K27])" office:value-type="string" office:string-value="118   0   0 24 - #760000" calcext:value-type="string">
            <text:p>118 <text:s text:c="2"/>0 <text:s text:c="2"/>0 24 - #760000</text:p>
          </table:table-cell>
          <table:table-cell table:style-name="ce35"/>
          <table:table-cell table:style-name="ce9"/>
          <table:table-cell table:style-name="ce6" table:formula="of:=INDEX([.$N$3:.$N$10];[.E27]+1;1)" office:value-type="float" office:value="116" calcext:value-type="float">
            <text:p>116</text:p>
          </table:table-cell>
          <table:table-cell table:style-name="ce6" table:formula="of:=INDEX([.$N$3:.$N$10];[.D27]+1;1)" office:value-type="float" office:value="0" calcext:value-type="float">
            <text:p>0</text:p>
          </table:table-cell>
          <table:table-cell table:style-name="ce6" table:formula="of:=INDEX([.$N$3:.$N$10];[.F27]+1;1)" office:value-type="float" office:value="0" calcext:value-type="float">
            <text:p>0</text:p>
          </table:table-cell>
          <table:table-cell table:style-name="ce28" table:formula="of:=CONCATENATE(&quot;#&quot;;DEC2HEX([.O27];2);DEC2HEX([.P27];2);DEC2HEX([.Q27];2))" office:value-type="string" office:string-value="#740000" calcext:value-type="string">
            <text:p>#740000</text:p>
          </table:table-cell>
          <table:table-cell table:style-name="ce32" table:formula="of:=CONCATENATE(IF([.O27]&lt;10;&quot;  &quot;;IF([.O27]&lt;100;&quot; &quot;;&quot;&quot;));[.O27];&quot; &quot;;IF([.P27]&lt;10;&quot;  &quot;;IF([.P27]&lt;100;&quot; &quot;;&quot;&quot;));[.P27];&quot; &quot;;IF([.Q27]&lt;10;&quot;  &quot;;IF([.Q27]&lt;100;&quot; &quot;;&quot;&quot;));[.Q27];&quot; &quot;;[.A27];&quot; - &quot;;[.R27])" office:value-type="string" office:string-value="116   0   0 24 - #740000" calcext:value-type="string">
            <text:p>116 <text:s text:c="2"/>0 <text:s text:c="2"/>0 24 - #74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" calcext:value-type="float">
            <text:p>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45"/>
          <table:table-cell table:style-name="ce50" table:formula="of:=BITAND(BITRSHIFT([.A28];6);HEX2DEC(&quot;7&quot;))" office:value-type="float" office:value="0" calcext:value-type="float">
            <text:p>0</text:p>
          </table:table-cell>
          <table:table-cell table:style-name="ce3" table:formula="of:=BITAND(BITRSHIFT([.A28];3);HEX2DEC(&quot;7&quot;))" office:value-type="float" office:value="3" calcext:value-type="float">
            <text:p>3</text:p>
          </table:table-cell>
          <table:table-cell table:style-name="ce57" table:formula="of:=BITAND([.A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8]/7;1/[.$K$1])*255;0)" office:value-type="float" office:value="118" calcext:value-type="float">
            <text:p>118</text:p>
          </table:table-cell>
          <table:table-cell table:style-name="ce6" table:formula="of:=ROUND(POWER([.D28]/7;1/[.$K$1])*255;0)" office:value-type="float" office:value="0" calcext:value-type="float">
            <text:p>0</text:p>
          </table:table-cell>
          <table:table-cell table:style-name="ce6" table:formula="of:=ROUND(POWER([.F28]/7;1/[.$K$1])*255;0)" office:value-type="float" office:value="43" calcext:value-type="float">
            <text:p>43</text:p>
          </table:table-cell>
          <table:table-cell table:style-name="ce28" table:formula="of:=CONCATENATE(&quot;#&quot;;DEC2HEX([.H28];2);DEC2HEX([.I28];2);DEC2HEX([.J28];2))" office:value-type="string" office:string-value="#76002B" calcext:value-type="string">
            <text:p>#76002B</text:p>
          </table:table-cell>
          <table:table-cell table:style-name="ce32" table:formula="of:=CONCATENATE(IF([.H28]&lt;10;&quot;  &quot;;IF([.H28]&lt;100;&quot; &quot;;&quot;&quot;));[.H28];&quot; &quot;;IF([.I28]&lt;10;&quot;  &quot;;IF([.I28]&lt;100;&quot; &quot;;&quot;&quot;));[.I28];&quot; &quot;;IF([.J28]&lt;10;&quot;  &quot;;IF([.J28]&lt;100;&quot; &quot;;&quot;&quot;));[.J28];&quot; &quot;;[.A28];&quot; - &quot;;[.K28])" office:value-type="string" office:string-value="118   0  43 25 - #76002B" calcext:value-type="string">
            <text:p>118 <text:s text:c="2"/>0 <text:s/>43 25 - #76002B</text:p>
          </table:table-cell>
          <table:table-cell table:style-name="ce35"/>
          <table:table-cell table:style-name="ce9"/>
          <table:table-cell table:style-name="ce6" table:formula="of:=INDEX([.$N$3:.$N$10];[.E28]+1;1)" office:value-type="float" office:value="116" calcext:value-type="float">
            <text:p>116</text:p>
          </table:table-cell>
          <table:table-cell table:style-name="ce6" table:formula="of:=INDEX([.$N$3:.$N$10];[.D28]+1;1)" office:value-type="float" office:value="0" calcext:value-type="float">
            <text:p>0</text:p>
          </table:table-cell>
          <table:table-cell table:style-name="ce6" table:formula="of:=INDEX([.$N$3:.$N$10];[.F28]+1;1)" office:value-type="float" office:value="40" calcext:value-type="float">
            <text:p>40</text:p>
          </table:table-cell>
          <table:table-cell table:style-name="ce28" table:formula="of:=CONCATENATE(&quot;#&quot;;DEC2HEX([.O28];2);DEC2HEX([.P28];2);DEC2HEX([.Q28];2))" office:value-type="string" office:string-value="#740028" calcext:value-type="string">
            <text:p>#740028</text:p>
          </table:table-cell>
          <table:table-cell table:style-name="ce32" table:formula="of:=CONCATENATE(IF([.O28]&lt;10;&quot;  &quot;;IF([.O28]&lt;100;&quot; &quot;;&quot;&quot;));[.O28];&quot; &quot;;IF([.P28]&lt;10;&quot;  &quot;;IF([.P28]&lt;100;&quot; &quot;;&quot;&quot;));[.P28];&quot; &quot;;IF([.Q28]&lt;10;&quot;  &quot;;IF([.Q28]&lt;100;&quot; &quot;;&quot;&quot;));[.Q28];&quot; &quot;;[.A28];&quot; - &quot;;[.R28])" office:value-type="string" office:string-value="116   0  40 25 - #740028" calcext:value-type="string">
            <text:p>116 <text:s text:c="2"/>0 <text:s/>40 25 - #740028</text:p>
          </table:table-cell>
          <table:table-cell table:style-name="ce35"/>
          <table:table-cell table:style-name="ce85" office:value-type="float" office:value="4" calcext:value-type="float">
            <text:p>4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25" calcext:value-type="float">
            <text:p>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45"/>
          <table:table-cell table:style-name="ce50" table:formula="of:=BITAND(BITRSHIFT([.A29];6);HEX2DEC(&quot;7&quot;))" office:value-type="float" office:value="0" calcext:value-type="float">
            <text:p>0</text:p>
          </table:table-cell>
          <table:table-cell table:style-name="ce3" table:formula="of:=BITAND(BITRSHIFT([.A29];3);HEX2DEC(&quot;7&quot;))" office:value-type="float" office:value="3" calcext:value-type="float">
            <text:p>3</text:p>
          </table:table-cell>
          <table:table-cell table:style-name="ce57" table:formula="of:=BITAND([.A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9]/7;1/[.$K$1])*255;0)" office:value-type="float" office:value="118" calcext:value-type="float">
            <text:p>118</text:p>
          </table:table-cell>
          <table:table-cell table:style-name="ce6" table:formula="of:=ROUND(POWER([.D29]/7;1/[.$K$1])*255;0)" office:value-type="float" office:value="0" calcext:value-type="float">
            <text:p>0</text:p>
          </table:table-cell>
          <table:table-cell table:style-name="ce6" table:formula="of:=ROUND(POWER([.F29]/7;1/[.$K$1])*255;0)" office:value-type="float" office:value="82" calcext:value-type="float">
            <text:p>82</text:p>
          </table:table-cell>
          <table:table-cell table:style-name="ce28" table:formula="of:=CONCATENATE(&quot;#&quot;;DEC2HEX([.H29];2);DEC2HEX([.I29];2);DEC2HEX([.J29];2))" office:value-type="string" office:string-value="#760052" calcext:value-type="string">
            <text:p>#760052</text:p>
          </table:table-cell>
          <table:table-cell table:style-name="ce32" table:formula="of:=CONCATENATE(IF([.H29]&lt;10;&quot;  &quot;;IF([.H29]&lt;100;&quot; &quot;;&quot;&quot;));[.H29];&quot; &quot;;IF([.I29]&lt;10;&quot;  &quot;;IF([.I29]&lt;100;&quot; &quot;;&quot;&quot;));[.I29];&quot; &quot;;IF([.J29]&lt;10;&quot;  &quot;;IF([.J29]&lt;100;&quot; &quot;;&quot;&quot;));[.J29];&quot; &quot;;[.A29];&quot; - &quot;;[.K29])" office:value-type="string" office:string-value="118   0  82 26 - #760052" calcext:value-type="string">
            <text:p>118 <text:s text:c="2"/>0 <text:s/>82 26 - #760052</text:p>
          </table:table-cell>
          <table:table-cell table:style-name="ce35"/>
          <table:table-cell table:style-name="ce9"/>
          <table:table-cell table:style-name="ce6" table:formula="of:=INDEX([.$N$3:.$N$10];[.E29]+1;1)" office:value-type="float" office:value="116" calcext:value-type="float">
            <text:p>116</text:p>
          </table:table-cell>
          <table:table-cell table:style-name="ce6" table:formula="of:=INDEX([.$N$3:.$N$10];[.D29]+1;1)" office:value-type="float" office:value="0" calcext:value-type="float">
            <text:p>0</text:p>
          </table:table-cell>
          <table:table-cell table:style-name="ce6" table:formula="of:=INDEX([.$N$3:.$N$10];[.F29]+1;1)" office:value-type="float" office:value="83" calcext:value-type="float">
            <text:p>83</text:p>
          </table:table-cell>
          <table:table-cell table:style-name="ce28" table:formula="of:=CONCATENATE(&quot;#&quot;;DEC2HEX([.O29];2);DEC2HEX([.P29];2);DEC2HEX([.Q29];2))" office:value-type="string" office:string-value="#740053" calcext:value-type="string">
            <text:p>#740053</text:p>
          </table:table-cell>
          <table:table-cell table:style-name="ce32" table:formula="of:=CONCATENATE(IF([.O29]&lt;10;&quot;  &quot;;IF([.O29]&lt;100;&quot; &quot;;&quot;&quot;));[.O29];&quot; &quot;;IF([.P29]&lt;10;&quot;  &quot;;IF([.P29]&lt;100;&quot; &quot;;&quot;&quot;));[.P29];&quot; &quot;;IF([.Q29]&lt;10;&quot;  &quot;;IF([.Q29]&lt;100;&quot; &quot;;&quot;&quot;));[.Q29];&quot; &quot;;[.A29];&quot; - &quot;;[.R29])" office:value-type="string" office:string-value="116   0  83 26 - #740053" calcext:value-type="string">
            <text:p>116 <text:s text:c="2"/>0 <text:s/>83 26 - #74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" calcext:value-type="float">
            <text:p>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45"/>
          <table:table-cell table:style-name="ce50" table:formula="of:=BITAND(BITRSHIFT([.A30];6);HEX2DEC(&quot;7&quot;))" office:value-type="float" office:value="0" calcext:value-type="float">
            <text:p>0</text:p>
          </table:table-cell>
          <table:table-cell table:style-name="ce3" table:formula="of:=BITAND(BITRSHIFT([.A30];3);HEX2DEC(&quot;7&quot;))" office:value-type="float" office:value="3" calcext:value-type="float">
            <text:p>3</text:p>
          </table:table-cell>
          <table:table-cell table:style-name="ce57" table:formula="of:=BITAND([.A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0]/7;1/[.$K$1])*255;0)" office:value-type="float" office:value="118" calcext:value-type="float">
            <text:p>118</text:p>
          </table:table-cell>
          <table:table-cell table:style-name="ce6" table:formula="of:=ROUND(POWER([.D30]/7;1/[.$K$1])*255;0)" office:value-type="float" office:value="0" calcext:value-type="float">
            <text:p>0</text:p>
          </table:table-cell>
          <table:table-cell table:style-name="ce6" table:formula="of:=ROUND(POWER([.F30]/7;1/[.$K$1])*255;0)" office:value-type="float" office:value="118" calcext:value-type="float">
            <text:p>118</text:p>
          </table:table-cell>
          <table:table-cell table:style-name="ce28" table:formula="of:=CONCATENATE(&quot;#&quot;;DEC2HEX([.H30];2);DEC2HEX([.I30];2);DEC2HEX([.J30];2))" office:value-type="string" office:string-value="#760076" calcext:value-type="string">
            <text:p>#760076</text:p>
          </table:table-cell>
          <table:table-cell table:style-name="ce32" table:formula="of:=CONCATENATE(IF([.H30]&lt;10;&quot;  &quot;;IF([.H30]&lt;100;&quot; &quot;;&quot;&quot;));[.H30];&quot; &quot;;IF([.I30]&lt;10;&quot;  &quot;;IF([.I30]&lt;100;&quot; &quot;;&quot;&quot;));[.I30];&quot; &quot;;IF([.J30]&lt;10;&quot;  &quot;;IF([.J30]&lt;100;&quot; &quot;;&quot;&quot;));[.J30];&quot; &quot;;[.A30];&quot; - &quot;;[.K30])" office:value-type="string" office:string-value="118   0 118 27 - #760076" calcext:value-type="string">
            <text:p>118 <text:s text:c="2"/>0 118 27 - #760076</text:p>
          </table:table-cell>
          <table:table-cell table:style-name="ce35"/>
          <table:table-cell table:style-name="ce9"/>
          <table:table-cell table:style-name="ce6" table:formula="of:=INDEX([.$N$3:.$N$10];[.E30]+1;1)" office:value-type="float" office:value="116" calcext:value-type="float">
            <text:p>116</text:p>
          </table:table-cell>
          <table:table-cell table:style-name="ce6" table:formula="of:=INDEX([.$N$3:.$N$10];[.D30]+1;1)" office:value-type="float" office:value="0" calcext:value-type="float">
            <text:p>0</text:p>
          </table:table-cell>
          <table:table-cell table:style-name="ce6" table:formula="of:=INDEX([.$N$3:.$N$10];[.F30]+1;1)" office:value-type="float" office:value="116" calcext:value-type="float">
            <text:p>116</text:p>
          </table:table-cell>
          <table:table-cell table:style-name="ce28" table:formula="of:=CONCATENATE(&quot;#&quot;;DEC2HEX([.O30];2);DEC2HEX([.P30];2);DEC2HEX([.Q30];2))" office:value-type="string" office:string-value="#740074" calcext:value-type="string">
            <text:p>#740074</text:p>
          </table:table-cell>
          <table:table-cell table:style-name="ce32" table:formula="of:=CONCATENATE(IF([.O30]&lt;10;&quot;  &quot;;IF([.O30]&lt;100;&quot; &quot;;&quot;&quot;));[.O30];&quot; &quot;;IF([.P30]&lt;10;&quot;  &quot;;IF([.P30]&lt;100;&quot; &quot;;&quot;&quot;));[.P30];&quot; &quot;;IF([.Q30]&lt;10;&quot;  &quot;;IF([.Q30]&lt;100;&quot; &quot;;&quot;&quot;));[.Q30];&quot; &quot;;[.A30];&quot; - &quot;;[.R30])" office:value-type="string" office:string-value="116   0 116 27 - #740074" calcext:value-type="string">
            <text:p>116 <text:s text:c="2"/>0 116 27 - #74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" calcext:value-type="float">
            <text:p>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45"/>
          <table:table-cell table:style-name="ce50" table:formula="of:=BITAND(BITRSHIFT([.A31];6);HEX2DEC(&quot;7&quot;))" office:value-type="float" office:value="0" calcext:value-type="float">
            <text:p>0</text:p>
          </table:table-cell>
          <table:table-cell table:style-name="ce3" table:formula="of:=BITAND(BITRSHIFT([.A31];3);HEX2DEC(&quot;7&quot;))" office:value-type="float" office:value="3" calcext:value-type="float">
            <text:p>3</text:p>
          </table:table-cell>
          <table:table-cell table:style-name="ce57" table:formula="of:=BITAND([.A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]/7;1/[.$K$1])*255;0)" office:value-type="float" office:value="118" calcext:value-type="float">
            <text:p>118</text:p>
          </table:table-cell>
          <table:table-cell table:style-name="ce6" table:formula="of:=ROUND(POWER([.D31]/7;1/[.$K$1])*255;0)" office:value-type="float" office:value="0" calcext:value-type="float">
            <text:p>0</text:p>
          </table:table-cell>
          <table:table-cell table:style-name="ce6" table:formula="of:=ROUND(POWER([.F31]/7;1/[.$K$1])*255;0)" office:value-type="float" office:value="153" calcext:value-type="float">
            <text:p>153</text:p>
          </table:table-cell>
          <table:table-cell table:style-name="ce28" table:formula="of:=CONCATENATE(&quot;#&quot;;DEC2HEX([.H31];2);DEC2HEX([.I31];2);DEC2HEX([.J31];2))" office:value-type="string" office:string-value="#760099" calcext:value-type="string">
            <text:p>#760099</text:p>
          </table:table-cell>
          <table:table-cell table:style-name="ce32" table:formula="of:=CONCATENATE(IF([.H31]&lt;10;&quot;  &quot;;IF([.H31]&lt;100;&quot; &quot;;&quot;&quot;));[.H31];&quot; &quot;;IF([.I31]&lt;10;&quot;  &quot;;IF([.I31]&lt;100;&quot; &quot;;&quot;&quot;));[.I31];&quot; &quot;;IF([.J31]&lt;10;&quot;  &quot;;IF([.J31]&lt;100;&quot; &quot;;&quot;&quot;));[.J31];&quot; &quot;;[.A31];&quot; - &quot;;[.K31])" office:value-type="string" office:string-value="118   0 153 28 - #760099" calcext:value-type="string">
            <text:p>118 <text:s text:c="2"/>0 153 28 - #760099</text:p>
          </table:table-cell>
          <table:table-cell table:style-name="ce35"/>
          <table:table-cell table:style-name="ce9"/>
          <table:table-cell table:style-name="ce6" table:formula="of:=INDEX([.$N$3:.$N$10];[.E31]+1;1)" office:value-type="float" office:value="116" calcext:value-type="float">
            <text:p>116</text:p>
          </table:table-cell>
          <table:table-cell table:style-name="ce6" table:formula="of:=INDEX([.$N$3:.$N$10];[.D31]+1;1)" office:value-type="float" office:value="0" calcext:value-type="float">
            <text:p>0</text:p>
          </table:table-cell>
          <table:table-cell table:style-name="ce6" table:formula="of:=INDEX([.$N$3:.$N$10];[.F31]+1;1)" office:value-type="float" office:value="156" calcext:value-type="float">
            <text:p>156</text:p>
          </table:table-cell>
          <table:table-cell table:style-name="ce28" table:formula="of:=CONCATENATE(&quot;#&quot;;DEC2HEX([.O31];2);DEC2HEX([.P31];2);DEC2HEX([.Q31];2))" office:value-type="string" office:string-value="#74009C" calcext:value-type="string">
            <text:p>#74009C</text:p>
          </table:table-cell>
          <table:table-cell table:style-name="ce32" table:formula="of:=CONCATENATE(IF([.O31]&lt;10;&quot;  &quot;;IF([.O31]&lt;100;&quot; &quot;;&quot;&quot;));[.O31];&quot; &quot;;IF([.P31]&lt;10;&quot;  &quot;;IF([.P31]&lt;100;&quot; &quot;;&quot;&quot;));[.P31];&quot; &quot;;IF([.Q31]&lt;10;&quot;  &quot;;IF([.Q31]&lt;100;&quot; &quot;;&quot;&quot;));[.Q31];&quot; &quot;;[.A31];&quot; - &quot;;[.R31])" office:value-type="string" office:string-value="116   0 156 28 - #74009C" calcext:value-type="string">
            <text:p>116 <text:s text:c="2"/>0 156 28 - #74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" calcext:value-type="float">
            <text:p>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45"/>
          <table:table-cell table:style-name="ce50" table:formula="of:=BITAND(BITRSHIFT([.A32];6);HEX2DEC(&quot;7&quot;))" office:value-type="float" office:value="0" calcext:value-type="float">
            <text:p>0</text:p>
          </table:table-cell>
          <table:table-cell table:style-name="ce3" table:formula="of:=BITAND(BITRSHIFT([.A32];3);HEX2DEC(&quot;7&quot;))" office:value-type="float" office:value="3" calcext:value-type="float">
            <text:p>3</text:p>
          </table:table-cell>
          <table:table-cell table:style-name="ce57" table:formula="of:=BITAND([.A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]/7;1/[.$K$1])*255;0)" office:value-type="float" office:value="118" calcext:value-type="float">
            <text:p>118</text:p>
          </table:table-cell>
          <table:table-cell table:style-name="ce6" table:formula="of:=ROUND(POWER([.D32]/7;1/[.$K$1])*255;0)" office:value-type="float" office:value="0" calcext:value-type="float">
            <text:p>0</text:p>
          </table:table-cell>
          <table:table-cell table:style-name="ce6" table:formula="of:=ROUND(POWER([.F32]/7;1/[.$K$1])*255;0)" office:value-type="float" office:value="188" calcext:value-type="float">
            <text:p>188</text:p>
          </table:table-cell>
          <table:table-cell table:style-name="ce28" table:formula="of:=CONCATENATE(&quot;#&quot;;DEC2HEX([.H32];2);DEC2HEX([.I32];2);DEC2HEX([.J32];2))" office:value-type="string" office:string-value="#7600BC" calcext:value-type="string">
            <text:p>#7600BC</text:p>
          </table:table-cell>
          <table:table-cell table:style-name="ce32" table:formula="of:=CONCATENATE(IF([.H32]&lt;10;&quot;  &quot;;IF([.H32]&lt;100;&quot; &quot;;&quot;&quot;));[.H32];&quot; &quot;;IF([.I32]&lt;10;&quot;  &quot;;IF([.I32]&lt;100;&quot; &quot;;&quot;&quot;));[.I32];&quot; &quot;;IF([.J32]&lt;10;&quot;  &quot;;IF([.J32]&lt;100;&quot; &quot;;&quot;&quot;));[.J32];&quot; &quot;;[.A32];&quot; - &quot;;[.K32])" office:value-type="string" office:string-value="118   0 188 29 - #7600BC" calcext:value-type="string">
            <text:p>118 <text:s text:c="2"/>0 188 29 - #7600BC</text:p>
          </table:table-cell>
          <table:table-cell table:style-name="ce35"/>
          <table:table-cell table:style-name="ce9"/>
          <table:table-cell table:style-name="ce6" table:formula="of:=INDEX([.$N$3:.$N$10];[.E32]+1;1)" office:value-type="float" office:value="116" calcext:value-type="float">
            <text:p>116</text:p>
          </table:table-cell>
          <table:table-cell table:style-name="ce6" table:formula="of:=INDEX([.$N$3:.$N$10];[.D32]+1;1)" office:value-type="float" office:value="0" calcext:value-type="float">
            <text:p>0</text:p>
          </table:table-cell>
          <table:table-cell table:style-name="ce6" table:formula="of:=INDEX([.$N$3:.$N$10];[.F32]+1;1)" office:value-type="float" office:value="187" calcext:value-type="float">
            <text:p>187</text:p>
          </table:table-cell>
          <table:table-cell table:style-name="ce28" table:formula="of:=CONCATENATE(&quot;#&quot;;DEC2HEX([.O32];2);DEC2HEX([.P32];2);DEC2HEX([.Q32];2))" office:value-type="string" office:string-value="#7400BB" calcext:value-type="string">
            <text:p>#7400BB</text:p>
          </table:table-cell>
          <table:table-cell table:style-name="ce32" table:formula="of:=CONCATENATE(IF([.O32]&lt;10;&quot;  &quot;;IF([.O32]&lt;100;&quot; &quot;;&quot;&quot;));[.O32];&quot; &quot;;IF([.P32]&lt;10;&quot;  &quot;;IF([.P32]&lt;100;&quot; &quot;;&quot;&quot;));[.P32];&quot; &quot;;IF([.Q32]&lt;10;&quot;  &quot;;IF([.Q32]&lt;100;&quot; &quot;;&quot;&quot;));[.Q32];&quot; &quot;;[.A32];&quot; - &quot;;[.R32])" office:value-type="string" office:string-value="116   0 187 29 - #7400BB" calcext:value-type="string">
            <text:p>116 <text:s text:c="2"/>0 187 29 - #74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" calcext:value-type="float">
            <text:p>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/>
          <table:table-cell table:style-name="ce45"/>
          <table:table-cell table:style-name="ce50" table:formula="of:=BITAND(BITRSHIFT([.A33];6);HEX2DEC(&quot;7&quot;))" office:value-type="float" office:value="0" calcext:value-type="float">
            <text:p>0</text:p>
          </table:table-cell>
          <table:table-cell table:style-name="ce3" table:formula="of:=BITAND(BITRSHIFT([.A33];3);HEX2DEC(&quot;7&quot;))" office:value-type="float" office:value="3" calcext:value-type="float">
            <text:p>3</text:p>
          </table:table-cell>
          <table:table-cell table:style-name="ce57" table:formula="of:=BITAND([.A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3]/7;1/[.$K$1])*255;0)" office:value-type="float" office:value="118" calcext:value-type="float">
            <text:p>118</text:p>
          </table:table-cell>
          <table:table-cell table:style-name="ce6" table:formula="of:=ROUND(POWER([.D33]/7;1/[.$K$1])*255;0)" office:value-type="float" office:value="0" calcext:value-type="float">
            <text:p>0</text:p>
          </table:table-cell>
          <table:table-cell table:style-name="ce6" table:formula="of:=ROUND(POWER([.F33]/7;1/[.$K$1])*255;0)" office:value-type="float" office:value="222" calcext:value-type="float">
            <text:p>222</text:p>
          </table:table-cell>
          <table:table-cell table:style-name="ce28" table:formula="of:=CONCATENATE(&quot;#&quot;;DEC2HEX([.H33];2);DEC2HEX([.I33];2);DEC2HEX([.J33];2))" office:value-type="string" office:string-value="#7600DE" calcext:value-type="string">
            <text:p>#7600DE</text:p>
          </table:table-cell>
          <table:table-cell table:style-name="ce32" table:formula="of:=CONCATENATE(IF([.H33]&lt;10;&quot;  &quot;;IF([.H33]&lt;100;&quot; &quot;;&quot;&quot;));[.H33];&quot; &quot;;IF([.I33]&lt;10;&quot;  &quot;;IF([.I33]&lt;100;&quot; &quot;;&quot;&quot;));[.I33];&quot; &quot;;IF([.J33]&lt;10;&quot;  &quot;;IF([.J33]&lt;100;&quot; &quot;;&quot;&quot;));[.J33];&quot; &quot;;[.A33];&quot; - &quot;;[.K33])" office:value-type="string" office:string-value="118   0 222 30 - #7600DE" calcext:value-type="string">
            <text:p>118 <text:s text:c="2"/>0 222 30 - #7600DE</text:p>
          </table:table-cell>
          <table:table-cell table:style-name="ce35"/>
          <table:table-cell table:style-name="ce9"/>
          <table:table-cell table:style-name="ce6" table:formula="of:=INDEX([.$N$3:.$N$10];[.E33]+1;1)" office:value-type="float" office:value="116" calcext:value-type="float">
            <text:p>116</text:p>
          </table:table-cell>
          <table:table-cell table:style-name="ce6" table:formula="of:=INDEX([.$N$3:.$N$10];[.D33]+1;1)" office:value-type="float" office:value="0" calcext:value-type="float">
            <text:p>0</text:p>
          </table:table-cell>
          <table:table-cell table:style-name="ce6" table:formula="of:=INDEX([.$N$3:.$N$10];[.F33]+1;1)" office:value-type="float" office:value="225" calcext:value-type="float">
            <text:p>225</text:p>
          </table:table-cell>
          <table:table-cell table:style-name="ce28" table:formula="of:=CONCATENATE(&quot;#&quot;;DEC2HEX([.O33];2);DEC2HEX([.P33];2);DEC2HEX([.Q33];2))" office:value-type="string" office:string-value="#7400E1" calcext:value-type="string">
            <text:p>#7400E1</text:p>
          </table:table-cell>
          <table:table-cell table:style-name="ce32" table:formula="of:=CONCATENATE(IF([.O33]&lt;10;&quot;  &quot;;IF([.O33]&lt;100;&quot; &quot;;&quot;&quot;));[.O33];&quot; &quot;;IF([.P33]&lt;10;&quot;  &quot;;IF([.P33]&lt;100;&quot; &quot;;&quot;&quot;));[.P33];&quot; &quot;;IF([.Q33]&lt;10;&quot;  &quot;;IF([.Q33]&lt;100;&quot; &quot;;&quot;&quot;));[.Q33];&quot; &quot;;[.A33];&quot; - &quot;;[.R33])" office:value-type="string" office:string-value="116   0 225 30 - #7400E1" calcext:value-type="string">
            <text:p>116 <text:s text:c="2"/>0 225 30 - #74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" calcext:value-type="float">
            <text:p>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45"/>
          <table:table-cell table:style-name="ce50" table:formula="of:=BITAND(BITRSHIFT([.A34];6);HEX2DEC(&quot;7&quot;))" office:value-type="float" office:value="0" calcext:value-type="float">
            <text:p>0</text:p>
          </table:table-cell>
          <table:table-cell table:style-name="ce3" table:formula="of:=BITAND(BITRSHIFT([.A34];3);HEX2DEC(&quot;7&quot;))" office:value-type="float" office:value="3" calcext:value-type="float">
            <text:p>3</text:p>
          </table:table-cell>
          <table:table-cell table:style-name="ce57" table:formula="of:=BITAND([.A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4]/7;1/[.$K$1])*255;0)" office:value-type="float" office:value="118" calcext:value-type="float">
            <text:p>118</text:p>
          </table:table-cell>
          <table:table-cell table:style-name="ce6" table:formula="of:=ROUND(POWER([.D34]/7;1/[.$K$1])*255;0)" office:value-type="float" office:value="0" calcext:value-type="float">
            <text:p>0</text:p>
          </table:table-cell>
          <table:table-cell table:style-name="ce6" table:formula="of:=ROUND(POWER([.F34]/7;1/[.$K$1])*255;0)" office:value-type="float" office:value="255" calcext:value-type="float">
            <text:p>255</text:p>
          </table:table-cell>
          <table:table-cell table:style-name="ce28" table:formula="of:=CONCATENATE(&quot;#&quot;;DEC2HEX([.H34];2);DEC2HEX([.I34];2);DEC2HEX([.J34];2))" office:value-type="string" office:string-value="#7600FF" calcext:value-type="string">
            <text:p>#7600FF</text:p>
          </table:table-cell>
          <table:table-cell table:style-name="ce32" table:formula="of:=CONCATENATE(IF([.H34]&lt;10;&quot;  &quot;;IF([.H34]&lt;100;&quot; &quot;;&quot;&quot;));[.H34];&quot; &quot;;IF([.I34]&lt;10;&quot;  &quot;;IF([.I34]&lt;100;&quot; &quot;;&quot;&quot;));[.I34];&quot; &quot;;IF([.J34]&lt;10;&quot;  &quot;;IF([.J34]&lt;100;&quot; &quot;;&quot;&quot;));[.J34];&quot; &quot;;[.A34];&quot; - &quot;;[.K34])" office:value-type="string" office:string-value="118   0 255 31 - #7600FF" calcext:value-type="string">
            <text:p>118 <text:s text:c="2"/>0 255 31 - #7600FF</text:p>
          </table:table-cell>
          <table:table-cell table:style-name="ce35"/>
          <table:table-cell table:style-name="ce9"/>
          <table:table-cell table:style-name="ce6" table:formula="of:=INDEX([.$N$3:.$N$10];[.E34]+1;1)" office:value-type="float" office:value="116" calcext:value-type="float">
            <text:p>116</text:p>
          </table:table-cell>
          <table:table-cell table:style-name="ce6" table:formula="of:=INDEX([.$N$3:.$N$10];[.D34]+1;1)" office:value-type="float" office:value="0" calcext:value-type="float">
            <text:p>0</text:p>
          </table:table-cell>
          <table:table-cell table:style-name="ce6" table:formula="of:=INDEX([.$N$3:.$N$10];[.F34]+1;1)" office:value-type="float" office:value="255" calcext:value-type="float">
            <text:p>255</text:p>
          </table:table-cell>
          <table:table-cell table:style-name="ce28" table:formula="of:=CONCATENATE(&quot;#&quot;;DEC2HEX([.O34];2);DEC2HEX([.P34];2);DEC2HEX([.Q34];2))" office:value-type="string" office:string-value="#7400FF" calcext:value-type="string">
            <text:p>#7400FF</text:p>
          </table:table-cell>
          <table:table-cell table:style-name="ce32" table:formula="of:=CONCATENATE(IF([.O34]&lt;10;&quot;  &quot;;IF([.O34]&lt;100;&quot; &quot;;&quot;&quot;));[.O34];&quot; &quot;;IF([.P34]&lt;10;&quot;  &quot;;IF([.P34]&lt;100;&quot; &quot;;&quot;&quot;));[.P34];&quot; &quot;;IF([.Q34]&lt;10;&quot;  &quot;;IF([.Q34]&lt;100;&quot; &quot;;&quot;&quot;));[.Q34];&quot; &quot;;[.A34];&quot; - &quot;;[.R34])" office:value-type="string" office:string-value="116   0 255 31 - #7400FF" calcext:value-type="string">
            <text:p>116 <text:s text:c="2"/>0 255 31 - #74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" calcext:value-type="float">
            <text:p>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/>
          <table:table-cell table:style-name="ce45"/>
          <table:table-cell table:style-name="ce50" table:formula="of:=BITAND(BITRSHIFT([.A35];6);HEX2DEC(&quot;7&quot;))" office:value-type="float" office:value="0" calcext:value-type="float">
            <text:p>0</text:p>
          </table:table-cell>
          <table:table-cell table:style-name="ce3" table:formula="of:=BITAND(BITRSHIFT([.A35];3);HEX2DEC(&quot;7&quot;))" office:value-type="float" office:value="4" calcext:value-type="float">
            <text:p>4</text:p>
          </table:table-cell>
          <table:table-cell table:style-name="ce57" table:formula="of:=BITAND([.A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5]/7;1/[.$K$1])*255;0)" office:value-type="float" office:value="153" calcext:value-type="float">
            <text:p>153</text:p>
          </table:table-cell>
          <table:table-cell table:style-name="ce6" table:formula="of:=ROUND(POWER([.D35]/7;1/[.$K$1])*255;0)" office:value-type="float" office:value="0" calcext:value-type="float">
            <text:p>0</text:p>
          </table:table-cell>
          <table:table-cell table:style-name="ce6" table:formula="of:=ROUND(POWER([.F35]/7;1/[.$K$1])*255;0)" office:value-type="float" office:value="0" calcext:value-type="float">
            <text:p>0</text:p>
          </table:table-cell>
          <table:table-cell table:style-name="ce28" table:formula="of:=CONCATENATE(&quot;#&quot;;DEC2HEX([.H35];2);DEC2HEX([.I35];2);DEC2HEX([.J35];2))" office:value-type="string" office:string-value="#990000" calcext:value-type="string">
            <text:p>#990000</text:p>
          </table:table-cell>
          <table:table-cell table:style-name="ce32" table:formula="of:=CONCATENATE(IF([.H35]&lt;10;&quot;  &quot;;IF([.H35]&lt;100;&quot; &quot;;&quot;&quot;));[.H35];&quot; &quot;;IF([.I35]&lt;10;&quot;  &quot;;IF([.I35]&lt;100;&quot; &quot;;&quot;&quot;));[.I35];&quot; &quot;;IF([.J35]&lt;10;&quot;  &quot;;IF([.J35]&lt;100;&quot; &quot;;&quot;&quot;));[.J35];&quot; &quot;;[.A35];&quot; - &quot;;[.K35])" office:value-type="string" office:string-value="153   0   0 32 - #990000" calcext:value-type="string">
            <text:p>153 <text:s text:c="2"/>0 <text:s text:c="2"/>0 32 - #990000</text:p>
          </table:table-cell>
          <table:table-cell table:style-name="ce35"/>
          <table:table-cell table:style-name="ce9"/>
          <table:table-cell table:style-name="ce6" table:formula="of:=INDEX([.$N$3:.$N$10];[.E35]+1;1)" office:value-type="float" office:value="156" calcext:value-type="float">
            <text:p>156</text:p>
          </table:table-cell>
          <table:table-cell table:style-name="ce6" table:formula="of:=INDEX([.$N$3:.$N$10];[.D35]+1;1)" office:value-type="float" office:value="0" calcext:value-type="float">
            <text:p>0</text:p>
          </table:table-cell>
          <table:table-cell table:style-name="ce6" table:formula="of:=INDEX([.$N$3:.$N$10];[.F35]+1;1)" office:value-type="float" office:value="0" calcext:value-type="float">
            <text:p>0</text:p>
          </table:table-cell>
          <table:table-cell table:style-name="ce28" table:formula="of:=CONCATENATE(&quot;#&quot;;DEC2HEX([.O35];2);DEC2HEX([.P35];2);DEC2HEX([.Q35];2))" office:value-type="string" office:string-value="#9C0000" calcext:value-type="string">
            <text:p>#9C0000</text:p>
          </table:table-cell>
          <table:table-cell table:style-name="ce32" table:formula="of:=CONCATENATE(IF([.O35]&lt;10;&quot;  &quot;;IF([.O35]&lt;100;&quot; &quot;;&quot;&quot;));[.O35];&quot; &quot;;IF([.P35]&lt;10;&quot;  &quot;;IF([.P35]&lt;100;&quot; &quot;;&quot;&quot;));[.P35];&quot; &quot;;IF([.Q35]&lt;10;&quot;  &quot;;IF([.Q35]&lt;100;&quot; &quot;;&quot;&quot;));[.Q35];&quot; &quot;;[.A35];&quot; - &quot;;[.R35])" office:value-type="string" office:string-value="156   0   0 32 - #9C0000" calcext:value-type="string">
            <text:p>156 <text:s text:c="2"/>0 <text:s text:c="2"/>0 32 - #9C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" calcext:value-type="float">
            <text:p>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45"/>
          <table:table-cell table:style-name="ce50" table:formula="of:=BITAND(BITRSHIFT([.A36];6);HEX2DEC(&quot;7&quot;))" office:value-type="float" office:value="0" calcext:value-type="float">
            <text:p>0</text:p>
          </table:table-cell>
          <table:table-cell table:style-name="ce3" table:formula="of:=BITAND(BITRSHIFT([.A36];3);HEX2DEC(&quot;7&quot;))" office:value-type="float" office:value="4" calcext:value-type="float">
            <text:p>4</text:p>
          </table:table-cell>
          <table:table-cell table:style-name="ce57" table:formula="of:=BITAND([.A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6]/7;1/[.$K$1])*255;0)" office:value-type="float" office:value="153" calcext:value-type="float">
            <text:p>153</text:p>
          </table:table-cell>
          <table:table-cell table:style-name="ce6" table:formula="of:=ROUND(POWER([.D36]/7;1/[.$K$1])*255;0)" office:value-type="float" office:value="0" calcext:value-type="float">
            <text:p>0</text:p>
          </table:table-cell>
          <table:table-cell table:style-name="ce6" table:formula="of:=ROUND(POWER([.F36]/7;1/[.$K$1])*255;0)" office:value-type="float" office:value="43" calcext:value-type="float">
            <text:p>43</text:p>
          </table:table-cell>
          <table:table-cell table:style-name="ce28" table:formula="of:=CONCATENATE(&quot;#&quot;;DEC2HEX([.H36];2);DEC2HEX([.I36];2);DEC2HEX([.J36];2))" office:value-type="string" office:string-value="#99002B" calcext:value-type="string">
            <text:p>#99002B</text:p>
          </table:table-cell>
          <table:table-cell table:style-name="ce32" table:formula="of:=CONCATENATE(IF([.H36]&lt;10;&quot;  &quot;;IF([.H36]&lt;100;&quot; &quot;;&quot;&quot;));[.H36];&quot; &quot;;IF([.I36]&lt;10;&quot;  &quot;;IF([.I36]&lt;100;&quot; &quot;;&quot;&quot;));[.I36];&quot; &quot;;IF([.J36]&lt;10;&quot;  &quot;;IF([.J36]&lt;100;&quot; &quot;;&quot;&quot;));[.J36];&quot; &quot;;[.A36];&quot; - &quot;;[.K36])" office:value-type="string" office:string-value="153   0  43 33 - #99002B" calcext:value-type="string">
            <text:p>153 <text:s text:c="2"/>0 <text:s/>43 33 - #99002B</text:p>
          </table:table-cell>
          <table:table-cell table:style-name="ce35"/>
          <table:table-cell table:style-name="ce9"/>
          <table:table-cell table:style-name="ce6" table:formula="of:=INDEX([.$N$3:.$N$10];[.E36]+1;1)" office:value-type="float" office:value="156" calcext:value-type="float">
            <text:p>156</text:p>
          </table:table-cell>
          <table:table-cell table:style-name="ce6" table:formula="of:=INDEX([.$N$3:.$N$10];[.D36]+1;1)" office:value-type="float" office:value="0" calcext:value-type="float">
            <text:p>0</text:p>
          </table:table-cell>
          <table:table-cell table:style-name="ce6" table:formula="of:=INDEX([.$N$3:.$N$10];[.F36]+1;1)" office:value-type="float" office:value="40" calcext:value-type="float">
            <text:p>40</text:p>
          </table:table-cell>
          <table:table-cell table:style-name="ce28" table:formula="of:=CONCATENATE(&quot;#&quot;;DEC2HEX([.O36];2);DEC2HEX([.P36];2);DEC2HEX([.Q36];2))" office:value-type="string" office:string-value="#9C0028" calcext:value-type="string">
            <text:p>#9C0028</text:p>
          </table:table-cell>
          <table:table-cell table:style-name="ce32" table:formula="of:=CONCATENATE(IF([.O36]&lt;10;&quot;  &quot;;IF([.O36]&lt;100;&quot; &quot;;&quot;&quot;));[.O36];&quot; &quot;;IF([.P36]&lt;10;&quot;  &quot;;IF([.P36]&lt;100;&quot; &quot;;&quot;&quot;));[.P36];&quot; &quot;;IF([.Q36]&lt;10;&quot;  &quot;;IF([.Q36]&lt;100;&quot; &quot;;&quot;&quot;));[.Q36];&quot; &quot;;[.A36];&quot; - &quot;;[.R36])" office:value-type="string" office:string-value="156   0  40 33 - #9C0028" calcext:value-type="string">
            <text:p>156 <text:s text:c="2"/>0 <text:s/>40 33 - #9C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" calcext:value-type="float">
            <text:p>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45"/>
          <table:table-cell table:style-name="ce50" table:formula="of:=BITAND(BITRSHIFT([.A37];6);HEX2DEC(&quot;7&quot;))" office:value-type="float" office:value="0" calcext:value-type="float">
            <text:p>0</text:p>
          </table:table-cell>
          <table:table-cell table:style-name="ce3" table:formula="of:=BITAND(BITRSHIFT([.A37];3);HEX2DEC(&quot;7&quot;))" office:value-type="float" office:value="4" calcext:value-type="float">
            <text:p>4</text:p>
          </table:table-cell>
          <table:table-cell table:style-name="ce57" table:formula="of:=BITAND([.A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7]/7;1/[.$K$1])*255;0)" office:value-type="float" office:value="153" calcext:value-type="float">
            <text:p>153</text:p>
          </table:table-cell>
          <table:table-cell table:style-name="ce6" table:formula="of:=ROUND(POWER([.D37]/7;1/[.$K$1])*255;0)" office:value-type="float" office:value="0" calcext:value-type="float">
            <text:p>0</text:p>
          </table:table-cell>
          <table:table-cell table:style-name="ce6" table:formula="of:=ROUND(POWER([.F37]/7;1/[.$K$1])*255;0)" office:value-type="float" office:value="82" calcext:value-type="float">
            <text:p>82</text:p>
          </table:table-cell>
          <table:table-cell table:style-name="ce28" table:formula="of:=CONCATENATE(&quot;#&quot;;DEC2HEX([.H37];2);DEC2HEX([.I37];2);DEC2HEX([.J37];2))" office:value-type="string" office:string-value="#990052" calcext:value-type="string">
            <text:p>#990052</text:p>
          </table:table-cell>
          <table:table-cell table:style-name="ce32" table:formula="of:=CONCATENATE(IF([.H37]&lt;10;&quot;  &quot;;IF([.H37]&lt;100;&quot; &quot;;&quot;&quot;));[.H37];&quot; &quot;;IF([.I37]&lt;10;&quot;  &quot;;IF([.I37]&lt;100;&quot; &quot;;&quot;&quot;));[.I37];&quot; &quot;;IF([.J37]&lt;10;&quot;  &quot;;IF([.J37]&lt;100;&quot; &quot;;&quot;&quot;));[.J37];&quot; &quot;;[.A37];&quot; - &quot;;[.K37])" office:value-type="string" office:string-value="153   0  82 34 - #990052" calcext:value-type="string">
            <text:p>153 <text:s text:c="2"/>0 <text:s/>82 34 - #990052</text:p>
          </table:table-cell>
          <table:table-cell table:style-name="ce35"/>
          <table:table-cell table:style-name="ce9"/>
          <table:table-cell table:style-name="ce6" table:formula="of:=INDEX([.$N$3:.$N$10];[.E37]+1;1)" office:value-type="float" office:value="156" calcext:value-type="float">
            <text:p>156</text:p>
          </table:table-cell>
          <table:table-cell table:style-name="ce6" table:formula="of:=INDEX([.$N$3:.$N$10];[.D37]+1;1)" office:value-type="float" office:value="0" calcext:value-type="float">
            <text:p>0</text:p>
          </table:table-cell>
          <table:table-cell table:style-name="ce6" table:formula="of:=INDEX([.$N$3:.$N$10];[.F37]+1;1)" office:value-type="float" office:value="83" calcext:value-type="float">
            <text:p>83</text:p>
          </table:table-cell>
          <table:table-cell table:style-name="ce28" table:formula="of:=CONCATENATE(&quot;#&quot;;DEC2HEX([.O37];2);DEC2HEX([.P37];2);DEC2HEX([.Q37];2))" office:value-type="string" office:string-value="#9C0053" calcext:value-type="string">
            <text:p>#9C0053</text:p>
          </table:table-cell>
          <table:table-cell table:style-name="ce32" table:formula="of:=CONCATENATE(IF([.O37]&lt;10;&quot;  &quot;;IF([.O37]&lt;100;&quot; &quot;;&quot;&quot;));[.O37];&quot; &quot;;IF([.P37]&lt;10;&quot;  &quot;;IF([.P37]&lt;100;&quot; &quot;;&quot;&quot;));[.P37];&quot; &quot;;IF([.Q37]&lt;10;&quot;  &quot;;IF([.Q37]&lt;100;&quot; &quot;;&quot;&quot;));[.Q37];&quot; &quot;;[.A37];&quot; - &quot;;[.R37])" office:value-type="string" office:string-value="156   0  83 34 - #9C0053" calcext:value-type="string">
            <text:p>156 <text:s text:c="2"/>0 <text:s/>83 34 - #9C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" calcext:value-type="float">
            <text:p>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45"/>
          <table:table-cell table:style-name="ce50" table:formula="of:=BITAND(BITRSHIFT([.A38];6);HEX2DEC(&quot;7&quot;))" office:value-type="float" office:value="0" calcext:value-type="float">
            <text:p>0</text:p>
          </table:table-cell>
          <table:table-cell table:style-name="ce3" table:formula="of:=BITAND(BITRSHIFT([.A38];3);HEX2DEC(&quot;7&quot;))" office:value-type="float" office:value="4" calcext:value-type="float">
            <text:p>4</text:p>
          </table:table-cell>
          <table:table-cell table:style-name="ce57" table:formula="of:=BITAND([.A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8]/7;1/[.$K$1])*255;0)" office:value-type="float" office:value="153" calcext:value-type="float">
            <text:p>153</text:p>
          </table:table-cell>
          <table:table-cell table:style-name="ce6" table:formula="of:=ROUND(POWER([.D38]/7;1/[.$K$1])*255;0)" office:value-type="float" office:value="0" calcext:value-type="float">
            <text:p>0</text:p>
          </table:table-cell>
          <table:table-cell table:style-name="ce6" table:formula="of:=ROUND(POWER([.F38]/7;1/[.$K$1])*255;0)" office:value-type="float" office:value="118" calcext:value-type="float">
            <text:p>118</text:p>
          </table:table-cell>
          <table:table-cell table:style-name="ce28" table:formula="of:=CONCATENATE(&quot;#&quot;;DEC2HEX([.H38];2);DEC2HEX([.I38];2);DEC2HEX([.J38];2))" office:value-type="string" office:string-value="#990076" calcext:value-type="string">
            <text:p>#990076</text:p>
          </table:table-cell>
          <table:table-cell table:style-name="ce32" table:formula="of:=CONCATENATE(IF([.H38]&lt;10;&quot;  &quot;;IF([.H38]&lt;100;&quot; &quot;;&quot;&quot;));[.H38];&quot; &quot;;IF([.I38]&lt;10;&quot;  &quot;;IF([.I38]&lt;100;&quot; &quot;;&quot;&quot;));[.I38];&quot; &quot;;IF([.J38]&lt;10;&quot;  &quot;;IF([.J38]&lt;100;&quot; &quot;;&quot;&quot;));[.J38];&quot; &quot;;[.A38];&quot; - &quot;;[.K38])" office:value-type="string" office:string-value="153   0 118 35 - #990076" calcext:value-type="string">
            <text:p>153 <text:s text:c="2"/>0 118 35 - #990076</text:p>
          </table:table-cell>
          <table:table-cell table:style-name="ce35"/>
          <table:table-cell table:style-name="ce9"/>
          <table:table-cell table:style-name="ce6" table:formula="of:=INDEX([.$N$3:.$N$10];[.E38]+1;1)" office:value-type="float" office:value="156" calcext:value-type="float">
            <text:p>156</text:p>
          </table:table-cell>
          <table:table-cell table:style-name="ce6" table:formula="of:=INDEX([.$N$3:.$N$10];[.D38]+1;1)" office:value-type="float" office:value="0" calcext:value-type="float">
            <text:p>0</text:p>
          </table:table-cell>
          <table:table-cell table:style-name="ce6" table:formula="of:=INDEX([.$N$3:.$N$10];[.F38]+1;1)" office:value-type="float" office:value="116" calcext:value-type="float">
            <text:p>116</text:p>
          </table:table-cell>
          <table:table-cell table:style-name="ce28" table:formula="of:=CONCATENATE(&quot;#&quot;;DEC2HEX([.O38];2);DEC2HEX([.P38];2);DEC2HEX([.Q38];2))" office:value-type="string" office:string-value="#9C0074" calcext:value-type="string">
            <text:p>#9C0074</text:p>
          </table:table-cell>
          <table:table-cell table:style-name="ce32" table:formula="of:=CONCATENATE(IF([.O38]&lt;10;&quot;  &quot;;IF([.O38]&lt;100;&quot; &quot;;&quot;&quot;));[.O38];&quot; &quot;;IF([.P38]&lt;10;&quot;  &quot;;IF([.P38]&lt;100;&quot; &quot;;&quot;&quot;));[.P38];&quot; &quot;;IF([.Q38]&lt;10;&quot;  &quot;;IF([.Q38]&lt;100;&quot; &quot;;&quot;&quot;));[.Q38];&quot; &quot;;[.A38];&quot; - &quot;;[.R38])" office:value-type="string" office:string-value="156   0 116 35 - #9C0074" calcext:value-type="string">
            <text:p>156 <text:s text:c="2"/>0 116 35 - #9C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" calcext:value-type="float">
            <text:p>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/>
          <table:table-cell table:style-name="ce45"/>
          <table:table-cell table:style-name="ce50" table:formula="of:=BITAND(BITRSHIFT([.A39];6);HEX2DEC(&quot;7&quot;))" office:value-type="float" office:value="0" calcext:value-type="float">
            <text:p>0</text:p>
          </table:table-cell>
          <table:table-cell table:style-name="ce3" table:formula="of:=BITAND(BITRSHIFT([.A39];3);HEX2DEC(&quot;7&quot;))" office:value-type="float" office:value="4" calcext:value-type="float">
            <text:p>4</text:p>
          </table:table-cell>
          <table:table-cell table:style-name="ce57" table:formula="of:=BITAND([.A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]/7;1/[.$K$1])*255;0)" office:value-type="float" office:value="153" calcext:value-type="float">
            <text:p>153</text:p>
          </table:table-cell>
          <table:table-cell table:style-name="ce6" table:formula="of:=ROUND(POWER([.D39]/7;1/[.$K$1])*255;0)" office:value-type="float" office:value="0" calcext:value-type="float">
            <text:p>0</text:p>
          </table:table-cell>
          <table:table-cell table:style-name="ce6" table:formula="of:=ROUND(POWER([.F39]/7;1/[.$K$1])*255;0)" office:value-type="float" office:value="153" calcext:value-type="float">
            <text:p>153</text:p>
          </table:table-cell>
          <table:table-cell table:style-name="ce28" table:formula="of:=CONCATENATE(&quot;#&quot;;DEC2HEX([.H39];2);DEC2HEX([.I39];2);DEC2HEX([.J39];2))" office:value-type="string" office:string-value="#990099" calcext:value-type="string">
            <text:p>#990099</text:p>
          </table:table-cell>
          <table:table-cell table:style-name="ce32" table:formula="of:=CONCATENATE(IF([.H39]&lt;10;&quot;  &quot;;IF([.H39]&lt;100;&quot; &quot;;&quot;&quot;));[.H39];&quot; &quot;;IF([.I39]&lt;10;&quot;  &quot;;IF([.I39]&lt;100;&quot; &quot;;&quot;&quot;));[.I39];&quot; &quot;;IF([.J39]&lt;10;&quot;  &quot;;IF([.J39]&lt;100;&quot; &quot;;&quot;&quot;));[.J39];&quot; &quot;;[.A39];&quot; - &quot;;[.K39])" office:value-type="string" office:string-value="153   0 153 36 - #990099" calcext:value-type="string">
            <text:p>153 <text:s text:c="2"/>0 153 36 - #990099</text:p>
          </table:table-cell>
          <table:table-cell table:style-name="ce35"/>
          <table:table-cell table:style-name="ce9"/>
          <table:table-cell table:style-name="ce6" table:formula="of:=INDEX([.$N$3:.$N$10];[.E39]+1;1)" office:value-type="float" office:value="156" calcext:value-type="float">
            <text:p>156</text:p>
          </table:table-cell>
          <table:table-cell table:style-name="ce6" table:formula="of:=INDEX([.$N$3:.$N$10];[.D39]+1;1)" office:value-type="float" office:value="0" calcext:value-type="float">
            <text:p>0</text:p>
          </table:table-cell>
          <table:table-cell table:style-name="ce6" table:formula="of:=INDEX([.$N$3:.$N$10];[.F39]+1;1)" office:value-type="float" office:value="156" calcext:value-type="float">
            <text:p>156</text:p>
          </table:table-cell>
          <table:table-cell table:style-name="ce28" table:formula="of:=CONCATENATE(&quot;#&quot;;DEC2HEX([.O39];2);DEC2HEX([.P39];2);DEC2HEX([.Q39];2))" office:value-type="string" office:string-value="#9C009C" calcext:value-type="string">
            <text:p>#9C009C</text:p>
          </table:table-cell>
          <table:table-cell table:style-name="ce32" table:formula="of:=CONCATENATE(IF([.O39]&lt;10;&quot;  &quot;;IF([.O39]&lt;100;&quot; &quot;;&quot;&quot;));[.O39];&quot; &quot;;IF([.P39]&lt;10;&quot;  &quot;;IF([.P39]&lt;100;&quot; &quot;;&quot;&quot;));[.P39];&quot; &quot;;IF([.Q39]&lt;10;&quot;  &quot;;IF([.Q39]&lt;100;&quot; &quot;;&quot;&quot;));[.Q39];&quot; &quot;;[.A39];&quot; - &quot;;[.R39])" office:value-type="string" office:string-value="156   0 156 36 - #9C009C" calcext:value-type="string">
            <text:p>156 <text:s text:c="2"/>0 156 36 - #9C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" calcext:value-type="float">
            <text:p>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45"/>
          <table:table-cell table:style-name="ce50" table:formula="of:=BITAND(BITRSHIFT([.A40];6);HEX2DEC(&quot;7&quot;))" office:value-type="float" office:value="0" calcext:value-type="float">
            <text:p>0</text:p>
          </table:table-cell>
          <table:table-cell table:style-name="ce3" table:formula="of:=BITAND(BITRSHIFT([.A40];3);HEX2DEC(&quot;7&quot;))" office:value-type="float" office:value="4" calcext:value-type="float">
            <text:p>4</text:p>
          </table:table-cell>
          <table:table-cell table:style-name="ce57" table:formula="of:=BITAND([.A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]/7;1/[.$K$1])*255;0)" office:value-type="float" office:value="153" calcext:value-type="float">
            <text:p>153</text:p>
          </table:table-cell>
          <table:table-cell table:style-name="ce6" table:formula="of:=ROUND(POWER([.D40]/7;1/[.$K$1])*255;0)" office:value-type="float" office:value="0" calcext:value-type="float">
            <text:p>0</text:p>
          </table:table-cell>
          <table:table-cell table:style-name="ce6" table:formula="of:=ROUND(POWER([.F40]/7;1/[.$K$1])*255;0)" office:value-type="float" office:value="188" calcext:value-type="float">
            <text:p>188</text:p>
          </table:table-cell>
          <table:table-cell table:style-name="ce28" table:formula="of:=CONCATENATE(&quot;#&quot;;DEC2HEX([.H40];2);DEC2HEX([.I40];2);DEC2HEX([.J40];2))" office:value-type="string" office:string-value="#9900BC" calcext:value-type="string">
            <text:p>#9900BC</text:p>
          </table:table-cell>
          <table:table-cell table:style-name="ce32" table:formula="of:=CONCATENATE(IF([.H40]&lt;10;&quot;  &quot;;IF([.H40]&lt;100;&quot; &quot;;&quot;&quot;));[.H40];&quot; &quot;;IF([.I40]&lt;10;&quot;  &quot;;IF([.I40]&lt;100;&quot; &quot;;&quot;&quot;));[.I40];&quot; &quot;;IF([.J40]&lt;10;&quot;  &quot;;IF([.J40]&lt;100;&quot; &quot;;&quot;&quot;));[.J40];&quot; &quot;;[.A40];&quot; - &quot;;[.K40])" office:value-type="string" office:string-value="153   0 188 37 - #9900BC" calcext:value-type="string">
            <text:p>153 <text:s text:c="2"/>0 188 37 - #9900BC</text:p>
          </table:table-cell>
          <table:table-cell table:style-name="ce35"/>
          <table:table-cell table:style-name="ce9"/>
          <table:table-cell table:style-name="ce6" table:formula="of:=INDEX([.$N$3:.$N$10];[.E40]+1;1)" office:value-type="float" office:value="156" calcext:value-type="float">
            <text:p>156</text:p>
          </table:table-cell>
          <table:table-cell table:style-name="ce6" table:formula="of:=INDEX([.$N$3:.$N$10];[.D40]+1;1)" office:value-type="float" office:value="0" calcext:value-type="float">
            <text:p>0</text:p>
          </table:table-cell>
          <table:table-cell table:style-name="ce6" table:formula="of:=INDEX([.$N$3:.$N$10];[.F40]+1;1)" office:value-type="float" office:value="187" calcext:value-type="float">
            <text:p>187</text:p>
          </table:table-cell>
          <table:table-cell table:style-name="ce28" table:formula="of:=CONCATENATE(&quot;#&quot;;DEC2HEX([.O40];2);DEC2HEX([.P40];2);DEC2HEX([.Q40];2))" office:value-type="string" office:string-value="#9C00BB" calcext:value-type="string">
            <text:p>#9C00BB</text:p>
          </table:table-cell>
          <table:table-cell table:style-name="ce32" table:formula="of:=CONCATENATE(IF([.O40]&lt;10;&quot;  &quot;;IF([.O40]&lt;100;&quot; &quot;;&quot;&quot;));[.O40];&quot; &quot;;IF([.P40]&lt;10;&quot;  &quot;;IF([.P40]&lt;100;&quot; &quot;;&quot;&quot;));[.P40];&quot; &quot;;IF([.Q40]&lt;10;&quot;  &quot;;IF([.Q40]&lt;100;&quot; &quot;;&quot;&quot;));[.Q40];&quot; &quot;;[.A40];&quot; - &quot;;[.R40])" office:value-type="string" office:string-value="156   0 187 37 - #9C00BB" calcext:value-type="string">
            <text:p>156 <text:s text:c="2"/>0 187 37 - #9C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" calcext:value-type="float">
            <text:p>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/>
          <table:table-cell table:style-name="ce45"/>
          <table:table-cell table:style-name="ce50" table:formula="of:=BITAND(BITRSHIFT([.A41];6);HEX2DEC(&quot;7&quot;))" office:value-type="float" office:value="0" calcext:value-type="float">
            <text:p>0</text:p>
          </table:table-cell>
          <table:table-cell table:style-name="ce3" table:formula="of:=BITAND(BITRSHIFT([.A41];3);HEX2DEC(&quot;7&quot;))" office:value-type="float" office:value="4" calcext:value-type="float">
            <text:p>4</text:p>
          </table:table-cell>
          <table:table-cell table:style-name="ce57" table:formula="of:=BITAND([.A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1]/7;1/[.$K$1])*255;0)" office:value-type="float" office:value="153" calcext:value-type="float">
            <text:p>153</text:p>
          </table:table-cell>
          <table:table-cell table:style-name="ce6" table:formula="of:=ROUND(POWER([.D41]/7;1/[.$K$1])*255;0)" office:value-type="float" office:value="0" calcext:value-type="float">
            <text:p>0</text:p>
          </table:table-cell>
          <table:table-cell table:style-name="ce6" table:formula="of:=ROUND(POWER([.F41]/7;1/[.$K$1])*255;0)" office:value-type="float" office:value="222" calcext:value-type="float">
            <text:p>222</text:p>
          </table:table-cell>
          <table:table-cell table:style-name="ce28" table:formula="of:=CONCATENATE(&quot;#&quot;;DEC2HEX([.H41];2);DEC2HEX([.I41];2);DEC2HEX([.J41];2))" office:value-type="string" office:string-value="#9900DE" calcext:value-type="string">
            <text:p>#9900DE</text:p>
          </table:table-cell>
          <table:table-cell table:style-name="ce32" table:formula="of:=CONCATENATE(IF([.H41]&lt;10;&quot;  &quot;;IF([.H41]&lt;100;&quot; &quot;;&quot;&quot;));[.H41];&quot; &quot;;IF([.I41]&lt;10;&quot;  &quot;;IF([.I41]&lt;100;&quot; &quot;;&quot;&quot;));[.I41];&quot; &quot;;IF([.J41]&lt;10;&quot;  &quot;;IF([.J41]&lt;100;&quot; &quot;;&quot;&quot;));[.J41];&quot; &quot;;[.A41];&quot; - &quot;;[.K41])" office:value-type="string" office:string-value="153   0 222 38 - #9900DE" calcext:value-type="string">
            <text:p>153 <text:s text:c="2"/>0 222 38 - #9900DE</text:p>
          </table:table-cell>
          <table:table-cell table:style-name="ce35"/>
          <table:table-cell table:style-name="ce9"/>
          <table:table-cell table:style-name="ce6" table:formula="of:=INDEX([.$N$3:.$N$10];[.E41]+1;1)" office:value-type="float" office:value="156" calcext:value-type="float">
            <text:p>156</text:p>
          </table:table-cell>
          <table:table-cell table:style-name="ce6" table:formula="of:=INDEX([.$N$3:.$N$10];[.D41]+1;1)" office:value-type="float" office:value="0" calcext:value-type="float">
            <text:p>0</text:p>
          </table:table-cell>
          <table:table-cell table:style-name="ce6" table:formula="of:=INDEX([.$N$3:.$N$10];[.F41]+1;1)" office:value-type="float" office:value="225" calcext:value-type="float">
            <text:p>225</text:p>
          </table:table-cell>
          <table:table-cell table:style-name="ce28" table:formula="of:=CONCATENATE(&quot;#&quot;;DEC2HEX([.O41];2);DEC2HEX([.P41];2);DEC2HEX([.Q41];2))" office:value-type="string" office:string-value="#9C00E1" calcext:value-type="string">
            <text:p>#9C00E1</text:p>
          </table:table-cell>
          <table:table-cell table:style-name="ce32" table:formula="of:=CONCATENATE(IF([.O41]&lt;10;&quot;  &quot;;IF([.O41]&lt;100;&quot; &quot;;&quot;&quot;));[.O41];&quot; &quot;;IF([.P41]&lt;10;&quot;  &quot;;IF([.P41]&lt;100;&quot; &quot;;&quot;&quot;));[.P41];&quot; &quot;;IF([.Q41]&lt;10;&quot;  &quot;;IF([.Q41]&lt;100;&quot; &quot;;&quot;&quot;));[.Q41];&quot; &quot;;[.A41];&quot; - &quot;;[.R41])" office:value-type="string" office:string-value="156   0 225 38 - #9C00E1" calcext:value-type="string">
            <text:p>156 <text:s text:c="2"/>0 225 38 - #9C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" calcext:value-type="float">
            <text:p>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45"/>
          <table:table-cell table:style-name="ce50" table:formula="of:=BITAND(BITRSHIFT([.A42];6);HEX2DEC(&quot;7&quot;))" office:value-type="float" office:value="0" calcext:value-type="float">
            <text:p>0</text:p>
          </table:table-cell>
          <table:table-cell table:style-name="ce3" table:formula="of:=BITAND(BITRSHIFT([.A42];3);HEX2DEC(&quot;7&quot;))" office:value-type="float" office:value="4" calcext:value-type="float">
            <text:p>4</text:p>
          </table:table-cell>
          <table:table-cell table:style-name="ce57" table:formula="of:=BITAND([.A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2]/7;1/[.$K$1])*255;0)" office:value-type="float" office:value="153" calcext:value-type="float">
            <text:p>153</text:p>
          </table:table-cell>
          <table:table-cell table:style-name="ce6" table:formula="of:=ROUND(POWER([.D42]/7;1/[.$K$1])*255;0)" office:value-type="float" office:value="0" calcext:value-type="float">
            <text:p>0</text:p>
          </table:table-cell>
          <table:table-cell table:style-name="ce6" table:formula="of:=ROUND(POWER([.F42]/7;1/[.$K$1])*255;0)" office:value-type="float" office:value="255" calcext:value-type="float">
            <text:p>255</text:p>
          </table:table-cell>
          <table:table-cell table:style-name="ce28" table:formula="of:=CONCATENATE(&quot;#&quot;;DEC2HEX([.H42];2);DEC2HEX([.I42];2);DEC2HEX([.J42];2))" office:value-type="string" office:string-value="#9900FF" calcext:value-type="string">
            <text:p>#9900FF</text:p>
          </table:table-cell>
          <table:table-cell table:style-name="ce32" table:formula="of:=CONCATENATE(IF([.H42]&lt;10;&quot;  &quot;;IF([.H42]&lt;100;&quot; &quot;;&quot;&quot;));[.H42];&quot; &quot;;IF([.I42]&lt;10;&quot;  &quot;;IF([.I42]&lt;100;&quot; &quot;;&quot;&quot;));[.I42];&quot; &quot;;IF([.J42]&lt;10;&quot;  &quot;;IF([.J42]&lt;100;&quot; &quot;;&quot;&quot;));[.J42];&quot; &quot;;[.A42];&quot; - &quot;;[.K42])" office:value-type="string" office:string-value="153   0 255 39 - #9900FF" calcext:value-type="string">
            <text:p>153 <text:s text:c="2"/>0 255 39 - #9900FF</text:p>
          </table:table-cell>
          <table:table-cell table:style-name="ce35"/>
          <table:table-cell table:style-name="ce9"/>
          <table:table-cell table:style-name="ce6" table:formula="of:=INDEX([.$N$3:.$N$10];[.E42]+1;1)" office:value-type="float" office:value="156" calcext:value-type="float">
            <text:p>156</text:p>
          </table:table-cell>
          <table:table-cell table:style-name="ce6" table:formula="of:=INDEX([.$N$3:.$N$10];[.D42]+1;1)" office:value-type="float" office:value="0" calcext:value-type="float">
            <text:p>0</text:p>
          </table:table-cell>
          <table:table-cell table:style-name="ce6" table:formula="of:=INDEX([.$N$3:.$N$10];[.F42]+1;1)" office:value-type="float" office:value="255" calcext:value-type="float">
            <text:p>255</text:p>
          </table:table-cell>
          <table:table-cell table:style-name="ce28" table:formula="of:=CONCATENATE(&quot;#&quot;;DEC2HEX([.O42];2);DEC2HEX([.P42];2);DEC2HEX([.Q42];2))" office:value-type="string" office:string-value="#9C00FF" calcext:value-type="string">
            <text:p>#9C00FF</text:p>
          </table:table-cell>
          <table:table-cell table:style-name="ce32" table:formula="of:=CONCATENATE(IF([.O42]&lt;10;&quot;  &quot;;IF([.O42]&lt;100;&quot; &quot;;&quot;&quot;));[.O42];&quot; &quot;;IF([.P42]&lt;10;&quot;  &quot;;IF([.P42]&lt;100;&quot; &quot;;&quot;&quot;));[.P42];&quot; &quot;;IF([.Q42]&lt;10;&quot;  &quot;;IF([.Q42]&lt;100;&quot; &quot;;&quot;&quot;));[.Q42];&quot; &quot;;[.A42];&quot; - &quot;;[.R42])" office:value-type="string" office:string-value="156   0 255 39 - #9C00FF" calcext:value-type="string">
            <text:p>156 <text:s text:c="2"/>0 255 39 - #9C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" calcext:value-type="float">
            <text:p>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/>
          <table:table-cell table:style-name="ce45"/>
          <table:table-cell table:style-name="ce50" table:formula="of:=BITAND(BITRSHIFT([.A43];6);HEX2DEC(&quot;7&quot;))" office:value-type="float" office:value="0" calcext:value-type="float">
            <text:p>0</text:p>
          </table:table-cell>
          <table:table-cell table:style-name="ce3" table:formula="of:=BITAND(BITRSHIFT([.A43];3);HEX2DEC(&quot;7&quot;))" office:value-type="float" office:value="5" calcext:value-type="float">
            <text:p>5</text:p>
          </table:table-cell>
          <table:table-cell table:style-name="ce57" table:formula="of:=BITAND([.A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3]/7;1/[.$K$1])*255;0)" office:value-type="float" office:value="188" calcext:value-type="float">
            <text:p>188</text:p>
          </table:table-cell>
          <table:table-cell table:style-name="ce6" table:formula="of:=ROUND(POWER([.D43]/7;1/[.$K$1])*255;0)" office:value-type="float" office:value="0" calcext:value-type="float">
            <text:p>0</text:p>
          </table:table-cell>
          <table:table-cell table:style-name="ce6" table:formula="of:=ROUND(POWER([.F43]/7;1/[.$K$1])*255;0)" office:value-type="float" office:value="0" calcext:value-type="float">
            <text:p>0</text:p>
          </table:table-cell>
          <table:table-cell table:style-name="ce28" table:formula="of:=CONCATENATE(&quot;#&quot;;DEC2HEX([.H43];2);DEC2HEX([.I43];2);DEC2HEX([.J43];2))" office:value-type="string" office:string-value="#BC0000" calcext:value-type="string">
            <text:p>#BC0000</text:p>
          </table:table-cell>
          <table:table-cell table:style-name="ce32" table:formula="of:=CONCATENATE(IF([.H43]&lt;10;&quot;  &quot;;IF([.H43]&lt;100;&quot; &quot;;&quot;&quot;));[.H43];&quot; &quot;;IF([.I43]&lt;10;&quot;  &quot;;IF([.I43]&lt;100;&quot; &quot;;&quot;&quot;));[.I43];&quot; &quot;;IF([.J43]&lt;10;&quot;  &quot;;IF([.J43]&lt;100;&quot; &quot;;&quot;&quot;));[.J43];&quot; &quot;;[.A43];&quot; - &quot;;[.K43])" office:value-type="string" office:string-value="188   0   0 40 - #BC0000" calcext:value-type="string">
            <text:p>188 <text:s text:c="2"/>0 <text:s text:c="2"/>0 40 - #BC0000</text:p>
          </table:table-cell>
          <table:table-cell table:style-name="ce35"/>
          <table:table-cell table:style-name="ce9"/>
          <table:table-cell table:style-name="ce6" table:formula="of:=INDEX([.$N$3:.$N$10];[.E43]+1;1)" office:value-type="float" office:value="187" calcext:value-type="float">
            <text:p>187</text:p>
          </table:table-cell>
          <table:table-cell table:style-name="ce6" table:formula="of:=INDEX([.$N$3:.$N$10];[.D43]+1;1)" office:value-type="float" office:value="0" calcext:value-type="float">
            <text:p>0</text:p>
          </table:table-cell>
          <table:table-cell table:style-name="ce6" table:formula="of:=INDEX([.$N$3:.$N$10];[.F43]+1;1)" office:value-type="float" office:value="0" calcext:value-type="float">
            <text:p>0</text:p>
          </table:table-cell>
          <table:table-cell table:style-name="ce28" table:formula="of:=CONCATENATE(&quot;#&quot;;DEC2HEX([.O43];2);DEC2HEX([.P43];2);DEC2HEX([.Q43];2))" office:value-type="string" office:string-value="#BB0000" calcext:value-type="string">
            <text:p>#BB0000</text:p>
          </table:table-cell>
          <table:table-cell table:style-name="ce32" table:formula="of:=CONCATENATE(IF([.O43]&lt;10;&quot;  &quot;;IF([.O43]&lt;100;&quot; &quot;;&quot;&quot;));[.O43];&quot; &quot;;IF([.P43]&lt;10;&quot;  &quot;;IF([.P43]&lt;100;&quot; &quot;;&quot;&quot;));[.P43];&quot; &quot;;IF([.Q43]&lt;10;&quot;  &quot;;IF([.Q43]&lt;100;&quot; &quot;;&quot;&quot;));[.Q43];&quot; &quot;;[.A43];&quot; - &quot;;[.R43])" office:value-type="string" office:string-value="187   0   0 40 - #BB0000" calcext:value-type="string">
            <text:p>187 <text:s text:c="2"/>0 <text:s text:c="2"/>0 40 - #BB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" calcext:value-type="float">
            <text:p>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45"/>
          <table:table-cell table:style-name="ce50" table:formula="of:=BITAND(BITRSHIFT([.A44];6);HEX2DEC(&quot;7&quot;))" office:value-type="float" office:value="0" calcext:value-type="float">
            <text:p>0</text:p>
          </table:table-cell>
          <table:table-cell table:style-name="ce3" table:formula="of:=BITAND(BITRSHIFT([.A44];3);HEX2DEC(&quot;7&quot;))" office:value-type="float" office:value="5" calcext:value-type="float">
            <text:p>5</text:p>
          </table:table-cell>
          <table:table-cell table:style-name="ce57" table:formula="of:=BITAND([.A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4]/7;1/[.$K$1])*255;0)" office:value-type="float" office:value="188" calcext:value-type="float">
            <text:p>188</text:p>
          </table:table-cell>
          <table:table-cell table:style-name="ce6" table:formula="of:=ROUND(POWER([.D44]/7;1/[.$K$1])*255;0)" office:value-type="float" office:value="0" calcext:value-type="float">
            <text:p>0</text:p>
          </table:table-cell>
          <table:table-cell table:style-name="ce6" table:formula="of:=ROUND(POWER([.F44]/7;1/[.$K$1])*255;0)" office:value-type="float" office:value="43" calcext:value-type="float">
            <text:p>43</text:p>
          </table:table-cell>
          <table:table-cell table:style-name="ce28" table:formula="of:=CONCATENATE(&quot;#&quot;;DEC2HEX([.H44];2);DEC2HEX([.I44];2);DEC2HEX([.J44];2))" office:value-type="string" office:string-value="#BC002B" calcext:value-type="string">
            <text:p>#BC002B</text:p>
          </table:table-cell>
          <table:table-cell table:style-name="ce32" table:formula="of:=CONCATENATE(IF([.H44]&lt;10;&quot;  &quot;;IF([.H44]&lt;100;&quot; &quot;;&quot;&quot;));[.H44];&quot; &quot;;IF([.I44]&lt;10;&quot;  &quot;;IF([.I44]&lt;100;&quot; &quot;;&quot;&quot;));[.I44];&quot; &quot;;IF([.J44]&lt;10;&quot;  &quot;;IF([.J44]&lt;100;&quot; &quot;;&quot;&quot;));[.J44];&quot; &quot;;[.A44];&quot; - &quot;;[.K44])" office:value-type="string" office:string-value="188   0  43 41 - #BC002B" calcext:value-type="string">
            <text:p>188 <text:s text:c="2"/>0 <text:s/>43 41 - #BC002B</text:p>
          </table:table-cell>
          <table:table-cell table:style-name="ce35"/>
          <table:table-cell table:style-name="ce9"/>
          <table:table-cell table:style-name="ce6" table:formula="of:=INDEX([.$N$3:.$N$10];[.E44]+1;1)" office:value-type="float" office:value="187" calcext:value-type="float">
            <text:p>187</text:p>
          </table:table-cell>
          <table:table-cell table:style-name="ce6" table:formula="of:=INDEX([.$N$3:.$N$10];[.D44]+1;1)" office:value-type="float" office:value="0" calcext:value-type="float">
            <text:p>0</text:p>
          </table:table-cell>
          <table:table-cell table:style-name="ce6" table:formula="of:=INDEX([.$N$3:.$N$10];[.F44]+1;1)" office:value-type="float" office:value="40" calcext:value-type="float">
            <text:p>40</text:p>
          </table:table-cell>
          <table:table-cell table:style-name="ce28" table:formula="of:=CONCATENATE(&quot;#&quot;;DEC2HEX([.O44];2);DEC2HEX([.P44];2);DEC2HEX([.Q44];2))" office:value-type="string" office:string-value="#BB0028" calcext:value-type="string">
            <text:p>#BB0028</text:p>
          </table:table-cell>
          <table:table-cell table:style-name="ce32" table:formula="of:=CONCATENATE(IF([.O44]&lt;10;&quot;  &quot;;IF([.O44]&lt;100;&quot; &quot;;&quot;&quot;));[.O44];&quot; &quot;;IF([.P44]&lt;10;&quot;  &quot;;IF([.P44]&lt;100;&quot; &quot;;&quot;&quot;));[.P44];&quot; &quot;;IF([.Q44]&lt;10;&quot;  &quot;;IF([.Q44]&lt;100;&quot; &quot;;&quot;&quot;));[.Q44];&quot; &quot;;[.A44];&quot; - &quot;;[.R44])" office:value-type="string" office:string-value="187   0  40 41 - #BB0028" calcext:value-type="string">
            <text:p>187 <text:s text:c="2"/>0 <text:s/>40 41 - #BB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" calcext:value-type="float">
            <text:p>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/>
          <table:table-cell table:style-name="ce45"/>
          <table:table-cell table:style-name="ce50" table:formula="of:=BITAND(BITRSHIFT([.A45];6);HEX2DEC(&quot;7&quot;))" office:value-type="float" office:value="0" calcext:value-type="float">
            <text:p>0</text:p>
          </table:table-cell>
          <table:table-cell table:style-name="ce3" table:formula="of:=BITAND(BITRSHIFT([.A45];3);HEX2DEC(&quot;7&quot;))" office:value-type="float" office:value="5" calcext:value-type="float">
            <text:p>5</text:p>
          </table:table-cell>
          <table:table-cell table:style-name="ce57" table:formula="of:=BITAND([.A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5]/7;1/[.$K$1])*255;0)" office:value-type="float" office:value="188" calcext:value-type="float">
            <text:p>188</text:p>
          </table:table-cell>
          <table:table-cell table:style-name="ce6" table:formula="of:=ROUND(POWER([.D45]/7;1/[.$K$1])*255;0)" office:value-type="float" office:value="0" calcext:value-type="float">
            <text:p>0</text:p>
          </table:table-cell>
          <table:table-cell table:style-name="ce6" table:formula="of:=ROUND(POWER([.F45]/7;1/[.$K$1])*255;0)" office:value-type="float" office:value="82" calcext:value-type="float">
            <text:p>82</text:p>
          </table:table-cell>
          <table:table-cell table:style-name="ce28" table:formula="of:=CONCATENATE(&quot;#&quot;;DEC2HEX([.H45];2);DEC2HEX([.I45];2);DEC2HEX([.J45];2))" office:value-type="string" office:string-value="#BC0052" calcext:value-type="string">
            <text:p>#BC0052</text:p>
          </table:table-cell>
          <table:table-cell table:style-name="ce32" table:formula="of:=CONCATENATE(IF([.H45]&lt;10;&quot;  &quot;;IF([.H45]&lt;100;&quot; &quot;;&quot;&quot;));[.H45];&quot; &quot;;IF([.I45]&lt;10;&quot;  &quot;;IF([.I45]&lt;100;&quot; &quot;;&quot;&quot;));[.I45];&quot; &quot;;IF([.J45]&lt;10;&quot;  &quot;;IF([.J45]&lt;100;&quot; &quot;;&quot;&quot;));[.J45];&quot; &quot;;[.A45];&quot; - &quot;;[.K45])" office:value-type="string" office:string-value="188   0  82 42 - #BC0052" calcext:value-type="string">
            <text:p>188 <text:s text:c="2"/>0 <text:s/>82 42 - #BC0052</text:p>
          </table:table-cell>
          <table:table-cell table:style-name="ce35"/>
          <table:table-cell table:style-name="ce9"/>
          <table:table-cell table:style-name="ce6" table:formula="of:=INDEX([.$N$3:.$N$10];[.E45]+1;1)" office:value-type="float" office:value="187" calcext:value-type="float">
            <text:p>187</text:p>
          </table:table-cell>
          <table:table-cell table:style-name="ce6" table:formula="of:=INDEX([.$N$3:.$N$10];[.D45]+1;1)" office:value-type="float" office:value="0" calcext:value-type="float">
            <text:p>0</text:p>
          </table:table-cell>
          <table:table-cell table:style-name="ce6" table:formula="of:=INDEX([.$N$3:.$N$10];[.F45]+1;1)" office:value-type="float" office:value="83" calcext:value-type="float">
            <text:p>83</text:p>
          </table:table-cell>
          <table:table-cell table:style-name="ce28" table:formula="of:=CONCATENATE(&quot;#&quot;;DEC2HEX([.O45];2);DEC2HEX([.P45];2);DEC2HEX([.Q45];2))" office:value-type="string" office:string-value="#BB0053" calcext:value-type="string">
            <text:p>#BB0053</text:p>
          </table:table-cell>
          <table:table-cell table:style-name="ce32" table:formula="of:=CONCATENATE(IF([.O45]&lt;10;&quot;  &quot;;IF([.O45]&lt;100;&quot; &quot;;&quot;&quot;));[.O45];&quot; &quot;;IF([.P45]&lt;10;&quot;  &quot;;IF([.P45]&lt;100;&quot; &quot;;&quot;&quot;));[.P45];&quot; &quot;;IF([.Q45]&lt;10;&quot;  &quot;;IF([.Q45]&lt;100;&quot; &quot;;&quot;&quot;));[.Q45];&quot; &quot;;[.A45];&quot; - &quot;;[.R45])" office:value-type="string" office:string-value="187   0  83 42 - #BB0053" calcext:value-type="string">
            <text:p>187 <text:s text:c="2"/>0 <text:s/>83 42 - #BB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" calcext:value-type="float">
            <text:p>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45"/>
          <table:table-cell table:style-name="ce50" table:formula="of:=BITAND(BITRSHIFT([.A46];6);HEX2DEC(&quot;7&quot;))" office:value-type="float" office:value="0" calcext:value-type="float">
            <text:p>0</text:p>
          </table:table-cell>
          <table:table-cell table:style-name="ce3" table:formula="of:=BITAND(BITRSHIFT([.A46];3);HEX2DEC(&quot;7&quot;))" office:value-type="float" office:value="5" calcext:value-type="float">
            <text:p>5</text:p>
          </table:table-cell>
          <table:table-cell table:style-name="ce57" table:formula="of:=BITAND([.A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6]/7;1/[.$K$1])*255;0)" office:value-type="float" office:value="188" calcext:value-type="float">
            <text:p>188</text:p>
          </table:table-cell>
          <table:table-cell table:style-name="ce6" table:formula="of:=ROUND(POWER([.D46]/7;1/[.$K$1])*255;0)" office:value-type="float" office:value="0" calcext:value-type="float">
            <text:p>0</text:p>
          </table:table-cell>
          <table:table-cell table:style-name="ce6" table:formula="of:=ROUND(POWER([.F46]/7;1/[.$K$1])*255;0)" office:value-type="float" office:value="118" calcext:value-type="float">
            <text:p>118</text:p>
          </table:table-cell>
          <table:table-cell table:style-name="ce28" table:formula="of:=CONCATENATE(&quot;#&quot;;DEC2HEX([.H46];2);DEC2HEX([.I46];2);DEC2HEX([.J46];2))" office:value-type="string" office:string-value="#BC0076" calcext:value-type="string">
            <text:p>#BC0076</text:p>
          </table:table-cell>
          <table:table-cell table:style-name="ce32" table:formula="of:=CONCATENATE(IF([.H46]&lt;10;&quot;  &quot;;IF([.H46]&lt;100;&quot; &quot;;&quot;&quot;));[.H46];&quot; &quot;;IF([.I46]&lt;10;&quot;  &quot;;IF([.I46]&lt;100;&quot; &quot;;&quot;&quot;));[.I46];&quot; &quot;;IF([.J46]&lt;10;&quot;  &quot;;IF([.J46]&lt;100;&quot; &quot;;&quot;&quot;));[.J46];&quot; &quot;;[.A46];&quot; - &quot;;[.K46])" office:value-type="string" office:string-value="188   0 118 43 - #BC0076" calcext:value-type="string">
            <text:p>188 <text:s text:c="2"/>0 118 43 - #BC0076</text:p>
          </table:table-cell>
          <table:table-cell table:style-name="ce35"/>
          <table:table-cell table:style-name="ce9"/>
          <table:table-cell table:style-name="ce6" table:formula="of:=INDEX([.$N$3:.$N$10];[.E46]+1;1)" office:value-type="float" office:value="187" calcext:value-type="float">
            <text:p>187</text:p>
          </table:table-cell>
          <table:table-cell table:style-name="ce6" table:formula="of:=INDEX([.$N$3:.$N$10];[.D46]+1;1)" office:value-type="float" office:value="0" calcext:value-type="float">
            <text:p>0</text:p>
          </table:table-cell>
          <table:table-cell table:style-name="ce6" table:formula="of:=INDEX([.$N$3:.$N$10];[.F46]+1;1)" office:value-type="float" office:value="116" calcext:value-type="float">
            <text:p>116</text:p>
          </table:table-cell>
          <table:table-cell table:style-name="ce28" table:formula="of:=CONCATENATE(&quot;#&quot;;DEC2HEX([.O46];2);DEC2HEX([.P46];2);DEC2HEX([.Q46];2))" office:value-type="string" office:string-value="#BB0074" calcext:value-type="string">
            <text:p>#BB0074</text:p>
          </table:table-cell>
          <table:table-cell table:style-name="ce32" table:formula="of:=CONCATENATE(IF([.O46]&lt;10;&quot;  &quot;;IF([.O46]&lt;100;&quot; &quot;;&quot;&quot;));[.O46];&quot; &quot;;IF([.P46]&lt;10;&quot;  &quot;;IF([.P46]&lt;100;&quot; &quot;;&quot;&quot;));[.P46];&quot; &quot;;IF([.Q46]&lt;10;&quot;  &quot;;IF([.Q46]&lt;100;&quot; &quot;;&quot;&quot;));[.Q46];&quot; &quot;;[.A46];&quot; - &quot;;[.R46])" office:value-type="string" office:string-value="187   0 116 43 - #BB0074" calcext:value-type="string">
            <text:p>187 <text:s text:c="2"/>0 116 43 - #BB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" calcext:value-type="float">
            <text:p>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/>
          <table:table-cell table:style-name="ce45"/>
          <table:table-cell table:style-name="ce50" table:formula="of:=BITAND(BITRSHIFT([.A47];6);HEX2DEC(&quot;7&quot;))" office:value-type="float" office:value="0" calcext:value-type="float">
            <text:p>0</text:p>
          </table:table-cell>
          <table:table-cell table:style-name="ce3" table:formula="of:=BITAND(BITRSHIFT([.A47];3);HEX2DEC(&quot;7&quot;))" office:value-type="float" office:value="5" calcext:value-type="float">
            <text:p>5</text:p>
          </table:table-cell>
          <table:table-cell table:style-name="ce57" table:formula="of:=BITAND([.A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]/7;1/[.$K$1])*255;0)" office:value-type="float" office:value="188" calcext:value-type="float">
            <text:p>188</text:p>
          </table:table-cell>
          <table:table-cell table:style-name="ce6" table:formula="of:=ROUND(POWER([.D47]/7;1/[.$K$1])*255;0)" office:value-type="float" office:value="0" calcext:value-type="float">
            <text:p>0</text:p>
          </table:table-cell>
          <table:table-cell table:style-name="ce6" table:formula="of:=ROUND(POWER([.F47]/7;1/[.$K$1])*255;0)" office:value-type="float" office:value="153" calcext:value-type="float">
            <text:p>153</text:p>
          </table:table-cell>
          <table:table-cell table:style-name="ce28" table:formula="of:=CONCATENATE(&quot;#&quot;;DEC2HEX([.H47];2);DEC2HEX([.I47];2);DEC2HEX([.J47];2))" office:value-type="string" office:string-value="#BC0099" calcext:value-type="string">
            <text:p>#BC0099</text:p>
          </table:table-cell>
          <table:table-cell table:style-name="ce32" table:formula="of:=CONCATENATE(IF([.H47]&lt;10;&quot;  &quot;;IF([.H47]&lt;100;&quot; &quot;;&quot;&quot;));[.H47];&quot; &quot;;IF([.I47]&lt;10;&quot;  &quot;;IF([.I47]&lt;100;&quot; &quot;;&quot;&quot;));[.I47];&quot; &quot;;IF([.J47]&lt;10;&quot;  &quot;;IF([.J47]&lt;100;&quot; &quot;;&quot;&quot;));[.J47];&quot; &quot;;[.A47];&quot; - &quot;;[.K47])" office:value-type="string" office:string-value="188   0 153 44 - #BC0099" calcext:value-type="string">
            <text:p>188 <text:s text:c="2"/>0 153 44 - #BC0099</text:p>
          </table:table-cell>
          <table:table-cell table:style-name="ce35"/>
          <table:table-cell table:style-name="ce9"/>
          <table:table-cell table:style-name="ce6" table:formula="of:=INDEX([.$N$3:.$N$10];[.E47]+1;1)" office:value-type="float" office:value="187" calcext:value-type="float">
            <text:p>187</text:p>
          </table:table-cell>
          <table:table-cell table:style-name="ce6" table:formula="of:=INDEX([.$N$3:.$N$10];[.D47]+1;1)" office:value-type="float" office:value="0" calcext:value-type="float">
            <text:p>0</text:p>
          </table:table-cell>
          <table:table-cell table:style-name="ce6" table:formula="of:=INDEX([.$N$3:.$N$10];[.F47]+1;1)" office:value-type="float" office:value="156" calcext:value-type="float">
            <text:p>156</text:p>
          </table:table-cell>
          <table:table-cell table:style-name="ce28" table:formula="of:=CONCATENATE(&quot;#&quot;;DEC2HEX([.O47];2);DEC2HEX([.P47];2);DEC2HEX([.Q47];2))" office:value-type="string" office:string-value="#BB009C" calcext:value-type="string">
            <text:p>#BB009C</text:p>
          </table:table-cell>
          <table:table-cell table:style-name="ce32" table:formula="of:=CONCATENATE(IF([.O47]&lt;10;&quot;  &quot;;IF([.O47]&lt;100;&quot; &quot;;&quot;&quot;));[.O47];&quot; &quot;;IF([.P47]&lt;10;&quot;  &quot;;IF([.P47]&lt;100;&quot; &quot;;&quot;&quot;));[.P47];&quot; &quot;;IF([.Q47]&lt;10;&quot;  &quot;;IF([.Q47]&lt;100;&quot; &quot;;&quot;&quot;));[.Q47];&quot; &quot;;[.A47];&quot; - &quot;;[.R47])" office:value-type="string" office:string-value="187   0 156 44 - #BB009C" calcext:value-type="string">
            <text:p>187 <text:s text:c="2"/>0 156 44 - #BB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" calcext:value-type="float">
            <text:p>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45"/>
          <table:table-cell table:style-name="ce50" table:formula="of:=BITAND(BITRSHIFT([.A48];6);HEX2DEC(&quot;7&quot;))" office:value-type="float" office:value="0" calcext:value-type="float">
            <text:p>0</text:p>
          </table:table-cell>
          <table:table-cell table:style-name="ce3" table:formula="of:=BITAND(BITRSHIFT([.A48];3);HEX2DEC(&quot;7&quot;))" office:value-type="float" office:value="5" calcext:value-type="float">
            <text:p>5</text:p>
          </table:table-cell>
          <table:table-cell table:style-name="ce57" table:formula="of:=BITAND([.A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]/7;1/[.$K$1])*255;0)" office:value-type="float" office:value="188" calcext:value-type="float">
            <text:p>188</text:p>
          </table:table-cell>
          <table:table-cell table:style-name="ce6" table:formula="of:=ROUND(POWER([.D48]/7;1/[.$K$1])*255;0)" office:value-type="float" office:value="0" calcext:value-type="float">
            <text:p>0</text:p>
          </table:table-cell>
          <table:table-cell table:style-name="ce6" table:formula="of:=ROUND(POWER([.F48]/7;1/[.$K$1])*255;0)" office:value-type="float" office:value="188" calcext:value-type="float">
            <text:p>188</text:p>
          </table:table-cell>
          <table:table-cell table:style-name="ce28" table:formula="of:=CONCATENATE(&quot;#&quot;;DEC2HEX([.H48];2);DEC2HEX([.I48];2);DEC2HEX([.J48];2))" office:value-type="string" office:string-value="#BC00BC" calcext:value-type="string">
            <text:p>#BC00BC</text:p>
          </table:table-cell>
          <table:table-cell table:style-name="ce32" table:formula="of:=CONCATENATE(IF([.H48]&lt;10;&quot;  &quot;;IF([.H48]&lt;100;&quot; &quot;;&quot;&quot;));[.H48];&quot; &quot;;IF([.I48]&lt;10;&quot;  &quot;;IF([.I48]&lt;100;&quot; &quot;;&quot;&quot;));[.I48];&quot; &quot;;IF([.J48]&lt;10;&quot;  &quot;;IF([.J48]&lt;100;&quot; &quot;;&quot;&quot;));[.J48];&quot; &quot;;[.A48];&quot; - &quot;;[.K48])" office:value-type="string" office:string-value="188   0 188 45 - #BC00BC" calcext:value-type="string">
            <text:p>188 <text:s text:c="2"/>0 188 45 - #BC00BC</text:p>
          </table:table-cell>
          <table:table-cell table:style-name="ce35"/>
          <table:table-cell table:style-name="ce9"/>
          <table:table-cell table:style-name="ce6" table:formula="of:=INDEX([.$N$3:.$N$10];[.E48]+1;1)" office:value-type="float" office:value="187" calcext:value-type="float">
            <text:p>187</text:p>
          </table:table-cell>
          <table:table-cell table:style-name="ce6" table:formula="of:=INDEX([.$N$3:.$N$10];[.D48]+1;1)" office:value-type="float" office:value="0" calcext:value-type="float">
            <text:p>0</text:p>
          </table:table-cell>
          <table:table-cell table:style-name="ce6" table:formula="of:=INDEX([.$N$3:.$N$10];[.F48]+1;1)" office:value-type="float" office:value="187" calcext:value-type="float">
            <text:p>187</text:p>
          </table:table-cell>
          <table:table-cell table:style-name="ce28" table:formula="of:=CONCATENATE(&quot;#&quot;;DEC2HEX([.O48];2);DEC2HEX([.P48];2);DEC2HEX([.Q48];2))" office:value-type="string" office:string-value="#BB00BB" calcext:value-type="string">
            <text:p>#BB00BB</text:p>
          </table:table-cell>
          <table:table-cell table:style-name="ce32" table:formula="of:=CONCATENATE(IF([.O48]&lt;10;&quot;  &quot;;IF([.O48]&lt;100;&quot; &quot;;&quot;&quot;));[.O48];&quot; &quot;;IF([.P48]&lt;10;&quot;  &quot;;IF([.P48]&lt;100;&quot; &quot;;&quot;&quot;));[.P48];&quot; &quot;;IF([.Q48]&lt;10;&quot;  &quot;;IF([.Q48]&lt;100;&quot; &quot;;&quot;&quot;));[.Q48];&quot; &quot;;[.A48];&quot; - &quot;;[.R48])" office:value-type="string" office:string-value="187   0 187 45 - #BB00BB" calcext:value-type="string">
            <text:p>187 <text:s text:c="2"/>0 187 45 - #BB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" calcext:value-type="float">
            <text:p>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/>
          <table:table-cell table:style-name="ce45"/>
          <table:table-cell table:style-name="ce50" table:formula="of:=BITAND(BITRSHIFT([.A49];6);HEX2DEC(&quot;7&quot;))" office:value-type="float" office:value="0" calcext:value-type="float">
            <text:p>0</text:p>
          </table:table-cell>
          <table:table-cell table:style-name="ce3" table:formula="of:=BITAND(BITRSHIFT([.A49];3);HEX2DEC(&quot;7&quot;))" office:value-type="float" office:value="5" calcext:value-type="float">
            <text:p>5</text:p>
          </table:table-cell>
          <table:table-cell table:style-name="ce57" table:formula="of:=BITAND([.A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9]/7;1/[.$K$1])*255;0)" office:value-type="float" office:value="188" calcext:value-type="float">
            <text:p>188</text:p>
          </table:table-cell>
          <table:table-cell table:style-name="ce6" table:formula="of:=ROUND(POWER([.D49]/7;1/[.$K$1])*255;0)" office:value-type="float" office:value="0" calcext:value-type="float">
            <text:p>0</text:p>
          </table:table-cell>
          <table:table-cell table:style-name="ce6" table:formula="of:=ROUND(POWER([.F49]/7;1/[.$K$1])*255;0)" office:value-type="float" office:value="222" calcext:value-type="float">
            <text:p>222</text:p>
          </table:table-cell>
          <table:table-cell table:style-name="ce28" table:formula="of:=CONCATENATE(&quot;#&quot;;DEC2HEX([.H49];2);DEC2HEX([.I49];2);DEC2HEX([.J49];2))" office:value-type="string" office:string-value="#BC00DE" calcext:value-type="string">
            <text:p>#BC00DE</text:p>
          </table:table-cell>
          <table:table-cell table:style-name="ce32" table:formula="of:=CONCATENATE(IF([.H49]&lt;10;&quot;  &quot;;IF([.H49]&lt;100;&quot; &quot;;&quot;&quot;));[.H49];&quot; &quot;;IF([.I49]&lt;10;&quot;  &quot;;IF([.I49]&lt;100;&quot; &quot;;&quot;&quot;));[.I49];&quot; &quot;;IF([.J49]&lt;10;&quot;  &quot;;IF([.J49]&lt;100;&quot; &quot;;&quot;&quot;));[.J49];&quot; &quot;;[.A49];&quot; - &quot;;[.K49])" office:value-type="string" office:string-value="188   0 222 46 - #BC00DE" calcext:value-type="string">
            <text:p>188 <text:s text:c="2"/>0 222 46 - #BC00DE</text:p>
          </table:table-cell>
          <table:table-cell table:style-name="ce35"/>
          <table:table-cell table:style-name="ce9"/>
          <table:table-cell table:style-name="ce6" table:formula="of:=INDEX([.$N$3:.$N$10];[.E49]+1;1)" office:value-type="float" office:value="187" calcext:value-type="float">
            <text:p>187</text:p>
          </table:table-cell>
          <table:table-cell table:style-name="ce6" table:formula="of:=INDEX([.$N$3:.$N$10];[.D49]+1;1)" office:value-type="float" office:value="0" calcext:value-type="float">
            <text:p>0</text:p>
          </table:table-cell>
          <table:table-cell table:style-name="ce6" table:formula="of:=INDEX([.$N$3:.$N$10];[.F49]+1;1)" office:value-type="float" office:value="225" calcext:value-type="float">
            <text:p>225</text:p>
          </table:table-cell>
          <table:table-cell table:style-name="ce28" table:formula="of:=CONCATENATE(&quot;#&quot;;DEC2HEX([.O49];2);DEC2HEX([.P49];2);DEC2HEX([.Q49];2))" office:value-type="string" office:string-value="#BB00E1" calcext:value-type="string">
            <text:p>#BB00E1</text:p>
          </table:table-cell>
          <table:table-cell table:style-name="ce32" table:formula="of:=CONCATENATE(IF([.O49]&lt;10;&quot;  &quot;;IF([.O49]&lt;100;&quot; &quot;;&quot;&quot;));[.O49];&quot; &quot;;IF([.P49]&lt;10;&quot;  &quot;;IF([.P49]&lt;100;&quot; &quot;;&quot;&quot;));[.P49];&quot; &quot;;IF([.Q49]&lt;10;&quot;  &quot;;IF([.Q49]&lt;100;&quot; &quot;;&quot;&quot;));[.Q49];&quot; &quot;;[.A49];&quot; - &quot;;[.R49])" office:value-type="string" office:string-value="187   0 225 46 - #BB00E1" calcext:value-type="string">
            <text:p>187 <text:s text:c="2"/>0 225 46 - #BB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" calcext:value-type="float">
            <text:p>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45"/>
          <table:table-cell table:style-name="ce50" table:formula="of:=BITAND(BITRSHIFT([.A50];6);HEX2DEC(&quot;7&quot;))" office:value-type="float" office:value="0" calcext:value-type="float">
            <text:p>0</text:p>
          </table:table-cell>
          <table:table-cell table:style-name="ce3" table:formula="of:=BITAND(BITRSHIFT([.A50];3);HEX2DEC(&quot;7&quot;))" office:value-type="float" office:value="5" calcext:value-type="float">
            <text:p>5</text:p>
          </table:table-cell>
          <table:table-cell table:style-name="ce57" table:formula="of:=BITAND([.A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0]/7;1/[.$K$1])*255;0)" office:value-type="float" office:value="188" calcext:value-type="float">
            <text:p>188</text:p>
          </table:table-cell>
          <table:table-cell table:style-name="ce6" table:formula="of:=ROUND(POWER([.D50]/7;1/[.$K$1])*255;0)" office:value-type="float" office:value="0" calcext:value-type="float">
            <text:p>0</text:p>
          </table:table-cell>
          <table:table-cell table:style-name="ce6" table:formula="of:=ROUND(POWER([.F50]/7;1/[.$K$1])*255;0)" office:value-type="float" office:value="255" calcext:value-type="float">
            <text:p>255</text:p>
          </table:table-cell>
          <table:table-cell table:style-name="ce28" table:formula="of:=CONCATENATE(&quot;#&quot;;DEC2HEX([.H50];2);DEC2HEX([.I50];2);DEC2HEX([.J50];2))" office:value-type="string" office:string-value="#BC00FF" calcext:value-type="string">
            <text:p>#BC00FF</text:p>
          </table:table-cell>
          <table:table-cell table:style-name="ce32" table:formula="of:=CONCATENATE(IF([.H50]&lt;10;&quot;  &quot;;IF([.H50]&lt;100;&quot; &quot;;&quot;&quot;));[.H50];&quot; &quot;;IF([.I50]&lt;10;&quot;  &quot;;IF([.I50]&lt;100;&quot; &quot;;&quot;&quot;));[.I50];&quot; &quot;;IF([.J50]&lt;10;&quot;  &quot;;IF([.J50]&lt;100;&quot; &quot;;&quot;&quot;));[.J50];&quot; &quot;;[.A50];&quot; - &quot;;[.K50])" office:value-type="string" office:string-value="188   0 255 47 - #BC00FF" calcext:value-type="string">
            <text:p>188 <text:s text:c="2"/>0 255 47 - #BC00FF</text:p>
          </table:table-cell>
          <table:table-cell table:style-name="ce35"/>
          <table:table-cell table:style-name="ce9"/>
          <table:table-cell table:style-name="ce6" table:formula="of:=INDEX([.$N$3:.$N$10];[.E50]+1;1)" office:value-type="float" office:value="187" calcext:value-type="float">
            <text:p>187</text:p>
          </table:table-cell>
          <table:table-cell table:style-name="ce6" table:formula="of:=INDEX([.$N$3:.$N$10];[.D50]+1;1)" office:value-type="float" office:value="0" calcext:value-type="float">
            <text:p>0</text:p>
          </table:table-cell>
          <table:table-cell table:style-name="ce6" table:formula="of:=INDEX([.$N$3:.$N$10];[.F50]+1;1)" office:value-type="float" office:value="255" calcext:value-type="float">
            <text:p>255</text:p>
          </table:table-cell>
          <table:table-cell table:style-name="ce28" table:formula="of:=CONCATENATE(&quot;#&quot;;DEC2HEX([.O50];2);DEC2HEX([.P50];2);DEC2HEX([.Q50];2))" office:value-type="string" office:string-value="#BB00FF" calcext:value-type="string">
            <text:p>#BB00FF</text:p>
          </table:table-cell>
          <table:table-cell table:style-name="ce32" table:formula="of:=CONCATENATE(IF([.O50]&lt;10;&quot;  &quot;;IF([.O50]&lt;100;&quot; &quot;;&quot;&quot;));[.O50];&quot; &quot;;IF([.P50]&lt;10;&quot;  &quot;;IF([.P50]&lt;100;&quot; &quot;;&quot;&quot;));[.P50];&quot; &quot;;IF([.Q50]&lt;10;&quot;  &quot;;IF([.Q50]&lt;100;&quot; &quot;;&quot;&quot;));[.Q50];&quot; &quot;;[.A50];&quot; - &quot;;[.R50])" office:value-type="string" office:string-value="187   0 255 47 - #BB00FF" calcext:value-type="string">
            <text:p>187 <text:s text:c="2"/>0 255 47 - #BB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" calcext:value-type="float">
            <text:p>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6"/>
          <table:table-cell table:style-name="ce45"/>
          <table:table-cell table:style-name="ce50" table:formula="of:=BITAND(BITRSHIFT([.A51];6);HEX2DEC(&quot;7&quot;))" office:value-type="float" office:value="0" calcext:value-type="float">
            <text:p>0</text:p>
          </table:table-cell>
          <table:table-cell table:style-name="ce3" table:formula="of:=BITAND(BITRSHIFT([.A51];3);HEX2DEC(&quot;7&quot;))" office:value-type="float" office:value="6" calcext:value-type="float">
            <text:p>6</text:p>
          </table:table-cell>
          <table:table-cell table:style-name="ce57" table:formula="of:=BITAND([.A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1]/7;1/[.$K$1])*255;0)" office:value-type="float" office:value="222" calcext:value-type="float">
            <text:p>222</text:p>
          </table:table-cell>
          <table:table-cell table:style-name="ce6" table:formula="of:=ROUND(POWER([.D51]/7;1/[.$K$1])*255;0)" office:value-type="float" office:value="0" calcext:value-type="float">
            <text:p>0</text:p>
          </table:table-cell>
          <table:table-cell table:style-name="ce6" table:formula="of:=ROUND(POWER([.F51]/7;1/[.$K$1])*255;0)" office:value-type="float" office:value="0" calcext:value-type="float">
            <text:p>0</text:p>
          </table:table-cell>
          <table:table-cell table:style-name="ce28" table:formula="of:=CONCATENATE(&quot;#&quot;;DEC2HEX([.H51];2);DEC2HEX([.I51];2);DEC2HEX([.J51];2))" office:value-type="string" office:string-value="#DE0000" calcext:value-type="string">
            <text:p>#DE0000</text:p>
          </table:table-cell>
          <table:table-cell table:style-name="ce32" table:formula="of:=CONCATENATE(IF([.H51]&lt;10;&quot;  &quot;;IF([.H51]&lt;100;&quot; &quot;;&quot;&quot;));[.H51];&quot; &quot;;IF([.I51]&lt;10;&quot;  &quot;;IF([.I51]&lt;100;&quot; &quot;;&quot;&quot;));[.I51];&quot; &quot;;IF([.J51]&lt;10;&quot;  &quot;;IF([.J51]&lt;100;&quot; &quot;;&quot;&quot;));[.J51];&quot; &quot;;[.A51];&quot; - &quot;;[.K51])" office:value-type="string" office:string-value="222   0   0 48 - #DE0000" calcext:value-type="string">
            <text:p>222 <text:s text:c="2"/>0 <text:s text:c="2"/>0 48 - #DE0000</text:p>
          </table:table-cell>
          <table:table-cell table:style-name="ce35"/>
          <table:table-cell table:style-name="ce9"/>
          <table:table-cell table:style-name="ce6" table:formula="of:=INDEX([.$N$3:.$N$10];[.E51]+1;1)" office:value-type="float" office:value="225" calcext:value-type="float">
            <text:p>225</text:p>
          </table:table-cell>
          <table:table-cell table:style-name="ce6" table:formula="of:=INDEX([.$N$3:.$N$10];[.D51]+1;1)" office:value-type="float" office:value="0" calcext:value-type="float">
            <text:p>0</text:p>
          </table:table-cell>
          <table:table-cell table:style-name="ce6" table:formula="of:=INDEX([.$N$3:.$N$10];[.F51]+1;1)" office:value-type="float" office:value="0" calcext:value-type="float">
            <text:p>0</text:p>
          </table:table-cell>
          <table:table-cell table:style-name="ce28" table:formula="of:=CONCATENATE(&quot;#&quot;;DEC2HEX([.O51];2);DEC2HEX([.P51];2);DEC2HEX([.Q51];2))" office:value-type="string" office:string-value="#E10000" calcext:value-type="string">
            <text:p>#E10000</text:p>
          </table:table-cell>
          <table:table-cell table:style-name="ce32" table:formula="of:=CONCATENATE(IF([.O51]&lt;10;&quot;  &quot;;IF([.O51]&lt;100;&quot; &quot;;&quot;&quot;));[.O51];&quot; &quot;;IF([.P51]&lt;10;&quot;  &quot;;IF([.P51]&lt;100;&quot; &quot;;&quot;&quot;));[.P51];&quot; &quot;;IF([.Q51]&lt;10;&quot;  &quot;;IF([.Q51]&lt;100;&quot; &quot;;&quot;&quot;));[.Q51];&quot; &quot;;[.A51];&quot; - &quot;;[.R51])" office:value-type="string" office:string-value="225   0   0 48 - #E10000" calcext:value-type="string">
            <text:p>225 <text:s text:c="2"/>0 <text:s text:c="2"/>0 48 - #E100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" calcext:value-type="float">
            <text:p>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45"/>
          <table:table-cell table:style-name="ce50" table:formula="of:=BITAND(BITRSHIFT([.A52];6);HEX2DEC(&quot;7&quot;))" office:value-type="float" office:value="0" calcext:value-type="float">
            <text:p>0</text:p>
          </table:table-cell>
          <table:table-cell table:style-name="ce3" table:formula="of:=BITAND(BITRSHIFT([.A52];3);HEX2DEC(&quot;7&quot;))" office:value-type="float" office:value="6" calcext:value-type="float">
            <text:p>6</text:p>
          </table:table-cell>
          <table:table-cell table:style-name="ce57" table:formula="of:=BITAND([.A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2]/7;1/[.$K$1])*255;0)" office:value-type="float" office:value="222" calcext:value-type="float">
            <text:p>222</text:p>
          </table:table-cell>
          <table:table-cell table:style-name="ce6" table:formula="of:=ROUND(POWER([.D52]/7;1/[.$K$1])*255;0)" office:value-type="float" office:value="0" calcext:value-type="float">
            <text:p>0</text:p>
          </table:table-cell>
          <table:table-cell table:style-name="ce6" table:formula="of:=ROUND(POWER([.F52]/7;1/[.$K$1])*255;0)" office:value-type="float" office:value="43" calcext:value-type="float">
            <text:p>43</text:p>
          </table:table-cell>
          <table:table-cell table:style-name="ce28" table:formula="of:=CONCATENATE(&quot;#&quot;;DEC2HEX([.H52];2);DEC2HEX([.I52];2);DEC2HEX([.J52];2))" office:value-type="string" office:string-value="#DE002B" calcext:value-type="string">
            <text:p>#DE002B</text:p>
          </table:table-cell>
          <table:table-cell table:style-name="ce32" table:formula="of:=CONCATENATE(IF([.H52]&lt;10;&quot;  &quot;;IF([.H52]&lt;100;&quot; &quot;;&quot;&quot;));[.H52];&quot; &quot;;IF([.I52]&lt;10;&quot;  &quot;;IF([.I52]&lt;100;&quot; &quot;;&quot;&quot;));[.I52];&quot; &quot;;IF([.J52]&lt;10;&quot;  &quot;;IF([.J52]&lt;100;&quot; &quot;;&quot;&quot;));[.J52];&quot; &quot;;[.A52];&quot; - &quot;;[.K52])" office:value-type="string" office:string-value="222   0  43 49 - #DE002B" calcext:value-type="string">
            <text:p>222 <text:s text:c="2"/>0 <text:s/>43 49 - #DE002B</text:p>
          </table:table-cell>
          <table:table-cell table:style-name="ce35"/>
          <table:table-cell table:style-name="ce9"/>
          <table:table-cell table:style-name="ce6" table:formula="of:=INDEX([.$N$3:.$N$10];[.E52]+1;1)" office:value-type="float" office:value="225" calcext:value-type="float">
            <text:p>225</text:p>
          </table:table-cell>
          <table:table-cell table:style-name="ce6" table:formula="of:=INDEX([.$N$3:.$N$10];[.D52]+1;1)" office:value-type="float" office:value="0" calcext:value-type="float">
            <text:p>0</text:p>
          </table:table-cell>
          <table:table-cell table:style-name="ce6" table:formula="of:=INDEX([.$N$3:.$N$10];[.F52]+1;1)" office:value-type="float" office:value="40" calcext:value-type="float">
            <text:p>40</text:p>
          </table:table-cell>
          <table:table-cell table:style-name="ce28" table:formula="of:=CONCATENATE(&quot;#&quot;;DEC2HEX([.O52];2);DEC2HEX([.P52];2);DEC2HEX([.Q52];2))" office:value-type="string" office:string-value="#E10028" calcext:value-type="string">
            <text:p>#E10028</text:p>
          </table:table-cell>
          <table:table-cell table:style-name="ce32" table:formula="of:=CONCATENATE(IF([.O52]&lt;10;&quot;  &quot;;IF([.O52]&lt;100;&quot; &quot;;&quot;&quot;));[.O52];&quot; &quot;;IF([.P52]&lt;10;&quot;  &quot;;IF([.P52]&lt;100;&quot; &quot;;&quot;&quot;));[.P52];&quot; &quot;;IF([.Q52]&lt;10;&quot;  &quot;;IF([.Q52]&lt;100;&quot; &quot;;&quot;&quot;));[.Q52];&quot; &quot;;[.A52];&quot; - &quot;;[.R52])" office:value-type="string" office:string-value="225   0  40 49 - #E10028" calcext:value-type="string">
            <text:p>225 <text:s text:c="2"/>0 <text:s/>40 49 - #E1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" calcext:value-type="float">
            <text:p>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/>
          <table:table-cell table:style-name="ce45"/>
          <table:table-cell table:style-name="ce50" table:formula="of:=BITAND(BITRSHIFT([.A53];6);HEX2DEC(&quot;7&quot;))" office:value-type="float" office:value="0" calcext:value-type="float">
            <text:p>0</text:p>
          </table:table-cell>
          <table:table-cell table:style-name="ce3" table:formula="of:=BITAND(BITRSHIFT([.A53];3);HEX2DEC(&quot;7&quot;))" office:value-type="float" office:value="6" calcext:value-type="float">
            <text:p>6</text:p>
          </table:table-cell>
          <table:table-cell table:style-name="ce57" table:formula="of:=BITAND([.A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3]/7;1/[.$K$1])*255;0)" office:value-type="float" office:value="222" calcext:value-type="float">
            <text:p>222</text:p>
          </table:table-cell>
          <table:table-cell table:style-name="ce6" table:formula="of:=ROUND(POWER([.D53]/7;1/[.$K$1])*255;0)" office:value-type="float" office:value="0" calcext:value-type="float">
            <text:p>0</text:p>
          </table:table-cell>
          <table:table-cell table:style-name="ce6" table:formula="of:=ROUND(POWER([.F53]/7;1/[.$K$1])*255;0)" office:value-type="float" office:value="82" calcext:value-type="float">
            <text:p>82</text:p>
          </table:table-cell>
          <table:table-cell table:style-name="ce28" table:formula="of:=CONCATENATE(&quot;#&quot;;DEC2HEX([.H53];2);DEC2HEX([.I53];2);DEC2HEX([.J53];2))" office:value-type="string" office:string-value="#DE0052" calcext:value-type="string">
            <text:p>#DE0052</text:p>
          </table:table-cell>
          <table:table-cell table:style-name="ce32" table:formula="of:=CONCATENATE(IF([.H53]&lt;10;&quot;  &quot;;IF([.H53]&lt;100;&quot; &quot;;&quot;&quot;));[.H53];&quot; &quot;;IF([.I53]&lt;10;&quot;  &quot;;IF([.I53]&lt;100;&quot; &quot;;&quot;&quot;));[.I53];&quot; &quot;;IF([.J53]&lt;10;&quot;  &quot;;IF([.J53]&lt;100;&quot; &quot;;&quot;&quot;));[.J53];&quot; &quot;;[.A53];&quot; - &quot;;[.K53])" office:value-type="string" office:string-value="222   0  82 50 - #DE0052" calcext:value-type="string">
            <text:p>222 <text:s text:c="2"/>0 <text:s/>82 50 - #DE0052</text:p>
          </table:table-cell>
          <table:table-cell table:style-name="ce35"/>
          <table:table-cell table:style-name="ce9"/>
          <table:table-cell table:style-name="ce6" table:formula="of:=INDEX([.$N$3:.$N$10];[.E53]+1;1)" office:value-type="float" office:value="225" calcext:value-type="float">
            <text:p>225</text:p>
          </table:table-cell>
          <table:table-cell table:style-name="ce6" table:formula="of:=INDEX([.$N$3:.$N$10];[.D53]+1;1)" office:value-type="float" office:value="0" calcext:value-type="float">
            <text:p>0</text:p>
          </table:table-cell>
          <table:table-cell table:style-name="ce6" table:formula="of:=INDEX([.$N$3:.$N$10];[.F53]+1;1)" office:value-type="float" office:value="83" calcext:value-type="float">
            <text:p>83</text:p>
          </table:table-cell>
          <table:table-cell table:style-name="ce28" table:formula="of:=CONCATENATE(&quot;#&quot;;DEC2HEX([.O53];2);DEC2HEX([.P53];2);DEC2HEX([.Q53];2))" office:value-type="string" office:string-value="#E10053" calcext:value-type="string">
            <text:p>#E10053</text:p>
          </table:table-cell>
          <table:table-cell table:style-name="ce32" table:formula="of:=CONCATENATE(IF([.O53]&lt;10;&quot;  &quot;;IF([.O53]&lt;100;&quot; &quot;;&quot;&quot;));[.O53];&quot; &quot;;IF([.P53]&lt;10;&quot;  &quot;;IF([.P53]&lt;100;&quot; &quot;;&quot;&quot;));[.P53];&quot; &quot;;IF([.Q53]&lt;10;&quot;  &quot;;IF([.Q53]&lt;100;&quot; &quot;;&quot;&quot;));[.Q53];&quot; &quot;;[.A53];&quot; - &quot;;[.R53])" office:value-type="string" office:string-value="225   0  83 50 - #E10053" calcext:value-type="string">
            <text:p>225 <text:s text:c="2"/>0 <text:s/>83 50 - #E1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" calcext:value-type="float">
            <text:p>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/>
          <table:table-cell table:style-name="ce45"/>
          <table:table-cell table:style-name="ce50" table:formula="of:=BITAND(BITRSHIFT([.A54];6);HEX2DEC(&quot;7&quot;))" office:value-type="float" office:value="0" calcext:value-type="float">
            <text:p>0</text:p>
          </table:table-cell>
          <table:table-cell table:style-name="ce3" table:formula="of:=BITAND(BITRSHIFT([.A54];3);HEX2DEC(&quot;7&quot;))" office:value-type="float" office:value="6" calcext:value-type="float">
            <text:p>6</text:p>
          </table:table-cell>
          <table:table-cell table:style-name="ce57" table:formula="of:=BITAND([.A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4]/7;1/[.$K$1])*255;0)" office:value-type="float" office:value="222" calcext:value-type="float">
            <text:p>222</text:p>
          </table:table-cell>
          <table:table-cell table:style-name="ce6" table:formula="of:=ROUND(POWER([.D54]/7;1/[.$K$1])*255;0)" office:value-type="float" office:value="0" calcext:value-type="float">
            <text:p>0</text:p>
          </table:table-cell>
          <table:table-cell table:style-name="ce6" table:formula="of:=ROUND(POWER([.F54]/7;1/[.$K$1])*255;0)" office:value-type="float" office:value="118" calcext:value-type="float">
            <text:p>118</text:p>
          </table:table-cell>
          <table:table-cell table:style-name="ce28" table:formula="of:=CONCATENATE(&quot;#&quot;;DEC2HEX([.H54];2);DEC2HEX([.I54];2);DEC2HEX([.J54];2))" office:value-type="string" office:string-value="#DE0076" calcext:value-type="string">
            <text:p>#DE0076</text:p>
          </table:table-cell>
          <table:table-cell table:style-name="ce32" table:formula="of:=CONCATENATE(IF([.H54]&lt;10;&quot;  &quot;;IF([.H54]&lt;100;&quot; &quot;;&quot;&quot;));[.H54];&quot; &quot;;IF([.I54]&lt;10;&quot;  &quot;;IF([.I54]&lt;100;&quot; &quot;;&quot;&quot;));[.I54];&quot; &quot;;IF([.J54]&lt;10;&quot;  &quot;;IF([.J54]&lt;100;&quot; &quot;;&quot;&quot;));[.J54];&quot; &quot;;[.A54];&quot; - &quot;;[.K54])" office:value-type="string" office:string-value="222   0 118 51 - #DE0076" calcext:value-type="string">
            <text:p>222 <text:s text:c="2"/>0 118 51 - #DE0076</text:p>
          </table:table-cell>
          <table:table-cell table:style-name="ce35"/>
          <table:table-cell table:style-name="ce9"/>
          <table:table-cell table:style-name="ce6" table:formula="of:=INDEX([.$N$3:.$N$10];[.E54]+1;1)" office:value-type="float" office:value="225" calcext:value-type="float">
            <text:p>225</text:p>
          </table:table-cell>
          <table:table-cell table:style-name="ce6" table:formula="of:=INDEX([.$N$3:.$N$10];[.D54]+1;1)" office:value-type="float" office:value="0" calcext:value-type="float">
            <text:p>0</text:p>
          </table:table-cell>
          <table:table-cell table:style-name="ce6" table:formula="of:=INDEX([.$N$3:.$N$10];[.F54]+1;1)" office:value-type="float" office:value="116" calcext:value-type="float">
            <text:p>116</text:p>
          </table:table-cell>
          <table:table-cell table:style-name="ce28" table:formula="of:=CONCATENATE(&quot;#&quot;;DEC2HEX([.O54];2);DEC2HEX([.P54];2);DEC2HEX([.Q54];2))" office:value-type="string" office:string-value="#E10074" calcext:value-type="string">
            <text:p>#E10074</text:p>
          </table:table-cell>
          <table:table-cell table:style-name="ce32" table:formula="of:=CONCATENATE(IF([.O54]&lt;10;&quot;  &quot;;IF([.O54]&lt;100;&quot; &quot;;&quot;&quot;));[.O54];&quot; &quot;;IF([.P54]&lt;10;&quot;  &quot;;IF([.P54]&lt;100;&quot; &quot;;&quot;&quot;));[.P54];&quot; &quot;;IF([.Q54]&lt;10;&quot;  &quot;;IF([.Q54]&lt;100;&quot; &quot;;&quot;&quot;));[.Q54];&quot; &quot;;[.A54];&quot; - &quot;;[.R54])" office:value-type="string" office:string-value="225   0 116 51 - #E10074" calcext:value-type="string">
            <text:p>225 <text:s text:c="2"/>0 116 51 - #E1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/>
          <table:table-cell table:style-name="ce45"/>
          <table:table-cell table:style-name="ce50" table:formula="of:=BITAND(BITRSHIFT([.A55];6);HEX2DEC(&quot;7&quot;))" office:value-type="float" office:value="0" calcext:value-type="float">
            <text:p>0</text:p>
          </table:table-cell>
          <table:table-cell table:style-name="ce3" table:formula="of:=BITAND(BITRSHIFT([.A55];3);HEX2DEC(&quot;7&quot;))" office:value-type="float" office:value="6" calcext:value-type="float">
            <text:p>6</text:p>
          </table:table-cell>
          <table:table-cell table:style-name="ce57" table:formula="of:=BITAND([.A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5]/7;1/[.$K$1])*255;0)" office:value-type="float" office:value="222" calcext:value-type="float">
            <text:p>222</text:p>
          </table:table-cell>
          <table:table-cell table:style-name="ce6" table:formula="of:=ROUND(POWER([.D55]/7;1/[.$K$1])*255;0)" office:value-type="float" office:value="0" calcext:value-type="float">
            <text:p>0</text:p>
          </table:table-cell>
          <table:table-cell table:style-name="ce6" table:formula="of:=ROUND(POWER([.F55]/7;1/[.$K$1])*255;0)" office:value-type="float" office:value="153" calcext:value-type="float">
            <text:p>153</text:p>
          </table:table-cell>
          <table:table-cell table:style-name="ce28" table:formula="of:=CONCATENATE(&quot;#&quot;;DEC2HEX([.H55];2);DEC2HEX([.I55];2);DEC2HEX([.J55];2))" office:value-type="string" office:string-value="#DE0099" calcext:value-type="string">
            <text:p>#DE0099</text:p>
          </table:table-cell>
          <table:table-cell table:style-name="ce32" table:formula="of:=CONCATENATE(IF([.H55]&lt;10;&quot;  &quot;;IF([.H55]&lt;100;&quot; &quot;;&quot;&quot;));[.H55];&quot; &quot;;IF([.I55]&lt;10;&quot;  &quot;;IF([.I55]&lt;100;&quot; &quot;;&quot;&quot;));[.I55];&quot; &quot;;IF([.J55]&lt;10;&quot;  &quot;;IF([.J55]&lt;100;&quot; &quot;;&quot;&quot;));[.J55];&quot; &quot;;[.A55];&quot; - &quot;;[.K55])" office:value-type="string" office:string-value="222   0 153 52 - #DE0099" calcext:value-type="string">
            <text:p>222 <text:s text:c="2"/>0 153 52 - #DE0099</text:p>
          </table:table-cell>
          <table:table-cell table:style-name="ce35"/>
          <table:table-cell table:style-name="ce9"/>
          <table:table-cell table:style-name="ce6" table:formula="of:=INDEX([.$N$3:.$N$10];[.E55]+1;1)" office:value-type="float" office:value="225" calcext:value-type="float">
            <text:p>225</text:p>
          </table:table-cell>
          <table:table-cell table:style-name="ce6" table:formula="of:=INDEX([.$N$3:.$N$10];[.D55]+1;1)" office:value-type="float" office:value="0" calcext:value-type="float">
            <text:p>0</text:p>
          </table:table-cell>
          <table:table-cell table:style-name="ce6" table:formula="of:=INDEX([.$N$3:.$N$10];[.F55]+1;1)" office:value-type="float" office:value="156" calcext:value-type="float">
            <text:p>156</text:p>
          </table:table-cell>
          <table:table-cell table:style-name="ce28" table:formula="of:=CONCATENATE(&quot;#&quot;;DEC2HEX([.O55];2);DEC2HEX([.P55];2);DEC2HEX([.Q55];2))" office:value-type="string" office:string-value="#E1009C" calcext:value-type="string">
            <text:p>#E1009C</text:p>
          </table:table-cell>
          <table:table-cell table:style-name="ce32" table:formula="of:=CONCATENATE(IF([.O55]&lt;10;&quot;  &quot;;IF([.O55]&lt;100;&quot; &quot;;&quot;&quot;));[.O55];&quot; &quot;;IF([.P55]&lt;10;&quot;  &quot;;IF([.P55]&lt;100;&quot; &quot;;&quot;&quot;));[.P55];&quot; &quot;;IF([.Q55]&lt;10;&quot;  &quot;;IF([.Q55]&lt;100;&quot; &quot;;&quot;&quot;));[.Q55];&quot; &quot;;[.A55];&quot; - &quot;;[.R55])" office:value-type="string" office:string-value="225   0 156 52 - #E1009C" calcext:value-type="string">
            <text:p>225 <text:s text:c="2"/>0 156 52 - #E1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2" calcext:value-type="float">
            <text:p>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/>
          <table:table-cell table:style-name="ce45"/>
          <table:table-cell table:style-name="ce50" table:formula="of:=BITAND(BITRSHIFT([.A56];6);HEX2DEC(&quot;7&quot;))" office:value-type="float" office:value="0" calcext:value-type="float">
            <text:p>0</text:p>
          </table:table-cell>
          <table:table-cell table:style-name="ce3" table:formula="of:=BITAND(BITRSHIFT([.A56];3);HEX2DEC(&quot;7&quot;))" office:value-type="float" office:value="6" calcext:value-type="float">
            <text:p>6</text:p>
          </table:table-cell>
          <table:table-cell table:style-name="ce57" table:formula="of:=BITAND([.A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6]/7;1/[.$K$1])*255;0)" office:value-type="float" office:value="222" calcext:value-type="float">
            <text:p>222</text:p>
          </table:table-cell>
          <table:table-cell table:style-name="ce6" table:formula="of:=ROUND(POWER([.D56]/7;1/[.$K$1])*255;0)" office:value-type="float" office:value="0" calcext:value-type="float">
            <text:p>0</text:p>
          </table:table-cell>
          <table:table-cell table:style-name="ce6" table:formula="of:=ROUND(POWER([.F56]/7;1/[.$K$1])*255;0)" office:value-type="float" office:value="188" calcext:value-type="float">
            <text:p>188</text:p>
          </table:table-cell>
          <table:table-cell table:style-name="ce28" table:formula="of:=CONCATENATE(&quot;#&quot;;DEC2HEX([.H56];2);DEC2HEX([.I56];2);DEC2HEX([.J56];2))" office:value-type="string" office:string-value="#DE00BC" calcext:value-type="string">
            <text:p>#DE00BC</text:p>
          </table:table-cell>
          <table:table-cell table:style-name="ce32" table:formula="of:=CONCATENATE(IF([.H56]&lt;10;&quot;  &quot;;IF([.H56]&lt;100;&quot; &quot;;&quot;&quot;));[.H56];&quot; &quot;;IF([.I56]&lt;10;&quot;  &quot;;IF([.I56]&lt;100;&quot; &quot;;&quot;&quot;));[.I56];&quot; &quot;;IF([.J56]&lt;10;&quot;  &quot;;IF([.J56]&lt;100;&quot; &quot;;&quot;&quot;));[.J56];&quot; &quot;;[.A56];&quot; - &quot;;[.K56])" office:value-type="string" office:string-value="222   0 188 53 - #DE00BC" calcext:value-type="string">
            <text:p>222 <text:s text:c="2"/>0 188 53 - #DE00BC</text:p>
          </table:table-cell>
          <table:table-cell table:style-name="ce35"/>
          <table:table-cell table:style-name="ce9"/>
          <table:table-cell table:style-name="ce6" table:formula="of:=INDEX([.$N$3:.$N$10];[.E56]+1;1)" office:value-type="float" office:value="225" calcext:value-type="float">
            <text:p>225</text:p>
          </table:table-cell>
          <table:table-cell table:style-name="ce6" table:formula="of:=INDEX([.$N$3:.$N$10];[.D56]+1;1)" office:value-type="float" office:value="0" calcext:value-type="float">
            <text:p>0</text:p>
          </table:table-cell>
          <table:table-cell table:style-name="ce6" table:formula="of:=INDEX([.$N$3:.$N$10];[.F56]+1;1)" office:value-type="float" office:value="187" calcext:value-type="float">
            <text:p>187</text:p>
          </table:table-cell>
          <table:table-cell table:style-name="ce28" table:formula="of:=CONCATENATE(&quot;#&quot;;DEC2HEX([.O56];2);DEC2HEX([.P56];2);DEC2HEX([.Q56];2))" office:value-type="string" office:string-value="#E100BB" calcext:value-type="string">
            <text:p>#E100BB</text:p>
          </table:table-cell>
          <table:table-cell table:style-name="ce32" table:formula="of:=CONCATENATE(IF([.O56]&lt;10;&quot;  &quot;;IF([.O56]&lt;100;&quot; &quot;;&quot;&quot;));[.O56];&quot; &quot;;IF([.P56]&lt;10;&quot;  &quot;;IF([.P56]&lt;100;&quot; &quot;;&quot;&quot;));[.P56];&quot; &quot;;IF([.Q56]&lt;10;&quot;  &quot;;IF([.Q56]&lt;100;&quot; &quot;;&quot;&quot;));[.Q56];&quot; &quot;;[.A56];&quot; - &quot;;[.R56])" office:value-type="string" office:string-value="225   0 187 53 - #E100BB" calcext:value-type="string">
            <text:p>225 <text:s text:c="2"/>0 187 53 - #E1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6"/>
          <table:table-cell table:style-name="ce45"/>
          <table:table-cell table:style-name="ce50" table:formula="of:=BITAND(BITRSHIFT([.A57];6);HEX2DEC(&quot;7&quot;))" office:value-type="float" office:value="0" calcext:value-type="float">
            <text:p>0</text:p>
          </table:table-cell>
          <table:table-cell table:style-name="ce3" table:formula="of:=BITAND(BITRSHIFT([.A57];3);HEX2DEC(&quot;7&quot;))" office:value-type="float" office:value="6" calcext:value-type="float">
            <text:p>6</text:p>
          </table:table-cell>
          <table:table-cell table:style-name="ce57" table:formula="of:=BITAND([.A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7]/7;1/[.$K$1])*255;0)" office:value-type="float" office:value="222" calcext:value-type="float">
            <text:p>222</text:p>
          </table:table-cell>
          <table:table-cell table:style-name="ce6" table:formula="of:=ROUND(POWER([.D57]/7;1/[.$K$1])*255;0)" office:value-type="float" office:value="0" calcext:value-type="float">
            <text:p>0</text:p>
          </table:table-cell>
          <table:table-cell table:style-name="ce6" table:formula="of:=ROUND(POWER([.F57]/7;1/[.$K$1])*255;0)" office:value-type="float" office:value="222" calcext:value-type="float">
            <text:p>222</text:p>
          </table:table-cell>
          <table:table-cell table:style-name="ce28" table:formula="of:=CONCATENATE(&quot;#&quot;;DEC2HEX([.H57];2);DEC2HEX([.I57];2);DEC2HEX([.J57];2))" office:value-type="string" office:string-value="#DE00DE" calcext:value-type="string">
            <text:p>#DE00DE</text:p>
          </table:table-cell>
          <table:table-cell table:style-name="ce32" table:formula="of:=CONCATENATE(IF([.H57]&lt;10;&quot;  &quot;;IF([.H57]&lt;100;&quot; &quot;;&quot;&quot;));[.H57];&quot; &quot;;IF([.I57]&lt;10;&quot;  &quot;;IF([.I57]&lt;100;&quot; &quot;;&quot;&quot;));[.I57];&quot; &quot;;IF([.J57]&lt;10;&quot;  &quot;;IF([.J57]&lt;100;&quot; &quot;;&quot;&quot;));[.J57];&quot; &quot;;[.A57];&quot; - &quot;;[.K57])" office:value-type="string" office:string-value="222   0 222 54 - #DE00DE" calcext:value-type="string">
            <text:p>222 <text:s text:c="2"/>0 222 54 - #DE00DE</text:p>
          </table:table-cell>
          <table:table-cell table:style-name="ce35"/>
          <table:table-cell table:style-name="ce9"/>
          <table:table-cell table:style-name="ce6" table:formula="of:=INDEX([.$N$3:.$N$10];[.E57]+1;1)" office:value-type="float" office:value="225" calcext:value-type="float">
            <text:p>225</text:p>
          </table:table-cell>
          <table:table-cell table:style-name="ce6" table:formula="of:=INDEX([.$N$3:.$N$10];[.D57]+1;1)" office:value-type="float" office:value="0" calcext:value-type="float">
            <text:p>0</text:p>
          </table:table-cell>
          <table:table-cell table:style-name="ce6" table:formula="of:=INDEX([.$N$3:.$N$10];[.F57]+1;1)" office:value-type="float" office:value="225" calcext:value-type="float">
            <text:p>225</text:p>
          </table:table-cell>
          <table:table-cell table:style-name="ce28" table:formula="of:=CONCATENATE(&quot;#&quot;;DEC2HEX([.O57];2);DEC2HEX([.P57];2);DEC2HEX([.Q57];2))" office:value-type="string" office:string-value="#E100E1" calcext:value-type="string">
            <text:p>#E100E1</text:p>
          </table:table-cell>
          <table:table-cell table:style-name="ce32" table:formula="of:=CONCATENATE(IF([.O57]&lt;10;&quot;  &quot;;IF([.O57]&lt;100;&quot; &quot;;&quot;&quot;));[.O57];&quot; &quot;;IF([.P57]&lt;10;&quot;  &quot;;IF([.P57]&lt;100;&quot; &quot;;&quot;&quot;));[.P57];&quot; &quot;;IF([.Q57]&lt;10;&quot;  &quot;;IF([.Q57]&lt;100;&quot; &quot;;&quot;&quot;));[.Q57];&quot; &quot;;[.A57];&quot; - &quot;;[.R57])" office:value-type="string" office:string-value="225   0 225 54 - #E100E1" calcext:value-type="string">
            <text:p>225 <text:s text:c="2"/>0 225 54 - #E1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4" calcext:value-type="float">
            <text:p>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45"/>
          <table:table-cell table:style-name="ce50" table:formula="of:=BITAND(BITRSHIFT([.A58];6);HEX2DEC(&quot;7&quot;))" office:value-type="float" office:value="0" calcext:value-type="float">
            <text:p>0</text:p>
          </table:table-cell>
          <table:table-cell table:style-name="ce3" table:formula="of:=BITAND(BITRSHIFT([.A58];3);HEX2DEC(&quot;7&quot;))" office:value-type="float" office:value="6" calcext:value-type="float">
            <text:p>6</text:p>
          </table:table-cell>
          <table:table-cell table:style-name="ce57" table:formula="of:=BITAND([.A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8]/7;1/[.$K$1])*255;0)" office:value-type="float" office:value="222" calcext:value-type="float">
            <text:p>222</text:p>
          </table:table-cell>
          <table:table-cell table:style-name="ce6" table:formula="of:=ROUND(POWER([.D58]/7;1/[.$K$1])*255;0)" office:value-type="float" office:value="0" calcext:value-type="float">
            <text:p>0</text:p>
          </table:table-cell>
          <table:table-cell table:style-name="ce6" table:formula="of:=ROUND(POWER([.F58]/7;1/[.$K$1])*255;0)" office:value-type="float" office:value="255" calcext:value-type="float">
            <text:p>255</text:p>
          </table:table-cell>
          <table:table-cell table:style-name="ce28" table:formula="of:=CONCATENATE(&quot;#&quot;;DEC2HEX([.H58];2);DEC2HEX([.I58];2);DEC2HEX([.J58];2))" office:value-type="string" office:string-value="#DE00FF" calcext:value-type="string">
            <text:p>#DE00FF</text:p>
          </table:table-cell>
          <table:table-cell table:style-name="ce32" table:formula="of:=CONCATENATE(IF([.H58]&lt;10;&quot;  &quot;;IF([.H58]&lt;100;&quot; &quot;;&quot;&quot;));[.H58];&quot; &quot;;IF([.I58]&lt;10;&quot;  &quot;;IF([.I58]&lt;100;&quot; &quot;;&quot;&quot;));[.I58];&quot; &quot;;IF([.J58]&lt;10;&quot;  &quot;;IF([.J58]&lt;100;&quot; &quot;;&quot;&quot;));[.J58];&quot; &quot;;[.A58];&quot; - &quot;;[.K58])" office:value-type="string" office:string-value="222   0 255 55 - #DE00FF" calcext:value-type="string">
            <text:p>222 <text:s text:c="2"/>0 255 55 - #DE00FF</text:p>
          </table:table-cell>
          <table:table-cell table:style-name="ce35"/>
          <table:table-cell table:style-name="ce9"/>
          <table:table-cell table:style-name="ce6" table:formula="of:=INDEX([.$N$3:.$N$10];[.E58]+1;1)" office:value-type="float" office:value="225" calcext:value-type="float">
            <text:p>225</text:p>
          </table:table-cell>
          <table:table-cell table:style-name="ce6" table:formula="of:=INDEX([.$N$3:.$N$10];[.D58]+1;1)" office:value-type="float" office:value="0" calcext:value-type="float">
            <text:p>0</text:p>
          </table:table-cell>
          <table:table-cell table:style-name="ce6" table:formula="of:=INDEX([.$N$3:.$N$10];[.F58]+1;1)" office:value-type="float" office:value="255" calcext:value-type="float">
            <text:p>255</text:p>
          </table:table-cell>
          <table:table-cell table:style-name="ce28" table:formula="of:=CONCATENATE(&quot;#&quot;;DEC2HEX([.O58];2);DEC2HEX([.P58];2);DEC2HEX([.Q58];2))" office:value-type="string" office:string-value="#E100FF" calcext:value-type="string">
            <text:p>#E100FF</text:p>
          </table:table-cell>
          <table:table-cell table:style-name="ce32" table:formula="of:=CONCATENATE(IF([.O58]&lt;10;&quot;  &quot;;IF([.O58]&lt;100;&quot; &quot;;&quot;&quot;));[.O58];&quot; &quot;;IF([.P58]&lt;10;&quot;  &quot;;IF([.P58]&lt;100;&quot; &quot;;&quot;&quot;));[.P58];&quot; &quot;;IF([.Q58]&lt;10;&quot;  &quot;;IF([.Q58]&lt;100;&quot; &quot;;&quot;&quot;));[.Q58];&quot; &quot;;[.A58];&quot; - &quot;;[.R58])" office:value-type="string" office:string-value="225   0 255 55 - #E100FF" calcext:value-type="string">
            <text:p>225 <text:s text:c="2"/>0 255 55 - #E1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5" calcext:value-type="float">
            <text:p>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/>
          <table:table-cell table:style-name="ce45"/>
          <table:table-cell table:style-name="ce50" table:formula="of:=BITAND(BITRSHIFT([.A59];6);HEX2DEC(&quot;7&quot;))" office:value-type="float" office:value="0" calcext:value-type="float">
            <text:p>0</text:p>
          </table:table-cell>
          <table:table-cell table:style-name="ce3" table:formula="of:=BITAND(BITRSHIFT([.A59];3);HEX2DEC(&quot;7&quot;))" office:value-type="float" office:value="7" calcext:value-type="float">
            <text:p>7</text:p>
          </table:table-cell>
          <table:table-cell table:style-name="ce57" table:formula="of:=BITAND([.A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9]/7;1/[.$K$1])*255;0)" office:value-type="float" office:value="255" calcext:value-type="float">
            <text:p>255</text:p>
          </table:table-cell>
          <table:table-cell table:style-name="ce6" table:formula="of:=ROUND(POWER([.D59]/7;1/[.$K$1])*255;0)" office:value-type="float" office:value="0" calcext:value-type="float">
            <text:p>0</text:p>
          </table:table-cell>
          <table:table-cell table:style-name="ce6" table:formula="of:=ROUND(POWER([.F59]/7;1/[.$K$1])*255;0)" office:value-type="float" office:value="0" calcext:value-type="float">
            <text:p>0</text:p>
          </table:table-cell>
          <table:table-cell table:style-name="ce28" table:formula="of:=CONCATENATE(&quot;#&quot;;DEC2HEX([.H59];2);DEC2HEX([.I59];2);DEC2HEX([.J59];2))" office:value-type="string" office:string-value="#FF0000" calcext:value-type="string">
            <text:p>#FF0000</text:p>
          </table:table-cell>
          <table:table-cell table:style-name="ce32" table:formula="of:=CONCATENATE(IF([.H59]&lt;10;&quot;  &quot;;IF([.H59]&lt;100;&quot; &quot;;&quot;&quot;));[.H59];&quot; &quot;;IF([.I59]&lt;10;&quot;  &quot;;IF([.I59]&lt;100;&quot; &quot;;&quot;&quot;));[.I59];&quot; &quot;;IF([.J59]&lt;10;&quot;  &quot;;IF([.J59]&lt;100;&quot; &quot;;&quot;&quot;));[.J59];&quot; &quot;;[.A59];&quot; - &quot;;[.K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/>
          <table:table-cell table:style-name="ce9"/>
          <table:table-cell table:style-name="ce6" table:formula="of:=INDEX([.$N$3:.$N$10];[.E59]+1;1)" office:value-type="float" office:value="255" calcext:value-type="float">
            <text:p>255</text:p>
          </table:table-cell>
          <table:table-cell table:style-name="ce6" table:formula="of:=INDEX([.$N$3:.$N$10];[.D59]+1;1)" office:value-type="float" office:value="0" calcext:value-type="float">
            <text:p>0</text:p>
          </table:table-cell>
          <table:table-cell table:style-name="ce6" table:formula="of:=INDEX([.$N$3:.$N$10];[.F59]+1;1)" office:value-type="float" office:value="0" calcext:value-type="float">
            <text:p>0</text:p>
          </table:table-cell>
          <table:table-cell table:style-name="ce28" table:formula="of:=CONCATENATE(&quot;#&quot;;DEC2HEX([.O59];2);DEC2HEX([.P59];2);DEC2HEX([.Q59];2))" office:value-type="string" office:string-value="#FF0000" calcext:value-type="string">
            <text:p>#FF0000</text:p>
          </table:table-cell>
          <table:table-cell table:style-name="ce32" table:formula="of:=CONCATENATE(IF([.O59]&lt;10;&quot;  &quot;;IF([.O59]&lt;100;&quot; &quot;;&quot;&quot;));[.O59];&quot; &quot;;IF([.P59]&lt;10;&quot;  &quot;;IF([.P59]&lt;100;&quot; &quot;;&quot;&quot;));[.P59];&quot; &quot;;IF([.Q59]&lt;10;&quot;  &quot;;IF([.Q59]&lt;100;&quot; &quot;;&quot;&quot;));[.Q59];&quot; &quot;;[.A59];&quot; - &quot;;[.R59])" office:value-type="string" office:string-value="255   0   0 56 - #FF0000" calcext:value-type="string">
            <text:p>255 <text:s text:c="2"/>0 <text:s text:c="2"/>0 56 - #FF0000</text:p>
          </table:table-cell>
          <table:table-cell table:style-name="ce35"/>
          <table:table-cell table:style-name="ce85" office:value-type="float" office:value="5" calcext:value-type="float">
            <text:p>5</text:p>
          </table:table-cell>
          <table:table-cell table:style-name="ce35" office:value-type="float" office:value="255" calcext:value-type="float">
            <text:p>25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87" office:value-type="float" office:value="56" calcext:value-type="float">
            <text:p>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6"/>
          <table:table-cell table:style-name="ce45"/>
          <table:table-cell table:style-name="ce50" table:formula="of:=BITAND(BITRSHIFT([.A60];6);HEX2DEC(&quot;7&quot;))" office:value-type="float" office:value="0" calcext:value-type="float">
            <text:p>0</text:p>
          </table:table-cell>
          <table:table-cell table:style-name="ce3" table:formula="of:=BITAND(BITRSHIFT([.A60];3);HEX2DEC(&quot;7&quot;))" office:value-type="float" office:value="7" calcext:value-type="float">
            <text:p>7</text:p>
          </table:table-cell>
          <table:table-cell table:style-name="ce57" table:formula="of:=BITAND([.A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60]/7;1/[.$K$1])*255;0)" office:value-type="float" office:value="255" calcext:value-type="float">
            <text:p>255</text:p>
          </table:table-cell>
          <table:table-cell table:style-name="ce6" table:formula="of:=ROUND(POWER([.D60]/7;1/[.$K$1])*255;0)" office:value-type="float" office:value="0" calcext:value-type="float">
            <text:p>0</text:p>
          </table:table-cell>
          <table:table-cell table:style-name="ce6" table:formula="of:=ROUND(POWER([.F60]/7;1/[.$K$1])*255;0)" office:value-type="float" office:value="43" calcext:value-type="float">
            <text:p>43</text:p>
          </table:table-cell>
          <table:table-cell table:style-name="ce28" table:formula="of:=CONCATENATE(&quot;#&quot;;DEC2HEX([.H60];2);DEC2HEX([.I60];2);DEC2HEX([.J60];2))" office:value-type="string" office:string-value="#FF002B" calcext:value-type="string">
            <text:p>#FF002B</text:p>
          </table:table-cell>
          <table:table-cell table:style-name="ce32" table:formula="of:=CONCATENATE(IF([.H60]&lt;10;&quot;  &quot;;IF([.H60]&lt;100;&quot; &quot;;&quot;&quot;));[.H60];&quot; &quot;;IF([.I60]&lt;10;&quot;  &quot;;IF([.I60]&lt;100;&quot; &quot;;&quot;&quot;));[.I60];&quot; &quot;;IF([.J60]&lt;10;&quot;  &quot;;IF([.J60]&lt;100;&quot; &quot;;&quot;&quot;));[.J60];&quot; &quot;;[.A60];&quot; - &quot;;[.K60])" office:value-type="string" office:string-value="255   0  43 57 - #FF002B" calcext:value-type="string">
            <text:p>255 <text:s text:c="2"/>0 <text:s/>43 57 - #FF002B</text:p>
          </table:table-cell>
          <table:table-cell table:style-name="ce35"/>
          <table:table-cell table:style-name="ce9"/>
          <table:table-cell table:style-name="ce6" table:formula="of:=INDEX([.$N$3:.$N$10];[.E60]+1;1)" office:value-type="float" office:value="255" calcext:value-type="float">
            <text:p>255</text:p>
          </table:table-cell>
          <table:table-cell table:style-name="ce6" table:formula="of:=INDEX([.$N$3:.$N$10];[.D60]+1;1)" office:value-type="float" office:value="0" calcext:value-type="float">
            <text:p>0</text:p>
          </table:table-cell>
          <table:table-cell table:style-name="ce6" table:formula="of:=INDEX([.$N$3:.$N$10];[.F60]+1;1)" office:value-type="float" office:value="40" calcext:value-type="float">
            <text:p>40</text:p>
          </table:table-cell>
          <table:table-cell table:style-name="ce28" table:formula="of:=CONCATENATE(&quot;#&quot;;DEC2HEX([.O60];2);DEC2HEX([.P60];2);DEC2HEX([.Q60];2))" office:value-type="string" office:string-value="#FF0028" calcext:value-type="string">
            <text:p>#FF0028</text:p>
          </table:table-cell>
          <table:table-cell table:style-name="ce32" table:formula="of:=CONCATENATE(IF([.O60]&lt;10;&quot;  &quot;;IF([.O60]&lt;100;&quot; &quot;;&quot;&quot;));[.O60];&quot; &quot;;IF([.P60]&lt;10;&quot;  &quot;;IF([.P60]&lt;100;&quot; &quot;;&quot;&quot;));[.P60];&quot; &quot;;IF([.Q60]&lt;10;&quot;  &quot;;IF([.Q60]&lt;100;&quot; &quot;;&quot;&quot;));[.Q60];&quot; &quot;;[.A60];&quot; - &quot;;[.R60])" office:value-type="string" office:string-value="255   0  40 57 - #FF0028" calcext:value-type="string">
            <text:p>255 <text:s text:c="2"/>0 <text:s/>40 57 - #FF00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7" calcext:value-type="float">
            <text:p>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6"/>
          <table:table-cell table:style-name="ce45"/>
          <table:table-cell table:style-name="ce50" table:formula="of:=BITAND(BITRSHIFT([.A61];6);HEX2DEC(&quot;7&quot;))" office:value-type="float" office:value="0" calcext:value-type="float">
            <text:p>0</text:p>
          </table:table-cell>
          <table:table-cell table:style-name="ce3" table:formula="of:=BITAND(BITRSHIFT([.A61];3);HEX2DEC(&quot;7&quot;))" office:value-type="float" office:value="7" calcext:value-type="float">
            <text:p>7</text:p>
          </table:table-cell>
          <table:table-cell table:style-name="ce57" table:formula="of:=BITAND([.A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61]/7;1/[.$K$1])*255;0)" office:value-type="float" office:value="255" calcext:value-type="float">
            <text:p>255</text:p>
          </table:table-cell>
          <table:table-cell table:style-name="ce6" table:formula="of:=ROUND(POWER([.D61]/7;1/[.$K$1])*255;0)" office:value-type="float" office:value="0" calcext:value-type="float">
            <text:p>0</text:p>
          </table:table-cell>
          <table:table-cell table:style-name="ce6" table:formula="of:=ROUND(POWER([.F61]/7;1/[.$K$1])*255;0)" office:value-type="float" office:value="82" calcext:value-type="float">
            <text:p>82</text:p>
          </table:table-cell>
          <table:table-cell table:style-name="ce28" table:formula="of:=CONCATENATE(&quot;#&quot;;DEC2HEX([.H61];2);DEC2HEX([.I61];2);DEC2HEX([.J61];2))" office:value-type="string" office:string-value="#FF0052" calcext:value-type="string">
            <text:p>#FF0052</text:p>
          </table:table-cell>
          <table:table-cell table:style-name="ce32" table:formula="of:=CONCATENATE(IF([.H61]&lt;10;&quot;  &quot;;IF([.H61]&lt;100;&quot; &quot;;&quot;&quot;));[.H61];&quot; &quot;;IF([.I61]&lt;10;&quot;  &quot;;IF([.I61]&lt;100;&quot; &quot;;&quot;&quot;));[.I61];&quot; &quot;;IF([.J61]&lt;10;&quot;  &quot;;IF([.J61]&lt;100;&quot; &quot;;&quot;&quot;));[.J61];&quot; &quot;;[.A61];&quot; - &quot;;[.K61])" office:value-type="string" office:string-value="255   0  82 58 - #FF0052" calcext:value-type="string">
            <text:p>255 <text:s text:c="2"/>0 <text:s/>82 58 - #FF0052</text:p>
          </table:table-cell>
          <table:table-cell table:style-name="ce35"/>
          <table:table-cell table:style-name="ce9"/>
          <table:table-cell table:style-name="ce6" table:formula="of:=INDEX([.$N$3:.$N$10];[.E61]+1;1)" office:value-type="float" office:value="255" calcext:value-type="float">
            <text:p>255</text:p>
          </table:table-cell>
          <table:table-cell table:style-name="ce6" table:formula="of:=INDEX([.$N$3:.$N$10];[.D61]+1;1)" office:value-type="float" office:value="0" calcext:value-type="float">
            <text:p>0</text:p>
          </table:table-cell>
          <table:table-cell table:style-name="ce6" table:formula="of:=INDEX([.$N$3:.$N$10];[.F61]+1;1)" office:value-type="float" office:value="83" calcext:value-type="float">
            <text:p>83</text:p>
          </table:table-cell>
          <table:table-cell table:style-name="ce28" table:formula="of:=CONCATENATE(&quot;#&quot;;DEC2HEX([.O61];2);DEC2HEX([.P61];2);DEC2HEX([.Q61];2))" office:value-type="string" office:string-value="#FF0053" calcext:value-type="string">
            <text:p>#FF0053</text:p>
          </table:table-cell>
          <table:table-cell table:style-name="ce32" table:formula="of:=CONCATENATE(IF([.O61]&lt;10;&quot;  &quot;;IF([.O61]&lt;100;&quot; &quot;;&quot;&quot;));[.O61];&quot; &quot;;IF([.P61]&lt;10;&quot;  &quot;;IF([.P61]&lt;100;&quot; &quot;;&quot;&quot;));[.P61];&quot; &quot;;IF([.Q61]&lt;10;&quot;  &quot;;IF([.Q61]&lt;100;&quot; &quot;;&quot;&quot;));[.Q61];&quot; &quot;;[.A61];&quot; - &quot;;[.R61])" office:value-type="string" office:string-value="255   0  83 58 - #FF0053" calcext:value-type="string">
            <text:p>255 <text:s text:c="2"/>0 <text:s/>83 58 - #FF00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8" calcext:value-type="float">
            <text:p>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/>
          <table:table-cell table:style-name="ce45"/>
          <table:table-cell table:style-name="ce50" table:formula="of:=BITAND(BITRSHIFT([.A62];6);HEX2DEC(&quot;7&quot;))" office:value-type="float" office:value="0" calcext:value-type="float">
            <text:p>0</text:p>
          </table:table-cell>
          <table:table-cell table:style-name="ce3" table:formula="of:=BITAND(BITRSHIFT([.A62];3);HEX2DEC(&quot;7&quot;))" office:value-type="float" office:value="7" calcext:value-type="float">
            <text:p>7</text:p>
          </table:table-cell>
          <table:table-cell table:style-name="ce57" table:formula="of:=BITAND([.A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62]/7;1/[.$K$1])*255;0)" office:value-type="float" office:value="255" calcext:value-type="float">
            <text:p>255</text:p>
          </table:table-cell>
          <table:table-cell table:style-name="ce6" table:formula="of:=ROUND(POWER([.D62]/7;1/[.$K$1])*255;0)" office:value-type="float" office:value="0" calcext:value-type="float">
            <text:p>0</text:p>
          </table:table-cell>
          <table:table-cell table:style-name="ce6" table:formula="of:=ROUND(POWER([.F62]/7;1/[.$K$1])*255;0)" office:value-type="float" office:value="118" calcext:value-type="float">
            <text:p>118</text:p>
          </table:table-cell>
          <table:table-cell table:style-name="ce28" table:formula="of:=CONCATENATE(&quot;#&quot;;DEC2HEX([.H62];2);DEC2HEX([.I62];2);DEC2HEX([.J62];2))" office:value-type="string" office:string-value="#FF0076" calcext:value-type="string">
            <text:p>#FF0076</text:p>
          </table:table-cell>
          <table:table-cell table:style-name="ce32" table:formula="of:=CONCATENATE(IF([.H62]&lt;10;&quot;  &quot;;IF([.H62]&lt;100;&quot; &quot;;&quot;&quot;));[.H62];&quot; &quot;;IF([.I62]&lt;10;&quot;  &quot;;IF([.I62]&lt;100;&quot; &quot;;&quot;&quot;));[.I62];&quot; &quot;;IF([.J62]&lt;10;&quot;  &quot;;IF([.J62]&lt;100;&quot; &quot;;&quot;&quot;));[.J62];&quot; &quot;;[.A62];&quot; - &quot;;[.K62])" office:value-type="string" office:string-value="255   0 118 59 - #FF0076" calcext:value-type="string">
            <text:p>255 <text:s text:c="2"/>0 118 59 - #FF0076</text:p>
          </table:table-cell>
          <table:table-cell table:style-name="ce35"/>
          <table:table-cell table:style-name="ce9"/>
          <table:table-cell table:style-name="ce6" table:formula="of:=INDEX([.$N$3:.$N$10];[.E62]+1;1)" office:value-type="float" office:value="255" calcext:value-type="float">
            <text:p>255</text:p>
          </table:table-cell>
          <table:table-cell table:style-name="ce6" table:formula="of:=INDEX([.$N$3:.$N$10];[.D62]+1;1)" office:value-type="float" office:value="0" calcext:value-type="float">
            <text:p>0</text:p>
          </table:table-cell>
          <table:table-cell table:style-name="ce6" table:formula="of:=INDEX([.$N$3:.$N$10];[.F62]+1;1)" office:value-type="float" office:value="116" calcext:value-type="float">
            <text:p>116</text:p>
          </table:table-cell>
          <table:table-cell table:style-name="ce28" table:formula="of:=CONCATENATE(&quot;#&quot;;DEC2HEX([.O62];2);DEC2HEX([.P62];2);DEC2HEX([.Q62];2))" office:value-type="string" office:string-value="#FF0074" calcext:value-type="string">
            <text:p>#FF0074</text:p>
          </table:table-cell>
          <table:table-cell table:style-name="ce32" table:formula="of:=CONCATENATE(IF([.O62]&lt;10;&quot;  &quot;;IF([.O62]&lt;100;&quot; &quot;;&quot;&quot;));[.O62];&quot; &quot;;IF([.P62]&lt;10;&quot;  &quot;;IF([.P62]&lt;100;&quot; &quot;;&quot;&quot;));[.P62];&quot; &quot;;IF([.Q62]&lt;10;&quot;  &quot;;IF([.Q62]&lt;100;&quot; &quot;;&quot;&quot;));[.Q62];&quot; &quot;;[.A62];&quot; - &quot;;[.R62])" office:value-type="string" office:string-value="255   0 116 59 - #FF0074" calcext:value-type="string">
            <text:p>255 <text:s text:c="2"/>0 116 59 - #FF00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9" calcext:value-type="float">
            <text:p>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6"/>
          <table:table-cell table:style-name="ce45"/>
          <table:table-cell table:style-name="ce50" table:formula="of:=BITAND(BITRSHIFT([.A63];6);HEX2DEC(&quot;7&quot;))" office:value-type="float" office:value="0" calcext:value-type="float">
            <text:p>0</text:p>
          </table:table-cell>
          <table:table-cell table:style-name="ce3" table:formula="of:=BITAND(BITRSHIFT([.A63];3);HEX2DEC(&quot;7&quot;))" office:value-type="float" office:value="7" calcext:value-type="float">
            <text:p>7</text:p>
          </table:table-cell>
          <table:table-cell table:style-name="ce57" table:formula="of:=BITAND([.A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63]/7;1/[.$K$1])*255;0)" office:value-type="float" office:value="255" calcext:value-type="float">
            <text:p>255</text:p>
          </table:table-cell>
          <table:table-cell table:style-name="ce6" table:formula="of:=ROUND(POWER([.D63]/7;1/[.$K$1])*255;0)" office:value-type="float" office:value="0" calcext:value-type="float">
            <text:p>0</text:p>
          </table:table-cell>
          <table:table-cell table:style-name="ce6" table:formula="of:=ROUND(POWER([.F63]/7;1/[.$K$1])*255;0)" office:value-type="float" office:value="153" calcext:value-type="float">
            <text:p>153</text:p>
          </table:table-cell>
          <table:table-cell table:style-name="ce28" table:formula="of:=CONCATENATE(&quot;#&quot;;DEC2HEX([.H63];2);DEC2HEX([.I63];2);DEC2HEX([.J63];2))" office:value-type="string" office:string-value="#FF0099" calcext:value-type="string">
            <text:p>#FF0099</text:p>
          </table:table-cell>
          <table:table-cell table:style-name="ce32" table:formula="of:=CONCATENATE(IF([.H63]&lt;10;&quot;  &quot;;IF([.H63]&lt;100;&quot; &quot;;&quot;&quot;));[.H63];&quot; &quot;;IF([.I63]&lt;10;&quot;  &quot;;IF([.I63]&lt;100;&quot; &quot;;&quot;&quot;));[.I63];&quot; &quot;;IF([.J63]&lt;10;&quot;  &quot;;IF([.J63]&lt;100;&quot; &quot;;&quot;&quot;));[.J63];&quot; &quot;;[.A63];&quot; - &quot;;[.K63])" office:value-type="string" office:string-value="255   0 153 60 - #FF0099" calcext:value-type="string">
            <text:p>255 <text:s text:c="2"/>0 153 60 - #FF0099</text:p>
          </table:table-cell>
          <table:table-cell table:style-name="ce35"/>
          <table:table-cell table:style-name="ce9"/>
          <table:table-cell table:style-name="ce6" table:formula="of:=INDEX([.$N$3:.$N$10];[.E63]+1;1)" office:value-type="float" office:value="255" calcext:value-type="float">
            <text:p>255</text:p>
          </table:table-cell>
          <table:table-cell table:style-name="ce6" table:formula="of:=INDEX([.$N$3:.$N$10];[.D63]+1;1)" office:value-type="float" office:value="0" calcext:value-type="float">
            <text:p>0</text:p>
          </table:table-cell>
          <table:table-cell table:style-name="ce6" table:formula="of:=INDEX([.$N$3:.$N$10];[.F63]+1;1)" office:value-type="float" office:value="156" calcext:value-type="float">
            <text:p>156</text:p>
          </table:table-cell>
          <table:table-cell table:style-name="ce28" table:formula="of:=CONCATENATE(&quot;#&quot;;DEC2HEX([.O63];2);DEC2HEX([.P63];2);DEC2HEX([.Q63];2))" office:value-type="string" office:string-value="#FF009C" calcext:value-type="string">
            <text:p>#FF009C</text:p>
          </table:table-cell>
          <table:table-cell table:style-name="ce32" table:formula="of:=CONCATENATE(IF([.O63]&lt;10;&quot;  &quot;;IF([.O63]&lt;100;&quot; &quot;;&quot;&quot;));[.O63];&quot; &quot;;IF([.P63]&lt;10;&quot;  &quot;;IF([.P63]&lt;100;&quot; &quot;;&quot;&quot;));[.P63];&quot; &quot;;IF([.Q63]&lt;10;&quot;  &quot;;IF([.Q63]&lt;100;&quot; &quot;;&quot;&quot;));[.Q63];&quot; &quot;;[.A63];&quot; - &quot;;[.R63])" office:value-type="string" office:string-value="255   0 156 60 - #FF009C" calcext:value-type="string">
            <text:p>255 <text:s text:c="2"/>0 156 60 - #FF00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45"/>
          <table:table-cell table:style-name="ce50" table:formula="of:=BITAND(BITRSHIFT([.A64];6);HEX2DEC(&quot;7&quot;))" office:value-type="float" office:value="0" calcext:value-type="float">
            <text:p>0</text:p>
          </table:table-cell>
          <table:table-cell table:style-name="ce3" table:formula="of:=BITAND(BITRSHIFT([.A64];3);HEX2DEC(&quot;7&quot;))" office:value-type="float" office:value="7" calcext:value-type="float">
            <text:p>7</text:p>
          </table:table-cell>
          <table:table-cell table:style-name="ce57" table:formula="of:=BITAND([.A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64]/7;1/[.$K$1])*255;0)" office:value-type="float" office:value="255" calcext:value-type="float">
            <text:p>255</text:p>
          </table:table-cell>
          <table:table-cell table:style-name="ce6" table:formula="of:=ROUND(POWER([.D64]/7;1/[.$K$1])*255;0)" office:value-type="float" office:value="0" calcext:value-type="float">
            <text:p>0</text:p>
          </table:table-cell>
          <table:table-cell table:style-name="ce6" table:formula="of:=ROUND(POWER([.F64]/7;1/[.$K$1])*255;0)" office:value-type="float" office:value="188" calcext:value-type="float">
            <text:p>188</text:p>
          </table:table-cell>
          <table:table-cell table:style-name="ce28" table:formula="of:=CONCATENATE(&quot;#&quot;;DEC2HEX([.H64];2);DEC2HEX([.I64];2);DEC2HEX([.J64];2))" office:value-type="string" office:string-value="#FF00BC" calcext:value-type="string">
            <text:p>#FF00BC</text:p>
          </table:table-cell>
          <table:table-cell table:style-name="ce32" table:formula="of:=CONCATENATE(IF([.H64]&lt;10;&quot;  &quot;;IF([.H64]&lt;100;&quot; &quot;;&quot;&quot;));[.H64];&quot; &quot;;IF([.I64]&lt;10;&quot;  &quot;;IF([.I64]&lt;100;&quot; &quot;;&quot;&quot;));[.I64];&quot; &quot;;IF([.J64]&lt;10;&quot;  &quot;;IF([.J64]&lt;100;&quot; &quot;;&quot;&quot;));[.J64];&quot; &quot;;[.A64];&quot; - &quot;;[.K64])" office:value-type="string" office:string-value="255   0 188 61 - #FF00BC" calcext:value-type="string">
            <text:p>255 <text:s text:c="2"/>0 188 61 - #FF00BC</text:p>
          </table:table-cell>
          <table:table-cell table:style-name="ce35"/>
          <table:table-cell table:style-name="ce9"/>
          <table:table-cell table:style-name="ce6" table:formula="of:=INDEX([.$N$3:.$N$10];[.E64]+1;1)" office:value-type="float" office:value="255" calcext:value-type="float">
            <text:p>255</text:p>
          </table:table-cell>
          <table:table-cell table:style-name="ce6" table:formula="of:=INDEX([.$N$3:.$N$10];[.D64]+1;1)" office:value-type="float" office:value="0" calcext:value-type="float">
            <text:p>0</text:p>
          </table:table-cell>
          <table:table-cell table:style-name="ce6" table:formula="of:=INDEX([.$N$3:.$N$10];[.F64]+1;1)" office:value-type="float" office:value="187" calcext:value-type="float">
            <text:p>187</text:p>
          </table:table-cell>
          <table:table-cell table:style-name="ce28" table:formula="of:=CONCATENATE(&quot;#&quot;;DEC2HEX([.O64];2);DEC2HEX([.P64];2);DEC2HEX([.Q64];2))" office:value-type="string" office:string-value="#FF00BB" calcext:value-type="string">
            <text:p>#FF00BB</text:p>
          </table:table-cell>
          <table:table-cell table:style-name="ce32" table:formula="of:=CONCATENATE(IF([.O64]&lt;10;&quot;  &quot;;IF([.O64]&lt;100;&quot; &quot;;&quot;&quot;));[.O64];&quot; &quot;;IF([.P64]&lt;10;&quot;  &quot;;IF([.P64]&lt;100;&quot; &quot;;&quot;&quot;));[.P64];&quot; &quot;;IF([.Q64]&lt;10;&quot;  &quot;;IF([.Q64]&lt;100;&quot; &quot;;&quot;&quot;));[.Q64];&quot; &quot;;[.A64];&quot; - &quot;;[.R64])" office:value-type="string" office:string-value="255   0 187 61 - #FF00BB" calcext:value-type="string">
            <text:p>255 <text:s text:c="2"/>0 187 61 - #FF00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1" calcext:value-type="float">
            <text:p>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6"/>
          <table:table-cell table:style-name="ce45"/>
          <table:table-cell table:style-name="ce50" table:formula="of:=BITAND(BITRSHIFT([.A65];6);HEX2DEC(&quot;7&quot;))" office:value-type="float" office:value="0" calcext:value-type="float">
            <text:p>0</text:p>
          </table:table-cell>
          <table:table-cell table:style-name="ce3" table:formula="of:=BITAND(BITRSHIFT([.A65];3);HEX2DEC(&quot;7&quot;))" office:value-type="float" office:value="7" calcext:value-type="float">
            <text:p>7</text:p>
          </table:table-cell>
          <table:table-cell table:style-name="ce57" table:formula="of:=BITAND([.A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65]/7;1/[.$K$1])*255;0)" office:value-type="float" office:value="255" calcext:value-type="float">
            <text:p>255</text:p>
          </table:table-cell>
          <table:table-cell table:style-name="ce6" table:formula="of:=ROUND(POWER([.D65]/7;1/[.$K$1])*255;0)" office:value-type="float" office:value="0" calcext:value-type="float">
            <text:p>0</text:p>
          </table:table-cell>
          <table:table-cell table:style-name="ce6" table:formula="of:=ROUND(POWER([.F65]/7;1/[.$K$1])*255;0)" office:value-type="float" office:value="222" calcext:value-type="float">
            <text:p>222</text:p>
          </table:table-cell>
          <table:table-cell table:style-name="ce28" table:formula="of:=CONCATENATE(&quot;#&quot;;DEC2HEX([.H65];2);DEC2HEX([.I65];2);DEC2HEX([.J65];2))" office:value-type="string" office:string-value="#FF00DE" calcext:value-type="string">
            <text:p>#FF00DE</text:p>
          </table:table-cell>
          <table:table-cell table:style-name="ce32" table:formula="of:=CONCATENATE(IF([.H65]&lt;10;&quot;  &quot;;IF([.H65]&lt;100;&quot; &quot;;&quot;&quot;));[.H65];&quot; &quot;;IF([.I65]&lt;10;&quot;  &quot;;IF([.I65]&lt;100;&quot; &quot;;&quot;&quot;));[.I65];&quot; &quot;;IF([.J65]&lt;10;&quot;  &quot;;IF([.J65]&lt;100;&quot; &quot;;&quot;&quot;));[.J65];&quot; &quot;;[.A65];&quot; - &quot;;[.K65])" office:value-type="string" office:string-value="255   0 222 62 - #FF00DE" calcext:value-type="string">
            <text:p>255 <text:s text:c="2"/>0 222 62 - #FF00DE</text:p>
          </table:table-cell>
          <table:table-cell table:style-name="ce35"/>
          <table:table-cell table:style-name="ce9"/>
          <table:table-cell table:style-name="ce6" table:formula="of:=INDEX([.$N$3:.$N$10];[.E65]+1;1)" office:value-type="float" office:value="255" calcext:value-type="float">
            <text:p>255</text:p>
          </table:table-cell>
          <table:table-cell table:style-name="ce6" table:formula="of:=INDEX([.$N$3:.$N$10];[.D65]+1;1)" office:value-type="float" office:value="0" calcext:value-type="float">
            <text:p>0</text:p>
          </table:table-cell>
          <table:table-cell table:style-name="ce6" table:formula="of:=INDEX([.$N$3:.$N$10];[.F65]+1;1)" office:value-type="float" office:value="225" calcext:value-type="float">
            <text:p>225</text:p>
          </table:table-cell>
          <table:table-cell table:style-name="ce28" table:formula="of:=CONCATENATE(&quot;#&quot;;DEC2HEX([.O65];2);DEC2HEX([.P65];2);DEC2HEX([.Q65];2))" office:value-type="string" office:string-value="#FF00E1" calcext:value-type="string">
            <text:p>#FF00E1</text:p>
          </table:table-cell>
          <table:table-cell table:style-name="ce32" table:formula="of:=CONCATENATE(IF([.O65]&lt;10;&quot;  &quot;;IF([.O65]&lt;100;&quot; &quot;;&quot;&quot;));[.O65];&quot; &quot;;IF([.P65]&lt;10;&quot;  &quot;;IF([.P65]&lt;100;&quot; &quot;;&quot;&quot;));[.P65];&quot; &quot;;IF([.Q65]&lt;10;&quot;  &quot;;IF([.Q65]&lt;100;&quot; &quot;;&quot;&quot;));[.Q65];&quot; &quot;;[.A65];&quot; - &quot;;[.R65])" office:value-type="string" office:string-value="255   0 225 62 - #FF00E1" calcext:value-type="string">
            <text:p>255 <text:s text:c="2"/>0 225 62 - #FF00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2" calcext:value-type="float">
            <text:p>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6"/>
          <table:table-cell table:style-name="ce45"/>
          <table:table-cell table:style-name="ce50" table:formula="of:=BITAND(BITRSHIFT([.A66];6);HEX2DEC(&quot;7&quot;))" office:value-type="float" office:value="0" calcext:value-type="float">
            <text:p>0</text:p>
          </table:table-cell>
          <table:table-cell table:style-name="ce3" table:formula="of:=BITAND(BITRSHIFT([.A66];3);HEX2DEC(&quot;7&quot;))" office:value-type="float" office:value="7" calcext:value-type="float">
            <text:p>7</text:p>
          </table:table-cell>
          <table:table-cell table:style-name="ce57" table:formula="of:=BITAND([.A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66]/7;1/[.$K$1])*255;0)" office:value-type="float" office:value="255" calcext:value-type="float">
            <text:p>255</text:p>
          </table:table-cell>
          <table:table-cell table:style-name="ce6" table:formula="of:=ROUND(POWER([.D66]/7;1/[.$K$1])*255;0)" office:value-type="float" office:value="0" calcext:value-type="float">
            <text:p>0</text:p>
          </table:table-cell>
          <table:table-cell table:style-name="ce6" table:formula="of:=ROUND(POWER([.F66]/7;1/[.$K$1])*255;0)" office:value-type="float" office:value="255" calcext:value-type="float">
            <text:p>255</text:p>
          </table:table-cell>
          <table:table-cell table:style-name="ce28" table:formula="of:=CONCATENATE(&quot;#&quot;;DEC2HEX([.H66];2);DEC2HEX([.I66];2);DEC2HEX([.J66];2))" office:value-type="string" office:string-value="#FF00FF" calcext:value-type="string">
            <text:p>#FF00FF</text:p>
          </table:table-cell>
          <table:table-cell table:style-name="ce32" table:formula="of:=CONCATENATE(IF([.H66]&lt;10;&quot;  &quot;;IF([.H66]&lt;100;&quot; &quot;;&quot;&quot;));[.H66];&quot; &quot;;IF([.I66]&lt;10;&quot;  &quot;;IF([.I66]&lt;100;&quot; &quot;;&quot;&quot;));[.I66];&quot; &quot;;IF([.J66]&lt;10;&quot;  &quot;;IF([.J66]&lt;100;&quot; &quot;;&quot;&quot;));[.J66];&quot; &quot;;[.A66];&quot; - &quot;;[.K66])" office:value-type="string" office:string-value="255   0 255 63 - #FF00FF" calcext:value-type="string">
            <text:p>255 <text:s text:c="2"/>0 255 63 - #FF00FF</text:p>
          </table:table-cell>
          <table:table-cell table:style-name="ce35"/>
          <table:table-cell table:style-name="ce9"/>
          <table:table-cell table:style-name="ce6" table:formula="of:=INDEX([.$N$3:.$N$10];[.E66]+1;1)" office:value-type="float" office:value="255" calcext:value-type="float">
            <text:p>255</text:p>
          </table:table-cell>
          <table:table-cell table:style-name="ce6" table:formula="of:=INDEX([.$N$3:.$N$10];[.D66]+1;1)" office:value-type="float" office:value="0" calcext:value-type="float">
            <text:p>0</text:p>
          </table:table-cell>
          <table:table-cell table:style-name="ce6" table:formula="of:=INDEX([.$N$3:.$N$10];[.F66]+1;1)" office:value-type="float" office:value="255" calcext:value-type="float">
            <text:p>255</text:p>
          </table:table-cell>
          <table:table-cell table:style-name="ce28" table:formula="of:=CONCATENATE(&quot;#&quot;;DEC2HEX([.O66];2);DEC2HEX([.P66];2);DEC2HEX([.Q66];2))" office:value-type="string" office:string-value="#FF00FF" calcext:value-type="string">
            <text:p>#FF00FF</text:p>
          </table:table-cell>
          <table:table-cell table:style-name="ce32" table:formula="of:=CONCATENATE(IF([.O66]&lt;10;&quot;  &quot;;IF([.O66]&lt;100;&quot; &quot;;&quot;&quot;));[.O66];&quot; &quot;;IF([.P66]&lt;10;&quot;  &quot;;IF([.P66]&lt;100;&quot; &quot;;&quot;&quot;));[.P66];&quot; &quot;;IF([.Q66]&lt;10;&quot;  &quot;;IF([.Q66]&lt;100;&quot; &quot;;&quot;&quot;));[.Q66];&quot; &quot;;[.A66];&quot; - &quot;;[.R66])" office:value-type="string" office:string-value="255   0 255 63 - #FF00FF" calcext:value-type="string">
            <text:p>255 <text:s text:c="2"/>0 255 63 - #FF00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3" calcext:value-type="float">
            <text:p>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6"/>
          <table:table-cell table:style-name="ce45"/>
          <table:table-cell table:style-name="ce50" table:formula="of:=BITAND(BITRSHIFT([.A67];6);HEX2DEC(&quot;7&quot;))" office:value-type="float" office:value="1" calcext:value-type="float">
            <text:p>1</text:p>
          </table:table-cell>
          <table:table-cell table:style-name="ce3" table:formula="of:=BITAND(BITRSHIFT([.A67];3);HEX2DEC(&quot;7&quot;))" office:value-type="float" office:value="0" calcext:value-type="float">
            <text:p>0</text:p>
          </table:table-cell>
          <table:table-cell table:style-name="ce57" table:formula="of:=BITAND([.A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67]/7;1/[.$K$1])*255;0)" office:value-type="float" office:value="0" calcext:value-type="float">
            <text:p>0</text:p>
          </table:table-cell>
          <table:table-cell table:style-name="ce6" table:formula="of:=ROUND(POWER([.D67]/7;1/[.$K$1])*255;0)" office:value-type="float" office:value="43" calcext:value-type="float">
            <text:p>43</text:p>
          </table:table-cell>
          <table:table-cell table:style-name="ce6" table:formula="of:=ROUND(POWER([.F67]/7;1/[.$K$1])*255;0)" office:value-type="float" office:value="0" calcext:value-type="float">
            <text:p>0</text:p>
          </table:table-cell>
          <table:table-cell table:style-name="ce28" table:formula="of:=CONCATENATE(&quot;#&quot;;DEC2HEX([.H67];2);DEC2HEX([.I67];2);DEC2HEX([.J67];2))" office:value-type="string" office:string-value="#002B00" calcext:value-type="string">
            <text:p>#002B00</text:p>
          </table:table-cell>
          <table:table-cell table:style-name="ce32" table:formula="of:=CONCATENATE(IF([.H67]&lt;10;&quot;  &quot;;IF([.H67]&lt;100;&quot; &quot;;&quot;&quot;));[.H67];&quot; &quot;;IF([.I67]&lt;10;&quot;  &quot;;IF([.I67]&lt;100;&quot; &quot;;&quot;&quot;));[.I67];&quot; &quot;;IF([.J67]&lt;10;&quot;  &quot;;IF([.J67]&lt;100;&quot; &quot;;&quot;&quot;));[.J67];&quot; &quot;;[.A67];&quot; - &quot;;[.K67])" office:value-type="string" office:string-value="  0  43   0 64 - #002B00" calcext:value-type="string">
            <text:p><text:s text:c="2"/>0 <text:s/>43 <text:s text:c="2"/>0 64 - #002B00</text:p>
          </table:table-cell>
          <table:table-cell table:style-name="ce35"/>
          <table:table-cell table:style-name="ce9"/>
          <table:table-cell table:style-name="ce6" table:formula="of:=INDEX([.$N$3:.$N$10];[.E67]+1;1)" office:value-type="float" office:value="0" calcext:value-type="float">
            <text:p>0</text:p>
          </table:table-cell>
          <table:table-cell table:style-name="ce6" table:formula="of:=INDEX([.$N$3:.$N$10];[.D67]+1;1)" office:value-type="float" office:value="40" calcext:value-type="float">
            <text:p>40</text:p>
          </table:table-cell>
          <table:table-cell table:style-name="ce6" table:formula="of:=INDEX([.$N$3:.$N$10];[.F67]+1;1)" office:value-type="float" office:value="0" calcext:value-type="float">
            <text:p>0</text:p>
          </table:table-cell>
          <table:table-cell table:style-name="ce28" table:formula="of:=CONCATENATE(&quot;#&quot;;DEC2HEX([.O67];2);DEC2HEX([.P67];2);DEC2HEX([.Q67];2))" office:value-type="string" office:string-value="#002800" calcext:value-type="string">
            <text:p>#002800</text:p>
          </table:table-cell>
          <table:table-cell table:style-name="ce32" table:formula="of:=CONCATENATE(IF([.O67]&lt;10;&quot;  &quot;;IF([.O67]&lt;100;&quot; &quot;;&quot;&quot;));[.O67];&quot; &quot;;IF([.P67]&lt;10;&quot;  &quot;;IF([.P67]&lt;100;&quot; &quot;;&quot;&quot;));[.P67];&quot; &quot;;IF([.Q67]&lt;10;&quot;  &quot;;IF([.Q67]&lt;100;&quot; &quot;;&quot;&quot;));[.Q67];&quot; &quot;;[.A67];&quot; - &quot;;[.R67])" office:value-type="string" office:string-value="  0  40   0 64 - #002800" calcext:value-type="string">
            <text:p><text:s text:c="2"/>0 <text:s/>40 <text:s text:c="2"/>0 64 - #00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4" calcext:value-type="float">
            <text:p>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6"/>
          <table:table-cell table:style-name="ce45"/>
          <table:table-cell table:style-name="ce50" table:formula="of:=BITAND(BITRSHIFT([.A68];6);HEX2DEC(&quot;7&quot;))" office:value-type="float" office:value="1" calcext:value-type="float">
            <text:p>1</text:p>
          </table:table-cell>
          <table:table-cell table:style-name="ce3" table:formula="of:=BITAND(BITRSHIFT([.A68];3);HEX2DEC(&quot;7&quot;))" office:value-type="float" office:value="0" calcext:value-type="float">
            <text:p>0</text:p>
          </table:table-cell>
          <table:table-cell table:style-name="ce57" table:formula="of:=BITAND([.A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68]/7;1/[.$K$1])*255;0)" office:value-type="float" office:value="0" calcext:value-type="float">
            <text:p>0</text:p>
          </table:table-cell>
          <table:table-cell table:style-name="ce6" table:formula="of:=ROUND(POWER([.D68]/7;1/[.$K$1])*255;0)" office:value-type="float" office:value="43" calcext:value-type="float">
            <text:p>43</text:p>
          </table:table-cell>
          <table:table-cell table:style-name="ce6" table:formula="of:=ROUND(POWER([.F68]/7;1/[.$K$1])*255;0)" office:value-type="float" office:value="43" calcext:value-type="float">
            <text:p>43</text:p>
          </table:table-cell>
          <table:table-cell table:style-name="ce28" table:formula="of:=CONCATENATE(&quot;#&quot;;DEC2HEX([.H68];2);DEC2HEX([.I68];2);DEC2HEX([.J68];2))" office:value-type="string" office:string-value="#002B2B" calcext:value-type="string">
            <text:p>#002B2B</text:p>
          </table:table-cell>
          <table:table-cell table:style-name="ce32" table:formula="of:=CONCATENATE(IF([.H68]&lt;10;&quot;  &quot;;IF([.H68]&lt;100;&quot; &quot;;&quot;&quot;));[.H68];&quot; &quot;;IF([.I68]&lt;10;&quot;  &quot;;IF([.I68]&lt;100;&quot; &quot;;&quot;&quot;));[.I68];&quot; &quot;;IF([.J68]&lt;10;&quot;  &quot;;IF([.J68]&lt;100;&quot; &quot;;&quot;&quot;));[.J68];&quot; &quot;;[.A68];&quot; - &quot;;[.K68])" office:value-type="string" office:string-value="  0  43  43 65 - #002B2B" calcext:value-type="string">
            <text:p><text:s text:c="2"/>0 <text:s/>43 <text:s/>43 65 - #002B2B</text:p>
          </table:table-cell>
          <table:table-cell table:style-name="ce35"/>
          <table:table-cell table:style-name="ce9"/>
          <table:table-cell table:style-name="ce6" table:formula="of:=INDEX([.$N$3:.$N$10];[.E68]+1;1)" office:value-type="float" office:value="0" calcext:value-type="float">
            <text:p>0</text:p>
          </table:table-cell>
          <table:table-cell table:style-name="ce6" table:formula="of:=INDEX([.$N$3:.$N$10];[.D68]+1;1)" office:value-type="float" office:value="40" calcext:value-type="float">
            <text:p>40</text:p>
          </table:table-cell>
          <table:table-cell table:style-name="ce6" table:formula="of:=INDEX([.$N$3:.$N$10];[.F68]+1;1)" office:value-type="float" office:value="40" calcext:value-type="float">
            <text:p>40</text:p>
          </table:table-cell>
          <table:table-cell table:style-name="ce28" table:formula="of:=CONCATENATE(&quot;#&quot;;DEC2HEX([.O68];2);DEC2HEX([.P68];2);DEC2HEX([.Q68];2))" office:value-type="string" office:string-value="#002828" calcext:value-type="string">
            <text:p>#002828</text:p>
          </table:table-cell>
          <table:table-cell table:style-name="ce32" table:formula="of:=CONCATENATE(IF([.O68]&lt;10;&quot;  &quot;;IF([.O68]&lt;100;&quot; &quot;;&quot;&quot;));[.O68];&quot; &quot;;IF([.P68]&lt;10;&quot;  &quot;;IF([.P68]&lt;100;&quot; &quot;;&quot;&quot;));[.P68];&quot; &quot;;IF([.Q68]&lt;10;&quot;  &quot;;IF([.Q68]&lt;100;&quot; &quot;;&quot;&quot;));[.Q68];&quot; &quot;;[.A68];&quot; - &quot;;[.R68])" office:value-type="string" office:string-value="  0  40  40 65 - #002828" calcext:value-type="string">
            <text:p><text:s text:c="2"/>0 <text:s/>40 <text:s/>40 65 - #00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5" calcext:value-type="float">
            <text:p>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/>
          <table:table-cell table:style-name="ce45"/>
          <table:table-cell table:style-name="ce50" table:formula="of:=BITAND(BITRSHIFT([.A69];6);HEX2DEC(&quot;7&quot;))" office:value-type="float" office:value="1" calcext:value-type="float">
            <text:p>1</text:p>
          </table:table-cell>
          <table:table-cell table:style-name="ce3" table:formula="of:=BITAND(BITRSHIFT([.A69];3);HEX2DEC(&quot;7&quot;))" office:value-type="float" office:value="0" calcext:value-type="float">
            <text:p>0</text:p>
          </table:table-cell>
          <table:table-cell table:style-name="ce57" table:formula="of:=BITAND([.A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69]/7;1/[.$K$1])*255;0)" office:value-type="float" office:value="0" calcext:value-type="float">
            <text:p>0</text:p>
          </table:table-cell>
          <table:table-cell table:style-name="ce6" table:formula="of:=ROUND(POWER([.D69]/7;1/[.$K$1])*255;0)" office:value-type="float" office:value="43" calcext:value-type="float">
            <text:p>43</text:p>
          </table:table-cell>
          <table:table-cell table:style-name="ce6" table:formula="of:=ROUND(POWER([.F69]/7;1/[.$K$1])*255;0)" office:value-type="float" office:value="82" calcext:value-type="float">
            <text:p>82</text:p>
          </table:table-cell>
          <table:table-cell table:style-name="ce28" table:formula="of:=CONCATENATE(&quot;#&quot;;DEC2HEX([.H69];2);DEC2HEX([.I69];2);DEC2HEX([.J69];2))" office:value-type="string" office:string-value="#002B52" calcext:value-type="string">
            <text:p>#002B52</text:p>
          </table:table-cell>
          <table:table-cell table:style-name="ce32" table:formula="of:=CONCATENATE(IF([.H69]&lt;10;&quot;  &quot;;IF([.H69]&lt;100;&quot; &quot;;&quot;&quot;));[.H69];&quot; &quot;;IF([.I69]&lt;10;&quot;  &quot;;IF([.I69]&lt;100;&quot; &quot;;&quot;&quot;));[.I69];&quot; &quot;;IF([.J69]&lt;10;&quot;  &quot;;IF([.J69]&lt;100;&quot; &quot;;&quot;&quot;));[.J69];&quot; &quot;;[.A69];&quot; - &quot;;[.K69])" office:value-type="string" office:string-value="  0  43  82 66 - #002B52" calcext:value-type="string">
            <text:p><text:s text:c="2"/>0 <text:s/>43 <text:s/>82 66 - #002B52</text:p>
          </table:table-cell>
          <table:table-cell table:style-name="ce35"/>
          <table:table-cell table:style-name="ce9"/>
          <table:table-cell table:style-name="ce6" table:formula="of:=INDEX([.$N$3:.$N$10];[.E69]+1;1)" office:value-type="float" office:value="0" calcext:value-type="float">
            <text:p>0</text:p>
          </table:table-cell>
          <table:table-cell table:style-name="ce6" table:formula="of:=INDEX([.$N$3:.$N$10];[.D69]+1;1)" office:value-type="float" office:value="40" calcext:value-type="float">
            <text:p>40</text:p>
          </table:table-cell>
          <table:table-cell table:style-name="ce6" table:formula="of:=INDEX([.$N$3:.$N$10];[.F69]+1;1)" office:value-type="float" office:value="83" calcext:value-type="float">
            <text:p>83</text:p>
          </table:table-cell>
          <table:table-cell table:style-name="ce28" table:formula="of:=CONCATENATE(&quot;#&quot;;DEC2HEX([.O69];2);DEC2HEX([.P69];2);DEC2HEX([.Q69];2))" office:value-type="string" office:string-value="#002853" calcext:value-type="string">
            <text:p>#002853</text:p>
          </table:table-cell>
          <table:table-cell table:style-name="ce32" table:formula="of:=CONCATENATE(IF([.O69]&lt;10;&quot;  &quot;;IF([.O69]&lt;100;&quot; &quot;;&quot;&quot;));[.O69];&quot; &quot;;IF([.P69]&lt;10;&quot;  &quot;;IF([.P69]&lt;100;&quot; &quot;;&quot;&quot;));[.P69];&quot; &quot;;IF([.Q69]&lt;10;&quot;  &quot;;IF([.Q69]&lt;100;&quot; &quot;;&quot;&quot;));[.Q69];&quot; &quot;;[.A69];&quot; - &quot;;[.R69])" office:value-type="string" office:string-value="  0  40  83 66 - #002853" calcext:value-type="string">
            <text:p><text:s text:c="2"/>0 <text:s/>40 <text:s/>83 66 - #00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6" calcext:value-type="float">
            <text:p>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6"/>
          <table:table-cell table:style-name="ce45"/>
          <table:table-cell table:style-name="ce50" table:formula="of:=BITAND(BITRSHIFT([.A70];6);HEX2DEC(&quot;7&quot;))" office:value-type="float" office:value="1" calcext:value-type="float">
            <text:p>1</text:p>
          </table:table-cell>
          <table:table-cell table:style-name="ce3" table:formula="of:=BITAND(BITRSHIFT([.A70];3);HEX2DEC(&quot;7&quot;))" office:value-type="float" office:value="0" calcext:value-type="float">
            <text:p>0</text:p>
          </table:table-cell>
          <table:table-cell table:style-name="ce57" table:formula="of:=BITAND([.A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70]/7;1/[.$K$1])*255;0)" office:value-type="float" office:value="0" calcext:value-type="float">
            <text:p>0</text:p>
          </table:table-cell>
          <table:table-cell table:style-name="ce6" table:formula="of:=ROUND(POWER([.D70]/7;1/[.$K$1])*255;0)" office:value-type="float" office:value="43" calcext:value-type="float">
            <text:p>43</text:p>
          </table:table-cell>
          <table:table-cell table:style-name="ce6" table:formula="of:=ROUND(POWER([.F70]/7;1/[.$K$1])*255;0)" office:value-type="float" office:value="118" calcext:value-type="float">
            <text:p>118</text:p>
          </table:table-cell>
          <table:table-cell table:style-name="ce28" table:formula="of:=CONCATENATE(&quot;#&quot;;DEC2HEX([.H70];2);DEC2HEX([.I70];2);DEC2HEX([.J70];2))" office:value-type="string" office:string-value="#002B76" calcext:value-type="string">
            <text:p>#002B76</text:p>
          </table:table-cell>
          <table:table-cell table:style-name="ce32" table:formula="of:=CONCATENATE(IF([.H70]&lt;10;&quot;  &quot;;IF([.H70]&lt;100;&quot; &quot;;&quot;&quot;));[.H70];&quot; &quot;;IF([.I70]&lt;10;&quot;  &quot;;IF([.I70]&lt;100;&quot; &quot;;&quot;&quot;));[.I70];&quot; &quot;;IF([.J70]&lt;10;&quot;  &quot;;IF([.J70]&lt;100;&quot; &quot;;&quot;&quot;));[.J70];&quot; &quot;;[.A70];&quot; - &quot;;[.K70])" office:value-type="string" office:string-value="  0  43 118 67 - #002B76" calcext:value-type="string">
            <text:p><text:s text:c="2"/>0 <text:s/>43 118 67 - #002B76</text:p>
          </table:table-cell>
          <table:table-cell table:style-name="ce35"/>
          <table:table-cell table:style-name="ce9"/>
          <table:table-cell table:style-name="ce6" table:formula="of:=INDEX([.$N$3:.$N$10];[.E70]+1;1)" office:value-type="float" office:value="0" calcext:value-type="float">
            <text:p>0</text:p>
          </table:table-cell>
          <table:table-cell table:style-name="ce6" table:formula="of:=INDEX([.$N$3:.$N$10];[.D70]+1;1)" office:value-type="float" office:value="40" calcext:value-type="float">
            <text:p>40</text:p>
          </table:table-cell>
          <table:table-cell table:style-name="ce6" table:formula="of:=INDEX([.$N$3:.$N$10];[.F70]+1;1)" office:value-type="float" office:value="116" calcext:value-type="float">
            <text:p>116</text:p>
          </table:table-cell>
          <table:table-cell table:style-name="ce28" table:formula="of:=CONCATENATE(&quot;#&quot;;DEC2HEX([.O70];2);DEC2HEX([.P70];2);DEC2HEX([.Q70];2))" office:value-type="string" office:string-value="#002874" calcext:value-type="string">
            <text:p>#002874</text:p>
          </table:table-cell>
          <table:table-cell table:style-name="ce32" table:formula="of:=CONCATENATE(IF([.O70]&lt;10;&quot;  &quot;;IF([.O70]&lt;100;&quot; &quot;;&quot;&quot;));[.O70];&quot; &quot;;IF([.P70]&lt;10;&quot;  &quot;;IF([.P70]&lt;100;&quot; &quot;;&quot;&quot;));[.P70];&quot; &quot;;IF([.Q70]&lt;10;&quot;  &quot;;IF([.Q70]&lt;100;&quot; &quot;;&quot;&quot;));[.Q70];&quot; &quot;;[.A70];&quot; - &quot;;[.R70])" office:value-type="string" office:string-value="  0  40 116 67 - #002874" calcext:value-type="string">
            <text:p><text:s text:c="2"/>0 <text:s/>40 116 67 - #00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7" calcext:value-type="float">
            <text:p>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/>
          <table:table-cell table:style-name="ce45"/>
          <table:table-cell table:style-name="ce50" table:formula="of:=BITAND(BITRSHIFT([.A71];6);HEX2DEC(&quot;7&quot;))" office:value-type="float" office:value="1" calcext:value-type="float">
            <text:p>1</text:p>
          </table:table-cell>
          <table:table-cell table:style-name="ce3" table:formula="of:=BITAND(BITRSHIFT([.A71];3);HEX2DEC(&quot;7&quot;))" office:value-type="float" office:value="0" calcext:value-type="float">
            <text:p>0</text:p>
          </table:table-cell>
          <table:table-cell table:style-name="ce57" table:formula="of:=BITAND([.A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1]/7;1/[.$K$1])*255;0)" office:value-type="float" office:value="0" calcext:value-type="float">
            <text:p>0</text:p>
          </table:table-cell>
          <table:table-cell table:style-name="ce6" table:formula="of:=ROUND(POWER([.D71]/7;1/[.$K$1])*255;0)" office:value-type="float" office:value="43" calcext:value-type="float">
            <text:p>43</text:p>
          </table:table-cell>
          <table:table-cell table:style-name="ce6" table:formula="of:=ROUND(POWER([.F71]/7;1/[.$K$1])*255;0)" office:value-type="float" office:value="153" calcext:value-type="float">
            <text:p>153</text:p>
          </table:table-cell>
          <table:table-cell table:style-name="ce28" table:formula="of:=CONCATENATE(&quot;#&quot;;DEC2HEX([.H71];2);DEC2HEX([.I71];2);DEC2HEX([.J71];2))" office:value-type="string" office:string-value="#002B99" calcext:value-type="string">
            <text:p>#002B99</text:p>
          </table:table-cell>
          <table:table-cell table:style-name="ce32" table:formula="of:=CONCATENATE(IF([.H71]&lt;10;&quot;  &quot;;IF([.H71]&lt;100;&quot; &quot;;&quot;&quot;));[.H71];&quot; &quot;;IF([.I71]&lt;10;&quot;  &quot;;IF([.I71]&lt;100;&quot; &quot;;&quot;&quot;));[.I71];&quot; &quot;;IF([.J71]&lt;10;&quot;  &quot;;IF([.J71]&lt;100;&quot; &quot;;&quot;&quot;));[.J71];&quot; &quot;;[.A71];&quot; - &quot;;[.K71])" office:value-type="string" office:string-value="  0  43 153 68 - #002B99" calcext:value-type="string">
            <text:p><text:s text:c="2"/>0 <text:s/>43 153 68 - #002B99</text:p>
          </table:table-cell>
          <table:table-cell table:style-name="ce35"/>
          <table:table-cell table:style-name="ce9"/>
          <table:table-cell table:style-name="ce6" table:formula="of:=INDEX([.$N$3:.$N$10];[.E71]+1;1)" office:value-type="float" office:value="0" calcext:value-type="float">
            <text:p>0</text:p>
          </table:table-cell>
          <table:table-cell table:style-name="ce6" table:formula="of:=INDEX([.$N$3:.$N$10];[.D71]+1;1)" office:value-type="float" office:value="40" calcext:value-type="float">
            <text:p>40</text:p>
          </table:table-cell>
          <table:table-cell table:style-name="ce6" table:formula="of:=INDEX([.$N$3:.$N$10];[.F71]+1;1)" office:value-type="float" office:value="156" calcext:value-type="float">
            <text:p>156</text:p>
          </table:table-cell>
          <table:table-cell table:style-name="ce28" table:formula="of:=CONCATENATE(&quot;#&quot;;DEC2HEX([.O71];2);DEC2HEX([.P71];2);DEC2HEX([.Q71];2))" office:value-type="string" office:string-value="#00289C" calcext:value-type="string">
            <text:p>#00289C</text:p>
          </table:table-cell>
          <table:table-cell table:style-name="ce32" table:formula="of:=CONCATENATE(IF([.O71]&lt;10;&quot;  &quot;;IF([.O71]&lt;100;&quot; &quot;;&quot;&quot;));[.O71];&quot; &quot;;IF([.P71]&lt;10;&quot;  &quot;;IF([.P71]&lt;100;&quot; &quot;;&quot;&quot;));[.P71];&quot; &quot;;IF([.Q71]&lt;10;&quot;  &quot;;IF([.Q71]&lt;100;&quot; &quot;;&quot;&quot;));[.Q71];&quot; &quot;;[.A71];&quot; - &quot;;[.R71])" office:value-type="string" office:string-value="  0  40 156 68 - #00289C" calcext:value-type="string">
            <text:p><text:s text:c="2"/>0 <text:s/>40 156 68 - #00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8" calcext:value-type="float">
            <text:p>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6"/>
          <table:table-cell table:style-name="ce45"/>
          <table:table-cell table:style-name="ce50" table:formula="of:=BITAND(BITRSHIFT([.A72];6);HEX2DEC(&quot;7&quot;))" office:value-type="float" office:value="1" calcext:value-type="float">
            <text:p>1</text:p>
          </table:table-cell>
          <table:table-cell table:style-name="ce3" table:formula="of:=BITAND(BITRSHIFT([.A72];3);HEX2DEC(&quot;7&quot;))" office:value-type="float" office:value="0" calcext:value-type="float">
            <text:p>0</text:p>
          </table:table-cell>
          <table:table-cell table:style-name="ce57" table:formula="of:=BITAND([.A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72]/7;1/[.$K$1])*255;0)" office:value-type="float" office:value="0" calcext:value-type="float">
            <text:p>0</text:p>
          </table:table-cell>
          <table:table-cell table:style-name="ce6" table:formula="of:=ROUND(POWER([.D72]/7;1/[.$K$1])*255;0)" office:value-type="float" office:value="43" calcext:value-type="float">
            <text:p>43</text:p>
          </table:table-cell>
          <table:table-cell table:style-name="ce6" table:formula="of:=ROUND(POWER([.F72]/7;1/[.$K$1])*255;0)" office:value-type="float" office:value="188" calcext:value-type="float">
            <text:p>188</text:p>
          </table:table-cell>
          <table:table-cell table:style-name="ce28" table:formula="of:=CONCATENATE(&quot;#&quot;;DEC2HEX([.H72];2);DEC2HEX([.I72];2);DEC2HEX([.J72];2))" office:value-type="string" office:string-value="#002BBC" calcext:value-type="string">
            <text:p>#002BBC</text:p>
          </table:table-cell>
          <table:table-cell table:style-name="ce32" table:formula="of:=CONCATENATE(IF([.H72]&lt;10;&quot;  &quot;;IF([.H72]&lt;100;&quot; &quot;;&quot;&quot;));[.H72];&quot; &quot;;IF([.I72]&lt;10;&quot;  &quot;;IF([.I72]&lt;100;&quot; &quot;;&quot;&quot;));[.I72];&quot; &quot;;IF([.J72]&lt;10;&quot;  &quot;;IF([.J72]&lt;100;&quot; &quot;;&quot;&quot;));[.J72];&quot; &quot;;[.A72];&quot; - &quot;;[.K72])" office:value-type="string" office:string-value="  0  43 188 69 - #002BBC" calcext:value-type="string">
            <text:p><text:s text:c="2"/>0 <text:s/>43 188 69 - #002BBC</text:p>
          </table:table-cell>
          <table:table-cell table:style-name="ce35"/>
          <table:table-cell table:style-name="ce9"/>
          <table:table-cell table:style-name="ce6" table:formula="of:=INDEX([.$N$3:.$N$10];[.E72]+1;1)" office:value-type="float" office:value="0" calcext:value-type="float">
            <text:p>0</text:p>
          </table:table-cell>
          <table:table-cell table:style-name="ce6" table:formula="of:=INDEX([.$N$3:.$N$10];[.D72]+1;1)" office:value-type="float" office:value="40" calcext:value-type="float">
            <text:p>40</text:p>
          </table:table-cell>
          <table:table-cell table:style-name="ce6" table:formula="of:=INDEX([.$N$3:.$N$10];[.F72]+1;1)" office:value-type="float" office:value="187" calcext:value-type="float">
            <text:p>187</text:p>
          </table:table-cell>
          <table:table-cell table:style-name="ce28" table:formula="of:=CONCATENATE(&quot;#&quot;;DEC2HEX([.O72];2);DEC2HEX([.P72];2);DEC2HEX([.Q72];2))" office:value-type="string" office:string-value="#0028BB" calcext:value-type="string">
            <text:p>#0028BB</text:p>
          </table:table-cell>
          <table:table-cell table:style-name="ce32" table:formula="of:=CONCATENATE(IF([.O72]&lt;10;&quot;  &quot;;IF([.O72]&lt;100;&quot; &quot;;&quot;&quot;));[.O72];&quot; &quot;;IF([.P72]&lt;10;&quot;  &quot;;IF([.P72]&lt;100;&quot; &quot;;&quot;&quot;));[.P72];&quot; &quot;;IF([.Q72]&lt;10;&quot;  &quot;;IF([.Q72]&lt;100;&quot; &quot;;&quot;&quot;));[.Q72];&quot; &quot;;[.A72];&quot; - &quot;;[.R72])" office:value-type="string" office:string-value="  0  40 187 69 - #0028BB" calcext:value-type="string">
            <text:p><text:s text:c="2"/>0 <text:s/>40 187 69 - #00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69" calcext:value-type="float">
            <text:p>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/>
          <table:table-cell table:style-name="ce45"/>
          <table:table-cell table:style-name="ce50" table:formula="of:=BITAND(BITRSHIFT([.A73];6);HEX2DEC(&quot;7&quot;))" office:value-type="float" office:value="1" calcext:value-type="float">
            <text:p>1</text:p>
          </table:table-cell>
          <table:table-cell table:style-name="ce3" table:formula="of:=BITAND(BITRSHIFT([.A73];3);HEX2DEC(&quot;7&quot;))" office:value-type="float" office:value="0" calcext:value-type="float">
            <text:p>0</text:p>
          </table:table-cell>
          <table:table-cell table:style-name="ce57" table:formula="of:=BITAND([.A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73]/7;1/[.$K$1])*255;0)" office:value-type="float" office:value="0" calcext:value-type="float">
            <text:p>0</text:p>
          </table:table-cell>
          <table:table-cell table:style-name="ce6" table:formula="of:=ROUND(POWER([.D73]/7;1/[.$K$1])*255;0)" office:value-type="float" office:value="43" calcext:value-type="float">
            <text:p>43</text:p>
          </table:table-cell>
          <table:table-cell table:style-name="ce6" table:formula="of:=ROUND(POWER([.F73]/7;1/[.$K$1])*255;0)" office:value-type="float" office:value="222" calcext:value-type="float">
            <text:p>222</text:p>
          </table:table-cell>
          <table:table-cell table:style-name="ce28" table:formula="of:=CONCATENATE(&quot;#&quot;;DEC2HEX([.H73];2);DEC2HEX([.I73];2);DEC2HEX([.J73];2))" office:value-type="string" office:string-value="#002BDE" calcext:value-type="string">
            <text:p>#002BDE</text:p>
          </table:table-cell>
          <table:table-cell table:style-name="ce32" table:formula="of:=CONCATENATE(IF([.H73]&lt;10;&quot;  &quot;;IF([.H73]&lt;100;&quot; &quot;;&quot;&quot;));[.H73];&quot; &quot;;IF([.I73]&lt;10;&quot;  &quot;;IF([.I73]&lt;100;&quot; &quot;;&quot;&quot;));[.I73];&quot; &quot;;IF([.J73]&lt;10;&quot;  &quot;;IF([.J73]&lt;100;&quot; &quot;;&quot;&quot;));[.J73];&quot; &quot;;[.A73];&quot; - &quot;;[.K73])" office:value-type="string" office:string-value="  0  43 222 70 - #002BDE" calcext:value-type="string">
            <text:p><text:s text:c="2"/>0 <text:s/>43 222 70 - #002BDE</text:p>
          </table:table-cell>
          <table:table-cell table:style-name="ce35"/>
          <table:table-cell table:style-name="ce9"/>
          <table:table-cell table:style-name="ce6" table:formula="of:=INDEX([.$N$3:.$N$10];[.E73]+1;1)" office:value-type="float" office:value="0" calcext:value-type="float">
            <text:p>0</text:p>
          </table:table-cell>
          <table:table-cell table:style-name="ce6" table:formula="of:=INDEX([.$N$3:.$N$10];[.D73]+1;1)" office:value-type="float" office:value="40" calcext:value-type="float">
            <text:p>40</text:p>
          </table:table-cell>
          <table:table-cell table:style-name="ce6" table:formula="of:=INDEX([.$N$3:.$N$10];[.F73]+1;1)" office:value-type="float" office:value="225" calcext:value-type="float">
            <text:p>225</text:p>
          </table:table-cell>
          <table:table-cell table:style-name="ce28" table:formula="of:=CONCATENATE(&quot;#&quot;;DEC2HEX([.O73];2);DEC2HEX([.P73];2);DEC2HEX([.Q73];2))" office:value-type="string" office:string-value="#0028E1" calcext:value-type="string">
            <text:p>#0028E1</text:p>
          </table:table-cell>
          <table:table-cell table:style-name="ce32" table:formula="of:=CONCATENATE(IF([.O73]&lt;10;&quot;  &quot;;IF([.O73]&lt;100;&quot; &quot;;&quot;&quot;));[.O73];&quot; &quot;;IF([.P73]&lt;10;&quot;  &quot;;IF([.P73]&lt;100;&quot; &quot;;&quot;&quot;));[.P73];&quot; &quot;;IF([.Q73]&lt;10;&quot;  &quot;;IF([.Q73]&lt;100;&quot; &quot;;&quot;&quot;));[.Q73];&quot; &quot;;[.A73];&quot; - &quot;;[.R73])" office:value-type="string" office:string-value="  0  40 225 70 - #0028E1" calcext:value-type="string">
            <text:p><text:s text:c="2"/>0 <text:s/>40 225 70 - #00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0" calcext:value-type="float">
            <text:p>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6"/>
          <table:table-cell table:style-name="ce45"/>
          <table:table-cell table:style-name="ce50" table:formula="of:=BITAND(BITRSHIFT([.A74];6);HEX2DEC(&quot;7&quot;))" office:value-type="float" office:value="1" calcext:value-type="float">
            <text:p>1</text:p>
          </table:table-cell>
          <table:table-cell table:style-name="ce3" table:formula="of:=BITAND(BITRSHIFT([.A74];3);HEX2DEC(&quot;7&quot;))" office:value-type="float" office:value="0" calcext:value-type="float">
            <text:p>0</text:p>
          </table:table-cell>
          <table:table-cell table:style-name="ce57" table:formula="of:=BITAND([.A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74]/7;1/[.$K$1])*255;0)" office:value-type="float" office:value="0" calcext:value-type="float">
            <text:p>0</text:p>
          </table:table-cell>
          <table:table-cell table:style-name="ce6" table:formula="of:=ROUND(POWER([.D74]/7;1/[.$K$1])*255;0)" office:value-type="float" office:value="43" calcext:value-type="float">
            <text:p>43</text:p>
          </table:table-cell>
          <table:table-cell table:style-name="ce6" table:formula="of:=ROUND(POWER([.F74]/7;1/[.$K$1])*255;0)" office:value-type="float" office:value="255" calcext:value-type="float">
            <text:p>255</text:p>
          </table:table-cell>
          <table:table-cell table:style-name="ce28" table:formula="of:=CONCATENATE(&quot;#&quot;;DEC2HEX([.H74];2);DEC2HEX([.I74];2);DEC2HEX([.J74];2))" office:value-type="string" office:string-value="#002BFF" calcext:value-type="string">
            <text:p>#002BFF</text:p>
          </table:table-cell>
          <table:table-cell table:style-name="ce32" table:formula="of:=CONCATENATE(IF([.H74]&lt;10;&quot;  &quot;;IF([.H74]&lt;100;&quot; &quot;;&quot;&quot;));[.H74];&quot; &quot;;IF([.I74]&lt;10;&quot;  &quot;;IF([.I74]&lt;100;&quot; &quot;;&quot;&quot;));[.I74];&quot; &quot;;IF([.J74]&lt;10;&quot;  &quot;;IF([.J74]&lt;100;&quot; &quot;;&quot;&quot;));[.J74];&quot; &quot;;[.A74];&quot; - &quot;;[.K74])" office:value-type="string" office:string-value="  0  43 255 71 - #002BFF" calcext:value-type="string">
            <text:p><text:s text:c="2"/>0 <text:s/>43 255 71 - #002BFF</text:p>
          </table:table-cell>
          <table:table-cell table:style-name="ce35"/>
          <table:table-cell table:style-name="ce9"/>
          <table:table-cell table:style-name="ce6" table:formula="of:=INDEX([.$N$3:.$N$10];[.E74]+1;1)" office:value-type="float" office:value="0" calcext:value-type="float">
            <text:p>0</text:p>
          </table:table-cell>
          <table:table-cell table:style-name="ce6" table:formula="of:=INDEX([.$N$3:.$N$10];[.D74]+1;1)" office:value-type="float" office:value="40" calcext:value-type="float">
            <text:p>40</text:p>
          </table:table-cell>
          <table:table-cell table:style-name="ce6" table:formula="of:=INDEX([.$N$3:.$N$10];[.F74]+1;1)" office:value-type="float" office:value="255" calcext:value-type="float">
            <text:p>255</text:p>
          </table:table-cell>
          <table:table-cell table:style-name="ce28" table:formula="of:=CONCATENATE(&quot;#&quot;;DEC2HEX([.O74];2);DEC2HEX([.P74];2);DEC2HEX([.Q74];2))" office:value-type="string" office:string-value="#0028FF" calcext:value-type="string">
            <text:p>#0028FF</text:p>
          </table:table-cell>
          <table:table-cell table:style-name="ce32" table:formula="of:=CONCATENATE(IF([.O74]&lt;10;&quot;  &quot;;IF([.O74]&lt;100;&quot; &quot;;&quot;&quot;));[.O74];&quot; &quot;;IF([.P74]&lt;10;&quot;  &quot;;IF([.P74]&lt;100;&quot; &quot;;&quot;&quot;));[.P74];&quot; &quot;;IF([.Q74]&lt;10;&quot;  &quot;;IF([.Q74]&lt;100;&quot; &quot;;&quot;&quot;));[.Q74];&quot; &quot;;[.A74];&quot; - &quot;;[.R74])" office:value-type="string" office:string-value="  0  40 255 71 - #0028FF" calcext:value-type="string">
            <text:p><text:s text:c="2"/>0 <text:s/>40 255 71 - #00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1" calcext:value-type="float">
            <text:p>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6"/>
          <table:table-cell table:style-name="ce45"/>
          <table:table-cell table:style-name="ce50" table:formula="of:=BITAND(BITRSHIFT([.A75];6);HEX2DEC(&quot;7&quot;))" office:value-type="float" office:value="1" calcext:value-type="float">
            <text:p>1</text:p>
          </table:table-cell>
          <table:table-cell table:style-name="ce3" table:formula="of:=BITAND(BITRSHIFT([.A75];3);HEX2DEC(&quot;7&quot;))" office:value-type="float" office:value="1" calcext:value-type="float">
            <text:p>1</text:p>
          </table:table-cell>
          <table:table-cell table:style-name="ce57" table:formula="of:=BITAND([.A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75]/7;1/[.$K$1])*255;0)" office:value-type="float" office:value="43" calcext:value-type="float">
            <text:p>43</text:p>
          </table:table-cell>
          <table:table-cell table:style-name="ce6" table:formula="of:=ROUND(POWER([.D75]/7;1/[.$K$1])*255;0)" office:value-type="float" office:value="43" calcext:value-type="float">
            <text:p>43</text:p>
          </table:table-cell>
          <table:table-cell table:style-name="ce6" table:formula="of:=ROUND(POWER([.F75]/7;1/[.$K$1])*255;0)" office:value-type="float" office:value="0" calcext:value-type="float">
            <text:p>0</text:p>
          </table:table-cell>
          <table:table-cell table:style-name="ce28" table:formula="of:=CONCATENATE(&quot;#&quot;;DEC2HEX([.H75];2);DEC2HEX([.I75];2);DEC2HEX([.J75];2))" office:value-type="string" office:string-value="#2B2B00" calcext:value-type="string">
            <text:p>#2B2B00</text:p>
          </table:table-cell>
          <table:table-cell table:style-name="ce32" table:formula="of:=CONCATENATE(IF([.H75]&lt;10;&quot;  &quot;;IF([.H75]&lt;100;&quot; &quot;;&quot;&quot;));[.H75];&quot; &quot;;IF([.I75]&lt;10;&quot;  &quot;;IF([.I75]&lt;100;&quot; &quot;;&quot;&quot;));[.I75];&quot; &quot;;IF([.J75]&lt;10;&quot;  &quot;;IF([.J75]&lt;100;&quot; &quot;;&quot;&quot;));[.J75];&quot; &quot;;[.A75];&quot; - &quot;;[.K75])" office:value-type="string" office:string-value=" 43  43   0 72 - #2B2B00" calcext:value-type="string">
            <text:p><text:s/>43 <text:s/>43 <text:s text:c="2"/>0 72 - #2B2B00</text:p>
          </table:table-cell>
          <table:table-cell table:style-name="ce35"/>
          <table:table-cell table:style-name="ce9"/>
          <table:table-cell table:style-name="ce6" table:formula="of:=INDEX([.$N$3:.$N$10];[.E75]+1;1)" office:value-type="float" office:value="40" calcext:value-type="float">
            <text:p>40</text:p>
          </table:table-cell>
          <table:table-cell table:style-name="ce6" table:formula="of:=INDEX([.$N$3:.$N$10];[.D75]+1;1)" office:value-type="float" office:value="40" calcext:value-type="float">
            <text:p>40</text:p>
          </table:table-cell>
          <table:table-cell table:style-name="ce6" table:formula="of:=INDEX([.$N$3:.$N$10];[.F75]+1;1)" office:value-type="float" office:value="0" calcext:value-type="float">
            <text:p>0</text:p>
          </table:table-cell>
          <table:table-cell table:style-name="ce28" table:formula="of:=CONCATENATE(&quot;#&quot;;DEC2HEX([.O75];2);DEC2HEX([.P75];2);DEC2HEX([.Q75];2))" office:value-type="string" office:string-value="#282800" calcext:value-type="string">
            <text:p>#282800</text:p>
          </table:table-cell>
          <table:table-cell table:style-name="ce32" table:formula="of:=CONCATENATE(IF([.O75]&lt;10;&quot;  &quot;;IF([.O75]&lt;100;&quot; &quot;;&quot;&quot;));[.O75];&quot; &quot;;IF([.P75]&lt;10;&quot;  &quot;;IF([.P75]&lt;100;&quot; &quot;;&quot;&quot;));[.P75];&quot; &quot;;IF([.Q75]&lt;10;&quot;  &quot;;IF([.Q75]&lt;100;&quot; &quot;;&quot;&quot;));[.Q75];&quot; &quot;;[.A75];&quot; - &quot;;[.R75])" office:value-type="string" office:string-value=" 40  40   0 72 - #282800" calcext:value-type="string">
            <text:p><text:s/>40 <text:s/>40 <text:s text:c="2"/>0 72 - #28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2" calcext:value-type="float">
            <text:p>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6"/>
          <table:table-cell table:style-name="ce45"/>
          <table:table-cell table:style-name="ce50" table:formula="of:=BITAND(BITRSHIFT([.A76];6);HEX2DEC(&quot;7&quot;))" office:value-type="float" office:value="1" calcext:value-type="float">
            <text:p>1</text:p>
          </table:table-cell>
          <table:table-cell table:style-name="ce3" table:formula="of:=BITAND(BITRSHIFT([.A76];3);HEX2DEC(&quot;7&quot;))" office:value-type="float" office:value="1" calcext:value-type="float">
            <text:p>1</text:p>
          </table:table-cell>
          <table:table-cell table:style-name="ce57" table:formula="of:=BITAND([.A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76]/7;1/[.$K$1])*255;0)" office:value-type="float" office:value="43" calcext:value-type="float">
            <text:p>43</text:p>
          </table:table-cell>
          <table:table-cell table:style-name="ce6" table:formula="of:=ROUND(POWER([.D76]/7;1/[.$K$1])*255;0)" office:value-type="float" office:value="43" calcext:value-type="float">
            <text:p>43</text:p>
          </table:table-cell>
          <table:table-cell table:style-name="ce6" table:formula="of:=ROUND(POWER([.F76]/7;1/[.$K$1])*255;0)" office:value-type="float" office:value="43" calcext:value-type="float">
            <text:p>43</text:p>
          </table:table-cell>
          <table:table-cell table:style-name="ce28" table:formula="of:=CONCATENATE(&quot;#&quot;;DEC2HEX([.H76];2);DEC2HEX([.I76];2);DEC2HEX([.J76];2))" office:value-type="string" office:string-value="#2B2B2B" calcext:value-type="string">
            <text:p>#2B2B2B</text:p>
          </table:table-cell>
          <table:table-cell table:style-name="ce32" table:formula="of:=CONCATENATE(IF([.H76]&lt;10;&quot;  &quot;;IF([.H76]&lt;100;&quot; &quot;;&quot;&quot;));[.H76];&quot; &quot;;IF([.I76]&lt;10;&quot;  &quot;;IF([.I76]&lt;100;&quot; &quot;;&quot;&quot;));[.I76];&quot; &quot;;IF([.J76]&lt;10;&quot;  &quot;;IF([.J76]&lt;100;&quot; &quot;;&quot;&quot;));[.J76];&quot; &quot;;[.A76];&quot; - &quot;;[.K76])" office:value-type="string" office:string-value=" 43  43  43 73 - #2B2B2B" calcext:value-type="string">
            <text:p><text:s/>43 <text:s/>43 <text:s/>43 73 - #2B2B2B</text:p>
          </table:table-cell>
          <table:table-cell table:style-name="ce35"/>
          <table:table-cell table:style-name="ce9"/>
          <table:table-cell table:style-name="ce6" table:formula="of:=INDEX([.$N$3:.$N$10];[.E76]+1;1)" office:value-type="float" office:value="40" calcext:value-type="float">
            <text:p>40</text:p>
          </table:table-cell>
          <table:table-cell table:style-name="ce6" table:formula="of:=INDEX([.$N$3:.$N$10];[.D76]+1;1)" office:value-type="float" office:value="40" calcext:value-type="float">
            <text:p>40</text:p>
          </table:table-cell>
          <table:table-cell table:style-name="ce6" table:formula="of:=INDEX([.$N$3:.$N$10];[.F76]+1;1)" office:value-type="float" office:value="40" calcext:value-type="float">
            <text:p>40</text:p>
          </table:table-cell>
          <table:table-cell table:style-name="ce28" table:formula="of:=CONCATENATE(&quot;#&quot;;DEC2HEX([.O76];2);DEC2HEX([.P76];2);DEC2HEX([.Q76];2))" office:value-type="string" office:string-value="#282828" calcext:value-type="string">
            <text:p>#282828</text:p>
          </table:table-cell>
          <table:table-cell table:style-name="ce32" table:formula="of:=CONCATENATE(IF([.O76]&lt;10;&quot;  &quot;;IF([.O76]&lt;100;&quot; &quot;;&quot;&quot;));[.O76];&quot; &quot;;IF([.P76]&lt;10;&quot;  &quot;;IF([.P76]&lt;100;&quot; &quot;;&quot;&quot;));[.P76];&quot; &quot;;IF([.Q76]&lt;10;&quot;  &quot;;IF([.Q76]&lt;100;&quot; &quot;;&quot;&quot;));[.Q76];&quot; &quot;;[.A76];&quot; - &quot;;[.R76])" office:value-type="string" office:string-value=" 40  40  40 73 - #282828" calcext:value-type="string">
            <text:p><text:s/>40 <text:s/>40 <text:s/>40 73 - #28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45"/>
          <table:table-cell table:style-name="ce50" table:formula="of:=BITAND(BITRSHIFT([.A77];6);HEX2DEC(&quot;7&quot;))" office:value-type="float" office:value="1" calcext:value-type="float">
            <text:p>1</text:p>
          </table:table-cell>
          <table:table-cell table:style-name="ce3" table:formula="of:=BITAND(BITRSHIFT([.A77];3);HEX2DEC(&quot;7&quot;))" office:value-type="float" office:value="1" calcext:value-type="float">
            <text:p>1</text:p>
          </table:table-cell>
          <table:table-cell table:style-name="ce57" table:formula="of:=BITAND([.A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77]/7;1/[.$K$1])*255;0)" office:value-type="float" office:value="43" calcext:value-type="float">
            <text:p>43</text:p>
          </table:table-cell>
          <table:table-cell table:style-name="ce6" table:formula="of:=ROUND(POWER([.D77]/7;1/[.$K$1])*255;0)" office:value-type="float" office:value="43" calcext:value-type="float">
            <text:p>43</text:p>
          </table:table-cell>
          <table:table-cell table:style-name="ce6" table:formula="of:=ROUND(POWER([.F77]/7;1/[.$K$1])*255;0)" office:value-type="float" office:value="82" calcext:value-type="float">
            <text:p>82</text:p>
          </table:table-cell>
          <table:table-cell table:style-name="ce28" table:formula="of:=CONCATENATE(&quot;#&quot;;DEC2HEX([.H77];2);DEC2HEX([.I77];2);DEC2HEX([.J77];2))" office:value-type="string" office:string-value="#2B2B52" calcext:value-type="string">
            <text:p>#2B2B52</text:p>
          </table:table-cell>
          <table:table-cell table:style-name="ce32" table:formula="of:=CONCATENATE(IF([.H77]&lt;10;&quot;  &quot;;IF([.H77]&lt;100;&quot; &quot;;&quot;&quot;));[.H77];&quot; &quot;;IF([.I77]&lt;10;&quot;  &quot;;IF([.I77]&lt;100;&quot; &quot;;&quot;&quot;));[.I77];&quot; &quot;;IF([.J77]&lt;10;&quot;  &quot;;IF([.J77]&lt;100;&quot; &quot;;&quot;&quot;));[.J77];&quot; &quot;;[.A77];&quot; - &quot;;[.K77])" office:value-type="string" office:string-value=" 43  43  82 74 - #2B2B52" calcext:value-type="string">
            <text:p><text:s/>43 <text:s/>43 <text:s/>82 74 - #2B2B52</text:p>
          </table:table-cell>
          <table:table-cell table:style-name="ce35"/>
          <table:table-cell table:style-name="ce9"/>
          <table:table-cell table:style-name="ce6" table:formula="of:=INDEX([.$N$3:.$N$10];[.E77]+1;1)" office:value-type="float" office:value="40" calcext:value-type="float">
            <text:p>40</text:p>
          </table:table-cell>
          <table:table-cell table:style-name="ce6" table:formula="of:=INDEX([.$N$3:.$N$10];[.D77]+1;1)" office:value-type="float" office:value="40" calcext:value-type="float">
            <text:p>40</text:p>
          </table:table-cell>
          <table:table-cell table:style-name="ce6" table:formula="of:=INDEX([.$N$3:.$N$10];[.F77]+1;1)" office:value-type="float" office:value="83" calcext:value-type="float">
            <text:p>83</text:p>
          </table:table-cell>
          <table:table-cell table:style-name="ce28" table:formula="of:=CONCATENATE(&quot;#&quot;;DEC2HEX([.O77];2);DEC2HEX([.P77];2);DEC2HEX([.Q77];2))" office:value-type="string" office:string-value="#282853" calcext:value-type="string">
            <text:p>#282853</text:p>
          </table:table-cell>
          <table:table-cell table:style-name="ce32" table:formula="of:=CONCATENATE(IF([.O77]&lt;10;&quot;  &quot;;IF([.O77]&lt;100;&quot; &quot;;&quot;&quot;));[.O77];&quot; &quot;;IF([.P77]&lt;10;&quot;  &quot;;IF([.P77]&lt;100;&quot; &quot;;&quot;&quot;));[.P77];&quot; &quot;;IF([.Q77]&lt;10;&quot;  &quot;;IF([.Q77]&lt;100;&quot; &quot;;&quot;&quot;));[.Q77];&quot; &quot;;[.A77];&quot; - &quot;;[.R77])" office:value-type="string" office:string-value=" 40  40  83 74 - #282853" calcext:value-type="string">
            <text:p><text:s/>40 <text:s/>40 <text:s/>83 74 - #28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4" calcext:value-type="float">
            <text:p>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45"/>
          <table:table-cell table:style-name="ce50" table:formula="of:=BITAND(BITRSHIFT([.A78];6);HEX2DEC(&quot;7&quot;))" office:value-type="float" office:value="1" calcext:value-type="float">
            <text:p>1</text:p>
          </table:table-cell>
          <table:table-cell table:style-name="ce3" table:formula="of:=BITAND(BITRSHIFT([.A78];3);HEX2DEC(&quot;7&quot;))" office:value-type="float" office:value="1" calcext:value-type="float">
            <text:p>1</text:p>
          </table:table-cell>
          <table:table-cell table:style-name="ce57" table:formula="of:=BITAND([.A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78]/7;1/[.$K$1])*255;0)" office:value-type="float" office:value="43" calcext:value-type="float">
            <text:p>43</text:p>
          </table:table-cell>
          <table:table-cell table:style-name="ce6" table:formula="of:=ROUND(POWER([.D78]/7;1/[.$K$1])*255;0)" office:value-type="float" office:value="43" calcext:value-type="float">
            <text:p>43</text:p>
          </table:table-cell>
          <table:table-cell table:style-name="ce6" table:formula="of:=ROUND(POWER([.F78]/7;1/[.$K$1])*255;0)" office:value-type="float" office:value="118" calcext:value-type="float">
            <text:p>118</text:p>
          </table:table-cell>
          <table:table-cell table:style-name="ce28" table:formula="of:=CONCATENATE(&quot;#&quot;;DEC2HEX([.H78];2);DEC2HEX([.I78];2);DEC2HEX([.J78];2))" office:value-type="string" office:string-value="#2B2B76" calcext:value-type="string">
            <text:p>#2B2B76</text:p>
          </table:table-cell>
          <table:table-cell table:style-name="ce32" table:formula="of:=CONCATENATE(IF([.H78]&lt;10;&quot;  &quot;;IF([.H78]&lt;100;&quot; &quot;;&quot;&quot;));[.H78];&quot; &quot;;IF([.I78]&lt;10;&quot;  &quot;;IF([.I78]&lt;100;&quot; &quot;;&quot;&quot;));[.I78];&quot; &quot;;IF([.J78]&lt;10;&quot;  &quot;;IF([.J78]&lt;100;&quot; &quot;;&quot;&quot;));[.J78];&quot; &quot;;[.A78];&quot; - &quot;;[.K78])" office:value-type="string" office:string-value=" 43  43 118 75 - #2B2B76" calcext:value-type="string">
            <text:p><text:s/>43 <text:s/>43 118 75 - #2B2B76</text:p>
          </table:table-cell>
          <table:table-cell table:style-name="ce35"/>
          <table:table-cell table:style-name="ce9"/>
          <table:table-cell table:style-name="ce6" table:formula="of:=INDEX([.$N$3:.$N$10];[.E78]+1;1)" office:value-type="float" office:value="40" calcext:value-type="float">
            <text:p>40</text:p>
          </table:table-cell>
          <table:table-cell table:style-name="ce6" table:formula="of:=INDEX([.$N$3:.$N$10];[.D78]+1;1)" office:value-type="float" office:value="40" calcext:value-type="float">
            <text:p>40</text:p>
          </table:table-cell>
          <table:table-cell table:style-name="ce6" table:formula="of:=INDEX([.$N$3:.$N$10];[.F78]+1;1)" office:value-type="float" office:value="116" calcext:value-type="float">
            <text:p>116</text:p>
          </table:table-cell>
          <table:table-cell table:style-name="ce28" table:formula="of:=CONCATENATE(&quot;#&quot;;DEC2HEX([.O78];2);DEC2HEX([.P78];2);DEC2HEX([.Q78];2))" office:value-type="string" office:string-value="#282874" calcext:value-type="string">
            <text:p>#282874</text:p>
          </table:table-cell>
          <table:table-cell table:style-name="ce32" table:formula="of:=CONCATENATE(IF([.O78]&lt;10;&quot;  &quot;;IF([.O78]&lt;100;&quot; &quot;;&quot;&quot;));[.O78];&quot; &quot;;IF([.P78]&lt;10;&quot;  &quot;;IF([.P78]&lt;100;&quot; &quot;;&quot;&quot;));[.P78];&quot; &quot;;IF([.Q78]&lt;10;&quot;  &quot;;IF([.Q78]&lt;100;&quot; &quot;;&quot;&quot;));[.Q78];&quot; &quot;;[.A78];&quot; - &quot;;[.R78])" office:value-type="string" office:string-value=" 40  40 116 75 - #282874" calcext:value-type="string">
            <text:p><text:s/>40 <text:s/>40 116 75 - #28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5" calcext:value-type="float">
            <text:p>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45"/>
          <table:table-cell table:style-name="ce50" table:formula="of:=BITAND(BITRSHIFT([.A79];6);HEX2DEC(&quot;7&quot;))" office:value-type="float" office:value="1" calcext:value-type="float">
            <text:p>1</text:p>
          </table:table-cell>
          <table:table-cell table:style-name="ce3" table:formula="of:=BITAND(BITRSHIFT([.A79];3);HEX2DEC(&quot;7&quot;))" office:value-type="float" office:value="1" calcext:value-type="float">
            <text:p>1</text:p>
          </table:table-cell>
          <table:table-cell table:style-name="ce57" table:formula="of:=BITAND([.A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79]/7;1/[.$K$1])*255;0)" office:value-type="float" office:value="43" calcext:value-type="float">
            <text:p>43</text:p>
          </table:table-cell>
          <table:table-cell table:style-name="ce6" table:formula="of:=ROUND(POWER([.D79]/7;1/[.$K$1])*255;0)" office:value-type="float" office:value="43" calcext:value-type="float">
            <text:p>43</text:p>
          </table:table-cell>
          <table:table-cell table:style-name="ce6" table:formula="of:=ROUND(POWER([.F79]/7;1/[.$K$1])*255;0)" office:value-type="float" office:value="153" calcext:value-type="float">
            <text:p>153</text:p>
          </table:table-cell>
          <table:table-cell table:style-name="ce28" table:formula="of:=CONCATENATE(&quot;#&quot;;DEC2HEX([.H79];2);DEC2HEX([.I79];2);DEC2HEX([.J79];2))" office:value-type="string" office:string-value="#2B2B99" calcext:value-type="string">
            <text:p>#2B2B99</text:p>
          </table:table-cell>
          <table:table-cell table:style-name="ce32" table:formula="of:=CONCATENATE(IF([.H79]&lt;10;&quot;  &quot;;IF([.H79]&lt;100;&quot; &quot;;&quot;&quot;));[.H79];&quot; &quot;;IF([.I79]&lt;10;&quot;  &quot;;IF([.I79]&lt;100;&quot; &quot;;&quot;&quot;));[.I79];&quot; &quot;;IF([.J79]&lt;10;&quot;  &quot;;IF([.J79]&lt;100;&quot; &quot;;&quot;&quot;));[.J79];&quot; &quot;;[.A79];&quot; - &quot;;[.K79])" office:value-type="string" office:string-value=" 43  43 153 76 - #2B2B99" calcext:value-type="string">
            <text:p><text:s/>43 <text:s/>43 153 76 - #2B2B99</text:p>
          </table:table-cell>
          <table:table-cell table:style-name="ce35"/>
          <table:table-cell table:style-name="ce9"/>
          <table:table-cell table:style-name="ce6" table:formula="of:=INDEX([.$N$3:.$N$10];[.E79]+1;1)" office:value-type="float" office:value="40" calcext:value-type="float">
            <text:p>40</text:p>
          </table:table-cell>
          <table:table-cell table:style-name="ce6" table:formula="of:=INDEX([.$N$3:.$N$10];[.D79]+1;1)" office:value-type="float" office:value="40" calcext:value-type="float">
            <text:p>40</text:p>
          </table:table-cell>
          <table:table-cell table:style-name="ce6" table:formula="of:=INDEX([.$N$3:.$N$10];[.F79]+1;1)" office:value-type="float" office:value="156" calcext:value-type="float">
            <text:p>156</text:p>
          </table:table-cell>
          <table:table-cell table:style-name="ce28" table:formula="of:=CONCATENATE(&quot;#&quot;;DEC2HEX([.O79];2);DEC2HEX([.P79];2);DEC2HEX([.Q79];2))" office:value-type="string" office:string-value="#28289C" calcext:value-type="string">
            <text:p>#28289C</text:p>
          </table:table-cell>
          <table:table-cell table:style-name="ce32" table:formula="of:=CONCATENATE(IF([.O79]&lt;10;&quot;  &quot;;IF([.O79]&lt;100;&quot; &quot;;&quot;&quot;));[.O79];&quot; &quot;;IF([.P79]&lt;10;&quot;  &quot;;IF([.P79]&lt;100;&quot; &quot;;&quot;&quot;));[.P79];&quot; &quot;;IF([.Q79]&lt;10;&quot;  &quot;;IF([.Q79]&lt;100;&quot; &quot;;&quot;&quot;));[.Q79];&quot; &quot;;[.A79];&quot; - &quot;;[.R79])" office:value-type="string" office:string-value=" 40  40 156 76 - #28289C" calcext:value-type="string">
            <text:p><text:s/>40 <text:s/>40 156 76 - #28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6" calcext:value-type="float">
            <text:p>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6"/>
          <table:table-cell table:style-name="ce45"/>
          <table:table-cell table:style-name="ce50" table:formula="of:=BITAND(BITRSHIFT([.A80];6);HEX2DEC(&quot;7&quot;))" office:value-type="float" office:value="1" calcext:value-type="float">
            <text:p>1</text:p>
          </table:table-cell>
          <table:table-cell table:style-name="ce3" table:formula="of:=BITAND(BITRSHIFT([.A80];3);HEX2DEC(&quot;7&quot;))" office:value-type="float" office:value="1" calcext:value-type="float">
            <text:p>1</text:p>
          </table:table-cell>
          <table:table-cell table:style-name="ce57" table:formula="of:=BITAND([.A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0]/7;1/[.$K$1])*255;0)" office:value-type="float" office:value="43" calcext:value-type="float">
            <text:p>43</text:p>
          </table:table-cell>
          <table:table-cell table:style-name="ce6" table:formula="of:=ROUND(POWER([.D80]/7;1/[.$K$1])*255;0)" office:value-type="float" office:value="43" calcext:value-type="float">
            <text:p>43</text:p>
          </table:table-cell>
          <table:table-cell table:style-name="ce6" table:formula="of:=ROUND(POWER([.F80]/7;1/[.$K$1])*255;0)" office:value-type="float" office:value="188" calcext:value-type="float">
            <text:p>188</text:p>
          </table:table-cell>
          <table:table-cell table:style-name="ce28" table:formula="of:=CONCATENATE(&quot;#&quot;;DEC2HEX([.H80];2);DEC2HEX([.I80];2);DEC2HEX([.J80];2))" office:value-type="string" office:string-value="#2B2BBC" calcext:value-type="string">
            <text:p>#2B2BBC</text:p>
          </table:table-cell>
          <table:table-cell table:style-name="ce32" table:formula="of:=CONCATENATE(IF([.H80]&lt;10;&quot;  &quot;;IF([.H80]&lt;100;&quot; &quot;;&quot;&quot;));[.H80];&quot; &quot;;IF([.I80]&lt;10;&quot;  &quot;;IF([.I80]&lt;100;&quot; &quot;;&quot;&quot;));[.I80];&quot; &quot;;IF([.J80]&lt;10;&quot;  &quot;;IF([.J80]&lt;100;&quot; &quot;;&quot;&quot;));[.J80];&quot; &quot;;[.A80];&quot; - &quot;;[.K80])" office:value-type="string" office:string-value=" 43  43 188 77 - #2B2BBC" calcext:value-type="string">
            <text:p><text:s/>43 <text:s/>43 188 77 - #2B2BBC</text:p>
          </table:table-cell>
          <table:table-cell table:style-name="ce35"/>
          <table:table-cell table:style-name="ce9"/>
          <table:table-cell table:style-name="ce6" table:formula="of:=INDEX([.$N$3:.$N$10];[.E80]+1;1)" office:value-type="float" office:value="40" calcext:value-type="float">
            <text:p>40</text:p>
          </table:table-cell>
          <table:table-cell table:style-name="ce6" table:formula="of:=INDEX([.$N$3:.$N$10];[.D80]+1;1)" office:value-type="float" office:value="40" calcext:value-type="float">
            <text:p>40</text:p>
          </table:table-cell>
          <table:table-cell table:style-name="ce6" table:formula="of:=INDEX([.$N$3:.$N$10];[.F80]+1;1)" office:value-type="float" office:value="187" calcext:value-type="float">
            <text:p>187</text:p>
          </table:table-cell>
          <table:table-cell table:style-name="ce28" table:formula="of:=CONCATENATE(&quot;#&quot;;DEC2HEX([.O80];2);DEC2HEX([.P80];2);DEC2HEX([.Q80];2))" office:value-type="string" office:string-value="#2828BB" calcext:value-type="string">
            <text:p>#2828BB</text:p>
          </table:table-cell>
          <table:table-cell table:style-name="ce32" table:formula="of:=CONCATENATE(IF([.O80]&lt;10;&quot;  &quot;;IF([.O80]&lt;100;&quot; &quot;;&quot;&quot;));[.O80];&quot; &quot;;IF([.P80]&lt;10;&quot;  &quot;;IF([.P80]&lt;100;&quot; &quot;;&quot;&quot;));[.P80];&quot; &quot;;IF([.Q80]&lt;10;&quot;  &quot;;IF([.Q80]&lt;100;&quot; &quot;;&quot;&quot;));[.Q80];&quot; &quot;;[.A80];&quot; - &quot;;[.R80])" office:value-type="string" office:string-value=" 40  40 187 77 - #2828BB" calcext:value-type="string">
            <text:p><text:s/>40 <text:s/>40 187 77 - #28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7" calcext:value-type="float">
            <text:p>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6"/>
          <table:table-cell table:style-name="ce45"/>
          <table:table-cell table:style-name="ce50" table:formula="of:=BITAND(BITRSHIFT([.A81];6);HEX2DEC(&quot;7&quot;))" office:value-type="float" office:value="1" calcext:value-type="float">
            <text:p>1</text:p>
          </table:table-cell>
          <table:table-cell table:style-name="ce3" table:formula="of:=BITAND(BITRSHIFT([.A81];3);HEX2DEC(&quot;7&quot;))" office:value-type="float" office:value="1" calcext:value-type="float">
            <text:p>1</text:p>
          </table:table-cell>
          <table:table-cell table:style-name="ce57" table:formula="of:=BITAND([.A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81]/7;1/[.$K$1])*255;0)" office:value-type="float" office:value="43" calcext:value-type="float">
            <text:p>43</text:p>
          </table:table-cell>
          <table:table-cell table:style-name="ce6" table:formula="of:=ROUND(POWER([.D81]/7;1/[.$K$1])*255;0)" office:value-type="float" office:value="43" calcext:value-type="float">
            <text:p>43</text:p>
          </table:table-cell>
          <table:table-cell table:style-name="ce6" table:formula="of:=ROUND(POWER([.F81]/7;1/[.$K$1])*255;0)" office:value-type="float" office:value="222" calcext:value-type="float">
            <text:p>222</text:p>
          </table:table-cell>
          <table:table-cell table:style-name="ce28" table:formula="of:=CONCATENATE(&quot;#&quot;;DEC2HEX([.H81];2);DEC2HEX([.I81];2);DEC2HEX([.J81];2))" office:value-type="string" office:string-value="#2B2BDE" calcext:value-type="string">
            <text:p>#2B2BDE</text:p>
          </table:table-cell>
          <table:table-cell table:style-name="ce32" table:formula="of:=CONCATENATE(IF([.H81]&lt;10;&quot;  &quot;;IF([.H81]&lt;100;&quot; &quot;;&quot;&quot;));[.H81];&quot; &quot;;IF([.I81]&lt;10;&quot;  &quot;;IF([.I81]&lt;100;&quot; &quot;;&quot;&quot;));[.I81];&quot; &quot;;IF([.J81]&lt;10;&quot;  &quot;;IF([.J81]&lt;100;&quot; &quot;;&quot;&quot;));[.J81];&quot; &quot;;[.A81];&quot; - &quot;;[.K81])" office:value-type="string" office:string-value=" 43  43 222 78 - #2B2BDE" calcext:value-type="string">
            <text:p><text:s/>43 <text:s/>43 222 78 - #2B2BDE</text:p>
          </table:table-cell>
          <table:table-cell table:style-name="ce35"/>
          <table:table-cell table:style-name="ce9"/>
          <table:table-cell table:style-name="ce6" table:formula="of:=INDEX([.$N$3:.$N$10];[.E81]+1;1)" office:value-type="float" office:value="40" calcext:value-type="float">
            <text:p>40</text:p>
          </table:table-cell>
          <table:table-cell table:style-name="ce6" table:formula="of:=INDEX([.$N$3:.$N$10];[.D81]+1;1)" office:value-type="float" office:value="40" calcext:value-type="float">
            <text:p>40</text:p>
          </table:table-cell>
          <table:table-cell table:style-name="ce6" table:formula="of:=INDEX([.$N$3:.$N$10];[.F81]+1;1)" office:value-type="float" office:value="225" calcext:value-type="float">
            <text:p>225</text:p>
          </table:table-cell>
          <table:table-cell table:style-name="ce28" table:formula="of:=CONCATENATE(&quot;#&quot;;DEC2HEX([.O81];2);DEC2HEX([.P81];2);DEC2HEX([.Q81];2))" office:value-type="string" office:string-value="#2828E1" calcext:value-type="string">
            <text:p>#2828E1</text:p>
          </table:table-cell>
          <table:table-cell table:style-name="ce32" table:formula="of:=CONCATENATE(IF([.O81]&lt;10;&quot;  &quot;;IF([.O81]&lt;100;&quot; &quot;;&quot;&quot;));[.O81];&quot; &quot;;IF([.P81]&lt;10;&quot;  &quot;;IF([.P81]&lt;100;&quot; &quot;;&quot;&quot;));[.P81];&quot; &quot;;IF([.Q81]&lt;10;&quot;  &quot;;IF([.Q81]&lt;100;&quot; &quot;;&quot;&quot;));[.Q81];&quot; &quot;;[.A81];&quot; - &quot;;[.R81])" office:value-type="string" office:string-value=" 40  40 225 78 - #2828E1" calcext:value-type="string">
            <text:p><text:s/>40 <text:s/>40 225 78 - #28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8" calcext:value-type="float">
            <text:p>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45"/>
          <table:table-cell table:style-name="ce50" table:formula="of:=BITAND(BITRSHIFT([.A82];6);HEX2DEC(&quot;7&quot;))" office:value-type="float" office:value="1" calcext:value-type="float">
            <text:p>1</text:p>
          </table:table-cell>
          <table:table-cell table:style-name="ce3" table:formula="of:=BITAND(BITRSHIFT([.A82];3);HEX2DEC(&quot;7&quot;))" office:value-type="float" office:value="1" calcext:value-type="float">
            <text:p>1</text:p>
          </table:table-cell>
          <table:table-cell table:style-name="ce57" table:formula="of:=BITAND([.A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82]/7;1/[.$K$1])*255;0)" office:value-type="float" office:value="43" calcext:value-type="float">
            <text:p>43</text:p>
          </table:table-cell>
          <table:table-cell table:style-name="ce6" table:formula="of:=ROUND(POWER([.D82]/7;1/[.$K$1])*255;0)" office:value-type="float" office:value="43" calcext:value-type="float">
            <text:p>43</text:p>
          </table:table-cell>
          <table:table-cell table:style-name="ce6" table:formula="of:=ROUND(POWER([.F82]/7;1/[.$K$1])*255;0)" office:value-type="float" office:value="255" calcext:value-type="float">
            <text:p>255</text:p>
          </table:table-cell>
          <table:table-cell table:style-name="ce28" table:formula="of:=CONCATENATE(&quot;#&quot;;DEC2HEX([.H82];2);DEC2HEX([.I82];2);DEC2HEX([.J82];2))" office:value-type="string" office:string-value="#2B2BFF" calcext:value-type="string">
            <text:p>#2B2BFF</text:p>
          </table:table-cell>
          <table:table-cell table:style-name="ce32" table:formula="of:=CONCATENATE(IF([.H82]&lt;10;&quot;  &quot;;IF([.H82]&lt;100;&quot; &quot;;&quot;&quot;));[.H82];&quot; &quot;;IF([.I82]&lt;10;&quot;  &quot;;IF([.I82]&lt;100;&quot; &quot;;&quot;&quot;));[.I82];&quot; &quot;;IF([.J82]&lt;10;&quot;  &quot;;IF([.J82]&lt;100;&quot; &quot;;&quot;&quot;));[.J82];&quot; &quot;;[.A82];&quot; - &quot;;[.K82])" office:value-type="string" office:string-value=" 43  43 255 79 - #2B2BFF" calcext:value-type="string">
            <text:p><text:s/>43 <text:s/>43 255 79 - #2B2BFF</text:p>
          </table:table-cell>
          <table:table-cell table:style-name="ce35"/>
          <table:table-cell table:style-name="ce9"/>
          <table:table-cell table:style-name="ce6" table:formula="of:=INDEX([.$N$3:.$N$10];[.E82]+1;1)" office:value-type="float" office:value="40" calcext:value-type="float">
            <text:p>40</text:p>
          </table:table-cell>
          <table:table-cell table:style-name="ce6" table:formula="of:=INDEX([.$N$3:.$N$10];[.D82]+1;1)" office:value-type="float" office:value="40" calcext:value-type="float">
            <text:p>40</text:p>
          </table:table-cell>
          <table:table-cell table:style-name="ce6" table:formula="of:=INDEX([.$N$3:.$N$10];[.F82]+1;1)" office:value-type="float" office:value="255" calcext:value-type="float">
            <text:p>255</text:p>
          </table:table-cell>
          <table:table-cell table:style-name="ce28" table:formula="of:=CONCATENATE(&quot;#&quot;;DEC2HEX([.O82];2);DEC2HEX([.P82];2);DEC2HEX([.Q82];2))" office:value-type="string" office:string-value="#2828FF" calcext:value-type="string">
            <text:p>#2828FF</text:p>
          </table:table-cell>
          <table:table-cell table:style-name="ce32" table:formula="of:=CONCATENATE(IF([.O82]&lt;10;&quot;  &quot;;IF([.O82]&lt;100;&quot; &quot;;&quot;&quot;));[.O82];&quot; &quot;;IF([.P82]&lt;10;&quot;  &quot;;IF([.P82]&lt;100;&quot; &quot;;&quot;&quot;));[.P82];&quot; &quot;;IF([.Q82]&lt;10;&quot;  &quot;;IF([.Q82]&lt;100;&quot; &quot;;&quot;&quot;));[.Q82];&quot; &quot;;[.A82];&quot; - &quot;;[.R82])" office:value-type="string" office:string-value=" 40  40 255 79 - #2828FF" calcext:value-type="string">
            <text:p><text:s/>40 <text:s/>40 255 79 - #28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79" calcext:value-type="float">
            <text:p>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6"/>
          <table:table-cell table:style-name="ce45"/>
          <table:table-cell table:style-name="ce50" table:formula="of:=BITAND(BITRSHIFT([.A83];6);HEX2DEC(&quot;7&quot;))" office:value-type="float" office:value="1" calcext:value-type="float">
            <text:p>1</text:p>
          </table:table-cell>
          <table:table-cell table:style-name="ce3" table:formula="of:=BITAND(BITRSHIFT([.A83];3);HEX2DEC(&quot;7&quot;))" office:value-type="float" office:value="2" calcext:value-type="float">
            <text:p>2</text:p>
          </table:table-cell>
          <table:table-cell table:style-name="ce57" table:formula="of:=BITAND([.A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83]/7;1/[.$K$1])*255;0)" office:value-type="float" office:value="82" calcext:value-type="float">
            <text:p>82</text:p>
          </table:table-cell>
          <table:table-cell table:style-name="ce6" table:formula="of:=ROUND(POWER([.D83]/7;1/[.$K$1])*255;0)" office:value-type="float" office:value="43" calcext:value-type="float">
            <text:p>43</text:p>
          </table:table-cell>
          <table:table-cell table:style-name="ce6" table:formula="of:=ROUND(POWER([.F83]/7;1/[.$K$1])*255;0)" office:value-type="float" office:value="0" calcext:value-type="float">
            <text:p>0</text:p>
          </table:table-cell>
          <table:table-cell table:style-name="ce28" table:formula="of:=CONCATENATE(&quot;#&quot;;DEC2HEX([.H83];2);DEC2HEX([.I83];2);DEC2HEX([.J83];2))" office:value-type="string" office:string-value="#522B00" calcext:value-type="string">
            <text:p>#522B00</text:p>
          </table:table-cell>
          <table:table-cell table:style-name="ce32" table:formula="of:=CONCATENATE(IF([.H83]&lt;10;&quot;  &quot;;IF([.H83]&lt;100;&quot; &quot;;&quot;&quot;));[.H83];&quot; &quot;;IF([.I83]&lt;10;&quot;  &quot;;IF([.I83]&lt;100;&quot; &quot;;&quot;&quot;));[.I83];&quot; &quot;;IF([.J83]&lt;10;&quot;  &quot;;IF([.J83]&lt;100;&quot; &quot;;&quot;&quot;));[.J83];&quot; &quot;;[.A83];&quot; - &quot;;[.K83])" office:value-type="string" office:string-value=" 82  43   0 80 - #522B00" calcext:value-type="string">
            <text:p><text:s/>82 <text:s/>43 <text:s text:c="2"/>0 80 - #522B00</text:p>
          </table:table-cell>
          <table:table-cell table:style-name="ce35"/>
          <table:table-cell table:style-name="ce9"/>
          <table:table-cell table:style-name="ce6" table:formula="of:=INDEX([.$N$3:.$N$10];[.E83]+1;1)" office:value-type="float" office:value="83" calcext:value-type="float">
            <text:p>83</text:p>
          </table:table-cell>
          <table:table-cell table:style-name="ce6" table:formula="of:=INDEX([.$N$3:.$N$10];[.D83]+1;1)" office:value-type="float" office:value="40" calcext:value-type="float">
            <text:p>40</text:p>
          </table:table-cell>
          <table:table-cell table:style-name="ce6" table:formula="of:=INDEX([.$N$3:.$N$10];[.F83]+1;1)" office:value-type="float" office:value="0" calcext:value-type="float">
            <text:p>0</text:p>
          </table:table-cell>
          <table:table-cell table:style-name="ce28" table:formula="of:=CONCATENATE(&quot;#&quot;;DEC2HEX([.O83];2);DEC2HEX([.P83];2);DEC2HEX([.Q83];2))" office:value-type="string" office:string-value="#532800" calcext:value-type="string">
            <text:p>#532800</text:p>
          </table:table-cell>
          <table:table-cell table:style-name="ce32" table:formula="of:=CONCATENATE(IF([.O83]&lt;10;&quot;  &quot;;IF([.O83]&lt;100;&quot; &quot;;&quot;&quot;));[.O83];&quot; &quot;;IF([.P83]&lt;10;&quot;  &quot;;IF([.P83]&lt;100;&quot; &quot;;&quot;&quot;));[.P83];&quot; &quot;;IF([.Q83]&lt;10;&quot;  &quot;;IF([.Q83]&lt;100;&quot; &quot;;&quot;&quot;));[.Q83];&quot; &quot;;[.A83];&quot; - &quot;;[.R83])" office:value-type="string" office:string-value=" 83  40   0 80 - #532800" calcext:value-type="string">
            <text:p><text:s/>83 <text:s/>40 <text:s text:c="2"/>0 80 - #53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0" calcext:value-type="float">
            <text:p>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45"/>
          <table:table-cell table:style-name="ce50" table:formula="of:=BITAND(BITRSHIFT([.A84];6);HEX2DEC(&quot;7&quot;))" office:value-type="float" office:value="1" calcext:value-type="float">
            <text:p>1</text:p>
          </table:table-cell>
          <table:table-cell table:style-name="ce3" table:formula="of:=BITAND(BITRSHIFT([.A84];3);HEX2DEC(&quot;7&quot;))" office:value-type="float" office:value="2" calcext:value-type="float">
            <text:p>2</text:p>
          </table:table-cell>
          <table:table-cell table:style-name="ce57" table:formula="of:=BITAND([.A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84]/7;1/[.$K$1])*255;0)" office:value-type="float" office:value="82" calcext:value-type="float">
            <text:p>82</text:p>
          </table:table-cell>
          <table:table-cell table:style-name="ce6" table:formula="of:=ROUND(POWER([.D84]/7;1/[.$K$1])*255;0)" office:value-type="float" office:value="43" calcext:value-type="float">
            <text:p>43</text:p>
          </table:table-cell>
          <table:table-cell table:style-name="ce6" table:formula="of:=ROUND(POWER([.F84]/7;1/[.$K$1])*255;0)" office:value-type="float" office:value="43" calcext:value-type="float">
            <text:p>43</text:p>
          </table:table-cell>
          <table:table-cell table:style-name="ce28" table:formula="of:=CONCATENATE(&quot;#&quot;;DEC2HEX([.H84];2);DEC2HEX([.I84];2);DEC2HEX([.J84];2))" office:value-type="string" office:string-value="#522B2B" calcext:value-type="string">
            <text:p>#522B2B</text:p>
          </table:table-cell>
          <table:table-cell table:style-name="ce32" table:formula="of:=CONCATENATE(IF([.H84]&lt;10;&quot;  &quot;;IF([.H84]&lt;100;&quot; &quot;;&quot;&quot;));[.H84];&quot; &quot;;IF([.I84]&lt;10;&quot;  &quot;;IF([.I84]&lt;100;&quot; &quot;;&quot;&quot;));[.I84];&quot; &quot;;IF([.J84]&lt;10;&quot;  &quot;;IF([.J84]&lt;100;&quot; &quot;;&quot;&quot;));[.J84];&quot; &quot;;[.A84];&quot; - &quot;;[.K84])" office:value-type="string" office:string-value=" 82  43  43 81 - #522B2B" calcext:value-type="string">
            <text:p><text:s/>82 <text:s/>43 <text:s/>43 81 - #522B2B</text:p>
          </table:table-cell>
          <table:table-cell table:style-name="ce35"/>
          <table:table-cell table:style-name="ce9"/>
          <table:table-cell table:style-name="ce6" table:formula="of:=INDEX([.$N$3:.$N$10];[.E84]+1;1)" office:value-type="float" office:value="83" calcext:value-type="float">
            <text:p>83</text:p>
          </table:table-cell>
          <table:table-cell table:style-name="ce6" table:formula="of:=INDEX([.$N$3:.$N$10];[.D84]+1;1)" office:value-type="float" office:value="40" calcext:value-type="float">
            <text:p>40</text:p>
          </table:table-cell>
          <table:table-cell table:style-name="ce6" table:formula="of:=INDEX([.$N$3:.$N$10];[.F84]+1;1)" office:value-type="float" office:value="40" calcext:value-type="float">
            <text:p>40</text:p>
          </table:table-cell>
          <table:table-cell table:style-name="ce28" table:formula="of:=CONCATENATE(&quot;#&quot;;DEC2HEX([.O84];2);DEC2HEX([.P84];2);DEC2HEX([.Q84];2))" office:value-type="string" office:string-value="#532828" calcext:value-type="string">
            <text:p>#532828</text:p>
          </table:table-cell>
          <table:table-cell table:style-name="ce32" table:formula="of:=CONCATENATE(IF([.O84]&lt;10;&quot;  &quot;;IF([.O84]&lt;100;&quot; &quot;;&quot;&quot;));[.O84];&quot; &quot;;IF([.P84]&lt;10;&quot;  &quot;;IF([.P84]&lt;100;&quot; &quot;;&quot;&quot;));[.P84];&quot; &quot;;IF([.Q84]&lt;10;&quot;  &quot;;IF([.Q84]&lt;100;&quot; &quot;;&quot;&quot;));[.Q84];&quot; &quot;;[.A84];&quot; - &quot;;[.R84])" office:value-type="string" office:string-value=" 83  40  40 81 - #532828" calcext:value-type="string">
            <text:p><text:s/>83 <text:s/>40 <text:s/>40 81 - #53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1" calcext:value-type="float">
            <text:p>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/>
          <table:table-cell table:style-name="ce45"/>
          <table:table-cell table:style-name="ce50" table:formula="of:=BITAND(BITRSHIFT([.A85];6);HEX2DEC(&quot;7&quot;))" office:value-type="float" office:value="1" calcext:value-type="float">
            <text:p>1</text:p>
          </table:table-cell>
          <table:table-cell table:style-name="ce3" table:formula="of:=BITAND(BITRSHIFT([.A85];3);HEX2DEC(&quot;7&quot;))" office:value-type="float" office:value="2" calcext:value-type="float">
            <text:p>2</text:p>
          </table:table-cell>
          <table:table-cell table:style-name="ce57" table:formula="of:=BITAND([.A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85]/7;1/[.$K$1])*255;0)" office:value-type="float" office:value="82" calcext:value-type="float">
            <text:p>82</text:p>
          </table:table-cell>
          <table:table-cell table:style-name="ce6" table:formula="of:=ROUND(POWER([.D85]/7;1/[.$K$1])*255;0)" office:value-type="float" office:value="43" calcext:value-type="float">
            <text:p>43</text:p>
          </table:table-cell>
          <table:table-cell table:style-name="ce6" table:formula="of:=ROUND(POWER([.F85]/7;1/[.$K$1])*255;0)" office:value-type="float" office:value="82" calcext:value-type="float">
            <text:p>82</text:p>
          </table:table-cell>
          <table:table-cell table:style-name="ce28" table:formula="of:=CONCATENATE(&quot;#&quot;;DEC2HEX([.H85];2);DEC2HEX([.I85];2);DEC2HEX([.J85];2))" office:value-type="string" office:string-value="#522B52" calcext:value-type="string">
            <text:p>#522B52</text:p>
          </table:table-cell>
          <table:table-cell table:style-name="ce32" table:formula="of:=CONCATENATE(IF([.H85]&lt;10;&quot;  &quot;;IF([.H85]&lt;100;&quot; &quot;;&quot;&quot;));[.H85];&quot; &quot;;IF([.I85]&lt;10;&quot;  &quot;;IF([.I85]&lt;100;&quot; &quot;;&quot;&quot;));[.I85];&quot; &quot;;IF([.J85]&lt;10;&quot;  &quot;;IF([.J85]&lt;100;&quot; &quot;;&quot;&quot;));[.J85];&quot; &quot;;[.A85];&quot; - &quot;;[.K85])" office:value-type="string" office:string-value=" 82  43  82 82 - #522B52" calcext:value-type="string">
            <text:p><text:s/>82 <text:s/>43 <text:s/>82 82 - #522B52</text:p>
          </table:table-cell>
          <table:table-cell table:style-name="ce35"/>
          <table:table-cell table:style-name="ce9"/>
          <table:table-cell table:style-name="ce6" table:formula="of:=INDEX([.$N$3:.$N$10];[.E85]+1;1)" office:value-type="float" office:value="83" calcext:value-type="float">
            <text:p>83</text:p>
          </table:table-cell>
          <table:table-cell table:style-name="ce6" table:formula="of:=INDEX([.$N$3:.$N$10];[.D85]+1;1)" office:value-type="float" office:value="40" calcext:value-type="float">
            <text:p>40</text:p>
          </table:table-cell>
          <table:table-cell table:style-name="ce6" table:formula="of:=INDEX([.$N$3:.$N$10];[.F85]+1;1)" office:value-type="float" office:value="83" calcext:value-type="float">
            <text:p>83</text:p>
          </table:table-cell>
          <table:table-cell table:style-name="ce28" table:formula="of:=CONCATENATE(&quot;#&quot;;DEC2HEX([.O85];2);DEC2HEX([.P85];2);DEC2HEX([.Q85];2))" office:value-type="string" office:string-value="#532853" calcext:value-type="string">
            <text:p>#532853</text:p>
          </table:table-cell>
          <table:table-cell table:style-name="ce32" table:formula="of:=CONCATENATE(IF([.O85]&lt;10;&quot;  &quot;;IF([.O85]&lt;100;&quot; &quot;;&quot;&quot;));[.O85];&quot; &quot;;IF([.P85]&lt;10;&quot;  &quot;;IF([.P85]&lt;100;&quot; &quot;;&quot;&quot;));[.P85];&quot; &quot;;IF([.Q85]&lt;10;&quot;  &quot;;IF([.Q85]&lt;100;&quot; &quot;;&quot;&quot;));[.Q85];&quot; &quot;;[.A85];&quot; - &quot;;[.R85])" office:value-type="string" office:string-value=" 83  40  83 82 - #532853" calcext:value-type="string">
            <text:p><text:s/>83 <text:s/>40 <text:s/>83 82 - #53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2" calcext:value-type="float">
            <text:p>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6"/>
          <table:table-cell table:style-name="ce45"/>
          <table:table-cell table:style-name="ce50" table:formula="of:=BITAND(BITRSHIFT([.A86];6);HEX2DEC(&quot;7&quot;))" office:value-type="float" office:value="1" calcext:value-type="float">
            <text:p>1</text:p>
          </table:table-cell>
          <table:table-cell table:style-name="ce3" table:formula="of:=BITAND(BITRSHIFT([.A86];3);HEX2DEC(&quot;7&quot;))" office:value-type="float" office:value="2" calcext:value-type="float">
            <text:p>2</text:p>
          </table:table-cell>
          <table:table-cell table:style-name="ce57" table:formula="of:=BITAND([.A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86]/7;1/[.$K$1])*255;0)" office:value-type="float" office:value="82" calcext:value-type="float">
            <text:p>82</text:p>
          </table:table-cell>
          <table:table-cell table:style-name="ce6" table:formula="of:=ROUND(POWER([.D86]/7;1/[.$K$1])*255;0)" office:value-type="float" office:value="43" calcext:value-type="float">
            <text:p>43</text:p>
          </table:table-cell>
          <table:table-cell table:style-name="ce6" table:formula="of:=ROUND(POWER([.F86]/7;1/[.$K$1])*255;0)" office:value-type="float" office:value="118" calcext:value-type="float">
            <text:p>118</text:p>
          </table:table-cell>
          <table:table-cell table:style-name="ce28" table:formula="of:=CONCATENATE(&quot;#&quot;;DEC2HEX([.H86];2);DEC2HEX([.I86];2);DEC2HEX([.J86];2))" office:value-type="string" office:string-value="#522B76" calcext:value-type="string">
            <text:p>#522B76</text:p>
          </table:table-cell>
          <table:table-cell table:style-name="ce32" table:formula="of:=CONCATENATE(IF([.H86]&lt;10;&quot;  &quot;;IF([.H86]&lt;100;&quot; &quot;;&quot;&quot;));[.H86];&quot; &quot;;IF([.I86]&lt;10;&quot;  &quot;;IF([.I86]&lt;100;&quot; &quot;;&quot;&quot;));[.I86];&quot; &quot;;IF([.J86]&lt;10;&quot;  &quot;;IF([.J86]&lt;100;&quot; &quot;;&quot;&quot;));[.J86];&quot; &quot;;[.A86];&quot; - &quot;;[.K86])" office:value-type="string" office:string-value=" 82  43 118 83 - #522B76" calcext:value-type="string">
            <text:p><text:s/>82 <text:s/>43 118 83 - #522B76</text:p>
          </table:table-cell>
          <table:table-cell table:style-name="ce35"/>
          <table:table-cell table:style-name="ce9"/>
          <table:table-cell table:style-name="ce6" table:formula="of:=INDEX([.$N$3:.$N$10];[.E86]+1;1)" office:value-type="float" office:value="83" calcext:value-type="float">
            <text:p>83</text:p>
          </table:table-cell>
          <table:table-cell table:style-name="ce6" table:formula="of:=INDEX([.$N$3:.$N$10];[.D86]+1;1)" office:value-type="float" office:value="40" calcext:value-type="float">
            <text:p>40</text:p>
          </table:table-cell>
          <table:table-cell table:style-name="ce6" table:formula="of:=INDEX([.$N$3:.$N$10];[.F86]+1;1)" office:value-type="float" office:value="116" calcext:value-type="float">
            <text:p>116</text:p>
          </table:table-cell>
          <table:table-cell table:style-name="ce28" table:formula="of:=CONCATENATE(&quot;#&quot;;DEC2HEX([.O86];2);DEC2HEX([.P86];2);DEC2HEX([.Q86];2))" office:value-type="string" office:string-value="#532874" calcext:value-type="string">
            <text:p>#532874</text:p>
          </table:table-cell>
          <table:table-cell table:style-name="ce32" table:formula="of:=CONCATENATE(IF([.O86]&lt;10;&quot;  &quot;;IF([.O86]&lt;100;&quot; &quot;;&quot;&quot;));[.O86];&quot; &quot;;IF([.P86]&lt;10;&quot;  &quot;;IF([.P86]&lt;100;&quot; &quot;;&quot;&quot;));[.P86];&quot; &quot;;IF([.Q86]&lt;10;&quot;  &quot;;IF([.Q86]&lt;100;&quot; &quot;;&quot;&quot;));[.Q86];&quot; &quot;;[.A86];&quot; - &quot;;[.R86])" office:value-type="string" office:string-value=" 83  40 116 83 - #532874" calcext:value-type="string">
            <text:p><text:s/>83 <text:s/>40 116 83 - #53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3" calcext:value-type="float">
            <text:p>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6"/>
          <table:table-cell table:style-name="ce45"/>
          <table:table-cell table:style-name="ce50" table:formula="of:=BITAND(BITRSHIFT([.A87];6);HEX2DEC(&quot;7&quot;))" office:value-type="float" office:value="1" calcext:value-type="float">
            <text:p>1</text:p>
          </table:table-cell>
          <table:table-cell table:style-name="ce3" table:formula="of:=BITAND(BITRSHIFT([.A87];3);HEX2DEC(&quot;7&quot;))" office:value-type="float" office:value="2" calcext:value-type="float">
            <text:p>2</text:p>
          </table:table-cell>
          <table:table-cell table:style-name="ce57" table:formula="of:=BITAND([.A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87]/7;1/[.$K$1])*255;0)" office:value-type="float" office:value="82" calcext:value-type="float">
            <text:p>82</text:p>
          </table:table-cell>
          <table:table-cell table:style-name="ce6" table:formula="of:=ROUND(POWER([.D87]/7;1/[.$K$1])*255;0)" office:value-type="float" office:value="43" calcext:value-type="float">
            <text:p>43</text:p>
          </table:table-cell>
          <table:table-cell table:style-name="ce6" table:formula="of:=ROUND(POWER([.F87]/7;1/[.$K$1])*255;0)" office:value-type="float" office:value="153" calcext:value-type="float">
            <text:p>153</text:p>
          </table:table-cell>
          <table:table-cell table:style-name="ce28" table:formula="of:=CONCATENATE(&quot;#&quot;;DEC2HEX([.H87];2);DEC2HEX([.I87];2);DEC2HEX([.J87];2))" office:value-type="string" office:string-value="#522B99" calcext:value-type="string">
            <text:p>#522B99</text:p>
          </table:table-cell>
          <table:table-cell table:style-name="ce32" table:formula="of:=CONCATENATE(IF([.H87]&lt;10;&quot;  &quot;;IF([.H87]&lt;100;&quot; &quot;;&quot;&quot;));[.H87];&quot; &quot;;IF([.I87]&lt;10;&quot;  &quot;;IF([.I87]&lt;100;&quot; &quot;;&quot;&quot;));[.I87];&quot; &quot;;IF([.J87]&lt;10;&quot;  &quot;;IF([.J87]&lt;100;&quot; &quot;;&quot;&quot;));[.J87];&quot; &quot;;[.A87];&quot; - &quot;;[.K87])" office:value-type="string" office:string-value=" 82  43 153 84 - #522B99" calcext:value-type="string">
            <text:p><text:s/>82 <text:s/>43 153 84 - #522B99</text:p>
          </table:table-cell>
          <table:table-cell table:style-name="ce35"/>
          <table:table-cell table:style-name="ce9"/>
          <table:table-cell table:style-name="ce6" table:formula="of:=INDEX([.$N$3:.$N$10];[.E87]+1;1)" office:value-type="float" office:value="83" calcext:value-type="float">
            <text:p>83</text:p>
          </table:table-cell>
          <table:table-cell table:style-name="ce6" table:formula="of:=INDEX([.$N$3:.$N$10];[.D87]+1;1)" office:value-type="float" office:value="40" calcext:value-type="float">
            <text:p>40</text:p>
          </table:table-cell>
          <table:table-cell table:style-name="ce6" table:formula="of:=INDEX([.$N$3:.$N$10];[.F87]+1;1)" office:value-type="float" office:value="156" calcext:value-type="float">
            <text:p>156</text:p>
          </table:table-cell>
          <table:table-cell table:style-name="ce28" table:formula="of:=CONCATENATE(&quot;#&quot;;DEC2HEX([.O87];2);DEC2HEX([.P87];2);DEC2HEX([.Q87];2))" office:value-type="string" office:string-value="#53289C" calcext:value-type="string">
            <text:p>#53289C</text:p>
          </table:table-cell>
          <table:table-cell table:style-name="ce32" table:formula="of:=CONCATENATE(IF([.O87]&lt;10;&quot;  &quot;;IF([.O87]&lt;100;&quot; &quot;;&quot;&quot;));[.O87];&quot; &quot;;IF([.P87]&lt;10;&quot;  &quot;;IF([.P87]&lt;100;&quot; &quot;;&quot;&quot;));[.P87];&quot; &quot;;IF([.Q87]&lt;10;&quot;  &quot;;IF([.Q87]&lt;100;&quot; &quot;;&quot;&quot;));[.Q87];&quot; &quot;;[.A87];&quot; - &quot;;[.R87])" office:value-type="string" office:string-value=" 83  40 156 84 - #53289C" calcext:value-type="string">
            <text:p><text:s/>83 <text:s/>40 156 84 - #53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4" calcext:value-type="float">
            <text:p>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/>
          <table:table-cell table:style-name="ce45"/>
          <table:table-cell table:style-name="ce50" table:formula="of:=BITAND(BITRSHIFT([.A88];6);HEX2DEC(&quot;7&quot;))" office:value-type="float" office:value="1" calcext:value-type="float">
            <text:p>1</text:p>
          </table:table-cell>
          <table:table-cell table:style-name="ce3" table:formula="of:=BITAND(BITRSHIFT([.A88];3);HEX2DEC(&quot;7&quot;))" office:value-type="float" office:value="2" calcext:value-type="float">
            <text:p>2</text:p>
          </table:table-cell>
          <table:table-cell table:style-name="ce57" table:formula="of:=BITAND([.A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88]/7;1/[.$K$1])*255;0)" office:value-type="float" office:value="82" calcext:value-type="float">
            <text:p>82</text:p>
          </table:table-cell>
          <table:table-cell table:style-name="ce6" table:formula="of:=ROUND(POWER([.D88]/7;1/[.$K$1])*255;0)" office:value-type="float" office:value="43" calcext:value-type="float">
            <text:p>43</text:p>
          </table:table-cell>
          <table:table-cell table:style-name="ce6" table:formula="of:=ROUND(POWER([.F88]/7;1/[.$K$1])*255;0)" office:value-type="float" office:value="188" calcext:value-type="float">
            <text:p>188</text:p>
          </table:table-cell>
          <table:table-cell table:style-name="ce28" table:formula="of:=CONCATENATE(&quot;#&quot;;DEC2HEX([.H88];2);DEC2HEX([.I88];2);DEC2HEX([.J88];2))" office:value-type="string" office:string-value="#522BBC" calcext:value-type="string">
            <text:p>#522BBC</text:p>
          </table:table-cell>
          <table:table-cell table:style-name="ce32" table:formula="of:=CONCATENATE(IF([.H88]&lt;10;&quot;  &quot;;IF([.H88]&lt;100;&quot; &quot;;&quot;&quot;));[.H88];&quot; &quot;;IF([.I88]&lt;10;&quot;  &quot;;IF([.I88]&lt;100;&quot; &quot;;&quot;&quot;));[.I88];&quot; &quot;;IF([.J88]&lt;10;&quot;  &quot;;IF([.J88]&lt;100;&quot; &quot;;&quot;&quot;));[.J88];&quot; &quot;;[.A88];&quot; - &quot;;[.K88])" office:value-type="string" office:string-value=" 82  43 188 85 - #522BBC" calcext:value-type="string">
            <text:p><text:s/>82 <text:s/>43 188 85 - #522BBC</text:p>
          </table:table-cell>
          <table:table-cell table:style-name="ce35"/>
          <table:table-cell table:style-name="ce9"/>
          <table:table-cell table:style-name="ce6" table:formula="of:=INDEX([.$N$3:.$N$10];[.E88]+1;1)" office:value-type="float" office:value="83" calcext:value-type="float">
            <text:p>83</text:p>
          </table:table-cell>
          <table:table-cell table:style-name="ce6" table:formula="of:=INDEX([.$N$3:.$N$10];[.D88]+1;1)" office:value-type="float" office:value="40" calcext:value-type="float">
            <text:p>40</text:p>
          </table:table-cell>
          <table:table-cell table:style-name="ce6" table:formula="of:=INDEX([.$N$3:.$N$10];[.F88]+1;1)" office:value-type="float" office:value="187" calcext:value-type="float">
            <text:p>187</text:p>
          </table:table-cell>
          <table:table-cell table:style-name="ce28" table:formula="of:=CONCATENATE(&quot;#&quot;;DEC2HEX([.O88];2);DEC2HEX([.P88];2);DEC2HEX([.Q88];2))" office:value-type="string" office:string-value="#5328BB" calcext:value-type="string">
            <text:p>#5328BB</text:p>
          </table:table-cell>
          <table:table-cell table:style-name="ce32" table:formula="of:=CONCATENATE(IF([.O88]&lt;10;&quot;  &quot;;IF([.O88]&lt;100;&quot; &quot;;&quot;&quot;));[.O88];&quot; &quot;;IF([.P88]&lt;10;&quot;  &quot;;IF([.P88]&lt;100;&quot; &quot;;&quot;&quot;));[.P88];&quot; &quot;;IF([.Q88]&lt;10;&quot;  &quot;;IF([.Q88]&lt;100;&quot; &quot;;&quot;&quot;));[.Q88];&quot; &quot;;[.A88];&quot; - &quot;;[.R88])" office:value-type="string" office:string-value=" 83  40 187 85 - #5328BB" calcext:value-type="string">
            <text:p><text:s/>83 <text:s/>40 187 85 - #53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5" calcext:value-type="float">
            <text:p>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6"/>
          <table:table-cell table:style-name="ce45"/>
          <table:table-cell table:style-name="ce50" table:formula="of:=BITAND(BITRSHIFT([.A89];6);HEX2DEC(&quot;7&quot;))" office:value-type="float" office:value="1" calcext:value-type="float">
            <text:p>1</text:p>
          </table:table-cell>
          <table:table-cell table:style-name="ce3" table:formula="of:=BITAND(BITRSHIFT([.A89];3);HEX2DEC(&quot;7&quot;))" office:value-type="float" office:value="2" calcext:value-type="float">
            <text:p>2</text:p>
          </table:table-cell>
          <table:table-cell table:style-name="ce57" table:formula="of:=BITAND([.A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89]/7;1/[.$K$1])*255;0)" office:value-type="float" office:value="82" calcext:value-type="float">
            <text:p>82</text:p>
          </table:table-cell>
          <table:table-cell table:style-name="ce6" table:formula="of:=ROUND(POWER([.D89]/7;1/[.$K$1])*255;0)" office:value-type="float" office:value="43" calcext:value-type="float">
            <text:p>43</text:p>
          </table:table-cell>
          <table:table-cell table:style-name="ce6" table:formula="of:=ROUND(POWER([.F89]/7;1/[.$K$1])*255;0)" office:value-type="float" office:value="222" calcext:value-type="float">
            <text:p>222</text:p>
          </table:table-cell>
          <table:table-cell table:style-name="ce28" table:formula="of:=CONCATENATE(&quot;#&quot;;DEC2HEX([.H89];2);DEC2HEX([.I89];2);DEC2HEX([.J89];2))" office:value-type="string" office:string-value="#522BDE" calcext:value-type="string">
            <text:p>#522BDE</text:p>
          </table:table-cell>
          <table:table-cell table:style-name="ce32" table:formula="of:=CONCATENATE(IF([.H89]&lt;10;&quot;  &quot;;IF([.H89]&lt;100;&quot; &quot;;&quot;&quot;));[.H89];&quot; &quot;;IF([.I89]&lt;10;&quot;  &quot;;IF([.I89]&lt;100;&quot; &quot;;&quot;&quot;));[.I89];&quot; &quot;;IF([.J89]&lt;10;&quot;  &quot;;IF([.J89]&lt;100;&quot; &quot;;&quot;&quot;));[.J89];&quot; &quot;;[.A89];&quot; - &quot;;[.K89])" office:value-type="string" office:string-value=" 82  43 222 86 - #522BDE" calcext:value-type="string">
            <text:p><text:s/>82 <text:s/>43 222 86 - #522BDE</text:p>
          </table:table-cell>
          <table:table-cell table:style-name="ce35"/>
          <table:table-cell table:style-name="ce9"/>
          <table:table-cell table:style-name="ce6" table:formula="of:=INDEX([.$N$3:.$N$10];[.E89]+1;1)" office:value-type="float" office:value="83" calcext:value-type="float">
            <text:p>83</text:p>
          </table:table-cell>
          <table:table-cell table:style-name="ce6" table:formula="of:=INDEX([.$N$3:.$N$10];[.D89]+1;1)" office:value-type="float" office:value="40" calcext:value-type="float">
            <text:p>40</text:p>
          </table:table-cell>
          <table:table-cell table:style-name="ce6" table:formula="of:=INDEX([.$N$3:.$N$10];[.F89]+1;1)" office:value-type="float" office:value="225" calcext:value-type="float">
            <text:p>225</text:p>
          </table:table-cell>
          <table:table-cell table:style-name="ce28" table:formula="of:=CONCATENATE(&quot;#&quot;;DEC2HEX([.O89];2);DEC2HEX([.P89];2);DEC2HEX([.Q89];2))" office:value-type="string" office:string-value="#5328E1" calcext:value-type="string">
            <text:p>#5328E1</text:p>
          </table:table-cell>
          <table:table-cell table:style-name="ce32" table:formula="of:=CONCATENATE(IF([.O89]&lt;10;&quot;  &quot;;IF([.O89]&lt;100;&quot; &quot;;&quot;&quot;));[.O89];&quot; &quot;;IF([.P89]&lt;10;&quot;  &quot;;IF([.P89]&lt;100;&quot; &quot;;&quot;&quot;));[.P89];&quot; &quot;;IF([.Q89]&lt;10;&quot;  &quot;;IF([.Q89]&lt;100;&quot; &quot;;&quot;&quot;));[.Q89];&quot; &quot;;[.A89];&quot; - &quot;;[.R89])" office:value-type="string" office:string-value=" 83  40 225 86 - #5328E1" calcext:value-type="string">
            <text:p><text:s/>83 <text:s/>40 225 86 - #53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6" calcext:value-type="float">
            <text:p>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45"/>
          <table:table-cell table:style-name="ce50" table:formula="of:=BITAND(BITRSHIFT([.A90];6);HEX2DEC(&quot;7&quot;))" office:value-type="float" office:value="1" calcext:value-type="float">
            <text:p>1</text:p>
          </table:table-cell>
          <table:table-cell table:style-name="ce3" table:formula="of:=BITAND(BITRSHIFT([.A90];3);HEX2DEC(&quot;7&quot;))" office:value-type="float" office:value="2" calcext:value-type="float">
            <text:p>2</text:p>
          </table:table-cell>
          <table:table-cell table:style-name="ce57" table:formula="of:=BITAND([.A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90]/7;1/[.$K$1])*255;0)" office:value-type="float" office:value="82" calcext:value-type="float">
            <text:p>82</text:p>
          </table:table-cell>
          <table:table-cell table:style-name="ce6" table:formula="of:=ROUND(POWER([.D90]/7;1/[.$K$1])*255;0)" office:value-type="float" office:value="43" calcext:value-type="float">
            <text:p>43</text:p>
          </table:table-cell>
          <table:table-cell table:style-name="ce6" table:formula="of:=ROUND(POWER([.F90]/7;1/[.$K$1])*255;0)" office:value-type="float" office:value="255" calcext:value-type="float">
            <text:p>255</text:p>
          </table:table-cell>
          <table:table-cell table:style-name="ce28" table:formula="of:=CONCATENATE(&quot;#&quot;;DEC2HEX([.H90];2);DEC2HEX([.I90];2);DEC2HEX([.J90];2))" office:value-type="string" office:string-value="#522BFF" calcext:value-type="string">
            <text:p>#522BFF</text:p>
          </table:table-cell>
          <table:table-cell table:style-name="ce32" table:formula="of:=CONCATENATE(IF([.H90]&lt;10;&quot;  &quot;;IF([.H90]&lt;100;&quot; &quot;;&quot;&quot;));[.H90];&quot; &quot;;IF([.I90]&lt;10;&quot;  &quot;;IF([.I90]&lt;100;&quot; &quot;;&quot;&quot;));[.I90];&quot; &quot;;IF([.J90]&lt;10;&quot;  &quot;;IF([.J90]&lt;100;&quot; &quot;;&quot;&quot;));[.J90];&quot; &quot;;[.A90];&quot; - &quot;;[.K90])" office:value-type="string" office:string-value=" 82  43 255 87 - #522BFF" calcext:value-type="string">
            <text:p><text:s/>82 <text:s/>43 255 87 - #522BFF</text:p>
          </table:table-cell>
          <table:table-cell table:style-name="ce35"/>
          <table:table-cell table:style-name="ce9"/>
          <table:table-cell table:style-name="ce6" table:formula="of:=INDEX([.$N$3:.$N$10];[.E90]+1;1)" office:value-type="float" office:value="83" calcext:value-type="float">
            <text:p>83</text:p>
          </table:table-cell>
          <table:table-cell table:style-name="ce6" table:formula="of:=INDEX([.$N$3:.$N$10];[.D90]+1;1)" office:value-type="float" office:value="40" calcext:value-type="float">
            <text:p>40</text:p>
          </table:table-cell>
          <table:table-cell table:style-name="ce6" table:formula="of:=INDEX([.$N$3:.$N$10];[.F90]+1;1)" office:value-type="float" office:value="255" calcext:value-type="float">
            <text:p>255</text:p>
          </table:table-cell>
          <table:table-cell table:style-name="ce28" table:formula="of:=CONCATENATE(&quot;#&quot;;DEC2HEX([.O90];2);DEC2HEX([.P90];2);DEC2HEX([.Q90];2))" office:value-type="string" office:string-value="#5328FF" calcext:value-type="string">
            <text:p>#5328FF</text:p>
          </table:table-cell>
          <table:table-cell table:style-name="ce32" table:formula="of:=CONCATENATE(IF([.O90]&lt;10;&quot;  &quot;;IF([.O90]&lt;100;&quot; &quot;;&quot;&quot;));[.O90];&quot; &quot;;IF([.P90]&lt;10;&quot;  &quot;;IF([.P90]&lt;100;&quot; &quot;;&quot;&quot;));[.P90];&quot; &quot;;IF([.Q90]&lt;10;&quot;  &quot;;IF([.Q90]&lt;100;&quot; &quot;;&quot;&quot;));[.Q90];&quot; &quot;;[.A90];&quot; - &quot;;[.R90])" office:value-type="string" office:string-value=" 83  40 255 87 - #5328FF" calcext:value-type="string">
            <text:p><text:s/>83 <text:s/>40 255 87 - #53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7" calcext:value-type="float">
            <text:p>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6"/>
          <table:table-cell table:style-name="ce45"/>
          <table:table-cell table:style-name="ce50" table:formula="of:=BITAND(BITRSHIFT([.A91];6);HEX2DEC(&quot;7&quot;))" office:value-type="float" office:value="1" calcext:value-type="float">
            <text:p>1</text:p>
          </table:table-cell>
          <table:table-cell table:style-name="ce3" table:formula="of:=BITAND(BITRSHIFT([.A91];3);HEX2DEC(&quot;7&quot;))" office:value-type="float" office:value="3" calcext:value-type="float">
            <text:p>3</text:p>
          </table:table-cell>
          <table:table-cell table:style-name="ce57" table:formula="of:=BITAND([.A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91]/7;1/[.$K$1])*255;0)" office:value-type="float" office:value="118" calcext:value-type="float">
            <text:p>118</text:p>
          </table:table-cell>
          <table:table-cell table:style-name="ce6" table:formula="of:=ROUND(POWER([.D91]/7;1/[.$K$1])*255;0)" office:value-type="float" office:value="43" calcext:value-type="float">
            <text:p>43</text:p>
          </table:table-cell>
          <table:table-cell table:style-name="ce6" table:formula="of:=ROUND(POWER([.F91]/7;1/[.$K$1])*255;0)" office:value-type="float" office:value="0" calcext:value-type="float">
            <text:p>0</text:p>
          </table:table-cell>
          <table:table-cell table:style-name="ce28" table:formula="of:=CONCATENATE(&quot;#&quot;;DEC2HEX([.H91];2);DEC2HEX([.I91];2);DEC2HEX([.J91];2))" office:value-type="string" office:string-value="#762B00" calcext:value-type="string">
            <text:p>#762B00</text:p>
          </table:table-cell>
          <table:table-cell table:style-name="ce32" table:formula="of:=CONCATENATE(IF([.H91]&lt;10;&quot;  &quot;;IF([.H91]&lt;100;&quot; &quot;;&quot;&quot;));[.H91];&quot; &quot;;IF([.I91]&lt;10;&quot;  &quot;;IF([.I91]&lt;100;&quot; &quot;;&quot;&quot;));[.I91];&quot; &quot;;IF([.J91]&lt;10;&quot;  &quot;;IF([.J91]&lt;100;&quot; &quot;;&quot;&quot;));[.J91];&quot; &quot;;[.A91];&quot; - &quot;;[.K91])" office:value-type="string" office:string-value="118  43   0 88 - #762B00" calcext:value-type="string">
            <text:p>118 <text:s/>43 <text:s text:c="2"/>0 88 - #762B00</text:p>
          </table:table-cell>
          <table:table-cell table:style-name="ce35"/>
          <table:table-cell table:style-name="ce9"/>
          <table:table-cell table:style-name="ce6" table:formula="of:=INDEX([.$N$3:.$N$10];[.E91]+1;1)" office:value-type="float" office:value="116" calcext:value-type="float">
            <text:p>116</text:p>
          </table:table-cell>
          <table:table-cell table:style-name="ce6" table:formula="of:=INDEX([.$N$3:.$N$10];[.D91]+1;1)" office:value-type="float" office:value="40" calcext:value-type="float">
            <text:p>40</text:p>
          </table:table-cell>
          <table:table-cell table:style-name="ce6" table:formula="of:=INDEX([.$N$3:.$N$10];[.F91]+1;1)" office:value-type="float" office:value="0" calcext:value-type="float">
            <text:p>0</text:p>
          </table:table-cell>
          <table:table-cell table:style-name="ce28" table:formula="of:=CONCATENATE(&quot;#&quot;;DEC2HEX([.O91];2);DEC2HEX([.P91];2);DEC2HEX([.Q91];2))" office:value-type="string" office:string-value="#742800" calcext:value-type="string">
            <text:p>#742800</text:p>
          </table:table-cell>
          <table:table-cell table:style-name="ce32" table:formula="of:=CONCATENATE(IF([.O91]&lt;10;&quot;  &quot;;IF([.O91]&lt;100;&quot; &quot;;&quot;&quot;));[.O91];&quot; &quot;;IF([.P91]&lt;10;&quot;  &quot;;IF([.P91]&lt;100;&quot; &quot;;&quot;&quot;));[.P91];&quot; &quot;;IF([.Q91]&lt;10;&quot;  &quot;;IF([.Q91]&lt;100;&quot; &quot;;&quot;&quot;));[.Q91];&quot; &quot;;[.A91];&quot; - &quot;;[.R91])" office:value-type="string" office:string-value="116  40   0 88 - #742800" calcext:value-type="string">
            <text:p>116 <text:s/>40 <text:s text:c="2"/>0 88 - #74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8" calcext:value-type="float">
            <text:p>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45"/>
          <table:table-cell table:style-name="ce50" table:formula="of:=BITAND(BITRSHIFT([.A92];6);HEX2DEC(&quot;7&quot;))" office:value-type="float" office:value="1" calcext:value-type="float">
            <text:p>1</text:p>
          </table:table-cell>
          <table:table-cell table:style-name="ce3" table:formula="of:=BITAND(BITRSHIFT([.A92];3);HEX2DEC(&quot;7&quot;))" office:value-type="float" office:value="3" calcext:value-type="float">
            <text:p>3</text:p>
          </table:table-cell>
          <table:table-cell table:style-name="ce57" table:formula="of:=BITAND([.A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92]/7;1/[.$K$1])*255;0)" office:value-type="float" office:value="118" calcext:value-type="float">
            <text:p>118</text:p>
          </table:table-cell>
          <table:table-cell table:style-name="ce6" table:formula="of:=ROUND(POWER([.D92]/7;1/[.$K$1])*255;0)" office:value-type="float" office:value="43" calcext:value-type="float">
            <text:p>43</text:p>
          </table:table-cell>
          <table:table-cell table:style-name="ce6" table:formula="of:=ROUND(POWER([.F92]/7;1/[.$K$1])*255;0)" office:value-type="float" office:value="43" calcext:value-type="float">
            <text:p>43</text:p>
          </table:table-cell>
          <table:table-cell table:style-name="ce28" table:formula="of:=CONCATENATE(&quot;#&quot;;DEC2HEX([.H92];2);DEC2HEX([.I92];2);DEC2HEX([.J92];2))" office:value-type="string" office:string-value="#762B2B" calcext:value-type="string">
            <text:p>#762B2B</text:p>
          </table:table-cell>
          <table:table-cell table:style-name="ce32" table:formula="of:=CONCATENATE(IF([.H92]&lt;10;&quot;  &quot;;IF([.H92]&lt;100;&quot; &quot;;&quot;&quot;));[.H92];&quot; &quot;;IF([.I92]&lt;10;&quot;  &quot;;IF([.I92]&lt;100;&quot; &quot;;&quot;&quot;));[.I92];&quot; &quot;;IF([.J92]&lt;10;&quot;  &quot;;IF([.J92]&lt;100;&quot; &quot;;&quot;&quot;));[.J92];&quot; &quot;;[.A92];&quot; - &quot;;[.K92])" office:value-type="string" office:string-value="118  43  43 89 - #762B2B" calcext:value-type="string">
            <text:p>118 <text:s/>43 <text:s/>43 89 - #762B2B</text:p>
          </table:table-cell>
          <table:table-cell table:style-name="ce35"/>
          <table:table-cell table:style-name="ce9"/>
          <table:table-cell table:style-name="ce6" table:formula="of:=INDEX([.$N$3:.$N$10];[.E92]+1;1)" office:value-type="float" office:value="116" calcext:value-type="float">
            <text:p>116</text:p>
          </table:table-cell>
          <table:table-cell table:style-name="ce6" table:formula="of:=INDEX([.$N$3:.$N$10];[.D92]+1;1)" office:value-type="float" office:value="40" calcext:value-type="float">
            <text:p>40</text:p>
          </table:table-cell>
          <table:table-cell table:style-name="ce6" table:formula="of:=INDEX([.$N$3:.$N$10];[.F92]+1;1)" office:value-type="float" office:value="40" calcext:value-type="float">
            <text:p>40</text:p>
          </table:table-cell>
          <table:table-cell table:style-name="ce28" table:formula="of:=CONCATENATE(&quot;#&quot;;DEC2HEX([.O92];2);DEC2HEX([.P92];2);DEC2HEX([.Q92];2))" office:value-type="string" office:string-value="#742828" calcext:value-type="string">
            <text:p>#742828</text:p>
          </table:table-cell>
          <table:table-cell table:style-name="ce32" table:formula="of:=CONCATENATE(IF([.O92]&lt;10;&quot;  &quot;;IF([.O92]&lt;100;&quot; &quot;;&quot;&quot;));[.O92];&quot; &quot;;IF([.P92]&lt;10;&quot;  &quot;;IF([.P92]&lt;100;&quot; &quot;;&quot;&quot;));[.P92];&quot; &quot;;IF([.Q92]&lt;10;&quot;  &quot;;IF([.Q92]&lt;100;&quot; &quot;;&quot;&quot;));[.Q92];&quot; &quot;;[.A92];&quot; - &quot;;[.R92])" office:value-type="string" office:string-value="116  40  40 89 - #742828" calcext:value-type="string">
            <text:p>116 <text:s/>40 <text:s/>40 89 - #74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89" calcext:value-type="float">
            <text:p>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/>
          <table:table-cell table:style-name="ce45"/>
          <table:table-cell table:style-name="ce50" table:formula="of:=BITAND(BITRSHIFT([.A93];6);HEX2DEC(&quot;7&quot;))" office:value-type="float" office:value="1" calcext:value-type="float">
            <text:p>1</text:p>
          </table:table-cell>
          <table:table-cell table:style-name="ce3" table:formula="of:=BITAND(BITRSHIFT([.A93];3);HEX2DEC(&quot;7&quot;))" office:value-type="float" office:value="3" calcext:value-type="float">
            <text:p>3</text:p>
          </table:table-cell>
          <table:table-cell table:style-name="ce57" table:formula="of:=BITAND([.A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93]/7;1/[.$K$1])*255;0)" office:value-type="float" office:value="118" calcext:value-type="float">
            <text:p>118</text:p>
          </table:table-cell>
          <table:table-cell table:style-name="ce6" table:formula="of:=ROUND(POWER([.D93]/7;1/[.$K$1])*255;0)" office:value-type="float" office:value="43" calcext:value-type="float">
            <text:p>43</text:p>
          </table:table-cell>
          <table:table-cell table:style-name="ce6" table:formula="of:=ROUND(POWER([.F93]/7;1/[.$K$1])*255;0)" office:value-type="float" office:value="82" calcext:value-type="float">
            <text:p>82</text:p>
          </table:table-cell>
          <table:table-cell table:style-name="ce28" table:formula="of:=CONCATENATE(&quot;#&quot;;DEC2HEX([.H93];2);DEC2HEX([.I93];2);DEC2HEX([.J93];2))" office:value-type="string" office:string-value="#762B52" calcext:value-type="string">
            <text:p>#762B52</text:p>
          </table:table-cell>
          <table:table-cell table:style-name="ce32" table:formula="of:=CONCATENATE(IF([.H93]&lt;10;&quot;  &quot;;IF([.H93]&lt;100;&quot; &quot;;&quot;&quot;));[.H93];&quot; &quot;;IF([.I93]&lt;10;&quot;  &quot;;IF([.I93]&lt;100;&quot; &quot;;&quot;&quot;));[.I93];&quot; &quot;;IF([.J93]&lt;10;&quot;  &quot;;IF([.J93]&lt;100;&quot; &quot;;&quot;&quot;));[.J93];&quot; &quot;;[.A93];&quot; - &quot;;[.K93])" office:value-type="string" office:string-value="118  43  82 90 - #762B52" calcext:value-type="string">
            <text:p>118 <text:s/>43 <text:s/>82 90 - #762B52</text:p>
          </table:table-cell>
          <table:table-cell table:style-name="ce35"/>
          <table:table-cell table:style-name="ce9"/>
          <table:table-cell table:style-name="ce6" table:formula="of:=INDEX([.$N$3:.$N$10];[.E93]+1;1)" office:value-type="float" office:value="116" calcext:value-type="float">
            <text:p>116</text:p>
          </table:table-cell>
          <table:table-cell table:style-name="ce6" table:formula="of:=INDEX([.$N$3:.$N$10];[.D93]+1;1)" office:value-type="float" office:value="40" calcext:value-type="float">
            <text:p>40</text:p>
          </table:table-cell>
          <table:table-cell table:style-name="ce6" table:formula="of:=INDEX([.$N$3:.$N$10];[.F93]+1;1)" office:value-type="float" office:value="83" calcext:value-type="float">
            <text:p>83</text:p>
          </table:table-cell>
          <table:table-cell table:style-name="ce28" table:formula="of:=CONCATENATE(&quot;#&quot;;DEC2HEX([.O93];2);DEC2HEX([.P93];2);DEC2HEX([.Q93];2))" office:value-type="string" office:string-value="#742853" calcext:value-type="string">
            <text:p>#742853</text:p>
          </table:table-cell>
          <table:table-cell table:style-name="ce32" table:formula="of:=CONCATENATE(IF([.O93]&lt;10;&quot;  &quot;;IF([.O93]&lt;100;&quot; &quot;;&quot;&quot;));[.O93];&quot; &quot;;IF([.P93]&lt;10;&quot;  &quot;;IF([.P93]&lt;100;&quot; &quot;;&quot;&quot;));[.P93];&quot; &quot;;IF([.Q93]&lt;10;&quot;  &quot;;IF([.Q93]&lt;100;&quot; &quot;;&quot;&quot;));[.Q93];&quot; &quot;;[.A93];&quot; - &quot;;[.R93])" office:value-type="string" office:string-value="116  40  83 90 - #742853" calcext:value-type="string">
            <text:p>116 <text:s/>40 <text:s/>83 90 - #74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0" calcext:value-type="float">
            <text:p>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45"/>
          <table:table-cell table:style-name="ce50" table:formula="of:=BITAND(BITRSHIFT([.A94];6);HEX2DEC(&quot;7&quot;))" office:value-type="float" office:value="1" calcext:value-type="float">
            <text:p>1</text:p>
          </table:table-cell>
          <table:table-cell table:style-name="ce3" table:formula="of:=BITAND(BITRSHIFT([.A94];3);HEX2DEC(&quot;7&quot;))" office:value-type="float" office:value="3" calcext:value-type="float">
            <text:p>3</text:p>
          </table:table-cell>
          <table:table-cell table:style-name="ce57" table:formula="of:=BITAND([.A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94]/7;1/[.$K$1])*255;0)" office:value-type="float" office:value="118" calcext:value-type="float">
            <text:p>118</text:p>
          </table:table-cell>
          <table:table-cell table:style-name="ce6" table:formula="of:=ROUND(POWER([.D94]/7;1/[.$K$1])*255;0)" office:value-type="float" office:value="43" calcext:value-type="float">
            <text:p>43</text:p>
          </table:table-cell>
          <table:table-cell table:style-name="ce6" table:formula="of:=ROUND(POWER([.F94]/7;1/[.$K$1])*255;0)" office:value-type="float" office:value="118" calcext:value-type="float">
            <text:p>118</text:p>
          </table:table-cell>
          <table:table-cell table:style-name="ce28" table:formula="of:=CONCATENATE(&quot;#&quot;;DEC2HEX([.H94];2);DEC2HEX([.I94];2);DEC2HEX([.J94];2))" office:value-type="string" office:string-value="#762B76" calcext:value-type="string">
            <text:p>#762B76</text:p>
          </table:table-cell>
          <table:table-cell table:style-name="ce32" table:formula="of:=CONCATENATE(IF([.H94]&lt;10;&quot;  &quot;;IF([.H94]&lt;100;&quot; &quot;;&quot;&quot;));[.H94];&quot; &quot;;IF([.I94]&lt;10;&quot;  &quot;;IF([.I94]&lt;100;&quot; &quot;;&quot;&quot;));[.I94];&quot; &quot;;IF([.J94]&lt;10;&quot;  &quot;;IF([.J94]&lt;100;&quot; &quot;;&quot;&quot;));[.J94];&quot; &quot;;[.A94];&quot; - &quot;;[.K94])" office:value-type="string" office:string-value="118  43 118 91 - #762B76" calcext:value-type="string">
            <text:p>118 <text:s/>43 118 91 - #762B76</text:p>
          </table:table-cell>
          <table:table-cell table:style-name="ce35"/>
          <table:table-cell table:style-name="ce9"/>
          <table:table-cell table:style-name="ce6" table:formula="of:=INDEX([.$N$3:.$N$10];[.E94]+1;1)" office:value-type="float" office:value="116" calcext:value-type="float">
            <text:p>116</text:p>
          </table:table-cell>
          <table:table-cell table:style-name="ce6" table:formula="of:=INDEX([.$N$3:.$N$10];[.D94]+1;1)" office:value-type="float" office:value="40" calcext:value-type="float">
            <text:p>40</text:p>
          </table:table-cell>
          <table:table-cell table:style-name="ce6" table:formula="of:=INDEX([.$N$3:.$N$10];[.F94]+1;1)" office:value-type="float" office:value="116" calcext:value-type="float">
            <text:p>116</text:p>
          </table:table-cell>
          <table:table-cell table:style-name="ce28" table:formula="of:=CONCATENATE(&quot;#&quot;;DEC2HEX([.O94];2);DEC2HEX([.P94];2);DEC2HEX([.Q94];2))" office:value-type="string" office:string-value="#742874" calcext:value-type="string">
            <text:p>#742874</text:p>
          </table:table-cell>
          <table:table-cell table:style-name="ce32" table:formula="of:=CONCATENATE(IF([.O94]&lt;10;&quot;  &quot;;IF([.O94]&lt;100;&quot; &quot;;&quot;&quot;));[.O94];&quot; &quot;;IF([.P94]&lt;10;&quot;  &quot;;IF([.P94]&lt;100;&quot; &quot;;&quot;&quot;));[.P94];&quot; &quot;;IF([.Q94]&lt;10;&quot;  &quot;;IF([.Q94]&lt;100;&quot; &quot;;&quot;&quot;));[.Q94];&quot; &quot;;[.A94];&quot; - &quot;;[.R94])" office:value-type="string" office:string-value="116  40 116 91 - #742874" calcext:value-type="string">
            <text:p>116 <text:s/>40 116 91 - #74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1" calcext:value-type="float">
            <text:p>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45"/>
          <table:table-cell table:style-name="ce50" table:formula="of:=BITAND(BITRSHIFT([.A95];6);HEX2DEC(&quot;7&quot;))" office:value-type="float" office:value="1" calcext:value-type="float">
            <text:p>1</text:p>
          </table:table-cell>
          <table:table-cell table:style-name="ce3" table:formula="of:=BITAND(BITRSHIFT([.A95];3);HEX2DEC(&quot;7&quot;))" office:value-type="float" office:value="3" calcext:value-type="float">
            <text:p>3</text:p>
          </table:table-cell>
          <table:table-cell table:style-name="ce57" table:formula="of:=BITAND([.A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95]/7;1/[.$K$1])*255;0)" office:value-type="float" office:value="118" calcext:value-type="float">
            <text:p>118</text:p>
          </table:table-cell>
          <table:table-cell table:style-name="ce6" table:formula="of:=ROUND(POWER([.D95]/7;1/[.$K$1])*255;0)" office:value-type="float" office:value="43" calcext:value-type="float">
            <text:p>43</text:p>
          </table:table-cell>
          <table:table-cell table:style-name="ce6" table:formula="of:=ROUND(POWER([.F95]/7;1/[.$K$1])*255;0)" office:value-type="float" office:value="153" calcext:value-type="float">
            <text:p>153</text:p>
          </table:table-cell>
          <table:table-cell table:style-name="ce28" table:formula="of:=CONCATENATE(&quot;#&quot;;DEC2HEX([.H95];2);DEC2HEX([.I95];2);DEC2HEX([.J95];2))" office:value-type="string" office:string-value="#762B99" calcext:value-type="string">
            <text:p>#762B99</text:p>
          </table:table-cell>
          <table:table-cell table:style-name="ce32" table:formula="of:=CONCATENATE(IF([.H95]&lt;10;&quot;  &quot;;IF([.H95]&lt;100;&quot; &quot;;&quot;&quot;));[.H95];&quot; &quot;;IF([.I95]&lt;10;&quot;  &quot;;IF([.I95]&lt;100;&quot; &quot;;&quot;&quot;));[.I95];&quot; &quot;;IF([.J95]&lt;10;&quot;  &quot;;IF([.J95]&lt;100;&quot; &quot;;&quot;&quot;));[.J95];&quot; &quot;;[.A95];&quot; - &quot;;[.K95])" office:value-type="string" office:string-value="118  43 153 92 - #762B99" calcext:value-type="string">
            <text:p>118 <text:s/>43 153 92 - #762B99</text:p>
          </table:table-cell>
          <table:table-cell table:style-name="ce35"/>
          <table:table-cell table:style-name="ce9"/>
          <table:table-cell table:style-name="ce6" table:formula="of:=INDEX([.$N$3:.$N$10];[.E95]+1;1)" office:value-type="float" office:value="116" calcext:value-type="float">
            <text:p>116</text:p>
          </table:table-cell>
          <table:table-cell table:style-name="ce6" table:formula="of:=INDEX([.$N$3:.$N$10];[.D95]+1;1)" office:value-type="float" office:value="40" calcext:value-type="float">
            <text:p>40</text:p>
          </table:table-cell>
          <table:table-cell table:style-name="ce6" table:formula="of:=INDEX([.$N$3:.$N$10];[.F95]+1;1)" office:value-type="float" office:value="156" calcext:value-type="float">
            <text:p>156</text:p>
          </table:table-cell>
          <table:table-cell table:style-name="ce28" table:formula="of:=CONCATENATE(&quot;#&quot;;DEC2HEX([.O95];2);DEC2HEX([.P95];2);DEC2HEX([.Q95];2))" office:value-type="string" office:string-value="#74289C" calcext:value-type="string">
            <text:p>#74289C</text:p>
          </table:table-cell>
          <table:table-cell table:style-name="ce32" table:formula="of:=CONCATENATE(IF([.O95]&lt;10;&quot;  &quot;;IF([.O95]&lt;100;&quot; &quot;;&quot;&quot;));[.O95];&quot; &quot;;IF([.P95]&lt;10;&quot;  &quot;;IF([.P95]&lt;100;&quot; &quot;;&quot;&quot;));[.P95];&quot; &quot;;IF([.Q95]&lt;10;&quot;  &quot;;IF([.Q95]&lt;100;&quot; &quot;;&quot;&quot;));[.Q95];&quot; &quot;;[.A95];&quot; - &quot;;[.R95])" office:value-type="string" office:string-value="116  40 156 92 - #74289C" calcext:value-type="string">
            <text:p>116 <text:s/>40 156 92 - #74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2" calcext:value-type="float">
            <text:p>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6"/>
          <table:table-cell table:style-name="ce45"/>
          <table:table-cell table:style-name="ce50" table:formula="of:=BITAND(BITRSHIFT([.A96];6);HEX2DEC(&quot;7&quot;))" office:value-type="float" office:value="1" calcext:value-type="float">
            <text:p>1</text:p>
          </table:table-cell>
          <table:table-cell table:style-name="ce3" table:formula="of:=BITAND(BITRSHIFT([.A96];3);HEX2DEC(&quot;7&quot;))" office:value-type="float" office:value="3" calcext:value-type="float">
            <text:p>3</text:p>
          </table:table-cell>
          <table:table-cell table:style-name="ce57" table:formula="of:=BITAND([.A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96]/7;1/[.$K$1])*255;0)" office:value-type="float" office:value="118" calcext:value-type="float">
            <text:p>118</text:p>
          </table:table-cell>
          <table:table-cell table:style-name="ce6" table:formula="of:=ROUND(POWER([.D96]/7;1/[.$K$1])*255;0)" office:value-type="float" office:value="43" calcext:value-type="float">
            <text:p>43</text:p>
          </table:table-cell>
          <table:table-cell table:style-name="ce6" table:formula="of:=ROUND(POWER([.F96]/7;1/[.$K$1])*255;0)" office:value-type="float" office:value="188" calcext:value-type="float">
            <text:p>188</text:p>
          </table:table-cell>
          <table:table-cell table:style-name="ce28" table:formula="of:=CONCATENATE(&quot;#&quot;;DEC2HEX([.H96];2);DEC2HEX([.I96];2);DEC2HEX([.J96];2))" office:value-type="string" office:string-value="#762BBC" calcext:value-type="string">
            <text:p>#762BBC</text:p>
          </table:table-cell>
          <table:table-cell table:style-name="ce32" table:formula="of:=CONCATENATE(IF([.H96]&lt;10;&quot;  &quot;;IF([.H96]&lt;100;&quot; &quot;;&quot;&quot;));[.H96];&quot; &quot;;IF([.I96]&lt;10;&quot;  &quot;;IF([.I96]&lt;100;&quot; &quot;;&quot;&quot;));[.I96];&quot; &quot;;IF([.J96]&lt;10;&quot;  &quot;;IF([.J96]&lt;100;&quot; &quot;;&quot;&quot;));[.J96];&quot; &quot;;[.A96];&quot; - &quot;;[.K96])" office:value-type="string" office:string-value="118  43 188 93 - #762BBC" calcext:value-type="string">
            <text:p>118 <text:s/>43 188 93 - #762BBC</text:p>
          </table:table-cell>
          <table:table-cell table:style-name="ce35"/>
          <table:table-cell table:style-name="ce9"/>
          <table:table-cell table:style-name="ce6" table:formula="of:=INDEX([.$N$3:.$N$10];[.E96]+1;1)" office:value-type="float" office:value="116" calcext:value-type="float">
            <text:p>116</text:p>
          </table:table-cell>
          <table:table-cell table:style-name="ce6" table:formula="of:=INDEX([.$N$3:.$N$10];[.D96]+1;1)" office:value-type="float" office:value="40" calcext:value-type="float">
            <text:p>40</text:p>
          </table:table-cell>
          <table:table-cell table:style-name="ce6" table:formula="of:=INDEX([.$N$3:.$N$10];[.F96]+1;1)" office:value-type="float" office:value="187" calcext:value-type="float">
            <text:p>187</text:p>
          </table:table-cell>
          <table:table-cell table:style-name="ce28" table:formula="of:=CONCATENATE(&quot;#&quot;;DEC2HEX([.O96];2);DEC2HEX([.P96];2);DEC2HEX([.Q96];2))" office:value-type="string" office:string-value="#7428BB" calcext:value-type="string">
            <text:p>#7428BB</text:p>
          </table:table-cell>
          <table:table-cell table:style-name="ce32" table:formula="of:=CONCATENATE(IF([.O96]&lt;10;&quot;  &quot;;IF([.O96]&lt;100;&quot; &quot;;&quot;&quot;));[.O96];&quot; &quot;;IF([.P96]&lt;10;&quot;  &quot;;IF([.P96]&lt;100;&quot; &quot;;&quot;&quot;));[.P96];&quot; &quot;;IF([.Q96]&lt;10;&quot;  &quot;;IF([.Q96]&lt;100;&quot; &quot;;&quot;&quot;));[.Q96];&quot; &quot;;[.A96];&quot; - &quot;;[.R96])" office:value-type="string" office:string-value="116  40 187 93 - #7428BB" calcext:value-type="string">
            <text:p>116 <text:s/>40 187 93 - #74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3" calcext:value-type="float">
            <text:p>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/>
          <table:table-cell table:style-name="ce45"/>
          <table:table-cell table:style-name="ce50" table:formula="of:=BITAND(BITRSHIFT([.A97];6);HEX2DEC(&quot;7&quot;))" office:value-type="float" office:value="1" calcext:value-type="float">
            <text:p>1</text:p>
          </table:table-cell>
          <table:table-cell table:style-name="ce3" table:formula="of:=BITAND(BITRSHIFT([.A97];3);HEX2DEC(&quot;7&quot;))" office:value-type="float" office:value="3" calcext:value-type="float">
            <text:p>3</text:p>
          </table:table-cell>
          <table:table-cell table:style-name="ce57" table:formula="of:=BITAND([.A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97]/7;1/[.$K$1])*255;0)" office:value-type="float" office:value="118" calcext:value-type="float">
            <text:p>118</text:p>
          </table:table-cell>
          <table:table-cell table:style-name="ce6" table:formula="of:=ROUND(POWER([.D97]/7;1/[.$K$1])*255;0)" office:value-type="float" office:value="43" calcext:value-type="float">
            <text:p>43</text:p>
          </table:table-cell>
          <table:table-cell table:style-name="ce6" table:formula="of:=ROUND(POWER([.F97]/7;1/[.$K$1])*255;0)" office:value-type="float" office:value="222" calcext:value-type="float">
            <text:p>222</text:p>
          </table:table-cell>
          <table:table-cell table:style-name="ce28" table:formula="of:=CONCATENATE(&quot;#&quot;;DEC2HEX([.H97];2);DEC2HEX([.I97];2);DEC2HEX([.J97];2))" office:value-type="string" office:string-value="#762BDE" calcext:value-type="string">
            <text:p>#762BDE</text:p>
          </table:table-cell>
          <table:table-cell table:style-name="ce32" table:formula="of:=CONCATENATE(IF([.H97]&lt;10;&quot;  &quot;;IF([.H97]&lt;100;&quot; &quot;;&quot;&quot;));[.H97];&quot; &quot;;IF([.I97]&lt;10;&quot;  &quot;;IF([.I97]&lt;100;&quot; &quot;;&quot;&quot;));[.I97];&quot; &quot;;IF([.J97]&lt;10;&quot;  &quot;;IF([.J97]&lt;100;&quot; &quot;;&quot;&quot;));[.J97];&quot; &quot;;[.A97];&quot; - &quot;;[.K97])" office:value-type="string" office:string-value="118  43 222 94 - #762BDE" calcext:value-type="string">
            <text:p>118 <text:s/>43 222 94 - #762BDE</text:p>
          </table:table-cell>
          <table:table-cell table:style-name="ce35"/>
          <table:table-cell table:style-name="ce9"/>
          <table:table-cell table:style-name="ce6" table:formula="of:=INDEX([.$N$3:.$N$10];[.E97]+1;1)" office:value-type="float" office:value="116" calcext:value-type="float">
            <text:p>116</text:p>
          </table:table-cell>
          <table:table-cell table:style-name="ce6" table:formula="of:=INDEX([.$N$3:.$N$10];[.D97]+1;1)" office:value-type="float" office:value="40" calcext:value-type="float">
            <text:p>40</text:p>
          </table:table-cell>
          <table:table-cell table:style-name="ce6" table:formula="of:=INDEX([.$N$3:.$N$10];[.F97]+1;1)" office:value-type="float" office:value="225" calcext:value-type="float">
            <text:p>225</text:p>
          </table:table-cell>
          <table:table-cell table:style-name="ce28" table:formula="of:=CONCATENATE(&quot;#&quot;;DEC2HEX([.O97];2);DEC2HEX([.P97];2);DEC2HEX([.Q97];2))" office:value-type="string" office:string-value="#7428E1" calcext:value-type="string">
            <text:p>#7428E1</text:p>
          </table:table-cell>
          <table:table-cell table:style-name="ce32" table:formula="of:=CONCATENATE(IF([.O97]&lt;10;&quot;  &quot;;IF([.O97]&lt;100;&quot; &quot;;&quot;&quot;));[.O97];&quot; &quot;;IF([.P97]&lt;10;&quot;  &quot;;IF([.P97]&lt;100;&quot; &quot;;&quot;&quot;));[.P97];&quot; &quot;;IF([.Q97]&lt;10;&quot;  &quot;;IF([.Q97]&lt;100;&quot; &quot;;&quot;&quot;));[.Q97];&quot; &quot;;[.A97];&quot; - &quot;;[.R97])" office:value-type="string" office:string-value="116  40 225 94 - #7428E1" calcext:value-type="string">
            <text:p>116 <text:s/>40 225 94 - #74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4" calcext:value-type="float">
            <text:p>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45"/>
          <table:table-cell table:style-name="ce50" table:formula="of:=BITAND(BITRSHIFT([.A98];6);HEX2DEC(&quot;7&quot;))" office:value-type="float" office:value="1" calcext:value-type="float">
            <text:p>1</text:p>
          </table:table-cell>
          <table:table-cell table:style-name="ce3" table:formula="of:=BITAND(BITRSHIFT([.A98];3);HEX2DEC(&quot;7&quot;))" office:value-type="float" office:value="3" calcext:value-type="float">
            <text:p>3</text:p>
          </table:table-cell>
          <table:table-cell table:style-name="ce57" table:formula="of:=BITAND([.A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98]/7;1/[.$K$1])*255;0)" office:value-type="float" office:value="118" calcext:value-type="float">
            <text:p>118</text:p>
          </table:table-cell>
          <table:table-cell table:style-name="ce6" table:formula="of:=ROUND(POWER([.D98]/7;1/[.$K$1])*255;0)" office:value-type="float" office:value="43" calcext:value-type="float">
            <text:p>43</text:p>
          </table:table-cell>
          <table:table-cell table:style-name="ce6" table:formula="of:=ROUND(POWER([.F98]/7;1/[.$K$1])*255;0)" office:value-type="float" office:value="255" calcext:value-type="float">
            <text:p>255</text:p>
          </table:table-cell>
          <table:table-cell table:style-name="ce28" table:formula="of:=CONCATENATE(&quot;#&quot;;DEC2HEX([.H98];2);DEC2HEX([.I98];2);DEC2HEX([.J98];2))" office:value-type="string" office:string-value="#762BFF" calcext:value-type="string">
            <text:p>#762BFF</text:p>
          </table:table-cell>
          <table:table-cell table:style-name="ce32" table:formula="of:=CONCATENATE(IF([.H98]&lt;10;&quot;  &quot;;IF([.H98]&lt;100;&quot; &quot;;&quot;&quot;));[.H98];&quot; &quot;;IF([.I98]&lt;10;&quot;  &quot;;IF([.I98]&lt;100;&quot; &quot;;&quot;&quot;));[.I98];&quot; &quot;;IF([.J98]&lt;10;&quot;  &quot;;IF([.J98]&lt;100;&quot; &quot;;&quot;&quot;));[.J98];&quot; &quot;;[.A98];&quot; - &quot;;[.K98])" office:value-type="string" office:string-value="118  43 255 95 - #762BFF" calcext:value-type="string">
            <text:p>118 <text:s/>43 255 95 - #762BFF</text:p>
          </table:table-cell>
          <table:table-cell table:style-name="ce35"/>
          <table:table-cell table:style-name="ce9"/>
          <table:table-cell table:style-name="ce6" table:formula="of:=INDEX([.$N$3:.$N$10];[.E98]+1;1)" office:value-type="float" office:value="116" calcext:value-type="float">
            <text:p>116</text:p>
          </table:table-cell>
          <table:table-cell table:style-name="ce6" table:formula="of:=INDEX([.$N$3:.$N$10];[.D98]+1;1)" office:value-type="float" office:value="40" calcext:value-type="float">
            <text:p>40</text:p>
          </table:table-cell>
          <table:table-cell table:style-name="ce6" table:formula="of:=INDEX([.$N$3:.$N$10];[.F98]+1;1)" office:value-type="float" office:value="255" calcext:value-type="float">
            <text:p>255</text:p>
          </table:table-cell>
          <table:table-cell table:style-name="ce28" table:formula="of:=CONCATENATE(&quot;#&quot;;DEC2HEX([.O98];2);DEC2HEX([.P98];2);DEC2HEX([.Q98];2))" office:value-type="string" office:string-value="#7428FF" calcext:value-type="string">
            <text:p>#7428FF</text:p>
          </table:table-cell>
          <table:table-cell table:style-name="ce32" table:formula="of:=CONCATENATE(IF([.O98]&lt;10;&quot;  &quot;;IF([.O98]&lt;100;&quot; &quot;;&quot;&quot;));[.O98];&quot; &quot;;IF([.P98]&lt;10;&quot;  &quot;;IF([.P98]&lt;100;&quot; &quot;;&quot;&quot;));[.P98];&quot; &quot;;IF([.Q98]&lt;10;&quot;  &quot;;IF([.Q98]&lt;100;&quot; &quot;;&quot;&quot;));[.Q98];&quot; &quot;;[.A98];&quot; - &quot;;[.R98])" office:value-type="string" office:string-value="116  40 255 95 - #7428FF" calcext:value-type="string">
            <text:p>116 <text:s/>40 255 95 - #74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5" calcext:value-type="float">
            <text:p>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/>
          <table:table-cell table:style-name="ce45"/>
          <table:table-cell table:style-name="ce50" table:formula="of:=BITAND(BITRSHIFT([.A99];6);HEX2DEC(&quot;7&quot;))" office:value-type="float" office:value="1" calcext:value-type="float">
            <text:p>1</text:p>
          </table:table-cell>
          <table:table-cell table:style-name="ce3" table:formula="of:=BITAND(BITRSHIFT([.A99];3);HEX2DEC(&quot;7&quot;))" office:value-type="float" office:value="4" calcext:value-type="float">
            <text:p>4</text:p>
          </table:table-cell>
          <table:table-cell table:style-name="ce57" table:formula="of:=BITAND([.A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99]/7;1/[.$K$1])*255;0)" office:value-type="float" office:value="153" calcext:value-type="float">
            <text:p>153</text:p>
          </table:table-cell>
          <table:table-cell table:style-name="ce6" table:formula="of:=ROUND(POWER([.D99]/7;1/[.$K$1])*255;0)" office:value-type="float" office:value="43" calcext:value-type="float">
            <text:p>43</text:p>
          </table:table-cell>
          <table:table-cell table:style-name="ce6" table:formula="of:=ROUND(POWER([.F99]/7;1/[.$K$1])*255;0)" office:value-type="float" office:value="0" calcext:value-type="float">
            <text:p>0</text:p>
          </table:table-cell>
          <table:table-cell table:style-name="ce28" table:formula="of:=CONCATENATE(&quot;#&quot;;DEC2HEX([.H99];2);DEC2HEX([.I99];2);DEC2HEX([.J99];2))" office:value-type="string" office:string-value="#992B00" calcext:value-type="string">
            <text:p>#992B00</text:p>
          </table:table-cell>
          <table:table-cell table:style-name="ce32" table:formula="of:=CONCATENATE(IF([.H99]&lt;10;&quot;  &quot;;IF([.H99]&lt;100;&quot; &quot;;&quot;&quot;));[.H99];&quot; &quot;;IF([.I99]&lt;10;&quot;  &quot;;IF([.I99]&lt;100;&quot; &quot;;&quot;&quot;));[.I99];&quot; &quot;;IF([.J99]&lt;10;&quot;  &quot;;IF([.J99]&lt;100;&quot; &quot;;&quot;&quot;));[.J99];&quot; &quot;;[.A99];&quot; - &quot;;[.K99])" office:value-type="string" office:string-value="153  43   0 96 - #992B00" calcext:value-type="string">
            <text:p>153 <text:s/>43 <text:s text:c="2"/>0 96 - #992B00</text:p>
          </table:table-cell>
          <table:table-cell table:style-name="ce35"/>
          <table:table-cell table:style-name="ce9"/>
          <table:table-cell table:style-name="ce6" table:formula="of:=INDEX([.$N$3:.$N$10];[.E99]+1;1)" office:value-type="float" office:value="156" calcext:value-type="float">
            <text:p>156</text:p>
          </table:table-cell>
          <table:table-cell table:style-name="ce6" table:formula="of:=INDEX([.$N$3:.$N$10];[.D99]+1;1)" office:value-type="float" office:value="40" calcext:value-type="float">
            <text:p>40</text:p>
          </table:table-cell>
          <table:table-cell table:style-name="ce6" table:formula="of:=INDEX([.$N$3:.$N$10];[.F99]+1;1)" office:value-type="float" office:value="0" calcext:value-type="float">
            <text:p>0</text:p>
          </table:table-cell>
          <table:table-cell table:style-name="ce28" table:formula="of:=CONCATENATE(&quot;#&quot;;DEC2HEX([.O99];2);DEC2HEX([.P99];2);DEC2HEX([.Q99];2))" office:value-type="string" office:string-value="#9C2800" calcext:value-type="string">
            <text:p>#9C2800</text:p>
          </table:table-cell>
          <table:table-cell table:style-name="ce32" table:formula="of:=CONCATENATE(IF([.O99]&lt;10;&quot;  &quot;;IF([.O99]&lt;100;&quot; &quot;;&quot;&quot;));[.O99];&quot; &quot;;IF([.P99]&lt;10;&quot;  &quot;;IF([.P99]&lt;100;&quot; &quot;;&quot;&quot;));[.P99];&quot; &quot;;IF([.Q99]&lt;10;&quot;  &quot;;IF([.Q99]&lt;100;&quot; &quot;;&quot;&quot;));[.Q99];&quot; &quot;;[.A99];&quot; - &quot;;[.R99])" office:value-type="string" office:string-value="156  40   0 96 - #9C2800" calcext:value-type="string">
            <text:p>156 <text:s/>40 <text:s text:c="2"/>0 96 - #9C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6" calcext:value-type="float">
            <text:p>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45"/>
          <table:table-cell table:style-name="ce50" table:formula="of:=BITAND(BITRSHIFT([.A100];6);HEX2DEC(&quot;7&quot;))" office:value-type="float" office:value="1" calcext:value-type="float">
            <text:p>1</text:p>
          </table:table-cell>
          <table:table-cell table:style-name="ce3" table:formula="of:=BITAND(BITRSHIFT([.A100];3);HEX2DEC(&quot;7&quot;))" office:value-type="float" office:value="4" calcext:value-type="float">
            <text:p>4</text:p>
          </table:table-cell>
          <table:table-cell table:style-name="ce57" table:formula="of:=BITAND([.A1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00]/7;1/[.$K$1])*255;0)" office:value-type="float" office:value="153" calcext:value-type="float">
            <text:p>153</text:p>
          </table:table-cell>
          <table:table-cell table:style-name="ce6" table:formula="of:=ROUND(POWER([.D100]/7;1/[.$K$1])*255;0)" office:value-type="float" office:value="43" calcext:value-type="float">
            <text:p>43</text:p>
          </table:table-cell>
          <table:table-cell table:style-name="ce6" table:formula="of:=ROUND(POWER([.F100]/7;1/[.$K$1])*255;0)" office:value-type="float" office:value="43" calcext:value-type="float">
            <text:p>43</text:p>
          </table:table-cell>
          <table:table-cell table:style-name="ce28" table:formula="of:=CONCATENATE(&quot;#&quot;;DEC2HEX([.H100];2);DEC2HEX([.I100];2);DEC2HEX([.J100];2))" office:value-type="string" office:string-value="#992B2B" calcext:value-type="string">
            <text:p>#992B2B</text:p>
          </table:table-cell>
          <table:table-cell table:style-name="ce32" table:formula="of:=CONCATENATE(IF([.H100]&lt;10;&quot;  &quot;;IF([.H100]&lt;100;&quot; &quot;;&quot;&quot;));[.H100];&quot; &quot;;IF([.I100]&lt;10;&quot;  &quot;;IF([.I100]&lt;100;&quot; &quot;;&quot;&quot;));[.I100];&quot; &quot;;IF([.J100]&lt;10;&quot;  &quot;;IF([.J100]&lt;100;&quot; &quot;;&quot;&quot;));[.J100];&quot; &quot;;[.A100];&quot; - &quot;;[.K100])" office:value-type="string" office:string-value="153  43  43 97 - #992B2B" calcext:value-type="string">
            <text:p>153 <text:s/>43 <text:s/>43 97 - #992B2B</text:p>
          </table:table-cell>
          <table:table-cell table:style-name="ce35"/>
          <table:table-cell table:style-name="ce9"/>
          <table:table-cell table:style-name="ce6" table:formula="of:=INDEX([.$N$3:.$N$10];[.E100]+1;1)" office:value-type="float" office:value="156" calcext:value-type="float">
            <text:p>156</text:p>
          </table:table-cell>
          <table:table-cell table:style-name="ce6" table:formula="of:=INDEX([.$N$3:.$N$10];[.D100]+1;1)" office:value-type="float" office:value="40" calcext:value-type="float">
            <text:p>40</text:p>
          </table:table-cell>
          <table:table-cell table:style-name="ce6" table:formula="of:=INDEX([.$N$3:.$N$10];[.F100]+1;1)" office:value-type="float" office:value="40" calcext:value-type="float">
            <text:p>40</text:p>
          </table:table-cell>
          <table:table-cell table:style-name="ce28" table:formula="of:=CONCATENATE(&quot;#&quot;;DEC2HEX([.O100];2);DEC2HEX([.P100];2);DEC2HEX([.Q100];2))" office:value-type="string" office:string-value="#9C2828" calcext:value-type="string">
            <text:p>#9C2828</text:p>
          </table:table-cell>
          <table:table-cell table:style-name="ce32" table:formula="of:=CONCATENATE(IF([.O100]&lt;10;&quot;  &quot;;IF([.O100]&lt;100;&quot; &quot;;&quot;&quot;));[.O100];&quot; &quot;;IF([.P100]&lt;10;&quot;  &quot;;IF([.P100]&lt;100;&quot; &quot;;&quot;&quot;));[.P100];&quot; &quot;;IF([.Q100]&lt;10;&quot;  &quot;;IF([.Q100]&lt;100;&quot; &quot;;&quot;&quot;));[.Q100];&quot; &quot;;[.A100];&quot; - &quot;;[.R100])" office:value-type="string" office:string-value="156  40  40 97 - #9C2828" calcext:value-type="string">
            <text:p>156 <text:s/>40 <text:s/>40 97 - #9C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7" calcext:value-type="float">
            <text:p>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/>
          <table:table-cell table:style-name="ce45"/>
          <table:table-cell table:style-name="ce50" table:formula="of:=BITAND(BITRSHIFT([.A101];6);HEX2DEC(&quot;7&quot;))" office:value-type="float" office:value="1" calcext:value-type="float">
            <text:p>1</text:p>
          </table:table-cell>
          <table:table-cell table:style-name="ce3" table:formula="of:=BITAND(BITRSHIFT([.A101];3);HEX2DEC(&quot;7&quot;))" office:value-type="float" office:value="4" calcext:value-type="float">
            <text:p>4</text:p>
          </table:table-cell>
          <table:table-cell table:style-name="ce57" table:formula="of:=BITAND([.A1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01]/7;1/[.$K$1])*255;0)" office:value-type="float" office:value="153" calcext:value-type="float">
            <text:p>153</text:p>
          </table:table-cell>
          <table:table-cell table:style-name="ce6" table:formula="of:=ROUND(POWER([.D101]/7;1/[.$K$1])*255;0)" office:value-type="float" office:value="43" calcext:value-type="float">
            <text:p>43</text:p>
          </table:table-cell>
          <table:table-cell table:style-name="ce6" table:formula="of:=ROUND(POWER([.F101]/7;1/[.$K$1])*255;0)" office:value-type="float" office:value="82" calcext:value-type="float">
            <text:p>82</text:p>
          </table:table-cell>
          <table:table-cell table:style-name="ce28" table:formula="of:=CONCATENATE(&quot;#&quot;;DEC2HEX([.H101];2);DEC2HEX([.I101];2);DEC2HEX([.J101];2))" office:value-type="string" office:string-value="#992B52" calcext:value-type="string">
            <text:p>#992B52</text:p>
          </table:table-cell>
          <table:table-cell table:style-name="ce32" table:formula="of:=CONCATENATE(IF([.H101]&lt;10;&quot;  &quot;;IF([.H101]&lt;100;&quot; &quot;;&quot;&quot;));[.H101];&quot; &quot;;IF([.I101]&lt;10;&quot;  &quot;;IF([.I101]&lt;100;&quot; &quot;;&quot;&quot;));[.I101];&quot; &quot;;IF([.J101]&lt;10;&quot;  &quot;;IF([.J101]&lt;100;&quot; &quot;;&quot;&quot;));[.J101];&quot; &quot;;[.A101];&quot; - &quot;;[.K101])" office:value-type="string" office:string-value="153  43  82 98 - #992B52" calcext:value-type="string">
            <text:p>153 <text:s/>43 <text:s/>82 98 - #992B52</text:p>
          </table:table-cell>
          <table:table-cell table:style-name="ce35"/>
          <table:table-cell table:style-name="ce9"/>
          <table:table-cell table:style-name="ce6" table:formula="of:=INDEX([.$N$3:.$N$10];[.E101]+1;1)" office:value-type="float" office:value="156" calcext:value-type="float">
            <text:p>156</text:p>
          </table:table-cell>
          <table:table-cell table:style-name="ce6" table:formula="of:=INDEX([.$N$3:.$N$10];[.D101]+1;1)" office:value-type="float" office:value="40" calcext:value-type="float">
            <text:p>40</text:p>
          </table:table-cell>
          <table:table-cell table:style-name="ce6" table:formula="of:=INDEX([.$N$3:.$N$10];[.F101]+1;1)" office:value-type="float" office:value="83" calcext:value-type="float">
            <text:p>83</text:p>
          </table:table-cell>
          <table:table-cell table:style-name="ce28" table:formula="of:=CONCATENATE(&quot;#&quot;;DEC2HEX([.O101];2);DEC2HEX([.P101];2);DEC2HEX([.Q101];2))" office:value-type="string" office:string-value="#9C2853" calcext:value-type="string">
            <text:p>#9C2853</text:p>
          </table:table-cell>
          <table:table-cell table:style-name="ce32" table:formula="of:=CONCATENATE(IF([.O101]&lt;10;&quot;  &quot;;IF([.O101]&lt;100;&quot; &quot;;&quot;&quot;));[.O101];&quot; &quot;;IF([.P101]&lt;10;&quot;  &quot;;IF([.P101]&lt;100;&quot; &quot;;&quot;&quot;));[.P101];&quot; &quot;;IF([.Q101]&lt;10;&quot;  &quot;;IF([.Q101]&lt;100;&quot; &quot;;&quot;&quot;));[.Q101];&quot; &quot;;[.A101];&quot; - &quot;;[.R101])" office:value-type="string" office:string-value="156  40  83 98 - #9C2853" calcext:value-type="string">
            <text:p>156 <text:s/>40 <text:s/>83 98 - #9C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8" calcext:value-type="float">
            <text:p>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45"/>
          <table:table-cell table:style-name="ce50" table:formula="of:=BITAND(BITRSHIFT([.A102];6);HEX2DEC(&quot;7&quot;))" office:value-type="float" office:value="1" calcext:value-type="float">
            <text:p>1</text:p>
          </table:table-cell>
          <table:table-cell table:style-name="ce3" table:formula="of:=BITAND(BITRSHIFT([.A102];3);HEX2DEC(&quot;7&quot;))" office:value-type="float" office:value="4" calcext:value-type="float">
            <text:p>4</text:p>
          </table:table-cell>
          <table:table-cell table:style-name="ce57" table:formula="of:=BITAND([.A1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02]/7;1/[.$K$1])*255;0)" office:value-type="float" office:value="153" calcext:value-type="float">
            <text:p>153</text:p>
          </table:table-cell>
          <table:table-cell table:style-name="ce6" table:formula="of:=ROUND(POWER([.D102]/7;1/[.$K$1])*255;0)" office:value-type="float" office:value="43" calcext:value-type="float">
            <text:p>43</text:p>
          </table:table-cell>
          <table:table-cell table:style-name="ce6" table:formula="of:=ROUND(POWER([.F102]/7;1/[.$K$1])*255;0)" office:value-type="float" office:value="118" calcext:value-type="float">
            <text:p>118</text:p>
          </table:table-cell>
          <table:table-cell table:style-name="ce28" table:formula="of:=CONCATENATE(&quot;#&quot;;DEC2HEX([.H102];2);DEC2HEX([.I102];2);DEC2HEX([.J102];2))" office:value-type="string" office:string-value="#992B76" calcext:value-type="string">
            <text:p>#992B76</text:p>
          </table:table-cell>
          <table:table-cell table:style-name="ce32" table:formula="of:=CONCATENATE(IF([.H102]&lt;10;&quot;  &quot;;IF([.H102]&lt;100;&quot; &quot;;&quot;&quot;));[.H102];&quot; &quot;;IF([.I102]&lt;10;&quot;  &quot;;IF([.I102]&lt;100;&quot; &quot;;&quot;&quot;));[.I102];&quot; &quot;;IF([.J102]&lt;10;&quot;  &quot;;IF([.J102]&lt;100;&quot; &quot;;&quot;&quot;));[.J102];&quot; &quot;;[.A102];&quot; - &quot;;[.K102])" office:value-type="string" office:string-value="153  43 118 99 - #992B76" calcext:value-type="string">
            <text:p>153 <text:s/>43 118 99 - #992B76</text:p>
          </table:table-cell>
          <table:table-cell table:style-name="ce35"/>
          <table:table-cell table:style-name="ce9"/>
          <table:table-cell table:style-name="ce6" table:formula="of:=INDEX([.$N$3:.$N$10];[.E102]+1;1)" office:value-type="float" office:value="156" calcext:value-type="float">
            <text:p>156</text:p>
          </table:table-cell>
          <table:table-cell table:style-name="ce6" table:formula="of:=INDEX([.$N$3:.$N$10];[.D102]+1;1)" office:value-type="float" office:value="40" calcext:value-type="float">
            <text:p>40</text:p>
          </table:table-cell>
          <table:table-cell table:style-name="ce6" table:formula="of:=INDEX([.$N$3:.$N$10];[.F102]+1;1)" office:value-type="float" office:value="116" calcext:value-type="float">
            <text:p>116</text:p>
          </table:table-cell>
          <table:table-cell table:style-name="ce28" table:formula="of:=CONCATENATE(&quot;#&quot;;DEC2HEX([.O102];2);DEC2HEX([.P102];2);DEC2HEX([.Q102];2))" office:value-type="string" office:string-value="#9C2874" calcext:value-type="string">
            <text:p>#9C2874</text:p>
          </table:table-cell>
          <table:table-cell table:style-name="ce32" table:formula="of:=CONCATENATE(IF([.O102]&lt;10;&quot;  &quot;;IF([.O102]&lt;100;&quot; &quot;;&quot;&quot;));[.O102];&quot; &quot;;IF([.P102]&lt;10;&quot;  &quot;;IF([.P102]&lt;100;&quot; &quot;;&quot;&quot;));[.P102];&quot; &quot;;IF([.Q102]&lt;10;&quot;  &quot;;IF([.Q102]&lt;100;&quot; &quot;;&quot;&quot;));[.Q102];&quot; &quot;;[.A102];&quot; - &quot;;[.R102])" office:value-type="string" office:string-value="156  40 116 99 - #9C2874" calcext:value-type="string">
            <text:p>156 <text:s/>40 116 99 - #9C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99" calcext:value-type="float">
            <text:p>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45"/>
          <table:table-cell table:style-name="ce50" table:formula="of:=BITAND(BITRSHIFT([.A103];6);HEX2DEC(&quot;7&quot;))" office:value-type="float" office:value="1" calcext:value-type="float">
            <text:p>1</text:p>
          </table:table-cell>
          <table:table-cell table:style-name="ce3" table:formula="of:=BITAND(BITRSHIFT([.A103];3);HEX2DEC(&quot;7&quot;))" office:value-type="float" office:value="4" calcext:value-type="float">
            <text:p>4</text:p>
          </table:table-cell>
          <table:table-cell table:style-name="ce57" table:formula="of:=BITAND([.A1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03]/7;1/[.$K$1])*255;0)" office:value-type="float" office:value="153" calcext:value-type="float">
            <text:p>153</text:p>
          </table:table-cell>
          <table:table-cell table:style-name="ce6" table:formula="of:=ROUND(POWER([.D103]/7;1/[.$K$1])*255;0)" office:value-type="float" office:value="43" calcext:value-type="float">
            <text:p>43</text:p>
          </table:table-cell>
          <table:table-cell table:style-name="ce6" table:formula="of:=ROUND(POWER([.F103]/7;1/[.$K$1])*255;0)" office:value-type="float" office:value="153" calcext:value-type="float">
            <text:p>153</text:p>
          </table:table-cell>
          <table:table-cell table:style-name="ce28" table:formula="of:=CONCATENATE(&quot;#&quot;;DEC2HEX([.H103];2);DEC2HEX([.I103];2);DEC2HEX([.J103];2))" office:value-type="string" office:string-value="#992B99" calcext:value-type="string">
            <text:p>#992B99</text:p>
          </table:table-cell>
          <table:table-cell table:style-name="ce32" table:formula="of:=CONCATENATE(IF([.H103]&lt;10;&quot;  &quot;;IF([.H103]&lt;100;&quot; &quot;;&quot;&quot;));[.H103];&quot; &quot;;IF([.I103]&lt;10;&quot;  &quot;;IF([.I103]&lt;100;&quot; &quot;;&quot;&quot;));[.I103];&quot; &quot;;IF([.J103]&lt;10;&quot;  &quot;;IF([.J103]&lt;100;&quot; &quot;;&quot;&quot;));[.J103];&quot; &quot;;[.A103];&quot; - &quot;;[.K103])" office:value-type="string" office:string-value="153  43 153 100 - #992B99" calcext:value-type="string">
            <text:p>153 <text:s/>43 153 100 - #992B99</text:p>
          </table:table-cell>
          <table:table-cell table:style-name="ce35"/>
          <table:table-cell table:style-name="ce9"/>
          <table:table-cell table:style-name="ce6" table:formula="of:=INDEX([.$N$3:.$N$10];[.E103]+1;1)" office:value-type="float" office:value="156" calcext:value-type="float">
            <text:p>156</text:p>
          </table:table-cell>
          <table:table-cell table:style-name="ce6" table:formula="of:=INDEX([.$N$3:.$N$10];[.D103]+1;1)" office:value-type="float" office:value="40" calcext:value-type="float">
            <text:p>40</text:p>
          </table:table-cell>
          <table:table-cell table:style-name="ce6" table:formula="of:=INDEX([.$N$3:.$N$10];[.F103]+1;1)" office:value-type="float" office:value="156" calcext:value-type="float">
            <text:p>156</text:p>
          </table:table-cell>
          <table:table-cell table:style-name="ce28" table:formula="of:=CONCATENATE(&quot;#&quot;;DEC2HEX([.O103];2);DEC2HEX([.P103];2);DEC2HEX([.Q103];2))" office:value-type="string" office:string-value="#9C289C" calcext:value-type="string">
            <text:p>#9C289C</text:p>
          </table:table-cell>
          <table:table-cell table:style-name="ce32" table:formula="of:=CONCATENATE(IF([.O103]&lt;10;&quot;  &quot;;IF([.O103]&lt;100;&quot; &quot;;&quot;&quot;));[.O103];&quot; &quot;;IF([.P103]&lt;10;&quot;  &quot;;IF([.P103]&lt;100;&quot; &quot;;&quot;&quot;));[.P103];&quot; &quot;;IF([.Q103]&lt;10;&quot;  &quot;;IF([.Q103]&lt;100;&quot; &quot;;&quot;&quot;));[.Q103];&quot; &quot;;[.A103];&quot; - &quot;;[.R103])" office:value-type="string" office:string-value="156  40 156 100 - #9C289C" calcext:value-type="string">
            <text:p>156 <text:s/>40 156 100 - #9C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0" calcext:value-type="float">
            <text:p>1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45"/>
          <table:table-cell table:style-name="ce50" table:formula="of:=BITAND(BITRSHIFT([.A104];6);HEX2DEC(&quot;7&quot;))" office:value-type="float" office:value="1" calcext:value-type="float">
            <text:p>1</text:p>
          </table:table-cell>
          <table:table-cell table:style-name="ce3" table:formula="of:=BITAND(BITRSHIFT([.A104];3);HEX2DEC(&quot;7&quot;))" office:value-type="float" office:value="4" calcext:value-type="float">
            <text:p>4</text:p>
          </table:table-cell>
          <table:table-cell table:style-name="ce57" table:formula="of:=BITAND([.A1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04]/7;1/[.$K$1])*255;0)" office:value-type="float" office:value="153" calcext:value-type="float">
            <text:p>153</text:p>
          </table:table-cell>
          <table:table-cell table:style-name="ce6" table:formula="of:=ROUND(POWER([.D104]/7;1/[.$K$1])*255;0)" office:value-type="float" office:value="43" calcext:value-type="float">
            <text:p>43</text:p>
          </table:table-cell>
          <table:table-cell table:style-name="ce6" table:formula="of:=ROUND(POWER([.F104]/7;1/[.$K$1])*255;0)" office:value-type="float" office:value="188" calcext:value-type="float">
            <text:p>188</text:p>
          </table:table-cell>
          <table:table-cell table:style-name="ce28" table:formula="of:=CONCATENATE(&quot;#&quot;;DEC2HEX([.H104];2);DEC2HEX([.I104];2);DEC2HEX([.J104];2))" office:value-type="string" office:string-value="#992BBC" calcext:value-type="string">
            <text:p>#992BBC</text:p>
          </table:table-cell>
          <table:table-cell table:style-name="ce32" table:formula="of:=CONCATENATE(IF([.H104]&lt;10;&quot;  &quot;;IF([.H104]&lt;100;&quot; &quot;;&quot;&quot;));[.H104];&quot; &quot;;IF([.I104]&lt;10;&quot;  &quot;;IF([.I104]&lt;100;&quot; &quot;;&quot;&quot;));[.I104];&quot; &quot;;IF([.J104]&lt;10;&quot;  &quot;;IF([.J104]&lt;100;&quot; &quot;;&quot;&quot;));[.J104];&quot; &quot;;[.A104];&quot; - &quot;;[.K104])" office:value-type="string" office:string-value="153  43 188 101 - #992BBC" calcext:value-type="string">
            <text:p>153 <text:s/>43 188 101 - #992BBC</text:p>
          </table:table-cell>
          <table:table-cell table:style-name="ce35"/>
          <table:table-cell table:style-name="ce9"/>
          <table:table-cell table:style-name="ce6" table:formula="of:=INDEX([.$N$3:.$N$10];[.E104]+1;1)" office:value-type="float" office:value="156" calcext:value-type="float">
            <text:p>156</text:p>
          </table:table-cell>
          <table:table-cell table:style-name="ce6" table:formula="of:=INDEX([.$N$3:.$N$10];[.D104]+1;1)" office:value-type="float" office:value="40" calcext:value-type="float">
            <text:p>40</text:p>
          </table:table-cell>
          <table:table-cell table:style-name="ce6" table:formula="of:=INDEX([.$N$3:.$N$10];[.F104]+1;1)" office:value-type="float" office:value="187" calcext:value-type="float">
            <text:p>187</text:p>
          </table:table-cell>
          <table:table-cell table:style-name="ce28" table:formula="of:=CONCATENATE(&quot;#&quot;;DEC2HEX([.O104];2);DEC2HEX([.P104];2);DEC2HEX([.Q104];2))" office:value-type="string" office:string-value="#9C28BB" calcext:value-type="string">
            <text:p>#9C28BB</text:p>
          </table:table-cell>
          <table:table-cell table:style-name="ce32" table:formula="of:=CONCATENATE(IF([.O104]&lt;10;&quot;  &quot;;IF([.O104]&lt;100;&quot; &quot;;&quot;&quot;));[.O104];&quot; &quot;;IF([.P104]&lt;10;&quot;  &quot;;IF([.P104]&lt;100;&quot; &quot;;&quot;&quot;));[.P104];&quot; &quot;;IF([.Q104]&lt;10;&quot;  &quot;;IF([.Q104]&lt;100;&quot; &quot;;&quot;&quot;));[.Q104];&quot; &quot;;[.A104];&quot; - &quot;;[.R104])" office:value-type="string" office:string-value="156  40 187 101 - #9C28BB" calcext:value-type="string">
            <text:p>156 <text:s/>40 187 101 - #9C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1" calcext:value-type="float">
            <text:p>1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/>
          <table:table-cell table:style-name="ce45"/>
          <table:table-cell table:style-name="ce50" table:formula="of:=BITAND(BITRSHIFT([.A105];6);HEX2DEC(&quot;7&quot;))" office:value-type="float" office:value="1" calcext:value-type="float">
            <text:p>1</text:p>
          </table:table-cell>
          <table:table-cell table:style-name="ce3" table:formula="of:=BITAND(BITRSHIFT([.A105];3);HEX2DEC(&quot;7&quot;))" office:value-type="float" office:value="4" calcext:value-type="float">
            <text:p>4</text:p>
          </table:table-cell>
          <table:table-cell table:style-name="ce57" table:formula="of:=BITAND([.A1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05]/7;1/[.$K$1])*255;0)" office:value-type="float" office:value="153" calcext:value-type="float">
            <text:p>153</text:p>
          </table:table-cell>
          <table:table-cell table:style-name="ce6" table:formula="of:=ROUND(POWER([.D105]/7;1/[.$K$1])*255;0)" office:value-type="float" office:value="43" calcext:value-type="float">
            <text:p>43</text:p>
          </table:table-cell>
          <table:table-cell table:style-name="ce6" table:formula="of:=ROUND(POWER([.F105]/7;1/[.$K$1])*255;0)" office:value-type="float" office:value="222" calcext:value-type="float">
            <text:p>222</text:p>
          </table:table-cell>
          <table:table-cell table:style-name="ce28" table:formula="of:=CONCATENATE(&quot;#&quot;;DEC2HEX([.H105];2);DEC2HEX([.I105];2);DEC2HEX([.J105];2))" office:value-type="string" office:string-value="#992BDE" calcext:value-type="string">
            <text:p>#992BDE</text:p>
          </table:table-cell>
          <table:table-cell table:style-name="ce32" table:formula="of:=CONCATENATE(IF([.H105]&lt;10;&quot;  &quot;;IF([.H105]&lt;100;&quot; &quot;;&quot;&quot;));[.H105];&quot; &quot;;IF([.I105]&lt;10;&quot;  &quot;;IF([.I105]&lt;100;&quot; &quot;;&quot;&quot;));[.I105];&quot; &quot;;IF([.J105]&lt;10;&quot;  &quot;;IF([.J105]&lt;100;&quot; &quot;;&quot;&quot;));[.J105];&quot; &quot;;[.A105];&quot; - &quot;;[.K105])" office:value-type="string" office:string-value="153  43 222 102 - #992BDE" calcext:value-type="string">
            <text:p>153 <text:s/>43 222 102 - #992BDE</text:p>
          </table:table-cell>
          <table:table-cell table:style-name="ce35"/>
          <table:table-cell table:style-name="ce9"/>
          <table:table-cell table:style-name="ce6" table:formula="of:=INDEX([.$N$3:.$N$10];[.E105]+1;1)" office:value-type="float" office:value="156" calcext:value-type="float">
            <text:p>156</text:p>
          </table:table-cell>
          <table:table-cell table:style-name="ce6" table:formula="of:=INDEX([.$N$3:.$N$10];[.D105]+1;1)" office:value-type="float" office:value="40" calcext:value-type="float">
            <text:p>40</text:p>
          </table:table-cell>
          <table:table-cell table:style-name="ce6" table:formula="of:=INDEX([.$N$3:.$N$10];[.F105]+1;1)" office:value-type="float" office:value="225" calcext:value-type="float">
            <text:p>225</text:p>
          </table:table-cell>
          <table:table-cell table:style-name="ce28" table:formula="of:=CONCATENATE(&quot;#&quot;;DEC2HEX([.O105];2);DEC2HEX([.P105];2);DEC2HEX([.Q105];2))" office:value-type="string" office:string-value="#9C28E1" calcext:value-type="string">
            <text:p>#9C28E1</text:p>
          </table:table-cell>
          <table:table-cell table:style-name="ce32" table:formula="of:=CONCATENATE(IF([.O105]&lt;10;&quot;  &quot;;IF([.O105]&lt;100;&quot; &quot;;&quot;&quot;));[.O105];&quot; &quot;;IF([.P105]&lt;10;&quot;  &quot;;IF([.P105]&lt;100;&quot; &quot;;&quot;&quot;));[.P105];&quot; &quot;;IF([.Q105]&lt;10;&quot;  &quot;;IF([.Q105]&lt;100;&quot; &quot;;&quot;&quot;));[.Q105];&quot; &quot;;[.A105];&quot; - &quot;;[.R105])" office:value-type="string" office:string-value="156  40 225 102 - #9C28E1" calcext:value-type="string">
            <text:p>156 <text:s/>40 225 102 - #9C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2" calcext:value-type="float">
            <text:p>1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/>
          <table:table-cell table:style-name="ce45"/>
          <table:table-cell table:style-name="ce50" table:formula="of:=BITAND(BITRSHIFT([.A106];6);HEX2DEC(&quot;7&quot;))" office:value-type="float" office:value="1" calcext:value-type="float">
            <text:p>1</text:p>
          </table:table-cell>
          <table:table-cell table:style-name="ce3" table:formula="of:=BITAND(BITRSHIFT([.A106];3);HEX2DEC(&quot;7&quot;))" office:value-type="float" office:value="4" calcext:value-type="float">
            <text:p>4</text:p>
          </table:table-cell>
          <table:table-cell table:style-name="ce57" table:formula="of:=BITAND([.A1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06]/7;1/[.$K$1])*255;0)" office:value-type="float" office:value="153" calcext:value-type="float">
            <text:p>153</text:p>
          </table:table-cell>
          <table:table-cell table:style-name="ce6" table:formula="of:=ROUND(POWER([.D106]/7;1/[.$K$1])*255;0)" office:value-type="float" office:value="43" calcext:value-type="float">
            <text:p>43</text:p>
          </table:table-cell>
          <table:table-cell table:style-name="ce6" table:formula="of:=ROUND(POWER([.F106]/7;1/[.$K$1])*255;0)" office:value-type="float" office:value="255" calcext:value-type="float">
            <text:p>255</text:p>
          </table:table-cell>
          <table:table-cell table:style-name="ce28" table:formula="of:=CONCATENATE(&quot;#&quot;;DEC2HEX([.H106];2);DEC2HEX([.I106];2);DEC2HEX([.J106];2))" office:value-type="string" office:string-value="#992BFF" calcext:value-type="string">
            <text:p>#992BFF</text:p>
          </table:table-cell>
          <table:table-cell table:style-name="ce32" table:formula="of:=CONCATENATE(IF([.H106]&lt;10;&quot;  &quot;;IF([.H106]&lt;100;&quot; &quot;;&quot;&quot;));[.H106];&quot; &quot;;IF([.I106]&lt;10;&quot;  &quot;;IF([.I106]&lt;100;&quot; &quot;;&quot;&quot;));[.I106];&quot; &quot;;IF([.J106]&lt;10;&quot;  &quot;;IF([.J106]&lt;100;&quot; &quot;;&quot;&quot;));[.J106];&quot; &quot;;[.A106];&quot; - &quot;;[.K106])" office:value-type="string" office:string-value="153  43 255 103 - #992BFF" calcext:value-type="string">
            <text:p>153 <text:s/>43 255 103 - #992BFF</text:p>
          </table:table-cell>
          <table:table-cell table:style-name="ce35"/>
          <table:table-cell table:style-name="ce9"/>
          <table:table-cell table:style-name="ce6" table:formula="of:=INDEX([.$N$3:.$N$10];[.E106]+1;1)" office:value-type="float" office:value="156" calcext:value-type="float">
            <text:p>156</text:p>
          </table:table-cell>
          <table:table-cell table:style-name="ce6" table:formula="of:=INDEX([.$N$3:.$N$10];[.D106]+1;1)" office:value-type="float" office:value="40" calcext:value-type="float">
            <text:p>40</text:p>
          </table:table-cell>
          <table:table-cell table:style-name="ce6" table:formula="of:=INDEX([.$N$3:.$N$10];[.F106]+1;1)" office:value-type="float" office:value="255" calcext:value-type="float">
            <text:p>255</text:p>
          </table:table-cell>
          <table:table-cell table:style-name="ce28" table:formula="of:=CONCATENATE(&quot;#&quot;;DEC2HEX([.O106];2);DEC2HEX([.P106];2);DEC2HEX([.Q106];2))" office:value-type="string" office:string-value="#9C28FF" calcext:value-type="string">
            <text:p>#9C28FF</text:p>
          </table:table-cell>
          <table:table-cell table:style-name="ce32" table:formula="of:=CONCATENATE(IF([.O106]&lt;10;&quot;  &quot;;IF([.O106]&lt;100;&quot; &quot;;&quot;&quot;));[.O106];&quot; &quot;;IF([.P106]&lt;10;&quot;  &quot;;IF([.P106]&lt;100;&quot; &quot;;&quot;&quot;));[.P106];&quot; &quot;;IF([.Q106]&lt;10;&quot;  &quot;;IF([.Q106]&lt;100;&quot; &quot;;&quot;&quot;));[.Q106];&quot; &quot;;[.A106];&quot; - &quot;;[.R106])" office:value-type="string" office:string-value="156  40 255 103 - #9C28FF" calcext:value-type="string">
            <text:p>156 <text:s/>40 255 103 - #9C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3" calcext:value-type="float">
            <text:p>1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6"/>
          <table:table-cell table:style-name="ce45"/>
          <table:table-cell table:style-name="ce50" table:formula="of:=BITAND(BITRSHIFT([.A107];6);HEX2DEC(&quot;7&quot;))" office:value-type="float" office:value="1" calcext:value-type="float">
            <text:p>1</text:p>
          </table:table-cell>
          <table:table-cell table:style-name="ce3" table:formula="of:=BITAND(BITRSHIFT([.A107];3);HEX2DEC(&quot;7&quot;))" office:value-type="float" office:value="5" calcext:value-type="float">
            <text:p>5</text:p>
          </table:table-cell>
          <table:table-cell table:style-name="ce57" table:formula="of:=BITAND([.A1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07]/7;1/[.$K$1])*255;0)" office:value-type="float" office:value="188" calcext:value-type="float">
            <text:p>188</text:p>
          </table:table-cell>
          <table:table-cell table:style-name="ce6" table:formula="of:=ROUND(POWER([.D107]/7;1/[.$K$1])*255;0)" office:value-type="float" office:value="43" calcext:value-type="float">
            <text:p>43</text:p>
          </table:table-cell>
          <table:table-cell table:style-name="ce6" table:formula="of:=ROUND(POWER([.F107]/7;1/[.$K$1])*255;0)" office:value-type="float" office:value="0" calcext:value-type="float">
            <text:p>0</text:p>
          </table:table-cell>
          <table:table-cell table:style-name="ce28" table:formula="of:=CONCATENATE(&quot;#&quot;;DEC2HEX([.H107];2);DEC2HEX([.I107];2);DEC2HEX([.J107];2))" office:value-type="string" office:string-value="#BC2B00" calcext:value-type="string">
            <text:p>#BC2B00</text:p>
          </table:table-cell>
          <table:table-cell table:style-name="ce32" table:formula="of:=CONCATENATE(IF([.H107]&lt;10;&quot;  &quot;;IF([.H107]&lt;100;&quot; &quot;;&quot;&quot;));[.H107];&quot; &quot;;IF([.I107]&lt;10;&quot;  &quot;;IF([.I107]&lt;100;&quot; &quot;;&quot;&quot;));[.I107];&quot; &quot;;IF([.J107]&lt;10;&quot;  &quot;;IF([.J107]&lt;100;&quot; &quot;;&quot;&quot;));[.J107];&quot; &quot;;[.A107];&quot; - &quot;;[.K107])" office:value-type="string" office:string-value="188  43   0 104 - #BC2B00" calcext:value-type="string">
            <text:p>188 <text:s/>43 <text:s text:c="2"/>0 104 - #BC2B00</text:p>
          </table:table-cell>
          <table:table-cell table:style-name="ce35"/>
          <table:table-cell table:style-name="ce9"/>
          <table:table-cell table:style-name="ce6" table:formula="of:=INDEX([.$N$3:.$N$10];[.E107]+1;1)" office:value-type="float" office:value="187" calcext:value-type="float">
            <text:p>187</text:p>
          </table:table-cell>
          <table:table-cell table:style-name="ce6" table:formula="of:=INDEX([.$N$3:.$N$10];[.D107]+1;1)" office:value-type="float" office:value="40" calcext:value-type="float">
            <text:p>40</text:p>
          </table:table-cell>
          <table:table-cell table:style-name="ce6" table:formula="of:=INDEX([.$N$3:.$N$10];[.F107]+1;1)" office:value-type="float" office:value="0" calcext:value-type="float">
            <text:p>0</text:p>
          </table:table-cell>
          <table:table-cell table:style-name="ce28" table:formula="of:=CONCATENATE(&quot;#&quot;;DEC2HEX([.O107];2);DEC2HEX([.P107];2);DEC2HEX([.Q107];2))" office:value-type="string" office:string-value="#BB2800" calcext:value-type="string">
            <text:p>#BB2800</text:p>
          </table:table-cell>
          <table:table-cell table:style-name="ce32" table:formula="of:=CONCATENATE(IF([.O107]&lt;10;&quot;  &quot;;IF([.O107]&lt;100;&quot; &quot;;&quot;&quot;));[.O107];&quot; &quot;;IF([.P107]&lt;10;&quot;  &quot;;IF([.P107]&lt;100;&quot; &quot;;&quot;&quot;));[.P107];&quot; &quot;;IF([.Q107]&lt;10;&quot;  &quot;;IF([.Q107]&lt;100;&quot; &quot;;&quot;&quot;));[.Q107];&quot; &quot;;[.A107];&quot; - &quot;;[.R107])" office:value-type="string" office:string-value="187  40   0 104 - #BB2800" calcext:value-type="string">
            <text:p>187 <text:s/>40 <text:s text:c="2"/>0 104 - #BB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4" calcext:value-type="float">
            <text:p>1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6"/>
          <table:table-cell table:style-name="ce45"/>
          <table:table-cell table:style-name="ce50" table:formula="of:=BITAND(BITRSHIFT([.A108];6);HEX2DEC(&quot;7&quot;))" office:value-type="float" office:value="1" calcext:value-type="float">
            <text:p>1</text:p>
          </table:table-cell>
          <table:table-cell table:style-name="ce3" table:formula="of:=BITAND(BITRSHIFT([.A108];3);HEX2DEC(&quot;7&quot;))" office:value-type="float" office:value="5" calcext:value-type="float">
            <text:p>5</text:p>
          </table:table-cell>
          <table:table-cell table:style-name="ce57" table:formula="of:=BITAND([.A1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08]/7;1/[.$K$1])*255;0)" office:value-type="float" office:value="188" calcext:value-type="float">
            <text:p>188</text:p>
          </table:table-cell>
          <table:table-cell table:style-name="ce6" table:formula="of:=ROUND(POWER([.D108]/7;1/[.$K$1])*255;0)" office:value-type="float" office:value="43" calcext:value-type="float">
            <text:p>43</text:p>
          </table:table-cell>
          <table:table-cell table:style-name="ce6" table:formula="of:=ROUND(POWER([.F108]/7;1/[.$K$1])*255;0)" office:value-type="float" office:value="43" calcext:value-type="float">
            <text:p>43</text:p>
          </table:table-cell>
          <table:table-cell table:style-name="ce28" table:formula="of:=CONCATENATE(&quot;#&quot;;DEC2HEX([.H108];2);DEC2HEX([.I108];2);DEC2HEX([.J108];2))" office:value-type="string" office:string-value="#BC2B2B" calcext:value-type="string">
            <text:p>#BC2B2B</text:p>
          </table:table-cell>
          <table:table-cell table:style-name="ce32" table:formula="of:=CONCATENATE(IF([.H108]&lt;10;&quot;  &quot;;IF([.H108]&lt;100;&quot; &quot;;&quot;&quot;));[.H108];&quot; &quot;;IF([.I108]&lt;10;&quot;  &quot;;IF([.I108]&lt;100;&quot; &quot;;&quot;&quot;));[.I108];&quot; &quot;;IF([.J108]&lt;10;&quot;  &quot;;IF([.J108]&lt;100;&quot; &quot;;&quot;&quot;));[.J108];&quot; &quot;;[.A108];&quot; - &quot;;[.K108])" office:value-type="string" office:string-value="188  43  43 105 - #BC2B2B" calcext:value-type="string">
            <text:p>188 <text:s/>43 <text:s/>43 105 - #BC2B2B</text:p>
          </table:table-cell>
          <table:table-cell table:style-name="ce35"/>
          <table:table-cell table:style-name="ce9"/>
          <table:table-cell table:style-name="ce6" table:formula="of:=INDEX([.$N$3:.$N$10];[.E108]+1;1)" office:value-type="float" office:value="187" calcext:value-type="float">
            <text:p>187</text:p>
          </table:table-cell>
          <table:table-cell table:style-name="ce6" table:formula="of:=INDEX([.$N$3:.$N$10];[.D108]+1;1)" office:value-type="float" office:value="40" calcext:value-type="float">
            <text:p>40</text:p>
          </table:table-cell>
          <table:table-cell table:style-name="ce6" table:formula="of:=INDEX([.$N$3:.$N$10];[.F108]+1;1)" office:value-type="float" office:value="40" calcext:value-type="float">
            <text:p>40</text:p>
          </table:table-cell>
          <table:table-cell table:style-name="ce28" table:formula="of:=CONCATENATE(&quot;#&quot;;DEC2HEX([.O108];2);DEC2HEX([.P108];2);DEC2HEX([.Q108];2))" office:value-type="string" office:string-value="#BB2828" calcext:value-type="string">
            <text:p>#BB2828</text:p>
          </table:table-cell>
          <table:table-cell table:style-name="ce32" table:formula="of:=CONCATENATE(IF([.O108]&lt;10;&quot;  &quot;;IF([.O108]&lt;100;&quot; &quot;;&quot;&quot;));[.O108];&quot; &quot;;IF([.P108]&lt;10;&quot;  &quot;;IF([.P108]&lt;100;&quot; &quot;;&quot;&quot;));[.P108];&quot; &quot;;IF([.Q108]&lt;10;&quot;  &quot;;IF([.Q108]&lt;100;&quot; &quot;;&quot;&quot;));[.Q108];&quot; &quot;;[.A108];&quot; - &quot;;[.R108])" office:value-type="string" office:string-value="187  40  40 105 - #BB2828" calcext:value-type="string">
            <text:p>187 <text:s/>40 <text:s/>40 105 - #BB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5" calcext:value-type="float">
            <text:p>1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6"/>
          <table:table-cell table:style-name="ce45"/>
          <table:table-cell table:style-name="ce50" table:formula="of:=BITAND(BITRSHIFT([.A109];6);HEX2DEC(&quot;7&quot;))" office:value-type="float" office:value="1" calcext:value-type="float">
            <text:p>1</text:p>
          </table:table-cell>
          <table:table-cell table:style-name="ce3" table:formula="of:=BITAND(BITRSHIFT([.A109];3);HEX2DEC(&quot;7&quot;))" office:value-type="float" office:value="5" calcext:value-type="float">
            <text:p>5</text:p>
          </table:table-cell>
          <table:table-cell table:style-name="ce57" table:formula="of:=BITAND([.A1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09]/7;1/[.$K$1])*255;0)" office:value-type="float" office:value="188" calcext:value-type="float">
            <text:p>188</text:p>
          </table:table-cell>
          <table:table-cell table:style-name="ce6" table:formula="of:=ROUND(POWER([.D109]/7;1/[.$K$1])*255;0)" office:value-type="float" office:value="43" calcext:value-type="float">
            <text:p>43</text:p>
          </table:table-cell>
          <table:table-cell table:style-name="ce6" table:formula="of:=ROUND(POWER([.F109]/7;1/[.$K$1])*255;0)" office:value-type="float" office:value="82" calcext:value-type="float">
            <text:p>82</text:p>
          </table:table-cell>
          <table:table-cell table:style-name="ce28" table:formula="of:=CONCATENATE(&quot;#&quot;;DEC2HEX([.H109];2);DEC2HEX([.I109];2);DEC2HEX([.J109];2))" office:value-type="string" office:string-value="#BC2B52" calcext:value-type="string">
            <text:p>#BC2B52</text:p>
          </table:table-cell>
          <table:table-cell table:style-name="ce32" table:formula="of:=CONCATENATE(IF([.H109]&lt;10;&quot;  &quot;;IF([.H109]&lt;100;&quot; &quot;;&quot;&quot;));[.H109];&quot; &quot;;IF([.I109]&lt;10;&quot;  &quot;;IF([.I109]&lt;100;&quot; &quot;;&quot;&quot;));[.I109];&quot; &quot;;IF([.J109]&lt;10;&quot;  &quot;;IF([.J109]&lt;100;&quot; &quot;;&quot;&quot;));[.J109];&quot; &quot;;[.A109];&quot; - &quot;;[.K109])" office:value-type="string" office:string-value="188  43  82 106 - #BC2B52" calcext:value-type="string">
            <text:p>188 <text:s/>43 <text:s/>82 106 - #BC2B52</text:p>
          </table:table-cell>
          <table:table-cell table:style-name="ce35"/>
          <table:table-cell table:style-name="ce9"/>
          <table:table-cell table:style-name="ce6" table:formula="of:=INDEX([.$N$3:.$N$10];[.E109]+1;1)" office:value-type="float" office:value="187" calcext:value-type="float">
            <text:p>187</text:p>
          </table:table-cell>
          <table:table-cell table:style-name="ce6" table:formula="of:=INDEX([.$N$3:.$N$10];[.D109]+1;1)" office:value-type="float" office:value="40" calcext:value-type="float">
            <text:p>40</text:p>
          </table:table-cell>
          <table:table-cell table:style-name="ce6" table:formula="of:=INDEX([.$N$3:.$N$10];[.F109]+1;1)" office:value-type="float" office:value="83" calcext:value-type="float">
            <text:p>83</text:p>
          </table:table-cell>
          <table:table-cell table:style-name="ce28" table:formula="of:=CONCATENATE(&quot;#&quot;;DEC2HEX([.O109];2);DEC2HEX([.P109];2);DEC2HEX([.Q109];2))" office:value-type="string" office:string-value="#BB2853" calcext:value-type="string">
            <text:p>#BB2853</text:p>
          </table:table-cell>
          <table:table-cell table:style-name="ce32" table:formula="of:=CONCATENATE(IF([.O109]&lt;10;&quot;  &quot;;IF([.O109]&lt;100;&quot; &quot;;&quot;&quot;));[.O109];&quot; &quot;;IF([.P109]&lt;10;&quot;  &quot;;IF([.P109]&lt;100;&quot; &quot;;&quot;&quot;));[.P109];&quot; &quot;;IF([.Q109]&lt;10;&quot;  &quot;;IF([.Q109]&lt;100;&quot; &quot;;&quot;&quot;));[.Q109];&quot; &quot;;[.A109];&quot; - &quot;;[.R109])" office:value-type="string" office:string-value="187  40  83 106 - #BB2853" calcext:value-type="string">
            <text:p>187 <text:s/>40 <text:s/>83 106 - #BB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6" calcext:value-type="float">
            <text:p>1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45"/>
          <table:table-cell table:style-name="ce50" table:formula="of:=BITAND(BITRSHIFT([.A110];6);HEX2DEC(&quot;7&quot;))" office:value-type="float" office:value="1" calcext:value-type="float">
            <text:p>1</text:p>
          </table:table-cell>
          <table:table-cell table:style-name="ce3" table:formula="of:=BITAND(BITRSHIFT([.A110];3);HEX2DEC(&quot;7&quot;))" office:value-type="float" office:value="5" calcext:value-type="float">
            <text:p>5</text:p>
          </table:table-cell>
          <table:table-cell table:style-name="ce57" table:formula="of:=BITAND([.A1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10]/7;1/[.$K$1])*255;0)" office:value-type="float" office:value="188" calcext:value-type="float">
            <text:p>188</text:p>
          </table:table-cell>
          <table:table-cell table:style-name="ce6" table:formula="of:=ROUND(POWER([.D110]/7;1/[.$K$1])*255;0)" office:value-type="float" office:value="43" calcext:value-type="float">
            <text:p>43</text:p>
          </table:table-cell>
          <table:table-cell table:style-name="ce6" table:formula="of:=ROUND(POWER([.F110]/7;1/[.$K$1])*255;0)" office:value-type="float" office:value="118" calcext:value-type="float">
            <text:p>118</text:p>
          </table:table-cell>
          <table:table-cell table:style-name="ce28" table:formula="of:=CONCATENATE(&quot;#&quot;;DEC2HEX([.H110];2);DEC2HEX([.I110];2);DEC2HEX([.J110];2))" office:value-type="string" office:string-value="#BC2B76" calcext:value-type="string">
            <text:p>#BC2B76</text:p>
          </table:table-cell>
          <table:table-cell table:style-name="ce32" table:formula="of:=CONCATENATE(IF([.H110]&lt;10;&quot;  &quot;;IF([.H110]&lt;100;&quot; &quot;;&quot;&quot;));[.H110];&quot; &quot;;IF([.I110]&lt;10;&quot;  &quot;;IF([.I110]&lt;100;&quot; &quot;;&quot;&quot;));[.I110];&quot; &quot;;IF([.J110]&lt;10;&quot;  &quot;;IF([.J110]&lt;100;&quot; &quot;;&quot;&quot;));[.J110];&quot; &quot;;[.A110];&quot; - &quot;;[.K110])" office:value-type="string" office:string-value="188  43 118 107 - #BC2B76" calcext:value-type="string">
            <text:p>188 <text:s/>43 118 107 - #BC2B76</text:p>
          </table:table-cell>
          <table:table-cell table:style-name="ce35"/>
          <table:table-cell table:style-name="ce9"/>
          <table:table-cell table:style-name="ce6" table:formula="of:=INDEX([.$N$3:.$N$10];[.E110]+1;1)" office:value-type="float" office:value="187" calcext:value-type="float">
            <text:p>187</text:p>
          </table:table-cell>
          <table:table-cell table:style-name="ce6" table:formula="of:=INDEX([.$N$3:.$N$10];[.D110]+1;1)" office:value-type="float" office:value="40" calcext:value-type="float">
            <text:p>40</text:p>
          </table:table-cell>
          <table:table-cell table:style-name="ce6" table:formula="of:=INDEX([.$N$3:.$N$10];[.F110]+1;1)" office:value-type="float" office:value="116" calcext:value-type="float">
            <text:p>116</text:p>
          </table:table-cell>
          <table:table-cell table:style-name="ce28" table:formula="of:=CONCATENATE(&quot;#&quot;;DEC2HEX([.O110];2);DEC2HEX([.P110];2);DEC2HEX([.Q110];2))" office:value-type="string" office:string-value="#BB2874" calcext:value-type="string">
            <text:p>#BB2874</text:p>
          </table:table-cell>
          <table:table-cell table:style-name="ce32" table:formula="of:=CONCATENATE(IF([.O110]&lt;10;&quot;  &quot;;IF([.O110]&lt;100;&quot; &quot;;&quot;&quot;));[.O110];&quot; &quot;;IF([.P110]&lt;10;&quot;  &quot;;IF([.P110]&lt;100;&quot; &quot;;&quot;&quot;));[.P110];&quot; &quot;;IF([.Q110]&lt;10;&quot;  &quot;;IF([.Q110]&lt;100;&quot; &quot;;&quot;&quot;));[.Q110];&quot; &quot;;[.A110];&quot; - &quot;;[.R110])" office:value-type="string" office:string-value="187  40 116 107 - #BB2874" calcext:value-type="string">
            <text:p>187 <text:s/>40 116 107 - #BB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7" calcext:value-type="float">
            <text:p>1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45"/>
          <table:table-cell table:style-name="ce50" table:formula="of:=BITAND(BITRSHIFT([.A111];6);HEX2DEC(&quot;7&quot;))" office:value-type="float" office:value="1" calcext:value-type="float">
            <text:p>1</text:p>
          </table:table-cell>
          <table:table-cell table:style-name="ce3" table:formula="of:=BITAND(BITRSHIFT([.A111];3);HEX2DEC(&quot;7&quot;))" office:value-type="float" office:value="5" calcext:value-type="float">
            <text:p>5</text:p>
          </table:table-cell>
          <table:table-cell table:style-name="ce57" table:formula="of:=BITAND([.A1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11]/7;1/[.$K$1])*255;0)" office:value-type="float" office:value="188" calcext:value-type="float">
            <text:p>188</text:p>
          </table:table-cell>
          <table:table-cell table:style-name="ce6" table:formula="of:=ROUND(POWER([.D111]/7;1/[.$K$1])*255;0)" office:value-type="float" office:value="43" calcext:value-type="float">
            <text:p>43</text:p>
          </table:table-cell>
          <table:table-cell table:style-name="ce6" table:formula="of:=ROUND(POWER([.F111]/7;1/[.$K$1])*255;0)" office:value-type="float" office:value="153" calcext:value-type="float">
            <text:p>153</text:p>
          </table:table-cell>
          <table:table-cell table:style-name="ce28" table:formula="of:=CONCATENATE(&quot;#&quot;;DEC2HEX([.H111];2);DEC2HEX([.I111];2);DEC2HEX([.J111];2))" office:value-type="string" office:string-value="#BC2B99" calcext:value-type="string">
            <text:p>#BC2B99</text:p>
          </table:table-cell>
          <table:table-cell table:style-name="ce32" table:formula="of:=CONCATENATE(IF([.H111]&lt;10;&quot;  &quot;;IF([.H111]&lt;100;&quot; &quot;;&quot;&quot;));[.H111];&quot; &quot;;IF([.I111]&lt;10;&quot;  &quot;;IF([.I111]&lt;100;&quot; &quot;;&quot;&quot;));[.I111];&quot; &quot;;IF([.J111]&lt;10;&quot;  &quot;;IF([.J111]&lt;100;&quot; &quot;;&quot;&quot;));[.J111];&quot; &quot;;[.A111];&quot; - &quot;;[.K111])" office:value-type="string" office:string-value="188  43 153 108 - #BC2B99" calcext:value-type="string">
            <text:p>188 <text:s/>43 153 108 - #BC2B99</text:p>
          </table:table-cell>
          <table:table-cell table:style-name="ce35"/>
          <table:table-cell table:style-name="ce9"/>
          <table:table-cell table:style-name="ce6" table:formula="of:=INDEX([.$N$3:.$N$10];[.E111]+1;1)" office:value-type="float" office:value="187" calcext:value-type="float">
            <text:p>187</text:p>
          </table:table-cell>
          <table:table-cell table:style-name="ce6" table:formula="of:=INDEX([.$N$3:.$N$10];[.D111]+1;1)" office:value-type="float" office:value="40" calcext:value-type="float">
            <text:p>40</text:p>
          </table:table-cell>
          <table:table-cell table:style-name="ce6" table:formula="of:=INDEX([.$N$3:.$N$10];[.F111]+1;1)" office:value-type="float" office:value="156" calcext:value-type="float">
            <text:p>156</text:p>
          </table:table-cell>
          <table:table-cell table:style-name="ce28" table:formula="of:=CONCATENATE(&quot;#&quot;;DEC2HEX([.O111];2);DEC2HEX([.P111];2);DEC2HEX([.Q111];2))" office:value-type="string" office:string-value="#BB289C" calcext:value-type="string">
            <text:p>#BB289C</text:p>
          </table:table-cell>
          <table:table-cell table:style-name="ce32" table:formula="of:=CONCATENATE(IF([.O111]&lt;10;&quot;  &quot;;IF([.O111]&lt;100;&quot; &quot;;&quot;&quot;));[.O111];&quot; &quot;;IF([.P111]&lt;10;&quot;  &quot;;IF([.P111]&lt;100;&quot; &quot;;&quot;&quot;));[.P111];&quot; &quot;;IF([.Q111]&lt;10;&quot;  &quot;;IF([.Q111]&lt;100;&quot; &quot;;&quot;&quot;));[.Q111];&quot; &quot;;[.A111];&quot; - &quot;;[.R111])" office:value-type="string" office:string-value="187  40 156 108 - #BB289C" calcext:value-type="string">
            <text:p>187 <text:s/>40 156 108 - #BB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8" calcext:value-type="float">
            <text:p>1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45"/>
          <table:table-cell table:style-name="ce50" table:formula="of:=BITAND(BITRSHIFT([.A112];6);HEX2DEC(&quot;7&quot;))" office:value-type="float" office:value="1" calcext:value-type="float">
            <text:p>1</text:p>
          </table:table-cell>
          <table:table-cell table:style-name="ce3" table:formula="of:=BITAND(BITRSHIFT([.A112];3);HEX2DEC(&quot;7&quot;))" office:value-type="float" office:value="5" calcext:value-type="float">
            <text:p>5</text:p>
          </table:table-cell>
          <table:table-cell table:style-name="ce57" table:formula="of:=BITAND([.A1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12]/7;1/[.$K$1])*255;0)" office:value-type="float" office:value="188" calcext:value-type="float">
            <text:p>188</text:p>
          </table:table-cell>
          <table:table-cell table:style-name="ce6" table:formula="of:=ROUND(POWER([.D112]/7;1/[.$K$1])*255;0)" office:value-type="float" office:value="43" calcext:value-type="float">
            <text:p>43</text:p>
          </table:table-cell>
          <table:table-cell table:style-name="ce6" table:formula="of:=ROUND(POWER([.F112]/7;1/[.$K$1])*255;0)" office:value-type="float" office:value="188" calcext:value-type="float">
            <text:p>188</text:p>
          </table:table-cell>
          <table:table-cell table:style-name="ce28" table:formula="of:=CONCATENATE(&quot;#&quot;;DEC2HEX([.H112];2);DEC2HEX([.I112];2);DEC2HEX([.J112];2))" office:value-type="string" office:string-value="#BC2BBC" calcext:value-type="string">
            <text:p>#BC2BBC</text:p>
          </table:table-cell>
          <table:table-cell table:style-name="ce32" table:formula="of:=CONCATENATE(IF([.H112]&lt;10;&quot;  &quot;;IF([.H112]&lt;100;&quot; &quot;;&quot;&quot;));[.H112];&quot; &quot;;IF([.I112]&lt;10;&quot;  &quot;;IF([.I112]&lt;100;&quot; &quot;;&quot;&quot;));[.I112];&quot; &quot;;IF([.J112]&lt;10;&quot;  &quot;;IF([.J112]&lt;100;&quot; &quot;;&quot;&quot;));[.J112];&quot; &quot;;[.A112];&quot; - &quot;;[.K112])" office:value-type="string" office:string-value="188  43 188 109 - #BC2BBC" calcext:value-type="string">
            <text:p>188 <text:s/>43 188 109 - #BC2BBC</text:p>
          </table:table-cell>
          <table:table-cell table:style-name="ce35"/>
          <table:table-cell table:style-name="ce9"/>
          <table:table-cell table:style-name="ce6" table:formula="of:=INDEX([.$N$3:.$N$10];[.E112]+1;1)" office:value-type="float" office:value="187" calcext:value-type="float">
            <text:p>187</text:p>
          </table:table-cell>
          <table:table-cell table:style-name="ce6" table:formula="of:=INDEX([.$N$3:.$N$10];[.D112]+1;1)" office:value-type="float" office:value="40" calcext:value-type="float">
            <text:p>40</text:p>
          </table:table-cell>
          <table:table-cell table:style-name="ce6" table:formula="of:=INDEX([.$N$3:.$N$10];[.F112]+1;1)" office:value-type="float" office:value="187" calcext:value-type="float">
            <text:p>187</text:p>
          </table:table-cell>
          <table:table-cell table:style-name="ce28" table:formula="of:=CONCATENATE(&quot;#&quot;;DEC2HEX([.O112];2);DEC2HEX([.P112];2);DEC2HEX([.Q112];2))" office:value-type="string" office:string-value="#BB28BB" calcext:value-type="string">
            <text:p>#BB28BB</text:p>
          </table:table-cell>
          <table:table-cell table:style-name="ce32" table:formula="of:=CONCATENATE(IF([.O112]&lt;10;&quot;  &quot;;IF([.O112]&lt;100;&quot; &quot;;&quot;&quot;));[.O112];&quot; &quot;;IF([.P112]&lt;10;&quot;  &quot;;IF([.P112]&lt;100;&quot; &quot;;&quot;&quot;));[.P112];&quot; &quot;;IF([.Q112]&lt;10;&quot;  &quot;;IF([.Q112]&lt;100;&quot; &quot;;&quot;&quot;));[.Q112];&quot; &quot;;[.A112];&quot; - &quot;;[.R112])" office:value-type="string" office:string-value="187  40 187 109 - #BB28BB" calcext:value-type="string">
            <text:p>187 <text:s/>40 187 109 - #BB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09" calcext:value-type="float">
            <text:p>1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6"/>
          <table:table-cell table:style-name="ce45"/>
          <table:table-cell table:style-name="ce50" table:formula="of:=BITAND(BITRSHIFT([.A113];6);HEX2DEC(&quot;7&quot;))" office:value-type="float" office:value="1" calcext:value-type="float">
            <text:p>1</text:p>
          </table:table-cell>
          <table:table-cell table:style-name="ce3" table:formula="of:=BITAND(BITRSHIFT([.A113];3);HEX2DEC(&quot;7&quot;))" office:value-type="float" office:value="5" calcext:value-type="float">
            <text:p>5</text:p>
          </table:table-cell>
          <table:table-cell table:style-name="ce57" table:formula="of:=BITAND([.A1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13]/7;1/[.$K$1])*255;0)" office:value-type="float" office:value="188" calcext:value-type="float">
            <text:p>188</text:p>
          </table:table-cell>
          <table:table-cell table:style-name="ce6" table:formula="of:=ROUND(POWER([.D113]/7;1/[.$K$1])*255;0)" office:value-type="float" office:value="43" calcext:value-type="float">
            <text:p>43</text:p>
          </table:table-cell>
          <table:table-cell table:style-name="ce6" table:formula="of:=ROUND(POWER([.F113]/7;1/[.$K$1])*255;0)" office:value-type="float" office:value="222" calcext:value-type="float">
            <text:p>222</text:p>
          </table:table-cell>
          <table:table-cell table:style-name="ce28" table:formula="of:=CONCATENATE(&quot;#&quot;;DEC2HEX([.H113];2);DEC2HEX([.I113];2);DEC2HEX([.J113];2))" office:value-type="string" office:string-value="#BC2BDE" calcext:value-type="string">
            <text:p>#BC2BDE</text:p>
          </table:table-cell>
          <table:table-cell table:style-name="ce32" table:formula="of:=CONCATENATE(IF([.H113]&lt;10;&quot;  &quot;;IF([.H113]&lt;100;&quot; &quot;;&quot;&quot;));[.H113];&quot; &quot;;IF([.I113]&lt;10;&quot;  &quot;;IF([.I113]&lt;100;&quot; &quot;;&quot;&quot;));[.I113];&quot; &quot;;IF([.J113]&lt;10;&quot;  &quot;;IF([.J113]&lt;100;&quot; &quot;;&quot;&quot;));[.J113];&quot; &quot;;[.A113];&quot; - &quot;;[.K113])" office:value-type="string" office:string-value="188  43 222 110 - #BC2BDE" calcext:value-type="string">
            <text:p>188 <text:s/>43 222 110 - #BC2BDE</text:p>
          </table:table-cell>
          <table:table-cell table:style-name="ce35"/>
          <table:table-cell table:style-name="ce9"/>
          <table:table-cell table:style-name="ce6" table:formula="of:=INDEX([.$N$3:.$N$10];[.E113]+1;1)" office:value-type="float" office:value="187" calcext:value-type="float">
            <text:p>187</text:p>
          </table:table-cell>
          <table:table-cell table:style-name="ce6" table:formula="of:=INDEX([.$N$3:.$N$10];[.D113]+1;1)" office:value-type="float" office:value="40" calcext:value-type="float">
            <text:p>40</text:p>
          </table:table-cell>
          <table:table-cell table:style-name="ce6" table:formula="of:=INDEX([.$N$3:.$N$10];[.F113]+1;1)" office:value-type="float" office:value="225" calcext:value-type="float">
            <text:p>225</text:p>
          </table:table-cell>
          <table:table-cell table:style-name="ce28" table:formula="of:=CONCATENATE(&quot;#&quot;;DEC2HEX([.O113];2);DEC2HEX([.P113];2);DEC2HEX([.Q113];2))" office:value-type="string" office:string-value="#BB28E1" calcext:value-type="string">
            <text:p>#BB28E1</text:p>
          </table:table-cell>
          <table:table-cell table:style-name="ce32" table:formula="of:=CONCATENATE(IF([.O113]&lt;10;&quot;  &quot;;IF([.O113]&lt;100;&quot; &quot;;&quot;&quot;));[.O113];&quot; &quot;;IF([.P113]&lt;10;&quot;  &quot;;IF([.P113]&lt;100;&quot; &quot;;&quot;&quot;));[.P113];&quot; &quot;;IF([.Q113]&lt;10;&quot;  &quot;;IF([.Q113]&lt;100;&quot; &quot;;&quot;&quot;));[.Q113];&quot; &quot;;[.A113];&quot; - &quot;;[.R113])" office:value-type="string" office:string-value="187  40 225 110 - #BB28E1" calcext:value-type="string">
            <text:p>187 <text:s/>40 225 110 - #BB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0" calcext:value-type="float">
            <text:p>1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45"/>
          <table:table-cell table:style-name="ce50" table:formula="of:=BITAND(BITRSHIFT([.A114];6);HEX2DEC(&quot;7&quot;))" office:value-type="float" office:value="1" calcext:value-type="float">
            <text:p>1</text:p>
          </table:table-cell>
          <table:table-cell table:style-name="ce3" table:formula="of:=BITAND(BITRSHIFT([.A114];3);HEX2DEC(&quot;7&quot;))" office:value-type="float" office:value="5" calcext:value-type="float">
            <text:p>5</text:p>
          </table:table-cell>
          <table:table-cell table:style-name="ce57" table:formula="of:=BITAND([.A1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14]/7;1/[.$K$1])*255;0)" office:value-type="float" office:value="188" calcext:value-type="float">
            <text:p>188</text:p>
          </table:table-cell>
          <table:table-cell table:style-name="ce6" table:formula="of:=ROUND(POWER([.D114]/7;1/[.$K$1])*255;0)" office:value-type="float" office:value="43" calcext:value-type="float">
            <text:p>43</text:p>
          </table:table-cell>
          <table:table-cell table:style-name="ce6" table:formula="of:=ROUND(POWER([.F114]/7;1/[.$K$1])*255;0)" office:value-type="float" office:value="255" calcext:value-type="float">
            <text:p>255</text:p>
          </table:table-cell>
          <table:table-cell table:style-name="ce28" table:formula="of:=CONCATENATE(&quot;#&quot;;DEC2HEX([.H114];2);DEC2HEX([.I114];2);DEC2HEX([.J114];2))" office:value-type="string" office:string-value="#BC2BFF" calcext:value-type="string">
            <text:p>#BC2BFF</text:p>
          </table:table-cell>
          <table:table-cell table:style-name="ce32" table:formula="of:=CONCATENATE(IF([.H114]&lt;10;&quot;  &quot;;IF([.H114]&lt;100;&quot; &quot;;&quot;&quot;));[.H114];&quot; &quot;;IF([.I114]&lt;10;&quot;  &quot;;IF([.I114]&lt;100;&quot; &quot;;&quot;&quot;));[.I114];&quot; &quot;;IF([.J114]&lt;10;&quot;  &quot;;IF([.J114]&lt;100;&quot; &quot;;&quot;&quot;));[.J114];&quot; &quot;;[.A114];&quot; - &quot;;[.K114])" office:value-type="string" office:string-value="188  43 255 111 - #BC2BFF" calcext:value-type="string">
            <text:p>188 <text:s/>43 255 111 - #BC2BFF</text:p>
          </table:table-cell>
          <table:table-cell table:style-name="ce35"/>
          <table:table-cell table:style-name="ce9"/>
          <table:table-cell table:style-name="ce6" table:formula="of:=INDEX([.$N$3:.$N$10];[.E114]+1;1)" office:value-type="float" office:value="187" calcext:value-type="float">
            <text:p>187</text:p>
          </table:table-cell>
          <table:table-cell table:style-name="ce6" table:formula="of:=INDEX([.$N$3:.$N$10];[.D114]+1;1)" office:value-type="float" office:value="40" calcext:value-type="float">
            <text:p>40</text:p>
          </table:table-cell>
          <table:table-cell table:style-name="ce6" table:formula="of:=INDEX([.$N$3:.$N$10];[.F114]+1;1)" office:value-type="float" office:value="255" calcext:value-type="float">
            <text:p>255</text:p>
          </table:table-cell>
          <table:table-cell table:style-name="ce28" table:formula="of:=CONCATENATE(&quot;#&quot;;DEC2HEX([.O114];2);DEC2HEX([.P114];2);DEC2HEX([.Q114];2))" office:value-type="string" office:string-value="#BB28FF" calcext:value-type="string">
            <text:p>#BB28FF</text:p>
          </table:table-cell>
          <table:table-cell table:style-name="ce32" table:formula="of:=CONCATENATE(IF([.O114]&lt;10;&quot;  &quot;;IF([.O114]&lt;100;&quot; &quot;;&quot;&quot;));[.O114];&quot; &quot;;IF([.P114]&lt;10;&quot;  &quot;;IF([.P114]&lt;100;&quot; &quot;;&quot;&quot;));[.P114];&quot; &quot;;IF([.Q114]&lt;10;&quot;  &quot;;IF([.Q114]&lt;100;&quot; &quot;;&quot;&quot;));[.Q114];&quot; &quot;;[.A114];&quot; - &quot;;[.R114])" office:value-type="string" office:string-value="187  40 255 111 - #BB28FF" calcext:value-type="string">
            <text:p>187 <text:s/>40 255 111 - #BB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1" calcext:value-type="float">
            <text:p>1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6"/>
          <table:table-cell table:style-name="ce45"/>
          <table:table-cell table:style-name="ce50" table:formula="of:=BITAND(BITRSHIFT([.A115];6);HEX2DEC(&quot;7&quot;))" office:value-type="float" office:value="1" calcext:value-type="float">
            <text:p>1</text:p>
          </table:table-cell>
          <table:table-cell table:style-name="ce3" table:formula="of:=BITAND(BITRSHIFT([.A115];3);HEX2DEC(&quot;7&quot;))" office:value-type="float" office:value="6" calcext:value-type="float">
            <text:p>6</text:p>
          </table:table-cell>
          <table:table-cell table:style-name="ce57" table:formula="of:=BITAND([.A1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15]/7;1/[.$K$1])*255;0)" office:value-type="float" office:value="222" calcext:value-type="float">
            <text:p>222</text:p>
          </table:table-cell>
          <table:table-cell table:style-name="ce6" table:formula="of:=ROUND(POWER([.D115]/7;1/[.$K$1])*255;0)" office:value-type="float" office:value="43" calcext:value-type="float">
            <text:p>43</text:p>
          </table:table-cell>
          <table:table-cell table:style-name="ce6" table:formula="of:=ROUND(POWER([.F115]/7;1/[.$K$1])*255;0)" office:value-type="float" office:value="0" calcext:value-type="float">
            <text:p>0</text:p>
          </table:table-cell>
          <table:table-cell table:style-name="ce28" table:formula="of:=CONCATENATE(&quot;#&quot;;DEC2HEX([.H115];2);DEC2HEX([.I115];2);DEC2HEX([.J115];2))" office:value-type="string" office:string-value="#DE2B00" calcext:value-type="string">
            <text:p>#DE2B00</text:p>
          </table:table-cell>
          <table:table-cell table:style-name="ce32" table:formula="of:=CONCATENATE(IF([.H115]&lt;10;&quot;  &quot;;IF([.H115]&lt;100;&quot; &quot;;&quot;&quot;));[.H115];&quot; &quot;;IF([.I115]&lt;10;&quot;  &quot;;IF([.I115]&lt;100;&quot; &quot;;&quot;&quot;));[.I115];&quot; &quot;;IF([.J115]&lt;10;&quot;  &quot;;IF([.J115]&lt;100;&quot; &quot;;&quot;&quot;));[.J115];&quot; &quot;;[.A115];&quot; - &quot;;[.K115])" office:value-type="string" office:string-value="222  43   0 112 - #DE2B00" calcext:value-type="string">
            <text:p>222 <text:s/>43 <text:s text:c="2"/>0 112 - #DE2B00</text:p>
          </table:table-cell>
          <table:table-cell table:style-name="ce35"/>
          <table:table-cell table:style-name="ce9"/>
          <table:table-cell table:style-name="ce6" table:formula="of:=INDEX([.$N$3:.$N$10];[.E115]+1;1)" office:value-type="float" office:value="225" calcext:value-type="float">
            <text:p>225</text:p>
          </table:table-cell>
          <table:table-cell table:style-name="ce6" table:formula="of:=INDEX([.$N$3:.$N$10];[.D115]+1;1)" office:value-type="float" office:value="40" calcext:value-type="float">
            <text:p>40</text:p>
          </table:table-cell>
          <table:table-cell table:style-name="ce6" table:formula="of:=INDEX([.$N$3:.$N$10];[.F115]+1;1)" office:value-type="float" office:value="0" calcext:value-type="float">
            <text:p>0</text:p>
          </table:table-cell>
          <table:table-cell table:style-name="ce28" table:formula="of:=CONCATENATE(&quot;#&quot;;DEC2HEX([.O115];2);DEC2HEX([.P115];2);DEC2HEX([.Q115];2))" office:value-type="string" office:string-value="#E12800" calcext:value-type="string">
            <text:p>#E12800</text:p>
          </table:table-cell>
          <table:table-cell table:style-name="ce32" table:formula="of:=CONCATENATE(IF([.O115]&lt;10;&quot;  &quot;;IF([.O115]&lt;100;&quot; &quot;;&quot;&quot;));[.O115];&quot; &quot;;IF([.P115]&lt;10;&quot;  &quot;;IF([.P115]&lt;100;&quot; &quot;;&quot;&quot;));[.P115];&quot; &quot;;IF([.Q115]&lt;10;&quot;  &quot;;IF([.Q115]&lt;100;&quot; &quot;;&quot;&quot;));[.Q115];&quot; &quot;;[.A115];&quot; - &quot;;[.R115])" office:value-type="string" office:string-value="225  40   0 112 - #E12800" calcext:value-type="string">
            <text:p>225 <text:s/>40 <text:s text:c="2"/>0 112 - #E1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2" calcext:value-type="float">
            <text:p>1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45"/>
          <table:table-cell table:style-name="ce50" table:formula="of:=BITAND(BITRSHIFT([.A116];6);HEX2DEC(&quot;7&quot;))" office:value-type="float" office:value="1" calcext:value-type="float">
            <text:p>1</text:p>
          </table:table-cell>
          <table:table-cell table:style-name="ce3" table:formula="of:=BITAND(BITRSHIFT([.A116];3);HEX2DEC(&quot;7&quot;))" office:value-type="float" office:value="6" calcext:value-type="float">
            <text:p>6</text:p>
          </table:table-cell>
          <table:table-cell table:style-name="ce57" table:formula="of:=BITAND([.A1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16]/7;1/[.$K$1])*255;0)" office:value-type="float" office:value="222" calcext:value-type="float">
            <text:p>222</text:p>
          </table:table-cell>
          <table:table-cell table:style-name="ce6" table:formula="of:=ROUND(POWER([.D116]/7;1/[.$K$1])*255;0)" office:value-type="float" office:value="43" calcext:value-type="float">
            <text:p>43</text:p>
          </table:table-cell>
          <table:table-cell table:style-name="ce6" table:formula="of:=ROUND(POWER([.F116]/7;1/[.$K$1])*255;0)" office:value-type="float" office:value="43" calcext:value-type="float">
            <text:p>43</text:p>
          </table:table-cell>
          <table:table-cell table:style-name="ce28" table:formula="of:=CONCATENATE(&quot;#&quot;;DEC2HEX([.H116];2);DEC2HEX([.I116];2);DEC2HEX([.J116];2))" office:value-type="string" office:string-value="#DE2B2B" calcext:value-type="string">
            <text:p>#DE2B2B</text:p>
          </table:table-cell>
          <table:table-cell table:style-name="ce32" table:formula="of:=CONCATENATE(IF([.H116]&lt;10;&quot;  &quot;;IF([.H116]&lt;100;&quot; &quot;;&quot;&quot;));[.H116];&quot; &quot;;IF([.I116]&lt;10;&quot;  &quot;;IF([.I116]&lt;100;&quot; &quot;;&quot;&quot;));[.I116];&quot; &quot;;IF([.J116]&lt;10;&quot;  &quot;;IF([.J116]&lt;100;&quot; &quot;;&quot;&quot;));[.J116];&quot; &quot;;[.A116];&quot; - &quot;;[.K116])" office:value-type="string" office:string-value="222  43  43 113 - #DE2B2B" calcext:value-type="string">
            <text:p>222 <text:s/>43 <text:s/>43 113 - #DE2B2B</text:p>
          </table:table-cell>
          <table:table-cell table:style-name="ce35"/>
          <table:table-cell table:style-name="ce9"/>
          <table:table-cell table:style-name="ce6" table:formula="of:=INDEX([.$N$3:.$N$10];[.E116]+1;1)" office:value-type="float" office:value="225" calcext:value-type="float">
            <text:p>225</text:p>
          </table:table-cell>
          <table:table-cell table:style-name="ce6" table:formula="of:=INDEX([.$N$3:.$N$10];[.D116]+1;1)" office:value-type="float" office:value="40" calcext:value-type="float">
            <text:p>40</text:p>
          </table:table-cell>
          <table:table-cell table:style-name="ce6" table:formula="of:=INDEX([.$N$3:.$N$10];[.F116]+1;1)" office:value-type="float" office:value="40" calcext:value-type="float">
            <text:p>40</text:p>
          </table:table-cell>
          <table:table-cell table:style-name="ce28" table:formula="of:=CONCATENATE(&quot;#&quot;;DEC2HEX([.O116];2);DEC2HEX([.P116];2);DEC2HEX([.Q116];2))" office:value-type="string" office:string-value="#E12828" calcext:value-type="string">
            <text:p>#E12828</text:p>
          </table:table-cell>
          <table:table-cell table:style-name="ce32" table:formula="of:=CONCATENATE(IF([.O116]&lt;10;&quot;  &quot;;IF([.O116]&lt;100;&quot; &quot;;&quot;&quot;));[.O116];&quot; &quot;;IF([.P116]&lt;10;&quot;  &quot;;IF([.P116]&lt;100;&quot; &quot;;&quot;&quot;));[.P116];&quot; &quot;;IF([.Q116]&lt;10;&quot;  &quot;;IF([.Q116]&lt;100;&quot; &quot;;&quot;&quot;));[.Q116];&quot; &quot;;[.A116];&quot; - &quot;;[.R116])" office:value-type="string" office:string-value="225  40  40 113 - #E12828" calcext:value-type="string">
            <text:p>225 <text:s/>40 <text:s/>40 113 - #E1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3" calcext:value-type="float">
            <text:p>1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/>
          <table:table-cell table:style-name="ce45"/>
          <table:table-cell table:style-name="ce50" table:formula="of:=BITAND(BITRSHIFT([.A117];6);HEX2DEC(&quot;7&quot;))" office:value-type="float" office:value="1" calcext:value-type="float">
            <text:p>1</text:p>
          </table:table-cell>
          <table:table-cell table:style-name="ce3" table:formula="of:=BITAND(BITRSHIFT([.A117];3);HEX2DEC(&quot;7&quot;))" office:value-type="float" office:value="6" calcext:value-type="float">
            <text:p>6</text:p>
          </table:table-cell>
          <table:table-cell table:style-name="ce57" table:formula="of:=BITAND([.A1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17]/7;1/[.$K$1])*255;0)" office:value-type="float" office:value="222" calcext:value-type="float">
            <text:p>222</text:p>
          </table:table-cell>
          <table:table-cell table:style-name="ce6" table:formula="of:=ROUND(POWER([.D117]/7;1/[.$K$1])*255;0)" office:value-type="float" office:value="43" calcext:value-type="float">
            <text:p>43</text:p>
          </table:table-cell>
          <table:table-cell table:style-name="ce6" table:formula="of:=ROUND(POWER([.F117]/7;1/[.$K$1])*255;0)" office:value-type="float" office:value="82" calcext:value-type="float">
            <text:p>82</text:p>
          </table:table-cell>
          <table:table-cell table:style-name="ce28" table:formula="of:=CONCATENATE(&quot;#&quot;;DEC2HEX([.H117];2);DEC2HEX([.I117];2);DEC2HEX([.J117];2))" office:value-type="string" office:string-value="#DE2B52" calcext:value-type="string">
            <text:p>#DE2B52</text:p>
          </table:table-cell>
          <table:table-cell table:style-name="ce32" table:formula="of:=CONCATENATE(IF([.H117]&lt;10;&quot;  &quot;;IF([.H117]&lt;100;&quot; &quot;;&quot;&quot;));[.H117];&quot; &quot;;IF([.I117]&lt;10;&quot;  &quot;;IF([.I117]&lt;100;&quot; &quot;;&quot;&quot;));[.I117];&quot; &quot;;IF([.J117]&lt;10;&quot;  &quot;;IF([.J117]&lt;100;&quot; &quot;;&quot;&quot;));[.J117];&quot; &quot;;[.A117];&quot; - &quot;;[.K117])" office:value-type="string" office:string-value="222  43  82 114 - #DE2B52" calcext:value-type="string">
            <text:p>222 <text:s/>43 <text:s/>82 114 - #DE2B52</text:p>
          </table:table-cell>
          <table:table-cell table:style-name="ce35"/>
          <table:table-cell table:style-name="ce9"/>
          <table:table-cell table:style-name="ce6" table:formula="of:=INDEX([.$N$3:.$N$10];[.E117]+1;1)" office:value-type="float" office:value="225" calcext:value-type="float">
            <text:p>225</text:p>
          </table:table-cell>
          <table:table-cell table:style-name="ce6" table:formula="of:=INDEX([.$N$3:.$N$10];[.D117]+1;1)" office:value-type="float" office:value="40" calcext:value-type="float">
            <text:p>40</text:p>
          </table:table-cell>
          <table:table-cell table:style-name="ce6" table:formula="of:=INDEX([.$N$3:.$N$10];[.F117]+1;1)" office:value-type="float" office:value="83" calcext:value-type="float">
            <text:p>83</text:p>
          </table:table-cell>
          <table:table-cell table:style-name="ce28" table:formula="of:=CONCATENATE(&quot;#&quot;;DEC2HEX([.O117];2);DEC2HEX([.P117];2);DEC2HEX([.Q117];2))" office:value-type="string" office:string-value="#E12853" calcext:value-type="string">
            <text:p>#E12853</text:p>
          </table:table-cell>
          <table:table-cell table:style-name="ce32" table:formula="of:=CONCATENATE(IF([.O117]&lt;10;&quot;  &quot;;IF([.O117]&lt;100;&quot; &quot;;&quot;&quot;));[.O117];&quot; &quot;;IF([.P117]&lt;10;&quot;  &quot;;IF([.P117]&lt;100;&quot; &quot;;&quot;&quot;));[.P117];&quot; &quot;;IF([.Q117]&lt;10;&quot;  &quot;;IF([.Q117]&lt;100;&quot; &quot;;&quot;&quot;));[.Q117];&quot; &quot;;[.A117];&quot; - &quot;;[.R117])" office:value-type="string" office:string-value="225  40  83 114 - #E12853" calcext:value-type="string">
            <text:p>225 <text:s/>40 <text:s/>83 114 - #E1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4" calcext:value-type="float">
            <text:p>1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6"/>
          <table:table-cell table:style-name="ce45"/>
          <table:table-cell table:style-name="ce50" table:formula="of:=BITAND(BITRSHIFT([.A118];6);HEX2DEC(&quot;7&quot;))" office:value-type="float" office:value="1" calcext:value-type="float">
            <text:p>1</text:p>
          </table:table-cell>
          <table:table-cell table:style-name="ce3" table:formula="of:=BITAND(BITRSHIFT([.A118];3);HEX2DEC(&quot;7&quot;))" office:value-type="float" office:value="6" calcext:value-type="float">
            <text:p>6</text:p>
          </table:table-cell>
          <table:table-cell table:style-name="ce57" table:formula="of:=BITAND([.A1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18]/7;1/[.$K$1])*255;0)" office:value-type="float" office:value="222" calcext:value-type="float">
            <text:p>222</text:p>
          </table:table-cell>
          <table:table-cell table:style-name="ce6" table:formula="of:=ROUND(POWER([.D118]/7;1/[.$K$1])*255;0)" office:value-type="float" office:value="43" calcext:value-type="float">
            <text:p>43</text:p>
          </table:table-cell>
          <table:table-cell table:style-name="ce6" table:formula="of:=ROUND(POWER([.F118]/7;1/[.$K$1])*255;0)" office:value-type="float" office:value="118" calcext:value-type="float">
            <text:p>118</text:p>
          </table:table-cell>
          <table:table-cell table:style-name="ce28" table:formula="of:=CONCATENATE(&quot;#&quot;;DEC2HEX([.H118];2);DEC2HEX([.I118];2);DEC2HEX([.J118];2))" office:value-type="string" office:string-value="#DE2B76" calcext:value-type="string">
            <text:p>#DE2B76</text:p>
          </table:table-cell>
          <table:table-cell table:style-name="ce32" table:formula="of:=CONCATENATE(IF([.H118]&lt;10;&quot;  &quot;;IF([.H118]&lt;100;&quot; &quot;;&quot;&quot;));[.H118];&quot; &quot;;IF([.I118]&lt;10;&quot;  &quot;;IF([.I118]&lt;100;&quot; &quot;;&quot;&quot;));[.I118];&quot; &quot;;IF([.J118]&lt;10;&quot;  &quot;;IF([.J118]&lt;100;&quot; &quot;;&quot;&quot;));[.J118];&quot; &quot;;[.A118];&quot; - &quot;;[.K118])" office:value-type="string" office:string-value="222  43 118 115 - #DE2B76" calcext:value-type="string">
            <text:p>222 <text:s/>43 118 115 - #DE2B76</text:p>
          </table:table-cell>
          <table:table-cell table:style-name="ce35"/>
          <table:table-cell table:style-name="ce9"/>
          <table:table-cell table:style-name="ce6" table:formula="of:=INDEX([.$N$3:.$N$10];[.E118]+1;1)" office:value-type="float" office:value="225" calcext:value-type="float">
            <text:p>225</text:p>
          </table:table-cell>
          <table:table-cell table:style-name="ce6" table:formula="of:=INDEX([.$N$3:.$N$10];[.D118]+1;1)" office:value-type="float" office:value="40" calcext:value-type="float">
            <text:p>40</text:p>
          </table:table-cell>
          <table:table-cell table:style-name="ce6" table:formula="of:=INDEX([.$N$3:.$N$10];[.F118]+1;1)" office:value-type="float" office:value="116" calcext:value-type="float">
            <text:p>116</text:p>
          </table:table-cell>
          <table:table-cell table:style-name="ce28" table:formula="of:=CONCATENATE(&quot;#&quot;;DEC2HEX([.O118];2);DEC2HEX([.P118];2);DEC2HEX([.Q118];2))" office:value-type="string" office:string-value="#E12874" calcext:value-type="string">
            <text:p>#E12874</text:p>
          </table:table-cell>
          <table:table-cell table:style-name="ce32" table:formula="of:=CONCATENATE(IF([.O118]&lt;10;&quot;  &quot;;IF([.O118]&lt;100;&quot; &quot;;&quot;&quot;));[.O118];&quot; &quot;;IF([.P118]&lt;10;&quot;  &quot;;IF([.P118]&lt;100;&quot; &quot;;&quot;&quot;));[.P118];&quot; &quot;;IF([.Q118]&lt;10;&quot;  &quot;;IF([.Q118]&lt;100;&quot; &quot;;&quot;&quot;));[.Q118];&quot; &quot;;[.A118];&quot; - &quot;;[.R118])" office:value-type="string" office:string-value="225  40 116 115 - #E12874" calcext:value-type="string">
            <text:p>225 <text:s/>40 116 115 - #E1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5" calcext:value-type="float">
            <text:p>1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6"/>
          <table:table-cell table:style-name="ce45"/>
          <table:table-cell table:style-name="ce50" table:formula="of:=BITAND(BITRSHIFT([.A119];6);HEX2DEC(&quot;7&quot;))" office:value-type="float" office:value="1" calcext:value-type="float">
            <text:p>1</text:p>
          </table:table-cell>
          <table:table-cell table:style-name="ce3" table:formula="of:=BITAND(BITRSHIFT([.A119];3);HEX2DEC(&quot;7&quot;))" office:value-type="float" office:value="6" calcext:value-type="float">
            <text:p>6</text:p>
          </table:table-cell>
          <table:table-cell table:style-name="ce57" table:formula="of:=BITAND([.A1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19]/7;1/[.$K$1])*255;0)" office:value-type="float" office:value="222" calcext:value-type="float">
            <text:p>222</text:p>
          </table:table-cell>
          <table:table-cell table:style-name="ce6" table:formula="of:=ROUND(POWER([.D119]/7;1/[.$K$1])*255;0)" office:value-type="float" office:value="43" calcext:value-type="float">
            <text:p>43</text:p>
          </table:table-cell>
          <table:table-cell table:style-name="ce6" table:formula="of:=ROUND(POWER([.F119]/7;1/[.$K$1])*255;0)" office:value-type="float" office:value="153" calcext:value-type="float">
            <text:p>153</text:p>
          </table:table-cell>
          <table:table-cell table:style-name="ce28" table:formula="of:=CONCATENATE(&quot;#&quot;;DEC2HEX([.H119];2);DEC2HEX([.I119];2);DEC2HEX([.J119];2))" office:value-type="string" office:string-value="#DE2B99" calcext:value-type="string">
            <text:p>#DE2B99</text:p>
          </table:table-cell>
          <table:table-cell table:style-name="ce32" table:formula="of:=CONCATENATE(IF([.H119]&lt;10;&quot;  &quot;;IF([.H119]&lt;100;&quot; &quot;;&quot;&quot;));[.H119];&quot; &quot;;IF([.I119]&lt;10;&quot;  &quot;;IF([.I119]&lt;100;&quot; &quot;;&quot;&quot;));[.I119];&quot; &quot;;IF([.J119]&lt;10;&quot;  &quot;;IF([.J119]&lt;100;&quot; &quot;;&quot;&quot;));[.J119];&quot; &quot;;[.A119];&quot; - &quot;;[.K119])" office:value-type="string" office:string-value="222  43 153 116 - #DE2B99" calcext:value-type="string">
            <text:p>222 <text:s/>43 153 116 - #DE2B99</text:p>
          </table:table-cell>
          <table:table-cell table:style-name="ce35"/>
          <table:table-cell table:style-name="ce9"/>
          <table:table-cell table:style-name="ce6" table:formula="of:=INDEX([.$N$3:.$N$10];[.E119]+1;1)" office:value-type="float" office:value="225" calcext:value-type="float">
            <text:p>225</text:p>
          </table:table-cell>
          <table:table-cell table:style-name="ce6" table:formula="of:=INDEX([.$N$3:.$N$10];[.D119]+1;1)" office:value-type="float" office:value="40" calcext:value-type="float">
            <text:p>40</text:p>
          </table:table-cell>
          <table:table-cell table:style-name="ce6" table:formula="of:=INDEX([.$N$3:.$N$10];[.F119]+1;1)" office:value-type="float" office:value="156" calcext:value-type="float">
            <text:p>156</text:p>
          </table:table-cell>
          <table:table-cell table:style-name="ce28" table:formula="of:=CONCATENATE(&quot;#&quot;;DEC2HEX([.O119];2);DEC2HEX([.P119];2);DEC2HEX([.Q119];2))" office:value-type="string" office:string-value="#E1289C" calcext:value-type="string">
            <text:p>#E1289C</text:p>
          </table:table-cell>
          <table:table-cell table:style-name="ce32" table:formula="of:=CONCATENATE(IF([.O119]&lt;10;&quot;  &quot;;IF([.O119]&lt;100;&quot; &quot;;&quot;&quot;));[.O119];&quot; &quot;;IF([.P119]&lt;10;&quot;  &quot;;IF([.P119]&lt;100;&quot; &quot;;&quot;&quot;));[.P119];&quot; &quot;;IF([.Q119]&lt;10;&quot;  &quot;;IF([.Q119]&lt;100;&quot; &quot;;&quot;&quot;));[.Q119];&quot; &quot;;[.A119];&quot; - &quot;;[.R119])" office:value-type="string" office:string-value="225  40 156 116 - #E1289C" calcext:value-type="string">
            <text:p>225 <text:s/>40 156 116 - #E1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6" calcext:value-type="float">
            <text:p>1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6"/>
          <table:table-cell table:style-name="ce45"/>
          <table:table-cell table:style-name="ce50" table:formula="of:=BITAND(BITRSHIFT([.A120];6);HEX2DEC(&quot;7&quot;))" office:value-type="float" office:value="1" calcext:value-type="float">
            <text:p>1</text:p>
          </table:table-cell>
          <table:table-cell table:style-name="ce3" table:formula="of:=BITAND(BITRSHIFT([.A120];3);HEX2DEC(&quot;7&quot;))" office:value-type="float" office:value="6" calcext:value-type="float">
            <text:p>6</text:p>
          </table:table-cell>
          <table:table-cell table:style-name="ce57" table:formula="of:=BITAND([.A1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20]/7;1/[.$K$1])*255;0)" office:value-type="float" office:value="222" calcext:value-type="float">
            <text:p>222</text:p>
          </table:table-cell>
          <table:table-cell table:style-name="ce6" table:formula="of:=ROUND(POWER([.D120]/7;1/[.$K$1])*255;0)" office:value-type="float" office:value="43" calcext:value-type="float">
            <text:p>43</text:p>
          </table:table-cell>
          <table:table-cell table:style-name="ce6" table:formula="of:=ROUND(POWER([.F120]/7;1/[.$K$1])*255;0)" office:value-type="float" office:value="188" calcext:value-type="float">
            <text:p>188</text:p>
          </table:table-cell>
          <table:table-cell table:style-name="ce28" table:formula="of:=CONCATENATE(&quot;#&quot;;DEC2HEX([.H120];2);DEC2HEX([.I120];2);DEC2HEX([.J120];2))" office:value-type="string" office:string-value="#DE2BBC" calcext:value-type="string">
            <text:p>#DE2BBC</text:p>
          </table:table-cell>
          <table:table-cell table:style-name="ce32" table:formula="of:=CONCATENATE(IF([.H120]&lt;10;&quot;  &quot;;IF([.H120]&lt;100;&quot; &quot;;&quot;&quot;));[.H120];&quot; &quot;;IF([.I120]&lt;10;&quot;  &quot;;IF([.I120]&lt;100;&quot; &quot;;&quot;&quot;));[.I120];&quot; &quot;;IF([.J120]&lt;10;&quot;  &quot;;IF([.J120]&lt;100;&quot; &quot;;&quot;&quot;));[.J120];&quot; &quot;;[.A120];&quot; - &quot;;[.K120])" office:value-type="string" office:string-value="222  43 188 117 - #DE2BBC" calcext:value-type="string">
            <text:p>222 <text:s/>43 188 117 - #DE2BBC</text:p>
          </table:table-cell>
          <table:table-cell table:style-name="ce35"/>
          <table:table-cell table:style-name="ce9"/>
          <table:table-cell table:style-name="ce6" table:formula="of:=INDEX([.$N$3:.$N$10];[.E120]+1;1)" office:value-type="float" office:value="225" calcext:value-type="float">
            <text:p>225</text:p>
          </table:table-cell>
          <table:table-cell table:style-name="ce6" table:formula="of:=INDEX([.$N$3:.$N$10];[.D120]+1;1)" office:value-type="float" office:value="40" calcext:value-type="float">
            <text:p>40</text:p>
          </table:table-cell>
          <table:table-cell table:style-name="ce6" table:formula="of:=INDEX([.$N$3:.$N$10];[.F120]+1;1)" office:value-type="float" office:value="187" calcext:value-type="float">
            <text:p>187</text:p>
          </table:table-cell>
          <table:table-cell table:style-name="ce28" table:formula="of:=CONCATENATE(&quot;#&quot;;DEC2HEX([.O120];2);DEC2HEX([.P120];2);DEC2HEX([.Q120];2))" office:value-type="string" office:string-value="#E128BB" calcext:value-type="string">
            <text:p>#E128BB</text:p>
          </table:table-cell>
          <table:table-cell table:style-name="ce32" table:formula="of:=CONCATENATE(IF([.O120]&lt;10;&quot;  &quot;;IF([.O120]&lt;100;&quot; &quot;;&quot;&quot;));[.O120];&quot; &quot;;IF([.P120]&lt;10;&quot;  &quot;;IF([.P120]&lt;100;&quot; &quot;;&quot;&quot;));[.P120];&quot; &quot;;IF([.Q120]&lt;10;&quot;  &quot;;IF([.Q120]&lt;100;&quot; &quot;;&quot;&quot;));[.Q120];&quot; &quot;;[.A120];&quot; - &quot;;[.R120])" office:value-type="string" office:string-value="225  40 187 117 - #E128BB" calcext:value-type="string">
            <text:p>225 <text:s/>40 187 117 - #E1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7" calcext:value-type="float">
            <text:p>1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/>
          <table:table-cell table:style-name="ce45"/>
          <table:table-cell table:style-name="ce50" table:formula="of:=BITAND(BITRSHIFT([.A121];6);HEX2DEC(&quot;7&quot;))" office:value-type="float" office:value="1" calcext:value-type="float">
            <text:p>1</text:p>
          </table:table-cell>
          <table:table-cell table:style-name="ce3" table:formula="of:=BITAND(BITRSHIFT([.A121];3);HEX2DEC(&quot;7&quot;))" office:value-type="float" office:value="6" calcext:value-type="float">
            <text:p>6</text:p>
          </table:table-cell>
          <table:table-cell table:style-name="ce57" table:formula="of:=BITAND([.A1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21]/7;1/[.$K$1])*255;0)" office:value-type="float" office:value="222" calcext:value-type="float">
            <text:p>222</text:p>
          </table:table-cell>
          <table:table-cell table:style-name="ce6" table:formula="of:=ROUND(POWER([.D121]/7;1/[.$K$1])*255;0)" office:value-type="float" office:value="43" calcext:value-type="float">
            <text:p>43</text:p>
          </table:table-cell>
          <table:table-cell table:style-name="ce6" table:formula="of:=ROUND(POWER([.F121]/7;1/[.$K$1])*255;0)" office:value-type="float" office:value="222" calcext:value-type="float">
            <text:p>222</text:p>
          </table:table-cell>
          <table:table-cell table:style-name="ce28" table:formula="of:=CONCATENATE(&quot;#&quot;;DEC2HEX([.H121];2);DEC2HEX([.I121];2);DEC2HEX([.J121];2))" office:value-type="string" office:string-value="#DE2BDE" calcext:value-type="string">
            <text:p>#DE2BDE</text:p>
          </table:table-cell>
          <table:table-cell table:style-name="ce32" table:formula="of:=CONCATENATE(IF([.H121]&lt;10;&quot;  &quot;;IF([.H121]&lt;100;&quot; &quot;;&quot;&quot;));[.H121];&quot; &quot;;IF([.I121]&lt;10;&quot;  &quot;;IF([.I121]&lt;100;&quot; &quot;;&quot;&quot;));[.I121];&quot; &quot;;IF([.J121]&lt;10;&quot;  &quot;;IF([.J121]&lt;100;&quot; &quot;;&quot;&quot;));[.J121];&quot; &quot;;[.A121];&quot; - &quot;;[.K121])" office:value-type="string" office:string-value="222  43 222 118 - #DE2BDE" calcext:value-type="string">
            <text:p>222 <text:s/>43 222 118 - #DE2BDE</text:p>
          </table:table-cell>
          <table:table-cell table:style-name="ce35"/>
          <table:table-cell table:style-name="ce9"/>
          <table:table-cell table:style-name="ce6" table:formula="of:=INDEX([.$N$3:.$N$10];[.E121]+1;1)" office:value-type="float" office:value="225" calcext:value-type="float">
            <text:p>225</text:p>
          </table:table-cell>
          <table:table-cell table:style-name="ce6" table:formula="of:=INDEX([.$N$3:.$N$10];[.D121]+1;1)" office:value-type="float" office:value="40" calcext:value-type="float">
            <text:p>40</text:p>
          </table:table-cell>
          <table:table-cell table:style-name="ce6" table:formula="of:=INDEX([.$N$3:.$N$10];[.F121]+1;1)" office:value-type="float" office:value="225" calcext:value-type="float">
            <text:p>225</text:p>
          </table:table-cell>
          <table:table-cell table:style-name="ce28" table:formula="of:=CONCATENATE(&quot;#&quot;;DEC2HEX([.O121];2);DEC2HEX([.P121];2);DEC2HEX([.Q121];2))" office:value-type="string" office:string-value="#E128E1" calcext:value-type="string">
            <text:p>#E128E1</text:p>
          </table:table-cell>
          <table:table-cell table:style-name="ce32" table:formula="of:=CONCATENATE(IF([.O121]&lt;10;&quot;  &quot;;IF([.O121]&lt;100;&quot; &quot;;&quot;&quot;));[.O121];&quot; &quot;;IF([.P121]&lt;10;&quot;  &quot;;IF([.P121]&lt;100;&quot; &quot;;&quot;&quot;));[.P121];&quot; &quot;;IF([.Q121]&lt;10;&quot;  &quot;;IF([.Q121]&lt;100;&quot; &quot;;&quot;&quot;));[.Q121];&quot; &quot;;[.A121];&quot; - &quot;;[.R121])" office:value-type="string" office:string-value="225  40 225 118 - #E128E1" calcext:value-type="string">
            <text:p>225 <text:s/>40 225 118 - #E1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8" calcext:value-type="float">
            <text:p>1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45"/>
          <table:table-cell table:style-name="ce50" table:formula="of:=BITAND(BITRSHIFT([.A122];6);HEX2DEC(&quot;7&quot;))" office:value-type="float" office:value="1" calcext:value-type="float">
            <text:p>1</text:p>
          </table:table-cell>
          <table:table-cell table:style-name="ce3" table:formula="of:=BITAND(BITRSHIFT([.A122];3);HEX2DEC(&quot;7&quot;))" office:value-type="float" office:value="6" calcext:value-type="float">
            <text:p>6</text:p>
          </table:table-cell>
          <table:table-cell table:style-name="ce57" table:formula="of:=BITAND([.A1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22]/7;1/[.$K$1])*255;0)" office:value-type="float" office:value="222" calcext:value-type="float">
            <text:p>222</text:p>
          </table:table-cell>
          <table:table-cell table:style-name="ce6" table:formula="of:=ROUND(POWER([.D122]/7;1/[.$K$1])*255;0)" office:value-type="float" office:value="43" calcext:value-type="float">
            <text:p>43</text:p>
          </table:table-cell>
          <table:table-cell table:style-name="ce6" table:formula="of:=ROUND(POWER([.F122]/7;1/[.$K$1])*255;0)" office:value-type="float" office:value="255" calcext:value-type="float">
            <text:p>255</text:p>
          </table:table-cell>
          <table:table-cell table:style-name="ce28" table:formula="of:=CONCATENATE(&quot;#&quot;;DEC2HEX([.H122];2);DEC2HEX([.I122];2);DEC2HEX([.J122];2))" office:value-type="string" office:string-value="#DE2BFF" calcext:value-type="string">
            <text:p>#DE2BFF</text:p>
          </table:table-cell>
          <table:table-cell table:style-name="ce32" table:formula="of:=CONCATENATE(IF([.H122]&lt;10;&quot;  &quot;;IF([.H122]&lt;100;&quot; &quot;;&quot;&quot;));[.H122];&quot; &quot;;IF([.I122]&lt;10;&quot;  &quot;;IF([.I122]&lt;100;&quot; &quot;;&quot;&quot;));[.I122];&quot; &quot;;IF([.J122]&lt;10;&quot;  &quot;;IF([.J122]&lt;100;&quot; &quot;;&quot;&quot;));[.J122];&quot; &quot;;[.A122];&quot; - &quot;;[.K122])" office:value-type="string" office:string-value="222  43 255 119 - #DE2BFF" calcext:value-type="string">
            <text:p>222 <text:s/>43 255 119 - #DE2BFF</text:p>
          </table:table-cell>
          <table:table-cell table:style-name="ce35"/>
          <table:table-cell table:style-name="ce9"/>
          <table:table-cell table:style-name="ce6" table:formula="of:=INDEX([.$N$3:.$N$10];[.E122]+1;1)" office:value-type="float" office:value="225" calcext:value-type="float">
            <text:p>225</text:p>
          </table:table-cell>
          <table:table-cell table:style-name="ce6" table:formula="of:=INDEX([.$N$3:.$N$10];[.D122]+1;1)" office:value-type="float" office:value="40" calcext:value-type="float">
            <text:p>40</text:p>
          </table:table-cell>
          <table:table-cell table:style-name="ce6" table:formula="of:=INDEX([.$N$3:.$N$10];[.F122]+1;1)" office:value-type="float" office:value="255" calcext:value-type="float">
            <text:p>255</text:p>
          </table:table-cell>
          <table:table-cell table:style-name="ce28" table:formula="of:=CONCATENATE(&quot;#&quot;;DEC2HEX([.O122];2);DEC2HEX([.P122];2);DEC2HEX([.Q122];2))" office:value-type="string" office:string-value="#E128FF" calcext:value-type="string">
            <text:p>#E128FF</text:p>
          </table:table-cell>
          <table:table-cell table:style-name="ce32" table:formula="of:=CONCATENATE(IF([.O122]&lt;10;&quot;  &quot;;IF([.O122]&lt;100;&quot; &quot;;&quot;&quot;));[.O122];&quot; &quot;;IF([.P122]&lt;10;&quot;  &quot;;IF([.P122]&lt;100;&quot; &quot;;&quot;&quot;));[.P122];&quot; &quot;;IF([.Q122]&lt;10;&quot;  &quot;;IF([.Q122]&lt;100;&quot; &quot;;&quot;&quot;));[.Q122];&quot; &quot;;[.A122];&quot; - &quot;;[.R122])" office:value-type="string" office:string-value="225  40 255 119 - #E128FF" calcext:value-type="string">
            <text:p>225 <text:s/>40 255 119 - #E1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19" calcext:value-type="float">
            <text:p>1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6"/>
          <table:table-cell table:style-name="ce45"/>
          <table:table-cell table:style-name="ce50" table:formula="of:=BITAND(BITRSHIFT([.A123];6);HEX2DEC(&quot;7&quot;))" office:value-type="float" office:value="1" calcext:value-type="float">
            <text:p>1</text:p>
          </table:table-cell>
          <table:table-cell table:style-name="ce3" table:formula="of:=BITAND(BITRSHIFT([.A123];3);HEX2DEC(&quot;7&quot;))" office:value-type="float" office:value="7" calcext:value-type="float">
            <text:p>7</text:p>
          </table:table-cell>
          <table:table-cell table:style-name="ce57" table:formula="of:=BITAND([.A1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23]/7;1/[.$K$1])*255;0)" office:value-type="float" office:value="255" calcext:value-type="float">
            <text:p>255</text:p>
          </table:table-cell>
          <table:table-cell table:style-name="ce6" table:formula="of:=ROUND(POWER([.D123]/7;1/[.$K$1])*255;0)" office:value-type="float" office:value="43" calcext:value-type="float">
            <text:p>43</text:p>
          </table:table-cell>
          <table:table-cell table:style-name="ce6" table:formula="of:=ROUND(POWER([.F123]/7;1/[.$K$1])*255;0)" office:value-type="float" office:value="0" calcext:value-type="float">
            <text:p>0</text:p>
          </table:table-cell>
          <table:table-cell table:style-name="ce28" table:formula="of:=CONCATENATE(&quot;#&quot;;DEC2HEX([.H123];2);DEC2HEX([.I123];2);DEC2HEX([.J123];2))" office:value-type="string" office:string-value="#FF2B00" calcext:value-type="string">
            <text:p>#FF2B00</text:p>
          </table:table-cell>
          <table:table-cell table:style-name="ce32" table:formula="of:=CONCATENATE(IF([.H123]&lt;10;&quot;  &quot;;IF([.H123]&lt;100;&quot; &quot;;&quot;&quot;));[.H123];&quot; &quot;;IF([.I123]&lt;10;&quot;  &quot;;IF([.I123]&lt;100;&quot; &quot;;&quot;&quot;));[.I123];&quot; &quot;;IF([.J123]&lt;10;&quot;  &quot;;IF([.J123]&lt;100;&quot; &quot;;&quot;&quot;));[.J123];&quot; &quot;;[.A123];&quot; - &quot;;[.K123])" office:value-type="string" office:string-value="255  43   0 120 - #FF2B00" calcext:value-type="string">
            <text:p>255 <text:s/>43 <text:s text:c="2"/>0 120 - #FF2B00</text:p>
          </table:table-cell>
          <table:table-cell table:style-name="ce35"/>
          <table:table-cell table:style-name="ce9"/>
          <table:table-cell table:style-name="ce6" table:formula="of:=INDEX([.$N$3:.$N$10];[.E123]+1;1)" office:value-type="float" office:value="255" calcext:value-type="float">
            <text:p>255</text:p>
          </table:table-cell>
          <table:table-cell table:style-name="ce6" table:formula="of:=INDEX([.$N$3:.$N$10];[.D123]+1;1)" office:value-type="float" office:value="40" calcext:value-type="float">
            <text:p>40</text:p>
          </table:table-cell>
          <table:table-cell table:style-name="ce6" table:formula="of:=INDEX([.$N$3:.$N$10];[.F123]+1;1)" office:value-type="float" office:value="0" calcext:value-type="float">
            <text:p>0</text:p>
          </table:table-cell>
          <table:table-cell table:style-name="ce28" table:formula="of:=CONCATENATE(&quot;#&quot;;DEC2HEX([.O123];2);DEC2HEX([.P123];2);DEC2HEX([.Q123];2))" office:value-type="string" office:string-value="#FF2800" calcext:value-type="string">
            <text:p>#FF2800</text:p>
          </table:table-cell>
          <table:table-cell table:style-name="ce32" table:formula="of:=CONCATENATE(IF([.O123]&lt;10;&quot;  &quot;;IF([.O123]&lt;100;&quot; &quot;;&quot;&quot;));[.O123];&quot; &quot;;IF([.P123]&lt;10;&quot;  &quot;;IF([.P123]&lt;100;&quot; &quot;;&quot;&quot;));[.P123];&quot; &quot;;IF([.Q123]&lt;10;&quot;  &quot;;IF([.Q123]&lt;100;&quot; &quot;;&quot;&quot;));[.Q123];&quot; &quot;;[.A123];&quot; - &quot;;[.R123])" office:value-type="string" office:string-value="255  40   0 120 - #FF2800" calcext:value-type="string">
            <text:p>255 <text:s/>40 <text:s text:c="2"/>0 120 - #FF28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0" calcext:value-type="float">
            <text:p>1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45"/>
          <table:table-cell table:style-name="ce50" table:formula="of:=BITAND(BITRSHIFT([.A124];6);HEX2DEC(&quot;7&quot;))" office:value-type="float" office:value="1" calcext:value-type="float">
            <text:p>1</text:p>
          </table:table-cell>
          <table:table-cell table:style-name="ce3" table:formula="of:=BITAND(BITRSHIFT([.A124];3);HEX2DEC(&quot;7&quot;))" office:value-type="float" office:value="7" calcext:value-type="float">
            <text:p>7</text:p>
          </table:table-cell>
          <table:table-cell table:style-name="ce57" table:formula="of:=BITAND([.A1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24]/7;1/[.$K$1])*255;0)" office:value-type="float" office:value="255" calcext:value-type="float">
            <text:p>255</text:p>
          </table:table-cell>
          <table:table-cell table:style-name="ce6" table:formula="of:=ROUND(POWER([.D124]/7;1/[.$K$1])*255;0)" office:value-type="float" office:value="43" calcext:value-type="float">
            <text:p>43</text:p>
          </table:table-cell>
          <table:table-cell table:style-name="ce6" table:formula="of:=ROUND(POWER([.F124]/7;1/[.$K$1])*255;0)" office:value-type="float" office:value="43" calcext:value-type="float">
            <text:p>43</text:p>
          </table:table-cell>
          <table:table-cell table:style-name="ce28" table:formula="of:=CONCATENATE(&quot;#&quot;;DEC2HEX([.H124];2);DEC2HEX([.I124];2);DEC2HEX([.J124];2))" office:value-type="string" office:string-value="#FF2B2B" calcext:value-type="string">
            <text:p>#FF2B2B</text:p>
          </table:table-cell>
          <table:table-cell table:style-name="ce32" table:formula="of:=CONCATENATE(IF([.H124]&lt;10;&quot;  &quot;;IF([.H124]&lt;100;&quot; &quot;;&quot;&quot;));[.H124];&quot; &quot;;IF([.I124]&lt;10;&quot;  &quot;;IF([.I124]&lt;100;&quot; &quot;;&quot;&quot;));[.I124];&quot; &quot;;IF([.J124]&lt;10;&quot;  &quot;;IF([.J124]&lt;100;&quot; &quot;;&quot;&quot;));[.J124];&quot; &quot;;[.A124];&quot; - &quot;;[.K124])" office:value-type="string" office:string-value="255  43  43 121 - #FF2B2B" calcext:value-type="string">
            <text:p>255 <text:s/>43 <text:s/>43 121 - #FF2B2B</text:p>
          </table:table-cell>
          <table:table-cell table:style-name="ce35"/>
          <table:table-cell table:style-name="ce9"/>
          <table:table-cell table:style-name="ce6" table:formula="of:=INDEX([.$N$3:.$N$10];[.E124]+1;1)" office:value-type="float" office:value="255" calcext:value-type="float">
            <text:p>255</text:p>
          </table:table-cell>
          <table:table-cell table:style-name="ce6" table:formula="of:=INDEX([.$N$3:.$N$10];[.D124]+1;1)" office:value-type="float" office:value="40" calcext:value-type="float">
            <text:p>40</text:p>
          </table:table-cell>
          <table:table-cell table:style-name="ce6" table:formula="of:=INDEX([.$N$3:.$N$10];[.F124]+1;1)" office:value-type="float" office:value="40" calcext:value-type="float">
            <text:p>40</text:p>
          </table:table-cell>
          <table:table-cell table:style-name="ce28" table:formula="of:=CONCATENATE(&quot;#&quot;;DEC2HEX([.O124];2);DEC2HEX([.P124];2);DEC2HEX([.Q124];2))" office:value-type="string" office:string-value="#FF2828" calcext:value-type="string">
            <text:p>#FF2828</text:p>
          </table:table-cell>
          <table:table-cell table:style-name="ce32" table:formula="of:=CONCATENATE(IF([.O124]&lt;10;&quot;  &quot;;IF([.O124]&lt;100;&quot; &quot;;&quot;&quot;));[.O124];&quot; &quot;;IF([.P124]&lt;10;&quot;  &quot;;IF([.P124]&lt;100;&quot; &quot;;&quot;&quot;));[.P124];&quot; &quot;;IF([.Q124]&lt;10;&quot;  &quot;;IF([.Q124]&lt;100;&quot; &quot;;&quot;&quot;));[.Q124];&quot; &quot;;[.A124];&quot; - &quot;;[.R124])" office:value-type="string" office:string-value="255  40  40 121 - #FF2828" calcext:value-type="string">
            <text:p>255 <text:s/>40 <text:s/>40 121 - #FF28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1" calcext:value-type="float">
            <text:p>1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6"/>
          <table:table-cell table:style-name="ce45"/>
          <table:table-cell table:style-name="ce50" table:formula="of:=BITAND(BITRSHIFT([.A125];6);HEX2DEC(&quot;7&quot;))" office:value-type="float" office:value="1" calcext:value-type="float">
            <text:p>1</text:p>
          </table:table-cell>
          <table:table-cell table:style-name="ce3" table:formula="of:=BITAND(BITRSHIFT([.A125];3);HEX2DEC(&quot;7&quot;))" office:value-type="float" office:value="7" calcext:value-type="float">
            <text:p>7</text:p>
          </table:table-cell>
          <table:table-cell table:style-name="ce57" table:formula="of:=BITAND([.A1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25]/7;1/[.$K$1])*255;0)" office:value-type="float" office:value="255" calcext:value-type="float">
            <text:p>255</text:p>
          </table:table-cell>
          <table:table-cell table:style-name="ce6" table:formula="of:=ROUND(POWER([.D125]/7;1/[.$K$1])*255;0)" office:value-type="float" office:value="43" calcext:value-type="float">
            <text:p>43</text:p>
          </table:table-cell>
          <table:table-cell table:style-name="ce6" table:formula="of:=ROUND(POWER([.F125]/7;1/[.$K$1])*255;0)" office:value-type="float" office:value="82" calcext:value-type="float">
            <text:p>82</text:p>
          </table:table-cell>
          <table:table-cell table:style-name="ce28" table:formula="of:=CONCATENATE(&quot;#&quot;;DEC2HEX([.H125];2);DEC2HEX([.I125];2);DEC2HEX([.J125];2))" office:value-type="string" office:string-value="#FF2B52" calcext:value-type="string">
            <text:p>#FF2B52</text:p>
          </table:table-cell>
          <table:table-cell table:style-name="ce32" table:formula="of:=CONCATENATE(IF([.H125]&lt;10;&quot;  &quot;;IF([.H125]&lt;100;&quot; &quot;;&quot;&quot;));[.H125];&quot; &quot;;IF([.I125]&lt;10;&quot;  &quot;;IF([.I125]&lt;100;&quot; &quot;;&quot;&quot;));[.I125];&quot; &quot;;IF([.J125]&lt;10;&quot;  &quot;;IF([.J125]&lt;100;&quot; &quot;;&quot;&quot;));[.J125];&quot; &quot;;[.A125];&quot; - &quot;;[.K125])" office:value-type="string" office:string-value="255  43  82 122 - #FF2B52" calcext:value-type="string">
            <text:p>255 <text:s/>43 <text:s/>82 122 - #FF2B52</text:p>
          </table:table-cell>
          <table:table-cell table:style-name="ce35"/>
          <table:table-cell table:style-name="ce9"/>
          <table:table-cell table:style-name="ce6" table:formula="of:=INDEX([.$N$3:.$N$10];[.E125]+1;1)" office:value-type="float" office:value="255" calcext:value-type="float">
            <text:p>255</text:p>
          </table:table-cell>
          <table:table-cell table:style-name="ce6" table:formula="of:=INDEX([.$N$3:.$N$10];[.D125]+1;1)" office:value-type="float" office:value="40" calcext:value-type="float">
            <text:p>40</text:p>
          </table:table-cell>
          <table:table-cell table:style-name="ce6" table:formula="of:=INDEX([.$N$3:.$N$10];[.F125]+1;1)" office:value-type="float" office:value="83" calcext:value-type="float">
            <text:p>83</text:p>
          </table:table-cell>
          <table:table-cell table:style-name="ce28" table:formula="of:=CONCATENATE(&quot;#&quot;;DEC2HEX([.O125];2);DEC2HEX([.P125];2);DEC2HEX([.Q125];2))" office:value-type="string" office:string-value="#FF2853" calcext:value-type="string">
            <text:p>#FF2853</text:p>
          </table:table-cell>
          <table:table-cell table:style-name="ce32" table:formula="of:=CONCATENATE(IF([.O125]&lt;10;&quot;  &quot;;IF([.O125]&lt;100;&quot; &quot;;&quot;&quot;));[.O125];&quot; &quot;;IF([.P125]&lt;10;&quot;  &quot;;IF([.P125]&lt;100;&quot; &quot;;&quot;&quot;));[.P125];&quot; &quot;;IF([.Q125]&lt;10;&quot;  &quot;;IF([.Q125]&lt;100;&quot; &quot;;&quot;&quot;));[.Q125];&quot; &quot;;[.A125];&quot; - &quot;;[.R125])" office:value-type="string" office:string-value="255  40  83 122 - #FF2853" calcext:value-type="string">
            <text:p>255 <text:s/>40 <text:s/>83 122 - #FF28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2" calcext:value-type="float">
            <text:p>1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6"/>
          <table:table-cell table:style-name="ce45"/>
          <table:table-cell table:style-name="ce50" table:formula="of:=BITAND(BITRSHIFT([.A126];6);HEX2DEC(&quot;7&quot;))" office:value-type="float" office:value="1" calcext:value-type="float">
            <text:p>1</text:p>
          </table:table-cell>
          <table:table-cell table:style-name="ce3" table:formula="of:=BITAND(BITRSHIFT([.A126];3);HEX2DEC(&quot;7&quot;))" office:value-type="float" office:value="7" calcext:value-type="float">
            <text:p>7</text:p>
          </table:table-cell>
          <table:table-cell table:style-name="ce57" table:formula="of:=BITAND([.A1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26]/7;1/[.$K$1])*255;0)" office:value-type="float" office:value="255" calcext:value-type="float">
            <text:p>255</text:p>
          </table:table-cell>
          <table:table-cell table:style-name="ce6" table:formula="of:=ROUND(POWER([.D126]/7;1/[.$K$1])*255;0)" office:value-type="float" office:value="43" calcext:value-type="float">
            <text:p>43</text:p>
          </table:table-cell>
          <table:table-cell table:style-name="ce6" table:formula="of:=ROUND(POWER([.F126]/7;1/[.$K$1])*255;0)" office:value-type="float" office:value="118" calcext:value-type="float">
            <text:p>118</text:p>
          </table:table-cell>
          <table:table-cell table:style-name="ce28" table:formula="of:=CONCATENATE(&quot;#&quot;;DEC2HEX([.H126];2);DEC2HEX([.I126];2);DEC2HEX([.J126];2))" office:value-type="string" office:string-value="#FF2B76" calcext:value-type="string">
            <text:p>#FF2B76</text:p>
          </table:table-cell>
          <table:table-cell table:style-name="ce32" table:formula="of:=CONCATENATE(IF([.H126]&lt;10;&quot;  &quot;;IF([.H126]&lt;100;&quot; &quot;;&quot;&quot;));[.H126];&quot; &quot;;IF([.I126]&lt;10;&quot;  &quot;;IF([.I126]&lt;100;&quot; &quot;;&quot;&quot;));[.I126];&quot; &quot;;IF([.J126]&lt;10;&quot;  &quot;;IF([.J126]&lt;100;&quot; &quot;;&quot;&quot;));[.J126];&quot; &quot;;[.A126];&quot; - &quot;;[.K126])" office:value-type="string" office:string-value="255  43 118 123 - #FF2B76" calcext:value-type="string">
            <text:p>255 <text:s/>43 118 123 - #FF2B76</text:p>
          </table:table-cell>
          <table:table-cell table:style-name="ce35"/>
          <table:table-cell table:style-name="ce9"/>
          <table:table-cell table:style-name="ce6" table:formula="of:=INDEX([.$N$3:.$N$10];[.E126]+1;1)" office:value-type="float" office:value="255" calcext:value-type="float">
            <text:p>255</text:p>
          </table:table-cell>
          <table:table-cell table:style-name="ce6" table:formula="of:=INDEX([.$N$3:.$N$10];[.D126]+1;1)" office:value-type="float" office:value="40" calcext:value-type="float">
            <text:p>40</text:p>
          </table:table-cell>
          <table:table-cell table:style-name="ce6" table:formula="of:=INDEX([.$N$3:.$N$10];[.F126]+1;1)" office:value-type="float" office:value="116" calcext:value-type="float">
            <text:p>116</text:p>
          </table:table-cell>
          <table:table-cell table:style-name="ce28" table:formula="of:=CONCATENATE(&quot;#&quot;;DEC2HEX([.O126];2);DEC2HEX([.P126];2);DEC2HEX([.Q126];2))" office:value-type="string" office:string-value="#FF2874" calcext:value-type="string">
            <text:p>#FF2874</text:p>
          </table:table-cell>
          <table:table-cell table:style-name="ce32" table:formula="of:=CONCATENATE(IF([.O126]&lt;10;&quot;  &quot;;IF([.O126]&lt;100;&quot; &quot;;&quot;&quot;));[.O126];&quot; &quot;;IF([.P126]&lt;10;&quot;  &quot;;IF([.P126]&lt;100;&quot; &quot;;&quot;&quot;));[.P126];&quot; &quot;;IF([.Q126]&lt;10;&quot;  &quot;;IF([.Q126]&lt;100;&quot; &quot;;&quot;&quot;));[.Q126];&quot; &quot;;[.A126];&quot; - &quot;;[.R126])" office:value-type="string" office:string-value="255  40 116 123 - #FF2874" calcext:value-type="string">
            <text:p>255 <text:s/>40 116 123 - #FF28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3" calcext:value-type="float">
            <text:p>1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/>
          <table:table-cell table:style-name="ce45"/>
          <table:table-cell table:style-name="ce50" table:formula="of:=BITAND(BITRSHIFT([.A127];6);HEX2DEC(&quot;7&quot;))" office:value-type="float" office:value="1" calcext:value-type="float">
            <text:p>1</text:p>
          </table:table-cell>
          <table:table-cell table:style-name="ce3" table:formula="of:=BITAND(BITRSHIFT([.A127];3);HEX2DEC(&quot;7&quot;))" office:value-type="float" office:value="7" calcext:value-type="float">
            <text:p>7</text:p>
          </table:table-cell>
          <table:table-cell table:style-name="ce57" table:formula="of:=BITAND([.A1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27]/7;1/[.$K$1])*255;0)" office:value-type="float" office:value="255" calcext:value-type="float">
            <text:p>255</text:p>
          </table:table-cell>
          <table:table-cell table:style-name="ce6" table:formula="of:=ROUND(POWER([.D127]/7;1/[.$K$1])*255;0)" office:value-type="float" office:value="43" calcext:value-type="float">
            <text:p>43</text:p>
          </table:table-cell>
          <table:table-cell table:style-name="ce6" table:formula="of:=ROUND(POWER([.F127]/7;1/[.$K$1])*255;0)" office:value-type="float" office:value="153" calcext:value-type="float">
            <text:p>153</text:p>
          </table:table-cell>
          <table:table-cell table:style-name="ce28" table:formula="of:=CONCATENATE(&quot;#&quot;;DEC2HEX([.H127];2);DEC2HEX([.I127];2);DEC2HEX([.J127];2))" office:value-type="string" office:string-value="#FF2B99" calcext:value-type="string">
            <text:p>#FF2B99</text:p>
          </table:table-cell>
          <table:table-cell table:style-name="ce32" table:formula="of:=CONCATENATE(IF([.H127]&lt;10;&quot;  &quot;;IF([.H127]&lt;100;&quot; &quot;;&quot;&quot;));[.H127];&quot; &quot;;IF([.I127]&lt;10;&quot;  &quot;;IF([.I127]&lt;100;&quot; &quot;;&quot;&quot;));[.I127];&quot; &quot;;IF([.J127]&lt;10;&quot;  &quot;;IF([.J127]&lt;100;&quot; &quot;;&quot;&quot;));[.J127];&quot; &quot;;[.A127];&quot; - &quot;;[.K127])" office:value-type="string" office:string-value="255  43 153 124 - #FF2B99" calcext:value-type="string">
            <text:p>255 <text:s/>43 153 124 - #FF2B99</text:p>
          </table:table-cell>
          <table:table-cell table:style-name="ce35"/>
          <table:table-cell table:style-name="ce9"/>
          <table:table-cell table:style-name="ce6" table:formula="of:=INDEX([.$N$3:.$N$10];[.E127]+1;1)" office:value-type="float" office:value="255" calcext:value-type="float">
            <text:p>255</text:p>
          </table:table-cell>
          <table:table-cell table:style-name="ce6" table:formula="of:=INDEX([.$N$3:.$N$10];[.D127]+1;1)" office:value-type="float" office:value="40" calcext:value-type="float">
            <text:p>40</text:p>
          </table:table-cell>
          <table:table-cell table:style-name="ce6" table:formula="of:=INDEX([.$N$3:.$N$10];[.F127]+1;1)" office:value-type="float" office:value="156" calcext:value-type="float">
            <text:p>156</text:p>
          </table:table-cell>
          <table:table-cell table:style-name="ce28" table:formula="of:=CONCATENATE(&quot;#&quot;;DEC2HEX([.O127];2);DEC2HEX([.P127];2);DEC2HEX([.Q127];2))" office:value-type="string" office:string-value="#FF289C" calcext:value-type="string">
            <text:p>#FF289C</text:p>
          </table:table-cell>
          <table:table-cell table:style-name="ce32" table:formula="of:=CONCATENATE(IF([.O127]&lt;10;&quot;  &quot;;IF([.O127]&lt;100;&quot; &quot;;&quot;&quot;));[.O127];&quot; &quot;;IF([.P127]&lt;10;&quot;  &quot;;IF([.P127]&lt;100;&quot; &quot;;&quot;&quot;));[.P127];&quot; &quot;;IF([.Q127]&lt;10;&quot;  &quot;;IF([.Q127]&lt;100;&quot; &quot;;&quot;&quot;));[.Q127];&quot; &quot;;[.A127];&quot; - &quot;;[.R127])" office:value-type="string" office:string-value="255  40 156 124 - #FF289C" calcext:value-type="string">
            <text:p>255 <text:s/>40 156 124 - #FF28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4" calcext:value-type="float">
            <text:p>1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6"/>
          <table:table-cell table:style-name="ce45"/>
          <table:table-cell table:style-name="ce50" table:formula="of:=BITAND(BITRSHIFT([.A128];6);HEX2DEC(&quot;7&quot;))" office:value-type="float" office:value="1" calcext:value-type="float">
            <text:p>1</text:p>
          </table:table-cell>
          <table:table-cell table:style-name="ce3" table:formula="of:=BITAND(BITRSHIFT([.A128];3);HEX2DEC(&quot;7&quot;))" office:value-type="float" office:value="7" calcext:value-type="float">
            <text:p>7</text:p>
          </table:table-cell>
          <table:table-cell table:style-name="ce57" table:formula="of:=BITAND([.A1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28]/7;1/[.$K$1])*255;0)" office:value-type="float" office:value="255" calcext:value-type="float">
            <text:p>255</text:p>
          </table:table-cell>
          <table:table-cell table:style-name="ce6" table:formula="of:=ROUND(POWER([.D128]/7;1/[.$K$1])*255;0)" office:value-type="float" office:value="43" calcext:value-type="float">
            <text:p>43</text:p>
          </table:table-cell>
          <table:table-cell table:style-name="ce6" table:formula="of:=ROUND(POWER([.F128]/7;1/[.$K$1])*255;0)" office:value-type="float" office:value="188" calcext:value-type="float">
            <text:p>188</text:p>
          </table:table-cell>
          <table:table-cell table:style-name="ce28" table:formula="of:=CONCATENATE(&quot;#&quot;;DEC2HEX([.H128];2);DEC2HEX([.I128];2);DEC2HEX([.J128];2))" office:value-type="string" office:string-value="#FF2BBC" calcext:value-type="string">
            <text:p>#FF2BBC</text:p>
          </table:table-cell>
          <table:table-cell table:style-name="ce32" table:formula="of:=CONCATENATE(IF([.H128]&lt;10;&quot;  &quot;;IF([.H128]&lt;100;&quot; &quot;;&quot;&quot;));[.H128];&quot; &quot;;IF([.I128]&lt;10;&quot;  &quot;;IF([.I128]&lt;100;&quot; &quot;;&quot;&quot;));[.I128];&quot; &quot;;IF([.J128]&lt;10;&quot;  &quot;;IF([.J128]&lt;100;&quot; &quot;;&quot;&quot;));[.J128];&quot; &quot;;[.A128];&quot; - &quot;;[.K128])" office:value-type="string" office:string-value="255  43 188 125 - #FF2BBC" calcext:value-type="string">
            <text:p>255 <text:s/>43 188 125 - #FF2BBC</text:p>
          </table:table-cell>
          <table:table-cell table:style-name="ce35"/>
          <table:table-cell table:style-name="ce9"/>
          <table:table-cell table:style-name="ce6" table:formula="of:=INDEX([.$N$3:.$N$10];[.E128]+1;1)" office:value-type="float" office:value="255" calcext:value-type="float">
            <text:p>255</text:p>
          </table:table-cell>
          <table:table-cell table:style-name="ce6" table:formula="of:=INDEX([.$N$3:.$N$10];[.D128]+1;1)" office:value-type="float" office:value="40" calcext:value-type="float">
            <text:p>40</text:p>
          </table:table-cell>
          <table:table-cell table:style-name="ce6" table:formula="of:=INDEX([.$N$3:.$N$10];[.F128]+1;1)" office:value-type="float" office:value="187" calcext:value-type="float">
            <text:p>187</text:p>
          </table:table-cell>
          <table:table-cell table:style-name="ce28" table:formula="of:=CONCATENATE(&quot;#&quot;;DEC2HEX([.O128];2);DEC2HEX([.P128];2);DEC2HEX([.Q128];2))" office:value-type="string" office:string-value="#FF28BB" calcext:value-type="string">
            <text:p>#FF28BB</text:p>
          </table:table-cell>
          <table:table-cell table:style-name="ce32" table:formula="of:=CONCATENATE(IF([.O128]&lt;10;&quot;  &quot;;IF([.O128]&lt;100;&quot; &quot;;&quot;&quot;));[.O128];&quot; &quot;;IF([.P128]&lt;10;&quot;  &quot;;IF([.P128]&lt;100;&quot; &quot;;&quot;&quot;));[.P128];&quot; &quot;;IF([.Q128]&lt;10;&quot;  &quot;;IF([.Q128]&lt;100;&quot; &quot;;&quot;&quot;));[.Q128];&quot; &quot;;[.A128];&quot; - &quot;;[.R128])" office:value-type="string" office:string-value="255  40 187 125 - #FF28BB" calcext:value-type="string">
            <text:p>255 <text:s/>40 187 125 - #FF28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5" calcext:value-type="float">
            <text:p>1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6"/>
          <table:table-cell table:style-name="ce45"/>
          <table:table-cell table:style-name="ce50" table:formula="of:=BITAND(BITRSHIFT([.A129];6);HEX2DEC(&quot;7&quot;))" office:value-type="float" office:value="1" calcext:value-type="float">
            <text:p>1</text:p>
          </table:table-cell>
          <table:table-cell table:style-name="ce3" table:formula="of:=BITAND(BITRSHIFT([.A129];3);HEX2DEC(&quot;7&quot;))" office:value-type="float" office:value="7" calcext:value-type="float">
            <text:p>7</text:p>
          </table:table-cell>
          <table:table-cell table:style-name="ce57" table:formula="of:=BITAND([.A1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29]/7;1/[.$K$1])*255;0)" office:value-type="float" office:value="255" calcext:value-type="float">
            <text:p>255</text:p>
          </table:table-cell>
          <table:table-cell table:style-name="ce6" table:formula="of:=ROUND(POWER([.D129]/7;1/[.$K$1])*255;0)" office:value-type="float" office:value="43" calcext:value-type="float">
            <text:p>43</text:p>
          </table:table-cell>
          <table:table-cell table:style-name="ce6" table:formula="of:=ROUND(POWER([.F129]/7;1/[.$K$1])*255;0)" office:value-type="float" office:value="222" calcext:value-type="float">
            <text:p>222</text:p>
          </table:table-cell>
          <table:table-cell table:style-name="ce28" table:formula="of:=CONCATENATE(&quot;#&quot;;DEC2HEX([.H129];2);DEC2HEX([.I129];2);DEC2HEX([.J129];2))" office:value-type="string" office:string-value="#FF2BDE" calcext:value-type="string">
            <text:p>#FF2BDE</text:p>
          </table:table-cell>
          <table:table-cell table:style-name="ce32" table:formula="of:=CONCATENATE(IF([.H129]&lt;10;&quot;  &quot;;IF([.H129]&lt;100;&quot; &quot;;&quot;&quot;));[.H129];&quot; &quot;;IF([.I129]&lt;10;&quot;  &quot;;IF([.I129]&lt;100;&quot; &quot;;&quot;&quot;));[.I129];&quot; &quot;;IF([.J129]&lt;10;&quot;  &quot;;IF([.J129]&lt;100;&quot; &quot;;&quot;&quot;));[.J129];&quot; &quot;;[.A129];&quot; - &quot;;[.K129])" office:value-type="string" office:string-value="255  43 222 126 - #FF2BDE" calcext:value-type="string">
            <text:p>255 <text:s/>43 222 126 - #FF2BDE</text:p>
          </table:table-cell>
          <table:table-cell table:style-name="ce35"/>
          <table:table-cell table:style-name="ce9"/>
          <table:table-cell table:style-name="ce6" table:formula="of:=INDEX([.$N$3:.$N$10];[.E129]+1;1)" office:value-type="float" office:value="255" calcext:value-type="float">
            <text:p>255</text:p>
          </table:table-cell>
          <table:table-cell table:style-name="ce6" table:formula="of:=INDEX([.$N$3:.$N$10];[.D129]+1;1)" office:value-type="float" office:value="40" calcext:value-type="float">
            <text:p>40</text:p>
          </table:table-cell>
          <table:table-cell table:style-name="ce6" table:formula="of:=INDEX([.$N$3:.$N$10];[.F129]+1;1)" office:value-type="float" office:value="225" calcext:value-type="float">
            <text:p>225</text:p>
          </table:table-cell>
          <table:table-cell table:style-name="ce28" table:formula="of:=CONCATENATE(&quot;#&quot;;DEC2HEX([.O129];2);DEC2HEX([.P129];2);DEC2HEX([.Q129];2))" office:value-type="string" office:string-value="#FF28E1" calcext:value-type="string">
            <text:p>#FF28E1</text:p>
          </table:table-cell>
          <table:table-cell table:style-name="ce32" table:formula="of:=CONCATENATE(IF([.O129]&lt;10;&quot;  &quot;;IF([.O129]&lt;100;&quot; &quot;;&quot;&quot;));[.O129];&quot; &quot;;IF([.P129]&lt;10;&quot;  &quot;;IF([.P129]&lt;100;&quot; &quot;;&quot;&quot;));[.P129];&quot; &quot;;IF([.Q129]&lt;10;&quot;  &quot;;IF([.Q129]&lt;100;&quot; &quot;;&quot;&quot;));[.Q129];&quot; &quot;;[.A129];&quot; - &quot;;[.R129])" office:value-type="string" office:string-value="255  40 225 126 - #FF28E1" calcext:value-type="string">
            <text:p>255 <text:s/>40 225 126 - #FF28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6" calcext:value-type="float">
            <text:p>1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6"/>
          <table:table-cell table:style-name="ce45"/>
          <table:table-cell table:style-name="ce50" table:formula="of:=BITAND(BITRSHIFT([.A130];6);HEX2DEC(&quot;7&quot;))" office:value-type="float" office:value="1" calcext:value-type="float">
            <text:p>1</text:p>
          </table:table-cell>
          <table:table-cell table:style-name="ce3" table:formula="of:=BITAND(BITRSHIFT([.A130];3);HEX2DEC(&quot;7&quot;))" office:value-type="float" office:value="7" calcext:value-type="float">
            <text:p>7</text:p>
          </table:table-cell>
          <table:table-cell table:style-name="ce57" table:formula="of:=BITAND([.A1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30]/7;1/[.$K$1])*255;0)" office:value-type="float" office:value="255" calcext:value-type="float">
            <text:p>255</text:p>
          </table:table-cell>
          <table:table-cell table:style-name="ce6" table:formula="of:=ROUND(POWER([.D130]/7;1/[.$K$1])*255;0)" office:value-type="float" office:value="43" calcext:value-type="float">
            <text:p>43</text:p>
          </table:table-cell>
          <table:table-cell table:style-name="ce6" table:formula="of:=ROUND(POWER([.F130]/7;1/[.$K$1])*255;0)" office:value-type="float" office:value="255" calcext:value-type="float">
            <text:p>255</text:p>
          </table:table-cell>
          <table:table-cell table:style-name="ce28" table:formula="of:=CONCATENATE(&quot;#&quot;;DEC2HEX([.H130];2);DEC2HEX([.I130];2);DEC2HEX([.J130];2))" office:value-type="string" office:string-value="#FF2BFF" calcext:value-type="string">
            <text:p>#FF2BFF</text:p>
          </table:table-cell>
          <table:table-cell table:style-name="ce32" table:formula="of:=CONCATENATE(IF([.H130]&lt;10;&quot;  &quot;;IF([.H130]&lt;100;&quot; &quot;;&quot;&quot;));[.H130];&quot; &quot;;IF([.I130]&lt;10;&quot;  &quot;;IF([.I130]&lt;100;&quot; &quot;;&quot;&quot;));[.I130];&quot; &quot;;IF([.J130]&lt;10;&quot;  &quot;;IF([.J130]&lt;100;&quot; &quot;;&quot;&quot;));[.J130];&quot; &quot;;[.A130];&quot; - &quot;;[.K130])" office:value-type="string" office:string-value="255  43 255 127 - #FF2BFF" calcext:value-type="string">
            <text:p>255 <text:s/>43 255 127 - #FF2BFF</text:p>
          </table:table-cell>
          <table:table-cell table:style-name="ce35"/>
          <table:table-cell table:style-name="ce9"/>
          <table:table-cell table:style-name="ce6" table:formula="of:=INDEX([.$N$3:.$N$10];[.E130]+1;1)" office:value-type="float" office:value="255" calcext:value-type="float">
            <text:p>255</text:p>
          </table:table-cell>
          <table:table-cell table:style-name="ce6" table:formula="of:=INDEX([.$N$3:.$N$10];[.D130]+1;1)" office:value-type="float" office:value="40" calcext:value-type="float">
            <text:p>40</text:p>
          </table:table-cell>
          <table:table-cell table:style-name="ce6" table:formula="of:=INDEX([.$N$3:.$N$10];[.F130]+1;1)" office:value-type="float" office:value="255" calcext:value-type="float">
            <text:p>255</text:p>
          </table:table-cell>
          <table:table-cell table:style-name="ce28" table:formula="of:=CONCATENATE(&quot;#&quot;;DEC2HEX([.O130];2);DEC2HEX([.P130];2);DEC2HEX([.Q130];2))" office:value-type="string" office:string-value="#FF28FF" calcext:value-type="string">
            <text:p>#FF28FF</text:p>
          </table:table-cell>
          <table:table-cell table:style-name="ce32" table:formula="of:=CONCATENATE(IF([.O130]&lt;10;&quot;  &quot;;IF([.O130]&lt;100;&quot; &quot;;&quot;&quot;));[.O130];&quot; &quot;;IF([.P130]&lt;10;&quot;  &quot;;IF([.P130]&lt;100;&quot; &quot;;&quot;&quot;));[.P130];&quot; &quot;;IF([.Q130]&lt;10;&quot;  &quot;;IF([.Q130]&lt;100;&quot; &quot;;&quot;&quot;));[.Q130];&quot; &quot;;[.A130];&quot; - &quot;;[.R130])" office:value-type="string" office:string-value="255  40 255 127 - #FF28FF" calcext:value-type="string">
            <text:p>255 <text:s/>40 255 127 - #FF28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7" calcext:value-type="float">
            <text:p>1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6"/>
          <table:table-cell table:style-name="ce45"/>
          <table:table-cell table:style-name="ce50" table:formula="of:=BITAND(BITRSHIFT([.A131];6);HEX2DEC(&quot;7&quot;))" office:value-type="float" office:value="2" calcext:value-type="float">
            <text:p>2</text:p>
          </table:table-cell>
          <table:table-cell table:style-name="ce3" table:formula="of:=BITAND(BITRSHIFT([.A131];3);HEX2DEC(&quot;7&quot;))" office:value-type="float" office:value="0" calcext:value-type="float">
            <text:p>0</text:p>
          </table:table-cell>
          <table:table-cell table:style-name="ce57" table:formula="of:=BITAND([.A1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31]/7;1/[.$K$1])*255;0)" office:value-type="float" office:value="0" calcext:value-type="float">
            <text:p>0</text:p>
          </table:table-cell>
          <table:table-cell table:style-name="ce6" table:formula="of:=ROUND(POWER([.D131]/7;1/[.$K$1])*255;0)" office:value-type="float" office:value="82" calcext:value-type="float">
            <text:p>82</text:p>
          </table:table-cell>
          <table:table-cell table:style-name="ce6" table:formula="of:=ROUND(POWER([.F131]/7;1/[.$K$1])*255;0)" office:value-type="float" office:value="0" calcext:value-type="float">
            <text:p>0</text:p>
          </table:table-cell>
          <table:table-cell table:style-name="ce28" table:formula="of:=CONCATENATE(&quot;#&quot;;DEC2HEX([.H131];2);DEC2HEX([.I131];2);DEC2HEX([.J131];2))" office:value-type="string" office:string-value="#005200" calcext:value-type="string">
            <text:p>#005200</text:p>
          </table:table-cell>
          <table:table-cell table:style-name="ce32" table:formula="of:=CONCATENATE(IF([.H131]&lt;10;&quot;  &quot;;IF([.H131]&lt;100;&quot; &quot;;&quot;&quot;));[.H131];&quot; &quot;;IF([.I131]&lt;10;&quot;  &quot;;IF([.I131]&lt;100;&quot; &quot;;&quot;&quot;));[.I131];&quot; &quot;;IF([.J131]&lt;10;&quot;  &quot;;IF([.J131]&lt;100;&quot; &quot;;&quot;&quot;));[.J131];&quot; &quot;;[.A131];&quot; - &quot;;[.K131])" office:value-type="string" office:string-value="  0  82   0 128 - #005200" calcext:value-type="string">
            <text:p><text:s text:c="2"/>0 <text:s/>82 <text:s text:c="2"/>0 128 - #005200</text:p>
          </table:table-cell>
          <table:table-cell table:style-name="ce35"/>
          <table:table-cell table:style-name="ce9"/>
          <table:table-cell table:style-name="ce6" table:formula="of:=INDEX([.$N$3:.$N$10];[.E131]+1;1)" office:value-type="float" office:value="0" calcext:value-type="float">
            <text:p>0</text:p>
          </table:table-cell>
          <table:table-cell table:style-name="ce6" table:formula="of:=INDEX([.$N$3:.$N$10];[.D131]+1;1)" office:value-type="float" office:value="83" calcext:value-type="float">
            <text:p>83</text:p>
          </table:table-cell>
          <table:table-cell table:style-name="ce6" table:formula="of:=INDEX([.$N$3:.$N$10];[.F131]+1;1)" office:value-type="float" office:value="0" calcext:value-type="float">
            <text:p>0</text:p>
          </table:table-cell>
          <table:table-cell table:style-name="ce28" table:formula="of:=CONCATENATE(&quot;#&quot;;DEC2HEX([.O131];2);DEC2HEX([.P131];2);DEC2HEX([.Q131];2))" office:value-type="string" office:string-value="#005300" calcext:value-type="string">
            <text:p>#005300</text:p>
          </table:table-cell>
          <table:table-cell table:style-name="ce32" table:formula="of:=CONCATENATE(IF([.O131]&lt;10;&quot;  &quot;;IF([.O131]&lt;100;&quot; &quot;;&quot;&quot;));[.O131];&quot; &quot;;IF([.P131]&lt;10;&quot;  &quot;;IF([.P131]&lt;100;&quot; &quot;;&quot;&quot;));[.P131];&quot; &quot;;IF([.Q131]&lt;10;&quot;  &quot;;IF([.Q131]&lt;100;&quot; &quot;;&quot;&quot;));[.Q131];&quot; &quot;;[.A131];&quot; - &quot;;[.R131])" office:value-type="string" office:string-value="  0  83   0 128 - #005300" calcext:value-type="string">
            <text:p><text:s text:c="2"/>0 <text:s/>83 <text:s text:c="2"/>0 128 - #00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8" calcext:value-type="float">
            <text:p>1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6"/>
          <table:table-cell table:style-name="ce45"/>
          <table:table-cell table:style-name="ce50" table:formula="of:=BITAND(BITRSHIFT([.A132];6);HEX2DEC(&quot;7&quot;))" office:value-type="float" office:value="2" calcext:value-type="float">
            <text:p>2</text:p>
          </table:table-cell>
          <table:table-cell table:style-name="ce3" table:formula="of:=BITAND(BITRSHIFT([.A132];3);HEX2DEC(&quot;7&quot;))" office:value-type="float" office:value="0" calcext:value-type="float">
            <text:p>0</text:p>
          </table:table-cell>
          <table:table-cell table:style-name="ce57" table:formula="of:=BITAND([.A1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32]/7;1/[.$K$1])*255;0)" office:value-type="float" office:value="0" calcext:value-type="float">
            <text:p>0</text:p>
          </table:table-cell>
          <table:table-cell table:style-name="ce6" table:formula="of:=ROUND(POWER([.D132]/7;1/[.$K$1])*255;0)" office:value-type="float" office:value="82" calcext:value-type="float">
            <text:p>82</text:p>
          </table:table-cell>
          <table:table-cell table:style-name="ce6" table:formula="of:=ROUND(POWER([.F132]/7;1/[.$K$1])*255;0)" office:value-type="float" office:value="43" calcext:value-type="float">
            <text:p>43</text:p>
          </table:table-cell>
          <table:table-cell table:style-name="ce28" table:formula="of:=CONCATENATE(&quot;#&quot;;DEC2HEX([.H132];2);DEC2HEX([.I132];2);DEC2HEX([.J132];2))" office:value-type="string" office:string-value="#00522B" calcext:value-type="string">
            <text:p>#00522B</text:p>
          </table:table-cell>
          <table:table-cell table:style-name="ce32" table:formula="of:=CONCATENATE(IF([.H132]&lt;10;&quot;  &quot;;IF([.H132]&lt;100;&quot; &quot;;&quot;&quot;));[.H132];&quot; &quot;;IF([.I132]&lt;10;&quot;  &quot;;IF([.I132]&lt;100;&quot; &quot;;&quot;&quot;));[.I132];&quot; &quot;;IF([.J132]&lt;10;&quot;  &quot;;IF([.J132]&lt;100;&quot; &quot;;&quot;&quot;));[.J132];&quot; &quot;;[.A132];&quot; - &quot;;[.K132])" office:value-type="string" office:string-value="  0  82  43 129 - #00522B" calcext:value-type="string">
            <text:p><text:s text:c="2"/>0 <text:s/>82 <text:s/>43 129 - #00522B</text:p>
          </table:table-cell>
          <table:table-cell table:style-name="ce35"/>
          <table:table-cell table:style-name="ce9"/>
          <table:table-cell table:style-name="ce6" table:formula="of:=INDEX([.$N$3:.$N$10];[.E132]+1;1)" office:value-type="float" office:value="0" calcext:value-type="float">
            <text:p>0</text:p>
          </table:table-cell>
          <table:table-cell table:style-name="ce6" table:formula="of:=INDEX([.$N$3:.$N$10];[.D132]+1;1)" office:value-type="float" office:value="83" calcext:value-type="float">
            <text:p>83</text:p>
          </table:table-cell>
          <table:table-cell table:style-name="ce6" table:formula="of:=INDEX([.$N$3:.$N$10];[.F132]+1;1)" office:value-type="float" office:value="40" calcext:value-type="float">
            <text:p>40</text:p>
          </table:table-cell>
          <table:table-cell table:style-name="ce28" table:formula="of:=CONCATENATE(&quot;#&quot;;DEC2HEX([.O132];2);DEC2HEX([.P132];2);DEC2HEX([.Q132];2))" office:value-type="string" office:string-value="#005328" calcext:value-type="string">
            <text:p>#005328</text:p>
          </table:table-cell>
          <table:table-cell table:style-name="ce32" table:formula="of:=CONCATENATE(IF([.O132]&lt;10;&quot;  &quot;;IF([.O132]&lt;100;&quot; &quot;;&quot;&quot;));[.O132];&quot; &quot;;IF([.P132]&lt;10;&quot;  &quot;;IF([.P132]&lt;100;&quot; &quot;;&quot;&quot;));[.P132];&quot; &quot;;IF([.Q132]&lt;10;&quot;  &quot;;IF([.Q132]&lt;100;&quot; &quot;;&quot;&quot;));[.Q132];&quot; &quot;;[.A132];&quot; - &quot;;[.R132])" office:value-type="string" office:string-value="  0  83  40 129 - #005328" calcext:value-type="string">
            <text:p><text:s text:c="2"/>0 <text:s/>83 <text:s/>40 129 - #00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29" calcext:value-type="float">
            <text:p>1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6"/>
          <table:table-cell table:style-name="ce45"/>
          <table:table-cell table:style-name="ce50" table:formula="of:=BITAND(BITRSHIFT([.A133];6);HEX2DEC(&quot;7&quot;))" office:value-type="float" office:value="2" calcext:value-type="float">
            <text:p>2</text:p>
          </table:table-cell>
          <table:table-cell table:style-name="ce3" table:formula="of:=BITAND(BITRSHIFT([.A133];3);HEX2DEC(&quot;7&quot;))" office:value-type="float" office:value="0" calcext:value-type="float">
            <text:p>0</text:p>
          </table:table-cell>
          <table:table-cell table:style-name="ce57" table:formula="of:=BITAND([.A1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33]/7;1/[.$K$1])*255;0)" office:value-type="float" office:value="0" calcext:value-type="float">
            <text:p>0</text:p>
          </table:table-cell>
          <table:table-cell table:style-name="ce6" table:formula="of:=ROUND(POWER([.D133]/7;1/[.$K$1])*255;0)" office:value-type="float" office:value="82" calcext:value-type="float">
            <text:p>82</text:p>
          </table:table-cell>
          <table:table-cell table:style-name="ce6" table:formula="of:=ROUND(POWER([.F133]/7;1/[.$K$1])*255;0)" office:value-type="float" office:value="82" calcext:value-type="float">
            <text:p>82</text:p>
          </table:table-cell>
          <table:table-cell table:style-name="ce28" table:formula="of:=CONCATENATE(&quot;#&quot;;DEC2HEX([.H133];2);DEC2HEX([.I133];2);DEC2HEX([.J133];2))" office:value-type="string" office:string-value="#005252" calcext:value-type="string">
            <text:p>#005252</text:p>
          </table:table-cell>
          <table:table-cell table:style-name="ce32" table:formula="of:=CONCATENATE(IF([.H133]&lt;10;&quot;  &quot;;IF([.H133]&lt;100;&quot; &quot;;&quot;&quot;));[.H133];&quot; &quot;;IF([.I133]&lt;10;&quot;  &quot;;IF([.I133]&lt;100;&quot; &quot;;&quot;&quot;));[.I133];&quot; &quot;;IF([.J133]&lt;10;&quot;  &quot;;IF([.J133]&lt;100;&quot; &quot;;&quot;&quot;));[.J133];&quot; &quot;;[.A133];&quot; - &quot;;[.K133])" office:value-type="string" office:string-value="  0  82  82 130 - #005252" calcext:value-type="string">
            <text:p><text:s text:c="2"/>0 <text:s/>82 <text:s/>82 130 - #005252</text:p>
          </table:table-cell>
          <table:table-cell table:style-name="ce35"/>
          <table:table-cell table:style-name="ce9"/>
          <table:table-cell table:style-name="ce6" table:formula="of:=INDEX([.$N$3:.$N$10];[.E133]+1;1)" office:value-type="float" office:value="0" calcext:value-type="float">
            <text:p>0</text:p>
          </table:table-cell>
          <table:table-cell table:style-name="ce6" table:formula="of:=INDEX([.$N$3:.$N$10];[.D133]+1;1)" office:value-type="float" office:value="83" calcext:value-type="float">
            <text:p>83</text:p>
          </table:table-cell>
          <table:table-cell table:style-name="ce6" table:formula="of:=INDEX([.$N$3:.$N$10];[.F133]+1;1)" office:value-type="float" office:value="83" calcext:value-type="float">
            <text:p>83</text:p>
          </table:table-cell>
          <table:table-cell table:style-name="ce28" table:formula="of:=CONCATENATE(&quot;#&quot;;DEC2HEX([.O133];2);DEC2HEX([.P133];2);DEC2HEX([.Q133];2))" office:value-type="string" office:string-value="#005353" calcext:value-type="string">
            <text:p>#005353</text:p>
          </table:table-cell>
          <table:table-cell table:style-name="ce32" table:formula="of:=CONCATENATE(IF([.O133]&lt;10;&quot;  &quot;;IF([.O133]&lt;100;&quot; &quot;;&quot;&quot;));[.O133];&quot; &quot;;IF([.P133]&lt;10;&quot;  &quot;;IF([.P133]&lt;100;&quot; &quot;;&quot;&quot;));[.P133];&quot; &quot;;IF([.Q133]&lt;10;&quot;  &quot;;IF([.Q133]&lt;100;&quot; &quot;;&quot;&quot;));[.Q133];&quot; &quot;;[.A133];&quot; - &quot;;[.R133])" office:value-type="string" office:string-value="  0  83  83 130 - #005353" calcext:value-type="string">
            <text:p><text:s text:c="2"/>0 <text:s/>83 <text:s/>83 130 - #00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0" calcext:value-type="float">
            <text:p>1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6"/>
          <table:table-cell table:style-name="ce45"/>
          <table:table-cell table:style-name="ce50" table:formula="of:=BITAND(BITRSHIFT([.A134];6);HEX2DEC(&quot;7&quot;))" office:value-type="float" office:value="2" calcext:value-type="float">
            <text:p>2</text:p>
          </table:table-cell>
          <table:table-cell table:style-name="ce3" table:formula="of:=BITAND(BITRSHIFT([.A134];3);HEX2DEC(&quot;7&quot;))" office:value-type="float" office:value="0" calcext:value-type="float">
            <text:p>0</text:p>
          </table:table-cell>
          <table:table-cell table:style-name="ce57" table:formula="of:=BITAND([.A1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34]/7;1/[.$K$1])*255;0)" office:value-type="float" office:value="0" calcext:value-type="float">
            <text:p>0</text:p>
          </table:table-cell>
          <table:table-cell table:style-name="ce6" table:formula="of:=ROUND(POWER([.D134]/7;1/[.$K$1])*255;0)" office:value-type="float" office:value="82" calcext:value-type="float">
            <text:p>82</text:p>
          </table:table-cell>
          <table:table-cell table:style-name="ce6" table:formula="of:=ROUND(POWER([.F134]/7;1/[.$K$1])*255;0)" office:value-type="float" office:value="118" calcext:value-type="float">
            <text:p>118</text:p>
          </table:table-cell>
          <table:table-cell table:style-name="ce28" table:formula="of:=CONCATENATE(&quot;#&quot;;DEC2HEX([.H134];2);DEC2HEX([.I134];2);DEC2HEX([.J134];2))" office:value-type="string" office:string-value="#005276" calcext:value-type="string">
            <text:p>#005276</text:p>
          </table:table-cell>
          <table:table-cell table:style-name="ce32" table:formula="of:=CONCATENATE(IF([.H134]&lt;10;&quot;  &quot;;IF([.H134]&lt;100;&quot; &quot;;&quot;&quot;));[.H134];&quot; &quot;;IF([.I134]&lt;10;&quot;  &quot;;IF([.I134]&lt;100;&quot; &quot;;&quot;&quot;));[.I134];&quot; &quot;;IF([.J134]&lt;10;&quot;  &quot;;IF([.J134]&lt;100;&quot; &quot;;&quot;&quot;));[.J134];&quot; &quot;;[.A134];&quot; - &quot;;[.K134])" office:value-type="string" office:string-value="  0  82 118 131 - #005276" calcext:value-type="string">
            <text:p><text:s text:c="2"/>0 <text:s/>82 118 131 - #005276</text:p>
          </table:table-cell>
          <table:table-cell table:style-name="ce35"/>
          <table:table-cell table:style-name="ce9"/>
          <table:table-cell table:style-name="ce6" table:formula="of:=INDEX([.$N$3:.$N$10];[.E134]+1;1)" office:value-type="float" office:value="0" calcext:value-type="float">
            <text:p>0</text:p>
          </table:table-cell>
          <table:table-cell table:style-name="ce6" table:formula="of:=INDEX([.$N$3:.$N$10];[.D134]+1;1)" office:value-type="float" office:value="83" calcext:value-type="float">
            <text:p>83</text:p>
          </table:table-cell>
          <table:table-cell table:style-name="ce6" table:formula="of:=INDEX([.$N$3:.$N$10];[.F134]+1;1)" office:value-type="float" office:value="116" calcext:value-type="float">
            <text:p>116</text:p>
          </table:table-cell>
          <table:table-cell table:style-name="ce28" table:formula="of:=CONCATENATE(&quot;#&quot;;DEC2HEX([.O134];2);DEC2HEX([.P134];2);DEC2HEX([.Q134];2))" office:value-type="string" office:string-value="#005374" calcext:value-type="string">
            <text:p>#005374</text:p>
          </table:table-cell>
          <table:table-cell table:style-name="ce32" table:formula="of:=CONCATENATE(IF([.O134]&lt;10;&quot;  &quot;;IF([.O134]&lt;100;&quot; &quot;;&quot;&quot;));[.O134];&quot; &quot;;IF([.P134]&lt;10;&quot;  &quot;;IF([.P134]&lt;100;&quot; &quot;;&quot;&quot;));[.P134];&quot; &quot;;IF([.Q134]&lt;10;&quot;  &quot;;IF([.Q134]&lt;100;&quot; &quot;;&quot;&quot;));[.Q134];&quot; &quot;;[.A134];&quot; - &quot;;[.R134])" office:value-type="string" office:string-value="  0  83 116 131 - #005374" calcext:value-type="string">
            <text:p><text:s text:c="2"/>0 <text:s/>83 116 131 - #00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1" calcext:value-type="float">
            <text:p>1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6"/>
          <table:table-cell table:style-name="ce45"/>
          <table:table-cell table:style-name="ce50" table:formula="of:=BITAND(BITRSHIFT([.A135];6);HEX2DEC(&quot;7&quot;))" office:value-type="float" office:value="2" calcext:value-type="float">
            <text:p>2</text:p>
          </table:table-cell>
          <table:table-cell table:style-name="ce3" table:formula="of:=BITAND(BITRSHIFT([.A135];3);HEX2DEC(&quot;7&quot;))" office:value-type="float" office:value="0" calcext:value-type="float">
            <text:p>0</text:p>
          </table:table-cell>
          <table:table-cell table:style-name="ce57" table:formula="of:=BITAND([.A1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35]/7;1/[.$K$1])*255;0)" office:value-type="float" office:value="0" calcext:value-type="float">
            <text:p>0</text:p>
          </table:table-cell>
          <table:table-cell table:style-name="ce6" table:formula="of:=ROUND(POWER([.D135]/7;1/[.$K$1])*255;0)" office:value-type="float" office:value="82" calcext:value-type="float">
            <text:p>82</text:p>
          </table:table-cell>
          <table:table-cell table:style-name="ce6" table:formula="of:=ROUND(POWER([.F135]/7;1/[.$K$1])*255;0)" office:value-type="float" office:value="153" calcext:value-type="float">
            <text:p>153</text:p>
          </table:table-cell>
          <table:table-cell table:style-name="ce28" table:formula="of:=CONCATENATE(&quot;#&quot;;DEC2HEX([.H135];2);DEC2HEX([.I135];2);DEC2HEX([.J135];2))" office:value-type="string" office:string-value="#005299" calcext:value-type="string">
            <text:p>#005299</text:p>
          </table:table-cell>
          <table:table-cell table:style-name="ce32" table:formula="of:=CONCATENATE(IF([.H135]&lt;10;&quot;  &quot;;IF([.H135]&lt;100;&quot; &quot;;&quot;&quot;));[.H135];&quot; &quot;;IF([.I135]&lt;10;&quot;  &quot;;IF([.I135]&lt;100;&quot; &quot;;&quot;&quot;));[.I135];&quot; &quot;;IF([.J135]&lt;10;&quot;  &quot;;IF([.J135]&lt;100;&quot; &quot;;&quot;&quot;));[.J135];&quot; &quot;;[.A135];&quot; - &quot;;[.K135])" office:value-type="string" office:string-value="  0  82 153 132 - #005299" calcext:value-type="string">
            <text:p><text:s text:c="2"/>0 <text:s/>82 153 132 - #005299</text:p>
          </table:table-cell>
          <table:table-cell table:style-name="ce35"/>
          <table:table-cell table:style-name="ce9"/>
          <table:table-cell table:style-name="ce6" table:formula="of:=INDEX([.$N$3:.$N$10];[.E135]+1;1)" office:value-type="float" office:value="0" calcext:value-type="float">
            <text:p>0</text:p>
          </table:table-cell>
          <table:table-cell table:style-name="ce6" table:formula="of:=INDEX([.$N$3:.$N$10];[.D135]+1;1)" office:value-type="float" office:value="83" calcext:value-type="float">
            <text:p>83</text:p>
          </table:table-cell>
          <table:table-cell table:style-name="ce6" table:formula="of:=INDEX([.$N$3:.$N$10];[.F135]+1;1)" office:value-type="float" office:value="156" calcext:value-type="float">
            <text:p>156</text:p>
          </table:table-cell>
          <table:table-cell table:style-name="ce28" table:formula="of:=CONCATENATE(&quot;#&quot;;DEC2HEX([.O135];2);DEC2HEX([.P135];2);DEC2HEX([.Q135];2))" office:value-type="string" office:string-value="#00539C" calcext:value-type="string">
            <text:p>#00539C</text:p>
          </table:table-cell>
          <table:table-cell table:style-name="ce32" table:formula="of:=CONCATENATE(IF([.O135]&lt;10;&quot;  &quot;;IF([.O135]&lt;100;&quot; &quot;;&quot;&quot;));[.O135];&quot; &quot;;IF([.P135]&lt;10;&quot;  &quot;;IF([.P135]&lt;100;&quot; &quot;;&quot;&quot;));[.P135];&quot; &quot;;IF([.Q135]&lt;10;&quot;  &quot;;IF([.Q135]&lt;100;&quot; &quot;;&quot;&quot;));[.Q135];&quot; &quot;;[.A135];&quot; - &quot;;[.R135])" office:value-type="string" office:string-value="  0  83 156 132 - #00539C" calcext:value-type="string">
            <text:p><text:s text:c="2"/>0 <text:s/>83 156 132 - #00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2" calcext:value-type="float">
            <text:p>1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6"/>
          <table:table-cell table:style-name="ce45"/>
          <table:table-cell table:style-name="ce50" table:formula="of:=BITAND(BITRSHIFT([.A136];6);HEX2DEC(&quot;7&quot;))" office:value-type="float" office:value="2" calcext:value-type="float">
            <text:p>2</text:p>
          </table:table-cell>
          <table:table-cell table:style-name="ce3" table:formula="of:=BITAND(BITRSHIFT([.A136];3);HEX2DEC(&quot;7&quot;))" office:value-type="float" office:value="0" calcext:value-type="float">
            <text:p>0</text:p>
          </table:table-cell>
          <table:table-cell table:style-name="ce57" table:formula="of:=BITAND([.A1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36]/7;1/[.$K$1])*255;0)" office:value-type="float" office:value="0" calcext:value-type="float">
            <text:p>0</text:p>
          </table:table-cell>
          <table:table-cell table:style-name="ce6" table:formula="of:=ROUND(POWER([.D136]/7;1/[.$K$1])*255;0)" office:value-type="float" office:value="82" calcext:value-type="float">
            <text:p>82</text:p>
          </table:table-cell>
          <table:table-cell table:style-name="ce6" table:formula="of:=ROUND(POWER([.F136]/7;1/[.$K$1])*255;0)" office:value-type="float" office:value="188" calcext:value-type="float">
            <text:p>188</text:p>
          </table:table-cell>
          <table:table-cell table:style-name="ce28" table:formula="of:=CONCATENATE(&quot;#&quot;;DEC2HEX([.H136];2);DEC2HEX([.I136];2);DEC2HEX([.J136];2))" office:value-type="string" office:string-value="#0052BC" calcext:value-type="string">
            <text:p>#0052BC</text:p>
          </table:table-cell>
          <table:table-cell table:style-name="ce32" table:formula="of:=CONCATENATE(IF([.H136]&lt;10;&quot;  &quot;;IF([.H136]&lt;100;&quot; &quot;;&quot;&quot;));[.H136];&quot; &quot;;IF([.I136]&lt;10;&quot;  &quot;;IF([.I136]&lt;100;&quot; &quot;;&quot;&quot;));[.I136];&quot; &quot;;IF([.J136]&lt;10;&quot;  &quot;;IF([.J136]&lt;100;&quot; &quot;;&quot;&quot;));[.J136];&quot; &quot;;[.A136];&quot; - &quot;;[.K136])" office:value-type="string" office:string-value="  0  82 188 133 - #0052BC" calcext:value-type="string">
            <text:p><text:s text:c="2"/>0 <text:s/>82 188 133 - #0052BC</text:p>
          </table:table-cell>
          <table:table-cell table:style-name="ce35"/>
          <table:table-cell table:style-name="ce9"/>
          <table:table-cell table:style-name="ce6" table:formula="of:=INDEX([.$N$3:.$N$10];[.E136]+1;1)" office:value-type="float" office:value="0" calcext:value-type="float">
            <text:p>0</text:p>
          </table:table-cell>
          <table:table-cell table:style-name="ce6" table:formula="of:=INDEX([.$N$3:.$N$10];[.D136]+1;1)" office:value-type="float" office:value="83" calcext:value-type="float">
            <text:p>83</text:p>
          </table:table-cell>
          <table:table-cell table:style-name="ce6" table:formula="of:=INDEX([.$N$3:.$N$10];[.F136]+1;1)" office:value-type="float" office:value="187" calcext:value-type="float">
            <text:p>187</text:p>
          </table:table-cell>
          <table:table-cell table:style-name="ce28" table:formula="of:=CONCATENATE(&quot;#&quot;;DEC2HEX([.O136];2);DEC2HEX([.P136];2);DEC2HEX([.Q136];2))" office:value-type="string" office:string-value="#0053BB" calcext:value-type="string">
            <text:p>#0053BB</text:p>
          </table:table-cell>
          <table:table-cell table:style-name="ce32" table:formula="of:=CONCATENATE(IF([.O136]&lt;10;&quot;  &quot;;IF([.O136]&lt;100;&quot; &quot;;&quot;&quot;));[.O136];&quot; &quot;;IF([.P136]&lt;10;&quot;  &quot;;IF([.P136]&lt;100;&quot; &quot;;&quot;&quot;));[.P136];&quot; &quot;;IF([.Q136]&lt;10;&quot;  &quot;;IF([.Q136]&lt;100;&quot; &quot;;&quot;&quot;));[.Q136];&quot; &quot;;[.A136];&quot; - &quot;;[.R136])" office:value-type="string" office:string-value="  0  83 187 133 - #0053BB" calcext:value-type="string">
            <text:p><text:s text:c="2"/>0 <text:s/>83 187 133 - #00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3" calcext:value-type="float">
            <text:p>1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6"/>
          <table:table-cell table:style-name="ce45"/>
          <table:table-cell table:style-name="ce50" table:formula="of:=BITAND(BITRSHIFT([.A137];6);HEX2DEC(&quot;7&quot;))" office:value-type="float" office:value="2" calcext:value-type="float">
            <text:p>2</text:p>
          </table:table-cell>
          <table:table-cell table:style-name="ce3" table:formula="of:=BITAND(BITRSHIFT([.A137];3);HEX2DEC(&quot;7&quot;))" office:value-type="float" office:value="0" calcext:value-type="float">
            <text:p>0</text:p>
          </table:table-cell>
          <table:table-cell table:style-name="ce57" table:formula="of:=BITAND([.A1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37]/7;1/[.$K$1])*255;0)" office:value-type="float" office:value="0" calcext:value-type="float">
            <text:p>0</text:p>
          </table:table-cell>
          <table:table-cell table:style-name="ce6" table:formula="of:=ROUND(POWER([.D137]/7;1/[.$K$1])*255;0)" office:value-type="float" office:value="82" calcext:value-type="float">
            <text:p>82</text:p>
          </table:table-cell>
          <table:table-cell table:style-name="ce6" table:formula="of:=ROUND(POWER([.F137]/7;1/[.$K$1])*255;0)" office:value-type="float" office:value="222" calcext:value-type="float">
            <text:p>222</text:p>
          </table:table-cell>
          <table:table-cell table:style-name="ce28" table:formula="of:=CONCATENATE(&quot;#&quot;;DEC2HEX([.H137];2);DEC2HEX([.I137];2);DEC2HEX([.J137];2))" office:value-type="string" office:string-value="#0052DE" calcext:value-type="string">
            <text:p>#0052DE</text:p>
          </table:table-cell>
          <table:table-cell table:style-name="ce32" table:formula="of:=CONCATENATE(IF([.H137]&lt;10;&quot;  &quot;;IF([.H137]&lt;100;&quot; &quot;;&quot;&quot;));[.H137];&quot; &quot;;IF([.I137]&lt;10;&quot;  &quot;;IF([.I137]&lt;100;&quot; &quot;;&quot;&quot;));[.I137];&quot; &quot;;IF([.J137]&lt;10;&quot;  &quot;;IF([.J137]&lt;100;&quot; &quot;;&quot;&quot;));[.J137];&quot; &quot;;[.A137];&quot; - &quot;;[.K137])" office:value-type="string" office:string-value="  0  82 222 134 - #0052DE" calcext:value-type="string">
            <text:p><text:s text:c="2"/>0 <text:s/>82 222 134 - #0052DE</text:p>
          </table:table-cell>
          <table:table-cell table:style-name="ce35"/>
          <table:table-cell table:style-name="ce9"/>
          <table:table-cell table:style-name="ce6" table:formula="of:=INDEX([.$N$3:.$N$10];[.E137]+1;1)" office:value-type="float" office:value="0" calcext:value-type="float">
            <text:p>0</text:p>
          </table:table-cell>
          <table:table-cell table:style-name="ce6" table:formula="of:=INDEX([.$N$3:.$N$10];[.D137]+1;1)" office:value-type="float" office:value="83" calcext:value-type="float">
            <text:p>83</text:p>
          </table:table-cell>
          <table:table-cell table:style-name="ce6" table:formula="of:=INDEX([.$N$3:.$N$10];[.F137]+1;1)" office:value-type="float" office:value="225" calcext:value-type="float">
            <text:p>225</text:p>
          </table:table-cell>
          <table:table-cell table:style-name="ce28" table:formula="of:=CONCATENATE(&quot;#&quot;;DEC2HEX([.O137];2);DEC2HEX([.P137];2);DEC2HEX([.Q137];2))" office:value-type="string" office:string-value="#0053E1" calcext:value-type="string">
            <text:p>#0053E1</text:p>
          </table:table-cell>
          <table:table-cell table:style-name="ce32" table:formula="of:=CONCATENATE(IF([.O137]&lt;10;&quot;  &quot;;IF([.O137]&lt;100;&quot; &quot;;&quot;&quot;));[.O137];&quot; &quot;;IF([.P137]&lt;10;&quot;  &quot;;IF([.P137]&lt;100;&quot; &quot;;&quot;&quot;));[.P137];&quot; &quot;;IF([.Q137]&lt;10;&quot;  &quot;;IF([.Q137]&lt;100;&quot; &quot;;&quot;&quot;));[.Q137];&quot; &quot;;[.A137];&quot; - &quot;;[.R137])" office:value-type="string" office:string-value="  0  83 225 134 - #0053E1" calcext:value-type="string">
            <text:p><text:s text:c="2"/>0 <text:s/>83 225 134 - #00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4" calcext:value-type="float">
            <text:p>1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6"/>
          <table:table-cell table:style-name="ce45"/>
          <table:table-cell table:style-name="ce50" table:formula="of:=BITAND(BITRSHIFT([.A138];6);HEX2DEC(&quot;7&quot;))" office:value-type="float" office:value="2" calcext:value-type="float">
            <text:p>2</text:p>
          </table:table-cell>
          <table:table-cell table:style-name="ce3" table:formula="of:=BITAND(BITRSHIFT([.A138];3);HEX2DEC(&quot;7&quot;))" office:value-type="float" office:value="0" calcext:value-type="float">
            <text:p>0</text:p>
          </table:table-cell>
          <table:table-cell table:style-name="ce57" table:formula="of:=BITAND([.A1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38]/7;1/[.$K$1])*255;0)" office:value-type="float" office:value="0" calcext:value-type="float">
            <text:p>0</text:p>
          </table:table-cell>
          <table:table-cell table:style-name="ce6" table:formula="of:=ROUND(POWER([.D138]/7;1/[.$K$1])*255;0)" office:value-type="float" office:value="82" calcext:value-type="float">
            <text:p>82</text:p>
          </table:table-cell>
          <table:table-cell table:style-name="ce6" table:formula="of:=ROUND(POWER([.F138]/7;1/[.$K$1])*255;0)" office:value-type="float" office:value="255" calcext:value-type="float">
            <text:p>255</text:p>
          </table:table-cell>
          <table:table-cell table:style-name="ce28" table:formula="of:=CONCATENATE(&quot;#&quot;;DEC2HEX([.H138];2);DEC2HEX([.I138];2);DEC2HEX([.J138];2))" office:value-type="string" office:string-value="#0052FF" calcext:value-type="string">
            <text:p>#0052FF</text:p>
          </table:table-cell>
          <table:table-cell table:style-name="ce32" table:formula="of:=CONCATENATE(IF([.H138]&lt;10;&quot;  &quot;;IF([.H138]&lt;100;&quot; &quot;;&quot;&quot;));[.H138];&quot; &quot;;IF([.I138]&lt;10;&quot;  &quot;;IF([.I138]&lt;100;&quot; &quot;;&quot;&quot;));[.I138];&quot; &quot;;IF([.J138]&lt;10;&quot;  &quot;;IF([.J138]&lt;100;&quot; &quot;;&quot;&quot;));[.J138];&quot; &quot;;[.A138];&quot; - &quot;;[.K138])" office:value-type="string" office:string-value="  0  82 255 135 - #0052FF" calcext:value-type="string">
            <text:p><text:s text:c="2"/>0 <text:s/>82 255 135 - #0052FF</text:p>
          </table:table-cell>
          <table:table-cell table:style-name="ce35"/>
          <table:table-cell table:style-name="ce9"/>
          <table:table-cell table:style-name="ce6" table:formula="of:=INDEX([.$N$3:.$N$10];[.E138]+1;1)" office:value-type="float" office:value="0" calcext:value-type="float">
            <text:p>0</text:p>
          </table:table-cell>
          <table:table-cell table:style-name="ce6" table:formula="of:=INDEX([.$N$3:.$N$10];[.D138]+1;1)" office:value-type="float" office:value="83" calcext:value-type="float">
            <text:p>83</text:p>
          </table:table-cell>
          <table:table-cell table:style-name="ce6" table:formula="of:=INDEX([.$N$3:.$N$10];[.F138]+1;1)" office:value-type="float" office:value="255" calcext:value-type="float">
            <text:p>255</text:p>
          </table:table-cell>
          <table:table-cell table:style-name="ce28" table:formula="of:=CONCATENATE(&quot;#&quot;;DEC2HEX([.O138];2);DEC2HEX([.P138];2);DEC2HEX([.Q138];2))" office:value-type="string" office:string-value="#0053FF" calcext:value-type="string">
            <text:p>#0053FF</text:p>
          </table:table-cell>
          <table:table-cell table:style-name="ce32" table:formula="of:=CONCATENATE(IF([.O138]&lt;10;&quot;  &quot;;IF([.O138]&lt;100;&quot; &quot;;&quot;&quot;));[.O138];&quot; &quot;;IF([.P138]&lt;10;&quot;  &quot;;IF([.P138]&lt;100;&quot; &quot;;&quot;&quot;));[.P138];&quot; &quot;;IF([.Q138]&lt;10;&quot;  &quot;;IF([.Q138]&lt;100;&quot; &quot;;&quot;&quot;));[.Q138];&quot; &quot;;[.A138];&quot; - &quot;;[.R138])" office:value-type="string" office:string-value="  0  83 255 135 - #0053FF" calcext:value-type="string">
            <text:p><text:s text:c="2"/>0 <text:s/>83 255 135 - #00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5" calcext:value-type="float">
            <text:p>1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6"/>
          <table:table-cell table:style-name="ce45"/>
          <table:table-cell table:style-name="ce50" table:formula="of:=BITAND(BITRSHIFT([.A139];6);HEX2DEC(&quot;7&quot;))" office:value-type="float" office:value="2" calcext:value-type="float">
            <text:p>2</text:p>
          </table:table-cell>
          <table:table-cell table:style-name="ce3" table:formula="of:=BITAND(BITRSHIFT([.A139];3);HEX2DEC(&quot;7&quot;))" office:value-type="float" office:value="1" calcext:value-type="float">
            <text:p>1</text:p>
          </table:table-cell>
          <table:table-cell table:style-name="ce57" table:formula="of:=BITAND([.A1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39]/7;1/[.$K$1])*255;0)" office:value-type="float" office:value="43" calcext:value-type="float">
            <text:p>43</text:p>
          </table:table-cell>
          <table:table-cell table:style-name="ce6" table:formula="of:=ROUND(POWER([.D139]/7;1/[.$K$1])*255;0)" office:value-type="float" office:value="82" calcext:value-type="float">
            <text:p>82</text:p>
          </table:table-cell>
          <table:table-cell table:style-name="ce6" table:formula="of:=ROUND(POWER([.F139]/7;1/[.$K$1])*255;0)" office:value-type="float" office:value="0" calcext:value-type="float">
            <text:p>0</text:p>
          </table:table-cell>
          <table:table-cell table:style-name="ce28" table:formula="of:=CONCATENATE(&quot;#&quot;;DEC2HEX([.H139];2);DEC2HEX([.I139];2);DEC2HEX([.J139];2))" office:value-type="string" office:string-value="#2B5200" calcext:value-type="string">
            <text:p>#2B5200</text:p>
          </table:table-cell>
          <table:table-cell table:style-name="ce32" table:formula="of:=CONCATENATE(IF([.H139]&lt;10;&quot;  &quot;;IF([.H139]&lt;100;&quot; &quot;;&quot;&quot;));[.H139];&quot; &quot;;IF([.I139]&lt;10;&quot;  &quot;;IF([.I139]&lt;100;&quot; &quot;;&quot;&quot;));[.I139];&quot; &quot;;IF([.J139]&lt;10;&quot;  &quot;;IF([.J139]&lt;100;&quot; &quot;;&quot;&quot;));[.J139];&quot; &quot;;[.A139];&quot; - &quot;;[.K139])" office:value-type="string" office:string-value=" 43  82   0 136 - #2B5200" calcext:value-type="string">
            <text:p><text:s/>43 <text:s/>82 <text:s text:c="2"/>0 136 - #2B5200</text:p>
          </table:table-cell>
          <table:table-cell table:style-name="ce35"/>
          <table:table-cell table:style-name="ce9"/>
          <table:table-cell table:style-name="ce6" table:formula="of:=INDEX([.$N$3:.$N$10];[.E139]+1;1)" office:value-type="float" office:value="40" calcext:value-type="float">
            <text:p>40</text:p>
          </table:table-cell>
          <table:table-cell table:style-name="ce6" table:formula="of:=INDEX([.$N$3:.$N$10];[.D139]+1;1)" office:value-type="float" office:value="83" calcext:value-type="float">
            <text:p>83</text:p>
          </table:table-cell>
          <table:table-cell table:style-name="ce6" table:formula="of:=INDEX([.$N$3:.$N$10];[.F139]+1;1)" office:value-type="float" office:value="0" calcext:value-type="float">
            <text:p>0</text:p>
          </table:table-cell>
          <table:table-cell table:style-name="ce28" table:formula="of:=CONCATENATE(&quot;#&quot;;DEC2HEX([.O139];2);DEC2HEX([.P139];2);DEC2HEX([.Q139];2))" office:value-type="string" office:string-value="#285300" calcext:value-type="string">
            <text:p>#285300</text:p>
          </table:table-cell>
          <table:table-cell table:style-name="ce32" table:formula="of:=CONCATENATE(IF([.O139]&lt;10;&quot;  &quot;;IF([.O139]&lt;100;&quot; &quot;;&quot;&quot;));[.O139];&quot; &quot;;IF([.P139]&lt;10;&quot;  &quot;;IF([.P139]&lt;100;&quot; &quot;;&quot;&quot;));[.P139];&quot; &quot;;IF([.Q139]&lt;10;&quot;  &quot;;IF([.Q139]&lt;100;&quot; &quot;;&quot;&quot;));[.Q139];&quot; &quot;;[.A139];&quot; - &quot;;[.R139])" office:value-type="string" office:string-value=" 40  83   0 136 - #285300" calcext:value-type="string">
            <text:p><text:s/>40 <text:s/>83 <text:s text:c="2"/>0 136 - #28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6" calcext:value-type="float">
            <text:p>1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6"/>
          <table:table-cell table:style-name="ce45"/>
          <table:table-cell table:style-name="ce50" table:formula="of:=BITAND(BITRSHIFT([.A140];6);HEX2DEC(&quot;7&quot;))" office:value-type="float" office:value="2" calcext:value-type="float">
            <text:p>2</text:p>
          </table:table-cell>
          <table:table-cell table:style-name="ce3" table:formula="of:=BITAND(BITRSHIFT([.A140];3);HEX2DEC(&quot;7&quot;))" office:value-type="float" office:value="1" calcext:value-type="float">
            <text:p>1</text:p>
          </table:table-cell>
          <table:table-cell table:style-name="ce57" table:formula="of:=BITAND([.A1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40]/7;1/[.$K$1])*255;0)" office:value-type="float" office:value="43" calcext:value-type="float">
            <text:p>43</text:p>
          </table:table-cell>
          <table:table-cell table:style-name="ce6" table:formula="of:=ROUND(POWER([.D140]/7;1/[.$K$1])*255;0)" office:value-type="float" office:value="82" calcext:value-type="float">
            <text:p>82</text:p>
          </table:table-cell>
          <table:table-cell table:style-name="ce6" table:formula="of:=ROUND(POWER([.F140]/7;1/[.$K$1])*255;0)" office:value-type="float" office:value="43" calcext:value-type="float">
            <text:p>43</text:p>
          </table:table-cell>
          <table:table-cell table:style-name="ce28" table:formula="of:=CONCATENATE(&quot;#&quot;;DEC2HEX([.H140];2);DEC2HEX([.I140];2);DEC2HEX([.J140];2))" office:value-type="string" office:string-value="#2B522B" calcext:value-type="string">
            <text:p>#2B522B</text:p>
          </table:table-cell>
          <table:table-cell table:style-name="ce32" table:formula="of:=CONCATENATE(IF([.H140]&lt;10;&quot;  &quot;;IF([.H140]&lt;100;&quot; &quot;;&quot;&quot;));[.H140];&quot; &quot;;IF([.I140]&lt;10;&quot;  &quot;;IF([.I140]&lt;100;&quot; &quot;;&quot;&quot;));[.I140];&quot; &quot;;IF([.J140]&lt;10;&quot;  &quot;;IF([.J140]&lt;100;&quot; &quot;;&quot;&quot;));[.J140];&quot; &quot;;[.A140];&quot; - &quot;;[.K140])" office:value-type="string" office:string-value=" 43  82  43 137 - #2B522B" calcext:value-type="string">
            <text:p><text:s/>43 <text:s/>82 <text:s/>43 137 - #2B522B</text:p>
          </table:table-cell>
          <table:table-cell table:style-name="ce35"/>
          <table:table-cell table:style-name="ce9"/>
          <table:table-cell table:style-name="ce6" table:formula="of:=INDEX([.$N$3:.$N$10];[.E140]+1;1)" office:value-type="float" office:value="40" calcext:value-type="float">
            <text:p>40</text:p>
          </table:table-cell>
          <table:table-cell table:style-name="ce6" table:formula="of:=INDEX([.$N$3:.$N$10];[.D140]+1;1)" office:value-type="float" office:value="83" calcext:value-type="float">
            <text:p>83</text:p>
          </table:table-cell>
          <table:table-cell table:style-name="ce6" table:formula="of:=INDEX([.$N$3:.$N$10];[.F140]+1;1)" office:value-type="float" office:value="40" calcext:value-type="float">
            <text:p>40</text:p>
          </table:table-cell>
          <table:table-cell table:style-name="ce28" table:formula="of:=CONCATENATE(&quot;#&quot;;DEC2HEX([.O140];2);DEC2HEX([.P140];2);DEC2HEX([.Q140];2))" office:value-type="string" office:string-value="#285328" calcext:value-type="string">
            <text:p>#285328</text:p>
          </table:table-cell>
          <table:table-cell table:style-name="ce32" table:formula="of:=CONCATENATE(IF([.O140]&lt;10;&quot;  &quot;;IF([.O140]&lt;100;&quot; &quot;;&quot;&quot;));[.O140];&quot; &quot;;IF([.P140]&lt;10;&quot;  &quot;;IF([.P140]&lt;100;&quot; &quot;;&quot;&quot;));[.P140];&quot; &quot;;IF([.Q140]&lt;10;&quot;  &quot;;IF([.Q140]&lt;100;&quot; &quot;;&quot;&quot;));[.Q140];&quot; &quot;;[.A140];&quot; - &quot;;[.R140])" office:value-type="string" office:string-value=" 40  83  40 137 - #285328" calcext:value-type="string">
            <text:p><text:s/>40 <text:s/>83 <text:s/>40 137 - #28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7" calcext:value-type="float">
            <text:p>1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6"/>
          <table:table-cell table:style-name="ce45"/>
          <table:table-cell table:style-name="ce50" table:formula="of:=BITAND(BITRSHIFT([.A141];6);HEX2DEC(&quot;7&quot;))" office:value-type="float" office:value="2" calcext:value-type="float">
            <text:p>2</text:p>
          </table:table-cell>
          <table:table-cell table:style-name="ce3" table:formula="of:=BITAND(BITRSHIFT([.A141];3);HEX2DEC(&quot;7&quot;))" office:value-type="float" office:value="1" calcext:value-type="float">
            <text:p>1</text:p>
          </table:table-cell>
          <table:table-cell table:style-name="ce57" table:formula="of:=BITAND([.A1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41]/7;1/[.$K$1])*255;0)" office:value-type="float" office:value="43" calcext:value-type="float">
            <text:p>43</text:p>
          </table:table-cell>
          <table:table-cell table:style-name="ce6" table:formula="of:=ROUND(POWER([.D141]/7;1/[.$K$1])*255;0)" office:value-type="float" office:value="82" calcext:value-type="float">
            <text:p>82</text:p>
          </table:table-cell>
          <table:table-cell table:style-name="ce6" table:formula="of:=ROUND(POWER([.F141]/7;1/[.$K$1])*255;0)" office:value-type="float" office:value="82" calcext:value-type="float">
            <text:p>82</text:p>
          </table:table-cell>
          <table:table-cell table:style-name="ce28" table:formula="of:=CONCATENATE(&quot;#&quot;;DEC2HEX([.H141];2);DEC2HEX([.I141];2);DEC2HEX([.J141];2))" office:value-type="string" office:string-value="#2B5252" calcext:value-type="string">
            <text:p>#2B5252</text:p>
          </table:table-cell>
          <table:table-cell table:style-name="ce32" table:formula="of:=CONCATENATE(IF([.H141]&lt;10;&quot;  &quot;;IF([.H141]&lt;100;&quot; &quot;;&quot;&quot;));[.H141];&quot; &quot;;IF([.I141]&lt;10;&quot;  &quot;;IF([.I141]&lt;100;&quot; &quot;;&quot;&quot;));[.I141];&quot; &quot;;IF([.J141]&lt;10;&quot;  &quot;;IF([.J141]&lt;100;&quot; &quot;;&quot;&quot;));[.J141];&quot; &quot;;[.A141];&quot; - &quot;;[.K141])" office:value-type="string" office:string-value=" 43  82  82 138 - #2B5252" calcext:value-type="string">
            <text:p><text:s/>43 <text:s/>82 <text:s/>82 138 - #2B5252</text:p>
          </table:table-cell>
          <table:table-cell table:style-name="ce35"/>
          <table:table-cell table:style-name="ce9"/>
          <table:table-cell table:style-name="ce6" table:formula="of:=INDEX([.$N$3:.$N$10];[.E141]+1;1)" office:value-type="float" office:value="40" calcext:value-type="float">
            <text:p>40</text:p>
          </table:table-cell>
          <table:table-cell table:style-name="ce6" table:formula="of:=INDEX([.$N$3:.$N$10];[.D141]+1;1)" office:value-type="float" office:value="83" calcext:value-type="float">
            <text:p>83</text:p>
          </table:table-cell>
          <table:table-cell table:style-name="ce6" table:formula="of:=INDEX([.$N$3:.$N$10];[.F141]+1;1)" office:value-type="float" office:value="83" calcext:value-type="float">
            <text:p>83</text:p>
          </table:table-cell>
          <table:table-cell table:style-name="ce28" table:formula="of:=CONCATENATE(&quot;#&quot;;DEC2HEX([.O141];2);DEC2HEX([.P141];2);DEC2HEX([.Q141];2))" office:value-type="string" office:string-value="#285353" calcext:value-type="string">
            <text:p>#285353</text:p>
          </table:table-cell>
          <table:table-cell table:style-name="ce32" table:formula="of:=CONCATENATE(IF([.O141]&lt;10;&quot;  &quot;;IF([.O141]&lt;100;&quot; &quot;;&quot;&quot;));[.O141];&quot; &quot;;IF([.P141]&lt;10;&quot;  &quot;;IF([.P141]&lt;100;&quot; &quot;;&quot;&quot;));[.P141];&quot; &quot;;IF([.Q141]&lt;10;&quot;  &quot;;IF([.Q141]&lt;100;&quot; &quot;;&quot;&quot;));[.Q141];&quot; &quot;;[.A141];&quot; - &quot;;[.R141])" office:value-type="string" office:string-value=" 40  83  83 138 - #285353" calcext:value-type="string">
            <text:p><text:s/>40 <text:s/>83 <text:s/>83 138 - #28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8" calcext:value-type="float">
            <text:p>1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45"/>
          <table:table-cell table:style-name="ce50" table:formula="of:=BITAND(BITRSHIFT([.A142];6);HEX2DEC(&quot;7&quot;))" office:value-type="float" office:value="2" calcext:value-type="float">
            <text:p>2</text:p>
          </table:table-cell>
          <table:table-cell table:style-name="ce3" table:formula="of:=BITAND(BITRSHIFT([.A142];3);HEX2DEC(&quot;7&quot;))" office:value-type="float" office:value="1" calcext:value-type="float">
            <text:p>1</text:p>
          </table:table-cell>
          <table:table-cell table:style-name="ce57" table:formula="of:=BITAND([.A1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42]/7;1/[.$K$1])*255;0)" office:value-type="float" office:value="43" calcext:value-type="float">
            <text:p>43</text:p>
          </table:table-cell>
          <table:table-cell table:style-name="ce6" table:formula="of:=ROUND(POWER([.D142]/7;1/[.$K$1])*255;0)" office:value-type="float" office:value="82" calcext:value-type="float">
            <text:p>82</text:p>
          </table:table-cell>
          <table:table-cell table:style-name="ce6" table:formula="of:=ROUND(POWER([.F142]/7;1/[.$K$1])*255;0)" office:value-type="float" office:value="118" calcext:value-type="float">
            <text:p>118</text:p>
          </table:table-cell>
          <table:table-cell table:style-name="ce28" table:formula="of:=CONCATENATE(&quot;#&quot;;DEC2HEX([.H142];2);DEC2HEX([.I142];2);DEC2HEX([.J142];2))" office:value-type="string" office:string-value="#2B5276" calcext:value-type="string">
            <text:p>#2B5276</text:p>
          </table:table-cell>
          <table:table-cell table:style-name="ce32" table:formula="of:=CONCATENATE(IF([.H142]&lt;10;&quot;  &quot;;IF([.H142]&lt;100;&quot; &quot;;&quot;&quot;));[.H142];&quot; &quot;;IF([.I142]&lt;10;&quot;  &quot;;IF([.I142]&lt;100;&quot; &quot;;&quot;&quot;));[.I142];&quot; &quot;;IF([.J142]&lt;10;&quot;  &quot;;IF([.J142]&lt;100;&quot; &quot;;&quot;&quot;));[.J142];&quot; &quot;;[.A142];&quot; - &quot;;[.K142])" office:value-type="string" office:string-value=" 43  82 118 139 - #2B5276" calcext:value-type="string">
            <text:p><text:s/>43 <text:s/>82 118 139 - #2B5276</text:p>
          </table:table-cell>
          <table:table-cell table:style-name="ce35"/>
          <table:table-cell table:style-name="ce9"/>
          <table:table-cell table:style-name="ce6" table:formula="of:=INDEX([.$N$3:.$N$10];[.E142]+1;1)" office:value-type="float" office:value="40" calcext:value-type="float">
            <text:p>40</text:p>
          </table:table-cell>
          <table:table-cell table:style-name="ce6" table:formula="of:=INDEX([.$N$3:.$N$10];[.D142]+1;1)" office:value-type="float" office:value="83" calcext:value-type="float">
            <text:p>83</text:p>
          </table:table-cell>
          <table:table-cell table:style-name="ce6" table:formula="of:=INDEX([.$N$3:.$N$10];[.F142]+1;1)" office:value-type="float" office:value="116" calcext:value-type="float">
            <text:p>116</text:p>
          </table:table-cell>
          <table:table-cell table:style-name="ce28" table:formula="of:=CONCATENATE(&quot;#&quot;;DEC2HEX([.O142];2);DEC2HEX([.P142];2);DEC2HEX([.Q142];2))" office:value-type="string" office:string-value="#285374" calcext:value-type="string">
            <text:p>#285374</text:p>
          </table:table-cell>
          <table:table-cell table:style-name="ce32" table:formula="of:=CONCATENATE(IF([.O142]&lt;10;&quot;  &quot;;IF([.O142]&lt;100;&quot; &quot;;&quot;&quot;));[.O142];&quot; &quot;;IF([.P142]&lt;10;&quot;  &quot;;IF([.P142]&lt;100;&quot; &quot;;&quot;&quot;));[.P142];&quot; &quot;;IF([.Q142]&lt;10;&quot;  &quot;;IF([.Q142]&lt;100;&quot; &quot;;&quot;&quot;));[.Q142];&quot; &quot;;[.A142];&quot; - &quot;;[.R142])" office:value-type="string" office:string-value=" 40  83 116 139 - #285374" calcext:value-type="string">
            <text:p><text:s/>40 <text:s/>83 116 139 - #28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39" calcext:value-type="float">
            <text:p>1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6"/>
          <table:table-cell table:style-name="ce45"/>
          <table:table-cell table:style-name="ce50" table:formula="of:=BITAND(BITRSHIFT([.A143];6);HEX2DEC(&quot;7&quot;))" office:value-type="float" office:value="2" calcext:value-type="float">
            <text:p>2</text:p>
          </table:table-cell>
          <table:table-cell table:style-name="ce3" table:formula="of:=BITAND(BITRSHIFT([.A143];3);HEX2DEC(&quot;7&quot;))" office:value-type="float" office:value="1" calcext:value-type="float">
            <text:p>1</text:p>
          </table:table-cell>
          <table:table-cell table:style-name="ce57" table:formula="of:=BITAND([.A1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43]/7;1/[.$K$1])*255;0)" office:value-type="float" office:value="43" calcext:value-type="float">
            <text:p>43</text:p>
          </table:table-cell>
          <table:table-cell table:style-name="ce6" table:formula="of:=ROUND(POWER([.D143]/7;1/[.$K$1])*255;0)" office:value-type="float" office:value="82" calcext:value-type="float">
            <text:p>82</text:p>
          </table:table-cell>
          <table:table-cell table:style-name="ce6" table:formula="of:=ROUND(POWER([.F143]/7;1/[.$K$1])*255;0)" office:value-type="float" office:value="153" calcext:value-type="float">
            <text:p>153</text:p>
          </table:table-cell>
          <table:table-cell table:style-name="ce28" table:formula="of:=CONCATENATE(&quot;#&quot;;DEC2HEX([.H143];2);DEC2HEX([.I143];2);DEC2HEX([.J143];2))" office:value-type="string" office:string-value="#2B5299" calcext:value-type="string">
            <text:p>#2B5299</text:p>
          </table:table-cell>
          <table:table-cell table:style-name="ce32" table:formula="of:=CONCATENATE(IF([.H143]&lt;10;&quot;  &quot;;IF([.H143]&lt;100;&quot; &quot;;&quot;&quot;));[.H143];&quot; &quot;;IF([.I143]&lt;10;&quot;  &quot;;IF([.I143]&lt;100;&quot; &quot;;&quot;&quot;));[.I143];&quot; &quot;;IF([.J143]&lt;10;&quot;  &quot;;IF([.J143]&lt;100;&quot; &quot;;&quot;&quot;));[.J143];&quot; &quot;;[.A143];&quot; - &quot;;[.K143])" office:value-type="string" office:string-value=" 43  82 153 140 - #2B5299" calcext:value-type="string">
            <text:p><text:s/>43 <text:s/>82 153 140 - #2B5299</text:p>
          </table:table-cell>
          <table:table-cell table:style-name="ce35"/>
          <table:table-cell table:style-name="ce9"/>
          <table:table-cell table:style-name="ce6" table:formula="of:=INDEX([.$N$3:.$N$10];[.E143]+1;1)" office:value-type="float" office:value="40" calcext:value-type="float">
            <text:p>40</text:p>
          </table:table-cell>
          <table:table-cell table:style-name="ce6" table:formula="of:=INDEX([.$N$3:.$N$10];[.D143]+1;1)" office:value-type="float" office:value="83" calcext:value-type="float">
            <text:p>83</text:p>
          </table:table-cell>
          <table:table-cell table:style-name="ce6" table:formula="of:=INDEX([.$N$3:.$N$10];[.F143]+1;1)" office:value-type="float" office:value="156" calcext:value-type="float">
            <text:p>156</text:p>
          </table:table-cell>
          <table:table-cell table:style-name="ce28" table:formula="of:=CONCATENATE(&quot;#&quot;;DEC2HEX([.O143];2);DEC2HEX([.P143];2);DEC2HEX([.Q143];2))" office:value-type="string" office:string-value="#28539C" calcext:value-type="string">
            <text:p>#28539C</text:p>
          </table:table-cell>
          <table:table-cell table:style-name="ce32" table:formula="of:=CONCATENATE(IF([.O143]&lt;10;&quot;  &quot;;IF([.O143]&lt;100;&quot; &quot;;&quot;&quot;));[.O143];&quot; &quot;;IF([.P143]&lt;10;&quot;  &quot;;IF([.P143]&lt;100;&quot; &quot;;&quot;&quot;));[.P143];&quot; &quot;;IF([.Q143]&lt;10;&quot;  &quot;;IF([.Q143]&lt;100;&quot; &quot;;&quot;&quot;));[.Q143];&quot; &quot;;[.A143];&quot; - &quot;;[.R143])" office:value-type="string" office:string-value=" 40  83 156 140 - #28539C" calcext:value-type="string">
            <text:p><text:s/>40 <text:s/>83 156 140 - #28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0" calcext:value-type="float">
            <text:p>1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6"/>
          <table:table-cell table:style-name="ce45"/>
          <table:table-cell table:style-name="ce50" table:formula="of:=BITAND(BITRSHIFT([.A144];6);HEX2DEC(&quot;7&quot;))" office:value-type="float" office:value="2" calcext:value-type="float">
            <text:p>2</text:p>
          </table:table-cell>
          <table:table-cell table:style-name="ce3" table:formula="of:=BITAND(BITRSHIFT([.A144];3);HEX2DEC(&quot;7&quot;))" office:value-type="float" office:value="1" calcext:value-type="float">
            <text:p>1</text:p>
          </table:table-cell>
          <table:table-cell table:style-name="ce57" table:formula="of:=BITAND([.A1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44]/7;1/[.$K$1])*255;0)" office:value-type="float" office:value="43" calcext:value-type="float">
            <text:p>43</text:p>
          </table:table-cell>
          <table:table-cell table:style-name="ce6" table:formula="of:=ROUND(POWER([.D144]/7;1/[.$K$1])*255;0)" office:value-type="float" office:value="82" calcext:value-type="float">
            <text:p>82</text:p>
          </table:table-cell>
          <table:table-cell table:style-name="ce6" table:formula="of:=ROUND(POWER([.F144]/7;1/[.$K$1])*255;0)" office:value-type="float" office:value="188" calcext:value-type="float">
            <text:p>188</text:p>
          </table:table-cell>
          <table:table-cell table:style-name="ce28" table:formula="of:=CONCATENATE(&quot;#&quot;;DEC2HEX([.H144];2);DEC2HEX([.I144];2);DEC2HEX([.J144];2))" office:value-type="string" office:string-value="#2B52BC" calcext:value-type="string">
            <text:p>#2B52BC</text:p>
          </table:table-cell>
          <table:table-cell table:style-name="ce32" table:formula="of:=CONCATENATE(IF([.H144]&lt;10;&quot;  &quot;;IF([.H144]&lt;100;&quot; &quot;;&quot;&quot;));[.H144];&quot; &quot;;IF([.I144]&lt;10;&quot;  &quot;;IF([.I144]&lt;100;&quot; &quot;;&quot;&quot;));[.I144];&quot; &quot;;IF([.J144]&lt;10;&quot;  &quot;;IF([.J144]&lt;100;&quot; &quot;;&quot;&quot;));[.J144];&quot; &quot;;[.A144];&quot; - &quot;;[.K144])" office:value-type="string" office:string-value=" 43  82 188 141 - #2B52BC" calcext:value-type="string">
            <text:p><text:s/>43 <text:s/>82 188 141 - #2B52BC</text:p>
          </table:table-cell>
          <table:table-cell table:style-name="ce35"/>
          <table:table-cell table:style-name="ce9"/>
          <table:table-cell table:style-name="ce6" table:formula="of:=INDEX([.$N$3:.$N$10];[.E144]+1;1)" office:value-type="float" office:value="40" calcext:value-type="float">
            <text:p>40</text:p>
          </table:table-cell>
          <table:table-cell table:style-name="ce6" table:formula="of:=INDEX([.$N$3:.$N$10];[.D144]+1;1)" office:value-type="float" office:value="83" calcext:value-type="float">
            <text:p>83</text:p>
          </table:table-cell>
          <table:table-cell table:style-name="ce6" table:formula="of:=INDEX([.$N$3:.$N$10];[.F144]+1;1)" office:value-type="float" office:value="187" calcext:value-type="float">
            <text:p>187</text:p>
          </table:table-cell>
          <table:table-cell table:style-name="ce28" table:formula="of:=CONCATENATE(&quot;#&quot;;DEC2HEX([.O144];2);DEC2HEX([.P144];2);DEC2HEX([.Q144];2))" office:value-type="string" office:string-value="#2853BB" calcext:value-type="string">
            <text:p>#2853BB</text:p>
          </table:table-cell>
          <table:table-cell table:style-name="ce32" table:formula="of:=CONCATENATE(IF([.O144]&lt;10;&quot;  &quot;;IF([.O144]&lt;100;&quot; &quot;;&quot;&quot;));[.O144];&quot; &quot;;IF([.P144]&lt;10;&quot;  &quot;;IF([.P144]&lt;100;&quot; &quot;;&quot;&quot;));[.P144];&quot; &quot;;IF([.Q144]&lt;10;&quot;  &quot;;IF([.Q144]&lt;100;&quot; &quot;;&quot;&quot;));[.Q144];&quot; &quot;;[.A144];&quot; - &quot;;[.R144])" office:value-type="string" office:string-value=" 40  83 187 141 - #2853BB" calcext:value-type="string">
            <text:p><text:s/>40 <text:s/>83 187 141 - #28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1" calcext:value-type="float">
            <text:p>1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6"/>
          <table:table-cell table:style-name="ce45"/>
          <table:table-cell table:style-name="ce50" table:formula="of:=BITAND(BITRSHIFT([.A145];6);HEX2DEC(&quot;7&quot;))" office:value-type="float" office:value="2" calcext:value-type="float">
            <text:p>2</text:p>
          </table:table-cell>
          <table:table-cell table:style-name="ce3" table:formula="of:=BITAND(BITRSHIFT([.A145];3);HEX2DEC(&quot;7&quot;))" office:value-type="float" office:value="1" calcext:value-type="float">
            <text:p>1</text:p>
          </table:table-cell>
          <table:table-cell table:style-name="ce57" table:formula="of:=BITAND([.A1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45]/7;1/[.$K$1])*255;0)" office:value-type="float" office:value="43" calcext:value-type="float">
            <text:p>43</text:p>
          </table:table-cell>
          <table:table-cell table:style-name="ce6" table:formula="of:=ROUND(POWER([.D145]/7;1/[.$K$1])*255;0)" office:value-type="float" office:value="82" calcext:value-type="float">
            <text:p>82</text:p>
          </table:table-cell>
          <table:table-cell table:style-name="ce6" table:formula="of:=ROUND(POWER([.F145]/7;1/[.$K$1])*255;0)" office:value-type="float" office:value="222" calcext:value-type="float">
            <text:p>222</text:p>
          </table:table-cell>
          <table:table-cell table:style-name="ce28" table:formula="of:=CONCATENATE(&quot;#&quot;;DEC2HEX([.H145];2);DEC2HEX([.I145];2);DEC2HEX([.J145];2))" office:value-type="string" office:string-value="#2B52DE" calcext:value-type="string">
            <text:p>#2B52DE</text:p>
          </table:table-cell>
          <table:table-cell table:style-name="ce32" table:formula="of:=CONCATENATE(IF([.H145]&lt;10;&quot;  &quot;;IF([.H145]&lt;100;&quot; &quot;;&quot;&quot;));[.H145];&quot; &quot;;IF([.I145]&lt;10;&quot;  &quot;;IF([.I145]&lt;100;&quot; &quot;;&quot;&quot;));[.I145];&quot; &quot;;IF([.J145]&lt;10;&quot;  &quot;;IF([.J145]&lt;100;&quot; &quot;;&quot;&quot;));[.J145];&quot; &quot;;[.A145];&quot; - &quot;;[.K145])" office:value-type="string" office:string-value=" 43  82 222 142 - #2B52DE" calcext:value-type="string">
            <text:p><text:s/>43 <text:s/>82 222 142 - #2B52DE</text:p>
          </table:table-cell>
          <table:table-cell table:style-name="ce35"/>
          <table:table-cell table:style-name="ce9"/>
          <table:table-cell table:style-name="ce6" table:formula="of:=INDEX([.$N$3:.$N$10];[.E145]+1;1)" office:value-type="float" office:value="40" calcext:value-type="float">
            <text:p>40</text:p>
          </table:table-cell>
          <table:table-cell table:style-name="ce6" table:formula="of:=INDEX([.$N$3:.$N$10];[.D145]+1;1)" office:value-type="float" office:value="83" calcext:value-type="float">
            <text:p>83</text:p>
          </table:table-cell>
          <table:table-cell table:style-name="ce6" table:formula="of:=INDEX([.$N$3:.$N$10];[.F145]+1;1)" office:value-type="float" office:value="225" calcext:value-type="float">
            <text:p>225</text:p>
          </table:table-cell>
          <table:table-cell table:style-name="ce28" table:formula="of:=CONCATENATE(&quot;#&quot;;DEC2HEX([.O145];2);DEC2HEX([.P145];2);DEC2HEX([.Q145];2))" office:value-type="string" office:string-value="#2853E1" calcext:value-type="string">
            <text:p>#2853E1</text:p>
          </table:table-cell>
          <table:table-cell table:style-name="ce32" table:formula="of:=CONCATENATE(IF([.O145]&lt;10;&quot;  &quot;;IF([.O145]&lt;100;&quot; &quot;;&quot;&quot;));[.O145];&quot; &quot;;IF([.P145]&lt;10;&quot;  &quot;;IF([.P145]&lt;100;&quot; &quot;;&quot;&quot;));[.P145];&quot; &quot;;IF([.Q145]&lt;10;&quot;  &quot;;IF([.Q145]&lt;100;&quot; &quot;;&quot;&quot;));[.Q145];&quot; &quot;;[.A145];&quot; - &quot;;[.R145])" office:value-type="string" office:string-value=" 40  83 225 142 - #2853E1" calcext:value-type="string">
            <text:p><text:s/>40 <text:s/>83 225 142 - #28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2" calcext:value-type="float">
            <text:p>1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6"/>
          <table:table-cell table:style-name="ce45"/>
          <table:table-cell table:style-name="ce50" table:formula="of:=BITAND(BITRSHIFT([.A146];6);HEX2DEC(&quot;7&quot;))" office:value-type="float" office:value="2" calcext:value-type="float">
            <text:p>2</text:p>
          </table:table-cell>
          <table:table-cell table:style-name="ce3" table:formula="of:=BITAND(BITRSHIFT([.A146];3);HEX2DEC(&quot;7&quot;))" office:value-type="float" office:value="1" calcext:value-type="float">
            <text:p>1</text:p>
          </table:table-cell>
          <table:table-cell table:style-name="ce57" table:formula="of:=BITAND([.A1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46]/7;1/[.$K$1])*255;0)" office:value-type="float" office:value="43" calcext:value-type="float">
            <text:p>43</text:p>
          </table:table-cell>
          <table:table-cell table:style-name="ce6" table:formula="of:=ROUND(POWER([.D146]/7;1/[.$K$1])*255;0)" office:value-type="float" office:value="82" calcext:value-type="float">
            <text:p>82</text:p>
          </table:table-cell>
          <table:table-cell table:style-name="ce6" table:formula="of:=ROUND(POWER([.F146]/7;1/[.$K$1])*255;0)" office:value-type="float" office:value="255" calcext:value-type="float">
            <text:p>255</text:p>
          </table:table-cell>
          <table:table-cell table:style-name="ce28" table:formula="of:=CONCATENATE(&quot;#&quot;;DEC2HEX([.H146];2);DEC2HEX([.I146];2);DEC2HEX([.J146];2))" office:value-type="string" office:string-value="#2B52FF" calcext:value-type="string">
            <text:p>#2B52FF</text:p>
          </table:table-cell>
          <table:table-cell table:style-name="ce32" table:formula="of:=CONCATENATE(IF([.H146]&lt;10;&quot;  &quot;;IF([.H146]&lt;100;&quot; &quot;;&quot;&quot;));[.H146];&quot; &quot;;IF([.I146]&lt;10;&quot;  &quot;;IF([.I146]&lt;100;&quot; &quot;;&quot;&quot;));[.I146];&quot; &quot;;IF([.J146]&lt;10;&quot;  &quot;;IF([.J146]&lt;100;&quot; &quot;;&quot;&quot;));[.J146];&quot; &quot;;[.A146];&quot; - &quot;;[.K146])" office:value-type="string" office:string-value=" 43  82 255 143 - #2B52FF" calcext:value-type="string">
            <text:p><text:s/>43 <text:s/>82 255 143 - #2B52FF</text:p>
          </table:table-cell>
          <table:table-cell table:style-name="ce35"/>
          <table:table-cell table:style-name="ce9"/>
          <table:table-cell table:style-name="ce6" table:formula="of:=INDEX([.$N$3:.$N$10];[.E146]+1;1)" office:value-type="float" office:value="40" calcext:value-type="float">
            <text:p>40</text:p>
          </table:table-cell>
          <table:table-cell table:style-name="ce6" table:formula="of:=INDEX([.$N$3:.$N$10];[.D146]+1;1)" office:value-type="float" office:value="83" calcext:value-type="float">
            <text:p>83</text:p>
          </table:table-cell>
          <table:table-cell table:style-name="ce6" table:formula="of:=INDEX([.$N$3:.$N$10];[.F146]+1;1)" office:value-type="float" office:value="255" calcext:value-type="float">
            <text:p>255</text:p>
          </table:table-cell>
          <table:table-cell table:style-name="ce28" table:formula="of:=CONCATENATE(&quot;#&quot;;DEC2HEX([.O146];2);DEC2HEX([.P146];2);DEC2HEX([.Q146];2))" office:value-type="string" office:string-value="#2853FF" calcext:value-type="string">
            <text:p>#2853FF</text:p>
          </table:table-cell>
          <table:table-cell table:style-name="ce32" table:formula="of:=CONCATENATE(IF([.O146]&lt;10;&quot;  &quot;;IF([.O146]&lt;100;&quot; &quot;;&quot;&quot;));[.O146];&quot; &quot;;IF([.P146]&lt;10;&quot;  &quot;;IF([.P146]&lt;100;&quot; &quot;;&quot;&quot;));[.P146];&quot; &quot;;IF([.Q146]&lt;10;&quot;  &quot;;IF([.Q146]&lt;100;&quot; &quot;;&quot;&quot;));[.Q146];&quot; &quot;;[.A146];&quot; - &quot;;[.R146])" office:value-type="string" office:string-value=" 40  83 255 143 - #2853FF" calcext:value-type="string">
            <text:p><text:s/>40 <text:s/>83 255 143 - #28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3" calcext:value-type="float">
            <text:p>1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6"/>
          <table:table-cell table:style-name="ce45"/>
          <table:table-cell table:style-name="ce50" table:formula="of:=BITAND(BITRSHIFT([.A147];6);HEX2DEC(&quot;7&quot;))" office:value-type="float" office:value="2" calcext:value-type="float">
            <text:p>2</text:p>
          </table:table-cell>
          <table:table-cell table:style-name="ce3" table:formula="of:=BITAND(BITRSHIFT([.A147];3);HEX2DEC(&quot;7&quot;))" office:value-type="float" office:value="2" calcext:value-type="float">
            <text:p>2</text:p>
          </table:table-cell>
          <table:table-cell table:style-name="ce57" table:formula="of:=BITAND([.A1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47]/7;1/[.$K$1])*255;0)" office:value-type="float" office:value="82" calcext:value-type="float">
            <text:p>82</text:p>
          </table:table-cell>
          <table:table-cell table:style-name="ce6" table:formula="of:=ROUND(POWER([.D147]/7;1/[.$K$1])*255;0)" office:value-type="float" office:value="82" calcext:value-type="float">
            <text:p>82</text:p>
          </table:table-cell>
          <table:table-cell table:style-name="ce6" table:formula="of:=ROUND(POWER([.F147]/7;1/[.$K$1])*255;0)" office:value-type="float" office:value="0" calcext:value-type="float">
            <text:p>0</text:p>
          </table:table-cell>
          <table:table-cell table:style-name="ce28" table:formula="of:=CONCATENATE(&quot;#&quot;;DEC2HEX([.H147];2);DEC2HEX([.I147];2);DEC2HEX([.J147];2))" office:value-type="string" office:string-value="#525200" calcext:value-type="string">
            <text:p>#525200</text:p>
          </table:table-cell>
          <table:table-cell table:style-name="ce32" table:formula="of:=CONCATENATE(IF([.H147]&lt;10;&quot;  &quot;;IF([.H147]&lt;100;&quot; &quot;;&quot;&quot;));[.H147];&quot; &quot;;IF([.I147]&lt;10;&quot;  &quot;;IF([.I147]&lt;100;&quot; &quot;;&quot;&quot;));[.I147];&quot; &quot;;IF([.J147]&lt;10;&quot;  &quot;;IF([.J147]&lt;100;&quot; &quot;;&quot;&quot;));[.J147];&quot; &quot;;[.A147];&quot; - &quot;;[.K147])" office:value-type="string" office:string-value=" 82  82   0 144 - #525200" calcext:value-type="string">
            <text:p><text:s/>82 <text:s/>82 <text:s text:c="2"/>0 144 - #525200</text:p>
          </table:table-cell>
          <table:table-cell table:style-name="ce35"/>
          <table:table-cell table:style-name="ce9"/>
          <table:table-cell table:style-name="ce6" table:formula="of:=INDEX([.$N$3:.$N$10];[.E147]+1;1)" office:value-type="float" office:value="83" calcext:value-type="float">
            <text:p>83</text:p>
          </table:table-cell>
          <table:table-cell table:style-name="ce6" table:formula="of:=INDEX([.$N$3:.$N$10];[.D147]+1;1)" office:value-type="float" office:value="83" calcext:value-type="float">
            <text:p>83</text:p>
          </table:table-cell>
          <table:table-cell table:style-name="ce6" table:formula="of:=INDEX([.$N$3:.$N$10];[.F147]+1;1)" office:value-type="float" office:value="0" calcext:value-type="float">
            <text:p>0</text:p>
          </table:table-cell>
          <table:table-cell table:style-name="ce28" table:formula="of:=CONCATENATE(&quot;#&quot;;DEC2HEX([.O147];2);DEC2HEX([.P147];2);DEC2HEX([.Q147];2))" office:value-type="string" office:string-value="#535300" calcext:value-type="string">
            <text:p>#535300</text:p>
          </table:table-cell>
          <table:table-cell table:style-name="ce32" table:formula="of:=CONCATENATE(IF([.O147]&lt;10;&quot;  &quot;;IF([.O147]&lt;100;&quot; &quot;;&quot;&quot;));[.O147];&quot; &quot;;IF([.P147]&lt;10;&quot;  &quot;;IF([.P147]&lt;100;&quot; &quot;;&quot;&quot;));[.P147];&quot; &quot;;IF([.Q147]&lt;10;&quot;  &quot;;IF([.Q147]&lt;100;&quot; &quot;;&quot;&quot;));[.Q147];&quot; &quot;;[.A147];&quot; - &quot;;[.R147])" office:value-type="string" office:string-value=" 83  83   0 144 - #535300" calcext:value-type="string">
            <text:p><text:s/>83 <text:s/>83 <text:s text:c="2"/>0 144 - #53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4" calcext:value-type="float">
            <text:p>1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45"/>
          <table:table-cell table:style-name="ce50" table:formula="of:=BITAND(BITRSHIFT([.A148];6);HEX2DEC(&quot;7&quot;))" office:value-type="float" office:value="2" calcext:value-type="float">
            <text:p>2</text:p>
          </table:table-cell>
          <table:table-cell table:style-name="ce3" table:formula="of:=BITAND(BITRSHIFT([.A148];3);HEX2DEC(&quot;7&quot;))" office:value-type="float" office:value="2" calcext:value-type="float">
            <text:p>2</text:p>
          </table:table-cell>
          <table:table-cell table:style-name="ce57" table:formula="of:=BITAND([.A1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48]/7;1/[.$K$1])*255;0)" office:value-type="float" office:value="82" calcext:value-type="float">
            <text:p>82</text:p>
          </table:table-cell>
          <table:table-cell table:style-name="ce6" table:formula="of:=ROUND(POWER([.D148]/7;1/[.$K$1])*255;0)" office:value-type="float" office:value="82" calcext:value-type="float">
            <text:p>82</text:p>
          </table:table-cell>
          <table:table-cell table:style-name="ce6" table:formula="of:=ROUND(POWER([.F148]/7;1/[.$K$1])*255;0)" office:value-type="float" office:value="43" calcext:value-type="float">
            <text:p>43</text:p>
          </table:table-cell>
          <table:table-cell table:style-name="ce28" table:formula="of:=CONCATENATE(&quot;#&quot;;DEC2HEX([.H148];2);DEC2HEX([.I148];2);DEC2HEX([.J148];2))" office:value-type="string" office:string-value="#52522B" calcext:value-type="string">
            <text:p>#52522B</text:p>
          </table:table-cell>
          <table:table-cell table:style-name="ce32" table:formula="of:=CONCATENATE(IF([.H148]&lt;10;&quot;  &quot;;IF([.H148]&lt;100;&quot; &quot;;&quot;&quot;));[.H148];&quot; &quot;;IF([.I148]&lt;10;&quot;  &quot;;IF([.I148]&lt;100;&quot; &quot;;&quot;&quot;));[.I148];&quot; &quot;;IF([.J148]&lt;10;&quot;  &quot;;IF([.J148]&lt;100;&quot; &quot;;&quot;&quot;));[.J148];&quot; &quot;;[.A148];&quot; - &quot;;[.K148])" office:value-type="string" office:string-value=" 82  82  43 145 - #52522B" calcext:value-type="string">
            <text:p><text:s/>82 <text:s/>82 <text:s/>43 145 - #52522B</text:p>
          </table:table-cell>
          <table:table-cell table:style-name="ce35"/>
          <table:table-cell table:style-name="ce9"/>
          <table:table-cell table:style-name="ce6" table:formula="of:=INDEX([.$N$3:.$N$10];[.E148]+1;1)" office:value-type="float" office:value="83" calcext:value-type="float">
            <text:p>83</text:p>
          </table:table-cell>
          <table:table-cell table:style-name="ce6" table:formula="of:=INDEX([.$N$3:.$N$10];[.D148]+1;1)" office:value-type="float" office:value="83" calcext:value-type="float">
            <text:p>83</text:p>
          </table:table-cell>
          <table:table-cell table:style-name="ce6" table:formula="of:=INDEX([.$N$3:.$N$10];[.F148]+1;1)" office:value-type="float" office:value="40" calcext:value-type="float">
            <text:p>40</text:p>
          </table:table-cell>
          <table:table-cell table:style-name="ce28" table:formula="of:=CONCATENATE(&quot;#&quot;;DEC2HEX([.O148];2);DEC2HEX([.P148];2);DEC2HEX([.Q148];2))" office:value-type="string" office:string-value="#535328" calcext:value-type="string">
            <text:p>#535328</text:p>
          </table:table-cell>
          <table:table-cell table:style-name="ce32" table:formula="of:=CONCATENATE(IF([.O148]&lt;10;&quot;  &quot;;IF([.O148]&lt;100;&quot; &quot;;&quot;&quot;));[.O148];&quot; &quot;;IF([.P148]&lt;10;&quot;  &quot;;IF([.P148]&lt;100;&quot; &quot;;&quot;&quot;));[.P148];&quot; &quot;;IF([.Q148]&lt;10;&quot;  &quot;;IF([.Q148]&lt;100;&quot; &quot;;&quot;&quot;));[.Q148];&quot; &quot;;[.A148];&quot; - &quot;;[.R148])" office:value-type="string" office:string-value=" 83  83  40 145 - #535328" calcext:value-type="string">
            <text:p><text:s/>83 <text:s/>83 <text:s/>40 145 - #53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5" calcext:value-type="float">
            <text:p>1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45"/>
          <table:table-cell table:style-name="ce50" table:formula="of:=BITAND(BITRSHIFT([.A149];6);HEX2DEC(&quot;7&quot;))" office:value-type="float" office:value="2" calcext:value-type="float">
            <text:p>2</text:p>
          </table:table-cell>
          <table:table-cell table:style-name="ce3" table:formula="of:=BITAND(BITRSHIFT([.A149];3);HEX2DEC(&quot;7&quot;))" office:value-type="float" office:value="2" calcext:value-type="float">
            <text:p>2</text:p>
          </table:table-cell>
          <table:table-cell table:style-name="ce57" table:formula="of:=BITAND([.A1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49]/7;1/[.$K$1])*255;0)" office:value-type="float" office:value="82" calcext:value-type="float">
            <text:p>82</text:p>
          </table:table-cell>
          <table:table-cell table:style-name="ce6" table:formula="of:=ROUND(POWER([.D149]/7;1/[.$K$1])*255;0)" office:value-type="float" office:value="82" calcext:value-type="float">
            <text:p>82</text:p>
          </table:table-cell>
          <table:table-cell table:style-name="ce6" table:formula="of:=ROUND(POWER([.F149]/7;1/[.$K$1])*255;0)" office:value-type="float" office:value="82" calcext:value-type="float">
            <text:p>82</text:p>
          </table:table-cell>
          <table:table-cell table:style-name="ce28" table:formula="of:=CONCATENATE(&quot;#&quot;;DEC2HEX([.H149];2);DEC2HEX([.I149];2);DEC2HEX([.J149];2))" office:value-type="string" office:string-value="#525252" calcext:value-type="string">
            <text:p>#525252</text:p>
          </table:table-cell>
          <table:table-cell table:style-name="ce32" table:formula="of:=CONCATENATE(IF([.H149]&lt;10;&quot;  &quot;;IF([.H149]&lt;100;&quot; &quot;;&quot;&quot;));[.H149];&quot; &quot;;IF([.I149]&lt;10;&quot;  &quot;;IF([.I149]&lt;100;&quot; &quot;;&quot;&quot;));[.I149];&quot; &quot;;IF([.J149]&lt;10;&quot;  &quot;;IF([.J149]&lt;100;&quot; &quot;;&quot;&quot;));[.J149];&quot; &quot;;[.A149];&quot; - &quot;;[.K149])" office:value-type="string" office:string-value=" 82  82  82 146 - #525252" calcext:value-type="string">
            <text:p><text:s/>82 <text:s/>82 <text:s/>82 146 - #525252</text:p>
          </table:table-cell>
          <table:table-cell table:style-name="ce35"/>
          <table:table-cell table:style-name="ce9"/>
          <table:table-cell table:style-name="ce6" table:formula="of:=INDEX([.$N$3:.$N$10];[.E149]+1;1)" office:value-type="float" office:value="83" calcext:value-type="float">
            <text:p>83</text:p>
          </table:table-cell>
          <table:table-cell table:style-name="ce6" table:formula="of:=INDEX([.$N$3:.$N$10];[.D149]+1;1)" office:value-type="float" office:value="83" calcext:value-type="float">
            <text:p>83</text:p>
          </table:table-cell>
          <table:table-cell table:style-name="ce6" table:formula="of:=INDEX([.$N$3:.$N$10];[.F149]+1;1)" office:value-type="float" office:value="83" calcext:value-type="float">
            <text:p>83</text:p>
          </table:table-cell>
          <table:table-cell table:style-name="ce28" table:formula="of:=CONCATENATE(&quot;#&quot;;DEC2HEX([.O149];2);DEC2HEX([.P149];2);DEC2HEX([.Q149];2))" office:value-type="string" office:string-value="#535353" calcext:value-type="string">
            <text:p>#535353</text:p>
          </table:table-cell>
          <table:table-cell table:style-name="ce32" table:formula="of:=CONCATENATE(IF([.O149]&lt;10;&quot;  &quot;;IF([.O149]&lt;100;&quot; &quot;;&quot;&quot;));[.O149];&quot; &quot;;IF([.P149]&lt;10;&quot;  &quot;;IF([.P149]&lt;100;&quot; &quot;;&quot;&quot;));[.P149];&quot; &quot;;IF([.Q149]&lt;10;&quot;  &quot;;IF([.Q149]&lt;100;&quot; &quot;;&quot;&quot;));[.Q149];&quot; &quot;;[.A149];&quot; - &quot;;[.R149])" office:value-type="string" office:string-value=" 83  83  83 146 - #535353" calcext:value-type="string">
            <text:p><text:s/>83 <text:s/>83 <text:s/>83 146 - #53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6" calcext:value-type="float">
            <text:p>1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6"/>
          <table:table-cell table:style-name="ce45"/>
          <table:table-cell table:style-name="ce50" table:formula="of:=BITAND(BITRSHIFT([.A150];6);HEX2DEC(&quot;7&quot;))" office:value-type="float" office:value="2" calcext:value-type="float">
            <text:p>2</text:p>
          </table:table-cell>
          <table:table-cell table:style-name="ce3" table:formula="of:=BITAND(BITRSHIFT([.A150];3);HEX2DEC(&quot;7&quot;))" office:value-type="float" office:value="2" calcext:value-type="float">
            <text:p>2</text:p>
          </table:table-cell>
          <table:table-cell table:style-name="ce57" table:formula="of:=BITAND([.A1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50]/7;1/[.$K$1])*255;0)" office:value-type="float" office:value="82" calcext:value-type="float">
            <text:p>82</text:p>
          </table:table-cell>
          <table:table-cell table:style-name="ce6" table:formula="of:=ROUND(POWER([.D150]/7;1/[.$K$1])*255;0)" office:value-type="float" office:value="82" calcext:value-type="float">
            <text:p>82</text:p>
          </table:table-cell>
          <table:table-cell table:style-name="ce6" table:formula="of:=ROUND(POWER([.F150]/7;1/[.$K$1])*255;0)" office:value-type="float" office:value="118" calcext:value-type="float">
            <text:p>118</text:p>
          </table:table-cell>
          <table:table-cell table:style-name="ce28" table:formula="of:=CONCATENATE(&quot;#&quot;;DEC2HEX([.H150];2);DEC2HEX([.I150];2);DEC2HEX([.J150];2))" office:value-type="string" office:string-value="#525276" calcext:value-type="string">
            <text:p>#525276</text:p>
          </table:table-cell>
          <table:table-cell table:style-name="ce32" table:formula="of:=CONCATENATE(IF([.H150]&lt;10;&quot;  &quot;;IF([.H150]&lt;100;&quot; &quot;;&quot;&quot;));[.H150];&quot; &quot;;IF([.I150]&lt;10;&quot;  &quot;;IF([.I150]&lt;100;&quot; &quot;;&quot;&quot;));[.I150];&quot; &quot;;IF([.J150]&lt;10;&quot;  &quot;;IF([.J150]&lt;100;&quot; &quot;;&quot;&quot;));[.J150];&quot; &quot;;[.A150];&quot; - &quot;;[.K150])" office:value-type="string" office:string-value=" 82  82 118 147 - #525276" calcext:value-type="string">
            <text:p><text:s/>82 <text:s/>82 118 147 - #525276</text:p>
          </table:table-cell>
          <table:table-cell table:style-name="ce35"/>
          <table:table-cell table:style-name="ce9"/>
          <table:table-cell table:style-name="ce6" table:formula="of:=INDEX([.$N$3:.$N$10];[.E150]+1;1)" office:value-type="float" office:value="83" calcext:value-type="float">
            <text:p>83</text:p>
          </table:table-cell>
          <table:table-cell table:style-name="ce6" table:formula="of:=INDEX([.$N$3:.$N$10];[.D150]+1;1)" office:value-type="float" office:value="83" calcext:value-type="float">
            <text:p>83</text:p>
          </table:table-cell>
          <table:table-cell table:style-name="ce6" table:formula="of:=INDEX([.$N$3:.$N$10];[.F150]+1;1)" office:value-type="float" office:value="116" calcext:value-type="float">
            <text:p>116</text:p>
          </table:table-cell>
          <table:table-cell table:style-name="ce28" table:formula="of:=CONCATENATE(&quot;#&quot;;DEC2HEX([.O150];2);DEC2HEX([.P150];2);DEC2HEX([.Q150];2))" office:value-type="string" office:string-value="#535374" calcext:value-type="string">
            <text:p>#535374</text:p>
          </table:table-cell>
          <table:table-cell table:style-name="ce32" table:formula="of:=CONCATENATE(IF([.O150]&lt;10;&quot;  &quot;;IF([.O150]&lt;100;&quot; &quot;;&quot;&quot;));[.O150];&quot; &quot;;IF([.P150]&lt;10;&quot;  &quot;;IF([.P150]&lt;100;&quot; &quot;;&quot;&quot;));[.P150];&quot; &quot;;IF([.Q150]&lt;10;&quot;  &quot;;IF([.Q150]&lt;100;&quot; &quot;;&quot;&quot;));[.Q150];&quot; &quot;;[.A150];&quot; - &quot;;[.R150])" office:value-type="string" office:string-value=" 83  83 116 147 - #535374" calcext:value-type="string">
            <text:p><text:s/>83 <text:s/>83 116 147 - #53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7" calcext:value-type="float">
            <text:p>1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6"/>
          <table:table-cell table:style-name="ce45"/>
          <table:table-cell table:style-name="ce50" table:formula="of:=BITAND(BITRSHIFT([.A151];6);HEX2DEC(&quot;7&quot;))" office:value-type="float" office:value="2" calcext:value-type="float">
            <text:p>2</text:p>
          </table:table-cell>
          <table:table-cell table:style-name="ce3" table:formula="of:=BITAND(BITRSHIFT([.A151];3);HEX2DEC(&quot;7&quot;))" office:value-type="float" office:value="2" calcext:value-type="float">
            <text:p>2</text:p>
          </table:table-cell>
          <table:table-cell table:style-name="ce57" table:formula="of:=BITAND([.A1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1]/7;1/[.$K$1])*255;0)" office:value-type="float" office:value="82" calcext:value-type="float">
            <text:p>82</text:p>
          </table:table-cell>
          <table:table-cell table:style-name="ce6" table:formula="of:=ROUND(POWER([.D151]/7;1/[.$K$1])*255;0)" office:value-type="float" office:value="82" calcext:value-type="float">
            <text:p>82</text:p>
          </table:table-cell>
          <table:table-cell table:style-name="ce6" table:formula="of:=ROUND(POWER([.F151]/7;1/[.$K$1])*255;0)" office:value-type="float" office:value="153" calcext:value-type="float">
            <text:p>153</text:p>
          </table:table-cell>
          <table:table-cell table:style-name="ce28" table:formula="of:=CONCATENATE(&quot;#&quot;;DEC2HEX([.H151];2);DEC2HEX([.I151];2);DEC2HEX([.J151];2))" office:value-type="string" office:string-value="#525299" calcext:value-type="string">
            <text:p>#525299</text:p>
          </table:table-cell>
          <table:table-cell table:style-name="ce32" table:formula="of:=CONCATENATE(IF([.H151]&lt;10;&quot;  &quot;;IF([.H151]&lt;100;&quot; &quot;;&quot;&quot;));[.H151];&quot; &quot;;IF([.I151]&lt;10;&quot;  &quot;;IF([.I151]&lt;100;&quot; &quot;;&quot;&quot;));[.I151];&quot; &quot;;IF([.J151]&lt;10;&quot;  &quot;;IF([.J151]&lt;100;&quot; &quot;;&quot;&quot;));[.J151];&quot; &quot;;[.A151];&quot; - &quot;;[.K151])" office:value-type="string" office:string-value=" 82  82 153 148 - #525299" calcext:value-type="string">
            <text:p><text:s/>82 <text:s/>82 153 148 - #525299</text:p>
          </table:table-cell>
          <table:table-cell table:style-name="ce35"/>
          <table:table-cell table:style-name="ce9"/>
          <table:table-cell table:style-name="ce6" table:formula="of:=INDEX([.$N$3:.$N$10];[.E151]+1;1)" office:value-type="float" office:value="83" calcext:value-type="float">
            <text:p>83</text:p>
          </table:table-cell>
          <table:table-cell table:style-name="ce6" table:formula="of:=INDEX([.$N$3:.$N$10];[.D151]+1;1)" office:value-type="float" office:value="83" calcext:value-type="float">
            <text:p>83</text:p>
          </table:table-cell>
          <table:table-cell table:style-name="ce6" table:formula="of:=INDEX([.$N$3:.$N$10];[.F151]+1;1)" office:value-type="float" office:value="156" calcext:value-type="float">
            <text:p>156</text:p>
          </table:table-cell>
          <table:table-cell table:style-name="ce28" table:formula="of:=CONCATENATE(&quot;#&quot;;DEC2HEX([.O151];2);DEC2HEX([.P151];2);DEC2HEX([.Q151];2))" office:value-type="string" office:string-value="#53539C" calcext:value-type="string">
            <text:p>#53539C</text:p>
          </table:table-cell>
          <table:table-cell table:style-name="ce32" table:formula="of:=CONCATENATE(IF([.O151]&lt;10;&quot;  &quot;;IF([.O151]&lt;100;&quot; &quot;;&quot;&quot;));[.O151];&quot; &quot;;IF([.P151]&lt;10;&quot;  &quot;;IF([.P151]&lt;100;&quot; &quot;;&quot;&quot;));[.P151];&quot; &quot;;IF([.Q151]&lt;10;&quot;  &quot;;IF([.Q151]&lt;100;&quot; &quot;;&quot;&quot;));[.Q151];&quot; &quot;;[.A151];&quot; - &quot;;[.R151])" office:value-type="string" office:string-value=" 83  83 156 148 - #53539C" calcext:value-type="string">
            <text:p><text:s/>83 <text:s/>83 156 148 - #53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8" calcext:value-type="float">
            <text:p>1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6"/>
          <table:table-cell table:style-name="ce45"/>
          <table:table-cell table:style-name="ce50" table:formula="of:=BITAND(BITRSHIFT([.A152];6);HEX2DEC(&quot;7&quot;))" office:value-type="float" office:value="2" calcext:value-type="float">
            <text:p>2</text:p>
          </table:table-cell>
          <table:table-cell table:style-name="ce3" table:formula="of:=BITAND(BITRSHIFT([.A152];3);HEX2DEC(&quot;7&quot;))" office:value-type="float" office:value="2" calcext:value-type="float">
            <text:p>2</text:p>
          </table:table-cell>
          <table:table-cell table:style-name="ce57" table:formula="of:=BITAND([.A1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52]/7;1/[.$K$1])*255;0)" office:value-type="float" office:value="82" calcext:value-type="float">
            <text:p>82</text:p>
          </table:table-cell>
          <table:table-cell table:style-name="ce6" table:formula="of:=ROUND(POWER([.D152]/7;1/[.$K$1])*255;0)" office:value-type="float" office:value="82" calcext:value-type="float">
            <text:p>82</text:p>
          </table:table-cell>
          <table:table-cell table:style-name="ce6" table:formula="of:=ROUND(POWER([.F152]/7;1/[.$K$1])*255;0)" office:value-type="float" office:value="188" calcext:value-type="float">
            <text:p>188</text:p>
          </table:table-cell>
          <table:table-cell table:style-name="ce28" table:formula="of:=CONCATENATE(&quot;#&quot;;DEC2HEX([.H152];2);DEC2HEX([.I152];2);DEC2HEX([.J152];2))" office:value-type="string" office:string-value="#5252BC" calcext:value-type="string">
            <text:p>#5252BC</text:p>
          </table:table-cell>
          <table:table-cell table:style-name="ce32" table:formula="of:=CONCATENATE(IF([.H152]&lt;10;&quot;  &quot;;IF([.H152]&lt;100;&quot; &quot;;&quot;&quot;));[.H152];&quot; &quot;;IF([.I152]&lt;10;&quot;  &quot;;IF([.I152]&lt;100;&quot; &quot;;&quot;&quot;));[.I152];&quot; &quot;;IF([.J152]&lt;10;&quot;  &quot;;IF([.J152]&lt;100;&quot; &quot;;&quot;&quot;));[.J152];&quot; &quot;;[.A152];&quot; - &quot;;[.K152])" office:value-type="string" office:string-value=" 82  82 188 149 - #5252BC" calcext:value-type="string">
            <text:p><text:s/>82 <text:s/>82 188 149 - #5252BC</text:p>
          </table:table-cell>
          <table:table-cell table:style-name="ce35"/>
          <table:table-cell table:style-name="ce9"/>
          <table:table-cell table:style-name="ce6" table:formula="of:=INDEX([.$N$3:.$N$10];[.E152]+1;1)" office:value-type="float" office:value="83" calcext:value-type="float">
            <text:p>83</text:p>
          </table:table-cell>
          <table:table-cell table:style-name="ce6" table:formula="of:=INDEX([.$N$3:.$N$10];[.D152]+1;1)" office:value-type="float" office:value="83" calcext:value-type="float">
            <text:p>83</text:p>
          </table:table-cell>
          <table:table-cell table:style-name="ce6" table:formula="of:=INDEX([.$N$3:.$N$10];[.F152]+1;1)" office:value-type="float" office:value="187" calcext:value-type="float">
            <text:p>187</text:p>
          </table:table-cell>
          <table:table-cell table:style-name="ce28" table:formula="of:=CONCATENATE(&quot;#&quot;;DEC2HEX([.O152];2);DEC2HEX([.P152];2);DEC2HEX([.Q152];2))" office:value-type="string" office:string-value="#5353BB" calcext:value-type="string">
            <text:p>#5353BB</text:p>
          </table:table-cell>
          <table:table-cell table:style-name="ce32" table:formula="of:=CONCATENATE(IF([.O152]&lt;10;&quot;  &quot;;IF([.O152]&lt;100;&quot; &quot;;&quot;&quot;));[.O152];&quot; &quot;;IF([.P152]&lt;10;&quot;  &quot;;IF([.P152]&lt;100;&quot; &quot;;&quot;&quot;));[.P152];&quot; &quot;;IF([.Q152]&lt;10;&quot;  &quot;;IF([.Q152]&lt;100;&quot; &quot;;&quot;&quot;));[.Q152];&quot; &quot;;[.A152];&quot; - &quot;;[.R152])" office:value-type="string" office:string-value=" 83  83 187 149 - #5353BB" calcext:value-type="string">
            <text:p><text:s/>83 <text:s/>83 187 149 - #53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49" calcext:value-type="float">
            <text:p>1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/>
          <table:table-cell table:style-name="ce45"/>
          <table:table-cell table:style-name="ce50" table:formula="of:=BITAND(BITRSHIFT([.A153];6);HEX2DEC(&quot;7&quot;))" office:value-type="float" office:value="2" calcext:value-type="float">
            <text:p>2</text:p>
          </table:table-cell>
          <table:table-cell table:style-name="ce3" table:formula="of:=BITAND(BITRSHIFT([.A153];3);HEX2DEC(&quot;7&quot;))" office:value-type="float" office:value="2" calcext:value-type="float">
            <text:p>2</text:p>
          </table:table-cell>
          <table:table-cell table:style-name="ce57" table:formula="of:=BITAND([.A1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53]/7;1/[.$K$1])*255;0)" office:value-type="float" office:value="82" calcext:value-type="float">
            <text:p>82</text:p>
          </table:table-cell>
          <table:table-cell table:style-name="ce6" table:formula="of:=ROUND(POWER([.D153]/7;1/[.$K$1])*255;0)" office:value-type="float" office:value="82" calcext:value-type="float">
            <text:p>82</text:p>
          </table:table-cell>
          <table:table-cell table:style-name="ce6" table:formula="of:=ROUND(POWER([.F153]/7;1/[.$K$1])*255;0)" office:value-type="float" office:value="222" calcext:value-type="float">
            <text:p>222</text:p>
          </table:table-cell>
          <table:table-cell table:style-name="ce28" table:formula="of:=CONCATENATE(&quot;#&quot;;DEC2HEX([.H153];2);DEC2HEX([.I153];2);DEC2HEX([.J153];2))" office:value-type="string" office:string-value="#5252DE" calcext:value-type="string">
            <text:p>#5252DE</text:p>
          </table:table-cell>
          <table:table-cell table:style-name="ce32" table:formula="of:=CONCATENATE(IF([.H153]&lt;10;&quot;  &quot;;IF([.H153]&lt;100;&quot; &quot;;&quot;&quot;));[.H153];&quot; &quot;;IF([.I153]&lt;10;&quot;  &quot;;IF([.I153]&lt;100;&quot; &quot;;&quot;&quot;));[.I153];&quot; &quot;;IF([.J153]&lt;10;&quot;  &quot;;IF([.J153]&lt;100;&quot; &quot;;&quot;&quot;));[.J153];&quot; &quot;;[.A153];&quot; - &quot;;[.K153])" office:value-type="string" office:string-value=" 82  82 222 150 - #5252DE" calcext:value-type="string">
            <text:p><text:s/>82 <text:s/>82 222 150 - #5252DE</text:p>
          </table:table-cell>
          <table:table-cell table:style-name="ce35"/>
          <table:table-cell table:style-name="ce9"/>
          <table:table-cell table:style-name="ce6" table:formula="of:=INDEX([.$N$3:.$N$10];[.E153]+1;1)" office:value-type="float" office:value="83" calcext:value-type="float">
            <text:p>83</text:p>
          </table:table-cell>
          <table:table-cell table:style-name="ce6" table:formula="of:=INDEX([.$N$3:.$N$10];[.D153]+1;1)" office:value-type="float" office:value="83" calcext:value-type="float">
            <text:p>83</text:p>
          </table:table-cell>
          <table:table-cell table:style-name="ce6" table:formula="of:=INDEX([.$N$3:.$N$10];[.F153]+1;1)" office:value-type="float" office:value="225" calcext:value-type="float">
            <text:p>225</text:p>
          </table:table-cell>
          <table:table-cell table:style-name="ce28" table:formula="of:=CONCATENATE(&quot;#&quot;;DEC2HEX([.O153];2);DEC2HEX([.P153];2);DEC2HEX([.Q153];2))" office:value-type="string" office:string-value="#5353E1" calcext:value-type="string">
            <text:p>#5353E1</text:p>
          </table:table-cell>
          <table:table-cell table:style-name="ce32" table:formula="of:=CONCATENATE(IF([.O153]&lt;10;&quot;  &quot;;IF([.O153]&lt;100;&quot; &quot;;&quot;&quot;));[.O153];&quot; &quot;;IF([.P153]&lt;10;&quot;  &quot;;IF([.P153]&lt;100;&quot; &quot;;&quot;&quot;));[.P153];&quot; &quot;;IF([.Q153]&lt;10;&quot;  &quot;;IF([.Q153]&lt;100;&quot; &quot;;&quot;&quot;));[.Q153];&quot; &quot;;[.A153];&quot; - &quot;;[.R153])" office:value-type="string" office:string-value=" 83  83 225 150 - #5353E1" calcext:value-type="string">
            <text:p><text:s/>83 <text:s/>83 225 150 - #53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0" calcext:value-type="float">
            <text:p>1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6"/>
          <table:table-cell table:style-name="ce45"/>
          <table:table-cell table:style-name="ce50" table:formula="of:=BITAND(BITRSHIFT([.A154];6);HEX2DEC(&quot;7&quot;))" office:value-type="float" office:value="2" calcext:value-type="float">
            <text:p>2</text:p>
          </table:table-cell>
          <table:table-cell table:style-name="ce3" table:formula="of:=BITAND(BITRSHIFT([.A154];3);HEX2DEC(&quot;7&quot;))" office:value-type="float" office:value="2" calcext:value-type="float">
            <text:p>2</text:p>
          </table:table-cell>
          <table:table-cell table:style-name="ce57" table:formula="of:=BITAND([.A1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54]/7;1/[.$K$1])*255;0)" office:value-type="float" office:value="82" calcext:value-type="float">
            <text:p>82</text:p>
          </table:table-cell>
          <table:table-cell table:style-name="ce6" table:formula="of:=ROUND(POWER([.D154]/7;1/[.$K$1])*255;0)" office:value-type="float" office:value="82" calcext:value-type="float">
            <text:p>82</text:p>
          </table:table-cell>
          <table:table-cell table:style-name="ce6" table:formula="of:=ROUND(POWER([.F154]/7;1/[.$K$1])*255;0)" office:value-type="float" office:value="255" calcext:value-type="float">
            <text:p>255</text:p>
          </table:table-cell>
          <table:table-cell table:style-name="ce28" table:formula="of:=CONCATENATE(&quot;#&quot;;DEC2HEX([.H154];2);DEC2HEX([.I154];2);DEC2HEX([.J154];2))" office:value-type="string" office:string-value="#5252FF" calcext:value-type="string">
            <text:p>#5252FF</text:p>
          </table:table-cell>
          <table:table-cell table:style-name="ce32" table:formula="of:=CONCATENATE(IF([.H154]&lt;10;&quot;  &quot;;IF([.H154]&lt;100;&quot; &quot;;&quot;&quot;));[.H154];&quot; &quot;;IF([.I154]&lt;10;&quot;  &quot;;IF([.I154]&lt;100;&quot; &quot;;&quot;&quot;));[.I154];&quot; &quot;;IF([.J154]&lt;10;&quot;  &quot;;IF([.J154]&lt;100;&quot; &quot;;&quot;&quot;));[.J154];&quot; &quot;;[.A154];&quot; - &quot;;[.K154])" office:value-type="string" office:string-value=" 82  82 255 151 - #5252FF" calcext:value-type="string">
            <text:p><text:s/>82 <text:s/>82 255 151 - #5252FF</text:p>
          </table:table-cell>
          <table:table-cell table:style-name="ce35"/>
          <table:table-cell table:style-name="ce9"/>
          <table:table-cell table:style-name="ce6" table:formula="of:=INDEX([.$N$3:.$N$10];[.E154]+1;1)" office:value-type="float" office:value="83" calcext:value-type="float">
            <text:p>83</text:p>
          </table:table-cell>
          <table:table-cell table:style-name="ce6" table:formula="of:=INDEX([.$N$3:.$N$10];[.D154]+1;1)" office:value-type="float" office:value="83" calcext:value-type="float">
            <text:p>83</text:p>
          </table:table-cell>
          <table:table-cell table:style-name="ce6" table:formula="of:=INDEX([.$N$3:.$N$10];[.F154]+1;1)" office:value-type="float" office:value="255" calcext:value-type="float">
            <text:p>255</text:p>
          </table:table-cell>
          <table:table-cell table:style-name="ce28" table:formula="of:=CONCATENATE(&quot;#&quot;;DEC2HEX([.O154];2);DEC2HEX([.P154];2);DEC2HEX([.Q154];2))" office:value-type="string" office:string-value="#5353FF" calcext:value-type="string">
            <text:p>#5353FF</text:p>
          </table:table-cell>
          <table:table-cell table:style-name="ce32" table:formula="of:=CONCATENATE(IF([.O154]&lt;10;&quot;  &quot;;IF([.O154]&lt;100;&quot; &quot;;&quot;&quot;));[.O154];&quot; &quot;;IF([.P154]&lt;10;&quot;  &quot;;IF([.P154]&lt;100;&quot; &quot;;&quot;&quot;));[.P154];&quot; &quot;;IF([.Q154]&lt;10;&quot;  &quot;;IF([.Q154]&lt;100;&quot; &quot;;&quot;&quot;));[.Q154];&quot; &quot;;[.A154];&quot; - &quot;;[.R154])" office:value-type="string" office:string-value=" 83  83 255 151 - #5353FF" calcext:value-type="string">
            <text:p><text:s/>83 <text:s/>83 255 151 - #53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1" calcext:value-type="float">
            <text:p>1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6"/>
          <table:table-cell table:style-name="ce45"/>
          <table:table-cell table:style-name="ce50" table:formula="of:=BITAND(BITRSHIFT([.A155];6);HEX2DEC(&quot;7&quot;))" office:value-type="float" office:value="2" calcext:value-type="float">
            <text:p>2</text:p>
          </table:table-cell>
          <table:table-cell table:style-name="ce3" table:formula="of:=BITAND(BITRSHIFT([.A155];3);HEX2DEC(&quot;7&quot;))" office:value-type="float" office:value="3" calcext:value-type="float">
            <text:p>3</text:p>
          </table:table-cell>
          <table:table-cell table:style-name="ce57" table:formula="of:=BITAND([.A1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55]/7;1/[.$K$1])*255;0)" office:value-type="float" office:value="118" calcext:value-type="float">
            <text:p>118</text:p>
          </table:table-cell>
          <table:table-cell table:style-name="ce6" table:formula="of:=ROUND(POWER([.D155]/7;1/[.$K$1])*255;0)" office:value-type="float" office:value="82" calcext:value-type="float">
            <text:p>82</text:p>
          </table:table-cell>
          <table:table-cell table:style-name="ce6" table:formula="of:=ROUND(POWER([.F155]/7;1/[.$K$1])*255;0)" office:value-type="float" office:value="0" calcext:value-type="float">
            <text:p>0</text:p>
          </table:table-cell>
          <table:table-cell table:style-name="ce28" table:formula="of:=CONCATENATE(&quot;#&quot;;DEC2HEX([.H155];2);DEC2HEX([.I155];2);DEC2HEX([.J155];2))" office:value-type="string" office:string-value="#765200" calcext:value-type="string">
            <text:p>#765200</text:p>
          </table:table-cell>
          <table:table-cell table:style-name="ce32" table:formula="of:=CONCATENATE(IF([.H155]&lt;10;&quot;  &quot;;IF([.H155]&lt;100;&quot; &quot;;&quot;&quot;));[.H155];&quot; &quot;;IF([.I155]&lt;10;&quot;  &quot;;IF([.I155]&lt;100;&quot; &quot;;&quot;&quot;));[.I155];&quot; &quot;;IF([.J155]&lt;10;&quot;  &quot;;IF([.J155]&lt;100;&quot; &quot;;&quot;&quot;));[.J155];&quot; &quot;;[.A155];&quot; - &quot;;[.K155])" office:value-type="string" office:string-value="118  82   0 152 - #765200" calcext:value-type="string">
            <text:p>118 <text:s/>82 <text:s text:c="2"/>0 152 - #765200</text:p>
          </table:table-cell>
          <table:table-cell table:style-name="ce35"/>
          <table:table-cell table:style-name="ce9"/>
          <table:table-cell table:style-name="ce6" table:formula="of:=INDEX([.$N$3:.$N$10];[.E155]+1;1)" office:value-type="float" office:value="116" calcext:value-type="float">
            <text:p>116</text:p>
          </table:table-cell>
          <table:table-cell table:style-name="ce6" table:formula="of:=INDEX([.$N$3:.$N$10];[.D155]+1;1)" office:value-type="float" office:value="83" calcext:value-type="float">
            <text:p>83</text:p>
          </table:table-cell>
          <table:table-cell table:style-name="ce6" table:formula="of:=INDEX([.$N$3:.$N$10];[.F155]+1;1)" office:value-type="float" office:value="0" calcext:value-type="float">
            <text:p>0</text:p>
          </table:table-cell>
          <table:table-cell table:style-name="ce28" table:formula="of:=CONCATENATE(&quot;#&quot;;DEC2HEX([.O155];2);DEC2HEX([.P155];2);DEC2HEX([.Q155];2))" office:value-type="string" office:string-value="#745300" calcext:value-type="string">
            <text:p>#745300</text:p>
          </table:table-cell>
          <table:table-cell table:style-name="ce32" table:formula="of:=CONCATENATE(IF([.O155]&lt;10;&quot;  &quot;;IF([.O155]&lt;100;&quot; &quot;;&quot;&quot;));[.O155];&quot; &quot;;IF([.P155]&lt;10;&quot;  &quot;;IF([.P155]&lt;100;&quot; &quot;;&quot;&quot;));[.P155];&quot; &quot;;IF([.Q155]&lt;10;&quot;  &quot;;IF([.Q155]&lt;100;&quot; &quot;;&quot;&quot;));[.Q155];&quot; &quot;;[.A155];&quot; - &quot;;[.R155])" office:value-type="string" office:string-value="116  83   0 152 - #745300" calcext:value-type="string">
            <text:p>116 <text:s/>83 <text:s text:c="2"/>0 152 - #74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2" calcext:value-type="float">
            <text:p>1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6"/>
          <table:table-cell table:style-name="ce45"/>
          <table:table-cell table:style-name="ce50" table:formula="of:=BITAND(BITRSHIFT([.A156];6);HEX2DEC(&quot;7&quot;))" office:value-type="float" office:value="2" calcext:value-type="float">
            <text:p>2</text:p>
          </table:table-cell>
          <table:table-cell table:style-name="ce3" table:formula="of:=BITAND(BITRSHIFT([.A156];3);HEX2DEC(&quot;7&quot;))" office:value-type="float" office:value="3" calcext:value-type="float">
            <text:p>3</text:p>
          </table:table-cell>
          <table:table-cell table:style-name="ce57" table:formula="of:=BITAND([.A1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56]/7;1/[.$K$1])*255;0)" office:value-type="float" office:value="118" calcext:value-type="float">
            <text:p>118</text:p>
          </table:table-cell>
          <table:table-cell table:style-name="ce6" table:formula="of:=ROUND(POWER([.D156]/7;1/[.$K$1])*255;0)" office:value-type="float" office:value="82" calcext:value-type="float">
            <text:p>82</text:p>
          </table:table-cell>
          <table:table-cell table:style-name="ce6" table:formula="of:=ROUND(POWER([.F156]/7;1/[.$K$1])*255;0)" office:value-type="float" office:value="43" calcext:value-type="float">
            <text:p>43</text:p>
          </table:table-cell>
          <table:table-cell table:style-name="ce28" table:formula="of:=CONCATENATE(&quot;#&quot;;DEC2HEX([.H156];2);DEC2HEX([.I156];2);DEC2HEX([.J156];2))" office:value-type="string" office:string-value="#76522B" calcext:value-type="string">
            <text:p>#76522B</text:p>
          </table:table-cell>
          <table:table-cell table:style-name="ce32" table:formula="of:=CONCATENATE(IF([.H156]&lt;10;&quot;  &quot;;IF([.H156]&lt;100;&quot; &quot;;&quot;&quot;));[.H156];&quot; &quot;;IF([.I156]&lt;10;&quot;  &quot;;IF([.I156]&lt;100;&quot; &quot;;&quot;&quot;));[.I156];&quot; &quot;;IF([.J156]&lt;10;&quot;  &quot;;IF([.J156]&lt;100;&quot; &quot;;&quot;&quot;));[.J156];&quot; &quot;;[.A156];&quot; - &quot;;[.K156])" office:value-type="string" office:string-value="118  82  43 153 - #76522B" calcext:value-type="string">
            <text:p>118 <text:s/>82 <text:s/>43 153 - #76522B</text:p>
          </table:table-cell>
          <table:table-cell table:style-name="ce35"/>
          <table:table-cell table:style-name="ce9"/>
          <table:table-cell table:style-name="ce6" table:formula="of:=INDEX([.$N$3:.$N$10];[.E156]+1;1)" office:value-type="float" office:value="116" calcext:value-type="float">
            <text:p>116</text:p>
          </table:table-cell>
          <table:table-cell table:style-name="ce6" table:formula="of:=INDEX([.$N$3:.$N$10];[.D156]+1;1)" office:value-type="float" office:value="83" calcext:value-type="float">
            <text:p>83</text:p>
          </table:table-cell>
          <table:table-cell table:style-name="ce6" table:formula="of:=INDEX([.$N$3:.$N$10];[.F156]+1;1)" office:value-type="float" office:value="40" calcext:value-type="float">
            <text:p>40</text:p>
          </table:table-cell>
          <table:table-cell table:style-name="ce28" table:formula="of:=CONCATENATE(&quot;#&quot;;DEC2HEX([.O156];2);DEC2HEX([.P156];2);DEC2HEX([.Q156];2))" office:value-type="string" office:string-value="#745328" calcext:value-type="string">
            <text:p>#745328</text:p>
          </table:table-cell>
          <table:table-cell table:style-name="ce32" table:formula="of:=CONCATENATE(IF([.O156]&lt;10;&quot;  &quot;;IF([.O156]&lt;100;&quot; &quot;;&quot;&quot;));[.O156];&quot; &quot;;IF([.P156]&lt;10;&quot;  &quot;;IF([.P156]&lt;100;&quot; &quot;;&quot;&quot;));[.P156];&quot; &quot;;IF([.Q156]&lt;10;&quot;  &quot;;IF([.Q156]&lt;100;&quot; &quot;;&quot;&quot;));[.Q156];&quot; &quot;;[.A156];&quot; - &quot;;[.R156])" office:value-type="string" office:string-value="116  83  40 153 - #745328" calcext:value-type="string">
            <text:p>116 <text:s/>83 <text:s/>40 153 - #74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3" calcext:value-type="float">
            <text:p>1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45"/>
          <table:table-cell table:style-name="ce50" table:formula="of:=BITAND(BITRSHIFT([.A157];6);HEX2DEC(&quot;7&quot;))" office:value-type="float" office:value="2" calcext:value-type="float">
            <text:p>2</text:p>
          </table:table-cell>
          <table:table-cell table:style-name="ce3" table:formula="of:=BITAND(BITRSHIFT([.A157];3);HEX2DEC(&quot;7&quot;))" office:value-type="float" office:value="3" calcext:value-type="float">
            <text:p>3</text:p>
          </table:table-cell>
          <table:table-cell table:style-name="ce57" table:formula="of:=BITAND([.A1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57]/7;1/[.$K$1])*255;0)" office:value-type="float" office:value="118" calcext:value-type="float">
            <text:p>118</text:p>
          </table:table-cell>
          <table:table-cell table:style-name="ce6" table:formula="of:=ROUND(POWER([.D157]/7;1/[.$K$1])*255;0)" office:value-type="float" office:value="82" calcext:value-type="float">
            <text:p>82</text:p>
          </table:table-cell>
          <table:table-cell table:style-name="ce6" table:formula="of:=ROUND(POWER([.F157]/7;1/[.$K$1])*255;0)" office:value-type="float" office:value="82" calcext:value-type="float">
            <text:p>82</text:p>
          </table:table-cell>
          <table:table-cell table:style-name="ce28" table:formula="of:=CONCATENATE(&quot;#&quot;;DEC2HEX([.H157];2);DEC2HEX([.I157];2);DEC2HEX([.J157];2))" office:value-type="string" office:string-value="#765252" calcext:value-type="string">
            <text:p>#765252</text:p>
          </table:table-cell>
          <table:table-cell table:style-name="ce32" table:formula="of:=CONCATENATE(IF([.H157]&lt;10;&quot;  &quot;;IF([.H157]&lt;100;&quot; &quot;;&quot;&quot;));[.H157];&quot; &quot;;IF([.I157]&lt;10;&quot;  &quot;;IF([.I157]&lt;100;&quot; &quot;;&quot;&quot;));[.I157];&quot; &quot;;IF([.J157]&lt;10;&quot;  &quot;;IF([.J157]&lt;100;&quot; &quot;;&quot;&quot;));[.J157];&quot; &quot;;[.A157];&quot; - &quot;;[.K157])" office:value-type="string" office:string-value="118  82  82 154 - #765252" calcext:value-type="string">
            <text:p>118 <text:s/>82 <text:s/>82 154 - #765252</text:p>
          </table:table-cell>
          <table:table-cell table:style-name="ce35"/>
          <table:table-cell table:style-name="ce9"/>
          <table:table-cell table:style-name="ce6" table:formula="of:=INDEX([.$N$3:.$N$10];[.E157]+1;1)" office:value-type="float" office:value="116" calcext:value-type="float">
            <text:p>116</text:p>
          </table:table-cell>
          <table:table-cell table:style-name="ce6" table:formula="of:=INDEX([.$N$3:.$N$10];[.D157]+1;1)" office:value-type="float" office:value="83" calcext:value-type="float">
            <text:p>83</text:p>
          </table:table-cell>
          <table:table-cell table:style-name="ce6" table:formula="of:=INDEX([.$N$3:.$N$10];[.F157]+1;1)" office:value-type="float" office:value="83" calcext:value-type="float">
            <text:p>83</text:p>
          </table:table-cell>
          <table:table-cell table:style-name="ce28" table:formula="of:=CONCATENATE(&quot;#&quot;;DEC2HEX([.O157];2);DEC2HEX([.P157];2);DEC2HEX([.Q157];2))" office:value-type="string" office:string-value="#745353" calcext:value-type="string">
            <text:p>#745353</text:p>
          </table:table-cell>
          <table:table-cell table:style-name="ce32" table:formula="of:=CONCATENATE(IF([.O157]&lt;10;&quot;  &quot;;IF([.O157]&lt;100;&quot; &quot;;&quot;&quot;));[.O157];&quot; &quot;;IF([.P157]&lt;10;&quot;  &quot;;IF([.P157]&lt;100;&quot; &quot;;&quot;&quot;));[.P157];&quot; &quot;;IF([.Q157]&lt;10;&quot;  &quot;;IF([.Q157]&lt;100;&quot; &quot;;&quot;&quot;));[.Q157];&quot; &quot;;[.A157];&quot; - &quot;;[.R157])" office:value-type="string" office:string-value="116  83  83 154 - #745353" calcext:value-type="string">
            <text:p>116 <text:s/>83 <text:s/>83 154 - #74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4" calcext:value-type="float">
            <text:p>1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6"/>
          <table:table-cell table:style-name="ce45"/>
          <table:table-cell table:style-name="ce50" table:formula="of:=BITAND(BITRSHIFT([.A158];6);HEX2DEC(&quot;7&quot;))" office:value-type="float" office:value="2" calcext:value-type="float">
            <text:p>2</text:p>
          </table:table-cell>
          <table:table-cell table:style-name="ce3" table:formula="of:=BITAND(BITRSHIFT([.A158];3);HEX2DEC(&quot;7&quot;))" office:value-type="float" office:value="3" calcext:value-type="float">
            <text:p>3</text:p>
          </table:table-cell>
          <table:table-cell table:style-name="ce57" table:formula="of:=BITAND([.A1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58]/7;1/[.$K$1])*255;0)" office:value-type="float" office:value="118" calcext:value-type="float">
            <text:p>118</text:p>
          </table:table-cell>
          <table:table-cell table:style-name="ce6" table:formula="of:=ROUND(POWER([.D158]/7;1/[.$K$1])*255;0)" office:value-type="float" office:value="82" calcext:value-type="float">
            <text:p>82</text:p>
          </table:table-cell>
          <table:table-cell table:style-name="ce6" table:formula="of:=ROUND(POWER([.F158]/7;1/[.$K$1])*255;0)" office:value-type="float" office:value="118" calcext:value-type="float">
            <text:p>118</text:p>
          </table:table-cell>
          <table:table-cell table:style-name="ce28" table:formula="of:=CONCATENATE(&quot;#&quot;;DEC2HEX([.H158];2);DEC2HEX([.I158];2);DEC2HEX([.J158];2))" office:value-type="string" office:string-value="#765276" calcext:value-type="string">
            <text:p>#765276</text:p>
          </table:table-cell>
          <table:table-cell table:style-name="ce32" table:formula="of:=CONCATENATE(IF([.H158]&lt;10;&quot;  &quot;;IF([.H158]&lt;100;&quot; &quot;;&quot;&quot;));[.H158];&quot; &quot;;IF([.I158]&lt;10;&quot;  &quot;;IF([.I158]&lt;100;&quot; &quot;;&quot;&quot;));[.I158];&quot; &quot;;IF([.J158]&lt;10;&quot;  &quot;;IF([.J158]&lt;100;&quot; &quot;;&quot;&quot;));[.J158];&quot; &quot;;[.A158];&quot; - &quot;;[.K158])" office:value-type="string" office:string-value="118  82 118 155 - #765276" calcext:value-type="string">
            <text:p>118 <text:s/>82 118 155 - #765276</text:p>
          </table:table-cell>
          <table:table-cell table:style-name="ce35"/>
          <table:table-cell table:style-name="ce9"/>
          <table:table-cell table:style-name="ce6" table:formula="of:=INDEX([.$N$3:.$N$10];[.E158]+1;1)" office:value-type="float" office:value="116" calcext:value-type="float">
            <text:p>116</text:p>
          </table:table-cell>
          <table:table-cell table:style-name="ce6" table:formula="of:=INDEX([.$N$3:.$N$10];[.D158]+1;1)" office:value-type="float" office:value="83" calcext:value-type="float">
            <text:p>83</text:p>
          </table:table-cell>
          <table:table-cell table:style-name="ce6" table:formula="of:=INDEX([.$N$3:.$N$10];[.F158]+1;1)" office:value-type="float" office:value="116" calcext:value-type="float">
            <text:p>116</text:p>
          </table:table-cell>
          <table:table-cell table:style-name="ce28" table:formula="of:=CONCATENATE(&quot;#&quot;;DEC2HEX([.O158];2);DEC2HEX([.P158];2);DEC2HEX([.Q158];2))" office:value-type="string" office:string-value="#745374" calcext:value-type="string">
            <text:p>#745374</text:p>
          </table:table-cell>
          <table:table-cell table:style-name="ce32" table:formula="of:=CONCATENATE(IF([.O158]&lt;10;&quot;  &quot;;IF([.O158]&lt;100;&quot; &quot;;&quot;&quot;));[.O158];&quot; &quot;;IF([.P158]&lt;10;&quot;  &quot;;IF([.P158]&lt;100;&quot; &quot;;&quot;&quot;));[.P158];&quot; &quot;;IF([.Q158]&lt;10;&quot;  &quot;;IF([.Q158]&lt;100;&quot; &quot;;&quot;&quot;));[.Q158];&quot; &quot;;[.A158];&quot; - &quot;;[.R158])" office:value-type="string" office:string-value="116  83 116 155 - #745374" calcext:value-type="string">
            <text:p>116 <text:s/>83 116 155 - #74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5" calcext:value-type="float">
            <text:p>1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/>
          <table:table-cell table:style-name="ce45"/>
          <table:table-cell table:style-name="ce50" table:formula="of:=BITAND(BITRSHIFT([.A159];6);HEX2DEC(&quot;7&quot;))" office:value-type="float" office:value="2" calcext:value-type="float">
            <text:p>2</text:p>
          </table:table-cell>
          <table:table-cell table:style-name="ce3" table:formula="of:=BITAND(BITRSHIFT([.A159];3);HEX2DEC(&quot;7&quot;))" office:value-type="float" office:value="3" calcext:value-type="float">
            <text:p>3</text:p>
          </table:table-cell>
          <table:table-cell table:style-name="ce57" table:formula="of:=BITAND([.A1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59]/7;1/[.$K$1])*255;0)" office:value-type="float" office:value="118" calcext:value-type="float">
            <text:p>118</text:p>
          </table:table-cell>
          <table:table-cell table:style-name="ce6" table:formula="of:=ROUND(POWER([.D159]/7;1/[.$K$1])*255;0)" office:value-type="float" office:value="82" calcext:value-type="float">
            <text:p>82</text:p>
          </table:table-cell>
          <table:table-cell table:style-name="ce6" table:formula="of:=ROUND(POWER([.F159]/7;1/[.$K$1])*255;0)" office:value-type="float" office:value="153" calcext:value-type="float">
            <text:p>153</text:p>
          </table:table-cell>
          <table:table-cell table:style-name="ce28" table:formula="of:=CONCATENATE(&quot;#&quot;;DEC2HEX([.H159];2);DEC2HEX([.I159];2);DEC2HEX([.J159];2))" office:value-type="string" office:string-value="#765299" calcext:value-type="string">
            <text:p>#765299</text:p>
          </table:table-cell>
          <table:table-cell table:style-name="ce32" table:formula="of:=CONCATENATE(IF([.H159]&lt;10;&quot;  &quot;;IF([.H159]&lt;100;&quot; &quot;;&quot;&quot;));[.H159];&quot; &quot;;IF([.I159]&lt;10;&quot;  &quot;;IF([.I159]&lt;100;&quot; &quot;;&quot;&quot;));[.I159];&quot; &quot;;IF([.J159]&lt;10;&quot;  &quot;;IF([.J159]&lt;100;&quot; &quot;;&quot;&quot;));[.J159];&quot; &quot;;[.A159];&quot; - &quot;;[.K159])" office:value-type="string" office:string-value="118  82 153 156 - #765299" calcext:value-type="string">
            <text:p>118 <text:s/>82 153 156 - #765299</text:p>
          </table:table-cell>
          <table:table-cell table:style-name="ce35"/>
          <table:table-cell table:style-name="ce9"/>
          <table:table-cell table:style-name="ce6" table:formula="of:=INDEX([.$N$3:.$N$10];[.E159]+1;1)" office:value-type="float" office:value="116" calcext:value-type="float">
            <text:p>116</text:p>
          </table:table-cell>
          <table:table-cell table:style-name="ce6" table:formula="of:=INDEX([.$N$3:.$N$10];[.D159]+1;1)" office:value-type="float" office:value="83" calcext:value-type="float">
            <text:p>83</text:p>
          </table:table-cell>
          <table:table-cell table:style-name="ce6" table:formula="of:=INDEX([.$N$3:.$N$10];[.F159]+1;1)" office:value-type="float" office:value="156" calcext:value-type="float">
            <text:p>156</text:p>
          </table:table-cell>
          <table:table-cell table:style-name="ce28" table:formula="of:=CONCATENATE(&quot;#&quot;;DEC2HEX([.O159];2);DEC2HEX([.P159];2);DEC2HEX([.Q159];2))" office:value-type="string" office:string-value="#74539C" calcext:value-type="string">
            <text:p>#74539C</text:p>
          </table:table-cell>
          <table:table-cell table:style-name="ce32" table:formula="of:=CONCATENATE(IF([.O159]&lt;10;&quot;  &quot;;IF([.O159]&lt;100;&quot; &quot;;&quot;&quot;));[.O159];&quot; &quot;;IF([.P159]&lt;10;&quot;  &quot;;IF([.P159]&lt;100;&quot; &quot;;&quot;&quot;));[.P159];&quot; &quot;;IF([.Q159]&lt;10;&quot;  &quot;;IF([.Q159]&lt;100;&quot; &quot;;&quot;&quot;));[.Q159];&quot; &quot;;[.A159];&quot; - &quot;;[.R159])" office:value-type="string" office:string-value="116  83 156 156 - #74539C" calcext:value-type="string">
            <text:p>116 <text:s/>83 156 156 - #74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6" calcext:value-type="float">
            <text:p>1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6"/>
          <table:table-cell table:style-name="ce45"/>
          <table:table-cell table:style-name="ce50" table:formula="of:=BITAND(BITRSHIFT([.A160];6);HEX2DEC(&quot;7&quot;))" office:value-type="float" office:value="2" calcext:value-type="float">
            <text:p>2</text:p>
          </table:table-cell>
          <table:table-cell table:style-name="ce3" table:formula="of:=BITAND(BITRSHIFT([.A160];3);HEX2DEC(&quot;7&quot;))" office:value-type="float" office:value="3" calcext:value-type="float">
            <text:p>3</text:p>
          </table:table-cell>
          <table:table-cell table:style-name="ce57" table:formula="of:=BITAND([.A1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0]/7;1/[.$K$1])*255;0)" office:value-type="float" office:value="118" calcext:value-type="float">
            <text:p>118</text:p>
          </table:table-cell>
          <table:table-cell table:style-name="ce6" table:formula="of:=ROUND(POWER([.D160]/7;1/[.$K$1])*255;0)" office:value-type="float" office:value="82" calcext:value-type="float">
            <text:p>82</text:p>
          </table:table-cell>
          <table:table-cell table:style-name="ce6" table:formula="of:=ROUND(POWER([.F160]/7;1/[.$K$1])*255;0)" office:value-type="float" office:value="188" calcext:value-type="float">
            <text:p>188</text:p>
          </table:table-cell>
          <table:table-cell table:style-name="ce28" table:formula="of:=CONCATENATE(&quot;#&quot;;DEC2HEX([.H160];2);DEC2HEX([.I160];2);DEC2HEX([.J160];2))" office:value-type="string" office:string-value="#7652BC" calcext:value-type="string">
            <text:p>#7652BC</text:p>
          </table:table-cell>
          <table:table-cell table:style-name="ce32" table:formula="of:=CONCATENATE(IF([.H160]&lt;10;&quot;  &quot;;IF([.H160]&lt;100;&quot; &quot;;&quot;&quot;));[.H160];&quot; &quot;;IF([.I160]&lt;10;&quot;  &quot;;IF([.I160]&lt;100;&quot; &quot;;&quot;&quot;));[.I160];&quot; &quot;;IF([.J160]&lt;10;&quot;  &quot;;IF([.J160]&lt;100;&quot; &quot;;&quot;&quot;));[.J160];&quot; &quot;;[.A160];&quot; - &quot;;[.K160])" office:value-type="string" office:string-value="118  82 188 157 - #7652BC" calcext:value-type="string">
            <text:p>118 <text:s/>82 188 157 - #7652BC</text:p>
          </table:table-cell>
          <table:table-cell table:style-name="ce35"/>
          <table:table-cell table:style-name="ce9"/>
          <table:table-cell table:style-name="ce6" table:formula="of:=INDEX([.$N$3:.$N$10];[.E160]+1;1)" office:value-type="float" office:value="116" calcext:value-type="float">
            <text:p>116</text:p>
          </table:table-cell>
          <table:table-cell table:style-name="ce6" table:formula="of:=INDEX([.$N$3:.$N$10];[.D160]+1;1)" office:value-type="float" office:value="83" calcext:value-type="float">
            <text:p>83</text:p>
          </table:table-cell>
          <table:table-cell table:style-name="ce6" table:formula="of:=INDEX([.$N$3:.$N$10];[.F160]+1;1)" office:value-type="float" office:value="187" calcext:value-type="float">
            <text:p>187</text:p>
          </table:table-cell>
          <table:table-cell table:style-name="ce28" table:formula="of:=CONCATENATE(&quot;#&quot;;DEC2HEX([.O160];2);DEC2HEX([.P160];2);DEC2HEX([.Q160];2))" office:value-type="string" office:string-value="#7453BB" calcext:value-type="string">
            <text:p>#7453BB</text:p>
          </table:table-cell>
          <table:table-cell table:style-name="ce32" table:formula="of:=CONCATENATE(IF([.O160]&lt;10;&quot;  &quot;;IF([.O160]&lt;100;&quot; &quot;;&quot;&quot;));[.O160];&quot; &quot;;IF([.P160]&lt;10;&quot;  &quot;;IF([.P160]&lt;100;&quot; &quot;;&quot;&quot;));[.P160];&quot; &quot;;IF([.Q160]&lt;10;&quot;  &quot;;IF([.Q160]&lt;100;&quot; &quot;;&quot;&quot;));[.Q160];&quot; &quot;;[.A160];&quot; - &quot;;[.R160])" office:value-type="string" office:string-value="116  83 187 157 - #7453BB" calcext:value-type="string">
            <text:p>116 <text:s/>83 187 157 - #74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7" calcext:value-type="float">
            <text:p>1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6"/>
          <table:table-cell table:style-name="ce45"/>
          <table:table-cell table:style-name="ce50" table:formula="of:=BITAND(BITRSHIFT([.A161];6);HEX2DEC(&quot;7&quot;))" office:value-type="float" office:value="2" calcext:value-type="float">
            <text:p>2</text:p>
          </table:table-cell>
          <table:table-cell table:style-name="ce3" table:formula="of:=BITAND(BITRSHIFT([.A161];3);HEX2DEC(&quot;7&quot;))" office:value-type="float" office:value="3" calcext:value-type="float">
            <text:p>3</text:p>
          </table:table-cell>
          <table:table-cell table:style-name="ce57" table:formula="of:=BITAND([.A1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61]/7;1/[.$K$1])*255;0)" office:value-type="float" office:value="118" calcext:value-type="float">
            <text:p>118</text:p>
          </table:table-cell>
          <table:table-cell table:style-name="ce6" table:formula="of:=ROUND(POWER([.D161]/7;1/[.$K$1])*255;0)" office:value-type="float" office:value="82" calcext:value-type="float">
            <text:p>82</text:p>
          </table:table-cell>
          <table:table-cell table:style-name="ce6" table:formula="of:=ROUND(POWER([.F161]/7;1/[.$K$1])*255;0)" office:value-type="float" office:value="222" calcext:value-type="float">
            <text:p>222</text:p>
          </table:table-cell>
          <table:table-cell table:style-name="ce28" table:formula="of:=CONCATENATE(&quot;#&quot;;DEC2HEX([.H161];2);DEC2HEX([.I161];2);DEC2HEX([.J161];2))" office:value-type="string" office:string-value="#7652DE" calcext:value-type="string">
            <text:p>#7652DE</text:p>
          </table:table-cell>
          <table:table-cell table:style-name="ce32" table:formula="of:=CONCATENATE(IF([.H161]&lt;10;&quot;  &quot;;IF([.H161]&lt;100;&quot; &quot;;&quot;&quot;));[.H161];&quot; &quot;;IF([.I161]&lt;10;&quot;  &quot;;IF([.I161]&lt;100;&quot; &quot;;&quot;&quot;));[.I161];&quot; &quot;;IF([.J161]&lt;10;&quot;  &quot;;IF([.J161]&lt;100;&quot; &quot;;&quot;&quot;));[.J161];&quot; &quot;;[.A161];&quot; - &quot;;[.K161])" office:value-type="string" office:string-value="118  82 222 158 - #7652DE" calcext:value-type="string">
            <text:p>118 <text:s/>82 222 158 - #7652DE</text:p>
          </table:table-cell>
          <table:table-cell table:style-name="ce35"/>
          <table:table-cell table:style-name="ce9"/>
          <table:table-cell table:style-name="ce6" table:formula="of:=INDEX([.$N$3:.$N$10];[.E161]+1;1)" office:value-type="float" office:value="116" calcext:value-type="float">
            <text:p>116</text:p>
          </table:table-cell>
          <table:table-cell table:style-name="ce6" table:formula="of:=INDEX([.$N$3:.$N$10];[.D161]+1;1)" office:value-type="float" office:value="83" calcext:value-type="float">
            <text:p>83</text:p>
          </table:table-cell>
          <table:table-cell table:style-name="ce6" table:formula="of:=INDEX([.$N$3:.$N$10];[.F161]+1;1)" office:value-type="float" office:value="225" calcext:value-type="float">
            <text:p>225</text:p>
          </table:table-cell>
          <table:table-cell table:style-name="ce28" table:formula="of:=CONCATENATE(&quot;#&quot;;DEC2HEX([.O161];2);DEC2HEX([.P161];2);DEC2HEX([.Q161];2))" office:value-type="string" office:string-value="#7453E1" calcext:value-type="string">
            <text:p>#7453E1</text:p>
          </table:table-cell>
          <table:table-cell table:style-name="ce32" table:formula="of:=CONCATENATE(IF([.O161]&lt;10;&quot;  &quot;;IF([.O161]&lt;100;&quot; &quot;;&quot;&quot;));[.O161];&quot; &quot;;IF([.P161]&lt;10;&quot;  &quot;;IF([.P161]&lt;100;&quot; &quot;;&quot;&quot;));[.P161];&quot; &quot;;IF([.Q161]&lt;10;&quot;  &quot;;IF([.Q161]&lt;100;&quot; &quot;;&quot;&quot;));[.Q161];&quot; &quot;;[.A161];&quot; - &quot;;[.R161])" office:value-type="string" office:string-value="116  83 225 158 - #7453E1" calcext:value-type="string">
            <text:p>116 <text:s/>83 225 158 - #74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8" calcext:value-type="float">
            <text:p>1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45"/>
          <table:table-cell table:style-name="ce50" table:formula="of:=BITAND(BITRSHIFT([.A162];6);HEX2DEC(&quot;7&quot;))" office:value-type="float" office:value="2" calcext:value-type="float">
            <text:p>2</text:p>
          </table:table-cell>
          <table:table-cell table:style-name="ce3" table:formula="of:=BITAND(BITRSHIFT([.A162];3);HEX2DEC(&quot;7&quot;))" office:value-type="float" office:value="3" calcext:value-type="float">
            <text:p>3</text:p>
          </table:table-cell>
          <table:table-cell table:style-name="ce57" table:formula="of:=BITAND([.A1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62]/7;1/[.$K$1])*255;0)" office:value-type="float" office:value="118" calcext:value-type="float">
            <text:p>118</text:p>
          </table:table-cell>
          <table:table-cell table:style-name="ce6" table:formula="of:=ROUND(POWER([.D162]/7;1/[.$K$1])*255;0)" office:value-type="float" office:value="82" calcext:value-type="float">
            <text:p>82</text:p>
          </table:table-cell>
          <table:table-cell table:style-name="ce6" table:formula="of:=ROUND(POWER([.F162]/7;1/[.$K$1])*255;0)" office:value-type="float" office:value="255" calcext:value-type="float">
            <text:p>255</text:p>
          </table:table-cell>
          <table:table-cell table:style-name="ce28" table:formula="of:=CONCATENATE(&quot;#&quot;;DEC2HEX([.H162];2);DEC2HEX([.I162];2);DEC2HEX([.J162];2))" office:value-type="string" office:string-value="#7652FF" calcext:value-type="string">
            <text:p>#7652FF</text:p>
          </table:table-cell>
          <table:table-cell table:style-name="ce32" table:formula="of:=CONCATENATE(IF([.H162]&lt;10;&quot;  &quot;;IF([.H162]&lt;100;&quot; &quot;;&quot;&quot;));[.H162];&quot; &quot;;IF([.I162]&lt;10;&quot;  &quot;;IF([.I162]&lt;100;&quot; &quot;;&quot;&quot;));[.I162];&quot; &quot;;IF([.J162]&lt;10;&quot;  &quot;;IF([.J162]&lt;100;&quot; &quot;;&quot;&quot;));[.J162];&quot; &quot;;[.A162];&quot; - &quot;;[.K162])" office:value-type="string" office:string-value="118  82 255 159 - #7652FF" calcext:value-type="string">
            <text:p>118 <text:s/>82 255 159 - #7652FF</text:p>
          </table:table-cell>
          <table:table-cell table:style-name="ce35"/>
          <table:table-cell table:style-name="ce9"/>
          <table:table-cell table:style-name="ce6" table:formula="of:=INDEX([.$N$3:.$N$10];[.E162]+1;1)" office:value-type="float" office:value="116" calcext:value-type="float">
            <text:p>116</text:p>
          </table:table-cell>
          <table:table-cell table:style-name="ce6" table:formula="of:=INDEX([.$N$3:.$N$10];[.D162]+1;1)" office:value-type="float" office:value="83" calcext:value-type="float">
            <text:p>83</text:p>
          </table:table-cell>
          <table:table-cell table:style-name="ce6" table:formula="of:=INDEX([.$N$3:.$N$10];[.F162]+1;1)" office:value-type="float" office:value="255" calcext:value-type="float">
            <text:p>255</text:p>
          </table:table-cell>
          <table:table-cell table:style-name="ce28" table:formula="of:=CONCATENATE(&quot;#&quot;;DEC2HEX([.O162];2);DEC2HEX([.P162];2);DEC2HEX([.Q162];2))" office:value-type="string" office:string-value="#7453FF" calcext:value-type="string">
            <text:p>#7453FF</text:p>
          </table:table-cell>
          <table:table-cell table:style-name="ce32" table:formula="of:=CONCATENATE(IF([.O162]&lt;10;&quot;  &quot;;IF([.O162]&lt;100;&quot; &quot;;&quot;&quot;));[.O162];&quot; &quot;;IF([.P162]&lt;10;&quot;  &quot;;IF([.P162]&lt;100;&quot; &quot;;&quot;&quot;));[.P162];&quot; &quot;;IF([.Q162]&lt;10;&quot;  &quot;;IF([.Q162]&lt;100;&quot; &quot;;&quot;&quot;));[.Q162];&quot; &quot;;[.A162];&quot; - &quot;;[.R162])" office:value-type="string" office:string-value="116  83 255 159 - #7453FF" calcext:value-type="string">
            <text:p>116 <text:s/>83 255 159 - #74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59" calcext:value-type="float">
            <text:p>1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6"/>
          <table:table-cell table:style-name="ce45"/>
          <table:table-cell table:style-name="ce50" table:formula="of:=BITAND(BITRSHIFT([.A163];6);HEX2DEC(&quot;7&quot;))" office:value-type="float" office:value="2" calcext:value-type="float">
            <text:p>2</text:p>
          </table:table-cell>
          <table:table-cell table:style-name="ce3" table:formula="of:=BITAND(BITRSHIFT([.A163];3);HEX2DEC(&quot;7&quot;))" office:value-type="float" office:value="4" calcext:value-type="float">
            <text:p>4</text:p>
          </table:table-cell>
          <table:table-cell table:style-name="ce57" table:formula="of:=BITAND([.A1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63]/7;1/[.$K$1])*255;0)" office:value-type="float" office:value="153" calcext:value-type="float">
            <text:p>153</text:p>
          </table:table-cell>
          <table:table-cell table:style-name="ce6" table:formula="of:=ROUND(POWER([.D163]/7;1/[.$K$1])*255;0)" office:value-type="float" office:value="82" calcext:value-type="float">
            <text:p>82</text:p>
          </table:table-cell>
          <table:table-cell table:style-name="ce6" table:formula="of:=ROUND(POWER([.F163]/7;1/[.$K$1])*255;0)" office:value-type="float" office:value="0" calcext:value-type="float">
            <text:p>0</text:p>
          </table:table-cell>
          <table:table-cell table:style-name="ce28" table:formula="of:=CONCATENATE(&quot;#&quot;;DEC2HEX([.H163];2);DEC2HEX([.I163];2);DEC2HEX([.J163];2))" office:value-type="string" office:string-value="#995200" calcext:value-type="string">
            <text:p>#995200</text:p>
          </table:table-cell>
          <table:table-cell table:style-name="ce32" table:formula="of:=CONCATENATE(IF([.H163]&lt;10;&quot;  &quot;;IF([.H163]&lt;100;&quot; &quot;;&quot;&quot;));[.H163];&quot; &quot;;IF([.I163]&lt;10;&quot;  &quot;;IF([.I163]&lt;100;&quot; &quot;;&quot;&quot;));[.I163];&quot; &quot;;IF([.J163]&lt;10;&quot;  &quot;;IF([.J163]&lt;100;&quot; &quot;;&quot;&quot;));[.J163];&quot; &quot;;[.A163];&quot; - &quot;;[.K163])" office:value-type="string" office:string-value="153  82   0 160 - #995200" calcext:value-type="string">
            <text:p>153 <text:s/>82 <text:s text:c="2"/>0 160 - #995200</text:p>
          </table:table-cell>
          <table:table-cell table:style-name="ce35"/>
          <table:table-cell table:style-name="ce9"/>
          <table:table-cell table:style-name="ce6" table:formula="of:=INDEX([.$N$3:.$N$10];[.E163]+1;1)" office:value-type="float" office:value="156" calcext:value-type="float">
            <text:p>156</text:p>
          </table:table-cell>
          <table:table-cell table:style-name="ce6" table:formula="of:=INDEX([.$N$3:.$N$10];[.D163]+1;1)" office:value-type="float" office:value="83" calcext:value-type="float">
            <text:p>83</text:p>
          </table:table-cell>
          <table:table-cell table:style-name="ce6" table:formula="of:=INDEX([.$N$3:.$N$10];[.F163]+1;1)" office:value-type="float" office:value="0" calcext:value-type="float">
            <text:p>0</text:p>
          </table:table-cell>
          <table:table-cell table:style-name="ce28" table:formula="of:=CONCATENATE(&quot;#&quot;;DEC2HEX([.O163];2);DEC2HEX([.P163];2);DEC2HEX([.Q163];2))" office:value-type="string" office:string-value="#9C5300" calcext:value-type="string">
            <text:p>#9C5300</text:p>
          </table:table-cell>
          <table:table-cell table:style-name="ce32" table:formula="of:=CONCATENATE(IF([.O163]&lt;10;&quot;  &quot;;IF([.O163]&lt;100;&quot; &quot;;&quot;&quot;));[.O163];&quot; &quot;;IF([.P163]&lt;10;&quot;  &quot;;IF([.P163]&lt;100;&quot; &quot;;&quot;&quot;));[.P163];&quot; &quot;;IF([.Q163]&lt;10;&quot;  &quot;;IF([.Q163]&lt;100;&quot; &quot;;&quot;&quot;));[.Q163];&quot; &quot;;[.A163];&quot; - &quot;;[.R163])" office:value-type="string" office:string-value="156  83   0 160 - #9C5300" calcext:value-type="string">
            <text:p>156 <text:s/>83 <text:s text:c="2"/>0 160 - #9C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0" calcext:value-type="float">
            <text:p>1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6"/>
          <table:table-cell table:style-name="ce45"/>
          <table:table-cell table:style-name="ce50" table:formula="of:=BITAND(BITRSHIFT([.A164];6);HEX2DEC(&quot;7&quot;))" office:value-type="float" office:value="2" calcext:value-type="float">
            <text:p>2</text:p>
          </table:table-cell>
          <table:table-cell table:style-name="ce3" table:formula="of:=BITAND(BITRSHIFT([.A164];3);HEX2DEC(&quot;7&quot;))" office:value-type="float" office:value="4" calcext:value-type="float">
            <text:p>4</text:p>
          </table:table-cell>
          <table:table-cell table:style-name="ce57" table:formula="of:=BITAND([.A1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64]/7;1/[.$K$1])*255;0)" office:value-type="float" office:value="153" calcext:value-type="float">
            <text:p>153</text:p>
          </table:table-cell>
          <table:table-cell table:style-name="ce6" table:formula="of:=ROUND(POWER([.D164]/7;1/[.$K$1])*255;0)" office:value-type="float" office:value="82" calcext:value-type="float">
            <text:p>82</text:p>
          </table:table-cell>
          <table:table-cell table:style-name="ce6" table:formula="of:=ROUND(POWER([.F164]/7;1/[.$K$1])*255;0)" office:value-type="float" office:value="43" calcext:value-type="float">
            <text:p>43</text:p>
          </table:table-cell>
          <table:table-cell table:style-name="ce28" table:formula="of:=CONCATENATE(&quot;#&quot;;DEC2HEX([.H164];2);DEC2HEX([.I164];2);DEC2HEX([.J164];2))" office:value-type="string" office:string-value="#99522B" calcext:value-type="string">
            <text:p>#99522B</text:p>
          </table:table-cell>
          <table:table-cell table:style-name="ce32" table:formula="of:=CONCATENATE(IF([.H164]&lt;10;&quot;  &quot;;IF([.H164]&lt;100;&quot; &quot;;&quot;&quot;));[.H164];&quot; &quot;;IF([.I164]&lt;10;&quot;  &quot;;IF([.I164]&lt;100;&quot; &quot;;&quot;&quot;));[.I164];&quot; &quot;;IF([.J164]&lt;10;&quot;  &quot;;IF([.J164]&lt;100;&quot; &quot;;&quot;&quot;));[.J164];&quot; &quot;;[.A164];&quot; - &quot;;[.K164])" office:value-type="string" office:string-value="153  82  43 161 - #99522B" calcext:value-type="string">
            <text:p>153 <text:s/>82 <text:s/>43 161 - #99522B</text:p>
          </table:table-cell>
          <table:table-cell table:style-name="ce35"/>
          <table:table-cell table:style-name="ce9"/>
          <table:table-cell table:style-name="ce6" table:formula="of:=INDEX([.$N$3:.$N$10];[.E164]+1;1)" office:value-type="float" office:value="156" calcext:value-type="float">
            <text:p>156</text:p>
          </table:table-cell>
          <table:table-cell table:style-name="ce6" table:formula="of:=INDEX([.$N$3:.$N$10];[.D164]+1;1)" office:value-type="float" office:value="83" calcext:value-type="float">
            <text:p>83</text:p>
          </table:table-cell>
          <table:table-cell table:style-name="ce6" table:formula="of:=INDEX([.$N$3:.$N$10];[.F164]+1;1)" office:value-type="float" office:value="40" calcext:value-type="float">
            <text:p>40</text:p>
          </table:table-cell>
          <table:table-cell table:style-name="ce28" table:formula="of:=CONCATENATE(&quot;#&quot;;DEC2HEX([.O164];2);DEC2HEX([.P164];2);DEC2HEX([.Q164];2))" office:value-type="string" office:string-value="#9C5328" calcext:value-type="string">
            <text:p>#9C5328</text:p>
          </table:table-cell>
          <table:table-cell table:style-name="ce32" table:formula="of:=CONCATENATE(IF([.O164]&lt;10;&quot;  &quot;;IF([.O164]&lt;100;&quot; &quot;;&quot;&quot;));[.O164];&quot; &quot;;IF([.P164]&lt;10;&quot;  &quot;;IF([.P164]&lt;100;&quot; &quot;;&quot;&quot;));[.P164];&quot; &quot;;IF([.Q164]&lt;10;&quot;  &quot;;IF([.Q164]&lt;100;&quot; &quot;;&quot;&quot;));[.Q164];&quot; &quot;;[.A164];&quot; - &quot;;[.R164])" office:value-type="string" office:string-value="156  83  40 161 - #9C5328" calcext:value-type="string">
            <text:p>156 <text:s/>83 <text:s/>40 161 - #9C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1" calcext:value-type="float">
            <text:p>1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/>
          <table:table-cell table:style-name="ce45"/>
          <table:table-cell table:style-name="ce50" table:formula="of:=BITAND(BITRSHIFT([.A165];6);HEX2DEC(&quot;7&quot;))" office:value-type="float" office:value="2" calcext:value-type="float">
            <text:p>2</text:p>
          </table:table-cell>
          <table:table-cell table:style-name="ce3" table:formula="of:=BITAND(BITRSHIFT([.A165];3);HEX2DEC(&quot;7&quot;))" office:value-type="float" office:value="4" calcext:value-type="float">
            <text:p>4</text:p>
          </table:table-cell>
          <table:table-cell table:style-name="ce57" table:formula="of:=BITAND([.A1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65]/7;1/[.$K$1])*255;0)" office:value-type="float" office:value="153" calcext:value-type="float">
            <text:p>153</text:p>
          </table:table-cell>
          <table:table-cell table:style-name="ce6" table:formula="of:=ROUND(POWER([.D165]/7;1/[.$K$1])*255;0)" office:value-type="float" office:value="82" calcext:value-type="float">
            <text:p>82</text:p>
          </table:table-cell>
          <table:table-cell table:style-name="ce6" table:formula="of:=ROUND(POWER([.F165]/7;1/[.$K$1])*255;0)" office:value-type="float" office:value="82" calcext:value-type="float">
            <text:p>82</text:p>
          </table:table-cell>
          <table:table-cell table:style-name="ce28" table:formula="of:=CONCATENATE(&quot;#&quot;;DEC2HEX([.H165];2);DEC2HEX([.I165];2);DEC2HEX([.J165];2))" office:value-type="string" office:string-value="#995252" calcext:value-type="string">
            <text:p>#995252</text:p>
          </table:table-cell>
          <table:table-cell table:style-name="ce32" table:formula="of:=CONCATENATE(IF([.H165]&lt;10;&quot;  &quot;;IF([.H165]&lt;100;&quot; &quot;;&quot;&quot;));[.H165];&quot; &quot;;IF([.I165]&lt;10;&quot;  &quot;;IF([.I165]&lt;100;&quot; &quot;;&quot;&quot;));[.I165];&quot; &quot;;IF([.J165]&lt;10;&quot;  &quot;;IF([.J165]&lt;100;&quot; &quot;;&quot;&quot;));[.J165];&quot; &quot;;[.A165];&quot; - &quot;;[.K165])" office:value-type="string" office:string-value="153  82  82 162 - #995252" calcext:value-type="string">
            <text:p>153 <text:s/>82 <text:s/>82 162 - #995252</text:p>
          </table:table-cell>
          <table:table-cell table:style-name="ce35"/>
          <table:table-cell table:style-name="ce9"/>
          <table:table-cell table:style-name="ce6" table:formula="of:=INDEX([.$N$3:.$N$10];[.E165]+1;1)" office:value-type="float" office:value="156" calcext:value-type="float">
            <text:p>156</text:p>
          </table:table-cell>
          <table:table-cell table:style-name="ce6" table:formula="of:=INDEX([.$N$3:.$N$10];[.D165]+1;1)" office:value-type="float" office:value="83" calcext:value-type="float">
            <text:p>83</text:p>
          </table:table-cell>
          <table:table-cell table:style-name="ce6" table:formula="of:=INDEX([.$N$3:.$N$10];[.F165]+1;1)" office:value-type="float" office:value="83" calcext:value-type="float">
            <text:p>83</text:p>
          </table:table-cell>
          <table:table-cell table:style-name="ce28" table:formula="of:=CONCATENATE(&quot;#&quot;;DEC2HEX([.O165];2);DEC2HEX([.P165];2);DEC2HEX([.Q165];2))" office:value-type="string" office:string-value="#9C5353" calcext:value-type="string">
            <text:p>#9C5353</text:p>
          </table:table-cell>
          <table:table-cell table:style-name="ce32" table:formula="of:=CONCATENATE(IF([.O165]&lt;10;&quot;  &quot;;IF([.O165]&lt;100;&quot; &quot;;&quot;&quot;));[.O165];&quot; &quot;;IF([.P165]&lt;10;&quot;  &quot;;IF([.P165]&lt;100;&quot; &quot;;&quot;&quot;));[.P165];&quot; &quot;;IF([.Q165]&lt;10;&quot;  &quot;;IF([.Q165]&lt;100;&quot; &quot;;&quot;&quot;));[.Q165];&quot; &quot;;[.A165];&quot; - &quot;;[.R165])" office:value-type="string" office:string-value="156  83  83 162 - #9C5353" calcext:value-type="string">
            <text:p>156 <text:s/>83 <text:s/>83 162 - #9C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2" calcext:value-type="float">
            <text:p>1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6"/>
          <table:table-cell table:style-name="ce45"/>
          <table:table-cell table:style-name="ce50" table:formula="of:=BITAND(BITRSHIFT([.A166];6);HEX2DEC(&quot;7&quot;))" office:value-type="float" office:value="2" calcext:value-type="float">
            <text:p>2</text:p>
          </table:table-cell>
          <table:table-cell table:style-name="ce3" table:formula="of:=BITAND(BITRSHIFT([.A166];3);HEX2DEC(&quot;7&quot;))" office:value-type="float" office:value="4" calcext:value-type="float">
            <text:p>4</text:p>
          </table:table-cell>
          <table:table-cell table:style-name="ce57" table:formula="of:=BITAND([.A1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66]/7;1/[.$K$1])*255;0)" office:value-type="float" office:value="153" calcext:value-type="float">
            <text:p>153</text:p>
          </table:table-cell>
          <table:table-cell table:style-name="ce6" table:formula="of:=ROUND(POWER([.D166]/7;1/[.$K$1])*255;0)" office:value-type="float" office:value="82" calcext:value-type="float">
            <text:p>82</text:p>
          </table:table-cell>
          <table:table-cell table:style-name="ce6" table:formula="of:=ROUND(POWER([.F166]/7;1/[.$K$1])*255;0)" office:value-type="float" office:value="118" calcext:value-type="float">
            <text:p>118</text:p>
          </table:table-cell>
          <table:table-cell table:style-name="ce28" table:formula="of:=CONCATENATE(&quot;#&quot;;DEC2HEX([.H166];2);DEC2HEX([.I166];2);DEC2HEX([.J166];2))" office:value-type="string" office:string-value="#995276" calcext:value-type="string">
            <text:p>#995276</text:p>
          </table:table-cell>
          <table:table-cell table:style-name="ce32" table:formula="of:=CONCATENATE(IF([.H166]&lt;10;&quot;  &quot;;IF([.H166]&lt;100;&quot; &quot;;&quot;&quot;));[.H166];&quot; &quot;;IF([.I166]&lt;10;&quot;  &quot;;IF([.I166]&lt;100;&quot; &quot;;&quot;&quot;));[.I166];&quot; &quot;;IF([.J166]&lt;10;&quot;  &quot;;IF([.J166]&lt;100;&quot; &quot;;&quot;&quot;));[.J166];&quot; &quot;;[.A166];&quot; - &quot;;[.K166])" office:value-type="string" office:string-value="153  82 118 163 - #995276" calcext:value-type="string">
            <text:p>153 <text:s/>82 118 163 - #995276</text:p>
          </table:table-cell>
          <table:table-cell table:style-name="ce35"/>
          <table:table-cell table:style-name="ce9"/>
          <table:table-cell table:style-name="ce6" table:formula="of:=INDEX([.$N$3:.$N$10];[.E166]+1;1)" office:value-type="float" office:value="156" calcext:value-type="float">
            <text:p>156</text:p>
          </table:table-cell>
          <table:table-cell table:style-name="ce6" table:formula="of:=INDEX([.$N$3:.$N$10];[.D166]+1;1)" office:value-type="float" office:value="83" calcext:value-type="float">
            <text:p>83</text:p>
          </table:table-cell>
          <table:table-cell table:style-name="ce6" table:formula="of:=INDEX([.$N$3:.$N$10];[.F166]+1;1)" office:value-type="float" office:value="116" calcext:value-type="float">
            <text:p>116</text:p>
          </table:table-cell>
          <table:table-cell table:style-name="ce28" table:formula="of:=CONCATENATE(&quot;#&quot;;DEC2HEX([.O166];2);DEC2HEX([.P166];2);DEC2HEX([.Q166];2))" office:value-type="string" office:string-value="#9C5374" calcext:value-type="string">
            <text:p>#9C5374</text:p>
          </table:table-cell>
          <table:table-cell table:style-name="ce32" table:formula="of:=CONCATENATE(IF([.O166]&lt;10;&quot;  &quot;;IF([.O166]&lt;100;&quot; &quot;;&quot;&quot;));[.O166];&quot; &quot;;IF([.P166]&lt;10;&quot;  &quot;;IF([.P166]&lt;100;&quot; &quot;;&quot;&quot;));[.P166];&quot; &quot;;IF([.Q166]&lt;10;&quot;  &quot;;IF([.Q166]&lt;100;&quot; &quot;;&quot;&quot;));[.Q166];&quot; &quot;;[.A166];&quot; - &quot;;[.R166])" office:value-type="string" office:string-value="156  83 116 163 - #9C5374" calcext:value-type="string">
            <text:p>156 <text:s/>83 116 163 - #9C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3" calcext:value-type="float">
            <text:p>1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6"/>
          <table:table-cell table:style-name="ce45"/>
          <table:table-cell table:style-name="ce50" table:formula="of:=BITAND(BITRSHIFT([.A167];6);HEX2DEC(&quot;7&quot;))" office:value-type="float" office:value="2" calcext:value-type="float">
            <text:p>2</text:p>
          </table:table-cell>
          <table:table-cell table:style-name="ce3" table:formula="of:=BITAND(BITRSHIFT([.A167];3);HEX2DEC(&quot;7&quot;))" office:value-type="float" office:value="4" calcext:value-type="float">
            <text:p>4</text:p>
          </table:table-cell>
          <table:table-cell table:style-name="ce57" table:formula="of:=BITAND([.A1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67]/7;1/[.$K$1])*255;0)" office:value-type="float" office:value="153" calcext:value-type="float">
            <text:p>153</text:p>
          </table:table-cell>
          <table:table-cell table:style-name="ce6" table:formula="of:=ROUND(POWER([.D167]/7;1/[.$K$1])*255;0)" office:value-type="float" office:value="82" calcext:value-type="float">
            <text:p>82</text:p>
          </table:table-cell>
          <table:table-cell table:style-name="ce6" table:formula="of:=ROUND(POWER([.F167]/7;1/[.$K$1])*255;0)" office:value-type="float" office:value="153" calcext:value-type="float">
            <text:p>153</text:p>
          </table:table-cell>
          <table:table-cell table:style-name="ce28" table:formula="of:=CONCATENATE(&quot;#&quot;;DEC2HEX([.H167];2);DEC2HEX([.I167];2);DEC2HEX([.J167];2))" office:value-type="string" office:string-value="#995299" calcext:value-type="string">
            <text:p>#995299</text:p>
          </table:table-cell>
          <table:table-cell table:style-name="ce32" table:formula="of:=CONCATENATE(IF([.H167]&lt;10;&quot;  &quot;;IF([.H167]&lt;100;&quot; &quot;;&quot;&quot;));[.H167];&quot; &quot;;IF([.I167]&lt;10;&quot;  &quot;;IF([.I167]&lt;100;&quot; &quot;;&quot;&quot;));[.I167];&quot; &quot;;IF([.J167]&lt;10;&quot;  &quot;;IF([.J167]&lt;100;&quot; &quot;;&quot;&quot;));[.J167];&quot; &quot;;[.A167];&quot; - &quot;;[.K167])" office:value-type="string" office:string-value="153  82 153 164 - #995299" calcext:value-type="string">
            <text:p>153 <text:s/>82 153 164 - #995299</text:p>
          </table:table-cell>
          <table:table-cell table:style-name="ce35"/>
          <table:table-cell table:style-name="ce9"/>
          <table:table-cell table:style-name="ce6" table:formula="of:=INDEX([.$N$3:.$N$10];[.E167]+1;1)" office:value-type="float" office:value="156" calcext:value-type="float">
            <text:p>156</text:p>
          </table:table-cell>
          <table:table-cell table:style-name="ce6" table:formula="of:=INDEX([.$N$3:.$N$10];[.D167]+1;1)" office:value-type="float" office:value="83" calcext:value-type="float">
            <text:p>83</text:p>
          </table:table-cell>
          <table:table-cell table:style-name="ce6" table:formula="of:=INDEX([.$N$3:.$N$10];[.F167]+1;1)" office:value-type="float" office:value="156" calcext:value-type="float">
            <text:p>156</text:p>
          </table:table-cell>
          <table:table-cell table:style-name="ce28" table:formula="of:=CONCATENATE(&quot;#&quot;;DEC2HEX([.O167];2);DEC2HEX([.P167];2);DEC2HEX([.Q167];2))" office:value-type="string" office:string-value="#9C539C" calcext:value-type="string">
            <text:p>#9C539C</text:p>
          </table:table-cell>
          <table:table-cell table:style-name="ce32" table:formula="of:=CONCATENATE(IF([.O167]&lt;10;&quot;  &quot;;IF([.O167]&lt;100;&quot; &quot;;&quot;&quot;));[.O167];&quot; &quot;;IF([.P167]&lt;10;&quot;  &quot;;IF([.P167]&lt;100;&quot; &quot;;&quot;&quot;));[.P167];&quot; &quot;;IF([.Q167]&lt;10;&quot;  &quot;;IF([.Q167]&lt;100;&quot; &quot;;&quot;&quot;));[.Q167];&quot; &quot;;[.A167];&quot; - &quot;;[.R167])" office:value-type="string" office:string-value="156  83 156 164 - #9C539C" calcext:value-type="string">
            <text:p>156 <text:s/>83 156 164 - #9C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4" calcext:value-type="float">
            <text:p>1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6"/>
          <table:table-cell table:style-name="ce45"/>
          <table:table-cell table:style-name="ce50" table:formula="of:=BITAND(BITRSHIFT([.A168];6);HEX2DEC(&quot;7&quot;))" office:value-type="float" office:value="2" calcext:value-type="float">
            <text:p>2</text:p>
          </table:table-cell>
          <table:table-cell table:style-name="ce3" table:formula="of:=BITAND(BITRSHIFT([.A168];3);HEX2DEC(&quot;7&quot;))" office:value-type="float" office:value="4" calcext:value-type="float">
            <text:p>4</text:p>
          </table:table-cell>
          <table:table-cell table:style-name="ce57" table:formula="of:=BITAND([.A1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68]/7;1/[.$K$1])*255;0)" office:value-type="float" office:value="153" calcext:value-type="float">
            <text:p>153</text:p>
          </table:table-cell>
          <table:table-cell table:style-name="ce6" table:formula="of:=ROUND(POWER([.D168]/7;1/[.$K$1])*255;0)" office:value-type="float" office:value="82" calcext:value-type="float">
            <text:p>82</text:p>
          </table:table-cell>
          <table:table-cell table:style-name="ce6" table:formula="of:=ROUND(POWER([.F168]/7;1/[.$K$1])*255;0)" office:value-type="float" office:value="188" calcext:value-type="float">
            <text:p>188</text:p>
          </table:table-cell>
          <table:table-cell table:style-name="ce28" table:formula="of:=CONCATENATE(&quot;#&quot;;DEC2HEX([.H168];2);DEC2HEX([.I168];2);DEC2HEX([.J168];2))" office:value-type="string" office:string-value="#9952BC" calcext:value-type="string">
            <text:p>#9952BC</text:p>
          </table:table-cell>
          <table:table-cell table:style-name="ce32" table:formula="of:=CONCATENATE(IF([.H168]&lt;10;&quot;  &quot;;IF([.H168]&lt;100;&quot; &quot;;&quot;&quot;));[.H168];&quot; &quot;;IF([.I168]&lt;10;&quot;  &quot;;IF([.I168]&lt;100;&quot; &quot;;&quot;&quot;));[.I168];&quot; &quot;;IF([.J168]&lt;10;&quot;  &quot;;IF([.J168]&lt;100;&quot; &quot;;&quot;&quot;));[.J168];&quot; &quot;;[.A168];&quot; - &quot;;[.K168])" office:value-type="string" office:string-value="153  82 188 165 - #9952BC" calcext:value-type="string">
            <text:p>153 <text:s/>82 188 165 - #9952BC</text:p>
          </table:table-cell>
          <table:table-cell table:style-name="ce35"/>
          <table:table-cell table:style-name="ce9"/>
          <table:table-cell table:style-name="ce6" table:formula="of:=INDEX([.$N$3:.$N$10];[.E168]+1;1)" office:value-type="float" office:value="156" calcext:value-type="float">
            <text:p>156</text:p>
          </table:table-cell>
          <table:table-cell table:style-name="ce6" table:formula="of:=INDEX([.$N$3:.$N$10];[.D168]+1;1)" office:value-type="float" office:value="83" calcext:value-type="float">
            <text:p>83</text:p>
          </table:table-cell>
          <table:table-cell table:style-name="ce6" table:formula="of:=INDEX([.$N$3:.$N$10];[.F168]+1;1)" office:value-type="float" office:value="187" calcext:value-type="float">
            <text:p>187</text:p>
          </table:table-cell>
          <table:table-cell table:style-name="ce28" table:formula="of:=CONCATENATE(&quot;#&quot;;DEC2HEX([.O168];2);DEC2HEX([.P168];2);DEC2HEX([.Q168];2))" office:value-type="string" office:string-value="#9C53BB" calcext:value-type="string">
            <text:p>#9C53BB</text:p>
          </table:table-cell>
          <table:table-cell table:style-name="ce32" table:formula="of:=CONCATENATE(IF([.O168]&lt;10;&quot;  &quot;;IF([.O168]&lt;100;&quot; &quot;;&quot;&quot;));[.O168];&quot; &quot;;IF([.P168]&lt;10;&quot;  &quot;;IF([.P168]&lt;100;&quot; &quot;;&quot;&quot;));[.P168];&quot; &quot;;IF([.Q168]&lt;10;&quot;  &quot;;IF([.Q168]&lt;100;&quot; &quot;;&quot;&quot;));[.Q168];&quot; &quot;;[.A168];&quot; - &quot;;[.R168])" office:value-type="string" office:string-value="156  83 187 165 - #9C53BB" calcext:value-type="string">
            <text:p>156 <text:s/>83 187 165 - #9C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5" calcext:value-type="float">
            <text:p>1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6"/>
          <table:table-cell table:style-name="ce45"/>
          <table:table-cell table:style-name="ce50" table:formula="of:=BITAND(BITRSHIFT([.A169];6);HEX2DEC(&quot;7&quot;))" office:value-type="float" office:value="2" calcext:value-type="float">
            <text:p>2</text:p>
          </table:table-cell>
          <table:table-cell table:style-name="ce3" table:formula="of:=BITAND(BITRSHIFT([.A169];3);HEX2DEC(&quot;7&quot;))" office:value-type="float" office:value="4" calcext:value-type="float">
            <text:p>4</text:p>
          </table:table-cell>
          <table:table-cell table:style-name="ce57" table:formula="of:=BITAND([.A1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69]/7;1/[.$K$1])*255;0)" office:value-type="float" office:value="153" calcext:value-type="float">
            <text:p>153</text:p>
          </table:table-cell>
          <table:table-cell table:style-name="ce6" table:formula="of:=ROUND(POWER([.D169]/7;1/[.$K$1])*255;0)" office:value-type="float" office:value="82" calcext:value-type="float">
            <text:p>82</text:p>
          </table:table-cell>
          <table:table-cell table:style-name="ce6" table:formula="of:=ROUND(POWER([.F169]/7;1/[.$K$1])*255;0)" office:value-type="float" office:value="222" calcext:value-type="float">
            <text:p>222</text:p>
          </table:table-cell>
          <table:table-cell table:style-name="ce28" table:formula="of:=CONCATENATE(&quot;#&quot;;DEC2HEX([.H169];2);DEC2HEX([.I169];2);DEC2HEX([.J169];2))" office:value-type="string" office:string-value="#9952DE" calcext:value-type="string">
            <text:p>#9952DE</text:p>
          </table:table-cell>
          <table:table-cell table:style-name="ce32" table:formula="of:=CONCATENATE(IF([.H169]&lt;10;&quot;  &quot;;IF([.H169]&lt;100;&quot; &quot;;&quot;&quot;));[.H169];&quot; &quot;;IF([.I169]&lt;10;&quot;  &quot;;IF([.I169]&lt;100;&quot; &quot;;&quot;&quot;));[.I169];&quot; &quot;;IF([.J169]&lt;10;&quot;  &quot;;IF([.J169]&lt;100;&quot; &quot;;&quot;&quot;));[.J169];&quot; &quot;;[.A169];&quot; - &quot;;[.K169])" office:value-type="string" office:string-value="153  82 222 166 - #9952DE" calcext:value-type="string">
            <text:p>153 <text:s/>82 222 166 - #9952DE</text:p>
          </table:table-cell>
          <table:table-cell table:style-name="ce35"/>
          <table:table-cell table:style-name="ce9"/>
          <table:table-cell table:style-name="ce6" table:formula="of:=INDEX([.$N$3:.$N$10];[.E169]+1;1)" office:value-type="float" office:value="156" calcext:value-type="float">
            <text:p>156</text:p>
          </table:table-cell>
          <table:table-cell table:style-name="ce6" table:formula="of:=INDEX([.$N$3:.$N$10];[.D169]+1;1)" office:value-type="float" office:value="83" calcext:value-type="float">
            <text:p>83</text:p>
          </table:table-cell>
          <table:table-cell table:style-name="ce6" table:formula="of:=INDEX([.$N$3:.$N$10];[.F169]+1;1)" office:value-type="float" office:value="225" calcext:value-type="float">
            <text:p>225</text:p>
          </table:table-cell>
          <table:table-cell table:style-name="ce28" table:formula="of:=CONCATENATE(&quot;#&quot;;DEC2HEX([.O169];2);DEC2HEX([.P169];2);DEC2HEX([.Q169];2))" office:value-type="string" office:string-value="#9C53E1" calcext:value-type="string">
            <text:p>#9C53E1</text:p>
          </table:table-cell>
          <table:table-cell table:style-name="ce32" table:formula="of:=CONCATENATE(IF([.O169]&lt;10;&quot;  &quot;;IF([.O169]&lt;100;&quot; &quot;;&quot;&quot;));[.O169];&quot; &quot;;IF([.P169]&lt;10;&quot;  &quot;;IF([.P169]&lt;100;&quot; &quot;;&quot;&quot;));[.P169];&quot; &quot;;IF([.Q169]&lt;10;&quot;  &quot;;IF([.Q169]&lt;100;&quot; &quot;;&quot;&quot;));[.Q169];&quot; &quot;;[.A169];&quot; - &quot;;[.R169])" office:value-type="string" office:string-value="156  83 225 166 - #9C53E1" calcext:value-type="string">
            <text:p>156 <text:s/>83 225 166 - #9C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6" calcext:value-type="float">
            <text:p>1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6"/>
          <table:table-cell table:style-name="ce45"/>
          <table:table-cell table:style-name="ce50" table:formula="of:=BITAND(BITRSHIFT([.A170];6);HEX2DEC(&quot;7&quot;))" office:value-type="float" office:value="2" calcext:value-type="float">
            <text:p>2</text:p>
          </table:table-cell>
          <table:table-cell table:style-name="ce3" table:formula="of:=BITAND(BITRSHIFT([.A170];3);HEX2DEC(&quot;7&quot;))" office:value-type="float" office:value="4" calcext:value-type="float">
            <text:p>4</text:p>
          </table:table-cell>
          <table:table-cell table:style-name="ce57" table:formula="of:=BITAND([.A1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70]/7;1/[.$K$1])*255;0)" office:value-type="float" office:value="153" calcext:value-type="float">
            <text:p>153</text:p>
          </table:table-cell>
          <table:table-cell table:style-name="ce6" table:formula="of:=ROUND(POWER([.D170]/7;1/[.$K$1])*255;0)" office:value-type="float" office:value="82" calcext:value-type="float">
            <text:p>82</text:p>
          </table:table-cell>
          <table:table-cell table:style-name="ce6" table:formula="of:=ROUND(POWER([.F170]/7;1/[.$K$1])*255;0)" office:value-type="float" office:value="255" calcext:value-type="float">
            <text:p>255</text:p>
          </table:table-cell>
          <table:table-cell table:style-name="ce28" table:formula="of:=CONCATENATE(&quot;#&quot;;DEC2HEX([.H170];2);DEC2HEX([.I170];2);DEC2HEX([.J170];2))" office:value-type="string" office:string-value="#9952FF" calcext:value-type="string">
            <text:p>#9952FF</text:p>
          </table:table-cell>
          <table:table-cell table:style-name="ce32" table:formula="of:=CONCATENATE(IF([.H170]&lt;10;&quot;  &quot;;IF([.H170]&lt;100;&quot; &quot;;&quot;&quot;));[.H170];&quot; &quot;;IF([.I170]&lt;10;&quot;  &quot;;IF([.I170]&lt;100;&quot; &quot;;&quot;&quot;));[.I170];&quot; &quot;;IF([.J170]&lt;10;&quot;  &quot;;IF([.J170]&lt;100;&quot; &quot;;&quot;&quot;));[.J170];&quot; &quot;;[.A170];&quot; - &quot;;[.K170])" office:value-type="string" office:string-value="153  82 255 167 - #9952FF" calcext:value-type="string">
            <text:p>153 <text:s/>82 255 167 - #9952FF</text:p>
          </table:table-cell>
          <table:table-cell table:style-name="ce35"/>
          <table:table-cell table:style-name="ce9"/>
          <table:table-cell table:style-name="ce6" table:formula="of:=INDEX([.$N$3:.$N$10];[.E170]+1;1)" office:value-type="float" office:value="156" calcext:value-type="float">
            <text:p>156</text:p>
          </table:table-cell>
          <table:table-cell table:style-name="ce6" table:formula="of:=INDEX([.$N$3:.$N$10];[.D170]+1;1)" office:value-type="float" office:value="83" calcext:value-type="float">
            <text:p>83</text:p>
          </table:table-cell>
          <table:table-cell table:style-name="ce6" table:formula="of:=INDEX([.$N$3:.$N$10];[.F170]+1;1)" office:value-type="float" office:value="255" calcext:value-type="float">
            <text:p>255</text:p>
          </table:table-cell>
          <table:table-cell table:style-name="ce28" table:formula="of:=CONCATENATE(&quot;#&quot;;DEC2HEX([.O170];2);DEC2HEX([.P170];2);DEC2HEX([.Q170];2))" office:value-type="string" office:string-value="#9C53FF" calcext:value-type="string">
            <text:p>#9C53FF</text:p>
          </table:table-cell>
          <table:table-cell table:style-name="ce32" table:formula="of:=CONCATENATE(IF([.O170]&lt;10;&quot;  &quot;;IF([.O170]&lt;100;&quot; &quot;;&quot;&quot;));[.O170];&quot; &quot;;IF([.P170]&lt;10;&quot;  &quot;;IF([.P170]&lt;100;&quot; &quot;;&quot;&quot;));[.P170];&quot; &quot;;IF([.Q170]&lt;10;&quot;  &quot;;IF([.Q170]&lt;100;&quot; &quot;;&quot;&quot;));[.Q170];&quot; &quot;;[.A170];&quot; - &quot;;[.R170])" office:value-type="string" office:string-value="156  83 255 167 - #9C53FF" calcext:value-type="string">
            <text:p>156 <text:s/>83 255 167 - #9C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7" calcext:value-type="float">
            <text:p>1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/>
          <table:table-cell table:style-name="ce45"/>
          <table:table-cell table:style-name="ce50" table:formula="of:=BITAND(BITRSHIFT([.A171];6);HEX2DEC(&quot;7&quot;))" office:value-type="float" office:value="2" calcext:value-type="float">
            <text:p>2</text:p>
          </table:table-cell>
          <table:table-cell table:style-name="ce3" table:formula="of:=BITAND(BITRSHIFT([.A171];3);HEX2DEC(&quot;7&quot;))" office:value-type="float" office:value="5" calcext:value-type="float">
            <text:p>5</text:p>
          </table:table-cell>
          <table:table-cell table:style-name="ce57" table:formula="of:=BITAND([.A1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71]/7;1/[.$K$1])*255;0)" office:value-type="float" office:value="188" calcext:value-type="float">
            <text:p>188</text:p>
          </table:table-cell>
          <table:table-cell table:style-name="ce6" table:formula="of:=ROUND(POWER([.D171]/7;1/[.$K$1])*255;0)" office:value-type="float" office:value="82" calcext:value-type="float">
            <text:p>82</text:p>
          </table:table-cell>
          <table:table-cell table:style-name="ce6" table:formula="of:=ROUND(POWER([.F171]/7;1/[.$K$1])*255;0)" office:value-type="float" office:value="0" calcext:value-type="float">
            <text:p>0</text:p>
          </table:table-cell>
          <table:table-cell table:style-name="ce28" table:formula="of:=CONCATENATE(&quot;#&quot;;DEC2HEX([.H171];2);DEC2HEX([.I171];2);DEC2HEX([.J171];2))" office:value-type="string" office:string-value="#BC5200" calcext:value-type="string">
            <text:p>#BC5200</text:p>
          </table:table-cell>
          <table:table-cell table:style-name="ce32" table:formula="of:=CONCATENATE(IF([.H171]&lt;10;&quot;  &quot;;IF([.H171]&lt;100;&quot; &quot;;&quot;&quot;));[.H171];&quot; &quot;;IF([.I171]&lt;10;&quot;  &quot;;IF([.I171]&lt;100;&quot; &quot;;&quot;&quot;));[.I171];&quot; &quot;;IF([.J171]&lt;10;&quot;  &quot;;IF([.J171]&lt;100;&quot; &quot;;&quot;&quot;));[.J171];&quot; &quot;;[.A171];&quot; - &quot;;[.K171])" office:value-type="string" office:string-value="188  82   0 168 - #BC5200" calcext:value-type="string">
            <text:p>188 <text:s/>82 <text:s text:c="2"/>0 168 - #BC5200</text:p>
          </table:table-cell>
          <table:table-cell table:style-name="ce35"/>
          <table:table-cell table:style-name="ce9"/>
          <table:table-cell table:style-name="ce6" table:formula="of:=INDEX([.$N$3:.$N$10];[.E171]+1;1)" office:value-type="float" office:value="187" calcext:value-type="float">
            <text:p>187</text:p>
          </table:table-cell>
          <table:table-cell table:style-name="ce6" table:formula="of:=INDEX([.$N$3:.$N$10];[.D171]+1;1)" office:value-type="float" office:value="83" calcext:value-type="float">
            <text:p>83</text:p>
          </table:table-cell>
          <table:table-cell table:style-name="ce6" table:formula="of:=INDEX([.$N$3:.$N$10];[.F171]+1;1)" office:value-type="float" office:value="0" calcext:value-type="float">
            <text:p>0</text:p>
          </table:table-cell>
          <table:table-cell table:style-name="ce28" table:formula="of:=CONCATENATE(&quot;#&quot;;DEC2HEX([.O171];2);DEC2HEX([.P171];2);DEC2HEX([.Q171];2))" office:value-type="string" office:string-value="#BB5300" calcext:value-type="string">
            <text:p>#BB5300</text:p>
          </table:table-cell>
          <table:table-cell table:style-name="ce32" table:formula="of:=CONCATENATE(IF([.O171]&lt;10;&quot;  &quot;;IF([.O171]&lt;100;&quot; &quot;;&quot;&quot;));[.O171];&quot; &quot;;IF([.P171]&lt;10;&quot;  &quot;;IF([.P171]&lt;100;&quot; &quot;;&quot;&quot;));[.P171];&quot; &quot;;IF([.Q171]&lt;10;&quot;  &quot;;IF([.Q171]&lt;100;&quot; &quot;;&quot;&quot;));[.Q171];&quot; &quot;;[.A171];&quot; - &quot;;[.R171])" office:value-type="string" office:string-value="187  83   0 168 - #BB5300" calcext:value-type="string">
            <text:p>187 <text:s/>83 <text:s text:c="2"/>0 168 - #BB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8" calcext:value-type="float">
            <text:p>1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6"/>
          <table:table-cell table:style-name="ce45"/>
          <table:table-cell table:style-name="ce50" table:formula="of:=BITAND(BITRSHIFT([.A172];6);HEX2DEC(&quot;7&quot;))" office:value-type="float" office:value="2" calcext:value-type="float">
            <text:p>2</text:p>
          </table:table-cell>
          <table:table-cell table:style-name="ce3" table:formula="of:=BITAND(BITRSHIFT([.A172];3);HEX2DEC(&quot;7&quot;))" office:value-type="float" office:value="5" calcext:value-type="float">
            <text:p>5</text:p>
          </table:table-cell>
          <table:table-cell table:style-name="ce57" table:formula="of:=BITAND([.A1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72]/7;1/[.$K$1])*255;0)" office:value-type="float" office:value="188" calcext:value-type="float">
            <text:p>188</text:p>
          </table:table-cell>
          <table:table-cell table:style-name="ce6" table:formula="of:=ROUND(POWER([.D172]/7;1/[.$K$1])*255;0)" office:value-type="float" office:value="82" calcext:value-type="float">
            <text:p>82</text:p>
          </table:table-cell>
          <table:table-cell table:style-name="ce6" table:formula="of:=ROUND(POWER([.F172]/7;1/[.$K$1])*255;0)" office:value-type="float" office:value="43" calcext:value-type="float">
            <text:p>43</text:p>
          </table:table-cell>
          <table:table-cell table:style-name="ce28" table:formula="of:=CONCATENATE(&quot;#&quot;;DEC2HEX([.H172];2);DEC2HEX([.I172];2);DEC2HEX([.J172];2))" office:value-type="string" office:string-value="#BC522B" calcext:value-type="string">
            <text:p>#BC522B</text:p>
          </table:table-cell>
          <table:table-cell table:style-name="ce32" table:formula="of:=CONCATENATE(IF([.H172]&lt;10;&quot;  &quot;;IF([.H172]&lt;100;&quot; &quot;;&quot;&quot;));[.H172];&quot; &quot;;IF([.I172]&lt;10;&quot;  &quot;;IF([.I172]&lt;100;&quot; &quot;;&quot;&quot;));[.I172];&quot; &quot;;IF([.J172]&lt;10;&quot;  &quot;;IF([.J172]&lt;100;&quot; &quot;;&quot;&quot;));[.J172];&quot; &quot;;[.A172];&quot; - &quot;;[.K172])" office:value-type="string" office:string-value="188  82  43 169 - #BC522B" calcext:value-type="string">
            <text:p>188 <text:s/>82 <text:s/>43 169 - #BC522B</text:p>
          </table:table-cell>
          <table:table-cell table:style-name="ce35"/>
          <table:table-cell table:style-name="ce9"/>
          <table:table-cell table:style-name="ce6" table:formula="of:=INDEX([.$N$3:.$N$10];[.E172]+1;1)" office:value-type="float" office:value="187" calcext:value-type="float">
            <text:p>187</text:p>
          </table:table-cell>
          <table:table-cell table:style-name="ce6" table:formula="of:=INDEX([.$N$3:.$N$10];[.D172]+1;1)" office:value-type="float" office:value="83" calcext:value-type="float">
            <text:p>83</text:p>
          </table:table-cell>
          <table:table-cell table:style-name="ce6" table:formula="of:=INDEX([.$N$3:.$N$10];[.F172]+1;1)" office:value-type="float" office:value="40" calcext:value-type="float">
            <text:p>40</text:p>
          </table:table-cell>
          <table:table-cell table:style-name="ce28" table:formula="of:=CONCATENATE(&quot;#&quot;;DEC2HEX([.O172];2);DEC2HEX([.P172];2);DEC2HEX([.Q172];2))" office:value-type="string" office:string-value="#BB5328" calcext:value-type="string">
            <text:p>#BB5328</text:p>
          </table:table-cell>
          <table:table-cell table:style-name="ce32" table:formula="of:=CONCATENATE(IF([.O172]&lt;10;&quot;  &quot;;IF([.O172]&lt;100;&quot; &quot;;&quot;&quot;));[.O172];&quot; &quot;;IF([.P172]&lt;10;&quot;  &quot;;IF([.P172]&lt;100;&quot; &quot;;&quot;&quot;));[.P172];&quot; &quot;;IF([.Q172]&lt;10;&quot;  &quot;;IF([.Q172]&lt;100;&quot; &quot;;&quot;&quot;));[.Q172];&quot; &quot;;[.A172];&quot; - &quot;;[.R172])" office:value-type="string" office:string-value="187  83  40 169 - #BB5328" calcext:value-type="string">
            <text:p>187 <text:s/>83 <text:s/>40 169 - #BB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69" calcext:value-type="float">
            <text:p>1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6"/>
          <table:table-cell table:style-name="ce45"/>
          <table:table-cell table:style-name="ce50" table:formula="of:=BITAND(BITRSHIFT([.A173];6);HEX2DEC(&quot;7&quot;))" office:value-type="float" office:value="2" calcext:value-type="float">
            <text:p>2</text:p>
          </table:table-cell>
          <table:table-cell table:style-name="ce3" table:formula="of:=BITAND(BITRSHIFT([.A173];3);HEX2DEC(&quot;7&quot;))" office:value-type="float" office:value="5" calcext:value-type="float">
            <text:p>5</text:p>
          </table:table-cell>
          <table:table-cell table:style-name="ce57" table:formula="of:=BITAND([.A1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73]/7;1/[.$K$1])*255;0)" office:value-type="float" office:value="188" calcext:value-type="float">
            <text:p>188</text:p>
          </table:table-cell>
          <table:table-cell table:style-name="ce6" table:formula="of:=ROUND(POWER([.D173]/7;1/[.$K$1])*255;0)" office:value-type="float" office:value="82" calcext:value-type="float">
            <text:p>82</text:p>
          </table:table-cell>
          <table:table-cell table:style-name="ce6" table:formula="of:=ROUND(POWER([.F173]/7;1/[.$K$1])*255;0)" office:value-type="float" office:value="82" calcext:value-type="float">
            <text:p>82</text:p>
          </table:table-cell>
          <table:table-cell table:style-name="ce28" table:formula="of:=CONCATENATE(&quot;#&quot;;DEC2HEX([.H173];2);DEC2HEX([.I173];2);DEC2HEX([.J173];2))" office:value-type="string" office:string-value="#BC5252" calcext:value-type="string">
            <text:p>#BC5252</text:p>
          </table:table-cell>
          <table:table-cell table:style-name="ce32" table:formula="of:=CONCATENATE(IF([.H173]&lt;10;&quot;  &quot;;IF([.H173]&lt;100;&quot; &quot;;&quot;&quot;));[.H173];&quot; &quot;;IF([.I173]&lt;10;&quot;  &quot;;IF([.I173]&lt;100;&quot; &quot;;&quot;&quot;));[.I173];&quot; &quot;;IF([.J173]&lt;10;&quot;  &quot;;IF([.J173]&lt;100;&quot; &quot;;&quot;&quot;));[.J173];&quot; &quot;;[.A173];&quot; - &quot;;[.K173])" office:value-type="string" office:string-value="188  82  82 170 - #BC5252" calcext:value-type="string">
            <text:p>188 <text:s/>82 <text:s/>82 170 - #BC5252</text:p>
          </table:table-cell>
          <table:table-cell table:style-name="ce35"/>
          <table:table-cell table:style-name="ce9"/>
          <table:table-cell table:style-name="ce6" table:formula="of:=INDEX([.$N$3:.$N$10];[.E173]+1;1)" office:value-type="float" office:value="187" calcext:value-type="float">
            <text:p>187</text:p>
          </table:table-cell>
          <table:table-cell table:style-name="ce6" table:formula="of:=INDEX([.$N$3:.$N$10];[.D173]+1;1)" office:value-type="float" office:value="83" calcext:value-type="float">
            <text:p>83</text:p>
          </table:table-cell>
          <table:table-cell table:style-name="ce6" table:formula="of:=INDEX([.$N$3:.$N$10];[.F173]+1;1)" office:value-type="float" office:value="83" calcext:value-type="float">
            <text:p>83</text:p>
          </table:table-cell>
          <table:table-cell table:style-name="ce28" table:formula="of:=CONCATENATE(&quot;#&quot;;DEC2HEX([.O173];2);DEC2HEX([.P173];2);DEC2HEX([.Q173];2))" office:value-type="string" office:string-value="#BB5353" calcext:value-type="string">
            <text:p>#BB5353</text:p>
          </table:table-cell>
          <table:table-cell table:style-name="ce32" table:formula="of:=CONCATENATE(IF([.O173]&lt;10;&quot;  &quot;;IF([.O173]&lt;100;&quot; &quot;;&quot;&quot;));[.O173];&quot; &quot;;IF([.P173]&lt;10;&quot;  &quot;;IF([.P173]&lt;100;&quot; &quot;;&quot;&quot;));[.P173];&quot; &quot;;IF([.Q173]&lt;10;&quot;  &quot;;IF([.Q173]&lt;100;&quot; &quot;;&quot;&quot;));[.Q173];&quot; &quot;;[.A173];&quot; - &quot;;[.R173])" office:value-type="string" office:string-value="187  83  83 170 - #BB5353" calcext:value-type="string">
            <text:p>187 <text:s/>83 <text:s/>83 170 - #BB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0" calcext:value-type="float">
            <text:p>1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6"/>
          <table:table-cell table:style-name="ce45"/>
          <table:table-cell table:style-name="ce50" table:formula="of:=BITAND(BITRSHIFT([.A174];6);HEX2DEC(&quot;7&quot;))" office:value-type="float" office:value="2" calcext:value-type="float">
            <text:p>2</text:p>
          </table:table-cell>
          <table:table-cell table:style-name="ce3" table:formula="of:=BITAND(BITRSHIFT([.A174];3);HEX2DEC(&quot;7&quot;))" office:value-type="float" office:value="5" calcext:value-type="float">
            <text:p>5</text:p>
          </table:table-cell>
          <table:table-cell table:style-name="ce57" table:formula="of:=BITAND([.A1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74]/7;1/[.$K$1])*255;0)" office:value-type="float" office:value="188" calcext:value-type="float">
            <text:p>188</text:p>
          </table:table-cell>
          <table:table-cell table:style-name="ce6" table:formula="of:=ROUND(POWER([.D174]/7;1/[.$K$1])*255;0)" office:value-type="float" office:value="82" calcext:value-type="float">
            <text:p>82</text:p>
          </table:table-cell>
          <table:table-cell table:style-name="ce6" table:formula="of:=ROUND(POWER([.F174]/7;1/[.$K$1])*255;0)" office:value-type="float" office:value="118" calcext:value-type="float">
            <text:p>118</text:p>
          </table:table-cell>
          <table:table-cell table:style-name="ce28" table:formula="of:=CONCATENATE(&quot;#&quot;;DEC2HEX([.H174];2);DEC2HEX([.I174];2);DEC2HEX([.J174];2))" office:value-type="string" office:string-value="#BC5276" calcext:value-type="string">
            <text:p>#BC5276</text:p>
          </table:table-cell>
          <table:table-cell table:style-name="ce32" table:formula="of:=CONCATENATE(IF([.H174]&lt;10;&quot;  &quot;;IF([.H174]&lt;100;&quot; &quot;;&quot;&quot;));[.H174];&quot; &quot;;IF([.I174]&lt;10;&quot;  &quot;;IF([.I174]&lt;100;&quot; &quot;;&quot;&quot;));[.I174];&quot; &quot;;IF([.J174]&lt;10;&quot;  &quot;;IF([.J174]&lt;100;&quot; &quot;;&quot;&quot;));[.J174];&quot; &quot;;[.A174];&quot; - &quot;;[.K174])" office:value-type="string" office:string-value="188  82 118 171 - #BC5276" calcext:value-type="string">
            <text:p>188 <text:s/>82 118 171 - #BC5276</text:p>
          </table:table-cell>
          <table:table-cell table:style-name="ce35"/>
          <table:table-cell table:style-name="ce9"/>
          <table:table-cell table:style-name="ce6" table:formula="of:=INDEX([.$N$3:.$N$10];[.E174]+1;1)" office:value-type="float" office:value="187" calcext:value-type="float">
            <text:p>187</text:p>
          </table:table-cell>
          <table:table-cell table:style-name="ce6" table:formula="of:=INDEX([.$N$3:.$N$10];[.D174]+1;1)" office:value-type="float" office:value="83" calcext:value-type="float">
            <text:p>83</text:p>
          </table:table-cell>
          <table:table-cell table:style-name="ce6" table:formula="of:=INDEX([.$N$3:.$N$10];[.F174]+1;1)" office:value-type="float" office:value="116" calcext:value-type="float">
            <text:p>116</text:p>
          </table:table-cell>
          <table:table-cell table:style-name="ce28" table:formula="of:=CONCATENATE(&quot;#&quot;;DEC2HEX([.O174];2);DEC2HEX([.P174];2);DEC2HEX([.Q174];2))" office:value-type="string" office:string-value="#BB5374" calcext:value-type="string">
            <text:p>#BB5374</text:p>
          </table:table-cell>
          <table:table-cell table:style-name="ce32" table:formula="of:=CONCATENATE(IF([.O174]&lt;10;&quot;  &quot;;IF([.O174]&lt;100;&quot; &quot;;&quot;&quot;));[.O174];&quot; &quot;;IF([.P174]&lt;10;&quot;  &quot;;IF([.P174]&lt;100;&quot; &quot;;&quot;&quot;));[.P174];&quot; &quot;;IF([.Q174]&lt;10;&quot;  &quot;;IF([.Q174]&lt;100;&quot; &quot;;&quot;&quot;));[.Q174];&quot; &quot;;[.A174];&quot; - &quot;;[.R174])" office:value-type="string" office:string-value="187  83 116 171 - #BB5374" calcext:value-type="string">
            <text:p>187 <text:s/>83 116 171 - #BB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1" calcext:value-type="float">
            <text:p>1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6"/>
          <table:table-cell table:style-name="ce45"/>
          <table:table-cell table:style-name="ce50" table:formula="of:=BITAND(BITRSHIFT([.A175];6);HEX2DEC(&quot;7&quot;))" office:value-type="float" office:value="2" calcext:value-type="float">
            <text:p>2</text:p>
          </table:table-cell>
          <table:table-cell table:style-name="ce3" table:formula="of:=BITAND(BITRSHIFT([.A175];3);HEX2DEC(&quot;7&quot;))" office:value-type="float" office:value="5" calcext:value-type="float">
            <text:p>5</text:p>
          </table:table-cell>
          <table:table-cell table:style-name="ce57" table:formula="of:=BITAND([.A1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75]/7;1/[.$K$1])*255;0)" office:value-type="float" office:value="188" calcext:value-type="float">
            <text:p>188</text:p>
          </table:table-cell>
          <table:table-cell table:style-name="ce6" table:formula="of:=ROUND(POWER([.D175]/7;1/[.$K$1])*255;0)" office:value-type="float" office:value="82" calcext:value-type="float">
            <text:p>82</text:p>
          </table:table-cell>
          <table:table-cell table:style-name="ce6" table:formula="of:=ROUND(POWER([.F175]/7;1/[.$K$1])*255;0)" office:value-type="float" office:value="153" calcext:value-type="float">
            <text:p>153</text:p>
          </table:table-cell>
          <table:table-cell table:style-name="ce28" table:formula="of:=CONCATENATE(&quot;#&quot;;DEC2HEX([.H175];2);DEC2HEX([.I175];2);DEC2HEX([.J175];2))" office:value-type="string" office:string-value="#BC5299" calcext:value-type="string">
            <text:p>#BC5299</text:p>
          </table:table-cell>
          <table:table-cell table:style-name="ce32" table:formula="of:=CONCATENATE(IF([.H175]&lt;10;&quot;  &quot;;IF([.H175]&lt;100;&quot; &quot;;&quot;&quot;));[.H175];&quot; &quot;;IF([.I175]&lt;10;&quot;  &quot;;IF([.I175]&lt;100;&quot; &quot;;&quot;&quot;));[.I175];&quot; &quot;;IF([.J175]&lt;10;&quot;  &quot;;IF([.J175]&lt;100;&quot; &quot;;&quot;&quot;));[.J175];&quot; &quot;;[.A175];&quot; - &quot;;[.K175])" office:value-type="string" office:string-value="188  82 153 172 - #BC5299" calcext:value-type="string">
            <text:p>188 <text:s/>82 153 172 - #BC5299</text:p>
          </table:table-cell>
          <table:table-cell table:style-name="ce35"/>
          <table:table-cell table:style-name="ce9"/>
          <table:table-cell table:style-name="ce6" table:formula="of:=INDEX([.$N$3:.$N$10];[.E175]+1;1)" office:value-type="float" office:value="187" calcext:value-type="float">
            <text:p>187</text:p>
          </table:table-cell>
          <table:table-cell table:style-name="ce6" table:formula="of:=INDEX([.$N$3:.$N$10];[.D175]+1;1)" office:value-type="float" office:value="83" calcext:value-type="float">
            <text:p>83</text:p>
          </table:table-cell>
          <table:table-cell table:style-name="ce6" table:formula="of:=INDEX([.$N$3:.$N$10];[.F175]+1;1)" office:value-type="float" office:value="156" calcext:value-type="float">
            <text:p>156</text:p>
          </table:table-cell>
          <table:table-cell table:style-name="ce28" table:formula="of:=CONCATENATE(&quot;#&quot;;DEC2HEX([.O175];2);DEC2HEX([.P175];2);DEC2HEX([.Q175];2))" office:value-type="string" office:string-value="#BB539C" calcext:value-type="string">
            <text:p>#BB539C</text:p>
          </table:table-cell>
          <table:table-cell table:style-name="ce32" table:formula="of:=CONCATENATE(IF([.O175]&lt;10;&quot;  &quot;;IF([.O175]&lt;100;&quot; &quot;;&quot;&quot;));[.O175];&quot; &quot;;IF([.P175]&lt;10;&quot;  &quot;;IF([.P175]&lt;100;&quot; &quot;;&quot;&quot;));[.P175];&quot; &quot;;IF([.Q175]&lt;10;&quot;  &quot;;IF([.Q175]&lt;100;&quot; &quot;;&quot;&quot;));[.Q175];&quot; &quot;;[.A175];&quot; - &quot;;[.R175])" office:value-type="string" office:string-value="187  83 156 172 - #BB539C" calcext:value-type="string">
            <text:p>187 <text:s/>83 156 172 - #BB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2" calcext:value-type="float">
            <text:p>1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6"/>
          <table:table-cell table:style-name="ce45"/>
          <table:table-cell table:style-name="ce50" table:formula="of:=BITAND(BITRSHIFT([.A176];6);HEX2DEC(&quot;7&quot;))" office:value-type="float" office:value="2" calcext:value-type="float">
            <text:p>2</text:p>
          </table:table-cell>
          <table:table-cell table:style-name="ce3" table:formula="of:=BITAND(BITRSHIFT([.A176];3);HEX2DEC(&quot;7&quot;))" office:value-type="float" office:value="5" calcext:value-type="float">
            <text:p>5</text:p>
          </table:table-cell>
          <table:table-cell table:style-name="ce57" table:formula="of:=BITAND([.A1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76]/7;1/[.$K$1])*255;0)" office:value-type="float" office:value="188" calcext:value-type="float">
            <text:p>188</text:p>
          </table:table-cell>
          <table:table-cell table:style-name="ce6" table:formula="of:=ROUND(POWER([.D176]/7;1/[.$K$1])*255;0)" office:value-type="float" office:value="82" calcext:value-type="float">
            <text:p>82</text:p>
          </table:table-cell>
          <table:table-cell table:style-name="ce6" table:formula="of:=ROUND(POWER([.F176]/7;1/[.$K$1])*255;0)" office:value-type="float" office:value="188" calcext:value-type="float">
            <text:p>188</text:p>
          </table:table-cell>
          <table:table-cell table:style-name="ce28" table:formula="of:=CONCATENATE(&quot;#&quot;;DEC2HEX([.H176];2);DEC2HEX([.I176];2);DEC2HEX([.J176];2))" office:value-type="string" office:string-value="#BC52BC" calcext:value-type="string">
            <text:p>#BC52BC</text:p>
          </table:table-cell>
          <table:table-cell table:style-name="ce32" table:formula="of:=CONCATENATE(IF([.H176]&lt;10;&quot;  &quot;;IF([.H176]&lt;100;&quot; &quot;;&quot;&quot;));[.H176];&quot; &quot;;IF([.I176]&lt;10;&quot;  &quot;;IF([.I176]&lt;100;&quot; &quot;;&quot;&quot;));[.I176];&quot; &quot;;IF([.J176]&lt;10;&quot;  &quot;;IF([.J176]&lt;100;&quot; &quot;;&quot;&quot;));[.J176];&quot; &quot;;[.A176];&quot; - &quot;;[.K176])" office:value-type="string" office:string-value="188  82 188 173 - #BC52BC" calcext:value-type="string">
            <text:p>188 <text:s/>82 188 173 - #BC52BC</text:p>
          </table:table-cell>
          <table:table-cell table:style-name="ce35"/>
          <table:table-cell table:style-name="ce9"/>
          <table:table-cell table:style-name="ce6" table:formula="of:=INDEX([.$N$3:.$N$10];[.E176]+1;1)" office:value-type="float" office:value="187" calcext:value-type="float">
            <text:p>187</text:p>
          </table:table-cell>
          <table:table-cell table:style-name="ce6" table:formula="of:=INDEX([.$N$3:.$N$10];[.D176]+1;1)" office:value-type="float" office:value="83" calcext:value-type="float">
            <text:p>83</text:p>
          </table:table-cell>
          <table:table-cell table:style-name="ce6" table:formula="of:=INDEX([.$N$3:.$N$10];[.F176]+1;1)" office:value-type="float" office:value="187" calcext:value-type="float">
            <text:p>187</text:p>
          </table:table-cell>
          <table:table-cell table:style-name="ce28" table:formula="of:=CONCATENATE(&quot;#&quot;;DEC2HEX([.O176];2);DEC2HEX([.P176];2);DEC2HEX([.Q176];2))" office:value-type="string" office:string-value="#BB53BB" calcext:value-type="string">
            <text:p>#BB53BB</text:p>
          </table:table-cell>
          <table:table-cell table:style-name="ce32" table:formula="of:=CONCATENATE(IF([.O176]&lt;10;&quot;  &quot;;IF([.O176]&lt;100;&quot; &quot;;&quot;&quot;));[.O176];&quot; &quot;;IF([.P176]&lt;10;&quot;  &quot;;IF([.P176]&lt;100;&quot; &quot;;&quot;&quot;));[.P176];&quot; &quot;;IF([.Q176]&lt;10;&quot;  &quot;;IF([.Q176]&lt;100;&quot; &quot;;&quot;&quot;));[.Q176];&quot; &quot;;[.A176];&quot; - &quot;;[.R176])" office:value-type="string" office:string-value="187  83 187 173 - #BB53BB" calcext:value-type="string">
            <text:p>187 <text:s/>83 187 173 - #BB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3" calcext:value-type="float">
            <text:p>1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/>
          <table:table-cell table:style-name="ce45"/>
          <table:table-cell table:style-name="ce50" table:formula="of:=BITAND(BITRSHIFT([.A177];6);HEX2DEC(&quot;7&quot;))" office:value-type="float" office:value="2" calcext:value-type="float">
            <text:p>2</text:p>
          </table:table-cell>
          <table:table-cell table:style-name="ce3" table:formula="of:=BITAND(BITRSHIFT([.A177];3);HEX2DEC(&quot;7&quot;))" office:value-type="float" office:value="5" calcext:value-type="float">
            <text:p>5</text:p>
          </table:table-cell>
          <table:table-cell table:style-name="ce57" table:formula="of:=BITAND([.A1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77]/7;1/[.$K$1])*255;0)" office:value-type="float" office:value="188" calcext:value-type="float">
            <text:p>188</text:p>
          </table:table-cell>
          <table:table-cell table:style-name="ce6" table:formula="of:=ROUND(POWER([.D177]/7;1/[.$K$1])*255;0)" office:value-type="float" office:value="82" calcext:value-type="float">
            <text:p>82</text:p>
          </table:table-cell>
          <table:table-cell table:style-name="ce6" table:formula="of:=ROUND(POWER([.F177]/7;1/[.$K$1])*255;0)" office:value-type="float" office:value="222" calcext:value-type="float">
            <text:p>222</text:p>
          </table:table-cell>
          <table:table-cell table:style-name="ce28" table:formula="of:=CONCATENATE(&quot;#&quot;;DEC2HEX([.H177];2);DEC2HEX([.I177];2);DEC2HEX([.J177];2))" office:value-type="string" office:string-value="#BC52DE" calcext:value-type="string">
            <text:p>#BC52DE</text:p>
          </table:table-cell>
          <table:table-cell table:style-name="ce32" table:formula="of:=CONCATENATE(IF([.H177]&lt;10;&quot;  &quot;;IF([.H177]&lt;100;&quot; &quot;;&quot;&quot;));[.H177];&quot; &quot;;IF([.I177]&lt;10;&quot;  &quot;;IF([.I177]&lt;100;&quot; &quot;;&quot;&quot;));[.I177];&quot; &quot;;IF([.J177]&lt;10;&quot;  &quot;;IF([.J177]&lt;100;&quot; &quot;;&quot;&quot;));[.J177];&quot; &quot;;[.A177];&quot; - &quot;;[.K177])" office:value-type="string" office:string-value="188  82 222 174 - #BC52DE" calcext:value-type="string">
            <text:p>188 <text:s/>82 222 174 - #BC52DE</text:p>
          </table:table-cell>
          <table:table-cell table:style-name="ce35"/>
          <table:table-cell table:style-name="ce9"/>
          <table:table-cell table:style-name="ce6" table:formula="of:=INDEX([.$N$3:.$N$10];[.E177]+1;1)" office:value-type="float" office:value="187" calcext:value-type="float">
            <text:p>187</text:p>
          </table:table-cell>
          <table:table-cell table:style-name="ce6" table:formula="of:=INDEX([.$N$3:.$N$10];[.D177]+1;1)" office:value-type="float" office:value="83" calcext:value-type="float">
            <text:p>83</text:p>
          </table:table-cell>
          <table:table-cell table:style-name="ce6" table:formula="of:=INDEX([.$N$3:.$N$10];[.F177]+1;1)" office:value-type="float" office:value="225" calcext:value-type="float">
            <text:p>225</text:p>
          </table:table-cell>
          <table:table-cell table:style-name="ce28" table:formula="of:=CONCATENATE(&quot;#&quot;;DEC2HEX([.O177];2);DEC2HEX([.P177];2);DEC2HEX([.Q177];2))" office:value-type="string" office:string-value="#BB53E1" calcext:value-type="string">
            <text:p>#BB53E1</text:p>
          </table:table-cell>
          <table:table-cell table:style-name="ce32" table:formula="of:=CONCATENATE(IF([.O177]&lt;10;&quot;  &quot;;IF([.O177]&lt;100;&quot; &quot;;&quot;&quot;));[.O177];&quot; &quot;;IF([.P177]&lt;10;&quot;  &quot;;IF([.P177]&lt;100;&quot; &quot;;&quot;&quot;));[.P177];&quot; &quot;;IF([.Q177]&lt;10;&quot;  &quot;;IF([.Q177]&lt;100;&quot; &quot;;&quot;&quot;));[.Q177];&quot; &quot;;[.A177];&quot; - &quot;;[.R177])" office:value-type="string" office:string-value="187  83 225 174 - #BB53E1" calcext:value-type="string">
            <text:p>187 <text:s/>83 225 174 - #BB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4" calcext:value-type="float">
            <text:p>1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45"/>
          <table:table-cell table:style-name="ce50" table:formula="of:=BITAND(BITRSHIFT([.A178];6);HEX2DEC(&quot;7&quot;))" office:value-type="float" office:value="2" calcext:value-type="float">
            <text:p>2</text:p>
          </table:table-cell>
          <table:table-cell table:style-name="ce3" table:formula="of:=BITAND(BITRSHIFT([.A178];3);HEX2DEC(&quot;7&quot;))" office:value-type="float" office:value="5" calcext:value-type="float">
            <text:p>5</text:p>
          </table:table-cell>
          <table:table-cell table:style-name="ce57" table:formula="of:=BITAND([.A1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78]/7;1/[.$K$1])*255;0)" office:value-type="float" office:value="188" calcext:value-type="float">
            <text:p>188</text:p>
          </table:table-cell>
          <table:table-cell table:style-name="ce6" table:formula="of:=ROUND(POWER([.D178]/7;1/[.$K$1])*255;0)" office:value-type="float" office:value="82" calcext:value-type="float">
            <text:p>82</text:p>
          </table:table-cell>
          <table:table-cell table:style-name="ce6" table:formula="of:=ROUND(POWER([.F178]/7;1/[.$K$1])*255;0)" office:value-type="float" office:value="255" calcext:value-type="float">
            <text:p>255</text:p>
          </table:table-cell>
          <table:table-cell table:style-name="ce28" table:formula="of:=CONCATENATE(&quot;#&quot;;DEC2HEX([.H178];2);DEC2HEX([.I178];2);DEC2HEX([.J178];2))" office:value-type="string" office:string-value="#BC52FF" calcext:value-type="string">
            <text:p>#BC52FF</text:p>
          </table:table-cell>
          <table:table-cell table:style-name="ce32" table:formula="of:=CONCATENATE(IF([.H178]&lt;10;&quot;  &quot;;IF([.H178]&lt;100;&quot; &quot;;&quot;&quot;));[.H178];&quot; &quot;;IF([.I178]&lt;10;&quot;  &quot;;IF([.I178]&lt;100;&quot; &quot;;&quot;&quot;));[.I178];&quot; &quot;;IF([.J178]&lt;10;&quot;  &quot;;IF([.J178]&lt;100;&quot; &quot;;&quot;&quot;));[.J178];&quot; &quot;;[.A178];&quot; - &quot;;[.K178])" office:value-type="string" office:string-value="188  82 255 175 - #BC52FF" calcext:value-type="string">
            <text:p>188 <text:s/>82 255 175 - #BC52FF</text:p>
          </table:table-cell>
          <table:table-cell table:style-name="ce35"/>
          <table:table-cell table:style-name="ce9"/>
          <table:table-cell table:style-name="ce6" table:formula="of:=INDEX([.$N$3:.$N$10];[.E178]+1;1)" office:value-type="float" office:value="187" calcext:value-type="float">
            <text:p>187</text:p>
          </table:table-cell>
          <table:table-cell table:style-name="ce6" table:formula="of:=INDEX([.$N$3:.$N$10];[.D178]+1;1)" office:value-type="float" office:value="83" calcext:value-type="float">
            <text:p>83</text:p>
          </table:table-cell>
          <table:table-cell table:style-name="ce6" table:formula="of:=INDEX([.$N$3:.$N$10];[.F178]+1;1)" office:value-type="float" office:value="255" calcext:value-type="float">
            <text:p>255</text:p>
          </table:table-cell>
          <table:table-cell table:style-name="ce28" table:formula="of:=CONCATENATE(&quot;#&quot;;DEC2HEX([.O178];2);DEC2HEX([.P178];2);DEC2HEX([.Q178];2))" office:value-type="string" office:string-value="#BB53FF" calcext:value-type="string">
            <text:p>#BB53FF</text:p>
          </table:table-cell>
          <table:table-cell table:style-name="ce32" table:formula="of:=CONCATENATE(IF([.O178]&lt;10;&quot;  &quot;;IF([.O178]&lt;100;&quot; &quot;;&quot;&quot;));[.O178];&quot; &quot;;IF([.P178]&lt;10;&quot;  &quot;;IF([.P178]&lt;100;&quot; &quot;;&quot;&quot;));[.P178];&quot; &quot;;IF([.Q178]&lt;10;&quot;  &quot;;IF([.Q178]&lt;100;&quot; &quot;;&quot;&quot;));[.Q178];&quot; &quot;;[.A178];&quot; - &quot;;[.R178])" office:value-type="string" office:string-value="187  83 255 175 - #BB53FF" calcext:value-type="string">
            <text:p>187 <text:s/>83 255 175 - #BB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5" calcext:value-type="float">
            <text:p>1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6"/>
          <table:table-cell table:style-name="ce45"/>
          <table:table-cell table:style-name="ce50" table:formula="of:=BITAND(BITRSHIFT([.A179];6);HEX2DEC(&quot;7&quot;))" office:value-type="float" office:value="2" calcext:value-type="float">
            <text:p>2</text:p>
          </table:table-cell>
          <table:table-cell table:style-name="ce3" table:formula="of:=BITAND(BITRSHIFT([.A179];3);HEX2DEC(&quot;7&quot;))" office:value-type="float" office:value="6" calcext:value-type="float">
            <text:p>6</text:p>
          </table:table-cell>
          <table:table-cell table:style-name="ce57" table:formula="of:=BITAND([.A1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79]/7;1/[.$K$1])*255;0)" office:value-type="float" office:value="222" calcext:value-type="float">
            <text:p>222</text:p>
          </table:table-cell>
          <table:table-cell table:style-name="ce6" table:formula="of:=ROUND(POWER([.D179]/7;1/[.$K$1])*255;0)" office:value-type="float" office:value="82" calcext:value-type="float">
            <text:p>82</text:p>
          </table:table-cell>
          <table:table-cell table:style-name="ce6" table:formula="of:=ROUND(POWER([.F179]/7;1/[.$K$1])*255;0)" office:value-type="float" office:value="0" calcext:value-type="float">
            <text:p>0</text:p>
          </table:table-cell>
          <table:table-cell table:style-name="ce28" table:formula="of:=CONCATENATE(&quot;#&quot;;DEC2HEX([.H179];2);DEC2HEX([.I179];2);DEC2HEX([.J179];2))" office:value-type="string" office:string-value="#DE5200" calcext:value-type="string">
            <text:p>#DE5200</text:p>
          </table:table-cell>
          <table:table-cell table:style-name="ce32" table:formula="of:=CONCATENATE(IF([.H179]&lt;10;&quot;  &quot;;IF([.H179]&lt;100;&quot; &quot;;&quot;&quot;));[.H179];&quot; &quot;;IF([.I179]&lt;10;&quot;  &quot;;IF([.I179]&lt;100;&quot; &quot;;&quot;&quot;));[.I179];&quot; &quot;;IF([.J179]&lt;10;&quot;  &quot;;IF([.J179]&lt;100;&quot; &quot;;&quot;&quot;));[.J179];&quot; &quot;;[.A179];&quot; - &quot;;[.K179])" office:value-type="string" office:string-value="222  82   0 176 - #DE5200" calcext:value-type="string">
            <text:p>222 <text:s/>82 <text:s text:c="2"/>0 176 - #DE5200</text:p>
          </table:table-cell>
          <table:table-cell table:style-name="ce35"/>
          <table:table-cell table:style-name="ce9"/>
          <table:table-cell table:style-name="ce6" table:formula="of:=INDEX([.$N$3:.$N$10];[.E179]+1;1)" office:value-type="float" office:value="225" calcext:value-type="float">
            <text:p>225</text:p>
          </table:table-cell>
          <table:table-cell table:style-name="ce6" table:formula="of:=INDEX([.$N$3:.$N$10];[.D179]+1;1)" office:value-type="float" office:value="83" calcext:value-type="float">
            <text:p>83</text:p>
          </table:table-cell>
          <table:table-cell table:style-name="ce6" table:formula="of:=INDEX([.$N$3:.$N$10];[.F179]+1;1)" office:value-type="float" office:value="0" calcext:value-type="float">
            <text:p>0</text:p>
          </table:table-cell>
          <table:table-cell table:style-name="ce28" table:formula="of:=CONCATENATE(&quot;#&quot;;DEC2HEX([.O179];2);DEC2HEX([.P179];2);DEC2HEX([.Q179];2))" office:value-type="string" office:string-value="#E15300" calcext:value-type="string">
            <text:p>#E15300</text:p>
          </table:table-cell>
          <table:table-cell table:style-name="ce32" table:formula="of:=CONCATENATE(IF([.O179]&lt;10;&quot;  &quot;;IF([.O179]&lt;100;&quot; &quot;;&quot;&quot;));[.O179];&quot; &quot;;IF([.P179]&lt;10;&quot;  &quot;;IF([.P179]&lt;100;&quot; &quot;;&quot;&quot;));[.P179];&quot; &quot;;IF([.Q179]&lt;10;&quot;  &quot;;IF([.Q179]&lt;100;&quot; &quot;;&quot;&quot;));[.Q179];&quot; &quot;;[.A179];&quot; - &quot;;[.R179])" office:value-type="string" office:string-value="225  83   0 176 - #E15300" calcext:value-type="string">
            <text:p>225 <text:s/>83 <text:s text:c="2"/>0 176 - #E1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6" calcext:value-type="float">
            <text:p>1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6"/>
          <table:table-cell table:style-name="ce45"/>
          <table:table-cell table:style-name="ce50" table:formula="of:=BITAND(BITRSHIFT([.A180];6);HEX2DEC(&quot;7&quot;))" office:value-type="float" office:value="2" calcext:value-type="float">
            <text:p>2</text:p>
          </table:table-cell>
          <table:table-cell table:style-name="ce3" table:formula="of:=BITAND(BITRSHIFT([.A180];3);HEX2DEC(&quot;7&quot;))" office:value-type="float" office:value="6" calcext:value-type="float">
            <text:p>6</text:p>
          </table:table-cell>
          <table:table-cell table:style-name="ce57" table:formula="of:=BITAND([.A1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80]/7;1/[.$K$1])*255;0)" office:value-type="float" office:value="222" calcext:value-type="float">
            <text:p>222</text:p>
          </table:table-cell>
          <table:table-cell table:style-name="ce6" table:formula="of:=ROUND(POWER([.D180]/7;1/[.$K$1])*255;0)" office:value-type="float" office:value="82" calcext:value-type="float">
            <text:p>82</text:p>
          </table:table-cell>
          <table:table-cell table:style-name="ce6" table:formula="of:=ROUND(POWER([.F180]/7;1/[.$K$1])*255;0)" office:value-type="float" office:value="43" calcext:value-type="float">
            <text:p>43</text:p>
          </table:table-cell>
          <table:table-cell table:style-name="ce28" table:formula="of:=CONCATENATE(&quot;#&quot;;DEC2HEX([.H180];2);DEC2HEX([.I180];2);DEC2HEX([.J180];2))" office:value-type="string" office:string-value="#DE522B" calcext:value-type="string">
            <text:p>#DE522B</text:p>
          </table:table-cell>
          <table:table-cell table:style-name="ce32" table:formula="of:=CONCATENATE(IF([.H180]&lt;10;&quot;  &quot;;IF([.H180]&lt;100;&quot; &quot;;&quot;&quot;));[.H180];&quot; &quot;;IF([.I180]&lt;10;&quot;  &quot;;IF([.I180]&lt;100;&quot; &quot;;&quot;&quot;));[.I180];&quot; &quot;;IF([.J180]&lt;10;&quot;  &quot;;IF([.J180]&lt;100;&quot; &quot;;&quot;&quot;));[.J180];&quot; &quot;;[.A180];&quot; - &quot;;[.K180])" office:value-type="string" office:string-value="222  82  43 177 - #DE522B" calcext:value-type="string">
            <text:p>222 <text:s/>82 <text:s/>43 177 - #DE522B</text:p>
          </table:table-cell>
          <table:table-cell table:style-name="ce35"/>
          <table:table-cell table:style-name="ce9"/>
          <table:table-cell table:style-name="ce6" table:formula="of:=INDEX([.$N$3:.$N$10];[.E180]+1;1)" office:value-type="float" office:value="225" calcext:value-type="float">
            <text:p>225</text:p>
          </table:table-cell>
          <table:table-cell table:style-name="ce6" table:formula="of:=INDEX([.$N$3:.$N$10];[.D180]+1;1)" office:value-type="float" office:value="83" calcext:value-type="float">
            <text:p>83</text:p>
          </table:table-cell>
          <table:table-cell table:style-name="ce6" table:formula="of:=INDEX([.$N$3:.$N$10];[.F180]+1;1)" office:value-type="float" office:value="40" calcext:value-type="float">
            <text:p>40</text:p>
          </table:table-cell>
          <table:table-cell table:style-name="ce28" table:formula="of:=CONCATENATE(&quot;#&quot;;DEC2HEX([.O180];2);DEC2HEX([.P180];2);DEC2HEX([.Q180];2))" office:value-type="string" office:string-value="#E15328" calcext:value-type="string">
            <text:p>#E15328</text:p>
          </table:table-cell>
          <table:table-cell table:style-name="ce32" table:formula="of:=CONCATENATE(IF([.O180]&lt;10;&quot;  &quot;;IF([.O180]&lt;100;&quot; &quot;;&quot;&quot;));[.O180];&quot; &quot;;IF([.P180]&lt;10;&quot;  &quot;;IF([.P180]&lt;100;&quot; &quot;;&quot;&quot;));[.P180];&quot; &quot;;IF([.Q180]&lt;10;&quot;  &quot;;IF([.Q180]&lt;100;&quot; &quot;;&quot;&quot;));[.Q180];&quot; &quot;;[.A180];&quot; - &quot;;[.R180])" office:value-type="string" office:string-value="225  83  40 177 - #E15328" calcext:value-type="string">
            <text:p>225 <text:s/>83 <text:s/>40 177 - #E1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7" calcext:value-type="float">
            <text:p>1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6"/>
          <table:table-cell table:style-name="ce45"/>
          <table:table-cell table:style-name="ce50" table:formula="of:=BITAND(BITRSHIFT([.A181];6);HEX2DEC(&quot;7&quot;))" office:value-type="float" office:value="2" calcext:value-type="float">
            <text:p>2</text:p>
          </table:table-cell>
          <table:table-cell table:style-name="ce3" table:formula="of:=BITAND(BITRSHIFT([.A181];3);HEX2DEC(&quot;7&quot;))" office:value-type="float" office:value="6" calcext:value-type="float">
            <text:p>6</text:p>
          </table:table-cell>
          <table:table-cell table:style-name="ce57" table:formula="of:=BITAND([.A1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81]/7;1/[.$K$1])*255;0)" office:value-type="float" office:value="222" calcext:value-type="float">
            <text:p>222</text:p>
          </table:table-cell>
          <table:table-cell table:style-name="ce6" table:formula="of:=ROUND(POWER([.D181]/7;1/[.$K$1])*255;0)" office:value-type="float" office:value="82" calcext:value-type="float">
            <text:p>82</text:p>
          </table:table-cell>
          <table:table-cell table:style-name="ce6" table:formula="of:=ROUND(POWER([.F181]/7;1/[.$K$1])*255;0)" office:value-type="float" office:value="82" calcext:value-type="float">
            <text:p>82</text:p>
          </table:table-cell>
          <table:table-cell table:style-name="ce28" table:formula="of:=CONCATENATE(&quot;#&quot;;DEC2HEX([.H181];2);DEC2HEX([.I181];2);DEC2HEX([.J181];2))" office:value-type="string" office:string-value="#DE5252" calcext:value-type="string">
            <text:p>#DE5252</text:p>
          </table:table-cell>
          <table:table-cell table:style-name="ce32" table:formula="of:=CONCATENATE(IF([.H181]&lt;10;&quot;  &quot;;IF([.H181]&lt;100;&quot; &quot;;&quot;&quot;));[.H181];&quot; &quot;;IF([.I181]&lt;10;&quot;  &quot;;IF([.I181]&lt;100;&quot; &quot;;&quot;&quot;));[.I181];&quot; &quot;;IF([.J181]&lt;10;&quot;  &quot;;IF([.J181]&lt;100;&quot; &quot;;&quot;&quot;));[.J181];&quot; &quot;;[.A181];&quot; - &quot;;[.K181])" office:value-type="string" office:string-value="222  82  82 178 - #DE5252" calcext:value-type="string">
            <text:p>222 <text:s/>82 <text:s/>82 178 - #DE5252</text:p>
          </table:table-cell>
          <table:table-cell table:style-name="ce35"/>
          <table:table-cell table:style-name="ce9"/>
          <table:table-cell table:style-name="ce6" table:formula="of:=INDEX([.$N$3:.$N$10];[.E181]+1;1)" office:value-type="float" office:value="225" calcext:value-type="float">
            <text:p>225</text:p>
          </table:table-cell>
          <table:table-cell table:style-name="ce6" table:formula="of:=INDEX([.$N$3:.$N$10];[.D181]+1;1)" office:value-type="float" office:value="83" calcext:value-type="float">
            <text:p>83</text:p>
          </table:table-cell>
          <table:table-cell table:style-name="ce6" table:formula="of:=INDEX([.$N$3:.$N$10];[.F181]+1;1)" office:value-type="float" office:value="83" calcext:value-type="float">
            <text:p>83</text:p>
          </table:table-cell>
          <table:table-cell table:style-name="ce28" table:formula="of:=CONCATENATE(&quot;#&quot;;DEC2HEX([.O181];2);DEC2HEX([.P181];2);DEC2HEX([.Q181];2))" office:value-type="string" office:string-value="#E15353" calcext:value-type="string">
            <text:p>#E15353</text:p>
          </table:table-cell>
          <table:table-cell table:style-name="ce32" table:formula="of:=CONCATENATE(IF([.O181]&lt;10;&quot;  &quot;;IF([.O181]&lt;100;&quot; &quot;;&quot;&quot;));[.O181];&quot; &quot;;IF([.P181]&lt;10;&quot;  &quot;;IF([.P181]&lt;100;&quot; &quot;;&quot;&quot;));[.P181];&quot; &quot;;IF([.Q181]&lt;10;&quot;  &quot;;IF([.Q181]&lt;100;&quot; &quot;;&quot;&quot;));[.Q181];&quot; &quot;;[.A181];&quot; - &quot;;[.R181])" office:value-type="string" office:string-value="225  83  83 178 - #E15353" calcext:value-type="string">
            <text:p>225 <text:s/>83 <text:s/>83 178 - #E1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8" calcext:value-type="float">
            <text:p>1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6"/>
          <table:table-cell table:style-name="ce45"/>
          <table:table-cell table:style-name="ce50" table:formula="of:=BITAND(BITRSHIFT([.A182];6);HEX2DEC(&quot;7&quot;))" office:value-type="float" office:value="2" calcext:value-type="float">
            <text:p>2</text:p>
          </table:table-cell>
          <table:table-cell table:style-name="ce3" table:formula="of:=BITAND(BITRSHIFT([.A182];3);HEX2DEC(&quot;7&quot;))" office:value-type="float" office:value="6" calcext:value-type="float">
            <text:p>6</text:p>
          </table:table-cell>
          <table:table-cell table:style-name="ce57" table:formula="of:=BITAND([.A1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82]/7;1/[.$K$1])*255;0)" office:value-type="float" office:value="222" calcext:value-type="float">
            <text:p>222</text:p>
          </table:table-cell>
          <table:table-cell table:style-name="ce6" table:formula="of:=ROUND(POWER([.D182]/7;1/[.$K$1])*255;0)" office:value-type="float" office:value="82" calcext:value-type="float">
            <text:p>82</text:p>
          </table:table-cell>
          <table:table-cell table:style-name="ce6" table:formula="of:=ROUND(POWER([.F182]/7;1/[.$K$1])*255;0)" office:value-type="float" office:value="118" calcext:value-type="float">
            <text:p>118</text:p>
          </table:table-cell>
          <table:table-cell table:style-name="ce28" table:formula="of:=CONCATENATE(&quot;#&quot;;DEC2HEX([.H182];2);DEC2HEX([.I182];2);DEC2HEX([.J182];2))" office:value-type="string" office:string-value="#DE5276" calcext:value-type="string">
            <text:p>#DE5276</text:p>
          </table:table-cell>
          <table:table-cell table:style-name="ce32" table:formula="of:=CONCATENATE(IF([.H182]&lt;10;&quot;  &quot;;IF([.H182]&lt;100;&quot; &quot;;&quot;&quot;));[.H182];&quot; &quot;;IF([.I182]&lt;10;&quot;  &quot;;IF([.I182]&lt;100;&quot; &quot;;&quot;&quot;));[.I182];&quot; &quot;;IF([.J182]&lt;10;&quot;  &quot;;IF([.J182]&lt;100;&quot; &quot;;&quot;&quot;));[.J182];&quot; &quot;;[.A182];&quot; - &quot;;[.K182])" office:value-type="string" office:string-value="222  82 118 179 - #DE5276" calcext:value-type="string">
            <text:p>222 <text:s/>82 118 179 - #DE5276</text:p>
          </table:table-cell>
          <table:table-cell table:style-name="ce35"/>
          <table:table-cell table:style-name="ce9"/>
          <table:table-cell table:style-name="ce6" table:formula="of:=INDEX([.$N$3:.$N$10];[.E182]+1;1)" office:value-type="float" office:value="225" calcext:value-type="float">
            <text:p>225</text:p>
          </table:table-cell>
          <table:table-cell table:style-name="ce6" table:formula="of:=INDEX([.$N$3:.$N$10];[.D182]+1;1)" office:value-type="float" office:value="83" calcext:value-type="float">
            <text:p>83</text:p>
          </table:table-cell>
          <table:table-cell table:style-name="ce6" table:formula="of:=INDEX([.$N$3:.$N$10];[.F182]+1;1)" office:value-type="float" office:value="116" calcext:value-type="float">
            <text:p>116</text:p>
          </table:table-cell>
          <table:table-cell table:style-name="ce28" table:formula="of:=CONCATENATE(&quot;#&quot;;DEC2HEX([.O182];2);DEC2HEX([.P182];2);DEC2HEX([.Q182];2))" office:value-type="string" office:string-value="#E15374" calcext:value-type="string">
            <text:p>#E15374</text:p>
          </table:table-cell>
          <table:table-cell table:style-name="ce32" table:formula="of:=CONCATENATE(IF([.O182]&lt;10;&quot;  &quot;;IF([.O182]&lt;100;&quot; &quot;;&quot;&quot;));[.O182];&quot; &quot;;IF([.P182]&lt;10;&quot;  &quot;;IF([.P182]&lt;100;&quot; &quot;;&quot;&quot;));[.P182];&quot; &quot;;IF([.Q182]&lt;10;&quot;  &quot;;IF([.Q182]&lt;100;&quot; &quot;;&quot;&quot;));[.Q182];&quot; &quot;;[.A182];&quot; - &quot;;[.R182])" office:value-type="string" office:string-value="225  83 116 179 - #E15374" calcext:value-type="string">
            <text:p>225 <text:s/>83 116 179 - #E1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79" calcext:value-type="float">
            <text:p>1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6"/>
          <table:table-cell table:style-name="ce45"/>
          <table:table-cell table:style-name="ce50" table:formula="of:=BITAND(BITRSHIFT([.A183];6);HEX2DEC(&quot;7&quot;))" office:value-type="float" office:value="2" calcext:value-type="float">
            <text:p>2</text:p>
          </table:table-cell>
          <table:table-cell table:style-name="ce3" table:formula="of:=BITAND(BITRSHIFT([.A183];3);HEX2DEC(&quot;7&quot;))" office:value-type="float" office:value="6" calcext:value-type="float">
            <text:p>6</text:p>
          </table:table-cell>
          <table:table-cell table:style-name="ce57" table:formula="of:=BITAND([.A1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83]/7;1/[.$K$1])*255;0)" office:value-type="float" office:value="222" calcext:value-type="float">
            <text:p>222</text:p>
          </table:table-cell>
          <table:table-cell table:style-name="ce6" table:formula="of:=ROUND(POWER([.D183]/7;1/[.$K$1])*255;0)" office:value-type="float" office:value="82" calcext:value-type="float">
            <text:p>82</text:p>
          </table:table-cell>
          <table:table-cell table:style-name="ce6" table:formula="of:=ROUND(POWER([.F183]/7;1/[.$K$1])*255;0)" office:value-type="float" office:value="153" calcext:value-type="float">
            <text:p>153</text:p>
          </table:table-cell>
          <table:table-cell table:style-name="ce28" table:formula="of:=CONCATENATE(&quot;#&quot;;DEC2HEX([.H183];2);DEC2HEX([.I183];2);DEC2HEX([.J183];2))" office:value-type="string" office:string-value="#DE5299" calcext:value-type="string">
            <text:p>#DE5299</text:p>
          </table:table-cell>
          <table:table-cell table:style-name="ce32" table:formula="of:=CONCATENATE(IF([.H183]&lt;10;&quot;  &quot;;IF([.H183]&lt;100;&quot; &quot;;&quot;&quot;));[.H183];&quot; &quot;;IF([.I183]&lt;10;&quot;  &quot;;IF([.I183]&lt;100;&quot; &quot;;&quot;&quot;));[.I183];&quot; &quot;;IF([.J183]&lt;10;&quot;  &quot;;IF([.J183]&lt;100;&quot; &quot;;&quot;&quot;));[.J183];&quot; &quot;;[.A183];&quot; - &quot;;[.K183])" office:value-type="string" office:string-value="222  82 153 180 - #DE5299" calcext:value-type="string">
            <text:p>222 <text:s/>82 153 180 - #DE5299</text:p>
          </table:table-cell>
          <table:table-cell table:style-name="ce35"/>
          <table:table-cell table:style-name="ce9"/>
          <table:table-cell table:style-name="ce6" table:formula="of:=INDEX([.$N$3:.$N$10];[.E183]+1;1)" office:value-type="float" office:value="225" calcext:value-type="float">
            <text:p>225</text:p>
          </table:table-cell>
          <table:table-cell table:style-name="ce6" table:formula="of:=INDEX([.$N$3:.$N$10];[.D183]+1;1)" office:value-type="float" office:value="83" calcext:value-type="float">
            <text:p>83</text:p>
          </table:table-cell>
          <table:table-cell table:style-name="ce6" table:formula="of:=INDEX([.$N$3:.$N$10];[.F183]+1;1)" office:value-type="float" office:value="156" calcext:value-type="float">
            <text:p>156</text:p>
          </table:table-cell>
          <table:table-cell table:style-name="ce28" table:formula="of:=CONCATENATE(&quot;#&quot;;DEC2HEX([.O183];2);DEC2HEX([.P183];2);DEC2HEX([.Q183];2))" office:value-type="string" office:string-value="#E1539C" calcext:value-type="string">
            <text:p>#E1539C</text:p>
          </table:table-cell>
          <table:table-cell table:style-name="ce32" table:formula="of:=CONCATENATE(IF([.O183]&lt;10;&quot;  &quot;;IF([.O183]&lt;100;&quot; &quot;;&quot;&quot;));[.O183];&quot; &quot;;IF([.P183]&lt;10;&quot;  &quot;;IF([.P183]&lt;100;&quot; &quot;;&quot;&quot;));[.P183];&quot; &quot;;IF([.Q183]&lt;10;&quot;  &quot;;IF([.Q183]&lt;100;&quot; &quot;;&quot;&quot;));[.Q183];&quot; &quot;;[.A183];&quot; - &quot;;[.R183])" office:value-type="string" office:string-value="225  83 156 180 - #E1539C" calcext:value-type="string">
            <text:p>225 <text:s/>83 156 180 - #E1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0" calcext:value-type="float">
            <text:p>1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6"/>
          <table:table-cell table:style-name="ce45"/>
          <table:table-cell table:style-name="ce50" table:formula="of:=BITAND(BITRSHIFT([.A184];6);HEX2DEC(&quot;7&quot;))" office:value-type="float" office:value="2" calcext:value-type="float">
            <text:p>2</text:p>
          </table:table-cell>
          <table:table-cell table:style-name="ce3" table:formula="of:=BITAND(BITRSHIFT([.A184];3);HEX2DEC(&quot;7&quot;))" office:value-type="float" office:value="6" calcext:value-type="float">
            <text:p>6</text:p>
          </table:table-cell>
          <table:table-cell table:style-name="ce57" table:formula="of:=BITAND([.A1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84]/7;1/[.$K$1])*255;0)" office:value-type="float" office:value="222" calcext:value-type="float">
            <text:p>222</text:p>
          </table:table-cell>
          <table:table-cell table:style-name="ce6" table:formula="of:=ROUND(POWER([.D184]/7;1/[.$K$1])*255;0)" office:value-type="float" office:value="82" calcext:value-type="float">
            <text:p>82</text:p>
          </table:table-cell>
          <table:table-cell table:style-name="ce6" table:formula="of:=ROUND(POWER([.F184]/7;1/[.$K$1])*255;0)" office:value-type="float" office:value="188" calcext:value-type="float">
            <text:p>188</text:p>
          </table:table-cell>
          <table:table-cell table:style-name="ce28" table:formula="of:=CONCATENATE(&quot;#&quot;;DEC2HEX([.H184];2);DEC2HEX([.I184];2);DEC2HEX([.J184];2))" office:value-type="string" office:string-value="#DE52BC" calcext:value-type="string">
            <text:p>#DE52BC</text:p>
          </table:table-cell>
          <table:table-cell table:style-name="ce32" table:formula="of:=CONCATENATE(IF([.H184]&lt;10;&quot;  &quot;;IF([.H184]&lt;100;&quot; &quot;;&quot;&quot;));[.H184];&quot; &quot;;IF([.I184]&lt;10;&quot;  &quot;;IF([.I184]&lt;100;&quot; &quot;;&quot;&quot;));[.I184];&quot; &quot;;IF([.J184]&lt;10;&quot;  &quot;;IF([.J184]&lt;100;&quot; &quot;;&quot;&quot;));[.J184];&quot; &quot;;[.A184];&quot; - &quot;;[.K184])" office:value-type="string" office:string-value="222  82 188 181 - #DE52BC" calcext:value-type="string">
            <text:p>222 <text:s/>82 188 181 - #DE52BC</text:p>
          </table:table-cell>
          <table:table-cell table:style-name="ce35"/>
          <table:table-cell table:style-name="ce9"/>
          <table:table-cell table:style-name="ce6" table:formula="of:=INDEX([.$N$3:.$N$10];[.E184]+1;1)" office:value-type="float" office:value="225" calcext:value-type="float">
            <text:p>225</text:p>
          </table:table-cell>
          <table:table-cell table:style-name="ce6" table:formula="of:=INDEX([.$N$3:.$N$10];[.D184]+1;1)" office:value-type="float" office:value="83" calcext:value-type="float">
            <text:p>83</text:p>
          </table:table-cell>
          <table:table-cell table:style-name="ce6" table:formula="of:=INDEX([.$N$3:.$N$10];[.F184]+1;1)" office:value-type="float" office:value="187" calcext:value-type="float">
            <text:p>187</text:p>
          </table:table-cell>
          <table:table-cell table:style-name="ce28" table:formula="of:=CONCATENATE(&quot;#&quot;;DEC2HEX([.O184];2);DEC2HEX([.P184];2);DEC2HEX([.Q184];2))" office:value-type="string" office:string-value="#E153BB" calcext:value-type="string">
            <text:p>#E153BB</text:p>
          </table:table-cell>
          <table:table-cell table:style-name="ce32" table:formula="of:=CONCATENATE(IF([.O184]&lt;10;&quot;  &quot;;IF([.O184]&lt;100;&quot; &quot;;&quot;&quot;));[.O184];&quot; &quot;;IF([.P184]&lt;10;&quot;  &quot;;IF([.P184]&lt;100;&quot; &quot;;&quot;&quot;));[.P184];&quot; &quot;;IF([.Q184]&lt;10;&quot;  &quot;;IF([.Q184]&lt;100;&quot; &quot;;&quot;&quot;));[.Q184];&quot; &quot;;[.A184];&quot; - &quot;;[.R184])" office:value-type="string" office:string-value="225  83 187 181 - #E153BB" calcext:value-type="string">
            <text:p>225 <text:s/>83 187 181 - #E1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1" calcext:value-type="float">
            <text:p>1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6"/>
          <table:table-cell table:style-name="ce45"/>
          <table:table-cell table:style-name="ce50" table:formula="of:=BITAND(BITRSHIFT([.A185];6);HEX2DEC(&quot;7&quot;))" office:value-type="float" office:value="2" calcext:value-type="float">
            <text:p>2</text:p>
          </table:table-cell>
          <table:table-cell table:style-name="ce3" table:formula="of:=BITAND(BITRSHIFT([.A185];3);HEX2DEC(&quot;7&quot;))" office:value-type="float" office:value="6" calcext:value-type="float">
            <text:p>6</text:p>
          </table:table-cell>
          <table:table-cell table:style-name="ce57" table:formula="of:=BITAND([.A1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85]/7;1/[.$K$1])*255;0)" office:value-type="float" office:value="222" calcext:value-type="float">
            <text:p>222</text:p>
          </table:table-cell>
          <table:table-cell table:style-name="ce6" table:formula="of:=ROUND(POWER([.D185]/7;1/[.$K$1])*255;0)" office:value-type="float" office:value="82" calcext:value-type="float">
            <text:p>82</text:p>
          </table:table-cell>
          <table:table-cell table:style-name="ce6" table:formula="of:=ROUND(POWER([.F185]/7;1/[.$K$1])*255;0)" office:value-type="float" office:value="222" calcext:value-type="float">
            <text:p>222</text:p>
          </table:table-cell>
          <table:table-cell table:style-name="ce28" table:formula="of:=CONCATENATE(&quot;#&quot;;DEC2HEX([.H185];2);DEC2HEX([.I185];2);DEC2HEX([.J185];2))" office:value-type="string" office:string-value="#DE52DE" calcext:value-type="string">
            <text:p>#DE52DE</text:p>
          </table:table-cell>
          <table:table-cell table:style-name="ce32" table:formula="of:=CONCATENATE(IF([.H185]&lt;10;&quot;  &quot;;IF([.H185]&lt;100;&quot; &quot;;&quot;&quot;));[.H185];&quot; &quot;;IF([.I185]&lt;10;&quot;  &quot;;IF([.I185]&lt;100;&quot; &quot;;&quot;&quot;));[.I185];&quot; &quot;;IF([.J185]&lt;10;&quot;  &quot;;IF([.J185]&lt;100;&quot; &quot;;&quot;&quot;));[.J185];&quot; &quot;;[.A185];&quot; - &quot;;[.K185])" office:value-type="string" office:string-value="222  82 222 182 - #DE52DE" calcext:value-type="string">
            <text:p>222 <text:s/>82 222 182 - #DE52DE</text:p>
          </table:table-cell>
          <table:table-cell table:style-name="ce35"/>
          <table:table-cell table:style-name="ce9"/>
          <table:table-cell table:style-name="ce6" table:formula="of:=INDEX([.$N$3:.$N$10];[.E185]+1;1)" office:value-type="float" office:value="225" calcext:value-type="float">
            <text:p>225</text:p>
          </table:table-cell>
          <table:table-cell table:style-name="ce6" table:formula="of:=INDEX([.$N$3:.$N$10];[.D185]+1;1)" office:value-type="float" office:value="83" calcext:value-type="float">
            <text:p>83</text:p>
          </table:table-cell>
          <table:table-cell table:style-name="ce6" table:formula="of:=INDEX([.$N$3:.$N$10];[.F185]+1;1)" office:value-type="float" office:value="225" calcext:value-type="float">
            <text:p>225</text:p>
          </table:table-cell>
          <table:table-cell table:style-name="ce28" table:formula="of:=CONCATENATE(&quot;#&quot;;DEC2HEX([.O185];2);DEC2HEX([.P185];2);DEC2HEX([.Q185];2))" office:value-type="string" office:string-value="#E153E1" calcext:value-type="string">
            <text:p>#E153E1</text:p>
          </table:table-cell>
          <table:table-cell table:style-name="ce32" table:formula="of:=CONCATENATE(IF([.O185]&lt;10;&quot;  &quot;;IF([.O185]&lt;100;&quot; &quot;;&quot;&quot;));[.O185];&quot; &quot;;IF([.P185]&lt;10;&quot;  &quot;;IF([.P185]&lt;100;&quot; &quot;;&quot;&quot;));[.P185];&quot; &quot;;IF([.Q185]&lt;10;&quot;  &quot;;IF([.Q185]&lt;100;&quot; &quot;;&quot;&quot;));[.Q185];&quot; &quot;;[.A185];&quot; - &quot;;[.R185])" office:value-type="string" office:string-value="225  83 225 182 - #E153E1" calcext:value-type="string">
            <text:p>225 <text:s/>83 225 182 - #E1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2" calcext:value-type="float">
            <text:p>1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6"/>
          <table:table-cell table:style-name="ce45"/>
          <table:table-cell table:style-name="ce50" table:formula="of:=BITAND(BITRSHIFT([.A186];6);HEX2DEC(&quot;7&quot;))" office:value-type="float" office:value="2" calcext:value-type="float">
            <text:p>2</text:p>
          </table:table-cell>
          <table:table-cell table:style-name="ce3" table:formula="of:=BITAND(BITRSHIFT([.A186];3);HEX2DEC(&quot;7&quot;))" office:value-type="float" office:value="6" calcext:value-type="float">
            <text:p>6</text:p>
          </table:table-cell>
          <table:table-cell table:style-name="ce57" table:formula="of:=BITAND([.A1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86]/7;1/[.$K$1])*255;0)" office:value-type="float" office:value="222" calcext:value-type="float">
            <text:p>222</text:p>
          </table:table-cell>
          <table:table-cell table:style-name="ce6" table:formula="of:=ROUND(POWER([.D186]/7;1/[.$K$1])*255;0)" office:value-type="float" office:value="82" calcext:value-type="float">
            <text:p>82</text:p>
          </table:table-cell>
          <table:table-cell table:style-name="ce6" table:formula="of:=ROUND(POWER([.F186]/7;1/[.$K$1])*255;0)" office:value-type="float" office:value="255" calcext:value-type="float">
            <text:p>255</text:p>
          </table:table-cell>
          <table:table-cell table:style-name="ce28" table:formula="of:=CONCATENATE(&quot;#&quot;;DEC2HEX([.H186];2);DEC2HEX([.I186];2);DEC2HEX([.J186];2))" office:value-type="string" office:string-value="#DE52FF" calcext:value-type="string">
            <text:p>#DE52FF</text:p>
          </table:table-cell>
          <table:table-cell table:style-name="ce32" table:formula="of:=CONCATENATE(IF([.H186]&lt;10;&quot;  &quot;;IF([.H186]&lt;100;&quot; &quot;;&quot;&quot;));[.H186];&quot; &quot;;IF([.I186]&lt;10;&quot;  &quot;;IF([.I186]&lt;100;&quot; &quot;;&quot;&quot;));[.I186];&quot; &quot;;IF([.J186]&lt;10;&quot;  &quot;;IF([.J186]&lt;100;&quot; &quot;;&quot;&quot;));[.J186];&quot; &quot;;[.A186];&quot; - &quot;;[.K186])" office:value-type="string" office:string-value="222  82 255 183 - #DE52FF" calcext:value-type="string">
            <text:p>222 <text:s/>82 255 183 - #DE52FF</text:p>
          </table:table-cell>
          <table:table-cell table:style-name="ce35"/>
          <table:table-cell table:style-name="ce9"/>
          <table:table-cell table:style-name="ce6" table:formula="of:=INDEX([.$N$3:.$N$10];[.E186]+1;1)" office:value-type="float" office:value="225" calcext:value-type="float">
            <text:p>225</text:p>
          </table:table-cell>
          <table:table-cell table:style-name="ce6" table:formula="of:=INDEX([.$N$3:.$N$10];[.D186]+1;1)" office:value-type="float" office:value="83" calcext:value-type="float">
            <text:p>83</text:p>
          </table:table-cell>
          <table:table-cell table:style-name="ce6" table:formula="of:=INDEX([.$N$3:.$N$10];[.F186]+1;1)" office:value-type="float" office:value="255" calcext:value-type="float">
            <text:p>255</text:p>
          </table:table-cell>
          <table:table-cell table:style-name="ce28" table:formula="of:=CONCATENATE(&quot;#&quot;;DEC2HEX([.O186];2);DEC2HEX([.P186];2);DEC2HEX([.Q186];2))" office:value-type="string" office:string-value="#E153FF" calcext:value-type="string">
            <text:p>#E153FF</text:p>
          </table:table-cell>
          <table:table-cell table:style-name="ce32" table:formula="of:=CONCATENATE(IF([.O186]&lt;10;&quot;  &quot;;IF([.O186]&lt;100;&quot; &quot;;&quot;&quot;));[.O186];&quot; &quot;;IF([.P186]&lt;10;&quot;  &quot;;IF([.P186]&lt;100;&quot; &quot;;&quot;&quot;));[.P186];&quot; &quot;;IF([.Q186]&lt;10;&quot;  &quot;;IF([.Q186]&lt;100;&quot; &quot;;&quot;&quot;));[.Q186];&quot; &quot;;[.A186];&quot; - &quot;;[.R186])" office:value-type="string" office:string-value="225  83 255 183 - #E153FF" calcext:value-type="string">
            <text:p>225 <text:s/>83 255 183 - #E1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3" calcext:value-type="float">
            <text:p>1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/>
          <table:table-cell table:style-name="ce45"/>
          <table:table-cell table:style-name="ce50" table:formula="of:=BITAND(BITRSHIFT([.A187];6);HEX2DEC(&quot;7&quot;))" office:value-type="float" office:value="2" calcext:value-type="float">
            <text:p>2</text:p>
          </table:table-cell>
          <table:table-cell table:style-name="ce3" table:formula="of:=BITAND(BITRSHIFT([.A187];3);HEX2DEC(&quot;7&quot;))" office:value-type="float" office:value="7" calcext:value-type="float">
            <text:p>7</text:p>
          </table:table-cell>
          <table:table-cell table:style-name="ce57" table:formula="of:=BITAND([.A1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87]/7;1/[.$K$1])*255;0)" office:value-type="float" office:value="255" calcext:value-type="float">
            <text:p>255</text:p>
          </table:table-cell>
          <table:table-cell table:style-name="ce6" table:formula="of:=ROUND(POWER([.D187]/7;1/[.$K$1])*255;0)" office:value-type="float" office:value="82" calcext:value-type="float">
            <text:p>82</text:p>
          </table:table-cell>
          <table:table-cell table:style-name="ce6" table:formula="of:=ROUND(POWER([.F187]/7;1/[.$K$1])*255;0)" office:value-type="float" office:value="0" calcext:value-type="float">
            <text:p>0</text:p>
          </table:table-cell>
          <table:table-cell table:style-name="ce28" table:formula="of:=CONCATENATE(&quot;#&quot;;DEC2HEX([.H187];2);DEC2HEX([.I187];2);DEC2HEX([.J187];2))" office:value-type="string" office:string-value="#FF5200" calcext:value-type="string">
            <text:p>#FF5200</text:p>
          </table:table-cell>
          <table:table-cell table:style-name="ce32" table:formula="of:=CONCATENATE(IF([.H187]&lt;10;&quot;  &quot;;IF([.H187]&lt;100;&quot; &quot;;&quot;&quot;));[.H187];&quot; &quot;;IF([.I187]&lt;10;&quot;  &quot;;IF([.I187]&lt;100;&quot; &quot;;&quot;&quot;));[.I187];&quot; &quot;;IF([.J187]&lt;10;&quot;  &quot;;IF([.J187]&lt;100;&quot; &quot;;&quot;&quot;));[.J187];&quot; &quot;;[.A187];&quot; - &quot;;[.K187])" office:value-type="string" office:string-value="255  82   0 184 - #FF5200" calcext:value-type="string">
            <text:p>255 <text:s/>82 <text:s text:c="2"/>0 184 - #FF5200</text:p>
          </table:table-cell>
          <table:table-cell table:style-name="ce35"/>
          <table:table-cell table:style-name="ce9"/>
          <table:table-cell table:style-name="ce6" table:formula="of:=INDEX([.$N$3:.$N$10];[.E187]+1;1)" office:value-type="float" office:value="255" calcext:value-type="float">
            <text:p>255</text:p>
          </table:table-cell>
          <table:table-cell table:style-name="ce6" table:formula="of:=INDEX([.$N$3:.$N$10];[.D187]+1;1)" office:value-type="float" office:value="83" calcext:value-type="float">
            <text:p>83</text:p>
          </table:table-cell>
          <table:table-cell table:style-name="ce6" table:formula="of:=INDEX([.$N$3:.$N$10];[.F187]+1;1)" office:value-type="float" office:value="0" calcext:value-type="float">
            <text:p>0</text:p>
          </table:table-cell>
          <table:table-cell table:style-name="ce28" table:formula="of:=CONCATENATE(&quot;#&quot;;DEC2HEX([.O187];2);DEC2HEX([.P187];2);DEC2HEX([.Q187];2))" office:value-type="string" office:string-value="#FF5300" calcext:value-type="string">
            <text:p>#FF5300</text:p>
          </table:table-cell>
          <table:table-cell table:style-name="ce32" table:formula="of:=CONCATENATE(IF([.O187]&lt;10;&quot;  &quot;;IF([.O187]&lt;100;&quot; &quot;;&quot;&quot;));[.O187];&quot; &quot;;IF([.P187]&lt;10;&quot;  &quot;;IF([.P187]&lt;100;&quot; &quot;;&quot;&quot;));[.P187];&quot; &quot;;IF([.Q187]&lt;10;&quot;  &quot;;IF([.Q187]&lt;100;&quot; &quot;;&quot;&quot;));[.Q187];&quot; &quot;;[.A187];&quot; - &quot;;[.R187])" office:value-type="string" office:string-value="255  83   0 184 - #FF5300" calcext:value-type="string">
            <text:p>255 <text:s/>83 <text:s text:c="2"/>0 184 - #FF53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4" calcext:value-type="float">
            <text:p>1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6"/>
          <table:table-cell table:style-name="ce45"/>
          <table:table-cell table:style-name="ce50" table:formula="of:=BITAND(BITRSHIFT([.A188];6);HEX2DEC(&quot;7&quot;))" office:value-type="float" office:value="2" calcext:value-type="float">
            <text:p>2</text:p>
          </table:table-cell>
          <table:table-cell table:style-name="ce3" table:formula="of:=BITAND(BITRSHIFT([.A188];3);HEX2DEC(&quot;7&quot;))" office:value-type="float" office:value="7" calcext:value-type="float">
            <text:p>7</text:p>
          </table:table-cell>
          <table:table-cell table:style-name="ce57" table:formula="of:=BITAND([.A1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88]/7;1/[.$K$1])*255;0)" office:value-type="float" office:value="255" calcext:value-type="float">
            <text:p>255</text:p>
          </table:table-cell>
          <table:table-cell table:style-name="ce6" table:formula="of:=ROUND(POWER([.D188]/7;1/[.$K$1])*255;0)" office:value-type="float" office:value="82" calcext:value-type="float">
            <text:p>82</text:p>
          </table:table-cell>
          <table:table-cell table:style-name="ce6" table:formula="of:=ROUND(POWER([.F188]/7;1/[.$K$1])*255;0)" office:value-type="float" office:value="43" calcext:value-type="float">
            <text:p>43</text:p>
          </table:table-cell>
          <table:table-cell table:style-name="ce28" table:formula="of:=CONCATENATE(&quot;#&quot;;DEC2HEX([.H188];2);DEC2HEX([.I188];2);DEC2HEX([.J188];2))" office:value-type="string" office:string-value="#FF522B" calcext:value-type="string">
            <text:p>#FF522B</text:p>
          </table:table-cell>
          <table:table-cell table:style-name="ce32" table:formula="of:=CONCATENATE(IF([.H188]&lt;10;&quot;  &quot;;IF([.H188]&lt;100;&quot; &quot;;&quot;&quot;));[.H188];&quot; &quot;;IF([.I188]&lt;10;&quot;  &quot;;IF([.I188]&lt;100;&quot; &quot;;&quot;&quot;));[.I188];&quot; &quot;;IF([.J188]&lt;10;&quot;  &quot;;IF([.J188]&lt;100;&quot; &quot;;&quot;&quot;));[.J188];&quot; &quot;;[.A188];&quot; - &quot;;[.K188])" office:value-type="string" office:string-value="255  82  43 185 - #FF522B" calcext:value-type="string">
            <text:p>255 <text:s/>82 <text:s/>43 185 - #FF522B</text:p>
          </table:table-cell>
          <table:table-cell table:style-name="ce35"/>
          <table:table-cell table:style-name="ce9"/>
          <table:table-cell table:style-name="ce6" table:formula="of:=INDEX([.$N$3:.$N$10];[.E188]+1;1)" office:value-type="float" office:value="255" calcext:value-type="float">
            <text:p>255</text:p>
          </table:table-cell>
          <table:table-cell table:style-name="ce6" table:formula="of:=INDEX([.$N$3:.$N$10];[.D188]+1;1)" office:value-type="float" office:value="83" calcext:value-type="float">
            <text:p>83</text:p>
          </table:table-cell>
          <table:table-cell table:style-name="ce6" table:formula="of:=INDEX([.$N$3:.$N$10];[.F188]+1;1)" office:value-type="float" office:value="40" calcext:value-type="float">
            <text:p>40</text:p>
          </table:table-cell>
          <table:table-cell table:style-name="ce28" table:formula="of:=CONCATENATE(&quot;#&quot;;DEC2HEX([.O188];2);DEC2HEX([.P188];2);DEC2HEX([.Q188];2))" office:value-type="string" office:string-value="#FF5328" calcext:value-type="string">
            <text:p>#FF5328</text:p>
          </table:table-cell>
          <table:table-cell table:style-name="ce32" table:formula="of:=CONCATENATE(IF([.O188]&lt;10;&quot;  &quot;;IF([.O188]&lt;100;&quot; &quot;;&quot;&quot;));[.O188];&quot; &quot;;IF([.P188]&lt;10;&quot;  &quot;;IF([.P188]&lt;100;&quot; &quot;;&quot;&quot;));[.P188];&quot; &quot;;IF([.Q188]&lt;10;&quot;  &quot;;IF([.Q188]&lt;100;&quot; &quot;;&quot;&quot;));[.Q188];&quot; &quot;;[.A188];&quot; - &quot;;[.R188])" office:value-type="string" office:string-value="255  83  40 185 - #FF5328" calcext:value-type="string">
            <text:p>255 <text:s/>83 <text:s/>40 185 - #FF53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5" calcext:value-type="float">
            <text:p>1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6"/>
          <table:table-cell table:style-name="ce45"/>
          <table:table-cell table:style-name="ce50" table:formula="of:=BITAND(BITRSHIFT([.A189];6);HEX2DEC(&quot;7&quot;))" office:value-type="float" office:value="2" calcext:value-type="float">
            <text:p>2</text:p>
          </table:table-cell>
          <table:table-cell table:style-name="ce3" table:formula="of:=BITAND(BITRSHIFT([.A189];3);HEX2DEC(&quot;7&quot;))" office:value-type="float" office:value="7" calcext:value-type="float">
            <text:p>7</text:p>
          </table:table-cell>
          <table:table-cell table:style-name="ce57" table:formula="of:=BITAND([.A1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89]/7;1/[.$K$1])*255;0)" office:value-type="float" office:value="255" calcext:value-type="float">
            <text:p>255</text:p>
          </table:table-cell>
          <table:table-cell table:style-name="ce6" table:formula="of:=ROUND(POWER([.D189]/7;1/[.$K$1])*255;0)" office:value-type="float" office:value="82" calcext:value-type="float">
            <text:p>82</text:p>
          </table:table-cell>
          <table:table-cell table:style-name="ce6" table:formula="of:=ROUND(POWER([.F189]/7;1/[.$K$1])*255;0)" office:value-type="float" office:value="82" calcext:value-type="float">
            <text:p>82</text:p>
          </table:table-cell>
          <table:table-cell table:style-name="ce28" table:formula="of:=CONCATENATE(&quot;#&quot;;DEC2HEX([.H189];2);DEC2HEX([.I189];2);DEC2HEX([.J189];2))" office:value-type="string" office:string-value="#FF5252" calcext:value-type="string">
            <text:p>#FF5252</text:p>
          </table:table-cell>
          <table:table-cell table:style-name="ce32" table:formula="of:=CONCATENATE(IF([.H189]&lt;10;&quot;  &quot;;IF([.H189]&lt;100;&quot; &quot;;&quot;&quot;));[.H189];&quot; &quot;;IF([.I189]&lt;10;&quot;  &quot;;IF([.I189]&lt;100;&quot; &quot;;&quot;&quot;));[.I189];&quot; &quot;;IF([.J189]&lt;10;&quot;  &quot;;IF([.J189]&lt;100;&quot; &quot;;&quot;&quot;));[.J189];&quot; &quot;;[.A189];&quot; - &quot;;[.K189])" office:value-type="string" office:string-value="255  82  82 186 - #FF5252" calcext:value-type="string">
            <text:p>255 <text:s/>82 <text:s/>82 186 - #FF5252</text:p>
          </table:table-cell>
          <table:table-cell table:style-name="ce35"/>
          <table:table-cell table:style-name="ce9"/>
          <table:table-cell table:style-name="ce6" table:formula="of:=INDEX([.$N$3:.$N$10];[.E189]+1;1)" office:value-type="float" office:value="255" calcext:value-type="float">
            <text:p>255</text:p>
          </table:table-cell>
          <table:table-cell table:style-name="ce6" table:formula="of:=INDEX([.$N$3:.$N$10];[.D189]+1;1)" office:value-type="float" office:value="83" calcext:value-type="float">
            <text:p>83</text:p>
          </table:table-cell>
          <table:table-cell table:style-name="ce6" table:formula="of:=INDEX([.$N$3:.$N$10];[.F189]+1;1)" office:value-type="float" office:value="83" calcext:value-type="float">
            <text:p>83</text:p>
          </table:table-cell>
          <table:table-cell table:style-name="ce28" table:formula="of:=CONCATENATE(&quot;#&quot;;DEC2HEX([.O189];2);DEC2HEX([.P189];2);DEC2HEX([.Q189];2))" office:value-type="string" office:string-value="#FF5353" calcext:value-type="string">
            <text:p>#FF5353</text:p>
          </table:table-cell>
          <table:table-cell table:style-name="ce32" table:formula="of:=CONCATENATE(IF([.O189]&lt;10;&quot;  &quot;;IF([.O189]&lt;100;&quot; &quot;;&quot;&quot;));[.O189];&quot; &quot;;IF([.P189]&lt;10;&quot;  &quot;;IF([.P189]&lt;100;&quot; &quot;;&quot;&quot;));[.P189];&quot; &quot;;IF([.Q189]&lt;10;&quot;  &quot;;IF([.Q189]&lt;100;&quot; &quot;;&quot;&quot;));[.Q189];&quot; &quot;;[.A189];&quot; - &quot;;[.R189])" office:value-type="string" office:string-value="255  83  83 186 - #FF5353" calcext:value-type="string">
            <text:p>255 <text:s/>83 <text:s/>83 186 - #FF53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6" calcext:value-type="float">
            <text:p>1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6"/>
          <table:table-cell table:style-name="ce45"/>
          <table:table-cell table:style-name="ce50" table:formula="of:=BITAND(BITRSHIFT([.A190];6);HEX2DEC(&quot;7&quot;))" office:value-type="float" office:value="2" calcext:value-type="float">
            <text:p>2</text:p>
          </table:table-cell>
          <table:table-cell table:style-name="ce3" table:formula="of:=BITAND(BITRSHIFT([.A190];3);HEX2DEC(&quot;7&quot;))" office:value-type="float" office:value="7" calcext:value-type="float">
            <text:p>7</text:p>
          </table:table-cell>
          <table:table-cell table:style-name="ce57" table:formula="of:=BITAND([.A1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90]/7;1/[.$K$1])*255;0)" office:value-type="float" office:value="255" calcext:value-type="float">
            <text:p>255</text:p>
          </table:table-cell>
          <table:table-cell table:style-name="ce6" table:formula="of:=ROUND(POWER([.D190]/7;1/[.$K$1])*255;0)" office:value-type="float" office:value="82" calcext:value-type="float">
            <text:p>82</text:p>
          </table:table-cell>
          <table:table-cell table:style-name="ce6" table:formula="of:=ROUND(POWER([.F190]/7;1/[.$K$1])*255;0)" office:value-type="float" office:value="118" calcext:value-type="float">
            <text:p>118</text:p>
          </table:table-cell>
          <table:table-cell table:style-name="ce28" table:formula="of:=CONCATENATE(&quot;#&quot;;DEC2HEX([.H190];2);DEC2HEX([.I190];2);DEC2HEX([.J190];2))" office:value-type="string" office:string-value="#FF5276" calcext:value-type="string">
            <text:p>#FF5276</text:p>
          </table:table-cell>
          <table:table-cell table:style-name="ce32" table:formula="of:=CONCATENATE(IF([.H190]&lt;10;&quot;  &quot;;IF([.H190]&lt;100;&quot; &quot;;&quot;&quot;));[.H190];&quot; &quot;;IF([.I190]&lt;10;&quot;  &quot;;IF([.I190]&lt;100;&quot; &quot;;&quot;&quot;));[.I190];&quot; &quot;;IF([.J190]&lt;10;&quot;  &quot;;IF([.J190]&lt;100;&quot; &quot;;&quot;&quot;));[.J190];&quot; &quot;;[.A190];&quot; - &quot;;[.K190])" office:value-type="string" office:string-value="255  82 118 187 - #FF5276" calcext:value-type="string">
            <text:p>255 <text:s/>82 118 187 - #FF5276</text:p>
          </table:table-cell>
          <table:table-cell table:style-name="ce35"/>
          <table:table-cell table:style-name="ce9"/>
          <table:table-cell table:style-name="ce6" table:formula="of:=INDEX([.$N$3:.$N$10];[.E190]+1;1)" office:value-type="float" office:value="255" calcext:value-type="float">
            <text:p>255</text:p>
          </table:table-cell>
          <table:table-cell table:style-name="ce6" table:formula="of:=INDEX([.$N$3:.$N$10];[.D190]+1;1)" office:value-type="float" office:value="83" calcext:value-type="float">
            <text:p>83</text:p>
          </table:table-cell>
          <table:table-cell table:style-name="ce6" table:formula="of:=INDEX([.$N$3:.$N$10];[.F190]+1;1)" office:value-type="float" office:value="116" calcext:value-type="float">
            <text:p>116</text:p>
          </table:table-cell>
          <table:table-cell table:style-name="ce28" table:formula="of:=CONCATENATE(&quot;#&quot;;DEC2HEX([.O190];2);DEC2HEX([.P190];2);DEC2HEX([.Q190];2))" office:value-type="string" office:string-value="#FF5374" calcext:value-type="string">
            <text:p>#FF5374</text:p>
          </table:table-cell>
          <table:table-cell table:style-name="ce32" table:formula="of:=CONCATENATE(IF([.O190]&lt;10;&quot;  &quot;;IF([.O190]&lt;100;&quot; &quot;;&quot;&quot;));[.O190];&quot; &quot;;IF([.P190]&lt;10;&quot;  &quot;;IF([.P190]&lt;100;&quot; &quot;;&quot;&quot;));[.P190];&quot; &quot;;IF([.Q190]&lt;10;&quot;  &quot;;IF([.Q190]&lt;100;&quot; &quot;;&quot;&quot;));[.Q190];&quot; &quot;;[.A190];&quot; - &quot;;[.R190])" office:value-type="string" office:string-value="255  83 116 187 - #FF5374" calcext:value-type="string">
            <text:p>255 <text:s/>83 116 187 - #FF53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7" calcext:value-type="float">
            <text:p>1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6"/>
          <table:table-cell table:style-name="ce45"/>
          <table:table-cell table:style-name="ce50" table:formula="of:=BITAND(BITRSHIFT([.A191];6);HEX2DEC(&quot;7&quot;))" office:value-type="float" office:value="2" calcext:value-type="float">
            <text:p>2</text:p>
          </table:table-cell>
          <table:table-cell table:style-name="ce3" table:formula="of:=BITAND(BITRSHIFT([.A191];3);HEX2DEC(&quot;7&quot;))" office:value-type="float" office:value="7" calcext:value-type="float">
            <text:p>7</text:p>
          </table:table-cell>
          <table:table-cell table:style-name="ce57" table:formula="of:=BITAND([.A1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91]/7;1/[.$K$1])*255;0)" office:value-type="float" office:value="255" calcext:value-type="float">
            <text:p>255</text:p>
          </table:table-cell>
          <table:table-cell table:style-name="ce6" table:formula="of:=ROUND(POWER([.D191]/7;1/[.$K$1])*255;0)" office:value-type="float" office:value="82" calcext:value-type="float">
            <text:p>82</text:p>
          </table:table-cell>
          <table:table-cell table:style-name="ce6" table:formula="of:=ROUND(POWER([.F191]/7;1/[.$K$1])*255;0)" office:value-type="float" office:value="153" calcext:value-type="float">
            <text:p>153</text:p>
          </table:table-cell>
          <table:table-cell table:style-name="ce28" table:formula="of:=CONCATENATE(&quot;#&quot;;DEC2HEX([.H191];2);DEC2HEX([.I191];2);DEC2HEX([.J191];2))" office:value-type="string" office:string-value="#FF5299" calcext:value-type="string">
            <text:p>#FF5299</text:p>
          </table:table-cell>
          <table:table-cell table:style-name="ce32" table:formula="of:=CONCATENATE(IF([.H191]&lt;10;&quot;  &quot;;IF([.H191]&lt;100;&quot; &quot;;&quot;&quot;));[.H191];&quot; &quot;;IF([.I191]&lt;10;&quot;  &quot;;IF([.I191]&lt;100;&quot; &quot;;&quot;&quot;));[.I191];&quot; &quot;;IF([.J191]&lt;10;&quot;  &quot;;IF([.J191]&lt;100;&quot; &quot;;&quot;&quot;));[.J191];&quot; &quot;;[.A191];&quot; - &quot;;[.K191])" office:value-type="string" office:string-value="255  82 153 188 - #FF5299" calcext:value-type="string">
            <text:p>255 <text:s/>82 153 188 - #FF5299</text:p>
          </table:table-cell>
          <table:table-cell table:style-name="ce35"/>
          <table:table-cell table:style-name="ce9"/>
          <table:table-cell table:style-name="ce6" table:formula="of:=INDEX([.$N$3:.$N$10];[.E191]+1;1)" office:value-type="float" office:value="255" calcext:value-type="float">
            <text:p>255</text:p>
          </table:table-cell>
          <table:table-cell table:style-name="ce6" table:formula="of:=INDEX([.$N$3:.$N$10];[.D191]+1;1)" office:value-type="float" office:value="83" calcext:value-type="float">
            <text:p>83</text:p>
          </table:table-cell>
          <table:table-cell table:style-name="ce6" table:formula="of:=INDEX([.$N$3:.$N$10];[.F191]+1;1)" office:value-type="float" office:value="156" calcext:value-type="float">
            <text:p>156</text:p>
          </table:table-cell>
          <table:table-cell table:style-name="ce28" table:formula="of:=CONCATENATE(&quot;#&quot;;DEC2HEX([.O191];2);DEC2HEX([.P191];2);DEC2HEX([.Q191];2))" office:value-type="string" office:string-value="#FF539C" calcext:value-type="string">
            <text:p>#FF539C</text:p>
          </table:table-cell>
          <table:table-cell table:style-name="ce32" table:formula="of:=CONCATENATE(IF([.O191]&lt;10;&quot;  &quot;;IF([.O191]&lt;100;&quot; &quot;;&quot;&quot;));[.O191];&quot; &quot;;IF([.P191]&lt;10;&quot;  &quot;;IF([.P191]&lt;100;&quot; &quot;;&quot;&quot;));[.P191];&quot; &quot;;IF([.Q191]&lt;10;&quot;  &quot;;IF([.Q191]&lt;100;&quot; &quot;;&quot;&quot;));[.Q191];&quot; &quot;;[.A191];&quot; - &quot;;[.R191])" office:value-type="string" office:string-value="255  83 156 188 - #FF539C" calcext:value-type="string">
            <text:p>255 <text:s/>83 156 188 - #FF53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8" calcext:value-type="float">
            <text:p>1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6"/>
          <table:table-cell table:style-name="ce45"/>
          <table:table-cell table:style-name="ce50" table:formula="of:=BITAND(BITRSHIFT([.A192];6);HEX2DEC(&quot;7&quot;))" office:value-type="float" office:value="2" calcext:value-type="float">
            <text:p>2</text:p>
          </table:table-cell>
          <table:table-cell table:style-name="ce3" table:formula="of:=BITAND(BITRSHIFT([.A192];3);HEX2DEC(&quot;7&quot;))" office:value-type="float" office:value="7" calcext:value-type="float">
            <text:p>7</text:p>
          </table:table-cell>
          <table:table-cell table:style-name="ce57" table:formula="of:=BITAND([.A1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192]/7;1/[.$K$1])*255;0)" office:value-type="float" office:value="255" calcext:value-type="float">
            <text:p>255</text:p>
          </table:table-cell>
          <table:table-cell table:style-name="ce6" table:formula="of:=ROUND(POWER([.D192]/7;1/[.$K$1])*255;0)" office:value-type="float" office:value="82" calcext:value-type="float">
            <text:p>82</text:p>
          </table:table-cell>
          <table:table-cell table:style-name="ce6" table:formula="of:=ROUND(POWER([.F192]/7;1/[.$K$1])*255;0)" office:value-type="float" office:value="188" calcext:value-type="float">
            <text:p>188</text:p>
          </table:table-cell>
          <table:table-cell table:style-name="ce28" table:formula="of:=CONCATENATE(&quot;#&quot;;DEC2HEX([.H192];2);DEC2HEX([.I192];2);DEC2HEX([.J192];2))" office:value-type="string" office:string-value="#FF52BC" calcext:value-type="string">
            <text:p>#FF52BC</text:p>
          </table:table-cell>
          <table:table-cell table:style-name="ce32" table:formula="of:=CONCATENATE(IF([.H192]&lt;10;&quot;  &quot;;IF([.H192]&lt;100;&quot; &quot;;&quot;&quot;));[.H192];&quot; &quot;;IF([.I192]&lt;10;&quot;  &quot;;IF([.I192]&lt;100;&quot; &quot;;&quot;&quot;));[.I192];&quot; &quot;;IF([.J192]&lt;10;&quot;  &quot;;IF([.J192]&lt;100;&quot; &quot;;&quot;&quot;));[.J192];&quot; &quot;;[.A192];&quot; - &quot;;[.K192])" office:value-type="string" office:string-value="255  82 188 189 - #FF52BC" calcext:value-type="string">
            <text:p>255 <text:s/>82 188 189 - #FF52BC</text:p>
          </table:table-cell>
          <table:table-cell table:style-name="ce35"/>
          <table:table-cell table:style-name="ce9"/>
          <table:table-cell table:style-name="ce6" table:formula="of:=INDEX([.$N$3:.$N$10];[.E192]+1;1)" office:value-type="float" office:value="255" calcext:value-type="float">
            <text:p>255</text:p>
          </table:table-cell>
          <table:table-cell table:style-name="ce6" table:formula="of:=INDEX([.$N$3:.$N$10];[.D192]+1;1)" office:value-type="float" office:value="83" calcext:value-type="float">
            <text:p>83</text:p>
          </table:table-cell>
          <table:table-cell table:style-name="ce6" table:formula="of:=INDEX([.$N$3:.$N$10];[.F192]+1;1)" office:value-type="float" office:value="187" calcext:value-type="float">
            <text:p>187</text:p>
          </table:table-cell>
          <table:table-cell table:style-name="ce28" table:formula="of:=CONCATENATE(&quot;#&quot;;DEC2HEX([.O192];2);DEC2HEX([.P192];2);DEC2HEX([.Q192];2))" office:value-type="string" office:string-value="#FF53BB" calcext:value-type="string">
            <text:p>#FF53BB</text:p>
          </table:table-cell>
          <table:table-cell table:style-name="ce32" table:formula="of:=CONCATENATE(IF([.O192]&lt;10;&quot;  &quot;;IF([.O192]&lt;100;&quot; &quot;;&quot;&quot;));[.O192];&quot; &quot;;IF([.P192]&lt;10;&quot;  &quot;;IF([.P192]&lt;100;&quot; &quot;;&quot;&quot;));[.P192];&quot; &quot;;IF([.Q192]&lt;10;&quot;  &quot;;IF([.Q192]&lt;100;&quot; &quot;;&quot;&quot;));[.Q192];&quot; &quot;;[.A192];&quot; - &quot;;[.R192])" office:value-type="string" office:string-value="255  83 187 189 - #FF53BB" calcext:value-type="string">
            <text:p>255 <text:s/>83 187 189 - #FF53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89" calcext:value-type="float">
            <text:p>1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6"/>
          <table:table-cell table:style-name="ce45"/>
          <table:table-cell table:style-name="ce50" table:formula="of:=BITAND(BITRSHIFT([.A193];6);HEX2DEC(&quot;7&quot;))" office:value-type="float" office:value="2" calcext:value-type="float">
            <text:p>2</text:p>
          </table:table-cell>
          <table:table-cell table:style-name="ce3" table:formula="of:=BITAND(BITRSHIFT([.A193];3);HEX2DEC(&quot;7&quot;))" office:value-type="float" office:value="7" calcext:value-type="float">
            <text:p>7</text:p>
          </table:table-cell>
          <table:table-cell table:style-name="ce57" table:formula="of:=BITAND([.A1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193]/7;1/[.$K$1])*255;0)" office:value-type="float" office:value="255" calcext:value-type="float">
            <text:p>255</text:p>
          </table:table-cell>
          <table:table-cell table:style-name="ce6" table:formula="of:=ROUND(POWER([.D193]/7;1/[.$K$1])*255;0)" office:value-type="float" office:value="82" calcext:value-type="float">
            <text:p>82</text:p>
          </table:table-cell>
          <table:table-cell table:style-name="ce6" table:formula="of:=ROUND(POWER([.F193]/7;1/[.$K$1])*255;0)" office:value-type="float" office:value="222" calcext:value-type="float">
            <text:p>222</text:p>
          </table:table-cell>
          <table:table-cell table:style-name="ce28" table:formula="of:=CONCATENATE(&quot;#&quot;;DEC2HEX([.H193];2);DEC2HEX([.I193];2);DEC2HEX([.J193];2))" office:value-type="string" office:string-value="#FF52DE" calcext:value-type="string">
            <text:p>#FF52DE</text:p>
          </table:table-cell>
          <table:table-cell table:style-name="ce32" table:formula="of:=CONCATENATE(IF([.H193]&lt;10;&quot;  &quot;;IF([.H193]&lt;100;&quot; &quot;;&quot;&quot;));[.H193];&quot; &quot;;IF([.I193]&lt;10;&quot;  &quot;;IF([.I193]&lt;100;&quot; &quot;;&quot;&quot;));[.I193];&quot; &quot;;IF([.J193]&lt;10;&quot;  &quot;;IF([.J193]&lt;100;&quot; &quot;;&quot;&quot;));[.J193];&quot; &quot;;[.A193];&quot; - &quot;;[.K193])" office:value-type="string" office:string-value="255  82 222 190 - #FF52DE" calcext:value-type="string">
            <text:p>255 <text:s/>82 222 190 - #FF52DE</text:p>
          </table:table-cell>
          <table:table-cell table:style-name="ce35"/>
          <table:table-cell table:style-name="ce9"/>
          <table:table-cell table:style-name="ce6" table:formula="of:=INDEX([.$N$3:.$N$10];[.E193]+1;1)" office:value-type="float" office:value="255" calcext:value-type="float">
            <text:p>255</text:p>
          </table:table-cell>
          <table:table-cell table:style-name="ce6" table:formula="of:=INDEX([.$N$3:.$N$10];[.D193]+1;1)" office:value-type="float" office:value="83" calcext:value-type="float">
            <text:p>83</text:p>
          </table:table-cell>
          <table:table-cell table:style-name="ce6" table:formula="of:=INDEX([.$N$3:.$N$10];[.F193]+1;1)" office:value-type="float" office:value="225" calcext:value-type="float">
            <text:p>225</text:p>
          </table:table-cell>
          <table:table-cell table:style-name="ce28" table:formula="of:=CONCATENATE(&quot;#&quot;;DEC2HEX([.O193];2);DEC2HEX([.P193];2);DEC2HEX([.Q193];2))" office:value-type="string" office:string-value="#FF53E1" calcext:value-type="string">
            <text:p>#FF53E1</text:p>
          </table:table-cell>
          <table:table-cell table:style-name="ce32" table:formula="of:=CONCATENATE(IF([.O193]&lt;10;&quot;  &quot;;IF([.O193]&lt;100;&quot; &quot;;&quot;&quot;));[.O193];&quot; &quot;;IF([.P193]&lt;10;&quot;  &quot;;IF([.P193]&lt;100;&quot; &quot;;&quot;&quot;));[.P193];&quot; &quot;;IF([.Q193]&lt;10;&quot;  &quot;;IF([.Q193]&lt;100;&quot; &quot;;&quot;&quot;));[.Q193];&quot; &quot;;[.A193];&quot; - &quot;;[.R193])" office:value-type="string" office:string-value="255  83 225 190 - #FF53E1" calcext:value-type="string">
            <text:p>255 <text:s/>83 225 190 - #FF53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0" calcext:value-type="float">
            <text:p>1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6"/>
          <table:table-cell table:style-name="ce45"/>
          <table:table-cell table:style-name="ce50" table:formula="of:=BITAND(BITRSHIFT([.A194];6);HEX2DEC(&quot;7&quot;))" office:value-type="float" office:value="2" calcext:value-type="float">
            <text:p>2</text:p>
          </table:table-cell>
          <table:table-cell table:style-name="ce3" table:formula="of:=BITAND(BITRSHIFT([.A194];3);HEX2DEC(&quot;7&quot;))" office:value-type="float" office:value="7" calcext:value-type="float">
            <text:p>7</text:p>
          </table:table-cell>
          <table:table-cell table:style-name="ce57" table:formula="of:=BITAND([.A1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194]/7;1/[.$K$1])*255;0)" office:value-type="float" office:value="255" calcext:value-type="float">
            <text:p>255</text:p>
          </table:table-cell>
          <table:table-cell table:style-name="ce6" table:formula="of:=ROUND(POWER([.D194]/7;1/[.$K$1])*255;0)" office:value-type="float" office:value="82" calcext:value-type="float">
            <text:p>82</text:p>
          </table:table-cell>
          <table:table-cell table:style-name="ce6" table:formula="of:=ROUND(POWER([.F194]/7;1/[.$K$1])*255;0)" office:value-type="float" office:value="255" calcext:value-type="float">
            <text:p>255</text:p>
          </table:table-cell>
          <table:table-cell table:style-name="ce28" table:formula="of:=CONCATENATE(&quot;#&quot;;DEC2HEX([.H194];2);DEC2HEX([.I194];2);DEC2HEX([.J194];2))" office:value-type="string" office:string-value="#FF52FF" calcext:value-type="string">
            <text:p>#FF52FF</text:p>
          </table:table-cell>
          <table:table-cell table:style-name="ce32" table:formula="of:=CONCATENATE(IF([.H194]&lt;10;&quot;  &quot;;IF([.H194]&lt;100;&quot; &quot;;&quot;&quot;));[.H194];&quot; &quot;;IF([.I194]&lt;10;&quot;  &quot;;IF([.I194]&lt;100;&quot; &quot;;&quot;&quot;));[.I194];&quot; &quot;;IF([.J194]&lt;10;&quot;  &quot;;IF([.J194]&lt;100;&quot; &quot;;&quot;&quot;));[.J194];&quot; &quot;;[.A194];&quot; - &quot;;[.K194])" office:value-type="string" office:string-value="255  82 255 191 - #FF52FF" calcext:value-type="string">
            <text:p>255 <text:s/>82 255 191 - #FF52FF</text:p>
          </table:table-cell>
          <table:table-cell table:style-name="ce35"/>
          <table:table-cell table:style-name="ce9"/>
          <table:table-cell table:style-name="ce6" table:formula="of:=INDEX([.$N$3:.$N$10];[.E194]+1;1)" office:value-type="float" office:value="255" calcext:value-type="float">
            <text:p>255</text:p>
          </table:table-cell>
          <table:table-cell table:style-name="ce6" table:formula="of:=INDEX([.$N$3:.$N$10];[.D194]+1;1)" office:value-type="float" office:value="83" calcext:value-type="float">
            <text:p>83</text:p>
          </table:table-cell>
          <table:table-cell table:style-name="ce6" table:formula="of:=INDEX([.$N$3:.$N$10];[.F194]+1;1)" office:value-type="float" office:value="255" calcext:value-type="float">
            <text:p>255</text:p>
          </table:table-cell>
          <table:table-cell table:style-name="ce28" table:formula="of:=CONCATENATE(&quot;#&quot;;DEC2HEX([.O194];2);DEC2HEX([.P194];2);DEC2HEX([.Q194];2))" office:value-type="string" office:string-value="#FF53FF" calcext:value-type="string">
            <text:p>#FF53FF</text:p>
          </table:table-cell>
          <table:table-cell table:style-name="ce32" table:formula="of:=CONCATENATE(IF([.O194]&lt;10;&quot;  &quot;;IF([.O194]&lt;100;&quot; &quot;;&quot;&quot;));[.O194];&quot; &quot;;IF([.P194]&lt;10;&quot;  &quot;;IF([.P194]&lt;100;&quot; &quot;;&quot;&quot;));[.P194];&quot; &quot;;IF([.Q194]&lt;10;&quot;  &quot;;IF([.Q194]&lt;100;&quot; &quot;;&quot;&quot;));[.Q194];&quot; &quot;;[.A194];&quot; - &quot;;[.R194])" office:value-type="string" office:string-value="255  83 255 191 - #FF53FF" calcext:value-type="string">
            <text:p>255 <text:s/>83 255 191 - #FF53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1" calcext:value-type="float">
            <text:p>1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6"/>
          <table:table-cell table:style-name="ce45"/>
          <table:table-cell table:style-name="ce50" table:formula="of:=BITAND(BITRSHIFT([.A195];6);HEX2DEC(&quot;7&quot;))" office:value-type="float" office:value="3" calcext:value-type="float">
            <text:p>3</text:p>
          </table:table-cell>
          <table:table-cell table:style-name="ce3" table:formula="of:=BITAND(BITRSHIFT([.A195];3);HEX2DEC(&quot;7&quot;))" office:value-type="float" office:value="0" calcext:value-type="float">
            <text:p>0</text:p>
          </table:table-cell>
          <table:table-cell table:style-name="ce57" table:formula="of:=BITAND([.A1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195]/7;1/[.$K$1])*255;0)" office:value-type="float" office:value="0" calcext:value-type="float">
            <text:p>0</text:p>
          </table:table-cell>
          <table:table-cell table:style-name="ce6" table:formula="of:=ROUND(POWER([.D195]/7;1/[.$K$1])*255;0)" office:value-type="float" office:value="118" calcext:value-type="float">
            <text:p>118</text:p>
          </table:table-cell>
          <table:table-cell table:style-name="ce6" table:formula="of:=ROUND(POWER([.F195]/7;1/[.$K$1])*255;0)" office:value-type="float" office:value="0" calcext:value-type="float">
            <text:p>0</text:p>
          </table:table-cell>
          <table:table-cell table:style-name="ce28" table:formula="of:=CONCATENATE(&quot;#&quot;;DEC2HEX([.H195];2);DEC2HEX([.I195];2);DEC2HEX([.J195];2))" office:value-type="string" office:string-value="#007600" calcext:value-type="string">
            <text:p>#007600</text:p>
          </table:table-cell>
          <table:table-cell table:style-name="ce32" table:formula="of:=CONCATENATE(IF([.H195]&lt;10;&quot;  &quot;;IF([.H195]&lt;100;&quot; &quot;;&quot;&quot;));[.H195];&quot; &quot;;IF([.I195]&lt;10;&quot;  &quot;;IF([.I195]&lt;100;&quot; &quot;;&quot;&quot;));[.I195];&quot; &quot;;IF([.J195]&lt;10;&quot;  &quot;;IF([.J195]&lt;100;&quot; &quot;;&quot;&quot;));[.J195];&quot; &quot;;[.A195];&quot; - &quot;;[.K195])" office:value-type="string" office:string-value="  0 118   0 192 - #007600" calcext:value-type="string">
            <text:p><text:s text:c="2"/>0 118 <text:s text:c="2"/>0 192 - #007600</text:p>
          </table:table-cell>
          <table:table-cell table:style-name="ce35"/>
          <table:table-cell table:style-name="ce9"/>
          <table:table-cell table:style-name="ce6" table:formula="of:=INDEX([.$N$3:.$N$10];[.E195]+1;1)" office:value-type="float" office:value="0" calcext:value-type="float">
            <text:p>0</text:p>
          </table:table-cell>
          <table:table-cell table:style-name="ce6" table:formula="of:=INDEX([.$N$3:.$N$10];[.D195]+1;1)" office:value-type="float" office:value="116" calcext:value-type="float">
            <text:p>116</text:p>
          </table:table-cell>
          <table:table-cell table:style-name="ce6" table:formula="of:=INDEX([.$N$3:.$N$10];[.F195]+1;1)" office:value-type="float" office:value="0" calcext:value-type="float">
            <text:p>0</text:p>
          </table:table-cell>
          <table:table-cell table:style-name="ce28" table:formula="of:=CONCATENATE(&quot;#&quot;;DEC2HEX([.O195];2);DEC2HEX([.P195];2);DEC2HEX([.Q195];2))" office:value-type="string" office:string-value="#007400" calcext:value-type="string">
            <text:p>#007400</text:p>
          </table:table-cell>
          <table:table-cell table:style-name="ce32" table:formula="of:=CONCATENATE(IF([.O195]&lt;10;&quot;  &quot;;IF([.O195]&lt;100;&quot; &quot;;&quot;&quot;));[.O195];&quot; &quot;;IF([.P195]&lt;10;&quot;  &quot;;IF([.P195]&lt;100;&quot; &quot;;&quot;&quot;));[.P195];&quot; &quot;;IF([.Q195]&lt;10;&quot;  &quot;;IF([.Q195]&lt;100;&quot; &quot;;&quot;&quot;));[.Q195];&quot; &quot;;[.A195];&quot; - &quot;;[.R195])" office:value-type="string" office:string-value="  0 116   0 192 - #007400" calcext:value-type="string">
            <text:p><text:s text:c="2"/>0 116 <text:s text:c="2"/>0 192 - #00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2" calcext:value-type="float">
            <text:p>1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6"/>
          <table:table-cell table:style-name="ce45"/>
          <table:table-cell table:style-name="ce50" table:formula="of:=BITAND(BITRSHIFT([.A196];6);HEX2DEC(&quot;7&quot;))" office:value-type="float" office:value="3" calcext:value-type="float">
            <text:p>3</text:p>
          </table:table-cell>
          <table:table-cell table:style-name="ce3" table:formula="of:=BITAND(BITRSHIFT([.A196];3);HEX2DEC(&quot;7&quot;))" office:value-type="float" office:value="0" calcext:value-type="float">
            <text:p>0</text:p>
          </table:table-cell>
          <table:table-cell table:style-name="ce57" table:formula="of:=BITAND([.A1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196]/7;1/[.$K$1])*255;0)" office:value-type="float" office:value="0" calcext:value-type="float">
            <text:p>0</text:p>
          </table:table-cell>
          <table:table-cell table:style-name="ce6" table:formula="of:=ROUND(POWER([.D196]/7;1/[.$K$1])*255;0)" office:value-type="float" office:value="118" calcext:value-type="float">
            <text:p>118</text:p>
          </table:table-cell>
          <table:table-cell table:style-name="ce6" table:formula="of:=ROUND(POWER([.F196]/7;1/[.$K$1])*255;0)" office:value-type="float" office:value="43" calcext:value-type="float">
            <text:p>43</text:p>
          </table:table-cell>
          <table:table-cell table:style-name="ce28" table:formula="of:=CONCATENATE(&quot;#&quot;;DEC2HEX([.H196];2);DEC2HEX([.I196];2);DEC2HEX([.J196];2))" office:value-type="string" office:string-value="#00762B" calcext:value-type="string">
            <text:p>#00762B</text:p>
          </table:table-cell>
          <table:table-cell table:style-name="ce32" table:formula="of:=CONCATENATE(IF([.H196]&lt;10;&quot;  &quot;;IF([.H196]&lt;100;&quot; &quot;;&quot;&quot;));[.H196];&quot; &quot;;IF([.I196]&lt;10;&quot;  &quot;;IF([.I196]&lt;100;&quot; &quot;;&quot;&quot;));[.I196];&quot; &quot;;IF([.J196]&lt;10;&quot;  &quot;;IF([.J196]&lt;100;&quot; &quot;;&quot;&quot;));[.J196];&quot; &quot;;[.A196];&quot; - &quot;;[.K196])" office:value-type="string" office:string-value="  0 118  43 193 - #00762B" calcext:value-type="string">
            <text:p><text:s text:c="2"/>0 118 <text:s/>43 193 - #00762B</text:p>
          </table:table-cell>
          <table:table-cell table:style-name="ce35"/>
          <table:table-cell table:style-name="ce9"/>
          <table:table-cell table:style-name="ce6" table:formula="of:=INDEX([.$N$3:.$N$10];[.E196]+1;1)" office:value-type="float" office:value="0" calcext:value-type="float">
            <text:p>0</text:p>
          </table:table-cell>
          <table:table-cell table:style-name="ce6" table:formula="of:=INDEX([.$N$3:.$N$10];[.D196]+1;1)" office:value-type="float" office:value="116" calcext:value-type="float">
            <text:p>116</text:p>
          </table:table-cell>
          <table:table-cell table:style-name="ce6" table:formula="of:=INDEX([.$N$3:.$N$10];[.F196]+1;1)" office:value-type="float" office:value="40" calcext:value-type="float">
            <text:p>40</text:p>
          </table:table-cell>
          <table:table-cell table:style-name="ce28" table:formula="of:=CONCATENATE(&quot;#&quot;;DEC2HEX([.O196];2);DEC2HEX([.P196];2);DEC2HEX([.Q196];2))" office:value-type="string" office:string-value="#007428" calcext:value-type="string">
            <text:p>#007428</text:p>
          </table:table-cell>
          <table:table-cell table:style-name="ce32" table:formula="of:=CONCATENATE(IF([.O196]&lt;10;&quot;  &quot;;IF([.O196]&lt;100;&quot; &quot;;&quot;&quot;));[.O196];&quot; &quot;;IF([.P196]&lt;10;&quot;  &quot;;IF([.P196]&lt;100;&quot; &quot;;&quot;&quot;));[.P196];&quot; &quot;;IF([.Q196]&lt;10;&quot;  &quot;;IF([.Q196]&lt;100;&quot; &quot;;&quot;&quot;));[.Q196];&quot; &quot;;[.A196];&quot; - &quot;;[.R196])" office:value-type="string" office:string-value="  0 116  40 193 - #007428" calcext:value-type="string">
            <text:p><text:s text:c="2"/>0 116 <text:s/>40 193 - #00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3" calcext:value-type="float">
            <text:p>1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/>
          <table:table-cell table:style-name="ce45"/>
          <table:table-cell table:style-name="ce50" table:formula="of:=BITAND(BITRSHIFT([.A197];6);HEX2DEC(&quot;7&quot;))" office:value-type="float" office:value="3" calcext:value-type="float">
            <text:p>3</text:p>
          </table:table-cell>
          <table:table-cell table:style-name="ce3" table:formula="of:=BITAND(BITRSHIFT([.A197];3);HEX2DEC(&quot;7&quot;))" office:value-type="float" office:value="0" calcext:value-type="float">
            <text:p>0</text:p>
          </table:table-cell>
          <table:table-cell table:style-name="ce57" table:formula="of:=BITAND([.A1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197]/7;1/[.$K$1])*255;0)" office:value-type="float" office:value="0" calcext:value-type="float">
            <text:p>0</text:p>
          </table:table-cell>
          <table:table-cell table:style-name="ce6" table:formula="of:=ROUND(POWER([.D197]/7;1/[.$K$1])*255;0)" office:value-type="float" office:value="118" calcext:value-type="float">
            <text:p>118</text:p>
          </table:table-cell>
          <table:table-cell table:style-name="ce6" table:formula="of:=ROUND(POWER([.F197]/7;1/[.$K$1])*255;0)" office:value-type="float" office:value="82" calcext:value-type="float">
            <text:p>82</text:p>
          </table:table-cell>
          <table:table-cell table:style-name="ce28" table:formula="of:=CONCATENATE(&quot;#&quot;;DEC2HEX([.H197];2);DEC2HEX([.I197];2);DEC2HEX([.J197];2))" office:value-type="string" office:string-value="#007652" calcext:value-type="string">
            <text:p>#007652</text:p>
          </table:table-cell>
          <table:table-cell table:style-name="ce32" table:formula="of:=CONCATENATE(IF([.H197]&lt;10;&quot;  &quot;;IF([.H197]&lt;100;&quot; &quot;;&quot;&quot;));[.H197];&quot; &quot;;IF([.I197]&lt;10;&quot;  &quot;;IF([.I197]&lt;100;&quot; &quot;;&quot;&quot;));[.I197];&quot; &quot;;IF([.J197]&lt;10;&quot;  &quot;;IF([.J197]&lt;100;&quot; &quot;;&quot;&quot;));[.J197];&quot; &quot;;[.A197];&quot; - &quot;;[.K197])" office:value-type="string" office:string-value="  0 118  82 194 - #007652" calcext:value-type="string">
            <text:p><text:s text:c="2"/>0 118 <text:s/>82 194 - #007652</text:p>
          </table:table-cell>
          <table:table-cell table:style-name="ce35"/>
          <table:table-cell table:style-name="ce9"/>
          <table:table-cell table:style-name="ce6" table:formula="of:=INDEX([.$N$3:.$N$10];[.E197]+1;1)" office:value-type="float" office:value="0" calcext:value-type="float">
            <text:p>0</text:p>
          </table:table-cell>
          <table:table-cell table:style-name="ce6" table:formula="of:=INDEX([.$N$3:.$N$10];[.D197]+1;1)" office:value-type="float" office:value="116" calcext:value-type="float">
            <text:p>116</text:p>
          </table:table-cell>
          <table:table-cell table:style-name="ce6" table:formula="of:=INDEX([.$N$3:.$N$10];[.F197]+1;1)" office:value-type="float" office:value="83" calcext:value-type="float">
            <text:p>83</text:p>
          </table:table-cell>
          <table:table-cell table:style-name="ce28" table:formula="of:=CONCATENATE(&quot;#&quot;;DEC2HEX([.O197];2);DEC2HEX([.P197];2);DEC2HEX([.Q197];2))" office:value-type="string" office:string-value="#007453" calcext:value-type="string">
            <text:p>#007453</text:p>
          </table:table-cell>
          <table:table-cell table:style-name="ce32" table:formula="of:=CONCATENATE(IF([.O197]&lt;10;&quot;  &quot;;IF([.O197]&lt;100;&quot; &quot;;&quot;&quot;));[.O197];&quot; &quot;;IF([.P197]&lt;10;&quot;  &quot;;IF([.P197]&lt;100;&quot; &quot;;&quot;&quot;));[.P197];&quot; &quot;;IF([.Q197]&lt;10;&quot;  &quot;;IF([.Q197]&lt;100;&quot; &quot;;&quot;&quot;));[.Q197];&quot; &quot;;[.A197];&quot; - &quot;;[.R197])" office:value-type="string" office:string-value="  0 116  83 194 - #007453" calcext:value-type="string">
            <text:p><text:s text:c="2"/>0 116 <text:s/>83 194 - #00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4" calcext:value-type="float">
            <text:p>1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6"/>
          <table:table-cell table:style-name="ce45"/>
          <table:table-cell table:style-name="ce50" table:formula="of:=BITAND(BITRSHIFT([.A198];6);HEX2DEC(&quot;7&quot;))" office:value-type="float" office:value="3" calcext:value-type="float">
            <text:p>3</text:p>
          </table:table-cell>
          <table:table-cell table:style-name="ce3" table:formula="of:=BITAND(BITRSHIFT([.A198];3);HEX2DEC(&quot;7&quot;))" office:value-type="float" office:value="0" calcext:value-type="float">
            <text:p>0</text:p>
          </table:table-cell>
          <table:table-cell table:style-name="ce57" table:formula="of:=BITAND([.A1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198]/7;1/[.$K$1])*255;0)" office:value-type="float" office:value="0" calcext:value-type="float">
            <text:p>0</text:p>
          </table:table-cell>
          <table:table-cell table:style-name="ce6" table:formula="of:=ROUND(POWER([.D198]/7;1/[.$K$1])*255;0)" office:value-type="float" office:value="118" calcext:value-type="float">
            <text:p>118</text:p>
          </table:table-cell>
          <table:table-cell table:style-name="ce6" table:formula="of:=ROUND(POWER([.F198]/7;1/[.$K$1])*255;0)" office:value-type="float" office:value="118" calcext:value-type="float">
            <text:p>118</text:p>
          </table:table-cell>
          <table:table-cell table:style-name="ce28" table:formula="of:=CONCATENATE(&quot;#&quot;;DEC2HEX([.H198];2);DEC2HEX([.I198];2);DEC2HEX([.J198];2))" office:value-type="string" office:string-value="#007676" calcext:value-type="string">
            <text:p>#007676</text:p>
          </table:table-cell>
          <table:table-cell table:style-name="ce32" table:formula="of:=CONCATENATE(IF([.H198]&lt;10;&quot;  &quot;;IF([.H198]&lt;100;&quot; &quot;;&quot;&quot;));[.H198];&quot; &quot;;IF([.I198]&lt;10;&quot;  &quot;;IF([.I198]&lt;100;&quot; &quot;;&quot;&quot;));[.I198];&quot; &quot;;IF([.J198]&lt;10;&quot;  &quot;;IF([.J198]&lt;100;&quot; &quot;;&quot;&quot;));[.J198];&quot; &quot;;[.A198];&quot; - &quot;;[.K198])" office:value-type="string" office:string-value="  0 118 118 195 - #007676" calcext:value-type="string">
            <text:p><text:s text:c="2"/>0 118 118 195 - #007676</text:p>
          </table:table-cell>
          <table:table-cell table:style-name="ce35"/>
          <table:table-cell table:style-name="ce9"/>
          <table:table-cell table:style-name="ce6" table:formula="of:=INDEX([.$N$3:.$N$10];[.E198]+1;1)" office:value-type="float" office:value="0" calcext:value-type="float">
            <text:p>0</text:p>
          </table:table-cell>
          <table:table-cell table:style-name="ce6" table:formula="of:=INDEX([.$N$3:.$N$10];[.D198]+1;1)" office:value-type="float" office:value="116" calcext:value-type="float">
            <text:p>116</text:p>
          </table:table-cell>
          <table:table-cell table:style-name="ce6" table:formula="of:=INDEX([.$N$3:.$N$10];[.F198]+1;1)" office:value-type="float" office:value="116" calcext:value-type="float">
            <text:p>116</text:p>
          </table:table-cell>
          <table:table-cell table:style-name="ce28" table:formula="of:=CONCATENATE(&quot;#&quot;;DEC2HEX([.O198];2);DEC2HEX([.P198];2);DEC2HEX([.Q198];2))" office:value-type="string" office:string-value="#007474" calcext:value-type="string">
            <text:p>#007474</text:p>
          </table:table-cell>
          <table:table-cell table:style-name="ce32" table:formula="of:=CONCATENATE(IF([.O198]&lt;10;&quot;  &quot;;IF([.O198]&lt;100;&quot; &quot;;&quot;&quot;));[.O198];&quot; &quot;;IF([.P198]&lt;10;&quot;  &quot;;IF([.P198]&lt;100;&quot; &quot;;&quot;&quot;));[.P198];&quot; &quot;;IF([.Q198]&lt;10;&quot;  &quot;;IF([.Q198]&lt;100;&quot; &quot;;&quot;&quot;));[.Q198];&quot; &quot;;[.A198];&quot; - &quot;;[.R198])" office:value-type="string" office:string-value="  0 116 116 195 - #007474" calcext:value-type="string">
            <text:p><text:s text:c="2"/>0 116 116 195 - #00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5" calcext:value-type="float">
            <text:p>1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6"/>
          <table:table-cell table:style-name="ce45"/>
          <table:table-cell table:style-name="ce50" table:formula="of:=BITAND(BITRSHIFT([.A199];6);HEX2DEC(&quot;7&quot;))" office:value-type="float" office:value="3" calcext:value-type="float">
            <text:p>3</text:p>
          </table:table-cell>
          <table:table-cell table:style-name="ce3" table:formula="of:=BITAND(BITRSHIFT([.A199];3);HEX2DEC(&quot;7&quot;))" office:value-type="float" office:value="0" calcext:value-type="float">
            <text:p>0</text:p>
          </table:table-cell>
          <table:table-cell table:style-name="ce57" table:formula="of:=BITAND([.A1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199]/7;1/[.$K$1])*255;0)" office:value-type="float" office:value="0" calcext:value-type="float">
            <text:p>0</text:p>
          </table:table-cell>
          <table:table-cell table:style-name="ce6" table:formula="of:=ROUND(POWER([.D199]/7;1/[.$K$1])*255;0)" office:value-type="float" office:value="118" calcext:value-type="float">
            <text:p>118</text:p>
          </table:table-cell>
          <table:table-cell table:style-name="ce6" table:formula="of:=ROUND(POWER([.F199]/7;1/[.$K$1])*255;0)" office:value-type="float" office:value="153" calcext:value-type="float">
            <text:p>153</text:p>
          </table:table-cell>
          <table:table-cell table:style-name="ce28" table:formula="of:=CONCATENATE(&quot;#&quot;;DEC2HEX([.H199];2);DEC2HEX([.I199];2);DEC2HEX([.J199];2))" office:value-type="string" office:string-value="#007699" calcext:value-type="string">
            <text:p>#007699</text:p>
          </table:table-cell>
          <table:table-cell table:style-name="ce32" table:formula="of:=CONCATENATE(IF([.H199]&lt;10;&quot;  &quot;;IF([.H199]&lt;100;&quot; &quot;;&quot;&quot;));[.H199];&quot; &quot;;IF([.I199]&lt;10;&quot;  &quot;;IF([.I199]&lt;100;&quot; &quot;;&quot;&quot;));[.I199];&quot; &quot;;IF([.J199]&lt;10;&quot;  &quot;;IF([.J199]&lt;100;&quot; &quot;;&quot;&quot;));[.J199];&quot; &quot;;[.A199];&quot; - &quot;;[.K199])" office:value-type="string" office:string-value="  0 118 153 196 - #007699" calcext:value-type="string">
            <text:p><text:s text:c="2"/>0 118 153 196 - #007699</text:p>
          </table:table-cell>
          <table:table-cell table:style-name="ce35"/>
          <table:table-cell table:style-name="ce9"/>
          <table:table-cell table:style-name="ce6" table:formula="of:=INDEX([.$N$3:.$N$10];[.E199]+1;1)" office:value-type="float" office:value="0" calcext:value-type="float">
            <text:p>0</text:p>
          </table:table-cell>
          <table:table-cell table:style-name="ce6" table:formula="of:=INDEX([.$N$3:.$N$10];[.D199]+1;1)" office:value-type="float" office:value="116" calcext:value-type="float">
            <text:p>116</text:p>
          </table:table-cell>
          <table:table-cell table:style-name="ce6" table:formula="of:=INDEX([.$N$3:.$N$10];[.F199]+1;1)" office:value-type="float" office:value="156" calcext:value-type="float">
            <text:p>156</text:p>
          </table:table-cell>
          <table:table-cell table:style-name="ce28" table:formula="of:=CONCATENATE(&quot;#&quot;;DEC2HEX([.O199];2);DEC2HEX([.P199];2);DEC2HEX([.Q199];2))" office:value-type="string" office:string-value="#00749C" calcext:value-type="string">
            <text:p>#00749C</text:p>
          </table:table-cell>
          <table:table-cell table:style-name="ce32" table:formula="of:=CONCATENATE(IF([.O199]&lt;10;&quot;  &quot;;IF([.O199]&lt;100;&quot; &quot;;&quot;&quot;));[.O199];&quot; &quot;;IF([.P199]&lt;10;&quot;  &quot;;IF([.P199]&lt;100;&quot; &quot;;&quot;&quot;));[.P199];&quot; &quot;;IF([.Q199]&lt;10;&quot;  &quot;;IF([.Q199]&lt;100;&quot; &quot;;&quot;&quot;));[.Q199];&quot; &quot;;[.A199];&quot; - &quot;;[.R199])" office:value-type="string" office:string-value="  0 116 156 196 - #00749C" calcext:value-type="string">
            <text:p><text:s text:c="2"/>0 116 156 196 - #00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6" calcext:value-type="float">
            <text:p>1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6"/>
          <table:table-cell table:style-name="ce45"/>
          <table:table-cell table:style-name="ce50" table:formula="of:=BITAND(BITRSHIFT([.A200];6);HEX2DEC(&quot;7&quot;))" office:value-type="float" office:value="3" calcext:value-type="float">
            <text:p>3</text:p>
          </table:table-cell>
          <table:table-cell table:style-name="ce3" table:formula="of:=BITAND(BITRSHIFT([.A200];3);HEX2DEC(&quot;7&quot;))" office:value-type="float" office:value="0" calcext:value-type="float">
            <text:p>0</text:p>
          </table:table-cell>
          <table:table-cell table:style-name="ce57" table:formula="of:=BITAND([.A2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00]/7;1/[.$K$1])*255;0)" office:value-type="float" office:value="0" calcext:value-type="float">
            <text:p>0</text:p>
          </table:table-cell>
          <table:table-cell table:style-name="ce6" table:formula="of:=ROUND(POWER([.D200]/7;1/[.$K$1])*255;0)" office:value-type="float" office:value="118" calcext:value-type="float">
            <text:p>118</text:p>
          </table:table-cell>
          <table:table-cell table:style-name="ce6" table:formula="of:=ROUND(POWER([.F200]/7;1/[.$K$1])*255;0)" office:value-type="float" office:value="188" calcext:value-type="float">
            <text:p>188</text:p>
          </table:table-cell>
          <table:table-cell table:style-name="ce28" table:formula="of:=CONCATENATE(&quot;#&quot;;DEC2HEX([.H200];2);DEC2HEX([.I200];2);DEC2HEX([.J200];2))" office:value-type="string" office:string-value="#0076BC" calcext:value-type="string">
            <text:p>#0076BC</text:p>
          </table:table-cell>
          <table:table-cell table:style-name="ce32" table:formula="of:=CONCATENATE(IF([.H200]&lt;10;&quot;  &quot;;IF([.H200]&lt;100;&quot; &quot;;&quot;&quot;));[.H200];&quot; &quot;;IF([.I200]&lt;10;&quot;  &quot;;IF([.I200]&lt;100;&quot; &quot;;&quot;&quot;));[.I200];&quot; &quot;;IF([.J200]&lt;10;&quot;  &quot;;IF([.J200]&lt;100;&quot; &quot;;&quot;&quot;));[.J200];&quot; &quot;;[.A200];&quot; - &quot;;[.K200])" office:value-type="string" office:string-value="  0 118 188 197 - #0076BC" calcext:value-type="string">
            <text:p><text:s text:c="2"/>0 118 188 197 - #0076BC</text:p>
          </table:table-cell>
          <table:table-cell table:style-name="ce35"/>
          <table:table-cell table:style-name="ce9"/>
          <table:table-cell table:style-name="ce6" table:formula="of:=INDEX([.$N$3:.$N$10];[.E200]+1;1)" office:value-type="float" office:value="0" calcext:value-type="float">
            <text:p>0</text:p>
          </table:table-cell>
          <table:table-cell table:style-name="ce6" table:formula="of:=INDEX([.$N$3:.$N$10];[.D200]+1;1)" office:value-type="float" office:value="116" calcext:value-type="float">
            <text:p>116</text:p>
          </table:table-cell>
          <table:table-cell table:style-name="ce6" table:formula="of:=INDEX([.$N$3:.$N$10];[.F200]+1;1)" office:value-type="float" office:value="187" calcext:value-type="float">
            <text:p>187</text:p>
          </table:table-cell>
          <table:table-cell table:style-name="ce28" table:formula="of:=CONCATENATE(&quot;#&quot;;DEC2HEX([.O200];2);DEC2HEX([.P200];2);DEC2HEX([.Q200];2))" office:value-type="string" office:string-value="#0074BB" calcext:value-type="string">
            <text:p>#0074BB</text:p>
          </table:table-cell>
          <table:table-cell table:style-name="ce32" table:formula="of:=CONCATENATE(IF([.O200]&lt;10;&quot;  &quot;;IF([.O200]&lt;100;&quot; &quot;;&quot;&quot;));[.O200];&quot; &quot;;IF([.P200]&lt;10;&quot;  &quot;;IF([.P200]&lt;100;&quot; &quot;;&quot;&quot;));[.P200];&quot; &quot;;IF([.Q200]&lt;10;&quot;  &quot;;IF([.Q200]&lt;100;&quot; &quot;;&quot;&quot;));[.Q200];&quot; &quot;;[.A200];&quot; - &quot;;[.R200])" office:value-type="string" office:string-value="  0 116 187 197 - #0074BB" calcext:value-type="string">
            <text:p><text:s text:c="2"/>0 116 187 197 - #00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7" calcext:value-type="float">
            <text:p>1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6"/>
          <table:table-cell table:style-name="ce45"/>
          <table:table-cell table:style-name="ce50" table:formula="of:=BITAND(BITRSHIFT([.A201];6);HEX2DEC(&quot;7&quot;))" office:value-type="float" office:value="3" calcext:value-type="float">
            <text:p>3</text:p>
          </table:table-cell>
          <table:table-cell table:style-name="ce3" table:formula="of:=BITAND(BITRSHIFT([.A201];3);HEX2DEC(&quot;7&quot;))" office:value-type="float" office:value="0" calcext:value-type="float">
            <text:p>0</text:p>
          </table:table-cell>
          <table:table-cell table:style-name="ce57" table:formula="of:=BITAND([.A2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01]/7;1/[.$K$1])*255;0)" office:value-type="float" office:value="0" calcext:value-type="float">
            <text:p>0</text:p>
          </table:table-cell>
          <table:table-cell table:style-name="ce6" table:formula="of:=ROUND(POWER([.D201]/7;1/[.$K$1])*255;0)" office:value-type="float" office:value="118" calcext:value-type="float">
            <text:p>118</text:p>
          </table:table-cell>
          <table:table-cell table:style-name="ce6" table:formula="of:=ROUND(POWER([.F201]/7;1/[.$K$1])*255;0)" office:value-type="float" office:value="222" calcext:value-type="float">
            <text:p>222</text:p>
          </table:table-cell>
          <table:table-cell table:style-name="ce28" table:formula="of:=CONCATENATE(&quot;#&quot;;DEC2HEX([.H201];2);DEC2HEX([.I201];2);DEC2HEX([.J201];2))" office:value-type="string" office:string-value="#0076DE" calcext:value-type="string">
            <text:p>#0076DE</text:p>
          </table:table-cell>
          <table:table-cell table:style-name="ce32" table:formula="of:=CONCATENATE(IF([.H201]&lt;10;&quot;  &quot;;IF([.H201]&lt;100;&quot; &quot;;&quot;&quot;));[.H201];&quot; &quot;;IF([.I201]&lt;10;&quot;  &quot;;IF([.I201]&lt;100;&quot; &quot;;&quot;&quot;));[.I201];&quot; &quot;;IF([.J201]&lt;10;&quot;  &quot;;IF([.J201]&lt;100;&quot; &quot;;&quot;&quot;));[.J201];&quot; &quot;;[.A201];&quot; - &quot;;[.K201])" office:value-type="string" office:string-value="  0 118 222 198 - #0076DE" calcext:value-type="string">
            <text:p><text:s text:c="2"/>0 118 222 198 - #0076DE</text:p>
          </table:table-cell>
          <table:table-cell table:style-name="ce35"/>
          <table:table-cell table:style-name="ce9"/>
          <table:table-cell table:style-name="ce6" table:formula="of:=INDEX([.$N$3:.$N$10];[.E201]+1;1)" office:value-type="float" office:value="0" calcext:value-type="float">
            <text:p>0</text:p>
          </table:table-cell>
          <table:table-cell table:style-name="ce6" table:formula="of:=INDEX([.$N$3:.$N$10];[.D201]+1;1)" office:value-type="float" office:value="116" calcext:value-type="float">
            <text:p>116</text:p>
          </table:table-cell>
          <table:table-cell table:style-name="ce6" table:formula="of:=INDEX([.$N$3:.$N$10];[.F201]+1;1)" office:value-type="float" office:value="225" calcext:value-type="float">
            <text:p>225</text:p>
          </table:table-cell>
          <table:table-cell table:style-name="ce28" table:formula="of:=CONCATENATE(&quot;#&quot;;DEC2HEX([.O201];2);DEC2HEX([.P201];2);DEC2HEX([.Q201];2))" office:value-type="string" office:string-value="#0074E1" calcext:value-type="string">
            <text:p>#0074E1</text:p>
          </table:table-cell>
          <table:table-cell table:style-name="ce32" table:formula="of:=CONCATENATE(IF([.O201]&lt;10;&quot;  &quot;;IF([.O201]&lt;100;&quot; &quot;;&quot;&quot;));[.O201];&quot; &quot;;IF([.P201]&lt;10;&quot;  &quot;;IF([.P201]&lt;100;&quot; &quot;;&quot;&quot;));[.P201];&quot; &quot;;IF([.Q201]&lt;10;&quot;  &quot;;IF([.Q201]&lt;100;&quot; &quot;;&quot;&quot;));[.Q201];&quot; &quot;;[.A201];&quot; - &quot;;[.R201])" office:value-type="string" office:string-value="  0 116 225 198 - #0074E1" calcext:value-type="string">
            <text:p><text:s text:c="2"/>0 116 225 198 - #00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8" calcext:value-type="float">
            <text:p>1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6"/>
          <table:table-cell table:style-name="ce45"/>
          <table:table-cell table:style-name="ce50" table:formula="of:=BITAND(BITRSHIFT([.A202];6);HEX2DEC(&quot;7&quot;))" office:value-type="float" office:value="3" calcext:value-type="float">
            <text:p>3</text:p>
          </table:table-cell>
          <table:table-cell table:style-name="ce3" table:formula="of:=BITAND(BITRSHIFT([.A202];3);HEX2DEC(&quot;7&quot;))" office:value-type="float" office:value="0" calcext:value-type="float">
            <text:p>0</text:p>
          </table:table-cell>
          <table:table-cell table:style-name="ce57" table:formula="of:=BITAND([.A2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02]/7;1/[.$K$1])*255;0)" office:value-type="float" office:value="0" calcext:value-type="float">
            <text:p>0</text:p>
          </table:table-cell>
          <table:table-cell table:style-name="ce6" table:formula="of:=ROUND(POWER([.D202]/7;1/[.$K$1])*255;0)" office:value-type="float" office:value="118" calcext:value-type="float">
            <text:p>118</text:p>
          </table:table-cell>
          <table:table-cell table:style-name="ce6" table:formula="of:=ROUND(POWER([.F202]/7;1/[.$K$1])*255;0)" office:value-type="float" office:value="255" calcext:value-type="float">
            <text:p>255</text:p>
          </table:table-cell>
          <table:table-cell table:style-name="ce28" table:formula="of:=CONCATENATE(&quot;#&quot;;DEC2HEX([.H202];2);DEC2HEX([.I202];2);DEC2HEX([.J202];2))" office:value-type="string" office:string-value="#0076FF" calcext:value-type="string">
            <text:p>#0076FF</text:p>
          </table:table-cell>
          <table:table-cell table:style-name="ce32" table:formula="of:=CONCATENATE(IF([.H202]&lt;10;&quot;  &quot;;IF([.H202]&lt;100;&quot; &quot;;&quot;&quot;));[.H202];&quot; &quot;;IF([.I202]&lt;10;&quot;  &quot;;IF([.I202]&lt;100;&quot; &quot;;&quot;&quot;));[.I202];&quot; &quot;;IF([.J202]&lt;10;&quot;  &quot;;IF([.J202]&lt;100;&quot; &quot;;&quot;&quot;));[.J202];&quot; &quot;;[.A202];&quot; - &quot;;[.K202])" office:value-type="string" office:string-value="  0 118 255 199 - #0076FF" calcext:value-type="string">
            <text:p><text:s text:c="2"/>0 118 255 199 - #0076FF</text:p>
          </table:table-cell>
          <table:table-cell table:style-name="ce35"/>
          <table:table-cell table:style-name="ce9"/>
          <table:table-cell table:style-name="ce6" table:formula="of:=INDEX([.$N$3:.$N$10];[.E202]+1;1)" office:value-type="float" office:value="0" calcext:value-type="float">
            <text:p>0</text:p>
          </table:table-cell>
          <table:table-cell table:style-name="ce6" table:formula="of:=INDEX([.$N$3:.$N$10];[.D202]+1;1)" office:value-type="float" office:value="116" calcext:value-type="float">
            <text:p>116</text:p>
          </table:table-cell>
          <table:table-cell table:style-name="ce6" table:formula="of:=INDEX([.$N$3:.$N$10];[.F202]+1;1)" office:value-type="float" office:value="255" calcext:value-type="float">
            <text:p>255</text:p>
          </table:table-cell>
          <table:table-cell table:style-name="ce28" table:formula="of:=CONCATENATE(&quot;#&quot;;DEC2HEX([.O202];2);DEC2HEX([.P202];2);DEC2HEX([.Q202];2))" office:value-type="string" office:string-value="#0074FF" calcext:value-type="string">
            <text:p>#0074FF</text:p>
          </table:table-cell>
          <table:table-cell table:style-name="ce32" table:formula="of:=CONCATENATE(IF([.O202]&lt;10;&quot;  &quot;;IF([.O202]&lt;100;&quot; &quot;;&quot;&quot;));[.O202];&quot; &quot;;IF([.P202]&lt;10;&quot;  &quot;;IF([.P202]&lt;100;&quot; &quot;;&quot;&quot;));[.P202];&quot; &quot;;IF([.Q202]&lt;10;&quot;  &quot;;IF([.Q202]&lt;100;&quot; &quot;;&quot;&quot;));[.Q202];&quot; &quot;;[.A202];&quot; - &quot;;[.R202])" office:value-type="string" office:string-value="  0 116 255 199 - #0074FF" calcext:value-type="string">
            <text:p><text:s text:c="2"/>0 116 255 199 - #00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199" calcext:value-type="float">
            <text:p>1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6"/>
          <table:table-cell table:style-name="ce45"/>
          <table:table-cell table:style-name="ce50" table:formula="of:=BITAND(BITRSHIFT([.A203];6);HEX2DEC(&quot;7&quot;))" office:value-type="float" office:value="3" calcext:value-type="float">
            <text:p>3</text:p>
          </table:table-cell>
          <table:table-cell table:style-name="ce3" table:formula="of:=BITAND(BITRSHIFT([.A203];3);HEX2DEC(&quot;7&quot;))" office:value-type="float" office:value="1" calcext:value-type="float">
            <text:p>1</text:p>
          </table:table-cell>
          <table:table-cell table:style-name="ce57" table:formula="of:=BITAND([.A2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03]/7;1/[.$K$1])*255;0)" office:value-type="float" office:value="43" calcext:value-type="float">
            <text:p>43</text:p>
          </table:table-cell>
          <table:table-cell table:style-name="ce6" table:formula="of:=ROUND(POWER([.D203]/7;1/[.$K$1])*255;0)" office:value-type="float" office:value="118" calcext:value-type="float">
            <text:p>118</text:p>
          </table:table-cell>
          <table:table-cell table:style-name="ce6" table:formula="of:=ROUND(POWER([.F203]/7;1/[.$K$1])*255;0)" office:value-type="float" office:value="0" calcext:value-type="float">
            <text:p>0</text:p>
          </table:table-cell>
          <table:table-cell table:style-name="ce28" table:formula="of:=CONCATENATE(&quot;#&quot;;DEC2HEX([.H203];2);DEC2HEX([.I203];2);DEC2HEX([.J203];2))" office:value-type="string" office:string-value="#2B7600" calcext:value-type="string">
            <text:p>#2B7600</text:p>
          </table:table-cell>
          <table:table-cell table:style-name="ce32" table:formula="of:=CONCATENATE(IF([.H203]&lt;10;&quot;  &quot;;IF([.H203]&lt;100;&quot; &quot;;&quot;&quot;));[.H203];&quot; &quot;;IF([.I203]&lt;10;&quot;  &quot;;IF([.I203]&lt;100;&quot; &quot;;&quot;&quot;));[.I203];&quot; &quot;;IF([.J203]&lt;10;&quot;  &quot;;IF([.J203]&lt;100;&quot; &quot;;&quot;&quot;));[.J203];&quot; &quot;;[.A203];&quot; - &quot;;[.K203])" office:value-type="string" office:string-value=" 43 118   0 200 - #2B7600" calcext:value-type="string">
            <text:p><text:s/>43 118 <text:s text:c="2"/>0 200 - #2B7600</text:p>
          </table:table-cell>
          <table:table-cell table:style-name="ce35"/>
          <table:table-cell table:style-name="ce9"/>
          <table:table-cell table:style-name="ce6" table:formula="of:=INDEX([.$N$3:.$N$10];[.E203]+1;1)" office:value-type="float" office:value="40" calcext:value-type="float">
            <text:p>40</text:p>
          </table:table-cell>
          <table:table-cell table:style-name="ce6" table:formula="of:=INDEX([.$N$3:.$N$10];[.D203]+1;1)" office:value-type="float" office:value="116" calcext:value-type="float">
            <text:p>116</text:p>
          </table:table-cell>
          <table:table-cell table:style-name="ce6" table:formula="of:=INDEX([.$N$3:.$N$10];[.F203]+1;1)" office:value-type="float" office:value="0" calcext:value-type="float">
            <text:p>0</text:p>
          </table:table-cell>
          <table:table-cell table:style-name="ce28" table:formula="of:=CONCATENATE(&quot;#&quot;;DEC2HEX([.O203];2);DEC2HEX([.P203];2);DEC2HEX([.Q203];2))" office:value-type="string" office:string-value="#287400" calcext:value-type="string">
            <text:p>#287400</text:p>
          </table:table-cell>
          <table:table-cell table:style-name="ce32" table:formula="of:=CONCATENATE(IF([.O203]&lt;10;&quot;  &quot;;IF([.O203]&lt;100;&quot; &quot;;&quot;&quot;));[.O203];&quot; &quot;;IF([.P203]&lt;10;&quot;  &quot;;IF([.P203]&lt;100;&quot; &quot;;&quot;&quot;));[.P203];&quot; &quot;;IF([.Q203]&lt;10;&quot;  &quot;;IF([.Q203]&lt;100;&quot; &quot;;&quot;&quot;));[.Q203];&quot; &quot;;[.A203];&quot; - &quot;;[.R203])" office:value-type="string" office:string-value=" 40 116   0 200 - #287400" calcext:value-type="string">
            <text:p><text:s/>40 116 <text:s text:c="2"/>0 200 - #28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0" calcext:value-type="float">
            <text:p>2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6"/>
          <table:table-cell table:style-name="ce45"/>
          <table:table-cell table:style-name="ce50" table:formula="of:=BITAND(BITRSHIFT([.A204];6);HEX2DEC(&quot;7&quot;))" office:value-type="float" office:value="3" calcext:value-type="float">
            <text:p>3</text:p>
          </table:table-cell>
          <table:table-cell table:style-name="ce3" table:formula="of:=BITAND(BITRSHIFT([.A204];3);HEX2DEC(&quot;7&quot;))" office:value-type="float" office:value="1" calcext:value-type="float">
            <text:p>1</text:p>
          </table:table-cell>
          <table:table-cell table:style-name="ce57" table:formula="of:=BITAND([.A2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04]/7;1/[.$K$1])*255;0)" office:value-type="float" office:value="43" calcext:value-type="float">
            <text:p>43</text:p>
          </table:table-cell>
          <table:table-cell table:style-name="ce6" table:formula="of:=ROUND(POWER([.D204]/7;1/[.$K$1])*255;0)" office:value-type="float" office:value="118" calcext:value-type="float">
            <text:p>118</text:p>
          </table:table-cell>
          <table:table-cell table:style-name="ce6" table:formula="of:=ROUND(POWER([.F204]/7;1/[.$K$1])*255;0)" office:value-type="float" office:value="43" calcext:value-type="float">
            <text:p>43</text:p>
          </table:table-cell>
          <table:table-cell table:style-name="ce28" table:formula="of:=CONCATENATE(&quot;#&quot;;DEC2HEX([.H204];2);DEC2HEX([.I204];2);DEC2HEX([.J204];2))" office:value-type="string" office:string-value="#2B762B" calcext:value-type="string">
            <text:p>#2B762B</text:p>
          </table:table-cell>
          <table:table-cell table:style-name="ce32" table:formula="of:=CONCATENATE(IF([.H204]&lt;10;&quot;  &quot;;IF([.H204]&lt;100;&quot; &quot;;&quot;&quot;));[.H204];&quot; &quot;;IF([.I204]&lt;10;&quot;  &quot;;IF([.I204]&lt;100;&quot; &quot;;&quot;&quot;));[.I204];&quot; &quot;;IF([.J204]&lt;10;&quot;  &quot;;IF([.J204]&lt;100;&quot; &quot;;&quot;&quot;));[.J204];&quot; &quot;;[.A204];&quot; - &quot;;[.K204])" office:value-type="string" office:string-value=" 43 118  43 201 - #2B762B" calcext:value-type="string">
            <text:p><text:s/>43 118 <text:s/>43 201 - #2B762B</text:p>
          </table:table-cell>
          <table:table-cell table:style-name="ce35"/>
          <table:table-cell table:style-name="ce9"/>
          <table:table-cell table:style-name="ce6" table:formula="of:=INDEX([.$N$3:.$N$10];[.E204]+1;1)" office:value-type="float" office:value="40" calcext:value-type="float">
            <text:p>40</text:p>
          </table:table-cell>
          <table:table-cell table:style-name="ce6" table:formula="of:=INDEX([.$N$3:.$N$10];[.D204]+1;1)" office:value-type="float" office:value="116" calcext:value-type="float">
            <text:p>116</text:p>
          </table:table-cell>
          <table:table-cell table:style-name="ce6" table:formula="of:=INDEX([.$N$3:.$N$10];[.F204]+1;1)" office:value-type="float" office:value="40" calcext:value-type="float">
            <text:p>40</text:p>
          </table:table-cell>
          <table:table-cell table:style-name="ce28" table:formula="of:=CONCATENATE(&quot;#&quot;;DEC2HEX([.O204];2);DEC2HEX([.P204];2);DEC2HEX([.Q204];2))" office:value-type="string" office:string-value="#287428" calcext:value-type="string">
            <text:p>#287428</text:p>
          </table:table-cell>
          <table:table-cell table:style-name="ce32" table:formula="of:=CONCATENATE(IF([.O204]&lt;10;&quot;  &quot;;IF([.O204]&lt;100;&quot; &quot;;&quot;&quot;));[.O204];&quot; &quot;;IF([.P204]&lt;10;&quot;  &quot;;IF([.P204]&lt;100;&quot; &quot;;&quot;&quot;));[.P204];&quot; &quot;;IF([.Q204]&lt;10;&quot;  &quot;;IF([.Q204]&lt;100;&quot; &quot;;&quot;&quot;));[.Q204];&quot; &quot;;[.A204];&quot; - &quot;;[.R204])" office:value-type="string" office:string-value=" 40 116  40 201 - #287428" calcext:value-type="string">
            <text:p><text:s/>40 116 <text:s/>40 201 - #28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1" calcext:value-type="float">
            <text:p>2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6"/>
          <table:table-cell table:style-name="ce45"/>
          <table:table-cell table:style-name="ce50" table:formula="of:=BITAND(BITRSHIFT([.A205];6);HEX2DEC(&quot;7&quot;))" office:value-type="float" office:value="3" calcext:value-type="float">
            <text:p>3</text:p>
          </table:table-cell>
          <table:table-cell table:style-name="ce3" table:formula="of:=BITAND(BITRSHIFT([.A205];3);HEX2DEC(&quot;7&quot;))" office:value-type="float" office:value="1" calcext:value-type="float">
            <text:p>1</text:p>
          </table:table-cell>
          <table:table-cell table:style-name="ce57" table:formula="of:=BITAND([.A2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05]/7;1/[.$K$1])*255;0)" office:value-type="float" office:value="43" calcext:value-type="float">
            <text:p>43</text:p>
          </table:table-cell>
          <table:table-cell table:style-name="ce6" table:formula="of:=ROUND(POWER([.D205]/7;1/[.$K$1])*255;0)" office:value-type="float" office:value="118" calcext:value-type="float">
            <text:p>118</text:p>
          </table:table-cell>
          <table:table-cell table:style-name="ce6" table:formula="of:=ROUND(POWER([.F205]/7;1/[.$K$1])*255;0)" office:value-type="float" office:value="82" calcext:value-type="float">
            <text:p>82</text:p>
          </table:table-cell>
          <table:table-cell table:style-name="ce28" table:formula="of:=CONCATENATE(&quot;#&quot;;DEC2HEX([.H205];2);DEC2HEX([.I205];2);DEC2HEX([.J205];2))" office:value-type="string" office:string-value="#2B7652" calcext:value-type="string">
            <text:p>#2B7652</text:p>
          </table:table-cell>
          <table:table-cell table:style-name="ce32" table:formula="of:=CONCATENATE(IF([.H205]&lt;10;&quot;  &quot;;IF([.H205]&lt;100;&quot; &quot;;&quot;&quot;));[.H205];&quot; &quot;;IF([.I205]&lt;10;&quot;  &quot;;IF([.I205]&lt;100;&quot; &quot;;&quot;&quot;));[.I205];&quot; &quot;;IF([.J205]&lt;10;&quot;  &quot;;IF([.J205]&lt;100;&quot; &quot;;&quot;&quot;));[.J205];&quot; &quot;;[.A205];&quot; - &quot;;[.K205])" office:value-type="string" office:string-value=" 43 118  82 202 - #2B7652" calcext:value-type="string">
            <text:p><text:s/>43 118 <text:s/>82 202 - #2B7652</text:p>
          </table:table-cell>
          <table:table-cell table:style-name="ce35"/>
          <table:table-cell table:style-name="ce9"/>
          <table:table-cell table:style-name="ce6" table:formula="of:=INDEX([.$N$3:.$N$10];[.E205]+1;1)" office:value-type="float" office:value="40" calcext:value-type="float">
            <text:p>40</text:p>
          </table:table-cell>
          <table:table-cell table:style-name="ce6" table:formula="of:=INDEX([.$N$3:.$N$10];[.D205]+1;1)" office:value-type="float" office:value="116" calcext:value-type="float">
            <text:p>116</text:p>
          </table:table-cell>
          <table:table-cell table:style-name="ce6" table:formula="of:=INDEX([.$N$3:.$N$10];[.F205]+1;1)" office:value-type="float" office:value="83" calcext:value-type="float">
            <text:p>83</text:p>
          </table:table-cell>
          <table:table-cell table:style-name="ce28" table:formula="of:=CONCATENATE(&quot;#&quot;;DEC2HEX([.O205];2);DEC2HEX([.P205];2);DEC2HEX([.Q205];2))" office:value-type="string" office:string-value="#287453" calcext:value-type="string">
            <text:p>#287453</text:p>
          </table:table-cell>
          <table:table-cell table:style-name="ce32" table:formula="of:=CONCATENATE(IF([.O205]&lt;10;&quot;  &quot;;IF([.O205]&lt;100;&quot; &quot;;&quot;&quot;));[.O205];&quot; &quot;;IF([.P205]&lt;10;&quot;  &quot;;IF([.P205]&lt;100;&quot; &quot;;&quot;&quot;));[.P205];&quot; &quot;;IF([.Q205]&lt;10;&quot;  &quot;;IF([.Q205]&lt;100;&quot; &quot;;&quot;&quot;));[.Q205];&quot; &quot;;[.A205];&quot; - &quot;;[.R205])" office:value-type="string" office:string-value=" 40 116  83 202 - #287453" calcext:value-type="string">
            <text:p><text:s/>40 116 <text:s/>83 202 - #28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2" calcext:value-type="float">
            <text:p>2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6"/>
          <table:table-cell table:style-name="ce45"/>
          <table:table-cell table:style-name="ce50" table:formula="of:=BITAND(BITRSHIFT([.A206];6);HEX2DEC(&quot;7&quot;))" office:value-type="float" office:value="3" calcext:value-type="float">
            <text:p>3</text:p>
          </table:table-cell>
          <table:table-cell table:style-name="ce3" table:formula="of:=BITAND(BITRSHIFT([.A206];3);HEX2DEC(&quot;7&quot;))" office:value-type="float" office:value="1" calcext:value-type="float">
            <text:p>1</text:p>
          </table:table-cell>
          <table:table-cell table:style-name="ce57" table:formula="of:=BITAND([.A2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06]/7;1/[.$K$1])*255;0)" office:value-type="float" office:value="43" calcext:value-type="float">
            <text:p>43</text:p>
          </table:table-cell>
          <table:table-cell table:style-name="ce6" table:formula="of:=ROUND(POWER([.D206]/7;1/[.$K$1])*255;0)" office:value-type="float" office:value="118" calcext:value-type="float">
            <text:p>118</text:p>
          </table:table-cell>
          <table:table-cell table:style-name="ce6" table:formula="of:=ROUND(POWER([.F206]/7;1/[.$K$1])*255;0)" office:value-type="float" office:value="118" calcext:value-type="float">
            <text:p>118</text:p>
          </table:table-cell>
          <table:table-cell table:style-name="ce28" table:formula="of:=CONCATENATE(&quot;#&quot;;DEC2HEX([.H206];2);DEC2HEX([.I206];2);DEC2HEX([.J206];2))" office:value-type="string" office:string-value="#2B7676" calcext:value-type="string">
            <text:p>#2B7676</text:p>
          </table:table-cell>
          <table:table-cell table:style-name="ce32" table:formula="of:=CONCATENATE(IF([.H206]&lt;10;&quot;  &quot;;IF([.H206]&lt;100;&quot; &quot;;&quot;&quot;));[.H206];&quot; &quot;;IF([.I206]&lt;10;&quot;  &quot;;IF([.I206]&lt;100;&quot; &quot;;&quot;&quot;));[.I206];&quot; &quot;;IF([.J206]&lt;10;&quot;  &quot;;IF([.J206]&lt;100;&quot; &quot;;&quot;&quot;));[.J206];&quot; &quot;;[.A206];&quot; - &quot;;[.K206])" office:value-type="string" office:string-value=" 43 118 118 203 - #2B7676" calcext:value-type="string">
            <text:p><text:s/>43 118 118 203 - #2B7676</text:p>
          </table:table-cell>
          <table:table-cell table:style-name="ce35"/>
          <table:table-cell table:style-name="ce9"/>
          <table:table-cell table:style-name="ce6" table:formula="of:=INDEX([.$N$3:.$N$10];[.E206]+1;1)" office:value-type="float" office:value="40" calcext:value-type="float">
            <text:p>40</text:p>
          </table:table-cell>
          <table:table-cell table:style-name="ce6" table:formula="of:=INDEX([.$N$3:.$N$10];[.D206]+1;1)" office:value-type="float" office:value="116" calcext:value-type="float">
            <text:p>116</text:p>
          </table:table-cell>
          <table:table-cell table:style-name="ce6" table:formula="of:=INDEX([.$N$3:.$N$10];[.F206]+1;1)" office:value-type="float" office:value="116" calcext:value-type="float">
            <text:p>116</text:p>
          </table:table-cell>
          <table:table-cell table:style-name="ce28" table:formula="of:=CONCATENATE(&quot;#&quot;;DEC2HEX([.O206];2);DEC2HEX([.P206];2);DEC2HEX([.Q206];2))" office:value-type="string" office:string-value="#287474" calcext:value-type="string">
            <text:p>#287474</text:p>
          </table:table-cell>
          <table:table-cell table:style-name="ce32" table:formula="of:=CONCATENATE(IF([.O206]&lt;10;&quot;  &quot;;IF([.O206]&lt;100;&quot; &quot;;&quot;&quot;));[.O206];&quot; &quot;;IF([.P206]&lt;10;&quot;  &quot;;IF([.P206]&lt;100;&quot; &quot;;&quot;&quot;));[.P206];&quot; &quot;;IF([.Q206]&lt;10;&quot;  &quot;;IF([.Q206]&lt;100;&quot; &quot;;&quot;&quot;));[.Q206];&quot; &quot;;[.A206];&quot; - &quot;;[.R206])" office:value-type="string" office:string-value=" 40 116 116 203 - #287474" calcext:value-type="string">
            <text:p><text:s/>40 116 116 203 - #28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3" calcext:value-type="float">
            <text:p>2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6"/>
          <table:table-cell table:style-name="ce45"/>
          <table:table-cell table:style-name="ce50" table:formula="of:=BITAND(BITRSHIFT([.A207];6);HEX2DEC(&quot;7&quot;))" office:value-type="float" office:value="3" calcext:value-type="float">
            <text:p>3</text:p>
          </table:table-cell>
          <table:table-cell table:style-name="ce3" table:formula="of:=BITAND(BITRSHIFT([.A207];3);HEX2DEC(&quot;7&quot;))" office:value-type="float" office:value="1" calcext:value-type="float">
            <text:p>1</text:p>
          </table:table-cell>
          <table:table-cell table:style-name="ce57" table:formula="of:=BITAND([.A2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07]/7;1/[.$K$1])*255;0)" office:value-type="float" office:value="43" calcext:value-type="float">
            <text:p>43</text:p>
          </table:table-cell>
          <table:table-cell table:style-name="ce6" table:formula="of:=ROUND(POWER([.D207]/7;1/[.$K$1])*255;0)" office:value-type="float" office:value="118" calcext:value-type="float">
            <text:p>118</text:p>
          </table:table-cell>
          <table:table-cell table:style-name="ce6" table:formula="of:=ROUND(POWER([.F207]/7;1/[.$K$1])*255;0)" office:value-type="float" office:value="153" calcext:value-type="float">
            <text:p>153</text:p>
          </table:table-cell>
          <table:table-cell table:style-name="ce28" table:formula="of:=CONCATENATE(&quot;#&quot;;DEC2HEX([.H207];2);DEC2HEX([.I207];2);DEC2HEX([.J207];2))" office:value-type="string" office:string-value="#2B7699" calcext:value-type="string">
            <text:p>#2B7699</text:p>
          </table:table-cell>
          <table:table-cell table:style-name="ce32" table:formula="of:=CONCATENATE(IF([.H207]&lt;10;&quot;  &quot;;IF([.H207]&lt;100;&quot; &quot;;&quot;&quot;));[.H207];&quot; &quot;;IF([.I207]&lt;10;&quot;  &quot;;IF([.I207]&lt;100;&quot; &quot;;&quot;&quot;));[.I207];&quot; &quot;;IF([.J207]&lt;10;&quot;  &quot;;IF([.J207]&lt;100;&quot; &quot;;&quot;&quot;));[.J207];&quot; &quot;;[.A207];&quot; - &quot;;[.K207])" office:value-type="string" office:string-value=" 43 118 153 204 - #2B7699" calcext:value-type="string">
            <text:p><text:s/>43 118 153 204 - #2B7699</text:p>
          </table:table-cell>
          <table:table-cell table:style-name="ce35"/>
          <table:table-cell table:style-name="ce9"/>
          <table:table-cell table:style-name="ce6" table:formula="of:=INDEX([.$N$3:.$N$10];[.E207]+1;1)" office:value-type="float" office:value="40" calcext:value-type="float">
            <text:p>40</text:p>
          </table:table-cell>
          <table:table-cell table:style-name="ce6" table:formula="of:=INDEX([.$N$3:.$N$10];[.D207]+1;1)" office:value-type="float" office:value="116" calcext:value-type="float">
            <text:p>116</text:p>
          </table:table-cell>
          <table:table-cell table:style-name="ce6" table:formula="of:=INDEX([.$N$3:.$N$10];[.F207]+1;1)" office:value-type="float" office:value="156" calcext:value-type="float">
            <text:p>156</text:p>
          </table:table-cell>
          <table:table-cell table:style-name="ce28" table:formula="of:=CONCATENATE(&quot;#&quot;;DEC2HEX([.O207];2);DEC2HEX([.P207];2);DEC2HEX([.Q207];2))" office:value-type="string" office:string-value="#28749C" calcext:value-type="string">
            <text:p>#28749C</text:p>
          </table:table-cell>
          <table:table-cell table:style-name="ce32" table:formula="of:=CONCATENATE(IF([.O207]&lt;10;&quot;  &quot;;IF([.O207]&lt;100;&quot; &quot;;&quot;&quot;));[.O207];&quot; &quot;;IF([.P207]&lt;10;&quot;  &quot;;IF([.P207]&lt;100;&quot; &quot;;&quot;&quot;));[.P207];&quot; &quot;;IF([.Q207]&lt;10;&quot;  &quot;;IF([.Q207]&lt;100;&quot; &quot;;&quot;&quot;));[.Q207];&quot; &quot;;[.A207];&quot; - &quot;;[.R207])" office:value-type="string" office:string-value=" 40 116 156 204 - #28749C" calcext:value-type="string">
            <text:p><text:s/>40 116 156 204 - #28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4" calcext:value-type="float">
            <text:p>2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6"/>
          <table:table-cell table:style-name="ce45"/>
          <table:table-cell table:style-name="ce50" table:formula="of:=BITAND(BITRSHIFT([.A208];6);HEX2DEC(&quot;7&quot;))" office:value-type="float" office:value="3" calcext:value-type="float">
            <text:p>3</text:p>
          </table:table-cell>
          <table:table-cell table:style-name="ce3" table:formula="of:=BITAND(BITRSHIFT([.A208];3);HEX2DEC(&quot;7&quot;))" office:value-type="float" office:value="1" calcext:value-type="float">
            <text:p>1</text:p>
          </table:table-cell>
          <table:table-cell table:style-name="ce57" table:formula="of:=BITAND([.A2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08]/7;1/[.$K$1])*255;0)" office:value-type="float" office:value="43" calcext:value-type="float">
            <text:p>43</text:p>
          </table:table-cell>
          <table:table-cell table:style-name="ce6" table:formula="of:=ROUND(POWER([.D208]/7;1/[.$K$1])*255;0)" office:value-type="float" office:value="118" calcext:value-type="float">
            <text:p>118</text:p>
          </table:table-cell>
          <table:table-cell table:style-name="ce6" table:formula="of:=ROUND(POWER([.F208]/7;1/[.$K$1])*255;0)" office:value-type="float" office:value="188" calcext:value-type="float">
            <text:p>188</text:p>
          </table:table-cell>
          <table:table-cell table:style-name="ce28" table:formula="of:=CONCATENATE(&quot;#&quot;;DEC2HEX([.H208];2);DEC2HEX([.I208];2);DEC2HEX([.J208];2))" office:value-type="string" office:string-value="#2B76BC" calcext:value-type="string">
            <text:p>#2B76BC</text:p>
          </table:table-cell>
          <table:table-cell table:style-name="ce32" table:formula="of:=CONCATENATE(IF([.H208]&lt;10;&quot;  &quot;;IF([.H208]&lt;100;&quot; &quot;;&quot;&quot;));[.H208];&quot; &quot;;IF([.I208]&lt;10;&quot;  &quot;;IF([.I208]&lt;100;&quot; &quot;;&quot;&quot;));[.I208];&quot; &quot;;IF([.J208]&lt;10;&quot;  &quot;;IF([.J208]&lt;100;&quot; &quot;;&quot;&quot;));[.J208];&quot; &quot;;[.A208];&quot; - &quot;;[.K208])" office:value-type="string" office:string-value=" 43 118 188 205 - #2B76BC" calcext:value-type="string">
            <text:p><text:s/>43 118 188 205 - #2B76BC</text:p>
          </table:table-cell>
          <table:table-cell table:style-name="ce35"/>
          <table:table-cell table:style-name="ce9"/>
          <table:table-cell table:style-name="ce6" table:formula="of:=INDEX([.$N$3:.$N$10];[.E208]+1;1)" office:value-type="float" office:value="40" calcext:value-type="float">
            <text:p>40</text:p>
          </table:table-cell>
          <table:table-cell table:style-name="ce6" table:formula="of:=INDEX([.$N$3:.$N$10];[.D208]+1;1)" office:value-type="float" office:value="116" calcext:value-type="float">
            <text:p>116</text:p>
          </table:table-cell>
          <table:table-cell table:style-name="ce6" table:formula="of:=INDEX([.$N$3:.$N$10];[.F208]+1;1)" office:value-type="float" office:value="187" calcext:value-type="float">
            <text:p>187</text:p>
          </table:table-cell>
          <table:table-cell table:style-name="ce28" table:formula="of:=CONCATENATE(&quot;#&quot;;DEC2HEX([.O208];2);DEC2HEX([.P208];2);DEC2HEX([.Q208];2))" office:value-type="string" office:string-value="#2874BB" calcext:value-type="string">
            <text:p>#2874BB</text:p>
          </table:table-cell>
          <table:table-cell table:style-name="ce32" table:formula="of:=CONCATENATE(IF([.O208]&lt;10;&quot;  &quot;;IF([.O208]&lt;100;&quot; &quot;;&quot;&quot;));[.O208];&quot; &quot;;IF([.P208]&lt;10;&quot;  &quot;;IF([.P208]&lt;100;&quot; &quot;;&quot;&quot;));[.P208];&quot; &quot;;IF([.Q208]&lt;10;&quot;  &quot;;IF([.Q208]&lt;100;&quot; &quot;;&quot;&quot;));[.Q208];&quot; &quot;;[.A208];&quot; - &quot;;[.R208])" office:value-type="string" office:string-value=" 40 116 187 205 - #2874BB" calcext:value-type="string">
            <text:p><text:s/>40 116 187 205 - #28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5" calcext:value-type="float">
            <text:p>2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6"/>
          <table:table-cell table:style-name="ce45"/>
          <table:table-cell table:style-name="ce50" table:formula="of:=BITAND(BITRSHIFT([.A209];6);HEX2DEC(&quot;7&quot;))" office:value-type="float" office:value="3" calcext:value-type="float">
            <text:p>3</text:p>
          </table:table-cell>
          <table:table-cell table:style-name="ce3" table:formula="of:=BITAND(BITRSHIFT([.A209];3);HEX2DEC(&quot;7&quot;))" office:value-type="float" office:value="1" calcext:value-type="float">
            <text:p>1</text:p>
          </table:table-cell>
          <table:table-cell table:style-name="ce57" table:formula="of:=BITAND([.A2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09]/7;1/[.$K$1])*255;0)" office:value-type="float" office:value="43" calcext:value-type="float">
            <text:p>43</text:p>
          </table:table-cell>
          <table:table-cell table:style-name="ce6" table:formula="of:=ROUND(POWER([.D209]/7;1/[.$K$1])*255;0)" office:value-type="float" office:value="118" calcext:value-type="float">
            <text:p>118</text:p>
          </table:table-cell>
          <table:table-cell table:style-name="ce6" table:formula="of:=ROUND(POWER([.F209]/7;1/[.$K$1])*255;0)" office:value-type="float" office:value="222" calcext:value-type="float">
            <text:p>222</text:p>
          </table:table-cell>
          <table:table-cell table:style-name="ce28" table:formula="of:=CONCATENATE(&quot;#&quot;;DEC2HEX([.H209];2);DEC2HEX([.I209];2);DEC2HEX([.J209];2))" office:value-type="string" office:string-value="#2B76DE" calcext:value-type="string">
            <text:p>#2B76DE</text:p>
          </table:table-cell>
          <table:table-cell table:style-name="ce32" table:formula="of:=CONCATENATE(IF([.H209]&lt;10;&quot;  &quot;;IF([.H209]&lt;100;&quot; &quot;;&quot;&quot;));[.H209];&quot; &quot;;IF([.I209]&lt;10;&quot;  &quot;;IF([.I209]&lt;100;&quot; &quot;;&quot;&quot;));[.I209];&quot; &quot;;IF([.J209]&lt;10;&quot;  &quot;;IF([.J209]&lt;100;&quot; &quot;;&quot;&quot;));[.J209];&quot; &quot;;[.A209];&quot; - &quot;;[.K209])" office:value-type="string" office:string-value=" 43 118 222 206 - #2B76DE" calcext:value-type="string">
            <text:p><text:s/>43 118 222 206 - #2B76DE</text:p>
          </table:table-cell>
          <table:table-cell table:style-name="ce35"/>
          <table:table-cell table:style-name="ce9"/>
          <table:table-cell table:style-name="ce6" table:formula="of:=INDEX([.$N$3:.$N$10];[.E209]+1;1)" office:value-type="float" office:value="40" calcext:value-type="float">
            <text:p>40</text:p>
          </table:table-cell>
          <table:table-cell table:style-name="ce6" table:formula="of:=INDEX([.$N$3:.$N$10];[.D209]+1;1)" office:value-type="float" office:value="116" calcext:value-type="float">
            <text:p>116</text:p>
          </table:table-cell>
          <table:table-cell table:style-name="ce6" table:formula="of:=INDEX([.$N$3:.$N$10];[.F209]+1;1)" office:value-type="float" office:value="225" calcext:value-type="float">
            <text:p>225</text:p>
          </table:table-cell>
          <table:table-cell table:style-name="ce28" table:formula="of:=CONCATENATE(&quot;#&quot;;DEC2HEX([.O209];2);DEC2HEX([.P209];2);DEC2HEX([.Q209];2))" office:value-type="string" office:string-value="#2874E1" calcext:value-type="string">
            <text:p>#2874E1</text:p>
          </table:table-cell>
          <table:table-cell table:style-name="ce32" table:formula="of:=CONCATENATE(IF([.O209]&lt;10;&quot;  &quot;;IF([.O209]&lt;100;&quot; &quot;;&quot;&quot;));[.O209];&quot; &quot;;IF([.P209]&lt;10;&quot;  &quot;;IF([.P209]&lt;100;&quot; &quot;;&quot;&quot;));[.P209];&quot; &quot;;IF([.Q209]&lt;10;&quot;  &quot;;IF([.Q209]&lt;100;&quot; &quot;;&quot;&quot;));[.Q209];&quot; &quot;;[.A209];&quot; - &quot;;[.R209])" office:value-type="string" office:string-value=" 40 116 225 206 - #2874E1" calcext:value-type="string">
            <text:p><text:s/>40 116 225 206 - #28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6" calcext:value-type="float">
            <text:p>2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6"/>
          <table:table-cell table:style-name="ce45"/>
          <table:table-cell table:style-name="ce50" table:formula="of:=BITAND(BITRSHIFT([.A210];6);HEX2DEC(&quot;7&quot;))" office:value-type="float" office:value="3" calcext:value-type="float">
            <text:p>3</text:p>
          </table:table-cell>
          <table:table-cell table:style-name="ce3" table:formula="of:=BITAND(BITRSHIFT([.A210];3);HEX2DEC(&quot;7&quot;))" office:value-type="float" office:value="1" calcext:value-type="float">
            <text:p>1</text:p>
          </table:table-cell>
          <table:table-cell table:style-name="ce57" table:formula="of:=BITAND([.A2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10]/7;1/[.$K$1])*255;0)" office:value-type="float" office:value="43" calcext:value-type="float">
            <text:p>43</text:p>
          </table:table-cell>
          <table:table-cell table:style-name="ce6" table:formula="of:=ROUND(POWER([.D210]/7;1/[.$K$1])*255;0)" office:value-type="float" office:value="118" calcext:value-type="float">
            <text:p>118</text:p>
          </table:table-cell>
          <table:table-cell table:style-name="ce6" table:formula="of:=ROUND(POWER([.F210]/7;1/[.$K$1])*255;0)" office:value-type="float" office:value="255" calcext:value-type="float">
            <text:p>255</text:p>
          </table:table-cell>
          <table:table-cell table:style-name="ce28" table:formula="of:=CONCATENATE(&quot;#&quot;;DEC2HEX([.H210];2);DEC2HEX([.I210];2);DEC2HEX([.J210];2))" office:value-type="string" office:string-value="#2B76FF" calcext:value-type="string">
            <text:p>#2B76FF</text:p>
          </table:table-cell>
          <table:table-cell table:style-name="ce32" table:formula="of:=CONCATENATE(IF([.H210]&lt;10;&quot;  &quot;;IF([.H210]&lt;100;&quot; &quot;;&quot;&quot;));[.H210];&quot; &quot;;IF([.I210]&lt;10;&quot;  &quot;;IF([.I210]&lt;100;&quot; &quot;;&quot;&quot;));[.I210];&quot; &quot;;IF([.J210]&lt;10;&quot;  &quot;;IF([.J210]&lt;100;&quot; &quot;;&quot;&quot;));[.J210];&quot; &quot;;[.A210];&quot; - &quot;;[.K210])" office:value-type="string" office:string-value=" 43 118 255 207 - #2B76FF" calcext:value-type="string">
            <text:p><text:s/>43 118 255 207 - #2B76FF</text:p>
          </table:table-cell>
          <table:table-cell table:style-name="ce35"/>
          <table:table-cell table:style-name="ce9"/>
          <table:table-cell table:style-name="ce6" table:formula="of:=INDEX([.$N$3:.$N$10];[.E210]+1;1)" office:value-type="float" office:value="40" calcext:value-type="float">
            <text:p>40</text:p>
          </table:table-cell>
          <table:table-cell table:style-name="ce6" table:formula="of:=INDEX([.$N$3:.$N$10];[.D210]+1;1)" office:value-type="float" office:value="116" calcext:value-type="float">
            <text:p>116</text:p>
          </table:table-cell>
          <table:table-cell table:style-name="ce6" table:formula="of:=INDEX([.$N$3:.$N$10];[.F210]+1;1)" office:value-type="float" office:value="255" calcext:value-type="float">
            <text:p>255</text:p>
          </table:table-cell>
          <table:table-cell table:style-name="ce28" table:formula="of:=CONCATENATE(&quot;#&quot;;DEC2HEX([.O210];2);DEC2HEX([.P210];2);DEC2HEX([.Q210];2))" office:value-type="string" office:string-value="#2874FF" calcext:value-type="string">
            <text:p>#2874FF</text:p>
          </table:table-cell>
          <table:table-cell table:style-name="ce32" table:formula="of:=CONCATENATE(IF([.O210]&lt;10;&quot;  &quot;;IF([.O210]&lt;100;&quot; &quot;;&quot;&quot;));[.O210];&quot; &quot;;IF([.P210]&lt;10;&quot;  &quot;;IF([.P210]&lt;100;&quot; &quot;;&quot;&quot;));[.P210];&quot; &quot;;IF([.Q210]&lt;10;&quot;  &quot;;IF([.Q210]&lt;100;&quot; &quot;;&quot;&quot;));[.Q210];&quot; &quot;;[.A210];&quot; - &quot;;[.R210])" office:value-type="string" office:string-value=" 40 116 255 207 - #2874FF" calcext:value-type="string">
            <text:p><text:s/>40 116 255 207 - #28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7" calcext:value-type="float">
            <text:p>2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6"/>
          <table:table-cell table:style-name="ce45"/>
          <table:table-cell table:style-name="ce50" table:formula="of:=BITAND(BITRSHIFT([.A211];6);HEX2DEC(&quot;7&quot;))" office:value-type="float" office:value="3" calcext:value-type="float">
            <text:p>3</text:p>
          </table:table-cell>
          <table:table-cell table:style-name="ce3" table:formula="of:=BITAND(BITRSHIFT([.A211];3);HEX2DEC(&quot;7&quot;))" office:value-type="float" office:value="2" calcext:value-type="float">
            <text:p>2</text:p>
          </table:table-cell>
          <table:table-cell table:style-name="ce57" table:formula="of:=BITAND([.A2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11]/7;1/[.$K$1])*255;0)" office:value-type="float" office:value="82" calcext:value-type="float">
            <text:p>82</text:p>
          </table:table-cell>
          <table:table-cell table:style-name="ce6" table:formula="of:=ROUND(POWER([.D211]/7;1/[.$K$1])*255;0)" office:value-type="float" office:value="118" calcext:value-type="float">
            <text:p>118</text:p>
          </table:table-cell>
          <table:table-cell table:style-name="ce6" table:formula="of:=ROUND(POWER([.F211]/7;1/[.$K$1])*255;0)" office:value-type="float" office:value="0" calcext:value-type="float">
            <text:p>0</text:p>
          </table:table-cell>
          <table:table-cell table:style-name="ce28" table:formula="of:=CONCATENATE(&quot;#&quot;;DEC2HEX([.H211];2);DEC2HEX([.I211];2);DEC2HEX([.J211];2))" office:value-type="string" office:string-value="#527600" calcext:value-type="string">
            <text:p>#527600</text:p>
          </table:table-cell>
          <table:table-cell table:style-name="ce32" table:formula="of:=CONCATENATE(IF([.H211]&lt;10;&quot;  &quot;;IF([.H211]&lt;100;&quot; &quot;;&quot;&quot;));[.H211];&quot; &quot;;IF([.I211]&lt;10;&quot;  &quot;;IF([.I211]&lt;100;&quot; &quot;;&quot;&quot;));[.I211];&quot; &quot;;IF([.J211]&lt;10;&quot;  &quot;;IF([.J211]&lt;100;&quot; &quot;;&quot;&quot;));[.J211];&quot; &quot;;[.A211];&quot; - &quot;;[.K211])" office:value-type="string" office:string-value=" 82 118   0 208 - #527600" calcext:value-type="string">
            <text:p><text:s/>82 118 <text:s text:c="2"/>0 208 - #527600</text:p>
          </table:table-cell>
          <table:table-cell table:style-name="ce35"/>
          <table:table-cell table:style-name="ce9"/>
          <table:table-cell table:style-name="ce6" table:formula="of:=INDEX([.$N$3:.$N$10];[.E211]+1;1)" office:value-type="float" office:value="83" calcext:value-type="float">
            <text:p>83</text:p>
          </table:table-cell>
          <table:table-cell table:style-name="ce6" table:formula="of:=INDEX([.$N$3:.$N$10];[.D211]+1;1)" office:value-type="float" office:value="116" calcext:value-type="float">
            <text:p>116</text:p>
          </table:table-cell>
          <table:table-cell table:style-name="ce6" table:formula="of:=INDEX([.$N$3:.$N$10];[.F211]+1;1)" office:value-type="float" office:value="0" calcext:value-type="float">
            <text:p>0</text:p>
          </table:table-cell>
          <table:table-cell table:style-name="ce28" table:formula="of:=CONCATENATE(&quot;#&quot;;DEC2HEX([.O211];2);DEC2HEX([.P211];2);DEC2HEX([.Q211];2))" office:value-type="string" office:string-value="#537400" calcext:value-type="string">
            <text:p>#537400</text:p>
          </table:table-cell>
          <table:table-cell table:style-name="ce32" table:formula="of:=CONCATENATE(IF([.O211]&lt;10;&quot;  &quot;;IF([.O211]&lt;100;&quot; &quot;;&quot;&quot;));[.O211];&quot; &quot;;IF([.P211]&lt;10;&quot;  &quot;;IF([.P211]&lt;100;&quot; &quot;;&quot;&quot;));[.P211];&quot; &quot;;IF([.Q211]&lt;10;&quot;  &quot;;IF([.Q211]&lt;100;&quot; &quot;;&quot;&quot;));[.Q211];&quot; &quot;;[.A211];&quot; - &quot;;[.R211])" office:value-type="string" office:string-value=" 83 116   0 208 - #537400" calcext:value-type="string">
            <text:p><text:s/>83 116 <text:s text:c="2"/>0 208 - #53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8" calcext:value-type="float">
            <text:p>2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6"/>
          <table:table-cell table:style-name="ce45"/>
          <table:table-cell table:style-name="ce50" table:formula="of:=BITAND(BITRSHIFT([.A212];6);HEX2DEC(&quot;7&quot;))" office:value-type="float" office:value="3" calcext:value-type="float">
            <text:p>3</text:p>
          </table:table-cell>
          <table:table-cell table:style-name="ce3" table:formula="of:=BITAND(BITRSHIFT([.A212];3);HEX2DEC(&quot;7&quot;))" office:value-type="float" office:value="2" calcext:value-type="float">
            <text:p>2</text:p>
          </table:table-cell>
          <table:table-cell table:style-name="ce57" table:formula="of:=BITAND([.A2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12]/7;1/[.$K$1])*255;0)" office:value-type="float" office:value="82" calcext:value-type="float">
            <text:p>82</text:p>
          </table:table-cell>
          <table:table-cell table:style-name="ce6" table:formula="of:=ROUND(POWER([.D212]/7;1/[.$K$1])*255;0)" office:value-type="float" office:value="118" calcext:value-type="float">
            <text:p>118</text:p>
          </table:table-cell>
          <table:table-cell table:style-name="ce6" table:formula="of:=ROUND(POWER([.F212]/7;1/[.$K$1])*255;0)" office:value-type="float" office:value="43" calcext:value-type="float">
            <text:p>43</text:p>
          </table:table-cell>
          <table:table-cell table:style-name="ce28" table:formula="of:=CONCATENATE(&quot;#&quot;;DEC2HEX([.H212];2);DEC2HEX([.I212];2);DEC2HEX([.J212];2))" office:value-type="string" office:string-value="#52762B" calcext:value-type="string">
            <text:p>#52762B</text:p>
          </table:table-cell>
          <table:table-cell table:style-name="ce32" table:formula="of:=CONCATENATE(IF([.H212]&lt;10;&quot;  &quot;;IF([.H212]&lt;100;&quot; &quot;;&quot;&quot;));[.H212];&quot; &quot;;IF([.I212]&lt;10;&quot;  &quot;;IF([.I212]&lt;100;&quot; &quot;;&quot;&quot;));[.I212];&quot; &quot;;IF([.J212]&lt;10;&quot;  &quot;;IF([.J212]&lt;100;&quot; &quot;;&quot;&quot;));[.J212];&quot; &quot;;[.A212];&quot; - &quot;;[.K212])" office:value-type="string" office:string-value=" 82 118  43 209 - #52762B" calcext:value-type="string">
            <text:p><text:s/>82 118 <text:s/>43 209 - #52762B</text:p>
          </table:table-cell>
          <table:table-cell table:style-name="ce35"/>
          <table:table-cell table:style-name="ce9"/>
          <table:table-cell table:style-name="ce6" table:formula="of:=INDEX([.$N$3:.$N$10];[.E212]+1;1)" office:value-type="float" office:value="83" calcext:value-type="float">
            <text:p>83</text:p>
          </table:table-cell>
          <table:table-cell table:style-name="ce6" table:formula="of:=INDEX([.$N$3:.$N$10];[.D212]+1;1)" office:value-type="float" office:value="116" calcext:value-type="float">
            <text:p>116</text:p>
          </table:table-cell>
          <table:table-cell table:style-name="ce6" table:formula="of:=INDEX([.$N$3:.$N$10];[.F212]+1;1)" office:value-type="float" office:value="40" calcext:value-type="float">
            <text:p>40</text:p>
          </table:table-cell>
          <table:table-cell table:style-name="ce28" table:formula="of:=CONCATENATE(&quot;#&quot;;DEC2HEX([.O212];2);DEC2HEX([.P212];2);DEC2HEX([.Q212];2))" office:value-type="string" office:string-value="#537428" calcext:value-type="string">
            <text:p>#537428</text:p>
          </table:table-cell>
          <table:table-cell table:style-name="ce32" table:formula="of:=CONCATENATE(IF([.O212]&lt;10;&quot;  &quot;;IF([.O212]&lt;100;&quot; &quot;;&quot;&quot;));[.O212];&quot; &quot;;IF([.P212]&lt;10;&quot;  &quot;;IF([.P212]&lt;100;&quot; &quot;;&quot;&quot;));[.P212];&quot; &quot;;IF([.Q212]&lt;10;&quot;  &quot;;IF([.Q212]&lt;100;&quot; &quot;;&quot;&quot;));[.Q212];&quot; &quot;;[.A212];&quot; - &quot;;[.R212])" office:value-type="string" office:string-value=" 83 116  40 209 - #537428" calcext:value-type="string">
            <text:p><text:s/>83 116 <text:s/>40 209 - #53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09" calcext:value-type="float">
            <text:p>2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6"/>
          <table:table-cell table:style-name="ce45"/>
          <table:table-cell table:style-name="ce50" table:formula="of:=BITAND(BITRSHIFT([.A213];6);HEX2DEC(&quot;7&quot;))" office:value-type="float" office:value="3" calcext:value-type="float">
            <text:p>3</text:p>
          </table:table-cell>
          <table:table-cell table:style-name="ce3" table:formula="of:=BITAND(BITRSHIFT([.A213];3);HEX2DEC(&quot;7&quot;))" office:value-type="float" office:value="2" calcext:value-type="float">
            <text:p>2</text:p>
          </table:table-cell>
          <table:table-cell table:style-name="ce57" table:formula="of:=BITAND([.A2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13]/7;1/[.$K$1])*255;0)" office:value-type="float" office:value="82" calcext:value-type="float">
            <text:p>82</text:p>
          </table:table-cell>
          <table:table-cell table:style-name="ce6" table:formula="of:=ROUND(POWER([.D213]/7;1/[.$K$1])*255;0)" office:value-type="float" office:value="118" calcext:value-type="float">
            <text:p>118</text:p>
          </table:table-cell>
          <table:table-cell table:style-name="ce6" table:formula="of:=ROUND(POWER([.F213]/7;1/[.$K$1])*255;0)" office:value-type="float" office:value="82" calcext:value-type="float">
            <text:p>82</text:p>
          </table:table-cell>
          <table:table-cell table:style-name="ce28" table:formula="of:=CONCATENATE(&quot;#&quot;;DEC2HEX([.H213];2);DEC2HEX([.I213];2);DEC2HEX([.J213];2))" office:value-type="string" office:string-value="#527652" calcext:value-type="string">
            <text:p>#527652</text:p>
          </table:table-cell>
          <table:table-cell table:style-name="ce32" table:formula="of:=CONCATENATE(IF([.H213]&lt;10;&quot;  &quot;;IF([.H213]&lt;100;&quot; &quot;;&quot;&quot;));[.H213];&quot; &quot;;IF([.I213]&lt;10;&quot;  &quot;;IF([.I213]&lt;100;&quot; &quot;;&quot;&quot;));[.I213];&quot; &quot;;IF([.J213]&lt;10;&quot;  &quot;;IF([.J213]&lt;100;&quot; &quot;;&quot;&quot;));[.J213];&quot; &quot;;[.A213];&quot; - &quot;;[.K213])" office:value-type="string" office:string-value=" 82 118  82 210 - #527652" calcext:value-type="string">
            <text:p><text:s/>82 118 <text:s/>82 210 - #527652</text:p>
          </table:table-cell>
          <table:table-cell table:style-name="ce35"/>
          <table:table-cell table:style-name="ce9"/>
          <table:table-cell table:style-name="ce6" table:formula="of:=INDEX([.$N$3:.$N$10];[.E213]+1;1)" office:value-type="float" office:value="83" calcext:value-type="float">
            <text:p>83</text:p>
          </table:table-cell>
          <table:table-cell table:style-name="ce6" table:formula="of:=INDEX([.$N$3:.$N$10];[.D213]+1;1)" office:value-type="float" office:value="116" calcext:value-type="float">
            <text:p>116</text:p>
          </table:table-cell>
          <table:table-cell table:style-name="ce6" table:formula="of:=INDEX([.$N$3:.$N$10];[.F213]+1;1)" office:value-type="float" office:value="83" calcext:value-type="float">
            <text:p>83</text:p>
          </table:table-cell>
          <table:table-cell table:style-name="ce28" table:formula="of:=CONCATENATE(&quot;#&quot;;DEC2HEX([.O213];2);DEC2HEX([.P213];2);DEC2HEX([.Q213];2))" office:value-type="string" office:string-value="#537453" calcext:value-type="string">
            <text:p>#537453</text:p>
          </table:table-cell>
          <table:table-cell table:style-name="ce32" table:formula="of:=CONCATENATE(IF([.O213]&lt;10;&quot;  &quot;;IF([.O213]&lt;100;&quot; &quot;;&quot;&quot;));[.O213];&quot; &quot;;IF([.P213]&lt;10;&quot;  &quot;;IF([.P213]&lt;100;&quot; &quot;;&quot;&quot;));[.P213];&quot; &quot;;IF([.Q213]&lt;10;&quot;  &quot;;IF([.Q213]&lt;100;&quot; &quot;;&quot;&quot;));[.Q213];&quot; &quot;;[.A213];&quot; - &quot;;[.R213])" office:value-type="string" office:string-value=" 83 116  83 210 - #537453" calcext:value-type="string">
            <text:p><text:s/>83 116 <text:s/>83 210 - #53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0" calcext:value-type="float">
            <text:p>2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6"/>
          <table:table-cell table:style-name="ce45"/>
          <table:table-cell table:style-name="ce50" table:formula="of:=BITAND(BITRSHIFT([.A214];6);HEX2DEC(&quot;7&quot;))" office:value-type="float" office:value="3" calcext:value-type="float">
            <text:p>3</text:p>
          </table:table-cell>
          <table:table-cell table:style-name="ce3" table:formula="of:=BITAND(BITRSHIFT([.A214];3);HEX2DEC(&quot;7&quot;))" office:value-type="float" office:value="2" calcext:value-type="float">
            <text:p>2</text:p>
          </table:table-cell>
          <table:table-cell table:style-name="ce57" table:formula="of:=BITAND([.A2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14]/7;1/[.$K$1])*255;0)" office:value-type="float" office:value="82" calcext:value-type="float">
            <text:p>82</text:p>
          </table:table-cell>
          <table:table-cell table:style-name="ce6" table:formula="of:=ROUND(POWER([.D214]/7;1/[.$K$1])*255;0)" office:value-type="float" office:value="118" calcext:value-type="float">
            <text:p>118</text:p>
          </table:table-cell>
          <table:table-cell table:style-name="ce6" table:formula="of:=ROUND(POWER([.F214]/7;1/[.$K$1])*255;0)" office:value-type="float" office:value="118" calcext:value-type="float">
            <text:p>118</text:p>
          </table:table-cell>
          <table:table-cell table:style-name="ce28" table:formula="of:=CONCATENATE(&quot;#&quot;;DEC2HEX([.H214];2);DEC2HEX([.I214];2);DEC2HEX([.J214];2))" office:value-type="string" office:string-value="#527676" calcext:value-type="string">
            <text:p>#527676</text:p>
          </table:table-cell>
          <table:table-cell table:style-name="ce32" table:formula="of:=CONCATENATE(IF([.H214]&lt;10;&quot;  &quot;;IF([.H214]&lt;100;&quot; &quot;;&quot;&quot;));[.H214];&quot; &quot;;IF([.I214]&lt;10;&quot;  &quot;;IF([.I214]&lt;100;&quot; &quot;;&quot;&quot;));[.I214];&quot; &quot;;IF([.J214]&lt;10;&quot;  &quot;;IF([.J214]&lt;100;&quot; &quot;;&quot;&quot;));[.J214];&quot; &quot;;[.A214];&quot; - &quot;;[.K214])" office:value-type="string" office:string-value=" 82 118 118 211 - #527676" calcext:value-type="string">
            <text:p><text:s/>82 118 118 211 - #527676</text:p>
          </table:table-cell>
          <table:table-cell table:style-name="ce35"/>
          <table:table-cell table:style-name="ce9"/>
          <table:table-cell table:style-name="ce6" table:formula="of:=INDEX([.$N$3:.$N$10];[.E214]+1;1)" office:value-type="float" office:value="83" calcext:value-type="float">
            <text:p>83</text:p>
          </table:table-cell>
          <table:table-cell table:style-name="ce6" table:formula="of:=INDEX([.$N$3:.$N$10];[.D214]+1;1)" office:value-type="float" office:value="116" calcext:value-type="float">
            <text:p>116</text:p>
          </table:table-cell>
          <table:table-cell table:style-name="ce6" table:formula="of:=INDEX([.$N$3:.$N$10];[.F214]+1;1)" office:value-type="float" office:value="116" calcext:value-type="float">
            <text:p>116</text:p>
          </table:table-cell>
          <table:table-cell table:style-name="ce28" table:formula="of:=CONCATENATE(&quot;#&quot;;DEC2HEX([.O214];2);DEC2HEX([.P214];2);DEC2HEX([.Q214];2))" office:value-type="string" office:string-value="#537474" calcext:value-type="string">
            <text:p>#537474</text:p>
          </table:table-cell>
          <table:table-cell table:style-name="ce32" table:formula="of:=CONCATENATE(IF([.O214]&lt;10;&quot;  &quot;;IF([.O214]&lt;100;&quot; &quot;;&quot;&quot;));[.O214];&quot; &quot;;IF([.P214]&lt;10;&quot;  &quot;;IF([.P214]&lt;100;&quot; &quot;;&quot;&quot;));[.P214];&quot; &quot;;IF([.Q214]&lt;10;&quot;  &quot;;IF([.Q214]&lt;100;&quot; &quot;;&quot;&quot;));[.Q214];&quot; &quot;;[.A214];&quot; - &quot;;[.R214])" office:value-type="string" office:string-value=" 83 116 116 211 - #537474" calcext:value-type="string">
            <text:p><text:s/>83 116 116 211 - #53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1" calcext:value-type="float">
            <text:p>2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6"/>
          <table:table-cell table:style-name="ce45"/>
          <table:table-cell table:style-name="ce50" table:formula="of:=BITAND(BITRSHIFT([.A215];6);HEX2DEC(&quot;7&quot;))" office:value-type="float" office:value="3" calcext:value-type="float">
            <text:p>3</text:p>
          </table:table-cell>
          <table:table-cell table:style-name="ce3" table:formula="of:=BITAND(BITRSHIFT([.A215];3);HEX2DEC(&quot;7&quot;))" office:value-type="float" office:value="2" calcext:value-type="float">
            <text:p>2</text:p>
          </table:table-cell>
          <table:table-cell table:style-name="ce57" table:formula="of:=BITAND([.A2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15]/7;1/[.$K$1])*255;0)" office:value-type="float" office:value="82" calcext:value-type="float">
            <text:p>82</text:p>
          </table:table-cell>
          <table:table-cell table:style-name="ce6" table:formula="of:=ROUND(POWER([.D215]/7;1/[.$K$1])*255;0)" office:value-type="float" office:value="118" calcext:value-type="float">
            <text:p>118</text:p>
          </table:table-cell>
          <table:table-cell table:style-name="ce6" table:formula="of:=ROUND(POWER([.F215]/7;1/[.$K$1])*255;0)" office:value-type="float" office:value="153" calcext:value-type="float">
            <text:p>153</text:p>
          </table:table-cell>
          <table:table-cell table:style-name="ce28" table:formula="of:=CONCATENATE(&quot;#&quot;;DEC2HEX([.H215];2);DEC2HEX([.I215];2);DEC2HEX([.J215];2))" office:value-type="string" office:string-value="#527699" calcext:value-type="string">
            <text:p>#527699</text:p>
          </table:table-cell>
          <table:table-cell table:style-name="ce32" table:formula="of:=CONCATENATE(IF([.H215]&lt;10;&quot;  &quot;;IF([.H215]&lt;100;&quot; &quot;;&quot;&quot;));[.H215];&quot; &quot;;IF([.I215]&lt;10;&quot;  &quot;;IF([.I215]&lt;100;&quot; &quot;;&quot;&quot;));[.I215];&quot; &quot;;IF([.J215]&lt;10;&quot;  &quot;;IF([.J215]&lt;100;&quot; &quot;;&quot;&quot;));[.J215];&quot; &quot;;[.A215];&quot; - &quot;;[.K215])" office:value-type="string" office:string-value=" 82 118 153 212 - #527699" calcext:value-type="string">
            <text:p><text:s/>82 118 153 212 - #527699</text:p>
          </table:table-cell>
          <table:table-cell table:style-name="ce35"/>
          <table:table-cell table:style-name="ce9"/>
          <table:table-cell table:style-name="ce6" table:formula="of:=INDEX([.$N$3:.$N$10];[.E215]+1;1)" office:value-type="float" office:value="83" calcext:value-type="float">
            <text:p>83</text:p>
          </table:table-cell>
          <table:table-cell table:style-name="ce6" table:formula="of:=INDEX([.$N$3:.$N$10];[.D215]+1;1)" office:value-type="float" office:value="116" calcext:value-type="float">
            <text:p>116</text:p>
          </table:table-cell>
          <table:table-cell table:style-name="ce6" table:formula="of:=INDEX([.$N$3:.$N$10];[.F215]+1;1)" office:value-type="float" office:value="156" calcext:value-type="float">
            <text:p>156</text:p>
          </table:table-cell>
          <table:table-cell table:style-name="ce28" table:formula="of:=CONCATENATE(&quot;#&quot;;DEC2HEX([.O215];2);DEC2HEX([.P215];2);DEC2HEX([.Q215];2))" office:value-type="string" office:string-value="#53749C" calcext:value-type="string">
            <text:p>#53749C</text:p>
          </table:table-cell>
          <table:table-cell table:style-name="ce32" table:formula="of:=CONCATENATE(IF([.O215]&lt;10;&quot;  &quot;;IF([.O215]&lt;100;&quot; &quot;;&quot;&quot;));[.O215];&quot; &quot;;IF([.P215]&lt;10;&quot;  &quot;;IF([.P215]&lt;100;&quot; &quot;;&quot;&quot;));[.P215];&quot; &quot;;IF([.Q215]&lt;10;&quot;  &quot;;IF([.Q215]&lt;100;&quot; &quot;;&quot;&quot;));[.Q215];&quot; &quot;;[.A215];&quot; - &quot;;[.R215])" office:value-type="string" office:string-value=" 83 116 156 212 - #53749C" calcext:value-type="string">
            <text:p><text:s/>83 116 156 212 - #53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2" calcext:value-type="float">
            <text:p>2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6"/>
          <table:table-cell table:style-name="ce45"/>
          <table:table-cell table:style-name="ce50" table:formula="of:=BITAND(BITRSHIFT([.A216];6);HEX2DEC(&quot;7&quot;))" office:value-type="float" office:value="3" calcext:value-type="float">
            <text:p>3</text:p>
          </table:table-cell>
          <table:table-cell table:style-name="ce3" table:formula="of:=BITAND(BITRSHIFT([.A216];3);HEX2DEC(&quot;7&quot;))" office:value-type="float" office:value="2" calcext:value-type="float">
            <text:p>2</text:p>
          </table:table-cell>
          <table:table-cell table:style-name="ce57" table:formula="of:=BITAND([.A2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16]/7;1/[.$K$1])*255;0)" office:value-type="float" office:value="82" calcext:value-type="float">
            <text:p>82</text:p>
          </table:table-cell>
          <table:table-cell table:style-name="ce6" table:formula="of:=ROUND(POWER([.D216]/7;1/[.$K$1])*255;0)" office:value-type="float" office:value="118" calcext:value-type="float">
            <text:p>118</text:p>
          </table:table-cell>
          <table:table-cell table:style-name="ce6" table:formula="of:=ROUND(POWER([.F216]/7;1/[.$K$1])*255;0)" office:value-type="float" office:value="188" calcext:value-type="float">
            <text:p>188</text:p>
          </table:table-cell>
          <table:table-cell table:style-name="ce28" table:formula="of:=CONCATENATE(&quot;#&quot;;DEC2HEX([.H216];2);DEC2HEX([.I216];2);DEC2HEX([.J216];2))" office:value-type="string" office:string-value="#5276BC" calcext:value-type="string">
            <text:p>#5276BC</text:p>
          </table:table-cell>
          <table:table-cell table:style-name="ce32" table:formula="of:=CONCATENATE(IF([.H216]&lt;10;&quot;  &quot;;IF([.H216]&lt;100;&quot; &quot;;&quot;&quot;));[.H216];&quot; &quot;;IF([.I216]&lt;10;&quot;  &quot;;IF([.I216]&lt;100;&quot; &quot;;&quot;&quot;));[.I216];&quot; &quot;;IF([.J216]&lt;10;&quot;  &quot;;IF([.J216]&lt;100;&quot; &quot;;&quot;&quot;));[.J216];&quot; &quot;;[.A216];&quot; - &quot;;[.K216])" office:value-type="string" office:string-value=" 82 118 188 213 - #5276BC" calcext:value-type="string">
            <text:p><text:s/>82 118 188 213 - #5276BC</text:p>
          </table:table-cell>
          <table:table-cell table:style-name="ce35"/>
          <table:table-cell table:style-name="ce9"/>
          <table:table-cell table:style-name="ce6" table:formula="of:=INDEX([.$N$3:.$N$10];[.E216]+1;1)" office:value-type="float" office:value="83" calcext:value-type="float">
            <text:p>83</text:p>
          </table:table-cell>
          <table:table-cell table:style-name="ce6" table:formula="of:=INDEX([.$N$3:.$N$10];[.D216]+1;1)" office:value-type="float" office:value="116" calcext:value-type="float">
            <text:p>116</text:p>
          </table:table-cell>
          <table:table-cell table:style-name="ce6" table:formula="of:=INDEX([.$N$3:.$N$10];[.F216]+1;1)" office:value-type="float" office:value="187" calcext:value-type="float">
            <text:p>187</text:p>
          </table:table-cell>
          <table:table-cell table:style-name="ce28" table:formula="of:=CONCATENATE(&quot;#&quot;;DEC2HEX([.O216];2);DEC2HEX([.P216];2);DEC2HEX([.Q216];2))" office:value-type="string" office:string-value="#5374BB" calcext:value-type="string">
            <text:p>#5374BB</text:p>
          </table:table-cell>
          <table:table-cell table:style-name="ce32" table:formula="of:=CONCATENATE(IF([.O216]&lt;10;&quot;  &quot;;IF([.O216]&lt;100;&quot; &quot;;&quot;&quot;));[.O216];&quot; &quot;;IF([.P216]&lt;10;&quot;  &quot;;IF([.P216]&lt;100;&quot; &quot;;&quot;&quot;));[.P216];&quot; &quot;;IF([.Q216]&lt;10;&quot;  &quot;;IF([.Q216]&lt;100;&quot; &quot;;&quot;&quot;));[.Q216];&quot; &quot;;[.A216];&quot; - &quot;;[.R216])" office:value-type="string" office:string-value=" 83 116 187 213 - #5374BB" calcext:value-type="string">
            <text:p><text:s/>83 116 187 213 - #53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3" calcext:value-type="float">
            <text:p>2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6"/>
          <table:table-cell table:style-name="ce45"/>
          <table:table-cell table:style-name="ce50" table:formula="of:=BITAND(BITRSHIFT([.A217];6);HEX2DEC(&quot;7&quot;))" office:value-type="float" office:value="3" calcext:value-type="float">
            <text:p>3</text:p>
          </table:table-cell>
          <table:table-cell table:style-name="ce3" table:formula="of:=BITAND(BITRSHIFT([.A217];3);HEX2DEC(&quot;7&quot;))" office:value-type="float" office:value="2" calcext:value-type="float">
            <text:p>2</text:p>
          </table:table-cell>
          <table:table-cell table:style-name="ce57" table:formula="of:=BITAND([.A2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17]/7;1/[.$K$1])*255;0)" office:value-type="float" office:value="82" calcext:value-type="float">
            <text:p>82</text:p>
          </table:table-cell>
          <table:table-cell table:style-name="ce6" table:formula="of:=ROUND(POWER([.D217]/7;1/[.$K$1])*255;0)" office:value-type="float" office:value="118" calcext:value-type="float">
            <text:p>118</text:p>
          </table:table-cell>
          <table:table-cell table:style-name="ce6" table:formula="of:=ROUND(POWER([.F217]/7;1/[.$K$1])*255;0)" office:value-type="float" office:value="222" calcext:value-type="float">
            <text:p>222</text:p>
          </table:table-cell>
          <table:table-cell table:style-name="ce28" table:formula="of:=CONCATENATE(&quot;#&quot;;DEC2HEX([.H217];2);DEC2HEX([.I217];2);DEC2HEX([.J217];2))" office:value-type="string" office:string-value="#5276DE" calcext:value-type="string">
            <text:p>#5276DE</text:p>
          </table:table-cell>
          <table:table-cell table:style-name="ce32" table:formula="of:=CONCATENATE(IF([.H217]&lt;10;&quot;  &quot;;IF([.H217]&lt;100;&quot; &quot;;&quot;&quot;));[.H217];&quot; &quot;;IF([.I217]&lt;10;&quot;  &quot;;IF([.I217]&lt;100;&quot; &quot;;&quot;&quot;));[.I217];&quot; &quot;;IF([.J217]&lt;10;&quot;  &quot;;IF([.J217]&lt;100;&quot; &quot;;&quot;&quot;));[.J217];&quot; &quot;;[.A217];&quot; - &quot;;[.K217])" office:value-type="string" office:string-value=" 82 118 222 214 - #5276DE" calcext:value-type="string">
            <text:p><text:s/>82 118 222 214 - #5276DE</text:p>
          </table:table-cell>
          <table:table-cell table:style-name="ce35"/>
          <table:table-cell table:style-name="ce9"/>
          <table:table-cell table:style-name="ce6" table:formula="of:=INDEX([.$N$3:.$N$10];[.E217]+1;1)" office:value-type="float" office:value="83" calcext:value-type="float">
            <text:p>83</text:p>
          </table:table-cell>
          <table:table-cell table:style-name="ce6" table:formula="of:=INDEX([.$N$3:.$N$10];[.D217]+1;1)" office:value-type="float" office:value="116" calcext:value-type="float">
            <text:p>116</text:p>
          </table:table-cell>
          <table:table-cell table:style-name="ce6" table:formula="of:=INDEX([.$N$3:.$N$10];[.F217]+1;1)" office:value-type="float" office:value="225" calcext:value-type="float">
            <text:p>225</text:p>
          </table:table-cell>
          <table:table-cell table:style-name="ce28" table:formula="of:=CONCATENATE(&quot;#&quot;;DEC2HEX([.O217];2);DEC2HEX([.P217];2);DEC2HEX([.Q217];2))" office:value-type="string" office:string-value="#5374E1" calcext:value-type="string">
            <text:p>#5374E1</text:p>
          </table:table-cell>
          <table:table-cell table:style-name="ce32" table:formula="of:=CONCATENATE(IF([.O217]&lt;10;&quot;  &quot;;IF([.O217]&lt;100;&quot; &quot;;&quot;&quot;));[.O217];&quot; &quot;;IF([.P217]&lt;10;&quot;  &quot;;IF([.P217]&lt;100;&quot; &quot;;&quot;&quot;));[.P217];&quot; &quot;;IF([.Q217]&lt;10;&quot;  &quot;;IF([.Q217]&lt;100;&quot; &quot;;&quot;&quot;));[.Q217];&quot; &quot;;[.A217];&quot; - &quot;;[.R217])" office:value-type="string" office:string-value=" 83 116 225 214 - #5374E1" calcext:value-type="string">
            <text:p><text:s/>83 116 225 214 - #53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4" calcext:value-type="float">
            <text:p>2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6"/>
          <table:table-cell table:style-name="ce45"/>
          <table:table-cell table:style-name="ce50" table:formula="of:=BITAND(BITRSHIFT([.A218];6);HEX2DEC(&quot;7&quot;))" office:value-type="float" office:value="3" calcext:value-type="float">
            <text:p>3</text:p>
          </table:table-cell>
          <table:table-cell table:style-name="ce3" table:formula="of:=BITAND(BITRSHIFT([.A218];3);HEX2DEC(&quot;7&quot;))" office:value-type="float" office:value="2" calcext:value-type="float">
            <text:p>2</text:p>
          </table:table-cell>
          <table:table-cell table:style-name="ce57" table:formula="of:=BITAND([.A2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18]/7;1/[.$K$1])*255;0)" office:value-type="float" office:value="82" calcext:value-type="float">
            <text:p>82</text:p>
          </table:table-cell>
          <table:table-cell table:style-name="ce6" table:formula="of:=ROUND(POWER([.D218]/7;1/[.$K$1])*255;0)" office:value-type="float" office:value="118" calcext:value-type="float">
            <text:p>118</text:p>
          </table:table-cell>
          <table:table-cell table:style-name="ce6" table:formula="of:=ROUND(POWER([.F218]/7;1/[.$K$1])*255;0)" office:value-type="float" office:value="255" calcext:value-type="float">
            <text:p>255</text:p>
          </table:table-cell>
          <table:table-cell table:style-name="ce28" table:formula="of:=CONCATENATE(&quot;#&quot;;DEC2HEX([.H218];2);DEC2HEX([.I218];2);DEC2HEX([.J218];2))" office:value-type="string" office:string-value="#5276FF" calcext:value-type="string">
            <text:p>#5276FF</text:p>
          </table:table-cell>
          <table:table-cell table:style-name="ce32" table:formula="of:=CONCATENATE(IF([.H218]&lt;10;&quot;  &quot;;IF([.H218]&lt;100;&quot; &quot;;&quot;&quot;));[.H218];&quot; &quot;;IF([.I218]&lt;10;&quot;  &quot;;IF([.I218]&lt;100;&quot; &quot;;&quot;&quot;));[.I218];&quot; &quot;;IF([.J218]&lt;10;&quot;  &quot;;IF([.J218]&lt;100;&quot; &quot;;&quot;&quot;));[.J218];&quot; &quot;;[.A218];&quot; - &quot;;[.K218])" office:value-type="string" office:string-value=" 82 118 255 215 - #5276FF" calcext:value-type="string">
            <text:p><text:s/>82 118 255 215 - #5276FF</text:p>
          </table:table-cell>
          <table:table-cell table:style-name="ce35"/>
          <table:table-cell table:style-name="ce9"/>
          <table:table-cell table:style-name="ce6" table:formula="of:=INDEX([.$N$3:.$N$10];[.E218]+1;1)" office:value-type="float" office:value="83" calcext:value-type="float">
            <text:p>83</text:p>
          </table:table-cell>
          <table:table-cell table:style-name="ce6" table:formula="of:=INDEX([.$N$3:.$N$10];[.D218]+1;1)" office:value-type="float" office:value="116" calcext:value-type="float">
            <text:p>116</text:p>
          </table:table-cell>
          <table:table-cell table:style-name="ce6" table:formula="of:=INDEX([.$N$3:.$N$10];[.F218]+1;1)" office:value-type="float" office:value="255" calcext:value-type="float">
            <text:p>255</text:p>
          </table:table-cell>
          <table:table-cell table:style-name="ce28" table:formula="of:=CONCATENATE(&quot;#&quot;;DEC2HEX([.O218];2);DEC2HEX([.P218];2);DEC2HEX([.Q218];2))" office:value-type="string" office:string-value="#5374FF" calcext:value-type="string">
            <text:p>#5374FF</text:p>
          </table:table-cell>
          <table:table-cell table:style-name="ce32" table:formula="of:=CONCATENATE(IF([.O218]&lt;10;&quot;  &quot;;IF([.O218]&lt;100;&quot; &quot;;&quot;&quot;));[.O218];&quot; &quot;;IF([.P218]&lt;10;&quot;  &quot;;IF([.P218]&lt;100;&quot; &quot;;&quot;&quot;));[.P218];&quot; &quot;;IF([.Q218]&lt;10;&quot;  &quot;;IF([.Q218]&lt;100;&quot; &quot;;&quot;&quot;));[.Q218];&quot; &quot;;[.A218];&quot; - &quot;;[.R218])" office:value-type="string" office:string-value=" 83 116 255 215 - #5374FF" calcext:value-type="string">
            <text:p><text:s/>83 116 255 215 - #53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5" calcext:value-type="float">
            <text:p>2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6"/>
          <table:table-cell table:style-name="ce45"/>
          <table:table-cell table:style-name="ce50" table:formula="of:=BITAND(BITRSHIFT([.A219];6);HEX2DEC(&quot;7&quot;))" office:value-type="float" office:value="3" calcext:value-type="float">
            <text:p>3</text:p>
          </table:table-cell>
          <table:table-cell table:style-name="ce3" table:formula="of:=BITAND(BITRSHIFT([.A219];3);HEX2DEC(&quot;7&quot;))" office:value-type="float" office:value="3" calcext:value-type="float">
            <text:p>3</text:p>
          </table:table-cell>
          <table:table-cell table:style-name="ce57" table:formula="of:=BITAND([.A2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19]/7;1/[.$K$1])*255;0)" office:value-type="float" office:value="118" calcext:value-type="float">
            <text:p>118</text:p>
          </table:table-cell>
          <table:table-cell table:style-name="ce6" table:formula="of:=ROUND(POWER([.D219]/7;1/[.$K$1])*255;0)" office:value-type="float" office:value="118" calcext:value-type="float">
            <text:p>118</text:p>
          </table:table-cell>
          <table:table-cell table:style-name="ce6" table:formula="of:=ROUND(POWER([.F219]/7;1/[.$K$1])*255;0)" office:value-type="float" office:value="0" calcext:value-type="float">
            <text:p>0</text:p>
          </table:table-cell>
          <table:table-cell table:style-name="ce28" table:formula="of:=CONCATENATE(&quot;#&quot;;DEC2HEX([.H219];2);DEC2HEX([.I219];2);DEC2HEX([.J219];2))" office:value-type="string" office:string-value="#767600" calcext:value-type="string">
            <text:p>#767600</text:p>
          </table:table-cell>
          <table:table-cell table:style-name="ce32" table:formula="of:=CONCATENATE(IF([.H219]&lt;10;&quot;  &quot;;IF([.H219]&lt;100;&quot; &quot;;&quot;&quot;));[.H219];&quot; &quot;;IF([.I219]&lt;10;&quot;  &quot;;IF([.I219]&lt;100;&quot; &quot;;&quot;&quot;));[.I219];&quot; &quot;;IF([.J219]&lt;10;&quot;  &quot;;IF([.J219]&lt;100;&quot; &quot;;&quot;&quot;));[.J219];&quot; &quot;;[.A219];&quot; - &quot;;[.K219])" office:value-type="string" office:string-value="118 118   0 216 - #767600" calcext:value-type="string">
            <text:p>118 118 <text:s text:c="2"/>0 216 - #767600</text:p>
          </table:table-cell>
          <table:table-cell table:style-name="ce35"/>
          <table:table-cell table:style-name="ce9"/>
          <table:table-cell table:style-name="ce6" table:formula="of:=INDEX([.$N$3:.$N$10];[.E219]+1;1)" office:value-type="float" office:value="116" calcext:value-type="float">
            <text:p>116</text:p>
          </table:table-cell>
          <table:table-cell table:style-name="ce6" table:formula="of:=INDEX([.$N$3:.$N$10];[.D219]+1;1)" office:value-type="float" office:value="116" calcext:value-type="float">
            <text:p>116</text:p>
          </table:table-cell>
          <table:table-cell table:style-name="ce6" table:formula="of:=INDEX([.$N$3:.$N$10];[.F219]+1;1)" office:value-type="float" office:value="0" calcext:value-type="float">
            <text:p>0</text:p>
          </table:table-cell>
          <table:table-cell table:style-name="ce28" table:formula="of:=CONCATENATE(&quot;#&quot;;DEC2HEX([.O219];2);DEC2HEX([.P219];2);DEC2HEX([.Q219];2))" office:value-type="string" office:string-value="#747400" calcext:value-type="string">
            <text:p>#747400</text:p>
          </table:table-cell>
          <table:table-cell table:style-name="ce32" table:formula="of:=CONCATENATE(IF([.O219]&lt;10;&quot;  &quot;;IF([.O219]&lt;100;&quot; &quot;;&quot;&quot;));[.O219];&quot; &quot;;IF([.P219]&lt;10;&quot;  &quot;;IF([.P219]&lt;100;&quot; &quot;;&quot;&quot;));[.P219];&quot; &quot;;IF([.Q219]&lt;10;&quot;  &quot;;IF([.Q219]&lt;100;&quot; &quot;;&quot;&quot;));[.Q219];&quot; &quot;;[.A219];&quot; - &quot;;[.R219])" office:value-type="string" office:string-value="116 116   0 216 - #747400" calcext:value-type="string">
            <text:p>116 116 <text:s text:c="2"/>0 216 - #74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6" calcext:value-type="float">
            <text:p>2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6"/>
          <table:table-cell table:style-name="ce45"/>
          <table:table-cell table:style-name="ce50" table:formula="of:=BITAND(BITRSHIFT([.A220];6);HEX2DEC(&quot;7&quot;))" office:value-type="float" office:value="3" calcext:value-type="float">
            <text:p>3</text:p>
          </table:table-cell>
          <table:table-cell table:style-name="ce3" table:formula="of:=BITAND(BITRSHIFT([.A220];3);HEX2DEC(&quot;7&quot;))" office:value-type="float" office:value="3" calcext:value-type="float">
            <text:p>3</text:p>
          </table:table-cell>
          <table:table-cell table:style-name="ce57" table:formula="of:=BITAND([.A2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20]/7;1/[.$K$1])*255;0)" office:value-type="float" office:value="118" calcext:value-type="float">
            <text:p>118</text:p>
          </table:table-cell>
          <table:table-cell table:style-name="ce6" table:formula="of:=ROUND(POWER([.D220]/7;1/[.$K$1])*255;0)" office:value-type="float" office:value="118" calcext:value-type="float">
            <text:p>118</text:p>
          </table:table-cell>
          <table:table-cell table:style-name="ce6" table:formula="of:=ROUND(POWER([.F220]/7;1/[.$K$1])*255;0)" office:value-type="float" office:value="43" calcext:value-type="float">
            <text:p>43</text:p>
          </table:table-cell>
          <table:table-cell table:style-name="ce28" table:formula="of:=CONCATENATE(&quot;#&quot;;DEC2HEX([.H220];2);DEC2HEX([.I220];2);DEC2HEX([.J220];2))" office:value-type="string" office:string-value="#76762B" calcext:value-type="string">
            <text:p>#76762B</text:p>
          </table:table-cell>
          <table:table-cell table:style-name="ce32" table:formula="of:=CONCATENATE(IF([.H220]&lt;10;&quot;  &quot;;IF([.H220]&lt;100;&quot; &quot;;&quot;&quot;));[.H220];&quot; &quot;;IF([.I220]&lt;10;&quot;  &quot;;IF([.I220]&lt;100;&quot; &quot;;&quot;&quot;));[.I220];&quot; &quot;;IF([.J220]&lt;10;&quot;  &quot;;IF([.J220]&lt;100;&quot; &quot;;&quot;&quot;));[.J220];&quot; &quot;;[.A220];&quot; - &quot;;[.K220])" office:value-type="string" office:string-value="118 118  43 217 - #76762B" calcext:value-type="string">
            <text:p>118 118 <text:s/>43 217 - #76762B</text:p>
          </table:table-cell>
          <table:table-cell table:style-name="ce35"/>
          <table:table-cell table:style-name="ce9"/>
          <table:table-cell table:style-name="ce6" table:formula="of:=INDEX([.$N$3:.$N$10];[.E220]+1;1)" office:value-type="float" office:value="116" calcext:value-type="float">
            <text:p>116</text:p>
          </table:table-cell>
          <table:table-cell table:style-name="ce6" table:formula="of:=INDEX([.$N$3:.$N$10];[.D220]+1;1)" office:value-type="float" office:value="116" calcext:value-type="float">
            <text:p>116</text:p>
          </table:table-cell>
          <table:table-cell table:style-name="ce6" table:formula="of:=INDEX([.$N$3:.$N$10];[.F220]+1;1)" office:value-type="float" office:value="40" calcext:value-type="float">
            <text:p>40</text:p>
          </table:table-cell>
          <table:table-cell table:style-name="ce28" table:formula="of:=CONCATENATE(&quot;#&quot;;DEC2HEX([.O220];2);DEC2HEX([.P220];2);DEC2HEX([.Q220];2))" office:value-type="string" office:string-value="#747428" calcext:value-type="string">
            <text:p>#747428</text:p>
          </table:table-cell>
          <table:table-cell table:style-name="ce32" table:formula="of:=CONCATENATE(IF([.O220]&lt;10;&quot;  &quot;;IF([.O220]&lt;100;&quot; &quot;;&quot;&quot;));[.O220];&quot; &quot;;IF([.P220]&lt;10;&quot;  &quot;;IF([.P220]&lt;100;&quot; &quot;;&quot;&quot;));[.P220];&quot; &quot;;IF([.Q220]&lt;10;&quot;  &quot;;IF([.Q220]&lt;100;&quot; &quot;;&quot;&quot;));[.Q220];&quot; &quot;;[.A220];&quot; - &quot;;[.R220])" office:value-type="string" office:string-value="116 116  40 217 - #747428" calcext:value-type="string">
            <text:p>116 116 <text:s/>40 217 - #74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7" calcext:value-type="float">
            <text:p>2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6"/>
          <table:table-cell table:style-name="ce45"/>
          <table:table-cell table:style-name="ce50" table:formula="of:=BITAND(BITRSHIFT([.A221];6);HEX2DEC(&quot;7&quot;))" office:value-type="float" office:value="3" calcext:value-type="float">
            <text:p>3</text:p>
          </table:table-cell>
          <table:table-cell table:style-name="ce3" table:formula="of:=BITAND(BITRSHIFT([.A221];3);HEX2DEC(&quot;7&quot;))" office:value-type="float" office:value="3" calcext:value-type="float">
            <text:p>3</text:p>
          </table:table-cell>
          <table:table-cell table:style-name="ce57" table:formula="of:=BITAND([.A2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21]/7;1/[.$K$1])*255;0)" office:value-type="float" office:value="118" calcext:value-type="float">
            <text:p>118</text:p>
          </table:table-cell>
          <table:table-cell table:style-name="ce6" table:formula="of:=ROUND(POWER([.D221]/7;1/[.$K$1])*255;0)" office:value-type="float" office:value="118" calcext:value-type="float">
            <text:p>118</text:p>
          </table:table-cell>
          <table:table-cell table:style-name="ce6" table:formula="of:=ROUND(POWER([.F221]/7;1/[.$K$1])*255;0)" office:value-type="float" office:value="82" calcext:value-type="float">
            <text:p>82</text:p>
          </table:table-cell>
          <table:table-cell table:style-name="ce28" table:formula="of:=CONCATENATE(&quot;#&quot;;DEC2HEX([.H221];2);DEC2HEX([.I221];2);DEC2HEX([.J221];2))" office:value-type="string" office:string-value="#767652" calcext:value-type="string">
            <text:p>#767652</text:p>
          </table:table-cell>
          <table:table-cell table:style-name="ce32" table:formula="of:=CONCATENATE(IF([.H221]&lt;10;&quot;  &quot;;IF([.H221]&lt;100;&quot; &quot;;&quot;&quot;));[.H221];&quot; &quot;;IF([.I221]&lt;10;&quot;  &quot;;IF([.I221]&lt;100;&quot; &quot;;&quot;&quot;));[.I221];&quot; &quot;;IF([.J221]&lt;10;&quot;  &quot;;IF([.J221]&lt;100;&quot; &quot;;&quot;&quot;));[.J221];&quot; &quot;;[.A221];&quot; - &quot;;[.K221])" office:value-type="string" office:string-value="118 118  82 218 - #767652" calcext:value-type="string">
            <text:p>118 118 <text:s/>82 218 - #767652</text:p>
          </table:table-cell>
          <table:table-cell table:style-name="ce35"/>
          <table:table-cell table:style-name="ce9"/>
          <table:table-cell table:style-name="ce6" table:formula="of:=INDEX([.$N$3:.$N$10];[.E221]+1;1)" office:value-type="float" office:value="116" calcext:value-type="float">
            <text:p>116</text:p>
          </table:table-cell>
          <table:table-cell table:style-name="ce6" table:formula="of:=INDEX([.$N$3:.$N$10];[.D221]+1;1)" office:value-type="float" office:value="116" calcext:value-type="float">
            <text:p>116</text:p>
          </table:table-cell>
          <table:table-cell table:style-name="ce6" table:formula="of:=INDEX([.$N$3:.$N$10];[.F221]+1;1)" office:value-type="float" office:value="83" calcext:value-type="float">
            <text:p>83</text:p>
          </table:table-cell>
          <table:table-cell table:style-name="ce28" table:formula="of:=CONCATENATE(&quot;#&quot;;DEC2HEX([.O221];2);DEC2HEX([.P221];2);DEC2HEX([.Q221];2))" office:value-type="string" office:string-value="#747453" calcext:value-type="string">
            <text:p>#747453</text:p>
          </table:table-cell>
          <table:table-cell table:style-name="ce32" table:formula="of:=CONCATENATE(IF([.O221]&lt;10;&quot;  &quot;;IF([.O221]&lt;100;&quot; &quot;;&quot;&quot;));[.O221];&quot; &quot;;IF([.P221]&lt;10;&quot;  &quot;;IF([.P221]&lt;100;&quot; &quot;;&quot;&quot;));[.P221];&quot; &quot;;IF([.Q221]&lt;10;&quot;  &quot;;IF([.Q221]&lt;100;&quot; &quot;;&quot;&quot;));[.Q221];&quot; &quot;;[.A221];&quot; - &quot;;[.R221])" office:value-type="string" office:string-value="116 116  83 218 - #747453" calcext:value-type="string">
            <text:p>116 116 <text:s/>83 218 - #74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8" calcext:value-type="float">
            <text:p>2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6"/>
          <table:table-cell table:style-name="ce45"/>
          <table:table-cell table:style-name="ce50" table:formula="of:=BITAND(BITRSHIFT([.A222];6);HEX2DEC(&quot;7&quot;))" office:value-type="float" office:value="3" calcext:value-type="float">
            <text:p>3</text:p>
          </table:table-cell>
          <table:table-cell table:style-name="ce3" table:formula="of:=BITAND(BITRSHIFT([.A222];3);HEX2DEC(&quot;7&quot;))" office:value-type="float" office:value="3" calcext:value-type="float">
            <text:p>3</text:p>
          </table:table-cell>
          <table:table-cell table:style-name="ce57" table:formula="of:=BITAND([.A2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22]/7;1/[.$K$1])*255;0)" office:value-type="float" office:value="118" calcext:value-type="float">
            <text:p>118</text:p>
          </table:table-cell>
          <table:table-cell table:style-name="ce6" table:formula="of:=ROUND(POWER([.D222]/7;1/[.$K$1])*255;0)" office:value-type="float" office:value="118" calcext:value-type="float">
            <text:p>118</text:p>
          </table:table-cell>
          <table:table-cell table:style-name="ce6" table:formula="of:=ROUND(POWER([.F222]/7;1/[.$K$1])*255;0)" office:value-type="float" office:value="118" calcext:value-type="float">
            <text:p>118</text:p>
          </table:table-cell>
          <table:table-cell table:style-name="ce28" table:formula="of:=CONCATENATE(&quot;#&quot;;DEC2HEX([.H222];2);DEC2HEX([.I222];2);DEC2HEX([.J222];2))" office:value-type="string" office:string-value="#767676" calcext:value-type="string">
            <text:p>#767676</text:p>
          </table:table-cell>
          <table:table-cell table:style-name="ce32" table:formula="of:=CONCATENATE(IF([.H222]&lt;10;&quot;  &quot;;IF([.H222]&lt;100;&quot; &quot;;&quot;&quot;));[.H222];&quot; &quot;;IF([.I222]&lt;10;&quot;  &quot;;IF([.I222]&lt;100;&quot; &quot;;&quot;&quot;));[.I222];&quot; &quot;;IF([.J222]&lt;10;&quot;  &quot;;IF([.J222]&lt;100;&quot; &quot;;&quot;&quot;));[.J222];&quot; &quot;;[.A222];&quot; - &quot;;[.K222])" office:value-type="string" office:string-value="118 118 118 219 - #767676" calcext:value-type="string">
            <text:p>118 118 118 219 - #767676</text:p>
          </table:table-cell>
          <table:table-cell table:style-name="ce35"/>
          <table:table-cell table:style-name="ce9"/>
          <table:table-cell table:style-name="ce6" table:formula="of:=INDEX([.$N$3:.$N$10];[.E222]+1;1)" office:value-type="float" office:value="116" calcext:value-type="float">
            <text:p>116</text:p>
          </table:table-cell>
          <table:table-cell table:style-name="ce6" table:formula="of:=INDEX([.$N$3:.$N$10];[.D222]+1;1)" office:value-type="float" office:value="116" calcext:value-type="float">
            <text:p>116</text:p>
          </table:table-cell>
          <table:table-cell table:style-name="ce6" table:formula="of:=INDEX([.$N$3:.$N$10];[.F222]+1;1)" office:value-type="float" office:value="116" calcext:value-type="float">
            <text:p>116</text:p>
          </table:table-cell>
          <table:table-cell table:style-name="ce28" table:formula="of:=CONCATENATE(&quot;#&quot;;DEC2HEX([.O222];2);DEC2HEX([.P222];2);DEC2HEX([.Q222];2))" office:value-type="string" office:string-value="#747474" calcext:value-type="string">
            <text:p>#747474</text:p>
          </table:table-cell>
          <table:table-cell table:style-name="ce32" table:formula="of:=CONCATENATE(IF([.O222]&lt;10;&quot;  &quot;;IF([.O222]&lt;100;&quot; &quot;;&quot;&quot;));[.O222];&quot; &quot;;IF([.P222]&lt;10;&quot;  &quot;;IF([.P222]&lt;100;&quot; &quot;;&quot;&quot;));[.P222];&quot; &quot;;IF([.Q222]&lt;10;&quot;  &quot;;IF([.Q222]&lt;100;&quot; &quot;;&quot;&quot;));[.Q222];&quot; &quot;;[.A222];&quot; - &quot;;[.R222])" office:value-type="string" office:string-value="116 116 116 219 - #747474" calcext:value-type="string">
            <text:p>116 116 116 219 - #74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19" calcext:value-type="float">
            <text:p>2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6"/>
          <table:table-cell table:style-name="ce45"/>
          <table:table-cell table:style-name="ce50" table:formula="of:=BITAND(BITRSHIFT([.A223];6);HEX2DEC(&quot;7&quot;))" office:value-type="float" office:value="3" calcext:value-type="float">
            <text:p>3</text:p>
          </table:table-cell>
          <table:table-cell table:style-name="ce3" table:formula="of:=BITAND(BITRSHIFT([.A223];3);HEX2DEC(&quot;7&quot;))" office:value-type="float" office:value="3" calcext:value-type="float">
            <text:p>3</text:p>
          </table:table-cell>
          <table:table-cell table:style-name="ce57" table:formula="of:=BITAND([.A2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23]/7;1/[.$K$1])*255;0)" office:value-type="float" office:value="118" calcext:value-type="float">
            <text:p>118</text:p>
          </table:table-cell>
          <table:table-cell table:style-name="ce6" table:formula="of:=ROUND(POWER([.D223]/7;1/[.$K$1])*255;0)" office:value-type="float" office:value="118" calcext:value-type="float">
            <text:p>118</text:p>
          </table:table-cell>
          <table:table-cell table:style-name="ce6" table:formula="of:=ROUND(POWER([.F223]/7;1/[.$K$1])*255;0)" office:value-type="float" office:value="153" calcext:value-type="float">
            <text:p>153</text:p>
          </table:table-cell>
          <table:table-cell table:style-name="ce28" table:formula="of:=CONCATENATE(&quot;#&quot;;DEC2HEX([.H223];2);DEC2HEX([.I223];2);DEC2HEX([.J223];2))" office:value-type="string" office:string-value="#767699" calcext:value-type="string">
            <text:p>#767699</text:p>
          </table:table-cell>
          <table:table-cell table:style-name="ce32" table:formula="of:=CONCATENATE(IF([.H223]&lt;10;&quot;  &quot;;IF([.H223]&lt;100;&quot; &quot;;&quot;&quot;));[.H223];&quot; &quot;;IF([.I223]&lt;10;&quot;  &quot;;IF([.I223]&lt;100;&quot; &quot;;&quot;&quot;));[.I223];&quot; &quot;;IF([.J223]&lt;10;&quot;  &quot;;IF([.J223]&lt;100;&quot; &quot;;&quot;&quot;));[.J223];&quot; &quot;;[.A223];&quot; - &quot;;[.K223])" office:value-type="string" office:string-value="118 118 153 220 - #767699" calcext:value-type="string">
            <text:p>118 118 153 220 - #767699</text:p>
          </table:table-cell>
          <table:table-cell table:style-name="ce35"/>
          <table:table-cell table:style-name="ce9"/>
          <table:table-cell table:style-name="ce6" table:formula="of:=INDEX([.$N$3:.$N$10];[.E223]+1;1)" office:value-type="float" office:value="116" calcext:value-type="float">
            <text:p>116</text:p>
          </table:table-cell>
          <table:table-cell table:style-name="ce6" table:formula="of:=INDEX([.$N$3:.$N$10];[.D223]+1;1)" office:value-type="float" office:value="116" calcext:value-type="float">
            <text:p>116</text:p>
          </table:table-cell>
          <table:table-cell table:style-name="ce6" table:formula="of:=INDEX([.$N$3:.$N$10];[.F223]+1;1)" office:value-type="float" office:value="156" calcext:value-type="float">
            <text:p>156</text:p>
          </table:table-cell>
          <table:table-cell table:style-name="ce28" table:formula="of:=CONCATENATE(&quot;#&quot;;DEC2HEX([.O223];2);DEC2HEX([.P223];2);DEC2HEX([.Q223];2))" office:value-type="string" office:string-value="#74749C" calcext:value-type="string">
            <text:p>#74749C</text:p>
          </table:table-cell>
          <table:table-cell table:style-name="ce32" table:formula="of:=CONCATENATE(IF([.O223]&lt;10;&quot;  &quot;;IF([.O223]&lt;100;&quot; &quot;;&quot;&quot;));[.O223];&quot; &quot;;IF([.P223]&lt;10;&quot;  &quot;;IF([.P223]&lt;100;&quot; &quot;;&quot;&quot;));[.P223];&quot; &quot;;IF([.Q223]&lt;10;&quot;  &quot;;IF([.Q223]&lt;100;&quot; &quot;;&quot;&quot;));[.Q223];&quot; &quot;;[.A223];&quot; - &quot;;[.R223])" office:value-type="string" office:string-value="116 116 156 220 - #74749C" calcext:value-type="string">
            <text:p>116 116 156 220 - #74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0" calcext:value-type="float">
            <text:p>2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6"/>
          <table:table-cell table:style-name="ce45"/>
          <table:table-cell table:style-name="ce50" table:formula="of:=BITAND(BITRSHIFT([.A224];6);HEX2DEC(&quot;7&quot;))" office:value-type="float" office:value="3" calcext:value-type="float">
            <text:p>3</text:p>
          </table:table-cell>
          <table:table-cell table:style-name="ce3" table:formula="of:=BITAND(BITRSHIFT([.A224];3);HEX2DEC(&quot;7&quot;))" office:value-type="float" office:value="3" calcext:value-type="float">
            <text:p>3</text:p>
          </table:table-cell>
          <table:table-cell table:style-name="ce57" table:formula="of:=BITAND([.A2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24]/7;1/[.$K$1])*255;0)" office:value-type="float" office:value="118" calcext:value-type="float">
            <text:p>118</text:p>
          </table:table-cell>
          <table:table-cell table:style-name="ce6" table:formula="of:=ROUND(POWER([.D224]/7;1/[.$K$1])*255;0)" office:value-type="float" office:value="118" calcext:value-type="float">
            <text:p>118</text:p>
          </table:table-cell>
          <table:table-cell table:style-name="ce6" table:formula="of:=ROUND(POWER([.F224]/7;1/[.$K$1])*255;0)" office:value-type="float" office:value="188" calcext:value-type="float">
            <text:p>188</text:p>
          </table:table-cell>
          <table:table-cell table:style-name="ce28" table:formula="of:=CONCATENATE(&quot;#&quot;;DEC2HEX([.H224];2);DEC2HEX([.I224];2);DEC2HEX([.J224];2))" office:value-type="string" office:string-value="#7676BC" calcext:value-type="string">
            <text:p>#7676BC</text:p>
          </table:table-cell>
          <table:table-cell table:style-name="ce32" table:formula="of:=CONCATENATE(IF([.H224]&lt;10;&quot;  &quot;;IF([.H224]&lt;100;&quot; &quot;;&quot;&quot;));[.H224];&quot; &quot;;IF([.I224]&lt;10;&quot;  &quot;;IF([.I224]&lt;100;&quot; &quot;;&quot;&quot;));[.I224];&quot; &quot;;IF([.J224]&lt;10;&quot;  &quot;;IF([.J224]&lt;100;&quot; &quot;;&quot;&quot;));[.J224];&quot; &quot;;[.A224];&quot; - &quot;;[.K224])" office:value-type="string" office:string-value="118 118 188 221 - #7676BC" calcext:value-type="string">
            <text:p>118 118 188 221 - #7676BC</text:p>
          </table:table-cell>
          <table:table-cell table:style-name="ce35"/>
          <table:table-cell table:style-name="ce9"/>
          <table:table-cell table:style-name="ce6" table:formula="of:=INDEX([.$N$3:.$N$10];[.E224]+1;1)" office:value-type="float" office:value="116" calcext:value-type="float">
            <text:p>116</text:p>
          </table:table-cell>
          <table:table-cell table:style-name="ce6" table:formula="of:=INDEX([.$N$3:.$N$10];[.D224]+1;1)" office:value-type="float" office:value="116" calcext:value-type="float">
            <text:p>116</text:p>
          </table:table-cell>
          <table:table-cell table:style-name="ce6" table:formula="of:=INDEX([.$N$3:.$N$10];[.F224]+1;1)" office:value-type="float" office:value="187" calcext:value-type="float">
            <text:p>187</text:p>
          </table:table-cell>
          <table:table-cell table:style-name="ce28" table:formula="of:=CONCATENATE(&quot;#&quot;;DEC2HEX([.O224];2);DEC2HEX([.P224];2);DEC2HEX([.Q224];2))" office:value-type="string" office:string-value="#7474BB" calcext:value-type="string">
            <text:p>#7474BB</text:p>
          </table:table-cell>
          <table:table-cell table:style-name="ce32" table:formula="of:=CONCATENATE(IF([.O224]&lt;10;&quot;  &quot;;IF([.O224]&lt;100;&quot; &quot;;&quot;&quot;));[.O224];&quot; &quot;;IF([.P224]&lt;10;&quot;  &quot;;IF([.P224]&lt;100;&quot; &quot;;&quot;&quot;));[.P224];&quot; &quot;;IF([.Q224]&lt;10;&quot;  &quot;;IF([.Q224]&lt;100;&quot; &quot;;&quot;&quot;));[.Q224];&quot; &quot;;[.A224];&quot; - &quot;;[.R224])" office:value-type="string" office:string-value="116 116 187 221 - #7474BB" calcext:value-type="string">
            <text:p>116 116 187 221 - #74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1" calcext:value-type="float">
            <text:p>2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6"/>
          <table:table-cell table:style-name="ce45"/>
          <table:table-cell table:style-name="ce50" table:formula="of:=BITAND(BITRSHIFT([.A225];6);HEX2DEC(&quot;7&quot;))" office:value-type="float" office:value="3" calcext:value-type="float">
            <text:p>3</text:p>
          </table:table-cell>
          <table:table-cell table:style-name="ce3" table:formula="of:=BITAND(BITRSHIFT([.A225];3);HEX2DEC(&quot;7&quot;))" office:value-type="float" office:value="3" calcext:value-type="float">
            <text:p>3</text:p>
          </table:table-cell>
          <table:table-cell table:style-name="ce57" table:formula="of:=BITAND([.A2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25]/7;1/[.$K$1])*255;0)" office:value-type="float" office:value="118" calcext:value-type="float">
            <text:p>118</text:p>
          </table:table-cell>
          <table:table-cell table:style-name="ce6" table:formula="of:=ROUND(POWER([.D225]/7;1/[.$K$1])*255;0)" office:value-type="float" office:value="118" calcext:value-type="float">
            <text:p>118</text:p>
          </table:table-cell>
          <table:table-cell table:style-name="ce6" table:formula="of:=ROUND(POWER([.F225]/7;1/[.$K$1])*255;0)" office:value-type="float" office:value="222" calcext:value-type="float">
            <text:p>222</text:p>
          </table:table-cell>
          <table:table-cell table:style-name="ce28" table:formula="of:=CONCATENATE(&quot;#&quot;;DEC2HEX([.H225];2);DEC2HEX([.I225];2);DEC2HEX([.J225];2))" office:value-type="string" office:string-value="#7676DE" calcext:value-type="string">
            <text:p>#7676DE</text:p>
          </table:table-cell>
          <table:table-cell table:style-name="ce32" table:formula="of:=CONCATENATE(IF([.H225]&lt;10;&quot;  &quot;;IF([.H225]&lt;100;&quot; &quot;;&quot;&quot;));[.H225];&quot; &quot;;IF([.I225]&lt;10;&quot;  &quot;;IF([.I225]&lt;100;&quot; &quot;;&quot;&quot;));[.I225];&quot; &quot;;IF([.J225]&lt;10;&quot;  &quot;;IF([.J225]&lt;100;&quot; &quot;;&quot;&quot;));[.J225];&quot; &quot;;[.A225];&quot; - &quot;;[.K225])" office:value-type="string" office:string-value="118 118 222 222 - #7676DE" calcext:value-type="string">
            <text:p>118 118 222 222 - #7676DE</text:p>
          </table:table-cell>
          <table:table-cell table:style-name="ce35"/>
          <table:table-cell table:style-name="ce9"/>
          <table:table-cell table:style-name="ce6" table:formula="of:=INDEX([.$N$3:.$N$10];[.E225]+1;1)" office:value-type="float" office:value="116" calcext:value-type="float">
            <text:p>116</text:p>
          </table:table-cell>
          <table:table-cell table:style-name="ce6" table:formula="of:=INDEX([.$N$3:.$N$10];[.D225]+1;1)" office:value-type="float" office:value="116" calcext:value-type="float">
            <text:p>116</text:p>
          </table:table-cell>
          <table:table-cell table:style-name="ce6" table:formula="of:=INDEX([.$N$3:.$N$10];[.F225]+1;1)" office:value-type="float" office:value="225" calcext:value-type="float">
            <text:p>225</text:p>
          </table:table-cell>
          <table:table-cell table:style-name="ce28" table:formula="of:=CONCATENATE(&quot;#&quot;;DEC2HEX([.O225];2);DEC2HEX([.P225];2);DEC2HEX([.Q225];2))" office:value-type="string" office:string-value="#7474E1" calcext:value-type="string">
            <text:p>#7474E1</text:p>
          </table:table-cell>
          <table:table-cell table:style-name="ce32" table:formula="of:=CONCATENATE(IF([.O225]&lt;10;&quot;  &quot;;IF([.O225]&lt;100;&quot; &quot;;&quot;&quot;));[.O225];&quot; &quot;;IF([.P225]&lt;10;&quot;  &quot;;IF([.P225]&lt;100;&quot; &quot;;&quot;&quot;));[.P225];&quot; &quot;;IF([.Q225]&lt;10;&quot;  &quot;;IF([.Q225]&lt;100;&quot; &quot;;&quot;&quot;));[.Q225];&quot; &quot;;[.A225];&quot; - &quot;;[.R225])" office:value-type="string" office:string-value="116 116 225 222 - #7474E1" calcext:value-type="string">
            <text:p>116 116 225 222 - #74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2" calcext:value-type="float">
            <text:p>2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6"/>
          <table:table-cell table:style-name="ce45"/>
          <table:table-cell table:style-name="ce50" table:formula="of:=BITAND(BITRSHIFT([.A226];6);HEX2DEC(&quot;7&quot;))" office:value-type="float" office:value="3" calcext:value-type="float">
            <text:p>3</text:p>
          </table:table-cell>
          <table:table-cell table:style-name="ce3" table:formula="of:=BITAND(BITRSHIFT([.A226];3);HEX2DEC(&quot;7&quot;))" office:value-type="float" office:value="3" calcext:value-type="float">
            <text:p>3</text:p>
          </table:table-cell>
          <table:table-cell table:style-name="ce57" table:formula="of:=BITAND([.A2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26]/7;1/[.$K$1])*255;0)" office:value-type="float" office:value="118" calcext:value-type="float">
            <text:p>118</text:p>
          </table:table-cell>
          <table:table-cell table:style-name="ce6" table:formula="of:=ROUND(POWER([.D226]/7;1/[.$K$1])*255;0)" office:value-type="float" office:value="118" calcext:value-type="float">
            <text:p>118</text:p>
          </table:table-cell>
          <table:table-cell table:style-name="ce6" table:formula="of:=ROUND(POWER([.F226]/7;1/[.$K$1])*255;0)" office:value-type="float" office:value="255" calcext:value-type="float">
            <text:p>255</text:p>
          </table:table-cell>
          <table:table-cell table:style-name="ce28" table:formula="of:=CONCATENATE(&quot;#&quot;;DEC2HEX([.H226];2);DEC2HEX([.I226];2);DEC2HEX([.J226];2))" office:value-type="string" office:string-value="#7676FF" calcext:value-type="string">
            <text:p>#7676FF</text:p>
          </table:table-cell>
          <table:table-cell table:style-name="ce32" table:formula="of:=CONCATENATE(IF([.H226]&lt;10;&quot;  &quot;;IF([.H226]&lt;100;&quot; &quot;;&quot;&quot;));[.H226];&quot; &quot;;IF([.I226]&lt;10;&quot;  &quot;;IF([.I226]&lt;100;&quot; &quot;;&quot;&quot;));[.I226];&quot; &quot;;IF([.J226]&lt;10;&quot;  &quot;;IF([.J226]&lt;100;&quot; &quot;;&quot;&quot;));[.J226];&quot; &quot;;[.A226];&quot; - &quot;;[.K226])" office:value-type="string" office:string-value="118 118 255 223 - #7676FF" calcext:value-type="string">
            <text:p>118 118 255 223 - #7676FF</text:p>
          </table:table-cell>
          <table:table-cell table:style-name="ce35"/>
          <table:table-cell table:style-name="ce9"/>
          <table:table-cell table:style-name="ce6" table:formula="of:=INDEX([.$N$3:.$N$10];[.E226]+1;1)" office:value-type="float" office:value="116" calcext:value-type="float">
            <text:p>116</text:p>
          </table:table-cell>
          <table:table-cell table:style-name="ce6" table:formula="of:=INDEX([.$N$3:.$N$10];[.D226]+1;1)" office:value-type="float" office:value="116" calcext:value-type="float">
            <text:p>116</text:p>
          </table:table-cell>
          <table:table-cell table:style-name="ce6" table:formula="of:=INDEX([.$N$3:.$N$10];[.F226]+1;1)" office:value-type="float" office:value="255" calcext:value-type="float">
            <text:p>255</text:p>
          </table:table-cell>
          <table:table-cell table:style-name="ce28" table:formula="of:=CONCATENATE(&quot;#&quot;;DEC2HEX([.O226];2);DEC2HEX([.P226];2);DEC2HEX([.Q226];2))" office:value-type="string" office:string-value="#7474FF" calcext:value-type="string">
            <text:p>#7474FF</text:p>
          </table:table-cell>
          <table:table-cell table:style-name="ce32" table:formula="of:=CONCATENATE(IF([.O226]&lt;10;&quot;  &quot;;IF([.O226]&lt;100;&quot; &quot;;&quot;&quot;));[.O226];&quot; &quot;;IF([.P226]&lt;10;&quot;  &quot;;IF([.P226]&lt;100;&quot; &quot;;&quot;&quot;));[.P226];&quot; &quot;;IF([.Q226]&lt;10;&quot;  &quot;;IF([.Q226]&lt;100;&quot; &quot;;&quot;&quot;));[.Q226];&quot; &quot;;[.A226];&quot; - &quot;;[.R226])" office:value-type="string" office:string-value="116 116 255 223 - #7474FF" calcext:value-type="string">
            <text:p>116 116 255 223 - #74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3" calcext:value-type="float">
            <text:p>2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6"/>
          <table:table-cell table:style-name="ce45"/>
          <table:table-cell table:style-name="ce50" table:formula="of:=BITAND(BITRSHIFT([.A227];6);HEX2DEC(&quot;7&quot;))" office:value-type="float" office:value="3" calcext:value-type="float">
            <text:p>3</text:p>
          </table:table-cell>
          <table:table-cell table:style-name="ce3" table:formula="of:=BITAND(BITRSHIFT([.A227];3);HEX2DEC(&quot;7&quot;))" office:value-type="float" office:value="4" calcext:value-type="float">
            <text:p>4</text:p>
          </table:table-cell>
          <table:table-cell table:style-name="ce57" table:formula="of:=BITAND([.A2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27]/7;1/[.$K$1])*255;0)" office:value-type="float" office:value="153" calcext:value-type="float">
            <text:p>153</text:p>
          </table:table-cell>
          <table:table-cell table:style-name="ce6" table:formula="of:=ROUND(POWER([.D227]/7;1/[.$K$1])*255;0)" office:value-type="float" office:value="118" calcext:value-type="float">
            <text:p>118</text:p>
          </table:table-cell>
          <table:table-cell table:style-name="ce6" table:formula="of:=ROUND(POWER([.F227]/7;1/[.$K$1])*255;0)" office:value-type="float" office:value="0" calcext:value-type="float">
            <text:p>0</text:p>
          </table:table-cell>
          <table:table-cell table:style-name="ce28" table:formula="of:=CONCATENATE(&quot;#&quot;;DEC2HEX([.H227];2);DEC2HEX([.I227];2);DEC2HEX([.J227];2))" office:value-type="string" office:string-value="#997600" calcext:value-type="string">
            <text:p>#997600</text:p>
          </table:table-cell>
          <table:table-cell table:style-name="ce32" table:formula="of:=CONCATENATE(IF([.H227]&lt;10;&quot;  &quot;;IF([.H227]&lt;100;&quot; &quot;;&quot;&quot;));[.H227];&quot; &quot;;IF([.I227]&lt;10;&quot;  &quot;;IF([.I227]&lt;100;&quot; &quot;;&quot;&quot;));[.I227];&quot; &quot;;IF([.J227]&lt;10;&quot;  &quot;;IF([.J227]&lt;100;&quot; &quot;;&quot;&quot;));[.J227];&quot; &quot;;[.A227];&quot; - &quot;;[.K227])" office:value-type="string" office:string-value="153 118   0 224 - #997600" calcext:value-type="string">
            <text:p>153 118 <text:s text:c="2"/>0 224 - #997600</text:p>
          </table:table-cell>
          <table:table-cell table:style-name="ce35"/>
          <table:table-cell table:style-name="ce9"/>
          <table:table-cell table:style-name="ce6" table:formula="of:=INDEX([.$N$3:.$N$10];[.E227]+1;1)" office:value-type="float" office:value="156" calcext:value-type="float">
            <text:p>156</text:p>
          </table:table-cell>
          <table:table-cell table:style-name="ce6" table:formula="of:=INDEX([.$N$3:.$N$10];[.D227]+1;1)" office:value-type="float" office:value="116" calcext:value-type="float">
            <text:p>116</text:p>
          </table:table-cell>
          <table:table-cell table:style-name="ce6" table:formula="of:=INDEX([.$N$3:.$N$10];[.F227]+1;1)" office:value-type="float" office:value="0" calcext:value-type="float">
            <text:p>0</text:p>
          </table:table-cell>
          <table:table-cell table:style-name="ce28" table:formula="of:=CONCATENATE(&quot;#&quot;;DEC2HEX([.O227];2);DEC2HEX([.P227];2);DEC2HEX([.Q227];2))" office:value-type="string" office:string-value="#9C7400" calcext:value-type="string">
            <text:p>#9C7400</text:p>
          </table:table-cell>
          <table:table-cell table:style-name="ce32" table:formula="of:=CONCATENATE(IF([.O227]&lt;10;&quot;  &quot;;IF([.O227]&lt;100;&quot; &quot;;&quot;&quot;));[.O227];&quot; &quot;;IF([.P227]&lt;10;&quot;  &quot;;IF([.P227]&lt;100;&quot; &quot;;&quot;&quot;));[.P227];&quot; &quot;;IF([.Q227]&lt;10;&quot;  &quot;;IF([.Q227]&lt;100;&quot; &quot;;&quot;&quot;));[.Q227];&quot; &quot;;[.A227];&quot; - &quot;;[.R227])" office:value-type="string" office:string-value="156 116   0 224 - #9C7400" calcext:value-type="string">
            <text:p>156 116 <text:s text:c="2"/>0 224 - #9C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4" calcext:value-type="float">
            <text:p>2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6"/>
          <table:table-cell table:style-name="ce45"/>
          <table:table-cell table:style-name="ce50" table:formula="of:=BITAND(BITRSHIFT([.A228];6);HEX2DEC(&quot;7&quot;))" office:value-type="float" office:value="3" calcext:value-type="float">
            <text:p>3</text:p>
          </table:table-cell>
          <table:table-cell table:style-name="ce3" table:formula="of:=BITAND(BITRSHIFT([.A228];3);HEX2DEC(&quot;7&quot;))" office:value-type="float" office:value="4" calcext:value-type="float">
            <text:p>4</text:p>
          </table:table-cell>
          <table:table-cell table:style-name="ce57" table:formula="of:=BITAND([.A2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28]/7;1/[.$K$1])*255;0)" office:value-type="float" office:value="153" calcext:value-type="float">
            <text:p>153</text:p>
          </table:table-cell>
          <table:table-cell table:style-name="ce6" table:formula="of:=ROUND(POWER([.D228]/7;1/[.$K$1])*255;0)" office:value-type="float" office:value="118" calcext:value-type="float">
            <text:p>118</text:p>
          </table:table-cell>
          <table:table-cell table:style-name="ce6" table:formula="of:=ROUND(POWER([.F228]/7;1/[.$K$1])*255;0)" office:value-type="float" office:value="43" calcext:value-type="float">
            <text:p>43</text:p>
          </table:table-cell>
          <table:table-cell table:style-name="ce28" table:formula="of:=CONCATENATE(&quot;#&quot;;DEC2HEX([.H228];2);DEC2HEX([.I228];2);DEC2HEX([.J228];2))" office:value-type="string" office:string-value="#99762B" calcext:value-type="string">
            <text:p>#99762B</text:p>
          </table:table-cell>
          <table:table-cell table:style-name="ce32" table:formula="of:=CONCATENATE(IF([.H228]&lt;10;&quot;  &quot;;IF([.H228]&lt;100;&quot; &quot;;&quot;&quot;));[.H228];&quot; &quot;;IF([.I228]&lt;10;&quot;  &quot;;IF([.I228]&lt;100;&quot; &quot;;&quot;&quot;));[.I228];&quot; &quot;;IF([.J228]&lt;10;&quot;  &quot;;IF([.J228]&lt;100;&quot; &quot;;&quot;&quot;));[.J228];&quot; &quot;;[.A228];&quot; - &quot;;[.K228])" office:value-type="string" office:string-value="153 118  43 225 - #99762B" calcext:value-type="string">
            <text:p>153 118 <text:s/>43 225 - #99762B</text:p>
          </table:table-cell>
          <table:table-cell table:style-name="ce35"/>
          <table:table-cell table:style-name="ce9"/>
          <table:table-cell table:style-name="ce6" table:formula="of:=INDEX([.$N$3:.$N$10];[.E228]+1;1)" office:value-type="float" office:value="156" calcext:value-type="float">
            <text:p>156</text:p>
          </table:table-cell>
          <table:table-cell table:style-name="ce6" table:formula="of:=INDEX([.$N$3:.$N$10];[.D228]+1;1)" office:value-type="float" office:value="116" calcext:value-type="float">
            <text:p>116</text:p>
          </table:table-cell>
          <table:table-cell table:style-name="ce6" table:formula="of:=INDEX([.$N$3:.$N$10];[.F228]+1;1)" office:value-type="float" office:value="40" calcext:value-type="float">
            <text:p>40</text:p>
          </table:table-cell>
          <table:table-cell table:style-name="ce28" table:formula="of:=CONCATENATE(&quot;#&quot;;DEC2HEX([.O228];2);DEC2HEX([.P228];2);DEC2HEX([.Q228];2))" office:value-type="string" office:string-value="#9C7428" calcext:value-type="string">
            <text:p>#9C7428</text:p>
          </table:table-cell>
          <table:table-cell table:style-name="ce32" table:formula="of:=CONCATENATE(IF([.O228]&lt;10;&quot;  &quot;;IF([.O228]&lt;100;&quot; &quot;;&quot;&quot;));[.O228];&quot; &quot;;IF([.P228]&lt;10;&quot;  &quot;;IF([.P228]&lt;100;&quot; &quot;;&quot;&quot;));[.P228];&quot; &quot;;IF([.Q228]&lt;10;&quot;  &quot;;IF([.Q228]&lt;100;&quot; &quot;;&quot;&quot;));[.Q228];&quot; &quot;;[.A228];&quot; - &quot;;[.R228])" office:value-type="string" office:string-value="156 116  40 225 - #9C7428" calcext:value-type="string">
            <text:p>156 116 <text:s/>40 225 - #9C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5" calcext:value-type="float">
            <text:p>2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6"/>
          <table:table-cell table:style-name="ce45"/>
          <table:table-cell table:style-name="ce50" table:formula="of:=BITAND(BITRSHIFT([.A229];6);HEX2DEC(&quot;7&quot;))" office:value-type="float" office:value="3" calcext:value-type="float">
            <text:p>3</text:p>
          </table:table-cell>
          <table:table-cell table:style-name="ce3" table:formula="of:=BITAND(BITRSHIFT([.A229];3);HEX2DEC(&quot;7&quot;))" office:value-type="float" office:value="4" calcext:value-type="float">
            <text:p>4</text:p>
          </table:table-cell>
          <table:table-cell table:style-name="ce57" table:formula="of:=BITAND([.A2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29]/7;1/[.$K$1])*255;0)" office:value-type="float" office:value="153" calcext:value-type="float">
            <text:p>153</text:p>
          </table:table-cell>
          <table:table-cell table:style-name="ce6" table:formula="of:=ROUND(POWER([.D229]/7;1/[.$K$1])*255;0)" office:value-type="float" office:value="118" calcext:value-type="float">
            <text:p>118</text:p>
          </table:table-cell>
          <table:table-cell table:style-name="ce6" table:formula="of:=ROUND(POWER([.F229]/7;1/[.$K$1])*255;0)" office:value-type="float" office:value="82" calcext:value-type="float">
            <text:p>82</text:p>
          </table:table-cell>
          <table:table-cell table:style-name="ce28" table:formula="of:=CONCATENATE(&quot;#&quot;;DEC2HEX([.H229];2);DEC2HEX([.I229];2);DEC2HEX([.J229];2))" office:value-type="string" office:string-value="#997652" calcext:value-type="string">
            <text:p>#997652</text:p>
          </table:table-cell>
          <table:table-cell table:style-name="ce32" table:formula="of:=CONCATENATE(IF([.H229]&lt;10;&quot;  &quot;;IF([.H229]&lt;100;&quot; &quot;;&quot;&quot;));[.H229];&quot; &quot;;IF([.I229]&lt;10;&quot;  &quot;;IF([.I229]&lt;100;&quot; &quot;;&quot;&quot;));[.I229];&quot; &quot;;IF([.J229]&lt;10;&quot;  &quot;;IF([.J229]&lt;100;&quot; &quot;;&quot;&quot;));[.J229];&quot; &quot;;[.A229];&quot; - &quot;;[.K229])" office:value-type="string" office:string-value="153 118  82 226 - #997652" calcext:value-type="string">
            <text:p>153 118 <text:s/>82 226 - #997652</text:p>
          </table:table-cell>
          <table:table-cell table:style-name="ce35"/>
          <table:table-cell table:style-name="ce9"/>
          <table:table-cell table:style-name="ce6" table:formula="of:=INDEX([.$N$3:.$N$10];[.E229]+1;1)" office:value-type="float" office:value="156" calcext:value-type="float">
            <text:p>156</text:p>
          </table:table-cell>
          <table:table-cell table:style-name="ce6" table:formula="of:=INDEX([.$N$3:.$N$10];[.D229]+1;1)" office:value-type="float" office:value="116" calcext:value-type="float">
            <text:p>116</text:p>
          </table:table-cell>
          <table:table-cell table:style-name="ce6" table:formula="of:=INDEX([.$N$3:.$N$10];[.F229]+1;1)" office:value-type="float" office:value="83" calcext:value-type="float">
            <text:p>83</text:p>
          </table:table-cell>
          <table:table-cell table:style-name="ce28" table:formula="of:=CONCATENATE(&quot;#&quot;;DEC2HEX([.O229];2);DEC2HEX([.P229];2);DEC2HEX([.Q229];2))" office:value-type="string" office:string-value="#9C7453" calcext:value-type="string">
            <text:p>#9C7453</text:p>
          </table:table-cell>
          <table:table-cell table:style-name="ce32" table:formula="of:=CONCATENATE(IF([.O229]&lt;10;&quot;  &quot;;IF([.O229]&lt;100;&quot; &quot;;&quot;&quot;));[.O229];&quot; &quot;;IF([.P229]&lt;10;&quot;  &quot;;IF([.P229]&lt;100;&quot; &quot;;&quot;&quot;));[.P229];&quot; &quot;;IF([.Q229]&lt;10;&quot;  &quot;;IF([.Q229]&lt;100;&quot; &quot;;&quot;&quot;));[.Q229];&quot; &quot;;[.A229];&quot; - &quot;;[.R229])" office:value-type="string" office:string-value="156 116  83 226 - #9C7453" calcext:value-type="string">
            <text:p>156 116 <text:s/>83 226 - #9C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6" calcext:value-type="float">
            <text:p>2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6"/>
          <table:table-cell table:style-name="ce45"/>
          <table:table-cell table:style-name="ce50" table:formula="of:=BITAND(BITRSHIFT([.A230];6);HEX2DEC(&quot;7&quot;))" office:value-type="float" office:value="3" calcext:value-type="float">
            <text:p>3</text:p>
          </table:table-cell>
          <table:table-cell table:style-name="ce3" table:formula="of:=BITAND(BITRSHIFT([.A230];3);HEX2DEC(&quot;7&quot;))" office:value-type="float" office:value="4" calcext:value-type="float">
            <text:p>4</text:p>
          </table:table-cell>
          <table:table-cell table:style-name="ce57" table:formula="of:=BITAND([.A2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30]/7;1/[.$K$1])*255;0)" office:value-type="float" office:value="153" calcext:value-type="float">
            <text:p>153</text:p>
          </table:table-cell>
          <table:table-cell table:style-name="ce6" table:formula="of:=ROUND(POWER([.D230]/7;1/[.$K$1])*255;0)" office:value-type="float" office:value="118" calcext:value-type="float">
            <text:p>118</text:p>
          </table:table-cell>
          <table:table-cell table:style-name="ce6" table:formula="of:=ROUND(POWER([.F230]/7;1/[.$K$1])*255;0)" office:value-type="float" office:value="118" calcext:value-type="float">
            <text:p>118</text:p>
          </table:table-cell>
          <table:table-cell table:style-name="ce28" table:formula="of:=CONCATENATE(&quot;#&quot;;DEC2HEX([.H230];2);DEC2HEX([.I230];2);DEC2HEX([.J230];2))" office:value-type="string" office:string-value="#997676" calcext:value-type="string">
            <text:p>#997676</text:p>
          </table:table-cell>
          <table:table-cell table:style-name="ce32" table:formula="of:=CONCATENATE(IF([.H230]&lt;10;&quot;  &quot;;IF([.H230]&lt;100;&quot; &quot;;&quot;&quot;));[.H230];&quot; &quot;;IF([.I230]&lt;10;&quot;  &quot;;IF([.I230]&lt;100;&quot; &quot;;&quot;&quot;));[.I230];&quot; &quot;;IF([.J230]&lt;10;&quot;  &quot;;IF([.J230]&lt;100;&quot; &quot;;&quot;&quot;));[.J230];&quot; &quot;;[.A230];&quot; - &quot;;[.K230])" office:value-type="string" office:string-value="153 118 118 227 - #997676" calcext:value-type="string">
            <text:p>153 118 118 227 - #997676</text:p>
          </table:table-cell>
          <table:table-cell table:style-name="ce35"/>
          <table:table-cell table:style-name="ce9"/>
          <table:table-cell table:style-name="ce6" table:formula="of:=INDEX([.$N$3:.$N$10];[.E230]+1;1)" office:value-type="float" office:value="156" calcext:value-type="float">
            <text:p>156</text:p>
          </table:table-cell>
          <table:table-cell table:style-name="ce6" table:formula="of:=INDEX([.$N$3:.$N$10];[.D230]+1;1)" office:value-type="float" office:value="116" calcext:value-type="float">
            <text:p>116</text:p>
          </table:table-cell>
          <table:table-cell table:style-name="ce6" table:formula="of:=INDEX([.$N$3:.$N$10];[.F230]+1;1)" office:value-type="float" office:value="116" calcext:value-type="float">
            <text:p>116</text:p>
          </table:table-cell>
          <table:table-cell table:style-name="ce28" table:formula="of:=CONCATENATE(&quot;#&quot;;DEC2HEX([.O230];2);DEC2HEX([.P230];2);DEC2HEX([.Q230];2))" office:value-type="string" office:string-value="#9C7474" calcext:value-type="string">
            <text:p>#9C7474</text:p>
          </table:table-cell>
          <table:table-cell table:style-name="ce32" table:formula="of:=CONCATENATE(IF([.O230]&lt;10;&quot;  &quot;;IF([.O230]&lt;100;&quot; &quot;;&quot;&quot;));[.O230];&quot; &quot;;IF([.P230]&lt;10;&quot;  &quot;;IF([.P230]&lt;100;&quot; &quot;;&quot;&quot;));[.P230];&quot; &quot;;IF([.Q230]&lt;10;&quot;  &quot;;IF([.Q230]&lt;100;&quot; &quot;;&quot;&quot;));[.Q230];&quot; &quot;;[.A230];&quot; - &quot;;[.R230])" office:value-type="string" office:string-value="156 116 116 227 - #9C7474" calcext:value-type="string">
            <text:p>156 116 116 227 - #9C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7" calcext:value-type="float">
            <text:p>2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6"/>
          <table:table-cell table:style-name="ce45"/>
          <table:table-cell table:style-name="ce50" table:formula="of:=BITAND(BITRSHIFT([.A231];6);HEX2DEC(&quot;7&quot;))" office:value-type="float" office:value="3" calcext:value-type="float">
            <text:p>3</text:p>
          </table:table-cell>
          <table:table-cell table:style-name="ce3" table:formula="of:=BITAND(BITRSHIFT([.A231];3);HEX2DEC(&quot;7&quot;))" office:value-type="float" office:value="4" calcext:value-type="float">
            <text:p>4</text:p>
          </table:table-cell>
          <table:table-cell table:style-name="ce57" table:formula="of:=BITAND([.A2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1]/7;1/[.$K$1])*255;0)" office:value-type="float" office:value="153" calcext:value-type="float">
            <text:p>153</text:p>
          </table:table-cell>
          <table:table-cell table:style-name="ce6" table:formula="of:=ROUND(POWER([.D231]/7;1/[.$K$1])*255;0)" office:value-type="float" office:value="118" calcext:value-type="float">
            <text:p>118</text:p>
          </table:table-cell>
          <table:table-cell table:style-name="ce6" table:formula="of:=ROUND(POWER([.F231]/7;1/[.$K$1])*255;0)" office:value-type="float" office:value="153" calcext:value-type="float">
            <text:p>153</text:p>
          </table:table-cell>
          <table:table-cell table:style-name="ce28" table:formula="of:=CONCATENATE(&quot;#&quot;;DEC2HEX([.H231];2);DEC2HEX([.I231];2);DEC2HEX([.J231];2))" office:value-type="string" office:string-value="#997699" calcext:value-type="string">
            <text:p>#997699</text:p>
          </table:table-cell>
          <table:table-cell table:style-name="ce32" table:formula="of:=CONCATENATE(IF([.H231]&lt;10;&quot;  &quot;;IF([.H231]&lt;100;&quot; &quot;;&quot;&quot;));[.H231];&quot; &quot;;IF([.I231]&lt;10;&quot;  &quot;;IF([.I231]&lt;100;&quot; &quot;;&quot;&quot;));[.I231];&quot; &quot;;IF([.J231]&lt;10;&quot;  &quot;;IF([.J231]&lt;100;&quot; &quot;;&quot;&quot;));[.J231];&quot; &quot;;[.A231];&quot; - &quot;;[.K231])" office:value-type="string" office:string-value="153 118 153 228 - #997699" calcext:value-type="string">
            <text:p>153 118 153 228 - #997699</text:p>
          </table:table-cell>
          <table:table-cell table:style-name="ce35"/>
          <table:table-cell table:style-name="ce9"/>
          <table:table-cell table:style-name="ce6" table:formula="of:=INDEX([.$N$3:.$N$10];[.E231]+1;1)" office:value-type="float" office:value="156" calcext:value-type="float">
            <text:p>156</text:p>
          </table:table-cell>
          <table:table-cell table:style-name="ce6" table:formula="of:=INDEX([.$N$3:.$N$10];[.D231]+1;1)" office:value-type="float" office:value="116" calcext:value-type="float">
            <text:p>116</text:p>
          </table:table-cell>
          <table:table-cell table:style-name="ce6" table:formula="of:=INDEX([.$N$3:.$N$10];[.F231]+1;1)" office:value-type="float" office:value="156" calcext:value-type="float">
            <text:p>156</text:p>
          </table:table-cell>
          <table:table-cell table:style-name="ce28" table:formula="of:=CONCATENATE(&quot;#&quot;;DEC2HEX([.O231];2);DEC2HEX([.P231];2);DEC2HEX([.Q231];2))" office:value-type="string" office:string-value="#9C749C" calcext:value-type="string">
            <text:p>#9C749C</text:p>
          </table:table-cell>
          <table:table-cell table:style-name="ce32" table:formula="of:=CONCATENATE(IF([.O231]&lt;10;&quot;  &quot;;IF([.O231]&lt;100;&quot; &quot;;&quot;&quot;));[.O231];&quot; &quot;;IF([.P231]&lt;10;&quot;  &quot;;IF([.P231]&lt;100;&quot; &quot;;&quot;&quot;));[.P231];&quot; &quot;;IF([.Q231]&lt;10;&quot;  &quot;;IF([.Q231]&lt;100;&quot; &quot;;&quot;&quot;));[.Q231];&quot; &quot;;[.A231];&quot; - &quot;;[.R231])" office:value-type="string" office:string-value="156 116 156 228 - #9C749C" calcext:value-type="string">
            <text:p>156 116 156 228 - #9C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8" calcext:value-type="float">
            <text:p>2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6"/>
          <table:table-cell table:style-name="ce45"/>
          <table:table-cell table:style-name="ce50" table:formula="of:=BITAND(BITRSHIFT([.A232];6);HEX2DEC(&quot;7&quot;))" office:value-type="float" office:value="3" calcext:value-type="float">
            <text:p>3</text:p>
          </table:table-cell>
          <table:table-cell table:style-name="ce3" table:formula="of:=BITAND(BITRSHIFT([.A232];3);HEX2DEC(&quot;7&quot;))" office:value-type="float" office:value="4" calcext:value-type="float">
            <text:p>4</text:p>
          </table:table-cell>
          <table:table-cell table:style-name="ce57" table:formula="of:=BITAND([.A2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32]/7;1/[.$K$1])*255;0)" office:value-type="float" office:value="153" calcext:value-type="float">
            <text:p>153</text:p>
          </table:table-cell>
          <table:table-cell table:style-name="ce6" table:formula="of:=ROUND(POWER([.D232]/7;1/[.$K$1])*255;0)" office:value-type="float" office:value="118" calcext:value-type="float">
            <text:p>118</text:p>
          </table:table-cell>
          <table:table-cell table:style-name="ce6" table:formula="of:=ROUND(POWER([.F232]/7;1/[.$K$1])*255;0)" office:value-type="float" office:value="188" calcext:value-type="float">
            <text:p>188</text:p>
          </table:table-cell>
          <table:table-cell table:style-name="ce28" table:formula="of:=CONCATENATE(&quot;#&quot;;DEC2HEX([.H232];2);DEC2HEX([.I232];2);DEC2HEX([.J232];2))" office:value-type="string" office:string-value="#9976BC" calcext:value-type="string">
            <text:p>#9976BC</text:p>
          </table:table-cell>
          <table:table-cell table:style-name="ce32" table:formula="of:=CONCATENATE(IF([.H232]&lt;10;&quot;  &quot;;IF([.H232]&lt;100;&quot; &quot;;&quot;&quot;));[.H232];&quot; &quot;;IF([.I232]&lt;10;&quot;  &quot;;IF([.I232]&lt;100;&quot; &quot;;&quot;&quot;));[.I232];&quot; &quot;;IF([.J232]&lt;10;&quot;  &quot;;IF([.J232]&lt;100;&quot; &quot;;&quot;&quot;));[.J232];&quot; &quot;;[.A232];&quot; - &quot;;[.K232])" office:value-type="string" office:string-value="153 118 188 229 - #9976BC" calcext:value-type="string">
            <text:p>153 118 188 229 - #9976BC</text:p>
          </table:table-cell>
          <table:table-cell table:style-name="ce35"/>
          <table:table-cell table:style-name="ce9"/>
          <table:table-cell table:style-name="ce6" table:formula="of:=INDEX([.$N$3:.$N$10];[.E232]+1;1)" office:value-type="float" office:value="156" calcext:value-type="float">
            <text:p>156</text:p>
          </table:table-cell>
          <table:table-cell table:style-name="ce6" table:formula="of:=INDEX([.$N$3:.$N$10];[.D232]+1;1)" office:value-type="float" office:value="116" calcext:value-type="float">
            <text:p>116</text:p>
          </table:table-cell>
          <table:table-cell table:style-name="ce6" table:formula="of:=INDEX([.$N$3:.$N$10];[.F232]+1;1)" office:value-type="float" office:value="187" calcext:value-type="float">
            <text:p>187</text:p>
          </table:table-cell>
          <table:table-cell table:style-name="ce28" table:formula="of:=CONCATENATE(&quot;#&quot;;DEC2HEX([.O232];2);DEC2HEX([.P232];2);DEC2HEX([.Q232];2))" office:value-type="string" office:string-value="#9C74BB" calcext:value-type="string">
            <text:p>#9C74BB</text:p>
          </table:table-cell>
          <table:table-cell table:style-name="ce32" table:formula="of:=CONCATENATE(IF([.O232]&lt;10;&quot;  &quot;;IF([.O232]&lt;100;&quot; &quot;;&quot;&quot;));[.O232];&quot; &quot;;IF([.P232]&lt;10;&quot;  &quot;;IF([.P232]&lt;100;&quot; &quot;;&quot;&quot;));[.P232];&quot; &quot;;IF([.Q232]&lt;10;&quot;  &quot;;IF([.Q232]&lt;100;&quot; &quot;;&quot;&quot;));[.Q232];&quot; &quot;;[.A232];&quot; - &quot;;[.R232])" office:value-type="string" office:string-value="156 116 187 229 - #9C74BB" calcext:value-type="string">
            <text:p>156 116 187 229 - #9C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29" calcext:value-type="float">
            <text:p>2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6"/>
          <table:table-cell table:style-name="ce45"/>
          <table:table-cell table:style-name="ce50" table:formula="of:=BITAND(BITRSHIFT([.A233];6);HEX2DEC(&quot;7&quot;))" office:value-type="float" office:value="3" calcext:value-type="float">
            <text:p>3</text:p>
          </table:table-cell>
          <table:table-cell table:style-name="ce3" table:formula="of:=BITAND(BITRSHIFT([.A233];3);HEX2DEC(&quot;7&quot;))" office:value-type="float" office:value="4" calcext:value-type="float">
            <text:p>4</text:p>
          </table:table-cell>
          <table:table-cell table:style-name="ce57" table:formula="of:=BITAND([.A2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33]/7;1/[.$K$1])*255;0)" office:value-type="float" office:value="153" calcext:value-type="float">
            <text:p>153</text:p>
          </table:table-cell>
          <table:table-cell table:style-name="ce6" table:formula="of:=ROUND(POWER([.D233]/7;1/[.$K$1])*255;0)" office:value-type="float" office:value="118" calcext:value-type="float">
            <text:p>118</text:p>
          </table:table-cell>
          <table:table-cell table:style-name="ce6" table:formula="of:=ROUND(POWER([.F233]/7;1/[.$K$1])*255;0)" office:value-type="float" office:value="222" calcext:value-type="float">
            <text:p>222</text:p>
          </table:table-cell>
          <table:table-cell table:style-name="ce28" table:formula="of:=CONCATENATE(&quot;#&quot;;DEC2HEX([.H233];2);DEC2HEX([.I233];2);DEC2HEX([.J233];2))" office:value-type="string" office:string-value="#9976DE" calcext:value-type="string">
            <text:p>#9976DE</text:p>
          </table:table-cell>
          <table:table-cell table:style-name="ce32" table:formula="of:=CONCATENATE(IF([.H233]&lt;10;&quot;  &quot;;IF([.H233]&lt;100;&quot; &quot;;&quot;&quot;));[.H233];&quot; &quot;;IF([.I233]&lt;10;&quot;  &quot;;IF([.I233]&lt;100;&quot; &quot;;&quot;&quot;));[.I233];&quot; &quot;;IF([.J233]&lt;10;&quot;  &quot;;IF([.J233]&lt;100;&quot; &quot;;&quot;&quot;));[.J233];&quot; &quot;;[.A233];&quot; - &quot;;[.K233])" office:value-type="string" office:string-value="153 118 222 230 - #9976DE" calcext:value-type="string">
            <text:p>153 118 222 230 - #9976DE</text:p>
          </table:table-cell>
          <table:table-cell table:style-name="ce35"/>
          <table:table-cell table:style-name="ce9"/>
          <table:table-cell table:style-name="ce6" table:formula="of:=INDEX([.$N$3:.$N$10];[.E233]+1;1)" office:value-type="float" office:value="156" calcext:value-type="float">
            <text:p>156</text:p>
          </table:table-cell>
          <table:table-cell table:style-name="ce6" table:formula="of:=INDEX([.$N$3:.$N$10];[.D233]+1;1)" office:value-type="float" office:value="116" calcext:value-type="float">
            <text:p>116</text:p>
          </table:table-cell>
          <table:table-cell table:style-name="ce6" table:formula="of:=INDEX([.$N$3:.$N$10];[.F233]+1;1)" office:value-type="float" office:value="225" calcext:value-type="float">
            <text:p>225</text:p>
          </table:table-cell>
          <table:table-cell table:style-name="ce28" table:formula="of:=CONCATENATE(&quot;#&quot;;DEC2HEX([.O233];2);DEC2HEX([.P233];2);DEC2HEX([.Q233];2))" office:value-type="string" office:string-value="#9C74E1" calcext:value-type="string">
            <text:p>#9C74E1</text:p>
          </table:table-cell>
          <table:table-cell table:style-name="ce32" table:formula="of:=CONCATENATE(IF([.O233]&lt;10;&quot;  &quot;;IF([.O233]&lt;100;&quot; &quot;;&quot;&quot;));[.O233];&quot; &quot;;IF([.P233]&lt;10;&quot;  &quot;;IF([.P233]&lt;100;&quot; &quot;;&quot;&quot;));[.P233];&quot; &quot;;IF([.Q233]&lt;10;&quot;  &quot;;IF([.Q233]&lt;100;&quot; &quot;;&quot;&quot;));[.Q233];&quot; &quot;;[.A233];&quot; - &quot;;[.R233])" office:value-type="string" office:string-value="156 116 225 230 - #9C74E1" calcext:value-type="string">
            <text:p>156 116 225 230 - #9C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0" calcext:value-type="float">
            <text:p>2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6"/>
          <table:table-cell table:style-name="ce45"/>
          <table:table-cell table:style-name="ce50" table:formula="of:=BITAND(BITRSHIFT([.A234];6);HEX2DEC(&quot;7&quot;))" office:value-type="float" office:value="3" calcext:value-type="float">
            <text:p>3</text:p>
          </table:table-cell>
          <table:table-cell table:style-name="ce3" table:formula="of:=BITAND(BITRSHIFT([.A234];3);HEX2DEC(&quot;7&quot;))" office:value-type="float" office:value="4" calcext:value-type="float">
            <text:p>4</text:p>
          </table:table-cell>
          <table:table-cell table:style-name="ce57" table:formula="of:=BITAND([.A2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34]/7;1/[.$K$1])*255;0)" office:value-type="float" office:value="153" calcext:value-type="float">
            <text:p>153</text:p>
          </table:table-cell>
          <table:table-cell table:style-name="ce6" table:formula="of:=ROUND(POWER([.D234]/7;1/[.$K$1])*255;0)" office:value-type="float" office:value="118" calcext:value-type="float">
            <text:p>118</text:p>
          </table:table-cell>
          <table:table-cell table:style-name="ce6" table:formula="of:=ROUND(POWER([.F234]/7;1/[.$K$1])*255;0)" office:value-type="float" office:value="255" calcext:value-type="float">
            <text:p>255</text:p>
          </table:table-cell>
          <table:table-cell table:style-name="ce28" table:formula="of:=CONCATENATE(&quot;#&quot;;DEC2HEX([.H234];2);DEC2HEX([.I234];2);DEC2HEX([.J234];2))" office:value-type="string" office:string-value="#9976FF" calcext:value-type="string">
            <text:p>#9976FF</text:p>
          </table:table-cell>
          <table:table-cell table:style-name="ce32" table:formula="of:=CONCATENATE(IF([.H234]&lt;10;&quot;  &quot;;IF([.H234]&lt;100;&quot; &quot;;&quot;&quot;));[.H234];&quot; &quot;;IF([.I234]&lt;10;&quot;  &quot;;IF([.I234]&lt;100;&quot; &quot;;&quot;&quot;));[.I234];&quot; &quot;;IF([.J234]&lt;10;&quot;  &quot;;IF([.J234]&lt;100;&quot; &quot;;&quot;&quot;));[.J234];&quot; &quot;;[.A234];&quot; - &quot;;[.K234])" office:value-type="string" office:string-value="153 118 255 231 - #9976FF" calcext:value-type="string">
            <text:p>153 118 255 231 - #9976FF</text:p>
          </table:table-cell>
          <table:table-cell table:style-name="ce35"/>
          <table:table-cell table:style-name="ce9"/>
          <table:table-cell table:style-name="ce6" table:formula="of:=INDEX([.$N$3:.$N$10];[.E234]+1;1)" office:value-type="float" office:value="156" calcext:value-type="float">
            <text:p>156</text:p>
          </table:table-cell>
          <table:table-cell table:style-name="ce6" table:formula="of:=INDEX([.$N$3:.$N$10];[.D234]+1;1)" office:value-type="float" office:value="116" calcext:value-type="float">
            <text:p>116</text:p>
          </table:table-cell>
          <table:table-cell table:style-name="ce6" table:formula="of:=INDEX([.$N$3:.$N$10];[.F234]+1;1)" office:value-type="float" office:value="255" calcext:value-type="float">
            <text:p>255</text:p>
          </table:table-cell>
          <table:table-cell table:style-name="ce28" table:formula="of:=CONCATENATE(&quot;#&quot;;DEC2HEX([.O234];2);DEC2HEX([.P234];2);DEC2HEX([.Q234];2))" office:value-type="string" office:string-value="#9C74FF" calcext:value-type="string">
            <text:p>#9C74FF</text:p>
          </table:table-cell>
          <table:table-cell table:style-name="ce32" table:formula="of:=CONCATENATE(IF([.O234]&lt;10;&quot;  &quot;;IF([.O234]&lt;100;&quot; &quot;;&quot;&quot;));[.O234];&quot; &quot;;IF([.P234]&lt;10;&quot;  &quot;;IF([.P234]&lt;100;&quot; &quot;;&quot;&quot;));[.P234];&quot; &quot;;IF([.Q234]&lt;10;&quot;  &quot;;IF([.Q234]&lt;100;&quot; &quot;;&quot;&quot;));[.Q234];&quot; &quot;;[.A234];&quot; - &quot;;[.R234])" office:value-type="string" office:string-value="156 116 255 231 - #9C74FF" calcext:value-type="string">
            <text:p>156 116 255 231 - #9C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1" calcext:value-type="float">
            <text:p>2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6"/>
          <table:table-cell table:style-name="ce45"/>
          <table:table-cell table:style-name="ce50" table:formula="of:=BITAND(BITRSHIFT([.A235];6);HEX2DEC(&quot;7&quot;))" office:value-type="float" office:value="3" calcext:value-type="float">
            <text:p>3</text:p>
          </table:table-cell>
          <table:table-cell table:style-name="ce3" table:formula="of:=BITAND(BITRSHIFT([.A235];3);HEX2DEC(&quot;7&quot;))" office:value-type="float" office:value="5" calcext:value-type="float">
            <text:p>5</text:p>
          </table:table-cell>
          <table:table-cell table:style-name="ce57" table:formula="of:=BITAND([.A2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35]/7;1/[.$K$1])*255;0)" office:value-type="float" office:value="188" calcext:value-type="float">
            <text:p>188</text:p>
          </table:table-cell>
          <table:table-cell table:style-name="ce6" table:formula="of:=ROUND(POWER([.D235]/7;1/[.$K$1])*255;0)" office:value-type="float" office:value="118" calcext:value-type="float">
            <text:p>118</text:p>
          </table:table-cell>
          <table:table-cell table:style-name="ce6" table:formula="of:=ROUND(POWER([.F235]/7;1/[.$K$1])*255;0)" office:value-type="float" office:value="0" calcext:value-type="float">
            <text:p>0</text:p>
          </table:table-cell>
          <table:table-cell table:style-name="ce28" table:formula="of:=CONCATENATE(&quot;#&quot;;DEC2HEX([.H235];2);DEC2HEX([.I235];2);DEC2HEX([.J235];2))" office:value-type="string" office:string-value="#BC7600" calcext:value-type="string">
            <text:p>#BC7600</text:p>
          </table:table-cell>
          <table:table-cell table:style-name="ce32" table:formula="of:=CONCATENATE(IF([.H235]&lt;10;&quot;  &quot;;IF([.H235]&lt;100;&quot; &quot;;&quot;&quot;));[.H235];&quot; &quot;;IF([.I235]&lt;10;&quot;  &quot;;IF([.I235]&lt;100;&quot; &quot;;&quot;&quot;));[.I235];&quot; &quot;;IF([.J235]&lt;10;&quot;  &quot;;IF([.J235]&lt;100;&quot; &quot;;&quot;&quot;));[.J235];&quot; &quot;;[.A235];&quot; - &quot;;[.K235])" office:value-type="string" office:string-value="188 118   0 232 - #BC7600" calcext:value-type="string">
            <text:p>188 118 <text:s text:c="2"/>0 232 - #BC7600</text:p>
          </table:table-cell>
          <table:table-cell table:style-name="ce35"/>
          <table:table-cell table:style-name="ce9"/>
          <table:table-cell table:style-name="ce6" table:formula="of:=INDEX([.$N$3:.$N$10];[.E235]+1;1)" office:value-type="float" office:value="187" calcext:value-type="float">
            <text:p>187</text:p>
          </table:table-cell>
          <table:table-cell table:style-name="ce6" table:formula="of:=INDEX([.$N$3:.$N$10];[.D235]+1;1)" office:value-type="float" office:value="116" calcext:value-type="float">
            <text:p>116</text:p>
          </table:table-cell>
          <table:table-cell table:style-name="ce6" table:formula="of:=INDEX([.$N$3:.$N$10];[.F235]+1;1)" office:value-type="float" office:value="0" calcext:value-type="float">
            <text:p>0</text:p>
          </table:table-cell>
          <table:table-cell table:style-name="ce28" table:formula="of:=CONCATENATE(&quot;#&quot;;DEC2HEX([.O235];2);DEC2HEX([.P235];2);DEC2HEX([.Q235];2))" office:value-type="string" office:string-value="#BB7400" calcext:value-type="string">
            <text:p>#BB7400</text:p>
          </table:table-cell>
          <table:table-cell table:style-name="ce32" table:formula="of:=CONCATENATE(IF([.O235]&lt;10;&quot;  &quot;;IF([.O235]&lt;100;&quot; &quot;;&quot;&quot;));[.O235];&quot; &quot;;IF([.P235]&lt;10;&quot;  &quot;;IF([.P235]&lt;100;&quot; &quot;;&quot;&quot;));[.P235];&quot; &quot;;IF([.Q235]&lt;10;&quot;  &quot;;IF([.Q235]&lt;100;&quot; &quot;;&quot;&quot;));[.Q235];&quot; &quot;;[.A235];&quot; - &quot;;[.R235])" office:value-type="string" office:string-value="187 116   0 232 - #BB7400" calcext:value-type="string">
            <text:p>187 116 <text:s text:c="2"/>0 232 - #BB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2" calcext:value-type="float">
            <text:p>2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6"/>
          <table:table-cell table:style-name="ce45"/>
          <table:table-cell table:style-name="ce50" table:formula="of:=BITAND(BITRSHIFT([.A236];6);HEX2DEC(&quot;7&quot;))" office:value-type="float" office:value="3" calcext:value-type="float">
            <text:p>3</text:p>
          </table:table-cell>
          <table:table-cell table:style-name="ce3" table:formula="of:=BITAND(BITRSHIFT([.A236];3);HEX2DEC(&quot;7&quot;))" office:value-type="float" office:value="5" calcext:value-type="float">
            <text:p>5</text:p>
          </table:table-cell>
          <table:table-cell table:style-name="ce57" table:formula="of:=BITAND([.A2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36]/7;1/[.$K$1])*255;0)" office:value-type="float" office:value="188" calcext:value-type="float">
            <text:p>188</text:p>
          </table:table-cell>
          <table:table-cell table:style-name="ce6" table:formula="of:=ROUND(POWER([.D236]/7;1/[.$K$1])*255;0)" office:value-type="float" office:value="118" calcext:value-type="float">
            <text:p>118</text:p>
          </table:table-cell>
          <table:table-cell table:style-name="ce6" table:formula="of:=ROUND(POWER([.F236]/7;1/[.$K$1])*255;0)" office:value-type="float" office:value="43" calcext:value-type="float">
            <text:p>43</text:p>
          </table:table-cell>
          <table:table-cell table:style-name="ce28" table:formula="of:=CONCATENATE(&quot;#&quot;;DEC2HEX([.H236];2);DEC2HEX([.I236];2);DEC2HEX([.J236];2))" office:value-type="string" office:string-value="#BC762B" calcext:value-type="string">
            <text:p>#BC762B</text:p>
          </table:table-cell>
          <table:table-cell table:style-name="ce32" table:formula="of:=CONCATENATE(IF([.H236]&lt;10;&quot;  &quot;;IF([.H236]&lt;100;&quot; &quot;;&quot;&quot;));[.H236];&quot; &quot;;IF([.I236]&lt;10;&quot;  &quot;;IF([.I236]&lt;100;&quot; &quot;;&quot;&quot;));[.I236];&quot; &quot;;IF([.J236]&lt;10;&quot;  &quot;;IF([.J236]&lt;100;&quot; &quot;;&quot;&quot;));[.J236];&quot; &quot;;[.A236];&quot; - &quot;;[.K236])" office:value-type="string" office:string-value="188 118  43 233 - #BC762B" calcext:value-type="string">
            <text:p>188 118 <text:s/>43 233 - #BC762B</text:p>
          </table:table-cell>
          <table:table-cell table:style-name="ce35"/>
          <table:table-cell table:style-name="ce9"/>
          <table:table-cell table:style-name="ce6" table:formula="of:=INDEX([.$N$3:.$N$10];[.E236]+1;1)" office:value-type="float" office:value="187" calcext:value-type="float">
            <text:p>187</text:p>
          </table:table-cell>
          <table:table-cell table:style-name="ce6" table:formula="of:=INDEX([.$N$3:.$N$10];[.D236]+1;1)" office:value-type="float" office:value="116" calcext:value-type="float">
            <text:p>116</text:p>
          </table:table-cell>
          <table:table-cell table:style-name="ce6" table:formula="of:=INDEX([.$N$3:.$N$10];[.F236]+1;1)" office:value-type="float" office:value="40" calcext:value-type="float">
            <text:p>40</text:p>
          </table:table-cell>
          <table:table-cell table:style-name="ce28" table:formula="of:=CONCATENATE(&quot;#&quot;;DEC2HEX([.O236];2);DEC2HEX([.P236];2);DEC2HEX([.Q236];2))" office:value-type="string" office:string-value="#BB7428" calcext:value-type="string">
            <text:p>#BB7428</text:p>
          </table:table-cell>
          <table:table-cell table:style-name="ce32" table:formula="of:=CONCATENATE(IF([.O236]&lt;10;&quot;  &quot;;IF([.O236]&lt;100;&quot; &quot;;&quot;&quot;));[.O236];&quot; &quot;;IF([.P236]&lt;10;&quot;  &quot;;IF([.P236]&lt;100;&quot; &quot;;&quot;&quot;));[.P236];&quot; &quot;;IF([.Q236]&lt;10;&quot;  &quot;;IF([.Q236]&lt;100;&quot; &quot;;&quot;&quot;));[.Q236];&quot; &quot;;[.A236];&quot; - &quot;;[.R236])" office:value-type="string" office:string-value="187 116  40 233 - #BB7428" calcext:value-type="string">
            <text:p>187 116 <text:s/>40 233 - #BB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3" calcext:value-type="float">
            <text:p>2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6"/>
          <table:table-cell table:style-name="ce45"/>
          <table:table-cell table:style-name="ce50" table:formula="of:=BITAND(BITRSHIFT([.A237];6);HEX2DEC(&quot;7&quot;))" office:value-type="float" office:value="3" calcext:value-type="float">
            <text:p>3</text:p>
          </table:table-cell>
          <table:table-cell table:style-name="ce3" table:formula="of:=BITAND(BITRSHIFT([.A237];3);HEX2DEC(&quot;7&quot;))" office:value-type="float" office:value="5" calcext:value-type="float">
            <text:p>5</text:p>
          </table:table-cell>
          <table:table-cell table:style-name="ce57" table:formula="of:=BITAND([.A2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37]/7;1/[.$K$1])*255;0)" office:value-type="float" office:value="188" calcext:value-type="float">
            <text:p>188</text:p>
          </table:table-cell>
          <table:table-cell table:style-name="ce6" table:formula="of:=ROUND(POWER([.D237]/7;1/[.$K$1])*255;0)" office:value-type="float" office:value="118" calcext:value-type="float">
            <text:p>118</text:p>
          </table:table-cell>
          <table:table-cell table:style-name="ce6" table:formula="of:=ROUND(POWER([.F237]/7;1/[.$K$1])*255;0)" office:value-type="float" office:value="82" calcext:value-type="float">
            <text:p>82</text:p>
          </table:table-cell>
          <table:table-cell table:style-name="ce28" table:formula="of:=CONCATENATE(&quot;#&quot;;DEC2HEX([.H237];2);DEC2HEX([.I237];2);DEC2HEX([.J237];2))" office:value-type="string" office:string-value="#BC7652" calcext:value-type="string">
            <text:p>#BC7652</text:p>
          </table:table-cell>
          <table:table-cell table:style-name="ce32" table:formula="of:=CONCATENATE(IF([.H237]&lt;10;&quot;  &quot;;IF([.H237]&lt;100;&quot; &quot;;&quot;&quot;));[.H237];&quot; &quot;;IF([.I237]&lt;10;&quot;  &quot;;IF([.I237]&lt;100;&quot; &quot;;&quot;&quot;));[.I237];&quot; &quot;;IF([.J237]&lt;10;&quot;  &quot;;IF([.J237]&lt;100;&quot; &quot;;&quot;&quot;));[.J237];&quot; &quot;;[.A237];&quot; - &quot;;[.K237])" office:value-type="string" office:string-value="188 118  82 234 - #BC7652" calcext:value-type="string">
            <text:p>188 118 <text:s/>82 234 - #BC7652</text:p>
          </table:table-cell>
          <table:table-cell table:style-name="ce35"/>
          <table:table-cell table:style-name="ce9"/>
          <table:table-cell table:style-name="ce6" table:formula="of:=INDEX([.$N$3:.$N$10];[.E237]+1;1)" office:value-type="float" office:value="187" calcext:value-type="float">
            <text:p>187</text:p>
          </table:table-cell>
          <table:table-cell table:style-name="ce6" table:formula="of:=INDEX([.$N$3:.$N$10];[.D237]+1;1)" office:value-type="float" office:value="116" calcext:value-type="float">
            <text:p>116</text:p>
          </table:table-cell>
          <table:table-cell table:style-name="ce6" table:formula="of:=INDEX([.$N$3:.$N$10];[.F237]+1;1)" office:value-type="float" office:value="83" calcext:value-type="float">
            <text:p>83</text:p>
          </table:table-cell>
          <table:table-cell table:style-name="ce28" table:formula="of:=CONCATENATE(&quot;#&quot;;DEC2HEX([.O237];2);DEC2HEX([.P237];2);DEC2HEX([.Q237];2))" office:value-type="string" office:string-value="#BB7453" calcext:value-type="string">
            <text:p>#BB7453</text:p>
          </table:table-cell>
          <table:table-cell table:style-name="ce32" table:formula="of:=CONCATENATE(IF([.O237]&lt;10;&quot;  &quot;;IF([.O237]&lt;100;&quot; &quot;;&quot;&quot;));[.O237];&quot; &quot;;IF([.P237]&lt;10;&quot;  &quot;;IF([.P237]&lt;100;&quot; &quot;;&quot;&quot;));[.P237];&quot; &quot;;IF([.Q237]&lt;10;&quot;  &quot;;IF([.Q237]&lt;100;&quot; &quot;;&quot;&quot;));[.Q237];&quot; &quot;;[.A237];&quot; - &quot;;[.R237])" office:value-type="string" office:string-value="187 116  83 234 - #BB7453" calcext:value-type="string">
            <text:p>187 116 <text:s/>83 234 - #BB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4" calcext:value-type="float">
            <text:p>2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6"/>
          <table:table-cell table:style-name="ce45"/>
          <table:table-cell table:style-name="ce50" table:formula="of:=BITAND(BITRSHIFT([.A238];6);HEX2DEC(&quot;7&quot;))" office:value-type="float" office:value="3" calcext:value-type="float">
            <text:p>3</text:p>
          </table:table-cell>
          <table:table-cell table:style-name="ce3" table:formula="of:=BITAND(BITRSHIFT([.A238];3);HEX2DEC(&quot;7&quot;))" office:value-type="float" office:value="5" calcext:value-type="float">
            <text:p>5</text:p>
          </table:table-cell>
          <table:table-cell table:style-name="ce57" table:formula="of:=BITAND([.A2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38]/7;1/[.$K$1])*255;0)" office:value-type="float" office:value="188" calcext:value-type="float">
            <text:p>188</text:p>
          </table:table-cell>
          <table:table-cell table:style-name="ce6" table:formula="of:=ROUND(POWER([.D238]/7;1/[.$K$1])*255;0)" office:value-type="float" office:value="118" calcext:value-type="float">
            <text:p>118</text:p>
          </table:table-cell>
          <table:table-cell table:style-name="ce6" table:formula="of:=ROUND(POWER([.F238]/7;1/[.$K$1])*255;0)" office:value-type="float" office:value="118" calcext:value-type="float">
            <text:p>118</text:p>
          </table:table-cell>
          <table:table-cell table:style-name="ce28" table:formula="of:=CONCATENATE(&quot;#&quot;;DEC2HEX([.H238];2);DEC2HEX([.I238];2);DEC2HEX([.J238];2))" office:value-type="string" office:string-value="#BC7676" calcext:value-type="string">
            <text:p>#BC7676</text:p>
          </table:table-cell>
          <table:table-cell table:style-name="ce32" table:formula="of:=CONCATENATE(IF([.H238]&lt;10;&quot;  &quot;;IF([.H238]&lt;100;&quot; &quot;;&quot;&quot;));[.H238];&quot; &quot;;IF([.I238]&lt;10;&quot;  &quot;;IF([.I238]&lt;100;&quot; &quot;;&quot;&quot;));[.I238];&quot; &quot;;IF([.J238]&lt;10;&quot;  &quot;;IF([.J238]&lt;100;&quot; &quot;;&quot;&quot;));[.J238];&quot; &quot;;[.A238];&quot; - &quot;;[.K238])" office:value-type="string" office:string-value="188 118 118 235 - #BC7676" calcext:value-type="string">
            <text:p>188 118 118 235 - #BC7676</text:p>
          </table:table-cell>
          <table:table-cell table:style-name="ce35"/>
          <table:table-cell table:style-name="ce9"/>
          <table:table-cell table:style-name="ce6" table:formula="of:=INDEX([.$N$3:.$N$10];[.E238]+1;1)" office:value-type="float" office:value="187" calcext:value-type="float">
            <text:p>187</text:p>
          </table:table-cell>
          <table:table-cell table:style-name="ce6" table:formula="of:=INDEX([.$N$3:.$N$10];[.D238]+1;1)" office:value-type="float" office:value="116" calcext:value-type="float">
            <text:p>116</text:p>
          </table:table-cell>
          <table:table-cell table:style-name="ce6" table:formula="of:=INDEX([.$N$3:.$N$10];[.F238]+1;1)" office:value-type="float" office:value="116" calcext:value-type="float">
            <text:p>116</text:p>
          </table:table-cell>
          <table:table-cell table:style-name="ce28" table:formula="of:=CONCATENATE(&quot;#&quot;;DEC2HEX([.O238];2);DEC2HEX([.P238];2);DEC2HEX([.Q238];2))" office:value-type="string" office:string-value="#BB7474" calcext:value-type="string">
            <text:p>#BB7474</text:p>
          </table:table-cell>
          <table:table-cell table:style-name="ce32" table:formula="of:=CONCATENATE(IF([.O238]&lt;10;&quot;  &quot;;IF([.O238]&lt;100;&quot; &quot;;&quot;&quot;));[.O238];&quot; &quot;;IF([.P238]&lt;10;&quot;  &quot;;IF([.P238]&lt;100;&quot; &quot;;&quot;&quot;));[.P238];&quot; &quot;;IF([.Q238]&lt;10;&quot;  &quot;;IF([.Q238]&lt;100;&quot; &quot;;&quot;&quot;));[.Q238];&quot; &quot;;[.A238];&quot; - &quot;;[.R238])" office:value-type="string" office:string-value="187 116 116 235 - #BB7474" calcext:value-type="string">
            <text:p>187 116 116 235 - #BB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5" calcext:value-type="float">
            <text:p>2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6"/>
          <table:table-cell table:style-name="ce45"/>
          <table:table-cell table:style-name="ce50" table:formula="of:=BITAND(BITRSHIFT([.A239];6);HEX2DEC(&quot;7&quot;))" office:value-type="float" office:value="3" calcext:value-type="float">
            <text:p>3</text:p>
          </table:table-cell>
          <table:table-cell table:style-name="ce3" table:formula="of:=BITAND(BITRSHIFT([.A239];3);HEX2DEC(&quot;7&quot;))" office:value-type="float" office:value="5" calcext:value-type="float">
            <text:p>5</text:p>
          </table:table-cell>
          <table:table-cell table:style-name="ce57" table:formula="of:=BITAND([.A2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39]/7;1/[.$K$1])*255;0)" office:value-type="float" office:value="188" calcext:value-type="float">
            <text:p>188</text:p>
          </table:table-cell>
          <table:table-cell table:style-name="ce6" table:formula="of:=ROUND(POWER([.D239]/7;1/[.$K$1])*255;0)" office:value-type="float" office:value="118" calcext:value-type="float">
            <text:p>118</text:p>
          </table:table-cell>
          <table:table-cell table:style-name="ce6" table:formula="of:=ROUND(POWER([.F239]/7;1/[.$K$1])*255;0)" office:value-type="float" office:value="153" calcext:value-type="float">
            <text:p>153</text:p>
          </table:table-cell>
          <table:table-cell table:style-name="ce28" table:formula="of:=CONCATENATE(&quot;#&quot;;DEC2HEX([.H239];2);DEC2HEX([.I239];2);DEC2HEX([.J239];2))" office:value-type="string" office:string-value="#BC7699" calcext:value-type="string">
            <text:p>#BC7699</text:p>
          </table:table-cell>
          <table:table-cell table:style-name="ce32" table:formula="of:=CONCATENATE(IF([.H239]&lt;10;&quot;  &quot;;IF([.H239]&lt;100;&quot; &quot;;&quot;&quot;));[.H239];&quot; &quot;;IF([.I239]&lt;10;&quot;  &quot;;IF([.I239]&lt;100;&quot; &quot;;&quot;&quot;));[.I239];&quot; &quot;;IF([.J239]&lt;10;&quot;  &quot;;IF([.J239]&lt;100;&quot; &quot;;&quot;&quot;));[.J239];&quot; &quot;;[.A239];&quot; - &quot;;[.K239])" office:value-type="string" office:string-value="188 118 153 236 - #BC7699" calcext:value-type="string">
            <text:p>188 118 153 236 - #BC7699</text:p>
          </table:table-cell>
          <table:table-cell table:style-name="ce35"/>
          <table:table-cell table:style-name="ce9"/>
          <table:table-cell table:style-name="ce6" table:formula="of:=INDEX([.$N$3:.$N$10];[.E239]+1;1)" office:value-type="float" office:value="187" calcext:value-type="float">
            <text:p>187</text:p>
          </table:table-cell>
          <table:table-cell table:style-name="ce6" table:formula="of:=INDEX([.$N$3:.$N$10];[.D239]+1;1)" office:value-type="float" office:value="116" calcext:value-type="float">
            <text:p>116</text:p>
          </table:table-cell>
          <table:table-cell table:style-name="ce6" table:formula="of:=INDEX([.$N$3:.$N$10];[.F239]+1;1)" office:value-type="float" office:value="156" calcext:value-type="float">
            <text:p>156</text:p>
          </table:table-cell>
          <table:table-cell table:style-name="ce28" table:formula="of:=CONCATENATE(&quot;#&quot;;DEC2HEX([.O239];2);DEC2HEX([.P239];2);DEC2HEX([.Q239];2))" office:value-type="string" office:string-value="#BB749C" calcext:value-type="string">
            <text:p>#BB749C</text:p>
          </table:table-cell>
          <table:table-cell table:style-name="ce32" table:formula="of:=CONCATENATE(IF([.O239]&lt;10;&quot;  &quot;;IF([.O239]&lt;100;&quot; &quot;;&quot;&quot;));[.O239];&quot; &quot;;IF([.P239]&lt;10;&quot;  &quot;;IF([.P239]&lt;100;&quot; &quot;;&quot;&quot;));[.P239];&quot; &quot;;IF([.Q239]&lt;10;&quot;  &quot;;IF([.Q239]&lt;100;&quot; &quot;;&quot;&quot;));[.Q239];&quot; &quot;;[.A239];&quot; - &quot;;[.R239])" office:value-type="string" office:string-value="187 116 156 236 - #BB749C" calcext:value-type="string">
            <text:p>187 116 156 236 - #BB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6" calcext:value-type="float">
            <text:p>2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6"/>
          <table:table-cell table:style-name="ce45"/>
          <table:table-cell table:style-name="ce50" table:formula="of:=BITAND(BITRSHIFT([.A240];6);HEX2DEC(&quot;7&quot;))" office:value-type="float" office:value="3" calcext:value-type="float">
            <text:p>3</text:p>
          </table:table-cell>
          <table:table-cell table:style-name="ce3" table:formula="of:=BITAND(BITRSHIFT([.A240];3);HEX2DEC(&quot;7&quot;))" office:value-type="float" office:value="5" calcext:value-type="float">
            <text:p>5</text:p>
          </table:table-cell>
          <table:table-cell table:style-name="ce57" table:formula="of:=BITAND([.A2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0]/7;1/[.$K$1])*255;0)" office:value-type="float" office:value="188" calcext:value-type="float">
            <text:p>188</text:p>
          </table:table-cell>
          <table:table-cell table:style-name="ce6" table:formula="of:=ROUND(POWER([.D240]/7;1/[.$K$1])*255;0)" office:value-type="float" office:value="118" calcext:value-type="float">
            <text:p>118</text:p>
          </table:table-cell>
          <table:table-cell table:style-name="ce6" table:formula="of:=ROUND(POWER([.F240]/7;1/[.$K$1])*255;0)" office:value-type="float" office:value="188" calcext:value-type="float">
            <text:p>188</text:p>
          </table:table-cell>
          <table:table-cell table:style-name="ce28" table:formula="of:=CONCATENATE(&quot;#&quot;;DEC2HEX([.H240];2);DEC2HEX([.I240];2);DEC2HEX([.J240];2))" office:value-type="string" office:string-value="#BC76BC" calcext:value-type="string">
            <text:p>#BC76BC</text:p>
          </table:table-cell>
          <table:table-cell table:style-name="ce32" table:formula="of:=CONCATENATE(IF([.H240]&lt;10;&quot;  &quot;;IF([.H240]&lt;100;&quot; &quot;;&quot;&quot;));[.H240];&quot; &quot;;IF([.I240]&lt;10;&quot;  &quot;;IF([.I240]&lt;100;&quot; &quot;;&quot;&quot;));[.I240];&quot; &quot;;IF([.J240]&lt;10;&quot;  &quot;;IF([.J240]&lt;100;&quot; &quot;;&quot;&quot;));[.J240];&quot; &quot;;[.A240];&quot; - &quot;;[.K240])" office:value-type="string" office:string-value="188 118 188 237 - #BC76BC" calcext:value-type="string">
            <text:p>188 118 188 237 - #BC76BC</text:p>
          </table:table-cell>
          <table:table-cell table:style-name="ce35"/>
          <table:table-cell table:style-name="ce9"/>
          <table:table-cell table:style-name="ce6" table:formula="of:=INDEX([.$N$3:.$N$10];[.E240]+1;1)" office:value-type="float" office:value="187" calcext:value-type="float">
            <text:p>187</text:p>
          </table:table-cell>
          <table:table-cell table:style-name="ce6" table:formula="of:=INDEX([.$N$3:.$N$10];[.D240]+1;1)" office:value-type="float" office:value="116" calcext:value-type="float">
            <text:p>116</text:p>
          </table:table-cell>
          <table:table-cell table:style-name="ce6" table:formula="of:=INDEX([.$N$3:.$N$10];[.F240]+1;1)" office:value-type="float" office:value="187" calcext:value-type="float">
            <text:p>187</text:p>
          </table:table-cell>
          <table:table-cell table:style-name="ce28" table:formula="of:=CONCATENATE(&quot;#&quot;;DEC2HEX([.O240];2);DEC2HEX([.P240];2);DEC2HEX([.Q240];2))" office:value-type="string" office:string-value="#BB74BB" calcext:value-type="string">
            <text:p>#BB74BB</text:p>
          </table:table-cell>
          <table:table-cell table:style-name="ce32" table:formula="of:=CONCATENATE(IF([.O240]&lt;10;&quot;  &quot;;IF([.O240]&lt;100;&quot; &quot;;&quot;&quot;));[.O240];&quot; &quot;;IF([.P240]&lt;10;&quot;  &quot;;IF([.P240]&lt;100;&quot; &quot;;&quot;&quot;));[.P240];&quot; &quot;;IF([.Q240]&lt;10;&quot;  &quot;;IF([.Q240]&lt;100;&quot; &quot;;&quot;&quot;));[.Q240];&quot; &quot;;[.A240];&quot; - &quot;;[.R240])" office:value-type="string" office:string-value="187 116 187 237 - #BB74BB" calcext:value-type="string">
            <text:p>187 116 187 237 - #BB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7" calcext:value-type="float">
            <text:p>2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6"/>
          <table:table-cell table:style-name="ce45"/>
          <table:table-cell table:style-name="ce50" table:formula="of:=BITAND(BITRSHIFT([.A241];6);HEX2DEC(&quot;7&quot;))" office:value-type="float" office:value="3" calcext:value-type="float">
            <text:p>3</text:p>
          </table:table-cell>
          <table:table-cell table:style-name="ce3" table:formula="of:=BITAND(BITRSHIFT([.A241];3);HEX2DEC(&quot;7&quot;))" office:value-type="float" office:value="5" calcext:value-type="float">
            <text:p>5</text:p>
          </table:table-cell>
          <table:table-cell table:style-name="ce57" table:formula="of:=BITAND([.A2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41]/7;1/[.$K$1])*255;0)" office:value-type="float" office:value="188" calcext:value-type="float">
            <text:p>188</text:p>
          </table:table-cell>
          <table:table-cell table:style-name="ce6" table:formula="of:=ROUND(POWER([.D241]/7;1/[.$K$1])*255;0)" office:value-type="float" office:value="118" calcext:value-type="float">
            <text:p>118</text:p>
          </table:table-cell>
          <table:table-cell table:style-name="ce6" table:formula="of:=ROUND(POWER([.F241]/7;1/[.$K$1])*255;0)" office:value-type="float" office:value="222" calcext:value-type="float">
            <text:p>222</text:p>
          </table:table-cell>
          <table:table-cell table:style-name="ce28" table:formula="of:=CONCATENATE(&quot;#&quot;;DEC2HEX([.H241];2);DEC2HEX([.I241];2);DEC2HEX([.J241];2))" office:value-type="string" office:string-value="#BC76DE" calcext:value-type="string">
            <text:p>#BC76DE</text:p>
          </table:table-cell>
          <table:table-cell table:style-name="ce32" table:formula="of:=CONCATENATE(IF([.H241]&lt;10;&quot;  &quot;;IF([.H241]&lt;100;&quot; &quot;;&quot;&quot;));[.H241];&quot; &quot;;IF([.I241]&lt;10;&quot;  &quot;;IF([.I241]&lt;100;&quot; &quot;;&quot;&quot;));[.I241];&quot; &quot;;IF([.J241]&lt;10;&quot;  &quot;;IF([.J241]&lt;100;&quot; &quot;;&quot;&quot;));[.J241];&quot; &quot;;[.A241];&quot; - &quot;;[.K241])" office:value-type="string" office:string-value="188 118 222 238 - #BC76DE" calcext:value-type="string">
            <text:p>188 118 222 238 - #BC76DE</text:p>
          </table:table-cell>
          <table:table-cell table:style-name="ce35"/>
          <table:table-cell table:style-name="ce9"/>
          <table:table-cell table:style-name="ce6" table:formula="of:=INDEX([.$N$3:.$N$10];[.E241]+1;1)" office:value-type="float" office:value="187" calcext:value-type="float">
            <text:p>187</text:p>
          </table:table-cell>
          <table:table-cell table:style-name="ce6" table:formula="of:=INDEX([.$N$3:.$N$10];[.D241]+1;1)" office:value-type="float" office:value="116" calcext:value-type="float">
            <text:p>116</text:p>
          </table:table-cell>
          <table:table-cell table:style-name="ce6" table:formula="of:=INDEX([.$N$3:.$N$10];[.F241]+1;1)" office:value-type="float" office:value="225" calcext:value-type="float">
            <text:p>225</text:p>
          </table:table-cell>
          <table:table-cell table:style-name="ce28" table:formula="of:=CONCATENATE(&quot;#&quot;;DEC2HEX([.O241];2);DEC2HEX([.P241];2);DEC2HEX([.Q241];2))" office:value-type="string" office:string-value="#BB74E1" calcext:value-type="string">
            <text:p>#BB74E1</text:p>
          </table:table-cell>
          <table:table-cell table:style-name="ce32" table:formula="of:=CONCATENATE(IF([.O241]&lt;10;&quot;  &quot;;IF([.O241]&lt;100;&quot; &quot;;&quot;&quot;));[.O241];&quot; &quot;;IF([.P241]&lt;10;&quot;  &quot;;IF([.P241]&lt;100;&quot; &quot;;&quot;&quot;));[.P241];&quot; &quot;;IF([.Q241]&lt;10;&quot;  &quot;;IF([.Q241]&lt;100;&quot; &quot;;&quot;&quot;));[.Q241];&quot; &quot;;[.A241];&quot; - &quot;;[.R241])" office:value-type="string" office:string-value="187 116 225 238 - #BB74E1" calcext:value-type="string">
            <text:p>187 116 225 238 - #BB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8" calcext:value-type="float">
            <text:p>2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6"/>
          <table:table-cell table:style-name="ce45"/>
          <table:table-cell table:style-name="ce50" table:formula="of:=BITAND(BITRSHIFT([.A242];6);HEX2DEC(&quot;7&quot;))" office:value-type="float" office:value="3" calcext:value-type="float">
            <text:p>3</text:p>
          </table:table-cell>
          <table:table-cell table:style-name="ce3" table:formula="of:=BITAND(BITRSHIFT([.A242];3);HEX2DEC(&quot;7&quot;))" office:value-type="float" office:value="5" calcext:value-type="float">
            <text:p>5</text:p>
          </table:table-cell>
          <table:table-cell table:style-name="ce57" table:formula="of:=BITAND([.A2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42]/7;1/[.$K$1])*255;0)" office:value-type="float" office:value="188" calcext:value-type="float">
            <text:p>188</text:p>
          </table:table-cell>
          <table:table-cell table:style-name="ce6" table:formula="of:=ROUND(POWER([.D242]/7;1/[.$K$1])*255;0)" office:value-type="float" office:value="118" calcext:value-type="float">
            <text:p>118</text:p>
          </table:table-cell>
          <table:table-cell table:style-name="ce6" table:formula="of:=ROUND(POWER([.F242]/7;1/[.$K$1])*255;0)" office:value-type="float" office:value="255" calcext:value-type="float">
            <text:p>255</text:p>
          </table:table-cell>
          <table:table-cell table:style-name="ce28" table:formula="of:=CONCATENATE(&quot;#&quot;;DEC2HEX([.H242];2);DEC2HEX([.I242];2);DEC2HEX([.J242];2))" office:value-type="string" office:string-value="#BC76FF" calcext:value-type="string">
            <text:p>#BC76FF</text:p>
          </table:table-cell>
          <table:table-cell table:style-name="ce32" table:formula="of:=CONCATENATE(IF([.H242]&lt;10;&quot;  &quot;;IF([.H242]&lt;100;&quot; &quot;;&quot;&quot;));[.H242];&quot; &quot;;IF([.I242]&lt;10;&quot;  &quot;;IF([.I242]&lt;100;&quot; &quot;;&quot;&quot;));[.I242];&quot; &quot;;IF([.J242]&lt;10;&quot;  &quot;;IF([.J242]&lt;100;&quot; &quot;;&quot;&quot;));[.J242];&quot; &quot;;[.A242];&quot; - &quot;;[.K242])" office:value-type="string" office:string-value="188 118 255 239 - #BC76FF" calcext:value-type="string">
            <text:p>188 118 255 239 - #BC76FF</text:p>
          </table:table-cell>
          <table:table-cell table:style-name="ce35"/>
          <table:table-cell table:style-name="ce9"/>
          <table:table-cell table:style-name="ce6" table:formula="of:=INDEX([.$N$3:.$N$10];[.E242]+1;1)" office:value-type="float" office:value="187" calcext:value-type="float">
            <text:p>187</text:p>
          </table:table-cell>
          <table:table-cell table:style-name="ce6" table:formula="of:=INDEX([.$N$3:.$N$10];[.D242]+1;1)" office:value-type="float" office:value="116" calcext:value-type="float">
            <text:p>116</text:p>
          </table:table-cell>
          <table:table-cell table:style-name="ce6" table:formula="of:=INDEX([.$N$3:.$N$10];[.F242]+1;1)" office:value-type="float" office:value="255" calcext:value-type="float">
            <text:p>255</text:p>
          </table:table-cell>
          <table:table-cell table:style-name="ce28" table:formula="of:=CONCATENATE(&quot;#&quot;;DEC2HEX([.O242];2);DEC2HEX([.P242];2);DEC2HEX([.Q242];2))" office:value-type="string" office:string-value="#BB74FF" calcext:value-type="string">
            <text:p>#BB74FF</text:p>
          </table:table-cell>
          <table:table-cell table:style-name="ce32" table:formula="of:=CONCATENATE(IF([.O242]&lt;10;&quot;  &quot;;IF([.O242]&lt;100;&quot; &quot;;&quot;&quot;));[.O242];&quot; &quot;;IF([.P242]&lt;10;&quot;  &quot;;IF([.P242]&lt;100;&quot; &quot;;&quot;&quot;));[.P242];&quot; &quot;;IF([.Q242]&lt;10;&quot;  &quot;;IF([.Q242]&lt;100;&quot; &quot;;&quot;&quot;));[.Q242];&quot; &quot;;[.A242];&quot; - &quot;;[.R242])" office:value-type="string" office:string-value="187 116 255 239 - #BB74FF" calcext:value-type="string">
            <text:p>187 116 255 239 - #BB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39" calcext:value-type="float">
            <text:p>2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6"/>
          <table:table-cell table:style-name="ce45"/>
          <table:table-cell table:style-name="ce50" table:formula="of:=BITAND(BITRSHIFT([.A243];6);HEX2DEC(&quot;7&quot;))" office:value-type="float" office:value="3" calcext:value-type="float">
            <text:p>3</text:p>
          </table:table-cell>
          <table:table-cell table:style-name="ce3" table:formula="of:=BITAND(BITRSHIFT([.A243];3);HEX2DEC(&quot;7&quot;))" office:value-type="float" office:value="6" calcext:value-type="float">
            <text:p>6</text:p>
          </table:table-cell>
          <table:table-cell table:style-name="ce57" table:formula="of:=BITAND([.A2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43]/7;1/[.$K$1])*255;0)" office:value-type="float" office:value="222" calcext:value-type="float">
            <text:p>222</text:p>
          </table:table-cell>
          <table:table-cell table:style-name="ce6" table:formula="of:=ROUND(POWER([.D243]/7;1/[.$K$1])*255;0)" office:value-type="float" office:value="118" calcext:value-type="float">
            <text:p>118</text:p>
          </table:table-cell>
          <table:table-cell table:style-name="ce6" table:formula="of:=ROUND(POWER([.F243]/7;1/[.$K$1])*255;0)" office:value-type="float" office:value="0" calcext:value-type="float">
            <text:p>0</text:p>
          </table:table-cell>
          <table:table-cell table:style-name="ce28" table:formula="of:=CONCATENATE(&quot;#&quot;;DEC2HEX([.H243];2);DEC2HEX([.I243];2);DEC2HEX([.J243];2))" office:value-type="string" office:string-value="#DE7600" calcext:value-type="string">
            <text:p>#DE7600</text:p>
          </table:table-cell>
          <table:table-cell table:style-name="ce32" table:formula="of:=CONCATENATE(IF([.H243]&lt;10;&quot;  &quot;;IF([.H243]&lt;100;&quot; &quot;;&quot;&quot;));[.H243];&quot; &quot;;IF([.I243]&lt;10;&quot;  &quot;;IF([.I243]&lt;100;&quot; &quot;;&quot;&quot;));[.I243];&quot; &quot;;IF([.J243]&lt;10;&quot;  &quot;;IF([.J243]&lt;100;&quot; &quot;;&quot;&quot;));[.J243];&quot; &quot;;[.A243];&quot; - &quot;;[.K243])" office:value-type="string" office:string-value="222 118   0 240 - #DE7600" calcext:value-type="string">
            <text:p>222 118 <text:s text:c="2"/>0 240 - #DE7600</text:p>
          </table:table-cell>
          <table:table-cell table:style-name="ce35"/>
          <table:table-cell table:style-name="ce9"/>
          <table:table-cell table:style-name="ce6" table:formula="of:=INDEX([.$N$3:.$N$10];[.E243]+1;1)" office:value-type="float" office:value="225" calcext:value-type="float">
            <text:p>225</text:p>
          </table:table-cell>
          <table:table-cell table:style-name="ce6" table:formula="of:=INDEX([.$N$3:.$N$10];[.D243]+1;1)" office:value-type="float" office:value="116" calcext:value-type="float">
            <text:p>116</text:p>
          </table:table-cell>
          <table:table-cell table:style-name="ce6" table:formula="of:=INDEX([.$N$3:.$N$10];[.F243]+1;1)" office:value-type="float" office:value="0" calcext:value-type="float">
            <text:p>0</text:p>
          </table:table-cell>
          <table:table-cell table:style-name="ce28" table:formula="of:=CONCATENATE(&quot;#&quot;;DEC2HEX([.O243];2);DEC2HEX([.P243];2);DEC2HEX([.Q243];2))" office:value-type="string" office:string-value="#E17400" calcext:value-type="string">
            <text:p>#E17400</text:p>
          </table:table-cell>
          <table:table-cell table:style-name="ce32" table:formula="of:=CONCATENATE(IF([.O243]&lt;10;&quot;  &quot;;IF([.O243]&lt;100;&quot; &quot;;&quot;&quot;));[.O243];&quot; &quot;;IF([.P243]&lt;10;&quot;  &quot;;IF([.P243]&lt;100;&quot; &quot;;&quot;&quot;));[.P243];&quot; &quot;;IF([.Q243]&lt;10;&quot;  &quot;;IF([.Q243]&lt;100;&quot; &quot;;&quot;&quot;));[.Q243];&quot; &quot;;[.A243];&quot; - &quot;;[.R243])" office:value-type="string" office:string-value="225 116   0 240 - #E17400" calcext:value-type="string">
            <text:p>225 116 <text:s text:c="2"/>0 240 - #E1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0" calcext:value-type="float">
            <text:p>2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6"/>
          <table:table-cell table:style-name="ce45"/>
          <table:table-cell table:style-name="ce50" table:formula="of:=BITAND(BITRSHIFT([.A244];6);HEX2DEC(&quot;7&quot;))" office:value-type="float" office:value="3" calcext:value-type="float">
            <text:p>3</text:p>
          </table:table-cell>
          <table:table-cell table:style-name="ce3" table:formula="of:=BITAND(BITRSHIFT([.A244];3);HEX2DEC(&quot;7&quot;))" office:value-type="float" office:value="6" calcext:value-type="float">
            <text:p>6</text:p>
          </table:table-cell>
          <table:table-cell table:style-name="ce57" table:formula="of:=BITAND([.A2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44]/7;1/[.$K$1])*255;0)" office:value-type="float" office:value="222" calcext:value-type="float">
            <text:p>222</text:p>
          </table:table-cell>
          <table:table-cell table:style-name="ce6" table:formula="of:=ROUND(POWER([.D244]/7;1/[.$K$1])*255;0)" office:value-type="float" office:value="118" calcext:value-type="float">
            <text:p>118</text:p>
          </table:table-cell>
          <table:table-cell table:style-name="ce6" table:formula="of:=ROUND(POWER([.F244]/7;1/[.$K$1])*255;0)" office:value-type="float" office:value="43" calcext:value-type="float">
            <text:p>43</text:p>
          </table:table-cell>
          <table:table-cell table:style-name="ce28" table:formula="of:=CONCATENATE(&quot;#&quot;;DEC2HEX([.H244];2);DEC2HEX([.I244];2);DEC2HEX([.J244];2))" office:value-type="string" office:string-value="#DE762B" calcext:value-type="string">
            <text:p>#DE762B</text:p>
          </table:table-cell>
          <table:table-cell table:style-name="ce32" table:formula="of:=CONCATENATE(IF([.H244]&lt;10;&quot;  &quot;;IF([.H244]&lt;100;&quot; &quot;;&quot;&quot;));[.H244];&quot; &quot;;IF([.I244]&lt;10;&quot;  &quot;;IF([.I244]&lt;100;&quot; &quot;;&quot;&quot;));[.I244];&quot; &quot;;IF([.J244]&lt;10;&quot;  &quot;;IF([.J244]&lt;100;&quot; &quot;;&quot;&quot;));[.J244];&quot; &quot;;[.A244];&quot; - &quot;;[.K244])" office:value-type="string" office:string-value="222 118  43 241 - #DE762B" calcext:value-type="string">
            <text:p>222 118 <text:s/>43 241 - #DE762B</text:p>
          </table:table-cell>
          <table:table-cell table:style-name="ce35"/>
          <table:table-cell table:style-name="ce9"/>
          <table:table-cell table:style-name="ce6" table:formula="of:=INDEX([.$N$3:.$N$10];[.E244]+1;1)" office:value-type="float" office:value="225" calcext:value-type="float">
            <text:p>225</text:p>
          </table:table-cell>
          <table:table-cell table:style-name="ce6" table:formula="of:=INDEX([.$N$3:.$N$10];[.D244]+1;1)" office:value-type="float" office:value="116" calcext:value-type="float">
            <text:p>116</text:p>
          </table:table-cell>
          <table:table-cell table:style-name="ce6" table:formula="of:=INDEX([.$N$3:.$N$10];[.F244]+1;1)" office:value-type="float" office:value="40" calcext:value-type="float">
            <text:p>40</text:p>
          </table:table-cell>
          <table:table-cell table:style-name="ce28" table:formula="of:=CONCATENATE(&quot;#&quot;;DEC2HEX([.O244];2);DEC2HEX([.P244];2);DEC2HEX([.Q244];2))" office:value-type="string" office:string-value="#E17428" calcext:value-type="string">
            <text:p>#E17428</text:p>
          </table:table-cell>
          <table:table-cell table:style-name="ce32" table:formula="of:=CONCATENATE(IF([.O244]&lt;10;&quot;  &quot;;IF([.O244]&lt;100;&quot; &quot;;&quot;&quot;));[.O244];&quot; &quot;;IF([.P244]&lt;10;&quot;  &quot;;IF([.P244]&lt;100;&quot; &quot;;&quot;&quot;));[.P244];&quot; &quot;;IF([.Q244]&lt;10;&quot;  &quot;;IF([.Q244]&lt;100;&quot; &quot;;&quot;&quot;));[.Q244];&quot; &quot;;[.A244];&quot; - &quot;;[.R244])" office:value-type="string" office:string-value="225 116  40 241 - #E17428" calcext:value-type="string">
            <text:p>225 116 <text:s/>40 241 - #E1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1" calcext:value-type="float">
            <text:p>2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6"/>
          <table:table-cell table:style-name="ce45"/>
          <table:table-cell table:style-name="ce50" table:formula="of:=BITAND(BITRSHIFT([.A245];6);HEX2DEC(&quot;7&quot;))" office:value-type="float" office:value="3" calcext:value-type="float">
            <text:p>3</text:p>
          </table:table-cell>
          <table:table-cell table:style-name="ce3" table:formula="of:=BITAND(BITRSHIFT([.A245];3);HEX2DEC(&quot;7&quot;))" office:value-type="float" office:value="6" calcext:value-type="float">
            <text:p>6</text:p>
          </table:table-cell>
          <table:table-cell table:style-name="ce57" table:formula="of:=BITAND([.A2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45]/7;1/[.$K$1])*255;0)" office:value-type="float" office:value="222" calcext:value-type="float">
            <text:p>222</text:p>
          </table:table-cell>
          <table:table-cell table:style-name="ce6" table:formula="of:=ROUND(POWER([.D245]/7;1/[.$K$1])*255;0)" office:value-type="float" office:value="118" calcext:value-type="float">
            <text:p>118</text:p>
          </table:table-cell>
          <table:table-cell table:style-name="ce6" table:formula="of:=ROUND(POWER([.F245]/7;1/[.$K$1])*255;0)" office:value-type="float" office:value="82" calcext:value-type="float">
            <text:p>82</text:p>
          </table:table-cell>
          <table:table-cell table:style-name="ce28" table:formula="of:=CONCATENATE(&quot;#&quot;;DEC2HEX([.H245];2);DEC2HEX([.I245];2);DEC2HEX([.J245];2))" office:value-type="string" office:string-value="#DE7652" calcext:value-type="string">
            <text:p>#DE7652</text:p>
          </table:table-cell>
          <table:table-cell table:style-name="ce32" table:formula="of:=CONCATENATE(IF([.H245]&lt;10;&quot;  &quot;;IF([.H245]&lt;100;&quot; &quot;;&quot;&quot;));[.H245];&quot; &quot;;IF([.I245]&lt;10;&quot;  &quot;;IF([.I245]&lt;100;&quot; &quot;;&quot;&quot;));[.I245];&quot; &quot;;IF([.J245]&lt;10;&quot;  &quot;;IF([.J245]&lt;100;&quot; &quot;;&quot;&quot;));[.J245];&quot; &quot;;[.A245];&quot; - &quot;;[.K245])" office:value-type="string" office:string-value="222 118  82 242 - #DE7652" calcext:value-type="string">
            <text:p>222 118 <text:s/>82 242 - #DE7652</text:p>
          </table:table-cell>
          <table:table-cell table:style-name="ce35"/>
          <table:table-cell table:style-name="ce9"/>
          <table:table-cell table:style-name="ce6" table:formula="of:=INDEX([.$N$3:.$N$10];[.E245]+1;1)" office:value-type="float" office:value="225" calcext:value-type="float">
            <text:p>225</text:p>
          </table:table-cell>
          <table:table-cell table:style-name="ce6" table:formula="of:=INDEX([.$N$3:.$N$10];[.D245]+1;1)" office:value-type="float" office:value="116" calcext:value-type="float">
            <text:p>116</text:p>
          </table:table-cell>
          <table:table-cell table:style-name="ce6" table:formula="of:=INDEX([.$N$3:.$N$10];[.F245]+1;1)" office:value-type="float" office:value="83" calcext:value-type="float">
            <text:p>83</text:p>
          </table:table-cell>
          <table:table-cell table:style-name="ce28" table:formula="of:=CONCATENATE(&quot;#&quot;;DEC2HEX([.O245];2);DEC2HEX([.P245];2);DEC2HEX([.Q245];2))" office:value-type="string" office:string-value="#E17453" calcext:value-type="string">
            <text:p>#E17453</text:p>
          </table:table-cell>
          <table:table-cell table:style-name="ce32" table:formula="of:=CONCATENATE(IF([.O245]&lt;10;&quot;  &quot;;IF([.O245]&lt;100;&quot; &quot;;&quot;&quot;));[.O245];&quot; &quot;;IF([.P245]&lt;10;&quot;  &quot;;IF([.P245]&lt;100;&quot; &quot;;&quot;&quot;));[.P245];&quot; &quot;;IF([.Q245]&lt;10;&quot;  &quot;;IF([.Q245]&lt;100;&quot; &quot;;&quot;&quot;));[.Q245];&quot; &quot;;[.A245];&quot; - &quot;;[.R245])" office:value-type="string" office:string-value="225 116  83 242 - #E17453" calcext:value-type="string">
            <text:p>225 116 <text:s/>83 242 - #E1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2" calcext:value-type="float">
            <text:p>2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6"/>
          <table:table-cell table:style-name="ce45"/>
          <table:table-cell table:style-name="ce50" table:formula="of:=BITAND(BITRSHIFT([.A246];6);HEX2DEC(&quot;7&quot;))" office:value-type="float" office:value="3" calcext:value-type="float">
            <text:p>3</text:p>
          </table:table-cell>
          <table:table-cell table:style-name="ce3" table:formula="of:=BITAND(BITRSHIFT([.A246];3);HEX2DEC(&quot;7&quot;))" office:value-type="float" office:value="6" calcext:value-type="float">
            <text:p>6</text:p>
          </table:table-cell>
          <table:table-cell table:style-name="ce57" table:formula="of:=BITAND([.A2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46]/7;1/[.$K$1])*255;0)" office:value-type="float" office:value="222" calcext:value-type="float">
            <text:p>222</text:p>
          </table:table-cell>
          <table:table-cell table:style-name="ce6" table:formula="of:=ROUND(POWER([.D246]/7;1/[.$K$1])*255;0)" office:value-type="float" office:value="118" calcext:value-type="float">
            <text:p>118</text:p>
          </table:table-cell>
          <table:table-cell table:style-name="ce6" table:formula="of:=ROUND(POWER([.F246]/7;1/[.$K$1])*255;0)" office:value-type="float" office:value="118" calcext:value-type="float">
            <text:p>118</text:p>
          </table:table-cell>
          <table:table-cell table:style-name="ce28" table:formula="of:=CONCATENATE(&quot;#&quot;;DEC2HEX([.H246];2);DEC2HEX([.I246];2);DEC2HEX([.J246];2))" office:value-type="string" office:string-value="#DE7676" calcext:value-type="string">
            <text:p>#DE7676</text:p>
          </table:table-cell>
          <table:table-cell table:style-name="ce32" table:formula="of:=CONCATENATE(IF([.H246]&lt;10;&quot;  &quot;;IF([.H246]&lt;100;&quot; &quot;;&quot;&quot;));[.H246];&quot; &quot;;IF([.I246]&lt;10;&quot;  &quot;;IF([.I246]&lt;100;&quot; &quot;;&quot;&quot;));[.I246];&quot; &quot;;IF([.J246]&lt;10;&quot;  &quot;;IF([.J246]&lt;100;&quot; &quot;;&quot;&quot;));[.J246];&quot; &quot;;[.A246];&quot; - &quot;;[.K246])" office:value-type="string" office:string-value="222 118 118 243 - #DE7676" calcext:value-type="string">
            <text:p>222 118 118 243 - #DE7676</text:p>
          </table:table-cell>
          <table:table-cell table:style-name="ce35"/>
          <table:table-cell table:style-name="ce9"/>
          <table:table-cell table:style-name="ce6" table:formula="of:=INDEX([.$N$3:.$N$10];[.E246]+1;1)" office:value-type="float" office:value="225" calcext:value-type="float">
            <text:p>225</text:p>
          </table:table-cell>
          <table:table-cell table:style-name="ce6" table:formula="of:=INDEX([.$N$3:.$N$10];[.D246]+1;1)" office:value-type="float" office:value="116" calcext:value-type="float">
            <text:p>116</text:p>
          </table:table-cell>
          <table:table-cell table:style-name="ce6" table:formula="of:=INDEX([.$N$3:.$N$10];[.F246]+1;1)" office:value-type="float" office:value="116" calcext:value-type="float">
            <text:p>116</text:p>
          </table:table-cell>
          <table:table-cell table:style-name="ce28" table:formula="of:=CONCATENATE(&quot;#&quot;;DEC2HEX([.O246];2);DEC2HEX([.P246];2);DEC2HEX([.Q246];2))" office:value-type="string" office:string-value="#E17474" calcext:value-type="string">
            <text:p>#E17474</text:p>
          </table:table-cell>
          <table:table-cell table:style-name="ce32" table:formula="of:=CONCATENATE(IF([.O246]&lt;10;&quot;  &quot;;IF([.O246]&lt;100;&quot; &quot;;&quot;&quot;));[.O246];&quot; &quot;;IF([.P246]&lt;10;&quot;  &quot;;IF([.P246]&lt;100;&quot; &quot;;&quot;&quot;));[.P246];&quot; &quot;;IF([.Q246]&lt;10;&quot;  &quot;;IF([.Q246]&lt;100;&quot; &quot;;&quot;&quot;));[.Q246];&quot; &quot;;[.A246];&quot; - &quot;;[.R246])" office:value-type="string" office:string-value="225 116 116 243 - #E17474" calcext:value-type="string">
            <text:p>225 116 116 243 - #E1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3" calcext:value-type="float">
            <text:p>2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6"/>
          <table:table-cell table:style-name="ce45"/>
          <table:table-cell table:style-name="ce50" table:formula="of:=BITAND(BITRSHIFT([.A247];6);HEX2DEC(&quot;7&quot;))" office:value-type="float" office:value="3" calcext:value-type="float">
            <text:p>3</text:p>
          </table:table-cell>
          <table:table-cell table:style-name="ce3" table:formula="of:=BITAND(BITRSHIFT([.A247];3);HEX2DEC(&quot;7&quot;))" office:value-type="float" office:value="6" calcext:value-type="float">
            <text:p>6</text:p>
          </table:table-cell>
          <table:table-cell table:style-name="ce57" table:formula="of:=BITAND([.A2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47]/7;1/[.$K$1])*255;0)" office:value-type="float" office:value="222" calcext:value-type="float">
            <text:p>222</text:p>
          </table:table-cell>
          <table:table-cell table:style-name="ce6" table:formula="of:=ROUND(POWER([.D247]/7;1/[.$K$1])*255;0)" office:value-type="float" office:value="118" calcext:value-type="float">
            <text:p>118</text:p>
          </table:table-cell>
          <table:table-cell table:style-name="ce6" table:formula="of:=ROUND(POWER([.F247]/7;1/[.$K$1])*255;0)" office:value-type="float" office:value="153" calcext:value-type="float">
            <text:p>153</text:p>
          </table:table-cell>
          <table:table-cell table:style-name="ce28" table:formula="of:=CONCATENATE(&quot;#&quot;;DEC2HEX([.H247];2);DEC2HEX([.I247];2);DEC2HEX([.J247];2))" office:value-type="string" office:string-value="#DE7699" calcext:value-type="string">
            <text:p>#DE7699</text:p>
          </table:table-cell>
          <table:table-cell table:style-name="ce32" table:formula="of:=CONCATENATE(IF([.H247]&lt;10;&quot;  &quot;;IF([.H247]&lt;100;&quot; &quot;;&quot;&quot;));[.H247];&quot; &quot;;IF([.I247]&lt;10;&quot;  &quot;;IF([.I247]&lt;100;&quot; &quot;;&quot;&quot;));[.I247];&quot; &quot;;IF([.J247]&lt;10;&quot;  &quot;;IF([.J247]&lt;100;&quot; &quot;;&quot;&quot;));[.J247];&quot; &quot;;[.A247];&quot; - &quot;;[.K247])" office:value-type="string" office:string-value="222 118 153 244 - #DE7699" calcext:value-type="string">
            <text:p>222 118 153 244 - #DE7699</text:p>
          </table:table-cell>
          <table:table-cell table:style-name="ce35"/>
          <table:table-cell table:style-name="ce9"/>
          <table:table-cell table:style-name="ce6" table:formula="of:=INDEX([.$N$3:.$N$10];[.E247]+1;1)" office:value-type="float" office:value="225" calcext:value-type="float">
            <text:p>225</text:p>
          </table:table-cell>
          <table:table-cell table:style-name="ce6" table:formula="of:=INDEX([.$N$3:.$N$10];[.D247]+1;1)" office:value-type="float" office:value="116" calcext:value-type="float">
            <text:p>116</text:p>
          </table:table-cell>
          <table:table-cell table:style-name="ce6" table:formula="of:=INDEX([.$N$3:.$N$10];[.F247]+1;1)" office:value-type="float" office:value="156" calcext:value-type="float">
            <text:p>156</text:p>
          </table:table-cell>
          <table:table-cell table:style-name="ce28" table:formula="of:=CONCATENATE(&quot;#&quot;;DEC2HEX([.O247];2);DEC2HEX([.P247];2);DEC2HEX([.Q247];2))" office:value-type="string" office:string-value="#E1749C" calcext:value-type="string">
            <text:p>#E1749C</text:p>
          </table:table-cell>
          <table:table-cell table:style-name="ce32" table:formula="of:=CONCATENATE(IF([.O247]&lt;10;&quot;  &quot;;IF([.O247]&lt;100;&quot; &quot;;&quot;&quot;));[.O247];&quot; &quot;;IF([.P247]&lt;10;&quot;  &quot;;IF([.P247]&lt;100;&quot; &quot;;&quot;&quot;));[.P247];&quot; &quot;;IF([.Q247]&lt;10;&quot;  &quot;;IF([.Q247]&lt;100;&quot; &quot;;&quot;&quot;));[.Q247];&quot; &quot;;[.A247];&quot; - &quot;;[.R247])" office:value-type="string" office:string-value="225 116 156 244 - #E1749C" calcext:value-type="string">
            <text:p>225 116 156 244 - #E1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4" calcext:value-type="float">
            <text:p>2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6"/>
          <table:table-cell table:style-name="ce45"/>
          <table:table-cell table:style-name="ce50" table:formula="of:=BITAND(BITRSHIFT([.A248];6);HEX2DEC(&quot;7&quot;))" office:value-type="float" office:value="3" calcext:value-type="float">
            <text:p>3</text:p>
          </table:table-cell>
          <table:table-cell table:style-name="ce3" table:formula="of:=BITAND(BITRSHIFT([.A248];3);HEX2DEC(&quot;7&quot;))" office:value-type="float" office:value="6" calcext:value-type="float">
            <text:p>6</text:p>
          </table:table-cell>
          <table:table-cell table:style-name="ce57" table:formula="of:=BITAND([.A2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48]/7;1/[.$K$1])*255;0)" office:value-type="float" office:value="222" calcext:value-type="float">
            <text:p>222</text:p>
          </table:table-cell>
          <table:table-cell table:style-name="ce6" table:formula="of:=ROUND(POWER([.D248]/7;1/[.$K$1])*255;0)" office:value-type="float" office:value="118" calcext:value-type="float">
            <text:p>118</text:p>
          </table:table-cell>
          <table:table-cell table:style-name="ce6" table:formula="of:=ROUND(POWER([.F248]/7;1/[.$K$1])*255;0)" office:value-type="float" office:value="188" calcext:value-type="float">
            <text:p>188</text:p>
          </table:table-cell>
          <table:table-cell table:style-name="ce28" table:formula="of:=CONCATENATE(&quot;#&quot;;DEC2HEX([.H248];2);DEC2HEX([.I248];2);DEC2HEX([.J248];2))" office:value-type="string" office:string-value="#DE76BC" calcext:value-type="string">
            <text:p>#DE76BC</text:p>
          </table:table-cell>
          <table:table-cell table:style-name="ce32" table:formula="of:=CONCATENATE(IF([.H248]&lt;10;&quot;  &quot;;IF([.H248]&lt;100;&quot; &quot;;&quot;&quot;));[.H248];&quot; &quot;;IF([.I248]&lt;10;&quot;  &quot;;IF([.I248]&lt;100;&quot; &quot;;&quot;&quot;));[.I248];&quot; &quot;;IF([.J248]&lt;10;&quot;  &quot;;IF([.J248]&lt;100;&quot; &quot;;&quot;&quot;));[.J248];&quot; &quot;;[.A248];&quot; - &quot;;[.K248])" office:value-type="string" office:string-value="222 118 188 245 - #DE76BC" calcext:value-type="string">
            <text:p>222 118 188 245 - #DE76BC</text:p>
          </table:table-cell>
          <table:table-cell table:style-name="ce35"/>
          <table:table-cell table:style-name="ce9"/>
          <table:table-cell table:style-name="ce6" table:formula="of:=INDEX([.$N$3:.$N$10];[.E248]+1;1)" office:value-type="float" office:value="225" calcext:value-type="float">
            <text:p>225</text:p>
          </table:table-cell>
          <table:table-cell table:style-name="ce6" table:formula="of:=INDEX([.$N$3:.$N$10];[.D248]+1;1)" office:value-type="float" office:value="116" calcext:value-type="float">
            <text:p>116</text:p>
          </table:table-cell>
          <table:table-cell table:style-name="ce6" table:formula="of:=INDEX([.$N$3:.$N$10];[.F248]+1;1)" office:value-type="float" office:value="187" calcext:value-type="float">
            <text:p>187</text:p>
          </table:table-cell>
          <table:table-cell table:style-name="ce28" table:formula="of:=CONCATENATE(&quot;#&quot;;DEC2HEX([.O248];2);DEC2HEX([.P248];2);DEC2HEX([.Q248];2))" office:value-type="string" office:string-value="#E174BB" calcext:value-type="string">
            <text:p>#E174BB</text:p>
          </table:table-cell>
          <table:table-cell table:style-name="ce32" table:formula="of:=CONCATENATE(IF([.O248]&lt;10;&quot;  &quot;;IF([.O248]&lt;100;&quot; &quot;;&quot;&quot;));[.O248];&quot; &quot;;IF([.P248]&lt;10;&quot;  &quot;;IF([.P248]&lt;100;&quot; &quot;;&quot;&quot;));[.P248];&quot; &quot;;IF([.Q248]&lt;10;&quot;  &quot;;IF([.Q248]&lt;100;&quot; &quot;;&quot;&quot;));[.Q248];&quot; &quot;;[.A248];&quot; - &quot;;[.R248])" office:value-type="string" office:string-value="225 116 187 245 - #E174BB" calcext:value-type="string">
            <text:p>225 116 187 245 - #E1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5" calcext:value-type="float">
            <text:p>2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6"/>
          <table:table-cell table:style-name="ce45"/>
          <table:table-cell table:style-name="ce50" table:formula="of:=BITAND(BITRSHIFT([.A249];6);HEX2DEC(&quot;7&quot;))" office:value-type="float" office:value="3" calcext:value-type="float">
            <text:p>3</text:p>
          </table:table-cell>
          <table:table-cell table:style-name="ce3" table:formula="of:=BITAND(BITRSHIFT([.A249];3);HEX2DEC(&quot;7&quot;))" office:value-type="float" office:value="6" calcext:value-type="float">
            <text:p>6</text:p>
          </table:table-cell>
          <table:table-cell table:style-name="ce57" table:formula="of:=BITAND([.A2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49]/7;1/[.$K$1])*255;0)" office:value-type="float" office:value="222" calcext:value-type="float">
            <text:p>222</text:p>
          </table:table-cell>
          <table:table-cell table:style-name="ce6" table:formula="of:=ROUND(POWER([.D249]/7;1/[.$K$1])*255;0)" office:value-type="float" office:value="118" calcext:value-type="float">
            <text:p>118</text:p>
          </table:table-cell>
          <table:table-cell table:style-name="ce6" table:formula="of:=ROUND(POWER([.F249]/7;1/[.$K$1])*255;0)" office:value-type="float" office:value="222" calcext:value-type="float">
            <text:p>222</text:p>
          </table:table-cell>
          <table:table-cell table:style-name="ce28" table:formula="of:=CONCATENATE(&quot;#&quot;;DEC2HEX([.H249];2);DEC2HEX([.I249];2);DEC2HEX([.J249];2))" office:value-type="string" office:string-value="#DE76DE" calcext:value-type="string">
            <text:p>#DE76DE</text:p>
          </table:table-cell>
          <table:table-cell table:style-name="ce32" table:formula="of:=CONCATENATE(IF([.H249]&lt;10;&quot;  &quot;;IF([.H249]&lt;100;&quot; &quot;;&quot;&quot;));[.H249];&quot; &quot;;IF([.I249]&lt;10;&quot;  &quot;;IF([.I249]&lt;100;&quot; &quot;;&quot;&quot;));[.I249];&quot; &quot;;IF([.J249]&lt;10;&quot;  &quot;;IF([.J249]&lt;100;&quot; &quot;;&quot;&quot;));[.J249];&quot; &quot;;[.A249];&quot; - &quot;;[.K249])" office:value-type="string" office:string-value="222 118 222 246 - #DE76DE" calcext:value-type="string">
            <text:p>222 118 222 246 - #DE76DE</text:p>
          </table:table-cell>
          <table:table-cell table:style-name="ce35"/>
          <table:table-cell table:style-name="ce9"/>
          <table:table-cell table:style-name="ce6" table:formula="of:=INDEX([.$N$3:.$N$10];[.E249]+1;1)" office:value-type="float" office:value="225" calcext:value-type="float">
            <text:p>225</text:p>
          </table:table-cell>
          <table:table-cell table:style-name="ce6" table:formula="of:=INDEX([.$N$3:.$N$10];[.D249]+1;1)" office:value-type="float" office:value="116" calcext:value-type="float">
            <text:p>116</text:p>
          </table:table-cell>
          <table:table-cell table:style-name="ce6" table:formula="of:=INDEX([.$N$3:.$N$10];[.F249]+1;1)" office:value-type="float" office:value="225" calcext:value-type="float">
            <text:p>225</text:p>
          </table:table-cell>
          <table:table-cell table:style-name="ce28" table:formula="of:=CONCATENATE(&quot;#&quot;;DEC2HEX([.O249];2);DEC2HEX([.P249];2);DEC2HEX([.Q249];2))" office:value-type="string" office:string-value="#E174E1" calcext:value-type="string">
            <text:p>#E174E1</text:p>
          </table:table-cell>
          <table:table-cell table:style-name="ce32" table:formula="of:=CONCATENATE(IF([.O249]&lt;10;&quot;  &quot;;IF([.O249]&lt;100;&quot; &quot;;&quot;&quot;));[.O249];&quot; &quot;;IF([.P249]&lt;10;&quot;  &quot;;IF([.P249]&lt;100;&quot; &quot;;&quot;&quot;));[.P249];&quot; &quot;;IF([.Q249]&lt;10;&quot;  &quot;;IF([.Q249]&lt;100;&quot; &quot;;&quot;&quot;));[.Q249];&quot; &quot;;[.A249];&quot; - &quot;;[.R249])" office:value-type="string" office:string-value="225 116 225 246 - #E174E1" calcext:value-type="string">
            <text:p>225 116 225 246 - #E1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6" calcext:value-type="float">
            <text:p>2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6"/>
          <table:table-cell table:style-name="ce45"/>
          <table:table-cell table:style-name="ce50" table:formula="of:=BITAND(BITRSHIFT([.A250];6);HEX2DEC(&quot;7&quot;))" office:value-type="float" office:value="3" calcext:value-type="float">
            <text:p>3</text:p>
          </table:table-cell>
          <table:table-cell table:style-name="ce3" table:formula="of:=BITAND(BITRSHIFT([.A250];3);HEX2DEC(&quot;7&quot;))" office:value-type="float" office:value="6" calcext:value-type="float">
            <text:p>6</text:p>
          </table:table-cell>
          <table:table-cell table:style-name="ce57" table:formula="of:=BITAND([.A2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50]/7;1/[.$K$1])*255;0)" office:value-type="float" office:value="222" calcext:value-type="float">
            <text:p>222</text:p>
          </table:table-cell>
          <table:table-cell table:style-name="ce6" table:formula="of:=ROUND(POWER([.D250]/7;1/[.$K$1])*255;0)" office:value-type="float" office:value="118" calcext:value-type="float">
            <text:p>118</text:p>
          </table:table-cell>
          <table:table-cell table:style-name="ce6" table:formula="of:=ROUND(POWER([.F250]/7;1/[.$K$1])*255;0)" office:value-type="float" office:value="255" calcext:value-type="float">
            <text:p>255</text:p>
          </table:table-cell>
          <table:table-cell table:style-name="ce28" table:formula="of:=CONCATENATE(&quot;#&quot;;DEC2HEX([.H250];2);DEC2HEX([.I250];2);DEC2HEX([.J250];2))" office:value-type="string" office:string-value="#DE76FF" calcext:value-type="string">
            <text:p>#DE76FF</text:p>
          </table:table-cell>
          <table:table-cell table:style-name="ce32" table:formula="of:=CONCATENATE(IF([.H250]&lt;10;&quot;  &quot;;IF([.H250]&lt;100;&quot; &quot;;&quot;&quot;));[.H250];&quot; &quot;;IF([.I250]&lt;10;&quot;  &quot;;IF([.I250]&lt;100;&quot; &quot;;&quot;&quot;));[.I250];&quot; &quot;;IF([.J250]&lt;10;&quot;  &quot;;IF([.J250]&lt;100;&quot; &quot;;&quot;&quot;));[.J250];&quot; &quot;;[.A250];&quot; - &quot;;[.K250])" office:value-type="string" office:string-value="222 118 255 247 - #DE76FF" calcext:value-type="string">
            <text:p>222 118 255 247 - #DE76FF</text:p>
          </table:table-cell>
          <table:table-cell table:style-name="ce35"/>
          <table:table-cell table:style-name="ce9"/>
          <table:table-cell table:style-name="ce6" table:formula="of:=INDEX([.$N$3:.$N$10];[.E250]+1;1)" office:value-type="float" office:value="225" calcext:value-type="float">
            <text:p>225</text:p>
          </table:table-cell>
          <table:table-cell table:style-name="ce6" table:formula="of:=INDEX([.$N$3:.$N$10];[.D250]+1;1)" office:value-type="float" office:value="116" calcext:value-type="float">
            <text:p>116</text:p>
          </table:table-cell>
          <table:table-cell table:style-name="ce6" table:formula="of:=INDEX([.$N$3:.$N$10];[.F250]+1;1)" office:value-type="float" office:value="255" calcext:value-type="float">
            <text:p>255</text:p>
          </table:table-cell>
          <table:table-cell table:style-name="ce28" table:formula="of:=CONCATENATE(&quot;#&quot;;DEC2HEX([.O250];2);DEC2HEX([.P250];2);DEC2HEX([.Q250];2))" office:value-type="string" office:string-value="#E174FF" calcext:value-type="string">
            <text:p>#E174FF</text:p>
          </table:table-cell>
          <table:table-cell table:style-name="ce32" table:formula="of:=CONCATENATE(IF([.O250]&lt;10;&quot;  &quot;;IF([.O250]&lt;100;&quot; &quot;;&quot;&quot;));[.O250];&quot; &quot;;IF([.P250]&lt;10;&quot;  &quot;;IF([.P250]&lt;100;&quot; &quot;;&quot;&quot;));[.P250];&quot; &quot;;IF([.Q250]&lt;10;&quot;  &quot;;IF([.Q250]&lt;100;&quot; &quot;;&quot;&quot;));[.Q250];&quot; &quot;;[.A250];&quot; - &quot;;[.R250])" office:value-type="string" office:string-value="225 116 255 247 - #E174FF" calcext:value-type="string">
            <text:p>225 116 255 247 - #E1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7" calcext:value-type="float">
            <text:p>2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6"/>
          <table:table-cell table:style-name="ce45"/>
          <table:table-cell table:style-name="ce50" table:formula="of:=BITAND(BITRSHIFT([.A251];6);HEX2DEC(&quot;7&quot;))" office:value-type="float" office:value="3" calcext:value-type="float">
            <text:p>3</text:p>
          </table:table-cell>
          <table:table-cell table:style-name="ce3" table:formula="of:=BITAND(BITRSHIFT([.A251];3);HEX2DEC(&quot;7&quot;))" office:value-type="float" office:value="7" calcext:value-type="float">
            <text:p>7</text:p>
          </table:table-cell>
          <table:table-cell table:style-name="ce57" table:formula="of:=BITAND([.A2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51]/7;1/[.$K$1])*255;0)" office:value-type="float" office:value="255" calcext:value-type="float">
            <text:p>255</text:p>
          </table:table-cell>
          <table:table-cell table:style-name="ce6" table:formula="of:=ROUND(POWER([.D251]/7;1/[.$K$1])*255;0)" office:value-type="float" office:value="118" calcext:value-type="float">
            <text:p>118</text:p>
          </table:table-cell>
          <table:table-cell table:style-name="ce6" table:formula="of:=ROUND(POWER([.F251]/7;1/[.$K$1])*255;0)" office:value-type="float" office:value="0" calcext:value-type="float">
            <text:p>0</text:p>
          </table:table-cell>
          <table:table-cell table:style-name="ce28" table:formula="of:=CONCATENATE(&quot;#&quot;;DEC2HEX([.H251];2);DEC2HEX([.I251];2);DEC2HEX([.J251];2))" office:value-type="string" office:string-value="#FF7600" calcext:value-type="string">
            <text:p>#FF7600</text:p>
          </table:table-cell>
          <table:table-cell table:style-name="ce32" table:formula="of:=CONCATENATE(IF([.H251]&lt;10;&quot;  &quot;;IF([.H251]&lt;100;&quot; &quot;;&quot;&quot;));[.H251];&quot; &quot;;IF([.I251]&lt;10;&quot;  &quot;;IF([.I251]&lt;100;&quot; &quot;;&quot;&quot;));[.I251];&quot; &quot;;IF([.J251]&lt;10;&quot;  &quot;;IF([.J251]&lt;100;&quot; &quot;;&quot;&quot;));[.J251];&quot; &quot;;[.A251];&quot; - &quot;;[.K251])" office:value-type="string" office:string-value="255 118   0 248 - #FF7600" calcext:value-type="string">
            <text:p>255 118 <text:s text:c="2"/>0 248 - #FF7600</text:p>
          </table:table-cell>
          <table:table-cell table:style-name="ce35"/>
          <table:table-cell table:style-name="ce9"/>
          <table:table-cell table:style-name="ce6" table:formula="of:=INDEX([.$N$3:.$N$10];[.E251]+1;1)" office:value-type="float" office:value="255" calcext:value-type="float">
            <text:p>255</text:p>
          </table:table-cell>
          <table:table-cell table:style-name="ce6" table:formula="of:=INDEX([.$N$3:.$N$10];[.D251]+1;1)" office:value-type="float" office:value="116" calcext:value-type="float">
            <text:p>116</text:p>
          </table:table-cell>
          <table:table-cell table:style-name="ce6" table:formula="of:=INDEX([.$N$3:.$N$10];[.F251]+1;1)" office:value-type="float" office:value="0" calcext:value-type="float">
            <text:p>0</text:p>
          </table:table-cell>
          <table:table-cell table:style-name="ce28" table:formula="of:=CONCATENATE(&quot;#&quot;;DEC2HEX([.O251];2);DEC2HEX([.P251];2);DEC2HEX([.Q251];2))" office:value-type="string" office:string-value="#FF7400" calcext:value-type="string">
            <text:p>#FF7400</text:p>
          </table:table-cell>
          <table:table-cell table:style-name="ce32" table:formula="of:=CONCATENATE(IF([.O251]&lt;10;&quot;  &quot;;IF([.O251]&lt;100;&quot; &quot;;&quot;&quot;));[.O251];&quot; &quot;;IF([.P251]&lt;10;&quot;  &quot;;IF([.P251]&lt;100;&quot; &quot;;&quot;&quot;));[.P251];&quot; &quot;;IF([.Q251]&lt;10;&quot;  &quot;;IF([.Q251]&lt;100;&quot; &quot;;&quot;&quot;));[.Q251];&quot; &quot;;[.A251];&quot; - &quot;;[.R251])" office:value-type="string" office:string-value="255 116   0 248 - #FF7400" calcext:value-type="string">
            <text:p>255 116 <text:s text:c="2"/>0 248 - #FF74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8" calcext:value-type="float">
            <text:p>2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6"/>
          <table:table-cell table:style-name="ce45"/>
          <table:table-cell table:style-name="ce50" table:formula="of:=BITAND(BITRSHIFT([.A252];6);HEX2DEC(&quot;7&quot;))" office:value-type="float" office:value="3" calcext:value-type="float">
            <text:p>3</text:p>
          </table:table-cell>
          <table:table-cell table:style-name="ce3" table:formula="of:=BITAND(BITRSHIFT([.A252];3);HEX2DEC(&quot;7&quot;))" office:value-type="float" office:value="7" calcext:value-type="float">
            <text:p>7</text:p>
          </table:table-cell>
          <table:table-cell table:style-name="ce57" table:formula="of:=BITAND([.A2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52]/7;1/[.$K$1])*255;0)" office:value-type="float" office:value="255" calcext:value-type="float">
            <text:p>255</text:p>
          </table:table-cell>
          <table:table-cell table:style-name="ce6" table:formula="of:=ROUND(POWER([.D252]/7;1/[.$K$1])*255;0)" office:value-type="float" office:value="118" calcext:value-type="float">
            <text:p>118</text:p>
          </table:table-cell>
          <table:table-cell table:style-name="ce6" table:formula="of:=ROUND(POWER([.F252]/7;1/[.$K$1])*255;0)" office:value-type="float" office:value="43" calcext:value-type="float">
            <text:p>43</text:p>
          </table:table-cell>
          <table:table-cell table:style-name="ce28" table:formula="of:=CONCATENATE(&quot;#&quot;;DEC2HEX([.H252];2);DEC2HEX([.I252];2);DEC2HEX([.J252];2))" office:value-type="string" office:string-value="#FF762B" calcext:value-type="string">
            <text:p>#FF762B</text:p>
          </table:table-cell>
          <table:table-cell table:style-name="ce32" table:formula="of:=CONCATENATE(IF([.H252]&lt;10;&quot;  &quot;;IF([.H252]&lt;100;&quot; &quot;;&quot;&quot;));[.H252];&quot; &quot;;IF([.I252]&lt;10;&quot;  &quot;;IF([.I252]&lt;100;&quot; &quot;;&quot;&quot;));[.I252];&quot; &quot;;IF([.J252]&lt;10;&quot;  &quot;;IF([.J252]&lt;100;&quot; &quot;;&quot;&quot;));[.J252];&quot; &quot;;[.A252];&quot; - &quot;;[.K252])" office:value-type="string" office:string-value="255 118  43 249 - #FF762B" calcext:value-type="string">
            <text:p>255 118 <text:s/>43 249 - #FF762B</text:p>
          </table:table-cell>
          <table:table-cell table:style-name="ce35"/>
          <table:table-cell table:style-name="ce9"/>
          <table:table-cell table:style-name="ce6" table:formula="of:=INDEX([.$N$3:.$N$10];[.E252]+1;1)" office:value-type="float" office:value="255" calcext:value-type="float">
            <text:p>255</text:p>
          </table:table-cell>
          <table:table-cell table:style-name="ce6" table:formula="of:=INDEX([.$N$3:.$N$10];[.D252]+1;1)" office:value-type="float" office:value="116" calcext:value-type="float">
            <text:p>116</text:p>
          </table:table-cell>
          <table:table-cell table:style-name="ce6" table:formula="of:=INDEX([.$N$3:.$N$10];[.F252]+1;1)" office:value-type="float" office:value="40" calcext:value-type="float">
            <text:p>40</text:p>
          </table:table-cell>
          <table:table-cell table:style-name="ce28" table:formula="of:=CONCATENATE(&quot;#&quot;;DEC2HEX([.O252];2);DEC2HEX([.P252];2);DEC2HEX([.Q252];2))" office:value-type="string" office:string-value="#FF7428" calcext:value-type="string">
            <text:p>#FF7428</text:p>
          </table:table-cell>
          <table:table-cell table:style-name="ce32" table:formula="of:=CONCATENATE(IF([.O252]&lt;10;&quot;  &quot;;IF([.O252]&lt;100;&quot; &quot;;&quot;&quot;));[.O252];&quot; &quot;;IF([.P252]&lt;10;&quot;  &quot;;IF([.P252]&lt;100;&quot; &quot;;&quot;&quot;));[.P252];&quot; &quot;;IF([.Q252]&lt;10;&quot;  &quot;;IF([.Q252]&lt;100;&quot; &quot;;&quot;&quot;));[.Q252];&quot; &quot;;[.A252];&quot; - &quot;;[.R252])" office:value-type="string" office:string-value="255 116  40 249 - #FF7428" calcext:value-type="string">
            <text:p>255 116 <text:s/>40 249 - #FF74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49" calcext:value-type="float">
            <text:p>2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6"/>
          <table:table-cell table:style-name="ce45"/>
          <table:table-cell table:style-name="ce50" table:formula="of:=BITAND(BITRSHIFT([.A253];6);HEX2DEC(&quot;7&quot;))" office:value-type="float" office:value="3" calcext:value-type="float">
            <text:p>3</text:p>
          </table:table-cell>
          <table:table-cell table:style-name="ce3" table:formula="of:=BITAND(BITRSHIFT([.A253];3);HEX2DEC(&quot;7&quot;))" office:value-type="float" office:value="7" calcext:value-type="float">
            <text:p>7</text:p>
          </table:table-cell>
          <table:table-cell table:style-name="ce57" table:formula="of:=BITAND([.A2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53]/7;1/[.$K$1])*255;0)" office:value-type="float" office:value="255" calcext:value-type="float">
            <text:p>255</text:p>
          </table:table-cell>
          <table:table-cell table:style-name="ce6" table:formula="of:=ROUND(POWER([.D253]/7;1/[.$K$1])*255;0)" office:value-type="float" office:value="118" calcext:value-type="float">
            <text:p>118</text:p>
          </table:table-cell>
          <table:table-cell table:style-name="ce6" table:formula="of:=ROUND(POWER([.F253]/7;1/[.$K$1])*255;0)" office:value-type="float" office:value="82" calcext:value-type="float">
            <text:p>82</text:p>
          </table:table-cell>
          <table:table-cell table:style-name="ce28" table:formula="of:=CONCATENATE(&quot;#&quot;;DEC2HEX([.H253];2);DEC2HEX([.I253];2);DEC2HEX([.J253];2))" office:value-type="string" office:string-value="#FF7652" calcext:value-type="string">
            <text:p>#FF7652</text:p>
          </table:table-cell>
          <table:table-cell table:style-name="ce32" table:formula="of:=CONCATENATE(IF([.H253]&lt;10;&quot;  &quot;;IF([.H253]&lt;100;&quot; &quot;;&quot;&quot;));[.H253];&quot; &quot;;IF([.I253]&lt;10;&quot;  &quot;;IF([.I253]&lt;100;&quot; &quot;;&quot;&quot;));[.I253];&quot; &quot;;IF([.J253]&lt;10;&quot;  &quot;;IF([.J253]&lt;100;&quot; &quot;;&quot;&quot;));[.J253];&quot; &quot;;[.A253];&quot; - &quot;;[.K253])" office:value-type="string" office:string-value="255 118  82 250 - #FF7652" calcext:value-type="string">
            <text:p>255 118 <text:s/>82 250 - #FF7652</text:p>
          </table:table-cell>
          <table:table-cell table:style-name="ce35"/>
          <table:table-cell table:style-name="ce9"/>
          <table:table-cell table:style-name="ce6" table:formula="of:=INDEX([.$N$3:.$N$10];[.E253]+1;1)" office:value-type="float" office:value="255" calcext:value-type="float">
            <text:p>255</text:p>
          </table:table-cell>
          <table:table-cell table:style-name="ce6" table:formula="of:=INDEX([.$N$3:.$N$10];[.D253]+1;1)" office:value-type="float" office:value="116" calcext:value-type="float">
            <text:p>116</text:p>
          </table:table-cell>
          <table:table-cell table:style-name="ce6" table:formula="of:=INDEX([.$N$3:.$N$10];[.F253]+1;1)" office:value-type="float" office:value="83" calcext:value-type="float">
            <text:p>83</text:p>
          </table:table-cell>
          <table:table-cell table:style-name="ce28" table:formula="of:=CONCATENATE(&quot;#&quot;;DEC2HEX([.O253];2);DEC2HEX([.P253];2);DEC2HEX([.Q253];2))" office:value-type="string" office:string-value="#FF7453" calcext:value-type="string">
            <text:p>#FF7453</text:p>
          </table:table-cell>
          <table:table-cell table:style-name="ce32" table:formula="of:=CONCATENATE(IF([.O253]&lt;10;&quot;  &quot;;IF([.O253]&lt;100;&quot; &quot;;&quot;&quot;));[.O253];&quot; &quot;;IF([.P253]&lt;10;&quot;  &quot;;IF([.P253]&lt;100;&quot; &quot;;&quot;&quot;));[.P253];&quot; &quot;;IF([.Q253]&lt;10;&quot;  &quot;;IF([.Q253]&lt;100;&quot; &quot;;&quot;&quot;));[.Q253];&quot; &quot;;[.A253];&quot; - &quot;;[.R253])" office:value-type="string" office:string-value="255 116  83 250 - #FF7453" calcext:value-type="string">
            <text:p>255 116 <text:s/>83 250 - #FF74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0" calcext:value-type="float">
            <text:p>2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6"/>
          <table:table-cell table:style-name="ce45"/>
          <table:table-cell table:style-name="ce50" table:formula="of:=BITAND(BITRSHIFT([.A254];6);HEX2DEC(&quot;7&quot;))" office:value-type="float" office:value="3" calcext:value-type="float">
            <text:p>3</text:p>
          </table:table-cell>
          <table:table-cell table:style-name="ce3" table:formula="of:=BITAND(BITRSHIFT([.A254];3);HEX2DEC(&quot;7&quot;))" office:value-type="float" office:value="7" calcext:value-type="float">
            <text:p>7</text:p>
          </table:table-cell>
          <table:table-cell table:style-name="ce57" table:formula="of:=BITAND([.A2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54]/7;1/[.$K$1])*255;0)" office:value-type="float" office:value="255" calcext:value-type="float">
            <text:p>255</text:p>
          </table:table-cell>
          <table:table-cell table:style-name="ce6" table:formula="of:=ROUND(POWER([.D254]/7;1/[.$K$1])*255;0)" office:value-type="float" office:value="118" calcext:value-type="float">
            <text:p>118</text:p>
          </table:table-cell>
          <table:table-cell table:style-name="ce6" table:formula="of:=ROUND(POWER([.F254]/7;1/[.$K$1])*255;0)" office:value-type="float" office:value="118" calcext:value-type="float">
            <text:p>118</text:p>
          </table:table-cell>
          <table:table-cell table:style-name="ce28" table:formula="of:=CONCATENATE(&quot;#&quot;;DEC2HEX([.H254];2);DEC2HEX([.I254];2);DEC2HEX([.J254];2))" office:value-type="string" office:string-value="#FF7676" calcext:value-type="string">
            <text:p>#FF7676</text:p>
          </table:table-cell>
          <table:table-cell table:style-name="ce32" table:formula="of:=CONCATENATE(IF([.H254]&lt;10;&quot;  &quot;;IF([.H254]&lt;100;&quot; &quot;;&quot;&quot;));[.H254];&quot; &quot;;IF([.I254]&lt;10;&quot;  &quot;;IF([.I254]&lt;100;&quot; &quot;;&quot;&quot;));[.I254];&quot; &quot;;IF([.J254]&lt;10;&quot;  &quot;;IF([.J254]&lt;100;&quot; &quot;;&quot;&quot;));[.J254];&quot; &quot;;[.A254];&quot; - &quot;;[.K254])" office:value-type="string" office:string-value="255 118 118 251 - #FF7676" calcext:value-type="string">
            <text:p>255 118 118 251 - #FF7676</text:p>
          </table:table-cell>
          <table:table-cell table:style-name="ce35"/>
          <table:table-cell table:style-name="ce9"/>
          <table:table-cell table:style-name="ce6" table:formula="of:=INDEX([.$N$3:.$N$10];[.E254]+1;1)" office:value-type="float" office:value="255" calcext:value-type="float">
            <text:p>255</text:p>
          </table:table-cell>
          <table:table-cell table:style-name="ce6" table:formula="of:=INDEX([.$N$3:.$N$10];[.D254]+1;1)" office:value-type="float" office:value="116" calcext:value-type="float">
            <text:p>116</text:p>
          </table:table-cell>
          <table:table-cell table:style-name="ce6" table:formula="of:=INDEX([.$N$3:.$N$10];[.F254]+1;1)" office:value-type="float" office:value="116" calcext:value-type="float">
            <text:p>116</text:p>
          </table:table-cell>
          <table:table-cell table:style-name="ce28" table:formula="of:=CONCATENATE(&quot;#&quot;;DEC2HEX([.O254];2);DEC2HEX([.P254];2);DEC2HEX([.Q254];2))" office:value-type="string" office:string-value="#FF7474" calcext:value-type="string">
            <text:p>#FF7474</text:p>
          </table:table-cell>
          <table:table-cell table:style-name="ce32" table:formula="of:=CONCATENATE(IF([.O254]&lt;10;&quot;  &quot;;IF([.O254]&lt;100;&quot; &quot;;&quot;&quot;));[.O254];&quot; &quot;;IF([.P254]&lt;10;&quot;  &quot;;IF([.P254]&lt;100;&quot; &quot;;&quot;&quot;));[.P254];&quot; &quot;;IF([.Q254]&lt;10;&quot;  &quot;;IF([.Q254]&lt;100;&quot; &quot;;&quot;&quot;));[.Q254];&quot; &quot;;[.A254];&quot; - &quot;;[.R254])" office:value-type="string" office:string-value="255 116 116 251 - #FF7474" calcext:value-type="string">
            <text:p>255 116 116 251 - #FF74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1" calcext:value-type="float">
            <text:p>2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6"/>
          <table:table-cell table:style-name="ce45"/>
          <table:table-cell table:style-name="ce50" table:formula="of:=BITAND(BITRSHIFT([.A255];6);HEX2DEC(&quot;7&quot;))" office:value-type="float" office:value="3" calcext:value-type="float">
            <text:p>3</text:p>
          </table:table-cell>
          <table:table-cell table:style-name="ce3" table:formula="of:=BITAND(BITRSHIFT([.A255];3);HEX2DEC(&quot;7&quot;))" office:value-type="float" office:value="7" calcext:value-type="float">
            <text:p>7</text:p>
          </table:table-cell>
          <table:table-cell table:style-name="ce57" table:formula="of:=BITAND([.A2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55]/7;1/[.$K$1])*255;0)" office:value-type="float" office:value="255" calcext:value-type="float">
            <text:p>255</text:p>
          </table:table-cell>
          <table:table-cell table:style-name="ce6" table:formula="of:=ROUND(POWER([.D255]/7;1/[.$K$1])*255;0)" office:value-type="float" office:value="118" calcext:value-type="float">
            <text:p>118</text:p>
          </table:table-cell>
          <table:table-cell table:style-name="ce6" table:formula="of:=ROUND(POWER([.F255]/7;1/[.$K$1])*255;0)" office:value-type="float" office:value="153" calcext:value-type="float">
            <text:p>153</text:p>
          </table:table-cell>
          <table:table-cell table:style-name="ce28" table:formula="of:=CONCATENATE(&quot;#&quot;;DEC2HEX([.H255];2);DEC2HEX([.I255];2);DEC2HEX([.J255];2))" office:value-type="string" office:string-value="#FF7699" calcext:value-type="string">
            <text:p>#FF7699</text:p>
          </table:table-cell>
          <table:table-cell table:style-name="ce32" table:formula="of:=CONCATENATE(IF([.H255]&lt;10;&quot;  &quot;;IF([.H255]&lt;100;&quot; &quot;;&quot;&quot;));[.H255];&quot; &quot;;IF([.I255]&lt;10;&quot;  &quot;;IF([.I255]&lt;100;&quot; &quot;;&quot;&quot;));[.I255];&quot; &quot;;IF([.J255]&lt;10;&quot;  &quot;;IF([.J255]&lt;100;&quot; &quot;;&quot;&quot;));[.J255];&quot; &quot;;[.A255];&quot; - &quot;;[.K255])" office:value-type="string" office:string-value="255 118 153 252 - #FF7699" calcext:value-type="string">
            <text:p>255 118 153 252 - #FF7699</text:p>
          </table:table-cell>
          <table:table-cell table:style-name="ce35"/>
          <table:table-cell table:style-name="ce9"/>
          <table:table-cell table:style-name="ce6" table:formula="of:=INDEX([.$N$3:.$N$10];[.E255]+1;1)" office:value-type="float" office:value="255" calcext:value-type="float">
            <text:p>255</text:p>
          </table:table-cell>
          <table:table-cell table:style-name="ce6" table:formula="of:=INDEX([.$N$3:.$N$10];[.D255]+1;1)" office:value-type="float" office:value="116" calcext:value-type="float">
            <text:p>116</text:p>
          </table:table-cell>
          <table:table-cell table:style-name="ce6" table:formula="of:=INDEX([.$N$3:.$N$10];[.F255]+1;1)" office:value-type="float" office:value="156" calcext:value-type="float">
            <text:p>156</text:p>
          </table:table-cell>
          <table:table-cell table:style-name="ce28" table:formula="of:=CONCATENATE(&quot;#&quot;;DEC2HEX([.O255];2);DEC2HEX([.P255];2);DEC2HEX([.Q255];2))" office:value-type="string" office:string-value="#FF749C" calcext:value-type="string">
            <text:p>#FF749C</text:p>
          </table:table-cell>
          <table:table-cell table:style-name="ce32" table:formula="of:=CONCATENATE(IF([.O255]&lt;10;&quot;  &quot;;IF([.O255]&lt;100;&quot; &quot;;&quot;&quot;));[.O255];&quot; &quot;;IF([.P255]&lt;10;&quot;  &quot;;IF([.P255]&lt;100;&quot; &quot;;&quot;&quot;));[.P255];&quot; &quot;;IF([.Q255]&lt;10;&quot;  &quot;;IF([.Q255]&lt;100;&quot; &quot;;&quot;&quot;));[.Q255];&quot; &quot;;[.A255];&quot; - &quot;;[.R255])" office:value-type="string" office:string-value="255 116 156 252 - #FF749C" calcext:value-type="string">
            <text:p>255 116 156 252 - #FF74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2" calcext:value-type="float">
            <text:p>2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6"/>
          <table:table-cell table:style-name="ce45"/>
          <table:table-cell table:style-name="ce50" table:formula="of:=BITAND(BITRSHIFT([.A256];6);HEX2DEC(&quot;7&quot;))" office:value-type="float" office:value="3" calcext:value-type="float">
            <text:p>3</text:p>
          </table:table-cell>
          <table:table-cell table:style-name="ce3" table:formula="of:=BITAND(BITRSHIFT([.A256];3);HEX2DEC(&quot;7&quot;))" office:value-type="float" office:value="7" calcext:value-type="float">
            <text:p>7</text:p>
          </table:table-cell>
          <table:table-cell table:style-name="ce57" table:formula="of:=BITAND([.A2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56]/7;1/[.$K$1])*255;0)" office:value-type="float" office:value="255" calcext:value-type="float">
            <text:p>255</text:p>
          </table:table-cell>
          <table:table-cell table:style-name="ce6" table:formula="of:=ROUND(POWER([.D256]/7;1/[.$K$1])*255;0)" office:value-type="float" office:value="118" calcext:value-type="float">
            <text:p>118</text:p>
          </table:table-cell>
          <table:table-cell table:style-name="ce6" table:formula="of:=ROUND(POWER([.F256]/7;1/[.$K$1])*255;0)" office:value-type="float" office:value="188" calcext:value-type="float">
            <text:p>188</text:p>
          </table:table-cell>
          <table:table-cell table:style-name="ce28" table:formula="of:=CONCATENATE(&quot;#&quot;;DEC2HEX([.H256];2);DEC2HEX([.I256];2);DEC2HEX([.J256];2))" office:value-type="string" office:string-value="#FF76BC" calcext:value-type="string">
            <text:p>#FF76BC</text:p>
          </table:table-cell>
          <table:table-cell table:style-name="ce32" table:formula="of:=CONCATENATE(IF([.H256]&lt;10;&quot;  &quot;;IF([.H256]&lt;100;&quot; &quot;;&quot;&quot;));[.H256];&quot; &quot;;IF([.I256]&lt;10;&quot;  &quot;;IF([.I256]&lt;100;&quot; &quot;;&quot;&quot;));[.I256];&quot; &quot;;IF([.J256]&lt;10;&quot;  &quot;;IF([.J256]&lt;100;&quot; &quot;;&quot;&quot;));[.J256];&quot; &quot;;[.A256];&quot; - &quot;;[.K256])" office:value-type="string" office:string-value="255 118 188 253 - #FF76BC" calcext:value-type="string">
            <text:p>255 118 188 253 - #FF76BC</text:p>
          </table:table-cell>
          <table:table-cell table:style-name="ce35"/>
          <table:table-cell table:style-name="ce9"/>
          <table:table-cell table:style-name="ce6" table:formula="of:=INDEX([.$N$3:.$N$10];[.E256]+1;1)" office:value-type="float" office:value="255" calcext:value-type="float">
            <text:p>255</text:p>
          </table:table-cell>
          <table:table-cell table:style-name="ce6" table:formula="of:=INDEX([.$N$3:.$N$10];[.D256]+1;1)" office:value-type="float" office:value="116" calcext:value-type="float">
            <text:p>116</text:p>
          </table:table-cell>
          <table:table-cell table:style-name="ce6" table:formula="of:=INDEX([.$N$3:.$N$10];[.F256]+1;1)" office:value-type="float" office:value="187" calcext:value-type="float">
            <text:p>187</text:p>
          </table:table-cell>
          <table:table-cell table:style-name="ce28" table:formula="of:=CONCATENATE(&quot;#&quot;;DEC2HEX([.O256];2);DEC2HEX([.P256];2);DEC2HEX([.Q256];2))" office:value-type="string" office:string-value="#FF74BB" calcext:value-type="string">
            <text:p>#FF74BB</text:p>
          </table:table-cell>
          <table:table-cell table:style-name="ce32" table:formula="of:=CONCATENATE(IF([.O256]&lt;10;&quot;  &quot;;IF([.O256]&lt;100;&quot; &quot;;&quot;&quot;));[.O256];&quot; &quot;;IF([.P256]&lt;10;&quot;  &quot;;IF([.P256]&lt;100;&quot; &quot;;&quot;&quot;));[.P256];&quot; &quot;;IF([.Q256]&lt;10;&quot;  &quot;;IF([.Q256]&lt;100;&quot; &quot;;&quot;&quot;));[.Q256];&quot; &quot;;[.A256];&quot; - &quot;;[.R256])" office:value-type="string" office:string-value="255 116 187 253 - #FF74BB" calcext:value-type="string">
            <text:p>255 116 187 253 - #FF74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3" calcext:value-type="float">
            <text:p>2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6"/>
          <table:table-cell table:style-name="ce45"/>
          <table:table-cell table:style-name="ce50" table:formula="of:=BITAND(BITRSHIFT([.A257];6);HEX2DEC(&quot;7&quot;))" office:value-type="float" office:value="3" calcext:value-type="float">
            <text:p>3</text:p>
          </table:table-cell>
          <table:table-cell table:style-name="ce3" table:formula="of:=BITAND(BITRSHIFT([.A257];3);HEX2DEC(&quot;7&quot;))" office:value-type="float" office:value="7" calcext:value-type="float">
            <text:p>7</text:p>
          </table:table-cell>
          <table:table-cell table:style-name="ce57" table:formula="of:=BITAND([.A2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57]/7;1/[.$K$1])*255;0)" office:value-type="float" office:value="255" calcext:value-type="float">
            <text:p>255</text:p>
          </table:table-cell>
          <table:table-cell table:style-name="ce6" table:formula="of:=ROUND(POWER([.D257]/7;1/[.$K$1])*255;0)" office:value-type="float" office:value="118" calcext:value-type="float">
            <text:p>118</text:p>
          </table:table-cell>
          <table:table-cell table:style-name="ce6" table:formula="of:=ROUND(POWER([.F257]/7;1/[.$K$1])*255;0)" office:value-type="float" office:value="222" calcext:value-type="float">
            <text:p>222</text:p>
          </table:table-cell>
          <table:table-cell table:style-name="ce28" table:formula="of:=CONCATENATE(&quot;#&quot;;DEC2HEX([.H257];2);DEC2HEX([.I257];2);DEC2HEX([.J257];2))" office:value-type="string" office:string-value="#FF76DE" calcext:value-type="string">
            <text:p>#FF76DE</text:p>
          </table:table-cell>
          <table:table-cell table:style-name="ce32" table:formula="of:=CONCATENATE(IF([.H257]&lt;10;&quot;  &quot;;IF([.H257]&lt;100;&quot; &quot;;&quot;&quot;));[.H257];&quot; &quot;;IF([.I257]&lt;10;&quot;  &quot;;IF([.I257]&lt;100;&quot; &quot;;&quot;&quot;));[.I257];&quot; &quot;;IF([.J257]&lt;10;&quot;  &quot;;IF([.J257]&lt;100;&quot; &quot;;&quot;&quot;));[.J257];&quot; &quot;;[.A257];&quot; - &quot;;[.K257])" office:value-type="string" office:string-value="255 118 222 254 - #FF76DE" calcext:value-type="string">
            <text:p>255 118 222 254 - #FF76DE</text:p>
          </table:table-cell>
          <table:table-cell table:style-name="ce35"/>
          <table:table-cell table:style-name="ce9"/>
          <table:table-cell table:style-name="ce6" table:formula="of:=INDEX([.$N$3:.$N$10];[.E257]+1;1)" office:value-type="float" office:value="255" calcext:value-type="float">
            <text:p>255</text:p>
          </table:table-cell>
          <table:table-cell table:style-name="ce6" table:formula="of:=INDEX([.$N$3:.$N$10];[.D257]+1;1)" office:value-type="float" office:value="116" calcext:value-type="float">
            <text:p>116</text:p>
          </table:table-cell>
          <table:table-cell table:style-name="ce6" table:formula="of:=INDEX([.$N$3:.$N$10];[.F257]+1;1)" office:value-type="float" office:value="225" calcext:value-type="float">
            <text:p>225</text:p>
          </table:table-cell>
          <table:table-cell table:style-name="ce28" table:formula="of:=CONCATENATE(&quot;#&quot;;DEC2HEX([.O257];2);DEC2HEX([.P257];2);DEC2HEX([.Q257];2))" office:value-type="string" office:string-value="#FF74E1" calcext:value-type="string">
            <text:p>#FF74E1</text:p>
          </table:table-cell>
          <table:table-cell table:style-name="ce32" table:formula="of:=CONCATENATE(IF([.O257]&lt;10;&quot;  &quot;;IF([.O257]&lt;100;&quot; &quot;;&quot;&quot;));[.O257];&quot; &quot;;IF([.P257]&lt;10;&quot;  &quot;;IF([.P257]&lt;100;&quot; &quot;;&quot;&quot;));[.P257];&quot; &quot;;IF([.Q257]&lt;10;&quot;  &quot;;IF([.Q257]&lt;100;&quot; &quot;;&quot;&quot;));[.Q257];&quot; &quot;;[.A257];&quot; - &quot;;[.R257])" office:value-type="string" office:string-value="255 116 225 254 - #FF74E1" calcext:value-type="string">
            <text:p>255 116 225 254 - #FF74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4" calcext:value-type="float">
            <text:p>2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6"/>
          <table:table-cell table:style-name="ce45"/>
          <table:table-cell table:style-name="ce50" table:formula="of:=BITAND(BITRSHIFT([.A258];6);HEX2DEC(&quot;7&quot;))" office:value-type="float" office:value="3" calcext:value-type="float">
            <text:p>3</text:p>
          </table:table-cell>
          <table:table-cell table:style-name="ce3" table:formula="of:=BITAND(BITRSHIFT([.A258];3);HEX2DEC(&quot;7&quot;))" office:value-type="float" office:value="7" calcext:value-type="float">
            <text:p>7</text:p>
          </table:table-cell>
          <table:table-cell table:style-name="ce57" table:formula="of:=BITAND([.A2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58]/7;1/[.$K$1])*255;0)" office:value-type="float" office:value="255" calcext:value-type="float">
            <text:p>255</text:p>
          </table:table-cell>
          <table:table-cell table:style-name="ce6" table:formula="of:=ROUND(POWER([.D258]/7;1/[.$K$1])*255;0)" office:value-type="float" office:value="118" calcext:value-type="float">
            <text:p>118</text:p>
          </table:table-cell>
          <table:table-cell table:style-name="ce6" table:formula="of:=ROUND(POWER([.F258]/7;1/[.$K$1])*255;0)" office:value-type="float" office:value="255" calcext:value-type="float">
            <text:p>255</text:p>
          </table:table-cell>
          <table:table-cell table:style-name="ce28" table:formula="of:=CONCATENATE(&quot;#&quot;;DEC2HEX([.H258];2);DEC2HEX([.I258];2);DEC2HEX([.J258];2))" office:value-type="string" office:string-value="#FF76FF" calcext:value-type="string">
            <text:p>#FF76FF</text:p>
          </table:table-cell>
          <table:table-cell table:style-name="ce32" table:formula="of:=CONCATENATE(IF([.H258]&lt;10;&quot;  &quot;;IF([.H258]&lt;100;&quot; &quot;;&quot;&quot;));[.H258];&quot; &quot;;IF([.I258]&lt;10;&quot;  &quot;;IF([.I258]&lt;100;&quot; &quot;;&quot;&quot;));[.I258];&quot; &quot;;IF([.J258]&lt;10;&quot;  &quot;;IF([.J258]&lt;100;&quot; &quot;;&quot;&quot;));[.J258];&quot; &quot;;[.A258];&quot; - &quot;;[.K258])" office:value-type="string" office:string-value="255 118 255 255 - #FF76FF" calcext:value-type="string">
            <text:p>255 118 255 255 - #FF76FF</text:p>
          </table:table-cell>
          <table:table-cell table:style-name="ce35"/>
          <table:table-cell table:style-name="ce9"/>
          <table:table-cell table:style-name="ce6" table:formula="of:=INDEX([.$N$3:.$N$10];[.E258]+1;1)" office:value-type="float" office:value="255" calcext:value-type="float">
            <text:p>255</text:p>
          </table:table-cell>
          <table:table-cell table:style-name="ce6" table:formula="of:=INDEX([.$N$3:.$N$10];[.D258]+1;1)" office:value-type="float" office:value="116" calcext:value-type="float">
            <text:p>116</text:p>
          </table:table-cell>
          <table:table-cell table:style-name="ce6" table:formula="of:=INDEX([.$N$3:.$N$10];[.F258]+1;1)" office:value-type="float" office:value="255" calcext:value-type="float">
            <text:p>255</text:p>
          </table:table-cell>
          <table:table-cell table:style-name="ce28" table:formula="of:=CONCATENATE(&quot;#&quot;;DEC2HEX([.O258];2);DEC2HEX([.P258];2);DEC2HEX([.Q258];2))" office:value-type="string" office:string-value="#FF74FF" calcext:value-type="string">
            <text:p>#FF74FF</text:p>
          </table:table-cell>
          <table:table-cell table:style-name="ce32" table:formula="of:=CONCATENATE(IF([.O258]&lt;10;&quot;  &quot;;IF([.O258]&lt;100;&quot; &quot;;&quot;&quot;));[.O258];&quot; &quot;;IF([.P258]&lt;10;&quot;  &quot;;IF([.P258]&lt;100;&quot; &quot;;&quot;&quot;));[.P258];&quot; &quot;;IF([.Q258]&lt;10;&quot;  &quot;;IF([.Q258]&lt;100;&quot; &quot;;&quot;&quot;));[.Q258];&quot; &quot;;[.A258];&quot; - &quot;;[.R258])" office:value-type="string" office:string-value="255 116 255 255 - #FF74FF" calcext:value-type="string">
            <text:p>255 116 255 255 - #FF74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5" calcext:value-type="float">
            <text:p>2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6"/>
          <table:table-cell table:style-name="ce45"/>
          <table:table-cell table:style-name="ce50" table:formula="of:=BITAND(BITRSHIFT([.A259];6);HEX2DEC(&quot;7&quot;))" office:value-type="float" office:value="4" calcext:value-type="float">
            <text:p>4</text:p>
          </table:table-cell>
          <table:table-cell table:style-name="ce3" table:formula="of:=BITAND(BITRSHIFT([.A259];3);HEX2DEC(&quot;7&quot;))" office:value-type="float" office:value="0" calcext:value-type="float">
            <text:p>0</text:p>
          </table:table-cell>
          <table:table-cell table:style-name="ce57" table:formula="of:=BITAND([.A2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59]/7;1/[.$K$1])*255;0)" office:value-type="float" office:value="0" calcext:value-type="float">
            <text:p>0</text:p>
          </table:table-cell>
          <table:table-cell table:style-name="ce6" table:formula="of:=ROUND(POWER([.D259]/7;1/[.$K$1])*255;0)" office:value-type="float" office:value="153" calcext:value-type="float">
            <text:p>153</text:p>
          </table:table-cell>
          <table:table-cell table:style-name="ce6" table:formula="of:=ROUND(POWER([.F259]/7;1/[.$K$1])*255;0)" office:value-type="float" office:value="0" calcext:value-type="float">
            <text:p>0</text:p>
          </table:table-cell>
          <table:table-cell table:style-name="ce28" table:formula="of:=CONCATENATE(&quot;#&quot;;DEC2HEX([.H259];2);DEC2HEX([.I259];2);DEC2HEX([.J259];2))" office:value-type="string" office:string-value="#009900" calcext:value-type="string">
            <text:p>#009900</text:p>
          </table:table-cell>
          <table:table-cell table:style-name="ce32" table:formula="of:=CONCATENATE(IF([.H259]&lt;10;&quot;  &quot;;IF([.H259]&lt;100;&quot; &quot;;&quot;&quot;));[.H259];&quot; &quot;;IF([.I259]&lt;10;&quot;  &quot;;IF([.I259]&lt;100;&quot; &quot;;&quot;&quot;));[.I259];&quot; &quot;;IF([.J259]&lt;10;&quot;  &quot;;IF([.J259]&lt;100;&quot; &quot;;&quot;&quot;));[.J259];&quot; &quot;;[.A259];&quot; - &quot;;[.K259])" office:value-type="string" office:string-value="  0 153   0 256 - #009900" calcext:value-type="string">
            <text:p><text:s text:c="2"/>0 153 <text:s text:c="2"/>0 256 - #009900</text:p>
          </table:table-cell>
          <table:table-cell table:style-name="ce35"/>
          <table:table-cell table:style-name="ce9"/>
          <table:table-cell table:style-name="ce6" table:formula="of:=INDEX([.$N$3:.$N$10];[.E259]+1;1)" office:value-type="float" office:value="0" calcext:value-type="float">
            <text:p>0</text:p>
          </table:table-cell>
          <table:table-cell table:style-name="ce6" table:formula="of:=INDEX([.$N$3:.$N$10];[.D259]+1;1)" office:value-type="float" office:value="156" calcext:value-type="float">
            <text:p>156</text:p>
          </table:table-cell>
          <table:table-cell table:style-name="ce6" table:formula="of:=INDEX([.$N$3:.$N$10];[.F259]+1;1)" office:value-type="float" office:value="0" calcext:value-type="float">
            <text:p>0</text:p>
          </table:table-cell>
          <table:table-cell table:style-name="ce28" table:formula="of:=CONCATENATE(&quot;#&quot;;DEC2HEX([.O259];2);DEC2HEX([.P259];2);DEC2HEX([.Q259];2))" office:value-type="string" office:string-value="#009C00" calcext:value-type="string">
            <text:p>#009C00</text:p>
          </table:table-cell>
          <table:table-cell table:style-name="ce32" table:formula="of:=CONCATENATE(IF([.O259]&lt;10;&quot;  &quot;;IF([.O259]&lt;100;&quot; &quot;;&quot;&quot;));[.O259];&quot; &quot;;IF([.P259]&lt;10;&quot;  &quot;;IF([.P259]&lt;100;&quot; &quot;;&quot;&quot;));[.P259];&quot; &quot;;IF([.Q259]&lt;10;&quot;  &quot;;IF([.Q259]&lt;100;&quot; &quot;;&quot;&quot;));[.Q259];&quot; &quot;;[.A259];&quot; - &quot;;[.R259])" office:value-type="string" office:string-value="  0 156   0 256 - #009C00" calcext:value-type="string">
            <text:p><text:s text:c="2"/>0 156 <text:s text:c="2"/>0 256 - #00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6" calcext:value-type="float">
            <text:p>2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6"/>
          <table:table-cell table:style-name="ce45"/>
          <table:table-cell table:style-name="ce50" table:formula="of:=BITAND(BITRSHIFT([.A260];6);HEX2DEC(&quot;7&quot;))" office:value-type="float" office:value="4" calcext:value-type="float">
            <text:p>4</text:p>
          </table:table-cell>
          <table:table-cell table:style-name="ce3" table:formula="of:=BITAND(BITRSHIFT([.A260];3);HEX2DEC(&quot;7&quot;))" office:value-type="float" office:value="0" calcext:value-type="float">
            <text:p>0</text:p>
          </table:table-cell>
          <table:table-cell table:style-name="ce57" table:formula="of:=BITAND([.A2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60]/7;1/[.$K$1])*255;0)" office:value-type="float" office:value="0" calcext:value-type="float">
            <text:p>0</text:p>
          </table:table-cell>
          <table:table-cell table:style-name="ce6" table:formula="of:=ROUND(POWER([.D260]/7;1/[.$K$1])*255;0)" office:value-type="float" office:value="153" calcext:value-type="float">
            <text:p>153</text:p>
          </table:table-cell>
          <table:table-cell table:style-name="ce6" table:formula="of:=ROUND(POWER([.F260]/7;1/[.$K$1])*255;0)" office:value-type="float" office:value="43" calcext:value-type="float">
            <text:p>43</text:p>
          </table:table-cell>
          <table:table-cell table:style-name="ce28" table:formula="of:=CONCATENATE(&quot;#&quot;;DEC2HEX([.H260];2);DEC2HEX([.I260];2);DEC2HEX([.J260];2))" office:value-type="string" office:string-value="#00992B" calcext:value-type="string">
            <text:p>#00992B</text:p>
          </table:table-cell>
          <table:table-cell table:style-name="ce32" table:formula="of:=CONCATENATE(IF([.H260]&lt;10;&quot;  &quot;;IF([.H260]&lt;100;&quot; &quot;;&quot;&quot;));[.H260];&quot; &quot;;IF([.I260]&lt;10;&quot;  &quot;;IF([.I260]&lt;100;&quot; &quot;;&quot;&quot;));[.I260];&quot; &quot;;IF([.J260]&lt;10;&quot;  &quot;;IF([.J260]&lt;100;&quot; &quot;;&quot;&quot;));[.J260];&quot; &quot;;[.A260];&quot; - &quot;;[.K260])" office:value-type="string" office:string-value="  0 153  43 257 - #00992B" calcext:value-type="string">
            <text:p><text:s text:c="2"/>0 153 <text:s/>43 257 - #00992B</text:p>
          </table:table-cell>
          <table:table-cell table:style-name="ce35"/>
          <table:table-cell table:style-name="ce9"/>
          <table:table-cell table:style-name="ce6" table:formula="of:=INDEX([.$N$3:.$N$10];[.E260]+1;1)" office:value-type="float" office:value="0" calcext:value-type="float">
            <text:p>0</text:p>
          </table:table-cell>
          <table:table-cell table:style-name="ce6" table:formula="of:=INDEX([.$N$3:.$N$10];[.D260]+1;1)" office:value-type="float" office:value="156" calcext:value-type="float">
            <text:p>156</text:p>
          </table:table-cell>
          <table:table-cell table:style-name="ce6" table:formula="of:=INDEX([.$N$3:.$N$10];[.F260]+1;1)" office:value-type="float" office:value="40" calcext:value-type="float">
            <text:p>40</text:p>
          </table:table-cell>
          <table:table-cell table:style-name="ce28" table:formula="of:=CONCATENATE(&quot;#&quot;;DEC2HEX([.O260];2);DEC2HEX([.P260];2);DEC2HEX([.Q260];2))" office:value-type="string" office:string-value="#009C28" calcext:value-type="string">
            <text:p>#009C28</text:p>
          </table:table-cell>
          <table:table-cell table:style-name="ce32" table:formula="of:=CONCATENATE(IF([.O260]&lt;10;&quot;  &quot;;IF([.O260]&lt;100;&quot; &quot;;&quot;&quot;));[.O260];&quot; &quot;;IF([.P260]&lt;10;&quot;  &quot;;IF([.P260]&lt;100;&quot; &quot;;&quot;&quot;));[.P260];&quot; &quot;;IF([.Q260]&lt;10;&quot;  &quot;;IF([.Q260]&lt;100;&quot; &quot;;&quot;&quot;));[.Q260];&quot; &quot;;[.A260];&quot; - &quot;;[.R260])" office:value-type="string" office:string-value="  0 156  40 257 - #009C28" calcext:value-type="string">
            <text:p><text:s text:c="2"/>0 156 <text:s/>40 257 - #00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7" calcext:value-type="float">
            <text:p>2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6"/>
          <table:table-cell table:style-name="ce45"/>
          <table:table-cell table:style-name="ce50" table:formula="of:=BITAND(BITRSHIFT([.A261];6);HEX2DEC(&quot;7&quot;))" office:value-type="float" office:value="4" calcext:value-type="float">
            <text:p>4</text:p>
          </table:table-cell>
          <table:table-cell table:style-name="ce3" table:formula="of:=BITAND(BITRSHIFT([.A261];3);HEX2DEC(&quot;7&quot;))" office:value-type="float" office:value="0" calcext:value-type="float">
            <text:p>0</text:p>
          </table:table-cell>
          <table:table-cell table:style-name="ce57" table:formula="of:=BITAND([.A2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61]/7;1/[.$K$1])*255;0)" office:value-type="float" office:value="0" calcext:value-type="float">
            <text:p>0</text:p>
          </table:table-cell>
          <table:table-cell table:style-name="ce6" table:formula="of:=ROUND(POWER([.D261]/7;1/[.$K$1])*255;0)" office:value-type="float" office:value="153" calcext:value-type="float">
            <text:p>153</text:p>
          </table:table-cell>
          <table:table-cell table:style-name="ce6" table:formula="of:=ROUND(POWER([.F261]/7;1/[.$K$1])*255;0)" office:value-type="float" office:value="82" calcext:value-type="float">
            <text:p>82</text:p>
          </table:table-cell>
          <table:table-cell table:style-name="ce28" table:formula="of:=CONCATENATE(&quot;#&quot;;DEC2HEX([.H261];2);DEC2HEX([.I261];2);DEC2HEX([.J261];2))" office:value-type="string" office:string-value="#009952" calcext:value-type="string">
            <text:p>#009952</text:p>
          </table:table-cell>
          <table:table-cell table:style-name="ce32" table:formula="of:=CONCATENATE(IF([.H261]&lt;10;&quot;  &quot;;IF([.H261]&lt;100;&quot; &quot;;&quot;&quot;));[.H261];&quot; &quot;;IF([.I261]&lt;10;&quot;  &quot;;IF([.I261]&lt;100;&quot; &quot;;&quot;&quot;));[.I261];&quot; &quot;;IF([.J261]&lt;10;&quot;  &quot;;IF([.J261]&lt;100;&quot; &quot;;&quot;&quot;));[.J261];&quot; &quot;;[.A261];&quot; - &quot;;[.K261])" office:value-type="string" office:string-value="  0 153  82 258 - #009952" calcext:value-type="string">
            <text:p><text:s text:c="2"/>0 153 <text:s/>82 258 - #009952</text:p>
          </table:table-cell>
          <table:table-cell table:style-name="ce35"/>
          <table:table-cell table:style-name="ce9"/>
          <table:table-cell table:style-name="ce6" table:formula="of:=INDEX([.$N$3:.$N$10];[.E261]+1;1)" office:value-type="float" office:value="0" calcext:value-type="float">
            <text:p>0</text:p>
          </table:table-cell>
          <table:table-cell table:style-name="ce6" table:formula="of:=INDEX([.$N$3:.$N$10];[.D261]+1;1)" office:value-type="float" office:value="156" calcext:value-type="float">
            <text:p>156</text:p>
          </table:table-cell>
          <table:table-cell table:style-name="ce6" table:formula="of:=INDEX([.$N$3:.$N$10];[.F261]+1;1)" office:value-type="float" office:value="83" calcext:value-type="float">
            <text:p>83</text:p>
          </table:table-cell>
          <table:table-cell table:style-name="ce28" table:formula="of:=CONCATENATE(&quot;#&quot;;DEC2HEX([.O261];2);DEC2HEX([.P261];2);DEC2HEX([.Q261];2))" office:value-type="string" office:string-value="#009C53" calcext:value-type="string">
            <text:p>#009C53</text:p>
          </table:table-cell>
          <table:table-cell table:style-name="ce32" table:formula="of:=CONCATENATE(IF([.O261]&lt;10;&quot;  &quot;;IF([.O261]&lt;100;&quot; &quot;;&quot;&quot;));[.O261];&quot; &quot;;IF([.P261]&lt;10;&quot;  &quot;;IF([.P261]&lt;100;&quot; &quot;;&quot;&quot;));[.P261];&quot; &quot;;IF([.Q261]&lt;10;&quot;  &quot;;IF([.Q261]&lt;100;&quot; &quot;;&quot;&quot;));[.Q261];&quot; &quot;;[.A261];&quot; - &quot;;[.R261])" office:value-type="string" office:string-value="  0 156  83 258 - #009C53" calcext:value-type="string">
            <text:p><text:s text:c="2"/>0 156 <text:s/>83 258 - #00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8" calcext:value-type="float">
            <text:p>2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6"/>
          <table:table-cell table:style-name="ce45"/>
          <table:table-cell table:style-name="ce50" table:formula="of:=BITAND(BITRSHIFT([.A262];6);HEX2DEC(&quot;7&quot;))" office:value-type="float" office:value="4" calcext:value-type="float">
            <text:p>4</text:p>
          </table:table-cell>
          <table:table-cell table:style-name="ce3" table:formula="of:=BITAND(BITRSHIFT([.A262];3);HEX2DEC(&quot;7&quot;))" office:value-type="float" office:value="0" calcext:value-type="float">
            <text:p>0</text:p>
          </table:table-cell>
          <table:table-cell table:style-name="ce57" table:formula="of:=BITAND([.A2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62]/7;1/[.$K$1])*255;0)" office:value-type="float" office:value="0" calcext:value-type="float">
            <text:p>0</text:p>
          </table:table-cell>
          <table:table-cell table:style-name="ce6" table:formula="of:=ROUND(POWER([.D262]/7;1/[.$K$1])*255;0)" office:value-type="float" office:value="153" calcext:value-type="float">
            <text:p>153</text:p>
          </table:table-cell>
          <table:table-cell table:style-name="ce6" table:formula="of:=ROUND(POWER([.F262]/7;1/[.$K$1])*255;0)" office:value-type="float" office:value="118" calcext:value-type="float">
            <text:p>118</text:p>
          </table:table-cell>
          <table:table-cell table:style-name="ce28" table:formula="of:=CONCATENATE(&quot;#&quot;;DEC2HEX([.H262];2);DEC2HEX([.I262];2);DEC2HEX([.J262];2))" office:value-type="string" office:string-value="#009976" calcext:value-type="string">
            <text:p>#009976</text:p>
          </table:table-cell>
          <table:table-cell table:style-name="ce32" table:formula="of:=CONCATENATE(IF([.H262]&lt;10;&quot;  &quot;;IF([.H262]&lt;100;&quot; &quot;;&quot;&quot;));[.H262];&quot; &quot;;IF([.I262]&lt;10;&quot;  &quot;;IF([.I262]&lt;100;&quot; &quot;;&quot;&quot;));[.I262];&quot; &quot;;IF([.J262]&lt;10;&quot;  &quot;;IF([.J262]&lt;100;&quot; &quot;;&quot;&quot;));[.J262];&quot; &quot;;[.A262];&quot; - &quot;;[.K262])" office:value-type="string" office:string-value="  0 153 118 259 - #009976" calcext:value-type="string">
            <text:p><text:s text:c="2"/>0 153 118 259 - #009976</text:p>
          </table:table-cell>
          <table:table-cell table:style-name="ce35"/>
          <table:table-cell table:style-name="ce9"/>
          <table:table-cell table:style-name="ce6" table:formula="of:=INDEX([.$N$3:.$N$10];[.E262]+1;1)" office:value-type="float" office:value="0" calcext:value-type="float">
            <text:p>0</text:p>
          </table:table-cell>
          <table:table-cell table:style-name="ce6" table:formula="of:=INDEX([.$N$3:.$N$10];[.D262]+1;1)" office:value-type="float" office:value="156" calcext:value-type="float">
            <text:p>156</text:p>
          </table:table-cell>
          <table:table-cell table:style-name="ce6" table:formula="of:=INDEX([.$N$3:.$N$10];[.F262]+1;1)" office:value-type="float" office:value="116" calcext:value-type="float">
            <text:p>116</text:p>
          </table:table-cell>
          <table:table-cell table:style-name="ce28" table:formula="of:=CONCATENATE(&quot;#&quot;;DEC2HEX([.O262];2);DEC2HEX([.P262];2);DEC2HEX([.Q262];2))" office:value-type="string" office:string-value="#009C74" calcext:value-type="string">
            <text:p>#009C74</text:p>
          </table:table-cell>
          <table:table-cell table:style-name="ce32" table:formula="of:=CONCATENATE(IF([.O262]&lt;10;&quot;  &quot;;IF([.O262]&lt;100;&quot; &quot;;&quot;&quot;));[.O262];&quot; &quot;;IF([.P262]&lt;10;&quot;  &quot;;IF([.P262]&lt;100;&quot; &quot;;&quot;&quot;));[.P262];&quot; &quot;;IF([.Q262]&lt;10;&quot;  &quot;;IF([.Q262]&lt;100;&quot; &quot;;&quot;&quot;));[.Q262];&quot; &quot;;[.A262];&quot; - &quot;;[.R262])" office:value-type="string" office:string-value="  0 156 116 259 - #009C74" calcext:value-type="string">
            <text:p><text:s text:c="2"/>0 156 116 259 - #00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59" calcext:value-type="float">
            <text:p>2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6"/>
          <table:table-cell table:style-name="ce45"/>
          <table:table-cell table:style-name="ce50" table:formula="of:=BITAND(BITRSHIFT([.A263];6);HEX2DEC(&quot;7&quot;))" office:value-type="float" office:value="4" calcext:value-type="float">
            <text:p>4</text:p>
          </table:table-cell>
          <table:table-cell table:style-name="ce3" table:formula="of:=BITAND(BITRSHIFT([.A263];3);HEX2DEC(&quot;7&quot;))" office:value-type="float" office:value="0" calcext:value-type="float">
            <text:p>0</text:p>
          </table:table-cell>
          <table:table-cell table:style-name="ce57" table:formula="of:=BITAND([.A2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63]/7;1/[.$K$1])*255;0)" office:value-type="float" office:value="0" calcext:value-type="float">
            <text:p>0</text:p>
          </table:table-cell>
          <table:table-cell table:style-name="ce6" table:formula="of:=ROUND(POWER([.D263]/7;1/[.$K$1])*255;0)" office:value-type="float" office:value="153" calcext:value-type="float">
            <text:p>153</text:p>
          </table:table-cell>
          <table:table-cell table:style-name="ce6" table:formula="of:=ROUND(POWER([.F263]/7;1/[.$K$1])*255;0)" office:value-type="float" office:value="153" calcext:value-type="float">
            <text:p>153</text:p>
          </table:table-cell>
          <table:table-cell table:style-name="ce28" table:formula="of:=CONCATENATE(&quot;#&quot;;DEC2HEX([.H263];2);DEC2HEX([.I263];2);DEC2HEX([.J263];2))" office:value-type="string" office:string-value="#009999" calcext:value-type="string">
            <text:p>#009999</text:p>
          </table:table-cell>
          <table:table-cell table:style-name="ce32" table:formula="of:=CONCATENATE(IF([.H263]&lt;10;&quot;  &quot;;IF([.H263]&lt;100;&quot; &quot;;&quot;&quot;));[.H263];&quot; &quot;;IF([.I263]&lt;10;&quot;  &quot;;IF([.I263]&lt;100;&quot; &quot;;&quot;&quot;));[.I263];&quot; &quot;;IF([.J263]&lt;10;&quot;  &quot;;IF([.J263]&lt;100;&quot; &quot;;&quot;&quot;));[.J263];&quot; &quot;;[.A263];&quot; - &quot;;[.K263])" office:value-type="string" office:string-value="  0 153 153 260 - #009999" calcext:value-type="string">
            <text:p><text:s text:c="2"/>0 153 153 260 - #009999</text:p>
          </table:table-cell>
          <table:table-cell table:style-name="ce35"/>
          <table:table-cell table:style-name="ce9"/>
          <table:table-cell table:style-name="ce6" table:formula="of:=INDEX([.$N$3:.$N$10];[.E263]+1;1)" office:value-type="float" office:value="0" calcext:value-type="float">
            <text:p>0</text:p>
          </table:table-cell>
          <table:table-cell table:style-name="ce6" table:formula="of:=INDEX([.$N$3:.$N$10];[.D263]+1;1)" office:value-type="float" office:value="156" calcext:value-type="float">
            <text:p>156</text:p>
          </table:table-cell>
          <table:table-cell table:style-name="ce6" table:formula="of:=INDEX([.$N$3:.$N$10];[.F263]+1;1)" office:value-type="float" office:value="156" calcext:value-type="float">
            <text:p>156</text:p>
          </table:table-cell>
          <table:table-cell table:style-name="ce28" table:formula="of:=CONCATENATE(&quot;#&quot;;DEC2HEX([.O263];2);DEC2HEX([.P263];2);DEC2HEX([.Q263];2))" office:value-type="string" office:string-value="#009C9C" calcext:value-type="string">
            <text:p>#009C9C</text:p>
          </table:table-cell>
          <table:table-cell table:style-name="ce32" table:formula="of:=CONCATENATE(IF([.O263]&lt;10;&quot;  &quot;;IF([.O263]&lt;100;&quot; &quot;;&quot;&quot;));[.O263];&quot; &quot;;IF([.P263]&lt;10;&quot;  &quot;;IF([.P263]&lt;100;&quot; &quot;;&quot;&quot;));[.P263];&quot; &quot;;IF([.Q263]&lt;10;&quot;  &quot;;IF([.Q263]&lt;100;&quot; &quot;;&quot;&quot;));[.Q263];&quot; &quot;;[.A263];&quot; - &quot;;[.R263])" office:value-type="string" office:string-value="  0 156 156 260 - #009C9C" calcext:value-type="string">
            <text:p><text:s text:c="2"/>0 156 156 260 - #00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0" calcext:value-type="float">
            <text:p>2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6"/>
          <table:table-cell table:style-name="ce45"/>
          <table:table-cell table:style-name="ce50" table:formula="of:=BITAND(BITRSHIFT([.A264];6);HEX2DEC(&quot;7&quot;))" office:value-type="float" office:value="4" calcext:value-type="float">
            <text:p>4</text:p>
          </table:table-cell>
          <table:table-cell table:style-name="ce3" table:formula="of:=BITAND(BITRSHIFT([.A264];3);HEX2DEC(&quot;7&quot;))" office:value-type="float" office:value="0" calcext:value-type="float">
            <text:p>0</text:p>
          </table:table-cell>
          <table:table-cell table:style-name="ce57" table:formula="of:=BITAND([.A2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64]/7;1/[.$K$1])*255;0)" office:value-type="float" office:value="0" calcext:value-type="float">
            <text:p>0</text:p>
          </table:table-cell>
          <table:table-cell table:style-name="ce6" table:formula="of:=ROUND(POWER([.D264]/7;1/[.$K$1])*255;0)" office:value-type="float" office:value="153" calcext:value-type="float">
            <text:p>153</text:p>
          </table:table-cell>
          <table:table-cell table:style-name="ce6" table:formula="of:=ROUND(POWER([.F264]/7;1/[.$K$1])*255;0)" office:value-type="float" office:value="188" calcext:value-type="float">
            <text:p>188</text:p>
          </table:table-cell>
          <table:table-cell table:style-name="ce28" table:formula="of:=CONCATENATE(&quot;#&quot;;DEC2HEX([.H264];2);DEC2HEX([.I264];2);DEC2HEX([.J264];2))" office:value-type="string" office:string-value="#0099BC" calcext:value-type="string">
            <text:p>#0099BC</text:p>
          </table:table-cell>
          <table:table-cell table:style-name="ce32" table:formula="of:=CONCATENATE(IF([.H264]&lt;10;&quot;  &quot;;IF([.H264]&lt;100;&quot; &quot;;&quot;&quot;));[.H264];&quot; &quot;;IF([.I264]&lt;10;&quot;  &quot;;IF([.I264]&lt;100;&quot; &quot;;&quot;&quot;));[.I264];&quot; &quot;;IF([.J264]&lt;10;&quot;  &quot;;IF([.J264]&lt;100;&quot; &quot;;&quot;&quot;));[.J264];&quot; &quot;;[.A264];&quot; - &quot;;[.K264])" office:value-type="string" office:string-value="  0 153 188 261 - #0099BC" calcext:value-type="string">
            <text:p><text:s text:c="2"/>0 153 188 261 - #0099BC</text:p>
          </table:table-cell>
          <table:table-cell table:style-name="ce35"/>
          <table:table-cell table:style-name="ce9"/>
          <table:table-cell table:style-name="ce6" table:formula="of:=INDEX([.$N$3:.$N$10];[.E264]+1;1)" office:value-type="float" office:value="0" calcext:value-type="float">
            <text:p>0</text:p>
          </table:table-cell>
          <table:table-cell table:style-name="ce6" table:formula="of:=INDEX([.$N$3:.$N$10];[.D264]+1;1)" office:value-type="float" office:value="156" calcext:value-type="float">
            <text:p>156</text:p>
          </table:table-cell>
          <table:table-cell table:style-name="ce6" table:formula="of:=INDEX([.$N$3:.$N$10];[.F264]+1;1)" office:value-type="float" office:value="187" calcext:value-type="float">
            <text:p>187</text:p>
          </table:table-cell>
          <table:table-cell table:style-name="ce28" table:formula="of:=CONCATENATE(&quot;#&quot;;DEC2HEX([.O264];2);DEC2HEX([.P264];2);DEC2HEX([.Q264];2))" office:value-type="string" office:string-value="#009CBB" calcext:value-type="string">
            <text:p>#009CBB</text:p>
          </table:table-cell>
          <table:table-cell table:style-name="ce32" table:formula="of:=CONCATENATE(IF([.O264]&lt;10;&quot;  &quot;;IF([.O264]&lt;100;&quot; &quot;;&quot;&quot;));[.O264];&quot; &quot;;IF([.P264]&lt;10;&quot;  &quot;;IF([.P264]&lt;100;&quot; &quot;;&quot;&quot;));[.P264];&quot; &quot;;IF([.Q264]&lt;10;&quot;  &quot;;IF([.Q264]&lt;100;&quot; &quot;;&quot;&quot;));[.Q264];&quot; &quot;;[.A264];&quot; - &quot;;[.R264])" office:value-type="string" office:string-value="  0 156 187 261 - #009CBB" calcext:value-type="string">
            <text:p><text:s text:c="2"/>0 156 187 261 - #00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1" calcext:value-type="float">
            <text:p>2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6"/>
          <table:table-cell table:style-name="ce45"/>
          <table:table-cell table:style-name="ce50" table:formula="of:=BITAND(BITRSHIFT([.A265];6);HEX2DEC(&quot;7&quot;))" office:value-type="float" office:value="4" calcext:value-type="float">
            <text:p>4</text:p>
          </table:table-cell>
          <table:table-cell table:style-name="ce3" table:formula="of:=BITAND(BITRSHIFT([.A265];3);HEX2DEC(&quot;7&quot;))" office:value-type="float" office:value="0" calcext:value-type="float">
            <text:p>0</text:p>
          </table:table-cell>
          <table:table-cell table:style-name="ce57" table:formula="of:=BITAND([.A2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65]/7;1/[.$K$1])*255;0)" office:value-type="float" office:value="0" calcext:value-type="float">
            <text:p>0</text:p>
          </table:table-cell>
          <table:table-cell table:style-name="ce6" table:formula="of:=ROUND(POWER([.D265]/7;1/[.$K$1])*255;0)" office:value-type="float" office:value="153" calcext:value-type="float">
            <text:p>153</text:p>
          </table:table-cell>
          <table:table-cell table:style-name="ce6" table:formula="of:=ROUND(POWER([.F265]/7;1/[.$K$1])*255;0)" office:value-type="float" office:value="222" calcext:value-type="float">
            <text:p>222</text:p>
          </table:table-cell>
          <table:table-cell table:style-name="ce28" table:formula="of:=CONCATENATE(&quot;#&quot;;DEC2HEX([.H265];2);DEC2HEX([.I265];2);DEC2HEX([.J265];2))" office:value-type="string" office:string-value="#0099DE" calcext:value-type="string">
            <text:p>#0099DE</text:p>
          </table:table-cell>
          <table:table-cell table:style-name="ce32" table:formula="of:=CONCATENATE(IF([.H265]&lt;10;&quot;  &quot;;IF([.H265]&lt;100;&quot; &quot;;&quot;&quot;));[.H265];&quot; &quot;;IF([.I265]&lt;10;&quot;  &quot;;IF([.I265]&lt;100;&quot; &quot;;&quot;&quot;));[.I265];&quot; &quot;;IF([.J265]&lt;10;&quot;  &quot;;IF([.J265]&lt;100;&quot; &quot;;&quot;&quot;));[.J265];&quot; &quot;;[.A265];&quot; - &quot;;[.K265])" office:value-type="string" office:string-value="  0 153 222 262 - #0099DE" calcext:value-type="string">
            <text:p><text:s text:c="2"/>0 153 222 262 - #0099DE</text:p>
          </table:table-cell>
          <table:table-cell table:style-name="ce35"/>
          <table:table-cell table:style-name="ce9"/>
          <table:table-cell table:style-name="ce6" table:formula="of:=INDEX([.$N$3:.$N$10];[.E265]+1;1)" office:value-type="float" office:value="0" calcext:value-type="float">
            <text:p>0</text:p>
          </table:table-cell>
          <table:table-cell table:style-name="ce6" table:formula="of:=INDEX([.$N$3:.$N$10];[.D265]+1;1)" office:value-type="float" office:value="156" calcext:value-type="float">
            <text:p>156</text:p>
          </table:table-cell>
          <table:table-cell table:style-name="ce6" table:formula="of:=INDEX([.$N$3:.$N$10];[.F265]+1;1)" office:value-type="float" office:value="225" calcext:value-type="float">
            <text:p>225</text:p>
          </table:table-cell>
          <table:table-cell table:style-name="ce28" table:formula="of:=CONCATENATE(&quot;#&quot;;DEC2HEX([.O265];2);DEC2HEX([.P265];2);DEC2HEX([.Q265];2))" office:value-type="string" office:string-value="#009CE1" calcext:value-type="string">
            <text:p>#009CE1</text:p>
          </table:table-cell>
          <table:table-cell table:style-name="ce32" table:formula="of:=CONCATENATE(IF([.O265]&lt;10;&quot;  &quot;;IF([.O265]&lt;100;&quot; &quot;;&quot;&quot;));[.O265];&quot; &quot;;IF([.P265]&lt;10;&quot;  &quot;;IF([.P265]&lt;100;&quot; &quot;;&quot;&quot;));[.P265];&quot; &quot;;IF([.Q265]&lt;10;&quot;  &quot;;IF([.Q265]&lt;100;&quot; &quot;;&quot;&quot;));[.Q265];&quot; &quot;;[.A265];&quot; - &quot;;[.R265])" office:value-type="string" office:string-value="  0 156 225 262 - #009CE1" calcext:value-type="string">
            <text:p><text:s text:c="2"/>0 156 225 262 - #00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2" calcext:value-type="float">
            <text:p>2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6"/>
          <table:table-cell table:style-name="ce45"/>
          <table:table-cell table:style-name="ce50" table:formula="of:=BITAND(BITRSHIFT([.A266];6);HEX2DEC(&quot;7&quot;))" office:value-type="float" office:value="4" calcext:value-type="float">
            <text:p>4</text:p>
          </table:table-cell>
          <table:table-cell table:style-name="ce3" table:formula="of:=BITAND(BITRSHIFT([.A266];3);HEX2DEC(&quot;7&quot;))" office:value-type="float" office:value="0" calcext:value-type="float">
            <text:p>0</text:p>
          </table:table-cell>
          <table:table-cell table:style-name="ce57" table:formula="of:=BITAND([.A2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66]/7;1/[.$K$1])*255;0)" office:value-type="float" office:value="0" calcext:value-type="float">
            <text:p>0</text:p>
          </table:table-cell>
          <table:table-cell table:style-name="ce6" table:formula="of:=ROUND(POWER([.D266]/7;1/[.$K$1])*255;0)" office:value-type="float" office:value="153" calcext:value-type="float">
            <text:p>153</text:p>
          </table:table-cell>
          <table:table-cell table:style-name="ce6" table:formula="of:=ROUND(POWER([.F266]/7;1/[.$K$1])*255;0)" office:value-type="float" office:value="255" calcext:value-type="float">
            <text:p>255</text:p>
          </table:table-cell>
          <table:table-cell table:style-name="ce28" table:formula="of:=CONCATENATE(&quot;#&quot;;DEC2HEX([.H266];2);DEC2HEX([.I266];2);DEC2HEX([.J266];2))" office:value-type="string" office:string-value="#0099FF" calcext:value-type="string">
            <text:p>#0099FF</text:p>
          </table:table-cell>
          <table:table-cell table:style-name="ce32" table:formula="of:=CONCATENATE(IF([.H266]&lt;10;&quot;  &quot;;IF([.H266]&lt;100;&quot; &quot;;&quot;&quot;));[.H266];&quot; &quot;;IF([.I266]&lt;10;&quot;  &quot;;IF([.I266]&lt;100;&quot; &quot;;&quot;&quot;));[.I266];&quot; &quot;;IF([.J266]&lt;10;&quot;  &quot;;IF([.J266]&lt;100;&quot; &quot;;&quot;&quot;));[.J266];&quot; &quot;;[.A266];&quot; - &quot;;[.K266])" office:value-type="string" office:string-value="  0 153 255 263 - #0099FF" calcext:value-type="string">
            <text:p><text:s text:c="2"/>0 153 255 263 - #0099FF</text:p>
          </table:table-cell>
          <table:table-cell table:style-name="ce35"/>
          <table:table-cell table:style-name="ce9"/>
          <table:table-cell table:style-name="ce6" table:formula="of:=INDEX([.$N$3:.$N$10];[.E266]+1;1)" office:value-type="float" office:value="0" calcext:value-type="float">
            <text:p>0</text:p>
          </table:table-cell>
          <table:table-cell table:style-name="ce6" table:formula="of:=INDEX([.$N$3:.$N$10];[.D266]+1;1)" office:value-type="float" office:value="156" calcext:value-type="float">
            <text:p>156</text:p>
          </table:table-cell>
          <table:table-cell table:style-name="ce6" table:formula="of:=INDEX([.$N$3:.$N$10];[.F266]+1;1)" office:value-type="float" office:value="255" calcext:value-type="float">
            <text:p>255</text:p>
          </table:table-cell>
          <table:table-cell table:style-name="ce28" table:formula="of:=CONCATENATE(&quot;#&quot;;DEC2HEX([.O266];2);DEC2HEX([.P266];2);DEC2HEX([.Q266];2))" office:value-type="string" office:string-value="#009CFF" calcext:value-type="string">
            <text:p>#009CFF</text:p>
          </table:table-cell>
          <table:table-cell table:style-name="ce32" table:formula="of:=CONCATENATE(IF([.O266]&lt;10;&quot;  &quot;;IF([.O266]&lt;100;&quot; &quot;;&quot;&quot;));[.O266];&quot; &quot;;IF([.P266]&lt;10;&quot;  &quot;;IF([.P266]&lt;100;&quot; &quot;;&quot;&quot;));[.P266];&quot; &quot;;IF([.Q266]&lt;10;&quot;  &quot;;IF([.Q266]&lt;100;&quot; &quot;;&quot;&quot;));[.Q266];&quot; &quot;;[.A266];&quot; - &quot;;[.R266])" office:value-type="string" office:string-value="  0 156 255 263 - #009CFF" calcext:value-type="string">
            <text:p><text:s text:c="2"/>0 156 255 263 - #00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3" calcext:value-type="float">
            <text:p>2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6"/>
          <table:table-cell table:style-name="ce45"/>
          <table:table-cell table:style-name="ce50" table:formula="of:=BITAND(BITRSHIFT([.A267];6);HEX2DEC(&quot;7&quot;))" office:value-type="float" office:value="4" calcext:value-type="float">
            <text:p>4</text:p>
          </table:table-cell>
          <table:table-cell table:style-name="ce3" table:formula="of:=BITAND(BITRSHIFT([.A267];3);HEX2DEC(&quot;7&quot;))" office:value-type="float" office:value="1" calcext:value-type="float">
            <text:p>1</text:p>
          </table:table-cell>
          <table:table-cell table:style-name="ce57" table:formula="of:=BITAND([.A2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67]/7;1/[.$K$1])*255;0)" office:value-type="float" office:value="43" calcext:value-type="float">
            <text:p>43</text:p>
          </table:table-cell>
          <table:table-cell table:style-name="ce6" table:formula="of:=ROUND(POWER([.D267]/7;1/[.$K$1])*255;0)" office:value-type="float" office:value="153" calcext:value-type="float">
            <text:p>153</text:p>
          </table:table-cell>
          <table:table-cell table:style-name="ce6" table:formula="of:=ROUND(POWER([.F267]/7;1/[.$K$1])*255;0)" office:value-type="float" office:value="0" calcext:value-type="float">
            <text:p>0</text:p>
          </table:table-cell>
          <table:table-cell table:style-name="ce28" table:formula="of:=CONCATENATE(&quot;#&quot;;DEC2HEX([.H267];2);DEC2HEX([.I267];2);DEC2HEX([.J267];2))" office:value-type="string" office:string-value="#2B9900" calcext:value-type="string">
            <text:p>#2B9900</text:p>
          </table:table-cell>
          <table:table-cell table:style-name="ce32" table:formula="of:=CONCATENATE(IF([.H267]&lt;10;&quot;  &quot;;IF([.H267]&lt;100;&quot; &quot;;&quot;&quot;));[.H267];&quot; &quot;;IF([.I267]&lt;10;&quot;  &quot;;IF([.I267]&lt;100;&quot; &quot;;&quot;&quot;));[.I267];&quot; &quot;;IF([.J267]&lt;10;&quot;  &quot;;IF([.J267]&lt;100;&quot; &quot;;&quot;&quot;));[.J267];&quot; &quot;;[.A267];&quot; - &quot;;[.K267])" office:value-type="string" office:string-value=" 43 153   0 264 - #2B9900" calcext:value-type="string">
            <text:p><text:s/>43 153 <text:s text:c="2"/>0 264 - #2B9900</text:p>
          </table:table-cell>
          <table:table-cell table:style-name="ce35"/>
          <table:table-cell table:style-name="ce9"/>
          <table:table-cell table:style-name="ce6" table:formula="of:=INDEX([.$N$3:.$N$10];[.E267]+1;1)" office:value-type="float" office:value="40" calcext:value-type="float">
            <text:p>40</text:p>
          </table:table-cell>
          <table:table-cell table:style-name="ce6" table:formula="of:=INDEX([.$N$3:.$N$10];[.D267]+1;1)" office:value-type="float" office:value="156" calcext:value-type="float">
            <text:p>156</text:p>
          </table:table-cell>
          <table:table-cell table:style-name="ce6" table:formula="of:=INDEX([.$N$3:.$N$10];[.F267]+1;1)" office:value-type="float" office:value="0" calcext:value-type="float">
            <text:p>0</text:p>
          </table:table-cell>
          <table:table-cell table:style-name="ce28" table:formula="of:=CONCATENATE(&quot;#&quot;;DEC2HEX([.O267];2);DEC2HEX([.P267];2);DEC2HEX([.Q267];2))" office:value-type="string" office:string-value="#289C00" calcext:value-type="string">
            <text:p>#289C00</text:p>
          </table:table-cell>
          <table:table-cell table:style-name="ce32" table:formula="of:=CONCATENATE(IF([.O267]&lt;10;&quot;  &quot;;IF([.O267]&lt;100;&quot; &quot;;&quot;&quot;));[.O267];&quot; &quot;;IF([.P267]&lt;10;&quot;  &quot;;IF([.P267]&lt;100;&quot; &quot;;&quot;&quot;));[.P267];&quot; &quot;;IF([.Q267]&lt;10;&quot;  &quot;;IF([.Q267]&lt;100;&quot; &quot;;&quot;&quot;));[.Q267];&quot; &quot;;[.A267];&quot; - &quot;;[.R267])" office:value-type="string" office:string-value=" 40 156   0 264 - #289C00" calcext:value-type="string">
            <text:p><text:s/>40 156 <text:s text:c="2"/>0 264 - #28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4" calcext:value-type="float">
            <text:p>2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6"/>
          <table:table-cell table:style-name="ce45"/>
          <table:table-cell table:style-name="ce50" table:formula="of:=BITAND(BITRSHIFT([.A268];6);HEX2DEC(&quot;7&quot;))" office:value-type="float" office:value="4" calcext:value-type="float">
            <text:p>4</text:p>
          </table:table-cell>
          <table:table-cell table:style-name="ce3" table:formula="of:=BITAND(BITRSHIFT([.A268];3);HEX2DEC(&quot;7&quot;))" office:value-type="float" office:value="1" calcext:value-type="float">
            <text:p>1</text:p>
          </table:table-cell>
          <table:table-cell table:style-name="ce57" table:formula="of:=BITAND([.A2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68]/7;1/[.$K$1])*255;0)" office:value-type="float" office:value="43" calcext:value-type="float">
            <text:p>43</text:p>
          </table:table-cell>
          <table:table-cell table:style-name="ce6" table:formula="of:=ROUND(POWER([.D268]/7;1/[.$K$1])*255;0)" office:value-type="float" office:value="153" calcext:value-type="float">
            <text:p>153</text:p>
          </table:table-cell>
          <table:table-cell table:style-name="ce6" table:formula="of:=ROUND(POWER([.F268]/7;1/[.$K$1])*255;0)" office:value-type="float" office:value="43" calcext:value-type="float">
            <text:p>43</text:p>
          </table:table-cell>
          <table:table-cell table:style-name="ce28" table:formula="of:=CONCATENATE(&quot;#&quot;;DEC2HEX([.H268];2);DEC2HEX([.I268];2);DEC2HEX([.J268];2))" office:value-type="string" office:string-value="#2B992B" calcext:value-type="string">
            <text:p>#2B992B</text:p>
          </table:table-cell>
          <table:table-cell table:style-name="ce32" table:formula="of:=CONCATENATE(IF([.H268]&lt;10;&quot;  &quot;;IF([.H268]&lt;100;&quot; &quot;;&quot;&quot;));[.H268];&quot; &quot;;IF([.I268]&lt;10;&quot;  &quot;;IF([.I268]&lt;100;&quot; &quot;;&quot;&quot;));[.I268];&quot; &quot;;IF([.J268]&lt;10;&quot;  &quot;;IF([.J268]&lt;100;&quot; &quot;;&quot;&quot;));[.J268];&quot; &quot;;[.A268];&quot; - &quot;;[.K268])" office:value-type="string" office:string-value=" 43 153  43 265 - #2B992B" calcext:value-type="string">
            <text:p><text:s/>43 153 <text:s/>43 265 - #2B992B</text:p>
          </table:table-cell>
          <table:table-cell table:style-name="ce35"/>
          <table:table-cell table:style-name="ce9"/>
          <table:table-cell table:style-name="ce6" table:formula="of:=INDEX([.$N$3:.$N$10];[.E268]+1;1)" office:value-type="float" office:value="40" calcext:value-type="float">
            <text:p>40</text:p>
          </table:table-cell>
          <table:table-cell table:style-name="ce6" table:formula="of:=INDEX([.$N$3:.$N$10];[.D268]+1;1)" office:value-type="float" office:value="156" calcext:value-type="float">
            <text:p>156</text:p>
          </table:table-cell>
          <table:table-cell table:style-name="ce6" table:formula="of:=INDEX([.$N$3:.$N$10];[.F268]+1;1)" office:value-type="float" office:value="40" calcext:value-type="float">
            <text:p>40</text:p>
          </table:table-cell>
          <table:table-cell table:style-name="ce28" table:formula="of:=CONCATENATE(&quot;#&quot;;DEC2HEX([.O268];2);DEC2HEX([.P268];2);DEC2HEX([.Q268];2))" office:value-type="string" office:string-value="#289C28" calcext:value-type="string">
            <text:p>#289C28</text:p>
          </table:table-cell>
          <table:table-cell table:style-name="ce32" table:formula="of:=CONCATENATE(IF([.O268]&lt;10;&quot;  &quot;;IF([.O268]&lt;100;&quot; &quot;;&quot;&quot;));[.O268];&quot; &quot;;IF([.P268]&lt;10;&quot;  &quot;;IF([.P268]&lt;100;&quot; &quot;;&quot;&quot;));[.P268];&quot; &quot;;IF([.Q268]&lt;10;&quot;  &quot;;IF([.Q268]&lt;100;&quot; &quot;;&quot;&quot;));[.Q268];&quot; &quot;;[.A268];&quot; - &quot;;[.R268])" office:value-type="string" office:string-value=" 40 156  40 265 - #289C28" calcext:value-type="string">
            <text:p><text:s/>40 156 <text:s/>40 265 - #28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5" calcext:value-type="float">
            <text:p>2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6"/>
          <table:table-cell table:style-name="ce45"/>
          <table:table-cell table:style-name="ce50" table:formula="of:=BITAND(BITRSHIFT([.A269];6);HEX2DEC(&quot;7&quot;))" office:value-type="float" office:value="4" calcext:value-type="float">
            <text:p>4</text:p>
          </table:table-cell>
          <table:table-cell table:style-name="ce3" table:formula="of:=BITAND(BITRSHIFT([.A269];3);HEX2DEC(&quot;7&quot;))" office:value-type="float" office:value="1" calcext:value-type="float">
            <text:p>1</text:p>
          </table:table-cell>
          <table:table-cell table:style-name="ce57" table:formula="of:=BITAND([.A2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69]/7;1/[.$K$1])*255;0)" office:value-type="float" office:value="43" calcext:value-type="float">
            <text:p>43</text:p>
          </table:table-cell>
          <table:table-cell table:style-name="ce6" table:formula="of:=ROUND(POWER([.D269]/7;1/[.$K$1])*255;0)" office:value-type="float" office:value="153" calcext:value-type="float">
            <text:p>153</text:p>
          </table:table-cell>
          <table:table-cell table:style-name="ce6" table:formula="of:=ROUND(POWER([.F269]/7;1/[.$K$1])*255;0)" office:value-type="float" office:value="82" calcext:value-type="float">
            <text:p>82</text:p>
          </table:table-cell>
          <table:table-cell table:style-name="ce28" table:formula="of:=CONCATENATE(&quot;#&quot;;DEC2HEX([.H269];2);DEC2HEX([.I269];2);DEC2HEX([.J269];2))" office:value-type="string" office:string-value="#2B9952" calcext:value-type="string">
            <text:p>#2B9952</text:p>
          </table:table-cell>
          <table:table-cell table:style-name="ce32" table:formula="of:=CONCATENATE(IF([.H269]&lt;10;&quot;  &quot;;IF([.H269]&lt;100;&quot; &quot;;&quot;&quot;));[.H269];&quot; &quot;;IF([.I269]&lt;10;&quot;  &quot;;IF([.I269]&lt;100;&quot; &quot;;&quot;&quot;));[.I269];&quot; &quot;;IF([.J269]&lt;10;&quot;  &quot;;IF([.J269]&lt;100;&quot; &quot;;&quot;&quot;));[.J269];&quot; &quot;;[.A269];&quot; - &quot;;[.K269])" office:value-type="string" office:string-value=" 43 153  82 266 - #2B9952" calcext:value-type="string">
            <text:p><text:s/>43 153 <text:s/>82 266 - #2B9952</text:p>
          </table:table-cell>
          <table:table-cell table:style-name="ce35"/>
          <table:table-cell table:style-name="ce9"/>
          <table:table-cell table:style-name="ce6" table:formula="of:=INDEX([.$N$3:.$N$10];[.E269]+1;1)" office:value-type="float" office:value="40" calcext:value-type="float">
            <text:p>40</text:p>
          </table:table-cell>
          <table:table-cell table:style-name="ce6" table:formula="of:=INDEX([.$N$3:.$N$10];[.D269]+1;1)" office:value-type="float" office:value="156" calcext:value-type="float">
            <text:p>156</text:p>
          </table:table-cell>
          <table:table-cell table:style-name="ce6" table:formula="of:=INDEX([.$N$3:.$N$10];[.F269]+1;1)" office:value-type="float" office:value="83" calcext:value-type="float">
            <text:p>83</text:p>
          </table:table-cell>
          <table:table-cell table:style-name="ce28" table:formula="of:=CONCATENATE(&quot;#&quot;;DEC2HEX([.O269];2);DEC2HEX([.P269];2);DEC2HEX([.Q269];2))" office:value-type="string" office:string-value="#289C53" calcext:value-type="string">
            <text:p>#289C53</text:p>
          </table:table-cell>
          <table:table-cell table:style-name="ce32" table:formula="of:=CONCATENATE(IF([.O269]&lt;10;&quot;  &quot;;IF([.O269]&lt;100;&quot; &quot;;&quot;&quot;));[.O269];&quot; &quot;;IF([.P269]&lt;10;&quot;  &quot;;IF([.P269]&lt;100;&quot; &quot;;&quot;&quot;));[.P269];&quot; &quot;;IF([.Q269]&lt;10;&quot;  &quot;;IF([.Q269]&lt;100;&quot; &quot;;&quot;&quot;));[.Q269];&quot; &quot;;[.A269];&quot; - &quot;;[.R269])" office:value-type="string" office:string-value=" 40 156  83 266 - #289C53" calcext:value-type="string">
            <text:p><text:s/>40 156 <text:s/>83 266 - #28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6" calcext:value-type="float">
            <text:p>2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6"/>
          <table:table-cell table:style-name="ce45"/>
          <table:table-cell table:style-name="ce50" table:formula="of:=BITAND(BITRSHIFT([.A270];6);HEX2DEC(&quot;7&quot;))" office:value-type="float" office:value="4" calcext:value-type="float">
            <text:p>4</text:p>
          </table:table-cell>
          <table:table-cell table:style-name="ce3" table:formula="of:=BITAND(BITRSHIFT([.A270];3);HEX2DEC(&quot;7&quot;))" office:value-type="float" office:value="1" calcext:value-type="float">
            <text:p>1</text:p>
          </table:table-cell>
          <table:table-cell table:style-name="ce57" table:formula="of:=BITAND([.A2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70]/7;1/[.$K$1])*255;0)" office:value-type="float" office:value="43" calcext:value-type="float">
            <text:p>43</text:p>
          </table:table-cell>
          <table:table-cell table:style-name="ce6" table:formula="of:=ROUND(POWER([.D270]/7;1/[.$K$1])*255;0)" office:value-type="float" office:value="153" calcext:value-type="float">
            <text:p>153</text:p>
          </table:table-cell>
          <table:table-cell table:style-name="ce6" table:formula="of:=ROUND(POWER([.F270]/7;1/[.$K$1])*255;0)" office:value-type="float" office:value="118" calcext:value-type="float">
            <text:p>118</text:p>
          </table:table-cell>
          <table:table-cell table:style-name="ce28" table:formula="of:=CONCATENATE(&quot;#&quot;;DEC2HEX([.H270];2);DEC2HEX([.I270];2);DEC2HEX([.J270];2))" office:value-type="string" office:string-value="#2B9976" calcext:value-type="string">
            <text:p>#2B9976</text:p>
          </table:table-cell>
          <table:table-cell table:style-name="ce32" table:formula="of:=CONCATENATE(IF([.H270]&lt;10;&quot;  &quot;;IF([.H270]&lt;100;&quot; &quot;;&quot;&quot;));[.H270];&quot; &quot;;IF([.I270]&lt;10;&quot;  &quot;;IF([.I270]&lt;100;&quot; &quot;;&quot;&quot;));[.I270];&quot; &quot;;IF([.J270]&lt;10;&quot;  &quot;;IF([.J270]&lt;100;&quot; &quot;;&quot;&quot;));[.J270];&quot; &quot;;[.A270];&quot; - &quot;;[.K270])" office:value-type="string" office:string-value=" 43 153 118 267 - #2B9976" calcext:value-type="string">
            <text:p><text:s/>43 153 118 267 - #2B9976</text:p>
          </table:table-cell>
          <table:table-cell table:style-name="ce35"/>
          <table:table-cell table:style-name="ce9"/>
          <table:table-cell table:style-name="ce6" table:formula="of:=INDEX([.$N$3:.$N$10];[.E270]+1;1)" office:value-type="float" office:value="40" calcext:value-type="float">
            <text:p>40</text:p>
          </table:table-cell>
          <table:table-cell table:style-name="ce6" table:formula="of:=INDEX([.$N$3:.$N$10];[.D270]+1;1)" office:value-type="float" office:value="156" calcext:value-type="float">
            <text:p>156</text:p>
          </table:table-cell>
          <table:table-cell table:style-name="ce6" table:formula="of:=INDEX([.$N$3:.$N$10];[.F270]+1;1)" office:value-type="float" office:value="116" calcext:value-type="float">
            <text:p>116</text:p>
          </table:table-cell>
          <table:table-cell table:style-name="ce28" table:formula="of:=CONCATENATE(&quot;#&quot;;DEC2HEX([.O270];2);DEC2HEX([.P270];2);DEC2HEX([.Q270];2))" office:value-type="string" office:string-value="#289C74" calcext:value-type="string">
            <text:p>#289C74</text:p>
          </table:table-cell>
          <table:table-cell table:style-name="ce32" table:formula="of:=CONCATENATE(IF([.O270]&lt;10;&quot;  &quot;;IF([.O270]&lt;100;&quot; &quot;;&quot;&quot;));[.O270];&quot; &quot;;IF([.P270]&lt;10;&quot;  &quot;;IF([.P270]&lt;100;&quot; &quot;;&quot;&quot;));[.P270];&quot; &quot;;IF([.Q270]&lt;10;&quot;  &quot;;IF([.Q270]&lt;100;&quot; &quot;;&quot;&quot;));[.Q270];&quot; &quot;;[.A270];&quot; - &quot;;[.R270])" office:value-type="string" office:string-value=" 40 156 116 267 - #289C74" calcext:value-type="string">
            <text:p><text:s/>40 156 116 267 - #28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7" calcext:value-type="float">
            <text:p>2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6"/>
          <table:table-cell table:style-name="ce45"/>
          <table:table-cell table:style-name="ce50" table:formula="of:=BITAND(BITRSHIFT([.A271];6);HEX2DEC(&quot;7&quot;))" office:value-type="float" office:value="4" calcext:value-type="float">
            <text:p>4</text:p>
          </table:table-cell>
          <table:table-cell table:style-name="ce3" table:formula="of:=BITAND(BITRSHIFT([.A271];3);HEX2DEC(&quot;7&quot;))" office:value-type="float" office:value="1" calcext:value-type="float">
            <text:p>1</text:p>
          </table:table-cell>
          <table:table-cell table:style-name="ce57" table:formula="of:=BITAND([.A2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71]/7;1/[.$K$1])*255;0)" office:value-type="float" office:value="43" calcext:value-type="float">
            <text:p>43</text:p>
          </table:table-cell>
          <table:table-cell table:style-name="ce6" table:formula="of:=ROUND(POWER([.D271]/7;1/[.$K$1])*255;0)" office:value-type="float" office:value="153" calcext:value-type="float">
            <text:p>153</text:p>
          </table:table-cell>
          <table:table-cell table:style-name="ce6" table:formula="of:=ROUND(POWER([.F271]/7;1/[.$K$1])*255;0)" office:value-type="float" office:value="153" calcext:value-type="float">
            <text:p>153</text:p>
          </table:table-cell>
          <table:table-cell table:style-name="ce28" table:formula="of:=CONCATENATE(&quot;#&quot;;DEC2HEX([.H271];2);DEC2HEX([.I271];2);DEC2HEX([.J271];2))" office:value-type="string" office:string-value="#2B9999" calcext:value-type="string">
            <text:p>#2B9999</text:p>
          </table:table-cell>
          <table:table-cell table:style-name="ce32" table:formula="of:=CONCATENATE(IF([.H271]&lt;10;&quot;  &quot;;IF([.H271]&lt;100;&quot; &quot;;&quot;&quot;));[.H271];&quot; &quot;;IF([.I271]&lt;10;&quot;  &quot;;IF([.I271]&lt;100;&quot; &quot;;&quot;&quot;));[.I271];&quot; &quot;;IF([.J271]&lt;10;&quot;  &quot;;IF([.J271]&lt;100;&quot; &quot;;&quot;&quot;));[.J271];&quot; &quot;;[.A271];&quot; - &quot;;[.K271])" office:value-type="string" office:string-value=" 43 153 153 268 - #2B9999" calcext:value-type="string">
            <text:p><text:s/>43 153 153 268 - #2B9999</text:p>
          </table:table-cell>
          <table:table-cell table:style-name="ce35"/>
          <table:table-cell table:style-name="ce9"/>
          <table:table-cell table:style-name="ce6" table:formula="of:=INDEX([.$N$3:.$N$10];[.E271]+1;1)" office:value-type="float" office:value="40" calcext:value-type="float">
            <text:p>40</text:p>
          </table:table-cell>
          <table:table-cell table:style-name="ce6" table:formula="of:=INDEX([.$N$3:.$N$10];[.D271]+1;1)" office:value-type="float" office:value="156" calcext:value-type="float">
            <text:p>156</text:p>
          </table:table-cell>
          <table:table-cell table:style-name="ce6" table:formula="of:=INDEX([.$N$3:.$N$10];[.F271]+1;1)" office:value-type="float" office:value="156" calcext:value-type="float">
            <text:p>156</text:p>
          </table:table-cell>
          <table:table-cell table:style-name="ce28" table:formula="of:=CONCATENATE(&quot;#&quot;;DEC2HEX([.O271];2);DEC2HEX([.P271];2);DEC2HEX([.Q271];2))" office:value-type="string" office:string-value="#289C9C" calcext:value-type="string">
            <text:p>#289C9C</text:p>
          </table:table-cell>
          <table:table-cell table:style-name="ce32" table:formula="of:=CONCATENATE(IF([.O271]&lt;10;&quot;  &quot;;IF([.O271]&lt;100;&quot; &quot;;&quot;&quot;));[.O271];&quot; &quot;;IF([.P271]&lt;10;&quot;  &quot;;IF([.P271]&lt;100;&quot; &quot;;&quot;&quot;));[.P271];&quot; &quot;;IF([.Q271]&lt;10;&quot;  &quot;;IF([.Q271]&lt;100;&quot; &quot;;&quot;&quot;));[.Q271];&quot; &quot;;[.A271];&quot; - &quot;;[.R271])" office:value-type="string" office:string-value=" 40 156 156 268 - #289C9C" calcext:value-type="string">
            <text:p><text:s/>40 156 156 268 - #28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8" calcext:value-type="float">
            <text:p>2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6"/>
          <table:table-cell table:style-name="ce45"/>
          <table:table-cell table:style-name="ce50" table:formula="of:=BITAND(BITRSHIFT([.A272];6);HEX2DEC(&quot;7&quot;))" office:value-type="float" office:value="4" calcext:value-type="float">
            <text:p>4</text:p>
          </table:table-cell>
          <table:table-cell table:style-name="ce3" table:formula="of:=BITAND(BITRSHIFT([.A272];3);HEX2DEC(&quot;7&quot;))" office:value-type="float" office:value="1" calcext:value-type="float">
            <text:p>1</text:p>
          </table:table-cell>
          <table:table-cell table:style-name="ce57" table:formula="of:=BITAND([.A2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72]/7;1/[.$K$1])*255;0)" office:value-type="float" office:value="43" calcext:value-type="float">
            <text:p>43</text:p>
          </table:table-cell>
          <table:table-cell table:style-name="ce6" table:formula="of:=ROUND(POWER([.D272]/7;1/[.$K$1])*255;0)" office:value-type="float" office:value="153" calcext:value-type="float">
            <text:p>153</text:p>
          </table:table-cell>
          <table:table-cell table:style-name="ce6" table:formula="of:=ROUND(POWER([.F272]/7;1/[.$K$1])*255;0)" office:value-type="float" office:value="188" calcext:value-type="float">
            <text:p>188</text:p>
          </table:table-cell>
          <table:table-cell table:style-name="ce28" table:formula="of:=CONCATENATE(&quot;#&quot;;DEC2HEX([.H272];2);DEC2HEX([.I272];2);DEC2HEX([.J272];2))" office:value-type="string" office:string-value="#2B99BC" calcext:value-type="string">
            <text:p>#2B99BC</text:p>
          </table:table-cell>
          <table:table-cell table:style-name="ce32" table:formula="of:=CONCATENATE(IF([.H272]&lt;10;&quot;  &quot;;IF([.H272]&lt;100;&quot; &quot;;&quot;&quot;));[.H272];&quot; &quot;;IF([.I272]&lt;10;&quot;  &quot;;IF([.I272]&lt;100;&quot; &quot;;&quot;&quot;));[.I272];&quot; &quot;;IF([.J272]&lt;10;&quot;  &quot;;IF([.J272]&lt;100;&quot; &quot;;&quot;&quot;));[.J272];&quot; &quot;;[.A272];&quot; - &quot;;[.K272])" office:value-type="string" office:string-value=" 43 153 188 269 - #2B99BC" calcext:value-type="string">
            <text:p><text:s/>43 153 188 269 - #2B99BC</text:p>
          </table:table-cell>
          <table:table-cell table:style-name="ce35"/>
          <table:table-cell table:style-name="ce9"/>
          <table:table-cell table:style-name="ce6" table:formula="of:=INDEX([.$N$3:.$N$10];[.E272]+1;1)" office:value-type="float" office:value="40" calcext:value-type="float">
            <text:p>40</text:p>
          </table:table-cell>
          <table:table-cell table:style-name="ce6" table:formula="of:=INDEX([.$N$3:.$N$10];[.D272]+1;1)" office:value-type="float" office:value="156" calcext:value-type="float">
            <text:p>156</text:p>
          </table:table-cell>
          <table:table-cell table:style-name="ce6" table:formula="of:=INDEX([.$N$3:.$N$10];[.F272]+1;1)" office:value-type="float" office:value="187" calcext:value-type="float">
            <text:p>187</text:p>
          </table:table-cell>
          <table:table-cell table:style-name="ce28" table:formula="of:=CONCATENATE(&quot;#&quot;;DEC2HEX([.O272];2);DEC2HEX([.P272];2);DEC2HEX([.Q272];2))" office:value-type="string" office:string-value="#289CBB" calcext:value-type="string">
            <text:p>#289CBB</text:p>
          </table:table-cell>
          <table:table-cell table:style-name="ce32" table:formula="of:=CONCATENATE(IF([.O272]&lt;10;&quot;  &quot;;IF([.O272]&lt;100;&quot; &quot;;&quot;&quot;));[.O272];&quot; &quot;;IF([.P272]&lt;10;&quot;  &quot;;IF([.P272]&lt;100;&quot; &quot;;&quot;&quot;));[.P272];&quot; &quot;;IF([.Q272]&lt;10;&quot;  &quot;;IF([.Q272]&lt;100;&quot; &quot;;&quot;&quot;));[.Q272];&quot; &quot;;[.A272];&quot; - &quot;;[.R272])" office:value-type="string" office:string-value=" 40 156 187 269 - #289CBB" calcext:value-type="string">
            <text:p><text:s/>40 156 187 269 - #28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69" calcext:value-type="float">
            <text:p>2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6"/>
          <table:table-cell table:style-name="ce45"/>
          <table:table-cell table:style-name="ce50" table:formula="of:=BITAND(BITRSHIFT([.A273];6);HEX2DEC(&quot;7&quot;))" office:value-type="float" office:value="4" calcext:value-type="float">
            <text:p>4</text:p>
          </table:table-cell>
          <table:table-cell table:style-name="ce3" table:formula="of:=BITAND(BITRSHIFT([.A273];3);HEX2DEC(&quot;7&quot;))" office:value-type="float" office:value="1" calcext:value-type="float">
            <text:p>1</text:p>
          </table:table-cell>
          <table:table-cell table:style-name="ce57" table:formula="of:=BITAND([.A2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73]/7;1/[.$K$1])*255;0)" office:value-type="float" office:value="43" calcext:value-type="float">
            <text:p>43</text:p>
          </table:table-cell>
          <table:table-cell table:style-name="ce6" table:formula="of:=ROUND(POWER([.D273]/7;1/[.$K$1])*255;0)" office:value-type="float" office:value="153" calcext:value-type="float">
            <text:p>153</text:p>
          </table:table-cell>
          <table:table-cell table:style-name="ce6" table:formula="of:=ROUND(POWER([.F273]/7;1/[.$K$1])*255;0)" office:value-type="float" office:value="222" calcext:value-type="float">
            <text:p>222</text:p>
          </table:table-cell>
          <table:table-cell table:style-name="ce28" table:formula="of:=CONCATENATE(&quot;#&quot;;DEC2HEX([.H273];2);DEC2HEX([.I273];2);DEC2HEX([.J273];2))" office:value-type="string" office:string-value="#2B99DE" calcext:value-type="string">
            <text:p>#2B99DE</text:p>
          </table:table-cell>
          <table:table-cell table:style-name="ce32" table:formula="of:=CONCATENATE(IF([.H273]&lt;10;&quot;  &quot;;IF([.H273]&lt;100;&quot; &quot;;&quot;&quot;));[.H273];&quot; &quot;;IF([.I273]&lt;10;&quot;  &quot;;IF([.I273]&lt;100;&quot; &quot;;&quot;&quot;));[.I273];&quot; &quot;;IF([.J273]&lt;10;&quot;  &quot;;IF([.J273]&lt;100;&quot; &quot;;&quot;&quot;));[.J273];&quot; &quot;;[.A273];&quot; - &quot;;[.K273])" office:value-type="string" office:string-value=" 43 153 222 270 - #2B99DE" calcext:value-type="string">
            <text:p><text:s/>43 153 222 270 - #2B99DE</text:p>
          </table:table-cell>
          <table:table-cell table:style-name="ce35"/>
          <table:table-cell table:style-name="ce9"/>
          <table:table-cell table:style-name="ce6" table:formula="of:=INDEX([.$N$3:.$N$10];[.E273]+1;1)" office:value-type="float" office:value="40" calcext:value-type="float">
            <text:p>40</text:p>
          </table:table-cell>
          <table:table-cell table:style-name="ce6" table:formula="of:=INDEX([.$N$3:.$N$10];[.D273]+1;1)" office:value-type="float" office:value="156" calcext:value-type="float">
            <text:p>156</text:p>
          </table:table-cell>
          <table:table-cell table:style-name="ce6" table:formula="of:=INDEX([.$N$3:.$N$10];[.F273]+1;1)" office:value-type="float" office:value="225" calcext:value-type="float">
            <text:p>225</text:p>
          </table:table-cell>
          <table:table-cell table:style-name="ce28" table:formula="of:=CONCATENATE(&quot;#&quot;;DEC2HEX([.O273];2);DEC2HEX([.P273];2);DEC2HEX([.Q273];2))" office:value-type="string" office:string-value="#289CE1" calcext:value-type="string">
            <text:p>#289CE1</text:p>
          </table:table-cell>
          <table:table-cell table:style-name="ce32" table:formula="of:=CONCATENATE(IF([.O273]&lt;10;&quot;  &quot;;IF([.O273]&lt;100;&quot; &quot;;&quot;&quot;));[.O273];&quot; &quot;;IF([.P273]&lt;10;&quot;  &quot;;IF([.P273]&lt;100;&quot; &quot;;&quot;&quot;));[.P273];&quot; &quot;;IF([.Q273]&lt;10;&quot;  &quot;;IF([.Q273]&lt;100;&quot; &quot;;&quot;&quot;));[.Q273];&quot; &quot;;[.A273];&quot; - &quot;;[.R273])" office:value-type="string" office:string-value=" 40 156 225 270 - #289CE1" calcext:value-type="string">
            <text:p><text:s/>40 156 225 270 - #28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0" calcext:value-type="float">
            <text:p>2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6"/>
          <table:table-cell table:style-name="ce45"/>
          <table:table-cell table:style-name="ce50" table:formula="of:=BITAND(BITRSHIFT([.A274];6);HEX2DEC(&quot;7&quot;))" office:value-type="float" office:value="4" calcext:value-type="float">
            <text:p>4</text:p>
          </table:table-cell>
          <table:table-cell table:style-name="ce3" table:formula="of:=BITAND(BITRSHIFT([.A274];3);HEX2DEC(&quot;7&quot;))" office:value-type="float" office:value="1" calcext:value-type="float">
            <text:p>1</text:p>
          </table:table-cell>
          <table:table-cell table:style-name="ce57" table:formula="of:=BITAND([.A2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74]/7;1/[.$K$1])*255;0)" office:value-type="float" office:value="43" calcext:value-type="float">
            <text:p>43</text:p>
          </table:table-cell>
          <table:table-cell table:style-name="ce6" table:formula="of:=ROUND(POWER([.D274]/7;1/[.$K$1])*255;0)" office:value-type="float" office:value="153" calcext:value-type="float">
            <text:p>153</text:p>
          </table:table-cell>
          <table:table-cell table:style-name="ce6" table:formula="of:=ROUND(POWER([.F274]/7;1/[.$K$1])*255;0)" office:value-type="float" office:value="255" calcext:value-type="float">
            <text:p>255</text:p>
          </table:table-cell>
          <table:table-cell table:style-name="ce28" table:formula="of:=CONCATENATE(&quot;#&quot;;DEC2HEX([.H274];2);DEC2HEX([.I274];2);DEC2HEX([.J274];2))" office:value-type="string" office:string-value="#2B99FF" calcext:value-type="string">
            <text:p>#2B99FF</text:p>
          </table:table-cell>
          <table:table-cell table:style-name="ce32" table:formula="of:=CONCATENATE(IF([.H274]&lt;10;&quot;  &quot;;IF([.H274]&lt;100;&quot; &quot;;&quot;&quot;));[.H274];&quot; &quot;;IF([.I274]&lt;10;&quot;  &quot;;IF([.I274]&lt;100;&quot; &quot;;&quot;&quot;));[.I274];&quot; &quot;;IF([.J274]&lt;10;&quot;  &quot;;IF([.J274]&lt;100;&quot; &quot;;&quot;&quot;));[.J274];&quot; &quot;;[.A274];&quot; - &quot;;[.K274])" office:value-type="string" office:string-value=" 43 153 255 271 - #2B99FF" calcext:value-type="string">
            <text:p><text:s/>43 153 255 271 - #2B99FF</text:p>
          </table:table-cell>
          <table:table-cell table:style-name="ce35"/>
          <table:table-cell table:style-name="ce9"/>
          <table:table-cell table:style-name="ce6" table:formula="of:=INDEX([.$N$3:.$N$10];[.E274]+1;1)" office:value-type="float" office:value="40" calcext:value-type="float">
            <text:p>40</text:p>
          </table:table-cell>
          <table:table-cell table:style-name="ce6" table:formula="of:=INDEX([.$N$3:.$N$10];[.D274]+1;1)" office:value-type="float" office:value="156" calcext:value-type="float">
            <text:p>156</text:p>
          </table:table-cell>
          <table:table-cell table:style-name="ce6" table:formula="of:=INDEX([.$N$3:.$N$10];[.F274]+1;1)" office:value-type="float" office:value="255" calcext:value-type="float">
            <text:p>255</text:p>
          </table:table-cell>
          <table:table-cell table:style-name="ce28" table:formula="of:=CONCATENATE(&quot;#&quot;;DEC2HEX([.O274];2);DEC2HEX([.P274];2);DEC2HEX([.Q274];2))" office:value-type="string" office:string-value="#289CFF" calcext:value-type="string">
            <text:p>#289CFF</text:p>
          </table:table-cell>
          <table:table-cell table:style-name="ce32" table:formula="of:=CONCATENATE(IF([.O274]&lt;10;&quot;  &quot;;IF([.O274]&lt;100;&quot; &quot;;&quot;&quot;));[.O274];&quot; &quot;;IF([.P274]&lt;10;&quot;  &quot;;IF([.P274]&lt;100;&quot; &quot;;&quot;&quot;));[.P274];&quot; &quot;;IF([.Q274]&lt;10;&quot;  &quot;;IF([.Q274]&lt;100;&quot; &quot;;&quot;&quot;));[.Q274];&quot; &quot;;[.A274];&quot; - &quot;;[.R274])" office:value-type="string" office:string-value=" 40 156 255 271 - #289CFF" calcext:value-type="string">
            <text:p><text:s/>40 156 255 271 - #28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1" calcext:value-type="float">
            <text:p>2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6"/>
          <table:table-cell table:style-name="ce45"/>
          <table:table-cell table:style-name="ce50" table:formula="of:=BITAND(BITRSHIFT([.A275];6);HEX2DEC(&quot;7&quot;))" office:value-type="float" office:value="4" calcext:value-type="float">
            <text:p>4</text:p>
          </table:table-cell>
          <table:table-cell table:style-name="ce3" table:formula="of:=BITAND(BITRSHIFT([.A275];3);HEX2DEC(&quot;7&quot;))" office:value-type="float" office:value="2" calcext:value-type="float">
            <text:p>2</text:p>
          </table:table-cell>
          <table:table-cell table:style-name="ce57" table:formula="of:=BITAND([.A2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75]/7;1/[.$K$1])*255;0)" office:value-type="float" office:value="82" calcext:value-type="float">
            <text:p>82</text:p>
          </table:table-cell>
          <table:table-cell table:style-name="ce6" table:formula="of:=ROUND(POWER([.D275]/7;1/[.$K$1])*255;0)" office:value-type="float" office:value="153" calcext:value-type="float">
            <text:p>153</text:p>
          </table:table-cell>
          <table:table-cell table:style-name="ce6" table:formula="of:=ROUND(POWER([.F275]/7;1/[.$K$1])*255;0)" office:value-type="float" office:value="0" calcext:value-type="float">
            <text:p>0</text:p>
          </table:table-cell>
          <table:table-cell table:style-name="ce28" table:formula="of:=CONCATENATE(&quot;#&quot;;DEC2HEX([.H275];2);DEC2HEX([.I275];2);DEC2HEX([.J275];2))" office:value-type="string" office:string-value="#529900" calcext:value-type="string">
            <text:p>#529900</text:p>
          </table:table-cell>
          <table:table-cell table:style-name="ce32" table:formula="of:=CONCATENATE(IF([.H275]&lt;10;&quot;  &quot;;IF([.H275]&lt;100;&quot; &quot;;&quot;&quot;));[.H275];&quot; &quot;;IF([.I275]&lt;10;&quot;  &quot;;IF([.I275]&lt;100;&quot; &quot;;&quot;&quot;));[.I275];&quot; &quot;;IF([.J275]&lt;10;&quot;  &quot;;IF([.J275]&lt;100;&quot; &quot;;&quot;&quot;));[.J275];&quot; &quot;;[.A275];&quot; - &quot;;[.K275])" office:value-type="string" office:string-value=" 82 153   0 272 - #529900" calcext:value-type="string">
            <text:p><text:s/>82 153 <text:s text:c="2"/>0 272 - #529900</text:p>
          </table:table-cell>
          <table:table-cell table:style-name="ce35"/>
          <table:table-cell table:style-name="ce9"/>
          <table:table-cell table:style-name="ce6" table:formula="of:=INDEX([.$N$3:.$N$10];[.E275]+1;1)" office:value-type="float" office:value="83" calcext:value-type="float">
            <text:p>83</text:p>
          </table:table-cell>
          <table:table-cell table:style-name="ce6" table:formula="of:=INDEX([.$N$3:.$N$10];[.D275]+1;1)" office:value-type="float" office:value="156" calcext:value-type="float">
            <text:p>156</text:p>
          </table:table-cell>
          <table:table-cell table:style-name="ce6" table:formula="of:=INDEX([.$N$3:.$N$10];[.F275]+1;1)" office:value-type="float" office:value="0" calcext:value-type="float">
            <text:p>0</text:p>
          </table:table-cell>
          <table:table-cell table:style-name="ce28" table:formula="of:=CONCATENATE(&quot;#&quot;;DEC2HEX([.O275];2);DEC2HEX([.P275];2);DEC2HEX([.Q275];2))" office:value-type="string" office:string-value="#539C00" calcext:value-type="string">
            <text:p>#539C00</text:p>
          </table:table-cell>
          <table:table-cell table:style-name="ce32" table:formula="of:=CONCATENATE(IF([.O275]&lt;10;&quot;  &quot;;IF([.O275]&lt;100;&quot; &quot;;&quot;&quot;));[.O275];&quot; &quot;;IF([.P275]&lt;10;&quot;  &quot;;IF([.P275]&lt;100;&quot; &quot;;&quot;&quot;));[.P275];&quot; &quot;;IF([.Q275]&lt;10;&quot;  &quot;;IF([.Q275]&lt;100;&quot; &quot;;&quot;&quot;));[.Q275];&quot; &quot;;[.A275];&quot; - &quot;;[.R275])" office:value-type="string" office:string-value=" 83 156   0 272 - #539C00" calcext:value-type="string">
            <text:p><text:s/>83 156 <text:s text:c="2"/>0 272 - #53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2" calcext:value-type="float">
            <text:p>2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6"/>
          <table:table-cell table:style-name="ce45"/>
          <table:table-cell table:style-name="ce50" table:formula="of:=BITAND(BITRSHIFT([.A276];6);HEX2DEC(&quot;7&quot;))" office:value-type="float" office:value="4" calcext:value-type="float">
            <text:p>4</text:p>
          </table:table-cell>
          <table:table-cell table:style-name="ce3" table:formula="of:=BITAND(BITRSHIFT([.A276];3);HEX2DEC(&quot;7&quot;))" office:value-type="float" office:value="2" calcext:value-type="float">
            <text:p>2</text:p>
          </table:table-cell>
          <table:table-cell table:style-name="ce57" table:formula="of:=BITAND([.A2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76]/7;1/[.$K$1])*255;0)" office:value-type="float" office:value="82" calcext:value-type="float">
            <text:p>82</text:p>
          </table:table-cell>
          <table:table-cell table:style-name="ce6" table:formula="of:=ROUND(POWER([.D276]/7;1/[.$K$1])*255;0)" office:value-type="float" office:value="153" calcext:value-type="float">
            <text:p>153</text:p>
          </table:table-cell>
          <table:table-cell table:style-name="ce6" table:formula="of:=ROUND(POWER([.F276]/7;1/[.$K$1])*255;0)" office:value-type="float" office:value="43" calcext:value-type="float">
            <text:p>43</text:p>
          </table:table-cell>
          <table:table-cell table:style-name="ce28" table:formula="of:=CONCATENATE(&quot;#&quot;;DEC2HEX([.H276];2);DEC2HEX([.I276];2);DEC2HEX([.J276];2))" office:value-type="string" office:string-value="#52992B" calcext:value-type="string">
            <text:p>#52992B</text:p>
          </table:table-cell>
          <table:table-cell table:style-name="ce32" table:formula="of:=CONCATENATE(IF([.H276]&lt;10;&quot;  &quot;;IF([.H276]&lt;100;&quot; &quot;;&quot;&quot;));[.H276];&quot; &quot;;IF([.I276]&lt;10;&quot;  &quot;;IF([.I276]&lt;100;&quot; &quot;;&quot;&quot;));[.I276];&quot; &quot;;IF([.J276]&lt;10;&quot;  &quot;;IF([.J276]&lt;100;&quot; &quot;;&quot;&quot;));[.J276];&quot; &quot;;[.A276];&quot; - &quot;;[.K276])" office:value-type="string" office:string-value=" 82 153  43 273 - #52992B" calcext:value-type="string">
            <text:p><text:s/>82 153 <text:s/>43 273 - #52992B</text:p>
          </table:table-cell>
          <table:table-cell table:style-name="ce35"/>
          <table:table-cell table:style-name="ce9"/>
          <table:table-cell table:style-name="ce6" table:formula="of:=INDEX([.$N$3:.$N$10];[.E276]+1;1)" office:value-type="float" office:value="83" calcext:value-type="float">
            <text:p>83</text:p>
          </table:table-cell>
          <table:table-cell table:style-name="ce6" table:formula="of:=INDEX([.$N$3:.$N$10];[.D276]+1;1)" office:value-type="float" office:value="156" calcext:value-type="float">
            <text:p>156</text:p>
          </table:table-cell>
          <table:table-cell table:style-name="ce6" table:formula="of:=INDEX([.$N$3:.$N$10];[.F276]+1;1)" office:value-type="float" office:value="40" calcext:value-type="float">
            <text:p>40</text:p>
          </table:table-cell>
          <table:table-cell table:style-name="ce28" table:formula="of:=CONCATENATE(&quot;#&quot;;DEC2HEX([.O276];2);DEC2HEX([.P276];2);DEC2HEX([.Q276];2))" office:value-type="string" office:string-value="#539C28" calcext:value-type="string">
            <text:p>#539C28</text:p>
          </table:table-cell>
          <table:table-cell table:style-name="ce32" table:formula="of:=CONCATENATE(IF([.O276]&lt;10;&quot;  &quot;;IF([.O276]&lt;100;&quot; &quot;;&quot;&quot;));[.O276];&quot; &quot;;IF([.P276]&lt;10;&quot;  &quot;;IF([.P276]&lt;100;&quot; &quot;;&quot;&quot;));[.P276];&quot; &quot;;IF([.Q276]&lt;10;&quot;  &quot;;IF([.Q276]&lt;100;&quot; &quot;;&quot;&quot;));[.Q276];&quot; &quot;;[.A276];&quot; - &quot;;[.R276])" office:value-type="string" office:string-value=" 83 156  40 273 - #539C28" calcext:value-type="string">
            <text:p><text:s/>83 156 <text:s/>40 273 - #53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3" calcext:value-type="float">
            <text:p>2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6"/>
          <table:table-cell table:style-name="ce45"/>
          <table:table-cell table:style-name="ce50" table:formula="of:=BITAND(BITRSHIFT([.A277];6);HEX2DEC(&quot;7&quot;))" office:value-type="float" office:value="4" calcext:value-type="float">
            <text:p>4</text:p>
          </table:table-cell>
          <table:table-cell table:style-name="ce3" table:formula="of:=BITAND(BITRSHIFT([.A277];3);HEX2DEC(&quot;7&quot;))" office:value-type="float" office:value="2" calcext:value-type="float">
            <text:p>2</text:p>
          </table:table-cell>
          <table:table-cell table:style-name="ce57" table:formula="of:=BITAND([.A2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77]/7;1/[.$K$1])*255;0)" office:value-type="float" office:value="82" calcext:value-type="float">
            <text:p>82</text:p>
          </table:table-cell>
          <table:table-cell table:style-name="ce6" table:formula="of:=ROUND(POWER([.D277]/7;1/[.$K$1])*255;0)" office:value-type="float" office:value="153" calcext:value-type="float">
            <text:p>153</text:p>
          </table:table-cell>
          <table:table-cell table:style-name="ce6" table:formula="of:=ROUND(POWER([.F277]/7;1/[.$K$1])*255;0)" office:value-type="float" office:value="82" calcext:value-type="float">
            <text:p>82</text:p>
          </table:table-cell>
          <table:table-cell table:style-name="ce28" table:formula="of:=CONCATENATE(&quot;#&quot;;DEC2HEX([.H277];2);DEC2HEX([.I277];2);DEC2HEX([.J277];2))" office:value-type="string" office:string-value="#529952" calcext:value-type="string">
            <text:p>#529952</text:p>
          </table:table-cell>
          <table:table-cell table:style-name="ce32" table:formula="of:=CONCATENATE(IF([.H277]&lt;10;&quot;  &quot;;IF([.H277]&lt;100;&quot; &quot;;&quot;&quot;));[.H277];&quot; &quot;;IF([.I277]&lt;10;&quot;  &quot;;IF([.I277]&lt;100;&quot; &quot;;&quot;&quot;));[.I277];&quot; &quot;;IF([.J277]&lt;10;&quot;  &quot;;IF([.J277]&lt;100;&quot; &quot;;&quot;&quot;));[.J277];&quot; &quot;;[.A277];&quot; - &quot;;[.K277])" office:value-type="string" office:string-value=" 82 153  82 274 - #529952" calcext:value-type="string">
            <text:p><text:s/>82 153 <text:s/>82 274 - #529952</text:p>
          </table:table-cell>
          <table:table-cell table:style-name="ce35"/>
          <table:table-cell table:style-name="ce9"/>
          <table:table-cell table:style-name="ce6" table:formula="of:=INDEX([.$N$3:.$N$10];[.E277]+1;1)" office:value-type="float" office:value="83" calcext:value-type="float">
            <text:p>83</text:p>
          </table:table-cell>
          <table:table-cell table:style-name="ce6" table:formula="of:=INDEX([.$N$3:.$N$10];[.D277]+1;1)" office:value-type="float" office:value="156" calcext:value-type="float">
            <text:p>156</text:p>
          </table:table-cell>
          <table:table-cell table:style-name="ce6" table:formula="of:=INDEX([.$N$3:.$N$10];[.F277]+1;1)" office:value-type="float" office:value="83" calcext:value-type="float">
            <text:p>83</text:p>
          </table:table-cell>
          <table:table-cell table:style-name="ce28" table:formula="of:=CONCATENATE(&quot;#&quot;;DEC2HEX([.O277];2);DEC2HEX([.P277];2);DEC2HEX([.Q277];2))" office:value-type="string" office:string-value="#539C53" calcext:value-type="string">
            <text:p>#539C53</text:p>
          </table:table-cell>
          <table:table-cell table:style-name="ce32" table:formula="of:=CONCATENATE(IF([.O277]&lt;10;&quot;  &quot;;IF([.O277]&lt;100;&quot; &quot;;&quot;&quot;));[.O277];&quot; &quot;;IF([.P277]&lt;10;&quot;  &quot;;IF([.P277]&lt;100;&quot; &quot;;&quot;&quot;));[.P277];&quot; &quot;;IF([.Q277]&lt;10;&quot;  &quot;;IF([.Q277]&lt;100;&quot; &quot;;&quot;&quot;));[.Q277];&quot; &quot;;[.A277];&quot; - &quot;;[.R277])" office:value-type="string" office:string-value=" 83 156  83 274 - #539C53" calcext:value-type="string">
            <text:p><text:s/>83 156 <text:s/>83 274 - #53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4" calcext:value-type="float">
            <text:p>2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6"/>
          <table:table-cell table:style-name="ce45"/>
          <table:table-cell table:style-name="ce50" table:formula="of:=BITAND(BITRSHIFT([.A278];6);HEX2DEC(&quot;7&quot;))" office:value-type="float" office:value="4" calcext:value-type="float">
            <text:p>4</text:p>
          </table:table-cell>
          <table:table-cell table:style-name="ce3" table:formula="of:=BITAND(BITRSHIFT([.A278];3);HEX2DEC(&quot;7&quot;))" office:value-type="float" office:value="2" calcext:value-type="float">
            <text:p>2</text:p>
          </table:table-cell>
          <table:table-cell table:style-name="ce57" table:formula="of:=BITAND([.A2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78]/7;1/[.$K$1])*255;0)" office:value-type="float" office:value="82" calcext:value-type="float">
            <text:p>82</text:p>
          </table:table-cell>
          <table:table-cell table:style-name="ce6" table:formula="of:=ROUND(POWER([.D278]/7;1/[.$K$1])*255;0)" office:value-type="float" office:value="153" calcext:value-type="float">
            <text:p>153</text:p>
          </table:table-cell>
          <table:table-cell table:style-name="ce6" table:formula="of:=ROUND(POWER([.F278]/7;1/[.$K$1])*255;0)" office:value-type="float" office:value="118" calcext:value-type="float">
            <text:p>118</text:p>
          </table:table-cell>
          <table:table-cell table:style-name="ce28" table:formula="of:=CONCATENATE(&quot;#&quot;;DEC2HEX([.H278];2);DEC2HEX([.I278];2);DEC2HEX([.J278];2))" office:value-type="string" office:string-value="#529976" calcext:value-type="string">
            <text:p>#529976</text:p>
          </table:table-cell>
          <table:table-cell table:style-name="ce32" table:formula="of:=CONCATENATE(IF([.H278]&lt;10;&quot;  &quot;;IF([.H278]&lt;100;&quot; &quot;;&quot;&quot;));[.H278];&quot; &quot;;IF([.I278]&lt;10;&quot;  &quot;;IF([.I278]&lt;100;&quot; &quot;;&quot;&quot;));[.I278];&quot; &quot;;IF([.J278]&lt;10;&quot;  &quot;;IF([.J278]&lt;100;&quot; &quot;;&quot;&quot;));[.J278];&quot; &quot;;[.A278];&quot; - &quot;;[.K278])" office:value-type="string" office:string-value=" 82 153 118 275 - #529976" calcext:value-type="string">
            <text:p><text:s/>82 153 118 275 - #529976</text:p>
          </table:table-cell>
          <table:table-cell table:style-name="ce35"/>
          <table:table-cell table:style-name="ce9"/>
          <table:table-cell table:style-name="ce6" table:formula="of:=INDEX([.$N$3:.$N$10];[.E278]+1;1)" office:value-type="float" office:value="83" calcext:value-type="float">
            <text:p>83</text:p>
          </table:table-cell>
          <table:table-cell table:style-name="ce6" table:formula="of:=INDEX([.$N$3:.$N$10];[.D278]+1;1)" office:value-type="float" office:value="156" calcext:value-type="float">
            <text:p>156</text:p>
          </table:table-cell>
          <table:table-cell table:style-name="ce6" table:formula="of:=INDEX([.$N$3:.$N$10];[.F278]+1;1)" office:value-type="float" office:value="116" calcext:value-type="float">
            <text:p>116</text:p>
          </table:table-cell>
          <table:table-cell table:style-name="ce28" table:formula="of:=CONCATENATE(&quot;#&quot;;DEC2HEX([.O278];2);DEC2HEX([.P278];2);DEC2HEX([.Q278];2))" office:value-type="string" office:string-value="#539C74" calcext:value-type="string">
            <text:p>#539C74</text:p>
          </table:table-cell>
          <table:table-cell table:style-name="ce32" table:formula="of:=CONCATENATE(IF([.O278]&lt;10;&quot;  &quot;;IF([.O278]&lt;100;&quot; &quot;;&quot;&quot;));[.O278];&quot; &quot;;IF([.P278]&lt;10;&quot;  &quot;;IF([.P278]&lt;100;&quot; &quot;;&quot;&quot;));[.P278];&quot; &quot;;IF([.Q278]&lt;10;&quot;  &quot;;IF([.Q278]&lt;100;&quot; &quot;;&quot;&quot;));[.Q278];&quot; &quot;;[.A278];&quot; - &quot;;[.R278])" office:value-type="string" office:string-value=" 83 156 116 275 - #539C74" calcext:value-type="string">
            <text:p><text:s/>83 156 116 275 - #53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5" calcext:value-type="float">
            <text:p>2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6"/>
          <table:table-cell table:style-name="ce45"/>
          <table:table-cell table:style-name="ce50" table:formula="of:=BITAND(BITRSHIFT([.A279];6);HEX2DEC(&quot;7&quot;))" office:value-type="float" office:value="4" calcext:value-type="float">
            <text:p>4</text:p>
          </table:table-cell>
          <table:table-cell table:style-name="ce3" table:formula="of:=BITAND(BITRSHIFT([.A279];3);HEX2DEC(&quot;7&quot;))" office:value-type="float" office:value="2" calcext:value-type="float">
            <text:p>2</text:p>
          </table:table-cell>
          <table:table-cell table:style-name="ce57" table:formula="of:=BITAND([.A2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79]/7;1/[.$K$1])*255;0)" office:value-type="float" office:value="82" calcext:value-type="float">
            <text:p>82</text:p>
          </table:table-cell>
          <table:table-cell table:style-name="ce6" table:formula="of:=ROUND(POWER([.D279]/7;1/[.$K$1])*255;0)" office:value-type="float" office:value="153" calcext:value-type="float">
            <text:p>153</text:p>
          </table:table-cell>
          <table:table-cell table:style-name="ce6" table:formula="of:=ROUND(POWER([.F279]/7;1/[.$K$1])*255;0)" office:value-type="float" office:value="153" calcext:value-type="float">
            <text:p>153</text:p>
          </table:table-cell>
          <table:table-cell table:style-name="ce28" table:formula="of:=CONCATENATE(&quot;#&quot;;DEC2HEX([.H279];2);DEC2HEX([.I279];2);DEC2HEX([.J279];2))" office:value-type="string" office:string-value="#529999" calcext:value-type="string">
            <text:p>#529999</text:p>
          </table:table-cell>
          <table:table-cell table:style-name="ce32" table:formula="of:=CONCATENATE(IF([.H279]&lt;10;&quot;  &quot;;IF([.H279]&lt;100;&quot; &quot;;&quot;&quot;));[.H279];&quot; &quot;;IF([.I279]&lt;10;&quot;  &quot;;IF([.I279]&lt;100;&quot; &quot;;&quot;&quot;));[.I279];&quot; &quot;;IF([.J279]&lt;10;&quot;  &quot;;IF([.J279]&lt;100;&quot; &quot;;&quot;&quot;));[.J279];&quot; &quot;;[.A279];&quot; - &quot;;[.K279])" office:value-type="string" office:string-value=" 82 153 153 276 - #529999" calcext:value-type="string">
            <text:p><text:s/>82 153 153 276 - #529999</text:p>
          </table:table-cell>
          <table:table-cell table:style-name="ce35"/>
          <table:table-cell table:style-name="ce9"/>
          <table:table-cell table:style-name="ce6" table:formula="of:=INDEX([.$N$3:.$N$10];[.E279]+1;1)" office:value-type="float" office:value="83" calcext:value-type="float">
            <text:p>83</text:p>
          </table:table-cell>
          <table:table-cell table:style-name="ce6" table:formula="of:=INDEX([.$N$3:.$N$10];[.D279]+1;1)" office:value-type="float" office:value="156" calcext:value-type="float">
            <text:p>156</text:p>
          </table:table-cell>
          <table:table-cell table:style-name="ce6" table:formula="of:=INDEX([.$N$3:.$N$10];[.F279]+1;1)" office:value-type="float" office:value="156" calcext:value-type="float">
            <text:p>156</text:p>
          </table:table-cell>
          <table:table-cell table:style-name="ce28" table:formula="of:=CONCATENATE(&quot;#&quot;;DEC2HEX([.O279];2);DEC2HEX([.P279];2);DEC2HEX([.Q279];2))" office:value-type="string" office:string-value="#539C9C" calcext:value-type="string">
            <text:p>#539C9C</text:p>
          </table:table-cell>
          <table:table-cell table:style-name="ce32" table:formula="of:=CONCATENATE(IF([.O279]&lt;10;&quot;  &quot;;IF([.O279]&lt;100;&quot; &quot;;&quot;&quot;));[.O279];&quot; &quot;;IF([.P279]&lt;10;&quot;  &quot;;IF([.P279]&lt;100;&quot; &quot;;&quot;&quot;));[.P279];&quot; &quot;;IF([.Q279]&lt;10;&quot;  &quot;;IF([.Q279]&lt;100;&quot; &quot;;&quot;&quot;));[.Q279];&quot; &quot;;[.A279];&quot; - &quot;;[.R279])" office:value-type="string" office:string-value=" 83 156 156 276 - #539C9C" calcext:value-type="string">
            <text:p><text:s/>83 156 156 276 - #53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6" calcext:value-type="float">
            <text:p>2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6"/>
          <table:table-cell table:style-name="ce45"/>
          <table:table-cell table:style-name="ce50" table:formula="of:=BITAND(BITRSHIFT([.A280];6);HEX2DEC(&quot;7&quot;))" office:value-type="float" office:value="4" calcext:value-type="float">
            <text:p>4</text:p>
          </table:table-cell>
          <table:table-cell table:style-name="ce3" table:formula="of:=BITAND(BITRSHIFT([.A280];3);HEX2DEC(&quot;7&quot;))" office:value-type="float" office:value="2" calcext:value-type="float">
            <text:p>2</text:p>
          </table:table-cell>
          <table:table-cell table:style-name="ce57" table:formula="of:=BITAND([.A2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80]/7;1/[.$K$1])*255;0)" office:value-type="float" office:value="82" calcext:value-type="float">
            <text:p>82</text:p>
          </table:table-cell>
          <table:table-cell table:style-name="ce6" table:formula="of:=ROUND(POWER([.D280]/7;1/[.$K$1])*255;0)" office:value-type="float" office:value="153" calcext:value-type="float">
            <text:p>153</text:p>
          </table:table-cell>
          <table:table-cell table:style-name="ce6" table:formula="of:=ROUND(POWER([.F280]/7;1/[.$K$1])*255;0)" office:value-type="float" office:value="188" calcext:value-type="float">
            <text:p>188</text:p>
          </table:table-cell>
          <table:table-cell table:style-name="ce28" table:formula="of:=CONCATENATE(&quot;#&quot;;DEC2HEX([.H280];2);DEC2HEX([.I280];2);DEC2HEX([.J280];2))" office:value-type="string" office:string-value="#5299BC" calcext:value-type="string">
            <text:p>#5299BC</text:p>
          </table:table-cell>
          <table:table-cell table:style-name="ce32" table:formula="of:=CONCATENATE(IF([.H280]&lt;10;&quot;  &quot;;IF([.H280]&lt;100;&quot; &quot;;&quot;&quot;));[.H280];&quot; &quot;;IF([.I280]&lt;10;&quot;  &quot;;IF([.I280]&lt;100;&quot; &quot;;&quot;&quot;));[.I280];&quot; &quot;;IF([.J280]&lt;10;&quot;  &quot;;IF([.J280]&lt;100;&quot; &quot;;&quot;&quot;));[.J280];&quot; &quot;;[.A280];&quot; - &quot;;[.K280])" office:value-type="string" office:string-value=" 82 153 188 277 - #5299BC" calcext:value-type="string">
            <text:p><text:s/>82 153 188 277 - #5299BC</text:p>
          </table:table-cell>
          <table:table-cell table:style-name="ce35"/>
          <table:table-cell table:style-name="ce9"/>
          <table:table-cell table:style-name="ce6" table:formula="of:=INDEX([.$N$3:.$N$10];[.E280]+1;1)" office:value-type="float" office:value="83" calcext:value-type="float">
            <text:p>83</text:p>
          </table:table-cell>
          <table:table-cell table:style-name="ce6" table:formula="of:=INDEX([.$N$3:.$N$10];[.D280]+1;1)" office:value-type="float" office:value="156" calcext:value-type="float">
            <text:p>156</text:p>
          </table:table-cell>
          <table:table-cell table:style-name="ce6" table:formula="of:=INDEX([.$N$3:.$N$10];[.F280]+1;1)" office:value-type="float" office:value="187" calcext:value-type="float">
            <text:p>187</text:p>
          </table:table-cell>
          <table:table-cell table:style-name="ce28" table:formula="of:=CONCATENATE(&quot;#&quot;;DEC2HEX([.O280];2);DEC2HEX([.P280];2);DEC2HEX([.Q280];2))" office:value-type="string" office:string-value="#539CBB" calcext:value-type="string">
            <text:p>#539CBB</text:p>
          </table:table-cell>
          <table:table-cell table:style-name="ce32" table:formula="of:=CONCATENATE(IF([.O280]&lt;10;&quot;  &quot;;IF([.O280]&lt;100;&quot; &quot;;&quot;&quot;));[.O280];&quot; &quot;;IF([.P280]&lt;10;&quot;  &quot;;IF([.P280]&lt;100;&quot; &quot;;&quot;&quot;));[.P280];&quot; &quot;;IF([.Q280]&lt;10;&quot;  &quot;;IF([.Q280]&lt;100;&quot; &quot;;&quot;&quot;));[.Q280];&quot; &quot;;[.A280];&quot; - &quot;;[.R280])" office:value-type="string" office:string-value=" 83 156 187 277 - #539CBB" calcext:value-type="string">
            <text:p><text:s/>83 156 187 277 - #53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7" calcext:value-type="float">
            <text:p>2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6"/>
          <table:table-cell table:style-name="ce45"/>
          <table:table-cell table:style-name="ce50" table:formula="of:=BITAND(BITRSHIFT([.A281];6);HEX2DEC(&quot;7&quot;))" office:value-type="float" office:value="4" calcext:value-type="float">
            <text:p>4</text:p>
          </table:table-cell>
          <table:table-cell table:style-name="ce3" table:formula="of:=BITAND(BITRSHIFT([.A281];3);HEX2DEC(&quot;7&quot;))" office:value-type="float" office:value="2" calcext:value-type="float">
            <text:p>2</text:p>
          </table:table-cell>
          <table:table-cell table:style-name="ce57" table:formula="of:=BITAND([.A2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81]/7;1/[.$K$1])*255;0)" office:value-type="float" office:value="82" calcext:value-type="float">
            <text:p>82</text:p>
          </table:table-cell>
          <table:table-cell table:style-name="ce6" table:formula="of:=ROUND(POWER([.D281]/7;1/[.$K$1])*255;0)" office:value-type="float" office:value="153" calcext:value-type="float">
            <text:p>153</text:p>
          </table:table-cell>
          <table:table-cell table:style-name="ce6" table:formula="of:=ROUND(POWER([.F281]/7;1/[.$K$1])*255;0)" office:value-type="float" office:value="222" calcext:value-type="float">
            <text:p>222</text:p>
          </table:table-cell>
          <table:table-cell table:style-name="ce28" table:formula="of:=CONCATENATE(&quot;#&quot;;DEC2HEX([.H281];2);DEC2HEX([.I281];2);DEC2HEX([.J281];2))" office:value-type="string" office:string-value="#5299DE" calcext:value-type="string">
            <text:p>#5299DE</text:p>
          </table:table-cell>
          <table:table-cell table:style-name="ce32" table:formula="of:=CONCATENATE(IF([.H281]&lt;10;&quot;  &quot;;IF([.H281]&lt;100;&quot; &quot;;&quot;&quot;));[.H281];&quot; &quot;;IF([.I281]&lt;10;&quot;  &quot;;IF([.I281]&lt;100;&quot; &quot;;&quot;&quot;));[.I281];&quot; &quot;;IF([.J281]&lt;10;&quot;  &quot;;IF([.J281]&lt;100;&quot; &quot;;&quot;&quot;));[.J281];&quot; &quot;;[.A281];&quot; - &quot;;[.K281])" office:value-type="string" office:string-value=" 82 153 222 278 - #5299DE" calcext:value-type="string">
            <text:p><text:s/>82 153 222 278 - #5299DE</text:p>
          </table:table-cell>
          <table:table-cell table:style-name="ce35"/>
          <table:table-cell table:style-name="ce9"/>
          <table:table-cell table:style-name="ce6" table:formula="of:=INDEX([.$N$3:.$N$10];[.E281]+1;1)" office:value-type="float" office:value="83" calcext:value-type="float">
            <text:p>83</text:p>
          </table:table-cell>
          <table:table-cell table:style-name="ce6" table:formula="of:=INDEX([.$N$3:.$N$10];[.D281]+1;1)" office:value-type="float" office:value="156" calcext:value-type="float">
            <text:p>156</text:p>
          </table:table-cell>
          <table:table-cell table:style-name="ce6" table:formula="of:=INDEX([.$N$3:.$N$10];[.F281]+1;1)" office:value-type="float" office:value="225" calcext:value-type="float">
            <text:p>225</text:p>
          </table:table-cell>
          <table:table-cell table:style-name="ce28" table:formula="of:=CONCATENATE(&quot;#&quot;;DEC2HEX([.O281];2);DEC2HEX([.P281];2);DEC2HEX([.Q281];2))" office:value-type="string" office:string-value="#539CE1" calcext:value-type="string">
            <text:p>#539CE1</text:p>
          </table:table-cell>
          <table:table-cell table:style-name="ce32" table:formula="of:=CONCATENATE(IF([.O281]&lt;10;&quot;  &quot;;IF([.O281]&lt;100;&quot; &quot;;&quot;&quot;));[.O281];&quot; &quot;;IF([.P281]&lt;10;&quot;  &quot;;IF([.P281]&lt;100;&quot; &quot;;&quot;&quot;));[.P281];&quot; &quot;;IF([.Q281]&lt;10;&quot;  &quot;;IF([.Q281]&lt;100;&quot; &quot;;&quot;&quot;));[.Q281];&quot; &quot;;[.A281];&quot; - &quot;;[.R281])" office:value-type="string" office:string-value=" 83 156 225 278 - #539CE1" calcext:value-type="string">
            <text:p><text:s/>83 156 225 278 - #53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8" calcext:value-type="float">
            <text:p>2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6"/>
          <table:table-cell table:style-name="ce45"/>
          <table:table-cell table:style-name="ce50" table:formula="of:=BITAND(BITRSHIFT([.A282];6);HEX2DEC(&quot;7&quot;))" office:value-type="float" office:value="4" calcext:value-type="float">
            <text:p>4</text:p>
          </table:table-cell>
          <table:table-cell table:style-name="ce3" table:formula="of:=BITAND(BITRSHIFT([.A282];3);HEX2DEC(&quot;7&quot;))" office:value-type="float" office:value="2" calcext:value-type="float">
            <text:p>2</text:p>
          </table:table-cell>
          <table:table-cell table:style-name="ce57" table:formula="of:=BITAND([.A2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82]/7;1/[.$K$1])*255;0)" office:value-type="float" office:value="82" calcext:value-type="float">
            <text:p>82</text:p>
          </table:table-cell>
          <table:table-cell table:style-name="ce6" table:formula="of:=ROUND(POWER([.D282]/7;1/[.$K$1])*255;0)" office:value-type="float" office:value="153" calcext:value-type="float">
            <text:p>153</text:p>
          </table:table-cell>
          <table:table-cell table:style-name="ce6" table:formula="of:=ROUND(POWER([.F282]/7;1/[.$K$1])*255;0)" office:value-type="float" office:value="255" calcext:value-type="float">
            <text:p>255</text:p>
          </table:table-cell>
          <table:table-cell table:style-name="ce28" table:formula="of:=CONCATENATE(&quot;#&quot;;DEC2HEX([.H282];2);DEC2HEX([.I282];2);DEC2HEX([.J282];2))" office:value-type="string" office:string-value="#5299FF" calcext:value-type="string">
            <text:p>#5299FF</text:p>
          </table:table-cell>
          <table:table-cell table:style-name="ce32" table:formula="of:=CONCATENATE(IF([.H282]&lt;10;&quot;  &quot;;IF([.H282]&lt;100;&quot; &quot;;&quot;&quot;));[.H282];&quot; &quot;;IF([.I282]&lt;10;&quot;  &quot;;IF([.I282]&lt;100;&quot; &quot;;&quot;&quot;));[.I282];&quot; &quot;;IF([.J282]&lt;10;&quot;  &quot;;IF([.J282]&lt;100;&quot; &quot;;&quot;&quot;));[.J282];&quot; &quot;;[.A282];&quot; - &quot;;[.K282])" office:value-type="string" office:string-value=" 82 153 255 279 - #5299FF" calcext:value-type="string">
            <text:p><text:s/>82 153 255 279 - #5299FF</text:p>
          </table:table-cell>
          <table:table-cell table:style-name="ce35"/>
          <table:table-cell table:style-name="ce9"/>
          <table:table-cell table:style-name="ce6" table:formula="of:=INDEX([.$N$3:.$N$10];[.E282]+1;1)" office:value-type="float" office:value="83" calcext:value-type="float">
            <text:p>83</text:p>
          </table:table-cell>
          <table:table-cell table:style-name="ce6" table:formula="of:=INDEX([.$N$3:.$N$10];[.D282]+1;1)" office:value-type="float" office:value="156" calcext:value-type="float">
            <text:p>156</text:p>
          </table:table-cell>
          <table:table-cell table:style-name="ce6" table:formula="of:=INDEX([.$N$3:.$N$10];[.F282]+1;1)" office:value-type="float" office:value="255" calcext:value-type="float">
            <text:p>255</text:p>
          </table:table-cell>
          <table:table-cell table:style-name="ce28" table:formula="of:=CONCATENATE(&quot;#&quot;;DEC2HEX([.O282];2);DEC2HEX([.P282];2);DEC2HEX([.Q282];2))" office:value-type="string" office:string-value="#539CFF" calcext:value-type="string">
            <text:p>#539CFF</text:p>
          </table:table-cell>
          <table:table-cell table:style-name="ce32" table:formula="of:=CONCATENATE(IF([.O282]&lt;10;&quot;  &quot;;IF([.O282]&lt;100;&quot; &quot;;&quot;&quot;));[.O282];&quot; &quot;;IF([.P282]&lt;10;&quot;  &quot;;IF([.P282]&lt;100;&quot; &quot;;&quot;&quot;));[.P282];&quot; &quot;;IF([.Q282]&lt;10;&quot;  &quot;;IF([.Q282]&lt;100;&quot; &quot;;&quot;&quot;));[.Q282];&quot; &quot;;[.A282];&quot; - &quot;;[.R282])" office:value-type="string" office:string-value=" 83 156 255 279 - #539CFF" calcext:value-type="string">
            <text:p><text:s/>83 156 255 279 - #53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79" calcext:value-type="float">
            <text:p>2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6"/>
          <table:table-cell table:style-name="ce45"/>
          <table:table-cell table:style-name="ce50" table:formula="of:=BITAND(BITRSHIFT([.A283];6);HEX2DEC(&quot;7&quot;))" office:value-type="float" office:value="4" calcext:value-type="float">
            <text:p>4</text:p>
          </table:table-cell>
          <table:table-cell table:style-name="ce3" table:formula="of:=BITAND(BITRSHIFT([.A283];3);HEX2DEC(&quot;7&quot;))" office:value-type="float" office:value="3" calcext:value-type="float">
            <text:p>3</text:p>
          </table:table-cell>
          <table:table-cell table:style-name="ce57" table:formula="of:=BITAND([.A2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83]/7;1/[.$K$1])*255;0)" office:value-type="float" office:value="118" calcext:value-type="float">
            <text:p>118</text:p>
          </table:table-cell>
          <table:table-cell table:style-name="ce6" table:formula="of:=ROUND(POWER([.D283]/7;1/[.$K$1])*255;0)" office:value-type="float" office:value="153" calcext:value-type="float">
            <text:p>153</text:p>
          </table:table-cell>
          <table:table-cell table:style-name="ce6" table:formula="of:=ROUND(POWER([.F283]/7;1/[.$K$1])*255;0)" office:value-type="float" office:value="0" calcext:value-type="float">
            <text:p>0</text:p>
          </table:table-cell>
          <table:table-cell table:style-name="ce28" table:formula="of:=CONCATENATE(&quot;#&quot;;DEC2HEX([.H283];2);DEC2HEX([.I283];2);DEC2HEX([.J283];2))" office:value-type="string" office:string-value="#769900" calcext:value-type="string">
            <text:p>#769900</text:p>
          </table:table-cell>
          <table:table-cell table:style-name="ce32" table:formula="of:=CONCATENATE(IF([.H283]&lt;10;&quot;  &quot;;IF([.H283]&lt;100;&quot; &quot;;&quot;&quot;));[.H283];&quot; &quot;;IF([.I283]&lt;10;&quot;  &quot;;IF([.I283]&lt;100;&quot; &quot;;&quot;&quot;));[.I283];&quot; &quot;;IF([.J283]&lt;10;&quot;  &quot;;IF([.J283]&lt;100;&quot; &quot;;&quot;&quot;));[.J283];&quot; &quot;;[.A283];&quot; - &quot;;[.K283])" office:value-type="string" office:string-value="118 153   0 280 - #769900" calcext:value-type="string">
            <text:p>118 153 <text:s text:c="2"/>0 280 - #769900</text:p>
          </table:table-cell>
          <table:table-cell table:style-name="ce35"/>
          <table:table-cell table:style-name="ce9"/>
          <table:table-cell table:style-name="ce6" table:formula="of:=INDEX([.$N$3:.$N$10];[.E283]+1;1)" office:value-type="float" office:value="116" calcext:value-type="float">
            <text:p>116</text:p>
          </table:table-cell>
          <table:table-cell table:style-name="ce6" table:formula="of:=INDEX([.$N$3:.$N$10];[.D283]+1;1)" office:value-type="float" office:value="156" calcext:value-type="float">
            <text:p>156</text:p>
          </table:table-cell>
          <table:table-cell table:style-name="ce6" table:formula="of:=INDEX([.$N$3:.$N$10];[.F283]+1;1)" office:value-type="float" office:value="0" calcext:value-type="float">
            <text:p>0</text:p>
          </table:table-cell>
          <table:table-cell table:style-name="ce28" table:formula="of:=CONCATENATE(&quot;#&quot;;DEC2HEX([.O283];2);DEC2HEX([.P283];2);DEC2HEX([.Q283];2))" office:value-type="string" office:string-value="#749C00" calcext:value-type="string">
            <text:p>#749C00</text:p>
          </table:table-cell>
          <table:table-cell table:style-name="ce32" table:formula="of:=CONCATENATE(IF([.O283]&lt;10;&quot;  &quot;;IF([.O283]&lt;100;&quot; &quot;;&quot;&quot;));[.O283];&quot; &quot;;IF([.P283]&lt;10;&quot;  &quot;;IF([.P283]&lt;100;&quot; &quot;;&quot;&quot;));[.P283];&quot; &quot;;IF([.Q283]&lt;10;&quot;  &quot;;IF([.Q283]&lt;100;&quot; &quot;;&quot;&quot;));[.Q283];&quot; &quot;;[.A283];&quot; - &quot;;[.R283])" office:value-type="string" office:string-value="116 156   0 280 - #749C00" calcext:value-type="string">
            <text:p>116 156 <text:s text:c="2"/>0 280 - #74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0" calcext:value-type="float">
            <text:p>2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6"/>
          <table:table-cell table:style-name="ce45"/>
          <table:table-cell table:style-name="ce50" table:formula="of:=BITAND(BITRSHIFT([.A284];6);HEX2DEC(&quot;7&quot;))" office:value-type="float" office:value="4" calcext:value-type="float">
            <text:p>4</text:p>
          </table:table-cell>
          <table:table-cell table:style-name="ce3" table:formula="of:=BITAND(BITRSHIFT([.A284];3);HEX2DEC(&quot;7&quot;))" office:value-type="float" office:value="3" calcext:value-type="float">
            <text:p>3</text:p>
          </table:table-cell>
          <table:table-cell table:style-name="ce57" table:formula="of:=BITAND([.A2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84]/7;1/[.$K$1])*255;0)" office:value-type="float" office:value="118" calcext:value-type="float">
            <text:p>118</text:p>
          </table:table-cell>
          <table:table-cell table:style-name="ce6" table:formula="of:=ROUND(POWER([.D284]/7;1/[.$K$1])*255;0)" office:value-type="float" office:value="153" calcext:value-type="float">
            <text:p>153</text:p>
          </table:table-cell>
          <table:table-cell table:style-name="ce6" table:formula="of:=ROUND(POWER([.F284]/7;1/[.$K$1])*255;0)" office:value-type="float" office:value="43" calcext:value-type="float">
            <text:p>43</text:p>
          </table:table-cell>
          <table:table-cell table:style-name="ce28" table:formula="of:=CONCATENATE(&quot;#&quot;;DEC2HEX([.H284];2);DEC2HEX([.I284];2);DEC2HEX([.J284];2))" office:value-type="string" office:string-value="#76992B" calcext:value-type="string">
            <text:p>#76992B</text:p>
          </table:table-cell>
          <table:table-cell table:style-name="ce32" table:formula="of:=CONCATENATE(IF([.H284]&lt;10;&quot;  &quot;;IF([.H284]&lt;100;&quot; &quot;;&quot;&quot;));[.H284];&quot; &quot;;IF([.I284]&lt;10;&quot;  &quot;;IF([.I284]&lt;100;&quot; &quot;;&quot;&quot;));[.I284];&quot; &quot;;IF([.J284]&lt;10;&quot;  &quot;;IF([.J284]&lt;100;&quot; &quot;;&quot;&quot;));[.J284];&quot; &quot;;[.A284];&quot; - &quot;;[.K284])" office:value-type="string" office:string-value="118 153  43 281 - #76992B" calcext:value-type="string">
            <text:p>118 153 <text:s/>43 281 - #76992B</text:p>
          </table:table-cell>
          <table:table-cell table:style-name="ce35"/>
          <table:table-cell table:style-name="ce9"/>
          <table:table-cell table:style-name="ce6" table:formula="of:=INDEX([.$N$3:.$N$10];[.E284]+1;1)" office:value-type="float" office:value="116" calcext:value-type="float">
            <text:p>116</text:p>
          </table:table-cell>
          <table:table-cell table:style-name="ce6" table:formula="of:=INDEX([.$N$3:.$N$10];[.D284]+1;1)" office:value-type="float" office:value="156" calcext:value-type="float">
            <text:p>156</text:p>
          </table:table-cell>
          <table:table-cell table:style-name="ce6" table:formula="of:=INDEX([.$N$3:.$N$10];[.F284]+1;1)" office:value-type="float" office:value="40" calcext:value-type="float">
            <text:p>40</text:p>
          </table:table-cell>
          <table:table-cell table:style-name="ce28" table:formula="of:=CONCATENATE(&quot;#&quot;;DEC2HEX([.O284];2);DEC2HEX([.P284];2);DEC2HEX([.Q284];2))" office:value-type="string" office:string-value="#749C28" calcext:value-type="string">
            <text:p>#749C28</text:p>
          </table:table-cell>
          <table:table-cell table:style-name="ce32" table:formula="of:=CONCATENATE(IF([.O284]&lt;10;&quot;  &quot;;IF([.O284]&lt;100;&quot; &quot;;&quot;&quot;));[.O284];&quot; &quot;;IF([.P284]&lt;10;&quot;  &quot;;IF([.P284]&lt;100;&quot; &quot;;&quot;&quot;));[.P284];&quot; &quot;;IF([.Q284]&lt;10;&quot;  &quot;;IF([.Q284]&lt;100;&quot; &quot;;&quot;&quot;));[.Q284];&quot; &quot;;[.A284];&quot; - &quot;;[.R284])" office:value-type="string" office:string-value="116 156  40 281 - #749C28" calcext:value-type="string">
            <text:p>116 156 <text:s/>40 281 - #74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1" calcext:value-type="float">
            <text:p>2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6"/>
          <table:table-cell table:style-name="ce45"/>
          <table:table-cell table:style-name="ce50" table:formula="of:=BITAND(BITRSHIFT([.A285];6);HEX2DEC(&quot;7&quot;))" office:value-type="float" office:value="4" calcext:value-type="float">
            <text:p>4</text:p>
          </table:table-cell>
          <table:table-cell table:style-name="ce3" table:formula="of:=BITAND(BITRSHIFT([.A285];3);HEX2DEC(&quot;7&quot;))" office:value-type="float" office:value="3" calcext:value-type="float">
            <text:p>3</text:p>
          </table:table-cell>
          <table:table-cell table:style-name="ce57" table:formula="of:=BITAND([.A2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85]/7;1/[.$K$1])*255;0)" office:value-type="float" office:value="118" calcext:value-type="float">
            <text:p>118</text:p>
          </table:table-cell>
          <table:table-cell table:style-name="ce6" table:formula="of:=ROUND(POWER([.D285]/7;1/[.$K$1])*255;0)" office:value-type="float" office:value="153" calcext:value-type="float">
            <text:p>153</text:p>
          </table:table-cell>
          <table:table-cell table:style-name="ce6" table:formula="of:=ROUND(POWER([.F285]/7;1/[.$K$1])*255;0)" office:value-type="float" office:value="82" calcext:value-type="float">
            <text:p>82</text:p>
          </table:table-cell>
          <table:table-cell table:style-name="ce28" table:formula="of:=CONCATENATE(&quot;#&quot;;DEC2HEX([.H285];2);DEC2HEX([.I285];2);DEC2HEX([.J285];2))" office:value-type="string" office:string-value="#769952" calcext:value-type="string">
            <text:p>#769952</text:p>
          </table:table-cell>
          <table:table-cell table:style-name="ce32" table:formula="of:=CONCATENATE(IF([.H285]&lt;10;&quot;  &quot;;IF([.H285]&lt;100;&quot; &quot;;&quot;&quot;));[.H285];&quot; &quot;;IF([.I285]&lt;10;&quot;  &quot;;IF([.I285]&lt;100;&quot; &quot;;&quot;&quot;));[.I285];&quot; &quot;;IF([.J285]&lt;10;&quot;  &quot;;IF([.J285]&lt;100;&quot; &quot;;&quot;&quot;));[.J285];&quot; &quot;;[.A285];&quot; - &quot;;[.K285])" office:value-type="string" office:string-value="118 153  82 282 - #769952" calcext:value-type="string">
            <text:p>118 153 <text:s/>82 282 - #769952</text:p>
          </table:table-cell>
          <table:table-cell table:style-name="ce35"/>
          <table:table-cell table:style-name="ce9"/>
          <table:table-cell table:style-name="ce6" table:formula="of:=INDEX([.$N$3:.$N$10];[.E285]+1;1)" office:value-type="float" office:value="116" calcext:value-type="float">
            <text:p>116</text:p>
          </table:table-cell>
          <table:table-cell table:style-name="ce6" table:formula="of:=INDEX([.$N$3:.$N$10];[.D285]+1;1)" office:value-type="float" office:value="156" calcext:value-type="float">
            <text:p>156</text:p>
          </table:table-cell>
          <table:table-cell table:style-name="ce6" table:formula="of:=INDEX([.$N$3:.$N$10];[.F285]+1;1)" office:value-type="float" office:value="83" calcext:value-type="float">
            <text:p>83</text:p>
          </table:table-cell>
          <table:table-cell table:style-name="ce28" table:formula="of:=CONCATENATE(&quot;#&quot;;DEC2HEX([.O285];2);DEC2HEX([.P285];2);DEC2HEX([.Q285];2))" office:value-type="string" office:string-value="#749C53" calcext:value-type="string">
            <text:p>#749C53</text:p>
          </table:table-cell>
          <table:table-cell table:style-name="ce32" table:formula="of:=CONCATENATE(IF([.O285]&lt;10;&quot;  &quot;;IF([.O285]&lt;100;&quot; &quot;;&quot;&quot;));[.O285];&quot; &quot;;IF([.P285]&lt;10;&quot;  &quot;;IF([.P285]&lt;100;&quot; &quot;;&quot;&quot;));[.P285];&quot; &quot;;IF([.Q285]&lt;10;&quot;  &quot;;IF([.Q285]&lt;100;&quot; &quot;;&quot;&quot;));[.Q285];&quot; &quot;;[.A285];&quot; - &quot;;[.R285])" office:value-type="string" office:string-value="116 156  83 282 - #749C53" calcext:value-type="string">
            <text:p>116 156 <text:s/>83 282 - #74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2" calcext:value-type="float">
            <text:p>2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6"/>
          <table:table-cell table:style-name="ce45"/>
          <table:table-cell table:style-name="ce50" table:formula="of:=BITAND(BITRSHIFT([.A286];6);HEX2DEC(&quot;7&quot;))" office:value-type="float" office:value="4" calcext:value-type="float">
            <text:p>4</text:p>
          </table:table-cell>
          <table:table-cell table:style-name="ce3" table:formula="of:=BITAND(BITRSHIFT([.A286];3);HEX2DEC(&quot;7&quot;))" office:value-type="float" office:value="3" calcext:value-type="float">
            <text:p>3</text:p>
          </table:table-cell>
          <table:table-cell table:style-name="ce57" table:formula="of:=BITAND([.A2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86]/7;1/[.$K$1])*255;0)" office:value-type="float" office:value="118" calcext:value-type="float">
            <text:p>118</text:p>
          </table:table-cell>
          <table:table-cell table:style-name="ce6" table:formula="of:=ROUND(POWER([.D286]/7;1/[.$K$1])*255;0)" office:value-type="float" office:value="153" calcext:value-type="float">
            <text:p>153</text:p>
          </table:table-cell>
          <table:table-cell table:style-name="ce6" table:formula="of:=ROUND(POWER([.F286]/7;1/[.$K$1])*255;0)" office:value-type="float" office:value="118" calcext:value-type="float">
            <text:p>118</text:p>
          </table:table-cell>
          <table:table-cell table:style-name="ce28" table:formula="of:=CONCATENATE(&quot;#&quot;;DEC2HEX([.H286];2);DEC2HEX([.I286];2);DEC2HEX([.J286];2))" office:value-type="string" office:string-value="#769976" calcext:value-type="string">
            <text:p>#769976</text:p>
          </table:table-cell>
          <table:table-cell table:style-name="ce32" table:formula="of:=CONCATENATE(IF([.H286]&lt;10;&quot;  &quot;;IF([.H286]&lt;100;&quot; &quot;;&quot;&quot;));[.H286];&quot; &quot;;IF([.I286]&lt;10;&quot;  &quot;;IF([.I286]&lt;100;&quot; &quot;;&quot;&quot;));[.I286];&quot; &quot;;IF([.J286]&lt;10;&quot;  &quot;;IF([.J286]&lt;100;&quot; &quot;;&quot;&quot;));[.J286];&quot; &quot;;[.A286];&quot; - &quot;;[.K286])" office:value-type="string" office:string-value="118 153 118 283 - #769976" calcext:value-type="string">
            <text:p>118 153 118 283 - #769976</text:p>
          </table:table-cell>
          <table:table-cell table:style-name="ce35"/>
          <table:table-cell table:style-name="ce9"/>
          <table:table-cell table:style-name="ce6" table:formula="of:=INDEX([.$N$3:.$N$10];[.E286]+1;1)" office:value-type="float" office:value="116" calcext:value-type="float">
            <text:p>116</text:p>
          </table:table-cell>
          <table:table-cell table:style-name="ce6" table:formula="of:=INDEX([.$N$3:.$N$10];[.D286]+1;1)" office:value-type="float" office:value="156" calcext:value-type="float">
            <text:p>156</text:p>
          </table:table-cell>
          <table:table-cell table:style-name="ce6" table:formula="of:=INDEX([.$N$3:.$N$10];[.F286]+1;1)" office:value-type="float" office:value="116" calcext:value-type="float">
            <text:p>116</text:p>
          </table:table-cell>
          <table:table-cell table:style-name="ce28" table:formula="of:=CONCATENATE(&quot;#&quot;;DEC2HEX([.O286];2);DEC2HEX([.P286];2);DEC2HEX([.Q286];2))" office:value-type="string" office:string-value="#749C74" calcext:value-type="string">
            <text:p>#749C74</text:p>
          </table:table-cell>
          <table:table-cell table:style-name="ce32" table:formula="of:=CONCATENATE(IF([.O286]&lt;10;&quot;  &quot;;IF([.O286]&lt;100;&quot; &quot;;&quot;&quot;));[.O286];&quot; &quot;;IF([.P286]&lt;10;&quot;  &quot;;IF([.P286]&lt;100;&quot; &quot;;&quot;&quot;));[.P286];&quot; &quot;;IF([.Q286]&lt;10;&quot;  &quot;;IF([.Q286]&lt;100;&quot; &quot;;&quot;&quot;));[.Q286];&quot; &quot;;[.A286];&quot; - &quot;;[.R286])" office:value-type="string" office:string-value="116 156 116 283 - #749C74" calcext:value-type="string">
            <text:p>116 156 116 283 - #74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3" calcext:value-type="float">
            <text:p>2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6"/>
          <table:table-cell table:style-name="ce45"/>
          <table:table-cell table:style-name="ce50" table:formula="of:=BITAND(BITRSHIFT([.A287];6);HEX2DEC(&quot;7&quot;))" office:value-type="float" office:value="4" calcext:value-type="float">
            <text:p>4</text:p>
          </table:table-cell>
          <table:table-cell table:style-name="ce3" table:formula="of:=BITAND(BITRSHIFT([.A287];3);HEX2DEC(&quot;7&quot;))" office:value-type="float" office:value="3" calcext:value-type="float">
            <text:p>3</text:p>
          </table:table-cell>
          <table:table-cell table:style-name="ce57" table:formula="of:=BITAND([.A2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87]/7;1/[.$K$1])*255;0)" office:value-type="float" office:value="118" calcext:value-type="float">
            <text:p>118</text:p>
          </table:table-cell>
          <table:table-cell table:style-name="ce6" table:formula="of:=ROUND(POWER([.D287]/7;1/[.$K$1])*255;0)" office:value-type="float" office:value="153" calcext:value-type="float">
            <text:p>153</text:p>
          </table:table-cell>
          <table:table-cell table:style-name="ce6" table:formula="of:=ROUND(POWER([.F287]/7;1/[.$K$1])*255;0)" office:value-type="float" office:value="153" calcext:value-type="float">
            <text:p>153</text:p>
          </table:table-cell>
          <table:table-cell table:style-name="ce28" table:formula="of:=CONCATENATE(&quot;#&quot;;DEC2HEX([.H287];2);DEC2HEX([.I287];2);DEC2HEX([.J287];2))" office:value-type="string" office:string-value="#769999" calcext:value-type="string">
            <text:p>#769999</text:p>
          </table:table-cell>
          <table:table-cell table:style-name="ce32" table:formula="of:=CONCATENATE(IF([.H287]&lt;10;&quot;  &quot;;IF([.H287]&lt;100;&quot; &quot;;&quot;&quot;));[.H287];&quot; &quot;;IF([.I287]&lt;10;&quot;  &quot;;IF([.I287]&lt;100;&quot; &quot;;&quot;&quot;));[.I287];&quot; &quot;;IF([.J287]&lt;10;&quot;  &quot;;IF([.J287]&lt;100;&quot; &quot;;&quot;&quot;));[.J287];&quot; &quot;;[.A287];&quot; - &quot;;[.K287])" office:value-type="string" office:string-value="118 153 153 284 - #769999" calcext:value-type="string">
            <text:p>118 153 153 284 - #769999</text:p>
          </table:table-cell>
          <table:table-cell table:style-name="ce35"/>
          <table:table-cell table:style-name="ce9"/>
          <table:table-cell table:style-name="ce6" table:formula="of:=INDEX([.$N$3:.$N$10];[.E287]+1;1)" office:value-type="float" office:value="116" calcext:value-type="float">
            <text:p>116</text:p>
          </table:table-cell>
          <table:table-cell table:style-name="ce6" table:formula="of:=INDEX([.$N$3:.$N$10];[.D287]+1;1)" office:value-type="float" office:value="156" calcext:value-type="float">
            <text:p>156</text:p>
          </table:table-cell>
          <table:table-cell table:style-name="ce6" table:formula="of:=INDEX([.$N$3:.$N$10];[.F287]+1;1)" office:value-type="float" office:value="156" calcext:value-type="float">
            <text:p>156</text:p>
          </table:table-cell>
          <table:table-cell table:style-name="ce28" table:formula="of:=CONCATENATE(&quot;#&quot;;DEC2HEX([.O287];2);DEC2HEX([.P287];2);DEC2HEX([.Q287];2))" office:value-type="string" office:string-value="#749C9C" calcext:value-type="string">
            <text:p>#749C9C</text:p>
          </table:table-cell>
          <table:table-cell table:style-name="ce32" table:formula="of:=CONCATENATE(IF([.O287]&lt;10;&quot;  &quot;;IF([.O287]&lt;100;&quot; &quot;;&quot;&quot;));[.O287];&quot; &quot;;IF([.P287]&lt;10;&quot;  &quot;;IF([.P287]&lt;100;&quot; &quot;;&quot;&quot;));[.P287];&quot; &quot;;IF([.Q287]&lt;10;&quot;  &quot;;IF([.Q287]&lt;100;&quot; &quot;;&quot;&quot;));[.Q287];&quot; &quot;;[.A287];&quot; - &quot;;[.R287])" office:value-type="string" office:string-value="116 156 156 284 - #749C9C" calcext:value-type="string">
            <text:p>116 156 156 284 - #74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4" calcext:value-type="float">
            <text:p>2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6"/>
          <table:table-cell table:style-name="ce45"/>
          <table:table-cell table:style-name="ce50" table:formula="of:=BITAND(BITRSHIFT([.A288];6);HEX2DEC(&quot;7&quot;))" office:value-type="float" office:value="4" calcext:value-type="float">
            <text:p>4</text:p>
          </table:table-cell>
          <table:table-cell table:style-name="ce3" table:formula="of:=BITAND(BITRSHIFT([.A288];3);HEX2DEC(&quot;7&quot;))" office:value-type="float" office:value="3" calcext:value-type="float">
            <text:p>3</text:p>
          </table:table-cell>
          <table:table-cell table:style-name="ce57" table:formula="of:=BITAND([.A2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88]/7;1/[.$K$1])*255;0)" office:value-type="float" office:value="118" calcext:value-type="float">
            <text:p>118</text:p>
          </table:table-cell>
          <table:table-cell table:style-name="ce6" table:formula="of:=ROUND(POWER([.D288]/7;1/[.$K$1])*255;0)" office:value-type="float" office:value="153" calcext:value-type="float">
            <text:p>153</text:p>
          </table:table-cell>
          <table:table-cell table:style-name="ce6" table:formula="of:=ROUND(POWER([.F288]/7;1/[.$K$1])*255;0)" office:value-type="float" office:value="188" calcext:value-type="float">
            <text:p>188</text:p>
          </table:table-cell>
          <table:table-cell table:style-name="ce28" table:formula="of:=CONCATENATE(&quot;#&quot;;DEC2HEX([.H288];2);DEC2HEX([.I288];2);DEC2HEX([.J288];2))" office:value-type="string" office:string-value="#7699BC" calcext:value-type="string">
            <text:p>#7699BC</text:p>
          </table:table-cell>
          <table:table-cell table:style-name="ce32" table:formula="of:=CONCATENATE(IF([.H288]&lt;10;&quot;  &quot;;IF([.H288]&lt;100;&quot; &quot;;&quot;&quot;));[.H288];&quot; &quot;;IF([.I288]&lt;10;&quot;  &quot;;IF([.I288]&lt;100;&quot; &quot;;&quot;&quot;));[.I288];&quot; &quot;;IF([.J288]&lt;10;&quot;  &quot;;IF([.J288]&lt;100;&quot; &quot;;&quot;&quot;));[.J288];&quot; &quot;;[.A288];&quot; - &quot;;[.K288])" office:value-type="string" office:string-value="118 153 188 285 - #7699BC" calcext:value-type="string">
            <text:p>118 153 188 285 - #7699BC</text:p>
          </table:table-cell>
          <table:table-cell table:style-name="ce35"/>
          <table:table-cell table:style-name="ce9"/>
          <table:table-cell table:style-name="ce6" table:formula="of:=INDEX([.$N$3:.$N$10];[.E288]+1;1)" office:value-type="float" office:value="116" calcext:value-type="float">
            <text:p>116</text:p>
          </table:table-cell>
          <table:table-cell table:style-name="ce6" table:formula="of:=INDEX([.$N$3:.$N$10];[.D288]+1;1)" office:value-type="float" office:value="156" calcext:value-type="float">
            <text:p>156</text:p>
          </table:table-cell>
          <table:table-cell table:style-name="ce6" table:formula="of:=INDEX([.$N$3:.$N$10];[.F288]+1;1)" office:value-type="float" office:value="187" calcext:value-type="float">
            <text:p>187</text:p>
          </table:table-cell>
          <table:table-cell table:style-name="ce28" table:formula="of:=CONCATENATE(&quot;#&quot;;DEC2HEX([.O288];2);DEC2HEX([.P288];2);DEC2HEX([.Q288];2))" office:value-type="string" office:string-value="#749CBB" calcext:value-type="string">
            <text:p>#749CBB</text:p>
          </table:table-cell>
          <table:table-cell table:style-name="ce32" table:formula="of:=CONCATENATE(IF([.O288]&lt;10;&quot;  &quot;;IF([.O288]&lt;100;&quot; &quot;;&quot;&quot;));[.O288];&quot; &quot;;IF([.P288]&lt;10;&quot;  &quot;;IF([.P288]&lt;100;&quot; &quot;;&quot;&quot;));[.P288];&quot; &quot;;IF([.Q288]&lt;10;&quot;  &quot;;IF([.Q288]&lt;100;&quot; &quot;;&quot;&quot;));[.Q288];&quot; &quot;;[.A288];&quot; - &quot;;[.R288])" office:value-type="string" office:string-value="116 156 187 285 - #749CBB" calcext:value-type="string">
            <text:p>116 156 187 285 - #74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5" calcext:value-type="float">
            <text:p>2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6"/>
          <table:table-cell table:style-name="ce45"/>
          <table:table-cell table:style-name="ce50" table:formula="of:=BITAND(BITRSHIFT([.A289];6);HEX2DEC(&quot;7&quot;))" office:value-type="float" office:value="4" calcext:value-type="float">
            <text:p>4</text:p>
          </table:table-cell>
          <table:table-cell table:style-name="ce3" table:formula="of:=BITAND(BITRSHIFT([.A289];3);HEX2DEC(&quot;7&quot;))" office:value-type="float" office:value="3" calcext:value-type="float">
            <text:p>3</text:p>
          </table:table-cell>
          <table:table-cell table:style-name="ce57" table:formula="of:=BITAND([.A2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89]/7;1/[.$K$1])*255;0)" office:value-type="float" office:value="118" calcext:value-type="float">
            <text:p>118</text:p>
          </table:table-cell>
          <table:table-cell table:style-name="ce6" table:formula="of:=ROUND(POWER([.D289]/7;1/[.$K$1])*255;0)" office:value-type="float" office:value="153" calcext:value-type="float">
            <text:p>153</text:p>
          </table:table-cell>
          <table:table-cell table:style-name="ce6" table:formula="of:=ROUND(POWER([.F289]/7;1/[.$K$1])*255;0)" office:value-type="float" office:value="222" calcext:value-type="float">
            <text:p>222</text:p>
          </table:table-cell>
          <table:table-cell table:style-name="ce28" table:formula="of:=CONCATENATE(&quot;#&quot;;DEC2HEX([.H289];2);DEC2HEX([.I289];2);DEC2HEX([.J289];2))" office:value-type="string" office:string-value="#7699DE" calcext:value-type="string">
            <text:p>#7699DE</text:p>
          </table:table-cell>
          <table:table-cell table:style-name="ce32" table:formula="of:=CONCATENATE(IF([.H289]&lt;10;&quot;  &quot;;IF([.H289]&lt;100;&quot; &quot;;&quot;&quot;));[.H289];&quot; &quot;;IF([.I289]&lt;10;&quot;  &quot;;IF([.I289]&lt;100;&quot; &quot;;&quot;&quot;));[.I289];&quot; &quot;;IF([.J289]&lt;10;&quot;  &quot;;IF([.J289]&lt;100;&quot; &quot;;&quot;&quot;));[.J289];&quot; &quot;;[.A289];&quot; - &quot;;[.K289])" office:value-type="string" office:string-value="118 153 222 286 - #7699DE" calcext:value-type="string">
            <text:p>118 153 222 286 - #7699DE</text:p>
          </table:table-cell>
          <table:table-cell table:style-name="ce35"/>
          <table:table-cell table:style-name="ce9"/>
          <table:table-cell table:style-name="ce6" table:formula="of:=INDEX([.$N$3:.$N$10];[.E289]+1;1)" office:value-type="float" office:value="116" calcext:value-type="float">
            <text:p>116</text:p>
          </table:table-cell>
          <table:table-cell table:style-name="ce6" table:formula="of:=INDEX([.$N$3:.$N$10];[.D289]+1;1)" office:value-type="float" office:value="156" calcext:value-type="float">
            <text:p>156</text:p>
          </table:table-cell>
          <table:table-cell table:style-name="ce6" table:formula="of:=INDEX([.$N$3:.$N$10];[.F289]+1;1)" office:value-type="float" office:value="225" calcext:value-type="float">
            <text:p>225</text:p>
          </table:table-cell>
          <table:table-cell table:style-name="ce28" table:formula="of:=CONCATENATE(&quot;#&quot;;DEC2HEX([.O289];2);DEC2HEX([.P289];2);DEC2HEX([.Q289];2))" office:value-type="string" office:string-value="#749CE1" calcext:value-type="string">
            <text:p>#749CE1</text:p>
          </table:table-cell>
          <table:table-cell table:style-name="ce32" table:formula="of:=CONCATENATE(IF([.O289]&lt;10;&quot;  &quot;;IF([.O289]&lt;100;&quot; &quot;;&quot;&quot;));[.O289];&quot; &quot;;IF([.P289]&lt;10;&quot;  &quot;;IF([.P289]&lt;100;&quot; &quot;;&quot;&quot;));[.P289];&quot; &quot;;IF([.Q289]&lt;10;&quot;  &quot;;IF([.Q289]&lt;100;&quot; &quot;;&quot;&quot;));[.Q289];&quot; &quot;;[.A289];&quot; - &quot;;[.R289])" office:value-type="string" office:string-value="116 156 225 286 - #749CE1" calcext:value-type="string">
            <text:p>116 156 225 286 - #74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6" calcext:value-type="float">
            <text:p>2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6"/>
          <table:table-cell table:style-name="ce45"/>
          <table:table-cell table:style-name="ce50" table:formula="of:=BITAND(BITRSHIFT([.A290];6);HEX2DEC(&quot;7&quot;))" office:value-type="float" office:value="4" calcext:value-type="float">
            <text:p>4</text:p>
          </table:table-cell>
          <table:table-cell table:style-name="ce3" table:formula="of:=BITAND(BITRSHIFT([.A290];3);HEX2DEC(&quot;7&quot;))" office:value-type="float" office:value="3" calcext:value-type="float">
            <text:p>3</text:p>
          </table:table-cell>
          <table:table-cell table:style-name="ce57" table:formula="of:=BITAND([.A2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90]/7;1/[.$K$1])*255;0)" office:value-type="float" office:value="118" calcext:value-type="float">
            <text:p>118</text:p>
          </table:table-cell>
          <table:table-cell table:style-name="ce6" table:formula="of:=ROUND(POWER([.D290]/7;1/[.$K$1])*255;0)" office:value-type="float" office:value="153" calcext:value-type="float">
            <text:p>153</text:p>
          </table:table-cell>
          <table:table-cell table:style-name="ce6" table:formula="of:=ROUND(POWER([.F290]/7;1/[.$K$1])*255;0)" office:value-type="float" office:value="255" calcext:value-type="float">
            <text:p>255</text:p>
          </table:table-cell>
          <table:table-cell table:style-name="ce28" table:formula="of:=CONCATENATE(&quot;#&quot;;DEC2HEX([.H290];2);DEC2HEX([.I290];2);DEC2HEX([.J290];2))" office:value-type="string" office:string-value="#7699FF" calcext:value-type="string">
            <text:p>#7699FF</text:p>
          </table:table-cell>
          <table:table-cell table:style-name="ce32" table:formula="of:=CONCATENATE(IF([.H290]&lt;10;&quot;  &quot;;IF([.H290]&lt;100;&quot; &quot;;&quot;&quot;));[.H290];&quot; &quot;;IF([.I290]&lt;10;&quot;  &quot;;IF([.I290]&lt;100;&quot; &quot;;&quot;&quot;));[.I290];&quot; &quot;;IF([.J290]&lt;10;&quot;  &quot;;IF([.J290]&lt;100;&quot; &quot;;&quot;&quot;));[.J290];&quot; &quot;;[.A290];&quot; - &quot;;[.K290])" office:value-type="string" office:string-value="118 153 255 287 - #7699FF" calcext:value-type="string">
            <text:p>118 153 255 287 - #7699FF</text:p>
          </table:table-cell>
          <table:table-cell table:style-name="ce35"/>
          <table:table-cell table:style-name="ce9"/>
          <table:table-cell table:style-name="ce6" table:formula="of:=INDEX([.$N$3:.$N$10];[.E290]+1;1)" office:value-type="float" office:value="116" calcext:value-type="float">
            <text:p>116</text:p>
          </table:table-cell>
          <table:table-cell table:style-name="ce6" table:formula="of:=INDEX([.$N$3:.$N$10];[.D290]+1;1)" office:value-type="float" office:value="156" calcext:value-type="float">
            <text:p>156</text:p>
          </table:table-cell>
          <table:table-cell table:style-name="ce6" table:formula="of:=INDEX([.$N$3:.$N$10];[.F290]+1;1)" office:value-type="float" office:value="255" calcext:value-type="float">
            <text:p>255</text:p>
          </table:table-cell>
          <table:table-cell table:style-name="ce28" table:formula="of:=CONCATENATE(&quot;#&quot;;DEC2HEX([.O290];2);DEC2HEX([.P290];2);DEC2HEX([.Q290];2))" office:value-type="string" office:string-value="#749CFF" calcext:value-type="string">
            <text:p>#749CFF</text:p>
          </table:table-cell>
          <table:table-cell table:style-name="ce32" table:formula="of:=CONCATENATE(IF([.O290]&lt;10;&quot;  &quot;;IF([.O290]&lt;100;&quot; &quot;;&quot;&quot;));[.O290];&quot; &quot;;IF([.P290]&lt;10;&quot;  &quot;;IF([.P290]&lt;100;&quot; &quot;;&quot;&quot;));[.P290];&quot; &quot;;IF([.Q290]&lt;10;&quot;  &quot;;IF([.Q290]&lt;100;&quot; &quot;;&quot;&quot;));[.Q290];&quot; &quot;;[.A290];&quot; - &quot;;[.R290])" office:value-type="string" office:string-value="116 156 255 287 - #749CFF" calcext:value-type="string">
            <text:p>116 156 255 287 - #74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7" calcext:value-type="float">
            <text:p>2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6"/>
          <table:table-cell table:style-name="ce45"/>
          <table:table-cell table:style-name="ce50" table:formula="of:=BITAND(BITRSHIFT([.A291];6);HEX2DEC(&quot;7&quot;))" office:value-type="float" office:value="4" calcext:value-type="float">
            <text:p>4</text:p>
          </table:table-cell>
          <table:table-cell table:style-name="ce3" table:formula="of:=BITAND(BITRSHIFT([.A291];3);HEX2DEC(&quot;7&quot;))" office:value-type="float" office:value="4" calcext:value-type="float">
            <text:p>4</text:p>
          </table:table-cell>
          <table:table-cell table:style-name="ce57" table:formula="of:=BITAND([.A2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91]/7;1/[.$K$1])*255;0)" office:value-type="float" office:value="153" calcext:value-type="float">
            <text:p>153</text:p>
          </table:table-cell>
          <table:table-cell table:style-name="ce6" table:formula="of:=ROUND(POWER([.D291]/7;1/[.$K$1])*255;0)" office:value-type="float" office:value="153" calcext:value-type="float">
            <text:p>153</text:p>
          </table:table-cell>
          <table:table-cell table:style-name="ce6" table:formula="of:=ROUND(POWER([.F291]/7;1/[.$K$1])*255;0)" office:value-type="float" office:value="0" calcext:value-type="float">
            <text:p>0</text:p>
          </table:table-cell>
          <table:table-cell table:style-name="ce28" table:formula="of:=CONCATENATE(&quot;#&quot;;DEC2HEX([.H291];2);DEC2HEX([.I291];2);DEC2HEX([.J291];2))" office:value-type="string" office:string-value="#999900" calcext:value-type="string">
            <text:p>#999900</text:p>
          </table:table-cell>
          <table:table-cell table:style-name="ce32" table:formula="of:=CONCATENATE(IF([.H291]&lt;10;&quot;  &quot;;IF([.H291]&lt;100;&quot; &quot;;&quot;&quot;));[.H291];&quot; &quot;;IF([.I291]&lt;10;&quot;  &quot;;IF([.I291]&lt;100;&quot; &quot;;&quot;&quot;));[.I291];&quot; &quot;;IF([.J291]&lt;10;&quot;  &quot;;IF([.J291]&lt;100;&quot; &quot;;&quot;&quot;));[.J291];&quot; &quot;;[.A291];&quot; - &quot;;[.K291])" office:value-type="string" office:string-value="153 153   0 288 - #999900" calcext:value-type="string">
            <text:p>153 153 <text:s text:c="2"/>0 288 - #999900</text:p>
          </table:table-cell>
          <table:table-cell table:style-name="ce35"/>
          <table:table-cell table:style-name="ce9"/>
          <table:table-cell table:style-name="ce6" table:formula="of:=INDEX([.$N$3:.$N$10];[.E291]+1;1)" office:value-type="float" office:value="156" calcext:value-type="float">
            <text:p>156</text:p>
          </table:table-cell>
          <table:table-cell table:style-name="ce6" table:formula="of:=INDEX([.$N$3:.$N$10];[.D291]+1;1)" office:value-type="float" office:value="156" calcext:value-type="float">
            <text:p>156</text:p>
          </table:table-cell>
          <table:table-cell table:style-name="ce6" table:formula="of:=INDEX([.$N$3:.$N$10];[.F291]+1;1)" office:value-type="float" office:value="0" calcext:value-type="float">
            <text:p>0</text:p>
          </table:table-cell>
          <table:table-cell table:style-name="ce28" table:formula="of:=CONCATENATE(&quot;#&quot;;DEC2HEX([.O291];2);DEC2HEX([.P291];2);DEC2HEX([.Q291];2))" office:value-type="string" office:string-value="#9C9C00" calcext:value-type="string">
            <text:p>#9C9C00</text:p>
          </table:table-cell>
          <table:table-cell table:style-name="ce32" table:formula="of:=CONCATENATE(IF([.O291]&lt;10;&quot;  &quot;;IF([.O291]&lt;100;&quot; &quot;;&quot;&quot;));[.O291];&quot; &quot;;IF([.P291]&lt;10;&quot;  &quot;;IF([.P291]&lt;100;&quot; &quot;;&quot;&quot;));[.P291];&quot; &quot;;IF([.Q291]&lt;10;&quot;  &quot;;IF([.Q291]&lt;100;&quot; &quot;;&quot;&quot;));[.Q291];&quot; &quot;;[.A291];&quot; - &quot;;[.R291])" office:value-type="string" office:string-value="156 156   0 288 - #9C9C00" calcext:value-type="string">
            <text:p>156 156 <text:s text:c="2"/>0 288 - #9C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8" calcext:value-type="float">
            <text:p>2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6"/>
          <table:table-cell table:style-name="ce45"/>
          <table:table-cell table:style-name="ce50" table:formula="of:=BITAND(BITRSHIFT([.A292];6);HEX2DEC(&quot;7&quot;))" office:value-type="float" office:value="4" calcext:value-type="float">
            <text:p>4</text:p>
          </table:table-cell>
          <table:table-cell table:style-name="ce3" table:formula="of:=BITAND(BITRSHIFT([.A292];3);HEX2DEC(&quot;7&quot;))" office:value-type="float" office:value="4" calcext:value-type="float">
            <text:p>4</text:p>
          </table:table-cell>
          <table:table-cell table:style-name="ce57" table:formula="of:=BITAND([.A2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292]/7;1/[.$K$1])*255;0)" office:value-type="float" office:value="153" calcext:value-type="float">
            <text:p>153</text:p>
          </table:table-cell>
          <table:table-cell table:style-name="ce6" table:formula="of:=ROUND(POWER([.D292]/7;1/[.$K$1])*255;0)" office:value-type="float" office:value="153" calcext:value-type="float">
            <text:p>153</text:p>
          </table:table-cell>
          <table:table-cell table:style-name="ce6" table:formula="of:=ROUND(POWER([.F292]/7;1/[.$K$1])*255;0)" office:value-type="float" office:value="43" calcext:value-type="float">
            <text:p>43</text:p>
          </table:table-cell>
          <table:table-cell table:style-name="ce28" table:formula="of:=CONCATENATE(&quot;#&quot;;DEC2HEX([.H292];2);DEC2HEX([.I292];2);DEC2HEX([.J292];2))" office:value-type="string" office:string-value="#99992B" calcext:value-type="string">
            <text:p>#99992B</text:p>
          </table:table-cell>
          <table:table-cell table:style-name="ce32" table:formula="of:=CONCATENATE(IF([.H292]&lt;10;&quot;  &quot;;IF([.H292]&lt;100;&quot; &quot;;&quot;&quot;));[.H292];&quot; &quot;;IF([.I292]&lt;10;&quot;  &quot;;IF([.I292]&lt;100;&quot; &quot;;&quot;&quot;));[.I292];&quot; &quot;;IF([.J292]&lt;10;&quot;  &quot;;IF([.J292]&lt;100;&quot; &quot;;&quot;&quot;));[.J292];&quot; &quot;;[.A292];&quot; - &quot;;[.K292])" office:value-type="string" office:string-value="153 153  43 289 - #99992B" calcext:value-type="string">
            <text:p>153 153 <text:s/>43 289 - #99992B</text:p>
          </table:table-cell>
          <table:table-cell table:style-name="ce35"/>
          <table:table-cell table:style-name="ce9"/>
          <table:table-cell table:style-name="ce6" table:formula="of:=INDEX([.$N$3:.$N$10];[.E292]+1;1)" office:value-type="float" office:value="156" calcext:value-type="float">
            <text:p>156</text:p>
          </table:table-cell>
          <table:table-cell table:style-name="ce6" table:formula="of:=INDEX([.$N$3:.$N$10];[.D292]+1;1)" office:value-type="float" office:value="156" calcext:value-type="float">
            <text:p>156</text:p>
          </table:table-cell>
          <table:table-cell table:style-name="ce6" table:formula="of:=INDEX([.$N$3:.$N$10];[.F292]+1;1)" office:value-type="float" office:value="40" calcext:value-type="float">
            <text:p>40</text:p>
          </table:table-cell>
          <table:table-cell table:style-name="ce28" table:formula="of:=CONCATENATE(&quot;#&quot;;DEC2HEX([.O292];2);DEC2HEX([.P292];2);DEC2HEX([.Q292];2))" office:value-type="string" office:string-value="#9C9C28" calcext:value-type="string">
            <text:p>#9C9C28</text:p>
          </table:table-cell>
          <table:table-cell table:style-name="ce32" table:formula="of:=CONCATENATE(IF([.O292]&lt;10;&quot;  &quot;;IF([.O292]&lt;100;&quot; &quot;;&quot;&quot;));[.O292];&quot; &quot;;IF([.P292]&lt;10;&quot;  &quot;;IF([.P292]&lt;100;&quot; &quot;;&quot;&quot;));[.P292];&quot; &quot;;IF([.Q292]&lt;10;&quot;  &quot;;IF([.Q292]&lt;100;&quot; &quot;;&quot;&quot;));[.Q292];&quot; &quot;;[.A292];&quot; - &quot;;[.R292])" office:value-type="string" office:string-value="156 156  40 289 - #9C9C28" calcext:value-type="string">
            <text:p>156 156 <text:s/>40 289 - #9C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89" calcext:value-type="float">
            <text:p>2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6"/>
          <table:table-cell table:style-name="ce45"/>
          <table:table-cell table:style-name="ce50" table:formula="of:=BITAND(BITRSHIFT([.A293];6);HEX2DEC(&quot;7&quot;))" office:value-type="float" office:value="4" calcext:value-type="float">
            <text:p>4</text:p>
          </table:table-cell>
          <table:table-cell table:style-name="ce3" table:formula="of:=BITAND(BITRSHIFT([.A293];3);HEX2DEC(&quot;7&quot;))" office:value-type="float" office:value="4" calcext:value-type="float">
            <text:p>4</text:p>
          </table:table-cell>
          <table:table-cell table:style-name="ce57" table:formula="of:=BITAND([.A2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293]/7;1/[.$K$1])*255;0)" office:value-type="float" office:value="153" calcext:value-type="float">
            <text:p>153</text:p>
          </table:table-cell>
          <table:table-cell table:style-name="ce6" table:formula="of:=ROUND(POWER([.D293]/7;1/[.$K$1])*255;0)" office:value-type="float" office:value="153" calcext:value-type="float">
            <text:p>153</text:p>
          </table:table-cell>
          <table:table-cell table:style-name="ce6" table:formula="of:=ROUND(POWER([.F293]/7;1/[.$K$1])*255;0)" office:value-type="float" office:value="82" calcext:value-type="float">
            <text:p>82</text:p>
          </table:table-cell>
          <table:table-cell table:style-name="ce28" table:formula="of:=CONCATENATE(&quot;#&quot;;DEC2HEX([.H293];2);DEC2HEX([.I293];2);DEC2HEX([.J293];2))" office:value-type="string" office:string-value="#999952" calcext:value-type="string">
            <text:p>#999952</text:p>
          </table:table-cell>
          <table:table-cell table:style-name="ce32" table:formula="of:=CONCATENATE(IF([.H293]&lt;10;&quot;  &quot;;IF([.H293]&lt;100;&quot; &quot;;&quot;&quot;));[.H293];&quot; &quot;;IF([.I293]&lt;10;&quot;  &quot;;IF([.I293]&lt;100;&quot; &quot;;&quot;&quot;));[.I293];&quot; &quot;;IF([.J293]&lt;10;&quot;  &quot;;IF([.J293]&lt;100;&quot; &quot;;&quot;&quot;));[.J293];&quot; &quot;;[.A293];&quot; - &quot;;[.K293])" office:value-type="string" office:string-value="153 153  82 290 - #999952" calcext:value-type="string">
            <text:p>153 153 <text:s/>82 290 - #999952</text:p>
          </table:table-cell>
          <table:table-cell table:style-name="ce35"/>
          <table:table-cell table:style-name="ce9"/>
          <table:table-cell table:style-name="ce6" table:formula="of:=INDEX([.$N$3:.$N$10];[.E293]+1;1)" office:value-type="float" office:value="156" calcext:value-type="float">
            <text:p>156</text:p>
          </table:table-cell>
          <table:table-cell table:style-name="ce6" table:formula="of:=INDEX([.$N$3:.$N$10];[.D293]+1;1)" office:value-type="float" office:value="156" calcext:value-type="float">
            <text:p>156</text:p>
          </table:table-cell>
          <table:table-cell table:style-name="ce6" table:formula="of:=INDEX([.$N$3:.$N$10];[.F293]+1;1)" office:value-type="float" office:value="83" calcext:value-type="float">
            <text:p>83</text:p>
          </table:table-cell>
          <table:table-cell table:style-name="ce28" table:formula="of:=CONCATENATE(&quot;#&quot;;DEC2HEX([.O293];2);DEC2HEX([.P293];2);DEC2HEX([.Q293];2))" office:value-type="string" office:string-value="#9C9C53" calcext:value-type="string">
            <text:p>#9C9C53</text:p>
          </table:table-cell>
          <table:table-cell table:style-name="ce32" table:formula="of:=CONCATENATE(IF([.O293]&lt;10;&quot;  &quot;;IF([.O293]&lt;100;&quot; &quot;;&quot;&quot;));[.O293];&quot; &quot;;IF([.P293]&lt;10;&quot;  &quot;;IF([.P293]&lt;100;&quot; &quot;;&quot;&quot;));[.P293];&quot; &quot;;IF([.Q293]&lt;10;&quot;  &quot;;IF([.Q293]&lt;100;&quot; &quot;;&quot;&quot;));[.Q293];&quot; &quot;;[.A293];&quot; - &quot;;[.R293])" office:value-type="string" office:string-value="156 156  83 290 - #9C9C53" calcext:value-type="string">
            <text:p>156 156 <text:s/>83 290 - #9C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0" calcext:value-type="float">
            <text:p>2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6"/>
          <table:table-cell table:style-name="ce45"/>
          <table:table-cell table:style-name="ce50" table:formula="of:=BITAND(BITRSHIFT([.A294];6);HEX2DEC(&quot;7&quot;))" office:value-type="float" office:value="4" calcext:value-type="float">
            <text:p>4</text:p>
          </table:table-cell>
          <table:table-cell table:style-name="ce3" table:formula="of:=BITAND(BITRSHIFT([.A294];3);HEX2DEC(&quot;7&quot;))" office:value-type="float" office:value="4" calcext:value-type="float">
            <text:p>4</text:p>
          </table:table-cell>
          <table:table-cell table:style-name="ce57" table:formula="of:=BITAND([.A2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294]/7;1/[.$K$1])*255;0)" office:value-type="float" office:value="153" calcext:value-type="float">
            <text:p>153</text:p>
          </table:table-cell>
          <table:table-cell table:style-name="ce6" table:formula="of:=ROUND(POWER([.D294]/7;1/[.$K$1])*255;0)" office:value-type="float" office:value="153" calcext:value-type="float">
            <text:p>153</text:p>
          </table:table-cell>
          <table:table-cell table:style-name="ce6" table:formula="of:=ROUND(POWER([.F294]/7;1/[.$K$1])*255;0)" office:value-type="float" office:value="118" calcext:value-type="float">
            <text:p>118</text:p>
          </table:table-cell>
          <table:table-cell table:style-name="ce28" table:formula="of:=CONCATENATE(&quot;#&quot;;DEC2HEX([.H294];2);DEC2HEX([.I294];2);DEC2HEX([.J294];2))" office:value-type="string" office:string-value="#999976" calcext:value-type="string">
            <text:p>#999976</text:p>
          </table:table-cell>
          <table:table-cell table:style-name="ce32" table:formula="of:=CONCATENATE(IF([.H294]&lt;10;&quot;  &quot;;IF([.H294]&lt;100;&quot; &quot;;&quot;&quot;));[.H294];&quot; &quot;;IF([.I294]&lt;10;&quot;  &quot;;IF([.I294]&lt;100;&quot; &quot;;&quot;&quot;));[.I294];&quot; &quot;;IF([.J294]&lt;10;&quot;  &quot;;IF([.J294]&lt;100;&quot; &quot;;&quot;&quot;));[.J294];&quot; &quot;;[.A294];&quot; - &quot;;[.K294])" office:value-type="string" office:string-value="153 153 118 291 - #999976" calcext:value-type="string">
            <text:p>153 153 118 291 - #999976</text:p>
          </table:table-cell>
          <table:table-cell table:style-name="ce35"/>
          <table:table-cell table:style-name="ce9"/>
          <table:table-cell table:style-name="ce6" table:formula="of:=INDEX([.$N$3:.$N$10];[.E294]+1;1)" office:value-type="float" office:value="156" calcext:value-type="float">
            <text:p>156</text:p>
          </table:table-cell>
          <table:table-cell table:style-name="ce6" table:formula="of:=INDEX([.$N$3:.$N$10];[.D294]+1;1)" office:value-type="float" office:value="156" calcext:value-type="float">
            <text:p>156</text:p>
          </table:table-cell>
          <table:table-cell table:style-name="ce6" table:formula="of:=INDEX([.$N$3:.$N$10];[.F294]+1;1)" office:value-type="float" office:value="116" calcext:value-type="float">
            <text:p>116</text:p>
          </table:table-cell>
          <table:table-cell table:style-name="ce28" table:formula="of:=CONCATENATE(&quot;#&quot;;DEC2HEX([.O294];2);DEC2HEX([.P294];2);DEC2HEX([.Q294];2))" office:value-type="string" office:string-value="#9C9C74" calcext:value-type="string">
            <text:p>#9C9C74</text:p>
          </table:table-cell>
          <table:table-cell table:style-name="ce32" table:formula="of:=CONCATENATE(IF([.O294]&lt;10;&quot;  &quot;;IF([.O294]&lt;100;&quot; &quot;;&quot;&quot;));[.O294];&quot; &quot;;IF([.P294]&lt;10;&quot;  &quot;;IF([.P294]&lt;100;&quot; &quot;;&quot;&quot;));[.P294];&quot; &quot;;IF([.Q294]&lt;10;&quot;  &quot;;IF([.Q294]&lt;100;&quot; &quot;;&quot;&quot;));[.Q294];&quot; &quot;;[.A294];&quot; - &quot;;[.R294])" office:value-type="string" office:string-value="156 156 116 291 - #9C9C74" calcext:value-type="string">
            <text:p>156 156 116 291 - #9C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1" calcext:value-type="float">
            <text:p>2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6"/>
          <table:table-cell table:style-name="ce45"/>
          <table:table-cell table:style-name="ce50" table:formula="of:=BITAND(BITRSHIFT([.A295];6);HEX2DEC(&quot;7&quot;))" office:value-type="float" office:value="4" calcext:value-type="float">
            <text:p>4</text:p>
          </table:table-cell>
          <table:table-cell table:style-name="ce3" table:formula="of:=BITAND(BITRSHIFT([.A295];3);HEX2DEC(&quot;7&quot;))" office:value-type="float" office:value="4" calcext:value-type="float">
            <text:p>4</text:p>
          </table:table-cell>
          <table:table-cell table:style-name="ce57" table:formula="of:=BITAND([.A2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295]/7;1/[.$K$1])*255;0)" office:value-type="float" office:value="153" calcext:value-type="float">
            <text:p>153</text:p>
          </table:table-cell>
          <table:table-cell table:style-name="ce6" table:formula="of:=ROUND(POWER([.D295]/7;1/[.$K$1])*255;0)" office:value-type="float" office:value="153" calcext:value-type="float">
            <text:p>153</text:p>
          </table:table-cell>
          <table:table-cell table:style-name="ce6" table:formula="of:=ROUND(POWER([.F295]/7;1/[.$K$1])*255;0)" office:value-type="float" office:value="153" calcext:value-type="float">
            <text:p>153</text:p>
          </table:table-cell>
          <table:table-cell table:style-name="ce28" table:formula="of:=CONCATENATE(&quot;#&quot;;DEC2HEX([.H295];2);DEC2HEX([.I295];2);DEC2HEX([.J295];2))" office:value-type="string" office:string-value="#999999" calcext:value-type="string">
            <text:p>#999999</text:p>
          </table:table-cell>
          <table:table-cell table:style-name="ce32" table:formula="of:=CONCATENATE(IF([.H295]&lt;10;&quot;  &quot;;IF([.H295]&lt;100;&quot; &quot;;&quot;&quot;));[.H295];&quot; &quot;;IF([.I295]&lt;10;&quot;  &quot;;IF([.I295]&lt;100;&quot; &quot;;&quot;&quot;));[.I295];&quot; &quot;;IF([.J295]&lt;10;&quot;  &quot;;IF([.J295]&lt;100;&quot; &quot;;&quot;&quot;));[.J295];&quot; &quot;;[.A295];&quot; - &quot;;[.K295])" office:value-type="string" office:string-value="153 153 153 292 - #999999" calcext:value-type="string">
            <text:p>153 153 153 292 - #999999</text:p>
          </table:table-cell>
          <table:table-cell table:style-name="ce35"/>
          <table:table-cell table:style-name="ce9"/>
          <table:table-cell table:style-name="ce6" table:formula="of:=INDEX([.$N$3:.$N$10];[.E295]+1;1)" office:value-type="float" office:value="156" calcext:value-type="float">
            <text:p>156</text:p>
          </table:table-cell>
          <table:table-cell table:style-name="ce6" table:formula="of:=INDEX([.$N$3:.$N$10];[.D295]+1;1)" office:value-type="float" office:value="156" calcext:value-type="float">
            <text:p>156</text:p>
          </table:table-cell>
          <table:table-cell table:style-name="ce6" table:formula="of:=INDEX([.$N$3:.$N$10];[.F295]+1;1)" office:value-type="float" office:value="156" calcext:value-type="float">
            <text:p>156</text:p>
          </table:table-cell>
          <table:table-cell table:style-name="ce28" table:formula="of:=CONCATENATE(&quot;#&quot;;DEC2HEX([.O295];2);DEC2HEX([.P295];2);DEC2HEX([.Q295];2))" office:value-type="string" office:string-value="#9C9C9C" calcext:value-type="string">
            <text:p>#9C9C9C</text:p>
          </table:table-cell>
          <table:table-cell table:style-name="ce32" table:formula="of:=CONCATENATE(IF([.O295]&lt;10;&quot;  &quot;;IF([.O295]&lt;100;&quot; &quot;;&quot;&quot;));[.O295];&quot; &quot;;IF([.P295]&lt;10;&quot;  &quot;;IF([.P295]&lt;100;&quot; &quot;;&quot;&quot;));[.P295];&quot; &quot;;IF([.Q295]&lt;10;&quot;  &quot;;IF([.Q295]&lt;100;&quot; &quot;;&quot;&quot;));[.Q295];&quot; &quot;;[.A295];&quot; - &quot;;[.R295])" office:value-type="string" office:string-value="156 156 156 292 - #9C9C9C" calcext:value-type="string">
            <text:p>156 156 156 292 - #9C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2" calcext:value-type="float">
            <text:p>2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6"/>
          <table:table-cell table:style-name="ce45"/>
          <table:table-cell table:style-name="ce50" table:formula="of:=BITAND(BITRSHIFT([.A296];6);HEX2DEC(&quot;7&quot;))" office:value-type="float" office:value="4" calcext:value-type="float">
            <text:p>4</text:p>
          </table:table-cell>
          <table:table-cell table:style-name="ce3" table:formula="of:=BITAND(BITRSHIFT([.A296];3);HEX2DEC(&quot;7&quot;))" office:value-type="float" office:value="4" calcext:value-type="float">
            <text:p>4</text:p>
          </table:table-cell>
          <table:table-cell table:style-name="ce57" table:formula="of:=BITAND([.A2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296]/7;1/[.$K$1])*255;0)" office:value-type="float" office:value="153" calcext:value-type="float">
            <text:p>153</text:p>
          </table:table-cell>
          <table:table-cell table:style-name="ce6" table:formula="of:=ROUND(POWER([.D296]/7;1/[.$K$1])*255;0)" office:value-type="float" office:value="153" calcext:value-type="float">
            <text:p>153</text:p>
          </table:table-cell>
          <table:table-cell table:style-name="ce6" table:formula="of:=ROUND(POWER([.F296]/7;1/[.$K$1])*255;0)" office:value-type="float" office:value="188" calcext:value-type="float">
            <text:p>188</text:p>
          </table:table-cell>
          <table:table-cell table:style-name="ce28" table:formula="of:=CONCATENATE(&quot;#&quot;;DEC2HEX([.H296];2);DEC2HEX([.I296];2);DEC2HEX([.J296];2))" office:value-type="string" office:string-value="#9999BC" calcext:value-type="string">
            <text:p>#9999BC</text:p>
          </table:table-cell>
          <table:table-cell table:style-name="ce32" table:formula="of:=CONCATENATE(IF([.H296]&lt;10;&quot;  &quot;;IF([.H296]&lt;100;&quot; &quot;;&quot;&quot;));[.H296];&quot; &quot;;IF([.I296]&lt;10;&quot;  &quot;;IF([.I296]&lt;100;&quot; &quot;;&quot;&quot;));[.I296];&quot; &quot;;IF([.J296]&lt;10;&quot;  &quot;;IF([.J296]&lt;100;&quot; &quot;;&quot;&quot;));[.J296];&quot; &quot;;[.A296];&quot; - &quot;;[.K296])" office:value-type="string" office:string-value="153 153 188 293 - #9999BC" calcext:value-type="string">
            <text:p>153 153 188 293 - #9999BC</text:p>
          </table:table-cell>
          <table:table-cell table:style-name="ce35"/>
          <table:table-cell table:style-name="ce9"/>
          <table:table-cell table:style-name="ce6" table:formula="of:=INDEX([.$N$3:.$N$10];[.E296]+1;1)" office:value-type="float" office:value="156" calcext:value-type="float">
            <text:p>156</text:p>
          </table:table-cell>
          <table:table-cell table:style-name="ce6" table:formula="of:=INDEX([.$N$3:.$N$10];[.D296]+1;1)" office:value-type="float" office:value="156" calcext:value-type="float">
            <text:p>156</text:p>
          </table:table-cell>
          <table:table-cell table:style-name="ce6" table:formula="of:=INDEX([.$N$3:.$N$10];[.F296]+1;1)" office:value-type="float" office:value="187" calcext:value-type="float">
            <text:p>187</text:p>
          </table:table-cell>
          <table:table-cell table:style-name="ce28" table:formula="of:=CONCATENATE(&quot;#&quot;;DEC2HEX([.O296];2);DEC2HEX([.P296];2);DEC2HEX([.Q296];2))" office:value-type="string" office:string-value="#9C9CBB" calcext:value-type="string">
            <text:p>#9C9CBB</text:p>
          </table:table-cell>
          <table:table-cell table:style-name="ce32" table:formula="of:=CONCATENATE(IF([.O296]&lt;10;&quot;  &quot;;IF([.O296]&lt;100;&quot; &quot;;&quot;&quot;));[.O296];&quot; &quot;;IF([.P296]&lt;10;&quot;  &quot;;IF([.P296]&lt;100;&quot; &quot;;&quot;&quot;));[.P296];&quot; &quot;;IF([.Q296]&lt;10;&quot;  &quot;;IF([.Q296]&lt;100;&quot; &quot;;&quot;&quot;));[.Q296];&quot; &quot;;[.A296];&quot; - &quot;;[.R296])" office:value-type="string" office:string-value="156 156 187 293 - #9C9CBB" calcext:value-type="string">
            <text:p>156 156 187 293 - #9C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3" calcext:value-type="float">
            <text:p>2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6"/>
          <table:table-cell table:style-name="ce45"/>
          <table:table-cell table:style-name="ce50" table:formula="of:=BITAND(BITRSHIFT([.A297];6);HEX2DEC(&quot;7&quot;))" office:value-type="float" office:value="4" calcext:value-type="float">
            <text:p>4</text:p>
          </table:table-cell>
          <table:table-cell table:style-name="ce3" table:formula="of:=BITAND(BITRSHIFT([.A297];3);HEX2DEC(&quot;7&quot;))" office:value-type="float" office:value="4" calcext:value-type="float">
            <text:p>4</text:p>
          </table:table-cell>
          <table:table-cell table:style-name="ce57" table:formula="of:=BITAND([.A2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297]/7;1/[.$K$1])*255;0)" office:value-type="float" office:value="153" calcext:value-type="float">
            <text:p>153</text:p>
          </table:table-cell>
          <table:table-cell table:style-name="ce6" table:formula="of:=ROUND(POWER([.D297]/7;1/[.$K$1])*255;0)" office:value-type="float" office:value="153" calcext:value-type="float">
            <text:p>153</text:p>
          </table:table-cell>
          <table:table-cell table:style-name="ce6" table:formula="of:=ROUND(POWER([.F297]/7;1/[.$K$1])*255;0)" office:value-type="float" office:value="222" calcext:value-type="float">
            <text:p>222</text:p>
          </table:table-cell>
          <table:table-cell table:style-name="ce28" table:formula="of:=CONCATENATE(&quot;#&quot;;DEC2HEX([.H297];2);DEC2HEX([.I297];2);DEC2HEX([.J297];2))" office:value-type="string" office:string-value="#9999DE" calcext:value-type="string">
            <text:p>#9999DE</text:p>
          </table:table-cell>
          <table:table-cell table:style-name="ce32" table:formula="of:=CONCATENATE(IF([.H297]&lt;10;&quot;  &quot;;IF([.H297]&lt;100;&quot; &quot;;&quot;&quot;));[.H297];&quot; &quot;;IF([.I297]&lt;10;&quot;  &quot;;IF([.I297]&lt;100;&quot; &quot;;&quot;&quot;));[.I297];&quot; &quot;;IF([.J297]&lt;10;&quot;  &quot;;IF([.J297]&lt;100;&quot; &quot;;&quot;&quot;));[.J297];&quot; &quot;;[.A297];&quot; - &quot;;[.K297])" office:value-type="string" office:string-value="153 153 222 294 - #9999DE" calcext:value-type="string">
            <text:p>153 153 222 294 - #9999DE</text:p>
          </table:table-cell>
          <table:table-cell table:style-name="ce35"/>
          <table:table-cell table:style-name="ce9"/>
          <table:table-cell table:style-name="ce6" table:formula="of:=INDEX([.$N$3:.$N$10];[.E297]+1;1)" office:value-type="float" office:value="156" calcext:value-type="float">
            <text:p>156</text:p>
          </table:table-cell>
          <table:table-cell table:style-name="ce6" table:formula="of:=INDEX([.$N$3:.$N$10];[.D297]+1;1)" office:value-type="float" office:value="156" calcext:value-type="float">
            <text:p>156</text:p>
          </table:table-cell>
          <table:table-cell table:style-name="ce6" table:formula="of:=INDEX([.$N$3:.$N$10];[.F297]+1;1)" office:value-type="float" office:value="225" calcext:value-type="float">
            <text:p>225</text:p>
          </table:table-cell>
          <table:table-cell table:style-name="ce28" table:formula="of:=CONCATENATE(&quot;#&quot;;DEC2HEX([.O297];2);DEC2HEX([.P297];2);DEC2HEX([.Q297];2))" office:value-type="string" office:string-value="#9C9CE1" calcext:value-type="string">
            <text:p>#9C9CE1</text:p>
          </table:table-cell>
          <table:table-cell table:style-name="ce32" table:formula="of:=CONCATENATE(IF([.O297]&lt;10;&quot;  &quot;;IF([.O297]&lt;100;&quot; &quot;;&quot;&quot;));[.O297];&quot; &quot;;IF([.P297]&lt;10;&quot;  &quot;;IF([.P297]&lt;100;&quot; &quot;;&quot;&quot;));[.P297];&quot; &quot;;IF([.Q297]&lt;10;&quot;  &quot;;IF([.Q297]&lt;100;&quot; &quot;;&quot;&quot;));[.Q297];&quot; &quot;;[.A297];&quot; - &quot;;[.R297])" office:value-type="string" office:string-value="156 156 225 294 - #9C9CE1" calcext:value-type="string">
            <text:p>156 156 225 294 - #9C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4" calcext:value-type="float">
            <text:p>2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6"/>
          <table:table-cell table:style-name="ce45"/>
          <table:table-cell table:style-name="ce50" table:formula="of:=BITAND(BITRSHIFT([.A298];6);HEX2DEC(&quot;7&quot;))" office:value-type="float" office:value="4" calcext:value-type="float">
            <text:p>4</text:p>
          </table:table-cell>
          <table:table-cell table:style-name="ce3" table:formula="of:=BITAND(BITRSHIFT([.A298];3);HEX2DEC(&quot;7&quot;))" office:value-type="float" office:value="4" calcext:value-type="float">
            <text:p>4</text:p>
          </table:table-cell>
          <table:table-cell table:style-name="ce57" table:formula="of:=BITAND([.A2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298]/7;1/[.$K$1])*255;0)" office:value-type="float" office:value="153" calcext:value-type="float">
            <text:p>153</text:p>
          </table:table-cell>
          <table:table-cell table:style-name="ce6" table:formula="of:=ROUND(POWER([.D298]/7;1/[.$K$1])*255;0)" office:value-type="float" office:value="153" calcext:value-type="float">
            <text:p>153</text:p>
          </table:table-cell>
          <table:table-cell table:style-name="ce6" table:formula="of:=ROUND(POWER([.F298]/7;1/[.$K$1])*255;0)" office:value-type="float" office:value="255" calcext:value-type="float">
            <text:p>255</text:p>
          </table:table-cell>
          <table:table-cell table:style-name="ce28" table:formula="of:=CONCATENATE(&quot;#&quot;;DEC2HEX([.H298];2);DEC2HEX([.I298];2);DEC2HEX([.J298];2))" office:value-type="string" office:string-value="#9999FF" calcext:value-type="string">
            <text:p>#9999FF</text:p>
          </table:table-cell>
          <table:table-cell table:style-name="ce32" table:formula="of:=CONCATENATE(IF([.H298]&lt;10;&quot;  &quot;;IF([.H298]&lt;100;&quot; &quot;;&quot;&quot;));[.H298];&quot; &quot;;IF([.I298]&lt;10;&quot;  &quot;;IF([.I298]&lt;100;&quot; &quot;;&quot;&quot;));[.I298];&quot; &quot;;IF([.J298]&lt;10;&quot;  &quot;;IF([.J298]&lt;100;&quot; &quot;;&quot;&quot;));[.J298];&quot; &quot;;[.A298];&quot; - &quot;;[.K298])" office:value-type="string" office:string-value="153 153 255 295 - #9999FF" calcext:value-type="string">
            <text:p>153 153 255 295 - #9999FF</text:p>
          </table:table-cell>
          <table:table-cell table:style-name="ce35"/>
          <table:table-cell table:style-name="ce9"/>
          <table:table-cell table:style-name="ce6" table:formula="of:=INDEX([.$N$3:.$N$10];[.E298]+1;1)" office:value-type="float" office:value="156" calcext:value-type="float">
            <text:p>156</text:p>
          </table:table-cell>
          <table:table-cell table:style-name="ce6" table:formula="of:=INDEX([.$N$3:.$N$10];[.D298]+1;1)" office:value-type="float" office:value="156" calcext:value-type="float">
            <text:p>156</text:p>
          </table:table-cell>
          <table:table-cell table:style-name="ce6" table:formula="of:=INDEX([.$N$3:.$N$10];[.F298]+1;1)" office:value-type="float" office:value="255" calcext:value-type="float">
            <text:p>255</text:p>
          </table:table-cell>
          <table:table-cell table:style-name="ce28" table:formula="of:=CONCATENATE(&quot;#&quot;;DEC2HEX([.O298];2);DEC2HEX([.P298];2);DEC2HEX([.Q298];2))" office:value-type="string" office:string-value="#9C9CFF" calcext:value-type="string">
            <text:p>#9C9CFF</text:p>
          </table:table-cell>
          <table:table-cell table:style-name="ce32" table:formula="of:=CONCATENATE(IF([.O298]&lt;10;&quot;  &quot;;IF([.O298]&lt;100;&quot; &quot;;&quot;&quot;));[.O298];&quot; &quot;;IF([.P298]&lt;10;&quot;  &quot;;IF([.P298]&lt;100;&quot; &quot;;&quot;&quot;));[.P298];&quot; &quot;;IF([.Q298]&lt;10;&quot;  &quot;;IF([.Q298]&lt;100;&quot; &quot;;&quot;&quot;));[.Q298];&quot; &quot;;[.A298];&quot; - &quot;;[.R298])" office:value-type="string" office:string-value="156 156 255 295 - #9C9CFF" calcext:value-type="string">
            <text:p>156 156 255 295 - #9C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5" calcext:value-type="float">
            <text:p>2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6"/>
          <table:table-cell table:style-name="ce45"/>
          <table:table-cell table:style-name="ce50" table:formula="of:=BITAND(BITRSHIFT([.A299];6);HEX2DEC(&quot;7&quot;))" office:value-type="float" office:value="4" calcext:value-type="float">
            <text:p>4</text:p>
          </table:table-cell>
          <table:table-cell table:style-name="ce3" table:formula="of:=BITAND(BITRSHIFT([.A299];3);HEX2DEC(&quot;7&quot;))" office:value-type="float" office:value="5" calcext:value-type="float">
            <text:p>5</text:p>
          </table:table-cell>
          <table:table-cell table:style-name="ce57" table:formula="of:=BITAND([.A2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299]/7;1/[.$K$1])*255;0)" office:value-type="float" office:value="188" calcext:value-type="float">
            <text:p>188</text:p>
          </table:table-cell>
          <table:table-cell table:style-name="ce6" table:formula="of:=ROUND(POWER([.D299]/7;1/[.$K$1])*255;0)" office:value-type="float" office:value="153" calcext:value-type="float">
            <text:p>153</text:p>
          </table:table-cell>
          <table:table-cell table:style-name="ce6" table:formula="of:=ROUND(POWER([.F299]/7;1/[.$K$1])*255;0)" office:value-type="float" office:value="0" calcext:value-type="float">
            <text:p>0</text:p>
          </table:table-cell>
          <table:table-cell table:style-name="ce28" table:formula="of:=CONCATENATE(&quot;#&quot;;DEC2HEX([.H299];2);DEC2HEX([.I299];2);DEC2HEX([.J299];2))" office:value-type="string" office:string-value="#BC9900" calcext:value-type="string">
            <text:p>#BC9900</text:p>
          </table:table-cell>
          <table:table-cell table:style-name="ce32" table:formula="of:=CONCATENATE(IF([.H299]&lt;10;&quot;  &quot;;IF([.H299]&lt;100;&quot; &quot;;&quot;&quot;));[.H299];&quot; &quot;;IF([.I299]&lt;10;&quot;  &quot;;IF([.I299]&lt;100;&quot; &quot;;&quot;&quot;));[.I299];&quot; &quot;;IF([.J299]&lt;10;&quot;  &quot;;IF([.J299]&lt;100;&quot; &quot;;&quot;&quot;));[.J299];&quot; &quot;;[.A299];&quot; - &quot;;[.K299])" office:value-type="string" office:string-value="188 153   0 296 - #BC9900" calcext:value-type="string">
            <text:p>188 153 <text:s text:c="2"/>0 296 - #BC9900</text:p>
          </table:table-cell>
          <table:table-cell table:style-name="ce35"/>
          <table:table-cell table:style-name="ce9"/>
          <table:table-cell table:style-name="ce6" table:formula="of:=INDEX([.$N$3:.$N$10];[.E299]+1;1)" office:value-type="float" office:value="187" calcext:value-type="float">
            <text:p>187</text:p>
          </table:table-cell>
          <table:table-cell table:style-name="ce6" table:formula="of:=INDEX([.$N$3:.$N$10];[.D299]+1;1)" office:value-type="float" office:value="156" calcext:value-type="float">
            <text:p>156</text:p>
          </table:table-cell>
          <table:table-cell table:style-name="ce6" table:formula="of:=INDEX([.$N$3:.$N$10];[.F299]+1;1)" office:value-type="float" office:value="0" calcext:value-type="float">
            <text:p>0</text:p>
          </table:table-cell>
          <table:table-cell table:style-name="ce28" table:formula="of:=CONCATENATE(&quot;#&quot;;DEC2HEX([.O299];2);DEC2HEX([.P299];2);DEC2HEX([.Q299];2))" office:value-type="string" office:string-value="#BB9C00" calcext:value-type="string">
            <text:p>#BB9C00</text:p>
          </table:table-cell>
          <table:table-cell table:style-name="ce32" table:formula="of:=CONCATENATE(IF([.O299]&lt;10;&quot;  &quot;;IF([.O299]&lt;100;&quot; &quot;;&quot;&quot;));[.O299];&quot; &quot;;IF([.P299]&lt;10;&quot;  &quot;;IF([.P299]&lt;100;&quot; &quot;;&quot;&quot;));[.P299];&quot; &quot;;IF([.Q299]&lt;10;&quot;  &quot;;IF([.Q299]&lt;100;&quot; &quot;;&quot;&quot;));[.Q299];&quot; &quot;;[.A299];&quot; - &quot;;[.R299])" office:value-type="string" office:string-value="187 156   0 296 - #BB9C00" calcext:value-type="string">
            <text:p>187 156 <text:s text:c="2"/>0 296 - #BB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6" calcext:value-type="float">
            <text:p>2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6"/>
          <table:table-cell table:style-name="ce45"/>
          <table:table-cell table:style-name="ce50" table:formula="of:=BITAND(BITRSHIFT([.A300];6);HEX2DEC(&quot;7&quot;))" office:value-type="float" office:value="4" calcext:value-type="float">
            <text:p>4</text:p>
          </table:table-cell>
          <table:table-cell table:style-name="ce3" table:formula="of:=BITAND(BITRSHIFT([.A300];3);HEX2DEC(&quot;7&quot;))" office:value-type="float" office:value="5" calcext:value-type="float">
            <text:p>5</text:p>
          </table:table-cell>
          <table:table-cell table:style-name="ce57" table:formula="of:=BITAND([.A3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00]/7;1/[.$K$1])*255;0)" office:value-type="float" office:value="188" calcext:value-type="float">
            <text:p>188</text:p>
          </table:table-cell>
          <table:table-cell table:style-name="ce6" table:formula="of:=ROUND(POWER([.D300]/7;1/[.$K$1])*255;0)" office:value-type="float" office:value="153" calcext:value-type="float">
            <text:p>153</text:p>
          </table:table-cell>
          <table:table-cell table:style-name="ce6" table:formula="of:=ROUND(POWER([.F300]/7;1/[.$K$1])*255;0)" office:value-type="float" office:value="43" calcext:value-type="float">
            <text:p>43</text:p>
          </table:table-cell>
          <table:table-cell table:style-name="ce28" table:formula="of:=CONCATENATE(&quot;#&quot;;DEC2HEX([.H300];2);DEC2HEX([.I300];2);DEC2HEX([.J300];2))" office:value-type="string" office:string-value="#BC992B" calcext:value-type="string">
            <text:p>#BC992B</text:p>
          </table:table-cell>
          <table:table-cell table:style-name="ce32" table:formula="of:=CONCATENATE(IF([.H300]&lt;10;&quot;  &quot;;IF([.H300]&lt;100;&quot; &quot;;&quot;&quot;));[.H300];&quot; &quot;;IF([.I300]&lt;10;&quot;  &quot;;IF([.I300]&lt;100;&quot; &quot;;&quot;&quot;));[.I300];&quot; &quot;;IF([.J300]&lt;10;&quot;  &quot;;IF([.J300]&lt;100;&quot; &quot;;&quot;&quot;));[.J300];&quot; &quot;;[.A300];&quot; - &quot;;[.K300])" office:value-type="string" office:string-value="188 153  43 297 - #BC992B" calcext:value-type="string">
            <text:p>188 153 <text:s/>43 297 - #BC992B</text:p>
          </table:table-cell>
          <table:table-cell table:style-name="ce35"/>
          <table:table-cell table:style-name="ce9"/>
          <table:table-cell table:style-name="ce6" table:formula="of:=INDEX([.$N$3:.$N$10];[.E300]+1;1)" office:value-type="float" office:value="187" calcext:value-type="float">
            <text:p>187</text:p>
          </table:table-cell>
          <table:table-cell table:style-name="ce6" table:formula="of:=INDEX([.$N$3:.$N$10];[.D300]+1;1)" office:value-type="float" office:value="156" calcext:value-type="float">
            <text:p>156</text:p>
          </table:table-cell>
          <table:table-cell table:style-name="ce6" table:formula="of:=INDEX([.$N$3:.$N$10];[.F300]+1;1)" office:value-type="float" office:value="40" calcext:value-type="float">
            <text:p>40</text:p>
          </table:table-cell>
          <table:table-cell table:style-name="ce28" table:formula="of:=CONCATENATE(&quot;#&quot;;DEC2HEX([.O300];2);DEC2HEX([.P300];2);DEC2HEX([.Q300];2))" office:value-type="string" office:string-value="#BB9C28" calcext:value-type="string">
            <text:p>#BB9C28</text:p>
          </table:table-cell>
          <table:table-cell table:style-name="ce32" table:formula="of:=CONCATENATE(IF([.O300]&lt;10;&quot;  &quot;;IF([.O300]&lt;100;&quot; &quot;;&quot;&quot;));[.O300];&quot; &quot;;IF([.P300]&lt;10;&quot;  &quot;;IF([.P300]&lt;100;&quot; &quot;;&quot;&quot;));[.P300];&quot; &quot;;IF([.Q300]&lt;10;&quot;  &quot;;IF([.Q300]&lt;100;&quot; &quot;;&quot;&quot;));[.Q300];&quot; &quot;;[.A300];&quot; - &quot;;[.R300])" office:value-type="string" office:string-value="187 156  40 297 - #BB9C28" calcext:value-type="string">
            <text:p>187 156 <text:s/>40 297 - #BB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7" calcext:value-type="float">
            <text:p>2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6"/>
          <table:table-cell table:style-name="ce45"/>
          <table:table-cell table:style-name="ce50" table:formula="of:=BITAND(BITRSHIFT([.A301];6);HEX2DEC(&quot;7&quot;))" office:value-type="float" office:value="4" calcext:value-type="float">
            <text:p>4</text:p>
          </table:table-cell>
          <table:table-cell table:style-name="ce3" table:formula="of:=BITAND(BITRSHIFT([.A301];3);HEX2DEC(&quot;7&quot;))" office:value-type="float" office:value="5" calcext:value-type="float">
            <text:p>5</text:p>
          </table:table-cell>
          <table:table-cell table:style-name="ce57" table:formula="of:=BITAND([.A3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01]/7;1/[.$K$1])*255;0)" office:value-type="float" office:value="188" calcext:value-type="float">
            <text:p>188</text:p>
          </table:table-cell>
          <table:table-cell table:style-name="ce6" table:formula="of:=ROUND(POWER([.D301]/7;1/[.$K$1])*255;0)" office:value-type="float" office:value="153" calcext:value-type="float">
            <text:p>153</text:p>
          </table:table-cell>
          <table:table-cell table:style-name="ce6" table:formula="of:=ROUND(POWER([.F301]/7;1/[.$K$1])*255;0)" office:value-type="float" office:value="82" calcext:value-type="float">
            <text:p>82</text:p>
          </table:table-cell>
          <table:table-cell table:style-name="ce28" table:formula="of:=CONCATENATE(&quot;#&quot;;DEC2HEX([.H301];2);DEC2HEX([.I301];2);DEC2HEX([.J301];2))" office:value-type="string" office:string-value="#BC9952" calcext:value-type="string">
            <text:p>#BC9952</text:p>
          </table:table-cell>
          <table:table-cell table:style-name="ce32" table:formula="of:=CONCATENATE(IF([.H301]&lt;10;&quot;  &quot;;IF([.H301]&lt;100;&quot; &quot;;&quot;&quot;));[.H301];&quot; &quot;;IF([.I301]&lt;10;&quot;  &quot;;IF([.I301]&lt;100;&quot; &quot;;&quot;&quot;));[.I301];&quot; &quot;;IF([.J301]&lt;10;&quot;  &quot;;IF([.J301]&lt;100;&quot; &quot;;&quot;&quot;));[.J301];&quot; &quot;;[.A301];&quot; - &quot;;[.K301])" office:value-type="string" office:string-value="188 153  82 298 - #BC9952" calcext:value-type="string">
            <text:p>188 153 <text:s/>82 298 - #BC9952</text:p>
          </table:table-cell>
          <table:table-cell table:style-name="ce35"/>
          <table:table-cell table:style-name="ce9"/>
          <table:table-cell table:style-name="ce6" table:formula="of:=INDEX([.$N$3:.$N$10];[.E301]+1;1)" office:value-type="float" office:value="187" calcext:value-type="float">
            <text:p>187</text:p>
          </table:table-cell>
          <table:table-cell table:style-name="ce6" table:formula="of:=INDEX([.$N$3:.$N$10];[.D301]+1;1)" office:value-type="float" office:value="156" calcext:value-type="float">
            <text:p>156</text:p>
          </table:table-cell>
          <table:table-cell table:style-name="ce6" table:formula="of:=INDEX([.$N$3:.$N$10];[.F301]+1;1)" office:value-type="float" office:value="83" calcext:value-type="float">
            <text:p>83</text:p>
          </table:table-cell>
          <table:table-cell table:style-name="ce28" table:formula="of:=CONCATENATE(&quot;#&quot;;DEC2HEX([.O301];2);DEC2HEX([.P301];2);DEC2HEX([.Q301];2))" office:value-type="string" office:string-value="#BB9C53" calcext:value-type="string">
            <text:p>#BB9C53</text:p>
          </table:table-cell>
          <table:table-cell table:style-name="ce32" table:formula="of:=CONCATENATE(IF([.O301]&lt;10;&quot;  &quot;;IF([.O301]&lt;100;&quot; &quot;;&quot;&quot;));[.O301];&quot; &quot;;IF([.P301]&lt;10;&quot;  &quot;;IF([.P301]&lt;100;&quot; &quot;;&quot;&quot;));[.P301];&quot; &quot;;IF([.Q301]&lt;10;&quot;  &quot;;IF([.Q301]&lt;100;&quot; &quot;;&quot;&quot;));[.Q301];&quot; &quot;;[.A301];&quot; - &quot;;[.R301])" office:value-type="string" office:string-value="187 156  83 298 - #BB9C53" calcext:value-type="string">
            <text:p>187 156 <text:s/>83 298 - #BB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8" calcext:value-type="float">
            <text:p>2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6"/>
          <table:table-cell table:style-name="ce45"/>
          <table:table-cell table:style-name="ce50" table:formula="of:=BITAND(BITRSHIFT([.A302];6);HEX2DEC(&quot;7&quot;))" office:value-type="float" office:value="4" calcext:value-type="float">
            <text:p>4</text:p>
          </table:table-cell>
          <table:table-cell table:style-name="ce3" table:formula="of:=BITAND(BITRSHIFT([.A302];3);HEX2DEC(&quot;7&quot;))" office:value-type="float" office:value="5" calcext:value-type="float">
            <text:p>5</text:p>
          </table:table-cell>
          <table:table-cell table:style-name="ce57" table:formula="of:=BITAND([.A3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02]/7;1/[.$K$1])*255;0)" office:value-type="float" office:value="188" calcext:value-type="float">
            <text:p>188</text:p>
          </table:table-cell>
          <table:table-cell table:style-name="ce6" table:formula="of:=ROUND(POWER([.D302]/7;1/[.$K$1])*255;0)" office:value-type="float" office:value="153" calcext:value-type="float">
            <text:p>153</text:p>
          </table:table-cell>
          <table:table-cell table:style-name="ce6" table:formula="of:=ROUND(POWER([.F302]/7;1/[.$K$1])*255;0)" office:value-type="float" office:value="118" calcext:value-type="float">
            <text:p>118</text:p>
          </table:table-cell>
          <table:table-cell table:style-name="ce28" table:formula="of:=CONCATENATE(&quot;#&quot;;DEC2HEX([.H302];2);DEC2HEX([.I302];2);DEC2HEX([.J302];2))" office:value-type="string" office:string-value="#BC9976" calcext:value-type="string">
            <text:p>#BC9976</text:p>
          </table:table-cell>
          <table:table-cell table:style-name="ce32" table:formula="of:=CONCATENATE(IF([.H302]&lt;10;&quot;  &quot;;IF([.H302]&lt;100;&quot; &quot;;&quot;&quot;));[.H302];&quot; &quot;;IF([.I302]&lt;10;&quot;  &quot;;IF([.I302]&lt;100;&quot; &quot;;&quot;&quot;));[.I302];&quot; &quot;;IF([.J302]&lt;10;&quot;  &quot;;IF([.J302]&lt;100;&quot; &quot;;&quot;&quot;));[.J302];&quot; &quot;;[.A302];&quot; - &quot;;[.K302])" office:value-type="string" office:string-value="188 153 118 299 - #BC9976" calcext:value-type="string">
            <text:p>188 153 118 299 - #BC9976</text:p>
          </table:table-cell>
          <table:table-cell table:style-name="ce35"/>
          <table:table-cell table:style-name="ce9"/>
          <table:table-cell table:style-name="ce6" table:formula="of:=INDEX([.$N$3:.$N$10];[.E302]+1;1)" office:value-type="float" office:value="187" calcext:value-type="float">
            <text:p>187</text:p>
          </table:table-cell>
          <table:table-cell table:style-name="ce6" table:formula="of:=INDEX([.$N$3:.$N$10];[.D302]+1;1)" office:value-type="float" office:value="156" calcext:value-type="float">
            <text:p>156</text:p>
          </table:table-cell>
          <table:table-cell table:style-name="ce6" table:formula="of:=INDEX([.$N$3:.$N$10];[.F302]+1;1)" office:value-type="float" office:value="116" calcext:value-type="float">
            <text:p>116</text:p>
          </table:table-cell>
          <table:table-cell table:style-name="ce28" table:formula="of:=CONCATENATE(&quot;#&quot;;DEC2HEX([.O302];2);DEC2HEX([.P302];2);DEC2HEX([.Q302];2))" office:value-type="string" office:string-value="#BB9C74" calcext:value-type="string">
            <text:p>#BB9C74</text:p>
          </table:table-cell>
          <table:table-cell table:style-name="ce32" table:formula="of:=CONCATENATE(IF([.O302]&lt;10;&quot;  &quot;;IF([.O302]&lt;100;&quot; &quot;;&quot;&quot;));[.O302];&quot; &quot;;IF([.P302]&lt;10;&quot;  &quot;;IF([.P302]&lt;100;&quot; &quot;;&quot;&quot;));[.P302];&quot; &quot;;IF([.Q302]&lt;10;&quot;  &quot;;IF([.Q302]&lt;100;&quot; &quot;;&quot;&quot;));[.Q302];&quot; &quot;;[.A302];&quot; - &quot;;[.R302])" office:value-type="string" office:string-value="187 156 116 299 - #BB9C74" calcext:value-type="string">
            <text:p>187 156 116 299 - #BB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299" calcext:value-type="float">
            <text:p>2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6"/>
          <table:table-cell table:style-name="ce45"/>
          <table:table-cell table:style-name="ce50" table:formula="of:=BITAND(BITRSHIFT([.A303];6);HEX2DEC(&quot;7&quot;))" office:value-type="float" office:value="4" calcext:value-type="float">
            <text:p>4</text:p>
          </table:table-cell>
          <table:table-cell table:style-name="ce3" table:formula="of:=BITAND(BITRSHIFT([.A303];3);HEX2DEC(&quot;7&quot;))" office:value-type="float" office:value="5" calcext:value-type="float">
            <text:p>5</text:p>
          </table:table-cell>
          <table:table-cell table:style-name="ce57" table:formula="of:=BITAND([.A3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03]/7;1/[.$K$1])*255;0)" office:value-type="float" office:value="188" calcext:value-type="float">
            <text:p>188</text:p>
          </table:table-cell>
          <table:table-cell table:style-name="ce6" table:formula="of:=ROUND(POWER([.D303]/7;1/[.$K$1])*255;0)" office:value-type="float" office:value="153" calcext:value-type="float">
            <text:p>153</text:p>
          </table:table-cell>
          <table:table-cell table:style-name="ce6" table:formula="of:=ROUND(POWER([.F303]/7;1/[.$K$1])*255;0)" office:value-type="float" office:value="153" calcext:value-type="float">
            <text:p>153</text:p>
          </table:table-cell>
          <table:table-cell table:style-name="ce28" table:formula="of:=CONCATENATE(&quot;#&quot;;DEC2HEX([.H303];2);DEC2HEX([.I303];2);DEC2HEX([.J303];2))" office:value-type="string" office:string-value="#BC9999" calcext:value-type="string">
            <text:p>#BC9999</text:p>
          </table:table-cell>
          <table:table-cell table:style-name="ce32" table:formula="of:=CONCATENATE(IF([.H303]&lt;10;&quot;  &quot;;IF([.H303]&lt;100;&quot; &quot;;&quot;&quot;));[.H303];&quot; &quot;;IF([.I303]&lt;10;&quot;  &quot;;IF([.I303]&lt;100;&quot; &quot;;&quot;&quot;));[.I303];&quot; &quot;;IF([.J303]&lt;10;&quot;  &quot;;IF([.J303]&lt;100;&quot; &quot;;&quot;&quot;));[.J303];&quot; &quot;;[.A303];&quot; - &quot;;[.K303])" office:value-type="string" office:string-value="188 153 153 300 - #BC9999" calcext:value-type="string">
            <text:p>188 153 153 300 - #BC9999</text:p>
          </table:table-cell>
          <table:table-cell table:style-name="ce35"/>
          <table:table-cell table:style-name="ce9"/>
          <table:table-cell table:style-name="ce6" table:formula="of:=INDEX([.$N$3:.$N$10];[.E303]+1;1)" office:value-type="float" office:value="187" calcext:value-type="float">
            <text:p>187</text:p>
          </table:table-cell>
          <table:table-cell table:style-name="ce6" table:formula="of:=INDEX([.$N$3:.$N$10];[.D303]+1;1)" office:value-type="float" office:value="156" calcext:value-type="float">
            <text:p>156</text:p>
          </table:table-cell>
          <table:table-cell table:style-name="ce6" table:formula="of:=INDEX([.$N$3:.$N$10];[.F303]+1;1)" office:value-type="float" office:value="156" calcext:value-type="float">
            <text:p>156</text:p>
          </table:table-cell>
          <table:table-cell table:style-name="ce28" table:formula="of:=CONCATENATE(&quot;#&quot;;DEC2HEX([.O303];2);DEC2HEX([.P303];2);DEC2HEX([.Q303];2))" office:value-type="string" office:string-value="#BB9C9C" calcext:value-type="string">
            <text:p>#BB9C9C</text:p>
          </table:table-cell>
          <table:table-cell table:style-name="ce32" table:formula="of:=CONCATENATE(IF([.O303]&lt;10;&quot;  &quot;;IF([.O303]&lt;100;&quot; &quot;;&quot;&quot;));[.O303];&quot; &quot;;IF([.P303]&lt;10;&quot;  &quot;;IF([.P303]&lt;100;&quot; &quot;;&quot;&quot;));[.P303];&quot; &quot;;IF([.Q303]&lt;10;&quot;  &quot;;IF([.Q303]&lt;100;&quot; &quot;;&quot;&quot;));[.Q303];&quot; &quot;;[.A303];&quot; - &quot;;[.R303])" office:value-type="string" office:string-value="187 156 156 300 - #BB9C9C" calcext:value-type="string">
            <text:p>187 156 156 300 - #BB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0" calcext:value-type="float">
            <text:p>3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6"/>
          <table:table-cell table:style-name="ce45"/>
          <table:table-cell table:style-name="ce50" table:formula="of:=BITAND(BITRSHIFT([.A304];6);HEX2DEC(&quot;7&quot;))" office:value-type="float" office:value="4" calcext:value-type="float">
            <text:p>4</text:p>
          </table:table-cell>
          <table:table-cell table:style-name="ce3" table:formula="of:=BITAND(BITRSHIFT([.A304];3);HEX2DEC(&quot;7&quot;))" office:value-type="float" office:value="5" calcext:value-type="float">
            <text:p>5</text:p>
          </table:table-cell>
          <table:table-cell table:style-name="ce57" table:formula="of:=BITAND([.A3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04]/7;1/[.$K$1])*255;0)" office:value-type="float" office:value="188" calcext:value-type="float">
            <text:p>188</text:p>
          </table:table-cell>
          <table:table-cell table:style-name="ce6" table:formula="of:=ROUND(POWER([.D304]/7;1/[.$K$1])*255;0)" office:value-type="float" office:value="153" calcext:value-type="float">
            <text:p>153</text:p>
          </table:table-cell>
          <table:table-cell table:style-name="ce6" table:formula="of:=ROUND(POWER([.F304]/7;1/[.$K$1])*255;0)" office:value-type="float" office:value="188" calcext:value-type="float">
            <text:p>188</text:p>
          </table:table-cell>
          <table:table-cell table:style-name="ce28" table:formula="of:=CONCATENATE(&quot;#&quot;;DEC2HEX([.H304];2);DEC2HEX([.I304];2);DEC2HEX([.J304];2))" office:value-type="string" office:string-value="#BC99BC" calcext:value-type="string">
            <text:p>#BC99BC</text:p>
          </table:table-cell>
          <table:table-cell table:style-name="ce32" table:formula="of:=CONCATENATE(IF([.H304]&lt;10;&quot;  &quot;;IF([.H304]&lt;100;&quot; &quot;;&quot;&quot;));[.H304];&quot; &quot;;IF([.I304]&lt;10;&quot;  &quot;;IF([.I304]&lt;100;&quot; &quot;;&quot;&quot;));[.I304];&quot; &quot;;IF([.J304]&lt;10;&quot;  &quot;;IF([.J304]&lt;100;&quot; &quot;;&quot;&quot;));[.J304];&quot; &quot;;[.A304];&quot; - &quot;;[.K304])" office:value-type="string" office:string-value="188 153 188 301 - #BC99BC" calcext:value-type="string">
            <text:p>188 153 188 301 - #BC99BC</text:p>
          </table:table-cell>
          <table:table-cell table:style-name="ce35"/>
          <table:table-cell table:style-name="ce9"/>
          <table:table-cell table:style-name="ce6" table:formula="of:=INDEX([.$N$3:.$N$10];[.E304]+1;1)" office:value-type="float" office:value="187" calcext:value-type="float">
            <text:p>187</text:p>
          </table:table-cell>
          <table:table-cell table:style-name="ce6" table:formula="of:=INDEX([.$N$3:.$N$10];[.D304]+1;1)" office:value-type="float" office:value="156" calcext:value-type="float">
            <text:p>156</text:p>
          </table:table-cell>
          <table:table-cell table:style-name="ce6" table:formula="of:=INDEX([.$N$3:.$N$10];[.F304]+1;1)" office:value-type="float" office:value="187" calcext:value-type="float">
            <text:p>187</text:p>
          </table:table-cell>
          <table:table-cell table:style-name="ce28" table:formula="of:=CONCATENATE(&quot;#&quot;;DEC2HEX([.O304];2);DEC2HEX([.P304];2);DEC2HEX([.Q304];2))" office:value-type="string" office:string-value="#BB9CBB" calcext:value-type="string">
            <text:p>#BB9CBB</text:p>
          </table:table-cell>
          <table:table-cell table:style-name="ce32" table:formula="of:=CONCATENATE(IF([.O304]&lt;10;&quot;  &quot;;IF([.O304]&lt;100;&quot; &quot;;&quot;&quot;));[.O304];&quot; &quot;;IF([.P304]&lt;10;&quot;  &quot;;IF([.P304]&lt;100;&quot; &quot;;&quot;&quot;));[.P304];&quot; &quot;;IF([.Q304]&lt;10;&quot;  &quot;;IF([.Q304]&lt;100;&quot; &quot;;&quot;&quot;));[.Q304];&quot; &quot;;[.A304];&quot; - &quot;;[.R304])" office:value-type="string" office:string-value="187 156 187 301 - #BB9CBB" calcext:value-type="string">
            <text:p>187 156 187 301 - #BB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1" calcext:value-type="float">
            <text:p>3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6"/>
          <table:table-cell table:style-name="ce45"/>
          <table:table-cell table:style-name="ce50" table:formula="of:=BITAND(BITRSHIFT([.A305];6);HEX2DEC(&quot;7&quot;))" office:value-type="float" office:value="4" calcext:value-type="float">
            <text:p>4</text:p>
          </table:table-cell>
          <table:table-cell table:style-name="ce3" table:formula="of:=BITAND(BITRSHIFT([.A305];3);HEX2DEC(&quot;7&quot;))" office:value-type="float" office:value="5" calcext:value-type="float">
            <text:p>5</text:p>
          </table:table-cell>
          <table:table-cell table:style-name="ce57" table:formula="of:=BITAND([.A3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05]/7;1/[.$K$1])*255;0)" office:value-type="float" office:value="188" calcext:value-type="float">
            <text:p>188</text:p>
          </table:table-cell>
          <table:table-cell table:style-name="ce6" table:formula="of:=ROUND(POWER([.D305]/7;1/[.$K$1])*255;0)" office:value-type="float" office:value="153" calcext:value-type="float">
            <text:p>153</text:p>
          </table:table-cell>
          <table:table-cell table:style-name="ce6" table:formula="of:=ROUND(POWER([.F305]/7;1/[.$K$1])*255;0)" office:value-type="float" office:value="222" calcext:value-type="float">
            <text:p>222</text:p>
          </table:table-cell>
          <table:table-cell table:style-name="ce28" table:formula="of:=CONCATENATE(&quot;#&quot;;DEC2HEX([.H305];2);DEC2HEX([.I305];2);DEC2HEX([.J305];2))" office:value-type="string" office:string-value="#BC99DE" calcext:value-type="string">
            <text:p>#BC99DE</text:p>
          </table:table-cell>
          <table:table-cell table:style-name="ce32" table:formula="of:=CONCATENATE(IF([.H305]&lt;10;&quot;  &quot;;IF([.H305]&lt;100;&quot; &quot;;&quot;&quot;));[.H305];&quot; &quot;;IF([.I305]&lt;10;&quot;  &quot;;IF([.I305]&lt;100;&quot; &quot;;&quot;&quot;));[.I305];&quot; &quot;;IF([.J305]&lt;10;&quot;  &quot;;IF([.J305]&lt;100;&quot; &quot;;&quot;&quot;));[.J305];&quot; &quot;;[.A305];&quot; - &quot;;[.K305])" office:value-type="string" office:string-value="188 153 222 302 - #BC99DE" calcext:value-type="string">
            <text:p>188 153 222 302 - #BC99DE</text:p>
          </table:table-cell>
          <table:table-cell table:style-name="ce35"/>
          <table:table-cell table:style-name="ce9"/>
          <table:table-cell table:style-name="ce6" table:formula="of:=INDEX([.$N$3:.$N$10];[.E305]+1;1)" office:value-type="float" office:value="187" calcext:value-type="float">
            <text:p>187</text:p>
          </table:table-cell>
          <table:table-cell table:style-name="ce6" table:formula="of:=INDEX([.$N$3:.$N$10];[.D305]+1;1)" office:value-type="float" office:value="156" calcext:value-type="float">
            <text:p>156</text:p>
          </table:table-cell>
          <table:table-cell table:style-name="ce6" table:formula="of:=INDEX([.$N$3:.$N$10];[.F305]+1;1)" office:value-type="float" office:value="225" calcext:value-type="float">
            <text:p>225</text:p>
          </table:table-cell>
          <table:table-cell table:style-name="ce28" table:formula="of:=CONCATENATE(&quot;#&quot;;DEC2HEX([.O305];2);DEC2HEX([.P305];2);DEC2HEX([.Q305];2))" office:value-type="string" office:string-value="#BB9CE1" calcext:value-type="string">
            <text:p>#BB9CE1</text:p>
          </table:table-cell>
          <table:table-cell table:style-name="ce32" table:formula="of:=CONCATENATE(IF([.O305]&lt;10;&quot;  &quot;;IF([.O305]&lt;100;&quot; &quot;;&quot;&quot;));[.O305];&quot; &quot;;IF([.P305]&lt;10;&quot;  &quot;;IF([.P305]&lt;100;&quot; &quot;;&quot;&quot;));[.P305];&quot; &quot;;IF([.Q305]&lt;10;&quot;  &quot;;IF([.Q305]&lt;100;&quot; &quot;;&quot;&quot;));[.Q305];&quot; &quot;;[.A305];&quot; - &quot;;[.R305])" office:value-type="string" office:string-value="187 156 225 302 - #BB9CE1" calcext:value-type="string">
            <text:p>187 156 225 302 - #BB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2" calcext:value-type="float">
            <text:p>3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6"/>
          <table:table-cell table:style-name="ce45"/>
          <table:table-cell table:style-name="ce50" table:formula="of:=BITAND(BITRSHIFT([.A306];6);HEX2DEC(&quot;7&quot;))" office:value-type="float" office:value="4" calcext:value-type="float">
            <text:p>4</text:p>
          </table:table-cell>
          <table:table-cell table:style-name="ce3" table:formula="of:=BITAND(BITRSHIFT([.A306];3);HEX2DEC(&quot;7&quot;))" office:value-type="float" office:value="5" calcext:value-type="float">
            <text:p>5</text:p>
          </table:table-cell>
          <table:table-cell table:style-name="ce57" table:formula="of:=BITAND([.A3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06]/7;1/[.$K$1])*255;0)" office:value-type="float" office:value="188" calcext:value-type="float">
            <text:p>188</text:p>
          </table:table-cell>
          <table:table-cell table:style-name="ce6" table:formula="of:=ROUND(POWER([.D306]/7;1/[.$K$1])*255;0)" office:value-type="float" office:value="153" calcext:value-type="float">
            <text:p>153</text:p>
          </table:table-cell>
          <table:table-cell table:style-name="ce6" table:formula="of:=ROUND(POWER([.F306]/7;1/[.$K$1])*255;0)" office:value-type="float" office:value="255" calcext:value-type="float">
            <text:p>255</text:p>
          </table:table-cell>
          <table:table-cell table:style-name="ce28" table:formula="of:=CONCATENATE(&quot;#&quot;;DEC2HEX([.H306];2);DEC2HEX([.I306];2);DEC2HEX([.J306];2))" office:value-type="string" office:string-value="#BC99FF" calcext:value-type="string">
            <text:p>#BC99FF</text:p>
          </table:table-cell>
          <table:table-cell table:style-name="ce32" table:formula="of:=CONCATENATE(IF([.H306]&lt;10;&quot;  &quot;;IF([.H306]&lt;100;&quot; &quot;;&quot;&quot;));[.H306];&quot; &quot;;IF([.I306]&lt;10;&quot;  &quot;;IF([.I306]&lt;100;&quot; &quot;;&quot;&quot;));[.I306];&quot; &quot;;IF([.J306]&lt;10;&quot;  &quot;;IF([.J306]&lt;100;&quot; &quot;;&quot;&quot;));[.J306];&quot; &quot;;[.A306];&quot; - &quot;;[.K306])" office:value-type="string" office:string-value="188 153 255 303 - #BC99FF" calcext:value-type="string">
            <text:p>188 153 255 303 - #BC99FF</text:p>
          </table:table-cell>
          <table:table-cell table:style-name="ce35"/>
          <table:table-cell table:style-name="ce9"/>
          <table:table-cell table:style-name="ce6" table:formula="of:=INDEX([.$N$3:.$N$10];[.E306]+1;1)" office:value-type="float" office:value="187" calcext:value-type="float">
            <text:p>187</text:p>
          </table:table-cell>
          <table:table-cell table:style-name="ce6" table:formula="of:=INDEX([.$N$3:.$N$10];[.D306]+1;1)" office:value-type="float" office:value="156" calcext:value-type="float">
            <text:p>156</text:p>
          </table:table-cell>
          <table:table-cell table:style-name="ce6" table:formula="of:=INDEX([.$N$3:.$N$10];[.F306]+1;1)" office:value-type="float" office:value="255" calcext:value-type="float">
            <text:p>255</text:p>
          </table:table-cell>
          <table:table-cell table:style-name="ce28" table:formula="of:=CONCATENATE(&quot;#&quot;;DEC2HEX([.O306];2);DEC2HEX([.P306];2);DEC2HEX([.Q306];2))" office:value-type="string" office:string-value="#BB9CFF" calcext:value-type="string">
            <text:p>#BB9CFF</text:p>
          </table:table-cell>
          <table:table-cell table:style-name="ce32" table:formula="of:=CONCATENATE(IF([.O306]&lt;10;&quot;  &quot;;IF([.O306]&lt;100;&quot; &quot;;&quot;&quot;));[.O306];&quot; &quot;;IF([.P306]&lt;10;&quot;  &quot;;IF([.P306]&lt;100;&quot; &quot;;&quot;&quot;));[.P306];&quot; &quot;;IF([.Q306]&lt;10;&quot;  &quot;;IF([.Q306]&lt;100;&quot; &quot;;&quot;&quot;));[.Q306];&quot; &quot;;[.A306];&quot; - &quot;;[.R306])" office:value-type="string" office:string-value="187 156 255 303 - #BB9CFF" calcext:value-type="string">
            <text:p>187 156 255 303 - #BB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3" calcext:value-type="float">
            <text:p>3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6"/>
          <table:table-cell table:style-name="ce45"/>
          <table:table-cell table:style-name="ce50" table:formula="of:=BITAND(BITRSHIFT([.A307];6);HEX2DEC(&quot;7&quot;))" office:value-type="float" office:value="4" calcext:value-type="float">
            <text:p>4</text:p>
          </table:table-cell>
          <table:table-cell table:style-name="ce3" table:formula="of:=BITAND(BITRSHIFT([.A307];3);HEX2DEC(&quot;7&quot;))" office:value-type="float" office:value="6" calcext:value-type="float">
            <text:p>6</text:p>
          </table:table-cell>
          <table:table-cell table:style-name="ce57" table:formula="of:=BITAND([.A3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07]/7;1/[.$K$1])*255;0)" office:value-type="float" office:value="222" calcext:value-type="float">
            <text:p>222</text:p>
          </table:table-cell>
          <table:table-cell table:style-name="ce6" table:formula="of:=ROUND(POWER([.D307]/7;1/[.$K$1])*255;0)" office:value-type="float" office:value="153" calcext:value-type="float">
            <text:p>153</text:p>
          </table:table-cell>
          <table:table-cell table:style-name="ce6" table:formula="of:=ROUND(POWER([.F307]/7;1/[.$K$1])*255;0)" office:value-type="float" office:value="0" calcext:value-type="float">
            <text:p>0</text:p>
          </table:table-cell>
          <table:table-cell table:style-name="ce28" table:formula="of:=CONCATENATE(&quot;#&quot;;DEC2HEX([.H307];2);DEC2HEX([.I307];2);DEC2HEX([.J307];2))" office:value-type="string" office:string-value="#DE9900" calcext:value-type="string">
            <text:p>#DE9900</text:p>
          </table:table-cell>
          <table:table-cell table:style-name="ce32" table:formula="of:=CONCATENATE(IF([.H307]&lt;10;&quot;  &quot;;IF([.H307]&lt;100;&quot; &quot;;&quot;&quot;));[.H307];&quot; &quot;;IF([.I307]&lt;10;&quot;  &quot;;IF([.I307]&lt;100;&quot; &quot;;&quot;&quot;));[.I307];&quot; &quot;;IF([.J307]&lt;10;&quot;  &quot;;IF([.J307]&lt;100;&quot; &quot;;&quot;&quot;));[.J307];&quot; &quot;;[.A307];&quot; - &quot;;[.K307])" office:value-type="string" office:string-value="222 153   0 304 - #DE9900" calcext:value-type="string">
            <text:p>222 153 <text:s text:c="2"/>0 304 - #DE9900</text:p>
          </table:table-cell>
          <table:table-cell table:style-name="ce35"/>
          <table:table-cell table:style-name="ce9"/>
          <table:table-cell table:style-name="ce6" table:formula="of:=INDEX([.$N$3:.$N$10];[.E307]+1;1)" office:value-type="float" office:value="225" calcext:value-type="float">
            <text:p>225</text:p>
          </table:table-cell>
          <table:table-cell table:style-name="ce6" table:formula="of:=INDEX([.$N$3:.$N$10];[.D307]+1;1)" office:value-type="float" office:value="156" calcext:value-type="float">
            <text:p>156</text:p>
          </table:table-cell>
          <table:table-cell table:style-name="ce6" table:formula="of:=INDEX([.$N$3:.$N$10];[.F307]+1;1)" office:value-type="float" office:value="0" calcext:value-type="float">
            <text:p>0</text:p>
          </table:table-cell>
          <table:table-cell table:style-name="ce28" table:formula="of:=CONCATENATE(&quot;#&quot;;DEC2HEX([.O307];2);DEC2HEX([.P307];2);DEC2HEX([.Q307];2))" office:value-type="string" office:string-value="#E19C00" calcext:value-type="string">
            <text:p>#E19C00</text:p>
          </table:table-cell>
          <table:table-cell table:style-name="ce32" table:formula="of:=CONCATENATE(IF([.O307]&lt;10;&quot;  &quot;;IF([.O307]&lt;100;&quot; &quot;;&quot;&quot;));[.O307];&quot; &quot;;IF([.P307]&lt;10;&quot;  &quot;;IF([.P307]&lt;100;&quot; &quot;;&quot;&quot;));[.P307];&quot; &quot;;IF([.Q307]&lt;10;&quot;  &quot;;IF([.Q307]&lt;100;&quot; &quot;;&quot;&quot;));[.Q307];&quot; &quot;;[.A307];&quot; - &quot;;[.R307])" office:value-type="string" office:string-value="225 156   0 304 - #E19C00" calcext:value-type="string">
            <text:p>225 156 <text:s text:c="2"/>0 304 - #E1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4" calcext:value-type="float">
            <text:p>3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6"/>
          <table:table-cell table:style-name="ce45"/>
          <table:table-cell table:style-name="ce50" table:formula="of:=BITAND(BITRSHIFT([.A308];6);HEX2DEC(&quot;7&quot;))" office:value-type="float" office:value="4" calcext:value-type="float">
            <text:p>4</text:p>
          </table:table-cell>
          <table:table-cell table:style-name="ce3" table:formula="of:=BITAND(BITRSHIFT([.A308];3);HEX2DEC(&quot;7&quot;))" office:value-type="float" office:value="6" calcext:value-type="float">
            <text:p>6</text:p>
          </table:table-cell>
          <table:table-cell table:style-name="ce57" table:formula="of:=BITAND([.A3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08]/7;1/[.$K$1])*255;0)" office:value-type="float" office:value="222" calcext:value-type="float">
            <text:p>222</text:p>
          </table:table-cell>
          <table:table-cell table:style-name="ce6" table:formula="of:=ROUND(POWER([.D308]/7;1/[.$K$1])*255;0)" office:value-type="float" office:value="153" calcext:value-type="float">
            <text:p>153</text:p>
          </table:table-cell>
          <table:table-cell table:style-name="ce6" table:formula="of:=ROUND(POWER([.F308]/7;1/[.$K$1])*255;0)" office:value-type="float" office:value="43" calcext:value-type="float">
            <text:p>43</text:p>
          </table:table-cell>
          <table:table-cell table:style-name="ce28" table:formula="of:=CONCATENATE(&quot;#&quot;;DEC2HEX([.H308];2);DEC2HEX([.I308];2);DEC2HEX([.J308];2))" office:value-type="string" office:string-value="#DE992B" calcext:value-type="string">
            <text:p>#DE992B</text:p>
          </table:table-cell>
          <table:table-cell table:style-name="ce32" table:formula="of:=CONCATENATE(IF([.H308]&lt;10;&quot;  &quot;;IF([.H308]&lt;100;&quot; &quot;;&quot;&quot;));[.H308];&quot; &quot;;IF([.I308]&lt;10;&quot;  &quot;;IF([.I308]&lt;100;&quot; &quot;;&quot;&quot;));[.I308];&quot; &quot;;IF([.J308]&lt;10;&quot;  &quot;;IF([.J308]&lt;100;&quot; &quot;;&quot;&quot;));[.J308];&quot; &quot;;[.A308];&quot; - &quot;;[.K308])" office:value-type="string" office:string-value="222 153  43 305 - #DE992B" calcext:value-type="string">
            <text:p>222 153 <text:s/>43 305 - #DE992B</text:p>
          </table:table-cell>
          <table:table-cell table:style-name="ce35"/>
          <table:table-cell table:style-name="ce9"/>
          <table:table-cell table:style-name="ce6" table:formula="of:=INDEX([.$N$3:.$N$10];[.E308]+1;1)" office:value-type="float" office:value="225" calcext:value-type="float">
            <text:p>225</text:p>
          </table:table-cell>
          <table:table-cell table:style-name="ce6" table:formula="of:=INDEX([.$N$3:.$N$10];[.D308]+1;1)" office:value-type="float" office:value="156" calcext:value-type="float">
            <text:p>156</text:p>
          </table:table-cell>
          <table:table-cell table:style-name="ce6" table:formula="of:=INDEX([.$N$3:.$N$10];[.F308]+1;1)" office:value-type="float" office:value="40" calcext:value-type="float">
            <text:p>40</text:p>
          </table:table-cell>
          <table:table-cell table:style-name="ce28" table:formula="of:=CONCATENATE(&quot;#&quot;;DEC2HEX([.O308];2);DEC2HEX([.P308];2);DEC2HEX([.Q308];2))" office:value-type="string" office:string-value="#E19C28" calcext:value-type="string">
            <text:p>#E19C28</text:p>
          </table:table-cell>
          <table:table-cell table:style-name="ce32" table:formula="of:=CONCATENATE(IF([.O308]&lt;10;&quot;  &quot;;IF([.O308]&lt;100;&quot; &quot;;&quot;&quot;));[.O308];&quot; &quot;;IF([.P308]&lt;10;&quot;  &quot;;IF([.P308]&lt;100;&quot; &quot;;&quot;&quot;));[.P308];&quot; &quot;;IF([.Q308]&lt;10;&quot;  &quot;;IF([.Q308]&lt;100;&quot; &quot;;&quot;&quot;));[.Q308];&quot; &quot;;[.A308];&quot; - &quot;;[.R308])" office:value-type="string" office:string-value="225 156  40 305 - #E19C28" calcext:value-type="string">
            <text:p>225 156 <text:s/>40 305 - #E19C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5" calcext:value-type="float">
            <text:p>3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6"/>
          <table:table-cell table:style-name="ce45"/>
          <table:table-cell table:style-name="ce50" table:formula="of:=BITAND(BITRSHIFT([.A309];6);HEX2DEC(&quot;7&quot;))" office:value-type="float" office:value="4" calcext:value-type="float">
            <text:p>4</text:p>
          </table:table-cell>
          <table:table-cell table:style-name="ce3" table:formula="of:=BITAND(BITRSHIFT([.A309];3);HEX2DEC(&quot;7&quot;))" office:value-type="float" office:value="6" calcext:value-type="float">
            <text:p>6</text:p>
          </table:table-cell>
          <table:table-cell table:style-name="ce57" table:formula="of:=BITAND([.A3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09]/7;1/[.$K$1])*255;0)" office:value-type="float" office:value="222" calcext:value-type="float">
            <text:p>222</text:p>
          </table:table-cell>
          <table:table-cell table:style-name="ce6" table:formula="of:=ROUND(POWER([.D309]/7;1/[.$K$1])*255;0)" office:value-type="float" office:value="153" calcext:value-type="float">
            <text:p>153</text:p>
          </table:table-cell>
          <table:table-cell table:style-name="ce6" table:formula="of:=ROUND(POWER([.F309]/7;1/[.$K$1])*255;0)" office:value-type="float" office:value="82" calcext:value-type="float">
            <text:p>82</text:p>
          </table:table-cell>
          <table:table-cell table:style-name="ce28" table:formula="of:=CONCATENATE(&quot;#&quot;;DEC2HEX([.H309];2);DEC2HEX([.I309];2);DEC2HEX([.J309];2))" office:value-type="string" office:string-value="#DE9952" calcext:value-type="string">
            <text:p>#DE9952</text:p>
          </table:table-cell>
          <table:table-cell table:style-name="ce32" table:formula="of:=CONCATENATE(IF([.H309]&lt;10;&quot;  &quot;;IF([.H309]&lt;100;&quot; &quot;;&quot;&quot;));[.H309];&quot; &quot;;IF([.I309]&lt;10;&quot;  &quot;;IF([.I309]&lt;100;&quot; &quot;;&quot;&quot;));[.I309];&quot; &quot;;IF([.J309]&lt;10;&quot;  &quot;;IF([.J309]&lt;100;&quot; &quot;;&quot;&quot;));[.J309];&quot; &quot;;[.A309];&quot; - &quot;;[.K309])" office:value-type="string" office:string-value="222 153  82 306 - #DE9952" calcext:value-type="string">
            <text:p>222 153 <text:s/>82 306 - #DE9952</text:p>
          </table:table-cell>
          <table:table-cell table:style-name="ce35"/>
          <table:table-cell table:style-name="ce9"/>
          <table:table-cell table:style-name="ce6" table:formula="of:=INDEX([.$N$3:.$N$10];[.E309]+1;1)" office:value-type="float" office:value="225" calcext:value-type="float">
            <text:p>225</text:p>
          </table:table-cell>
          <table:table-cell table:style-name="ce6" table:formula="of:=INDEX([.$N$3:.$N$10];[.D309]+1;1)" office:value-type="float" office:value="156" calcext:value-type="float">
            <text:p>156</text:p>
          </table:table-cell>
          <table:table-cell table:style-name="ce6" table:formula="of:=INDEX([.$N$3:.$N$10];[.F309]+1;1)" office:value-type="float" office:value="83" calcext:value-type="float">
            <text:p>83</text:p>
          </table:table-cell>
          <table:table-cell table:style-name="ce28" table:formula="of:=CONCATENATE(&quot;#&quot;;DEC2HEX([.O309];2);DEC2HEX([.P309];2);DEC2HEX([.Q309];2))" office:value-type="string" office:string-value="#E19C53" calcext:value-type="string">
            <text:p>#E19C53</text:p>
          </table:table-cell>
          <table:table-cell table:style-name="ce32" table:formula="of:=CONCATENATE(IF([.O309]&lt;10;&quot;  &quot;;IF([.O309]&lt;100;&quot; &quot;;&quot;&quot;));[.O309];&quot; &quot;;IF([.P309]&lt;10;&quot;  &quot;;IF([.P309]&lt;100;&quot; &quot;;&quot;&quot;));[.P309];&quot; &quot;;IF([.Q309]&lt;10;&quot;  &quot;;IF([.Q309]&lt;100;&quot; &quot;;&quot;&quot;));[.Q309];&quot; &quot;;[.A309];&quot; - &quot;;[.R309])" office:value-type="string" office:string-value="225 156  83 306 - #E19C53" calcext:value-type="string">
            <text:p>225 156 <text:s/>83 306 - #E1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6" calcext:value-type="float">
            <text:p>3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6"/>
          <table:table-cell table:style-name="ce45"/>
          <table:table-cell table:style-name="ce50" table:formula="of:=BITAND(BITRSHIFT([.A310];6);HEX2DEC(&quot;7&quot;))" office:value-type="float" office:value="4" calcext:value-type="float">
            <text:p>4</text:p>
          </table:table-cell>
          <table:table-cell table:style-name="ce3" table:formula="of:=BITAND(BITRSHIFT([.A310];3);HEX2DEC(&quot;7&quot;))" office:value-type="float" office:value="6" calcext:value-type="float">
            <text:p>6</text:p>
          </table:table-cell>
          <table:table-cell table:style-name="ce57" table:formula="of:=BITAND([.A3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10]/7;1/[.$K$1])*255;0)" office:value-type="float" office:value="222" calcext:value-type="float">
            <text:p>222</text:p>
          </table:table-cell>
          <table:table-cell table:style-name="ce6" table:formula="of:=ROUND(POWER([.D310]/7;1/[.$K$1])*255;0)" office:value-type="float" office:value="153" calcext:value-type="float">
            <text:p>153</text:p>
          </table:table-cell>
          <table:table-cell table:style-name="ce6" table:formula="of:=ROUND(POWER([.F310]/7;1/[.$K$1])*255;0)" office:value-type="float" office:value="118" calcext:value-type="float">
            <text:p>118</text:p>
          </table:table-cell>
          <table:table-cell table:style-name="ce28" table:formula="of:=CONCATENATE(&quot;#&quot;;DEC2HEX([.H310];2);DEC2HEX([.I310];2);DEC2HEX([.J310];2))" office:value-type="string" office:string-value="#DE9976" calcext:value-type="string">
            <text:p>#DE9976</text:p>
          </table:table-cell>
          <table:table-cell table:style-name="ce32" table:formula="of:=CONCATENATE(IF([.H310]&lt;10;&quot;  &quot;;IF([.H310]&lt;100;&quot; &quot;;&quot;&quot;));[.H310];&quot; &quot;;IF([.I310]&lt;10;&quot;  &quot;;IF([.I310]&lt;100;&quot; &quot;;&quot;&quot;));[.I310];&quot; &quot;;IF([.J310]&lt;10;&quot;  &quot;;IF([.J310]&lt;100;&quot; &quot;;&quot;&quot;));[.J310];&quot; &quot;;[.A310];&quot; - &quot;;[.K310])" office:value-type="string" office:string-value="222 153 118 307 - #DE9976" calcext:value-type="string">
            <text:p>222 153 118 307 - #DE9976</text:p>
          </table:table-cell>
          <table:table-cell table:style-name="ce35"/>
          <table:table-cell table:style-name="ce9"/>
          <table:table-cell table:style-name="ce6" table:formula="of:=INDEX([.$N$3:.$N$10];[.E310]+1;1)" office:value-type="float" office:value="225" calcext:value-type="float">
            <text:p>225</text:p>
          </table:table-cell>
          <table:table-cell table:style-name="ce6" table:formula="of:=INDEX([.$N$3:.$N$10];[.D310]+1;1)" office:value-type="float" office:value="156" calcext:value-type="float">
            <text:p>156</text:p>
          </table:table-cell>
          <table:table-cell table:style-name="ce6" table:formula="of:=INDEX([.$N$3:.$N$10];[.F310]+1;1)" office:value-type="float" office:value="116" calcext:value-type="float">
            <text:p>116</text:p>
          </table:table-cell>
          <table:table-cell table:style-name="ce28" table:formula="of:=CONCATENATE(&quot;#&quot;;DEC2HEX([.O310];2);DEC2HEX([.P310];2);DEC2HEX([.Q310];2))" office:value-type="string" office:string-value="#E19C74" calcext:value-type="string">
            <text:p>#E19C74</text:p>
          </table:table-cell>
          <table:table-cell table:style-name="ce32" table:formula="of:=CONCATENATE(IF([.O310]&lt;10;&quot;  &quot;;IF([.O310]&lt;100;&quot; &quot;;&quot;&quot;));[.O310];&quot; &quot;;IF([.P310]&lt;10;&quot;  &quot;;IF([.P310]&lt;100;&quot; &quot;;&quot;&quot;));[.P310];&quot; &quot;;IF([.Q310]&lt;10;&quot;  &quot;;IF([.Q310]&lt;100;&quot; &quot;;&quot;&quot;));[.Q310];&quot; &quot;;[.A310];&quot; - &quot;;[.R310])" office:value-type="string" office:string-value="225 156 116 307 - #E19C74" calcext:value-type="string">
            <text:p>225 156 116 307 - #E1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7" calcext:value-type="float">
            <text:p>3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6"/>
          <table:table-cell table:style-name="ce45"/>
          <table:table-cell table:style-name="ce50" table:formula="of:=BITAND(BITRSHIFT([.A311];6);HEX2DEC(&quot;7&quot;))" office:value-type="float" office:value="4" calcext:value-type="float">
            <text:p>4</text:p>
          </table:table-cell>
          <table:table-cell table:style-name="ce3" table:formula="of:=BITAND(BITRSHIFT([.A311];3);HEX2DEC(&quot;7&quot;))" office:value-type="float" office:value="6" calcext:value-type="float">
            <text:p>6</text:p>
          </table:table-cell>
          <table:table-cell table:style-name="ce57" table:formula="of:=BITAND([.A3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1]/7;1/[.$K$1])*255;0)" office:value-type="float" office:value="222" calcext:value-type="float">
            <text:p>222</text:p>
          </table:table-cell>
          <table:table-cell table:style-name="ce6" table:formula="of:=ROUND(POWER([.D311]/7;1/[.$K$1])*255;0)" office:value-type="float" office:value="153" calcext:value-type="float">
            <text:p>153</text:p>
          </table:table-cell>
          <table:table-cell table:style-name="ce6" table:formula="of:=ROUND(POWER([.F311]/7;1/[.$K$1])*255;0)" office:value-type="float" office:value="153" calcext:value-type="float">
            <text:p>153</text:p>
          </table:table-cell>
          <table:table-cell table:style-name="ce28" table:formula="of:=CONCATENATE(&quot;#&quot;;DEC2HEX([.H311];2);DEC2HEX([.I311];2);DEC2HEX([.J311];2))" office:value-type="string" office:string-value="#DE9999" calcext:value-type="string">
            <text:p>#DE9999</text:p>
          </table:table-cell>
          <table:table-cell table:style-name="ce32" table:formula="of:=CONCATENATE(IF([.H311]&lt;10;&quot;  &quot;;IF([.H311]&lt;100;&quot; &quot;;&quot;&quot;));[.H311];&quot; &quot;;IF([.I311]&lt;10;&quot;  &quot;;IF([.I311]&lt;100;&quot; &quot;;&quot;&quot;));[.I311];&quot; &quot;;IF([.J311]&lt;10;&quot;  &quot;;IF([.J311]&lt;100;&quot; &quot;;&quot;&quot;));[.J311];&quot; &quot;;[.A311];&quot; - &quot;;[.K311])" office:value-type="string" office:string-value="222 153 153 308 - #DE9999" calcext:value-type="string">
            <text:p>222 153 153 308 - #DE9999</text:p>
          </table:table-cell>
          <table:table-cell table:style-name="ce35"/>
          <table:table-cell table:style-name="ce9"/>
          <table:table-cell table:style-name="ce6" table:formula="of:=INDEX([.$N$3:.$N$10];[.E311]+1;1)" office:value-type="float" office:value="225" calcext:value-type="float">
            <text:p>225</text:p>
          </table:table-cell>
          <table:table-cell table:style-name="ce6" table:formula="of:=INDEX([.$N$3:.$N$10];[.D311]+1;1)" office:value-type="float" office:value="156" calcext:value-type="float">
            <text:p>156</text:p>
          </table:table-cell>
          <table:table-cell table:style-name="ce6" table:formula="of:=INDEX([.$N$3:.$N$10];[.F311]+1;1)" office:value-type="float" office:value="156" calcext:value-type="float">
            <text:p>156</text:p>
          </table:table-cell>
          <table:table-cell table:style-name="ce28" table:formula="of:=CONCATENATE(&quot;#&quot;;DEC2HEX([.O311];2);DEC2HEX([.P311];2);DEC2HEX([.Q311];2))" office:value-type="string" office:string-value="#E19C9C" calcext:value-type="string">
            <text:p>#E19C9C</text:p>
          </table:table-cell>
          <table:table-cell table:style-name="ce32" table:formula="of:=CONCATENATE(IF([.O311]&lt;10;&quot;  &quot;;IF([.O311]&lt;100;&quot; &quot;;&quot;&quot;));[.O311];&quot; &quot;;IF([.P311]&lt;10;&quot;  &quot;;IF([.P311]&lt;100;&quot; &quot;;&quot;&quot;));[.P311];&quot; &quot;;IF([.Q311]&lt;10;&quot;  &quot;;IF([.Q311]&lt;100;&quot; &quot;;&quot;&quot;));[.Q311];&quot; &quot;;[.A311];&quot; - &quot;;[.R311])" office:value-type="string" office:string-value="225 156 156 308 - #E19C9C" calcext:value-type="string">
            <text:p>225 156 156 308 - #E1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8" calcext:value-type="float">
            <text:p>3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6"/>
          <table:table-cell table:style-name="ce45"/>
          <table:table-cell table:style-name="ce50" table:formula="of:=BITAND(BITRSHIFT([.A312];6);HEX2DEC(&quot;7&quot;))" office:value-type="float" office:value="4" calcext:value-type="float">
            <text:p>4</text:p>
          </table:table-cell>
          <table:table-cell table:style-name="ce3" table:formula="of:=BITAND(BITRSHIFT([.A312];3);HEX2DEC(&quot;7&quot;))" office:value-type="float" office:value="6" calcext:value-type="float">
            <text:p>6</text:p>
          </table:table-cell>
          <table:table-cell table:style-name="ce57" table:formula="of:=BITAND([.A3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12]/7;1/[.$K$1])*255;0)" office:value-type="float" office:value="222" calcext:value-type="float">
            <text:p>222</text:p>
          </table:table-cell>
          <table:table-cell table:style-name="ce6" table:formula="of:=ROUND(POWER([.D312]/7;1/[.$K$1])*255;0)" office:value-type="float" office:value="153" calcext:value-type="float">
            <text:p>153</text:p>
          </table:table-cell>
          <table:table-cell table:style-name="ce6" table:formula="of:=ROUND(POWER([.F312]/7;1/[.$K$1])*255;0)" office:value-type="float" office:value="188" calcext:value-type="float">
            <text:p>188</text:p>
          </table:table-cell>
          <table:table-cell table:style-name="ce28" table:formula="of:=CONCATENATE(&quot;#&quot;;DEC2HEX([.H312];2);DEC2HEX([.I312];2);DEC2HEX([.J312];2))" office:value-type="string" office:string-value="#DE99BC" calcext:value-type="string">
            <text:p>#DE99BC</text:p>
          </table:table-cell>
          <table:table-cell table:style-name="ce32" table:formula="of:=CONCATENATE(IF([.H312]&lt;10;&quot;  &quot;;IF([.H312]&lt;100;&quot; &quot;;&quot;&quot;));[.H312];&quot; &quot;;IF([.I312]&lt;10;&quot;  &quot;;IF([.I312]&lt;100;&quot; &quot;;&quot;&quot;));[.I312];&quot; &quot;;IF([.J312]&lt;10;&quot;  &quot;;IF([.J312]&lt;100;&quot; &quot;;&quot;&quot;));[.J312];&quot; &quot;;[.A312];&quot; - &quot;;[.K312])" office:value-type="string" office:string-value="222 153 188 309 - #DE99BC" calcext:value-type="string">
            <text:p>222 153 188 309 - #DE99BC</text:p>
          </table:table-cell>
          <table:table-cell table:style-name="ce35"/>
          <table:table-cell table:style-name="ce9"/>
          <table:table-cell table:style-name="ce6" table:formula="of:=INDEX([.$N$3:.$N$10];[.E312]+1;1)" office:value-type="float" office:value="225" calcext:value-type="float">
            <text:p>225</text:p>
          </table:table-cell>
          <table:table-cell table:style-name="ce6" table:formula="of:=INDEX([.$N$3:.$N$10];[.D312]+1;1)" office:value-type="float" office:value="156" calcext:value-type="float">
            <text:p>156</text:p>
          </table:table-cell>
          <table:table-cell table:style-name="ce6" table:formula="of:=INDEX([.$N$3:.$N$10];[.F312]+1;1)" office:value-type="float" office:value="187" calcext:value-type="float">
            <text:p>187</text:p>
          </table:table-cell>
          <table:table-cell table:style-name="ce28" table:formula="of:=CONCATENATE(&quot;#&quot;;DEC2HEX([.O312];2);DEC2HEX([.P312];2);DEC2HEX([.Q312];2))" office:value-type="string" office:string-value="#E19CBB" calcext:value-type="string">
            <text:p>#E19CBB</text:p>
          </table:table-cell>
          <table:table-cell table:style-name="ce32" table:formula="of:=CONCATENATE(IF([.O312]&lt;10;&quot;  &quot;;IF([.O312]&lt;100;&quot; &quot;;&quot;&quot;));[.O312];&quot; &quot;;IF([.P312]&lt;10;&quot;  &quot;;IF([.P312]&lt;100;&quot; &quot;;&quot;&quot;));[.P312];&quot; &quot;;IF([.Q312]&lt;10;&quot;  &quot;;IF([.Q312]&lt;100;&quot; &quot;;&quot;&quot;));[.Q312];&quot; &quot;;[.A312];&quot; - &quot;;[.R312])" office:value-type="string" office:string-value="225 156 187 309 - #E19CBB" calcext:value-type="string">
            <text:p>225 156 187 309 - #E1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09" calcext:value-type="float">
            <text:p>3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6"/>
          <table:table-cell table:style-name="ce45"/>
          <table:table-cell table:style-name="ce50" table:formula="of:=BITAND(BITRSHIFT([.A313];6);HEX2DEC(&quot;7&quot;))" office:value-type="float" office:value="4" calcext:value-type="float">
            <text:p>4</text:p>
          </table:table-cell>
          <table:table-cell table:style-name="ce3" table:formula="of:=BITAND(BITRSHIFT([.A313];3);HEX2DEC(&quot;7&quot;))" office:value-type="float" office:value="6" calcext:value-type="float">
            <text:p>6</text:p>
          </table:table-cell>
          <table:table-cell table:style-name="ce57" table:formula="of:=BITAND([.A3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13]/7;1/[.$K$1])*255;0)" office:value-type="float" office:value="222" calcext:value-type="float">
            <text:p>222</text:p>
          </table:table-cell>
          <table:table-cell table:style-name="ce6" table:formula="of:=ROUND(POWER([.D313]/7;1/[.$K$1])*255;0)" office:value-type="float" office:value="153" calcext:value-type="float">
            <text:p>153</text:p>
          </table:table-cell>
          <table:table-cell table:style-name="ce6" table:formula="of:=ROUND(POWER([.F313]/7;1/[.$K$1])*255;0)" office:value-type="float" office:value="222" calcext:value-type="float">
            <text:p>222</text:p>
          </table:table-cell>
          <table:table-cell table:style-name="ce28" table:formula="of:=CONCATENATE(&quot;#&quot;;DEC2HEX([.H313];2);DEC2HEX([.I313];2);DEC2HEX([.J313];2))" office:value-type="string" office:string-value="#DE99DE" calcext:value-type="string">
            <text:p>#DE99DE</text:p>
          </table:table-cell>
          <table:table-cell table:style-name="ce32" table:formula="of:=CONCATENATE(IF([.H313]&lt;10;&quot;  &quot;;IF([.H313]&lt;100;&quot; &quot;;&quot;&quot;));[.H313];&quot; &quot;;IF([.I313]&lt;10;&quot;  &quot;;IF([.I313]&lt;100;&quot; &quot;;&quot;&quot;));[.I313];&quot; &quot;;IF([.J313]&lt;10;&quot;  &quot;;IF([.J313]&lt;100;&quot; &quot;;&quot;&quot;));[.J313];&quot; &quot;;[.A313];&quot; - &quot;;[.K313])" office:value-type="string" office:string-value="222 153 222 310 - #DE99DE" calcext:value-type="string">
            <text:p>222 153 222 310 - #DE99DE</text:p>
          </table:table-cell>
          <table:table-cell table:style-name="ce35"/>
          <table:table-cell table:style-name="ce9"/>
          <table:table-cell table:style-name="ce6" table:formula="of:=INDEX([.$N$3:.$N$10];[.E313]+1;1)" office:value-type="float" office:value="225" calcext:value-type="float">
            <text:p>225</text:p>
          </table:table-cell>
          <table:table-cell table:style-name="ce6" table:formula="of:=INDEX([.$N$3:.$N$10];[.D313]+1;1)" office:value-type="float" office:value="156" calcext:value-type="float">
            <text:p>156</text:p>
          </table:table-cell>
          <table:table-cell table:style-name="ce6" table:formula="of:=INDEX([.$N$3:.$N$10];[.F313]+1;1)" office:value-type="float" office:value="225" calcext:value-type="float">
            <text:p>225</text:p>
          </table:table-cell>
          <table:table-cell table:style-name="ce28" table:formula="of:=CONCATENATE(&quot;#&quot;;DEC2HEX([.O313];2);DEC2HEX([.P313];2);DEC2HEX([.Q313];2))" office:value-type="string" office:string-value="#E19CE1" calcext:value-type="string">
            <text:p>#E19CE1</text:p>
          </table:table-cell>
          <table:table-cell table:style-name="ce32" table:formula="of:=CONCATENATE(IF([.O313]&lt;10;&quot;  &quot;;IF([.O313]&lt;100;&quot; &quot;;&quot;&quot;));[.O313];&quot; &quot;;IF([.P313]&lt;10;&quot;  &quot;;IF([.P313]&lt;100;&quot; &quot;;&quot;&quot;));[.P313];&quot; &quot;;IF([.Q313]&lt;10;&quot;  &quot;;IF([.Q313]&lt;100;&quot; &quot;;&quot;&quot;));[.Q313];&quot; &quot;;[.A313];&quot; - &quot;;[.R313])" office:value-type="string" office:string-value="225 156 225 310 - #E19CE1" calcext:value-type="string">
            <text:p>225 156 225 310 - #E1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0" calcext:value-type="float">
            <text:p>3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6"/>
          <table:table-cell table:style-name="ce45"/>
          <table:table-cell table:style-name="ce50" table:formula="of:=BITAND(BITRSHIFT([.A314];6);HEX2DEC(&quot;7&quot;))" office:value-type="float" office:value="4" calcext:value-type="float">
            <text:p>4</text:p>
          </table:table-cell>
          <table:table-cell table:style-name="ce3" table:formula="of:=BITAND(BITRSHIFT([.A314];3);HEX2DEC(&quot;7&quot;))" office:value-type="float" office:value="6" calcext:value-type="float">
            <text:p>6</text:p>
          </table:table-cell>
          <table:table-cell table:style-name="ce57" table:formula="of:=BITAND([.A31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14]/7;1/[.$K$1])*255;0)" office:value-type="float" office:value="222" calcext:value-type="float">
            <text:p>222</text:p>
          </table:table-cell>
          <table:table-cell table:style-name="ce6" table:formula="of:=ROUND(POWER([.D314]/7;1/[.$K$1])*255;0)" office:value-type="float" office:value="153" calcext:value-type="float">
            <text:p>153</text:p>
          </table:table-cell>
          <table:table-cell table:style-name="ce6" table:formula="of:=ROUND(POWER([.F314]/7;1/[.$K$1])*255;0)" office:value-type="float" office:value="255" calcext:value-type="float">
            <text:p>255</text:p>
          </table:table-cell>
          <table:table-cell table:style-name="ce28" table:formula="of:=CONCATENATE(&quot;#&quot;;DEC2HEX([.H314];2);DEC2HEX([.I314];2);DEC2HEX([.J314];2))" office:value-type="string" office:string-value="#DE99FF" calcext:value-type="string">
            <text:p>#DE99FF</text:p>
          </table:table-cell>
          <table:table-cell table:style-name="ce32" table:formula="of:=CONCATENATE(IF([.H314]&lt;10;&quot;  &quot;;IF([.H314]&lt;100;&quot; &quot;;&quot;&quot;));[.H314];&quot; &quot;;IF([.I314]&lt;10;&quot;  &quot;;IF([.I314]&lt;100;&quot; &quot;;&quot;&quot;));[.I314];&quot; &quot;;IF([.J314]&lt;10;&quot;  &quot;;IF([.J314]&lt;100;&quot; &quot;;&quot;&quot;));[.J314];&quot; &quot;;[.A314];&quot; - &quot;;[.K314])" office:value-type="string" office:string-value="222 153 255 311 - #DE99FF" calcext:value-type="string">
            <text:p>222 153 255 311 - #DE99FF</text:p>
          </table:table-cell>
          <table:table-cell table:style-name="ce35"/>
          <table:table-cell table:style-name="ce9"/>
          <table:table-cell table:style-name="ce6" table:formula="of:=INDEX([.$N$3:.$N$10];[.E314]+1;1)" office:value-type="float" office:value="225" calcext:value-type="float">
            <text:p>225</text:p>
          </table:table-cell>
          <table:table-cell table:style-name="ce6" table:formula="of:=INDEX([.$N$3:.$N$10];[.D314]+1;1)" office:value-type="float" office:value="156" calcext:value-type="float">
            <text:p>156</text:p>
          </table:table-cell>
          <table:table-cell table:style-name="ce6" table:formula="of:=INDEX([.$N$3:.$N$10];[.F314]+1;1)" office:value-type="float" office:value="255" calcext:value-type="float">
            <text:p>255</text:p>
          </table:table-cell>
          <table:table-cell table:style-name="ce28" table:formula="of:=CONCATENATE(&quot;#&quot;;DEC2HEX([.O314];2);DEC2HEX([.P314];2);DEC2HEX([.Q314];2))" office:value-type="string" office:string-value="#E19CFF" calcext:value-type="string">
            <text:p>#E19CFF</text:p>
          </table:table-cell>
          <table:table-cell table:style-name="ce32" table:formula="of:=CONCATENATE(IF([.O314]&lt;10;&quot;  &quot;;IF([.O314]&lt;100;&quot; &quot;;&quot;&quot;));[.O314];&quot; &quot;;IF([.P314]&lt;10;&quot;  &quot;;IF([.P314]&lt;100;&quot; &quot;;&quot;&quot;));[.P314];&quot; &quot;;IF([.Q314]&lt;10;&quot;  &quot;;IF([.Q314]&lt;100;&quot; &quot;;&quot;&quot;));[.Q314];&quot; &quot;;[.A314];&quot; - &quot;;[.R314])" office:value-type="string" office:string-value="225 156 255 311 - #E19CFF" calcext:value-type="string">
            <text:p>225 156 255 311 - #E1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1" calcext:value-type="float">
            <text:p>3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6"/>
          <table:table-cell table:style-name="ce45"/>
          <table:table-cell table:style-name="ce50" table:formula="of:=BITAND(BITRSHIFT([.A315];6);HEX2DEC(&quot;7&quot;))" office:value-type="float" office:value="4" calcext:value-type="float">
            <text:p>4</text:p>
          </table:table-cell>
          <table:table-cell table:style-name="ce3" table:formula="of:=BITAND(BITRSHIFT([.A315];3);HEX2DEC(&quot;7&quot;))" office:value-type="float" office:value="7" calcext:value-type="float">
            <text:p>7</text:p>
          </table:table-cell>
          <table:table-cell table:style-name="ce57" table:formula="of:=BITAND([.A31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15]/7;1/[.$K$1])*255;0)" office:value-type="float" office:value="255" calcext:value-type="float">
            <text:p>255</text:p>
          </table:table-cell>
          <table:table-cell table:style-name="ce6" table:formula="of:=ROUND(POWER([.D315]/7;1/[.$K$1])*255;0)" office:value-type="float" office:value="153" calcext:value-type="float">
            <text:p>153</text:p>
          </table:table-cell>
          <table:table-cell table:style-name="ce6" table:formula="of:=ROUND(POWER([.F315]/7;1/[.$K$1])*255;0)" office:value-type="float" office:value="0" calcext:value-type="float">
            <text:p>0</text:p>
          </table:table-cell>
          <table:table-cell table:style-name="ce28" table:formula="of:=CONCATENATE(&quot;#&quot;;DEC2HEX([.H315];2);DEC2HEX([.I315];2);DEC2HEX([.J315];2))" office:value-type="string" office:string-value="#FF9900" calcext:value-type="string">
            <text:p>#FF9900</text:p>
          </table:table-cell>
          <table:table-cell table:style-name="ce32" table:formula="of:=CONCATENATE(IF([.H315]&lt;10;&quot;  &quot;;IF([.H315]&lt;100;&quot; &quot;;&quot;&quot;));[.H315];&quot; &quot;;IF([.I315]&lt;10;&quot;  &quot;;IF([.I315]&lt;100;&quot; &quot;;&quot;&quot;));[.I315];&quot; &quot;;IF([.J315]&lt;10;&quot;  &quot;;IF([.J315]&lt;100;&quot; &quot;;&quot;&quot;));[.J315];&quot; &quot;;[.A315];&quot; - &quot;;[.K315])" office:value-type="string" office:string-value="255 153   0 312 - #FF9900" calcext:value-type="string">
            <text:p>255 153 <text:s text:c="2"/>0 312 - #FF9900</text:p>
          </table:table-cell>
          <table:table-cell table:style-name="ce35"/>
          <table:table-cell table:style-name="ce9"/>
          <table:table-cell table:style-name="ce6" table:formula="of:=INDEX([.$N$3:.$N$10];[.E315]+1;1)" office:value-type="float" office:value="255" calcext:value-type="float">
            <text:p>255</text:p>
          </table:table-cell>
          <table:table-cell table:style-name="ce6" table:formula="of:=INDEX([.$N$3:.$N$10];[.D315]+1;1)" office:value-type="float" office:value="156" calcext:value-type="float">
            <text:p>156</text:p>
          </table:table-cell>
          <table:table-cell table:style-name="ce6" table:formula="of:=INDEX([.$N$3:.$N$10];[.F315]+1;1)" office:value-type="float" office:value="0" calcext:value-type="float">
            <text:p>0</text:p>
          </table:table-cell>
          <table:table-cell table:style-name="ce28" table:formula="of:=CONCATENATE(&quot;#&quot;;DEC2HEX([.O315];2);DEC2HEX([.P315];2);DEC2HEX([.Q315];2))" office:value-type="string" office:string-value="#FF9C00" calcext:value-type="string">
            <text:p>#FF9C00</text:p>
          </table:table-cell>
          <table:table-cell table:style-name="ce32" table:formula="of:=CONCATENATE(IF([.O315]&lt;10;&quot;  &quot;;IF([.O315]&lt;100;&quot; &quot;;&quot;&quot;));[.O315];&quot; &quot;;IF([.P315]&lt;10;&quot;  &quot;;IF([.P315]&lt;100;&quot; &quot;;&quot;&quot;));[.P315];&quot; &quot;;IF([.Q315]&lt;10;&quot;  &quot;;IF([.Q315]&lt;100;&quot; &quot;;&quot;&quot;));[.Q315];&quot; &quot;;[.A315];&quot; - &quot;;[.R315])" office:value-type="string" office:string-value="255 156   0 312 - #FF9C00" calcext:value-type="string">
            <text:p>255 156 <text:s text:c="2"/>0 312 - #FF9C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2" calcext:value-type="float">
            <text:p>3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6"/>
          <table:table-cell table:style-name="ce45"/>
          <table:table-cell table:style-name="ce50" table:formula="of:=BITAND(BITRSHIFT([.A316];6);HEX2DEC(&quot;7&quot;))" office:value-type="float" office:value="4" calcext:value-type="float">
            <text:p>4</text:p>
          </table:table-cell>
          <table:table-cell table:style-name="ce3" table:formula="of:=BITAND(BITRSHIFT([.A316];3);HEX2DEC(&quot;7&quot;))" office:value-type="float" office:value="7" calcext:value-type="float">
            <text:p>7</text:p>
          </table:table-cell>
          <table:table-cell table:style-name="ce57" table:formula="of:=BITAND([.A31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16]/7;1/[.$K$1])*255;0)" office:value-type="float" office:value="255" calcext:value-type="float">
            <text:p>255</text:p>
          </table:table-cell>
          <table:table-cell table:style-name="ce6" table:formula="of:=ROUND(POWER([.D316]/7;1/[.$K$1])*255;0)" office:value-type="float" office:value="153" calcext:value-type="float">
            <text:p>153</text:p>
          </table:table-cell>
          <table:table-cell table:style-name="ce6" table:formula="of:=ROUND(POWER([.F316]/7;1/[.$K$1])*255;0)" office:value-type="float" office:value="43" calcext:value-type="float">
            <text:p>43</text:p>
          </table:table-cell>
          <table:table-cell table:style-name="ce28" table:formula="of:=CONCATENATE(&quot;#&quot;;DEC2HEX([.H316];2);DEC2HEX([.I316];2);DEC2HEX([.J316];2))" office:value-type="string" office:string-value="#FF992B" calcext:value-type="string">
            <text:p>#FF992B</text:p>
          </table:table-cell>
          <table:table-cell table:style-name="ce32" table:formula="of:=CONCATENATE(IF([.H316]&lt;10;&quot;  &quot;;IF([.H316]&lt;100;&quot; &quot;;&quot;&quot;));[.H316];&quot; &quot;;IF([.I316]&lt;10;&quot;  &quot;;IF([.I316]&lt;100;&quot; &quot;;&quot;&quot;));[.I316];&quot; &quot;;IF([.J316]&lt;10;&quot;  &quot;;IF([.J316]&lt;100;&quot; &quot;;&quot;&quot;));[.J316];&quot; &quot;;[.A316];&quot; - &quot;;[.K316])" office:value-type="string" office:string-value="255 153  43 313 - #FF992B" calcext:value-type="string">
            <text:p>255 153 <text:s/>43 313 - #FF992B</text:p>
          </table:table-cell>
          <table:table-cell table:style-name="ce35"/>
          <table:table-cell table:style-name="ce9"/>
          <table:table-cell table:style-name="ce6" table:formula="of:=INDEX([.$N$3:.$N$10];[.E316]+1;1)" office:value-type="float" office:value="255" calcext:value-type="float">
            <text:p>255</text:p>
          </table:table-cell>
          <table:table-cell table:style-name="ce6" table:formula="of:=INDEX([.$N$3:.$N$10];[.D316]+1;1)" office:value-type="float" office:value="156" calcext:value-type="float">
            <text:p>156</text:p>
          </table:table-cell>
          <table:table-cell table:style-name="ce6" table:formula="of:=INDEX([.$N$3:.$N$10];[.F316]+1;1)" office:value-type="float" office:value="40" calcext:value-type="float">
            <text:p>40</text:p>
          </table:table-cell>
          <table:table-cell table:style-name="ce28" table:formula="of:=CONCATENATE(&quot;#&quot;;DEC2HEX([.O316];2);DEC2HEX([.P316];2);DEC2HEX([.Q316];2))" office:value-type="string" office:string-value="#FF9C28" calcext:value-type="string">
            <text:p>#FF9C28</text:p>
          </table:table-cell>
          <table:table-cell table:style-name="ce32" table:formula="of:=CONCATENATE(IF([.O316]&lt;10;&quot;  &quot;;IF([.O316]&lt;100;&quot; &quot;;&quot;&quot;));[.O316];&quot; &quot;;IF([.P316]&lt;10;&quot;  &quot;;IF([.P316]&lt;100;&quot; &quot;;&quot;&quot;));[.P316];&quot; &quot;;IF([.Q316]&lt;10;&quot;  &quot;;IF([.Q316]&lt;100;&quot; &quot;;&quot;&quot;));[.Q316];&quot; &quot;;[.A316];&quot; - &quot;;[.R316])" office:value-type="string" office:string-value="255 156  40 313 - #FF9C28" calcext:value-type="string">
            <text:p>255 156 <text:s/>40 313 - #FF9C28</text:p>
          </table:table-cell>
          <table:table-cell table:style-name="ce35"/>
          <table:table-cell table:style-name="ce85" office:value-type="float" office:value="6" calcext:value-type="float">
            <text:p>6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40" calcext:value-type="float">
            <text:p>40</text:p>
          </table:table-cell>
          <table:table-cell table:style-name="ce87" office:value-type="float" office:value="313" calcext:value-type="float">
            <text:p>3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6"/>
          <table:table-cell table:style-name="ce45"/>
          <table:table-cell table:style-name="ce50" table:formula="of:=BITAND(BITRSHIFT([.A317];6);HEX2DEC(&quot;7&quot;))" office:value-type="float" office:value="4" calcext:value-type="float">
            <text:p>4</text:p>
          </table:table-cell>
          <table:table-cell table:style-name="ce3" table:formula="of:=BITAND(BITRSHIFT([.A317];3);HEX2DEC(&quot;7&quot;))" office:value-type="float" office:value="7" calcext:value-type="float">
            <text:p>7</text:p>
          </table:table-cell>
          <table:table-cell table:style-name="ce57" table:formula="of:=BITAND([.A31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17]/7;1/[.$K$1])*255;0)" office:value-type="float" office:value="255" calcext:value-type="float">
            <text:p>255</text:p>
          </table:table-cell>
          <table:table-cell table:style-name="ce6" table:formula="of:=ROUND(POWER([.D317]/7;1/[.$K$1])*255;0)" office:value-type="float" office:value="153" calcext:value-type="float">
            <text:p>153</text:p>
          </table:table-cell>
          <table:table-cell table:style-name="ce6" table:formula="of:=ROUND(POWER([.F317]/7;1/[.$K$1])*255;0)" office:value-type="float" office:value="82" calcext:value-type="float">
            <text:p>82</text:p>
          </table:table-cell>
          <table:table-cell table:style-name="ce28" table:formula="of:=CONCATENATE(&quot;#&quot;;DEC2HEX([.H317];2);DEC2HEX([.I317];2);DEC2HEX([.J317];2))" office:value-type="string" office:string-value="#FF9952" calcext:value-type="string">
            <text:p>#FF9952</text:p>
          </table:table-cell>
          <table:table-cell table:style-name="ce32" table:formula="of:=CONCATENATE(IF([.H317]&lt;10;&quot;  &quot;;IF([.H317]&lt;100;&quot; &quot;;&quot;&quot;));[.H317];&quot; &quot;;IF([.I317]&lt;10;&quot;  &quot;;IF([.I317]&lt;100;&quot; &quot;;&quot;&quot;));[.I317];&quot; &quot;;IF([.J317]&lt;10;&quot;  &quot;;IF([.J317]&lt;100;&quot; &quot;;&quot;&quot;));[.J317];&quot; &quot;;[.A317];&quot; - &quot;;[.K317])" office:value-type="string" office:string-value="255 153  82 314 - #FF9952" calcext:value-type="string">
            <text:p>255 153 <text:s/>82 314 - #FF9952</text:p>
          </table:table-cell>
          <table:table-cell table:style-name="ce35"/>
          <table:table-cell table:style-name="ce9"/>
          <table:table-cell table:style-name="ce6" table:formula="of:=INDEX([.$N$3:.$N$10];[.E317]+1;1)" office:value-type="float" office:value="255" calcext:value-type="float">
            <text:p>255</text:p>
          </table:table-cell>
          <table:table-cell table:style-name="ce6" table:formula="of:=INDEX([.$N$3:.$N$10];[.D317]+1;1)" office:value-type="float" office:value="156" calcext:value-type="float">
            <text:p>156</text:p>
          </table:table-cell>
          <table:table-cell table:style-name="ce6" table:formula="of:=INDEX([.$N$3:.$N$10];[.F317]+1;1)" office:value-type="float" office:value="83" calcext:value-type="float">
            <text:p>83</text:p>
          </table:table-cell>
          <table:table-cell table:style-name="ce28" table:formula="of:=CONCATENATE(&quot;#&quot;;DEC2HEX([.O317];2);DEC2HEX([.P317];2);DEC2HEX([.Q317];2))" office:value-type="string" office:string-value="#FF9C53" calcext:value-type="string">
            <text:p>#FF9C53</text:p>
          </table:table-cell>
          <table:table-cell table:style-name="ce32" table:formula="of:=CONCATENATE(IF([.O317]&lt;10;&quot;  &quot;;IF([.O317]&lt;100;&quot; &quot;;&quot;&quot;));[.O317];&quot; &quot;;IF([.P317]&lt;10;&quot;  &quot;;IF([.P317]&lt;100;&quot; &quot;;&quot;&quot;));[.P317];&quot; &quot;;IF([.Q317]&lt;10;&quot;  &quot;;IF([.Q317]&lt;100;&quot; &quot;;&quot;&quot;));[.Q317];&quot; &quot;;[.A317];&quot; - &quot;;[.R317])" office:value-type="string" office:string-value="255 156  83 314 - #FF9C53" calcext:value-type="string">
            <text:p>255 156 <text:s/>83 314 - #FF9C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4" calcext:value-type="float">
            <text:p>3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6"/>
          <table:table-cell table:style-name="ce45"/>
          <table:table-cell table:style-name="ce50" table:formula="of:=BITAND(BITRSHIFT([.A318];6);HEX2DEC(&quot;7&quot;))" office:value-type="float" office:value="4" calcext:value-type="float">
            <text:p>4</text:p>
          </table:table-cell>
          <table:table-cell table:style-name="ce3" table:formula="of:=BITAND(BITRSHIFT([.A318];3);HEX2DEC(&quot;7&quot;))" office:value-type="float" office:value="7" calcext:value-type="float">
            <text:p>7</text:p>
          </table:table-cell>
          <table:table-cell table:style-name="ce57" table:formula="of:=BITAND([.A31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18]/7;1/[.$K$1])*255;0)" office:value-type="float" office:value="255" calcext:value-type="float">
            <text:p>255</text:p>
          </table:table-cell>
          <table:table-cell table:style-name="ce6" table:formula="of:=ROUND(POWER([.D318]/7;1/[.$K$1])*255;0)" office:value-type="float" office:value="153" calcext:value-type="float">
            <text:p>153</text:p>
          </table:table-cell>
          <table:table-cell table:style-name="ce6" table:formula="of:=ROUND(POWER([.F318]/7;1/[.$K$1])*255;0)" office:value-type="float" office:value="118" calcext:value-type="float">
            <text:p>118</text:p>
          </table:table-cell>
          <table:table-cell table:style-name="ce28" table:formula="of:=CONCATENATE(&quot;#&quot;;DEC2HEX([.H318];2);DEC2HEX([.I318];2);DEC2HEX([.J318];2))" office:value-type="string" office:string-value="#FF9976" calcext:value-type="string">
            <text:p>#FF9976</text:p>
          </table:table-cell>
          <table:table-cell table:style-name="ce32" table:formula="of:=CONCATENATE(IF([.H318]&lt;10;&quot;  &quot;;IF([.H318]&lt;100;&quot; &quot;;&quot;&quot;));[.H318];&quot; &quot;;IF([.I318]&lt;10;&quot;  &quot;;IF([.I318]&lt;100;&quot; &quot;;&quot;&quot;));[.I318];&quot; &quot;;IF([.J318]&lt;10;&quot;  &quot;;IF([.J318]&lt;100;&quot; &quot;;&quot;&quot;));[.J318];&quot; &quot;;[.A318];&quot; - &quot;;[.K318])" office:value-type="string" office:string-value="255 153 118 315 - #FF9976" calcext:value-type="string">
            <text:p>255 153 118 315 - #FF9976</text:p>
          </table:table-cell>
          <table:table-cell table:style-name="ce35"/>
          <table:table-cell table:style-name="ce9"/>
          <table:table-cell table:style-name="ce6" table:formula="of:=INDEX([.$N$3:.$N$10];[.E318]+1;1)" office:value-type="float" office:value="255" calcext:value-type="float">
            <text:p>255</text:p>
          </table:table-cell>
          <table:table-cell table:style-name="ce6" table:formula="of:=INDEX([.$N$3:.$N$10];[.D318]+1;1)" office:value-type="float" office:value="156" calcext:value-type="float">
            <text:p>156</text:p>
          </table:table-cell>
          <table:table-cell table:style-name="ce6" table:formula="of:=INDEX([.$N$3:.$N$10];[.F318]+1;1)" office:value-type="float" office:value="116" calcext:value-type="float">
            <text:p>116</text:p>
          </table:table-cell>
          <table:table-cell table:style-name="ce28" table:formula="of:=CONCATENATE(&quot;#&quot;;DEC2HEX([.O318];2);DEC2HEX([.P318];2);DEC2HEX([.Q318];2))" office:value-type="string" office:string-value="#FF9C74" calcext:value-type="string">
            <text:p>#FF9C74</text:p>
          </table:table-cell>
          <table:table-cell table:style-name="ce32" table:formula="of:=CONCATENATE(IF([.O318]&lt;10;&quot;  &quot;;IF([.O318]&lt;100;&quot; &quot;;&quot;&quot;));[.O318];&quot; &quot;;IF([.P318]&lt;10;&quot;  &quot;;IF([.P318]&lt;100;&quot; &quot;;&quot;&quot;));[.P318];&quot; &quot;;IF([.Q318]&lt;10;&quot;  &quot;;IF([.Q318]&lt;100;&quot; &quot;;&quot;&quot;));[.Q318];&quot; &quot;;[.A318];&quot; - &quot;;[.R318])" office:value-type="string" office:string-value="255 156 116 315 - #FF9C74" calcext:value-type="string">
            <text:p>255 156 116 315 - #FF9C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5" calcext:value-type="float">
            <text:p>3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6"/>
          <table:table-cell table:style-name="ce45"/>
          <table:table-cell table:style-name="ce50" table:formula="of:=BITAND(BITRSHIFT([.A319];6);HEX2DEC(&quot;7&quot;))" office:value-type="float" office:value="4" calcext:value-type="float">
            <text:p>4</text:p>
          </table:table-cell>
          <table:table-cell table:style-name="ce3" table:formula="of:=BITAND(BITRSHIFT([.A319];3);HEX2DEC(&quot;7&quot;))" office:value-type="float" office:value="7" calcext:value-type="float">
            <text:p>7</text:p>
          </table:table-cell>
          <table:table-cell table:style-name="ce57" table:formula="of:=BITAND([.A31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19]/7;1/[.$K$1])*255;0)" office:value-type="float" office:value="255" calcext:value-type="float">
            <text:p>255</text:p>
          </table:table-cell>
          <table:table-cell table:style-name="ce6" table:formula="of:=ROUND(POWER([.D319]/7;1/[.$K$1])*255;0)" office:value-type="float" office:value="153" calcext:value-type="float">
            <text:p>153</text:p>
          </table:table-cell>
          <table:table-cell table:style-name="ce6" table:formula="of:=ROUND(POWER([.F319]/7;1/[.$K$1])*255;0)" office:value-type="float" office:value="153" calcext:value-type="float">
            <text:p>153</text:p>
          </table:table-cell>
          <table:table-cell table:style-name="ce28" table:formula="of:=CONCATENATE(&quot;#&quot;;DEC2HEX([.H319];2);DEC2HEX([.I319];2);DEC2HEX([.J319];2))" office:value-type="string" office:string-value="#FF9999" calcext:value-type="string">
            <text:p>#FF9999</text:p>
          </table:table-cell>
          <table:table-cell table:style-name="ce32" table:formula="of:=CONCATENATE(IF([.H319]&lt;10;&quot;  &quot;;IF([.H319]&lt;100;&quot; &quot;;&quot;&quot;));[.H319];&quot; &quot;;IF([.I319]&lt;10;&quot;  &quot;;IF([.I319]&lt;100;&quot; &quot;;&quot;&quot;));[.I319];&quot; &quot;;IF([.J319]&lt;10;&quot;  &quot;;IF([.J319]&lt;100;&quot; &quot;;&quot;&quot;));[.J319];&quot; &quot;;[.A319];&quot; - &quot;;[.K319])" office:value-type="string" office:string-value="255 153 153 316 - #FF9999" calcext:value-type="string">
            <text:p>255 153 153 316 - #FF9999</text:p>
          </table:table-cell>
          <table:table-cell table:style-name="ce35"/>
          <table:table-cell table:style-name="ce9"/>
          <table:table-cell table:style-name="ce6" table:formula="of:=INDEX([.$N$3:.$N$10];[.E319]+1;1)" office:value-type="float" office:value="255" calcext:value-type="float">
            <text:p>255</text:p>
          </table:table-cell>
          <table:table-cell table:style-name="ce6" table:formula="of:=INDEX([.$N$3:.$N$10];[.D319]+1;1)" office:value-type="float" office:value="156" calcext:value-type="float">
            <text:p>156</text:p>
          </table:table-cell>
          <table:table-cell table:style-name="ce6" table:formula="of:=INDEX([.$N$3:.$N$10];[.F319]+1;1)" office:value-type="float" office:value="156" calcext:value-type="float">
            <text:p>156</text:p>
          </table:table-cell>
          <table:table-cell table:style-name="ce28" table:formula="of:=CONCATENATE(&quot;#&quot;;DEC2HEX([.O319];2);DEC2HEX([.P319];2);DEC2HEX([.Q319];2))" office:value-type="string" office:string-value="#FF9C9C" calcext:value-type="string">
            <text:p>#FF9C9C</text:p>
          </table:table-cell>
          <table:table-cell table:style-name="ce32" table:formula="of:=CONCATENATE(IF([.O319]&lt;10;&quot;  &quot;;IF([.O319]&lt;100;&quot; &quot;;&quot;&quot;));[.O319];&quot; &quot;;IF([.P319]&lt;10;&quot;  &quot;;IF([.P319]&lt;100;&quot; &quot;;&quot;&quot;));[.P319];&quot; &quot;;IF([.Q319]&lt;10;&quot;  &quot;;IF([.Q319]&lt;100;&quot; &quot;;&quot;&quot;));[.Q319];&quot; &quot;;[.A319];&quot; - &quot;;[.R319])" office:value-type="string" office:string-value="255 156 156 316 - #FF9C9C" calcext:value-type="string">
            <text:p>255 156 156 316 - #FF9C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6" calcext:value-type="float">
            <text:p>3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6"/>
          <table:table-cell table:style-name="ce45"/>
          <table:table-cell table:style-name="ce50" table:formula="of:=BITAND(BITRSHIFT([.A320];6);HEX2DEC(&quot;7&quot;))" office:value-type="float" office:value="4" calcext:value-type="float">
            <text:p>4</text:p>
          </table:table-cell>
          <table:table-cell table:style-name="ce3" table:formula="of:=BITAND(BITRSHIFT([.A320];3);HEX2DEC(&quot;7&quot;))" office:value-type="float" office:value="7" calcext:value-type="float">
            <text:p>7</text:p>
          </table:table-cell>
          <table:table-cell table:style-name="ce57" table:formula="of:=BITAND([.A32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0]/7;1/[.$K$1])*255;0)" office:value-type="float" office:value="255" calcext:value-type="float">
            <text:p>255</text:p>
          </table:table-cell>
          <table:table-cell table:style-name="ce6" table:formula="of:=ROUND(POWER([.D320]/7;1/[.$K$1])*255;0)" office:value-type="float" office:value="153" calcext:value-type="float">
            <text:p>153</text:p>
          </table:table-cell>
          <table:table-cell table:style-name="ce6" table:formula="of:=ROUND(POWER([.F320]/7;1/[.$K$1])*255;0)" office:value-type="float" office:value="188" calcext:value-type="float">
            <text:p>188</text:p>
          </table:table-cell>
          <table:table-cell table:style-name="ce28" table:formula="of:=CONCATENATE(&quot;#&quot;;DEC2HEX([.H320];2);DEC2HEX([.I320];2);DEC2HEX([.J320];2))" office:value-type="string" office:string-value="#FF99BC" calcext:value-type="string">
            <text:p>#FF99BC</text:p>
          </table:table-cell>
          <table:table-cell table:style-name="ce32" table:formula="of:=CONCATENATE(IF([.H320]&lt;10;&quot;  &quot;;IF([.H320]&lt;100;&quot; &quot;;&quot;&quot;));[.H320];&quot; &quot;;IF([.I320]&lt;10;&quot;  &quot;;IF([.I320]&lt;100;&quot; &quot;;&quot;&quot;));[.I320];&quot; &quot;;IF([.J320]&lt;10;&quot;  &quot;;IF([.J320]&lt;100;&quot; &quot;;&quot;&quot;));[.J320];&quot; &quot;;[.A320];&quot; - &quot;;[.K320])" office:value-type="string" office:string-value="255 153 188 317 - #FF99BC" calcext:value-type="string">
            <text:p>255 153 188 317 - #FF99BC</text:p>
          </table:table-cell>
          <table:table-cell table:style-name="ce35"/>
          <table:table-cell table:style-name="ce9"/>
          <table:table-cell table:style-name="ce6" table:formula="of:=INDEX([.$N$3:.$N$10];[.E320]+1;1)" office:value-type="float" office:value="255" calcext:value-type="float">
            <text:p>255</text:p>
          </table:table-cell>
          <table:table-cell table:style-name="ce6" table:formula="of:=INDEX([.$N$3:.$N$10];[.D320]+1;1)" office:value-type="float" office:value="156" calcext:value-type="float">
            <text:p>156</text:p>
          </table:table-cell>
          <table:table-cell table:style-name="ce6" table:formula="of:=INDEX([.$N$3:.$N$10];[.F320]+1;1)" office:value-type="float" office:value="187" calcext:value-type="float">
            <text:p>187</text:p>
          </table:table-cell>
          <table:table-cell table:style-name="ce28" table:formula="of:=CONCATENATE(&quot;#&quot;;DEC2HEX([.O320];2);DEC2HEX([.P320];2);DEC2HEX([.Q320];2))" office:value-type="string" office:string-value="#FF9CBB" calcext:value-type="string">
            <text:p>#FF9CBB</text:p>
          </table:table-cell>
          <table:table-cell table:style-name="ce32" table:formula="of:=CONCATENATE(IF([.O320]&lt;10;&quot;  &quot;;IF([.O320]&lt;100;&quot; &quot;;&quot;&quot;));[.O320];&quot; &quot;;IF([.P320]&lt;10;&quot;  &quot;;IF([.P320]&lt;100;&quot; &quot;;&quot;&quot;));[.P320];&quot; &quot;;IF([.Q320]&lt;10;&quot;  &quot;;IF([.Q320]&lt;100;&quot; &quot;;&quot;&quot;));[.Q320];&quot; &quot;;[.A320];&quot; - &quot;;[.R320])" office:value-type="string" office:string-value="255 156 187 317 - #FF9CBB" calcext:value-type="string">
            <text:p>255 156 187 317 - #FF9C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7" calcext:value-type="float">
            <text:p>3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6"/>
          <table:table-cell table:style-name="ce45"/>
          <table:table-cell table:style-name="ce50" table:formula="of:=BITAND(BITRSHIFT([.A321];6);HEX2DEC(&quot;7&quot;))" office:value-type="float" office:value="4" calcext:value-type="float">
            <text:p>4</text:p>
          </table:table-cell>
          <table:table-cell table:style-name="ce3" table:formula="of:=BITAND(BITRSHIFT([.A321];3);HEX2DEC(&quot;7&quot;))" office:value-type="float" office:value="7" calcext:value-type="float">
            <text:p>7</text:p>
          </table:table-cell>
          <table:table-cell table:style-name="ce57" table:formula="of:=BITAND([.A32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21]/7;1/[.$K$1])*255;0)" office:value-type="float" office:value="255" calcext:value-type="float">
            <text:p>255</text:p>
          </table:table-cell>
          <table:table-cell table:style-name="ce6" table:formula="of:=ROUND(POWER([.D321]/7;1/[.$K$1])*255;0)" office:value-type="float" office:value="153" calcext:value-type="float">
            <text:p>153</text:p>
          </table:table-cell>
          <table:table-cell table:style-name="ce6" table:formula="of:=ROUND(POWER([.F321]/7;1/[.$K$1])*255;0)" office:value-type="float" office:value="222" calcext:value-type="float">
            <text:p>222</text:p>
          </table:table-cell>
          <table:table-cell table:style-name="ce28" table:formula="of:=CONCATENATE(&quot;#&quot;;DEC2HEX([.H321];2);DEC2HEX([.I321];2);DEC2HEX([.J321];2))" office:value-type="string" office:string-value="#FF99DE" calcext:value-type="string">
            <text:p>#FF99DE</text:p>
          </table:table-cell>
          <table:table-cell table:style-name="ce32" table:formula="of:=CONCATENATE(IF([.H321]&lt;10;&quot;  &quot;;IF([.H321]&lt;100;&quot; &quot;;&quot;&quot;));[.H321];&quot; &quot;;IF([.I321]&lt;10;&quot;  &quot;;IF([.I321]&lt;100;&quot; &quot;;&quot;&quot;));[.I321];&quot; &quot;;IF([.J321]&lt;10;&quot;  &quot;;IF([.J321]&lt;100;&quot; &quot;;&quot;&quot;));[.J321];&quot; &quot;;[.A321];&quot; - &quot;;[.K321])" office:value-type="string" office:string-value="255 153 222 318 - #FF99DE" calcext:value-type="string">
            <text:p>255 153 222 318 - #FF99DE</text:p>
          </table:table-cell>
          <table:table-cell table:style-name="ce35"/>
          <table:table-cell table:style-name="ce9"/>
          <table:table-cell table:style-name="ce6" table:formula="of:=INDEX([.$N$3:.$N$10];[.E321]+1;1)" office:value-type="float" office:value="255" calcext:value-type="float">
            <text:p>255</text:p>
          </table:table-cell>
          <table:table-cell table:style-name="ce6" table:formula="of:=INDEX([.$N$3:.$N$10];[.D321]+1;1)" office:value-type="float" office:value="156" calcext:value-type="float">
            <text:p>156</text:p>
          </table:table-cell>
          <table:table-cell table:style-name="ce6" table:formula="of:=INDEX([.$N$3:.$N$10];[.F321]+1;1)" office:value-type="float" office:value="225" calcext:value-type="float">
            <text:p>225</text:p>
          </table:table-cell>
          <table:table-cell table:style-name="ce28" table:formula="of:=CONCATENATE(&quot;#&quot;;DEC2HEX([.O321];2);DEC2HEX([.P321];2);DEC2HEX([.Q321];2))" office:value-type="string" office:string-value="#FF9CE1" calcext:value-type="string">
            <text:p>#FF9CE1</text:p>
          </table:table-cell>
          <table:table-cell table:style-name="ce32" table:formula="of:=CONCATENATE(IF([.O321]&lt;10;&quot;  &quot;;IF([.O321]&lt;100;&quot; &quot;;&quot;&quot;));[.O321];&quot; &quot;;IF([.P321]&lt;10;&quot;  &quot;;IF([.P321]&lt;100;&quot; &quot;;&quot;&quot;));[.P321];&quot; &quot;;IF([.Q321]&lt;10;&quot;  &quot;;IF([.Q321]&lt;100;&quot; &quot;;&quot;&quot;));[.Q321];&quot; &quot;;[.A321];&quot; - &quot;;[.R321])" office:value-type="string" office:string-value="255 156 225 318 - #FF9CE1" calcext:value-type="string">
            <text:p>255 156 225 318 - #FF9C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8" calcext:value-type="float">
            <text:p>3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6"/>
          <table:table-cell table:style-name="ce45"/>
          <table:table-cell table:style-name="ce50" table:formula="of:=BITAND(BITRSHIFT([.A322];6);HEX2DEC(&quot;7&quot;))" office:value-type="float" office:value="4" calcext:value-type="float">
            <text:p>4</text:p>
          </table:table-cell>
          <table:table-cell table:style-name="ce3" table:formula="of:=BITAND(BITRSHIFT([.A322];3);HEX2DEC(&quot;7&quot;))" office:value-type="float" office:value="7" calcext:value-type="float">
            <text:p>7</text:p>
          </table:table-cell>
          <table:table-cell table:style-name="ce57" table:formula="of:=BITAND([.A32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22]/7;1/[.$K$1])*255;0)" office:value-type="float" office:value="255" calcext:value-type="float">
            <text:p>255</text:p>
          </table:table-cell>
          <table:table-cell table:style-name="ce6" table:formula="of:=ROUND(POWER([.D322]/7;1/[.$K$1])*255;0)" office:value-type="float" office:value="153" calcext:value-type="float">
            <text:p>153</text:p>
          </table:table-cell>
          <table:table-cell table:style-name="ce6" table:formula="of:=ROUND(POWER([.F322]/7;1/[.$K$1])*255;0)" office:value-type="float" office:value="255" calcext:value-type="float">
            <text:p>255</text:p>
          </table:table-cell>
          <table:table-cell table:style-name="ce28" table:formula="of:=CONCATENATE(&quot;#&quot;;DEC2HEX([.H322];2);DEC2HEX([.I322];2);DEC2HEX([.J322];2))" office:value-type="string" office:string-value="#FF99FF" calcext:value-type="string">
            <text:p>#FF99FF</text:p>
          </table:table-cell>
          <table:table-cell table:style-name="ce32" table:formula="of:=CONCATENATE(IF([.H322]&lt;10;&quot;  &quot;;IF([.H322]&lt;100;&quot; &quot;;&quot;&quot;));[.H322];&quot; &quot;;IF([.I322]&lt;10;&quot;  &quot;;IF([.I322]&lt;100;&quot; &quot;;&quot;&quot;));[.I322];&quot; &quot;;IF([.J322]&lt;10;&quot;  &quot;;IF([.J322]&lt;100;&quot; &quot;;&quot;&quot;));[.J322];&quot; &quot;;[.A322];&quot; - &quot;;[.K322])" office:value-type="string" office:string-value="255 153 255 319 - #FF99FF" calcext:value-type="string">
            <text:p>255 153 255 319 - #FF99FF</text:p>
          </table:table-cell>
          <table:table-cell table:style-name="ce35"/>
          <table:table-cell table:style-name="ce9"/>
          <table:table-cell table:style-name="ce6" table:formula="of:=INDEX([.$N$3:.$N$10];[.E322]+1;1)" office:value-type="float" office:value="255" calcext:value-type="float">
            <text:p>255</text:p>
          </table:table-cell>
          <table:table-cell table:style-name="ce6" table:formula="of:=INDEX([.$N$3:.$N$10];[.D322]+1;1)" office:value-type="float" office:value="156" calcext:value-type="float">
            <text:p>156</text:p>
          </table:table-cell>
          <table:table-cell table:style-name="ce6" table:formula="of:=INDEX([.$N$3:.$N$10];[.F322]+1;1)" office:value-type="float" office:value="255" calcext:value-type="float">
            <text:p>255</text:p>
          </table:table-cell>
          <table:table-cell table:style-name="ce28" table:formula="of:=CONCATENATE(&quot;#&quot;;DEC2HEX([.O322];2);DEC2HEX([.P322];2);DEC2HEX([.Q322];2))" office:value-type="string" office:string-value="#FF9CFF" calcext:value-type="string">
            <text:p>#FF9CFF</text:p>
          </table:table-cell>
          <table:table-cell table:style-name="ce32" table:formula="of:=CONCATENATE(IF([.O322]&lt;10;&quot;  &quot;;IF([.O322]&lt;100;&quot; &quot;;&quot;&quot;));[.O322];&quot; &quot;;IF([.P322]&lt;10;&quot;  &quot;;IF([.P322]&lt;100;&quot; &quot;;&quot;&quot;));[.P322];&quot; &quot;;IF([.Q322]&lt;10;&quot;  &quot;;IF([.Q322]&lt;100;&quot; &quot;;&quot;&quot;));[.Q322];&quot; &quot;;[.A322];&quot; - &quot;;[.R322])" office:value-type="string" office:string-value="255 156 255 319 - #FF9CFF" calcext:value-type="string">
            <text:p>255 156 255 319 - #FF9C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19" calcext:value-type="float">
            <text:p>3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6"/>
          <table:table-cell table:style-name="ce45"/>
          <table:table-cell table:style-name="ce50" table:formula="of:=BITAND(BITRSHIFT([.A323];6);HEX2DEC(&quot;7&quot;))" office:value-type="float" office:value="5" calcext:value-type="float">
            <text:p>5</text:p>
          </table:table-cell>
          <table:table-cell table:style-name="ce3" table:formula="of:=BITAND(BITRSHIFT([.A323];3);HEX2DEC(&quot;7&quot;))" office:value-type="float" office:value="0" calcext:value-type="float">
            <text:p>0</text:p>
          </table:table-cell>
          <table:table-cell table:style-name="ce57" table:formula="of:=BITAND([.A32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23]/7;1/[.$K$1])*255;0)" office:value-type="float" office:value="0" calcext:value-type="float">
            <text:p>0</text:p>
          </table:table-cell>
          <table:table-cell table:style-name="ce6" table:formula="of:=ROUND(POWER([.D323]/7;1/[.$K$1])*255;0)" office:value-type="float" office:value="188" calcext:value-type="float">
            <text:p>188</text:p>
          </table:table-cell>
          <table:table-cell table:style-name="ce6" table:formula="of:=ROUND(POWER([.F323]/7;1/[.$K$1])*255;0)" office:value-type="float" office:value="0" calcext:value-type="float">
            <text:p>0</text:p>
          </table:table-cell>
          <table:table-cell table:style-name="ce28" table:formula="of:=CONCATENATE(&quot;#&quot;;DEC2HEX([.H323];2);DEC2HEX([.I323];2);DEC2HEX([.J323];2))" office:value-type="string" office:string-value="#00BC00" calcext:value-type="string">
            <text:p>#00BC00</text:p>
          </table:table-cell>
          <table:table-cell table:style-name="ce32" table:formula="of:=CONCATENATE(IF([.H323]&lt;10;&quot;  &quot;;IF([.H323]&lt;100;&quot; &quot;;&quot;&quot;));[.H323];&quot; &quot;;IF([.I323]&lt;10;&quot;  &quot;;IF([.I323]&lt;100;&quot; &quot;;&quot;&quot;));[.I323];&quot; &quot;;IF([.J323]&lt;10;&quot;  &quot;;IF([.J323]&lt;100;&quot; &quot;;&quot;&quot;));[.J323];&quot; &quot;;[.A323];&quot; - &quot;;[.K323])" office:value-type="string" office:string-value="  0 188   0 320 - #00BC00" calcext:value-type="string">
            <text:p><text:s text:c="2"/>0 188 <text:s text:c="2"/>0 320 - #00BC00</text:p>
          </table:table-cell>
          <table:table-cell table:style-name="ce35"/>
          <table:table-cell table:style-name="ce9"/>
          <table:table-cell table:style-name="ce6" table:formula="of:=INDEX([.$N$3:.$N$10];[.E323]+1;1)" office:value-type="float" office:value="0" calcext:value-type="float">
            <text:p>0</text:p>
          </table:table-cell>
          <table:table-cell table:style-name="ce6" table:formula="of:=INDEX([.$N$3:.$N$10];[.D323]+1;1)" office:value-type="float" office:value="187" calcext:value-type="float">
            <text:p>187</text:p>
          </table:table-cell>
          <table:table-cell table:style-name="ce6" table:formula="of:=INDEX([.$N$3:.$N$10];[.F323]+1;1)" office:value-type="float" office:value="0" calcext:value-type="float">
            <text:p>0</text:p>
          </table:table-cell>
          <table:table-cell table:style-name="ce28" table:formula="of:=CONCATENATE(&quot;#&quot;;DEC2HEX([.O323];2);DEC2HEX([.P323];2);DEC2HEX([.Q323];2))" office:value-type="string" office:string-value="#00BB00" calcext:value-type="string">
            <text:p>#00BB00</text:p>
          </table:table-cell>
          <table:table-cell table:style-name="ce32" table:formula="of:=CONCATENATE(IF([.O323]&lt;10;&quot;  &quot;;IF([.O323]&lt;100;&quot; &quot;;&quot;&quot;));[.O323];&quot; &quot;;IF([.P323]&lt;10;&quot;  &quot;;IF([.P323]&lt;100;&quot; &quot;;&quot;&quot;));[.P323];&quot; &quot;;IF([.Q323]&lt;10;&quot;  &quot;;IF([.Q323]&lt;100;&quot; &quot;;&quot;&quot;));[.Q323];&quot; &quot;;[.A323];&quot; - &quot;;[.R323])" office:value-type="string" office:string-value="  0 187   0 320 - #00BB00" calcext:value-type="string">
            <text:p><text:s text:c="2"/>0 187 <text:s text:c="2"/>0 320 - #00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0" calcext:value-type="float">
            <text:p>3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6"/>
          <table:table-cell table:style-name="ce45"/>
          <table:table-cell table:style-name="ce50" table:formula="of:=BITAND(BITRSHIFT([.A324];6);HEX2DEC(&quot;7&quot;))" office:value-type="float" office:value="5" calcext:value-type="float">
            <text:p>5</text:p>
          </table:table-cell>
          <table:table-cell table:style-name="ce3" table:formula="of:=BITAND(BITRSHIFT([.A324];3);HEX2DEC(&quot;7&quot;))" office:value-type="float" office:value="0" calcext:value-type="float">
            <text:p>0</text:p>
          </table:table-cell>
          <table:table-cell table:style-name="ce57" table:formula="of:=BITAND([.A32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24]/7;1/[.$K$1])*255;0)" office:value-type="float" office:value="0" calcext:value-type="float">
            <text:p>0</text:p>
          </table:table-cell>
          <table:table-cell table:style-name="ce6" table:formula="of:=ROUND(POWER([.D324]/7;1/[.$K$1])*255;0)" office:value-type="float" office:value="188" calcext:value-type="float">
            <text:p>188</text:p>
          </table:table-cell>
          <table:table-cell table:style-name="ce6" table:formula="of:=ROUND(POWER([.F324]/7;1/[.$K$1])*255;0)" office:value-type="float" office:value="43" calcext:value-type="float">
            <text:p>43</text:p>
          </table:table-cell>
          <table:table-cell table:style-name="ce28" table:formula="of:=CONCATENATE(&quot;#&quot;;DEC2HEX([.H324];2);DEC2HEX([.I324];2);DEC2HEX([.J324];2))" office:value-type="string" office:string-value="#00BC2B" calcext:value-type="string">
            <text:p>#00BC2B</text:p>
          </table:table-cell>
          <table:table-cell table:style-name="ce32" table:formula="of:=CONCATENATE(IF([.H324]&lt;10;&quot;  &quot;;IF([.H324]&lt;100;&quot; &quot;;&quot;&quot;));[.H324];&quot; &quot;;IF([.I324]&lt;10;&quot;  &quot;;IF([.I324]&lt;100;&quot; &quot;;&quot;&quot;));[.I324];&quot; &quot;;IF([.J324]&lt;10;&quot;  &quot;;IF([.J324]&lt;100;&quot; &quot;;&quot;&quot;));[.J324];&quot; &quot;;[.A324];&quot; - &quot;;[.K324])" office:value-type="string" office:string-value="  0 188  43 321 - #00BC2B" calcext:value-type="string">
            <text:p><text:s text:c="2"/>0 188 <text:s/>43 321 - #00BC2B</text:p>
          </table:table-cell>
          <table:table-cell table:style-name="ce35"/>
          <table:table-cell table:style-name="ce9"/>
          <table:table-cell table:style-name="ce6" table:formula="of:=INDEX([.$N$3:.$N$10];[.E324]+1;1)" office:value-type="float" office:value="0" calcext:value-type="float">
            <text:p>0</text:p>
          </table:table-cell>
          <table:table-cell table:style-name="ce6" table:formula="of:=INDEX([.$N$3:.$N$10];[.D324]+1;1)" office:value-type="float" office:value="187" calcext:value-type="float">
            <text:p>187</text:p>
          </table:table-cell>
          <table:table-cell table:style-name="ce6" table:formula="of:=INDEX([.$N$3:.$N$10];[.F324]+1;1)" office:value-type="float" office:value="40" calcext:value-type="float">
            <text:p>40</text:p>
          </table:table-cell>
          <table:table-cell table:style-name="ce28" table:formula="of:=CONCATENATE(&quot;#&quot;;DEC2HEX([.O324];2);DEC2HEX([.P324];2);DEC2HEX([.Q324];2))" office:value-type="string" office:string-value="#00BB28" calcext:value-type="string">
            <text:p>#00BB28</text:p>
          </table:table-cell>
          <table:table-cell table:style-name="ce32" table:formula="of:=CONCATENATE(IF([.O324]&lt;10;&quot;  &quot;;IF([.O324]&lt;100;&quot; &quot;;&quot;&quot;));[.O324];&quot; &quot;;IF([.P324]&lt;10;&quot;  &quot;;IF([.P324]&lt;100;&quot; &quot;;&quot;&quot;));[.P324];&quot; &quot;;IF([.Q324]&lt;10;&quot;  &quot;;IF([.Q324]&lt;100;&quot; &quot;;&quot;&quot;));[.Q324];&quot; &quot;;[.A324];&quot; - &quot;;[.R324])" office:value-type="string" office:string-value="  0 187  40 321 - #00BB28" calcext:value-type="string">
            <text:p><text:s text:c="2"/>0 187 <text:s/>40 321 - #00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1" calcext:value-type="float">
            <text:p>3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6"/>
          <table:table-cell table:style-name="ce45"/>
          <table:table-cell table:style-name="ce50" table:formula="of:=BITAND(BITRSHIFT([.A325];6);HEX2DEC(&quot;7&quot;))" office:value-type="float" office:value="5" calcext:value-type="float">
            <text:p>5</text:p>
          </table:table-cell>
          <table:table-cell table:style-name="ce3" table:formula="of:=BITAND(BITRSHIFT([.A325];3);HEX2DEC(&quot;7&quot;))" office:value-type="float" office:value="0" calcext:value-type="float">
            <text:p>0</text:p>
          </table:table-cell>
          <table:table-cell table:style-name="ce57" table:formula="of:=BITAND([.A32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25]/7;1/[.$K$1])*255;0)" office:value-type="float" office:value="0" calcext:value-type="float">
            <text:p>0</text:p>
          </table:table-cell>
          <table:table-cell table:style-name="ce6" table:formula="of:=ROUND(POWER([.D325]/7;1/[.$K$1])*255;0)" office:value-type="float" office:value="188" calcext:value-type="float">
            <text:p>188</text:p>
          </table:table-cell>
          <table:table-cell table:style-name="ce6" table:formula="of:=ROUND(POWER([.F325]/7;1/[.$K$1])*255;0)" office:value-type="float" office:value="82" calcext:value-type="float">
            <text:p>82</text:p>
          </table:table-cell>
          <table:table-cell table:style-name="ce28" table:formula="of:=CONCATENATE(&quot;#&quot;;DEC2HEX([.H325];2);DEC2HEX([.I325];2);DEC2HEX([.J325];2))" office:value-type="string" office:string-value="#00BC52" calcext:value-type="string">
            <text:p>#00BC52</text:p>
          </table:table-cell>
          <table:table-cell table:style-name="ce32" table:formula="of:=CONCATENATE(IF([.H325]&lt;10;&quot;  &quot;;IF([.H325]&lt;100;&quot; &quot;;&quot;&quot;));[.H325];&quot; &quot;;IF([.I325]&lt;10;&quot;  &quot;;IF([.I325]&lt;100;&quot; &quot;;&quot;&quot;));[.I325];&quot; &quot;;IF([.J325]&lt;10;&quot;  &quot;;IF([.J325]&lt;100;&quot; &quot;;&quot;&quot;));[.J325];&quot; &quot;;[.A325];&quot; - &quot;;[.K325])" office:value-type="string" office:string-value="  0 188  82 322 - #00BC52" calcext:value-type="string">
            <text:p><text:s text:c="2"/>0 188 <text:s/>82 322 - #00BC52</text:p>
          </table:table-cell>
          <table:table-cell table:style-name="ce35"/>
          <table:table-cell table:style-name="ce9"/>
          <table:table-cell table:style-name="ce6" table:formula="of:=INDEX([.$N$3:.$N$10];[.E325]+1;1)" office:value-type="float" office:value="0" calcext:value-type="float">
            <text:p>0</text:p>
          </table:table-cell>
          <table:table-cell table:style-name="ce6" table:formula="of:=INDEX([.$N$3:.$N$10];[.D325]+1;1)" office:value-type="float" office:value="187" calcext:value-type="float">
            <text:p>187</text:p>
          </table:table-cell>
          <table:table-cell table:style-name="ce6" table:formula="of:=INDEX([.$N$3:.$N$10];[.F325]+1;1)" office:value-type="float" office:value="83" calcext:value-type="float">
            <text:p>83</text:p>
          </table:table-cell>
          <table:table-cell table:style-name="ce28" table:formula="of:=CONCATENATE(&quot;#&quot;;DEC2HEX([.O325];2);DEC2HEX([.P325];2);DEC2HEX([.Q325];2))" office:value-type="string" office:string-value="#00BB53" calcext:value-type="string">
            <text:p>#00BB53</text:p>
          </table:table-cell>
          <table:table-cell table:style-name="ce32" table:formula="of:=CONCATENATE(IF([.O325]&lt;10;&quot;  &quot;;IF([.O325]&lt;100;&quot; &quot;;&quot;&quot;));[.O325];&quot; &quot;;IF([.P325]&lt;10;&quot;  &quot;;IF([.P325]&lt;100;&quot; &quot;;&quot;&quot;));[.P325];&quot; &quot;;IF([.Q325]&lt;10;&quot;  &quot;;IF([.Q325]&lt;100;&quot; &quot;;&quot;&quot;));[.Q325];&quot; &quot;;[.A325];&quot; - &quot;;[.R325])" office:value-type="string" office:string-value="  0 187  83 322 - #00BB53" calcext:value-type="string">
            <text:p><text:s text:c="2"/>0 187 <text:s/>83 322 - #00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2" calcext:value-type="float">
            <text:p>3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6"/>
          <table:table-cell table:style-name="ce45"/>
          <table:table-cell table:style-name="ce50" table:formula="of:=BITAND(BITRSHIFT([.A326];6);HEX2DEC(&quot;7&quot;))" office:value-type="float" office:value="5" calcext:value-type="float">
            <text:p>5</text:p>
          </table:table-cell>
          <table:table-cell table:style-name="ce3" table:formula="of:=BITAND(BITRSHIFT([.A326];3);HEX2DEC(&quot;7&quot;))" office:value-type="float" office:value="0" calcext:value-type="float">
            <text:p>0</text:p>
          </table:table-cell>
          <table:table-cell table:style-name="ce57" table:formula="of:=BITAND([.A32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26]/7;1/[.$K$1])*255;0)" office:value-type="float" office:value="0" calcext:value-type="float">
            <text:p>0</text:p>
          </table:table-cell>
          <table:table-cell table:style-name="ce6" table:formula="of:=ROUND(POWER([.D326]/7;1/[.$K$1])*255;0)" office:value-type="float" office:value="188" calcext:value-type="float">
            <text:p>188</text:p>
          </table:table-cell>
          <table:table-cell table:style-name="ce6" table:formula="of:=ROUND(POWER([.F326]/7;1/[.$K$1])*255;0)" office:value-type="float" office:value="118" calcext:value-type="float">
            <text:p>118</text:p>
          </table:table-cell>
          <table:table-cell table:style-name="ce28" table:formula="of:=CONCATENATE(&quot;#&quot;;DEC2HEX([.H326];2);DEC2HEX([.I326];2);DEC2HEX([.J326];2))" office:value-type="string" office:string-value="#00BC76" calcext:value-type="string">
            <text:p>#00BC76</text:p>
          </table:table-cell>
          <table:table-cell table:style-name="ce32" table:formula="of:=CONCATENATE(IF([.H326]&lt;10;&quot;  &quot;;IF([.H326]&lt;100;&quot; &quot;;&quot;&quot;));[.H326];&quot; &quot;;IF([.I326]&lt;10;&quot;  &quot;;IF([.I326]&lt;100;&quot; &quot;;&quot;&quot;));[.I326];&quot; &quot;;IF([.J326]&lt;10;&quot;  &quot;;IF([.J326]&lt;100;&quot; &quot;;&quot;&quot;));[.J326];&quot; &quot;;[.A326];&quot; - &quot;;[.K326])" office:value-type="string" office:string-value="  0 188 118 323 - #00BC76" calcext:value-type="string">
            <text:p><text:s text:c="2"/>0 188 118 323 - #00BC76</text:p>
          </table:table-cell>
          <table:table-cell table:style-name="ce35"/>
          <table:table-cell table:style-name="ce9"/>
          <table:table-cell table:style-name="ce6" table:formula="of:=INDEX([.$N$3:.$N$10];[.E326]+1;1)" office:value-type="float" office:value="0" calcext:value-type="float">
            <text:p>0</text:p>
          </table:table-cell>
          <table:table-cell table:style-name="ce6" table:formula="of:=INDEX([.$N$3:.$N$10];[.D326]+1;1)" office:value-type="float" office:value="187" calcext:value-type="float">
            <text:p>187</text:p>
          </table:table-cell>
          <table:table-cell table:style-name="ce6" table:formula="of:=INDEX([.$N$3:.$N$10];[.F326]+1;1)" office:value-type="float" office:value="116" calcext:value-type="float">
            <text:p>116</text:p>
          </table:table-cell>
          <table:table-cell table:style-name="ce28" table:formula="of:=CONCATENATE(&quot;#&quot;;DEC2HEX([.O326];2);DEC2HEX([.P326];2);DEC2HEX([.Q326];2))" office:value-type="string" office:string-value="#00BB74" calcext:value-type="string">
            <text:p>#00BB74</text:p>
          </table:table-cell>
          <table:table-cell table:style-name="ce32" table:formula="of:=CONCATENATE(IF([.O326]&lt;10;&quot;  &quot;;IF([.O326]&lt;100;&quot; &quot;;&quot;&quot;));[.O326];&quot; &quot;;IF([.P326]&lt;10;&quot;  &quot;;IF([.P326]&lt;100;&quot; &quot;;&quot;&quot;));[.P326];&quot; &quot;;IF([.Q326]&lt;10;&quot;  &quot;;IF([.Q326]&lt;100;&quot; &quot;;&quot;&quot;));[.Q326];&quot; &quot;;[.A326];&quot; - &quot;;[.R326])" office:value-type="string" office:string-value="  0 187 116 323 - #00BB74" calcext:value-type="string">
            <text:p><text:s text:c="2"/>0 187 116 323 - #00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3" calcext:value-type="float">
            <text:p>3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6"/>
          <table:table-cell table:style-name="ce45"/>
          <table:table-cell table:style-name="ce50" table:formula="of:=BITAND(BITRSHIFT([.A327];6);HEX2DEC(&quot;7&quot;))" office:value-type="float" office:value="5" calcext:value-type="float">
            <text:p>5</text:p>
          </table:table-cell>
          <table:table-cell table:style-name="ce3" table:formula="of:=BITAND(BITRSHIFT([.A327];3);HEX2DEC(&quot;7&quot;))" office:value-type="float" office:value="0" calcext:value-type="float">
            <text:p>0</text:p>
          </table:table-cell>
          <table:table-cell table:style-name="ce57" table:formula="of:=BITAND([.A32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27]/7;1/[.$K$1])*255;0)" office:value-type="float" office:value="0" calcext:value-type="float">
            <text:p>0</text:p>
          </table:table-cell>
          <table:table-cell table:style-name="ce6" table:formula="of:=ROUND(POWER([.D327]/7;1/[.$K$1])*255;0)" office:value-type="float" office:value="188" calcext:value-type="float">
            <text:p>188</text:p>
          </table:table-cell>
          <table:table-cell table:style-name="ce6" table:formula="of:=ROUND(POWER([.F327]/7;1/[.$K$1])*255;0)" office:value-type="float" office:value="153" calcext:value-type="float">
            <text:p>153</text:p>
          </table:table-cell>
          <table:table-cell table:style-name="ce28" table:formula="of:=CONCATENATE(&quot;#&quot;;DEC2HEX([.H327];2);DEC2HEX([.I327];2);DEC2HEX([.J327];2))" office:value-type="string" office:string-value="#00BC99" calcext:value-type="string">
            <text:p>#00BC99</text:p>
          </table:table-cell>
          <table:table-cell table:style-name="ce32" table:formula="of:=CONCATENATE(IF([.H327]&lt;10;&quot;  &quot;;IF([.H327]&lt;100;&quot; &quot;;&quot;&quot;));[.H327];&quot; &quot;;IF([.I327]&lt;10;&quot;  &quot;;IF([.I327]&lt;100;&quot; &quot;;&quot;&quot;));[.I327];&quot; &quot;;IF([.J327]&lt;10;&quot;  &quot;;IF([.J327]&lt;100;&quot; &quot;;&quot;&quot;));[.J327];&quot; &quot;;[.A327];&quot; - &quot;;[.K327])" office:value-type="string" office:string-value="  0 188 153 324 - #00BC99" calcext:value-type="string">
            <text:p><text:s text:c="2"/>0 188 153 324 - #00BC99</text:p>
          </table:table-cell>
          <table:table-cell table:style-name="ce35"/>
          <table:table-cell table:style-name="ce9"/>
          <table:table-cell table:style-name="ce6" table:formula="of:=INDEX([.$N$3:.$N$10];[.E327]+1;1)" office:value-type="float" office:value="0" calcext:value-type="float">
            <text:p>0</text:p>
          </table:table-cell>
          <table:table-cell table:style-name="ce6" table:formula="of:=INDEX([.$N$3:.$N$10];[.D327]+1;1)" office:value-type="float" office:value="187" calcext:value-type="float">
            <text:p>187</text:p>
          </table:table-cell>
          <table:table-cell table:style-name="ce6" table:formula="of:=INDEX([.$N$3:.$N$10];[.F327]+1;1)" office:value-type="float" office:value="156" calcext:value-type="float">
            <text:p>156</text:p>
          </table:table-cell>
          <table:table-cell table:style-name="ce28" table:formula="of:=CONCATENATE(&quot;#&quot;;DEC2HEX([.O327];2);DEC2HEX([.P327];2);DEC2HEX([.Q327];2))" office:value-type="string" office:string-value="#00BB9C" calcext:value-type="string">
            <text:p>#00BB9C</text:p>
          </table:table-cell>
          <table:table-cell table:style-name="ce32" table:formula="of:=CONCATENATE(IF([.O327]&lt;10;&quot;  &quot;;IF([.O327]&lt;100;&quot; &quot;;&quot;&quot;));[.O327];&quot; &quot;;IF([.P327]&lt;10;&quot;  &quot;;IF([.P327]&lt;100;&quot; &quot;;&quot;&quot;));[.P327];&quot; &quot;;IF([.Q327]&lt;10;&quot;  &quot;;IF([.Q327]&lt;100;&quot; &quot;;&quot;&quot;));[.Q327];&quot; &quot;;[.A327];&quot; - &quot;;[.R327])" office:value-type="string" office:string-value="  0 187 156 324 - #00BB9C" calcext:value-type="string">
            <text:p><text:s text:c="2"/>0 187 156 324 - #00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4" calcext:value-type="float">
            <text:p>3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6"/>
          <table:table-cell table:style-name="ce45"/>
          <table:table-cell table:style-name="ce50" table:formula="of:=BITAND(BITRSHIFT([.A328];6);HEX2DEC(&quot;7&quot;))" office:value-type="float" office:value="5" calcext:value-type="float">
            <text:p>5</text:p>
          </table:table-cell>
          <table:table-cell table:style-name="ce3" table:formula="of:=BITAND(BITRSHIFT([.A328];3);HEX2DEC(&quot;7&quot;))" office:value-type="float" office:value="0" calcext:value-type="float">
            <text:p>0</text:p>
          </table:table-cell>
          <table:table-cell table:style-name="ce57" table:formula="of:=BITAND([.A32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28]/7;1/[.$K$1])*255;0)" office:value-type="float" office:value="0" calcext:value-type="float">
            <text:p>0</text:p>
          </table:table-cell>
          <table:table-cell table:style-name="ce6" table:formula="of:=ROUND(POWER([.D328]/7;1/[.$K$1])*255;0)" office:value-type="float" office:value="188" calcext:value-type="float">
            <text:p>188</text:p>
          </table:table-cell>
          <table:table-cell table:style-name="ce6" table:formula="of:=ROUND(POWER([.F328]/7;1/[.$K$1])*255;0)" office:value-type="float" office:value="188" calcext:value-type="float">
            <text:p>188</text:p>
          </table:table-cell>
          <table:table-cell table:style-name="ce28" table:formula="of:=CONCATENATE(&quot;#&quot;;DEC2HEX([.H328];2);DEC2HEX([.I328];2);DEC2HEX([.J328];2))" office:value-type="string" office:string-value="#00BCBC" calcext:value-type="string">
            <text:p>#00BCBC</text:p>
          </table:table-cell>
          <table:table-cell table:style-name="ce32" table:formula="of:=CONCATENATE(IF([.H328]&lt;10;&quot;  &quot;;IF([.H328]&lt;100;&quot; &quot;;&quot;&quot;));[.H328];&quot; &quot;;IF([.I328]&lt;10;&quot;  &quot;;IF([.I328]&lt;100;&quot; &quot;;&quot;&quot;));[.I328];&quot; &quot;;IF([.J328]&lt;10;&quot;  &quot;;IF([.J328]&lt;100;&quot; &quot;;&quot;&quot;));[.J328];&quot; &quot;;[.A328];&quot; - &quot;;[.K328])" office:value-type="string" office:string-value="  0 188 188 325 - #00BCBC" calcext:value-type="string">
            <text:p><text:s text:c="2"/>0 188 188 325 - #00BCBC</text:p>
          </table:table-cell>
          <table:table-cell table:style-name="ce35"/>
          <table:table-cell table:style-name="ce9"/>
          <table:table-cell table:style-name="ce6" table:formula="of:=INDEX([.$N$3:.$N$10];[.E328]+1;1)" office:value-type="float" office:value="0" calcext:value-type="float">
            <text:p>0</text:p>
          </table:table-cell>
          <table:table-cell table:style-name="ce6" table:formula="of:=INDEX([.$N$3:.$N$10];[.D328]+1;1)" office:value-type="float" office:value="187" calcext:value-type="float">
            <text:p>187</text:p>
          </table:table-cell>
          <table:table-cell table:style-name="ce6" table:formula="of:=INDEX([.$N$3:.$N$10];[.F328]+1;1)" office:value-type="float" office:value="187" calcext:value-type="float">
            <text:p>187</text:p>
          </table:table-cell>
          <table:table-cell table:style-name="ce28" table:formula="of:=CONCATENATE(&quot;#&quot;;DEC2HEX([.O328];2);DEC2HEX([.P328];2);DEC2HEX([.Q328];2))" office:value-type="string" office:string-value="#00BBBB" calcext:value-type="string">
            <text:p>#00BBBB</text:p>
          </table:table-cell>
          <table:table-cell table:style-name="ce32" table:formula="of:=CONCATENATE(IF([.O328]&lt;10;&quot;  &quot;;IF([.O328]&lt;100;&quot; &quot;;&quot;&quot;));[.O328];&quot; &quot;;IF([.P328]&lt;10;&quot;  &quot;;IF([.P328]&lt;100;&quot; &quot;;&quot;&quot;));[.P328];&quot; &quot;;IF([.Q328]&lt;10;&quot;  &quot;;IF([.Q328]&lt;100;&quot; &quot;;&quot;&quot;));[.Q328];&quot; &quot;;[.A328];&quot; - &quot;;[.R328])" office:value-type="string" office:string-value="  0 187 187 325 - #00BBBB" calcext:value-type="string">
            <text:p><text:s text:c="2"/>0 187 187 325 - #00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5" calcext:value-type="float">
            <text:p>3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6"/>
          <table:table-cell table:style-name="ce45"/>
          <table:table-cell table:style-name="ce50" table:formula="of:=BITAND(BITRSHIFT([.A329];6);HEX2DEC(&quot;7&quot;))" office:value-type="float" office:value="5" calcext:value-type="float">
            <text:p>5</text:p>
          </table:table-cell>
          <table:table-cell table:style-name="ce3" table:formula="of:=BITAND(BITRSHIFT([.A329];3);HEX2DEC(&quot;7&quot;))" office:value-type="float" office:value="0" calcext:value-type="float">
            <text:p>0</text:p>
          </table:table-cell>
          <table:table-cell table:style-name="ce57" table:formula="of:=BITAND([.A32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29]/7;1/[.$K$1])*255;0)" office:value-type="float" office:value="0" calcext:value-type="float">
            <text:p>0</text:p>
          </table:table-cell>
          <table:table-cell table:style-name="ce6" table:formula="of:=ROUND(POWER([.D329]/7;1/[.$K$1])*255;0)" office:value-type="float" office:value="188" calcext:value-type="float">
            <text:p>188</text:p>
          </table:table-cell>
          <table:table-cell table:style-name="ce6" table:formula="of:=ROUND(POWER([.F329]/7;1/[.$K$1])*255;0)" office:value-type="float" office:value="222" calcext:value-type="float">
            <text:p>222</text:p>
          </table:table-cell>
          <table:table-cell table:style-name="ce28" table:formula="of:=CONCATENATE(&quot;#&quot;;DEC2HEX([.H329];2);DEC2HEX([.I329];2);DEC2HEX([.J329];2))" office:value-type="string" office:string-value="#00BCDE" calcext:value-type="string">
            <text:p>#00BCDE</text:p>
          </table:table-cell>
          <table:table-cell table:style-name="ce32" table:formula="of:=CONCATENATE(IF([.H329]&lt;10;&quot;  &quot;;IF([.H329]&lt;100;&quot; &quot;;&quot;&quot;));[.H329];&quot; &quot;;IF([.I329]&lt;10;&quot;  &quot;;IF([.I329]&lt;100;&quot; &quot;;&quot;&quot;));[.I329];&quot; &quot;;IF([.J329]&lt;10;&quot;  &quot;;IF([.J329]&lt;100;&quot; &quot;;&quot;&quot;));[.J329];&quot; &quot;;[.A329];&quot; - &quot;;[.K329])" office:value-type="string" office:string-value="  0 188 222 326 - #00BCDE" calcext:value-type="string">
            <text:p><text:s text:c="2"/>0 188 222 326 - #00BCDE</text:p>
          </table:table-cell>
          <table:table-cell table:style-name="ce35"/>
          <table:table-cell table:style-name="ce9"/>
          <table:table-cell table:style-name="ce6" table:formula="of:=INDEX([.$N$3:.$N$10];[.E329]+1;1)" office:value-type="float" office:value="0" calcext:value-type="float">
            <text:p>0</text:p>
          </table:table-cell>
          <table:table-cell table:style-name="ce6" table:formula="of:=INDEX([.$N$3:.$N$10];[.D329]+1;1)" office:value-type="float" office:value="187" calcext:value-type="float">
            <text:p>187</text:p>
          </table:table-cell>
          <table:table-cell table:style-name="ce6" table:formula="of:=INDEX([.$N$3:.$N$10];[.F329]+1;1)" office:value-type="float" office:value="225" calcext:value-type="float">
            <text:p>225</text:p>
          </table:table-cell>
          <table:table-cell table:style-name="ce28" table:formula="of:=CONCATENATE(&quot;#&quot;;DEC2HEX([.O329];2);DEC2HEX([.P329];2);DEC2HEX([.Q329];2))" office:value-type="string" office:string-value="#00BBE1" calcext:value-type="string">
            <text:p>#00BBE1</text:p>
          </table:table-cell>
          <table:table-cell table:style-name="ce32" table:formula="of:=CONCATENATE(IF([.O329]&lt;10;&quot;  &quot;;IF([.O329]&lt;100;&quot; &quot;;&quot;&quot;));[.O329];&quot; &quot;;IF([.P329]&lt;10;&quot;  &quot;;IF([.P329]&lt;100;&quot; &quot;;&quot;&quot;));[.P329];&quot; &quot;;IF([.Q329]&lt;10;&quot;  &quot;;IF([.Q329]&lt;100;&quot; &quot;;&quot;&quot;));[.Q329];&quot; &quot;;[.A329];&quot; - &quot;;[.R329])" office:value-type="string" office:string-value="  0 187 225 326 - #00BBE1" calcext:value-type="string">
            <text:p><text:s text:c="2"/>0 187 225 326 - #00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6" calcext:value-type="float">
            <text:p>3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6"/>
          <table:table-cell table:style-name="ce45"/>
          <table:table-cell table:style-name="ce50" table:formula="of:=BITAND(BITRSHIFT([.A330];6);HEX2DEC(&quot;7&quot;))" office:value-type="float" office:value="5" calcext:value-type="float">
            <text:p>5</text:p>
          </table:table-cell>
          <table:table-cell table:style-name="ce3" table:formula="of:=BITAND(BITRSHIFT([.A330];3);HEX2DEC(&quot;7&quot;))" office:value-type="float" office:value="0" calcext:value-type="float">
            <text:p>0</text:p>
          </table:table-cell>
          <table:table-cell table:style-name="ce57" table:formula="of:=BITAND([.A33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30]/7;1/[.$K$1])*255;0)" office:value-type="float" office:value="0" calcext:value-type="float">
            <text:p>0</text:p>
          </table:table-cell>
          <table:table-cell table:style-name="ce6" table:formula="of:=ROUND(POWER([.D330]/7;1/[.$K$1])*255;0)" office:value-type="float" office:value="188" calcext:value-type="float">
            <text:p>188</text:p>
          </table:table-cell>
          <table:table-cell table:style-name="ce6" table:formula="of:=ROUND(POWER([.F330]/7;1/[.$K$1])*255;0)" office:value-type="float" office:value="255" calcext:value-type="float">
            <text:p>255</text:p>
          </table:table-cell>
          <table:table-cell table:style-name="ce28" table:formula="of:=CONCATENATE(&quot;#&quot;;DEC2HEX([.H330];2);DEC2HEX([.I330];2);DEC2HEX([.J330];2))" office:value-type="string" office:string-value="#00BCFF" calcext:value-type="string">
            <text:p>#00BCFF</text:p>
          </table:table-cell>
          <table:table-cell table:style-name="ce32" table:formula="of:=CONCATENATE(IF([.H330]&lt;10;&quot;  &quot;;IF([.H330]&lt;100;&quot; &quot;;&quot;&quot;));[.H330];&quot; &quot;;IF([.I330]&lt;10;&quot;  &quot;;IF([.I330]&lt;100;&quot; &quot;;&quot;&quot;));[.I330];&quot; &quot;;IF([.J330]&lt;10;&quot;  &quot;;IF([.J330]&lt;100;&quot; &quot;;&quot;&quot;));[.J330];&quot; &quot;;[.A330];&quot; - &quot;;[.K330])" office:value-type="string" office:string-value="  0 188 255 327 - #00BCFF" calcext:value-type="string">
            <text:p><text:s text:c="2"/>0 188 255 327 - #00BCFF</text:p>
          </table:table-cell>
          <table:table-cell table:style-name="ce35"/>
          <table:table-cell table:style-name="ce9"/>
          <table:table-cell table:style-name="ce6" table:formula="of:=INDEX([.$N$3:.$N$10];[.E330]+1;1)" office:value-type="float" office:value="0" calcext:value-type="float">
            <text:p>0</text:p>
          </table:table-cell>
          <table:table-cell table:style-name="ce6" table:formula="of:=INDEX([.$N$3:.$N$10];[.D330]+1;1)" office:value-type="float" office:value="187" calcext:value-type="float">
            <text:p>187</text:p>
          </table:table-cell>
          <table:table-cell table:style-name="ce6" table:formula="of:=INDEX([.$N$3:.$N$10];[.F330]+1;1)" office:value-type="float" office:value="255" calcext:value-type="float">
            <text:p>255</text:p>
          </table:table-cell>
          <table:table-cell table:style-name="ce28" table:formula="of:=CONCATENATE(&quot;#&quot;;DEC2HEX([.O330];2);DEC2HEX([.P330];2);DEC2HEX([.Q330];2))" office:value-type="string" office:string-value="#00BBFF" calcext:value-type="string">
            <text:p>#00BBFF</text:p>
          </table:table-cell>
          <table:table-cell table:style-name="ce32" table:formula="of:=CONCATENATE(IF([.O330]&lt;10;&quot;  &quot;;IF([.O330]&lt;100;&quot; &quot;;&quot;&quot;));[.O330];&quot; &quot;;IF([.P330]&lt;10;&quot;  &quot;;IF([.P330]&lt;100;&quot; &quot;;&quot;&quot;));[.P330];&quot; &quot;;IF([.Q330]&lt;10;&quot;  &quot;;IF([.Q330]&lt;100;&quot; &quot;;&quot;&quot;));[.Q330];&quot; &quot;;[.A330];&quot; - &quot;;[.R330])" office:value-type="string" office:string-value="  0 187 255 327 - #00BBFF" calcext:value-type="string">
            <text:p><text:s text:c="2"/>0 187 255 327 - #00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7" calcext:value-type="float">
            <text:p>3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6"/>
          <table:table-cell table:style-name="ce45"/>
          <table:table-cell table:style-name="ce50" table:formula="of:=BITAND(BITRSHIFT([.A331];6);HEX2DEC(&quot;7&quot;))" office:value-type="float" office:value="5" calcext:value-type="float">
            <text:p>5</text:p>
          </table:table-cell>
          <table:table-cell table:style-name="ce3" table:formula="of:=BITAND(BITRSHIFT([.A331];3);HEX2DEC(&quot;7&quot;))" office:value-type="float" office:value="1" calcext:value-type="float">
            <text:p>1</text:p>
          </table:table-cell>
          <table:table-cell table:style-name="ce57" table:formula="of:=BITAND([.A33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31]/7;1/[.$K$1])*255;0)" office:value-type="float" office:value="43" calcext:value-type="float">
            <text:p>43</text:p>
          </table:table-cell>
          <table:table-cell table:style-name="ce6" table:formula="of:=ROUND(POWER([.D331]/7;1/[.$K$1])*255;0)" office:value-type="float" office:value="188" calcext:value-type="float">
            <text:p>188</text:p>
          </table:table-cell>
          <table:table-cell table:style-name="ce6" table:formula="of:=ROUND(POWER([.F331]/7;1/[.$K$1])*255;0)" office:value-type="float" office:value="0" calcext:value-type="float">
            <text:p>0</text:p>
          </table:table-cell>
          <table:table-cell table:style-name="ce28" table:formula="of:=CONCATENATE(&quot;#&quot;;DEC2HEX([.H331];2);DEC2HEX([.I331];2);DEC2HEX([.J331];2))" office:value-type="string" office:string-value="#2BBC00" calcext:value-type="string">
            <text:p>#2BBC00</text:p>
          </table:table-cell>
          <table:table-cell table:style-name="ce32" table:formula="of:=CONCATENATE(IF([.H331]&lt;10;&quot;  &quot;;IF([.H331]&lt;100;&quot; &quot;;&quot;&quot;));[.H331];&quot; &quot;;IF([.I331]&lt;10;&quot;  &quot;;IF([.I331]&lt;100;&quot; &quot;;&quot;&quot;));[.I331];&quot; &quot;;IF([.J331]&lt;10;&quot;  &quot;;IF([.J331]&lt;100;&quot; &quot;;&quot;&quot;));[.J331];&quot; &quot;;[.A331];&quot; - &quot;;[.K331])" office:value-type="string" office:string-value=" 43 188   0 328 - #2BBC00" calcext:value-type="string">
            <text:p><text:s/>43 188 <text:s text:c="2"/>0 328 - #2BBC00</text:p>
          </table:table-cell>
          <table:table-cell table:style-name="ce35"/>
          <table:table-cell table:style-name="ce9"/>
          <table:table-cell table:style-name="ce6" table:formula="of:=INDEX([.$N$3:.$N$10];[.E331]+1;1)" office:value-type="float" office:value="40" calcext:value-type="float">
            <text:p>40</text:p>
          </table:table-cell>
          <table:table-cell table:style-name="ce6" table:formula="of:=INDEX([.$N$3:.$N$10];[.D331]+1;1)" office:value-type="float" office:value="187" calcext:value-type="float">
            <text:p>187</text:p>
          </table:table-cell>
          <table:table-cell table:style-name="ce6" table:formula="of:=INDEX([.$N$3:.$N$10];[.F331]+1;1)" office:value-type="float" office:value="0" calcext:value-type="float">
            <text:p>0</text:p>
          </table:table-cell>
          <table:table-cell table:style-name="ce28" table:formula="of:=CONCATENATE(&quot;#&quot;;DEC2HEX([.O331];2);DEC2HEX([.P331];2);DEC2HEX([.Q331];2))" office:value-type="string" office:string-value="#28BB00" calcext:value-type="string">
            <text:p>#28BB00</text:p>
          </table:table-cell>
          <table:table-cell table:style-name="ce32" table:formula="of:=CONCATENATE(IF([.O331]&lt;10;&quot;  &quot;;IF([.O331]&lt;100;&quot; &quot;;&quot;&quot;));[.O331];&quot; &quot;;IF([.P331]&lt;10;&quot;  &quot;;IF([.P331]&lt;100;&quot; &quot;;&quot;&quot;));[.P331];&quot; &quot;;IF([.Q331]&lt;10;&quot;  &quot;;IF([.Q331]&lt;100;&quot; &quot;;&quot;&quot;));[.Q331];&quot; &quot;;[.A331];&quot; - &quot;;[.R331])" office:value-type="string" office:string-value=" 40 187   0 328 - #28BB00" calcext:value-type="string">
            <text:p><text:s/>40 187 <text:s text:c="2"/>0 328 - #28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8" calcext:value-type="float">
            <text:p>3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6"/>
          <table:table-cell table:style-name="ce45"/>
          <table:table-cell table:style-name="ce50" table:formula="of:=BITAND(BITRSHIFT([.A332];6);HEX2DEC(&quot;7&quot;))" office:value-type="float" office:value="5" calcext:value-type="float">
            <text:p>5</text:p>
          </table:table-cell>
          <table:table-cell table:style-name="ce3" table:formula="of:=BITAND(BITRSHIFT([.A332];3);HEX2DEC(&quot;7&quot;))" office:value-type="float" office:value="1" calcext:value-type="float">
            <text:p>1</text:p>
          </table:table-cell>
          <table:table-cell table:style-name="ce57" table:formula="of:=BITAND([.A33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32]/7;1/[.$K$1])*255;0)" office:value-type="float" office:value="43" calcext:value-type="float">
            <text:p>43</text:p>
          </table:table-cell>
          <table:table-cell table:style-name="ce6" table:formula="of:=ROUND(POWER([.D332]/7;1/[.$K$1])*255;0)" office:value-type="float" office:value="188" calcext:value-type="float">
            <text:p>188</text:p>
          </table:table-cell>
          <table:table-cell table:style-name="ce6" table:formula="of:=ROUND(POWER([.F332]/7;1/[.$K$1])*255;0)" office:value-type="float" office:value="43" calcext:value-type="float">
            <text:p>43</text:p>
          </table:table-cell>
          <table:table-cell table:style-name="ce28" table:formula="of:=CONCATENATE(&quot;#&quot;;DEC2HEX([.H332];2);DEC2HEX([.I332];2);DEC2HEX([.J332];2))" office:value-type="string" office:string-value="#2BBC2B" calcext:value-type="string">
            <text:p>#2BBC2B</text:p>
          </table:table-cell>
          <table:table-cell table:style-name="ce32" table:formula="of:=CONCATENATE(IF([.H332]&lt;10;&quot;  &quot;;IF([.H332]&lt;100;&quot; &quot;;&quot;&quot;));[.H332];&quot; &quot;;IF([.I332]&lt;10;&quot;  &quot;;IF([.I332]&lt;100;&quot; &quot;;&quot;&quot;));[.I332];&quot; &quot;;IF([.J332]&lt;10;&quot;  &quot;;IF([.J332]&lt;100;&quot; &quot;;&quot;&quot;));[.J332];&quot; &quot;;[.A332];&quot; - &quot;;[.K332])" office:value-type="string" office:string-value=" 43 188  43 329 - #2BBC2B" calcext:value-type="string">
            <text:p><text:s/>43 188 <text:s/>43 329 - #2BBC2B</text:p>
          </table:table-cell>
          <table:table-cell table:style-name="ce35"/>
          <table:table-cell table:style-name="ce9"/>
          <table:table-cell table:style-name="ce6" table:formula="of:=INDEX([.$N$3:.$N$10];[.E332]+1;1)" office:value-type="float" office:value="40" calcext:value-type="float">
            <text:p>40</text:p>
          </table:table-cell>
          <table:table-cell table:style-name="ce6" table:formula="of:=INDEX([.$N$3:.$N$10];[.D332]+1;1)" office:value-type="float" office:value="187" calcext:value-type="float">
            <text:p>187</text:p>
          </table:table-cell>
          <table:table-cell table:style-name="ce6" table:formula="of:=INDEX([.$N$3:.$N$10];[.F332]+1;1)" office:value-type="float" office:value="40" calcext:value-type="float">
            <text:p>40</text:p>
          </table:table-cell>
          <table:table-cell table:style-name="ce28" table:formula="of:=CONCATENATE(&quot;#&quot;;DEC2HEX([.O332];2);DEC2HEX([.P332];2);DEC2HEX([.Q332];2))" office:value-type="string" office:string-value="#28BB28" calcext:value-type="string">
            <text:p>#28BB28</text:p>
          </table:table-cell>
          <table:table-cell table:style-name="ce32" table:formula="of:=CONCATENATE(IF([.O332]&lt;10;&quot;  &quot;;IF([.O332]&lt;100;&quot; &quot;;&quot;&quot;));[.O332];&quot; &quot;;IF([.P332]&lt;10;&quot;  &quot;;IF([.P332]&lt;100;&quot; &quot;;&quot;&quot;));[.P332];&quot; &quot;;IF([.Q332]&lt;10;&quot;  &quot;;IF([.Q332]&lt;100;&quot; &quot;;&quot;&quot;));[.Q332];&quot; &quot;;[.A332];&quot; - &quot;;[.R332])" office:value-type="string" office:string-value=" 40 187  40 329 - #28BB28" calcext:value-type="string">
            <text:p><text:s/>40 187 <text:s/>40 329 - #28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29" calcext:value-type="float">
            <text:p>3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6"/>
          <table:table-cell table:style-name="ce45"/>
          <table:table-cell table:style-name="ce50" table:formula="of:=BITAND(BITRSHIFT([.A333];6);HEX2DEC(&quot;7&quot;))" office:value-type="float" office:value="5" calcext:value-type="float">
            <text:p>5</text:p>
          </table:table-cell>
          <table:table-cell table:style-name="ce3" table:formula="of:=BITAND(BITRSHIFT([.A333];3);HEX2DEC(&quot;7&quot;))" office:value-type="float" office:value="1" calcext:value-type="float">
            <text:p>1</text:p>
          </table:table-cell>
          <table:table-cell table:style-name="ce57" table:formula="of:=BITAND([.A33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33]/7;1/[.$K$1])*255;0)" office:value-type="float" office:value="43" calcext:value-type="float">
            <text:p>43</text:p>
          </table:table-cell>
          <table:table-cell table:style-name="ce6" table:formula="of:=ROUND(POWER([.D333]/7;1/[.$K$1])*255;0)" office:value-type="float" office:value="188" calcext:value-type="float">
            <text:p>188</text:p>
          </table:table-cell>
          <table:table-cell table:style-name="ce6" table:formula="of:=ROUND(POWER([.F333]/7;1/[.$K$1])*255;0)" office:value-type="float" office:value="82" calcext:value-type="float">
            <text:p>82</text:p>
          </table:table-cell>
          <table:table-cell table:style-name="ce28" table:formula="of:=CONCATENATE(&quot;#&quot;;DEC2HEX([.H333];2);DEC2HEX([.I333];2);DEC2HEX([.J333];2))" office:value-type="string" office:string-value="#2BBC52" calcext:value-type="string">
            <text:p>#2BBC52</text:p>
          </table:table-cell>
          <table:table-cell table:style-name="ce32" table:formula="of:=CONCATENATE(IF([.H333]&lt;10;&quot;  &quot;;IF([.H333]&lt;100;&quot; &quot;;&quot;&quot;));[.H333];&quot; &quot;;IF([.I333]&lt;10;&quot;  &quot;;IF([.I333]&lt;100;&quot; &quot;;&quot;&quot;));[.I333];&quot; &quot;;IF([.J333]&lt;10;&quot;  &quot;;IF([.J333]&lt;100;&quot; &quot;;&quot;&quot;));[.J333];&quot; &quot;;[.A333];&quot; - &quot;;[.K333])" office:value-type="string" office:string-value=" 43 188  82 330 - #2BBC52" calcext:value-type="string">
            <text:p><text:s/>43 188 <text:s/>82 330 - #2BBC52</text:p>
          </table:table-cell>
          <table:table-cell table:style-name="ce35"/>
          <table:table-cell table:style-name="ce9"/>
          <table:table-cell table:style-name="ce6" table:formula="of:=INDEX([.$N$3:.$N$10];[.E333]+1;1)" office:value-type="float" office:value="40" calcext:value-type="float">
            <text:p>40</text:p>
          </table:table-cell>
          <table:table-cell table:style-name="ce6" table:formula="of:=INDEX([.$N$3:.$N$10];[.D333]+1;1)" office:value-type="float" office:value="187" calcext:value-type="float">
            <text:p>187</text:p>
          </table:table-cell>
          <table:table-cell table:style-name="ce6" table:formula="of:=INDEX([.$N$3:.$N$10];[.F333]+1;1)" office:value-type="float" office:value="83" calcext:value-type="float">
            <text:p>83</text:p>
          </table:table-cell>
          <table:table-cell table:style-name="ce28" table:formula="of:=CONCATENATE(&quot;#&quot;;DEC2HEX([.O333];2);DEC2HEX([.P333];2);DEC2HEX([.Q333];2))" office:value-type="string" office:string-value="#28BB53" calcext:value-type="string">
            <text:p>#28BB53</text:p>
          </table:table-cell>
          <table:table-cell table:style-name="ce32" table:formula="of:=CONCATENATE(IF([.O333]&lt;10;&quot;  &quot;;IF([.O333]&lt;100;&quot; &quot;;&quot;&quot;));[.O333];&quot; &quot;;IF([.P333]&lt;10;&quot;  &quot;;IF([.P333]&lt;100;&quot; &quot;;&quot;&quot;));[.P333];&quot; &quot;;IF([.Q333]&lt;10;&quot;  &quot;;IF([.Q333]&lt;100;&quot; &quot;;&quot;&quot;));[.Q333];&quot; &quot;;[.A333];&quot; - &quot;;[.R333])" office:value-type="string" office:string-value=" 40 187  83 330 - #28BB53" calcext:value-type="string">
            <text:p><text:s/>40 187 <text:s/>83 330 - #28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0" calcext:value-type="float">
            <text:p>3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6"/>
          <table:table-cell table:style-name="ce45"/>
          <table:table-cell table:style-name="ce50" table:formula="of:=BITAND(BITRSHIFT([.A334];6);HEX2DEC(&quot;7&quot;))" office:value-type="float" office:value="5" calcext:value-type="float">
            <text:p>5</text:p>
          </table:table-cell>
          <table:table-cell table:style-name="ce3" table:formula="of:=BITAND(BITRSHIFT([.A334];3);HEX2DEC(&quot;7&quot;))" office:value-type="float" office:value="1" calcext:value-type="float">
            <text:p>1</text:p>
          </table:table-cell>
          <table:table-cell table:style-name="ce57" table:formula="of:=BITAND([.A33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34]/7;1/[.$K$1])*255;0)" office:value-type="float" office:value="43" calcext:value-type="float">
            <text:p>43</text:p>
          </table:table-cell>
          <table:table-cell table:style-name="ce6" table:formula="of:=ROUND(POWER([.D334]/7;1/[.$K$1])*255;0)" office:value-type="float" office:value="188" calcext:value-type="float">
            <text:p>188</text:p>
          </table:table-cell>
          <table:table-cell table:style-name="ce6" table:formula="of:=ROUND(POWER([.F334]/7;1/[.$K$1])*255;0)" office:value-type="float" office:value="118" calcext:value-type="float">
            <text:p>118</text:p>
          </table:table-cell>
          <table:table-cell table:style-name="ce28" table:formula="of:=CONCATENATE(&quot;#&quot;;DEC2HEX([.H334];2);DEC2HEX([.I334];2);DEC2HEX([.J334];2))" office:value-type="string" office:string-value="#2BBC76" calcext:value-type="string">
            <text:p>#2BBC76</text:p>
          </table:table-cell>
          <table:table-cell table:style-name="ce32" table:formula="of:=CONCATENATE(IF([.H334]&lt;10;&quot;  &quot;;IF([.H334]&lt;100;&quot; &quot;;&quot;&quot;));[.H334];&quot; &quot;;IF([.I334]&lt;10;&quot;  &quot;;IF([.I334]&lt;100;&quot; &quot;;&quot;&quot;));[.I334];&quot; &quot;;IF([.J334]&lt;10;&quot;  &quot;;IF([.J334]&lt;100;&quot; &quot;;&quot;&quot;));[.J334];&quot; &quot;;[.A334];&quot; - &quot;;[.K334])" office:value-type="string" office:string-value=" 43 188 118 331 - #2BBC76" calcext:value-type="string">
            <text:p><text:s/>43 188 118 331 - #2BBC76</text:p>
          </table:table-cell>
          <table:table-cell table:style-name="ce35"/>
          <table:table-cell table:style-name="ce9"/>
          <table:table-cell table:style-name="ce6" table:formula="of:=INDEX([.$N$3:.$N$10];[.E334]+1;1)" office:value-type="float" office:value="40" calcext:value-type="float">
            <text:p>40</text:p>
          </table:table-cell>
          <table:table-cell table:style-name="ce6" table:formula="of:=INDEX([.$N$3:.$N$10];[.D334]+1;1)" office:value-type="float" office:value="187" calcext:value-type="float">
            <text:p>187</text:p>
          </table:table-cell>
          <table:table-cell table:style-name="ce6" table:formula="of:=INDEX([.$N$3:.$N$10];[.F334]+1;1)" office:value-type="float" office:value="116" calcext:value-type="float">
            <text:p>116</text:p>
          </table:table-cell>
          <table:table-cell table:style-name="ce28" table:formula="of:=CONCATENATE(&quot;#&quot;;DEC2HEX([.O334];2);DEC2HEX([.P334];2);DEC2HEX([.Q334];2))" office:value-type="string" office:string-value="#28BB74" calcext:value-type="string">
            <text:p>#28BB74</text:p>
          </table:table-cell>
          <table:table-cell table:style-name="ce32" table:formula="of:=CONCATENATE(IF([.O334]&lt;10;&quot;  &quot;;IF([.O334]&lt;100;&quot; &quot;;&quot;&quot;));[.O334];&quot; &quot;;IF([.P334]&lt;10;&quot;  &quot;;IF([.P334]&lt;100;&quot; &quot;;&quot;&quot;));[.P334];&quot; &quot;;IF([.Q334]&lt;10;&quot;  &quot;;IF([.Q334]&lt;100;&quot; &quot;;&quot;&quot;));[.Q334];&quot; &quot;;[.A334];&quot; - &quot;;[.R334])" office:value-type="string" office:string-value=" 40 187 116 331 - #28BB74" calcext:value-type="string">
            <text:p><text:s/>40 187 116 331 - #28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1" calcext:value-type="float">
            <text:p>3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6"/>
          <table:table-cell table:style-name="ce45"/>
          <table:table-cell table:style-name="ce50" table:formula="of:=BITAND(BITRSHIFT([.A335];6);HEX2DEC(&quot;7&quot;))" office:value-type="float" office:value="5" calcext:value-type="float">
            <text:p>5</text:p>
          </table:table-cell>
          <table:table-cell table:style-name="ce3" table:formula="of:=BITAND(BITRSHIFT([.A335];3);HEX2DEC(&quot;7&quot;))" office:value-type="float" office:value="1" calcext:value-type="float">
            <text:p>1</text:p>
          </table:table-cell>
          <table:table-cell table:style-name="ce57" table:formula="of:=BITAND([.A33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35]/7;1/[.$K$1])*255;0)" office:value-type="float" office:value="43" calcext:value-type="float">
            <text:p>43</text:p>
          </table:table-cell>
          <table:table-cell table:style-name="ce6" table:formula="of:=ROUND(POWER([.D335]/7;1/[.$K$1])*255;0)" office:value-type="float" office:value="188" calcext:value-type="float">
            <text:p>188</text:p>
          </table:table-cell>
          <table:table-cell table:style-name="ce6" table:formula="of:=ROUND(POWER([.F335]/7;1/[.$K$1])*255;0)" office:value-type="float" office:value="153" calcext:value-type="float">
            <text:p>153</text:p>
          </table:table-cell>
          <table:table-cell table:style-name="ce28" table:formula="of:=CONCATENATE(&quot;#&quot;;DEC2HEX([.H335];2);DEC2HEX([.I335];2);DEC2HEX([.J335];2))" office:value-type="string" office:string-value="#2BBC99" calcext:value-type="string">
            <text:p>#2BBC99</text:p>
          </table:table-cell>
          <table:table-cell table:style-name="ce32" table:formula="of:=CONCATENATE(IF([.H335]&lt;10;&quot;  &quot;;IF([.H335]&lt;100;&quot; &quot;;&quot;&quot;));[.H335];&quot; &quot;;IF([.I335]&lt;10;&quot;  &quot;;IF([.I335]&lt;100;&quot; &quot;;&quot;&quot;));[.I335];&quot; &quot;;IF([.J335]&lt;10;&quot;  &quot;;IF([.J335]&lt;100;&quot; &quot;;&quot;&quot;));[.J335];&quot; &quot;;[.A335];&quot; - &quot;;[.K335])" office:value-type="string" office:string-value=" 43 188 153 332 - #2BBC99" calcext:value-type="string">
            <text:p><text:s/>43 188 153 332 - #2BBC99</text:p>
          </table:table-cell>
          <table:table-cell table:style-name="ce35"/>
          <table:table-cell table:style-name="ce9"/>
          <table:table-cell table:style-name="ce6" table:formula="of:=INDEX([.$N$3:.$N$10];[.E335]+1;1)" office:value-type="float" office:value="40" calcext:value-type="float">
            <text:p>40</text:p>
          </table:table-cell>
          <table:table-cell table:style-name="ce6" table:formula="of:=INDEX([.$N$3:.$N$10];[.D335]+1;1)" office:value-type="float" office:value="187" calcext:value-type="float">
            <text:p>187</text:p>
          </table:table-cell>
          <table:table-cell table:style-name="ce6" table:formula="of:=INDEX([.$N$3:.$N$10];[.F335]+1;1)" office:value-type="float" office:value="156" calcext:value-type="float">
            <text:p>156</text:p>
          </table:table-cell>
          <table:table-cell table:style-name="ce28" table:formula="of:=CONCATENATE(&quot;#&quot;;DEC2HEX([.O335];2);DEC2HEX([.P335];2);DEC2HEX([.Q335];2))" office:value-type="string" office:string-value="#28BB9C" calcext:value-type="string">
            <text:p>#28BB9C</text:p>
          </table:table-cell>
          <table:table-cell table:style-name="ce32" table:formula="of:=CONCATENATE(IF([.O335]&lt;10;&quot;  &quot;;IF([.O335]&lt;100;&quot; &quot;;&quot;&quot;));[.O335];&quot; &quot;;IF([.P335]&lt;10;&quot;  &quot;;IF([.P335]&lt;100;&quot; &quot;;&quot;&quot;));[.P335];&quot; &quot;;IF([.Q335]&lt;10;&quot;  &quot;;IF([.Q335]&lt;100;&quot; &quot;;&quot;&quot;));[.Q335];&quot; &quot;;[.A335];&quot; - &quot;;[.R335])" office:value-type="string" office:string-value=" 40 187 156 332 - #28BB9C" calcext:value-type="string">
            <text:p><text:s/>40 187 156 332 - #28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2" calcext:value-type="float">
            <text:p>3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6"/>
          <table:table-cell table:style-name="ce45"/>
          <table:table-cell table:style-name="ce50" table:formula="of:=BITAND(BITRSHIFT([.A336];6);HEX2DEC(&quot;7&quot;))" office:value-type="float" office:value="5" calcext:value-type="float">
            <text:p>5</text:p>
          </table:table-cell>
          <table:table-cell table:style-name="ce3" table:formula="of:=BITAND(BITRSHIFT([.A336];3);HEX2DEC(&quot;7&quot;))" office:value-type="float" office:value="1" calcext:value-type="float">
            <text:p>1</text:p>
          </table:table-cell>
          <table:table-cell table:style-name="ce57" table:formula="of:=BITAND([.A33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36]/7;1/[.$K$1])*255;0)" office:value-type="float" office:value="43" calcext:value-type="float">
            <text:p>43</text:p>
          </table:table-cell>
          <table:table-cell table:style-name="ce6" table:formula="of:=ROUND(POWER([.D336]/7;1/[.$K$1])*255;0)" office:value-type="float" office:value="188" calcext:value-type="float">
            <text:p>188</text:p>
          </table:table-cell>
          <table:table-cell table:style-name="ce6" table:formula="of:=ROUND(POWER([.F336]/7;1/[.$K$1])*255;0)" office:value-type="float" office:value="188" calcext:value-type="float">
            <text:p>188</text:p>
          </table:table-cell>
          <table:table-cell table:style-name="ce28" table:formula="of:=CONCATENATE(&quot;#&quot;;DEC2HEX([.H336];2);DEC2HEX([.I336];2);DEC2HEX([.J336];2))" office:value-type="string" office:string-value="#2BBCBC" calcext:value-type="string">
            <text:p>#2BBCBC</text:p>
          </table:table-cell>
          <table:table-cell table:style-name="ce32" table:formula="of:=CONCATENATE(IF([.H336]&lt;10;&quot;  &quot;;IF([.H336]&lt;100;&quot; &quot;;&quot;&quot;));[.H336];&quot; &quot;;IF([.I336]&lt;10;&quot;  &quot;;IF([.I336]&lt;100;&quot; &quot;;&quot;&quot;));[.I336];&quot; &quot;;IF([.J336]&lt;10;&quot;  &quot;;IF([.J336]&lt;100;&quot; &quot;;&quot;&quot;));[.J336];&quot; &quot;;[.A336];&quot; - &quot;;[.K336])" office:value-type="string" office:string-value=" 43 188 188 333 - #2BBCBC" calcext:value-type="string">
            <text:p><text:s/>43 188 188 333 - #2BBCBC</text:p>
          </table:table-cell>
          <table:table-cell table:style-name="ce35"/>
          <table:table-cell table:style-name="ce9"/>
          <table:table-cell table:style-name="ce6" table:formula="of:=INDEX([.$N$3:.$N$10];[.E336]+1;1)" office:value-type="float" office:value="40" calcext:value-type="float">
            <text:p>40</text:p>
          </table:table-cell>
          <table:table-cell table:style-name="ce6" table:formula="of:=INDEX([.$N$3:.$N$10];[.D336]+1;1)" office:value-type="float" office:value="187" calcext:value-type="float">
            <text:p>187</text:p>
          </table:table-cell>
          <table:table-cell table:style-name="ce6" table:formula="of:=INDEX([.$N$3:.$N$10];[.F336]+1;1)" office:value-type="float" office:value="187" calcext:value-type="float">
            <text:p>187</text:p>
          </table:table-cell>
          <table:table-cell table:style-name="ce28" table:formula="of:=CONCATENATE(&quot;#&quot;;DEC2HEX([.O336];2);DEC2HEX([.P336];2);DEC2HEX([.Q336];2))" office:value-type="string" office:string-value="#28BBBB" calcext:value-type="string">
            <text:p>#28BBBB</text:p>
          </table:table-cell>
          <table:table-cell table:style-name="ce32" table:formula="of:=CONCATENATE(IF([.O336]&lt;10;&quot;  &quot;;IF([.O336]&lt;100;&quot; &quot;;&quot;&quot;));[.O336];&quot; &quot;;IF([.P336]&lt;10;&quot;  &quot;;IF([.P336]&lt;100;&quot; &quot;;&quot;&quot;));[.P336];&quot; &quot;;IF([.Q336]&lt;10;&quot;  &quot;;IF([.Q336]&lt;100;&quot; &quot;;&quot;&quot;));[.Q336];&quot; &quot;;[.A336];&quot; - &quot;;[.R336])" office:value-type="string" office:string-value=" 40 187 187 333 - #28BBBB" calcext:value-type="string">
            <text:p><text:s/>40 187 187 333 - #28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3" calcext:value-type="float">
            <text:p>3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6"/>
          <table:table-cell table:style-name="ce45"/>
          <table:table-cell table:style-name="ce50" table:formula="of:=BITAND(BITRSHIFT([.A337];6);HEX2DEC(&quot;7&quot;))" office:value-type="float" office:value="5" calcext:value-type="float">
            <text:p>5</text:p>
          </table:table-cell>
          <table:table-cell table:style-name="ce3" table:formula="of:=BITAND(BITRSHIFT([.A337];3);HEX2DEC(&quot;7&quot;))" office:value-type="float" office:value="1" calcext:value-type="float">
            <text:p>1</text:p>
          </table:table-cell>
          <table:table-cell table:style-name="ce57" table:formula="of:=BITAND([.A33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37]/7;1/[.$K$1])*255;0)" office:value-type="float" office:value="43" calcext:value-type="float">
            <text:p>43</text:p>
          </table:table-cell>
          <table:table-cell table:style-name="ce6" table:formula="of:=ROUND(POWER([.D337]/7;1/[.$K$1])*255;0)" office:value-type="float" office:value="188" calcext:value-type="float">
            <text:p>188</text:p>
          </table:table-cell>
          <table:table-cell table:style-name="ce6" table:formula="of:=ROUND(POWER([.F337]/7;1/[.$K$1])*255;0)" office:value-type="float" office:value="222" calcext:value-type="float">
            <text:p>222</text:p>
          </table:table-cell>
          <table:table-cell table:style-name="ce28" table:formula="of:=CONCATENATE(&quot;#&quot;;DEC2HEX([.H337];2);DEC2HEX([.I337];2);DEC2HEX([.J337];2))" office:value-type="string" office:string-value="#2BBCDE" calcext:value-type="string">
            <text:p>#2BBCDE</text:p>
          </table:table-cell>
          <table:table-cell table:style-name="ce32" table:formula="of:=CONCATENATE(IF([.H337]&lt;10;&quot;  &quot;;IF([.H337]&lt;100;&quot; &quot;;&quot;&quot;));[.H337];&quot; &quot;;IF([.I337]&lt;10;&quot;  &quot;;IF([.I337]&lt;100;&quot; &quot;;&quot;&quot;));[.I337];&quot; &quot;;IF([.J337]&lt;10;&quot;  &quot;;IF([.J337]&lt;100;&quot; &quot;;&quot;&quot;));[.J337];&quot; &quot;;[.A337];&quot; - &quot;;[.K337])" office:value-type="string" office:string-value=" 43 188 222 334 - #2BBCDE" calcext:value-type="string">
            <text:p><text:s/>43 188 222 334 - #2BBCDE</text:p>
          </table:table-cell>
          <table:table-cell table:style-name="ce35"/>
          <table:table-cell table:style-name="ce9"/>
          <table:table-cell table:style-name="ce6" table:formula="of:=INDEX([.$N$3:.$N$10];[.E337]+1;1)" office:value-type="float" office:value="40" calcext:value-type="float">
            <text:p>40</text:p>
          </table:table-cell>
          <table:table-cell table:style-name="ce6" table:formula="of:=INDEX([.$N$3:.$N$10];[.D337]+1;1)" office:value-type="float" office:value="187" calcext:value-type="float">
            <text:p>187</text:p>
          </table:table-cell>
          <table:table-cell table:style-name="ce6" table:formula="of:=INDEX([.$N$3:.$N$10];[.F337]+1;1)" office:value-type="float" office:value="225" calcext:value-type="float">
            <text:p>225</text:p>
          </table:table-cell>
          <table:table-cell table:style-name="ce28" table:formula="of:=CONCATENATE(&quot;#&quot;;DEC2HEX([.O337];2);DEC2HEX([.P337];2);DEC2HEX([.Q337];2))" office:value-type="string" office:string-value="#28BBE1" calcext:value-type="string">
            <text:p>#28BBE1</text:p>
          </table:table-cell>
          <table:table-cell table:style-name="ce32" table:formula="of:=CONCATENATE(IF([.O337]&lt;10;&quot;  &quot;;IF([.O337]&lt;100;&quot; &quot;;&quot;&quot;));[.O337];&quot; &quot;;IF([.P337]&lt;10;&quot;  &quot;;IF([.P337]&lt;100;&quot; &quot;;&quot;&quot;));[.P337];&quot; &quot;;IF([.Q337]&lt;10;&quot;  &quot;;IF([.Q337]&lt;100;&quot; &quot;;&quot;&quot;));[.Q337];&quot; &quot;;[.A337];&quot; - &quot;;[.R337])" office:value-type="string" office:string-value=" 40 187 225 334 - #28BBE1" calcext:value-type="string">
            <text:p><text:s/>40 187 225 334 - #28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4" calcext:value-type="float">
            <text:p>3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6"/>
          <table:table-cell table:style-name="ce45"/>
          <table:table-cell table:style-name="ce50" table:formula="of:=BITAND(BITRSHIFT([.A338];6);HEX2DEC(&quot;7&quot;))" office:value-type="float" office:value="5" calcext:value-type="float">
            <text:p>5</text:p>
          </table:table-cell>
          <table:table-cell table:style-name="ce3" table:formula="of:=BITAND(BITRSHIFT([.A338];3);HEX2DEC(&quot;7&quot;))" office:value-type="float" office:value="1" calcext:value-type="float">
            <text:p>1</text:p>
          </table:table-cell>
          <table:table-cell table:style-name="ce57" table:formula="of:=BITAND([.A33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38]/7;1/[.$K$1])*255;0)" office:value-type="float" office:value="43" calcext:value-type="float">
            <text:p>43</text:p>
          </table:table-cell>
          <table:table-cell table:style-name="ce6" table:formula="of:=ROUND(POWER([.D338]/7;1/[.$K$1])*255;0)" office:value-type="float" office:value="188" calcext:value-type="float">
            <text:p>188</text:p>
          </table:table-cell>
          <table:table-cell table:style-name="ce6" table:formula="of:=ROUND(POWER([.F338]/7;1/[.$K$1])*255;0)" office:value-type="float" office:value="255" calcext:value-type="float">
            <text:p>255</text:p>
          </table:table-cell>
          <table:table-cell table:style-name="ce28" table:formula="of:=CONCATENATE(&quot;#&quot;;DEC2HEX([.H338];2);DEC2HEX([.I338];2);DEC2HEX([.J338];2))" office:value-type="string" office:string-value="#2BBCFF" calcext:value-type="string">
            <text:p>#2BBCFF</text:p>
          </table:table-cell>
          <table:table-cell table:style-name="ce32" table:formula="of:=CONCATENATE(IF([.H338]&lt;10;&quot;  &quot;;IF([.H338]&lt;100;&quot; &quot;;&quot;&quot;));[.H338];&quot; &quot;;IF([.I338]&lt;10;&quot;  &quot;;IF([.I338]&lt;100;&quot; &quot;;&quot;&quot;));[.I338];&quot; &quot;;IF([.J338]&lt;10;&quot;  &quot;;IF([.J338]&lt;100;&quot; &quot;;&quot;&quot;));[.J338];&quot; &quot;;[.A338];&quot; - &quot;;[.K338])" office:value-type="string" office:string-value=" 43 188 255 335 - #2BBCFF" calcext:value-type="string">
            <text:p><text:s/>43 188 255 335 - #2BBCFF</text:p>
          </table:table-cell>
          <table:table-cell table:style-name="ce35"/>
          <table:table-cell table:style-name="ce9"/>
          <table:table-cell table:style-name="ce6" table:formula="of:=INDEX([.$N$3:.$N$10];[.E338]+1;1)" office:value-type="float" office:value="40" calcext:value-type="float">
            <text:p>40</text:p>
          </table:table-cell>
          <table:table-cell table:style-name="ce6" table:formula="of:=INDEX([.$N$3:.$N$10];[.D338]+1;1)" office:value-type="float" office:value="187" calcext:value-type="float">
            <text:p>187</text:p>
          </table:table-cell>
          <table:table-cell table:style-name="ce6" table:formula="of:=INDEX([.$N$3:.$N$10];[.F338]+1;1)" office:value-type="float" office:value="255" calcext:value-type="float">
            <text:p>255</text:p>
          </table:table-cell>
          <table:table-cell table:style-name="ce28" table:formula="of:=CONCATENATE(&quot;#&quot;;DEC2HEX([.O338];2);DEC2HEX([.P338];2);DEC2HEX([.Q338];2))" office:value-type="string" office:string-value="#28BBFF" calcext:value-type="string">
            <text:p>#28BBFF</text:p>
          </table:table-cell>
          <table:table-cell table:style-name="ce32" table:formula="of:=CONCATENATE(IF([.O338]&lt;10;&quot;  &quot;;IF([.O338]&lt;100;&quot; &quot;;&quot;&quot;));[.O338];&quot; &quot;;IF([.P338]&lt;10;&quot;  &quot;;IF([.P338]&lt;100;&quot; &quot;;&quot;&quot;));[.P338];&quot; &quot;;IF([.Q338]&lt;10;&quot;  &quot;;IF([.Q338]&lt;100;&quot; &quot;;&quot;&quot;));[.Q338];&quot; &quot;;[.A338];&quot; - &quot;;[.R338])" office:value-type="string" office:string-value=" 40 187 255 335 - #28BBFF" calcext:value-type="string">
            <text:p><text:s/>40 187 255 335 - #28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5" calcext:value-type="float">
            <text:p>3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6"/>
          <table:table-cell table:style-name="ce45"/>
          <table:table-cell table:style-name="ce50" table:formula="of:=BITAND(BITRSHIFT([.A339];6);HEX2DEC(&quot;7&quot;))" office:value-type="float" office:value="5" calcext:value-type="float">
            <text:p>5</text:p>
          </table:table-cell>
          <table:table-cell table:style-name="ce3" table:formula="of:=BITAND(BITRSHIFT([.A339];3);HEX2DEC(&quot;7&quot;))" office:value-type="float" office:value="2" calcext:value-type="float">
            <text:p>2</text:p>
          </table:table-cell>
          <table:table-cell table:style-name="ce57" table:formula="of:=BITAND([.A33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39]/7;1/[.$K$1])*255;0)" office:value-type="float" office:value="82" calcext:value-type="float">
            <text:p>82</text:p>
          </table:table-cell>
          <table:table-cell table:style-name="ce6" table:formula="of:=ROUND(POWER([.D339]/7;1/[.$K$1])*255;0)" office:value-type="float" office:value="188" calcext:value-type="float">
            <text:p>188</text:p>
          </table:table-cell>
          <table:table-cell table:style-name="ce6" table:formula="of:=ROUND(POWER([.F339]/7;1/[.$K$1])*255;0)" office:value-type="float" office:value="0" calcext:value-type="float">
            <text:p>0</text:p>
          </table:table-cell>
          <table:table-cell table:style-name="ce28" table:formula="of:=CONCATENATE(&quot;#&quot;;DEC2HEX([.H339];2);DEC2HEX([.I339];2);DEC2HEX([.J339];2))" office:value-type="string" office:string-value="#52BC00" calcext:value-type="string">
            <text:p>#52BC00</text:p>
          </table:table-cell>
          <table:table-cell table:style-name="ce32" table:formula="of:=CONCATENATE(IF([.H339]&lt;10;&quot;  &quot;;IF([.H339]&lt;100;&quot; &quot;;&quot;&quot;));[.H339];&quot; &quot;;IF([.I339]&lt;10;&quot;  &quot;;IF([.I339]&lt;100;&quot; &quot;;&quot;&quot;));[.I339];&quot; &quot;;IF([.J339]&lt;10;&quot;  &quot;;IF([.J339]&lt;100;&quot; &quot;;&quot;&quot;));[.J339];&quot; &quot;;[.A339];&quot; - &quot;;[.K339])" office:value-type="string" office:string-value=" 82 188   0 336 - #52BC00" calcext:value-type="string">
            <text:p><text:s/>82 188 <text:s text:c="2"/>0 336 - #52BC00</text:p>
          </table:table-cell>
          <table:table-cell table:style-name="ce35"/>
          <table:table-cell table:style-name="ce9"/>
          <table:table-cell table:style-name="ce6" table:formula="of:=INDEX([.$N$3:.$N$10];[.E339]+1;1)" office:value-type="float" office:value="83" calcext:value-type="float">
            <text:p>83</text:p>
          </table:table-cell>
          <table:table-cell table:style-name="ce6" table:formula="of:=INDEX([.$N$3:.$N$10];[.D339]+1;1)" office:value-type="float" office:value="187" calcext:value-type="float">
            <text:p>187</text:p>
          </table:table-cell>
          <table:table-cell table:style-name="ce6" table:formula="of:=INDEX([.$N$3:.$N$10];[.F339]+1;1)" office:value-type="float" office:value="0" calcext:value-type="float">
            <text:p>0</text:p>
          </table:table-cell>
          <table:table-cell table:style-name="ce28" table:formula="of:=CONCATENATE(&quot;#&quot;;DEC2HEX([.O339];2);DEC2HEX([.P339];2);DEC2HEX([.Q339];2))" office:value-type="string" office:string-value="#53BB00" calcext:value-type="string">
            <text:p>#53BB00</text:p>
          </table:table-cell>
          <table:table-cell table:style-name="ce32" table:formula="of:=CONCATENATE(IF([.O339]&lt;10;&quot;  &quot;;IF([.O339]&lt;100;&quot; &quot;;&quot;&quot;));[.O339];&quot; &quot;;IF([.P339]&lt;10;&quot;  &quot;;IF([.P339]&lt;100;&quot; &quot;;&quot;&quot;));[.P339];&quot; &quot;;IF([.Q339]&lt;10;&quot;  &quot;;IF([.Q339]&lt;100;&quot; &quot;;&quot;&quot;));[.Q339];&quot; &quot;;[.A339];&quot; - &quot;;[.R339])" office:value-type="string" office:string-value=" 83 187   0 336 - #53BB00" calcext:value-type="string">
            <text:p><text:s/>83 187 <text:s text:c="2"/>0 336 - #53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6" calcext:value-type="float">
            <text:p>3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6"/>
          <table:table-cell table:style-name="ce45"/>
          <table:table-cell table:style-name="ce50" table:formula="of:=BITAND(BITRSHIFT([.A340];6);HEX2DEC(&quot;7&quot;))" office:value-type="float" office:value="5" calcext:value-type="float">
            <text:p>5</text:p>
          </table:table-cell>
          <table:table-cell table:style-name="ce3" table:formula="of:=BITAND(BITRSHIFT([.A340];3);HEX2DEC(&quot;7&quot;))" office:value-type="float" office:value="2" calcext:value-type="float">
            <text:p>2</text:p>
          </table:table-cell>
          <table:table-cell table:style-name="ce57" table:formula="of:=BITAND([.A34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40]/7;1/[.$K$1])*255;0)" office:value-type="float" office:value="82" calcext:value-type="float">
            <text:p>82</text:p>
          </table:table-cell>
          <table:table-cell table:style-name="ce6" table:formula="of:=ROUND(POWER([.D340]/7;1/[.$K$1])*255;0)" office:value-type="float" office:value="188" calcext:value-type="float">
            <text:p>188</text:p>
          </table:table-cell>
          <table:table-cell table:style-name="ce6" table:formula="of:=ROUND(POWER([.F340]/7;1/[.$K$1])*255;0)" office:value-type="float" office:value="43" calcext:value-type="float">
            <text:p>43</text:p>
          </table:table-cell>
          <table:table-cell table:style-name="ce28" table:formula="of:=CONCATENATE(&quot;#&quot;;DEC2HEX([.H340];2);DEC2HEX([.I340];2);DEC2HEX([.J340];2))" office:value-type="string" office:string-value="#52BC2B" calcext:value-type="string">
            <text:p>#52BC2B</text:p>
          </table:table-cell>
          <table:table-cell table:style-name="ce32" table:formula="of:=CONCATENATE(IF([.H340]&lt;10;&quot;  &quot;;IF([.H340]&lt;100;&quot; &quot;;&quot;&quot;));[.H340];&quot; &quot;;IF([.I340]&lt;10;&quot;  &quot;;IF([.I340]&lt;100;&quot; &quot;;&quot;&quot;));[.I340];&quot; &quot;;IF([.J340]&lt;10;&quot;  &quot;;IF([.J340]&lt;100;&quot; &quot;;&quot;&quot;));[.J340];&quot; &quot;;[.A340];&quot; - &quot;;[.K340])" office:value-type="string" office:string-value=" 82 188  43 337 - #52BC2B" calcext:value-type="string">
            <text:p><text:s/>82 188 <text:s/>43 337 - #52BC2B</text:p>
          </table:table-cell>
          <table:table-cell table:style-name="ce35"/>
          <table:table-cell table:style-name="ce9"/>
          <table:table-cell table:style-name="ce6" table:formula="of:=INDEX([.$N$3:.$N$10];[.E340]+1;1)" office:value-type="float" office:value="83" calcext:value-type="float">
            <text:p>83</text:p>
          </table:table-cell>
          <table:table-cell table:style-name="ce6" table:formula="of:=INDEX([.$N$3:.$N$10];[.D340]+1;1)" office:value-type="float" office:value="187" calcext:value-type="float">
            <text:p>187</text:p>
          </table:table-cell>
          <table:table-cell table:style-name="ce6" table:formula="of:=INDEX([.$N$3:.$N$10];[.F340]+1;1)" office:value-type="float" office:value="40" calcext:value-type="float">
            <text:p>40</text:p>
          </table:table-cell>
          <table:table-cell table:style-name="ce28" table:formula="of:=CONCATENATE(&quot;#&quot;;DEC2HEX([.O340];2);DEC2HEX([.P340];2);DEC2HEX([.Q340];2))" office:value-type="string" office:string-value="#53BB28" calcext:value-type="string">
            <text:p>#53BB28</text:p>
          </table:table-cell>
          <table:table-cell table:style-name="ce32" table:formula="of:=CONCATENATE(IF([.O340]&lt;10;&quot;  &quot;;IF([.O340]&lt;100;&quot; &quot;;&quot;&quot;));[.O340];&quot; &quot;;IF([.P340]&lt;10;&quot;  &quot;;IF([.P340]&lt;100;&quot; &quot;;&quot;&quot;));[.P340];&quot; &quot;;IF([.Q340]&lt;10;&quot;  &quot;;IF([.Q340]&lt;100;&quot; &quot;;&quot;&quot;));[.Q340];&quot; &quot;;[.A340];&quot; - &quot;;[.R340])" office:value-type="string" office:string-value=" 83 187  40 337 - #53BB28" calcext:value-type="string">
            <text:p><text:s/>83 187 <text:s/>40 337 - #53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7" calcext:value-type="float">
            <text:p>3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6"/>
          <table:table-cell table:style-name="ce45"/>
          <table:table-cell table:style-name="ce50" table:formula="of:=BITAND(BITRSHIFT([.A341];6);HEX2DEC(&quot;7&quot;))" office:value-type="float" office:value="5" calcext:value-type="float">
            <text:p>5</text:p>
          </table:table-cell>
          <table:table-cell table:style-name="ce3" table:formula="of:=BITAND(BITRSHIFT([.A341];3);HEX2DEC(&quot;7&quot;))" office:value-type="float" office:value="2" calcext:value-type="float">
            <text:p>2</text:p>
          </table:table-cell>
          <table:table-cell table:style-name="ce57" table:formula="of:=BITAND([.A34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41]/7;1/[.$K$1])*255;0)" office:value-type="float" office:value="82" calcext:value-type="float">
            <text:p>82</text:p>
          </table:table-cell>
          <table:table-cell table:style-name="ce6" table:formula="of:=ROUND(POWER([.D341]/7;1/[.$K$1])*255;0)" office:value-type="float" office:value="188" calcext:value-type="float">
            <text:p>188</text:p>
          </table:table-cell>
          <table:table-cell table:style-name="ce6" table:formula="of:=ROUND(POWER([.F341]/7;1/[.$K$1])*255;0)" office:value-type="float" office:value="82" calcext:value-type="float">
            <text:p>82</text:p>
          </table:table-cell>
          <table:table-cell table:style-name="ce28" table:formula="of:=CONCATENATE(&quot;#&quot;;DEC2HEX([.H341];2);DEC2HEX([.I341];2);DEC2HEX([.J341];2))" office:value-type="string" office:string-value="#52BC52" calcext:value-type="string">
            <text:p>#52BC52</text:p>
          </table:table-cell>
          <table:table-cell table:style-name="ce32" table:formula="of:=CONCATENATE(IF([.H341]&lt;10;&quot;  &quot;;IF([.H341]&lt;100;&quot; &quot;;&quot;&quot;));[.H341];&quot; &quot;;IF([.I341]&lt;10;&quot;  &quot;;IF([.I341]&lt;100;&quot; &quot;;&quot;&quot;));[.I341];&quot; &quot;;IF([.J341]&lt;10;&quot;  &quot;;IF([.J341]&lt;100;&quot; &quot;;&quot;&quot;));[.J341];&quot; &quot;;[.A341];&quot; - &quot;;[.K341])" office:value-type="string" office:string-value=" 82 188  82 338 - #52BC52" calcext:value-type="string">
            <text:p><text:s/>82 188 <text:s/>82 338 - #52BC52</text:p>
          </table:table-cell>
          <table:table-cell table:style-name="ce35"/>
          <table:table-cell table:style-name="ce9"/>
          <table:table-cell table:style-name="ce6" table:formula="of:=INDEX([.$N$3:.$N$10];[.E341]+1;1)" office:value-type="float" office:value="83" calcext:value-type="float">
            <text:p>83</text:p>
          </table:table-cell>
          <table:table-cell table:style-name="ce6" table:formula="of:=INDEX([.$N$3:.$N$10];[.D341]+1;1)" office:value-type="float" office:value="187" calcext:value-type="float">
            <text:p>187</text:p>
          </table:table-cell>
          <table:table-cell table:style-name="ce6" table:formula="of:=INDEX([.$N$3:.$N$10];[.F341]+1;1)" office:value-type="float" office:value="83" calcext:value-type="float">
            <text:p>83</text:p>
          </table:table-cell>
          <table:table-cell table:style-name="ce28" table:formula="of:=CONCATENATE(&quot;#&quot;;DEC2HEX([.O341];2);DEC2HEX([.P341];2);DEC2HEX([.Q341];2))" office:value-type="string" office:string-value="#53BB53" calcext:value-type="string">
            <text:p>#53BB53</text:p>
          </table:table-cell>
          <table:table-cell table:style-name="ce32" table:formula="of:=CONCATENATE(IF([.O341]&lt;10;&quot;  &quot;;IF([.O341]&lt;100;&quot; &quot;;&quot;&quot;));[.O341];&quot; &quot;;IF([.P341]&lt;10;&quot;  &quot;;IF([.P341]&lt;100;&quot; &quot;;&quot;&quot;));[.P341];&quot; &quot;;IF([.Q341]&lt;10;&quot;  &quot;;IF([.Q341]&lt;100;&quot; &quot;;&quot;&quot;));[.Q341];&quot; &quot;;[.A341];&quot; - &quot;;[.R341])" office:value-type="string" office:string-value=" 83 187  83 338 - #53BB53" calcext:value-type="string">
            <text:p><text:s/>83 187 <text:s/>83 338 - #53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8" calcext:value-type="float">
            <text:p>3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6"/>
          <table:table-cell table:style-name="ce45"/>
          <table:table-cell table:style-name="ce50" table:formula="of:=BITAND(BITRSHIFT([.A342];6);HEX2DEC(&quot;7&quot;))" office:value-type="float" office:value="5" calcext:value-type="float">
            <text:p>5</text:p>
          </table:table-cell>
          <table:table-cell table:style-name="ce3" table:formula="of:=BITAND(BITRSHIFT([.A342];3);HEX2DEC(&quot;7&quot;))" office:value-type="float" office:value="2" calcext:value-type="float">
            <text:p>2</text:p>
          </table:table-cell>
          <table:table-cell table:style-name="ce57" table:formula="of:=BITAND([.A34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42]/7;1/[.$K$1])*255;0)" office:value-type="float" office:value="82" calcext:value-type="float">
            <text:p>82</text:p>
          </table:table-cell>
          <table:table-cell table:style-name="ce6" table:formula="of:=ROUND(POWER([.D342]/7;1/[.$K$1])*255;0)" office:value-type="float" office:value="188" calcext:value-type="float">
            <text:p>188</text:p>
          </table:table-cell>
          <table:table-cell table:style-name="ce6" table:formula="of:=ROUND(POWER([.F342]/7;1/[.$K$1])*255;0)" office:value-type="float" office:value="118" calcext:value-type="float">
            <text:p>118</text:p>
          </table:table-cell>
          <table:table-cell table:style-name="ce28" table:formula="of:=CONCATENATE(&quot;#&quot;;DEC2HEX([.H342];2);DEC2HEX([.I342];2);DEC2HEX([.J342];2))" office:value-type="string" office:string-value="#52BC76" calcext:value-type="string">
            <text:p>#52BC76</text:p>
          </table:table-cell>
          <table:table-cell table:style-name="ce32" table:formula="of:=CONCATENATE(IF([.H342]&lt;10;&quot;  &quot;;IF([.H342]&lt;100;&quot; &quot;;&quot;&quot;));[.H342];&quot; &quot;;IF([.I342]&lt;10;&quot;  &quot;;IF([.I342]&lt;100;&quot; &quot;;&quot;&quot;));[.I342];&quot; &quot;;IF([.J342]&lt;10;&quot;  &quot;;IF([.J342]&lt;100;&quot; &quot;;&quot;&quot;));[.J342];&quot; &quot;;[.A342];&quot; - &quot;;[.K342])" office:value-type="string" office:string-value=" 82 188 118 339 - #52BC76" calcext:value-type="string">
            <text:p><text:s/>82 188 118 339 - #52BC76</text:p>
          </table:table-cell>
          <table:table-cell table:style-name="ce35"/>
          <table:table-cell table:style-name="ce9"/>
          <table:table-cell table:style-name="ce6" table:formula="of:=INDEX([.$N$3:.$N$10];[.E342]+1;1)" office:value-type="float" office:value="83" calcext:value-type="float">
            <text:p>83</text:p>
          </table:table-cell>
          <table:table-cell table:style-name="ce6" table:formula="of:=INDEX([.$N$3:.$N$10];[.D342]+1;1)" office:value-type="float" office:value="187" calcext:value-type="float">
            <text:p>187</text:p>
          </table:table-cell>
          <table:table-cell table:style-name="ce6" table:formula="of:=INDEX([.$N$3:.$N$10];[.F342]+1;1)" office:value-type="float" office:value="116" calcext:value-type="float">
            <text:p>116</text:p>
          </table:table-cell>
          <table:table-cell table:style-name="ce28" table:formula="of:=CONCATENATE(&quot;#&quot;;DEC2HEX([.O342];2);DEC2HEX([.P342];2);DEC2HEX([.Q342];2))" office:value-type="string" office:string-value="#53BB74" calcext:value-type="string">
            <text:p>#53BB74</text:p>
          </table:table-cell>
          <table:table-cell table:style-name="ce32" table:formula="of:=CONCATENATE(IF([.O342]&lt;10;&quot;  &quot;;IF([.O342]&lt;100;&quot; &quot;;&quot;&quot;));[.O342];&quot; &quot;;IF([.P342]&lt;10;&quot;  &quot;;IF([.P342]&lt;100;&quot; &quot;;&quot;&quot;));[.P342];&quot; &quot;;IF([.Q342]&lt;10;&quot;  &quot;;IF([.Q342]&lt;100;&quot; &quot;;&quot;&quot;));[.Q342];&quot; &quot;;[.A342];&quot; - &quot;;[.R342])" office:value-type="string" office:string-value=" 83 187 116 339 - #53BB74" calcext:value-type="string">
            <text:p><text:s/>83 187 116 339 - #53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39" calcext:value-type="float">
            <text:p>3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6"/>
          <table:table-cell table:style-name="ce45"/>
          <table:table-cell table:style-name="ce50" table:formula="of:=BITAND(BITRSHIFT([.A343];6);HEX2DEC(&quot;7&quot;))" office:value-type="float" office:value="5" calcext:value-type="float">
            <text:p>5</text:p>
          </table:table-cell>
          <table:table-cell table:style-name="ce3" table:formula="of:=BITAND(BITRSHIFT([.A343];3);HEX2DEC(&quot;7&quot;))" office:value-type="float" office:value="2" calcext:value-type="float">
            <text:p>2</text:p>
          </table:table-cell>
          <table:table-cell table:style-name="ce57" table:formula="of:=BITAND([.A34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43]/7;1/[.$K$1])*255;0)" office:value-type="float" office:value="82" calcext:value-type="float">
            <text:p>82</text:p>
          </table:table-cell>
          <table:table-cell table:style-name="ce6" table:formula="of:=ROUND(POWER([.D343]/7;1/[.$K$1])*255;0)" office:value-type="float" office:value="188" calcext:value-type="float">
            <text:p>188</text:p>
          </table:table-cell>
          <table:table-cell table:style-name="ce6" table:formula="of:=ROUND(POWER([.F343]/7;1/[.$K$1])*255;0)" office:value-type="float" office:value="153" calcext:value-type="float">
            <text:p>153</text:p>
          </table:table-cell>
          <table:table-cell table:style-name="ce28" table:formula="of:=CONCATENATE(&quot;#&quot;;DEC2HEX([.H343];2);DEC2HEX([.I343];2);DEC2HEX([.J343];2))" office:value-type="string" office:string-value="#52BC99" calcext:value-type="string">
            <text:p>#52BC99</text:p>
          </table:table-cell>
          <table:table-cell table:style-name="ce32" table:formula="of:=CONCATENATE(IF([.H343]&lt;10;&quot;  &quot;;IF([.H343]&lt;100;&quot; &quot;;&quot;&quot;));[.H343];&quot; &quot;;IF([.I343]&lt;10;&quot;  &quot;;IF([.I343]&lt;100;&quot; &quot;;&quot;&quot;));[.I343];&quot; &quot;;IF([.J343]&lt;10;&quot;  &quot;;IF([.J343]&lt;100;&quot; &quot;;&quot;&quot;));[.J343];&quot; &quot;;[.A343];&quot; - &quot;;[.K343])" office:value-type="string" office:string-value=" 82 188 153 340 - #52BC99" calcext:value-type="string">
            <text:p><text:s/>82 188 153 340 - #52BC99</text:p>
          </table:table-cell>
          <table:table-cell table:style-name="ce35"/>
          <table:table-cell table:style-name="ce9"/>
          <table:table-cell table:style-name="ce6" table:formula="of:=INDEX([.$N$3:.$N$10];[.E343]+1;1)" office:value-type="float" office:value="83" calcext:value-type="float">
            <text:p>83</text:p>
          </table:table-cell>
          <table:table-cell table:style-name="ce6" table:formula="of:=INDEX([.$N$3:.$N$10];[.D343]+1;1)" office:value-type="float" office:value="187" calcext:value-type="float">
            <text:p>187</text:p>
          </table:table-cell>
          <table:table-cell table:style-name="ce6" table:formula="of:=INDEX([.$N$3:.$N$10];[.F343]+1;1)" office:value-type="float" office:value="156" calcext:value-type="float">
            <text:p>156</text:p>
          </table:table-cell>
          <table:table-cell table:style-name="ce28" table:formula="of:=CONCATENATE(&quot;#&quot;;DEC2HEX([.O343];2);DEC2HEX([.P343];2);DEC2HEX([.Q343];2))" office:value-type="string" office:string-value="#53BB9C" calcext:value-type="string">
            <text:p>#53BB9C</text:p>
          </table:table-cell>
          <table:table-cell table:style-name="ce32" table:formula="of:=CONCATENATE(IF([.O343]&lt;10;&quot;  &quot;;IF([.O343]&lt;100;&quot; &quot;;&quot;&quot;));[.O343];&quot; &quot;;IF([.P343]&lt;10;&quot;  &quot;;IF([.P343]&lt;100;&quot; &quot;;&quot;&quot;));[.P343];&quot; &quot;;IF([.Q343]&lt;10;&quot;  &quot;;IF([.Q343]&lt;100;&quot; &quot;;&quot;&quot;));[.Q343];&quot; &quot;;[.A343];&quot; - &quot;;[.R343])" office:value-type="string" office:string-value=" 83 187 156 340 - #53BB9C" calcext:value-type="string">
            <text:p><text:s/>83 187 156 340 - #53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0" calcext:value-type="float">
            <text:p>3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6"/>
          <table:table-cell table:style-name="ce45"/>
          <table:table-cell table:style-name="ce50" table:formula="of:=BITAND(BITRSHIFT([.A344];6);HEX2DEC(&quot;7&quot;))" office:value-type="float" office:value="5" calcext:value-type="float">
            <text:p>5</text:p>
          </table:table-cell>
          <table:table-cell table:style-name="ce3" table:formula="of:=BITAND(BITRSHIFT([.A344];3);HEX2DEC(&quot;7&quot;))" office:value-type="float" office:value="2" calcext:value-type="float">
            <text:p>2</text:p>
          </table:table-cell>
          <table:table-cell table:style-name="ce57" table:formula="of:=BITAND([.A34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44]/7;1/[.$K$1])*255;0)" office:value-type="float" office:value="82" calcext:value-type="float">
            <text:p>82</text:p>
          </table:table-cell>
          <table:table-cell table:style-name="ce6" table:formula="of:=ROUND(POWER([.D344]/7;1/[.$K$1])*255;0)" office:value-type="float" office:value="188" calcext:value-type="float">
            <text:p>188</text:p>
          </table:table-cell>
          <table:table-cell table:style-name="ce6" table:formula="of:=ROUND(POWER([.F344]/7;1/[.$K$1])*255;0)" office:value-type="float" office:value="188" calcext:value-type="float">
            <text:p>188</text:p>
          </table:table-cell>
          <table:table-cell table:style-name="ce28" table:formula="of:=CONCATENATE(&quot;#&quot;;DEC2HEX([.H344];2);DEC2HEX([.I344];2);DEC2HEX([.J344];2))" office:value-type="string" office:string-value="#52BCBC" calcext:value-type="string">
            <text:p>#52BCBC</text:p>
          </table:table-cell>
          <table:table-cell table:style-name="ce32" table:formula="of:=CONCATENATE(IF([.H344]&lt;10;&quot;  &quot;;IF([.H344]&lt;100;&quot; &quot;;&quot;&quot;));[.H344];&quot; &quot;;IF([.I344]&lt;10;&quot;  &quot;;IF([.I344]&lt;100;&quot; &quot;;&quot;&quot;));[.I344];&quot; &quot;;IF([.J344]&lt;10;&quot;  &quot;;IF([.J344]&lt;100;&quot; &quot;;&quot;&quot;));[.J344];&quot; &quot;;[.A344];&quot; - &quot;;[.K344])" office:value-type="string" office:string-value=" 82 188 188 341 - #52BCBC" calcext:value-type="string">
            <text:p><text:s/>82 188 188 341 - #52BCBC</text:p>
          </table:table-cell>
          <table:table-cell table:style-name="ce35"/>
          <table:table-cell table:style-name="ce9"/>
          <table:table-cell table:style-name="ce6" table:formula="of:=INDEX([.$N$3:.$N$10];[.E344]+1;1)" office:value-type="float" office:value="83" calcext:value-type="float">
            <text:p>83</text:p>
          </table:table-cell>
          <table:table-cell table:style-name="ce6" table:formula="of:=INDEX([.$N$3:.$N$10];[.D344]+1;1)" office:value-type="float" office:value="187" calcext:value-type="float">
            <text:p>187</text:p>
          </table:table-cell>
          <table:table-cell table:style-name="ce6" table:formula="of:=INDEX([.$N$3:.$N$10];[.F344]+1;1)" office:value-type="float" office:value="187" calcext:value-type="float">
            <text:p>187</text:p>
          </table:table-cell>
          <table:table-cell table:style-name="ce28" table:formula="of:=CONCATENATE(&quot;#&quot;;DEC2HEX([.O344];2);DEC2HEX([.P344];2);DEC2HEX([.Q344];2))" office:value-type="string" office:string-value="#53BBBB" calcext:value-type="string">
            <text:p>#53BBBB</text:p>
          </table:table-cell>
          <table:table-cell table:style-name="ce32" table:formula="of:=CONCATENATE(IF([.O344]&lt;10;&quot;  &quot;;IF([.O344]&lt;100;&quot; &quot;;&quot;&quot;));[.O344];&quot; &quot;;IF([.P344]&lt;10;&quot;  &quot;;IF([.P344]&lt;100;&quot; &quot;;&quot;&quot;));[.P344];&quot; &quot;;IF([.Q344]&lt;10;&quot;  &quot;;IF([.Q344]&lt;100;&quot; &quot;;&quot;&quot;));[.Q344];&quot; &quot;;[.A344];&quot; - &quot;;[.R344])" office:value-type="string" office:string-value=" 83 187 187 341 - #53BBBB" calcext:value-type="string">
            <text:p><text:s/>83 187 187 341 - #53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1" calcext:value-type="float">
            <text:p>3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6"/>
          <table:table-cell table:style-name="ce45"/>
          <table:table-cell table:style-name="ce50" table:formula="of:=BITAND(BITRSHIFT([.A345];6);HEX2DEC(&quot;7&quot;))" office:value-type="float" office:value="5" calcext:value-type="float">
            <text:p>5</text:p>
          </table:table-cell>
          <table:table-cell table:style-name="ce3" table:formula="of:=BITAND(BITRSHIFT([.A345];3);HEX2DEC(&quot;7&quot;))" office:value-type="float" office:value="2" calcext:value-type="float">
            <text:p>2</text:p>
          </table:table-cell>
          <table:table-cell table:style-name="ce57" table:formula="of:=BITAND([.A34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45]/7;1/[.$K$1])*255;0)" office:value-type="float" office:value="82" calcext:value-type="float">
            <text:p>82</text:p>
          </table:table-cell>
          <table:table-cell table:style-name="ce6" table:formula="of:=ROUND(POWER([.D345]/7;1/[.$K$1])*255;0)" office:value-type="float" office:value="188" calcext:value-type="float">
            <text:p>188</text:p>
          </table:table-cell>
          <table:table-cell table:style-name="ce6" table:formula="of:=ROUND(POWER([.F345]/7;1/[.$K$1])*255;0)" office:value-type="float" office:value="222" calcext:value-type="float">
            <text:p>222</text:p>
          </table:table-cell>
          <table:table-cell table:style-name="ce28" table:formula="of:=CONCATENATE(&quot;#&quot;;DEC2HEX([.H345];2);DEC2HEX([.I345];2);DEC2HEX([.J345];2))" office:value-type="string" office:string-value="#52BCDE" calcext:value-type="string">
            <text:p>#52BCDE</text:p>
          </table:table-cell>
          <table:table-cell table:style-name="ce32" table:formula="of:=CONCATENATE(IF([.H345]&lt;10;&quot;  &quot;;IF([.H345]&lt;100;&quot; &quot;;&quot;&quot;));[.H345];&quot; &quot;;IF([.I345]&lt;10;&quot;  &quot;;IF([.I345]&lt;100;&quot; &quot;;&quot;&quot;));[.I345];&quot; &quot;;IF([.J345]&lt;10;&quot;  &quot;;IF([.J345]&lt;100;&quot; &quot;;&quot;&quot;));[.J345];&quot; &quot;;[.A345];&quot; - &quot;;[.K345])" office:value-type="string" office:string-value=" 82 188 222 342 - #52BCDE" calcext:value-type="string">
            <text:p><text:s/>82 188 222 342 - #52BCDE</text:p>
          </table:table-cell>
          <table:table-cell table:style-name="ce35"/>
          <table:table-cell table:style-name="ce9"/>
          <table:table-cell table:style-name="ce6" table:formula="of:=INDEX([.$N$3:.$N$10];[.E345]+1;1)" office:value-type="float" office:value="83" calcext:value-type="float">
            <text:p>83</text:p>
          </table:table-cell>
          <table:table-cell table:style-name="ce6" table:formula="of:=INDEX([.$N$3:.$N$10];[.D345]+1;1)" office:value-type="float" office:value="187" calcext:value-type="float">
            <text:p>187</text:p>
          </table:table-cell>
          <table:table-cell table:style-name="ce6" table:formula="of:=INDEX([.$N$3:.$N$10];[.F345]+1;1)" office:value-type="float" office:value="225" calcext:value-type="float">
            <text:p>225</text:p>
          </table:table-cell>
          <table:table-cell table:style-name="ce28" table:formula="of:=CONCATENATE(&quot;#&quot;;DEC2HEX([.O345];2);DEC2HEX([.P345];2);DEC2HEX([.Q345];2))" office:value-type="string" office:string-value="#53BBE1" calcext:value-type="string">
            <text:p>#53BBE1</text:p>
          </table:table-cell>
          <table:table-cell table:style-name="ce32" table:formula="of:=CONCATENATE(IF([.O345]&lt;10;&quot;  &quot;;IF([.O345]&lt;100;&quot; &quot;;&quot;&quot;));[.O345];&quot; &quot;;IF([.P345]&lt;10;&quot;  &quot;;IF([.P345]&lt;100;&quot; &quot;;&quot;&quot;));[.P345];&quot; &quot;;IF([.Q345]&lt;10;&quot;  &quot;;IF([.Q345]&lt;100;&quot; &quot;;&quot;&quot;));[.Q345];&quot; &quot;;[.A345];&quot; - &quot;;[.R345])" office:value-type="string" office:string-value=" 83 187 225 342 - #53BBE1" calcext:value-type="string">
            <text:p><text:s/>83 187 225 342 - #53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2" calcext:value-type="float">
            <text:p>3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6"/>
          <table:table-cell table:style-name="ce45"/>
          <table:table-cell table:style-name="ce50" table:formula="of:=BITAND(BITRSHIFT([.A346];6);HEX2DEC(&quot;7&quot;))" office:value-type="float" office:value="5" calcext:value-type="float">
            <text:p>5</text:p>
          </table:table-cell>
          <table:table-cell table:style-name="ce3" table:formula="of:=BITAND(BITRSHIFT([.A346];3);HEX2DEC(&quot;7&quot;))" office:value-type="float" office:value="2" calcext:value-type="float">
            <text:p>2</text:p>
          </table:table-cell>
          <table:table-cell table:style-name="ce57" table:formula="of:=BITAND([.A34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46]/7;1/[.$K$1])*255;0)" office:value-type="float" office:value="82" calcext:value-type="float">
            <text:p>82</text:p>
          </table:table-cell>
          <table:table-cell table:style-name="ce6" table:formula="of:=ROUND(POWER([.D346]/7;1/[.$K$1])*255;0)" office:value-type="float" office:value="188" calcext:value-type="float">
            <text:p>188</text:p>
          </table:table-cell>
          <table:table-cell table:style-name="ce6" table:formula="of:=ROUND(POWER([.F346]/7;1/[.$K$1])*255;0)" office:value-type="float" office:value="255" calcext:value-type="float">
            <text:p>255</text:p>
          </table:table-cell>
          <table:table-cell table:style-name="ce28" table:formula="of:=CONCATENATE(&quot;#&quot;;DEC2HEX([.H346];2);DEC2HEX([.I346];2);DEC2HEX([.J346];2))" office:value-type="string" office:string-value="#52BCFF" calcext:value-type="string">
            <text:p>#52BCFF</text:p>
          </table:table-cell>
          <table:table-cell table:style-name="ce32" table:formula="of:=CONCATENATE(IF([.H346]&lt;10;&quot;  &quot;;IF([.H346]&lt;100;&quot; &quot;;&quot;&quot;));[.H346];&quot; &quot;;IF([.I346]&lt;10;&quot;  &quot;;IF([.I346]&lt;100;&quot; &quot;;&quot;&quot;));[.I346];&quot; &quot;;IF([.J346]&lt;10;&quot;  &quot;;IF([.J346]&lt;100;&quot; &quot;;&quot;&quot;));[.J346];&quot; &quot;;[.A346];&quot; - &quot;;[.K346])" office:value-type="string" office:string-value=" 82 188 255 343 - #52BCFF" calcext:value-type="string">
            <text:p><text:s/>82 188 255 343 - #52BCFF</text:p>
          </table:table-cell>
          <table:table-cell table:style-name="ce35"/>
          <table:table-cell table:style-name="ce9"/>
          <table:table-cell table:style-name="ce6" table:formula="of:=INDEX([.$N$3:.$N$10];[.E346]+1;1)" office:value-type="float" office:value="83" calcext:value-type="float">
            <text:p>83</text:p>
          </table:table-cell>
          <table:table-cell table:style-name="ce6" table:formula="of:=INDEX([.$N$3:.$N$10];[.D346]+1;1)" office:value-type="float" office:value="187" calcext:value-type="float">
            <text:p>187</text:p>
          </table:table-cell>
          <table:table-cell table:style-name="ce6" table:formula="of:=INDEX([.$N$3:.$N$10];[.F346]+1;1)" office:value-type="float" office:value="255" calcext:value-type="float">
            <text:p>255</text:p>
          </table:table-cell>
          <table:table-cell table:style-name="ce28" table:formula="of:=CONCATENATE(&quot;#&quot;;DEC2HEX([.O346];2);DEC2HEX([.P346];2);DEC2HEX([.Q346];2))" office:value-type="string" office:string-value="#53BBFF" calcext:value-type="string">
            <text:p>#53BBFF</text:p>
          </table:table-cell>
          <table:table-cell table:style-name="ce32" table:formula="of:=CONCATENATE(IF([.O346]&lt;10;&quot;  &quot;;IF([.O346]&lt;100;&quot; &quot;;&quot;&quot;));[.O346];&quot; &quot;;IF([.P346]&lt;10;&quot;  &quot;;IF([.P346]&lt;100;&quot; &quot;;&quot;&quot;));[.P346];&quot; &quot;;IF([.Q346]&lt;10;&quot;  &quot;;IF([.Q346]&lt;100;&quot; &quot;;&quot;&quot;));[.Q346];&quot; &quot;;[.A346];&quot; - &quot;;[.R346])" office:value-type="string" office:string-value=" 83 187 255 343 - #53BBFF" calcext:value-type="string">
            <text:p><text:s/>83 187 255 343 - #53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3" calcext:value-type="float">
            <text:p>3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6"/>
          <table:table-cell table:style-name="ce45"/>
          <table:table-cell table:style-name="ce50" table:formula="of:=BITAND(BITRSHIFT([.A347];6);HEX2DEC(&quot;7&quot;))" office:value-type="float" office:value="5" calcext:value-type="float">
            <text:p>5</text:p>
          </table:table-cell>
          <table:table-cell table:style-name="ce3" table:formula="of:=BITAND(BITRSHIFT([.A347];3);HEX2DEC(&quot;7&quot;))" office:value-type="float" office:value="3" calcext:value-type="float">
            <text:p>3</text:p>
          </table:table-cell>
          <table:table-cell table:style-name="ce57" table:formula="of:=BITAND([.A34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47]/7;1/[.$K$1])*255;0)" office:value-type="float" office:value="118" calcext:value-type="float">
            <text:p>118</text:p>
          </table:table-cell>
          <table:table-cell table:style-name="ce6" table:formula="of:=ROUND(POWER([.D347]/7;1/[.$K$1])*255;0)" office:value-type="float" office:value="188" calcext:value-type="float">
            <text:p>188</text:p>
          </table:table-cell>
          <table:table-cell table:style-name="ce6" table:formula="of:=ROUND(POWER([.F347]/7;1/[.$K$1])*255;0)" office:value-type="float" office:value="0" calcext:value-type="float">
            <text:p>0</text:p>
          </table:table-cell>
          <table:table-cell table:style-name="ce28" table:formula="of:=CONCATENATE(&quot;#&quot;;DEC2HEX([.H347];2);DEC2HEX([.I347];2);DEC2HEX([.J347];2))" office:value-type="string" office:string-value="#76BC00" calcext:value-type="string">
            <text:p>#76BC00</text:p>
          </table:table-cell>
          <table:table-cell table:style-name="ce32" table:formula="of:=CONCATENATE(IF([.H347]&lt;10;&quot;  &quot;;IF([.H347]&lt;100;&quot; &quot;;&quot;&quot;));[.H347];&quot; &quot;;IF([.I347]&lt;10;&quot;  &quot;;IF([.I347]&lt;100;&quot; &quot;;&quot;&quot;));[.I347];&quot; &quot;;IF([.J347]&lt;10;&quot;  &quot;;IF([.J347]&lt;100;&quot; &quot;;&quot;&quot;));[.J347];&quot; &quot;;[.A347];&quot; - &quot;;[.K347])" office:value-type="string" office:string-value="118 188   0 344 - #76BC00" calcext:value-type="string">
            <text:p>118 188 <text:s text:c="2"/>0 344 - #76BC00</text:p>
          </table:table-cell>
          <table:table-cell table:style-name="ce35"/>
          <table:table-cell table:style-name="ce9"/>
          <table:table-cell table:style-name="ce6" table:formula="of:=INDEX([.$N$3:.$N$10];[.E347]+1;1)" office:value-type="float" office:value="116" calcext:value-type="float">
            <text:p>116</text:p>
          </table:table-cell>
          <table:table-cell table:style-name="ce6" table:formula="of:=INDEX([.$N$3:.$N$10];[.D347]+1;1)" office:value-type="float" office:value="187" calcext:value-type="float">
            <text:p>187</text:p>
          </table:table-cell>
          <table:table-cell table:style-name="ce6" table:formula="of:=INDEX([.$N$3:.$N$10];[.F347]+1;1)" office:value-type="float" office:value="0" calcext:value-type="float">
            <text:p>0</text:p>
          </table:table-cell>
          <table:table-cell table:style-name="ce28" table:formula="of:=CONCATENATE(&quot;#&quot;;DEC2HEX([.O347];2);DEC2HEX([.P347];2);DEC2HEX([.Q347];2))" office:value-type="string" office:string-value="#74BB00" calcext:value-type="string">
            <text:p>#74BB00</text:p>
          </table:table-cell>
          <table:table-cell table:style-name="ce32" table:formula="of:=CONCATENATE(IF([.O347]&lt;10;&quot;  &quot;;IF([.O347]&lt;100;&quot; &quot;;&quot;&quot;));[.O347];&quot; &quot;;IF([.P347]&lt;10;&quot;  &quot;;IF([.P347]&lt;100;&quot; &quot;;&quot;&quot;));[.P347];&quot; &quot;;IF([.Q347]&lt;10;&quot;  &quot;;IF([.Q347]&lt;100;&quot; &quot;;&quot;&quot;));[.Q347];&quot; &quot;;[.A347];&quot; - &quot;;[.R347])" office:value-type="string" office:string-value="116 187   0 344 - #74BB00" calcext:value-type="string">
            <text:p>116 187 <text:s text:c="2"/>0 344 - #74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4" calcext:value-type="float">
            <text:p>3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6"/>
          <table:table-cell table:style-name="ce45"/>
          <table:table-cell table:style-name="ce50" table:formula="of:=BITAND(BITRSHIFT([.A348];6);HEX2DEC(&quot;7&quot;))" office:value-type="float" office:value="5" calcext:value-type="float">
            <text:p>5</text:p>
          </table:table-cell>
          <table:table-cell table:style-name="ce3" table:formula="of:=BITAND(BITRSHIFT([.A348];3);HEX2DEC(&quot;7&quot;))" office:value-type="float" office:value="3" calcext:value-type="float">
            <text:p>3</text:p>
          </table:table-cell>
          <table:table-cell table:style-name="ce57" table:formula="of:=BITAND([.A34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48]/7;1/[.$K$1])*255;0)" office:value-type="float" office:value="118" calcext:value-type="float">
            <text:p>118</text:p>
          </table:table-cell>
          <table:table-cell table:style-name="ce6" table:formula="of:=ROUND(POWER([.D348]/7;1/[.$K$1])*255;0)" office:value-type="float" office:value="188" calcext:value-type="float">
            <text:p>188</text:p>
          </table:table-cell>
          <table:table-cell table:style-name="ce6" table:formula="of:=ROUND(POWER([.F348]/7;1/[.$K$1])*255;0)" office:value-type="float" office:value="43" calcext:value-type="float">
            <text:p>43</text:p>
          </table:table-cell>
          <table:table-cell table:style-name="ce28" table:formula="of:=CONCATENATE(&quot;#&quot;;DEC2HEX([.H348];2);DEC2HEX([.I348];2);DEC2HEX([.J348];2))" office:value-type="string" office:string-value="#76BC2B" calcext:value-type="string">
            <text:p>#76BC2B</text:p>
          </table:table-cell>
          <table:table-cell table:style-name="ce32" table:formula="of:=CONCATENATE(IF([.H348]&lt;10;&quot;  &quot;;IF([.H348]&lt;100;&quot; &quot;;&quot;&quot;));[.H348];&quot; &quot;;IF([.I348]&lt;10;&quot;  &quot;;IF([.I348]&lt;100;&quot; &quot;;&quot;&quot;));[.I348];&quot; &quot;;IF([.J348]&lt;10;&quot;  &quot;;IF([.J348]&lt;100;&quot; &quot;;&quot;&quot;));[.J348];&quot; &quot;;[.A348];&quot; - &quot;;[.K348])" office:value-type="string" office:string-value="118 188  43 345 - #76BC2B" calcext:value-type="string">
            <text:p>118 188 <text:s/>43 345 - #76BC2B</text:p>
          </table:table-cell>
          <table:table-cell table:style-name="ce35"/>
          <table:table-cell table:style-name="ce9"/>
          <table:table-cell table:style-name="ce6" table:formula="of:=INDEX([.$N$3:.$N$10];[.E348]+1;1)" office:value-type="float" office:value="116" calcext:value-type="float">
            <text:p>116</text:p>
          </table:table-cell>
          <table:table-cell table:style-name="ce6" table:formula="of:=INDEX([.$N$3:.$N$10];[.D348]+1;1)" office:value-type="float" office:value="187" calcext:value-type="float">
            <text:p>187</text:p>
          </table:table-cell>
          <table:table-cell table:style-name="ce6" table:formula="of:=INDEX([.$N$3:.$N$10];[.F348]+1;1)" office:value-type="float" office:value="40" calcext:value-type="float">
            <text:p>40</text:p>
          </table:table-cell>
          <table:table-cell table:style-name="ce28" table:formula="of:=CONCATENATE(&quot;#&quot;;DEC2HEX([.O348];2);DEC2HEX([.P348];2);DEC2HEX([.Q348];2))" office:value-type="string" office:string-value="#74BB28" calcext:value-type="string">
            <text:p>#74BB28</text:p>
          </table:table-cell>
          <table:table-cell table:style-name="ce32" table:formula="of:=CONCATENATE(IF([.O348]&lt;10;&quot;  &quot;;IF([.O348]&lt;100;&quot; &quot;;&quot;&quot;));[.O348];&quot; &quot;;IF([.P348]&lt;10;&quot;  &quot;;IF([.P348]&lt;100;&quot; &quot;;&quot;&quot;));[.P348];&quot; &quot;;IF([.Q348]&lt;10;&quot;  &quot;;IF([.Q348]&lt;100;&quot; &quot;;&quot;&quot;));[.Q348];&quot; &quot;;[.A348];&quot; - &quot;;[.R348])" office:value-type="string" office:string-value="116 187  40 345 - #74BB28" calcext:value-type="string">
            <text:p>116 187 <text:s/>40 345 - #74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5" calcext:value-type="float">
            <text:p>3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6"/>
          <table:table-cell table:style-name="ce45"/>
          <table:table-cell table:style-name="ce50" table:formula="of:=BITAND(BITRSHIFT([.A349];6);HEX2DEC(&quot;7&quot;))" office:value-type="float" office:value="5" calcext:value-type="float">
            <text:p>5</text:p>
          </table:table-cell>
          <table:table-cell table:style-name="ce3" table:formula="of:=BITAND(BITRSHIFT([.A349];3);HEX2DEC(&quot;7&quot;))" office:value-type="float" office:value="3" calcext:value-type="float">
            <text:p>3</text:p>
          </table:table-cell>
          <table:table-cell table:style-name="ce57" table:formula="of:=BITAND([.A34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49]/7;1/[.$K$1])*255;0)" office:value-type="float" office:value="118" calcext:value-type="float">
            <text:p>118</text:p>
          </table:table-cell>
          <table:table-cell table:style-name="ce6" table:formula="of:=ROUND(POWER([.D349]/7;1/[.$K$1])*255;0)" office:value-type="float" office:value="188" calcext:value-type="float">
            <text:p>188</text:p>
          </table:table-cell>
          <table:table-cell table:style-name="ce6" table:formula="of:=ROUND(POWER([.F349]/7;1/[.$K$1])*255;0)" office:value-type="float" office:value="82" calcext:value-type="float">
            <text:p>82</text:p>
          </table:table-cell>
          <table:table-cell table:style-name="ce28" table:formula="of:=CONCATENATE(&quot;#&quot;;DEC2HEX([.H349];2);DEC2HEX([.I349];2);DEC2HEX([.J349];2))" office:value-type="string" office:string-value="#76BC52" calcext:value-type="string">
            <text:p>#76BC52</text:p>
          </table:table-cell>
          <table:table-cell table:style-name="ce32" table:formula="of:=CONCATENATE(IF([.H349]&lt;10;&quot;  &quot;;IF([.H349]&lt;100;&quot; &quot;;&quot;&quot;));[.H349];&quot; &quot;;IF([.I349]&lt;10;&quot;  &quot;;IF([.I349]&lt;100;&quot; &quot;;&quot;&quot;));[.I349];&quot; &quot;;IF([.J349]&lt;10;&quot;  &quot;;IF([.J349]&lt;100;&quot; &quot;;&quot;&quot;));[.J349];&quot; &quot;;[.A349];&quot; - &quot;;[.K349])" office:value-type="string" office:string-value="118 188  82 346 - #76BC52" calcext:value-type="string">
            <text:p>118 188 <text:s/>82 346 - #76BC52</text:p>
          </table:table-cell>
          <table:table-cell table:style-name="ce35"/>
          <table:table-cell table:style-name="ce9"/>
          <table:table-cell table:style-name="ce6" table:formula="of:=INDEX([.$N$3:.$N$10];[.E349]+1;1)" office:value-type="float" office:value="116" calcext:value-type="float">
            <text:p>116</text:p>
          </table:table-cell>
          <table:table-cell table:style-name="ce6" table:formula="of:=INDEX([.$N$3:.$N$10];[.D349]+1;1)" office:value-type="float" office:value="187" calcext:value-type="float">
            <text:p>187</text:p>
          </table:table-cell>
          <table:table-cell table:style-name="ce6" table:formula="of:=INDEX([.$N$3:.$N$10];[.F349]+1;1)" office:value-type="float" office:value="83" calcext:value-type="float">
            <text:p>83</text:p>
          </table:table-cell>
          <table:table-cell table:style-name="ce28" table:formula="of:=CONCATENATE(&quot;#&quot;;DEC2HEX([.O349];2);DEC2HEX([.P349];2);DEC2HEX([.Q349];2))" office:value-type="string" office:string-value="#74BB53" calcext:value-type="string">
            <text:p>#74BB53</text:p>
          </table:table-cell>
          <table:table-cell table:style-name="ce32" table:formula="of:=CONCATENATE(IF([.O349]&lt;10;&quot;  &quot;;IF([.O349]&lt;100;&quot; &quot;;&quot;&quot;));[.O349];&quot; &quot;;IF([.P349]&lt;10;&quot;  &quot;;IF([.P349]&lt;100;&quot; &quot;;&quot;&quot;));[.P349];&quot; &quot;;IF([.Q349]&lt;10;&quot;  &quot;;IF([.Q349]&lt;100;&quot; &quot;;&quot;&quot;));[.Q349];&quot; &quot;;[.A349];&quot; - &quot;;[.R349])" office:value-type="string" office:string-value="116 187  83 346 - #74BB53" calcext:value-type="string">
            <text:p>116 187 <text:s/>83 346 - #74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6" calcext:value-type="float">
            <text:p>3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6"/>
          <table:table-cell table:style-name="ce45"/>
          <table:table-cell table:style-name="ce50" table:formula="of:=BITAND(BITRSHIFT([.A350];6);HEX2DEC(&quot;7&quot;))" office:value-type="float" office:value="5" calcext:value-type="float">
            <text:p>5</text:p>
          </table:table-cell>
          <table:table-cell table:style-name="ce3" table:formula="of:=BITAND(BITRSHIFT([.A350];3);HEX2DEC(&quot;7&quot;))" office:value-type="float" office:value="3" calcext:value-type="float">
            <text:p>3</text:p>
          </table:table-cell>
          <table:table-cell table:style-name="ce57" table:formula="of:=BITAND([.A35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50]/7;1/[.$K$1])*255;0)" office:value-type="float" office:value="118" calcext:value-type="float">
            <text:p>118</text:p>
          </table:table-cell>
          <table:table-cell table:style-name="ce6" table:formula="of:=ROUND(POWER([.D350]/7;1/[.$K$1])*255;0)" office:value-type="float" office:value="188" calcext:value-type="float">
            <text:p>188</text:p>
          </table:table-cell>
          <table:table-cell table:style-name="ce6" table:formula="of:=ROUND(POWER([.F350]/7;1/[.$K$1])*255;0)" office:value-type="float" office:value="118" calcext:value-type="float">
            <text:p>118</text:p>
          </table:table-cell>
          <table:table-cell table:style-name="ce28" table:formula="of:=CONCATENATE(&quot;#&quot;;DEC2HEX([.H350];2);DEC2HEX([.I350];2);DEC2HEX([.J350];2))" office:value-type="string" office:string-value="#76BC76" calcext:value-type="string">
            <text:p>#76BC76</text:p>
          </table:table-cell>
          <table:table-cell table:style-name="ce32" table:formula="of:=CONCATENATE(IF([.H350]&lt;10;&quot;  &quot;;IF([.H350]&lt;100;&quot; &quot;;&quot;&quot;));[.H350];&quot; &quot;;IF([.I350]&lt;10;&quot;  &quot;;IF([.I350]&lt;100;&quot; &quot;;&quot;&quot;));[.I350];&quot; &quot;;IF([.J350]&lt;10;&quot;  &quot;;IF([.J350]&lt;100;&quot; &quot;;&quot;&quot;));[.J350];&quot; &quot;;[.A350];&quot; - &quot;;[.K350])" office:value-type="string" office:string-value="118 188 118 347 - #76BC76" calcext:value-type="string">
            <text:p>118 188 118 347 - #76BC76</text:p>
          </table:table-cell>
          <table:table-cell table:style-name="ce35"/>
          <table:table-cell table:style-name="ce9"/>
          <table:table-cell table:style-name="ce6" table:formula="of:=INDEX([.$N$3:.$N$10];[.E350]+1;1)" office:value-type="float" office:value="116" calcext:value-type="float">
            <text:p>116</text:p>
          </table:table-cell>
          <table:table-cell table:style-name="ce6" table:formula="of:=INDEX([.$N$3:.$N$10];[.D350]+1;1)" office:value-type="float" office:value="187" calcext:value-type="float">
            <text:p>187</text:p>
          </table:table-cell>
          <table:table-cell table:style-name="ce6" table:formula="of:=INDEX([.$N$3:.$N$10];[.F350]+1;1)" office:value-type="float" office:value="116" calcext:value-type="float">
            <text:p>116</text:p>
          </table:table-cell>
          <table:table-cell table:style-name="ce28" table:formula="of:=CONCATENATE(&quot;#&quot;;DEC2HEX([.O350];2);DEC2HEX([.P350];2);DEC2HEX([.Q350];2))" office:value-type="string" office:string-value="#74BB74" calcext:value-type="string">
            <text:p>#74BB74</text:p>
          </table:table-cell>
          <table:table-cell table:style-name="ce32" table:formula="of:=CONCATENATE(IF([.O350]&lt;10;&quot;  &quot;;IF([.O350]&lt;100;&quot; &quot;;&quot;&quot;));[.O350];&quot; &quot;;IF([.P350]&lt;10;&quot;  &quot;;IF([.P350]&lt;100;&quot; &quot;;&quot;&quot;));[.P350];&quot; &quot;;IF([.Q350]&lt;10;&quot;  &quot;;IF([.Q350]&lt;100;&quot; &quot;;&quot;&quot;));[.Q350];&quot; &quot;;[.A350];&quot; - &quot;;[.R350])" office:value-type="string" office:string-value="116 187 116 347 - #74BB74" calcext:value-type="string">
            <text:p>116 187 116 347 - #74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7" calcext:value-type="float">
            <text:p>3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6"/>
          <table:table-cell table:style-name="ce45"/>
          <table:table-cell table:style-name="ce50" table:formula="of:=BITAND(BITRSHIFT([.A351];6);HEX2DEC(&quot;7&quot;))" office:value-type="float" office:value="5" calcext:value-type="float">
            <text:p>5</text:p>
          </table:table-cell>
          <table:table-cell table:style-name="ce3" table:formula="of:=BITAND(BITRSHIFT([.A351];3);HEX2DEC(&quot;7&quot;))" office:value-type="float" office:value="3" calcext:value-type="float">
            <text:p>3</text:p>
          </table:table-cell>
          <table:table-cell table:style-name="ce57" table:formula="of:=BITAND([.A35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51]/7;1/[.$K$1])*255;0)" office:value-type="float" office:value="118" calcext:value-type="float">
            <text:p>118</text:p>
          </table:table-cell>
          <table:table-cell table:style-name="ce6" table:formula="of:=ROUND(POWER([.D351]/7;1/[.$K$1])*255;0)" office:value-type="float" office:value="188" calcext:value-type="float">
            <text:p>188</text:p>
          </table:table-cell>
          <table:table-cell table:style-name="ce6" table:formula="of:=ROUND(POWER([.F351]/7;1/[.$K$1])*255;0)" office:value-type="float" office:value="153" calcext:value-type="float">
            <text:p>153</text:p>
          </table:table-cell>
          <table:table-cell table:style-name="ce28" table:formula="of:=CONCATENATE(&quot;#&quot;;DEC2HEX([.H351];2);DEC2HEX([.I351];2);DEC2HEX([.J351];2))" office:value-type="string" office:string-value="#76BC99" calcext:value-type="string">
            <text:p>#76BC99</text:p>
          </table:table-cell>
          <table:table-cell table:style-name="ce32" table:formula="of:=CONCATENATE(IF([.H351]&lt;10;&quot;  &quot;;IF([.H351]&lt;100;&quot; &quot;;&quot;&quot;));[.H351];&quot; &quot;;IF([.I351]&lt;10;&quot;  &quot;;IF([.I351]&lt;100;&quot; &quot;;&quot;&quot;));[.I351];&quot; &quot;;IF([.J351]&lt;10;&quot;  &quot;;IF([.J351]&lt;100;&quot; &quot;;&quot;&quot;));[.J351];&quot; &quot;;[.A351];&quot; - &quot;;[.K351])" office:value-type="string" office:string-value="118 188 153 348 - #76BC99" calcext:value-type="string">
            <text:p>118 188 153 348 - #76BC99</text:p>
          </table:table-cell>
          <table:table-cell table:style-name="ce35"/>
          <table:table-cell table:style-name="ce9"/>
          <table:table-cell table:style-name="ce6" table:formula="of:=INDEX([.$N$3:.$N$10];[.E351]+1;1)" office:value-type="float" office:value="116" calcext:value-type="float">
            <text:p>116</text:p>
          </table:table-cell>
          <table:table-cell table:style-name="ce6" table:formula="of:=INDEX([.$N$3:.$N$10];[.D351]+1;1)" office:value-type="float" office:value="187" calcext:value-type="float">
            <text:p>187</text:p>
          </table:table-cell>
          <table:table-cell table:style-name="ce6" table:formula="of:=INDEX([.$N$3:.$N$10];[.F351]+1;1)" office:value-type="float" office:value="156" calcext:value-type="float">
            <text:p>156</text:p>
          </table:table-cell>
          <table:table-cell table:style-name="ce28" table:formula="of:=CONCATENATE(&quot;#&quot;;DEC2HEX([.O351];2);DEC2HEX([.P351];2);DEC2HEX([.Q351];2))" office:value-type="string" office:string-value="#74BB9C" calcext:value-type="string">
            <text:p>#74BB9C</text:p>
          </table:table-cell>
          <table:table-cell table:style-name="ce32" table:formula="of:=CONCATENATE(IF([.O351]&lt;10;&quot;  &quot;;IF([.O351]&lt;100;&quot; &quot;;&quot;&quot;));[.O351];&quot; &quot;;IF([.P351]&lt;10;&quot;  &quot;;IF([.P351]&lt;100;&quot; &quot;;&quot;&quot;));[.P351];&quot; &quot;;IF([.Q351]&lt;10;&quot;  &quot;;IF([.Q351]&lt;100;&quot; &quot;;&quot;&quot;));[.Q351];&quot; &quot;;[.A351];&quot; - &quot;;[.R351])" office:value-type="string" office:string-value="116 187 156 348 - #74BB9C" calcext:value-type="string">
            <text:p>116 187 156 348 - #74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8" calcext:value-type="float">
            <text:p>3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6"/>
          <table:table-cell table:style-name="ce45"/>
          <table:table-cell table:style-name="ce50" table:formula="of:=BITAND(BITRSHIFT([.A352];6);HEX2DEC(&quot;7&quot;))" office:value-type="float" office:value="5" calcext:value-type="float">
            <text:p>5</text:p>
          </table:table-cell>
          <table:table-cell table:style-name="ce3" table:formula="of:=BITAND(BITRSHIFT([.A352];3);HEX2DEC(&quot;7&quot;))" office:value-type="float" office:value="3" calcext:value-type="float">
            <text:p>3</text:p>
          </table:table-cell>
          <table:table-cell table:style-name="ce57" table:formula="of:=BITAND([.A35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52]/7;1/[.$K$1])*255;0)" office:value-type="float" office:value="118" calcext:value-type="float">
            <text:p>118</text:p>
          </table:table-cell>
          <table:table-cell table:style-name="ce6" table:formula="of:=ROUND(POWER([.D352]/7;1/[.$K$1])*255;0)" office:value-type="float" office:value="188" calcext:value-type="float">
            <text:p>188</text:p>
          </table:table-cell>
          <table:table-cell table:style-name="ce6" table:formula="of:=ROUND(POWER([.F352]/7;1/[.$K$1])*255;0)" office:value-type="float" office:value="188" calcext:value-type="float">
            <text:p>188</text:p>
          </table:table-cell>
          <table:table-cell table:style-name="ce28" table:formula="of:=CONCATENATE(&quot;#&quot;;DEC2HEX([.H352];2);DEC2HEX([.I352];2);DEC2HEX([.J352];2))" office:value-type="string" office:string-value="#76BCBC" calcext:value-type="string">
            <text:p>#76BCBC</text:p>
          </table:table-cell>
          <table:table-cell table:style-name="ce32" table:formula="of:=CONCATENATE(IF([.H352]&lt;10;&quot;  &quot;;IF([.H352]&lt;100;&quot; &quot;;&quot;&quot;));[.H352];&quot; &quot;;IF([.I352]&lt;10;&quot;  &quot;;IF([.I352]&lt;100;&quot; &quot;;&quot;&quot;));[.I352];&quot; &quot;;IF([.J352]&lt;10;&quot;  &quot;;IF([.J352]&lt;100;&quot; &quot;;&quot;&quot;));[.J352];&quot; &quot;;[.A352];&quot; - &quot;;[.K352])" office:value-type="string" office:string-value="118 188 188 349 - #76BCBC" calcext:value-type="string">
            <text:p>118 188 188 349 - #76BCBC</text:p>
          </table:table-cell>
          <table:table-cell table:style-name="ce35"/>
          <table:table-cell table:style-name="ce9"/>
          <table:table-cell table:style-name="ce6" table:formula="of:=INDEX([.$N$3:.$N$10];[.E352]+1;1)" office:value-type="float" office:value="116" calcext:value-type="float">
            <text:p>116</text:p>
          </table:table-cell>
          <table:table-cell table:style-name="ce6" table:formula="of:=INDEX([.$N$3:.$N$10];[.D352]+1;1)" office:value-type="float" office:value="187" calcext:value-type="float">
            <text:p>187</text:p>
          </table:table-cell>
          <table:table-cell table:style-name="ce6" table:formula="of:=INDEX([.$N$3:.$N$10];[.F352]+1;1)" office:value-type="float" office:value="187" calcext:value-type="float">
            <text:p>187</text:p>
          </table:table-cell>
          <table:table-cell table:style-name="ce28" table:formula="of:=CONCATENATE(&quot;#&quot;;DEC2HEX([.O352];2);DEC2HEX([.P352];2);DEC2HEX([.Q352];2))" office:value-type="string" office:string-value="#74BBBB" calcext:value-type="string">
            <text:p>#74BBBB</text:p>
          </table:table-cell>
          <table:table-cell table:style-name="ce32" table:formula="of:=CONCATENATE(IF([.O352]&lt;10;&quot;  &quot;;IF([.O352]&lt;100;&quot; &quot;;&quot;&quot;));[.O352];&quot; &quot;;IF([.P352]&lt;10;&quot;  &quot;;IF([.P352]&lt;100;&quot; &quot;;&quot;&quot;));[.P352];&quot; &quot;;IF([.Q352]&lt;10;&quot;  &quot;;IF([.Q352]&lt;100;&quot; &quot;;&quot;&quot;));[.Q352];&quot; &quot;;[.A352];&quot; - &quot;;[.R352])" office:value-type="string" office:string-value="116 187 187 349 - #74BBBB" calcext:value-type="string">
            <text:p>116 187 187 349 - #74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49" calcext:value-type="float">
            <text:p>3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6"/>
          <table:table-cell table:style-name="ce45"/>
          <table:table-cell table:style-name="ce50" table:formula="of:=BITAND(BITRSHIFT([.A353];6);HEX2DEC(&quot;7&quot;))" office:value-type="float" office:value="5" calcext:value-type="float">
            <text:p>5</text:p>
          </table:table-cell>
          <table:table-cell table:style-name="ce3" table:formula="of:=BITAND(BITRSHIFT([.A353];3);HEX2DEC(&quot;7&quot;))" office:value-type="float" office:value="3" calcext:value-type="float">
            <text:p>3</text:p>
          </table:table-cell>
          <table:table-cell table:style-name="ce57" table:formula="of:=BITAND([.A35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53]/7;1/[.$K$1])*255;0)" office:value-type="float" office:value="118" calcext:value-type="float">
            <text:p>118</text:p>
          </table:table-cell>
          <table:table-cell table:style-name="ce6" table:formula="of:=ROUND(POWER([.D353]/7;1/[.$K$1])*255;0)" office:value-type="float" office:value="188" calcext:value-type="float">
            <text:p>188</text:p>
          </table:table-cell>
          <table:table-cell table:style-name="ce6" table:formula="of:=ROUND(POWER([.F353]/7;1/[.$K$1])*255;0)" office:value-type="float" office:value="222" calcext:value-type="float">
            <text:p>222</text:p>
          </table:table-cell>
          <table:table-cell table:style-name="ce28" table:formula="of:=CONCATENATE(&quot;#&quot;;DEC2HEX([.H353];2);DEC2HEX([.I353];2);DEC2HEX([.J353];2))" office:value-type="string" office:string-value="#76BCDE" calcext:value-type="string">
            <text:p>#76BCDE</text:p>
          </table:table-cell>
          <table:table-cell table:style-name="ce32" table:formula="of:=CONCATENATE(IF([.H353]&lt;10;&quot;  &quot;;IF([.H353]&lt;100;&quot; &quot;;&quot;&quot;));[.H353];&quot; &quot;;IF([.I353]&lt;10;&quot;  &quot;;IF([.I353]&lt;100;&quot; &quot;;&quot;&quot;));[.I353];&quot; &quot;;IF([.J353]&lt;10;&quot;  &quot;;IF([.J353]&lt;100;&quot; &quot;;&quot;&quot;));[.J353];&quot; &quot;;[.A353];&quot; - &quot;;[.K353])" office:value-type="string" office:string-value="118 188 222 350 - #76BCDE" calcext:value-type="string">
            <text:p>118 188 222 350 - #76BCDE</text:p>
          </table:table-cell>
          <table:table-cell table:style-name="ce35"/>
          <table:table-cell table:style-name="ce9"/>
          <table:table-cell table:style-name="ce6" table:formula="of:=INDEX([.$N$3:.$N$10];[.E353]+1;1)" office:value-type="float" office:value="116" calcext:value-type="float">
            <text:p>116</text:p>
          </table:table-cell>
          <table:table-cell table:style-name="ce6" table:formula="of:=INDEX([.$N$3:.$N$10];[.D353]+1;1)" office:value-type="float" office:value="187" calcext:value-type="float">
            <text:p>187</text:p>
          </table:table-cell>
          <table:table-cell table:style-name="ce6" table:formula="of:=INDEX([.$N$3:.$N$10];[.F353]+1;1)" office:value-type="float" office:value="225" calcext:value-type="float">
            <text:p>225</text:p>
          </table:table-cell>
          <table:table-cell table:style-name="ce28" table:formula="of:=CONCATENATE(&quot;#&quot;;DEC2HEX([.O353];2);DEC2HEX([.P353];2);DEC2HEX([.Q353];2))" office:value-type="string" office:string-value="#74BBE1" calcext:value-type="string">
            <text:p>#74BBE1</text:p>
          </table:table-cell>
          <table:table-cell table:style-name="ce32" table:formula="of:=CONCATENATE(IF([.O353]&lt;10;&quot;  &quot;;IF([.O353]&lt;100;&quot; &quot;;&quot;&quot;));[.O353];&quot; &quot;;IF([.P353]&lt;10;&quot;  &quot;;IF([.P353]&lt;100;&quot; &quot;;&quot;&quot;));[.P353];&quot; &quot;;IF([.Q353]&lt;10;&quot;  &quot;;IF([.Q353]&lt;100;&quot; &quot;;&quot;&quot;));[.Q353];&quot; &quot;;[.A353];&quot; - &quot;;[.R353])" office:value-type="string" office:string-value="116 187 225 350 - #74BBE1" calcext:value-type="string">
            <text:p>116 187 225 350 - #74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0" calcext:value-type="float">
            <text:p>3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6"/>
          <table:table-cell table:style-name="ce45"/>
          <table:table-cell table:style-name="ce50" table:formula="of:=BITAND(BITRSHIFT([.A354];6);HEX2DEC(&quot;7&quot;))" office:value-type="float" office:value="5" calcext:value-type="float">
            <text:p>5</text:p>
          </table:table-cell>
          <table:table-cell table:style-name="ce3" table:formula="of:=BITAND(BITRSHIFT([.A354];3);HEX2DEC(&quot;7&quot;))" office:value-type="float" office:value="3" calcext:value-type="float">
            <text:p>3</text:p>
          </table:table-cell>
          <table:table-cell table:style-name="ce57" table:formula="of:=BITAND([.A35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54]/7;1/[.$K$1])*255;0)" office:value-type="float" office:value="118" calcext:value-type="float">
            <text:p>118</text:p>
          </table:table-cell>
          <table:table-cell table:style-name="ce6" table:formula="of:=ROUND(POWER([.D354]/7;1/[.$K$1])*255;0)" office:value-type="float" office:value="188" calcext:value-type="float">
            <text:p>188</text:p>
          </table:table-cell>
          <table:table-cell table:style-name="ce6" table:formula="of:=ROUND(POWER([.F354]/7;1/[.$K$1])*255;0)" office:value-type="float" office:value="255" calcext:value-type="float">
            <text:p>255</text:p>
          </table:table-cell>
          <table:table-cell table:style-name="ce28" table:formula="of:=CONCATENATE(&quot;#&quot;;DEC2HEX([.H354];2);DEC2HEX([.I354];2);DEC2HEX([.J354];2))" office:value-type="string" office:string-value="#76BCFF" calcext:value-type="string">
            <text:p>#76BCFF</text:p>
          </table:table-cell>
          <table:table-cell table:style-name="ce32" table:formula="of:=CONCATENATE(IF([.H354]&lt;10;&quot;  &quot;;IF([.H354]&lt;100;&quot; &quot;;&quot;&quot;));[.H354];&quot; &quot;;IF([.I354]&lt;10;&quot;  &quot;;IF([.I354]&lt;100;&quot; &quot;;&quot;&quot;));[.I354];&quot; &quot;;IF([.J354]&lt;10;&quot;  &quot;;IF([.J354]&lt;100;&quot; &quot;;&quot;&quot;));[.J354];&quot; &quot;;[.A354];&quot; - &quot;;[.K354])" office:value-type="string" office:string-value="118 188 255 351 - #76BCFF" calcext:value-type="string">
            <text:p>118 188 255 351 - #76BCFF</text:p>
          </table:table-cell>
          <table:table-cell table:style-name="ce35"/>
          <table:table-cell table:style-name="ce9"/>
          <table:table-cell table:style-name="ce6" table:formula="of:=INDEX([.$N$3:.$N$10];[.E354]+1;1)" office:value-type="float" office:value="116" calcext:value-type="float">
            <text:p>116</text:p>
          </table:table-cell>
          <table:table-cell table:style-name="ce6" table:formula="of:=INDEX([.$N$3:.$N$10];[.D354]+1;1)" office:value-type="float" office:value="187" calcext:value-type="float">
            <text:p>187</text:p>
          </table:table-cell>
          <table:table-cell table:style-name="ce6" table:formula="of:=INDEX([.$N$3:.$N$10];[.F354]+1;1)" office:value-type="float" office:value="255" calcext:value-type="float">
            <text:p>255</text:p>
          </table:table-cell>
          <table:table-cell table:style-name="ce28" table:formula="of:=CONCATENATE(&quot;#&quot;;DEC2HEX([.O354];2);DEC2HEX([.P354];2);DEC2HEX([.Q354];2))" office:value-type="string" office:string-value="#74BBFF" calcext:value-type="string">
            <text:p>#74BBFF</text:p>
          </table:table-cell>
          <table:table-cell table:style-name="ce32" table:formula="of:=CONCATENATE(IF([.O354]&lt;10;&quot;  &quot;;IF([.O354]&lt;100;&quot; &quot;;&quot;&quot;));[.O354];&quot; &quot;;IF([.P354]&lt;10;&quot;  &quot;;IF([.P354]&lt;100;&quot; &quot;;&quot;&quot;));[.P354];&quot; &quot;;IF([.Q354]&lt;10;&quot;  &quot;;IF([.Q354]&lt;100;&quot; &quot;;&quot;&quot;));[.Q354];&quot; &quot;;[.A354];&quot; - &quot;;[.R354])" office:value-type="string" office:string-value="116 187 255 351 - #74BBFF" calcext:value-type="string">
            <text:p>116 187 255 351 - #74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1" calcext:value-type="float">
            <text:p>3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6"/>
          <table:table-cell table:style-name="ce45"/>
          <table:table-cell table:style-name="ce50" table:formula="of:=BITAND(BITRSHIFT([.A355];6);HEX2DEC(&quot;7&quot;))" office:value-type="float" office:value="5" calcext:value-type="float">
            <text:p>5</text:p>
          </table:table-cell>
          <table:table-cell table:style-name="ce3" table:formula="of:=BITAND(BITRSHIFT([.A355];3);HEX2DEC(&quot;7&quot;))" office:value-type="float" office:value="4" calcext:value-type="float">
            <text:p>4</text:p>
          </table:table-cell>
          <table:table-cell table:style-name="ce57" table:formula="of:=BITAND([.A35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55]/7;1/[.$K$1])*255;0)" office:value-type="float" office:value="153" calcext:value-type="float">
            <text:p>153</text:p>
          </table:table-cell>
          <table:table-cell table:style-name="ce6" table:formula="of:=ROUND(POWER([.D355]/7;1/[.$K$1])*255;0)" office:value-type="float" office:value="188" calcext:value-type="float">
            <text:p>188</text:p>
          </table:table-cell>
          <table:table-cell table:style-name="ce6" table:formula="of:=ROUND(POWER([.F355]/7;1/[.$K$1])*255;0)" office:value-type="float" office:value="0" calcext:value-type="float">
            <text:p>0</text:p>
          </table:table-cell>
          <table:table-cell table:style-name="ce28" table:formula="of:=CONCATENATE(&quot;#&quot;;DEC2HEX([.H355];2);DEC2HEX([.I355];2);DEC2HEX([.J355];2))" office:value-type="string" office:string-value="#99BC00" calcext:value-type="string">
            <text:p>#99BC00</text:p>
          </table:table-cell>
          <table:table-cell table:style-name="ce32" table:formula="of:=CONCATENATE(IF([.H355]&lt;10;&quot;  &quot;;IF([.H355]&lt;100;&quot; &quot;;&quot;&quot;));[.H355];&quot; &quot;;IF([.I355]&lt;10;&quot;  &quot;;IF([.I355]&lt;100;&quot; &quot;;&quot;&quot;));[.I355];&quot; &quot;;IF([.J355]&lt;10;&quot;  &quot;;IF([.J355]&lt;100;&quot; &quot;;&quot;&quot;));[.J355];&quot; &quot;;[.A355];&quot; - &quot;;[.K355])" office:value-type="string" office:string-value="153 188   0 352 - #99BC00" calcext:value-type="string">
            <text:p>153 188 <text:s text:c="2"/>0 352 - #99BC00</text:p>
          </table:table-cell>
          <table:table-cell table:style-name="ce35"/>
          <table:table-cell table:style-name="ce9"/>
          <table:table-cell table:style-name="ce6" table:formula="of:=INDEX([.$N$3:.$N$10];[.E355]+1;1)" office:value-type="float" office:value="156" calcext:value-type="float">
            <text:p>156</text:p>
          </table:table-cell>
          <table:table-cell table:style-name="ce6" table:formula="of:=INDEX([.$N$3:.$N$10];[.D355]+1;1)" office:value-type="float" office:value="187" calcext:value-type="float">
            <text:p>187</text:p>
          </table:table-cell>
          <table:table-cell table:style-name="ce6" table:formula="of:=INDEX([.$N$3:.$N$10];[.F355]+1;1)" office:value-type="float" office:value="0" calcext:value-type="float">
            <text:p>0</text:p>
          </table:table-cell>
          <table:table-cell table:style-name="ce28" table:formula="of:=CONCATENATE(&quot;#&quot;;DEC2HEX([.O355];2);DEC2HEX([.P355];2);DEC2HEX([.Q355];2))" office:value-type="string" office:string-value="#9CBB00" calcext:value-type="string">
            <text:p>#9CBB00</text:p>
          </table:table-cell>
          <table:table-cell table:style-name="ce32" table:formula="of:=CONCATENATE(IF([.O355]&lt;10;&quot;  &quot;;IF([.O355]&lt;100;&quot; &quot;;&quot;&quot;));[.O355];&quot; &quot;;IF([.P355]&lt;10;&quot;  &quot;;IF([.P355]&lt;100;&quot; &quot;;&quot;&quot;));[.P355];&quot; &quot;;IF([.Q355]&lt;10;&quot;  &quot;;IF([.Q355]&lt;100;&quot; &quot;;&quot;&quot;));[.Q355];&quot; &quot;;[.A355];&quot; - &quot;;[.R355])" office:value-type="string" office:string-value="156 187   0 352 - #9CBB00" calcext:value-type="string">
            <text:p>156 187 <text:s text:c="2"/>0 352 - #9C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2" calcext:value-type="float">
            <text:p>3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6"/>
          <table:table-cell table:style-name="ce45"/>
          <table:table-cell table:style-name="ce50" table:formula="of:=BITAND(BITRSHIFT([.A356];6);HEX2DEC(&quot;7&quot;))" office:value-type="float" office:value="5" calcext:value-type="float">
            <text:p>5</text:p>
          </table:table-cell>
          <table:table-cell table:style-name="ce3" table:formula="of:=BITAND(BITRSHIFT([.A356];3);HEX2DEC(&quot;7&quot;))" office:value-type="float" office:value="4" calcext:value-type="float">
            <text:p>4</text:p>
          </table:table-cell>
          <table:table-cell table:style-name="ce57" table:formula="of:=BITAND([.A35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56]/7;1/[.$K$1])*255;0)" office:value-type="float" office:value="153" calcext:value-type="float">
            <text:p>153</text:p>
          </table:table-cell>
          <table:table-cell table:style-name="ce6" table:formula="of:=ROUND(POWER([.D356]/7;1/[.$K$1])*255;0)" office:value-type="float" office:value="188" calcext:value-type="float">
            <text:p>188</text:p>
          </table:table-cell>
          <table:table-cell table:style-name="ce6" table:formula="of:=ROUND(POWER([.F356]/7;1/[.$K$1])*255;0)" office:value-type="float" office:value="43" calcext:value-type="float">
            <text:p>43</text:p>
          </table:table-cell>
          <table:table-cell table:style-name="ce28" table:formula="of:=CONCATENATE(&quot;#&quot;;DEC2HEX([.H356];2);DEC2HEX([.I356];2);DEC2HEX([.J356];2))" office:value-type="string" office:string-value="#99BC2B" calcext:value-type="string">
            <text:p>#99BC2B</text:p>
          </table:table-cell>
          <table:table-cell table:style-name="ce32" table:formula="of:=CONCATENATE(IF([.H356]&lt;10;&quot;  &quot;;IF([.H356]&lt;100;&quot; &quot;;&quot;&quot;));[.H356];&quot; &quot;;IF([.I356]&lt;10;&quot;  &quot;;IF([.I356]&lt;100;&quot; &quot;;&quot;&quot;));[.I356];&quot; &quot;;IF([.J356]&lt;10;&quot;  &quot;;IF([.J356]&lt;100;&quot; &quot;;&quot;&quot;));[.J356];&quot; &quot;;[.A356];&quot; - &quot;;[.K356])" office:value-type="string" office:string-value="153 188  43 353 - #99BC2B" calcext:value-type="string">
            <text:p>153 188 <text:s/>43 353 - #99BC2B</text:p>
          </table:table-cell>
          <table:table-cell table:style-name="ce35"/>
          <table:table-cell table:style-name="ce9"/>
          <table:table-cell table:style-name="ce6" table:formula="of:=INDEX([.$N$3:.$N$10];[.E356]+1;1)" office:value-type="float" office:value="156" calcext:value-type="float">
            <text:p>156</text:p>
          </table:table-cell>
          <table:table-cell table:style-name="ce6" table:formula="of:=INDEX([.$N$3:.$N$10];[.D356]+1;1)" office:value-type="float" office:value="187" calcext:value-type="float">
            <text:p>187</text:p>
          </table:table-cell>
          <table:table-cell table:style-name="ce6" table:formula="of:=INDEX([.$N$3:.$N$10];[.F356]+1;1)" office:value-type="float" office:value="40" calcext:value-type="float">
            <text:p>40</text:p>
          </table:table-cell>
          <table:table-cell table:style-name="ce28" table:formula="of:=CONCATENATE(&quot;#&quot;;DEC2HEX([.O356];2);DEC2HEX([.P356];2);DEC2HEX([.Q356];2))" office:value-type="string" office:string-value="#9CBB28" calcext:value-type="string">
            <text:p>#9CBB28</text:p>
          </table:table-cell>
          <table:table-cell table:style-name="ce32" table:formula="of:=CONCATENATE(IF([.O356]&lt;10;&quot;  &quot;;IF([.O356]&lt;100;&quot; &quot;;&quot;&quot;));[.O356];&quot; &quot;;IF([.P356]&lt;10;&quot;  &quot;;IF([.P356]&lt;100;&quot; &quot;;&quot;&quot;));[.P356];&quot; &quot;;IF([.Q356]&lt;10;&quot;  &quot;;IF([.Q356]&lt;100;&quot; &quot;;&quot;&quot;));[.Q356];&quot; &quot;;[.A356];&quot; - &quot;;[.R356])" office:value-type="string" office:string-value="156 187  40 353 - #9CBB28" calcext:value-type="string">
            <text:p>156 187 <text:s/>40 353 - #9C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3" calcext:value-type="float">
            <text:p>3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6"/>
          <table:table-cell table:style-name="ce45"/>
          <table:table-cell table:style-name="ce50" table:formula="of:=BITAND(BITRSHIFT([.A357];6);HEX2DEC(&quot;7&quot;))" office:value-type="float" office:value="5" calcext:value-type="float">
            <text:p>5</text:p>
          </table:table-cell>
          <table:table-cell table:style-name="ce3" table:formula="of:=BITAND(BITRSHIFT([.A357];3);HEX2DEC(&quot;7&quot;))" office:value-type="float" office:value="4" calcext:value-type="float">
            <text:p>4</text:p>
          </table:table-cell>
          <table:table-cell table:style-name="ce57" table:formula="of:=BITAND([.A35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57]/7;1/[.$K$1])*255;0)" office:value-type="float" office:value="153" calcext:value-type="float">
            <text:p>153</text:p>
          </table:table-cell>
          <table:table-cell table:style-name="ce6" table:formula="of:=ROUND(POWER([.D357]/7;1/[.$K$1])*255;0)" office:value-type="float" office:value="188" calcext:value-type="float">
            <text:p>188</text:p>
          </table:table-cell>
          <table:table-cell table:style-name="ce6" table:formula="of:=ROUND(POWER([.F357]/7;1/[.$K$1])*255;0)" office:value-type="float" office:value="82" calcext:value-type="float">
            <text:p>82</text:p>
          </table:table-cell>
          <table:table-cell table:style-name="ce28" table:formula="of:=CONCATENATE(&quot;#&quot;;DEC2HEX([.H357];2);DEC2HEX([.I357];2);DEC2HEX([.J357];2))" office:value-type="string" office:string-value="#99BC52" calcext:value-type="string">
            <text:p>#99BC52</text:p>
          </table:table-cell>
          <table:table-cell table:style-name="ce32" table:formula="of:=CONCATENATE(IF([.H357]&lt;10;&quot;  &quot;;IF([.H357]&lt;100;&quot; &quot;;&quot;&quot;));[.H357];&quot; &quot;;IF([.I357]&lt;10;&quot;  &quot;;IF([.I357]&lt;100;&quot; &quot;;&quot;&quot;));[.I357];&quot; &quot;;IF([.J357]&lt;10;&quot;  &quot;;IF([.J357]&lt;100;&quot; &quot;;&quot;&quot;));[.J357];&quot; &quot;;[.A357];&quot; - &quot;;[.K357])" office:value-type="string" office:string-value="153 188  82 354 - #99BC52" calcext:value-type="string">
            <text:p>153 188 <text:s/>82 354 - #99BC52</text:p>
          </table:table-cell>
          <table:table-cell table:style-name="ce35"/>
          <table:table-cell table:style-name="ce9"/>
          <table:table-cell table:style-name="ce6" table:formula="of:=INDEX([.$N$3:.$N$10];[.E357]+1;1)" office:value-type="float" office:value="156" calcext:value-type="float">
            <text:p>156</text:p>
          </table:table-cell>
          <table:table-cell table:style-name="ce6" table:formula="of:=INDEX([.$N$3:.$N$10];[.D357]+1;1)" office:value-type="float" office:value="187" calcext:value-type="float">
            <text:p>187</text:p>
          </table:table-cell>
          <table:table-cell table:style-name="ce6" table:formula="of:=INDEX([.$N$3:.$N$10];[.F357]+1;1)" office:value-type="float" office:value="83" calcext:value-type="float">
            <text:p>83</text:p>
          </table:table-cell>
          <table:table-cell table:style-name="ce28" table:formula="of:=CONCATENATE(&quot;#&quot;;DEC2HEX([.O357];2);DEC2HEX([.P357];2);DEC2HEX([.Q357];2))" office:value-type="string" office:string-value="#9CBB53" calcext:value-type="string">
            <text:p>#9CBB53</text:p>
          </table:table-cell>
          <table:table-cell table:style-name="ce32" table:formula="of:=CONCATENATE(IF([.O357]&lt;10;&quot;  &quot;;IF([.O357]&lt;100;&quot; &quot;;&quot;&quot;));[.O357];&quot; &quot;;IF([.P357]&lt;10;&quot;  &quot;;IF([.P357]&lt;100;&quot; &quot;;&quot;&quot;));[.P357];&quot; &quot;;IF([.Q357]&lt;10;&quot;  &quot;;IF([.Q357]&lt;100;&quot; &quot;;&quot;&quot;));[.Q357];&quot; &quot;;[.A357];&quot; - &quot;;[.R357])" office:value-type="string" office:string-value="156 187  83 354 - #9CBB53" calcext:value-type="string">
            <text:p>156 187 <text:s/>83 354 - #9C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4" calcext:value-type="float">
            <text:p>3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6"/>
          <table:table-cell table:style-name="ce45"/>
          <table:table-cell table:style-name="ce50" table:formula="of:=BITAND(BITRSHIFT([.A358];6);HEX2DEC(&quot;7&quot;))" office:value-type="float" office:value="5" calcext:value-type="float">
            <text:p>5</text:p>
          </table:table-cell>
          <table:table-cell table:style-name="ce3" table:formula="of:=BITAND(BITRSHIFT([.A358];3);HEX2DEC(&quot;7&quot;))" office:value-type="float" office:value="4" calcext:value-type="float">
            <text:p>4</text:p>
          </table:table-cell>
          <table:table-cell table:style-name="ce57" table:formula="of:=BITAND([.A35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58]/7;1/[.$K$1])*255;0)" office:value-type="float" office:value="153" calcext:value-type="float">
            <text:p>153</text:p>
          </table:table-cell>
          <table:table-cell table:style-name="ce6" table:formula="of:=ROUND(POWER([.D358]/7;1/[.$K$1])*255;0)" office:value-type="float" office:value="188" calcext:value-type="float">
            <text:p>188</text:p>
          </table:table-cell>
          <table:table-cell table:style-name="ce6" table:formula="of:=ROUND(POWER([.F358]/7;1/[.$K$1])*255;0)" office:value-type="float" office:value="118" calcext:value-type="float">
            <text:p>118</text:p>
          </table:table-cell>
          <table:table-cell table:style-name="ce28" table:formula="of:=CONCATENATE(&quot;#&quot;;DEC2HEX([.H358];2);DEC2HEX([.I358];2);DEC2HEX([.J358];2))" office:value-type="string" office:string-value="#99BC76" calcext:value-type="string">
            <text:p>#99BC76</text:p>
          </table:table-cell>
          <table:table-cell table:style-name="ce32" table:formula="of:=CONCATENATE(IF([.H358]&lt;10;&quot;  &quot;;IF([.H358]&lt;100;&quot; &quot;;&quot;&quot;));[.H358];&quot; &quot;;IF([.I358]&lt;10;&quot;  &quot;;IF([.I358]&lt;100;&quot; &quot;;&quot;&quot;));[.I358];&quot; &quot;;IF([.J358]&lt;10;&quot;  &quot;;IF([.J358]&lt;100;&quot; &quot;;&quot;&quot;));[.J358];&quot; &quot;;[.A358];&quot; - &quot;;[.K358])" office:value-type="string" office:string-value="153 188 118 355 - #99BC76" calcext:value-type="string">
            <text:p>153 188 118 355 - #99BC76</text:p>
          </table:table-cell>
          <table:table-cell table:style-name="ce35"/>
          <table:table-cell table:style-name="ce9"/>
          <table:table-cell table:style-name="ce6" table:formula="of:=INDEX([.$N$3:.$N$10];[.E358]+1;1)" office:value-type="float" office:value="156" calcext:value-type="float">
            <text:p>156</text:p>
          </table:table-cell>
          <table:table-cell table:style-name="ce6" table:formula="of:=INDEX([.$N$3:.$N$10];[.D358]+1;1)" office:value-type="float" office:value="187" calcext:value-type="float">
            <text:p>187</text:p>
          </table:table-cell>
          <table:table-cell table:style-name="ce6" table:formula="of:=INDEX([.$N$3:.$N$10];[.F358]+1;1)" office:value-type="float" office:value="116" calcext:value-type="float">
            <text:p>116</text:p>
          </table:table-cell>
          <table:table-cell table:style-name="ce28" table:formula="of:=CONCATENATE(&quot;#&quot;;DEC2HEX([.O358];2);DEC2HEX([.P358];2);DEC2HEX([.Q358];2))" office:value-type="string" office:string-value="#9CBB74" calcext:value-type="string">
            <text:p>#9CBB74</text:p>
          </table:table-cell>
          <table:table-cell table:style-name="ce32" table:formula="of:=CONCATENATE(IF([.O358]&lt;10;&quot;  &quot;;IF([.O358]&lt;100;&quot; &quot;;&quot;&quot;));[.O358];&quot; &quot;;IF([.P358]&lt;10;&quot;  &quot;;IF([.P358]&lt;100;&quot; &quot;;&quot;&quot;));[.P358];&quot; &quot;;IF([.Q358]&lt;10;&quot;  &quot;;IF([.Q358]&lt;100;&quot; &quot;;&quot;&quot;));[.Q358];&quot; &quot;;[.A358];&quot; - &quot;;[.R358])" office:value-type="string" office:string-value="156 187 116 355 - #9CBB74" calcext:value-type="string">
            <text:p>156 187 116 355 - #9C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5" calcext:value-type="float">
            <text:p>3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style-name="ce6"/>
          <table:table-cell table:style-name="ce45"/>
          <table:table-cell table:style-name="ce50" table:formula="of:=BITAND(BITRSHIFT([.A359];6);HEX2DEC(&quot;7&quot;))" office:value-type="float" office:value="5" calcext:value-type="float">
            <text:p>5</text:p>
          </table:table-cell>
          <table:table-cell table:style-name="ce3" table:formula="of:=BITAND(BITRSHIFT([.A359];3);HEX2DEC(&quot;7&quot;))" office:value-type="float" office:value="4" calcext:value-type="float">
            <text:p>4</text:p>
          </table:table-cell>
          <table:table-cell table:style-name="ce57" table:formula="of:=BITAND([.A35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59]/7;1/[.$K$1])*255;0)" office:value-type="float" office:value="153" calcext:value-type="float">
            <text:p>153</text:p>
          </table:table-cell>
          <table:table-cell table:style-name="ce6" table:formula="of:=ROUND(POWER([.D359]/7;1/[.$K$1])*255;0)" office:value-type="float" office:value="188" calcext:value-type="float">
            <text:p>188</text:p>
          </table:table-cell>
          <table:table-cell table:style-name="ce6" table:formula="of:=ROUND(POWER([.F359]/7;1/[.$K$1])*255;0)" office:value-type="float" office:value="153" calcext:value-type="float">
            <text:p>153</text:p>
          </table:table-cell>
          <table:table-cell table:style-name="ce28" table:formula="of:=CONCATENATE(&quot;#&quot;;DEC2HEX([.H359];2);DEC2HEX([.I359];2);DEC2HEX([.J359];2))" office:value-type="string" office:string-value="#99BC99" calcext:value-type="string">
            <text:p>#99BC99</text:p>
          </table:table-cell>
          <table:table-cell table:style-name="ce32" table:formula="of:=CONCATENATE(IF([.H359]&lt;10;&quot;  &quot;;IF([.H359]&lt;100;&quot; &quot;;&quot;&quot;));[.H359];&quot; &quot;;IF([.I359]&lt;10;&quot;  &quot;;IF([.I359]&lt;100;&quot; &quot;;&quot;&quot;));[.I359];&quot; &quot;;IF([.J359]&lt;10;&quot;  &quot;;IF([.J359]&lt;100;&quot; &quot;;&quot;&quot;));[.J359];&quot; &quot;;[.A359];&quot; - &quot;;[.K359])" office:value-type="string" office:string-value="153 188 153 356 - #99BC99" calcext:value-type="string">
            <text:p>153 188 153 356 - #99BC99</text:p>
          </table:table-cell>
          <table:table-cell table:style-name="ce35"/>
          <table:table-cell table:style-name="ce9"/>
          <table:table-cell table:style-name="ce6" table:formula="of:=INDEX([.$N$3:.$N$10];[.E359]+1;1)" office:value-type="float" office:value="156" calcext:value-type="float">
            <text:p>156</text:p>
          </table:table-cell>
          <table:table-cell table:style-name="ce6" table:formula="of:=INDEX([.$N$3:.$N$10];[.D359]+1;1)" office:value-type="float" office:value="187" calcext:value-type="float">
            <text:p>187</text:p>
          </table:table-cell>
          <table:table-cell table:style-name="ce6" table:formula="of:=INDEX([.$N$3:.$N$10];[.F359]+1;1)" office:value-type="float" office:value="156" calcext:value-type="float">
            <text:p>156</text:p>
          </table:table-cell>
          <table:table-cell table:style-name="ce28" table:formula="of:=CONCATENATE(&quot;#&quot;;DEC2HEX([.O359];2);DEC2HEX([.P359];2);DEC2HEX([.Q359];2))" office:value-type="string" office:string-value="#9CBB9C" calcext:value-type="string">
            <text:p>#9CBB9C</text:p>
          </table:table-cell>
          <table:table-cell table:style-name="ce32" table:formula="of:=CONCATENATE(IF([.O359]&lt;10;&quot;  &quot;;IF([.O359]&lt;100;&quot; &quot;;&quot;&quot;));[.O359];&quot; &quot;;IF([.P359]&lt;10;&quot;  &quot;;IF([.P359]&lt;100;&quot; &quot;;&quot;&quot;));[.P359];&quot; &quot;;IF([.Q359]&lt;10;&quot;  &quot;;IF([.Q359]&lt;100;&quot; &quot;;&quot;&quot;));[.Q359];&quot; &quot;;[.A359];&quot; - &quot;;[.R359])" office:value-type="string" office:string-value="156 187 156 356 - #9CBB9C" calcext:value-type="string">
            <text:p>156 187 156 356 - #9C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6" calcext:value-type="float">
            <text:p>3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7" calcext:value-type="float">
            <text:p>357</text:p>
          </table:table-cell>
          <table:table-cell table:style-name="ce6"/>
          <table:table-cell table:style-name="ce45"/>
          <table:table-cell table:style-name="ce50" table:formula="of:=BITAND(BITRSHIFT([.A360];6);HEX2DEC(&quot;7&quot;))" office:value-type="float" office:value="5" calcext:value-type="float">
            <text:p>5</text:p>
          </table:table-cell>
          <table:table-cell table:style-name="ce3" table:formula="of:=BITAND(BITRSHIFT([.A360];3);HEX2DEC(&quot;7&quot;))" office:value-type="float" office:value="4" calcext:value-type="float">
            <text:p>4</text:p>
          </table:table-cell>
          <table:table-cell table:style-name="ce57" table:formula="of:=BITAND([.A36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60]/7;1/[.$K$1])*255;0)" office:value-type="float" office:value="153" calcext:value-type="float">
            <text:p>153</text:p>
          </table:table-cell>
          <table:table-cell table:style-name="ce6" table:formula="of:=ROUND(POWER([.D360]/7;1/[.$K$1])*255;0)" office:value-type="float" office:value="188" calcext:value-type="float">
            <text:p>188</text:p>
          </table:table-cell>
          <table:table-cell table:style-name="ce6" table:formula="of:=ROUND(POWER([.F360]/7;1/[.$K$1])*255;0)" office:value-type="float" office:value="188" calcext:value-type="float">
            <text:p>188</text:p>
          </table:table-cell>
          <table:table-cell table:style-name="ce28" table:formula="of:=CONCATENATE(&quot;#&quot;;DEC2HEX([.H360];2);DEC2HEX([.I360];2);DEC2HEX([.J360];2))" office:value-type="string" office:string-value="#99BCBC" calcext:value-type="string">
            <text:p>#99BCBC</text:p>
          </table:table-cell>
          <table:table-cell table:style-name="ce32" table:formula="of:=CONCATENATE(IF([.H360]&lt;10;&quot;  &quot;;IF([.H360]&lt;100;&quot; &quot;;&quot;&quot;));[.H360];&quot; &quot;;IF([.I360]&lt;10;&quot;  &quot;;IF([.I360]&lt;100;&quot; &quot;;&quot;&quot;));[.I360];&quot; &quot;;IF([.J360]&lt;10;&quot;  &quot;;IF([.J360]&lt;100;&quot; &quot;;&quot;&quot;));[.J360];&quot; &quot;;[.A360];&quot; - &quot;;[.K360])" office:value-type="string" office:string-value="153 188 188 357 - #99BCBC" calcext:value-type="string">
            <text:p>153 188 188 357 - #99BCBC</text:p>
          </table:table-cell>
          <table:table-cell table:style-name="ce35"/>
          <table:table-cell table:style-name="ce9"/>
          <table:table-cell table:style-name="ce6" table:formula="of:=INDEX([.$N$3:.$N$10];[.E360]+1;1)" office:value-type="float" office:value="156" calcext:value-type="float">
            <text:p>156</text:p>
          </table:table-cell>
          <table:table-cell table:style-name="ce6" table:formula="of:=INDEX([.$N$3:.$N$10];[.D360]+1;1)" office:value-type="float" office:value="187" calcext:value-type="float">
            <text:p>187</text:p>
          </table:table-cell>
          <table:table-cell table:style-name="ce6" table:formula="of:=INDEX([.$N$3:.$N$10];[.F360]+1;1)" office:value-type="float" office:value="187" calcext:value-type="float">
            <text:p>187</text:p>
          </table:table-cell>
          <table:table-cell table:style-name="ce28" table:formula="of:=CONCATENATE(&quot;#&quot;;DEC2HEX([.O360];2);DEC2HEX([.P360];2);DEC2HEX([.Q360];2))" office:value-type="string" office:string-value="#9CBBBB" calcext:value-type="string">
            <text:p>#9CBBBB</text:p>
          </table:table-cell>
          <table:table-cell table:style-name="ce32" table:formula="of:=CONCATENATE(IF([.O360]&lt;10;&quot;  &quot;;IF([.O360]&lt;100;&quot; &quot;;&quot;&quot;));[.O360];&quot; &quot;;IF([.P360]&lt;10;&quot;  &quot;;IF([.P360]&lt;100;&quot; &quot;;&quot;&quot;));[.P360];&quot; &quot;;IF([.Q360]&lt;10;&quot;  &quot;;IF([.Q360]&lt;100;&quot; &quot;;&quot;&quot;));[.Q360];&quot; &quot;;[.A360];&quot; - &quot;;[.R360])" office:value-type="string" office:string-value="156 187 187 357 - #9CBBBB" calcext:value-type="string">
            <text:p>156 187 187 357 - #9C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7" calcext:value-type="float">
            <text:p>3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6"/>
          <table:table-cell table:style-name="ce45"/>
          <table:table-cell table:style-name="ce50" table:formula="of:=BITAND(BITRSHIFT([.A361];6);HEX2DEC(&quot;7&quot;))" office:value-type="float" office:value="5" calcext:value-type="float">
            <text:p>5</text:p>
          </table:table-cell>
          <table:table-cell table:style-name="ce3" table:formula="of:=BITAND(BITRSHIFT([.A361];3);HEX2DEC(&quot;7&quot;))" office:value-type="float" office:value="4" calcext:value-type="float">
            <text:p>4</text:p>
          </table:table-cell>
          <table:table-cell table:style-name="ce57" table:formula="of:=BITAND([.A36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61]/7;1/[.$K$1])*255;0)" office:value-type="float" office:value="153" calcext:value-type="float">
            <text:p>153</text:p>
          </table:table-cell>
          <table:table-cell table:style-name="ce6" table:formula="of:=ROUND(POWER([.D361]/7;1/[.$K$1])*255;0)" office:value-type="float" office:value="188" calcext:value-type="float">
            <text:p>188</text:p>
          </table:table-cell>
          <table:table-cell table:style-name="ce6" table:formula="of:=ROUND(POWER([.F361]/7;1/[.$K$1])*255;0)" office:value-type="float" office:value="222" calcext:value-type="float">
            <text:p>222</text:p>
          </table:table-cell>
          <table:table-cell table:style-name="ce28" table:formula="of:=CONCATENATE(&quot;#&quot;;DEC2HEX([.H361];2);DEC2HEX([.I361];2);DEC2HEX([.J361];2))" office:value-type="string" office:string-value="#99BCDE" calcext:value-type="string">
            <text:p>#99BCDE</text:p>
          </table:table-cell>
          <table:table-cell table:style-name="ce32" table:formula="of:=CONCATENATE(IF([.H361]&lt;10;&quot;  &quot;;IF([.H361]&lt;100;&quot; &quot;;&quot;&quot;));[.H361];&quot; &quot;;IF([.I361]&lt;10;&quot;  &quot;;IF([.I361]&lt;100;&quot; &quot;;&quot;&quot;));[.I361];&quot; &quot;;IF([.J361]&lt;10;&quot;  &quot;;IF([.J361]&lt;100;&quot; &quot;;&quot;&quot;));[.J361];&quot; &quot;;[.A361];&quot; - &quot;;[.K361])" office:value-type="string" office:string-value="153 188 222 358 - #99BCDE" calcext:value-type="string">
            <text:p>153 188 222 358 - #99BCDE</text:p>
          </table:table-cell>
          <table:table-cell table:style-name="ce35"/>
          <table:table-cell table:style-name="ce9"/>
          <table:table-cell table:style-name="ce6" table:formula="of:=INDEX([.$N$3:.$N$10];[.E361]+1;1)" office:value-type="float" office:value="156" calcext:value-type="float">
            <text:p>156</text:p>
          </table:table-cell>
          <table:table-cell table:style-name="ce6" table:formula="of:=INDEX([.$N$3:.$N$10];[.D361]+1;1)" office:value-type="float" office:value="187" calcext:value-type="float">
            <text:p>187</text:p>
          </table:table-cell>
          <table:table-cell table:style-name="ce6" table:formula="of:=INDEX([.$N$3:.$N$10];[.F361]+1;1)" office:value-type="float" office:value="225" calcext:value-type="float">
            <text:p>225</text:p>
          </table:table-cell>
          <table:table-cell table:style-name="ce28" table:formula="of:=CONCATENATE(&quot;#&quot;;DEC2HEX([.O361];2);DEC2HEX([.P361];2);DEC2HEX([.Q361];2))" office:value-type="string" office:string-value="#9CBBE1" calcext:value-type="string">
            <text:p>#9CBBE1</text:p>
          </table:table-cell>
          <table:table-cell table:style-name="ce32" table:formula="of:=CONCATENATE(IF([.O361]&lt;10;&quot;  &quot;;IF([.O361]&lt;100;&quot; &quot;;&quot;&quot;));[.O361];&quot; &quot;;IF([.P361]&lt;10;&quot;  &quot;;IF([.P361]&lt;100;&quot; &quot;;&quot;&quot;));[.P361];&quot; &quot;;IF([.Q361]&lt;10;&quot;  &quot;;IF([.Q361]&lt;100;&quot; &quot;;&quot;&quot;));[.Q361];&quot; &quot;;[.A361];&quot; - &quot;;[.R361])" office:value-type="string" office:string-value="156 187 225 358 - #9CBBE1" calcext:value-type="string">
            <text:p>156 187 225 358 - #9C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8" calcext:value-type="float">
            <text:p>3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6"/>
          <table:table-cell table:style-name="ce45"/>
          <table:table-cell table:style-name="ce50" table:formula="of:=BITAND(BITRSHIFT([.A362];6);HEX2DEC(&quot;7&quot;))" office:value-type="float" office:value="5" calcext:value-type="float">
            <text:p>5</text:p>
          </table:table-cell>
          <table:table-cell table:style-name="ce3" table:formula="of:=BITAND(BITRSHIFT([.A362];3);HEX2DEC(&quot;7&quot;))" office:value-type="float" office:value="4" calcext:value-type="float">
            <text:p>4</text:p>
          </table:table-cell>
          <table:table-cell table:style-name="ce57" table:formula="of:=BITAND([.A36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62]/7;1/[.$K$1])*255;0)" office:value-type="float" office:value="153" calcext:value-type="float">
            <text:p>153</text:p>
          </table:table-cell>
          <table:table-cell table:style-name="ce6" table:formula="of:=ROUND(POWER([.D362]/7;1/[.$K$1])*255;0)" office:value-type="float" office:value="188" calcext:value-type="float">
            <text:p>188</text:p>
          </table:table-cell>
          <table:table-cell table:style-name="ce6" table:formula="of:=ROUND(POWER([.F362]/7;1/[.$K$1])*255;0)" office:value-type="float" office:value="255" calcext:value-type="float">
            <text:p>255</text:p>
          </table:table-cell>
          <table:table-cell table:style-name="ce28" table:formula="of:=CONCATENATE(&quot;#&quot;;DEC2HEX([.H362];2);DEC2HEX([.I362];2);DEC2HEX([.J362];2))" office:value-type="string" office:string-value="#99BCFF" calcext:value-type="string">
            <text:p>#99BCFF</text:p>
          </table:table-cell>
          <table:table-cell table:style-name="ce32" table:formula="of:=CONCATENATE(IF([.H362]&lt;10;&quot;  &quot;;IF([.H362]&lt;100;&quot; &quot;;&quot;&quot;));[.H362];&quot; &quot;;IF([.I362]&lt;10;&quot;  &quot;;IF([.I362]&lt;100;&quot; &quot;;&quot;&quot;));[.I362];&quot; &quot;;IF([.J362]&lt;10;&quot;  &quot;;IF([.J362]&lt;100;&quot; &quot;;&quot;&quot;));[.J362];&quot; &quot;;[.A362];&quot; - &quot;;[.K362])" office:value-type="string" office:string-value="153 188 255 359 - #99BCFF" calcext:value-type="string">
            <text:p>153 188 255 359 - #99BCFF</text:p>
          </table:table-cell>
          <table:table-cell table:style-name="ce35"/>
          <table:table-cell table:style-name="ce9"/>
          <table:table-cell table:style-name="ce6" table:formula="of:=INDEX([.$N$3:.$N$10];[.E362]+1;1)" office:value-type="float" office:value="156" calcext:value-type="float">
            <text:p>156</text:p>
          </table:table-cell>
          <table:table-cell table:style-name="ce6" table:formula="of:=INDEX([.$N$3:.$N$10];[.D362]+1;1)" office:value-type="float" office:value="187" calcext:value-type="float">
            <text:p>187</text:p>
          </table:table-cell>
          <table:table-cell table:style-name="ce6" table:formula="of:=INDEX([.$N$3:.$N$10];[.F362]+1;1)" office:value-type="float" office:value="255" calcext:value-type="float">
            <text:p>255</text:p>
          </table:table-cell>
          <table:table-cell table:style-name="ce28" table:formula="of:=CONCATENATE(&quot;#&quot;;DEC2HEX([.O362];2);DEC2HEX([.P362];2);DEC2HEX([.Q362];2))" office:value-type="string" office:string-value="#9CBBFF" calcext:value-type="string">
            <text:p>#9CBBFF</text:p>
          </table:table-cell>
          <table:table-cell table:style-name="ce32" table:formula="of:=CONCATENATE(IF([.O362]&lt;10;&quot;  &quot;;IF([.O362]&lt;100;&quot; &quot;;&quot;&quot;));[.O362];&quot; &quot;;IF([.P362]&lt;10;&quot;  &quot;;IF([.P362]&lt;100;&quot; &quot;;&quot;&quot;));[.P362];&quot; &quot;;IF([.Q362]&lt;10;&quot;  &quot;;IF([.Q362]&lt;100;&quot; &quot;;&quot;&quot;));[.Q362];&quot; &quot;;[.A362];&quot; - &quot;;[.R362])" office:value-type="string" office:string-value="156 187 255 359 - #9CBBFF" calcext:value-type="string">
            <text:p>156 187 255 359 - #9C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59" calcext:value-type="float">
            <text:p>3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6"/>
          <table:table-cell table:style-name="ce45"/>
          <table:table-cell table:style-name="ce50" table:formula="of:=BITAND(BITRSHIFT([.A363];6);HEX2DEC(&quot;7&quot;))" office:value-type="float" office:value="5" calcext:value-type="float">
            <text:p>5</text:p>
          </table:table-cell>
          <table:table-cell table:style-name="ce3" table:formula="of:=BITAND(BITRSHIFT([.A363];3);HEX2DEC(&quot;7&quot;))" office:value-type="float" office:value="5" calcext:value-type="float">
            <text:p>5</text:p>
          </table:table-cell>
          <table:table-cell table:style-name="ce57" table:formula="of:=BITAND([.A36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63]/7;1/[.$K$1])*255;0)" office:value-type="float" office:value="188" calcext:value-type="float">
            <text:p>188</text:p>
          </table:table-cell>
          <table:table-cell table:style-name="ce6" table:formula="of:=ROUND(POWER([.D363]/7;1/[.$K$1])*255;0)" office:value-type="float" office:value="188" calcext:value-type="float">
            <text:p>188</text:p>
          </table:table-cell>
          <table:table-cell table:style-name="ce6" table:formula="of:=ROUND(POWER([.F363]/7;1/[.$K$1])*255;0)" office:value-type="float" office:value="0" calcext:value-type="float">
            <text:p>0</text:p>
          </table:table-cell>
          <table:table-cell table:style-name="ce28" table:formula="of:=CONCATENATE(&quot;#&quot;;DEC2HEX([.H363];2);DEC2HEX([.I363];2);DEC2HEX([.J363];2))" office:value-type="string" office:string-value="#BCBC00" calcext:value-type="string">
            <text:p>#BCBC00</text:p>
          </table:table-cell>
          <table:table-cell table:style-name="ce32" table:formula="of:=CONCATENATE(IF([.H363]&lt;10;&quot;  &quot;;IF([.H363]&lt;100;&quot; &quot;;&quot;&quot;));[.H363];&quot; &quot;;IF([.I363]&lt;10;&quot;  &quot;;IF([.I363]&lt;100;&quot; &quot;;&quot;&quot;));[.I363];&quot; &quot;;IF([.J363]&lt;10;&quot;  &quot;;IF([.J363]&lt;100;&quot; &quot;;&quot;&quot;));[.J363];&quot; &quot;;[.A363];&quot; - &quot;;[.K363])" office:value-type="string" office:string-value="188 188   0 360 - #BCBC00" calcext:value-type="string">
            <text:p>188 188 <text:s text:c="2"/>0 360 - #BCBC00</text:p>
          </table:table-cell>
          <table:table-cell table:style-name="ce35"/>
          <table:table-cell table:style-name="ce9"/>
          <table:table-cell table:style-name="ce6" table:formula="of:=INDEX([.$N$3:.$N$10];[.E363]+1;1)" office:value-type="float" office:value="187" calcext:value-type="float">
            <text:p>187</text:p>
          </table:table-cell>
          <table:table-cell table:style-name="ce6" table:formula="of:=INDEX([.$N$3:.$N$10];[.D363]+1;1)" office:value-type="float" office:value="187" calcext:value-type="float">
            <text:p>187</text:p>
          </table:table-cell>
          <table:table-cell table:style-name="ce6" table:formula="of:=INDEX([.$N$3:.$N$10];[.F363]+1;1)" office:value-type="float" office:value="0" calcext:value-type="float">
            <text:p>0</text:p>
          </table:table-cell>
          <table:table-cell table:style-name="ce28" table:formula="of:=CONCATENATE(&quot;#&quot;;DEC2HEX([.O363];2);DEC2HEX([.P363];2);DEC2HEX([.Q363];2))" office:value-type="string" office:string-value="#BBBB00" calcext:value-type="string">
            <text:p>#BBBB00</text:p>
          </table:table-cell>
          <table:table-cell table:style-name="ce32" table:formula="of:=CONCATENATE(IF([.O363]&lt;10;&quot;  &quot;;IF([.O363]&lt;100;&quot; &quot;;&quot;&quot;));[.O363];&quot; &quot;;IF([.P363]&lt;10;&quot;  &quot;;IF([.P363]&lt;100;&quot; &quot;;&quot;&quot;));[.P363];&quot; &quot;;IF([.Q363]&lt;10;&quot;  &quot;;IF([.Q363]&lt;100;&quot; &quot;;&quot;&quot;));[.Q363];&quot; &quot;;[.A363];&quot; - &quot;;[.R363])" office:value-type="string" office:string-value="187 187   0 360 - #BBBB00" calcext:value-type="string">
            <text:p>187 187 <text:s text:c="2"/>0 360 - #BB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0" calcext:value-type="float">
            <text:p>3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6"/>
          <table:table-cell table:style-name="ce45"/>
          <table:table-cell table:style-name="ce50" table:formula="of:=BITAND(BITRSHIFT([.A364];6);HEX2DEC(&quot;7&quot;))" office:value-type="float" office:value="5" calcext:value-type="float">
            <text:p>5</text:p>
          </table:table-cell>
          <table:table-cell table:style-name="ce3" table:formula="of:=BITAND(BITRSHIFT([.A364];3);HEX2DEC(&quot;7&quot;))" office:value-type="float" office:value="5" calcext:value-type="float">
            <text:p>5</text:p>
          </table:table-cell>
          <table:table-cell table:style-name="ce57" table:formula="of:=BITAND([.A36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64]/7;1/[.$K$1])*255;0)" office:value-type="float" office:value="188" calcext:value-type="float">
            <text:p>188</text:p>
          </table:table-cell>
          <table:table-cell table:style-name="ce6" table:formula="of:=ROUND(POWER([.D364]/7;1/[.$K$1])*255;0)" office:value-type="float" office:value="188" calcext:value-type="float">
            <text:p>188</text:p>
          </table:table-cell>
          <table:table-cell table:style-name="ce6" table:formula="of:=ROUND(POWER([.F364]/7;1/[.$K$1])*255;0)" office:value-type="float" office:value="43" calcext:value-type="float">
            <text:p>43</text:p>
          </table:table-cell>
          <table:table-cell table:style-name="ce28" table:formula="of:=CONCATENATE(&quot;#&quot;;DEC2HEX([.H364];2);DEC2HEX([.I364];2);DEC2HEX([.J364];2))" office:value-type="string" office:string-value="#BCBC2B" calcext:value-type="string">
            <text:p>#BCBC2B</text:p>
          </table:table-cell>
          <table:table-cell table:style-name="ce32" table:formula="of:=CONCATENATE(IF([.H364]&lt;10;&quot;  &quot;;IF([.H364]&lt;100;&quot; &quot;;&quot;&quot;));[.H364];&quot; &quot;;IF([.I364]&lt;10;&quot;  &quot;;IF([.I364]&lt;100;&quot; &quot;;&quot;&quot;));[.I364];&quot; &quot;;IF([.J364]&lt;10;&quot;  &quot;;IF([.J364]&lt;100;&quot; &quot;;&quot;&quot;));[.J364];&quot; &quot;;[.A364];&quot; - &quot;;[.K364])" office:value-type="string" office:string-value="188 188  43 361 - #BCBC2B" calcext:value-type="string">
            <text:p>188 188 <text:s/>43 361 - #BCBC2B</text:p>
          </table:table-cell>
          <table:table-cell table:style-name="ce35"/>
          <table:table-cell table:style-name="ce9"/>
          <table:table-cell table:style-name="ce6" table:formula="of:=INDEX([.$N$3:.$N$10];[.E364]+1;1)" office:value-type="float" office:value="187" calcext:value-type="float">
            <text:p>187</text:p>
          </table:table-cell>
          <table:table-cell table:style-name="ce6" table:formula="of:=INDEX([.$N$3:.$N$10];[.D364]+1;1)" office:value-type="float" office:value="187" calcext:value-type="float">
            <text:p>187</text:p>
          </table:table-cell>
          <table:table-cell table:style-name="ce6" table:formula="of:=INDEX([.$N$3:.$N$10];[.F364]+1;1)" office:value-type="float" office:value="40" calcext:value-type="float">
            <text:p>40</text:p>
          </table:table-cell>
          <table:table-cell table:style-name="ce28" table:formula="of:=CONCATENATE(&quot;#&quot;;DEC2HEX([.O364];2);DEC2HEX([.P364];2);DEC2HEX([.Q364];2))" office:value-type="string" office:string-value="#BBBB28" calcext:value-type="string">
            <text:p>#BBBB28</text:p>
          </table:table-cell>
          <table:table-cell table:style-name="ce32" table:formula="of:=CONCATENATE(IF([.O364]&lt;10;&quot;  &quot;;IF([.O364]&lt;100;&quot; &quot;;&quot;&quot;));[.O364];&quot; &quot;;IF([.P364]&lt;10;&quot;  &quot;;IF([.P364]&lt;100;&quot; &quot;;&quot;&quot;));[.P364];&quot; &quot;;IF([.Q364]&lt;10;&quot;  &quot;;IF([.Q364]&lt;100;&quot; &quot;;&quot;&quot;));[.Q364];&quot; &quot;;[.A364];&quot; - &quot;;[.R364])" office:value-type="string" office:string-value="187 187  40 361 - #BBBB28" calcext:value-type="string">
            <text:p>187 187 <text:s/>40 361 - #BB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1" calcext:value-type="float">
            <text:p>3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6"/>
          <table:table-cell table:style-name="ce45"/>
          <table:table-cell table:style-name="ce50" table:formula="of:=BITAND(BITRSHIFT([.A365];6);HEX2DEC(&quot;7&quot;))" office:value-type="float" office:value="5" calcext:value-type="float">
            <text:p>5</text:p>
          </table:table-cell>
          <table:table-cell table:style-name="ce3" table:formula="of:=BITAND(BITRSHIFT([.A365];3);HEX2DEC(&quot;7&quot;))" office:value-type="float" office:value="5" calcext:value-type="float">
            <text:p>5</text:p>
          </table:table-cell>
          <table:table-cell table:style-name="ce57" table:formula="of:=BITAND([.A36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65]/7;1/[.$K$1])*255;0)" office:value-type="float" office:value="188" calcext:value-type="float">
            <text:p>188</text:p>
          </table:table-cell>
          <table:table-cell table:style-name="ce6" table:formula="of:=ROUND(POWER([.D365]/7;1/[.$K$1])*255;0)" office:value-type="float" office:value="188" calcext:value-type="float">
            <text:p>188</text:p>
          </table:table-cell>
          <table:table-cell table:style-name="ce6" table:formula="of:=ROUND(POWER([.F365]/7;1/[.$K$1])*255;0)" office:value-type="float" office:value="82" calcext:value-type="float">
            <text:p>82</text:p>
          </table:table-cell>
          <table:table-cell table:style-name="ce28" table:formula="of:=CONCATENATE(&quot;#&quot;;DEC2HEX([.H365];2);DEC2HEX([.I365];2);DEC2HEX([.J365];2))" office:value-type="string" office:string-value="#BCBC52" calcext:value-type="string">
            <text:p>#BCBC52</text:p>
          </table:table-cell>
          <table:table-cell table:style-name="ce32" table:formula="of:=CONCATENATE(IF([.H365]&lt;10;&quot;  &quot;;IF([.H365]&lt;100;&quot; &quot;;&quot;&quot;));[.H365];&quot; &quot;;IF([.I365]&lt;10;&quot;  &quot;;IF([.I365]&lt;100;&quot; &quot;;&quot;&quot;));[.I365];&quot; &quot;;IF([.J365]&lt;10;&quot;  &quot;;IF([.J365]&lt;100;&quot; &quot;;&quot;&quot;));[.J365];&quot; &quot;;[.A365];&quot; - &quot;;[.K365])" office:value-type="string" office:string-value="188 188  82 362 - #BCBC52" calcext:value-type="string">
            <text:p>188 188 <text:s/>82 362 - #BCBC52</text:p>
          </table:table-cell>
          <table:table-cell table:style-name="ce35"/>
          <table:table-cell table:style-name="ce9"/>
          <table:table-cell table:style-name="ce6" table:formula="of:=INDEX([.$N$3:.$N$10];[.E365]+1;1)" office:value-type="float" office:value="187" calcext:value-type="float">
            <text:p>187</text:p>
          </table:table-cell>
          <table:table-cell table:style-name="ce6" table:formula="of:=INDEX([.$N$3:.$N$10];[.D365]+1;1)" office:value-type="float" office:value="187" calcext:value-type="float">
            <text:p>187</text:p>
          </table:table-cell>
          <table:table-cell table:style-name="ce6" table:formula="of:=INDEX([.$N$3:.$N$10];[.F365]+1;1)" office:value-type="float" office:value="83" calcext:value-type="float">
            <text:p>83</text:p>
          </table:table-cell>
          <table:table-cell table:style-name="ce28" table:formula="of:=CONCATENATE(&quot;#&quot;;DEC2HEX([.O365];2);DEC2HEX([.P365];2);DEC2HEX([.Q365];2))" office:value-type="string" office:string-value="#BBBB53" calcext:value-type="string">
            <text:p>#BBBB53</text:p>
          </table:table-cell>
          <table:table-cell table:style-name="ce32" table:formula="of:=CONCATENATE(IF([.O365]&lt;10;&quot;  &quot;;IF([.O365]&lt;100;&quot; &quot;;&quot;&quot;));[.O365];&quot; &quot;;IF([.P365]&lt;10;&quot;  &quot;;IF([.P365]&lt;100;&quot; &quot;;&quot;&quot;));[.P365];&quot; &quot;;IF([.Q365]&lt;10;&quot;  &quot;;IF([.Q365]&lt;100;&quot; &quot;;&quot;&quot;));[.Q365];&quot; &quot;;[.A365];&quot; - &quot;;[.R365])" office:value-type="string" office:string-value="187 187  83 362 - #BBBB53" calcext:value-type="string">
            <text:p>187 187 <text:s/>83 362 - #BB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2" calcext:value-type="float">
            <text:p>3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6"/>
          <table:table-cell table:style-name="ce45"/>
          <table:table-cell table:style-name="ce50" table:formula="of:=BITAND(BITRSHIFT([.A366];6);HEX2DEC(&quot;7&quot;))" office:value-type="float" office:value="5" calcext:value-type="float">
            <text:p>5</text:p>
          </table:table-cell>
          <table:table-cell table:style-name="ce3" table:formula="of:=BITAND(BITRSHIFT([.A366];3);HEX2DEC(&quot;7&quot;))" office:value-type="float" office:value="5" calcext:value-type="float">
            <text:p>5</text:p>
          </table:table-cell>
          <table:table-cell table:style-name="ce57" table:formula="of:=BITAND([.A36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66]/7;1/[.$K$1])*255;0)" office:value-type="float" office:value="188" calcext:value-type="float">
            <text:p>188</text:p>
          </table:table-cell>
          <table:table-cell table:style-name="ce6" table:formula="of:=ROUND(POWER([.D366]/7;1/[.$K$1])*255;0)" office:value-type="float" office:value="188" calcext:value-type="float">
            <text:p>188</text:p>
          </table:table-cell>
          <table:table-cell table:style-name="ce6" table:formula="of:=ROUND(POWER([.F366]/7;1/[.$K$1])*255;0)" office:value-type="float" office:value="118" calcext:value-type="float">
            <text:p>118</text:p>
          </table:table-cell>
          <table:table-cell table:style-name="ce28" table:formula="of:=CONCATENATE(&quot;#&quot;;DEC2HEX([.H366];2);DEC2HEX([.I366];2);DEC2HEX([.J366];2))" office:value-type="string" office:string-value="#BCBC76" calcext:value-type="string">
            <text:p>#BCBC76</text:p>
          </table:table-cell>
          <table:table-cell table:style-name="ce32" table:formula="of:=CONCATENATE(IF([.H366]&lt;10;&quot;  &quot;;IF([.H366]&lt;100;&quot; &quot;;&quot;&quot;));[.H366];&quot; &quot;;IF([.I366]&lt;10;&quot;  &quot;;IF([.I366]&lt;100;&quot; &quot;;&quot;&quot;));[.I366];&quot; &quot;;IF([.J366]&lt;10;&quot;  &quot;;IF([.J366]&lt;100;&quot; &quot;;&quot;&quot;));[.J366];&quot; &quot;;[.A366];&quot; - &quot;;[.K366])" office:value-type="string" office:string-value="188 188 118 363 - #BCBC76" calcext:value-type="string">
            <text:p>188 188 118 363 - #BCBC76</text:p>
          </table:table-cell>
          <table:table-cell table:style-name="ce35"/>
          <table:table-cell table:style-name="ce9"/>
          <table:table-cell table:style-name="ce6" table:formula="of:=INDEX([.$N$3:.$N$10];[.E366]+1;1)" office:value-type="float" office:value="187" calcext:value-type="float">
            <text:p>187</text:p>
          </table:table-cell>
          <table:table-cell table:style-name="ce6" table:formula="of:=INDEX([.$N$3:.$N$10];[.D366]+1;1)" office:value-type="float" office:value="187" calcext:value-type="float">
            <text:p>187</text:p>
          </table:table-cell>
          <table:table-cell table:style-name="ce6" table:formula="of:=INDEX([.$N$3:.$N$10];[.F366]+1;1)" office:value-type="float" office:value="116" calcext:value-type="float">
            <text:p>116</text:p>
          </table:table-cell>
          <table:table-cell table:style-name="ce28" table:formula="of:=CONCATENATE(&quot;#&quot;;DEC2HEX([.O366];2);DEC2HEX([.P366];2);DEC2HEX([.Q366];2))" office:value-type="string" office:string-value="#BBBB74" calcext:value-type="string">
            <text:p>#BBBB74</text:p>
          </table:table-cell>
          <table:table-cell table:style-name="ce32" table:formula="of:=CONCATENATE(IF([.O366]&lt;10;&quot;  &quot;;IF([.O366]&lt;100;&quot; &quot;;&quot;&quot;));[.O366];&quot; &quot;;IF([.P366]&lt;10;&quot;  &quot;;IF([.P366]&lt;100;&quot; &quot;;&quot;&quot;));[.P366];&quot; &quot;;IF([.Q366]&lt;10;&quot;  &quot;;IF([.Q366]&lt;100;&quot; &quot;;&quot;&quot;));[.Q366];&quot; &quot;;[.A366];&quot; - &quot;;[.R366])" office:value-type="string" office:string-value="187 187 116 363 - #BBBB74" calcext:value-type="string">
            <text:p>187 187 116 363 - #BB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3" calcext:value-type="float">
            <text:p>3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6"/>
          <table:table-cell table:style-name="ce45"/>
          <table:table-cell table:style-name="ce50" table:formula="of:=BITAND(BITRSHIFT([.A367];6);HEX2DEC(&quot;7&quot;))" office:value-type="float" office:value="5" calcext:value-type="float">
            <text:p>5</text:p>
          </table:table-cell>
          <table:table-cell table:style-name="ce3" table:formula="of:=BITAND(BITRSHIFT([.A367];3);HEX2DEC(&quot;7&quot;))" office:value-type="float" office:value="5" calcext:value-type="float">
            <text:p>5</text:p>
          </table:table-cell>
          <table:table-cell table:style-name="ce57" table:formula="of:=BITAND([.A36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67]/7;1/[.$K$1])*255;0)" office:value-type="float" office:value="188" calcext:value-type="float">
            <text:p>188</text:p>
          </table:table-cell>
          <table:table-cell table:style-name="ce6" table:formula="of:=ROUND(POWER([.D367]/7;1/[.$K$1])*255;0)" office:value-type="float" office:value="188" calcext:value-type="float">
            <text:p>188</text:p>
          </table:table-cell>
          <table:table-cell table:style-name="ce6" table:formula="of:=ROUND(POWER([.F367]/7;1/[.$K$1])*255;0)" office:value-type="float" office:value="153" calcext:value-type="float">
            <text:p>153</text:p>
          </table:table-cell>
          <table:table-cell table:style-name="ce28" table:formula="of:=CONCATENATE(&quot;#&quot;;DEC2HEX([.H367];2);DEC2HEX([.I367];2);DEC2HEX([.J367];2))" office:value-type="string" office:string-value="#BCBC99" calcext:value-type="string">
            <text:p>#BCBC99</text:p>
          </table:table-cell>
          <table:table-cell table:style-name="ce32" table:formula="of:=CONCATENATE(IF([.H367]&lt;10;&quot;  &quot;;IF([.H367]&lt;100;&quot; &quot;;&quot;&quot;));[.H367];&quot; &quot;;IF([.I367]&lt;10;&quot;  &quot;;IF([.I367]&lt;100;&quot; &quot;;&quot;&quot;));[.I367];&quot; &quot;;IF([.J367]&lt;10;&quot;  &quot;;IF([.J367]&lt;100;&quot; &quot;;&quot;&quot;));[.J367];&quot; &quot;;[.A367];&quot; - &quot;;[.K367])" office:value-type="string" office:string-value="188 188 153 364 - #BCBC99" calcext:value-type="string">
            <text:p>188 188 153 364 - #BCBC99</text:p>
          </table:table-cell>
          <table:table-cell table:style-name="ce35"/>
          <table:table-cell table:style-name="ce9"/>
          <table:table-cell table:style-name="ce6" table:formula="of:=INDEX([.$N$3:.$N$10];[.E367]+1;1)" office:value-type="float" office:value="187" calcext:value-type="float">
            <text:p>187</text:p>
          </table:table-cell>
          <table:table-cell table:style-name="ce6" table:formula="of:=INDEX([.$N$3:.$N$10];[.D367]+1;1)" office:value-type="float" office:value="187" calcext:value-type="float">
            <text:p>187</text:p>
          </table:table-cell>
          <table:table-cell table:style-name="ce6" table:formula="of:=INDEX([.$N$3:.$N$10];[.F367]+1;1)" office:value-type="float" office:value="156" calcext:value-type="float">
            <text:p>156</text:p>
          </table:table-cell>
          <table:table-cell table:style-name="ce28" table:formula="of:=CONCATENATE(&quot;#&quot;;DEC2HEX([.O367];2);DEC2HEX([.P367];2);DEC2HEX([.Q367];2))" office:value-type="string" office:string-value="#BBBB9C" calcext:value-type="string">
            <text:p>#BBBB9C</text:p>
          </table:table-cell>
          <table:table-cell table:style-name="ce32" table:formula="of:=CONCATENATE(IF([.O367]&lt;10;&quot;  &quot;;IF([.O367]&lt;100;&quot; &quot;;&quot;&quot;));[.O367];&quot; &quot;;IF([.P367]&lt;10;&quot;  &quot;;IF([.P367]&lt;100;&quot; &quot;;&quot;&quot;));[.P367];&quot; &quot;;IF([.Q367]&lt;10;&quot;  &quot;;IF([.Q367]&lt;100;&quot; &quot;;&quot;&quot;));[.Q367];&quot; &quot;;[.A367];&quot; - &quot;;[.R367])" office:value-type="string" office:string-value="187 187 156 364 - #BBBB9C" calcext:value-type="string">
            <text:p>187 187 156 364 - #BBBB9C</text:p>
          </table:table-cell>
          <table:table-cell table:style-name="ce35"/>
          <table:table-cell table:style-name="ce85" office:value-type="float" office:value="8" calcext:value-type="float">
            <text:p>8</text:p>
          </table:table-cell>
          <table:table-cell table:number-columns-repeated="2" table:style-name="ce35" office:value-type="float" office:value="187" calcext:value-type="float">
            <text:p>187</text:p>
          </table:table-cell>
          <table:table-cell table:style-name="ce35" office:value-type="float" office:value="156" calcext:value-type="float">
            <text:p>156</text:p>
          </table:table-cell>
          <table:table-cell table:style-name="ce87" office:value-type="float" office:value="364" calcext:value-type="float">
            <text:p>3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5" calcext:value-type="float">
            <text:p>365</text:p>
          </table:table-cell>
          <table:table-cell table:style-name="ce6"/>
          <table:table-cell table:style-name="ce45"/>
          <table:table-cell table:style-name="ce50" table:formula="of:=BITAND(BITRSHIFT([.A368];6);HEX2DEC(&quot;7&quot;))" office:value-type="float" office:value="5" calcext:value-type="float">
            <text:p>5</text:p>
          </table:table-cell>
          <table:table-cell table:style-name="ce3" table:formula="of:=BITAND(BITRSHIFT([.A368];3);HEX2DEC(&quot;7&quot;))" office:value-type="float" office:value="5" calcext:value-type="float">
            <text:p>5</text:p>
          </table:table-cell>
          <table:table-cell table:style-name="ce57" table:formula="of:=BITAND([.A36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68]/7;1/[.$K$1])*255;0)" office:value-type="float" office:value="188" calcext:value-type="float">
            <text:p>188</text:p>
          </table:table-cell>
          <table:table-cell table:style-name="ce6" table:formula="of:=ROUND(POWER([.D368]/7;1/[.$K$1])*255;0)" office:value-type="float" office:value="188" calcext:value-type="float">
            <text:p>188</text:p>
          </table:table-cell>
          <table:table-cell table:style-name="ce6" table:formula="of:=ROUND(POWER([.F368]/7;1/[.$K$1])*255;0)" office:value-type="float" office:value="188" calcext:value-type="float">
            <text:p>188</text:p>
          </table:table-cell>
          <table:table-cell table:style-name="ce28" table:formula="of:=CONCATENATE(&quot;#&quot;;DEC2HEX([.H368];2);DEC2HEX([.I368];2);DEC2HEX([.J368];2))" office:value-type="string" office:string-value="#BCBCBC" calcext:value-type="string">
            <text:p>#BCBCBC</text:p>
          </table:table-cell>
          <table:table-cell table:style-name="ce32" table:formula="of:=CONCATENATE(IF([.H368]&lt;10;&quot;  &quot;;IF([.H368]&lt;100;&quot; &quot;;&quot;&quot;));[.H368];&quot; &quot;;IF([.I368]&lt;10;&quot;  &quot;;IF([.I368]&lt;100;&quot; &quot;;&quot;&quot;));[.I368];&quot; &quot;;IF([.J368]&lt;10;&quot;  &quot;;IF([.J368]&lt;100;&quot; &quot;;&quot;&quot;));[.J368];&quot; &quot;;[.A368];&quot; - &quot;;[.K368])" office:value-type="string" office:string-value="188 188 188 365 - #BCBCBC" calcext:value-type="string">
            <text:p>188 188 188 365 - #BCBCBC</text:p>
          </table:table-cell>
          <table:table-cell table:style-name="ce35"/>
          <table:table-cell table:style-name="ce9"/>
          <table:table-cell table:style-name="ce6" table:formula="of:=INDEX([.$N$3:.$N$10];[.E368]+1;1)" office:value-type="float" office:value="187" calcext:value-type="float">
            <text:p>187</text:p>
          </table:table-cell>
          <table:table-cell table:style-name="ce6" table:formula="of:=INDEX([.$N$3:.$N$10];[.D368]+1;1)" office:value-type="float" office:value="187" calcext:value-type="float">
            <text:p>187</text:p>
          </table:table-cell>
          <table:table-cell table:style-name="ce6" table:formula="of:=INDEX([.$N$3:.$N$10];[.F368]+1;1)" office:value-type="float" office:value="187" calcext:value-type="float">
            <text:p>187</text:p>
          </table:table-cell>
          <table:table-cell table:style-name="ce28" table:formula="of:=CONCATENATE(&quot;#&quot;;DEC2HEX([.O368];2);DEC2HEX([.P368];2);DEC2HEX([.Q368];2))" office:value-type="string" office:string-value="#BBBBBB" calcext:value-type="string">
            <text:p>#BBBBBB</text:p>
          </table:table-cell>
          <table:table-cell table:style-name="ce32" table:formula="of:=CONCATENATE(IF([.O368]&lt;10;&quot;  &quot;;IF([.O368]&lt;100;&quot; &quot;;&quot;&quot;));[.O368];&quot; &quot;;IF([.P368]&lt;10;&quot;  &quot;;IF([.P368]&lt;100;&quot; &quot;;&quot;&quot;));[.P368];&quot; &quot;;IF([.Q368]&lt;10;&quot;  &quot;;IF([.Q368]&lt;100;&quot; &quot;;&quot;&quot;));[.Q368];&quot; &quot;;[.A368];&quot; - &quot;;[.R368])" office:value-type="string" office:string-value="187 187 187 365 - #BBBBBB" calcext:value-type="string">
            <text:p>187 187 187 365 - #BB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5" calcext:value-type="float">
            <text:p>3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6" calcext:value-type="float">
            <text:p>366</text:p>
          </table:table-cell>
          <table:table-cell table:style-name="ce6"/>
          <table:table-cell table:style-name="ce45"/>
          <table:table-cell table:style-name="ce50" table:formula="of:=BITAND(BITRSHIFT([.A369];6);HEX2DEC(&quot;7&quot;))" office:value-type="float" office:value="5" calcext:value-type="float">
            <text:p>5</text:p>
          </table:table-cell>
          <table:table-cell table:style-name="ce3" table:formula="of:=BITAND(BITRSHIFT([.A369];3);HEX2DEC(&quot;7&quot;))" office:value-type="float" office:value="5" calcext:value-type="float">
            <text:p>5</text:p>
          </table:table-cell>
          <table:table-cell table:style-name="ce57" table:formula="of:=BITAND([.A36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69]/7;1/[.$K$1])*255;0)" office:value-type="float" office:value="188" calcext:value-type="float">
            <text:p>188</text:p>
          </table:table-cell>
          <table:table-cell table:style-name="ce6" table:formula="of:=ROUND(POWER([.D369]/7;1/[.$K$1])*255;0)" office:value-type="float" office:value="188" calcext:value-type="float">
            <text:p>188</text:p>
          </table:table-cell>
          <table:table-cell table:style-name="ce6" table:formula="of:=ROUND(POWER([.F369]/7;1/[.$K$1])*255;0)" office:value-type="float" office:value="222" calcext:value-type="float">
            <text:p>222</text:p>
          </table:table-cell>
          <table:table-cell table:style-name="ce28" table:formula="of:=CONCATENATE(&quot;#&quot;;DEC2HEX([.H369];2);DEC2HEX([.I369];2);DEC2HEX([.J369];2))" office:value-type="string" office:string-value="#BCBCDE" calcext:value-type="string">
            <text:p>#BCBCDE</text:p>
          </table:table-cell>
          <table:table-cell table:style-name="ce32" table:formula="of:=CONCATENATE(IF([.H369]&lt;10;&quot;  &quot;;IF([.H369]&lt;100;&quot; &quot;;&quot;&quot;));[.H369];&quot; &quot;;IF([.I369]&lt;10;&quot;  &quot;;IF([.I369]&lt;100;&quot; &quot;;&quot;&quot;));[.I369];&quot; &quot;;IF([.J369]&lt;10;&quot;  &quot;;IF([.J369]&lt;100;&quot; &quot;;&quot;&quot;));[.J369];&quot; &quot;;[.A369];&quot; - &quot;;[.K369])" office:value-type="string" office:string-value="188 188 222 366 - #BCBCDE" calcext:value-type="string">
            <text:p>188 188 222 366 - #BCBCDE</text:p>
          </table:table-cell>
          <table:table-cell table:style-name="ce35"/>
          <table:table-cell table:style-name="ce9"/>
          <table:table-cell table:style-name="ce6" table:formula="of:=INDEX([.$N$3:.$N$10];[.E369]+1;1)" office:value-type="float" office:value="187" calcext:value-type="float">
            <text:p>187</text:p>
          </table:table-cell>
          <table:table-cell table:style-name="ce6" table:formula="of:=INDEX([.$N$3:.$N$10];[.D369]+1;1)" office:value-type="float" office:value="187" calcext:value-type="float">
            <text:p>187</text:p>
          </table:table-cell>
          <table:table-cell table:style-name="ce6" table:formula="of:=INDEX([.$N$3:.$N$10];[.F369]+1;1)" office:value-type="float" office:value="225" calcext:value-type="float">
            <text:p>225</text:p>
          </table:table-cell>
          <table:table-cell table:style-name="ce28" table:formula="of:=CONCATENATE(&quot;#&quot;;DEC2HEX([.O369];2);DEC2HEX([.P369];2);DEC2HEX([.Q369];2))" office:value-type="string" office:string-value="#BBBBE1" calcext:value-type="string">
            <text:p>#BBBBE1</text:p>
          </table:table-cell>
          <table:table-cell table:style-name="ce32" table:formula="of:=CONCATENATE(IF([.O369]&lt;10;&quot;  &quot;;IF([.O369]&lt;100;&quot; &quot;;&quot;&quot;));[.O369];&quot; &quot;;IF([.P369]&lt;10;&quot;  &quot;;IF([.P369]&lt;100;&quot; &quot;;&quot;&quot;));[.P369];&quot; &quot;;IF([.Q369]&lt;10;&quot;  &quot;;IF([.Q369]&lt;100;&quot; &quot;;&quot;&quot;));[.Q369];&quot; &quot;;[.A369];&quot; - &quot;;[.R369])" office:value-type="string" office:string-value="187 187 225 366 - #BBBBE1" calcext:value-type="string">
            <text:p>187 187 225 366 - #BB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6" calcext:value-type="float">
            <text:p>3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6"/>
          <table:table-cell table:style-name="ce45"/>
          <table:table-cell table:style-name="ce50" table:formula="of:=BITAND(BITRSHIFT([.A370];6);HEX2DEC(&quot;7&quot;))" office:value-type="float" office:value="5" calcext:value-type="float">
            <text:p>5</text:p>
          </table:table-cell>
          <table:table-cell table:style-name="ce3" table:formula="of:=BITAND(BITRSHIFT([.A370];3);HEX2DEC(&quot;7&quot;))" office:value-type="float" office:value="5" calcext:value-type="float">
            <text:p>5</text:p>
          </table:table-cell>
          <table:table-cell table:style-name="ce57" table:formula="of:=BITAND([.A37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70]/7;1/[.$K$1])*255;0)" office:value-type="float" office:value="188" calcext:value-type="float">
            <text:p>188</text:p>
          </table:table-cell>
          <table:table-cell table:style-name="ce6" table:formula="of:=ROUND(POWER([.D370]/7;1/[.$K$1])*255;0)" office:value-type="float" office:value="188" calcext:value-type="float">
            <text:p>188</text:p>
          </table:table-cell>
          <table:table-cell table:style-name="ce6" table:formula="of:=ROUND(POWER([.F370]/7;1/[.$K$1])*255;0)" office:value-type="float" office:value="255" calcext:value-type="float">
            <text:p>255</text:p>
          </table:table-cell>
          <table:table-cell table:style-name="ce28" table:formula="of:=CONCATENATE(&quot;#&quot;;DEC2HEX([.H370];2);DEC2HEX([.I370];2);DEC2HEX([.J370];2))" office:value-type="string" office:string-value="#BCBCFF" calcext:value-type="string">
            <text:p>#BCBCFF</text:p>
          </table:table-cell>
          <table:table-cell table:style-name="ce32" table:formula="of:=CONCATENATE(IF([.H370]&lt;10;&quot;  &quot;;IF([.H370]&lt;100;&quot; &quot;;&quot;&quot;));[.H370];&quot; &quot;;IF([.I370]&lt;10;&quot;  &quot;;IF([.I370]&lt;100;&quot; &quot;;&quot;&quot;));[.I370];&quot; &quot;;IF([.J370]&lt;10;&quot;  &quot;;IF([.J370]&lt;100;&quot; &quot;;&quot;&quot;));[.J370];&quot; &quot;;[.A370];&quot; - &quot;;[.K370])" office:value-type="string" office:string-value="188 188 255 367 - #BCBCFF" calcext:value-type="string">
            <text:p>188 188 255 367 - #BCBCFF</text:p>
          </table:table-cell>
          <table:table-cell table:style-name="ce35"/>
          <table:table-cell table:style-name="ce9"/>
          <table:table-cell table:style-name="ce6" table:formula="of:=INDEX([.$N$3:.$N$10];[.E370]+1;1)" office:value-type="float" office:value="187" calcext:value-type="float">
            <text:p>187</text:p>
          </table:table-cell>
          <table:table-cell table:style-name="ce6" table:formula="of:=INDEX([.$N$3:.$N$10];[.D370]+1;1)" office:value-type="float" office:value="187" calcext:value-type="float">
            <text:p>187</text:p>
          </table:table-cell>
          <table:table-cell table:style-name="ce6" table:formula="of:=INDEX([.$N$3:.$N$10];[.F370]+1;1)" office:value-type="float" office:value="255" calcext:value-type="float">
            <text:p>255</text:p>
          </table:table-cell>
          <table:table-cell table:style-name="ce28" table:formula="of:=CONCATENATE(&quot;#&quot;;DEC2HEX([.O370];2);DEC2HEX([.P370];2);DEC2HEX([.Q370];2))" office:value-type="string" office:string-value="#BBBBFF" calcext:value-type="string">
            <text:p>#BBBBFF</text:p>
          </table:table-cell>
          <table:table-cell table:style-name="ce32" table:formula="of:=CONCATENATE(IF([.O370]&lt;10;&quot;  &quot;;IF([.O370]&lt;100;&quot; &quot;;&quot;&quot;));[.O370];&quot; &quot;;IF([.P370]&lt;10;&quot;  &quot;;IF([.P370]&lt;100;&quot; &quot;;&quot;&quot;));[.P370];&quot; &quot;;IF([.Q370]&lt;10;&quot;  &quot;;IF([.Q370]&lt;100;&quot; &quot;;&quot;&quot;));[.Q370];&quot; &quot;;[.A370];&quot; - &quot;;[.R370])" office:value-type="string" office:string-value="187 187 255 367 - #BBBBFF" calcext:value-type="string">
            <text:p>187 187 255 367 - #BB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7" calcext:value-type="float">
            <text:p>3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6"/>
          <table:table-cell table:style-name="ce45"/>
          <table:table-cell table:style-name="ce50" table:formula="of:=BITAND(BITRSHIFT([.A371];6);HEX2DEC(&quot;7&quot;))" office:value-type="float" office:value="5" calcext:value-type="float">
            <text:p>5</text:p>
          </table:table-cell>
          <table:table-cell table:style-name="ce3" table:formula="of:=BITAND(BITRSHIFT([.A371];3);HEX2DEC(&quot;7&quot;))" office:value-type="float" office:value="6" calcext:value-type="float">
            <text:p>6</text:p>
          </table:table-cell>
          <table:table-cell table:style-name="ce57" table:formula="of:=BITAND([.A37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71]/7;1/[.$K$1])*255;0)" office:value-type="float" office:value="222" calcext:value-type="float">
            <text:p>222</text:p>
          </table:table-cell>
          <table:table-cell table:style-name="ce6" table:formula="of:=ROUND(POWER([.D371]/7;1/[.$K$1])*255;0)" office:value-type="float" office:value="188" calcext:value-type="float">
            <text:p>188</text:p>
          </table:table-cell>
          <table:table-cell table:style-name="ce6" table:formula="of:=ROUND(POWER([.F371]/7;1/[.$K$1])*255;0)" office:value-type="float" office:value="0" calcext:value-type="float">
            <text:p>0</text:p>
          </table:table-cell>
          <table:table-cell table:style-name="ce28" table:formula="of:=CONCATENATE(&quot;#&quot;;DEC2HEX([.H371];2);DEC2HEX([.I371];2);DEC2HEX([.J371];2))" office:value-type="string" office:string-value="#DEBC00" calcext:value-type="string">
            <text:p>#DEBC00</text:p>
          </table:table-cell>
          <table:table-cell table:style-name="ce32" table:formula="of:=CONCATENATE(IF([.H371]&lt;10;&quot;  &quot;;IF([.H371]&lt;100;&quot; &quot;;&quot;&quot;));[.H371];&quot; &quot;;IF([.I371]&lt;10;&quot;  &quot;;IF([.I371]&lt;100;&quot; &quot;;&quot;&quot;));[.I371];&quot; &quot;;IF([.J371]&lt;10;&quot;  &quot;;IF([.J371]&lt;100;&quot; &quot;;&quot;&quot;));[.J371];&quot; &quot;;[.A371];&quot; - &quot;;[.K371])" office:value-type="string" office:string-value="222 188   0 368 - #DEBC00" calcext:value-type="string">
            <text:p>222 188 <text:s text:c="2"/>0 368 - #DEBC00</text:p>
          </table:table-cell>
          <table:table-cell table:style-name="ce35"/>
          <table:table-cell table:style-name="ce9"/>
          <table:table-cell table:style-name="ce6" table:formula="of:=INDEX([.$N$3:.$N$10];[.E371]+1;1)" office:value-type="float" office:value="225" calcext:value-type="float">
            <text:p>225</text:p>
          </table:table-cell>
          <table:table-cell table:style-name="ce6" table:formula="of:=INDEX([.$N$3:.$N$10];[.D371]+1;1)" office:value-type="float" office:value="187" calcext:value-type="float">
            <text:p>187</text:p>
          </table:table-cell>
          <table:table-cell table:style-name="ce6" table:formula="of:=INDEX([.$N$3:.$N$10];[.F371]+1;1)" office:value-type="float" office:value="0" calcext:value-type="float">
            <text:p>0</text:p>
          </table:table-cell>
          <table:table-cell table:style-name="ce28" table:formula="of:=CONCATENATE(&quot;#&quot;;DEC2HEX([.O371];2);DEC2HEX([.P371];2);DEC2HEX([.Q371];2))" office:value-type="string" office:string-value="#E1BB00" calcext:value-type="string">
            <text:p>#E1BB00</text:p>
          </table:table-cell>
          <table:table-cell table:style-name="ce32" table:formula="of:=CONCATENATE(IF([.O371]&lt;10;&quot;  &quot;;IF([.O371]&lt;100;&quot; &quot;;&quot;&quot;));[.O371];&quot; &quot;;IF([.P371]&lt;10;&quot;  &quot;;IF([.P371]&lt;100;&quot; &quot;;&quot;&quot;));[.P371];&quot; &quot;;IF([.Q371]&lt;10;&quot;  &quot;;IF([.Q371]&lt;100;&quot; &quot;;&quot;&quot;));[.Q371];&quot; &quot;;[.A371];&quot; - &quot;;[.R371])" office:value-type="string" office:string-value="225 187   0 368 - #E1BB00" calcext:value-type="string">
            <text:p>225 187 <text:s text:c="2"/>0 368 - #E1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8" calcext:value-type="float">
            <text:p>3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6"/>
          <table:table-cell table:style-name="ce45"/>
          <table:table-cell table:style-name="ce50" table:formula="of:=BITAND(BITRSHIFT([.A372];6);HEX2DEC(&quot;7&quot;))" office:value-type="float" office:value="5" calcext:value-type="float">
            <text:p>5</text:p>
          </table:table-cell>
          <table:table-cell table:style-name="ce3" table:formula="of:=BITAND(BITRSHIFT([.A372];3);HEX2DEC(&quot;7&quot;))" office:value-type="float" office:value="6" calcext:value-type="float">
            <text:p>6</text:p>
          </table:table-cell>
          <table:table-cell table:style-name="ce57" table:formula="of:=BITAND([.A37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72]/7;1/[.$K$1])*255;0)" office:value-type="float" office:value="222" calcext:value-type="float">
            <text:p>222</text:p>
          </table:table-cell>
          <table:table-cell table:style-name="ce6" table:formula="of:=ROUND(POWER([.D372]/7;1/[.$K$1])*255;0)" office:value-type="float" office:value="188" calcext:value-type="float">
            <text:p>188</text:p>
          </table:table-cell>
          <table:table-cell table:style-name="ce6" table:formula="of:=ROUND(POWER([.F372]/7;1/[.$K$1])*255;0)" office:value-type="float" office:value="43" calcext:value-type="float">
            <text:p>43</text:p>
          </table:table-cell>
          <table:table-cell table:style-name="ce28" table:formula="of:=CONCATENATE(&quot;#&quot;;DEC2HEX([.H372];2);DEC2HEX([.I372];2);DEC2HEX([.J372];2))" office:value-type="string" office:string-value="#DEBC2B" calcext:value-type="string">
            <text:p>#DEBC2B</text:p>
          </table:table-cell>
          <table:table-cell table:style-name="ce32" table:formula="of:=CONCATENATE(IF([.H372]&lt;10;&quot;  &quot;;IF([.H372]&lt;100;&quot; &quot;;&quot;&quot;));[.H372];&quot; &quot;;IF([.I372]&lt;10;&quot;  &quot;;IF([.I372]&lt;100;&quot; &quot;;&quot;&quot;));[.I372];&quot; &quot;;IF([.J372]&lt;10;&quot;  &quot;;IF([.J372]&lt;100;&quot; &quot;;&quot;&quot;));[.J372];&quot; &quot;;[.A372];&quot; - &quot;;[.K372])" office:value-type="string" office:string-value="222 188  43 369 - #DEBC2B" calcext:value-type="string">
            <text:p>222 188 <text:s/>43 369 - #DEBC2B</text:p>
          </table:table-cell>
          <table:table-cell table:style-name="ce35"/>
          <table:table-cell table:style-name="ce9"/>
          <table:table-cell table:style-name="ce6" table:formula="of:=INDEX([.$N$3:.$N$10];[.E372]+1;1)" office:value-type="float" office:value="225" calcext:value-type="float">
            <text:p>225</text:p>
          </table:table-cell>
          <table:table-cell table:style-name="ce6" table:formula="of:=INDEX([.$N$3:.$N$10];[.D372]+1;1)" office:value-type="float" office:value="187" calcext:value-type="float">
            <text:p>187</text:p>
          </table:table-cell>
          <table:table-cell table:style-name="ce6" table:formula="of:=INDEX([.$N$3:.$N$10];[.F372]+1;1)" office:value-type="float" office:value="40" calcext:value-type="float">
            <text:p>40</text:p>
          </table:table-cell>
          <table:table-cell table:style-name="ce28" table:formula="of:=CONCATENATE(&quot;#&quot;;DEC2HEX([.O372];2);DEC2HEX([.P372];2);DEC2HEX([.Q372];2))" office:value-type="string" office:string-value="#E1BB28" calcext:value-type="string">
            <text:p>#E1BB28</text:p>
          </table:table-cell>
          <table:table-cell table:style-name="ce32" table:formula="of:=CONCATENATE(IF([.O372]&lt;10;&quot;  &quot;;IF([.O372]&lt;100;&quot; &quot;;&quot;&quot;));[.O372];&quot; &quot;;IF([.P372]&lt;10;&quot;  &quot;;IF([.P372]&lt;100;&quot; &quot;;&quot;&quot;));[.P372];&quot; &quot;;IF([.Q372]&lt;10;&quot;  &quot;;IF([.Q372]&lt;100;&quot; &quot;;&quot;&quot;));[.Q372];&quot; &quot;;[.A372];&quot; - &quot;;[.R372])" office:value-type="string" office:string-value="225 187  40 369 - #E1BB28" calcext:value-type="string">
            <text:p>225 187 <text:s/>40 369 - #E1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69" calcext:value-type="float">
            <text:p>3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6"/>
          <table:table-cell table:style-name="ce45"/>
          <table:table-cell table:style-name="ce50" table:formula="of:=BITAND(BITRSHIFT([.A373];6);HEX2DEC(&quot;7&quot;))" office:value-type="float" office:value="5" calcext:value-type="float">
            <text:p>5</text:p>
          </table:table-cell>
          <table:table-cell table:style-name="ce3" table:formula="of:=BITAND(BITRSHIFT([.A373];3);HEX2DEC(&quot;7&quot;))" office:value-type="float" office:value="6" calcext:value-type="float">
            <text:p>6</text:p>
          </table:table-cell>
          <table:table-cell table:style-name="ce57" table:formula="of:=BITAND([.A37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73]/7;1/[.$K$1])*255;0)" office:value-type="float" office:value="222" calcext:value-type="float">
            <text:p>222</text:p>
          </table:table-cell>
          <table:table-cell table:style-name="ce6" table:formula="of:=ROUND(POWER([.D373]/7;1/[.$K$1])*255;0)" office:value-type="float" office:value="188" calcext:value-type="float">
            <text:p>188</text:p>
          </table:table-cell>
          <table:table-cell table:style-name="ce6" table:formula="of:=ROUND(POWER([.F373]/7;1/[.$K$1])*255;0)" office:value-type="float" office:value="82" calcext:value-type="float">
            <text:p>82</text:p>
          </table:table-cell>
          <table:table-cell table:style-name="ce28" table:formula="of:=CONCATENATE(&quot;#&quot;;DEC2HEX([.H373];2);DEC2HEX([.I373];2);DEC2HEX([.J373];2))" office:value-type="string" office:string-value="#DEBC52" calcext:value-type="string">
            <text:p>#DEBC52</text:p>
          </table:table-cell>
          <table:table-cell table:style-name="ce32" table:formula="of:=CONCATENATE(IF([.H373]&lt;10;&quot;  &quot;;IF([.H373]&lt;100;&quot; &quot;;&quot;&quot;));[.H373];&quot; &quot;;IF([.I373]&lt;10;&quot;  &quot;;IF([.I373]&lt;100;&quot; &quot;;&quot;&quot;));[.I373];&quot; &quot;;IF([.J373]&lt;10;&quot;  &quot;;IF([.J373]&lt;100;&quot; &quot;;&quot;&quot;));[.J373];&quot; &quot;;[.A373];&quot; - &quot;;[.K373])" office:value-type="string" office:string-value="222 188  82 370 - #DEBC52" calcext:value-type="string">
            <text:p>222 188 <text:s/>82 370 - #DEBC52</text:p>
          </table:table-cell>
          <table:table-cell table:style-name="ce35"/>
          <table:table-cell table:style-name="ce9"/>
          <table:table-cell table:style-name="ce6" table:formula="of:=INDEX([.$N$3:.$N$10];[.E373]+1;1)" office:value-type="float" office:value="225" calcext:value-type="float">
            <text:p>225</text:p>
          </table:table-cell>
          <table:table-cell table:style-name="ce6" table:formula="of:=INDEX([.$N$3:.$N$10];[.D373]+1;1)" office:value-type="float" office:value="187" calcext:value-type="float">
            <text:p>187</text:p>
          </table:table-cell>
          <table:table-cell table:style-name="ce6" table:formula="of:=INDEX([.$N$3:.$N$10];[.F373]+1;1)" office:value-type="float" office:value="83" calcext:value-type="float">
            <text:p>83</text:p>
          </table:table-cell>
          <table:table-cell table:style-name="ce28" table:formula="of:=CONCATENATE(&quot;#&quot;;DEC2HEX([.O373];2);DEC2HEX([.P373];2);DEC2HEX([.Q373];2))" office:value-type="string" office:string-value="#E1BB53" calcext:value-type="string">
            <text:p>#E1BB53</text:p>
          </table:table-cell>
          <table:table-cell table:style-name="ce32" table:formula="of:=CONCATENATE(IF([.O373]&lt;10;&quot;  &quot;;IF([.O373]&lt;100;&quot; &quot;;&quot;&quot;));[.O373];&quot; &quot;;IF([.P373]&lt;10;&quot;  &quot;;IF([.P373]&lt;100;&quot; &quot;;&quot;&quot;));[.P373];&quot; &quot;;IF([.Q373]&lt;10;&quot;  &quot;;IF([.Q373]&lt;100;&quot; &quot;;&quot;&quot;));[.Q373];&quot; &quot;;[.A373];&quot; - &quot;;[.R373])" office:value-type="string" office:string-value="225 187  83 370 - #E1BB53" calcext:value-type="string">
            <text:p>225 187 <text:s/>83 370 - #E1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0" calcext:value-type="float">
            <text:p>3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6"/>
          <table:table-cell table:style-name="ce45"/>
          <table:table-cell table:style-name="ce50" table:formula="of:=BITAND(BITRSHIFT([.A374];6);HEX2DEC(&quot;7&quot;))" office:value-type="float" office:value="5" calcext:value-type="float">
            <text:p>5</text:p>
          </table:table-cell>
          <table:table-cell table:style-name="ce3" table:formula="of:=BITAND(BITRSHIFT([.A374];3);HEX2DEC(&quot;7&quot;))" office:value-type="float" office:value="6" calcext:value-type="float">
            <text:p>6</text:p>
          </table:table-cell>
          <table:table-cell table:style-name="ce57" table:formula="of:=BITAND([.A37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74]/7;1/[.$K$1])*255;0)" office:value-type="float" office:value="222" calcext:value-type="float">
            <text:p>222</text:p>
          </table:table-cell>
          <table:table-cell table:style-name="ce6" table:formula="of:=ROUND(POWER([.D374]/7;1/[.$K$1])*255;0)" office:value-type="float" office:value="188" calcext:value-type="float">
            <text:p>188</text:p>
          </table:table-cell>
          <table:table-cell table:style-name="ce6" table:formula="of:=ROUND(POWER([.F374]/7;1/[.$K$1])*255;0)" office:value-type="float" office:value="118" calcext:value-type="float">
            <text:p>118</text:p>
          </table:table-cell>
          <table:table-cell table:style-name="ce28" table:formula="of:=CONCATENATE(&quot;#&quot;;DEC2HEX([.H374];2);DEC2HEX([.I374];2);DEC2HEX([.J374];2))" office:value-type="string" office:string-value="#DEBC76" calcext:value-type="string">
            <text:p>#DEBC76</text:p>
          </table:table-cell>
          <table:table-cell table:style-name="ce32" table:formula="of:=CONCATENATE(IF([.H374]&lt;10;&quot;  &quot;;IF([.H374]&lt;100;&quot; &quot;;&quot;&quot;));[.H374];&quot; &quot;;IF([.I374]&lt;10;&quot;  &quot;;IF([.I374]&lt;100;&quot; &quot;;&quot;&quot;));[.I374];&quot; &quot;;IF([.J374]&lt;10;&quot;  &quot;;IF([.J374]&lt;100;&quot; &quot;;&quot;&quot;));[.J374];&quot; &quot;;[.A374];&quot; - &quot;;[.K374])" office:value-type="string" office:string-value="222 188 118 371 - #DEBC76" calcext:value-type="string">
            <text:p>222 188 118 371 - #DEBC76</text:p>
          </table:table-cell>
          <table:table-cell table:style-name="ce35"/>
          <table:table-cell table:style-name="ce9"/>
          <table:table-cell table:style-name="ce6" table:formula="of:=INDEX([.$N$3:.$N$10];[.E374]+1;1)" office:value-type="float" office:value="225" calcext:value-type="float">
            <text:p>225</text:p>
          </table:table-cell>
          <table:table-cell table:style-name="ce6" table:formula="of:=INDEX([.$N$3:.$N$10];[.D374]+1;1)" office:value-type="float" office:value="187" calcext:value-type="float">
            <text:p>187</text:p>
          </table:table-cell>
          <table:table-cell table:style-name="ce6" table:formula="of:=INDEX([.$N$3:.$N$10];[.F374]+1;1)" office:value-type="float" office:value="116" calcext:value-type="float">
            <text:p>116</text:p>
          </table:table-cell>
          <table:table-cell table:style-name="ce28" table:formula="of:=CONCATENATE(&quot;#&quot;;DEC2HEX([.O374];2);DEC2HEX([.P374];2);DEC2HEX([.Q374];2))" office:value-type="string" office:string-value="#E1BB74" calcext:value-type="string">
            <text:p>#E1BB74</text:p>
          </table:table-cell>
          <table:table-cell table:style-name="ce32" table:formula="of:=CONCATENATE(IF([.O374]&lt;10;&quot;  &quot;;IF([.O374]&lt;100;&quot; &quot;;&quot;&quot;));[.O374];&quot; &quot;;IF([.P374]&lt;10;&quot;  &quot;;IF([.P374]&lt;100;&quot; &quot;;&quot;&quot;));[.P374];&quot; &quot;;IF([.Q374]&lt;10;&quot;  &quot;;IF([.Q374]&lt;100;&quot; &quot;;&quot;&quot;));[.Q374];&quot; &quot;;[.A374];&quot; - &quot;;[.R374])" office:value-type="string" office:string-value="225 187 116 371 - #E1BB74" calcext:value-type="string">
            <text:p>225 187 116 371 - #E1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1" calcext:value-type="float">
            <text:p>3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6"/>
          <table:table-cell table:style-name="ce45"/>
          <table:table-cell table:style-name="ce50" table:formula="of:=BITAND(BITRSHIFT([.A375];6);HEX2DEC(&quot;7&quot;))" office:value-type="float" office:value="5" calcext:value-type="float">
            <text:p>5</text:p>
          </table:table-cell>
          <table:table-cell table:style-name="ce3" table:formula="of:=BITAND(BITRSHIFT([.A375];3);HEX2DEC(&quot;7&quot;))" office:value-type="float" office:value="6" calcext:value-type="float">
            <text:p>6</text:p>
          </table:table-cell>
          <table:table-cell table:style-name="ce57" table:formula="of:=BITAND([.A37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75]/7;1/[.$K$1])*255;0)" office:value-type="float" office:value="222" calcext:value-type="float">
            <text:p>222</text:p>
          </table:table-cell>
          <table:table-cell table:style-name="ce6" table:formula="of:=ROUND(POWER([.D375]/7;1/[.$K$1])*255;0)" office:value-type="float" office:value="188" calcext:value-type="float">
            <text:p>188</text:p>
          </table:table-cell>
          <table:table-cell table:style-name="ce6" table:formula="of:=ROUND(POWER([.F375]/7;1/[.$K$1])*255;0)" office:value-type="float" office:value="153" calcext:value-type="float">
            <text:p>153</text:p>
          </table:table-cell>
          <table:table-cell table:style-name="ce28" table:formula="of:=CONCATENATE(&quot;#&quot;;DEC2HEX([.H375];2);DEC2HEX([.I375];2);DEC2HEX([.J375];2))" office:value-type="string" office:string-value="#DEBC99" calcext:value-type="string">
            <text:p>#DEBC99</text:p>
          </table:table-cell>
          <table:table-cell table:style-name="ce32" table:formula="of:=CONCATENATE(IF([.H375]&lt;10;&quot;  &quot;;IF([.H375]&lt;100;&quot; &quot;;&quot;&quot;));[.H375];&quot; &quot;;IF([.I375]&lt;10;&quot;  &quot;;IF([.I375]&lt;100;&quot; &quot;;&quot;&quot;));[.I375];&quot; &quot;;IF([.J375]&lt;10;&quot;  &quot;;IF([.J375]&lt;100;&quot; &quot;;&quot;&quot;));[.J375];&quot; &quot;;[.A375];&quot; - &quot;;[.K375])" office:value-type="string" office:string-value="222 188 153 372 - #DEBC99" calcext:value-type="string">
            <text:p>222 188 153 372 - #DEBC99</text:p>
          </table:table-cell>
          <table:table-cell table:style-name="ce35"/>
          <table:table-cell table:style-name="ce9"/>
          <table:table-cell table:style-name="ce6" table:formula="of:=INDEX([.$N$3:.$N$10];[.E375]+1;1)" office:value-type="float" office:value="225" calcext:value-type="float">
            <text:p>225</text:p>
          </table:table-cell>
          <table:table-cell table:style-name="ce6" table:formula="of:=INDEX([.$N$3:.$N$10];[.D375]+1;1)" office:value-type="float" office:value="187" calcext:value-type="float">
            <text:p>187</text:p>
          </table:table-cell>
          <table:table-cell table:style-name="ce6" table:formula="of:=INDEX([.$N$3:.$N$10];[.F375]+1;1)" office:value-type="float" office:value="156" calcext:value-type="float">
            <text:p>156</text:p>
          </table:table-cell>
          <table:table-cell table:style-name="ce28" table:formula="of:=CONCATENATE(&quot;#&quot;;DEC2HEX([.O375];2);DEC2HEX([.P375];2);DEC2HEX([.Q375];2))" office:value-type="string" office:string-value="#E1BB9C" calcext:value-type="string">
            <text:p>#E1BB9C</text:p>
          </table:table-cell>
          <table:table-cell table:style-name="ce32" table:formula="of:=CONCATENATE(IF([.O375]&lt;10;&quot;  &quot;;IF([.O375]&lt;100;&quot; &quot;;&quot;&quot;));[.O375];&quot; &quot;;IF([.P375]&lt;10;&quot;  &quot;;IF([.P375]&lt;100;&quot; &quot;;&quot;&quot;));[.P375];&quot; &quot;;IF([.Q375]&lt;10;&quot;  &quot;;IF([.Q375]&lt;100;&quot; &quot;;&quot;&quot;));[.Q375];&quot; &quot;;[.A375];&quot; - &quot;;[.R375])" office:value-type="string" office:string-value="225 187 156 372 - #E1BB9C" calcext:value-type="string">
            <text:p>225 187 156 372 - #E1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2" calcext:value-type="float">
            <text:p>3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6"/>
          <table:table-cell table:style-name="ce45"/>
          <table:table-cell table:style-name="ce50" table:formula="of:=BITAND(BITRSHIFT([.A376];6);HEX2DEC(&quot;7&quot;))" office:value-type="float" office:value="5" calcext:value-type="float">
            <text:p>5</text:p>
          </table:table-cell>
          <table:table-cell table:style-name="ce3" table:formula="of:=BITAND(BITRSHIFT([.A376];3);HEX2DEC(&quot;7&quot;))" office:value-type="float" office:value="6" calcext:value-type="float">
            <text:p>6</text:p>
          </table:table-cell>
          <table:table-cell table:style-name="ce57" table:formula="of:=BITAND([.A37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76]/7;1/[.$K$1])*255;0)" office:value-type="float" office:value="222" calcext:value-type="float">
            <text:p>222</text:p>
          </table:table-cell>
          <table:table-cell table:style-name="ce6" table:formula="of:=ROUND(POWER([.D376]/7;1/[.$K$1])*255;0)" office:value-type="float" office:value="188" calcext:value-type="float">
            <text:p>188</text:p>
          </table:table-cell>
          <table:table-cell table:style-name="ce6" table:formula="of:=ROUND(POWER([.F376]/7;1/[.$K$1])*255;0)" office:value-type="float" office:value="188" calcext:value-type="float">
            <text:p>188</text:p>
          </table:table-cell>
          <table:table-cell table:style-name="ce28" table:formula="of:=CONCATENATE(&quot;#&quot;;DEC2HEX([.H376];2);DEC2HEX([.I376];2);DEC2HEX([.J376];2))" office:value-type="string" office:string-value="#DEBCBC" calcext:value-type="string">
            <text:p>#DEBCBC</text:p>
          </table:table-cell>
          <table:table-cell table:style-name="ce32" table:formula="of:=CONCATENATE(IF([.H376]&lt;10;&quot;  &quot;;IF([.H376]&lt;100;&quot; &quot;;&quot;&quot;));[.H376];&quot; &quot;;IF([.I376]&lt;10;&quot;  &quot;;IF([.I376]&lt;100;&quot; &quot;;&quot;&quot;));[.I376];&quot; &quot;;IF([.J376]&lt;10;&quot;  &quot;;IF([.J376]&lt;100;&quot; &quot;;&quot;&quot;));[.J376];&quot; &quot;;[.A376];&quot; - &quot;;[.K376])" office:value-type="string" office:string-value="222 188 188 373 - #DEBCBC" calcext:value-type="string">
            <text:p>222 188 188 373 - #DEBCBC</text:p>
          </table:table-cell>
          <table:table-cell table:style-name="ce35"/>
          <table:table-cell table:style-name="ce9"/>
          <table:table-cell table:style-name="ce6" table:formula="of:=INDEX([.$N$3:.$N$10];[.E376]+1;1)" office:value-type="float" office:value="225" calcext:value-type="float">
            <text:p>225</text:p>
          </table:table-cell>
          <table:table-cell table:style-name="ce6" table:formula="of:=INDEX([.$N$3:.$N$10];[.D376]+1;1)" office:value-type="float" office:value="187" calcext:value-type="float">
            <text:p>187</text:p>
          </table:table-cell>
          <table:table-cell table:style-name="ce6" table:formula="of:=INDEX([.$N$3:.$N$10];[.F376]+1;1)" office:value-type="float" office:value="187" calcext:value-type="float">
            <text:p>187</text:p>
          </table:table-cell>
          <table:table-cell table:style-name="ce28" table:formula="of:=CONCATENATE(&quot;#&quot;;DEC2HEX([.O376];2);DEC2HEX([.P376];2);DEC2HEX([.Q376];2))" office:value-type="string" office:string-value="#E1BBBB" calcext:value-type="string">
            <text:p>#E1BBBB</text:p>
          </table:table-cell>
          <table:table-cell table:style-name="ce32" table:formula="of:=CONCATENATE(IF([.O376]&lt;10;&quot;  &quot;;IF([.O376]&lt;100;&quot; &quot;;&quot;&quot;));[.O376];&quot; &quot;;IF([.P376]&lt;10;&quot;  &quot;;IF([.P376]&lt;100;&quot; &quot;;&quot;&quot;));[.P376];&quot; &quot;;IF([.Q376]&lt;10;&quot;  &quot;;IF([.Q376]&lt;100;&quot; &quot;;&quot;&quot;));[.Q376];&quot; &quot;;[.A376];&quot; - &quot;;[.R376])" office:value-type="string" office:string-value="225 187 187 373 - #E1BBBB" calcext:value-type="string">
            <text:p>225 187 187 373 - #E1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3" calcext:value-type="float">
            <text:p>3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4" calcext:value-type="float">
            <text:p>374</text:p>
          </table:table-cell>
          <table:table-cell table:style-name="ce6"/>
          <table:table-cell table:style-name="ce45"/>
          <table:table-cell table:style-name="ce50" table:formula="of:=BITAND(BITRSHIFT([.A377];6);HEX2DEC(&quot;7&quot;))" office:value-type="float" office:value="5" calcext:value-type="float">
            <text:p>5</text:p>
          </table:table-cell>
          <table:table-cell table:style-name="ce3" table:formula="of:=BITAND(BITRSHIFT([.A377];3);HEX2DEC(&quot;7&quot;))" office:value-type="float" office:value="6" calcext:value-type="float">
            <text:p>6</text:p>
          </table:table-cell>
          <table:table-cell table:style-name="ce57" table:formula="of:=BITAND([.A37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77]/7;1/[.$K$1])*255;0)" office:value-type="float" office:value="222" calcext:value-type="float">
            <text:p>222</text:p>
          </table:table-cell>
          <table:table-cell table:style-name="ce6" table:formula="of:=ROUND(POWER([.D377]/7;1/[.$K$1])*255;0)" office:value-type="float" office:value="188" calcext:value-type="float">
            <text:p>188</text:p>
          </table:table-cell>
          <table:table-cell table:style-name="ce6" table:formula="of:=ROUND(POWER([.F377]/7;1/[.$K$1])*255;0)" office:value-type="float" office:value="222" calcext:value-type="float">
            <text:p>222</text:p>
          </table:table-cell>
          <table:table-cell table:style-name="ce28" table:formula="of:=CONCATENATE(&quot;#&quot;;DEC2HEX([.H377];2);DEC2HEX([.I377];2);DEC2HEX([.J377];2))" office:value-type="string" office:string-value="#DEBCDE" calcext:value-type="string">
            <text:p>#DEBCDE</text:p>
          </table:table-cell>
          <table:table-cell table:style-name="ce32" table:formula="of:=CONCATENATE(IF([.H377]&lt;10;&quot;  &quot;;IF([.H377]&lt;100;&quot; &quot;;&quot;&quot;));[.H377];&quot; &quot;;IF([.I377]&lt;10;&quot;  &quot;;IF([.I377]&lt;100;&quot; &quot;;&quot;&quot;));[.I377];&quot; &quot;;IF([.J377]&lt;10;&quot;  &quot;;IF([.J377]&lt;100;&quot; &quot;;&quot;&quot;));[.J377];&quot; &quot;;[.A377];&quot; - &quot;;[.K377])" office:value-type="string" office:string-value="222 188 222 374 - #DEBCDE" calcext:value-type="string">
            <text:p>222 188 222 374 - #DEBCDE</text:p>
          </table:table-cell>
          <table:table-cell table:style-name="ce35"/>
          <table:table-cell table:style-name="ce9"/>
          <table:table-cell table:style-name="ce6" table:formula="of:=INDEX([.$N$3:.$N$10];[.E377]+1;1)" office:value-type="float" office:value="225" calcext:value-type="float">
            <text:p>225</text:p>
          </table:table-cell>
          <table:table-cell table:style-name="ce6" table:formula="of:=INDEX([.$N$3:.$N$10];[.D377]+1;1)" office:value-type="float" office:value="187" calcext:value-type="float">
            <text:p>187</text:p>
          </table:table-cell>
          <table:table-cell table:style-name="ce6" table:formula="of:=INDEX([.$N$3:.$N$10];[.F377]+1;1)" office:value-type="float" office:value="225" calcext:value-type="float">
            <text:p>225</text:p>
          </table:table-cell>
          <table:table-cell table:style-name="ce28" table:formula="of:=CONCATENATE(&quot;#&quot;;DEC2HEX([.O377];2);DEC2HEX([.P377];2);DEC2HEX([.Q377];2))" office:value-type="string" office:string-value="#E1BBE1" calcext:value-type="string">
            <text:p>#E1BBE1</text:p>
          </table:table-cell>
          <table:table-cell table:style-name="ce32" table:formula="of:=CONCATENATE(IF([.O377]&lt;10;&quot;  &quot;;IF([.O377]&lt;100;&quot; &quot;;&quot;&quot;));[.O377];&quot; &quot;;IF([.P377]&lt;10;&quot;  &quot;;IF([.P377]&lt;100;&quot; &quot;;&quot;&quot;));[.P377];&quot; &quot;;IF([.Q377]&lt;10;&quot;  &quot;;IF([.Q377]&lt;100;&quot; &quot;;&quot;&quot;));[.Q377];&quot; &quot;;[.A377];&quot; - &quot;;[.R377])" office:value-type="string" office:string-value="225 187 225 374 - #E1BBE1" calcext:value-type="string">
            <text:p>225 187 225 374 - #E1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4" calcext:value-type="float">
            <text:p>3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6"/>
          <table:table-cell table:style-name="ce45"/>
          <table:table-cell table:style-name="ce50" table:formula="of:=BITAND(BITRSHIFT([.A378];6);HEX2DEC(&quot;7&quot;))" office:value-type="float" office:value="5" calcext:value-type="float">
            <text:p>5</text:p>
          </table:table-cell>
          <table:table-cell table:style-name="ce3" table:formula="of:=BITAND(BITRSHIFT([.A378];3);HEX2DEC(&quot;7&quot;))" office:value-type="float" office:value="6" calcext:value-type="float">
            <text:p>6</text:p>
          </table:table-cell>
          <table:table-cell table:style-name="ce57" table:formula="of:=BITAND([.A37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78]/7;1/[.$K$1])*255;0)" office:value-type="float" office:value="222" calcext:value-type="float">
            <text:p>222</text:p>
          </table:table-cell>
          <table:table-cell table:style-name="ce6" table:formula="of:=ROUND(POWER([.D378]/7;1/[.$K$1])*255;0)" office:value-type="float" office:value="188" calcext:value-type="float">
            <text:p>188</text:p>
          </table:table-cell>
          <table:table-cell table:style-name="ce6" table:formula="of:=ROUND(POWER([.F378]/7;1/[.$K$1])*255;0)" office:value-type="float" office:value="255" calcext:value-type="float">
            <text:p>255</text:p>
          </table:table-cell>
          <table:table-cell table:style-name="ce28" table:formula="of:=CONCATENATE(&quot;#&quot;;DEC2HEX([.H378];2);DEC2HEX([.I378];2);DEC2HEX([.J378];2))" office:value-type="string" office:string-value="#DEBCFF" calcext:value-type="string">
            <text:p>#DEBCFF</text:p>
          </table:table-cell>
          <table:table-cell table:style-name="ce32" table:formula="of:=CONCATENATE(IF([.H378]&lt;10;&quot;  &quot;;IF([.H378]&lt;100;&quot; &quot;;&quot;&quot;));[.H378];&quot; &quot;;IF([.I378]&lt;10;&quot;  &quot;;IF([.I378]&lt;100;&quot; &quot;;&quot;&quot;));[.I378];&quot; &quot;;IF([.J378]&lt;10;&quot;  &quot;;IF([.J378]&lt;100;&quot; &quot;;&quot;&quot;));[.J378];&quot; &quot;;[.A378];&quot; - &quot;;[.K378])" office:value-type="string" office:string-value="222 188 255 375 - #DEBCFF" calcext:value-type="string">
            <text:p>222 188 255 375 - #DEBCFF</text:p>
          </table:table-cell>
          <table:table-cell table:style-name="ce35"/>
          <table:table-cell table:style-name="ce9"/>
          <table:table-cell table:style-name="ce6" table:formula="of:=INDEX([.$N$3:.$N$10];[.E378]+1;1)" office:value-type="float" office:value="225" calcext:value-type="float">
            <text:p>225</text:p>
          </table:table-cell>
          <table:table-cell table:style-name="ce6" table:formula="of:=INDEX([.$N$3:.$N$10];[.D378]+1;1)" office:value-type="float" office:value="187" calcext:value-type="float">
            <text:p>187</text:p>
          </table:table-cell>
          <table:table-cell table:style-name="ce6" table:formula="of:=INDEX([.$N$3:.$N$10];[.F378]+1;1)" office:value-type="float" office:value="255" calcext:value-type="float">
            <text:p>255</text:p>
          </table:table-cell>
          <table:table-cell table:style-name="ce28" table:formula="of:=CONCATENATE(&quot;#&quot;;DEC2HEX([.O378];2);DEC2HEX([.P378];2);DEC2HEX([.Q378];2))" office:value-type="string" office:string-value="#E1BBFF" calcext:value-type="string">
            <text:p>#E1BBFF</text:p>
          </table:table-cell>
          <table:table-cell table:style-name="ce32" table:formula="of:=CONCATENATE(IF([.O378]&lt;10;&quot;  &quot;;IF([.O378]&lt;100;&quot; &quot;;&quot;&quot;));[.O378];&quot; &quot;;IF([.P378]&lt;10;&quot;  &quot;;IF([.P378]&lt;100;&quot; &quot;;&quot;&quot;));[.P378];&quot; &quot;;IF([.Q378]&lt;10;&quot;  &quot;;IF([.Q378]&lt;100;&quot; &quot;;&quot;&quot;));[.Q378];&quot; &quot;;[.A378];&quot; - &quot;;[.R378])" office:value-type="string" office:string-value="225 187 255 375 - #E1BBFF" calcext:value-type="string">
            <text:p>225 187 255 375 - #E1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5" calcext:value-type="float">
            <text:p>3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6"/>
          <table:table-cell table:style-name="ce45"/>
          <table:table-cell table:style-name="ce50" table:formula="of:=BITAND(BITRSHIFT([.A379];6);HEX2DEC(&quot;7&quot;))" office:value-type="float" office:value="5" calcext:value-type="float">
            <text:p>5</text:p>
          </table:table-cell>
          <table:table-cell table:style-name="ce3" table:formula="of:=BITAND(BITRSHIFT([.A379];3);HEX2DEC(&quot;7&quot;))" office:value-type="float" office:value="7" calcext:value-type="float">
            <text:p>7</text:p>
          </table:table-cell>
          <table:table-cell table:style-name="ce57" table:formula="of:=BITAND([.A37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79]/7;1/[.$K$1])*255;0)" office:value-type="float" office:value="255" calcext:value-type="float">
            <text:p>255</text:p>
          </table:table-cell>
          <table:table-cell table:style-name="ce6" table:formula="of:=ROUND(POWER([.D379]/7;1/[.$K$1])*255;0)" office:value-type="float" office:value="188" calcext:value-type="float">
            <text:p>188</text:p>
          </table:table-cell>
          <table:table-cell table:style-name="ce6" table:formula="of:=ROUND(POWER([.F379]/7;1/[.$K$1])*255;0)" office:value-type="float" office:value="0" calcext:value-type="float">
            <text:p>0</text:p>
          </table:table-cell>
          <table:table-cell table:style-name="ce28" table:formula="of:=CONCATENATE(&quot;#&quot;;DEC2HEX([.H379];2);DEC2HEX([.I379];2);DEC2HEX([.J379];2))" office:value-type="string" office:string-value="#FFBC00" calcext:value-type="string">
            <text:p>#FFBC00</text:p>
          </table:table-cell>
          <table:table-cell table:style-name="ce32" table:formula="of:=CONCATENATE(IF([.H379]&lt;10;&quot;  &quot;;IF([.H379]&lt;100;&quot; &quot;;&quot;&quot;));[.H379];&quot; &quot;;IF([.I379]&lt;10;&quot;  &quot;;IF([.I379]&lt;100;&quot; &quot;;&quot;&quot;));[.I379];&quot; &quot;;IF([.J379]&lt;10;&quot;  &quot;;IF([.J379]&lt;100;&quot; &quot;;&quot;&quot;));[.J379];&quot; &quot;;[.A379];&quot; - &quot;;[.K379])" office:value-type="string" office:string-value="255 188   0 376 - #FFBC00" calcext:value-type="string">
            <text:p>255 188 <text:s text:c="2"/>0 376 - #FFBC00</text:p>
          </table:table-cell>
          <table:table-cell table:style-name="ce35"/>
          <table:table-cell table:style-name="ce9"/>
          <table:table-cell table:style-name="ce6" table:formula="of:=INDEX([.$N$3:.$N$10];[.E379]+1;1)" office:value-type="float" office:value="255" calcext:value-type="float">
            <text:p>255</text:p>
          </table:table-cell>
          <table:table-cell table:style-name="ce6" table:formula="of:=INDEX([.$N$3:.$N$10];[.D379]+1;1)" office:value-type="float" office:value="187" calcext:value-type="float">
            <text:p>187</text:p>
          </table:table-cell>
          <table:table-cell table:style-name="ce6" table:formula="of:=INDEX([.$N$3:.$N$10];[.F379]+1;1)" office:value-type="float" office:value="0" calcext:value-type="float">
            <text:p>0</text:p>
          </table:table-cell>
          <table:table-cell table:style-name="ce28" table:formula="of:=CONCATENATE(&quot;#&quot;;DEC2HEX([.O379];2);DEC2HEX([.P379];2);DEC2HEX([.Q379];2))" office:value-type="string" office:string-value="#FFBB00" calcext:value-type="string">
            <text:p>#FFBB00</text:p>
          </table:table-cell>
          <table:table-cell table:style-name="ce32" table:formula="of:=CONCATENATE(IF([.O379]&lt;10;&quot;  &quot;;IF([.O379]&lt;100;&quot; &quot;;&quot;&quot;));[.O379];&quot; &quot;;IF([.P379]&lt;10;&quot;  &quot;;IF([.P379]&lt;100;&quot; &quot;;&quot;&quot;));[.P379];&quot; &quot;;IF([.Q379]&lt;10;&quot;  &quot;;IF([.Q379]&lt;100;&quot; &quot;;&quot;&quot;));[.Q379];&quot; &quot;;[.A379];&quot; - &quot;;[.R379])" office:value-type="string" office:string-value="255 187   0 376 - #FFBB00" calcext:value-type="string">
            <text:p>255 187 <text:s text:c="2"/>0 376 - #FFBB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6" calcext:value-type="float">
            <text:p>3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6"/>
          <table:table-cell table:style-name="ce45"/>
          <table:table-cell table:style-name="ce50" table:formula="of:=BITAND(BITRSHIFT([.A380];6);HEX2DEC(&quot;7&quot;))" office:value-type="float" office:value="5" calcext:value-type="float">
            <text:p>5</text:p>
          </table:table-cell>
          <table:table-cell table:style-name="ce3" table:formula="of:=BITAND(BITRSHIFT([.A380];3);HEX2DEC(&quot;7&quot;))" office:value-type="float" office:value="7" calcext:value-type="float">
            <text:p>7</text:p>
          </table:table-cell>
          <table:table-cell table:style-name="ce57" table:formula="of:=BITAND([.A38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80]/7;1/[.$K$1])*255;0)" office:value-type="float" office:value="255" calcext:value-type="float">
            <text:p>255</text:p>
          </table:table-cell>
          <table:table-cell table:style-name="ce6" table:formula="of:=ROUND(POWER([.D380]/7;1/[.$K$1])*255;0)" office:value-type="float" office:value="188" calcext:value-type="float">
            <text:p>188</text:p>
          </table:table-cell>
          <table:table-cell table:style-name="ce6" table:formula="of:=ROUND(POWER([.F380]/7;1/[.$K$1])*255;0)" office:value-type="float" office:value="43" calcext:value-type="float">
            <text:p>43</text:p>
          </table:table-cell>
          <table:table-cell table:style-name="ce28" table:formula="of:=CONCATENATE(&quot;#&quot;;DEC2HEX([.H380];2);DEC2HEX([.I380];2);DEC2HEX([.J380];2))" office:value-type="string" office:string-value="#FFBC2B" calcext:value-type="string">
            <text:p>#FFBC2B</text:p>
          </table:table-cell>
          <table:table-cell table:style-name="ce32" table:formula="of:=CONCATENATE(IF([.H380]&lt;10;&quot;  &quot;;IF([.H380]&lt;100;&quot; &quot;;&quot;&quot;));[.H380];&quot; &quot;;IF([.I380]&lt;10;&quot;  &quot;;IF([.I380]&lt;100;&quot; &quot;;&quot;&quot;));[.I380];&quot; &quot;;IF([.J380]&lt;10;&quot;  &quot;;IF([.J380]&lt;100;&quot; &quot;;&quot;&quot;));[.J380];&quot; &quot;;[.A380];&quot; - &quot;;[.K380])" office:value-type="string" office:string-value="255 188  43 377 - #FFBC2B" calcext:value-type="string">
            <text:p>255 188 <text:s/>43 377 - #FFBC2B</text:p>
          </table:table-cell>
          <table:table-cell table:style-name="ce35"/>
          <table:table-cell table:style-name="ce9"/>
          <table:table-cell table:style-name="ce6" table:formula="of:=INDEX([.$N$3:.$N$10];[.E380]+1;1)" office:value-type="float" office:value="255" calcext:value-type="float">
            <text:p>255</text:p>
          </table:table-cell>
          <table:table-cell table:style-name="ce6" table:formula="of:=INDEX([.$N$3:.$N$10];[.D380]+1;1)" office:value-type="float" office:value="187" calcext:value-type="float">
            <text:p>187</text:p>
          </table:table-cell>
          <table:table-cell table:style-name="ce6" table:formula="of:=INDEX([.$N$3:.$N$10];[.F380]+1;1)" office:value-type="float" office:value="40" calcext:value-type="float">
            <text:p>40</text:p>
          </table:table-cell>
          <table:table-cell table:style-name="ce28" table:formula="of:=CONCATENATE(&quot;#&quot;;DEC2HEX([.O380];2);DEC2HEX([.P380];2);DEC2HEX([.Q380];2))" office:value-type="string" office:string-value="#FFBB28" calcext:value-type="string">
            <text:p>#FFBB28</text:p>
          </table:table-cell>
          <table:table-cell table:style-name="ce32" table:formula="of:=CONCATENATE(IF([.O380]&lt;10;&quot;  &quot;;IF([.O380]&lt;100;&quot; &quot;;&quot;&quot;));[.O380];&quot; &quot;;IF([.P380]&lt;10;&quot;  &quot;;IF([.P380]&lt;100;&quot; &quot;;&quot;&quot;));[.P380];&quot; &quot;;IF([.Q380]&lt;10;&quot;  &quot;;IF([.Q380]&lt;100;&quot; &quot;;&quot;&quot;));[.Q380];&quot; &quot;;[.A380];&quot; - &quot;;[.R380])" office:value-type="string" office:string-value="255 187  40 377 - #FFBB28" calcext:value-type="string">
            <text:p>255 187 <text:s/>40 377 - #FFBB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7" calcext:value-type="float">
            <text:p>3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6"/>
          <table:table-cell table:style-name="ce45"/>
          <table:table-cell table:style-name="ce50" table:formula="of:=BITAND(BITRSHIFT([.A381];6);HEX2DEC(&quot;7&quot;))" office:value-type="float" office:value="5" calcext:value-type="float">
            <text:p>5</text:p>
          </table:table-cell>
          <table:table-cell table:style-name="ce3" table:formula="of:=BITAND(BITRSHIFT([.A381];3);HEX2DEC(&quot;7&quot;))" office:value-type="float" office:value="7" calcext:value-type="float">
            <text:p>7</text:p>
          </table:table-cell>
          <table:table-cell table:style-name="ce57" table:formula="of:=BITAND([.A38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81]/7;1/[.$K$1])*255;0)" office:value-type="float" office:value="255" calcext:value-type="float">
            <text:p>255</text:p>
          </table:table-cell>
          <table:table-cell table:style-name="ce6" table:formula="of:=ROUND(POWER([.D381]/7;1/[.$K$1])*255;0)" office:value-type="float" office:value="188" calcext:value-type="float">
            <text:p>188</text:p>
          </table:table-cell>
          <table:table-cell table:style-name="ce6" table:formula="of:=ROUND(POWER([.F381]/7;1/[.$K$1])*255;0)" office:value-type="float" office:value="82" calcext:value-type="float">
            <text:p>82</text:p>
          </table:table-cell>
          <table:table-cell table:style-name="ce28" table:formula="of:=CONCATENATE(&quot;#&quot;;DEC2HEX([.H381];2);DEC2HEX([.I381];2);DEC2HEX([.J381];2))" office:value-type="string" office:string-value="#FFBC52" calcext:value-type="string">
            <text:p>#FFBC52</text:p>
          </table:table-cell>
          <table:table-cell table:style-name="ce32" table:formula="of:=CONCATENATE(IF([.H381]&lt;10;&quot;  &quot;;IF([.H381]&lt;100;&quot; &quot;;&quot;&quot;));[.H381];&quot; &quot;;IF([.I381]&lt;10;&quot;  &quot;;IF([.I381]&lt;100;&quot; &quot;;&quot;&quot;));[.I381];&quot; &quot;;IF([.J381]&lt;10;&quot;  &quot;;IF([.J381]&lt;100;&quot; &quot;;&quot;&quot;));[.J381];&quot; &quot;;[.A381];&quot; - &quot;;[.K381])" office:value-type="string" office:string-value="255 188  82 378 - #FFBC52" calcext:value-type="string">
            <text:p>255 188 <text:s/>82 378 - #FFBC52</text:p>
          </table:table-cell>
          <table:table-cell table:style-name="ce35"/>
          <table:table-cell table:style-name="ce9"/>
          <table:table-cell table:style-name="ce6" table:formula="of:=INDEX([.$N$3:.$N$10];[.E381]+1;1)" office:value-type="float" office:value="255" calcext:value-type="float">
            <text:p>255</text:p>
          </table:table-cell>
          <table:table-cell table:style-name="ce6" table:formula="of:=INDEX([.$N$3:.$N$10];[.D381]+1;1)" office:value-type="float" office:value="187" calcext:value-type="float">
            <text:p>187</text:p>
          </table:table-cell>
          <table:table-cell table:style-name="ce6" table:formula="of:=INDEX([.$N$3:.$N$10];[.F381]+1;1)" office:value-type="float" office:value="83" calcext:value-type="float">
            <text:p>83</text:p>
          </table:table-cell>
          <table:table-cell table:style-name="ce28" table:formula="of:=CONCATENATE(&quot;#&quot;;DEC2HEX([.O381];2);DEC2HEX([.P381];2);DEC2HEX([.Q381];2))" office:value-type="string" office:string-value="#FFBB53" calcext:value-type="string">
            <text:p>#FFBB53</text:p>
          </table:table-cell>
          <table:table-cell table:style-name="ce32" table:formula="of:=CONCATENATE(IF([.O381]&lt;10;&quot;  &quot;;IF([.O381]&lt;100;&quot; &quot;;&quot;&quot;));[.O381];&quot; &quot;;IF([.P381]&lt;10;&quot;  &quot;;IF([.P381]&lt;100;&quot; &quot;;&quot;&quot;));[.P381];&quot; &quot;;IF([.Q381]&lt;10;&quot;  &quot;;IF([.Q381]&lt;100;&quot; &quot;;&quot;&quot;));[.Q381];&quot; &quot;;[.A381];&quot; - &quot;;[.R381])" office:value-type="string" office:string-value="255 187  83 378 - #FFBB53" calcext:value-type="string">
            <text:p>255 187 <text:s/>83 378 - #FFBB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8" calcext:value-type="float">
            <text:p>3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6"/>
          <table:table-cell table:style-name="ce45"/>
          <table:table-cell table:style-name="ce50" table:formula="of:=BITAND(BITRSHIFT([.A382];6);HEX2DEC(&quot;7&quot;))" office:value-type="float" office:value="5" calcext:value-type="float">
            <text:p>5</text:p>
          </table:table-cell>
          <table:table-cell table:style-name="ce3" table:formula="of:=BITAND(BITRSHIFT([.A382];3);HEX2DEC(&quot;7&quot;))" office:value-type="float" office:value="7" calcext:value-type="float">
            <text:p>7</text:p>
          </table:table-cell>
          <table:table-cell table:style-name="ce57" table:formula="of:=BITAND([.A38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82]/7;1/[.$K$1])*255;0)" office:value-type="float" office:value="255" calcext:value-type="float">
            <text:p>255</text:p>
          </table:table-cell>
          <table:table-cell table:style-name="ce6" table:formula="of:=ROUND(POWER([.D382]/7;1/[.$K$1])*255;0)" office:value-type="float" office:value="188" calcext:value-type="float">
            <text:p>188</text:p>
          </table:table-cell>
          <table:table-cell table:style-name="ce6" table:formula="of:=ROUND(POWER([.F382]/7;1/[.$K$1])*255;0)" office:value-type="float" office:value="118" calcext:value-type="float">
            <text:p>118</text:p>
          </table:table-cell>
          <table:table-cell table:style-name="ce28" table:formula="of:=CONCATENATE(&quot;#&quot;;DEC2HEX([.H382];2);DEC2HEX([.I382];2);DEC2HEX([.J382];2))" office:value-type="string" office:string-value="#FFBC76" calcext:value-type="string">
            <text:p>#FFBC76</text:p>
          </table:table-cell>
          <table:table-cell table:style-name="ce32" table:formula="of:=CONCATENATE(IF([.H382]&lt;10;&quot;  &quot;;IF([.H382]&lt;100;&quot; &quot;;&quot;&quot;));[.H382];&quot; &quot;;IF([.I382]&lt;10;&quot;  &quot;;IF([.I382]&lt;100;&quot; &quot;;&quot;&quot;));[.I382];&quot; &quot;;IF([.J382]&lt;10;&quot;  &quot;;IF([.J382]&lt;100;&quot; &quot;;&quot;&quot;));[.J382];&quot; &quot;;[.A382];&quot; - &quot;;[.K382])" office:value-type="string" office:string-value="255 188 118 379 - #FFBC76" calcext:value-type="string">
            <text:p>255 188 118 379 - #FFBC76</text:p>
          </table:table-cell>
          <table:table-cell table:style-name="ce35"/>
          <table:table-cell table:style-name="ce9"/>
          <table:table-cell table:style-name="ce6" table:formula="of:=INDEX([.$N$3:.$N$10];[.E382]+1;1)" office:value-type="float" office:value="255" calcext:value-type="float">
            <text:p>255</text:p>
          </table:table-cell>
          <table:table-cell table:style-name="ce6" table:formula="of:=INDEX([.$N$3:.$N$10];[.D382]+1;1)" office:value-type="float" office:value="187" calcext:value-type="float">
            <text:p>187</text:p>
          </table:table-cell>
          <table:table-cell table:style-name="ce6" table:formula="of:=INDEX([.$N$3:.$N$10];[.F382]+1;1)" office:value-type="float" office:value="116" calcext:value-type="float">
            <text:p>116</text:p>
          </table:table-cell>
          <table:table-cell table:style-name="ce28" table:formula="of:=CONCATENATE(&quot;#&quot;;DEC2HEX([.O382];2);DEC2HEX([.P382];2);DEC2HEX([.Q382];2))" office:value-type="string" office:string-value="#FFBB74" calcext:value-type="string">
            <text:p>#FFBB74</text:p>
          </table:table-cell>
          <table:table-cell table:style-name="ce32" table:formula="of:=CONCATENATE(IF([.O382]&lt;10;&quot;  &quot;;IF([.O382]&lt;100;&quot; &quot;;&quot;&quot;));[.O382];&quot; &quot;;IF([.P382]&lt;10;&quot;  &quot;;IF([.P382]&lt;100;&quot; &quot;;&quot;&quot;));[.P382];&quot; &quot;;IF([.Q382]&lt;10;&quot;  &quot;;IF([.Q382]&lt;100;&quot; &quot;;&quot;&quot;));[.Q382];&quot; &quot;;[.A382];&quot; - &quot;;[.R382])" office:value-type="string" office:string-value="255 187 116 379 - #FFBB74" calcext:value-type="string">
            <text:p>255 187 116 379 - #FFBB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79" calcext:value-type="float">
            <text:p>3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6"/>
          <table:table-cell table:style-name="ce45"/>
          <table:table-cell table:style-name="ce50" table:formula="of:=BITAND(BITRSHIFT([.A383];6);HEX2DEC(&quot;7&quot;))" office:value-type="float" office:value="5" calcext:value-type="float">
            <text:p>5</text:p>
          </table:table-cell>
          <table:table-cell table:style-name="ce3" table:formula="of:=BITAND(BITRSHIFT([.A383];3);HEX2DEC(&quot;7&quot;))" office:value-type="float" office:value="7" calcext:value-type="float">
            <text:p>7</text:p>
          </table:table-cell>
          <table:table-cell table:style-name="ce57" table:formula="of:=BITAND([.A38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83]/7;1/[.$K$1])*255;0)" office:value-type="float" office:value="255" calcext:value-type="float">
            <text:p>255</text:p>
          </table:table-cell>
          <table:table-cell table:style-name="ce6" table:formula="of:=ROUND(POWER([.D383]/7;1/[.$K$1])*255;0)" office:value-type="float" office:value="188" calcext:value-type="float">
            <text:p>188</text:p>
          </table:table-cell>
          <table:table-cell table:style-name="ce6" table:formula="of:=ROUND(POWER([.F383]/7;1/[.$K$1])*255;0)" office:value-type="float" office:value="153" calcext:value-type="float">
            <text:p>153</text:p>
          </table:table-cell>
          <table:table-cell table:style-name="ce28" table:formula="of:=CONCATENATE(&quot;#&quot;;DEC2HEX([.H383];2);DEC2HEX([.I383];2);DEC2HEX([.J383];2))" office:value-type="string" office:string-value="#FFBC99" calcext:value-type="string">
            <text:p>#FFBC99</text:p>
          </table:table-cell>
          <table:table-cell table:style-name="ce32" table:formula="of:=CONCATENATE(IF([.H383]&lt;10;&quot;  &quot;;IF([.H383]&lt;100;&quot; &quot;;&quot;&quot;));[.H383];&quot; &quot;;IF([.I383]&lt;10;&quot;  &quot;;IF([.I383]&lt;100;&quot; &quot;;&quot;&quot;));[.I383];&quot; &quot;;IF([.J383]&lt;10;&quot;  &quot;;IF([.J383]&lt;100;&quot; &quot;;&quot;&quot;));[.J383];&quot; &quot;;[.A383];&quot; - &quot;;[.K383])" office:value-type="string" office:string-value="255 188 153 380 - #FFBC99" calcext:value-type="string">
            <text:p>255 188 153 380 - #FFBC99</text:p>
          </table:table-cell>
          <table:table-cell table:style-name="ce35"/>
          <table:table-cell table:style-name="ce9"/>
          <table:table-cell table:style-name="ce6" table:formula="of:=INDEX([.$N$3:.$N$10];[.E383]+1;1)" office:value-type="float" office:value="255" calcext:value-type="float">
            <text:p>255</text:p>
          </table:table-cell>
          <table:table-cell table:style-name="ce6" table:formula="of:=INDEX([.$N$3:.$N$10];[.D383]+1;1)" office:value-type="float" office:value="187" calcext:value-type="float">
            <text:p>187</text:p>
          </table:table-cell>
          <table:table-cell table:style-name="ce6" table:formula="of:=INDEX([.$N$3:.$N$10];[.F383]+1;1)" office:value-type="float" office:value="156" calcext:value-type="float">
            <text:p>156</text:p>
          </table:table-cell>
          <table:table-cell table:style-name="ce28" table:formula="of:=CONCATENATE(&quot;#&quot;;DEC2HEX([.O383];2);DEC2HEX([.P383];2);DEC2HEX([.Q383];2))" office:value-type="string" office:string-value="#FFBB9C" calcext:value-type="string">
            <text:p>#FFBB9C</text:p>
          </table:table-cell>
          <table:table-cell table:style-name="ce32" table:formula="of:=CONCATENATE(IF([.O383]&lt;10;&quot;  &quot;;IF([.O383]&lt;100;&quot; &quot;;&quot;&quot;));[.O383];&quot; &quot;;IF([.P383]&lt;10;&quot;  &quot;;IF([.P383]&lt;100;&quot; &quot;;&quot;&quot;));[.P383];&quot; &quot;;IF([.Q383]&lt;10;&quot;  &quot;;IF([.Q383]&lt;100;&quot; &quot;;&quot;&quot;));[.Q383];&quot; &quot;;[.A383];&quot; - &quot;;[.R383])" office:value-type="string" office:string-value="255 187 156 380 - #FFBB9C" calcext:value-type="string">
            <text:p>255 187 156 380 - #FFBB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0" calcext:value-type="float">
            <text:p>3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6"/>
          <table:table-cell table:style-name="ce45"/>
          <table:table-cell table:style-name="ce50" table:formula="of:=BITAND(BITRSHIFT([.A384];6);HEX2DEC(&quot;7&quot;))" office:value-type="float" office:value="5" calcext:value-type="float">
            <text:p>5</text:p>
          </table:table-cell>
          <table:table-cell table:style-name="ce3" table:formula="of:=BITAND(BITRSHIFT([.A384];3);HEX2DEC(&quot;7&quot;))" office:value-type="float" office:value="7" calcext:value-type="float">
            <text:p>7</text:p>
          </table:table-cell>
          <table:table-cell table:style-name="ce57" table:formula="of:=BITAND([.A38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84]/7;1/[.$K$1])*255;0)" office:value-type="float" office:value="255" calcext:value-type="float">
            <text:p>255</text:p>
          </table:table-cell>
          <table:table-cell table:style-name="ce6" table:formula="of:=ROUND(POWER([.D384]/7;1/[.$K$1])*255;0)" office:value-type="float" office:value="188" calcext:value-type="float">
            <text:p>188</text:p>
          </table:table-cell>
          <table:table-cell table:style-name="ce6" table:formula="of:=ROUND(POWER([.F384]/7;1/[.$K$1])*255;0)" office:value-type="float" office:value="188" calcext:value-type="float">
            <text:p>188</text:p>
          </table:table-cell>
          <table:table-cell table:style-name="ce28" table:formula="of:=CONCATENATE(&quot;#&quot;;DEC2HEX([.H384];2);DEC2HEX([.I384];2);DEC2HEX([.J384];2))" office:value-type="string" office:string-value="#FFBCBC" calcext:value-type="string">
            <text:p>#FFBCBC</text:p>
          </table:table-cell>
          <table:table-cell table:style-name="ce32" table:formula="of:=CONCATENATE(IF([.H384]&lt;10;&quot;  &quot;;IF([.H384]&lt;100;&quot; &quot;;&quot;&quot;));[.H384];&quot; &quot;;IF([.I384]&lt;10;&quot;  &quot;;IF([.I384]&lt;100;&quot; &quot;;&quot;&quot;));[.I384];&quot; &quot;;IF([.J384]&lt;10;&quot;  &quot;;IF([.J384]&lt;100;&quot; &quot;;&quot;&quot;));[.J384];&quot; &quot;;[.A384];&quot; - &quot;;[.K384])" office:value-type="string" office:string-value="255 188 188 381 - #FFBCBC" calcext:value-type="string">
            <text:p>255 188 188 381 - #FFBCBC</text:p>
          </table:table-cell>
          <table:table-cell table:style-name="ce35"/>
          <table:table-cell table:style-name="ce9"/>
          <table:table-cell table:style-name="ce6" table:formula="of:=INDEX([.$N$3:.$N$10];[.E384]+1;1)" office:value-type="float" office:value="255" calcext:value-type="float">
            <text:p>255</text:p>
          </table:table-cell>
          <table:table-cell table:style-name="ce6" table:formula="of:=INDEX([.$N$3:.$N$10];[.D384]+1;1)" office:value-type="float" office:value="187" calcext:value-type="float">
            <text:p>187</text:p>
          </table:table-cell>
          <table:table-cell table:style-name="ce6" table:formula="of:=INDEX([.$N$3:.$N$10];[.F384]+1;1)" office:value-type="float" office:value="187" calcext:value-type="float">
            <text:p>187</text:p>
          </table:table-cell>
          <table:table-cell table:style-name="ce28" table:formula="of:=CONCATENATE(&quot;#&quot;;DEC2HEX([.O384];2);DEC2HEX([.P384];2);DEC2HEX([.Q384];2))" office:value-type="string" office:string-value="#FFBBBB" calcext:value-type="string">
            <text:p>#FFBBBB</text:p>
          </table:table-cell>
          <table:table-cell table:style-name="ce32" table:formula="of:=CONCATENATE(IF([.O384]&lt;10;&quot;  &quot;;IF([.O384]&lt;100;&quot; &quot;;&quot;&quot;));[.O384];&quot; &quot;;IF([.P384]&lt;10;&quot;  &quot;;IF([.P384]&lt;100;&quot; &quot;;&quot;&quot;));[.P384];&quot; &quot;;IF([.Q384]&lt;10;&quot;  &quot;;IF([.Q384]&lt;100;&quot; &quot;;&quot;&quot;));[.Q384];&quot; &quot;;[.A384];&quot; - &quot;;[.R384])" office:value-type="string" office:string-value="255 187 187 381 - #FFBBBB" calcext:value-type="string">
            <text:p>255 187 187 381 - #FFBB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1" calcext:value-type="float">
            <text:p>3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6"/>
          <table:table-cell table:style-name="ce45"/>
          <table:table-cell table:style-name="ce50" table:formula="of:=BITAND(BITRSHIFT([.A385];6);HEX2DEC(&quot;7&quot;))" office:value-type="float" office:value="5" calcext:value-type="float">
            <text:p>5</text:p>
          </table:table-cell>
          <table:table-cell table:style-name="ce3" table:formula="of:=BITAND(BITRSHIFT([.A385];3);HEX2DEC(&quot;7&quot;))" office:value-type="float" office:value="7" calcext:value-type="float">
            <text:p>7</text:p>
          </table:table-cell>
          <table:table-cell table:style-name="ce57" table:formula="of:=BITAND([.A38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85]/7;1/[.$K$1])*255;0)" office:value-type="float" office:value="255" calcext:value-type="float">
            <text:p>255</text:p>
          </table:table-cell>
          <table:table-cell table:style-name="ce6" table:formula="of:=ROUND(POWER([.D385]/7;1/[.$K$1])*255;0)" office:value-type="float" office:value="188" calcext:value-type="float">
            <text:p>188</text:p>
          </table:table-cell>
          <table:table-cell table:style-name="ce6" table:formula="of:=ROUND(POWER([.F385]/7;1/[.$K$1])*255;0)" office:value-type="float" office:value="222" calcext:value-type="float">
            <text:p>222</text:p>
          </table:table-cell>
          <table:table-cell table:style-name="ce28" table:formula="of:=CONCATENATE(&quot;#&quot;;DEC2HEX([.H385];2);DEC2HEX([.I385];2);DEC2HEX([.J385];2))" office:value-type="string" office:string-value="#FFBCDE" calcext:value-type="string">
            <text:p>#FFBCDE</text:p>
          </table:table-cell>
          <table:table-cell table:style-name="ce32" table:formula="of:=CONCATENATE(IF([.H385]&lt;10;&quot;  &quot;;IF([.H385]&lt;100;&quot; &quot;;&quot;&quot;));[.H385];&quot; &quot;;IF([.I385]&lt;10;&quot;  &quot;;IF([.I385]&lt;100;&quot; &quot;;&quot;&quot;));[.I385];&quot; &quot;;IF([.J385]&lt;10;&quot;  &quot;;IF([.J385]&lt;100;&quot; &quot;;&quot;&quot;));[.J385];&quot; &quot;;[.A385];&quot; - &quot;;[.K385])" office:value-type="string" office:string-value="255 188 222 382 - #FFBCDE" calcext:value-type="string">
            <text:p>255 188 222 382 - #FFBCDE</text:p>
          </table:table-cell>
          <table:table-cell table:style-name="ce35"/>
          <table:table-cell table:style-name="ce9"/>
          <table:table-cell table:style-name="ce6" table:formula="of:=INDEX([.$N$3:.$N$10];[.E385]+1;1)" office:value-type="float" office:value="255" calcext:value-type="float">
            <text:p>255</text:p>
          </table:table-cell>
          <table:table-cell table:style-name="ce6" table:formula="of:=INDEX([.$N$3:.$N$10];[.D385]+1;1)" office:value-type="float" office:value="187" calcext:value-type="float">
            <text:p>187</text:p>
          </table:table-cell>
          <table:table-cell table:style-name="ce6" table:formula="of:=INDEX([.$N$3:.$N$10];[.F385]+1;1)" office:value-type="float" office:value="225" calcext:value-type="float">
            <text:p>225</text:p>
          </table:table-cell>
          <table:table-cell table:style-name="ce28" table:formula="of:=CONCATENATE(&quot;#&quot;;DEC2HEX([.O385];2);DEC2HEX([.P385];2);DEC2HEX([.Q385];2))" office:value-type="string" office:string-value="#FFBBE1" calcext:value-type="string">
            <text:p>#FFBBE1</text:p>
          </table:table-cell>
          <table:table-cell table:style-name="ce32" table:formula="of:=CONCATENATE(IF([.O385]&lt;10;&quot;  &quot;;IF([.O385]&lt;100;&quot; &quot;;&quot;&quot;));[.O385];&quot; &quot;;IF([.P385]&lt;10;&quot;  &quot;;IF([.P385]&lt;100;&quot; &quot;;&quot;&quot;));[.P385];&quot; &quot;;IF([.Q385]&lt;10;&quot;  &quot;;IF([.Q385]&lt;100;&quot; &quot;;&quot;&quot;));[.Q385];&quot; &quot;;[.A385];&quot; - &quot;;[.R385])" office:value-type="string" office:string-value="255 187 225 382 - #FFBBE1" calcext:value-type="string">
            <text:p>255 187 225 382 - #FFBB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2" calcext:value-type="float">
            <text:p>3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6"/>
          <table:table-cell table:style-name="ce45"/>
          <table:table-cell table:style-name="ce50" table:formula="of:=BITAND(BITRSHIFT([.A386];6);HEX2DEC(&quot;7&quot;))" office:value-type="float" office:value="5" calcext:value-type="float">
            <text:p>5</text:p>
          </table:table-cell>
          <table:table-cell table:style-name="ce3" table:formula="of:=BITAND(BITRSHIFT([.A386];3);HEX2DEC(&quot;7&quot;))" office:value-type="float" office:value="7" calcext:value-type="float">
            <text:p>7</text:p>
          </table:table-cell>
          <table:table-cell table:style-name="ce57" table:formula="of:=BITAND([.A38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86]/7;1/[.$K$1])*255;0)" office:value-type="float" office:value="255" calcext:value-type="float">
            <text:p>255</text:p>
          </table:table-cell>
          <table:table-cell table:style-name="ce6" table:formula="of:=ROUND(POWER([.D386]/7;1/[.$K$1])*255;0)" office:value-type="float" office:value="188" calcext:value-type="float">
            <text:p>188</text:p>
          </table:table-cell>
          <table:table-cell table:style-name="ce6" table:formula="of:=ROUND(POWER([.F386]/7;1/[.$K$1])*255;0)" office:value-type="float" office:value="255" calcext:value-type="float">
            <text:p>255</text:p>
          </table:table-cell>
          <table:table-cell table:style-name="ce28" table:formula="of:=CONCATENATE(&quot;#&quot;;DEC2HEX([.H386];2);DEC2HEX([.I386];2);DEC2HEX([.J386];2))" office:value-type="string" office:string-value="#FFBCFF" calcext:value-type="string">
            <text:p>#FFBCFF</text:p>
          </table:table-cell>
          <table:table-cell table:style-name="ce32" table:formula="of:=CONCATENATE(IF([.H386]&lt;10;&quot;  &quot;;IF([.H386]&lt;100;&quot; &quot;;&quot;&quot;));[.H386];&quot; &quot;;IF([.I386]&lt;10;&quot;  &quot;;IF([.I386]&lt;100;&quot; &quot;;&quot;&quot;));[.I386];&quot; &quot;;IF([.J386]&lt;10;&quot;  &quot;;IF([.J386]&lt;100;&quot; &quot;;&quot;&quot;));[.J386];&quot; &quot;;[.A386];&quot; - &quot;;[.K386])" office:value-type="string" office:string-value="255 188 255 383 - #FFBCFF" calcext:value-type="string">
            <text:p>255 188 255 383 - #FFBCFF</text:p>
          </table:table-cell>
          <table:table-cell table:style-name="ce35"/>
          <table:table-cell table:style-name="ce9"/>
          <table:table-cell table:style-name="ce6" table:formula="of:=INDEX([.$N$3:.$N$10];[.E386]+1;1)" office:value-type="float" office:value="255" calcext:value-type="float">
            <text:p>255</text:p>
          </table:table-cell>
          <table:table-cell table:style-name="ce6" table:formula="of:=INDEX([.$N$3:.$N$10];[.D386]+1;1)" office:value-type="float" office:value="187" calcext:value-type="float">
            <text:p>187</text:p>
          </table:table-cell>
          <table:table-cell table:style-name="ce6" table:formula="of:=INDEX([.$N$3:.$N$10];[.F386]+1;1)" office:value-type="float" office:value="255" calcext:value-type="float">
            <text:p>255</text:p>
          </table:table-cell>
          <table:table-cell table:style-name="ce28" table:formula="of:=CONCATENATE(&quot;#&quot;;DEC2HEX([.O386];2);DEC2HEX([.P386];2);DEC2HEX([.Q386];2))" office:value-type="string" office:string-value="#FFBBFF" calcext:value-type="string">
            <text:p>#FFBBFF</text:p>
          </table:table-cell>
          <table:table-cell table:style-name="ce32" table:formula="of:=CONCATENATE(IF([.O386]&lt;10;&quot;  &quot;;IF([.O386]&lt;100;&quot; &quot;;&quot;&quot;));[.O386];&quot; &quot;;IF([.P386]&lt;10;&quot;  &quot;;IF([.P386]&lt;100;&quot; &quot;;&quot;&quot;));[.P386];&quot; &quot;;IF([.Q386]&lt;10;&quot;  &quot;;IF([.Q386]&lt;100;&quot; &quot;;&quot;&quot;));[.Q386];&quot; &quot;;[.A386];&quot; - &quot;;[.R386])" office:value-type="string" office:string-value="255 187 255 383 - #FFBBFF" calcext:value-type="string">
            <text:p>255 187 255 383 - #FFBB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3" calcext:value-type="float">
            <text:p>3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6"/>
          <table:table-cell table:style-name="ce45"/>
          <table:table-cell table:style-name="ce50" table:formula="of:=BITAND(BITRSHIFT([.A387];6);HEX2DEC(&quot;7&quot;))" office:value-type="float" office:value="6" calcext:value-type="float">
            <text:p>6</text:p>
          </table:table-cell>
          <table:table-cell table:style-name="ce3" table:formula="of:=BITAND(BITRSHIFT([.A387];3);HEX2DEC(&quot;7&quot;))" office:value-type="float" office:value="0" calcext:value-type="float">
            <text:p>0</text:p>
          </table:table-cell>
          <table:table-cell table:style-name="ce57" table:formula="of:=BITAND([.A38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87]/7;1/[.$K$1])*255;0)" office:value-type="float" office:value="0" calcext:value-type="float">
            <text:p>0</text:p>
          </table:table-cell>
          <table:table-cell table:style-name="ce6" table:formula="of:=ROUND(POWER([.D387]/7;1/[.$K$1])*255;0)" office:value-type="float" office:value="222" calcext:value-type="float">
            <text:p>222</text:p>
          </table:table-cell>
          <table:table-cell table:style-name="ce6" table:formula="of:=ROUND(POWER([.F387]/7;1/[.$K$1])*255;0)" office:value-type="float" office:value="0" calcext:value-type="float">
            <text:p>0</text:p>
          </table:table-cell>
          <table:table-cell table:style-name="ce28" table:formula="of:=CONCATENATE(&quot;#&quot;;DEC2HEX([.H387];2);DEC2HEX([.I387];2);DEC2HEX([.J387];2))" office:value-type="string" office:string-value="#00DE00" calcext:value-type="string">
            <text:p>#00DE00</text:p>
          </table:table-cell>
          <table:table-cell table:style-name="ce32" table:formula="of:=CONCATENATE(IF([.H387]&lt;10;&quot;  &quot;;IF([.H387]&lt;100;&quot; &quot;;&quot;&quot;));[.H387];&quot; &quot;;IF([.I387]&lt;10;&quot;  &quot;;IF([.I387]&lt;100;&quot; &quot;;&quot;&quot;));[.I387];&quot; &quot;;IF([.J387]&lt;10;&quot;  &quot;;IF([.J387]&lt;100;&quot; &quot;;&quot;&quot;));[.J387];&quot; &quot;;[.A387];&quot; - &quot;;[.K387])" office:value-type="string" office:string-value="  0 222   0 384 - #00DE00" calcext:value-type="string">
            <text:p><text:s text:c="2"/>0 222 <text:s text:c="2"/>0 384 - #00DE00</text:p>
          </table:table-cell>
          <table:table-cell table:style-name="ce35"/>
          <table:table-cell table:style-name="ce9"/>
          <table:table-cell table:style-name="ce6" table:formula="of:=INDEX([.$N$3:.$N$10];[.E387]+1;1)" office:value-type="float" office:value="0" calcext:value-type="float">
            <text:p>0</text:p>
          </table:table-cell>
          <table:table-cell table:style-name="ce6" table:formula="of:=INDEX([.$N$3:.$N$10];[.D387]+1;1)" office:value-type="float" office:value="225" calcext:value-type="float">
            <text:p>225</text:p>
          </table:table-cell>
          <table:table-cell table:style-name="ce6" table:formula="of:=INDEX([.$N$3:.$N$10];[.F387]+1;1)" office:value-type="float" office:value="0" calcext:value-type="float">
            <text:p>0</text:p>
          </table:table-cell>
          <table:table-cell table:style-name="ce28" table:formula="of:=CONCATENATE(&quot;#&quot;;DEC2HEX([.O387];2);DEC2HEX([.P387];2);DEC2HEX([.Q387];2))" office:value-type="string" office:string-value="#00E100" calcext:value-type="string">
            <text:p>#00E100</text:p>
          </table:table-cell>
          <table:table-cell table:style-name="ce32" table:formula="of:=CONCATENATE(IF([.O387]&lt;10;&quot;  &quot;;IF([.O387]&lt;100;&quot; &quot;;&quot;&quot;));[.O387];&quot; &quot;;IF([.P387]&lt;10;&quot;  &quot;;IF([.P387]&lt;100;&quot; &quot;;&quot;&quot;));[.P387];&quot; &quot;;IF([.Q387]&lt;10;&quot;  &quot;;IF([.Q387]&lt;100;&quot; &quot;;&quot;&quot;));[.Q387];&quot; &quot;;[.A387];&quot; - &quot;;[.R387])" office:value-type="string" office:string-value="  0 225   0 384 - #00E100" calcext:value-type="string">
            <text:p><text:s text:c="2"/>0 225 <text:s text:c="2"/>0 384 - #00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4" calcext:value-type="float">
            <text:p>3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6"/>
          <table:table-cell table:style-name="ce45"/>
          <table:table-cell table:style-name="ce50" table:formula="of:=BITAND(BITRSHIFT([.A388];6);HEX2DEC(&quot;7&quot;))" office:value-type="float" office:value="6" calcext:value-type="float">
            <text:p>6</text:p>
          </table:table-cell>
          <table:table-cell table:style-name="ce3" table:formula="of:=BITAND(BITRSHIFT([.A388];3);HEX2DEC(&quot;7&quot;))" office:value-type="float" office:value="0" calcext:value-type="float">
            <text:p>0</text:p>
          </table:table-cell>
          <table:table-cell table:style-name="ce57" table:formula="of:=BITAND([.A38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88]/7;1/[.$K$1])*255;0)" office:value-type="float" office:value="0" calcext:value-type="float">
            <text:p>0</text:p>
          </table:table-cell>
          <table:table-cell table:style-name="ce6" table:formula="of:=ROUND(POWER([.D388]/7;1/[.$K$1])*255;0)" office:value-type="float" office:value="222" calcext:value-type="float">
            <text:p>222</text:p>
          </table:table-cell>
          <table:table-cell table:style-name="ce6" table:formula="of:=ROUND(POWER([.F388]/7;1/[.$K$1])*255;0)" office:value-type="float" office:value="43" calcext:value-type="float">
            <text:p>43</text:p>
          </table:table-cell>
          <table:table-cell table:style-name="ce28" table:formula="of:=CONCATENATE(&quot;#&quot;;DEC2HEX([.H388];2);DEC2HEX([.I388];2);DEC2HEX([.J388];2))" office:value-type="string" office:string-value="#00DE2B" calcext:value-type="string">
            <text:p>#00DE2B</text:p>
          </table:table-cell>
          <table:table-cell table:style-name="ce32" table:formula="of:=CONCATENATE(IF([.H388]&lt;10;&quot;  &quot;;IF([.H388]&lt;100;&quot; &quot;;&quot;&quot;));[.H388];&quot; &quot;;IF([.I388]&lt;10;&quot;  &quot;;IF([.I388]&lt;100;&quot; &quot;;&quot;&quot;));[.I388];&quot; &quot;;IF([.J388]&lt;10;&quot;  &quot;;IF([.J388]&lt;100;&quot; &quot;;&quot;&quot;));[.J388];&quot; &quot;;[.A388];&quot; - &quot;;[.K388])" office:value-type="string" office:string-value="  0 222  43 385 - #00DE2B" calcext:value-type="string">
            <text:p><text:s text:c="2"/>0 222 <text:s/>43 385 - #00DE2B</text:p>
          </table:table-cell>
          <table:table-cell table:style-name="ce35"/>
          <table:table-cell table:style-name="ce9"/>
          <table:table-cell table:style-name="ce6" table:formula="of:=INDEX([.$N$3:.$N$10];[.E388]+1;1)" office:value-type="float" office:value="0" calcext:value-type="float">
            <text:p>0</text:p>
          </table:table-cell>
          <table:table-cell table:style-name="ce6" table:formula="of:=INDEX([.$N$3:.$N$10];[.D388]+1;1)" office:value-type="float" office:value="225" calcext:value-type="float">
            <text:p>225</text:p>
          </table:table-cell>
          <table:table-cell table:style-name="ce6" table:formula="of:=INDEX([.$N$3:.$N$10];[.F388]+1;1)" office:value-type="float" office:value="40" calcext:value-type="float">
            <text:p>40</text:p>
          </table:table-cell>
          <table:table-cell table:style-name="ce28" table:formula="of:=CONCATENATE(&quot;#&quot;;DEC2HEX([.O388];2);DEC2HEX([.P388];2);DEC2HEX([.Q388];2))" office:value-type="string" office:string-value="#00E128" calcext:value-type="string">
            <text:p>#00E128</text:p>
          </table:table-cell>
          <table:table-cell table:style-name="ce32" table:formula="of:=CONCATENATE(IF([.O388]&lt;10;&quot;  &quot;;IF([.O388]&lt;100;&quot; &quot;;&quot;&quot;));[.O388];&quot; &quot;;IF([.P388]&lt;10;&quot;  &quot;;IF([.P388]&lt;100;&quot; &quot;;&quot;&quot;));[.P388];&quot; &quot;;IF([.Q388]&lt;10;&quot;  &quot;;IF([.Q388]&lt;100;&quot; &quot;;&quot;&quot;));[.Q388];&quot; &quot;;[.A388];&quot; - &quot;;[.R388])" office:value-type="string" office:string-value="  0 225  40 385 - #00E128" calcext:value-type="string">
            <text:p><text:s text:c="2"/>0 225 <text:s/>40 385 - #00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5" calcext:value-type="float">
            <text:p>3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6"/>
          <table:table-cell table:style-name="ce45"/>
          <table:table-cell table:style-name="ce50" table:formula="of:=BITAND(BITRSHIFT([.A389];6);HEX2DEC(&quot;7&quot;))" office:value-type="float" office:value="6" calcext:value-type="float">
            <text:p>6</text:p>
          </table:table-cell>
          <table:table-cell table:style-name="ce3" table:formula="of:=BITAND(BITRSHIFT([.A389];3);HEX2DEC(&quot;7&quot;))" office:value-type="float" office:value="0" calcext:value-type="float">
            <text:p>0</text:p>
          </table:table-cell>
          <table:table-cell table:style-name="ce57" table:formula="of:=BITAND([.A38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89]/7;1/[.$K$1])*255;0)" office:value-type="float" office:value="0" calcext:value-type="float">
            <text:p>0</text:p>
          </table:table-cell>
          <table:table-cell table:style-name="ce6" table:formula="of:=ROUND(POWER([.D389]/7;1/[.$K$1])*255;0)" office:value-type="float" office:value="222" calcext:value-type="float">
            <text:p>222</text:p>
          </table:table-cell>
          <table:table-cell table:style-name="ce6" table:formula="of:=ROUND(POWER([.F389]/7;1/[.$K$1])*255;0)" office:value-type="float" office:value="82" calcext:value-type="float">
            <text:p>82</text:p>
          </table:table-cell>
          <table:table-cell table:style-name="ce28" table:formula="of:=CONCATENATE(&quot;#&quot;;DEC2HEX([.H389];2);DEC2HEX([.I389];2);DEC2HEX([.J389];2))" office:value-type="string" office:string-value="#00DE52" calcext:value-type="string">
            <text:p>#00DE52</text:p>
          </table:table-cell>
          <table:table-cell table:style-name="ce32" table:formula="of:=CONCATENATE(IF([.H389]&lt;10;&quot;  &quot;;IF([.H389]&lt;100;&quot; &quot;;&quot;&quot;));[.H389];&quot; &quot;;IF([.I389]&lt;10;&quot;  &quot;;IF([.I389]&lt;100;&quot; &quot;;&quot;&quot;));[.I389];&quot; &quot;;IF([.J389]&lt;10;&quot;  &quot;;IF([.J389]&lt;100;&quot; &quot;;&quot;&quot;));[.J389];&quot; &quot;;[.A389];&quot; - &quot;;[.K389])" office:value-type="string" office:string-value="  0 222  82 386 - #00DE52" calcext:value-type="string">
            <text:p><text:s text:c="2"/>0 222 <text:s/>82 386 - #00DE52</text:p>
          </table:table-cell>
          <table:table-cell table:style-name="ce35"/>
          <table:table-cell table:style-name="ce9"/>
          <table:table-cell table:style-name="ce6" table:formula="of:=INDEX([.$N$3:.$N$10];[.E389]+1;1)" office:value-type="float" office:value="0" calcext:value-type="float">
            <text:p>0</text:p>
          </table:table-cell>
          <table:table-cell table:style-name="ce6" table:formula="of:=INDEX([.$N$3:.$N$10];[.D389]+1;1)" office:value-type="float" office:value="225" calcext:value-type="float">
            <text:p>225</text:p>
          </table:table-cell>
          <table:table-cell table:style-name="ce6" table:formula="of:=INDEX([.$N$3:.$N$10];[.F389]+1;1)" office:value-type="float" office:value="83" calcext:value-type="float">
            <text:p>83</text:p>
          </table:table-cell>
          <table:table-cell table:style-name="ce28" table:formula="of:=CONCATENATE(&quot;#&quot;;DEC2HEX([.O389];2);DEC2HEX([.P389];2);DEC2HEX([.Q389];2))" office:value-type="string" office:string-value="#00E153" calcext:value-type="string">
            <text:p>#00E153</text:p>
          </table:table-cell>
          <table:table-cell table:style-name="ce32" table:formula="of:=CONCATENATE(IF([.O389]&lt;10;&quot;  &quot;;IF([.O389]&lt;100;&quot; &quot;;&quot;&quot;));[.O389];&quot; &quot;;IF([.P389]&lt;10;&quot;  &quot;;IF([.P389]&lt;100;&quot; &quot;;&quot;&quot;));[.P389];&quot; &quot;;IF([.Q389]&lt;10;&quot;  &quot;;IF([.Q389]&lt;100;&quot; &quot;;&quot;&quot;));[.Q389];&quot; &quot;;[.A389];&quot; - &quot;;[.R389])" office:value-type="string" office:string-value="  0 225  83 386 - #00E153" calcext:value-type="string">
            <text:p><text:s text:c="2"/>0 225 <text:s/>83 386 - #00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6" calcext:value-type="float">
            <text:p>3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6"/>
          <table:table-cell table:style-name="ce45"/>
          <table:table-cell table:style-name="ce50" table:formula="of:=BITAND(BITRSHIFT([.A390];6);HEX2DEC(&quot;7&quot;))" office:value-type="float" office:value="6" calcext:value-type="float">
            <text:p>6</text:p>
          </table:table-cell>
          <table:table-cell table:style-name="ce3" table:formula="of:=BITAND(BITRSHIFT([.A390];3);HEX2DEC(&quot;7&quot;))" office:value-type="float" office:value="0" calcext:value-type="float">
            <text:p>0</text:p>
          </table:table-cell>
          <table:table-cell table:style-name="ce57" table:formula="of:=BITAND([.A39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90]/7;1/[.$K$1])*255;0)" office:value-type="float" office:value="0" calcext:value-type="float">
            <text:p>0</text:p>
          </table:table-cell>
          <table:table-cell table:style-name="ce6" table:formula="of:=ROUND(POWER([.D390]/7;1/[.$K$1])*255;0)" office:value-type="float" office:value="222" calcext:value-type="float">
            <text:p>222</text:p>
          </table:table-cell>
          <table:table-cell table:style-name="ce6" table:formula="of:=ROUND(POWER([.F390]/7;1/[.$K$1])*255;0)" office:value-type="float" office:value="118" calcext:value-type="float">
            <text:p>118</text:p>
          </table:table-cell>
          <table:table-cell table:style-name="ce28" table:formula="of:=CONCATENATE(&quot;#&quot;;DEC2HEX([.H390];2);DEC2HEX([.I390];2);DEC2HEX([.J390];2))" office:value-type="string" office:string-value="#00DE76" calcext:value-type="string">
            <text:p>#00DE76</text:p>
          </table:table-cell>
          <table:table-cell table:style-name="ce32" table:formula="of:=CONCATENATE(IF([.H390]&lt;10;&quot;  &quot;;IF([.H390]&lt;100;&quot; &quot;;&quot;&quot;));[.H390];&quot; &quot;;IF([.I390]&lt;10;&quot;  &quot;;IF([.I390]&lt;100;&quot; &quot;;&quot;&quot;));[.I390];&quot; &quot;;IF([.J390]&lt;10;&quot;  &quot;;IF([.J390]&lt;100;&quot; &quot;;&quot;&quot;));[.J390];&quot; &quot;;[.A390];&quot; - &quot;;[.K390])" office:value-type="string" office:string-value="  0 222 118 387 - #00DE76" calcext:value-type="string">
            <text:p><text:s text:c="2"/>0 222 118 387 - #00DE76</text:p>
          </table:table-cell>
          <table:table-cell table:style-name="ce35"/>
          <table:table-cell table:style-name="ce9"/>
          <table:table-cell table:style-name="ce6" table:formula="of:=INDEX([.$N$3:.$N$10];[.E390]+1;1)" office:value-type="float" office:value="0" calcext:value-type="float">
            <text:p>0</text:p>
          </table:table-cell>
          <table:table-cell table:style-name="ce6" table:formula="of:=INDEX([.$N$3:.$N$10];[.D390]+1;1)" office:value-type="float" office:value="225" calcext:value-type="float">
            <text:p>225</text:p>
          </table:table-cell>
          <table:table-cell table:style-name="ce6" table:formula="of:=INDEX([.$N$3:.$N$10];[.F390]+1;1)" office:value-type="float" office:value="116" calcext:value-type="float">
            <text:p>116</text:p>
          </table:table-cell>
          <table:table-cell table:style-name="ce28" table:formula="of:=CONCATENATE(&quot;#&quot;;DEC2HEX([.O390];2);DEC2HEX([.P390];2);DEC2HEX([.Q390];2))" office:value-type="string" office:string-value="#00E174" calcext:value-type="string">
            <text:p>#00E174</text:p>
          </table:table-cell>
          <table:table-cell table:style-name="ce32" table:formula="of:=CONCATENATE(IF([.O390]&lt;10;&quot;  &quot;;IF([.O390]&lt;100;&quot; &quot;;&quot;&quot;));[.O390];&quot; &quot;;IF([.P390]&lt;10;&quot;  &quot;;IF([.P390]&lt;100;&quot; &quot;;&quot;&quot;));[.P390];&quot; &quot;;IF([.Q390]&lt;10;&quot;  &quot;;IF([.Q390]&lt;100;&quot; &quot;;&quot;&quot;));[.Q390];&quot; &quot;;[.A390];&quot; - &quot;;[.R390])" office:value-type="string" office:string-value="  0 225 116 387 - #00E174" calcext:value-type="string">
            <text:p><text:s text:c="2"/>0 225 116 387 - #00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7" calcext:value-type="float">
            <text:p>3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6"/>
          <table:table-cell table:style-name="ce45"/>
          <table:table-cell table:style-name="ce50" table:formula="of:=BITAND(BITRSHIFT([.A391];6);HEX2DEC(&quot;7&quot;))" office:value-type="float" office:value="6" calcext:value-type="float">
            <text:p>6</text:p>
          </table:table-cell>
          <table:table-cell table:style-name="ce3" table:formula="of:=BITAND(BITRSHIFT([.A391];3);HEX2DEC(&quot;7&quot;))" office:value-type="float" office:value="0" calcext:value-type="float">
            <text:p>0</text:p>
          </table:table-cell>
          <table:table-cell table:style-name="ce57" table:formula="of:=BITAND([.A39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1]/7;1/[.$K$1])*255;0)" office:value-type="float" office:value="0" calcext:value-type="float">
            <text:p>0</text:p>
          </table:table-cell>
          <table:table-cell table:style-name="ce6" table:formula="of:=ROUND(POWER([.D391]/7;1/[.$K$1])*255;0)" office:value-type="float" office:value="222" calcext:value-type="float">
            <text:p>222</text:p>
          </table:table-cell>
          <table:table-cell table:style-name="ce6" table:formula="of:=ROUND(POWER([.F391]/7;1/[.$K$1])*255;0)" office:value-type="float" office:value="153" calcext:value-type="float">
            <text:p>153</text:p>
          </table:table-cell>
          <table:table-cell table:style-name="ce28" table:formula="of:=CONCATENATE(&quot;#&quot;;DEC2HEX([.H391];2);DEC2HEX([.I391];2);DEC2HEX([.J391];2))" office:value-type="string" office:string-value="#00DE99" calcext:value-type="string">
            <text:p>#00DE99</text:p>
          </table:table-cell>
          <table:table-cell table:style-name="ce32" table:formula="of:=CONCATENATE(IF([.H391]&lt;10;&quot;  &quot;;IF([.H391]&lt;100;&quot; &quot;;&quot;&quot;));[.H391];&quot; &quot;;IF([.I391]&lt;10;&quot;  &quot;;IF([.I391]&lt;100;&quot; &quot;;&quot;&quot;));[.I391];&quot; &quot;;IF([.J391]&lt;10;&quot;  &quot;;IF([.J391]&lt;100;&quot; &quot;;&quot;&quot;));[.J391];&quot; &quot;;[.A391];&quot; - &quot;;[.K391])" office:value-type="string" office:string-value="  0 222 153 388 - #00DE99" calcext:value-type="string">
            <text:p><text:s text:c="2"/>0 222 153 388 - #00DE99</text:p>
          </table:table-cell>
          <table:table-cell table:style-name="ce35"/>
          <table:table-cell table:style-name="ce9"/>
          <table:table-cell table:style-name="ce6" table:formula="of:=INDEX([.$N$3:.$N$10];[.E391]+1;1)" office:value-type="float" office:value="0" calcext:value-type="float">
            <text:p>0</text:p>
          </table:table-cell>
          <table:table-cell table:style-name="ce6" table:formula="of:=INDEX([.$N$3:.$N$10];[.D391]+1;1)" office:value-type="float" office:value="225" calcext:value-type="float">
            <text:p>225</text:p>
          </table:table-cell>
          <table:table-cell table:style-name="ce6" table:formula="of:=INDEX([.$N$3:.$N$10];[.F391]+1;1)" office:value-type="float" office:value="156" calcext:value-type="float">
            <text:p>156</text:p>
          </table:table-cell>
          <table:table-cell table:style-name="ce28" table:formula="of:=CONCATENATE(&quot;#&quot;;DEC2HEX([.O391];2);DEC2HEX([.P391];2);DEC2HEX([.Q391];2))" office:value-type="string" office:string-value="#00E19C" calcext:value-type="string">
            <text:p>#00E19C</text:p>
          </table:table-cell>
          <table:table-cell table:style-name="ce32" table:formula="of:=CONCATENATE(IF([.O391]&lt;10;&quot;  &quot;;IF([.O391]&lt;100;&quot; &quot;;&quot;&quot;));[.O391];&quot; &quot;;IF([.P391]&lt;10;&quot;  &quot;;IF([.P391]&lt;100;&quot; &quot;;&quot;&quot;));[.P391];&quot; &quot;;IF([.Q391]&lt;10;&quot;  &quot;;IF([.Q391]&lt;100;&quot; &quot;;&quot;&quot;));[.Q391];&quot; &quot;;[.A391];&quot; - &quot;;[.R391])" office:value-type="string" office:string-value="  0 225 156 388 - #00E19C" calcext:value-type="string">
            <text:p><text:s text:c="2"/>0 225 156 388 - #00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8" calcext:value-type="float">
            <text:p>3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6"/>
          <table:table-cell table:style-name="ce45"/>
          <table:table-cell table:style-name="ce50" table:formula="of:=BITAND(BITRSHIFT([.A392];6);HEX2DEC(&quot;7&quot;))" office:value-type="float" office:value="6" calcext:value-type="float">
            <text:p>6</text:p>
          </table:table-cell>
          <table:table-cell table:style-name="ce3" table:formula="of:=BITAND(BITRSHIFT([.A392];3);HEX2DEC(&quot;7&quot;))" office:value-type="float" office:value="0" calcext:value-type="float">
            <text:p>0</text:p>
          </table:table-cell>
          <table:table-cell table:style-name="ce57" table:formula="of:=BITAND([.A39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392]/7;1/[.$K$1])*255;0)" office:value-type="float" office:value="0" calcext:value-type="float">
            <text:p>0</text:p>
          </table:table-cell>
          <table:table-cell table:style-name="ce6" table:formula="of:=ROUND(POWER([.D392]/7;1/[.$K$1])*255;0)" office:value-type="float" office:value="222" calcext:value-type="float">
            <text:p>222</text:p>
          </table:table-cell>
          <table:table-cell table:style-name="ce6" table:formula="of:=ROUND(POWER([.F392]/7;1/[.$K$1])*255;0)" office:value-type="float" office:value="188" calcext:value-type="float">
            <text:p>188</text:p>
          </table:table-cell>
          <table:table-cell table:style-name="ce28" table:formula="of:=CONCATENATE(&quot;#&quot;;DEC2HEX([.H392];2);DEC2HEX([.I392];2);DEC2HEX([.J392];2))" office:value-type="string" office:string-value="#00DEBC" calcext:value-type="string">
            <text:p>#00DEBC</text:p>
          </table:table-cell>
          <table:table-cell table:style-name="ce32" table:formula="of:=CONCATENATE(IF([.H392]&lt;10;&quot;  &quot;;IF([.H392]&lt;100;&quot; &quot;;&quot;&quot;));[.H392];&quot; &quot;;IF([.I392]&lt;10;&quot;  &quot;;IF([.I392]&lt;100;&quot; &quot;;&quot;&quot;));[.I392];&quot; &quot;;IF([.J392]&lt;10;&quot;  &quot;;IF([.J392]&lt;100;&quot; &quot;;&quot;&quot;));[.J392];&quot; &quot;;[.A392];&quot; - &quot;;[.K392])" office:value-type="string" office:string-value="  0 222 188 389 - #00DEBC" calcext:value-type="string">
            <text:p><text:s text:c="2"/>0 222 188 389 - #00DEBC</text:p>
          </table:table-cell>
          <table:table-cell table:style-name="ce35"/>
          <table:table-cell table:style-name="ce9"/>
          <table:table-cell table:style-name="ce6" table:formula="of:=INDEX([.$N$3:.$N$10];[.E392]+1;1)" office:value-type="float" office:value="0" calcext:value-type="float">
            <text:p>0</text:p>
          </table:table-cell>
          <table:table-cell table:style-name="ce6" table:formula="of:=INDEX([.$N$3:.$N$10];[.D392]+1;1)" office:value-type="float" office:value="225" calcext:value-type="float">
            <text:p>225</text:p>
          </table:table-cell>
          <table:table-cell table:style-name="ce6" table:formula="of:=INDEX([.$N$3:.$N$10];[.F392]+1;1)" office:value-type="float" office:value="187" calcext:value-type="float">
            <text:p>187</text:p>
          </table:table-cell>
          <table:table-cell table:style-name="ce28" table:formula="of:=CONCATENATE(&quot;#&quot;;DEC2HEX([.O392];2);DEC2HEX([.P392];2);DEC2HEX([.Q392];2))" office:value-type="string" office:string-value="#00E1BB" calcext:value-type="string">
            <text:p>#00E1BB</text:p>
          </table:table-cell>
          <table:table-cell table:style-name="ce32" table:formula="of:=CONCATENATE(IF([.O392]&lt;10;&quot;  &quot;;IF([.O392]&lt;100;&quot; &quot;;&quot;&quot;));[.O392];&quot; &quot;;IF([.P392]&lt;10;&quot;  &quot;;IF([.P392]&lt;100;&quot; &quot;;&quot;&quot;));[.P392];&quot; &quot;;IF([.Q392]&lt;10;&quot;  &quot;;IF([.Q392]&lt;100;&quot; &quot;;&quot;&quot;));[.Q392];&quot; &quot;;[.A392];&quot; - &quot;;[.R392])" office:value-type="string" office:string-value="  0 225 187 389 - #00E1BB" calcext:value-type="string">
            <text:p><text:s text:c="2"/>0 225 187 389 - #00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89" calcext:value-type="float">
            <text:p>3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6"/>
          <table:table-cell table:style-name="ce45"/>
          <table:table-cell table:style-name="ce50" table:formula="of:=BITAND(BITRSHIFT([.A393];6);HEX2DEC(&quot;7&quot;))" office:value-type="float" office:value="6" calcext:value-type="float">
            <text:p>6</text:p>
          </table:table-cell>
          <table:table-cell table:style-name="ce3" table:formula="of:=BITAND(BITRSHIFT([.A393];3);HEX2DEC(&quot;7&quot;))" office:value-type="float" office:value="0" calcext:value-type="float">
            <text:p>0</text:p>
          </table:table-cell>
          <table:table-cell table:style-name="ce57" table:formula="of:=BITAND([.A39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393]/7;1/[.$K$1])*255;0)" office:value-type="float" office:value="0" calcext:value-type="float">
            <text:p>0</text:p>
          </table:table-cell>
          <table:table-cell table:style-name="ce6" table:formula="of:=ROUND(POWER([.D393]/7;1/[.$K$1])*255;0)" office:value-type="float" office:value="222" calcext:value-type="float">
            <text:p>222</text:p>
          </table:table-cell>
          <table:table-cell table:style-name="ce6" table:formula="of:=ROUND(POWER([.F393]/7;1/[.$K$1])*255;0)" office:value-type="float" office:value="222" calcext:value-type="float">
            <text:p>222</text:p>
          </table:table-cell>
          <table:table-cell table:style-name="ce28" table:formula="of:=CONCATENATE(&quot;#&quot;;DEC2HEX([.H393];2);DEC2HEX([.I393];2);DEC2HEX([.J393];2))" office:value-type="string" office:string-value="#00DEDE" calcext:value-type="string">
            <text:p>#00DEDE</text:p>
          </table:table-cell>
          <table:table-cell table:style-name="ce32" table:formula="of:=CONCATENATE(IF([.H393]&lt;10;&quot;  &quot;;IF([.H393]&lt;100;&quot; &quot;;&quot;&quot;));[.H393];&quot; &quot;;IF([.I393]&lt;10;&quot;  &quot;;IF([.I393]&lt;100;&quot; &quot;;&quot;&quot;));[.I393];&quot; &quot;;IF([.J393]&lt;10;&quot;  &quot;;IF([.J393]&lt;100;&quot; &quot;;&quot;&quot;));[.J393];&quot; &quot;;[.A393];&quot; - &quot;;[.K393])" office:value-type="string" office:string-value="  0 222 222 390 - #00DEDE" calcext:value-type="string">
            <text:p><text:s text:c="2"/>0 222 222 390 - #00DEDE</text:p>
          </table:table-cell>
          <table:table-cell table:style-name="ce35"/>
          <table:table-cell table:style-name="ce9"/>
          <table:table-cell table:style-name="ce6" table:formula="of:=INDEX([.$N$3:.$N$10];[.E393]+1;1)" office:value-type="float" office:value="0" calcext:value-type="float">
            <text:p>0</text:p>
          </table:table-cell>
          <table:table-cell table:style-name="ce6" table:formula="of:=INDEX([.$N$3:.$N$10];[.D393]+1;1)" office:value-type="float" office:value="225" calcext:value-type="float">
            <text:p>225</text:p>
          </table:table-cell>
          <table:table-cell table:style-name="ce6" table:formula="of:=INDEX([.$N$3:.$N$10];[.F393]+1;1)" office:value-type="float" office:value="225" calcext:value-type="float">
            <text:p>225</text:p>
          </table:table-cell>
          <table:table-cell table:style-name="ce28" table:formula="of:=CONCATENATE(&quot;#&quot;;DEC2HEX([.O393];2);DEC2HEX([.P393];2);DEC2HEX([.Q393];2))" office:value-type="string" office:string-value="#00E1E1" calcext:value-type="string">
            <text:p>#00E1E1</text:p>
          </table:table-cell>
          <table:table-cell table:style-name="ce32" table:formula="of:=CONCATENATE(IF([.O393]&lt;10;&quot;  &quot;;IF([.O393]&lt;100;&quot; &quot;;&quot;&quot;));[.O393];&quot; &quot;;IF([.P393]&lt;10;&quot;  &quot;;IF([.P393]&lt;100;&quot; &quot;;&quot;&quot;));[.P393];&quot; &quot;;IF([.Q393]&lt;10;&quot;  &quot;;IF([.Q393]&lt;100;&quot; &quot;;&quot;&quot;));[.Q393];&quot; &quot;;[.A393];&quot; - &quot;;[.R393])" office:value-type="string" office:string-value="  0 225 225 390 - #00E1E1" calcext:value-type="string">
            <text:p><text:s text:c="2"/>0 225 225 390 - #00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0" calcext:value-type="float">
            <text:p>3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6"/>
          <table:table-cell table:style-name="ce45"/>
          <table:table-cell table:style-name="ce50" table:formula="of:=BITAND(BITRSHIFT([.A394];6);HEX2DEC(&quot;7&quot;))" office:value-type="float" office:value="6" calcext:value-type="float">
            <text:p>6</text:p>
          </table:table-cell>
          <table:table-cell table:style-name="ce3" table:formula="of:=BITAND(BITRSHIFT([.A394];3);HEX2DEC(&quot;7&quot;))" office:value-type="float" office:value="0" calcext:value-type="float">
            <text:p>0</text:p>
          </table:table-cell>
          <table:table-cell table:style-name="ce57" table:formula="of:=BITAND([.A39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394]/7;1/[.$K$1])*255;0)" office:value-type="float" office:value="0" calcext:value-type="float">
            <text:p>0</text:p>
          </table:table-cell>
          <table:table-cell table:style-name="ce6" table:formula="of:=ROUND(POWER([.D394]/7;1/[.$K$1])*255;0)" office:value-type="float" office:value="222" calcext:value-type="float">
            <text:p>222</text:p>
          </table:table-cell>
          <table:table-cell table:style-name="ce6" table:formula="of:=ROUND(POWER([.F394]/7;1/[.$K$1])*255;0)" office:value-type="float" office:value="255" calcext:value-type="float">
            <text:p>255</text:p>
          </table:table-cell>
          <table:table-cell table:style-name="ce28" table:formula="of:=CONCATENATE(&quot;#&quot;;DEC2HEX([.H394];2);DEC2HEX([.I394];2);DEC2HEX([.J394];2))" office:value-type="string" office:string-value="#00DEFF" calcext:value-type="string">
            <text:p>#00DEFF</text:p>
          </table:table-cell>
          <table:table-cell table:style-name="ce32" table:formula="of:=CONCATENATE(IF([.H394]&lt;10;&quot;  &quot;;IF([.H394]&lt;100;&quot; &quot;;&quot;&quot;));[.H394];&quot; &quot;;IF([.I394]&lt;10;&quot;  &quot;;IF([.I394]&lt;100;&quot; &quot;;&quot;&quot;));[.I394];&quot; &quot;;IF([.J394]&lt;10;&quot;  &quot;;IF([.J394]&lt;100;&quot; &quot;;&quot;&quot;));[.J394];&quot; &quot;;[.A394];&quot; - &quot;;[.K394])" office:value-type="string" office:string-value="  0 222 255 391 - #00DEFF" calcext:value-type="string">
            <text:p><text:s text:c="2"/>0 222 255 391 - #00DEFF</text:p>
          </table:table-cell>
          <table:table-cell table:style-name="ce35"/>
          <table:table-cell table:style-name="ce9"/>
          <table:table-cell table:style-name="ce6" table:formula="of:=INDEX([.$N$3:.$N$10];[.E394]+1;1)" office:value-type="float" office:value="0" calcext:value-type="float">
            <text:p>0</text:p>
          </table:table-cell>
          <table:table-cell table:style-name="ce6" table:formula="of:=INDEX([.$N$3:.$N$10];[.D394]+1;1)" office:value-type="float" office:value="225" calcext:value-type="float">
            <text:p>225</text:p>
          </table:table-cell>
          <table:table-cell table:style-name="ce6" table:formula="of:=INDEX([.$N$3:.$N$10];[.F394]+1;1)" office:value-type="float" office:value="255" calcext:value-type="float">
            <text:p>255</text:p>
          </table:table-cell>
          <table:table-cell table:style-name="ce28" table:formula="of:=CONCATENATE(&quot;#&quot;;DEC2HEX([.O394];2);DEC2HEX([.P394];2);DEC2HEX([.Q394];2))" office:value-type="string" office:string-value="#00E1FF" calcext:value-type="string">
            <text:p>#00E1FF</text:p>
          </table:table-cell>
          <table:table-cell table:style-name="ce32" table:formula="of:=CONCATENATE(IF([.O394]&lt;10;&quot;  &quot;;IF([.O394]&lt;100;&quot; &quot;;&quot;&quot;));[.O394];&quot; &quot;;IF([.P394]&lt;10;&quot;  &quot;;IF([.P394]&lt;100;&quot; &quot;;&quot;&quot;));[.P394];&quot; &quot;;IF([.Q394]&lt;10;&quot;  &quot;;IF([.Q394]&lt;100;&quot; &quot;;&quot;&quot;));[.Q394];&quot; &quot;;[.A394];&quot; - &quot;;[.R394])" office:value-type="string" office:string-value="  0 225 255 391 - #00E1FF" calcext:value-type="string">
            <text:p><text:s text:c="2"/>0 225 255 391 - #00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1" calcext:value-type="float">
            <text:p>3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6"/>
          <table:table-cell table:style-name="ce45"/>
          <table:table-cell table:style-name="ce50" table:formula="of:=BITAND(BITRSHIFT([.A395];6);HEX2DEC(&quot;7&quot;))" office:value-type="float" office:value="6" calcext:value-type="float">
            <text:p>6</text:p>
          </table:table-cell>
          <table:table-cell table:style-name="ce3" table:formula="of:=BITAND(BITRSHIFT([.A395];3);HEX2DEC(&quot;7&quot;))" office:value-type="float" office:value="1" calcext:value-type="float">
            <text:p>1</text:p>
          </table:table-cell>
          <table:table-cell table:style-name="ce57" table:formula="of:=BITAND([.A39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395]/7;1/[.$K$1])*255;0)" office:value-type="float" office:value="43" calcext:value-type="float">
            <text:p>43</text:p>
          </table:table-cell>
          <table:table-cell table:style-name="ce6" table:formula="of:=ROUND(POWER([.D395]/7;1/[.$K$1])*255;0)" office:value-type="float" office:value="222" calcext:value-type="float">
            <text:p>222</text:p>
          </table:table-cell>
          <table:table-cell table:style-name="ce6" table:formula="of:=ROUND(POWER([.F395]/7;1/[.$K$1])*255;0)" office:value-type="float" office:value="0" calcext:value-type="float">
            <text:p>0</text:p>
          </table:table-cell>
          <table:table-cell table:style-name="ce28" table:formula="of:=CONCATENATE(&quot;#&quot;;DEC2HEX([.H395];2);DEC2HEX([.I395];2);DEC2HEX([.J395];2))" office:value-type="string" office:string-value="#2BDE00" calcext:value-type="string">
            <text:p>#2BDE00</text:p>
          </table:table-cell>
          <table:table-cell table:style-name="ce32" table:formula="of:=CONCATENATE(IF([.H395]&lt;10;&quot;  &quot;;IF([.H395]&lt;100;&quot; &quot;;&quot;&quot;));[.H395];&quot; &quot;;IF([.I395]&lt;10;&quot;  &quot;;IF([.I395]&lt;100;&quot; &quot;;&quot;&quot;));[.I395];&quot; &quot;;IF([.J395]&lt;10;&quot;  &quot;;IF([.J395]&lt;100;&quot; &quot;;&quot;&quot;));[.J395];&quot; &quot;;[.A395];&quot; - &quot;;[.K395])" office:value-type="string" office:string-value=" 43 222   0 392 - #2BDE00" calcext:value-type="string">
            <text:p><text:s/>43 222 <text:s text:c="2"/>0 392 - #2BDE00</text:p>
          </table:table-cell>
          <table:table-cell table:style-name="ce35"/>
          <table:table-cell table:style-name="ce9"/>
          <table:table-cell table:style-name="ce6" table:formula="of:=INDEX([.$N$3:.$N$10];[.E395]+1;1)" office:value-type="float" office:value="40" calcext:value-type="float">
            <text:p>40</text:p>
          </table:table-cell>
          <table:table-cell table:style-name="ce6" table:formula="of:=INDEX([.$N$3:.$N$10];[.D395]+1;1)" office:value-type="float" office:value="225" calcext:value-type="float">
            <text:p>225</text:p>
          </table:table-cell>
          <table:table-cell table:style-name="ce6" table:formula="of:=INDEX([.$N$3:.$N$10];[.F395]+1;1)" office:value-type="float" office:value="0" calcext:value-type="float">
            <text:p>0</text:p>
          </table:table-cell>
          <table:table-cell table:style-name="ce28" table:formula="of:=CONCATENATE(&quot;#&quot;;DEC2HEX([.O395];2);DEC2HEX([.P395];2);DEC2HEX([.Q395];2))" office:value-type="string" office:string-value="#28E100" calcext:value-type="string">
            <text:p>#28E100</text:p>
          </table:table-cell>
          <table:table-cell table:style-name="ce32" table:formula="of:=CONCATENATE(IF([.O395]&lt;10;&quot;  &quot;;IF([.O395]&lt;100;&quot; &quot;;&quot;&quot;));[.O395];&quot; &quot;;IF([.P395]&lt;10;&quot;  &quot;;IF([.P395]&lt;100;&quot; &quot;;&quot;&quot;));[.P395];&quot; &quot;;IF([.Q395]&lt;10;&quot;  &quot;;IF([.Q395]&lt;100;&quot; &quot;;&quot;&quot;));[.Q395];&quot; &quot;;[.A395];&quot; - &quot;;[.R395])" office:value-type="string" office:string-value=" 40 225   0 392 - #28E100" calcext:value-type="string">
            <text:p><text:s/>40 225 <text:s text:c="2"/>0 392 - #28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2" calcext:value-type="float">
            <text:p>3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3" calcext:value-type="float">
            <text:p>393</text:p>
          </table:table-cell>
          <table:table-cell table:style-name="ce6"/>
          <table:table-cell table:style-name="ce45"/>
          <table:table-cell table:style-name="ce50" table:formula="of:=BITAND(BITRSHIFT([.A396];6);HEX2DEC(&quot;7&quot;))" office:value-type="float" office:value="6" calcext:value-type="float">
            <text:p>6</text:p>
          </table:table-cell>
          <table:table-cell table:style-name="ce3" table:formula="of:=BITAND(BITRSHIFT([.A396];3);HEX2DEC(&quot;7&quot;))" office:value-type="float" office:value="1" calcext:value-type="float">
            <text:p>1</text:p>
          </table:table-cell>
          <table:table-cell table:style-name="ce57" table:formula="of:=BITAND([.A39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396]/7;1/[.$K$1])*255;0)" office:value-type="float" office:value="43" calcext:value-type="float">
            <text:p>43</text:p>
          </table:table-cell>
          <table:table-cell table:style-name="ce6" table:formula="of:=ROUND(POWER([.D396]/7;1/[.$K$1])*255;0)" office:value-type="float" office:value="222" calcext:value-type="float">
            <text:p>222</text:p>
          </table:table-cell>
          <table:table-cell table:style-name="ce6" table:formula="of:=ROUND(POWER([.F396]/7;1/[.$K$1])*255;0)" office:value-type="float" office:value="43" calcext:value-type="float">
            <text:p>43</text:p>
          </table:table-cell>
          <table:table-cell table:style-name="ce28" table:formula="of:=CONCATENATE(&quot;#&quot;;DEC2HEX([.H396];2);DEC2HEX([.I396];2);DEC2HEX([.J396];2))" office:value-type="string" office:string-value="#2BDE2B" calcext:value-type="string">
            <text:p>#2BDE2B</text:p>
          </table:table-cell>
          <table:table-cell table:style-name="ce32" table:formula="of:=CONCATENATE(IF([.H396]&lt;10;&quot;  &quot;;IF([.H396]&lt;100;&quot; &quot;;&quot;&quot;));[.H396];&quot; &quot;;IF([.I396]&lt;10;&quot;  &quot;;IF([.I396]&lt;100;&quot; &quot;;&quot;&quot;));[.I396];&quot; &quot;;IF([.J396]&lt;10;&quot;  &quot;;IF([.J396]&lt;100;&quot; &quot;;&quot;&quot;));[.J396];&quot; &quot;;[.A396];&quot; - &quot;;[.K396])" office:value-type="string" office:string-value=" 43 222  43 393 - #2BDE2B" calcext:value-type="string">
            <text:p><text:s/>43 222 <text:s/>43 393 - #2BDE2B</text:p>
          </table:table-cell>
          <table:table-cell table:style-name="ce35"/>
          <table:table-cell table:style-name="ce9"/>
          <table:table-cell table:style-name="ce6" table:formula="of:=INDEX([.$N$3:.$N$10];[.E396]+1;1)" office:value-type="float" office:value="40" calcext:value-type="float">
            <text:p>40</text:p>
          </table:table-cell>
          <table:table-cell table:style-name="ce6" table:formula="of:=INDEX([.$N$3:.$N$10];[.D396]+1;1)" office:value-type="float" office:value="225" calcext:value-type="float">
            <text:p>225</text:p>
          </table:table-cell>
          <table:table-cell table:style-name="ce6" table:formula="of:=INDEX([.$N$3:.$N$10];[.F396]+1;1)" office:value-type="float" office:value="40" calcext:value-type="float">
            <text:p>40</text:p>
          </table:table-cell>
          <table:table-cell table:style-name="ce28" table:formula="of:=CONCATENATE(&quot;#&quot;;DEC2HEX([.O396];2);DEC2HEX([.P396];2);DEC2HEX([.Q396];2))" office:value-type="string" office:string-value="#28E128" calcext:value-type="string">
            <text:p>#28E128</text:p>
          </table:table-cell>
          <table:table-cell table:style-name="ce32" table:formula="of:=CONCATENATE(IF([.O396]&lt;10;&quot;  &quot;;IF([.O396]&lt;100;&quot; &quot;;&quot;&quot;));[.O396];&quot; &quot;;IF([.P396]&lt;10;&quot;  &quot;;IF([.P396]&lt;100;&quot; &quot;;&quot;&quot;));[.P396];&quot; &quot;;IF([.Q396]&lt;10;&quot;  &quot;;IF([.Q396]&lt;100;&quot; &quot;;&quot;&quot;));[.Q396];&quot; &quot;;[.A396];&quot; - &quot;;[.R396])" office:value-type="string" office:string-value=" 40 225  40 393 - #28E128" calcext:value-type="string">
            <text:p><text:s/>40 225 <text:s/>40 393 - #28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3" calcext:value-type="float">
            <text:p>3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6"/>
          <table:table-cell table:style-name="ce45"/>
          <table:table-cell table:style-name="ce50" table:formula="of:=BITAND(BITRSHIFT([.A397];6);HEX2DEC(&quot;7&quot;))" office:value-type="float" office:value="6" calcext:value-type="float">
            <text:p>6</text:p>
          </table:table-cell>
          <table:table-cell table:style-name="ce3" table:formula="of:=BITAND(BITRSHIFT([.A397];3);HEX2DEC(&quot;7&quot;))" office:value-type="float" office:value="1" calcext:value-type="float">
            <text:p>1</text:p>
          </table:table-cell>
          <table:table-cell table:style-name="ce57" table:formula="of:=BITAND([.A39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397]/7;1/[.$K$1])*255;0)" office:value-type="float" office:value="43" calcext:value-type="float">
            <text:p>43</text:p>
          </table:table-cell>
          <table:table-cell table:style-name="ce6" table:formula="of:=ROUND(POWER([.D397]/7;1/[.$K$1])*255;0)" office:value-type="float" office:value="222" calcext:value-type="float">
            <text:p>222</text:p>
          </table:table-cell>
          <table:table-cell table:style-name="ce6" table:formula="of:=ROUND(POWER([.F397]/7;1/[.$K$1])*255;0)" office:value-type="float" office:value="82" calcext:value-type="float">
            <text:p>82</text:p>
          </table:table-cell>
          <table:table-cell table:style-name="ce28" table:formula="of:=CONCATENATE(&quot;#&quot;;DEC2HEX([.H397];2);DEC2HEX([.I397];2);DEC2HEX([.J397];2))" office:value-type="string" office:string-value="#2BDE52" calcext:value-type="string">
            <text:p>#2BDE52</text:p>
          </table:table-cell>
          <table:table-cell table:style-name="ce32" table:formula="of:=CONCATENATE(IF([.H397]&lt;10;&quot;  &quot;;IF([.H397]&lt;100;&quot; &quot;;&quot;&quot;));[.H397];&quot; &quot;;IF([.I397]&lt;10;&quot;  &quot;;IF([.I397]&lt;100;&quot; &quot;;&quot;&quot;));[.I397];&quot; &quot;;IF([.J397]&lt;10;&quot;  &quot;;IF([.J397]&lt;100;&quot; &quot;;&quot;&quot;));[.J397];&quot; &quot;;[.A397];&quot; - &quot;;[.K397])" office:value-type="string" office:string-value=" 43 222  82 394 - #2BDE52" calcext:value-type="string">
            <text:p><text:s/>43 222 <text:s/>82 394 - #2BDE52</text:p>
          </table:table-cell>
          <table:table-cell table:style-name="ce35"/>
          <table:table-cell table:style-name="ce9"/>
          <table:table-cell table:style-name="ce6" table:formula="of:=INDEX([.$N$3:.$N$10];[.E397]+1;1)" office:value-type="float" office:value="40" calcext:value-type="float">
            <text:p>40</text:p>
          </table:table-cell>
          <table:table-cell table:style-name="ce6" table:formula="of:=INDEX([.$N$3:.$N$10];[.D397]+1;1)" office:value-type="float" office:value="225" calcext:value-type="float">
            <text:p>225</text:p>
          </table:table-cell>
          <table:table-cell table:style-name="ce6" table:formula="of:=INDEX([.$N$3:.$N$10];[.F397]+1;1)" office:value-type="float" office:value="83" calcext:value-type="float">
            <text:p>83</text:p>
          </table:table-cell>
          <table:table-cell table:style-name="ce28" table:formula="of:=CONCATENATE(&quot;#&quot;;DEC2HEX([.O397];2);DEC2HEX([.P397];2);DEC2HEX([.Q397];2))" office:value-type="string" office:string-value="#28E153" calcext:value-type="string">
            <text:p>#28E153</text:p>
          </table:table-cell>
          <table:table-cell table:style-name="ce32" table:formula="of:=CONCATENATE(IF([.O397]&lt;10;&quot;  &quot;;IF([.O397]&lt;100;&quot; &quot;;&quot;&quot;));[.O397];&quot; &quot;;IF([.P397]&lt;10;&quot;  &quot;;IF([.P397]&lt;100;&quot; &quot;;&quot;&quot;));[.P397];&quot; &quot;;IF([.Q397]&lt;10;&quot;  &quot;;IF([.Q397]&lt;100;&quot; &quot;;&quot;&quot;));[.Q397];&quot; &quot;;[.A397];&quot; - &quot;;[.R397])" office:value-type="string" office:string-value=" 40 225  83 394 - #28E153" calcext:value-type="string">
            <text:p><text:s/>40 225 <text:s/>83 394 - #28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4" calcext:value-type="float">
            <text:p>3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6"/>
          <table:table-cell table:style-name="ce45"/>
          <table:table-cell table:style-name="ce50" table:formula="of:=BITAND(BITRSHIFT([.A398];6);HEX2DEC(&quot;7&quot;))" office:value-type="float" office:value="6" calcext:value-type="float">
            <text:p>6</text:p>
          </table:table-cell>
          <table:table-cell table:style-name="ce3" table:formula="of:=BITAND(BITRSHIFT([.A398];3);HEX2DEC(&quot;7&quot;))" office:value-type="float" office:value="1" calcext:value-type="float">
            <text:p>1</text:p>
          </table:table-cell>
          <table:table-cell table:style-name="ce57" table:formula="of:=BITAND([.A39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398]/7;1/[.$K$1])*255;0)" office:value-type="float" office:value="43" calcext:value-type="float">
            <text:p>43</text:p>
          </table:table-cell>
          <table:table-cell table:style-name="ce6" table:formula="of:=ROUND(POWER([.D398]/7;1/[.$K$1])*255;0)" office:value-type="float" office:value="222" calcext:value-type="float">
            <text:p>222</text:p>
          </table:table-cell>
          <table:table-cell table:style-name="ce6" table:formula="of:=ROUND(POWER([.F398]/7;1/[.$K$1])*255;0)" office:value-type="float" office:value="118" calcext:value-type="float">
            <text:p>118</text:p>
          </table:table-cell>
          <table:table-cell table:style-name="ce28" table:formula="of:=CONCATENATE(&quot;#&quot;;DEC2HEX([.H398];2);DEC2HEX([.I398];2);DEC2HEX([.J398];2))" office:value-type="string" office:string-value="#2BDE76" calcext:value-type="string">
            <text:p>#2BDE76</text:p>
          </table:table-cell>
          <table:table-cell table:style-name="ce32" table:formula="of:=CONCATENATE(IF([.H398]&lt;10;&quot;  &quot;;IF([.H398]&lt;100;&quot; &quot;;&quot;&quot;));[.H398];&quot; &quot;;IF([.I398]&lt;10;&quot;  &quot;;IF([.I398]&lt;100;&quot; &quot;;&quot;&quot;));[.I398];&quot; &quot;;IF([.J398]&lt;10;&quot;  &quot;;IF([.J398]&lt;100;&quot; &quot;;&quot;&quot;));[.J398];&quot; &quot;;[.A398];&quot; - &quot;;[.K398])" office:value-type="string" office:string-value=" 43 222 118 395 - #2BDE76" calcext:value-type="string">
            <text:p><text:s/>43 222 118 395 - #2BDE76</text:p>
          </table:table-cell>
          <table:table-cell table:style-name="ce35"/>
          <table:table-cell table:style-name="ce9"/>
          <table:table-cell table:style-name="ce6" table:formula="of:=INDEX([.$N$3:.$N$10];[.E398]+1;1)" office:value-type="float" office:value="40" calcext:value-type="float">
            <text:p>40</text:p>
          </table:table-cell>
          <table:table-cell table:style-name="ce6" table:formula="of:=INDEX([.$N$3:.$N$10];[.D398]+1;1)" office:value-type="float" office:value="225" calcext:value-type="float">
            <text:p>225</text:p>
          </table:table-cell>
          <table:table-cell table:style-name="ce6" table:formula="of:=INDEX([.$N$3:.$N$10];[.F398]+1;1)" office:value-type="float" office:value="116" calcext:value-type="float">
            <text:p>116</text:p>
          </table:table-cell>
          <table:table-cell table:style-name="ce28" table:formula="of:=CONCATENATE(&quot;#&quot;;DEC2HEX([.O398];2);DEC2HEX([.P398];2);DEC2HEX([.Q398];2))" office:value-type="string" office:string-value="#28E174" calcext:value-type="string">
            <text:p>#28E174</text:p>
          </table:table-cell>
          <table:table-cell table:style-name="ce32" table:formula="of:=CONCATENATE(IF([.O398]&lt;10;&quot;  &quot;;IF([.O398]&lt;100;&quot; &quot;;&quot;&quot;));[.O398];&quot; &quot;;IF([.P398]&lt;10;&quot;  &quot;;IF([.P398]&lt;100;&quot; &quot;;&quot;&quot;));[.P398];&quot; &quot;;IF([.Q398]&lt;10;&quot;  &quot;;IF([.Q398]&lt;100;&quot; &quot;;&quot;&quot;));[.Q398];&quot; &quot;;[.A398];&quot; - &quot;;[.R398])" office:value-type="string" office:string-value=" 40 225 116 395 - #28E174" calcext:value-type="string">
            <text:p><text:s/>40 225 116 395 - #28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5" calcext:value-type="float">
            <text:p>3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6"/>
          <table:table-cell table:style-name="ce45"/>
          <table:table-cell table:style-name="ce50" table:formula="of:=BITAND(BITRSHIFT([.A399];6);HEX2DEC(&quot;7&quot;))" office:value-type="float" office:value="6" calcext:value-type="float">
            <text:p>6</text:p>
          </table:table-cell>
          <table:table-cell table:style-name="ce3" table:formula="of:=BITAND(BITRSHIFT([.A399];3);HEX2DEC(&quot;7&quot;))" office:value-type="float" office:value="1" calcext:value-type="float">
            <text:p>1</text:p>
          </table:table-cell>
          <table:table-cell table:style-name="ce57" table:formula="of:=BITAND([.A39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399]/7;1/[.$K$1])*255;0)" office:value-type="float" office:value="43" calcext:value-type="float">
            <text:p>43</text:p>
          </table:table-cell>
          <table:table-cell table:style-name="ce6" table:formula="of:=ROUND(POWER([.D399]/7;1/[.$K$1])*255;0)" office:value-type="float" office:value="222" calcext:value-type="float">
            <text:p>222</text:p>
          </table:table-cell>
          <table:table-cell table:style-name="ce6" table:formula="of:=ROUND(POWER([.F399]/7;1/[.$K$1])*255;0)" office:value-type="float" office:value="153" calcext:value-type="float">
            <text:p>153</text:p>
          </table:table-cell>
          <table:table-cell table:style-name="ce28" table:formula="of:=CONCATENATE(&quot;#&quot;;DEC2HEX([.H399];2);DEC2HEX([.I399];2);DEC2HEX([.J399];2))" office:value-type="string" office:string-value="#2BDE99" calcext:value-type="string">
            <text:p>#2BDE99</text:p>
          </table:table-cell>
          <table:table-cell table:style-name="ce32" table:formula="of:=CONCATENATE(IF([.H399]&lt;10;&quot;  &quot;;IF([.H399]&lt;100;&quot; &quot;;&quot;&quot;));[.H399];&quot; &quot;;IF([.I399]&lt;10;&quot;  &quot;;IF([.I399]&lt;100;&quot; &quot;;&quot;&quot;));[.I399];&quot; &quot;;IF([.J399]&lt;10;&quot;  &quot;;IF([.J399]&lt;100;&quot; &quot;;&quot;&quot;));[.J399];&quot; &quot;;[.A399];&quot; - &quot;;[.K399])" office:value-type="string" office:string-value=" 43 222 153 396 - #2BDE99" calcext:value-type="string">
            <text:p><text:s/>43 222 153 396 - #2BDE99</text:p>
          </table:table-cell>
          <table:table-cell table:style-name="ce35"/>
          <table:table-cell table:style-name="ce9"/>
          <table:table-cell table:style-name="ce6" table:formula="of:=INDEX([.$N$3:.$N$10];[.E399]+1;1)" office:value-type="float" office:value="40" calcext:value-type="float">
            <text:p>40</text:p>
          </table:table-cell>
          <table:table-cell table:style-name="ce6" table:formula="of:=INDEX([.$N$3:.$N$10];[.D399]+1;1)" office:value-type="float" office:value="225" calcext:value-type="float">
            <text:p>225</text:p>
          </table:table-cell>
          <table:table-cell table:style-name="ce6" table:formula="of:=INDEX([.$N$3:.$N$10];[.F399]+1;1)" office:value-type="float" office:value="156" calcext:value-type="float">
            <text:p>156</text:p>
          </table:table-cell>
          <table:table-cell table:style-name="ce28" table:formula="of:=CONCATENATE(&quot;#&quot;;DEC2HEX([.O399];2);DEC2HEX([.P399];2);DEC2HEX([.Q399];2))" office:value-type="string" office:string-value="#28E19C" calcext:value-type="string">
            <text:p>#28E19C</text:p>
          </table:table-cell>
          <table:table-cell table:style-name="ce32" table:formula="of:=CONCATENATE(IF([.O399]&lt;10;&quot;  &quot;;IF([.O399]&lt;100;&quot; &quot;;&quot;&quot;));[.O399];&quot; &quot;;IF([.P399]&lt;10;&quot;  &quot;;IF([.P399]&lt;100;&quot; &quot;;&quot;&quot;));[.P399];&quot; &quot;;IF([.Q399]&lt;10;&quot;  &quot;;IF([.Q399]&lt;100;&quot; &quot;;&quot;&quot;));[.Q399];&quot; &quot;;[.A399];&quot; - &quot;;[.R399])" office:value-type="string" office:string-value=" 40 225 156 396 - #28E19C" calcext:value-type="string">
            <text:p><text:s/>40 225 156 396 - #28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6" calcext:value-type="float">
            <text:p>3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6"/>
          <table:table-cell table:style-name="ce45"/>
          <table:table-cell table:style-name="ce50" table:formula="of:=BITAND(BITRSHIFT([.A400];6);HEX2DEC(&quot;7&quot;))" office:value-type="float" office:value="6" calcext:value-type="float">
            <text:p>6</text:p>
          </table:table-cell>
          <table:table-cell table:style-name="ce3" table:formula="of:=BITAND(BITRSHIFT([.A400];3);HEX2DEC(&quot;7&quot;))" office:value-type="float" office:value="1" calcext:value-type="float">
            <text:p>1</text:p>
          </table:table-cell>
          <table:table-cell table:style-name="ce57" table:formula="of:=BITAND([.A40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0]/7;1/[.$K$1])*255;0)" office:value-type="float" office:value="43" calcext:value-type="float">
            <text:p>43</text:p>
          </table:table-cell>
          <table:table-cell table:style-name="ce6" table:formula="of:=ROUND(POWER([.D400]/7;1/[.$K$1])*255;0)" office:value-type="float" office:value="222" calcext:value-type="float">
            <text:p>222</text:p>
          </table:table-cell>
          <table:table-cell table:style-name="ce6" table:formula="of:=ROUND(POWER([.F400]/7;1/[.$K$1])*255;0)" office:value-type="float" office:value="188" calcext:value-type="float">
            <text:p>188</text:p>
          </table:table-cell>
          <table:table-cell table:style-name="ce28" table:formula="of:=CONCATENATE(&quot;#&quot;;DEC2HEX([.H400];2);DEC2HEX([.I400];2);DEC2HEX([.J400];2))" office:value-type="string" office:string-value="#2BDEBC" calcext:value-type="string">
            <text:p>#2BDEBC</text:p>
          </table:table-cell>
          <table:table-cell table:style-name="ce32" table:formula="of:=CONCATENATE(IF([.H400]&lt;10;&quot;  &quot;;IF([.H400]&lt;100;&quot; &quot;;&quot;&quot;));[.H400];&quot; &quot;;IF([.I400]&lt;10;&quot;  &quot;;IF([.I400]&lt;100;&quot; &quot;;&quot;&quot;));[.I400];&quot; &quot;;IF([.J400]&lt;10;&quot;  &quot;;IF([.J400]&lt;100;&quot; &quot;;&quot;&quot;));[.J400];&quot; &quot;;[.A400];&quot; - &quot;;[.K400])" office:value-type="string" office:string-value=" 43 222 188 397 - #2BDEBC" calcext:value-type="string">
            <text:p><text:s/>43 222 188 397 - #2BDEBC</text:p>
          </table:table-cell>
          <table:table-cell table:style-name="ce35"/>
          <table:table-cell table:style-name="ce9"/>
          <table:table-cell table:style-name="ce6" table:formula="of:=INDEX([.$N$3:.$N$10];[.E400]+1;1)" office:value-type="float" office:value="40" calcext:value-type="float">
            <text:p>40</text:p>
          </table:table-cell>
          <table:table-cell table:style-name="ce6" table:formula="of:=INDEX([.$N$3:.$N$10];[.D400]+1;1)" office:value-type="float" office:value="225" calcext:value-type="float">
            <text:p>225</text:p>
          </table:table-cell>
          <table:table-cell table:style-name="ce6" table:formula="of:=INDEX([.$N$3:.$N$10];[.F400]+1;1)" office:value-type="float" office:value="187" calcext:value-type="float">
            <text:p>187</text:p>
          </table:table-cell>
          <table:table-cell table:style-name="ce28" table:formula="of:=CONCATENATE(&quot;#&quot;;DEC2HEX([.O400];2);DEC2HEX([.P400];2);DEC2HEX([.Q400];2))" office:value-type="string" office:string-value="#28E1BB" calcext:value-type="string">
            <text:p>#28E1BB</text:p>
          </table:table-cell>
          <table:table-cell table:style-name="ce32" table:formula="of:=CONCATENATE(IF([.O400]&lt;10;&quot;  &quot;;IF([.O400]&lt;100;&quot; &quot;;&quot;&quot;));[.O400];&quot; &quot;;IF([.P400]&lt;10;&quot;  &quot;;IF([.P400]&lt;100;&quot; &quot;;&quot;&quot;));[.P400];&quot; &quot;;IF([.Q400]&lt;10;&quot;  &quot;;IF([.Q400]&lt;100;&quot; &quot;;&quot;&quot;));[.Q400];&quot; &quot;;[.A400];&quot; - &quot;;[.R400])" office:value-type="string" office:string-value=" 40 225 187 397 - #28E1BB" calcext:value-type="string">
            <text:p><text:s/>40 225 187 397 - #28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7" calcext:value-type="float">
            <text:p>3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6"/>
          <table:table-cell table:style-name="ce45"/>
          <table:table-cell table:style-name="ce50" table:formula="of:=BITAND(BITRSHIFT([.A401];6);HEX2DEC(&quot;7&quot;))" office:value-type="float" office:value="6" calcext:value-type="float">
            <text:p>6</text:p>
          </table:table-cell>
          <table:table-cell table:style-name="ce3" table:formula="of:=BITAND(BITRSHIFT([.A401];3);HEX2DEC(&quot;7&quot;))" office:value-type="float" office:value="1" calcext:value-type="float">
            <text:p>1</text:p>
          </table:table-cell>
          <table:table-cell table:style-name="ce57" table:formula="of:=BITAND([.A40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01]/7;1/[.$K$1])*255;0)" office:value-type="float" office:value="43" calcext:value-type="float">
            <text:p>43</text:p>
          </table:table-cell>
          <table:table-cell table:style-name="ce6" table:formula="of:=ROUND(POWER([.D401]/7;1/[.$K$1])*255;0)" office:value-type="float" office:value="222" calcext:value-type="float">
            <text:p>222</text:p>
          </table:table-cell>
          <table:table-cell table:style-name="ce6" table:formula="of:=ROUND(POWER([.F401]/7;1/[.$K$1])*255;0)" office:value-type="float" office:value="222" calcext:value-type="float">
            <text:p>222</text:p>
          </table:table-cell>
          <table:table-cell table:style-name="ce28" table:formula="of:=CONCATENATE(&quot;#&quot;;DEC2HEX([.H401];2);DEC2HEX([.I401];2);DEC2HEX([.J401];2))" office:value-type="string" office:string-value="#2BDEDE" calcext:value-type="string">
            <text:p>#2BDEDE</text:p>
          </table:table-cell>
          <table:table-cell table:style-name="ce32" table:formula="of:=CONCATENATE(IF([.H401]&lt;10;&quot;  &quot;;IF([.H401]&lt;100;&quot; &quot;;&quot;&quot;));[.H401];&quot; &quot;;IF([.I401]&lt;10;&quot;  &quot;;IF([.I401]&lt;100;&quot; &quot;;&quot;&quot;));[.I401];&quot; &quot;;IF([.J401]&lt;10;&quot;  &quot;;IF([.J401]&lt;100;&quot; &quot;;&quot;&quot;));[.J401];&quot; &quot;;[.A401];&quot; - &quot;;[.K401])" office:value-type="string" office:string-value=" 43 222 222 398 - #2BDEDE" calcext:value-type="string">
            <text:p><text:s/>43 222 222 398 - #2BDEDE</text:p>
          </table:table-cell>
          <table:table-cell table:style-name="ce35"/>
          <table:table-cell table:style-name="ce9"/>
          <table:table-cell table:style-name="ce6" table:formula="of:=INDEX([.$N$3:.$N$10];[.E401]+1;1)" office:value-type="float" office:value="40" calcext:value-type="float">
            <text:p>40</text:p>
          </table:table-cell>
          <table:table-cell table:style-name="ce6" table:formula="of:=INDEX([.$N$3:.$N$10];[.D401]+1;1)" office:value-type="float" office:value="225" calcext:value-type="float">
            <text:p>225</text:p>
          </table:table-cell>
          <table:table-cell table:style-name="ce6" table:formula="of:=INDEX([.$N$3:.$N$10];[.F401]+1;1)" office:value-type="float" office:value="225" calcext:value-type="float">
            <text:p>225</text:p>
          </table:table-cell>
          <table:table-cell table:style-name="ce28" table:formula="of:=CONCATENATE(&quot;#&quot;;DEC2HEX([.O401];2);DEC2HEX([.P401];2);DEC2HEX([.Q401];2))" office:value-type="string" office:string-value="#28E1E1" calcext:value-type="string">
            <text:p>#28E1E1</text:p>
          </table:table-cell>
          <table:table-cell table:style-name="ce32" table:formula="of:=CONCATENATE(IF([.O401]&lt;10;&quot;  &quot;;IF([.O401]&lt;100;&quot; &quot;;&quot;&quot;));[.O401];&quot; &quot;;IF([.P401]&lt;10;&quot;  &quot;;IF([.P401]&lt;100;&quot; &quot;;&quot;&quot;));[.P401];&quot; &quot;;IF([.Q401]&lt;10;&quot;  &quot;;IF([.Q401]&lt;100;&quot; &quot;;&quot;&quot;));[.Q401];&quot; &quot;;[.A401];&quot; - &quot;;[.R401])" office:value-type="string" office:string-value=" 40 225 225 398 - #28E1E1" calcext:value-type="string">
            <text:p><text:s/>40 225 225 398 - #28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8" calcext:value-type="float">
            <text:p>3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6"/>
          <table:table-cell table:style-name="ce45"/>
          <table:table-cell table:style-name="ce50" table:formula="of:=BITAND(BITRSHIFT([.A402];6);HEX2DEC(&quot;7&quot;))" office:value-type="float" office:value="6" calcext:value-type="float">
            <text:p>6</text:p>
          </table:table-cell>
          <table:table-cell table:style-name="ce3" table:formula="of:=BITAND(BITRSHIFT([.A402];3);HEX2DEC(&quot;7&quot;))" office:value-type="float" office:value="1" calcext:value-type="float">
            <text:p>1</text:p>
          </table:table-cell>
          <table:table-cell table:style-name="ce57" table:formula="of:=BITAND([.A40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02]/7;1/[.$K$1])*255;0)" office:value-type="float" office:value="43" calcext:value-type="float">
            <text:p>43</text:p>
          </table:table-cell>
          <table:table-cell table:style-name="ce6" table:formula="of:=ROUND(POWER([.D402]/7;1/[.$K$1])*255;0)" office:value-type="float" office:value="222" calcext:value-type="float">
            <text:p>222</text:p>
          </table:table-cell>
          <table:table-cell table:style-name="ce6" table:formula="of:=ROUND(POWER([.F402]/7;1/[.$K$1])*255;0)" office:value-type="float" office:value="255" calcext:value-type="float">
            <text:p>255</text:p>
          </table:table-cell>
          <table:table-cell table:style-name="ce28" table:formula="of:=CONCATENATE(&quot;#&quot;;DEC2HEX([.H402];2);DEC2HEX([.I402];2);DEC2HEX([.J402];2))" office:value-type="string" office:string-value="#2BDEFF" calcext:value-type="string">
            <text:p>#2BDEFF</text:p>
          </table:table-cell>
          <table:table-cell table:style-name="ce32" table:formula="of:=CONCATENATE(IF([.H402]&lt;10;&quot;  &quot;;IF([.H402]&lt;100;&quot; &quot;;&quot;&quot;));[.H402];&quot; &quot;;IF([.I402]&lt;10;&quot;  &quot;;IF([.I402]&lt;100;&quot; &quot;;&quot;&quot;));[.I402];&quot; &quot;;IF([.J402]&lt;10;&quot;  &quot;;IF([.J402]&lt;100;&quot; &quot;;&quot;&quot;));[.J402];&quot; &quot;;[.A402];&quot; - &quot;;[.K402])" office:value-type="string" office:string-value=" 43 222 255 399 - #2BDEFF" calcext:value-type="string">
            <text:p><text:s/>43 222 255 399 - #2BDEFF</text:p>
          </table:table-cell>
          <table:table-cell table:style-name="ce35"/>
          <table:table-cell table:style-name="ce9"/>
          <table:table-cell table:style-name="ce6" table:formula="of:=INDEX([.$N$3:.$N$10];[.E402]+1;1)" office:value-type="float" office:value="40" calcext:value-type="float">
            <text:p>40</text:p>
          </table:table-cell>
          <table:table-cell table:style-name="ce6" table:formula="of:=INDEX([.$N$3:.$N$10];[.D402]+1;1)" office:value-type="float" office:value="225" calcext:value-type="float">
            <text:p>225</text:p>
          </table:table-cell>
          <table:table-cell table:style-name="ce6" table:formula="of:=INDEX([.$N$3:.$N$10];[.F402]+1;1)" office:value-type="float" office:value="255" calcext:value-type="float">
            <text:p>255</text:p>
          </table:table-cell>
          <table:table-cell table:style-name="ce28" table:formula="of:=CONCATENATE(&quot;#&quot;;DEC2HEX([.O402];2);DEC2HEX([.P402];2);DEC2HEX([.Q402];2))" office:value-type="string" office:string-value="#28E1FF" calcext:value-type="string">
            <text:p>#28E1FF</text:p>
          </table:table-cell>
          <table:table-cell table:style-name="ce32" table:formula="of:=CONCATENATE(IF([.O402]&lt;10;&quot;  &quot;;IF([.O402]&lt;100;&quot; &quot;;&quot;&quot;));[.O402];&quot; &quot;;IF([.P402]&lt;10;&quot;  &quot;;IF([.P402]&lt;100;&quot; &quot;;&quot;&quot;));[.P402];&quot; &quot;;IF([.Q402]&lt;10;&quot;  &quot;;IF([.Q402]&lt;100;&quot; &quot;;&quot;&quot;));[.Q402];&quot; &quot;;[.A402];&quot; - &quot;;[.R402])" office:value-type="string" office:string-value=" 40 225 255 399 - #28E1FF" calcext:value-type="string">
            <text:p><text:s/>40 225 255 399 - #28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399" calcext:value-type="float">
            <text:p>3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6"/>
          <table:table-cell table:style-name="ce45"/>
          <table:table-cell table:style-name="ce50" table:formula="of:=BITAND(BITRSHIFT([.A403];6);HEX2DEC(&quot;7&quot;))" office:value-type="float" office:value="6" calcext:value-type="float">
            <text:p>6</text:p>
          </table:table-cell>
          <table:table-cell table:style-name="ce3" table:formula="of:=BITAND(BITRSHIFT([.A403];3);HEX2DEC(&quot;7&quot;))" office:value-type="float" office:value="2" calcext:value-type="float">
            <text:p>2</text:p>
          </table:table-cell>
          <table:table-cell table:style-name="ce57" table:formula="of:=BITAND([.A40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03]/7;1/[.$K$1])*255;0)" office:value-type="float" office:value="82" calcext:value-type="float">
            <text:p>82</text:p>
          </table:table-cell>
          <table:table-cell table:style-name="ce6" table:formula="of:=ROUND(POWER([.D403]/7;1/[.$K$1])*255;0)" office:value-type="float" office:value="222" calcext:value-type="float">
            <text:p>222</text:p>
          </table:table-cell>
          <table:table-cell table:style-name="ce6" table:formula="of:=ROUND(POWER([.F403]/7;1/[.$K$1])*255;0)" office:value-type="float" office:value="0" calcext:value-type="float">
            <text:p>0</text:p>
          </table:table-cell>
          <table:table-cell table:style-name="ce28" table:formula="of:=CONCATENATE(&quot;#&quot;;DEC2HEX([.H403];2);DEC2HEX([.I403];2);DEC2HEX([.J403];2))" office:value-type="string" office:string-value="#52DE00" calcext:value-type="string">
            <text:p>#52DE00</text:p>
          </table:table-cell>
          <table:table-cell table:style-name="ce32" table:formula="of:=CONCATENATE(IF([.H403]&lt;10;&quot;  &quot;;IF([.H403]&lt;100;&quot; &quot;;&quot;&quot;));[.H403];&quot; &quot;;IF([.I403]&lt;10;&quot;  &quot;;IF([.I403]&lt;100;&quot; &quot;;&quot;&quot;));[.I403];&quot; &quot;;IF([.J403]&lt;10;&quot;  &quot;;IF([.J403]&lt;100;&quot; &quot;;&quot;&quot;));[.J403];&quot; &quot;;[.A403];&quot; - &quot;;[.K403])" office:value-type="string" office:string-value=" 82 222   0 400 - #52DE00" calcext:value-type="string">
            <text:p><text:s/>82 222 <text:s text:c="2"/>0 400 - #52DE00</text:p>
          </table:table-cell>
          <table:table-cell table:style-name="ce35"/>
          <table:table-cell table:style-name="ce9"/>
          <table:table-cell table:style-name="ce6" table:formula="of:=INDEX([.$N$3:.$N$10];[.E403]+1;1)" office:value-type="float" office:value="83" calcext:value-type="float">
            <text:p>83</text:p>
          </table:table-cell>
          <table:table-cell table:style-name="ce6" table:formula="of:=INDEX([.$N$3:.$N$10];[.D403]+1;1)" office:value-type="float" office:value="225" calcext:value-type="float">
            <text:p>225</text:p>
          </table:table-cell>
          <table:table-cell table:style-name="ce6" table:formula="of:=INDEX([.$N$3:.$N$10];[.F403]+1;1)" office:value-type="float" office:value="0" calcext:value-type="float">
            <text:p>0</text:p>
          </table:table-cell>
          <table:table-cell table:style-name="ce28" table:formula="of:=CONCATENATE(&quot;#&quot;;DEC2HEX([.O403];2);DEC2HEX([.P403];2);DEC2HEX([.Q403];2))" office:value-type="string" office:string-value="#53E100" calcext:value-type="string">
            <text:p>#53E100</text:p>
          </table:table-cell>
          <table:table-cell table:style-name="ce32" table:formula="of:=CONCATENATE(IF([.O403]&lt;10;&quot;  &quot;;IF([.O403]&lt;100;&quot; &quot;;&quot;&quot;));[.O403];&quot; &quot;;IF([.P403]&lt;10;&quot;  &quot;;IF([.P403]&lt;100;&quot; &quot;;&quot;&quot;));[.P403];&quot; &quot;;IF([.Q403]&lt;10;&quot;  &quot;;IF([.Q403]&lt;100;&quot; &quot;;&quot;&quot;));[.Q403];&quot; &quot;;[.A403];&quot; - &quot;;[.R403])" office:value-type="string" office:string-value=" 83 225   0 400 - #53E100" calcext:value-type="string">
            <text:p><text:s/>83 225 <text:s text:c="2"/>0 400 - #53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0" calcext:value-type="float">
            <text:p>4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6"/>
          <table:table-cell table:style-name="ce45"/>
          <table:table-cell table:style-name="ce50" table:formula="of:=BITAND(BITRSHIFT([.A404];6);HEX2DEC(&quot;7&quot;))" office:value-type="float" office:value="6" calcext:value-type="float">
            <text:p>6</text:p>
          </table:table-cell>
          <table:table-cell table:style-name="ce3" table:formula="of:=BITAND(BITRSHIFT([.A404];3);HEX2DEC(&quot;7&quot;))" office:value-type="float" office:value="2" calcext:value-type="float">
            <text:p>2</text:p>
          </table:table-cell>
          <table:table-cell table:style-name="ce57" table:formula="of:=BITAND([.A40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04]/7;1/[.$K$1])*255;0)" office:value-type="float" office:value="82" calcext:value-type="float">
            <text:p>82</text:p>
          </table:table-cell>
          <table:table-cell table:style-name="ce6" table:formula="of:=ROUND(POWER([.D404]/7;1/[.$K$1])*255;0)" office:value-type="float" office:value="222" calcext:value-type="float">
            <text:p>222</text:p>
          </table:table-cell>
          <table:table-cell table:style-name="ce6" table:formula="of:=ROUND(POWER([.F404]/7;1/[.$K$1])*255;0)" office:value-type="float" office:value="43" calcext:value-type="float">
            <text:p>43</text:p>
          </table:table-cell>
          <table:table-cell table:style-name="ce28" table:formula="of:=CONCATENATE(&quot;#&quot;;DEC2HEX([.H404];2);DEC2HEX([.I404];2);DEC2HEX([.J404];2))" office:value-type="string" office:string-value="#52DE2B" calcext:value-type="string">
            <text:p>#52DE2B</text:p>
          </table:table-cell>
          <table:table-cell table:style-name="ce32" table:formula="of:=CONCATENATE(IF([.H404]&lt;10;&quot;  &quot;;IF([.H404]&lt;100;&quot; &quot;;&quot;&quot;));[.H404];&quot; &quot;;IF([.I404]&lt;10;&quot;  &quot;;IF([.I404]&lt;100;&quot; &quot;;&quot;&quot;));[.I404];&quot; &quot;;IF([.J404]&lt;10;&quot;  &quot;;IF([.J404]&lt;100;&quot; &quot;;&quot;&quot;));[.J404];&quot; &quot;;[.A404];&quot; - &quot;;[.K404])" office:value-type="string" office:string-value=" 82 222  43 401 - #52DE2B" calcext:value-type="string">
            <text:p><text:s/>82 222 <text:s/>43 401 - #52DE2B</text:p>
          </table:table-cell>
          <table:table-cell table:style-name="ce35"/>
          <table:table-cell table:style-name="ce9"/>
          <table:table-cell table:style-name="ce6" table:formula="of:=INDEX([.$N$3:.$N$10];[.E404]+1;1)" office:value-type="float" office:value="83" calcext:value-type="float">
            <text:p>83</text:p>
          </table:table-cell>
          <table:table-cell table:style-name="ce6" table:formula="of:=INDEX([.$N$3:.$N$10];[.D404]+1;1)" office:value-type="float" office:value="225" calcext:value-type="float">
            <text:p>225</text:p>
          </table:table-cell>
          <table:table-cell table:style-name="ce6" table:formula="of:=INDEX([.$N$3:.$N$10];[.F404]+1;1)" office:value-type="float" office:value="40" calcext:value-type="float">
            <text:p>40</text:p>
          </table:table-cell>
          <table:table-cell table:style-name="ce28" table:formula="of:=CONCATENATE(&quot;#&quot;;DEC2HEX([.O404];2);DEC2HEX([.P404];2);DEC2HEX([.Q404];2))" office:value-type="string" office:string-value="#53E128" calcext:value-type="string">
            <text:p>#53E128</text:p>
          </table:table-cell>
          <table:table-cell table:style-name="ce32" table:formula="of:=CONCATENATE(IF([.O404]&lt;10;&quot;  &quot;;IF([.O404]&lt;100;&quot; &quot;;&quot;&quot;));[.O404];&quot; &quot;;IF([.P404]&lt;10;&quot;  &quot;;IF([.P404]&lt;100;&quot; &quot;;&quot;&quot;));[.P404];&quot; &quot;;IF([.Q404]&lt;10;&quot;  &quot;;IF([.Q404]&lt;100;&quot; &quot;;&quot;&quot;));[.Q404];&quot; &quot;;[.A404];&quot; - &quot;;[.R404])" office:value-type="string" office:string-value=" 83 225  40 401 - #53E128" calcext:value-type="string">
            <text:p><text:s/>83 225 <text:s/>40 401 - #53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1" calcext:value-type="float">
            <text:p>4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6"/>
          <table:table-cell table:style-name="ce45"/>
          <table:table-cell table:style-name="ce50" table:formula="of:=BITAND(BITRSHIFT([.A405];6);HEX2DEC(&quot;7&quot;))" office:value-type="float" office:value="6" calcext:value-type="float">
            <text:p>6</text:p>
          </table:table-cell>
          <table:table-cell table:style-name="ce3" table:formula="of:=BITAND(BITRSHIFT([.A405];3);HEX2DEC(&quot;7&quot;))" office:value-type="float" office:value="2" calcext:value-type="float">
            <text:p>2</text:p>
          </table:table-cell>
          <table:table-cell table:style-name="ce57" table:formula="of:=BITAND([.A40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05]/7;1/[.$K$1])*255;0)" office:value-type="float" office:value="82" calcext:value-type="float">
            <text:p>82</text:p>
          </table:table-cell>
          <table:table-cell table:style-name="ce6" table:formula="of:=ROUND(POWER([.D405]/7;1/[.$K$1])*255;0)" office:value-type="float" office:value="222" calcext:value-type="float">
            <text:p>222</text:p>
          </table:table-cell>
          <table:table-cell table:style-name="ce6" table:formula="of:=ROUND(POWER([.F405]/7;1/[.$K$1])*255;0)" office:value-type="float" office:value="82" calcext:value-type="float">
            <text:p>82</text:p>
          </table:table-cell>
          <table:table-cell table:style-name="ce28" table:formula="of:=CONCATENATE(&quot;#&quot;;DEC2HEX([.H405];2);DEC2HEX([.I405];2);DEC2HEX([.J405];2))" office:value-type="string" office:string-value="#52DE52" calcext:value-type="string">
            <text:p>#52DE52</text:p>
          </table:table-cell>
          <table:table-cell table:style-name="ce32" table:formula="of:=CONCATENATE(IF([.H405]&lt;10;&quot;  &quot;;IF([.H405]&lt;100;&quot; &quot;;&quot;&quot;));[.H405];&quot; &quot;;IF([.I405]&lt;10;&quot;  &quot;;IF([.I405]&lt;100;&quot; &quot;;&quot;&quot;));[.I405];&quot; &quot;;IF([.J405]&lt;10;&quot;  &quot;;IF([.J405]&lt;100;&quot; &quot;;&quot;&quot;));[.J405];&quot; &quot;;[.A405];&quot; - &quot;;[.K405])" office:value-type="string" office:string-value=" 82 222  82 402 - #52DE52" calcext:value-type="string">
            <text:p><text:s/>82 222 <text:s/>82 402 - #52DE52</text:p>
          </table:table-cell>
          <table:table-cell table:style-name="ce35"/>
          <table:table-cell table:style-name="ce9"/>
          <table:table-cell table:style-name="ce6" table:formula="of:=INDEX([.$N$3:.$N$10];[.E405]+1;1)" office:value-type="float" office:value="83" calcext:value-type="float">
            <text:p>83</text:p>
          </table:table-cell>
          <table:table-cell table:style-name="ce6" table:formula="of:=INDEX([.$N$3:.$N$10];[.D405]+1;1)" office:value-type="float" office:value="225" calcext:value-type="float">
            <text:p>225</text:p>
          </table:table-cell>
          <table:table-cell table:style-name="ce6" table:formula="of:=INDEX([.$N$3:.$N$10];[.F405]+1;1)" office:value-type="float" office:value="83" calcext:value-type="float">
            <text:p>83</text:p>
          </table:table-cell>
          <table:table-cell table:style-name="ce28" table:formula="of:=CONCATENATE(&quot;#&quot;;DEC2HEX([.O405];2);DEC2HEX([.P405];2);DEC2HEX([.Q405];2))" office:value-type="string" office:string-value="#53E153" calcext:value-type="string">
            <text:p>#53E153</text:p>
          </table:table-cell>
          <table:table-cell table:style-name="ce32" table:formula="of:=CONCATENATE(IF([.O405]&lt;10;&quot;  &quot;;IF([.O405]&lt;100;&quot; &quot;;&quot;&quot;));[.O405];&quot; &quot;;IF([.P405]&lt;10;&quot;  &quot;;IF([.P405]&lt;100;&quot; &quot;;&quot;&quot;));[.P405];&quot; &quot;;IF([.Q405]&lt;10;&quot;  &quot;;IF([.Q405]&lt;100;&quot; &quot;;&quot;&quot;));[.Q405];&quot; &quot;;[.A405];&quot; - &quot;;[.R405])" office:value-type="string" office:string-value=" 83 225  83 402 - #53E153" calcext:value-type="string">
            <text:p><text:s/>83 225 <text:s/>83 402 - #53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2" calcext:value-type="float">
            <text:p>4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6"/>
          <table:table-cell table:style-name="ce45"/>
          <table:table-cell table:style-name="ce50" table:formula="of:=BITAND(BITRSHIFT([.A406];6);HEX2DEC(&quot;7&quot;))" office:value-type="float" office:value="6" calcext:value-type="float">
            <text:p>6</text:p>
          </table:table-cell>
          <table:table-cell table:style-name="ce3" table:formula="of:=BITAND(BITRSHIFT([.A406];3);HEX2DEC(&quot;7&quot;))" office:value-type="float" office:value="2" calcext:value-type="float">
            <text:p>2</text:p>
          </table:table-cell>
          <table:table-cell table:style-name="ce57" table:formula="of:=BITAND([.A40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06]/7;1/[.$K$1])*255;0)" office:value-type="float" office:value="82" calcext:value-type="float">
            <text:p>82</text:p>
          </table:table-cell>
          <table:table-cell table:style-name="ce6" table:formula="of:=ROUND(POWER([.D406]/7;1/[.$K$1])*255;0)" office:value-type="float" office:value="222" calcext:value-type="float">
            <text:p>222</text:p>
          </table:table-cell>
          <table:table-cell table:style-name="ce6" table:formula="of:=ROUND(POWER([.F406]/7;1/[.$K$1])*255;0)" office:value-type="float" office:value="118" calcext:value-type="float">
            <text:p>118</text:p>
          </table:table-cell>
          <table:table-cell table:style-name="ce28" table:formula="of:=CONCATENATE(&quot;#&quot;;DEC2HEX([.H406];2);DEC2HEX([.I406];2);DEC2HEX([.J406];2))" office:value-type="string" office:string-value="#52DE76" calcext:value-type="string">
            <text:p>#52DE76</text:p>
          </table:table-cell>
          <table:table-cell table:style-name="ce32" table:formula="of:=CONCATENATE(IF([.H406]&lt;10;&quot;  &quot;;IF([.H406]&lt;100;&quot; &quot;;&quot;&quot;));[.H406];&quot; &quot;;IF([.I406]&lt;10;&quot;  &quot;;IF([.I406]&lt;100;&quot; &quot;;&quot;&quot;));[.I406];&quot; &quot;;IF([.J406]&lt;10;&quot;  &quot;;IF([.J406]&lt;100;&quot; &quot;;&quot;&quot;));[.J406];&quot; &quot;;[.A406];&quot; - &quot;;[.K406])" office:value-type="string" office:string-value=" 82 222 118 403 - #52DE76" calcext:value-type="string">
            <text:p><text:s/>82 222 118 403 - #52DE76</text:p>
          </table:table-cell>
          <table:table-cell table:style-name="ce35"/>
          <table:table-cell table:style-name="ce9"/>
          <table:table-cell table:style-name="ce6" table:formula="of:=INDEX([.$N$3:.$N$10];[.E406]+1;1)" office:value-type="float" office:value="83" calcext:value-type="float">
            <text:p>83</text:p>
          </table:table-cell>
          <table:table-cell table:style-name="ce6" table:formula="of:=INDEX([.$N$3:.$N$10];[.D406]+1;1)" office:value-type="float" office:value="225" calcext:value-type="float">
            <text:p>225</text:p>
          </table:table-cell>
          <table:table-cell table:style-name="ce6" table:formula="of:=INDEX([.$N$3:.$N$10];[.F406]+1;1)" office:value-type="float" office:value="116" calcext:value-type="float">
            <text:p>116</text:p>
          </table:table-cell>
          <table:table-cell table:style-name="ce28" table:formula="of:=CONCATENATE(&quot;#&quot;;DEC2HEX([.O406];2);DEC2HEX([.P406];2);DEC2HEX([.Q406];2))" office:value-type="string" office:string-value="#53E174" calcext:value-type="string">
            <text:p>#53E174</text:p>
          </table:table-cell>
          <table:table-cell table:style-name="ce32" table:formula="of:=CONCATENATE(IF([.O406]&lt;10;&quot;  &quot;;IF([.O406]&lt;100;&quot; &quot;;&quot;&quot;));[.O406];&quot; &quot;;IF([.P406]&lt;10;&quot;  &quot;;IF([.P406]&lt;100;&quot; &quot;;&quot;&quot;));[.P406];&quot; &quot;;IF([.Q406]&lt;10;&quot;  &quot;;IF([.Q406]&lt;100;&quot; &quot;;&quot;&quot;));[.Q406];&quot; &quot;;[.A406];&quot; - &quot;;[.R406])" office:value-type="string" office:string-value=" 83 225 116 403 - #53E174" calcext:value-type="string">
            <text:p><text:s/>83 225 116 403 - #53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3" calcext:value-type="float">
            <text:p>4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6"/>
          <table:table-cell table:style-name="ce45"/>
          <table:table-cell table:style-name="ce50" table:formula="of:=BITAND(BITRSHIFT([.A407];6);HEX2DEC(&quot;7&quot;))" office:value-type="float" office:value="6" calcext:value-type="float">
            <text:p>6</text:p>
          </table:table-cell>
          <table:table-cell table:style-name="ce3" table:formula="of:=BITAND(BITRSHIFT([.A407];3);HEX2DEC(&quot;7&quot;))" office:value-type="float" office:value="2" calcext:value-type="float">
            <text:p>2</text:p>
          </table:table-cell>
          <table:table-cell table:style-name="ce57" table:formula="of:=BITAND([.A40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07]/7;1/[.$K$1])*255;0)" office:value-type="float" office:value="82" calcext:value-type="float">
            <text:p>82</text:p>
          </table:table-cell>
          <table:table-cell table:style-name="ce6" table:formula="of:=ROUND(POWER([.D407]/7;1/[.$K$1])*255;0)" office:value-type="float" office:value="222" calcext:value-type="float">
            <text:p>222</text:p>
          </table:table-cell>
          <table:table-cell table:style-name="ce6" table:formula="of:=ROUND(POWER([.F407]/7;1/[.$K$1])*255;0)" office:value-type="float" office:value="153" calcext:value-type="float">
            <text:p>153</text:p>
          </table:table-cell>
          <table:table-cell table:style-name="ce28" table:formula="of:=CONCATENATE(&quot;#&quot;;DEC2HEX([.H407];2);DEC2HEX([.I407];2);DEC2HEX([.J407];2))" office:value-type="string" office:string-value="#52DE99" calcext:value-type="string">
            <text:p>#52DE99</text:p>
          </table:table-cell>
          <table:table-cell table:style-name="ce32" table:formula="of:=CONCATENATE(IF([.H407]&lt;10;&quot;  &quot;;IF([.H407]&lt;100;&quot; &quot;;&quot;&quot;));[.H407];&quot; &quot;;IF([.I407]&lt;10;&quot;  &quot;;IF([.I407]&lt;100;&quot; &quot;;&quot;&quot;));[.I407];&quot; &quot;;IF([.J407]&lt;10;&quot;  &quot;;IF([.J407]&lt;100;&quot; &quot;;&quot;&quot;));[.J407];&quot; &quot;;[.A407];&quot; - &quot;;[.K407])" office:value-type="string" office:string-value=" 82 222 153 404 - #52DE99" calcext:value-type="string">
            <text:p><text:s/>82 222 153 404 - #52DE99</text:p>
          </table:table-cell>
          <table:table-cell table:style-name="ce35"/>
          <table:table-cell table:style-name="ce9"/>
          <table:table-cell table:style-name="ce6" table:formula="of:=INDEX([.$N$3:.$N$10];[.E407]+1;1)" office:value-type="float" office:value="83" calcext:value-type="float">
            <text:p>83</text:p>
          </table:table-cell>
          <table:table-cell table:style-name="ce6" table:formula="of:=INDEX([.$N$3:.$N$10];[.D407]+1;1)" office:value-type="float" office:value="225" calcext:value-type="float">
            <text:p>225</text:p>
          </table:table-cell>
          <table:table-cell table:style-name="ce6" table:formula="of:=INDEX([.$N$3:.$N$10];[.F407]+1;1)" office:value-type="float" office:value="156" calcext:value-type="float">
            <text:p>156</text:p>
          </table:table-cell>
          <table:table-cell table:style-name="ce28" table:formula="of:=CONCATENATE(&quot;#&quot;;DEC2HEX([.O407];2);DEC2HEX([.P407];2);DEC2HEX([.Q407];2))" office:value-type="string" office:string-value="#53E19C" calcext:value-type="string">
            <text:p>#53E19C</text:p>
          </table:table-cell>
          <table:table-cell table:style-name="ce32" table:formula="of:=CONCATENATE(IF([.O407]&lt;10;&quot;  &quot;;IF([.O407]&lt;100;&quot; &quot;;&quot;&quot;));[.O407];&quot; &quot;;IF([.P407]&lt;10;&quot;  &quot;;IF([.P407]&lt;100;&quot; &quot;;&quot;&quot;));[.P407];&quot; &quot;;IF([.Q407]&lt;10;&quot;  &quot;;IF([.Q407]&lt;100;&quot; &quot;;&quot;&quot;));[.Q407];&quot; &quot;;[.A407];&quot; - &quot;;[.R407])" office:value-type="string" office:string-value=" 83 225 156 404 - #53E19C" calcext:value-type="string">
            <text:p><text:s/>83 225 156 404 - #53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4" calcext:value-type="float">
            <text:p>4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6"/>
          <table:table-cell table:style-name="ce45"/>
          <table:table-cell table:style-name="ce50" table:formula="of:=BITAND(BITRSHIFT([.A408];6);HEX2DEC(&quot;7&quot;))" office:value-type="float" office:value="6" calcext:value-type="float">
            <text:p>6</text:p>
          </table:table-cell>
          <table:table-cell table:style-name="ce3" table:formula="of:=BITAND(BITRSHIFT([.A408];3);HEX2DEC(&quot;7&quot;))" office:value-type="float" office:value="2" calcext:value-type="float">
            <text:p>2</text:p>
          </table:table-cell>
          <table:table-cell table:style-name="ce57" table:formula="of:=BITAND([.A40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08]/7;1/[.$K$1])*255;0)" office:value-type="float" office:value="82" calcext:value-type="float">
            <text:p>82</text:p>
          </table:table-cell>
          <table:table-cell table:style-name="ce6" table:formula="of:=ROUND(POWER([.D408]/7;1/[.$K$1])*255;0)" office:value-type="float" office:value="222" calcext:value-type="float">
            <text:p>222</text:p>
          </table:table-cell>
          <table:table-cell table:style-name="ce6" table:formula="of:=ROUND(POWER([.F408]/7;1/[.$K$1])*255;0)" office:value-type="float" office:value="188" calcext:value-type="float">
            <text:p>188</text:p>
          </table:table-cell>
          <table:table-cell table:style-name="ce28" table:formula="of:=CONCATENATE(&quot;#&quot;;DEC2HEX([.H408];2);DEC2HEX([.I408];2);DEC2HEX([.J408];2))" office:value-type="string" office:string-value="#52DEBC" calcext:value-type="string">
            <text:p>#52DEBC</text:p>
          </table:table-cell>
          <table:table-cell table:style-name="ce32" table:formula="of:=CONCATENATE(IF([.H408]&lt;10;&quot;  &quot;;IF([.H408]&lt;100;&quot; &quot;;&quot;&quot;));[.H408];&quot; &quot;;IF([.I408]&lt;10;&quot;  &quot;;IF([.I408]&lt;100;&quot; &quot;;&quot;&quot;));[.I408];&quot; &quot;;IF([.J408]&lt;10;&quot;  &quot;;IF([.J408]&lt;100;&quot; &quot;;&quot;&quot;));[.J408];&quot; &quot;;[.A408];&quot; - &quot;;[.K408])" office:value-type="string" office:string-value=" 82 222 188 405 - #52DEBC" calcext:value-type="string">
            <text:p><text:s/>82 222 188 405 - #52DEBC</text:p>
          </table:table-cell>
          <table:table-cell table:style-name="ce35"/>
          <table:table-cell table:style-name="ce9"/>
          <table:table-cell table:style-name="ce6" table:formula="of:=INDEX([.$N$3:.$N$10];[.E408]+1;1)" office:value-type="float" office:value="83" calcext:value-type="float">
            <text:p>83</text:p>
          </table:table-cell>
          <table:table-cell table:style-name="ce6" table:formula="of:=INDEX([.$N$3:.$N$10];[.D408]+1;1)" office:value-type="float" office:value="225" calcext:value-type="float">
            <text:p>225</text:p>
          </table:table-cell>
          <table:table-cell table:style-name="ce6" table:formula="of:=INDEX([.$N$3:.$N$10];[.F408]+1;1)" office:value-type="float" office:value="187" calcext:value-type="float">
            <text:p>187</text:p>
          </table:table-cell>
          <table:table-cell table:style-name="ce28" table:formula="of:=CONCATENATE(&quot;#&quot;;DEC2HEX([.O408];2);DEC2HEX([.P408];2);DEC2HEX([.Q408];2))" office:value-type="string" office:string-value="#53E1BB" calcext:value-type="string">
            <text:p>#53E1BB</text:p>
          </table:table-cell>
          <table:table-cell table:style-name="ce32" table:formula="of:=CONCATENATE(IF([.O408]&lt;10;&quot;  &quot;;IF([.O408]&lt;100;&quot; &quot;;&quot;&quot;));[.O408];&quot; &quot;;IF([.P408]&lt;10;&quot;  &quot;;IF([.P408]&lt;100;&quot; &quot;;&quot;&quot;));[.P408];&quot; &quot;;IF([.Q408]&lt;10;&quot;  &quot;;IF([.Q408]&lt;100;&quot; &quot;;&quot;&quot;));[.Q408];&quot; &quot;;[.A408];&quot; - &quot;;[.R408])" office:value-type="string" office:string-value=" 83 225 187 405 - #53E1BB" calcext:value-type="string">
            <text:p><text:s/>83 225 187 405 - #53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5" calcext:value-type="float">
            <text:p>4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6"/>
          <table:table-cell table:style-name="ce45"/>
          <table:table-cell table:style-name="ce50" table:formula="of:=BITAND(BITRSHIFT([.A409];6);HEX2DEC(&quot;7&quot;))" office:value-type="float" office:value="6" calcext:value-type="float">
            <text:p>6</text:p>
          </table:table-cell>
          <table:table-cell table:style-name="ce3" table:formula="of:=BITAND(BITRSHIFT([.A409];3);HEX2DEC(&quot;7&quot;))" office:value-type="float" office:value="2" calcext:value-type="float">
            <text:p>2</text:p>
          </table:table-cell>
          <table:table-cell table:style-name="ce57" table:formula="of:=BITAND([.A40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09]/7;1/[.$K$1])*255;0)" office:value-type="float" office:value="82" calcext:value-type="float">
            <text:p>82</text:p>
          </table:table-cell>
          <table:table-cell table:style-name="ce6" table:formula="of:=ROUND(POWER([.D409]/7;1/[.$K$1])*255;0)" office:value-type="float" office:value="222" calcext:value-type="float">
            <text:p>222</text:p>
          </table:table-cell>
          <table:table-cell table:style-name="ce6" table:formula="of:=ROUND(POWER([.F409]/7;1/[.$K$1])*255;0)" office:value-type="float" office:value="222" calcext:value-type="float">
            <text:p>222</text:p>
          </table:table-cell>
          <table:table-cell table:style-name="ce28" table:formula="of:=CONCATENATE(&quot;#&quot;;DEC2HEX([.H409];2);DEC2HEX([.I409];2);DEC2HEX([.J409];2))" office:value-type="string" office:string-value="#52DEDE" calcext:value-type="string">
            <text:p>#52DEDE</text:p>
          </table:table-cell>
          <table:table-cell table:style-name="ce32" table:formula="of:=CONCATENATE(IF([.H409]&lt;10;&quot;  &quot;;IF([.H409]&lt;100;&quot; &quot;;&quot;&quot;));[.H409];&quot; &quot;;IF([.I409]&lt;10;&quot;  &quot;;IF([.I409]&lt;100;&quot; &quot;;&quot;&quot;));[.I409];&quot; &quot;;IF([.J409]&lt;10;&quot;  &quot;;IF([.J409]&lt;100;&quot; &quot;;&quot;&quot;));[.J409];&quot; &quot;;[.A409];&quot; - &quot;;[.K409])" office:value-type="string" office:string-value=" 82 222 222 406 - #52DEDE" calcext:value-type="string">
            <text:p><text:s/>82 222 222 406 - #52DEDE</text:p>
          </table:table-cell>
          <table:table-cell table:style-name="ce35"/>
          <table:table-cell table:style-name="ce9"/>
          <table:table-cell table:style-name="ce6" table:formula="of:=INDEX([.$N$3:.$N$10];[.E409]+1;1)" office:value-type="float" office:value="83" calcext:value-type="float">
            <text:p>83</text:p>
          </table:table-cell>
          <table:table-cell table:style-name="ce6" table:formula="of:=INDEX([.$N$3:.$N$10];[.D409]+1;1)" office:value-type="float" office:value="225" calcext:value-type="float">
            <text:p>225</text:p>
          </table:table-cell>
          <table:table-cell table:style-name="ce6" table:formula="of:=INDEX([.$N$3:.$N$10];[.F409]+1;1)" office:value-type="float" office:value="225" calcext:value-type="float">
            <text:p>225</text:p>
          </table:table-cell>
          <table:table-cell table:style-name="ce28" table:formula="of:=CONCATENATE(&quot;#&quot;;DEC2HEX([.O409];2);DEC2HEX([.P409];2);DEC2HEX([.Q409];2))" office:value-type="string" office:string-value="#53E1E1" calcext:value-type="string">
            <text:p>#53E1E1</text:p>
          </table:table-cell>
          <table:table-cell table:style-name="ce32" table:formula="of:=CONCATENATE(IF([.O409]&lt;10;&quot;  &quot;;IF([.O409]&lt;100;&quot; &quot;;&quot;&quot;));[.O409];&quot; &quot;;IF([.P409]&lt;10;&quot;  &quot;;IF([.P409]&lt;100;&quot; &quot;;&quot;&quot;));[.P409];&quot; &quot;;IF([.Q409]&lt;10;&quot;  &quot;;IF([.Q409]&lt;100;&quot; &quot;;&quot;&quot;));[.Q409];&quot; &quot;;[.A409];&quot; - &quot;;[.R409])" office:value-type="string" office:string-value=" 83 225 225 406 - #53E1E1" calcext:value-type="string">
            <text:p><text:s/>83 225 225 406 - #53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6" calcext:value-type="float">
            <text:p>4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6"/>
          <table:table-cell table:style-name="ce45"/>
          <table:table-cell table:style-name="ce50" table:formula="of:=BITAND(BITRSHIFT([.A410];6);HEX2DEC(&quot;7&quot;))" office:value-type="float" office:value="6" calcext:value-type="float">
            <text:p>6</text:p>
          </table:table-cell>
          <table:table-cell table:style-name="ce3" table:formula="of:=BITAND(BITRSHIFT([.A410];3);HEX2DEC(&quot;7&quot;))" office:value-type="float" office:value="2" calcext:value-type="float">
            <text:p>2</text:p>
          </table:table-cell>
          <table:table-cell table:style-name="ce57" table:formula="of:=BITAND([.A41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10]/7;1/[.$K$1])*255;0)" office:value-type="float" office:value="82" calcext:value-type="float">
            <text:p>82</text:p>
          </table:table-cell>
          <table:table-cell table:style-name="ce6" table:formula="of:=ROUND(POWER([.D410]/7;1/[.$K$1])*255;0)" office:value-type="float" office:value="222" calcext:value-type="float">
            <text:p>222</text:p>
          </table:table-cell>
          <table:table-cell table:style-name="ce6" table:formula="of:=ROUND(POWER([.F410]/7;1/[.$K$1])*255;0)" office:value-type="float" office:value="255" calcext:value-type="float">
            <text:p>255</text:p>
          </table:table-cell>
          <table:table-cell table:style-name="ce28" table:formula="of:=CONCATENATE(&quot;#&quot;;DEC2HEX([.H410];2);DEC2HEX([.I410];2);DEC2HEX([.J410];2))" office:value-type="string" office:string-value="#52DEFF" calcext:value-type="string">
            <text:p>#52DEFF</text:p>
          </table:table-cell>
          <table:table-cell table:style-name="ce32" table:formula="of:=CONCATENATE(IF([.H410]&lt;10;&quot;  &quot;;IF([.H410]&lt;100;&quot; &quot;;&quot;&quot;));[.H410];&quot; &quot;;IF([.I410]&lt;10;&quot;  &quot;;IF([.I410]&lt;100;&quot; &quot;;&quot;&quot;));[.I410];&quot; &quot;;IF([.J410]&lt;10;&quot;  &quot;;IF([.J410]&lt;100;&quot; &quot;;&quot;&quot;));[.J410];&quot; &quot;;[.A410];&quot; - &quot;;[.K410])" office:value-type="string" office:string-value=" 82 222 255 407 - #52DEFF" calcext:value-type="string">
            <text:p><text:s/>82 222 255 407 - #52DEFF</text:p>
          </table:table-cell>
          <table:table-cell table:style-name="ce35"/>
          <table:table-cell table:style-name="ce9"/>
          <table:table-cell table:style-name="ce6" table:formula="of:=INDEX([.$N$3:.$N$10];[.E410]+1;1)" office:value-type="float" office:value="83" calcext:value-type="float">
            <text:p>83</text:p>
          </table:table-cell>
          <table:table-cell table:style-name="ce6" table:formula="of:=INDEX([.$N$3:.$N$10];[.D410]+1;1)" office:value-type="float" office:value="225" calcext:value-type="float">
            <text:p>225</text:p>
          </table:table-cell>
          <table:table-cell table:style-name="ce6" table:formula="of:=INDEX([.$N$3:.$N$10];[.F410]+1;1)" office:value-type="float" office:value="255" calcext:value-type="float">
            <text:p>255</text:p>
          </table:table-cell>
          <table:table-cell table:style-name="ce28" table:formula="of:=CONCATENATE(&quot;#&quot;;DEC2HEX([.O410];2);DEC2HEX([.P410];2);DEC2HEX([.Q410];2))" office:value-type="string" office:string-value="#53E1FF" calcext:value-type="string">
            <text:p>#53E1FF</text:p>
          </table:table-cell>
          <table:table-cell table:style-name="ce32" table:formula="of:=CONCATENATE(IF([.O410]&lt;10;&quot;  &quot;;IF([.O410]&lt;100;&quot; &quot;;&quot;&quot;));[.O410];&quot; &quot;;IF([.P410]&lt;10;&quot;  &quot;;IF([.P410]&lt;100;&quot; &quot;;&quot;&quot;));[.P410];&quot; &quot;;IF([.Q410]&lt;10;&quot;  &quot;;IF([.Q410]&lt;100;&quot; &quot;;&quot;&quot;));[.Q410];&quot; &quot;;[.A410];&quot; - &quot;;[.R410])" office:value-type="string" office:string-value=" 83 225 255 407 - #53E1FF" calcext:value-type="string">
            <text:p><text:s/>83 225 255 407 - #53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7" calcext:value-type="float">
            <text:p>4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6"/>
          <table:table-cell table:style-name="ce45"/>
          <table:table-cell table:style-name="ce50" table:formula="of:=BITAND(BITRSHIFT([.A411];6);HEX2DEC(&quot;7&quot;))" office:value-type="float" office:value="6" calcext:value-type="float">
            <text:p>6</text:p>
          </table:table-cell>
          <table:table-cell table:style-name="ce3" table:formula="of:=BITAND(BITRSHIFT([.A411];3);HEX2DEC(&quot;7&quot;))" office:value-type="float" office:value="3" calcext:value-type="float">
            <text:p>3</text:p>
          </table:table-cell>
          <table:table-cell table:style-name="ce57" table:formula="of:=BITAND([.A41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11]/7;1/[.$K$1])*255;0)" office:value-type="float" office:value="118" calcext:value-type="float">
            <text:p>118</text:p>
          </table:table-cell>
          <table:table-cell table:style-name="ce6" table:formula="of:=ROUND(POWER([.D411]/7;1/[.$K$1])*255;0)" office:value-type="float" office:value="222" calcext:value-type="float">
            <text:p>222</text:p>
          </table:table-cell>
          <table:table-cell table:style-name="ce6" table:formula="of:=ROUND(POWER([.F411]/7;1/[.$K$1])*255;0)" office:value-type="float" office:value="0" calcext:value-type="float">
            <text:p>0</text:p>
          </table:table-cell>
          <table:table-cell table:style-name="ce28" table:formula="of:=CONCATENATE(&quot;#&quot;;DEC2HEX([.H411];2);DEC2HEX([.I411];2);DEC2HEX([.J411];2))" office:value-type="string" office:string-value="#76DE00" calcext:value-type="string">
            <text:p>#76DE00</text:p>
          </table:table-cell>
          <table:table-cell table:style-name="ce32" table:formula="of:=CONCATENATE(IF([.H411]&lt;10;&quot;  &quot;;IF([.H411]&lt;100;&quot; &quot;;&quot;&quot;));[.H411];&quot; &quot;;IF([.I411]&lt;10;&quot;  &quot;;IF([.I411]&lt;100;&quot; &quot;;&quot;&quot;));[.I411];&quot; &quot;;IF([.J411]&lt;10;&quot;  &quot;;IF([.J411]&lt;100;&quot; &quot;;&quot;&quot;));[.J411];&quot; &quot;;[.A411];&quot; - &quot;;[.K411])" office:value-type="string" office:string-value="118 222   0 408 - #76DE00" calcext:value-type="string">
            <text:p>118 222 <text:s text:c="2"/>0 408 - #76DE00</text:p>
          </table:table-cell>
          <table:table-cell table:style-name="ce35"/>
          <table:table-cell table:style-name="ce9"/>
          <table:table-cell table:style-name="ce6" table:formula="of:=INDEX([.$N$3:.$N$10];[.E411]+1;1)" office:value-type="float" office:value="116" calcext:value-type="float">
            <text:p>116</text:p>
          </table:table-cell>
          <table:table-cell table:style-name="ce6" table:formula="of:=INDEX([.$N$3:.$N$10];[.D411]+1;1)" office:value-type="float" office:value="225" calcext:value-type="float">
            <text:p>225</text:p>
          </table:table-cell>
          <table:table-cell table:style-name="ce6" table:formula="of:=INDEX([.$N$3:.$N$10];[.F411]+1;1)" office:value-type="float" office:value="0" calcext:value-type="float">
            <text:p>0</text:p>
          </table:table-cell>
          <table:table-cell table:style-name="ce28" table:formula="of:=CONCATENATE(&quot;#&quot;;DEC2HEX([.O411];2);DEC2HEX([.P411];2);DEC2HEX([.Q411];2))" office:value-type="string" office:string-value="#74E100" calcext:value-type="string">
            <text:p>#74E100</text:p>
          </table:table-cell>
          <table:table-cell table:style-name="ce32" table:formula="of:=CONCATENATE(IF([.O411]&lt;10;&quot;  &quot;;IF([.O411]&lt;100;&quot; &quot;;&quot;&quot;));[.O411];&quot; &quot;;IF([.P411]&lt;10;&quot;  &quot;;IF([.P411]&lt;100;&quot; &quot;;&quot;&quot;));[.P411];&quot; &quot;;IF([.Q411]&lt;10;&quot;  &quot;;IF([.Q411]&lt;100;&quot; &quot;;&quot;&quot;));[.Q411];&quot; &quot;;[.A411];&quot; - &quot;;[.R411])" office:value-type="string" office:string-value="116 225   0 408 - #74E100" calcext:value-type="string">
            <text:p>116 225 <text:s text:c="2"/>0 408 - #74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8" calcext:value-type="float">
            <text:p>4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6"/>
          <table:table-cell table:style-name="ce45"/>
          <table:table-cell table:style-name="ce50" table:formula="of:=BITAND(BITRSHIFT([.A412];6);HEX2DEC(&quot;7&quot;))" office:value-type="float" office:value="6" calcext:value-type="float">
            <text:p>6</text:p>
          </table:table-cell>
          <table:table-cell table:style-name="ce3" table:formula="of:=BITAND(BITRSHIFT([.A412];3);HEX2DEC(&quot;7&quot;))" office:value-type="float" office:value="3" calcext:value-type="float">
            <text:p>3</text:p>
          </table:table-cell>
          <table:table-cell table:style-name="ce57" table:formula="of:=BITAND([.A41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12]/7;1/[.$K$1])*255;0)" office:value-type="float" office:value="118" calcext:value-type="float">
            <text:p>118</text:p>
          </table:table-cell>
          <table:table-cell table:style-name="ce6" table:formula="of:=ROUND(POWER([.D412]/7;1/[.$K$1])*255;0)" office:value-type="float" office:value="222" calcext:value-type="float">
            <text:p>222</text:p>
          </table:table-cell>
          <table:table-cell table:style-name="ce6" table:formula="of:=ROUND(POWER([.F412]/7;1/[.$K$1])*255;0)" office:value-type="float" office:value="43" calcext:value-type="float">
            <text:p>43</text:p>
          </table:table-cell>
          <table:table-cell table:style-name="ce28" table:formula="of:=CONCATENATE(&quot;#&quot;;DEC2HEX([.H412];2);DEC2HEX([.I412];2);DEC2HEX([.J412];2))" office:value-type="string" office:string-value="#76DE2B" calcext:value-type="string">
            <text:p>#76DE2B</text:p>
          </table:table-cell>
          <table:table-cell table:style-name="ce32" table:formula="of:=CONCATENATE(IF([.H412]&lt;10;&quot;  &quot;;IF([.H412]&lt;100;&quot; &quot;;&quot;&quot;));[.H412];&quot; &quot;;IF([.I412]&lt;10;&quot;  &quot;;IF([.I412]&lt;100;&quot; &quot;;&quot;&quot;));[.I412];&quot; &quot;;IF([.J412]&lt;10;&quot;  &quot;;IF([.J412]&lt;100;&quot; &quot;;&quot;&quot;));[.J412];&quot; &quot;;[.A412];&quot; - &quot;;[.K412])" office:value-type="string" office:string-value="118 222  43 409 - #76DE2B" calcext:value-type="string">
            <text:p>118 222 <text:s/>43 409 - #76DE2B</text:p>
          </table:table-cell>
          <table:table-cell table:style-name="ce35"/>
          <table:table-cell table:style-name="ce9"/>
          <table:table-cell table:style-name="ce6" table:formula="of:=INDEX([.$N$3:.$N$10];[.E412]+1;1)" office:value-type="float" office:value="116" calcext:value-type="float">
            <text:p>116</text:p>
          </table:table-cell>
          <table:table-cell table:style-name="ce6" table:formula="of:=INDEX([.$N$3:.$N$10];[.D412]+1;1)" office:value-type="float" office:value="225" calcext:value-type="float">
            <text:p>225</text:p>
          </table:table-cell>
          <table:table-cell table:style-name="ce6" table:formula="of:=INDEX([.$N$3:.$N$10];[.F412]+1;1)" office:value-type="float" office:value="40" calcext:value-type="float">
            <text:p>40</text:p>
          </table:table-cell>
          <table:table-cell table:style-name="ce28" table:formula="of:=CONCATENATE(&quot;#&quot;;DEC2HEX([.O412];2);DEC2HEX([.P412];2);DEC2HEX([.Q412];2))" office:value-type="string" office:string-value="#74E128" calcext:value-type="string">
            <text:p>#74E128</text:p>
          </table:table-cell>
          <table:table-cell table:style-name="ce32" table:formula="of:=CONCATENATE(IF([.O412]&lt;10;&quot;  &quot;;IF([.O412]&lt;100;&quot; &quot;;&quot;&quot;));[.O412];&quot; &quot;;IF([.P412]&lt;10;&quot;  &quot;;IF([.P412]&lt;100;&quot; &quot;;&quot;&quot;));[.P412];&quot; &quot;;IF([.Q412]&lt;10;&quot;  &quot;;IF([.Q412]&lt;100;&quot; &quot;;&quot;&quot;));[.Q412];&quot; &quot;;[.A412];&quot; - &quot;;[.R412])" office:value-type="string" office:string-value="116 225  40 409 - #74E128" calcext:value-type="string">
            <text:p>116 225 <text:s/>40 409 - #74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09" calcext:value-type="float">
            <text:p>4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6"/>
          <table:table-cell table:style-name="ce45"/>
          <table:table-cell table:style-name="ce50" table:formula="of:=BITAND(BITRSHIFT([.A413];6);HEX2DEC(&quot;7&quot;))" office:value-type="float" office:value="6" calcext:value-type="float">
            <text:p>6</text:p>
          </table:table-cell>
          <table:table-cell table:style-name="ce3" table:formula="of:=BITAND(BITRSHIFT([.A413];3);HEX2DEC(&quot;7&quot;))" office:value-type="float" office:value="3" calcext:value-type="float">
            <text:p>3</text:p>
          </table:table-cell>
          <table:table-cell table:style-name="ce57" table:formula="of:=BITAND([.A41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13]/7;1/[.$K$1])*255;0)" office:value-type="float" office:value="118" calcext:value-type="float">
            <text:p>118</text:p>
          </table:table-cell>
          <table:table-cell table:style-name="ce6" table:formula="of:=ROUND(POWER([.D413]/7;1/[.$K$1])*255;0)" office:value-type="float" office:value="222" calcext:value-type="float">
            <text:p>222</text:p>
          </table:table-cell>
          <table:table-cell table:style-name="ce6" table:formula="of:=ROUND(POWER([.F413]/7;1/[.$K$1])*255;0)" office:value-type="float" office:value="82" calcext:value-type="float">
            <text:p>82</text:p>
          </table:table-cell>
          <table:table-cell table:style-name="ce28" table:formula="of:=CONCATENATE(&quot;#&quot;;DEC2HEX([.H413];2);DEC2HEX([.I413];2);DEC2HEX([.J413];2))" office:value-type="string" office:string-value="#76DE52" calcext:value-type="string">
            <text:p>#76DE52</text:p>
          </table:table-cell>
          <table:table-cell table:style-name="ce32" table:formula="of:=CONCATENATE(IF([.H413]&lt;10;&quot;  &quot;;IF([.H413]&lt;100;&quot; &quot;;&quot;&quot;));[.H413];&quot; &quot;;IF([.I413]&lt;10;&quot;  &quot;;IF([.I413]&lt;100;&quot; &quot;;&quot;&quot;));[.I413];&quot; &quot;;IF([.J413]&lt;10;&quot;  &quot;;IF([.J413]&lt;100;&quot; &quot;;&quot;&quot;));[.J413];&quot; &quot;;[.A413];&quot; - &quot;;[.K413])" office:value-type="string" office:string-value="118 222  82 410 - #76DE52" calcext:value-type="string">
            <text:p>118 222 <text:s/>82 410 - #76DE52</text:p>
          </table:table-cell>
          <table:table-cell table:style-name="ce35"/>
          <table:table-cell table:style-name="ce9"/>
          <table:table-cell table:style-name="ce6" table:formula="of:=INDEX([.$N$3:.$N$10];[.E413]+1;1)" office:value-type="float" office:value="116" calcext:value-type="float">
            <text:p>116</text:p>
          </table:table-cell>
          <table:table-cell table:style-name="ce6" table:formula="of:=INDEX([.$N$3:.$N$10];[.D413]+1;1)" office:value-type="float" office:value="225" calcext:value-type="float">
            <text:p>225</text:p>
          </table:table-cell>
          <table:table-cell table:style-name="ce6" table:formula="of:=INDEX([.$N$3:.$N$10];[.F413]+1;1)" office:value-type="float" office:value="83" calcext:value-type="float">
            <text:p>83</text:p>
          </table:table-cell>
          <table:table-cell table:style-name="ce28" table:formula="of:=CONCATENATE(&quot;#&quot;;DEC2HEX([.O413];2);DEC2HEX([.P413];2);DEC2HEX([.Q413];2))" office:value-type="string" office:string-value="#74E153" calcext:value-type="string">
            <text:p>#74E153</text:p>
          </table:table-cell>
          <table:table-cell table:style-name="ce32" table:formula="of:=CONCATENATE(IF([.O413]&lt;10;&quot;  &quot;;IF([.O413]&lt;100;&quot; &quot;;&quot;&quot;));[.O413];&quot; &quot;;IF([.P413]&lt;10;&quot;  &quot;;IF([.P413]&lt;100;&quot; &quot;;&quot;&quot;));[.P413];&quot; &quot;;IF([.Q413]&lt;10;&quot;  &quot;;IF([.Q413]&lt;100;&quot; &quot;;&quot;&quot;));[.Q413];&quot; &quot;;[.A413];&quot; - &quot;;[.R413])" office:value-type="string" office:string-value="116 225  83 410 - #74E153" calcext:value-type="string">
            <text:p>116 225 <text:s/>83 410 - #74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0" calcext:value-type="float">
            <text:p>4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6"/>
          <table:table-cell table:style-name="ce45"/>
          <table:table-cell table:style-name="ce50" table:formula="of:=BITAND(BITRSHIFT([.A414];6);HEX2DEC(&quot;7&quot;))" office:value-type="float" office:value="6" calcext:value-type="float">
            <text:p>6</text:p>
          </table:table-cell>
          <table:table-cell table:style-name="ce3" table:formula="of:=BITAND(BITRSHIFT([.A414];3);HEX2DEC(&quot;7&quot;))" office:value-type="float" office:value="3" calcext:value-type="float">
            <text:p>3</text:p>
          </table:table-cell>
          <table:table-cell table:style-name="ce57" table:formula="of:=BITAND([.A41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14]/7;1/[.$K$1])*255;0)" office:value-type="float" office:value="118" calcext:value-type="float">
            <text:p>118</text:p>
          </table:table-cell>
          <table:table-cell table:style-name="ce6" table:formula="of:=ROUND(POWER([.D414]/7;1/[.$K$1])*255;0)" office:value-type="float" office:value="222" calcext:value-type="float">
            <text:p>222</text:p>
          </table:table-cell>
          <table:table-cell table:style-name="ce6" table:formula="of:=ROUND(POWER([.F414]/7;1/[.$K$1])*255;0)" office:value-type="float" office:value="118" calcext:value-type="float">
            <text:p>118</text:p>
          </table:table-cell>
          <table:table-cell table:style-name="ce28" table:formula="of:=CONCATENATE(&quot;#&quot;;DEC2HEX([.H414];2);DEC2HEX([.I414];2);DEC2HEX([.J414];2))" office:value-type="string" office:string-value="#76DE76" calcext:value-type="string">
            <text:p>#76DE76</text:p>
          </table:table-cell>
          <table:table-cell table:style-name="ce32" table:formula="of:=CONCATENATE(IF([.H414]&lt;10;&quot;  &quot;;IF([.H414]&lt;100;&quot; &quot;;&quot;&quot;));[.H414];&quot; &quot;;IF([.I414]&lt;10;&quot;  &quot;;IF([.I414]&lt;100;&quot; &quot;;&quot;&quot;));[.I414];&quot; &quot;;IF([.J414]&lt;10;&quot;  &quot;;IF([.J414]&lt;100;&quot; &quot;;&quot;&quot;));[.J414];&quot; &quot;;[.A414];&quot; - &quot;;[.K414])" office:value-type="string" office:string-value="118 222 118 411 - #76DE76" calcext:value-type="string">
            <text:p>118 222 118 411 - #76DE76</text:p>
          </table:table-cell>
          <table:table-cell table:style-name="ce35"/>
          <table:table-cell table:style-name="ce9"/>
          <table:table-cell table:style-name="ce6" table:formula="of:=INDEX([.$N$3:.$N$10];[.E414]+1;1)" office:value-type="float" office:value="116" calcext:value-type="float">
            <text:p>116</text:p>
          </table:table-cell>
          <table:table-cell table:style-name="ce6" table:formula="of:=INDEX([.$N$3:.$N$10];[.D414]+1;1)" office:value-type="float" office:value="225" calcext:value-type="float">
            <text:p>225</text:p>
          </table:table-cell>
          <table:table-cell table:style-name="ce6" table:formula="of:=INDEX([.$N$3:.$N$10];[.F414]+1;1)" office:value-type="float" office:value="116" calcext:value-type="float">
            <text:p>116</text:p>
          </table:table-cell>
          <table:table-cell table:style-name="ce28" table:formula="of:=CONCATENATE(&quot;#&quot;;DEC2HEX([.O414];2);DEC2HEX([.P414];2);DEC2HEX([.Q414];2))" office:value-type="string" office:string-value="#74E174" calcext:value-type="string">
            <text:p>#74E174</text:p>
          </table:table-cell>
          <table:table-cell table:style-name="ce32" table:formula="of:=CONCATENATE(IF([.O414]&lt;10;&quot;  &quot;;IF([.O414]&lt;100;&quot; &quot;;&quot;&quot;));[.O414];&quot; &quot;;IF([.P414]&lt;10;&quot;  &quot;;IF([.P414]&lt;100;&quot; &quot;;&quot;&quot;));[.P414];&quot; &quot;;IF([.Q414]&lt;10;&quot;  &quot;;IF([.Q414]&lt;100;&quot; &quot;;&quot;&quot;));[.Q414];&quot; &quot;;[.A414];&quot; - &quot;;[.R414])" office:value-type="string" office:string-value="116 225 116 411 - #74E174" calcext:value-type="string">
            <text:p>116 225 116 411 - #74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1" calcext:value-type="float">
            <text:p>41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6"/>
          <table:table-cell table:style-name="ce45"/>
          <table:table-cell table:style-name="ce50" table:formula="of:=BITAND(BITRSHIFT([.A415];6);HEX2DEC(&quot;7&quot;))" office:value-type="float" office:value="6" calcext:value-type="float">
            <text:p>6</text:p>
          </table:table-cell>
          <table:table-cell table:style-name="ce3" table:formula="of:=BITAND(BITRSHIFT([.A415];3);HEX2DEC(&quot;7&quot;))" office:value-type="float" office:value="3" calcext:value-type="float">
            <text:p>3</text:p>
          </table:table-cell>
          <table:table-cell table:style-name="ce57" table:formula="of:=BITAND([.A41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15]/7;1/[.$K$1])*255;0)" office:value-type="float" office:value="118" calcext:value-type="float">
            <text:p>118</text:p>
          </table:table-cell>
          <table:table-cell table:style-name="ce6" table:formula="of:=ROUND(POWER([.D415]/7;1/[.$K$1])*255;0)" office:value-type="float" office:value="222" calcext:value-type="float">
            <text:p>222</text:p>
          </table:table-cell>
          <table:table-cell table:style-name="ce6" table:formula="of:=ROUND(POWER([.F415]/7;1/[.$K$1])*255;0)" office:value-type="float" office:value="153" calcext:value-type="float">
            <text:p>153</text:p>
          </table:table-cell>
          <table:table-cell table:style-name="ce28" table:formula="of:=CONCATENATE(&quot;#&quot;;DEC2HEX([.H415];2);DEC2HEX([.I415];2);DEC2HEX([.J415];2))" office:value-type="string" office:string-value="#76DE99" calcext:value-type="string">
            <text:p>#76DE99</text:p>
          </table:table-cell>
          <table:table-cell table:style-name="ce32" table:formula="of:=CONCATENATE(IF([.H415]&lt;10;&quot;  &quot;;IF([.H415]&lt;100;&quot; &quot;;&quot;&quot;));[.H415];&quot; &quot;;IF([.I415]&lt;10;&quot;  &quot;;IF([.I415]&lt;100;&quot; &quot;;&quot;&quot;));[.I415];&quot; &quot;;IF([.J415]&lt;10;&quot;  &quot;;IF([.J415]&lt;100;&quot; &quot;;&quot;&quot;));[.J415];&quot; &quot;;[.A415];&quot; - &quot;;[.K415])" office:value-type="string" office:string-value="118 222 153 412 - #76DE99" calcext:value-type="string">
            <text:p>118 222 153 412 - #76DE99</text:p>
          </table:table-cell>
          <table:table-cell table:style-name="ce35"/>
          <table:table-cell table:style-name="ce9"/>
          <table:table-cell table:style-name="ce6" table:formula="of:=INDEX([.$N$3:.$N$10];[.E415]+1;1)" office:value-type="float" office:value="116" calcext:value-type="float">
            <text:p>116</text:p>
          </table:table-cell>
          <table:table-cell table:style-name="ce6" table:formula="of:=INDEX([.$N$3:.$N$10];[.D415]+1;1)" office:value-type="float" office:value="225" calcext:value-type="float">
            <text:p>225</text:p>
          </table:table-cell>
          <table:table-cell table:style-name="ce6" table:formula="of:=INDEX([.$N$3:.$N$10];[.F415]+1;1)" office:value-type="float" office:value="156" calcext:value-type="float">
            <text:p>156</text:p>
          </table:table-cell>
          <table:table-cell table:style-name="ce28" table:formula="of:=CONCATENATE(&quot;#&quot;;DEC2HEX([.O415];2);DEC2HEX([.P415];2);DEC2HEX([.Q415];2))" office:value-type="string" office:string-value="#74E19C" calcext:value-type="string">
            <text:p>#74E19C</text:p>
          </table:table-cell>
          <table:table-cell table:style-name="ce32" table:formula="of:=CONCATENATE(IF([.O415]&lt;10;&quot;  &quot;;IF([.O415]&lt;100;&quot; &quot;;&quot;&quot;));[.O415];&quot; &quot;;IF([.P415]&lt;10;&quot;  &quot;;IF([.P415]&lt;100;&quot; &quot;;&quot;&quot;));[.P415];&quot; &quot;;IF([.Q415]&lt;10;&quot;  &quot;;IF([.Q415]&lt;100;&quot; &quot;;&quot;&quot;));[.Q415];&quot; &quot;;[.A415];&quot; - &quot;;[.R415])" office:value-type="string" office:string-value="116 225 156 412 - #74E19C" calcext:value-type="string">
            <text:p>116 225 156 412 - #74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2" calcext:value-type="float">
            <text:p>41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6"/>
          <table:table-cell table:style-name="ce45"/>
          <table:table-cell table:style-name="ce50" table:formula="of:=BITAND(BITRSHIFT([.A416];6);HEX2DEC(&quot;7&quot;))" office:value-type="float" office:value="6" calcext:value-type="float">
            <text:p>6</text:p>
          </table:table-cell>
          <table:table-cell table:style-name="ce3" table:formula="of:=BITAND(BITRSHIFT([.A416];3);HEX2DEC(&quot;7&quot;))" office:value-type="float" office:value="3" calcext:value-type="float">
            <text:p>3</text:p>
          </table:table-cell>
          <table:table-cell table:style-name="ce57" table:formula="of:=BITAND([.A41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16]/7;1/[.$K$1])*255;0)" office:value-type="float" office:value="118" calcext:value-type="float">
            <text:p>118</text:p>
          </table:table-cell>
          <table:table-cell table:style-name="ce6" table:formula="of:=ROUND(POWER([.D416]/7;1/[.$K$1])*255;0)" office:value-type="float" office:value="222" calcext:value-type="float">
            <text:p>222</text:p>
          </table:table-cell>
          <table:table-cell table:style-name="ce6" table:formula="of:=ROUND(POWER([.F416]/7;1/[.$K$1])*255;0)" office:value-type="float" office:value="188" calcext:value-type="float">
            <text:p>188</text:p>
          </table:table-cell>
          <table:table-cell table:style-name="ce28" table:formula="of:=CONCATENATE(&quot;#&quot;;DEC2HEX([.H416];2);DEC2HEX([.I416];2);DEC2HEX([.J416];2))" office:value-type="string" office:string-value="#76DEBC" calcext:value-type="string">
            <text:p>#76DEBC</text:p>
          </table:table-cell>
          <table:table-cell table:style-name="ce32" table:formula="of:=CONCATENATE(IF([.H416]&lt;10;&quot;  &quot;;IF([.H416]&lt;100;&quot; &quot;;&quot;&quot;));[.H416];&quot; &quot;;IF([.I416]&lt;10;&quot;  &quot;;IF([.I416]&lt;100;&quot; &quot;;&quot;&quot;));[.I416];&quot; &quot;;IF([.J416]&lt;10;&quot;  &quot;;IF([.J416]&lt;100;&quot; &quot;;&quot;&quot;));[.J416];&quot; &quot;;[.A416];&quot; - &quot;;[.K416])" office:value-type="string" office:string-value="118 222 188 413 - #76DEBC" calcext:value-type="string">
            <text:p>118 222 188 413 - #76DEBC</text:p>
          </table:table-cell>
          <table:table-cell table:style-name="ce35"/>
          <table:table-cell table:style-name="ce9"/>
          <table:table-cell table:style-name="ce6" table:formula="of:=INDEX([.$N$3:.$N$10];[.E416]+1;1)" office:value-type="float" office:value="116" calcext:value-type="float">
            <text:p>116</text:p>
          </table:table-cell>
          <table:table-cell table:style-name="ce6" table:formula="of:=INDEX([.$N$3:.$N$10];[.D416]+1;1)" office:value-type="float" office:value="225" calcext:value-type="float">
            <text:p>225</text:p>
          </table:table-cell>
          <table:table-cell table:style-name="ce6" table:formula="of:=INDEX([.$N$3:.$N$10];[.F416]+1;1)" office:value-type="float" office:value="187" calcext:value-type="float">
            <text:p>187</text:p>
          </table:table-cell>
          <table:table-cell table:style-name="ce28" table:formula="of:=CONCATENATE(&quot;#&quot;;DEC2HEX([.O416];2);DEC2HEX([.P416];2);DEC2HEX([.Q416];2))" office:value-type="string" office:string-value="#74E1BB" calcext:value-type="string">
            <text:p>#74E1BB</text:p>
          </table:table-cell>
          <table:table-cell table:style-name="ce32" table:formula="of:=CONCATENATE(IF([.O416]&lt;10;&quot;  &quot;;IF([.O416]&lt;100;&quot; &quot;;&quot;&quot;));[.O416];&quot; &quot;;IF([.P416]&lt;10;&quot;  &quot;;IF([.P416]&lt;100;&quot; &quot;;&quot;&quot;));[.P416];&quot; &quot;;IF([.Q416]&lt;10;&quot;  &quot;;IF([.Q416]&lt;100;&quot; &quot;;&quot;&quot;));[.Q416];&quot; &quot;;[.A416];&quot; - &quot;;[.R416])" office:value-type="string" office:string-value="116 225 187 413 - #74E1BB" calcext:value-type="string">
            <text:p>116 225 187 413 - #74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3" calcext:value-type="float">
            <text:p>41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6"/>
          <table:table-cell table:style-name="ce45"/>
          <table:table-cell table:style-name="ce50" table:formula="of:=BITAND(BITRSHIFT([.A417];6);HEX2DEC(&quot;7&quot;))" office:value-type="float" office:value="6" calcext:value-type="float">
            <text:p>6</text:p>
          </table:table-cell>
          <table:table-cell table:style-name="ce3" table:formula="of:=BITAND(BITRSHIFT([.A417];3);HEX2DEC(&quot;7&quot;))" office:value-type="float" office:value="3" calcext:value-type="float">
            <text:p>3</text:p>
          </table:table-cell>
          <table:table-cell table:style-name="ce57" table:formula="of:=BITAND([.A41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17]/7;1/[.$K$1])*255;0)" office:value-type="float" office:value="118" calcext:value-type="float">
            <text:p>118</text:p>
          </table:table-cell>
          <table:table-cell table:style-name="ce6" table:formula="of:=ROUND(POWER([.D417]/7;1/[.$K$1])*255;0)" office:value-type="float" office:value="222" calcext:value-type="float">
            <text:p>222</text:p>
          </table:table-cell>
          <table:table-cell table:style-name="ce6" table:formula="of:=ROUND(POWER([.F417]/7;1/[.$K$1])*255;0)" office:value-type="float" office:value="222" calcext:value-type="float">
            <text:p>222</text:p>
          </table:table-cell>
          <table:table-cell table:style-name="ce28" table:formula="of:=CONCATENATE(&quot;#&quot;;DEC2HEX([.H417];2);DEC2HEX([.I417];2);DEC2HEX([.J417];2))" office:value-type="string" office:string-value="#76DEDE" calcext:value-type="string">
            <text:p>#76DEDE</text:p>
          </table:table-cell>
          <table:table-cell table:style-name="ce32" table:formula="of:=CONCATENATE(IF([.H417]&lt;10;&quot;  &quot;;IF([.H417]&lt;100;&quot; &quot;;&quot;&quot;));[.H417];&quot; &quot;;IF([.I417]&lt;10;&quot;  &quot;;IF([.I417]&lt;100;&quot; &quot;;&quot;&quot;));[.I417];&quot; &quot;;IF([.J417]&lt;10;&quot;  &quot;;IF([.J417]&lt;100;&quot; &quot;;&quot;&quot;));[.J417];&quot; &quot;;[.A417];&quot; - &quot;;[.K417])" office:value-type="string" office:string-value="118 222 222 414 - #76DEDE" calcext:value-type="string">
            <text:p>118 222 222 414 - #76DEDE</text:p>
          </table:table-cell>
          <table:table-cell table:style-name="ce35"/>
          <table:table-cell table:style-name="ce9"/>
          <table:table-cell table:style-name="ce6" table:formula="of:=INDEX([.$N$3:.$N$10];[.E417]+1;1)" office:value-type="float" office:value="116" calcext:value-type="float">
            <text:p>116</text:p>
          </table:table-cell>
          <table:table-cell table:style-name="ce6" table:formula="of:=INDEX([.$N$3:.$N$10];[.D417]+1;1)" office:value-type="float" office:value="225" calcext:value-type="float">
            <text:p>225</text:p>
          </table:table-cell>
          <table:table-cell table:style-name="ce6" table:formula="of:=INDEX([.$N$3:.$N$10];[.F417]+1;1)" office:value-type="float" office:value="225" calcext:value-type="float">
            <text:p>225</text:p>
          </table:table-cell>
          <table:table-cell table:style-name="ce28" table:formula="of:=CONCATENATE(&quot;#&quot;;DEC2HEX([.O417];2);DEC2HEX([.P417];2);DEC2HEX([.Q417];2))" office:value-type="string" office:string-value="#74E1E1" calcext:value-type="string">
            <text:p>#74E1E1</text:p>
          </table:table-cell>
          <table:table-cell table:style-name="ce32" table:formula="of:=CONCATENATE(IF([.O417]&lt;10;&quot;  &quot;;IF([.O417]&lt;100;&quot; &quot;;&quot;&quot;));[.O417];&quot; &quot;;IF([.P417]&lt;10;&quot;  &quot;;IF([.P417]&lt;100;&quot; &quot;;&quot;&quot;));[.P417];&quot; &quot;;IF([.Q417]&lt;10;&quot;  &quot;;IF([.Q417]&lt;100;&quot; &quot;;&quot;&quot;));[.Q417];&quot; &quot;;[.A417];&quot; - &quot;;[.R417])" office:value-type="string" office:string-value="116 225 225 414 - #74E1E1" calcext:value-type="string">
            <text:p>116 225 225 414 - #74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4" calcext:value-type="float">
            <text:p>41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6"/>
          <table:table-cell table:style-name="ce45"/>
          <table:table-cell table:style-name="ce50" table:formula="of:=BITAND(BITRSHIFT([.A418];6);HEX2DEC(&quot;7&quot;))" office:value-type="float" office:value="6" calcext:value-type="float">
            <text:p>6</text:p>
          </table:table-cell>
          <table:table-cell table:style-name="ce3" table:formula="of:=BITAND(BITRSHIFT([.A418];3);HEX2DEC(&quot;7&quot;))" office:value-type="float" office:value="3" calcext:value-type="float">
            <text:p>3</text:p>
          </table:table-cell>
          <table:table-cell table:style-name="ce57" table:formula="of:=BITAND([.A41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18]/7;1/[.$K$1])*255;0)" office:value-type="float" office:value="118" calcext:value-type="float">
            <text:p>118</text:p>
          </table:table-cell>
          <table:table-cell table:style-name="ce6" table:formula="of:=ROUND(POWER([.D418]/7;1/[.$K$1])*255;0)" office:value-type="float" office:value="222" calcext:value-type="float">
            <text:p>222</text:p>
          </table:table-cell>
          <table:table-cell table:style-name="ce6" table:formula="of:=ROUND(POWER([.F418]/7;1/[.$K$1])*255;0)" office:value-type="float" office:value="255" calcext:value-type="float">
            <text:p>255</text:p>
          </table:table-cell>
          <table:table-cell table:style-name="ce28" table:formula="of:=CONCATENATE(&quot;#&quot;;DEC2HEX([.H418];2);DEC2HEX([.I418];2);DEC2HEX([.J418];2))" office:value-type="string" office:string-value="#76DEFF" calcext:value-type="string">
            <text:p>#76DEFF</text:p>
          </table:table-cell>
          <table:table-cell table:style-name="ce32" table:formula="of:=CONCATENATE(IF([.H418]&lt;10;&quot;  &quot;;IF([.H418]&lt;100;&quot; &quot;;&quot;&quot;));[.H418];&quot; &quot;;IF([.I418]&lt;10;&quot;  &quot;;IF([.I418]&lt;100;&quot; &quot;;&quot;&quot;));[.I418];&quot; &quot;;IF([.J418]&lt;10;&quot;  &quot;;IF([.J418]&lt;100;&quot; &quot;;&quot;&quot;));[.J418];&quot; &quot;;[.A418];&quot; - &quot;;[.K418])" office:value-type="string" office:string-value="118 222 255 415 - #76DEFF" calcext:value-type="string">
            <text:p>118 222 255 415 - #76DEFF</text:p>
          </table:table-cell>
          <table:table-cell table:style-name="ce35"/>
          <table:table-cell table:style-name="ce9"/>
          <table:table-cell table:style-name="ce6" table:formula="of:=INDEX([.$N$3:.$N$10];[.E418]+1;1)" office:value-type="float" office:value="116" calcext:value-type="float">
            <text:p>116</text:p>
          </table:table-cell>
          <table:table-cell table:style-name="ce6" table:formula="of:=INDEX([.$N$3:.$N$10];[.D418]+1;1)" office:value-type="float" office:value="225" calcext:value-type="float">
            <text:p>225</text:p>
          </table:table-cell>
          <table:table-cell table:style-name="ce6" table:formula="of:=INDEX([.$N$3:.$N$10];[.F418]+1;1)" office:value-type="float" office:value="255" calcext:value-type="float">
            <text:p>255</text:p>
          </table:table-cell>
          <table:table-cell table:style-name="ce28" table:formula="of:=CONCATENATE(&quot;#&quot;;DEC2HEX([.O418];2);DEC2HEX([.P418];2);DEC2HEX([.Q418];2))" office:value-type="string" office:string-value="#74E1FF" calcext:value-type="string">
            <text:p>#74E1FF</text:p>
          </table:table-cell>
          <table:table-cell table:style-name="ce32" table:formula="of:=CONCATENATE(IF([.O418]&lt;10;&quot;  &quot;;IF([.O418]&lt;100;&quot; &quot;;&quot;&quot;));[.O418];&quot; &quot;;IF([.P418]&lt;10;&quot;  &quot;;IF([.P418]&lt;100;&quot; &quot;;&quot;&quot;));[.P418];&quot; &quot;;IF([.Q418]&lt;10;&quot;  &quot;;IF([.Q418]&lt;100;&quot; &quot;;&quot;&quot;));[.Q418];&quot; &quot;;[.A418];&quot; - &quot;;[.R418])" office:value-type="string" office:string-value="116 225 255 415 - #74E1FF" calcext:value-type="string">
            <text:p>116 225 255 415 - #74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5" calcext:value-type="float">
            <text:p>41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6"/>
          <table:table-cell table:style-name="ce45"/>
          <table:table-cell table:style-name="ce50" table:formula="of:=BITAND(BITRSHIFT([.A419];6);HEX2DEC(&quot;7&quot;))" office:value-type="float" office:value="6" calcext:value-type="float">
            <text:p>6</text:p>
          </table:table-cell>
          <table:table-cell table:style-name="ce3" table:formula="of:=BITAND(BITRSHIFT([.A419];3);HEX2DEC(&quot;7&quot;))" office:value-type="float" office:value="4" calcext:value-type="float">
            <text:p>4</text:p>
          </table:table-cell>
          <table:table-cell table:style-name="ce57" table:formula="of:=BITAND([.A41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19]/7;1/[.$K$1])*255;0)" office:value-type="float" office:value="153" calcext:value-type="float">
            <text:p>153</text:p>
          </table:table-cell>
          <table:table-cell table:style-name="ce6" table:formula="of:=ROUND(POWER([.D419]/7;1/[.$K$1])*255;0)" office:value-type="float" office:value="222" calcext:value-type="float">
            <text:p>222</text:p>
          </table:table-cell>
          <table:table-cell table:style-name="ce6" table:formula="of:=ROUND(POWER([.F419]/7;1/[.$K$1])*255;0)" office:value-type="float" office:value="0" calcext:value-type="float">
            <text:p>0</text:p>
          </table:table-cell>
          <table:table-cell table:style-name="ce28" table:formula="of:=CONCATENATE(&quot;#&quot;;DEC2HEX([.H419];2);DEC2HEX([.I419];2);DEC2HEX([.J419];2))" office:value-type="string" office:string-value="#99DE00" calcext:value-type="string">
            <text:p>#99DE00</text:p>
          </table:table-cell>
          <table:table-cell table:style-name="ce32" table:formula="of:=CONCATENATE(IF([.H419]&lt;10;&quot;  &quot;;IF([.H419]&lt;100;&quot; &quot;;&quot;&quot;));[.H419];&quot; &quot;;IF([.I419]&lt;10;&quot;  &quot;;IF([.I419]&lt;100;&quot; &quot;;&quot;&quot;));[.I419];&quot; &quot;;IF([.J419]&lt;10;&quot;  &quot;;IF([.J419]&lt;100;&quot; &quot;;&quot;&quot;));[.J419];&quot; &quot;;[.A419];&quot; - &quot;;[.K419])" office:value-type="string" office:string-value="153 222   0 416 - #99DE00" calcext:value-type="string">
            <text:p>153 222 <text:s text:c="2"/>0 416 - #99DE00</text:p>
          </table:table-cell>
          <table:table-cell table:style-name="ce35"/>
          <table:table-cell table:style-name="ce9"/>
          <table:table-cell table:style-name="ce6" table:formula="of:=INDEX([.$N$3:.$N$10];[.E419]+1;1)" office:value-type="float" office:value="156" calcext:value-type="float">
            <text:p>156</text:p>
          </table:table-cell>
          <table:table-cell table:style-name="ce6" table:formula="of:=INDEX([.$N$3:.$N$10];[.D419]+1;1)" office:value-type="float" office:value="225" calcext:value-type="float">
            <text:p>225</text:p>
          </table:table-cell>
          <table:table-cell table:style-name="ce6" table:formula="of:=INDEX([.$N$3:.$N$10];[.F419]+1;1)" office:value-type="float" office:value="0" calcext:value-type="float">
            <text:p>0</text:p>
          </table:table-cell>
          <table:table-cell table:style-name="ce28" table:formula="of:=CONCATENATE(&quot;#&quot;;DEC2HEX([.O419];2);DEC2HEX([.P419];2);DEC2HEX([.Q419];2))" office:value-type="string" office:string-value="#9CE100" calcext:value-type="string">
            <text:p>#9CE100</text:p>
          </table:table-cell>
          <table:table-cell table:style-name="ce32" table:formula="of:=CONCATENATE(IF([.O419]&lt;10;&quot;  &quot;;IF([.O419]&lt;100;&quot; &quot;;&quot;&quot;));[.O419];&quot; &quot;;IF([.P419]&lt;10;&quot;  &quot;;IF([.P419]&lt;100;&quot; &quot;;&quot;&quot;));[.P419];&quot; &quot;;IF([.Q419]&lt;10;&quot;  &quot;;IF([.Q419]&lt;100;&quot; &quot;;&quot;&quot;));[.Q419];&quot; &quot;;[.A419];&quot; - &quot;;[.R419])" office:value-type="string" office:string-value="156 225   0 416 - #9CE100" calcext:value-type="string">
            <text:p>156 225 <text:s text:c="2"/>0 416 - #9C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6" calcext:value-type="float">
            <text:p>41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6"/>
          <table:table-cell table:style-name="ce45"/>
          <table:table-cell table:style-name="ce50" table:formula="of:=BITAND(BITRSHIFT([.A420];6);HEX2DEC(&quot;7&quot;))" office:value-type="float" office:value="6" calcext:value-type="float">
            <text:p>6</text:p>
          </table:table-cell>
          <table:table-cell table:style-name="ce3" table:formula="of:=BITAND(BITRSHIFT([.A420];3);HEX2DEC(&quot;7&quot;))" office:value-type="float" office:value="4" calcext:value-type="float">
            <text:p>4</text:p>
          </table:table-cell>
          <table:table-cell table:style-name="ce57" table:formula="of:=BITAND([.A42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20]/7;1/[.$K$1])*255;0)" office:value-type="float" office:value="153" calcext:value-type="float">
            <text:p>153</text:p>
          </table:table-cell>
          <table:table-cell table:style-name="ce6" table:formula="of:=ROUND(POWER([.D420]/7;1/[.$K$1])*255;0)" office:value-type="float" office:value="222" calcext:value-type="float">
            <text:p>222</text:p>
          </table:table-cell>
          <table:table-cell table:style-name="ce6" table:formula="of:=ROUND(POWER([.F420]/7;1/[.$K$1])*255;0)" office:value-type="float" office:value="43" calcext:value-type="float">
            <text:p>43</text:p>
          </table:table-cell>
          <table:table-cell table:style-name="ce28" table:formula="of:=CONCATENATE(&quot;#&quot;;DEC2HEX([.H420];2);DEC2HEX([.I420];2);DEC2HEX([.J420];2))" office:value-type="string" office:string-value="#99DE2B" calcext:value-type="string">
            <text:p>#99DE2B</text:p>
          </table:table-cell>
          <table:table-cell table:style-name="ce32" table:formula="of:=CONCATENATE(IF([.H420]&lt;10;&quot;  &quot;;IF([.H420]&lt;100;&quot; &quot;;&quot;&quot;));[.H420];&quot; &quot;;IF([.I420]&lt;10;&quot;  &quot;;IF([.I420]&lt;100;&quot; &quot;;&quot;&quot;));[.I420];&quot; &quot;;IF([.J420]&lt;10;&quot;  &quot;;IF([.J420]&lt;100;&quot; &quot;;&quot;&quot;));[.J420];&quot; &quot;;[.A420];&quot; - &quot;;[.K420])" office:value-type="string" office:string-value="153 222  43 417 - #99DE2B" calcext:value-type="string">
            <text:p>153 222 <text:s/>43 417 - #99DE2B</text:p>
          </table:table-cell>
          <table:table-cell table:style-name="ce35"/>
          <table:table-cell table:style-name="ce9"/>
          <table:table-cell table:style-name="ce6" table:formula="of:=INDEX([.$N$3:.$N$10];[.E420]+1;1)" office:value-type="float" office:value="156" calcext:value-type="float">
            <text:p>156</text:p>
          </table:table-cell>
          <table:table-cell table:style-name="ce6" table:formula="of:=INDEX([.$N$3:.$N$10];[.D420]+1;1)" office:value-type="float" office:value="225" calcext:value-type="float">
            <text:p>225</text:p>
          </table:table-cell>
          <table:table-cell table:style-name="ce6" table:formula="of:=INDEX([.$N$3:.$N$10];[.F420]+1;1)" office:value-type="float" office:value="40" calcext:value-type="float">
            <text:p>40</text:p>
          </table:table-cell>
          <table:table-cell table:style-name="ce28" table:formula="of:=CONCATENATE(&quot;#&quot;;DEC2HEX([.O420];2);DEC2HEX([.P420];2);DEC2HEX([.Q420];2))" office:value-type="string" office:string-value="#9CE128" calcext:value-type="string">
            <text:p>#9CE128</text:p>
          </table:table-cell>
          <table:table-cell table:style-name="ce32" table:formula="of:=CONCATENATE(IF([.O420]&lt;10;&quot;  &quot;;IF([.O420]&lt;100;&quot; &quot;;&quot;&quot;));[.O420];&quot; &quot;;IF([.P420]&lt;10;&quot;  &quot;;IF([.P420]&lt;100;&quot; &quot;;&quot;&quot;));[.P420];&quot; &quot;;IF([.Q420]&lt;10;&quot;  &quot;;IF([.Q420]&lt;100;&quot; &quot;;&quot;&quot;));[.Q420];&quot; &quot;;[.A420];&quot; - &quot;;[.R420])" office:value-type="string" office:string-value="156 225  40 417 - #9CE128" calcext:value-type="string">
            <text:p>156 225 <text:s/>40 417 - #9C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7" calcext:value-type="float">
            <text:p>41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8" calcext:value-type="float">
            <text:p>418</text:p>
          </table:table-cell>
          <table:table-cell table:style-name="ce6"/>
          <table:table-cell table:style-name="ce45"/>
          <table:table-cell table:style-name="ce50" table:formula="of:=BITAND(BITRSHIFT([.A421];6);HEX2DEC(&quot;7&quot;))" office:value-type="float" office:value="6" calcext:value-type="float">
            <text:p>6</text:p>
          </table:table-cell>
          <table:table-cell table:style-name="ce3" table:formula="of:=BITAND(BITRSHIFT([.A421];3);HEX2DEC(&quot;7&quot;))" office:value-type="float" office:value="4" calcext:value-type="float">
            <text:p>4</text:p>
          </table:table-cell>
          <table:table-cell table:style-name="ce57" table:formula="of:=BITAND([.A42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21]/7;1/[.$K$1])*255;0)" office:value-type="float" office:value="153" calcext:value-type="float">
            <text:p>153</text:p>
          </table:table-cell>
          <table:table-cell table:style-name="ce6" table:formula="of:=ROUND(POWER([.D421]/7;1/[.$K$1])*255;0)" office:value-type="float" office:value="222" calcext:value-type="float">
            <text:p>222</text:p>
          </table:table-cell>
          <table:table-cell table:style-name="ce6" table:formula="of:=ROUND(POWER([.F421]/7;1/[.$K$1])*255;0)" office:value-type="float" office:value="82" calcext:value-type="float">
            <text:p>82</text:p>
          </table:table-cell>
          <table:table-cell table:style-name="ce28" table:formula="of:=CONCATENATE(&quot;#&quot;;DEC2HEX([.H421];2);DEC2HEX([.I421];2);DEC2HEX([.J421];2))" office:value-type="string" office:string-value="#99DE52" calcext:value-type="string">
            <text:p>#99DE52</text:p>
          </table:table-cell>
          <table:table-cell table:style-name="ce32" table:formula="of:=CONCATENATE(IF([.H421]&lt;10;&quot;  &quot;;IF([.H421]&lt;100;&quot; &quot;;&quot;&quot;));[.H421];&quot; &quot;;IF([.I421]&lt;10;&quot;  &quot;;IF([.I421]&lt;100;&quot; &quot;;&quot;&quot;));[.I421];&quot; &quot;;IF([.J421]&lt;10;&quot;  &quot;;IF([.J421]&lt;100;&quot; &quot;;&quot;&quot;));[.J421];&quot; &quot;;[.A421];&quot; - &quot;;[.K421])" office:value-type="string" office:string-value="153 222  82 418 - #99DE52" calcext:value-type="string">
            <text:p>153 222 <text:s/>82 418 - #99DE52</text:p>
          </table:table-cell>
          <table:table-cell table:style-name="ce35"/>
          <table:table-cell table:style-name="ce9"/>
          <table:table-cell table:style-name="ce6" table:formula="of:=INDEX([.$N$3:.$N$10];[.E421]+1;1)" office:value-type="float" office:value="156" calcext:value-type="float">
            <text:p>156</text:p>
          </table:table-cell>
          <table:table-cell table:style-name="ce6" table:formula="of:=INDEX([.$N$3:.$N$10];[.D421]+1;1)" office:value-type="float" office:value="225" calcext:value-type="float">
            <text:p>225</text:p>
          </table:table-cell>
          <table:table-cell table:style-name="ce6" table:formula="of:=INDEX([.$N$3:.$N$10];[.F421]+1;1)" office:value-type="float" office:value="83" calcext:value-type="float">
            <text:p>83</text:p>
          </table:table-cell>
          <table:table-cell table:style-name="ce28" table:formula="of:=CONCATENATE(&quot;#&quot;;DEC2HEX([.O421];2);DEC2HEX([.P421];2);DEC2HEX([.Q421];2))" office:value-type="string" office:string-value="#9CE153" calcext:value-type="string">
            <text:p>#9CE153</text:p>
          </table:table-cell>
          <table:table-cell table:style-name="ce32" table:formula="of:=CONCATENATE(IF([.O421]&lt;10;&quot;  &quot;;IF([.O421]&lt;100;&quot; &quot;;&quot;&quot;));[.O421];&quot; &quot;;IF([.P421]&lt;10;&quot;  &quot;;IF([.P421]&lt;100;&quot; &quot;;&quot;&quot;));[.P421];&quot; &quot;;IF([.Q421]&lt;10;&quot;  &quot;;IF([.Q421]&lt;100;&quot; &quot;;&quot;&quot;));[.Q421];&quot; &quot;;[.A421];&quot; - &quot;;[.R421])" office:value-type="string" office:string-value="156 225  83 418 - #9CE153" calcext:value-type="string">
            <text:p>156 225 <text:s/>83 418 - #9C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8" calcext:value-type="float">
            <text:p>41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6"/>
          <table:table-cell table:style-name="ce45"/>
          <table:table-cell table:style-name="ce50" table:formula="of:=BITAND(BITRSHIFT([.A422];6);HEX2DEC(&quot;7&quot;))" office:value-type="float" office:value="6" calcext:value-type="float">
            <text:p>6</text:p>
          </table:table-cell>
          <table:table-cell table:style-name="ce3" table:formula="of:=BITAND(BITRSHIFT([.A422];3);HEX2DEC(&quot;7&quot;))" office:value-type="float" office:value="4" calcext:value-type="float">
            <text:p>4</text:p>
          </table:table-cell>
          <table:table-cell table:style-name="ce57" table:formula="of:=BITAND([.A42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22]/7;1/[.$K$1])*255;0)" office:value-type="float" office:value="153" calcext:value-type="float">
            <text:p>153</text:p>
          </table:table-cell>
          <table:table-cell table:style-name="ce6" table:formula="of:=ROUND(POWER([.D422]/7;1/[.$K$1])*255;0)" office:value-type="float" office:value="222" calcext:value-type="float">
            <text:p>222</text:p>
          </table:table-cell>
          <table:table-cell table:style-name="ce6" table:formula="of:=ROUND(POWER([.F422]/7;1/[.$K$1])*255;0)" office:value-type="float" office:value="118" calcext:value-type="float">
            <text:p>118</text:p>
          </table:table-cell>
          <table:table-cell table:style-name="ce28" table:formula="of:=CONCATENATE(&quot;#&quot;;DEC2HEX([.H422];2);DEC2HEX([.I422];2);DEC2HEX([.J422];2))" office:value-type="string" office:string-value="#99DE76" calcext:value-type="string">
            <text:p>#99DE76</text:p>
          </table:table-cell>
          <table:table-cell table:style-name="ce32" table:formula="of:=CONCATENATE(IF([.H422]&lt;10;&quot;  &quot;;IF([.H422]&lt;100;&quot; &quot;;&quot;&quot;));[.H422];&quot; &quot;;IF([.I422]&lt;10;&quot;  &quot;;IF([.I422]&lt;100;&quot; &quot;;&quot;&quot;));[.I422];&quot; &quot;;IF([.J422]&lt;10;&quot;  &quot;;IF([.J422]&lt;100;&quot; &quot;;&quot;&quot;));[.J422];&quot; &quot;;[.A422];&quot; - &quot;;[.K422])" office:value-type="string" office:string-value="153 222 118 419 - #99DE76" calcext:value-type="string">
            <text:p>153 222 118 419 - #99DE76</text:p>
          </table:table-cell>
          <table:table-cell table:style-name="ce35"/>
          <table:table-cell table:style-name="ce9"/>
          <table:table-cell table:style-name="ce6" table:formula="of:=INDEX([.$N$3:.$N$10];[.E422]+1;1)" office:value-type="float" office:value="156" calcext:value-type="float">
            <text:p>156</text:p>
          </table:table-cell>
          <table:table-cell table:style-name="ce6" table:formula="of:=INDEX([.$N$3:.$N$10];[.D422]+1;1)" office:value-type="float" office:value="225" calcext:value-type="float">
            <text:p>225</text:p>
          </table:table-cell>
          <table:table-cell table:style-name="ce6" table:formula="of:=INDEX([.$N$3:.$N$10];[.F422]+1;1)" office:value-type="float" office:value="116" calcext:value-type="float">
            <text:p>116</text:p>
          </table:table-cell>
          <table:table-cell table:style-name="ce28" table:formula="of:=CONCATENATE(&quot;#&quot;;DEC2HEX([.O422];2);DEC2HEX([.P422];2);DEC2HEX([.Q422];2))" office:value-type="string" office:string-value="#9CE174" calcext:value-type="string">
            <text:p>#9CE174</text:p>
          </table:table-cell>
          <table:table-cell table:style-name="ce32" table:formula="of:=CONCATENATE(IF([.O422]&lt;10;&quot;  &quot;;IF([.O422]&lt;100;&quot; &quot;;&quot;&quot;));[.O422];&quot; &quot;;IF([.P422]&lt;10;&quot;  &quot;;IF([.P422]&lt;100;&quot; &quot;;&quot;&quot;));[.P422];&quot; &quot;;IF([.Q422]&lt;10;&quot;  &quot;;IF([.Q422]&lt;100;&quot; &quot;;&quot;&quot;));[.Q422];&quot; &quot;;[.A422];&quot; - &quot;;[.R422])" office:value-type="string" office:string-value="156 225 116 419 - #9CE174" calcext:value-type="string">
            <text:p>156 225 116 419 - #9C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19" calcext:value-type="float">
            <text:p>41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6"/>
          <table:table-cell table:style-name="ce45"/>
          <table:table-cell table:style-name="ce50" table:formula="of:=BITAND(BITRSHIFT([.A423];6);HEX2DEC(&quot;7&quot;))" office:value-type="float" office:value="6" calcext:value-type="float">
            <text:p>6</text:p>
          </table:table-cell>
          <table:table-cell table:style-name="ce3" table:formula="of:=BITAND(BITRSHIFT([.A423];3);HEX2DEC(&quot;7&quot;))" office:value-type="float" office:value="4" calcext:value-type="float">
            <text:p>4</text:p>
          </table:table-cell>
          <table:table-cell table:style-name="ce57" table:formula="of:=BITAND([.A42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23]/7;1/[.$K$1])*255;0)" office:value-type="float" office:value="153" calcext:value-type="float">
            <text:p>153</text:p>
          </table:table-cell>
          <table:table-cell table:style-name="ce6" table:formula="of:=ROUND(POWER([.D423]/7;1/[.$K$1])*255;0)" office:value-type="float" office:value="222" calcext:value-type="float">
            <text:p>222</text:p>
          </table:table-cell>
          <table:table-cell table:style-name="ce6" table:formula="of:=ROUND(POWER([.F423]/7;1/[.$K$1])*255;0)" office:value-type="float" office:value="153" calcext:value-type="float">
            <text:p>153</text:p>
          </table:table-cell>
          <table:table-cell table:style-name="ce28" table:formula="of:=CONCATENATE(&quot;#&quot;;DEC2HEX([.H423];2);DEC2HEX([.I423];2);DEC2HEX([.J423];2))" office:value-type="string" office:string-value="#99DE99" calcext:value-type="string">
            <text:p>#99DE99</text:p>
          </table:table-cell>
          <table:table-cell table:style-name="ce32" table:formula="of:=CONCATENATE(IF([.H423]&lt;10;&quot;  &quot;;IF([.H423]&lt;100;&quot; &quot;;&quot;&quot;));[.H423];&quot; &quot;;IF([.I423]&lt;10;&quot;  &quot;;IF([.I423]&lt;100;&quot; &quot;;&quot;&quot;));[.I423];&quot; &quot;;IF([.J423]&lt;10;&quot;  &quot;;IF([.J423]&lt;100;&quot; &quot;;&quot;&quot;));[.J423];&quot; &quot;;[.A423];&quot; - &quot;;[.K423])" office:value-type="string" office:string-value="153 222 153 420 - #99DE99" calcext:value-type="string">
            <text:p>153 222 153 420 - #99DE99</text:p>
          </table:table-cell>
          <table:table-cell table:style-name="ce35"/>
          <table:table-cell table:style-name="ce9"/>
          <table:table-cell table:style-name="ce6" table:formula="of:=INDEX([.$N$3:.$N$10];[.E423]+1;1)" office:value-type="float" office:value="156" calcext:value-type="float">
            <text:p>156</text:p>
          </table:table-cell>
          <table:table-cell table:style-name="ce6" table:formula="of:=INDEX([.$N$3:.$N$10];[.D423]+1;1)" office:value-type="float" office:value="225" calcext:value-type="float">
            <text:p>225</text:p>
          </table:table-cell>
          <table:table-cell table:style-name="ce6" table:formula="of:=INDEX([.$N$3:.$N$10];[.F423]+1;1)" office:value-type="float" office:value="156" calcext:value-type="float">
            <text:p>156</text:p>
          </table:table-cell>
          <table:table-cell table:style-name="ce28" table:formula="of:=CONCATENATE(&quot;#&quot;;DEC2HEX([.O423];2);DEC2HEX([.P423];2);DEC2HEX([.Q423];2))" office:value-type="string" office:string-value="#9CE19C" calcext:value-type="string">
            <text:p>#9CE19C</text:p>
          </table:table-cell>
          <table:table-cell table:style-name="ce32" table:formula="of:=CONCATENATE(IF([.O423]&lt;10;&quot;  &quot;;IF([.O423]&lt;100;&quot; &quot;;&quot;&quot;));[.O423];&quot; &quot;;IF([.P423]&lt;10;&quot;  &quot;;IF([.P423]&lt;100;&quot; &quot;;&quot;&quot;));[.P423];&quot; &quot;;IF([.Q423]&lt;10;&quot;  &quot;;IF([.Q423]&lt;100;&quot; &quot;;&quot;&quot;));[.Q423];&quot; &quot;;[.A423];&quot; - &quot;;[.R423])" office:value-type="string" office:string-value="156 225 156 420 - #9CE19C" calcext:value-type="string">
            <text:p>156 225 156 420 - #9C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0" calcext:value-type="float">
            <text:p>42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6"/>
          <table:table-cell table:style-name="ce45"/>
          <table:table-cell table:style-name="ce50" table:formula="of:=BITAND(BITRSHIFT([.A424];6);HEX2DEC(&quot;7&quot;))" office:value-type="float" office:value="6" calcext:value-type="float">
            <text:p>6</text:p>
          </table:table-cell>
          <table:table-cell table:style-name="ce3" table:formula="of:=BITAND(BITRSHIFT([.A424];3);HEX2DEC(&quot;7&quot;))" office:value-type="float" office:value="4" calcext:value-type="float">
            <text:p>4</text:p>
          </table:table-cell>
          <table:table-cell table:style-name="ce57" table:formula="of:=BITAND([.A42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24]/7;1/[.$K$1])*255;0)" office:value-type="float" office:value="153" calcext:value-type="float">
            <text:p>153</text:p>
          </table:table-cell>
          <table:table-cell table:style-name="ce6" table:formula="of:=ROUND(POWER([.D424]/7;1/[.$K$1])*255;0)" office:value-type="float" office:value="222" calcext:value-type="float">
            <text:p>222</text:p>
          </table:table-cell>
          <table:table-cell table:style-name="ce6" table:formula="of:=ROUND(POWER([.F424]/7;1/[.$K$1])*255;0)" office:value-type="float" office:value="188" calcext:value-type="float">
            <text:p>188</text:p>
          </table:table-cell>
          <table:table-cell table:style-name="ce28" table:formula="of:=CONCATENATE(&quot;#&quot;;DEC2HEX([.H424];2);DEC2HEX([.I424];2);DEC2HEX([.J424];2))" office:value-type="string" office:string-value="#99DEBC" calcext:value-type="string">
            <text:p>#99DEBC</text:p>
          </table:table-cell>
          <table:table-cell table:style-name="ce32" table:formula="of:=CONCATENATE(IF([.H424]&lt;10;&quot;  &quot;;IF([.H424]&lt;100;&quot; &quot;;&quot;&quot;));[.H424];&quot; &quot;;IF([.I424]&lt;10;&quot;  &quot;;IF([.I424]&lt;100;&quot; &quot;;&quot;&quot;));[.I424];&quot; &quot;;IF([.J424]&lt;10;&quot;  &quot;;IF([.J424]&lt;100;&quot; &quot;;&quot;&quot;));[.J424];&quot; &quot;;[.A424];&quot; - &quot;;[.K424])" office:value-type="string" office:string-value="153 222 188 421 - #99DEBC" calcext:value-type="string">
            <text:p>153 222 188 421 - #99DEBC</text:p>
          </table:table-cell>
          <table:table-cell table:style-name="ce35"/>
          <table:table-cell table:style-name="ce9"/>
          <table:table-cell table:style-name="ce6" table:formula="of:=INDEX([.$N$3:.$N$10];[.E424]+1;1)" office:value-type="float" office:value="156" calcext:value-type="float">
            <text:p>156</text:p>
          </table:table-cell>
          <table:table-cell table:style-name="ce6" table:formula="of:=INDEX([.$N$3:.$N$10];[.D424]+1;1)" office:value-type="float" office:value="225" calcext:value-type="float">
            <text:p>225</text:p>
          </table:table-cell>
          <table:table-cell table:style-name="ce6" table:formula="of:=INDEX([.$N$3:.$N$10];[.F424]+1;1)" office:value-type="float" office:value="187" calcext:value-type="float">
            <text:p>187</text:p>
          </table:table-cell>
          <table:table-cell table:style-name="ce28" table:formula="of:=CONCATENATE(&quot;#&quot;;DEC2HEX([.O424];2);DEC2HEX([.P424];2);DEC2HEX([.Q424];2))" office:value-type="string" office:string-value="#9CE1BB" calcext:value-type="string">
            <text:p>#9CE1BB</text:p>
          </table:table-cell>
          <table:table-cell table:style-name="ce32" table:formula="of:=CONCATENATE(IF([.O424]&lt;10;&quot;  &quot;;IF([.O424]&lt;100;&quot; &quot;;&quot;&quot;));[.O424];&quot; &quot;;IF([.P424]&lt;10;&quot;  &quot;;IF([.P424]&lt;100;&quot; &quot;;&quot;&quot;));[.P424];&quot; &quot;;IF([.Q424]&lt;10;&quot;  &quot;;IF([.Q424]&lt;100;&quot; &quot;;&quot;&quot;));[.Q424];&quot; &quot;;[.A424];&quot; - &quot;;[.R424])" office:value-type="string" office:string-value="156 225 187 421 - #9CE1BB" calcext:value-type="string">
            <text:p>156 225 187 421 - #9C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1" calcext:value-type="float">
            <text:p>42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6"/>
          <table:table-cell table:style-name="ce45"/>
          <table:table-cell table:style-name="ce50" table:formula="of:=BITAND(BITRSHIFT([.A425];6);HEX2DEC(&quot;7&quot;))" office:value-type="float" office:value="6" calcext:value-type="float">
            <text:p>6</text:p>
          </table:table-cell>
          <table:table-cell table:style-name="ce3" table:formula="of:=BITAND(BITRSHIFT([.A425];3);HEX2DEC(&quot;7&quot;))" office:value-type="float" office:value="4" calcext:value-type="float">
            <text:p>4</text:p>
          </table:table-cell>
          <table:table-cell table:style-name="ce57" table:formula="of:=BITAND([.A42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25]/7;1/[.$K$1])*255;0)" office:value-type="float" office:value="153" calcext:value-type="float">
            <text:p>153</text:p>
          </table:table-cell>
          <table:table-cell table:style-name="ce6" table:formula="of:=ROUND(POWER([.D425]/7;1/[.$K$1])*255;0)" office:value-type="float" office:value="222" calcext:value-type="float">
            <text:p>222</text:p>
          </table:table-cell>
          <table:table-cell table:style-name="ce6" table:formula="of:=ROUND(POWER([.F425]/7;1/[.$K$1])*255;0)" office:value-type="float" office:value="222" calcext:value-type="float">
            <text:p>222</text:p>
          </table:table-cell>
          <table:table-cell table:style-name="ce28" table:formula="of:=CONCATENATE(&quot;#&quot;;DEC2HEX([.H425];2);DEC2HEX([.I425];2);DEC2HEX([.J425];2))" office:value-type="string" office:string-value="#99DEDE" calcext:value-type="string">
            <text:p>#99DEDE</text:p>
          </table:table-cell>
          <table:table-cell table:style-name="ce32" table:formula="of:=CONCATENATE(IF([.H425]&lt;10;&quot;  &quot;;IF([.H425]&lt;100;&quot; &quot;;&quot;&quot;));[.H425];&quot; &quot;;IF([.I425]&lt;10;&quot;  &quot;;IF([.I425]&lt;100;&quot; &quot;;&quot;&quot;));[.I425];&quot; &quot;;IF([.J425]&lt;10;&quot;  &quot;;IF([.J425]&lt;100;&quot; &quot;;&quot;&quot;));[.J425];&quot; &quot;;[.A425];&quot; - &quot;;[.K425])" office:value-type="string" office:string-value="153 222 222 422 - #99DEDE" calcext:value-type="string">
            <text:p>153 222 222 422 - #99DEDE</text:p>
          </table:table-cell>
          <table:table-cell table:style-name="ce35"/>
          <table:table-cell table:style-name="ce9"/>
          <table:table-cell table:style-name="ce6" table:formula="of:=INDEX([.$N$3:.$N$10];[.E425]+1;1)" office:value-type="float" office:value="156" calcext:value-type="float">
            <text:p>156</text:p>
          </table:table-cell>
          <table:table-cell table:style-name="ce6" table:formula="of:=INDEX([.$N$3:.$N$10];[.D425]+1;1)" office:value-type="float" office:value="225" calcext:value-type="float">
            <text:p>225</text:p>
          </table:table-cell>
          <table:table-cell table:style-name="ce6" table:formula="of:=INDEX([.$N$3:.$N$10];[.F425]+1;1)" office:value-type="float" office:value="225" calcext:value-type="float">
            <text:p>225</text:p>
          </table:table-cell>
          <table:table-cell table:style-name="ce28" table:formula="of:=CONCATENATE(&quot;#&quot;;DEC2HEX([.O425];2);DEC2HEX([.P425];2);DEC2HEX([.Q425];2))" office:value-type="string" office:string-value="#9CE1E1" calcext:value-type="string">
            <text:p>#9CE1E1</text:p>
          </table:table-cell>
          <table:table-cell table:style-name="ce32" table:formula="of:=CONCATENATE(IF([.O425]&lt;10;&quot;  &quot;;IF([.O425]&lt;100;&quot; &quot;;&quot;&quot;));[.O425];&quot; &quot;;IF([.P425]&lt;10;&quot;  &quot;;IF([.P425]&lt;100;&quot; &quot;;&quot;&quot;));[.P425];&quot; &quot;;IF([.Q425]&lt;10;&quot;  &quot;;IF([.Q425]&lt;100;&quot; &quot;;&quot;&quot;));[.Q425];&quot; &quot;;[.A425];&quot; - &quot;;[.R425])" office:value-type="string" office:string-value="156 225 225 422 - #9CE1E1" calcext:value-type="string">
            <text:p>156 225 225 422 - #9C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2" calcext:value-type="float">
            <text:p>42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3" calcext:value-type="float">
            <text:p>423</text:p>
          </table:table-cell>
          <table:table-cell table:style-name="ce6"/>
          <table:table-cell table:style-name="ce45"/>
          <table:table-cell table:style-name="ce50" table:formula="of:=BITAND(BITRSHIFT([.A426];6);HEX2DEC(&quot;7&quot;))" office:value-type="float" office:value="6" calcext:value-type="float">
            <text:p>6</text:p>
          </table:table-cell>
          <table:table-cell table:style-name="ce3" table:formula="of:=BITAND(BITRSHIFT([.A426];3);HEX2DEC(&quot;7&quot;))" office:value-type="float" office:value="4" calcext:value-type="float">
            <text:p>4</text:p>
          </table:table-cell>
          <table:table-cell table:style-name="ce57" table:formula="of:=BITAND([.A42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26]/7;1/[.$K$1])*255;0)" office:value-type="float" office:value="153" calcext:value-type="float">
            <text:p>153</text:p>
          </table:table-cell>
          <table:table-cell table:style-name="ce6" table:formula="of:=ROUND(POWER([.D426]/7;1/[.$K$1])*255;0)" office:value-type="float" office:value="222" calcext:value-type="float">
            <text:p>222</text:p>
          </table:table-cell>
          <table:table-cell table:style-name="ce6" table:formula="of:=ROUND(POWER([.F426]/7;1/[.$K$1])*255;0)" office:value-type="float" office:value="255" calcext:value-type="float">
            <text:p>255</text:p>
          </table:table-cell>
          <table:table-cell table:style-name="ce28" table:formula="of:=CONCATENATE(&quot;#&quot;;DEC2HEX([.H426];2);DEC2HEX([.I426];2);DEC2HEX([.J426];2))" office:value-type="string" office:string-value="#99DEFF" calcext:value-type="string">
            <text:p>#99DEFF</text:p>
          </table:table-cell>
          <table:table-cell table:style-name="ce32" table:formula="of:=CONCATENATE(IF([.H426]&lt;10;&quot;  &quot;;IF([.H426]&lt;100;&quot; &quot;;&quot;&quot;));[.H426];&quot; &quot;;IF([.I426]&lt;10;&quot;  &quot;;IF([.I426]&lt;100;&quot; &quot;;&quot;&quot;));[.I426];&quot; &quot;;IF([.J426]&lt;10;&quot;  &quot;;IF([.J426]&lt;100;&quot; &quot;;&quot;&quot;));[.J426];&quot; &quot;;[.A426];&quot; - &quot;;[.K426])" office:value-type="string" office:string-value="153 222 255 423 - #99DEFF" calcext:value-type="string">
            <text:p>153 222 255 423 - #99DEFF</text:p>
          </table:table-cell>
          <table:table-cell table:style-name="ce35"/>
          <table:table-cell table:style-name="ce9"/>
          <table:table-cell table:style-name="ce6" table:formula="of:=INDEX([.$N$3:.$N$10];[.E426]+1;1)" office:value-type="float" office:value="156" calcext:value-type="float">
            <text:p>156</text:p>
          </table:table-cell>
          <table:table-cell table:style-name="ce6" table:formula="of:=INDEX([.$N$3:.$N$10];[.D426]+1;1)" office:value-type="float" office:value="225" calcext:value-type="float">
            <text:p>225</text:p>
          </table:table-cell>
          <table:table-cell table:style-name="ce6" table:formula="of:=INDEX([.$N$3:.$N$10];[.F426]+1;1)" office:value-type="float" office:value="255" calcext:value-type="float">
            <text:p>255</text:p>
          </table:table-cell>
          <table:table-cell table:style-name="ce28" table:formula="of:=CONCATENATE(&quot;#&quot;;DEC2HEX([.O426];2);DEC2HEX([.P426];2);DEC2HEX([.Q426];2))" office:value-type="string" office:string-value="#9CE1FF" calcext:value-type="string">
            <text:p>#9CE1FF</text:p>
          </table:table-cell>
          <table:table-cell table:style-name="ce32" table:formula="of:=CONCATENATE(IF([.O426]&lt;10;&quot;  &quot;;IF([.O426]&lt;100;&quot; &quot;;&quot;&quot;));[.O426];&quot; &quot;;IF([.P426]&lt;10;&quot;  &quot;;IF([.P426]&lt;100;&quot; &quot;;&quot;&quot;));[.P426];&quot; &quot;;IF([.Q426]&lt;10;&quot;  &quot;;IF([.Q426]&lt;100;&quot; &quot;;&quot;&quot;));[.Q426];&quot; &quot;;[.A426];&quot; - &quot;;[.R426])" office:value-type="string" office:string-value="156 225 255 423 - #9CE1FF" calcext:value-type="string">
            <text:p>156 225 255 423 - #9C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3" calcext:value-type="float">
            <text:p>42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6"/>
          <table:table-cell table:style-name="ce45"/>
          <table:table-cell table:style-name="ce50" table:formula="of:=BITAND(BITRSHIFT([.A427];6);HEX2DEC(&quot;7&quot;))" office:value-type="float" office:value="6" calcext:value-type="float">
            <text:p>6</text:p>
          </table:table-cell>
          <table:table-cell table:style-name="ce3" table:formula="of:=BITAND(BITRSHIFT([.A427];3);HEX2DEC(&quot;7&quot;))" office:value-type="float" office:value="5" calcext:value-type="float">
            <text:p>5</text:p>
          </table:table-cell>
          <table:table-cell table:style-name="ce57" table:formula="of:=BITAND([.A42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27]/7;1/[.$K$1])*255;0)" office:value-type="float" office:value="188" calcext:value-type="float">
            <text:p>188</text:p>
          </table:table-cell>
          <table:table-cell table:style-name="ce6" table:formula="of:=ROUND(POWER([.D427]/7;1/[.$K$1])*255;0)" office:value-type="float" office:value="222" calcext:value-type="float">
            <text:p>222</text:p>
          </table:table-cell>
          <table:table-cell table:style-name="ce6" table:formula="of:=ROUND(POWER([.F427]/7;1/[.$K$1])*255;0)" office:value-type="float" office:value="0" calcext:value-type="float">
            <text:p>0</text:p>
          </table:table-cell>
          <table:table-cell table:style-name="ce28" table:formula="of:=CONCATENATE(&quot;#&quot;;DEC2HEX([.H427];2);DEC2HEX([.I427];2);DEC2HEX([.J427];2))" office:value-type="string" office:string-value="#BCDE00" calcext:value-type="string">
            <text:p>#BCDE00</text:p>
          </table:table-cell>
          <table:table-cell table:style-name="ce32" table:formula="of:=CONCATENATE(IF([.H427]&lt;10;&quot;  &quot;;IF([.H427]&lt;100;&quot; &quot;;&quot;&quot;));[.H427];&quot; &quot;;IF([.I427]&lt;10;&quot;  &quot;;IF([.I427]&lt;100;&quot; &quot;;&quot;&quot;));[.I427];&quot; &quot;;IF([.J427]&lt;10;&quot;  &quot;;IF([.J427]&lt;100;&quot; &quot;;&quot;&quot;));[.J427];&quot; &quot;;[.A427];&quot; - &quot;;[.K427])" office:value-type="string" office:string-value="188 222   0 424 - #BCDE00" calcext:value-type="string">
            <text:p>188 222 <text:s text:c="2"/>0 424 - #BCDE00</text:p>
          </table:table-cell>
          <table:table-cell table:style-name="ce35"/>
          <table:table-cell table:style-name="ce9"/>
          <table:table-cell table:style-name="ce6" table:formula="of:=INDEX([.$N$3:.$N$10];[.E427]+1;1)" office:value-type="float" office:value="187" calcext:value-type="float">
            <text:p>187</text:p>
          </table:table-cell>
          <table:table-cell table:style-name="ce6" table:formula="of:=INDEX([.$N$3:.$N$10];[.D427]+1;1)" office:value-type="float" office:value="225" calcext:value-type="float">
            <text:p>225</text:p>
          </table:table-cell>
          <table:table-cell table:style-name="ce6" table:formula="of:=INDEX([.$N$3:.$N$10];[.F427]+1;1)" office:value-type="float" office:value="0" calcext:value-type="float">
            <text:p>0</text:p>
          </table:table-cell>
          <table:table-cell table:style-name="ce28" table:formula="of:=CONCATENATE(&quot;#&quot;;DEC2HEX([.O427];2);DEC2HEX([.P427];2);DEC2HEX([.Q427];2))" office:value-type="string" office:string-value="#BBE100" calcext:value-type="string">
            <text:p>#BBE100</text:p>
          </table:table-cell>
          <table:table-cell table:style-name="ce32" table:formula="of:=CONCATENATE(IF([.O427]&lt;10;&quot;  &quot;;IF([.O427]&lt;100;&quot; &quot;;&quot;&quot;));[.O427];&quot; &quot;;IF([.P427]&lt;10;&quot;  &quot;;IF([.P427]&lt;100;&quot; &quot;;&quot;&quot;));[.P427];&quot; &quot;;IF([.Q427]&lt;10;&quot;  &quot;;IF([.Q427]&lt;100;&quot; &quot;;&quot;&quot;));[.Q427];&quot; &quot;;[.A427];&quot; - &quot;;[.R427])" office:value-type="string" office:string-value="187 225   0 424 - #BBE100" calcext:value-type="string">
            <text:p>187 225 <text:s text:c="2"/>0 424 - #BB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4" calcext:value-type="float">
            <text:p>42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6"/>
          <table:table-cell table:style-name="ce45"/>
          <table:table-cell table:style-name="ce50" table:formula="of:=BITAND(BITRSHIFT([.A428];6);HEX2DEC(&quot;7&quot;))" office:value-type="float" office:value="6" calcext:value-type="float">
            <text:p>6</text:p>
          </table:table-cell>
          <table:table-cell table:style-name="ce3" table:formula="of:=BITAND(BITRSHIFT([.A428];3);HEX2DEC(&quot;7&quot;))" office:value-type="float" office:value="5" calcext:value-type="float">
            <text:p>5</text:p>
          </table:table-cell>
          <table:table-cell table:style-name="ce57" table:formula="of:=BITAND([.A42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28]/7;1/[.$K$1])*255;0)" office:value-type="float" office:value="188" calcext:value-type="float">
            <text:p>188</text:p>
          </table:table-cell>
          <table:table-cell table:style-name="ce6" table:formula="of:=ROUND(POWER([.D428]/7;1/[.$K$1])*255;0)" office:value-type="float" office:value="222" calcext:value-type="float">
            <text:p>222</text:p>
          </table:table-cell>
          <table:table-cell table:style-name="ce6" table:formula="of:=ROUND(POWER([.F428]/7;1/[.$K$1])*255;0)" office:value-type="float" office:value="43" calcext:value-type="float">
            <text:p>43</text:p>
          </table:table-cell>
          <table:table-cell table:style-name="ce28" table:formula="of:=CONCATENATE(&quot;#&quot;;DEC2HEX([.H428];2);DEC2HEX([.I428];2);DEC2HEX([.J428];2))" office:value-type="string" office:string-value="#BCDE2B" calcext:value-type="string">
            <text:p>#BCDE2B</text:p>
          </table:table-cell>
          <table:table-cell table:style-name="ce32" table:formula="of:=CONCATENATE(IF([.H428]&lt;10;&quot;  &quot;;IF([.H428]&lt;100;&quot; &quot;;&quot;&quot;));[.H428];&quot; &quot;;IF([.I428]&lt;10;&quot;  &quot;;IF([.I428]&lt;100;&quot; &quot;;&quot;&quot;));[.I428];&quot; &quot;;IF([.J428]&lt;10;&quot;  &quot;;IF([.J428]&lt;100;&quot; &quot;;&quot;&quot;));[.J428];&quot; &quot;;[.A428];&quot; - &quot;;[.K428])" office:value-type="string" office:string-value="188 222  43 425 - #BCDE2B" calcext:value-type="string">
            <text:p>188 222 <text:s/>43 425 - #BCDE2B</text:p>
          </table:table-cell>
          <table:table-cell table:style-name="ce35"/>
          <table:table-cell table:style-name="ce9"/>
          <table:table-cell table:style-name="ce6" table:formula="of:=INDEX([.$N$3:.$N$10];[.E428]+1;1)" office:value-type="float" office:value="187" calcext:value-type="float">
            <text:p>187</text:p>
          </table:table-cell>
          <table:table-cell table:style-name="ce6" table:formula="of:=INDEX([.$N$3:.$N$10];[.D428]+1;1)" office:value-type="float" office:value="225" calcext:value-type="float">
            <text:p>225</text:p>
          </table:table-cell>
          <table:table-cell table:style-name="ce6" table:formula="of:=INDEX([.$N$3:.$N$10];[.F428]+1;1)" office:value-type="float" office:value="40" calcext:value-type="float">
            <text:p>40</text:p>
          </table:table-cell>
          <table:table-cell table:style-name="ce28" table:formula="of:=CONCATENATE(&quot;#&quot;;DEC2HEX([.O428];2);DEC2HEX([.P428];2);DEC2HEX([.Q428];2))" office:value-type="string" office:string-value="#BBE128" calcext:value-type="string">
            <text:p>#BBE128</text:p>
          </table:table-cell>
          <table:table-cell table:style-name="ce32" table:formula="of:=CONCATENATE(IF([.O428]&lt;10;&quot;  &quot;;IF([.O428]&lt;100;&quot; &quot;;&quot;&quot;));[.O428];&quot; &quot;;IF([.P428]&lt;10;&quot;  &quot;;IF([.P428]&lt;100;&quot; &quot;;&quot;&quot;));[.P428];&quot; &quot;;IF([.Q428]&lt;10;&quot;  &quot;;IF([.Q428]&lt;100;&quot; &quot;;&quot;&quot;));[.Q428];&quot; &quot;;[.A428];&quot; - &quot;;[.R428])" office:value-type="string" office:string-value="187 225  40 425 - #BBE128" calcext:value-type="string">
            <text:p>187 225 <text:s/>40 425 - #BB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5" calcext:value-type="float">
            <text:p>42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6"/>
          <table:table-cell table:style-name="ce45"/>
          <table:table-cell table:style-name="ce50" table:formula="of:=BITAND(BITRSHIFT([.A429];6);HEX2DEC(&quot;7&quot;))" office:value-type="float" office:value="6" calcext:value-type="float">
            <text:p>6</text:p>
          </table:table-cell>
          <table:table-cell table:style-name="ce3" table:formula="of:=BITAND(BITRSHIFT([.A429];3);HEX2DEC(&quot;7&quot;))" office:value-type="float" office:value="5" calcext:value-type="float">
            <text:p>5</text:p>
          </table:table-cell>
          <table:table-cell table:style-name="ce57" table:formula="of:=BITAND([.A42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29]/7;1/[.$K$1])*255;0)" office:value-type="float" office:value="188" calcext:value-type="float">
            <text:p>188</text:p>
          </table:table-cell>
          <table:table-cell table:style-name="ce6" table:formula="of:=ROUND(POWER([.D429]/7;1/[.$K$1])*255;0)" office:value-type="float" office:value="222" calcext:value-type="float">
            <text:p>222</text:p>
          </table:table-cell>
          <table:table-cell table:style-name="ce6" table:formula="of:=ROUND(POWER([.F429]/7;1/[.$K$1])*255;0)" office:value-type="float" office:value="82" calcext:value-type="float">
            <text:p>82</text:p>
          </table:table-cell>
          <table:table-cell table:style-name="ce28" table:formula="of:=CONCATENATE(&quot;#&quot;;DEC2HEX([.H429];2);DEC2HEX([.I429];2);DEC2HEX([.J429];2))" office:value-type="string" office:string-value="#BCDE52" calcext:value-type="string">
            <text:p>#BCDE52</text:p>
          </table:table-cell>
          <table:table-cell table:style-name="ce32" table:formula="of:=CONCATENATE(IF([.H429]&lt;10;&quot;  &quot;;IF([.H429]&lt;100;&quot; &quot;;&quot;&quot;));[.H429];&quot; &quot;;IF([.I429]&lt;10;&quot;  &quot;;IF([.I429]&lt;100;&quot; &quot;;&quot;&quot;));[.I429];&quot; &quot;;IF([.J429]&lt;10;&quot;  &quot;;IF([.J429]&lt;100;&quot; &quot;;&quot;&quot;));[.J429];&quot; &quot;;[.A429];&quot; - &quot;;[.K429])" office:value-type="string" office:string-value="188 222  82 426 - #BCDE52" calcext:value-type="string">
            <text:p>188 222 <text:s/>82 426 - #BCDE52</text:p>
          </table:table-cell>
          <table:table-cell table:style-name="ce35"/>
          <table:table-cell table:style-name="ce9"/>
          <table:table-cell table:style-name="ce6" table:formula="of:=INDEX([.$N$3:.$N$10];[.E429]+1;1)" office:value-type="float" office:value="187" calcext:value-type="float">
            <text:p>187</text:p>
          </table:table-cell>
          <table:table-cell table:style-name="ce6" table:formula="of:=INDEX([.$N$3:.$N$10];[.D429]+1;1)" office:value-type="float" office:value="225" calcext:value-type="float">
            <text:p>225</text:p>
          </table:table-cell>
          <table:table-cell table:style-name="ce6" table:formula="of:=INDEX([.$N$3:.$N$10];[.F429]+1;1)" office:value-type="float" office:value="83" calcext:value-type="float">
            <text:p>83</text:p>
          </table:table-cell>
          <table:table-cell table:style-name="ce28" table:formula="of:=CONCATENATE(&quot;#&quot;;DEC2HEX([.O429];2);DEC2HEX([.P429];2);DEC2HEX([.Q429];2))" office:value-type="string" office:string-value="#BBE153" calcext:value-type="string">
            <text:p>#BBE153</text:p>
          </table:table-cell>
          <table:table-cell table:style-name="ce32" table:formula="of:=CONCATENATE(IF([.O429]&lt;10;&quot;  &quot;;IF([.O429]&lt;100;&quot; &quot;;&quot;&quot;));[.O429];&quot; &quot;;IF([.P429]&lt;10;&quot;  &quot;;IF([.P429]&lt;100;&quot; &quot;;&quot;&quot;));[.P429];&quot; &quot;;IF([.Q429]&lt;10;&quot;  &quot;;IF([.Q429]&lt;100;&quot; &quot;;&quot;&quot;));[.Q429];&quot; &quot;;[.A429];&quot; - &quot;;[.R429])" office:value-type="string" office:string-value="187 225  83 426 - #BBE153" calcext:value-type="string">
            <text:p>187 225 <text:s/>83 426 - #BB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6" calcext:value-type="float">
            <text:p>42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6"/>
          <table:table-cell table:style-name="ce45"/>
          <table:table-cell table:style-name="ce50" table:formula="of:=BITAND(BITRSHIFT([.A430];6);HEX2DEC(&quot;7&quot;))" office:value-type="float" office:value="6" calcext:value-type="float">
            <text:p>6</text:p>
          </table:table-cell>
          <table:table-cell table:style-name="ce3" table:formula="of:=BITAND(BITRSHIFT([.A430];3);HEX2DEC(&quot;7&quot;))" office:value-type="float" office:value="5" calcext:value-type="float">
            <text:p>5</text:p>
          </table:table-cell>
          <table:table-cell table:style-name="ce57" table:formula="of:=BITAND([.A43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30]/7;1/[.$K$1])*255;0)" office:value-type="float" office:value="188" calcext:value-type="float">
            <text:p>188</text:p>
          </table:table-cell>
          <table:table-cell table:style-name="ce6" table:formula="of:=ROUND(POWER([.D430]/7;1/[.$K$1])*255;0)" office:value-type="float" office:value="222" calcext:value-type="float">
            <text:p>222</text:p>
          </table:table-cell>
          <table:table-cell table:style-name="ce6" table:formula="of:=ROUND(POWER([.F430]/7;1/[.$K$1])*255;0)" office:value-type="float" office:value="118" calcext:value-type="float">
            <text:p>118</text:p>
          </table:table-cell>
          <table:table-cell table:style-name="ce28" table:formula="of:=CONCATENATE(&quot;#&quot;;DEC2HEX([.H430];2);DEC2HEX([.I430];2);DEC2HEX([.J430];2))" office:value-type="string" office:string-value="#BCDE76" calcext:value-type="string">
            <text:p>#BCDE76</text:p>
          </table:table-cell>
          <table:table-cell table:style-name="ce32" table:formula="of:=CONCATENATE(IF([.H430]&lt;10;&quot;  &quot;;IF([.H430]&lt;100;&quot; &quot;;&quot;&quot;));[.H430];&quot; &quot;;IF([.I430]&lt;10;&quot;  &quot;;IF([.I430]&lt;100;&quot; &quot;;&quot;&quot;));[.I430];&quot; &quot;;IF([.J430]&lt;10;&quot;  &quot;;IF([.J430]&lt;100;&quot; &quot;;&quot;&quot;));[.J430];&quot; &quot;;[.A430];&quot; - &quot;;[.K430])" office:value-type="string" office:string-value="188 222 118 427 - #BCDE76" calcext:value-type="string">
            <text:p>188 222 118 427 - #BCDE76</text:p>
          </table:table-cell>
          <table:table-cell table:style-name="ce35"/>
          <table:table-cell table:style-name="ce9"/>
          <table:table-cell table:style-name="ce6" table:formula="of:=INDEX([.$N$3:.$N$10];[.E430]+1;1)" office:value-type="float" office:value="187" calcext:value-type="float">
            <text:p>187</text:p>
          </table:table-cell>
          <table:table-cell table:style-name="ce6" table:formula="of:=INDEX([.$N$3:.$N$10];[.D430]+1;1)" office:value-type="float" office:value="225" calcext:value-type="float">
            <text:p>225</text:p>
          </table:table-cell>
          <table:table-cell table:style-name="ce6" table:formula="of:=INDEX([.$N$3:.$N$10];[.F430]+1;1)" office:value-type="float" office:value="116" calcext:value-type="float">
            <text:p>116</text:p>
          </table:table-cell>
          <table:table-cell table:style-name="ce28" table:formula="of:=CONCATENATE(&quot;#&quot;;DEC2HEX([.O430];2);DEC2HEX([.P430];2);DEC2HEX([.Q430];2))" office:value-type="string" office:string-value="#BBE174" calcext:value-type="string">
            <text:p>#BBE174</text:p>
          </table:table-cell>
          <table:table-cell table:style-name="ce32" table:formula="of:=CONCATENATE(IF([.O430]&lt;10;&quot;  &quot;;IF([.O430]&lt;100;&quot; &quot;;&quot;&quot;));[.O430];&quot; &quot;;IF([.P430]&lt;10;&quot;  &quot;;IF([.P430]&lt;100;&quot; &quot;;&quot;&quot;));[.P430];&quot; &quot;;IF([.Q430]&lt;10;&quot;  &quot;;IF([.Q430]&lt;100;&quot; &quot;;&quot;&quot;));[.Q430];&quot; &quot;;[.A430];&quot; - &quot;;[.R430])" office:value-type="string" office:string-value="187 225 116 427 - #BBE174" calcext:value-type="string">
            <text:p>187 225 116 427 - #BB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7" calcext:value-type="float">
            <text:p>42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6"/>
          <table:table-cell table:style-name="ce45"/>
          <table:table-cell table:style-name="ce50" table:formula="of:=BITAND(BITRSHIFT([.A431];6);HEX2DEC(&quot;7&quot;))" office:value-type="float" office:value="6" calcext:value-type="float">
            <text:p>6</text:p>
          </table:table-cell>
          <table:table-cell table:style-name="ce3" table:formula="of:=BITAND(BITRSHIFT([.A431];3);HEX2DEC(&quot;7&quot;))" office:value-type="float" office:value="5" calcext:value-type="float">
            <text:p>5</text:p>
          </table:table-cell>
          <table:table-cell table:style-name="ce57" table:formula="of:=BITAND([.A43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31]/7;1/[.$K$1])*255;0)" office:value-type="float" office:value="188" calcext:value-type="float">
            <text:p>188</text:p>
          </table:table-cell>
          <table:table-cell table:style-name="ce6" table:formula="of:=ROUND(POWER([.D431]/7;1/[.$K$1])*255;0)" office:value-type="float" office:value="222" calcext:value-type="float">
            <text:p>222</text:p>
          </table:table-cell>
          <table:table-cell table:style-name="ce6" table:formula="of:=ROUND(POWER([.F431]/7;1/[.$K$1])*255;0)" office:value-type="float" office:value="153" calcext:value-type="float">
            <text:p>153</text:p>
          </table:table-cell>
          <table:table-cell table:style-name="ce28" table:formula="of:=CONCATENATE(&quot;#&quot;;DEC2HEX([.H431];2);DEC2HEX([.I431];2);DEC2HEX([.J431];2))" office:value-type="string" office:string-value="#BCDE99" calcext:value-type="string">
            <text:p>#BCDE99</text:p>
          </table:table-cell>
          <table:table-cell table:style-name="ce32" table:formula="of:=CONCATENATE(IF([.H431]&lt;10;&quot;  &quot;;IF([.H431]&lt;100;&quot; &quot;;&quot;&quot;));[.H431];&quot; &quot;;IF([.I431]&lt;10;&quot;  &quot;;IF([.I431]&lt;100;&quot; &quot;;&quot;&quot;));[.I431];&quot; &quot;;IF([.J431]&lt;10;&quot;  &quot;;IF([.J431]&lt;100;&quot; &quot;;&quot;&quot;));[.J431];&quot; &quot;;[.A431];&quot; - &quot;;[.K431])" office:value-type="string" office:string-value="188 222 153 428 - #BCDE99" calcext:value-type="string">
            <text:p>188 222 153 428 - #BCDE99</text:p>
          </table:table-cell>
          <table:table-cell table:style-name="ce35"/>
          <table:table-cell table:style-name="ce9"/>
          <table:table-cell table:style-name="ce6" table:formula="of:=INDEX([.$N$3:.$N$10];[.E431]+1;1)" office:value-type="float" office:value="187" calcext:value-type="float">
            <text:p>187</text:p>
          </table:table-cell>
          <table:table-cell table:style-name="ce6" table:formula="of:=INDEX([.$N$3:.$N$10];[.D431]+1;1)" office:value-type="float" office:value="225" calcext:value-type="float">
            <text:p>225</text:p>
          </table:table-cell>
          <table:table-cell table:style-name="ce6" table:formula="of:=INDEX([.$N$3:.$N$10];[.F431]+1;1)" office:value-type="float" office:value="156" calcext:value-type="float">
            <text:p>156</text:p>
          </table:table-cell>
          <table:table-cell table:style-name="ce28" table:formula="of:=CONCATENATE(&quot;#&quot;;DEC2HEX([.O431];2);DEC2HEX([.P431];2);DEC2HEX([.Q431];2))" office:value-type="string" office:string-value="#BBE19C" calcext:value-type="string">
            <text:p>#BBE19C</text:p>
          </table:table-cell>
          <table:table-cell table:style-name="ce32" table:formula="of:=CONCATENATE(IF([.O431]&lt;10;&quot;  &quot;;IF([.O431]&lt;100;&quot; &quot;;&quot;&quot;));[.O431];&quot; &quot;;IF([.P431]&lt;10;&quot;  &quot;;IF([.P431]&lt;100;&quot; &quot;;&quot;&quot;));[.P431];&quot; &quot;;IF([.Q431]&lt;10;&quot;  &quot;;IF([.Q431]&lt;100;&quot; &quot;;&quot;&quot;));[.Q431];&quot; &quot;;[.A431];&quot; - &quot;;[.R431])" office:value-type="string" office:string-value="187 225 156 428 - #BBE19C" calcext:value-type="string">
            <text:p>187 225 156 428 - #BB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8" calcext:value-type="float">
            <text:p>42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6"/>
          <table:table-cell table:style-name="ce45"/>
          <table:table-cell table:style-name="ce50" table:formula="of:=BITAND(BITRSHIFT([.A432];6);HEX2DEC(&quot;7&quot;))" office:value-type="float" office:value="6" calcext:value-type="float">
            <text:p>6</text:p>
          </table:table-cell>
          <table:table-cell table:style-name="ce3" table:formula="of:=BITAND(BITRSHIFT([.A432];3);HEX2DEC(&quot;7&quot;))" office:value-type="float" office:value="5" calcext:value-type="float">
            <text:p>5</text:p>
          </table:table-cell>
          <table:table-cell table:style-name="ce57" table:formula="of:=BITAND([.A43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32]/7;1/[.$K$1])*255;0)" office:value-type="float" office:value="188" calcext:value-type="float">
            <text:p>188</text:p>
          </table:table-cell>
          <table:table-cell table:style-name="ce6" table:formula="of:=ROUND(POWER([.D432]/7;1/[.$K$1])*255;0)" office:value-type="float" office:value="222" calcext:value-type="float">
            <text:p>222</text:p>
          </table:table-cell>
          <table:table-cell table:style-name="ce6" table:formula="of:=ROUND(POWER([.F432]/7;1/[.$K$1])*255;0)" office:value-type="float" office:value="188" calcext:value-type="float">
            <text:p>188</text:p>
          </table:table-cell>
          <table:table-cell table:style-name="ce28" table:formula="of:=CONCATENATE(&quot;#&quot;;DEC2HEX([.H432];2);DEC2HEX([.I432];2);DEC2HEX([.J432];2))" office:value-type="string" office:string-value="#BCDEBC" calcext:value-type="string">
            <text:p>#BCDEBC</text:p>
          </table:table-cell>
          <table:table-cell table:style-name="ce32" table:formula="of:=CONCATENATE(IF([.H432]&lt;10;&quot;  &quot;;IF([.H432]&lt;100;&quot; &quot;;&quot;&quot;));[.H432];&quot; &quot;;IF([.I432]&lt;10;&quot;  &quot;;IF([.I432]&lt;100;&quot; &quot;;&quot;&quot;));[.I432];&quot; &quot;;IF([.J432]&lt;10;&quot;  &quot;;IF([.J432]&lt;100;&quot; &quot;;&quot;&quot;));[.J432];&quot; &quot;;[.A432];&quot; - &quot;;[.K432])" office:value-type="string" office:string-value="188 222 188 429 - #BCDEBC" calcext:value-type="string">
            <text:p>188 222 188 429 - #BCDEBC</text:p>
          </table:table-cell>
          <table:table-cell table:style-name="ce35"/>
          <table:table-cell table:style-name="ce9"/>
          <table:table-cell table:style-name="ce6" table:formula="of:=INDEX([.$N$3:.$N$10];[.E432]+1;1)" office:value-type="float" office:value="187" calcext:value-type="float">
            <text:p>187</text:p>
          </table:table-cell>
          <table:table-cell table:style-name="ce6" table:formula="of:=INDEX([.$N$3:.$N$10];[.D432]+1;1)" office:value-type="float" office:value="225" calcext:value-type="float">
            <text:p>225</text:p>
          </table:table-cell>
          <table:table-cell table:style-name="ce6" table:formula="of:=INDEX([.$N$3:.$N$10];[.F432]+1;1)" office:value-type="float" office:value="187" calcext:value-type="float">
            <text:p>187</text:p>
          </table:table-cell>
          <table:table-cell table:style-name="ce28" table:formula="of:=CONCATENATE(&quot;#&quot;;DEC2HEX([.O432];2);DEC2HEX([.P432];2);DEC2HEX([.Q432];2))" office:value-type="string" office:string-value="#BBE1BB" calcext:value-type="string">
            <text:p>#BBE1BB</text:p>
          </table:table-cell>
          <table:table-cell table:style-name="ce32" table:formula="of:=CONCATENATE(IF([.O432]&lt;10;&quot;  &quot;;IF([.O432]&lt;100;&quot; &quot;;&quot;&quot;));[.O432];&quot; &quot;;IF([.P432]&lt;10;&quot;  &quot;;IF([.P432]&lt;100;&quot; &quot;;&quot;&quot;));[.P432];&quot; &quot;;IF([.Q432]&lt;10;&quot;  &quot;;IF([.Q432]&lt;100;&quot; &quot;;&quot;&quot;));[.Q432];&quot; &quot;;[.A432];&quot; - &quot;;[.R432])" office:value-type="string" office:string-value="187 225 187 429 - #BBE1BB" calcext:value-type="string">
            <text:p>187 225 187 429 - #BB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29" calcext:value-type="float">
            <text:p>42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0" calcext:value-type="float">
            <text:p>430</text:p>
          </table:table-cell>
          <table:table-cell table:style-name="ce6"/>
          <table:table-cell table:style-name="ce45"/>
          <table:table-cell table:style-name="ce50" table:formula="of:=BITAND(BITRSHIFT([.A433];6);HEX2DEC(&quot;7&quot;))" office:value-type="float" office:value="6" calcext:value-type="float">
            <text:p>6</text:p>
          </table:table-cell>
          <table:table-cell table:style-name="ce3" table:formula="of:=BITAND(BITRSHIFT([.A433];3);HEX2DEC(&quot;7&quot;))" office:value-type="float" office:value="5" calcext:value-type="float">
            <text:p>5</text:p>
          </table:table-cell>
          <table:table-cell table:style-name="ce57" table:formula="of:=BITAND([.A43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33]/7;1/[.$K$1])*255;0)" office:value-type="float" office:value="188" calcext:value-type="float">
            <text:p>188</text:p>
          </table:table-cell>
          <table:table-cell table:style-name="ce6" table:formula="of:=ROUND(POWER([.D433]/7;1/[.$K$1])*255;0)" office:value-type="float" office:value="222" calcext:value-type="float">
            <text:p>222</text:p>
          </table:table-cell>
          <table:table-cell table:style-name="ce6" table:formula="of:=ROUND(POWER([.F433]/7;1/[.$K$1])*255;0)" office:value-type="float" office:value="222" calcext:value-type="float">
            <text:p>222</text:p>
          </table:table-cell>
          <table:table-cell table:style-name="ce28" table:formula="of:=CONCATENATE(&quot;#&quot;;DEC2HEX([.H433];2);DEC2HEX([.I433];2);DEC2HEX([.J433];2))" office:value-type="string" office:string-value="#BCDEDE" calcext:value-type="string">
            <text:p>#BCDEDE</text:p>
          </table:table-cell>
          <table:table-cell table:style-name="ce32" table:formula="of:=CONCATENATE(IF([.H433]&lt;10;&quot;  &quot;;IF([.H433]&lt;100;&quot; &quot;;&quot;&quot;));[.H433];&quot; &quot;;IF([.I433]&lt;10;&quot;  &quot;;IF([.I433]&lt;100;&quot; &quot;;&quot;&quot;));[.I433];&quot; &quot;;IF([.J433]&lt;10;&quot;  &quot;;IF([.J433]&lt;100;&quot; &quot;;&quot;&quot;));[.J433];&quot; &quot;;[.A433];&quot; - &quot;;[.K433])" office:value-type="string" office:string-value="188 222 222 430 - #BCDEDE" calcext:value-type="string">
            <text:p>188 222 222 430 - #BCDEDE</text:p>
          </table:table-cell>
          <table:table-cell table:style-name="ce35"/>
          <table:table-cell table:style-name="ce9"/>
          <table:table-cell table:style-name="ce6" table:formula="of:=INDEX([.$N$3:.$N$10];[.E433]+1;1)" office:value-type="float" office:value="187" calcext:value-type="float">
            <text:p>187</text:p>
          </table:table-cell>
          <table:table-cell table:style-name="ce6" table:formula="of:=INDEX([.$N$3:.$N$10];[.D433]+1;1)" office:value-type="float" office:value="225" calcext:value-type="float">
            <text:p>225</text:p>
          </table:table-cell>
          <table:table-cell table:style-name="ce6" table:formula="of:=INDEX([.$N$3:.$N$10];[.F433]+1;1)" office:value-type="float" office:value="225" calcext:value-type="float">
            <text:p>225</text:p>
          </table:table-cell>
          <table:table-cell table:style-name="ce28" table:formula="of:=CONCATENATE(&quot;#&quot;;DEC2HEX([.O433];2);DEC2HEX([.P433];2);DEC2HEX([.Q433];2))" office:value-type="string" office:string-value="#BBE1E1" calcext:value-type="string">
            <text:p>#BBE1E1</text:p>
          </table:table-cell>
          <table:table-cell table:style-name="ce32" table:formula="of:=CONCATENATE(IF([.O433]&lt;10;&quot;  &quot;;IF([.O433]&lt;100;&quot; &quot;;&quot;&quot;));[.O433];&quot; &quot;;IF([.P433]&lt;10;&quot;  &quot;;IF([.P433]&lt;100;&quot; &quot;;&quot;&quot;));[.P433];&quot; &quot;;IF([.Q433]&lt;10;&quot;  &quot;;IF([.Q433]&lt;100;&quot; &quot;;&quot;&quot;));[.Q433];&quot; &quot;;[.A433];&quot; - &quot;;[.R433])" office:value-type="string" office:string-value="187 225 225 430 - #BBE1E1" calcext:value-type="string">
            <text:p>187 225 225 430 - #BB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0" calcext:value-type="float">
            <text:p>43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6"/>
          <table:table-cell table:style-name="ce45"/>
          <table:table-cell table:style-name="ce50" table:formula="of:=BITAND(BITRSHIFT([.A434];6);HEX2DEC(&quot;7&quot;))" office:value-type="float" office:value="6" calcext:value-type="float">
            <text:p>6</text:p>
          </table:table-cell>
          <table:table-cell table:style-name="ce3" table:formula="of:=BITAND(BITRSHIFT([.A434];3);HEX2DEC(&quot;7&quot;))" office:value-type="float" office:value="5" calcext:value-type="float">
            <text:p>5</text:p>
          </table:table-cell>
          <table:table-cell table:style-name="ce57" table:formula="of:=BITAND([.A43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34]/7;1/[.$K$1])*255;0)" office:value-type="float" office:value="188" calcext:value-type="float">
            <text:p>188</text:p>
          </table:table-cell>
          <table:table-cell table:style-name="ce6" table:formula="of:=ROUND(POWER([.D434]/7;1/[.$K$1])*255;0)" office:value-type="float" office:value="222" calcext:value-type="float">
            <text:p>222</text:p>
          </table:table-cell>
          <table:table-cell table:style-name="ce6" table:formula="of:=ROUND(POWER([.F434]/7;1/[.$K$1])*255;0)" office:value-type="float" office:value="255" calcext:value-type="float">
            <text:p>255</text:p>
          </table:table-cell>
          <table:table-cell table:style-name="ce28" table:formula="of:=CONCATENATE(&quot;#&quot;;DEC2HEX([.H434];2);DEC2HEX([.I434];2);DEC2HEX([.J434];2))" office:value-type="string" office:string-value="#BCDEFF" calcext:value-type="string">
            <text:p>#BCDEFF</text:p>
          </table:table-cell>
          <table:table-cell table:style-name="ce32" table:formula="of:=CONCATENATE(IF([.H434]&lt;10;&quot;  &quot;;IF([.H434]&lt;100;&quot; &quot;;&quot;&quot;));[.H434];&quot; &quot;;IF([.I434]&lt;10;&quot;  &quot;;IF([.I434]&lt;100;&quot; &quot;;&quot;&quot;));[.I434];&quot; &quot;;IF([.J434]&lt;10;&quot;  &quot;;IF([.J434]&lt;100;&quot; &quot;;&quot;&quot;));[.J434];&quot; &quot;;[.A434];&quot; - &quot;;[.K434])" office:value-type="string" office:string-value="188 222 255 431 - #BCDEFF" calcext:value-type="string">
            <text:p>188 222 255 431 - #BCDEFF</text:p>
          </table:table-cell>
          <table:table-cell table:style-name="ce35"/>
          <table:table-cell table:style-name="ce9"/>
          <table:table-cell table:style-name="ce6" table:formula="of:=INDEX([.$N$3:.$N$10];[.E434]+1;1)" office:value-type="float" office:value="187" calcext:value-type="float">
            <text:p>187</text:p>
          </table:table-cell>
          <table:table-cell table:style-name="ce6" table:formula="of:=INDEX([.$N$3:.$N$10];[.D434]+1;1)" office:value-type="float" office:value="225" calcext:value-type="float">
            <text:p>225</text:p>
          </table:table-cell>
          <table:table-cell table:style-name="ce6" table:formula="of:=INDEX([.$N$3:.$N$10];[.F434]+1;1)" office:value-type="float" office:value="255" calcext:value-type="float">
            <text:p>255</text:p>
          </table:table-cell>
          <table:table-cell table:style-name="ce28" table:formula="of:=CONCATENATE(&quot;#&quot;;DEC2HEX([.O434];2);DEC2HEX([.P434];2);DEC2HEX([.Q434];2))" office:value-type="string" office:string-value="#BBE1FF" calcext:value-type="string">
            <text:p>#BBE1FF</text:p>
          </table:table-cell>
          <table:table-cell table:style-name="ce32" table:formula="of:=CONCATENATE(IF([.O434]&lt;10;&quot;  &quot;;IF([.O434]&lt;100;&quot; &quot;;&quot;&quot;));[.O434];&quot; &quot;;IF([.P434]&lt;10;&quot;  &quot;;IF([.P434]&lt;100;&quot; &quot;;&quot;&quot;));[.P434];&quot; &quot;;IF([.Q434]&lt;10;&quot;  &quot;;IF([.Q434]&lt;100;&quot; &quot;;&quot;&quot;));[.Q434];&quot; &quot;;[.A434];&quot; - &quot;;[.R434])" office:value-type="string" office:string-value="187 225 255 431 - #BBE1FF" calcext:value-type="string">
            <text:p>187 225 255 431 - #BB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1" calcext:value-type="float">
            <text:p>43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6"/>
          <table:table-cell table:style-name="ce45"/>
          <table:table-cell table:style-name="ce50" table:formula="of:=BITAND(BITRSHIFT([.A435];6);HEX2DEC(&quot;7&quot;))" office:value-type="float" office:value="6" calcext:value-type="float">
            <text:p>6</text:p>
          </table:table-cell>
          <table:table-cell table:style-name="ce3" table:formula="of:=BITAND(BITRSHIFT([.A435];3);HEX2DEC(&quot;7&quot;))" office:value-type="float" office:value="6" calcext:value-type="float">
            <text:p>6</text:p>
          </table:table-cell>
          <table:table-cell table:style-name="ce57" table:formula="of:=BITAND([.A43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35]/7;1/[.$K$1])*255;0)" office:value-type="float" office:value="222" calcext:value-type="float">
            <text:p>222</text:p>
          </table:table-cell>
          <table:table-cell table:style-name="ce6" table:formula="of:=ROUND(POWER([.D435]/7;1/[.$K$1])*255;0)" office:value-type="float" office:value="222" calcext:value-type="float">
            <text:p>222</text:p>
          </table:table-cell>
          <table:table-cell table:style-name="ce6" table:formula="of:=ROUND(POWER([.F435]/7;1/[.$K$1])*255;0)" office:value-type="float" office:value="0" calcext:value-type="float">
            <text:p>0</text:p>
          </table:table-cell>
          <table:table-cell table:style-name="ce28" table:formula="of:=CONCATENATE(&quot;#&quot;;DEC2HEX([.H435];2);DEC2HEX([.I435];2);DEC2HEX([.J435];2))" office:value-type="string" office:string-value="#DEDE00" calcext:value-type="string">
            <text:p>#DEDE00</text:p>
          </table:table-cell>
          <table:table-cell table:style-name="ce32" table:formula="of:=CONCATENATE(IF([.H435]&lt;10;&quot;  &quot;;IF([.H435]&lt;100;&quot; &quot;;&quot;&quot;));[.H435];&quot; &quot;;IF([.I435]&lt;10;&quot;  &quot;;IF([.I435]&lt;100;&quot; &quot;;&quot;&quot;));[.I435];&quot; &quot;;IF([.J435]&lt;10;&quot;  &quot;;IF([.J435]&lt;100;&quot; &quot;;&quot;&quot;));[.J435];&quot; &quot;;[.A435];&quot; - &quot;;[.K435])" office:value-type="string" office:string-value="222 222   0 432 - #DEDE00" calcext:value-type="string">
            <text:p>222 222 <text:s text:c="2"/>0 432 - #DEDE00</text:p>
          </table:table-cell>
          <table:table-cell table:style-name="ce35"/>
          <table:table-cell table:style-name="ce9"/>
          <table:table-cell table:style-name="ce6" table:formula="of:=INDEX([.$N$3:.$N$10];[.E435]+1;1)" office:value-type="float" office:value="225" calcext:value-type="float">
            <text:p>225</text:p>
          </table:table-cell>
          <table:table-cell table:style-name="ce6" table:formula="of:=INDEX([.$N$3:.$N$10];[.D435]+1;1)" office:value-type="float" office:value="225" calcext:value-type="float">
            <text:p>225</text:p>
          </table:table-cell>
          <table:table-cell table:style-name="ce6" table:formula="of:=INDEX([.$N$3:.$N$10];[.F435]+1;1)" office:value-type="float" office:value="0" calcext:value-type="float">
            <text:p>0</text:p>
          </table:table-cell>
          <table:table-cell table:style-name="ce28" table:formula="of:=CONCATENATE(&quot;#&quot;;DEC2HEX([.O435];2);DEC2HEX([.P435];2);DEC2HEX([.Q435];2))" office:value-type="string" office:string-value="#E1E100" calcext:value-type="string">
            <text:p>#E1E100</text:p>
          </table:table-cell>
          <table:table-cell table:style-name="ce32" table:formula="of:=CONCATENATE(IF([.O435]&lt;10;&quot;  &quot;;IF([.O435]&lt;100;&quot; &quot;;&quot;&quot;));[.O435];&quot; &quot;;IF([.P435]&lt;10;&quot;  &quot;;IF([.P435]&lt;100;&quot; &quot;;&quot;&quot;));[.P435];&quot; &quot;;IF([.Q435]&lt;10;&quot;  &quot;;IF([.Q435]&lt;100;&quot; &quot;;&quot;&quot;));[.Q435];&quot; &quot;;[.A435];&quot; - &quot;;[.R435])" office:value-type="string" office:string-value="225 225   0 432 - #E1E100" calcext:value-type="string">
            <text:p>225 225 <text:s text:c="2"/>0 432 - #E1E1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2" calcext:value-type="float">
            <text:p>43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6"/>
          <table:table-cell table:style-name="ce45"/>
          <table:table-cell table:style-name="ce50" table:formula="of:=BITAND(BITRSHIFT([.A436];6);HEX2DEC(&quot;7&quot;))" office:value-type="float" office:value="6" calcext:value-type="float">
            <text:p>6</text:p>
          </table:table-cell>
          <table:table-cell table:style-name="ce3" table:formula="of:=BITAND(BITRSHIFT([.A436];3);HEX2DEC(&quot;7&quot;))" office:value-type="float" office:value="6" calcext:value-type="float">
            <text:p>6</text:p>
          </table:table-cell>
          <table:table-cell table:style-name="ce57" table:formula="of:=BITAND([.A43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36]/7;1/[.$K$1])*255;0)" office:value-type="float" office:value="222" calcext:value-type="float">
            <text:p>222</text:p>
          </table:table-cell>
          <table:table-cell table:style-name="ce6" table:formula="of:=ROUND(POWER([.D436]/7;1/[.$K$1])*255;0)" office:value-type="float" office:value="222" calcext:value-type="float">
            <text:p>222</text:p>
          </table:table-cell>
          <table:table-cell table:style-name="ce6" table:formula="of:=ROUND(POWER([.F436]/7;1/[.$K$1])*255;0)" office:value-type="float" office:value="43" calcext:value-type="float">
            <text:p>43</text:p>
          </table:table-cell>
          <table:table-cell table:style-name="ce28" table:formula="of:=CONCATENATE(&quot;#&quot;;DEC2HEX([.H436];2);DEC2HEX([.I436];2);DEC2HEX([.J436];2))" office:value-type="string" office:string-value="#DEDE2B" calcext:value-type="string">
            <text:p>#DEDE2B</text:p>
          </table:table-cell>
          <table:table-cell table:style-name="ce32" table:formula="of:=CONCATENATE(IF([.H436]&lt;10;&quot;  &quot;;IF([.H436]&lt;100;&quot; &quot;;&quot;&quot;));[.H436];&quot; &quot;;IF([.I436]&lt;10;&quot;  &quot;;IF([.I436]&lt;100;&quot; &quot;;&quot;&quot;));[.I436];&quot; &quot;;IF([.J436]&lt;10;&quot;  &quot;;IF([.J436]&lt;100;&quot; &quot;;&quot;&quot;));[.J436];&quot; &quot;;[.A436];&quot; - &quot;;[.K436])" office:value-type="string" office:string-value="222 222  43 433 - #DEDE2B" calcext:value-type="string">
            <text:p>222 222 <text:s/>43 433 - #DEDE2B</text:p>
          </table:table-cell>
          <table:table-cell table:style-name="ce35"/>
          <table:table-cell table:style-name="ce9"/>
          <table:table-cell table:style-name="ce6" table:formula="of:=INDEX([.$N$3:.$N$10];[.E436]+1;1)" office:value-type="float" office:value="225" calcext:value-type="float">
            <text:p>225</text:p>
          </table:table-cell>
          <table:table-cell table:style-name="ce6" table:formula="of:=INDEX([.$N$3:.$N$10];[.D436]+1;1)" office:value-type="float" office:value="225" calcext:value-type="float">
            <text:p>225</text:p>
          </table:table-cell>
          <table:table-cell table:style-name="ce6" table:formula="of:=INDEX([.$N$3:.$N$10];[.F436]+1;1)" office:value-type="float" office:value="40" calcext:value-type="float">
            <text:p>40</text:p>
          </table:table-cell>
          <table:table-cell table:style-name="ce28" table:formula="of:=CONCATENATE(&quot;#&quot;;DEC2HEX([.O436];2);DEC2HEX([.P436];2);DEC2HEX([.Q436];2))" office:value-type="string" office:string-value="#E1E128" calcext:value-type="string">
            <text:p>#E1E128</text:p>
          </table:table-cell>
          <table:table-cell table:style-name="ce32" table:formula="of:=CONCATENATE(IF([.O436]&lt;10;&quot;  &quot;;IF([.O436]&lt;100;&quot; &quot;;&quot;&quot;));[.O436];&quot; &quot;;IF([.P436]&lt;10;&quot;  &quot;;IF([.P436]&lt;100;&quot; &quot;;&quot;&quot;));[.P436];&quot; &quot;;IF([.Q436]&lt;10;&quot;  &quot;;IF([.Q436]&lt;100;&quot; &quot;;&quot;&quot;));[.Q436];&quot; &quot;;[.A436];&quot; - &quot;;[.R436])" office:value-type="string" office:string-value="225 225  40 433 - #E1E128" calcext:value-type="string">
            <text:p>225 225 <text:s/>40 433 - #E1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3" calcext:value-type="float">
            <text:p>43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6"/>
          <table:table-cell table:style-name="ce45"/>
          <table:table-cell table:style-name="ce50" table:formula="of:=BITAND(BITRSHIFT([.A437];6);HEX2DEC(&quot;7&quot;))" office:value-type="float" office:value="6" calcext:value-type="float">
            <text:p>6</text:p>
          </table:table-cell>
          <table:table-cell table:style-name="ce3" table:formula="of:=BITAND(BITRSHIFT([.A437];3);HEX2DEC(&quot;7&quot;))" office:value-type="float" office:value="6" calcext:value-type="float">
            <text:p>6</text:p>
          </table:table-cell>
          <table:table-cell table:style-name="ce57" table:formula="of:=BITAND([.A43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37]/7;1/[.$K$1])*255;0)" office:value-type="float" office:value="222" calcext:value-type="float">
            <text:p>222</text:p>
          </table:table-cell>
          <table:table-cell table:style-name="ce6" table:formula="of:=ROUND(POWER([.D437]/7;1/[.$K$1])*255;0)" office:value-type="float" office:value="222" calcext:value-type="float">
            <text:p>222</text:p>
          </table:table-cell>
          <table:table-cell table:style-name="ce6" table:formula="of:=ROUND(POWER([.F437]/7;1/[.$K$1])*255;0)" office:value-type="float" office:value="82" calcext:value-type="float">
            <text:p>82</text:p>
          </table:table-cell>
          <table:table-cell table:style-name="ce28" table:formula="of:=CONCATENATE(&quot;#&quot;;DEC2HEX([.H437];2);DEC2HEX([.I437];2);DEC2HEX([.J437];2))" office:value-type="string" office:string-value="#DEDE52" calcext:value-type="string">
            <text:p>#DEDE52</text:p>
          </table:table-cell>
          <table:table-cell table:style-name="ce32" table:formula="of:=CONCATENATE(IF([.H437]&lt;10;&quot;  &quot;;IF([.H437]&lt;100;&quot; &quot;;&quot;&quot;));[.H437];&quot; &quot;;IF([.I437]&lt;10;&quot;  &quot;;IF([.I437]&lt;100;&quot; &quot;;&quot;&quot;));[.I437];&quot; &quot;;IF([.J437]&lt;10;&quot;  &quot;;IF([.J437]&lt;100;&quot; &quot;;&quot;&quot;));[.J437];&quot; &quot;;[.A437];&quot; - &quot;;[.K437])" office:value-type="string" office:string-value="222 222  82 434 - #DEDE52" calcext:value-type="string">
            <text:p>222 222 <text:s/>82 434 - #DEDE52</text:p>
          </table:table-cell>
          <table:table-cell table:style-name="ce35"/>
          <table:table-cell table:style-name="ce9"/>
          <table:table-cell table:style-name="ce6" table:formula="of:=INDEX([.$N$3:.$N$10];[.E437]+1;1)" office:value-type="float" office:value="225" calcext:value-type="float">
            <text:p>225</text:p>
          </table:table-cell>
          <table:table-cell table:style-name="ce6" table:formula="of:=INDEX([.$N$3:.$N$10];[.D437]+1;1)" office:value-type="float" office:value="225" calcext:value-type="float">
            <text:p>225</text:p>
          </table:table-cell>
          <table:table-cell table:style-name="ce6" table:formula="of:=INDEX([.$N$3:.$N$10];[.F437]+1;1)" office:value-type="float" office:value="83" calcext:value-type="float">
            <text:p>83</text:p>
          </table:table-cell>
          <table:table-cell table:style-name="ce28" table:formula="of:=CONCATENATE(&quot;#&quot;;DEC2HEX([.O437];2);DEC2HEX([.P437];2);DEC2HEX([.Q437];2))" office:value-type="string" office:string-value="#E1E153" calcext:value-type="string">
            <text:p>#E1E153</text:p>
          </table:table-cell>
          <table:table-cell table:style-name="ce32" table:formula="of:=CONCATENATE(IF([.O437]&lt;10;&quot;  &quot;;IF([.O437]&lt;100;&quot; &quot;;&quot;&quot;));[.O437];&quot; &quot;;IF([.P437]&lt;10;&quot;  &quot;;IF([.P437]&lt;100;&quot; &quot;;&quot;&quot;));[.P437];&quot; &quot;;IF([.Q437]&lt;10;&quot;  &quot;;IF([.Q437]&lt;100;&quot; &quot;;&quot;&quot;));[.Q437];&quot; &quot;;[.A437];&quot; - &quot;;[.R437])" office:value-type="string" office:string-value="225 225  83 434 - #E1E153" calcext:value-type="string">
            <text:p>225 225 <text:s/>83 434 - #E1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4" calcext:value-type="float">
            <text:p>43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5" calcext:value-type="float">
            <text:p>435</text:p>
          </table:table-cell>
          <table:table-cell table:style-name="ce6"/>
          <table:table-cell table:style-name="ce45"/>
          <table:table-cell table:style-name="ce50" table:formula="of:=BITAND(BITRSHIFT([.A438];6);HEX2DEC(&quot;7&quot;))" office:value-type="float" office:value="6" calcext:value-type="float">
            <text:p>6</text:p>
          </table:table-cell>
          <table:table-cell table:style-name="ce3" table:formula="of:=BITAND(BITRSHIFT([.A438];3);HEX2DEC(&quot;7&quot;))" office:value-type="float" office:value="6" calcext:value-type="float">
            <text:p>6</text:p>
          </table:table-cell>
          <table:table-cell table:style-name="ce57" table:formula="of:=BITAND([.A43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38]/7;1/[.$K$1])*255;0)" office:value-type="float" office:value="222" calcext:value-type="float">
            <text:p>222</text:p>
          </table:table-cell>
          <table:table-cell table:style-name="ce6" table:formula="of:=ROUND(POWER([.D438]/7;1/[.$K$1])*255;0)" office:value-type="float" office:value="222" calcext:value-type="float">
            <text:p>222</text:p>
          </table:table-cell>
          <table:table-cell table:style-name="ce6" table:formula="of:=ROUND(POWER([.F438]/7;1/[.$K$1])*255;0)" office:value-type="float" office:value="118" calcext:value-type="float">
            <text:p>118</text:p>
          </table:table-cell>
          <table:table-cell table:style-name="ce28" table:formula="of:=CONCATENATE(&quot;#&quot;;DEC2HEX([.H438];2);DEC2HEX([.I438];2);DEC2HEX([.J438];2))" office:value-type="string" office:string-value="#DEDE76" calcext:value-type="string">
            <text:p>#DEDE76</text:p>
          </table:table-cell>
          <table:table-cell table:style-name="ce32" table:formula="of:=CONCATENATE(IF([.H438]&lt;10;&quot;  &quot;;IF([.H438]&lt;100;&quot; &quot;;&quot;&quot;));[.H438];&quot; &quot;;IF([.I438]&lt;10;&quot;  &quot;;IF([.I438]&lt;100;&quot; &quot;;&quot;&quot;));[.I438];&quot; &quot;;IF([.J438]&lt;10;&quot;  &quot;;IF([.J438]&lt;100;&quot; &quot;;&quot;&quot;));[.J438];&quot; &quot;;[.A438];&quot; - &quot;;[.K438])" office:value-type="string" office:string-value="222 222 118 435 - #DEDE76" calcext:value-type="string">
            <text:p>222 222 118 435 - #DEDE76</text:p>
          </table:table-cell>
          <table:table-cell table:style-name="ce35"/>
          <table:table-cell table:style-name="ce9"/>
          <table:table-cell table:style-name="ce6" table:formula="of:=INDEX([.$N$3:.$N$10];[.E438]+1;1)" office:value-type="float" office:value="225" calcext:value-type="float">
            <text:p>225</text:p>
          </table:table-cell>
          <table:table-cell table:style-name="ce6" table:formula="of:=INDEX([.$N$3:.$N$10];[.D438]+1;1)" office:value-type="float" office:value="225" calcext:value-type="float">
            <text:p>225</text:p>
          </table:table-cell>
          <table:table-cell table:style-name="ce6" table:formula="of:=INDEX([.$N$3:.$N$10];[.F438]+1;1)" office:value-type="float" office:value="116" calcext:value-type="float">
            <text:p>116</text:p>
          </table:table-cell>
          <table:table-cell table:style-name="ce28" table:formula="of:=CONCATENATE(&quot;#&quot;;DEC2HEX([.O438];2);DEC2HEX([.P438];2);DEC2HEX([.Q438];2))" office:value-type="string" office:string-value="#E1E174" calcext:value-type="string">
            <text:p>#E1E174</text:p>
          </table:table-cell>
          <table:table-cell table:style-name="ce32" table:formula="of:=CONCATENATE(IF([.O438]&lt;10;&quot;  &quot;;IF([.O438]&lt;100;&quot; &quot;;&quot;&quot;));[.O438];&quot; &quot;;IF([.P438]&lt;10;&quot;  &quot;;IF([.P438]&lt;100;&quot; &quot;;&quot;&quot;));[.P438];&quot; &quot;;IF([.Q438]&lt;10;&quot;  &quot;;IF([.Q438]&lt;100;&quot; &quot;;&quot;&quot;));[.Q438];&quot; &quot;;[.A438];&quot; - &quot;;[.R438])" office:value-type="string" office:string-value="225 225 116 435 - #E1E174" calcext:value-type="string">
            <text:p>225 225 116 435 - #E1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5" calcext:value-type="float">
            <text:p>43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6"/>
          <table:table-cell table:style-name="ce45"/>
          <table:table-cell table:style-name="ce50" table:formula="of:=BITAND(BITRSHIFT([.A439];6);HEX2DEC(&quot;7&quot;))" office:value-type="float" office:value="6" calcext:value-type="float">
            <text:p>6</text:p>
          </table:table-cell>
          <table:table-cell table:style-name="ce3" table:formula="of:=BITAND(BITRSHIFT([.A439];3);HEX2DEC(&quot;7&quot;))" office:value-type="float" office:value="6" calcext:value-type="float">
            <text:p>6</text:p>
          </table:table-cell>
          <table:table-cell table:style-name="ce57" table:formula="of:=BITAND([.A43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39]/7;1/[.$K$1])*255;0)" office:value-type="float" office:value="222" calcext:value-type="float">
            <text:p>222</text:p>
          </table:table-cell>
          <table:table-cell table:style-name="ce6" table:formula="of:=ROUND(POWER([.D439]/7;1/[.$K$1])*255;0)" office:value-type="float" office:value="222" calcext:value-type="float">
            <text:p>222</text:p>
          </table:table-cell>
          <table:table-cell table:style-name="ce6" table:formula="of:=ROUND(POWER([.F439]/7;1/[.$K$1])*255;0)" office:value-type="float" office:value="153" calcext:value-type="float">
            <text:p>153</text:p>
          </table:table-cell>
          <table:table-cell table:style-name="ce28" table:formula="of:=CONCATENATE(&quot;#&quot;;DEC2HEX([.H439];2);DEC2HEX([.I439];2);DEC2HEX([.J439];2))" office:value-type="string" office:string-value="#DEDE99" calcext:value-type="string">
            <text:p>#DEDE99</text:p>
          </table:table-cell>
          <table:table-cell table:style-name="ce32" table:formula="of:=CONCATENATE(IF([.H439]&lt;10;&quot;  &quot;;IF([.H439]&lt;100;&quot; &quot;;&quot;&quot;));[.H439];&quot; &quot;;IF([.I439]&lt;10;&quot;  &quot;;IF([.I439]&lt;100;&quot; &quot;;&quot;&quot;));[.I439];&quot; &quot;;IF([.J439]&lt;10;&quot;  &quot;;IF([.J439]&lt;100;&quot; &quot;;&quot;&quot;));[.J439];&quot; &quot;;[.A439];&quot; - &quot;;[.K439])" office:value-type="string" office:string-value="222 222 153 436 - #DEDE99" calcext:value-type="string">
            <text:p>222 222 153 436 - #DEDE99</text:p>
          </table:table-cell>
          <table:table-cell table:style-name="ce35"/>
          <table:table-cell table:style-name="ce9"/>
          <table:table-cell table:style-name="ce6" table:formula="of:=INDEX([.$N$3:.$N$10];[.E439]+1;1)" office:value-type="float" office:value="225" calcext:value-type="float">
            <text:p>225</text:p>
          </table:table-cell>
          <table:table-cell table:style-name="ce6" table:formula="of:=INDEX([.$N$3:.$N$10];[.D439]+1;1)" office:value-type="float" office:value="225" calcext:value-type="float">
            <text:p>225</text:p>
          </table:table-cell>
          <table:table-cell table:style-name="ce6" table:formula="of:=INDEX([.$N$3:.$N$10];[.F439]+1;1)" office:value-type="float" office:value="156" calcext:value-type="float">
            <text:p>156</text:p>
          </table:table-cell>
          <table:table-cell table:style-name="ce28" table:formula="of:=CONCATENATE(&quot;#&quot;;DEC2HEX([.O439];2);DEC2HEX([.P439];2);DEC2HEX([.Q439];2))" office:value-type="string" office:string-value="#E1E19C" calcext:value-type="string">
            <text:p>#E1E19C</text:p>
          </table:table-cell>
          <table:table-cell table:style-name="ce32" table:formula="of:=CONCATENATE(IF([.O439]&lt;10;&quot;  &quot;;IF([.O439]&lt;100;&quot; &quot;;&quot;&quot;));[.O439];&quot; &quot;;IF([.P439]&lt;10;&quot;  &quot;;IF([.P439]&lt;100;&quot; &quot;;&quot;&quot;));[.P439];&quot; &quot;;IF([.Q439]&lt;10;&quot;  &quot;;IF([.Q439]&lt;100;&quot; &quot;;&quot;&quot;));[.Q439];&quot; &quot;;[.A439];&quot; - &quot;;[.R439])" office:value-type="string" office:string-value="225 225 156 436 - #E1E19C" calcext:value-type="string">
            <text:p>225 225 156 436 - #E1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6" calcext:value-type="float">
            <text:p>43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6"/>
          <table:table-cell table:style-name="ce45"/>
          <table:table-cell table:style-name="ce50" table:formula="of:=BITAND(BITRSHIFT([.A440];6);HEX2DEC(&quot;7&quot;))" office:value-type="float" office:value="6" calcext:value-type="float">
            <text:p>6</text:p>
          </table:table-cell>
          <table:table-cell table:style-name="ce3" table:formula="of:=BITAND(BITRSHIFT([.A440];3);HEX2DEC(&quot;7&quot;))" office:value-type="float" office:value="6" calcext:value-type="float">
            <text:p>6</text:p>
          </table:table-cell>
          <table:table-cell table:style-name="ce57" table:formula="of:=BITAND([.A44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40]/7;1/[.$K$1])*255;0)" office:value-type="float" office:value="222" calcext:value-type="float">
            <text:p>222</text:p>
          </table:table-cell>
          <table:table-cell table:style-name="ce6" table:formula="of:=ROUND(POWER([.D440]/7;1/[.$K$1])*255;0)" office:value-type="float" office:value="222" calcext:value-type="float">
            <text:p>222</text:p>
          </table:table-cell>
          <table:table-cell table:style-name="ce6" table:formula="of:=ROUND(POWER([.F440]/7;1/[.$K$1])*255;0)" office:value-type="float" office:value="188" calcext:value-type="float">
            <text:p>188</text:p>
          </table:table-cell>
          <table:table-cell table:style-name="ce28" table:formula="of:=CONCATENATE(&quot;#&quot;;DEC2HEX([.H440];2);DEC2HEX([.I440];2);DEC2HEX([.J440];2))" office:value-type="string" office:string-value="#DEDEBC" calcext:value-type="string">
            <text:p>#DEDEBC</text:p>
          </table:table-cell>
          <table:table-cell table:style-name="ce32" table:formula="of:=CONCATENATE(IF([.H440]&lt;10;&quot;  &quot;;IF([.H440]&lt;100;&quot; &quot;;&quot;&quot;));[.H440];&quot; &quot;;IF([.I440]&lt;10;&quot;  &quot;;IF([.I440]&lt;100;&quot; &quot;;&quot;&quot;));[.I440];&quot; &quot;;IF([.J440]&lt;10;&quot;  &quot;;IF([.J440]&lt;100;&quot; &quot;;&quot;&quot;));[.J440];&quot; &quot;;[.A440];&quot; - &quot;;[.K440])" office:value-type="string" office:string-value="222 222 188 437 - #DEDEBC" calcext:value-type="string">
            <text:p>222 222 188 437 - #DEDEBC</text:p>
          </table:table-cell>
          <table:table-cell table:style-name="ce35"/>
          <table:table-cell table:style-name="ce9"/>
          <table:table-cell table:style-name="ce6" table:formula="of:=INDEX([.$N$3:.$N$10];[.E440]+1;1)" office:value-type="float" office:value="225" calcext:value-type="float">
            <text:p>225</text:p>
          </table:table-cell>
          <table:table-cell table:style-name="ce6" table:formula="of:=INDEX([.$N$3:.$N$10];[.D440]+1;1)" office:value-type="float" office:value="225" calcext:value-type="float">
            <text:p>225</text:p>
          </table:table-cell>
          <table:table-cell table:style-name="ce6" table:formula="of:=INDEX([.$N$3:.$N$10];[.F440]+1;1)" office:value-type="float" office:value="187" calcext:value-type="float">
            <text:p>187</text:p>
          </table:table-cell>
          <table:table-cell table:style-name="ce28" table:formula="of:=CONCATENATE(&quot;#&quot;;DEC2HEX([.O440];2);DEC2HEX([.P440];2);DEC2HEX([.Q440];2))" office:value-type="string" office:string-value="#E1E1BB" calcext:value-type="string">
            <text:p>#E1E1BB</text:p>
          </table:table-cell>
          <table:table-cell table:style-name="ce32" table:formula="of:=CONCATENATE(IF([.O440]&lt;10;&quot;  &quot;;IF([.O440]&lt;100;&quot; &quot;;&quot;&quot;));[.O440];&quot; &quot;;IF([.P440]&lt;10;&quot;  &quot;;IF([.P440]&lt;100;&quot; &quot;;&quot;&quot;));[.P440];&quot; &quot;;IF([.Q440]&lt;10;&quot;  &quot;;IF([.Q440]&lt;100;&quot; &quot;;&quot;&quot;));[.Q440];&quot; &quot;;[.A440];&quot; - &quot;;[.R440])" office:value-type="string" office:string-value="225 225 187 437 - #E1E1BB" calcext:value-type="string">
            <text:p>225 225 187 437 - #E1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7" calcext:value-type="float">
            <text:p>43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6"/>
          <table:table-cell table:style-name="ce45"/>
          <table:table-cell table:style-name="ce50" table:formula="of:=BITAND(BITRSHIFT([.A441];6);HEX2DEC(&quot;7&quot;))" office:value-type="float" office:value="6" calcext:value-type="float">
            <text:p>6</text:p>
          </table:table-cell>
          <table:table-cell table:style-name="ce3" table:formula="of:=BITAND(BITRSHIFT([.A441];3);HEX2DEC(&quot;7&quot;))" office:value-type="float" office:value="6" calcext:value-type="float">
            <text:p>6</text:p>
          </table:table-cell>
          <table:table-cell table:style-name="ce57" table:formula="of:=BITAND([.A44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41]/7;1/[.$K$1])*255;0)" office:value-type="float" office:value="222" calcext:value-type="float">
            <text:p>222</text:p>
          </table:table-cell>
          <table:table-cell table:style-name="ce6" table:formula="of:=ROUND(POWER([.D441]/7;1/[.$K$1])*255;0)" office:value-type="float" office:value="222" calcext:value-type="float">
            <text:p>222</text:p>
          </table:table-cell>
          <table:table-cell table:style-name="ce6" table:formula="of:=ROUND(POWER([.F441]/7;1/[.$K$1])*255;0)" office:value-type="float" office:value="222" calcext:value-type="float">
            <text:p>222</text:p>
          </table:table-cell>
          <table:table-cell table:style-name="ce28" table:formula="of:=CONCATENATE(&quot;#&quot;;DEC2HEX([.H441];2);DEC2HEX([.I441];2);DEC2HEX([.J441];2))" office:value-type="string" office:string-value="#DEDEDE" calcext:value-type="string">
            <text:p>#DEDEDE</text:p>
          </table:table-cell>
          <table:table-cell table:style-name="ce32" table:formula="of:=CONCATENATE(IF([.H441]&lt;10;&quot;  &quot;;IF([.H441]&lt;100;&quot; &quot;;&quot;&quot;));[.H441];&quot; &quot;;IF([.I441]&lt;10;&quot;  &quot;;IF([.I441]&lt;100;&quot; &quot;;&quot;&quot;));[.I441];&quot; &quot;;IF([.J441]&lt;10;&quot;  &quot;;IF([.J441]&lt;100;&quot; &quot;;&quot;&quot;));[.J441];&quot; &quot;;[.A441];&quot; - &quot;;[.K441])" office:value-type="string" office:string-value="222 222 222 438 - #DEDEDE" calcext:value-type="string">
            <text:p>222 222 222 438 - #DEDEDE</text:p>
          </table:table-cell>
          <table:table-cell table:style-name="ce35"/>
          <table:table-cell table:style-name="ce9"/>
          <table:table-cell table:style-name="ce6" table:formula="of:=INDEX([.$N$3:.$N$10];[.E441]+1;1)" office:value-type="float" office:value="225" calcext:value-type="float">
            <text:p>225</text:p>
          </table:table-cell>
          <table:table-cell table:style-name="ce6" table:formula="of:=INDEX([.$N$3:.$N$10];[.D441]+1;1)" office:value-type="float" office:value="225" calcext:value-type="float">
            <text:p>225</text:p>
          </table:table-cell>
          <table:table-cell table:style-name="ce6" table:formula="of:=INDEX([.$N$3:.$N$10];[.F441]+1;1)" office:value-type="float" office:value="225" calcext:value-type="float">
            <text:p>225</text:p>
          </table:table-cell>
          <table:table-cell table:style-name="ce28" table:formula="of:=CONCATENATE(&quot;#&quot;;DEC2HEX([.O441];2);DEC2HEX([.P441];2);DEC2HEX([.Q441];2))" office:value-type="string" office:string-value="#E1E1E1" calcext:value-type="string">
            <text:p>#E1E1E1</text:p>
          </table:table-cell>
          <table:table-cell table:style-name="ce32" table:formula="of:=CONCATENATE(IF([.O441]&lt;10;&quot;  &quot;;IF([.O441]&lt;100;&quot; &quot;;&quot;&quot;));[.O441];&quot; &quot;;IF([.P441]&lt;10;&quot;  &quot;;IF([.P441]&lt;100;&quot; &quot;;&quot;&quot;));[.P441];&quot; &quot;;IF([.Q441]&lt;10;&quot;  &quot;;IF([.Q441]&lt;100;&quot; &quot;;&quot;&quot;));[.Q441];&quot; &quot;;[.A441];&quot; - &quot;;[.R441])" office:value-type="string" office:string-value="225 225 225 438 - #E1E1E1" calcext:value-type="string">
            <text:p>225 225 225 438 - #E1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8" calcext:value-type="float">
            <text:p>43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6"/>
          <table:table-cell table:style-name="ce45"/>
          <table:table-cell table:style-name="ce50" table:formula="of:=BITAND(BITRSHIFT([.A442];6);HEX2DEC(&quot;7&quot;))" office:value-type="float" office:value="6" calcext:value-type="float">
            <text:p>6</text:p>
          </table:table-cell>
          <table:table-cell table:style-name="ce3" table:formula="of:=BITAND(BITRSHIFT([.A442];3);HEX2DEC(&quot;7&quot;))" office:value-type="float" office:value="6" calcext:value-type="float">
            <text:p>6</text:p>
          </table:table-cell>
          <table:table-cell table:style-name="ce57" table:formula="of:=BITAND([.A44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42]/7;1/[.$K$1])*255;0)" office:value-type="float" office:value="222" calcext:value-type="float">
            <text:p>222</text:p>
          </table:table-cell>
          <table:table-cell table:style-name="ce6" table:formula="of:=ROUND(POWER([.D442]/7;1/[.$K$1])*255;0)" office:value-type="float" office:value="222" calcext:value-type="float">
            <text:p>222</text:p>
          </table:table-cell>
          <table:table-cell table:style-name="ce6" table:formula="of:=ROUND(POWER([.F442]/7;1/[.$K$1])*255;0)" office:value-type="float" office:value="255" calcext:value-type="float">
            <text:p>255</text:p>
          </table:table-cell>
          <table:table-cell table:style-name="ce28" table:formula="of:=CONCATENATE(&quot;#&quot;;DEC2HEX([.H442];2);DEC2HEX([.I442];2);DEC2HEX([.J442];2))" office:value-type="string" office:string-value="#DEDEFF" calcext:value-type="string">
            <text:p>#DEDEFF</text:p>
          </table:table-cell>
          <table:table-cell table:style-name="ce32" table:formula="of:=CONCATENATE(IF([.H442]&lt;10;&quot;  &quot;;IF([.H442]&lt;100;&quot; &quot;;&quot;&quot;));[.H442];&quot; &quot;;IF([.I442]&lt;10;&quot;  &quot;;IF([.I442]&lt;100;&quot; &quot;;&quot;&quot;));[.I442];&quot; &quot;;IF([.J442]&lt;10;&quot;  &quot;;IF([.J442]&lt;100;&quot; &quot;;&quot;&quot;));[.J442];&quot; &quot;;[.A442];&quot; - &quot;;[.K442])" office:value-type="string" office:string-value="222 222 255 439 - #DEDEFF" calcext:value-type="string">
            <text:p>222 222 255 439 - #DEDEFF</text:p>
          </table:table-cell>
          <table:table-cell table:style-name="ce35"/>
          <table:table-cell table:style-name="ce9"/>
          <table:table-cell table:style-name="ce6" table:formula="of:=INDEX([.$N$3:.$N$10];[.E442]+1;1)" office:value-type="float" office:value="225" calcext:value-type="float">
            <text:p>225</text:p>
          </table:table-cell>
          <table:table-cell table:style-name="ce6" table:formula="of:=INDEX([.$N$3:.$N$10];[.D442]+1;1)" office:value-type="float" office:value="225" calcext:value-type="float">
            <text:p>225</text:p>
          </table:table-cell>
          <table:table-cell table:style-name="ce6" table:formula="of:=INDEX([.$N$3:.$N$10];[.F442]+1;1)" office:value-type="float" office:value="255" calcext:value-type="float">
            <text:p>255</text:p>
          </table:table-cell>
          <table:table-cell table:style-name="ce28" table:formula="of:=CONCATENATE(&quot;#&quot;;DEC2HEX([.O442];2);DEC2HEX([.P442];2);DEC2HEX([.Q442];2))" office:value-type="string" office:string-value="#E1E1FF" calcext:value-type="string">
            <text:p>#E1E1FF</text:p>
          </table:table-cell>
          <table:table-cell table:style-name="ce32" table:formula="of:=CONCATENATE(IF([.O442]&lt;10;&quot;  &quot;;IF([.O442]&lt;100;&quot; &quot;;&quot;&quot;));[.O442];&quot; &quot;;IF([.P442]&lt;10;&quot;  &quot;;IF([.P442]&lt;100;&quot; &quot;;&quot;&quot;));[.P442];&quot; &quot;;IF([.Q442]&lt;10;&quot;  &quot;;IF([.Q442]&lt;100;&quot; &quot;;&quot;&quot;));[.Q442];&quot; &quot;;[.A442];&quot; - &quot;;[.R442])" office:value-type="string" office:string-value="225 225 255 439 - #E1E1FF" calcext:value-type="string">
            <text:p>225 225 255 439 - #E1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39" calcext:value-type="float">
            <text:p>43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6"/>
          <table:table-cell table:style-name="ce45"/>
          <table:table-cell table:style-name="ce50" table:formula="of:=BITAND(BITRSHIFT([.A443];6);HEX2DEC(&quot;7&quot;))" office:value-type="float" office:value="6" calcext:value-type="float">
            <text:p>6</text:p>
          </table:table-cell>
          <table:table-cell table:style-name="ce3" table:formula="of:=BITAND(BITRSHIFT([.A443];3);HEX2DEC(&quot;7&quot;))" office:value-type="float" office:value="7" calcext:value-type="float">
            <text:p>7</text:p>
          </table:table-cell>
          <table:table-cell table:style-name="ce57" table:formula="of:=BITAND([.A44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43]/7;1/[.$K$1])*255;0)" office:value-type="float" office:value="255" calcext:value-type="float">
            <text:p>255</text:p>
          </table:table-cell>
          <table:table-cell table:style-name="ce6" table:formula="of:=ROUND(POWER([.D443]/7;1/[.$K$1])*255;0)" office:value-type="float" office:value="222" calcext:value-type="float">
            <text:p>222</text:p>
          </table:table-cell>
          <table:table-cell table:style-name="ce6" table:formula="of:=ROUND(POWER([.F443]/7;1/[.$K$1])*255;0)" office:value-type="float" office:value="0" calcext:value-type="float">
            <text:p>0</text:p>
          </table:table-cell>
          <table:table-cell table:style-name="ce28" table:formula="of:=CONCATENATE(&quot;#&quot;;DEC2HEX([.H443];2);DEC2HEX([.I443];2);DEC2HEX([.J443];2))" office:value-type="string" office:string-value="#FFDE00" calcext:value-type="string">
            <text:p>#FFDE00</text:p>
          </table:table-cell>
          <table:table-cell table:style-name="ce32" table:formula="of:=CONCATENATE(IF([.H443]&lt;10;&quot;  &quot;;IF([.H443]&lt;100;&quot; &quot;;&quot;&quot;));[.H443];&quot; &quot;;IF([.I443]&lt;10;&quot;  &quot;;IF([.I443]&lt;100;&quot; &quot;;&quot;&quot;));[.I443];&quot; &quot;;IF([.J443]&lt;10;&quot;  &quot;;IF([.J443]&lt;100;&quot; &quot;;&quot;&quot;));[.J443];&quot; &quot;;[.A443];&quot; - &quot;;[.K443])" office:value-type="string" office:string-value="255 222   0 440 - #FFDE00" calcext:value-type="string">
            <text:p>255 222 <text:s text:c="2"/>0 440 - #FFDE00</text:p>
          </table:table-cell>
          <table:table-cell table:style-name="ce35"/>
          <table:table-cell table:style-name="ce9"/>
          <table:table-cell table:style-name="ce6" table:formula="of:=INDEX([.$N$3:.$N$10];[.E443]+1;1)" office:value-type="float" office:value="255" calcext:value-type="float">
            <text:p>255</text:p>
          </table:table-cell>
          <table:table-cell table:style-name="ce6" table:formula="of:=INDEX([.$N$3:.$N$10];[.D443]+1;1)" office:value-type="float" office:value="225" calcext:value-type="float">
            <text:p>225</text:p>
          </table:table-cell>
          <table:table-cell table:style-name="ce6" table:formula="of:=INDEX([.$N$3:.$N$10];[.F443]+1;1)" office:value-type="float" office:value="0" calcext:value-type="float">
            <text:p>0</text:p>
          </table:table-cell>
          <table:table-cell table:style-name="ce28" table:formula="of:=CONCATENATE(&quot;#&quot;;DEC2HEX([.O443];2);DEC2HEX([.P443];2);DEC2HEX([.Q443];2))" office:value-type="string" office:string-value="#FFE100" calcext:value-type="string">
            <text:p>#FFE100</text:p>
          </table:table-cell>
          <table:table-cell table:style-name="ce32" table:formula="of:=CONCATENATE(IF([.O443]&lt;10;&quot;  &quot;;IF([.O443]&lt;100;&quot; &quot;;&quot;&quot;));[.O443];&quot; &quot;;IF([.P443]&lt;10;&quot;  &quot;;IF([.P443]&lt;100;&quot; &quot;;&quot;&quot;));[.P443];&quot; &quot;;IF([.Q443]&lt;10;&quot;  &quot;;IF([.Q443]&lt;100;&quot; &quot;;&quot;&quot;));[.Q443];&quot; &quot;;[.A443];&quot; - &quot;;[.R443])" office:value-type="string" office:string-value="255 225   0 440 - #FFE100" calcext:value-type="string">
            <text:p>255 225 <text:s text:c="2"/>0 440 - #FFE100</text:p>
          </table:table-cell>
          <table:table-cell table:style-name="ce35"/>
          <table:table-cell table:style-name="ce85" office:value-type="float" office:value="7" calcext:value-type="float">
            <text:p>7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0" calcext:value-type="float">
            <text:p>0</text:p>
          </table:table-cell>
          <table:table-cell table:style-name="ce87" office:value-type="float" office:value="440" calcext:value-type="float">
            <text:p>44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6"/>
          <table:table-cell table:style-name="ce45"/>
          <table:table-cell table:style-name="ce50" table:formula="of:=BITAND(BITRSHIFT([.A444];6);HEX2DEC(&quot;7&quot;))" office:value-type="float" office:value="6" calcext:value-type="float">
            <text:p>6</text:p>
          </table:table-cell>
          <table:table-cell table:style-name="ce3" table:formula="of:=BITAND(BITRSHIFT([.A444];3);HEX2DEC(&quot;7&quot;))" office:value-type="float" office:value="7" calcext:value-type="float">
            <text:p>7</text:p>
          </table:table-cell>
          <table:table-cell table:style-name="ce57" table:formula="of:=BITAND([.A44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44]/7;1/[.$K$1])*255;0)" office:value-type="float" office:value="255" calcext:value-type="float">
            <text:p>255</text:p>
          </table:table-cell>
          <table:table-cell table:style-name="ce6" table:formula="of:=ROUND(POWER([.D444]/7;1/[.$K$1])*255;0)" office:value-type="float" office:value="222" calcext:value-type="float">
            <text:p>222</text:p>
          </table:table-cell>
          <table:table-cell table:style-name="ce6" table:formula="of:=ROUND(POWER([.F444]/7;1/[.$K$1])*255;0)" office:value-type="float" office:value="43" calcext:value-type="float">
            <text:p>43</text:p>
          </table:table-cell>
          <table:table-cell table:style-name="ce28" table:formula="of:=CONCATENATE(&quot;#&quot;;DEC2HEX([.H444];2);DEC2HEX([.I444];2);DEC2HEX([.J444];2))" office:value-type="string" office:string-value="#FFDE2B" calcext:value-type="string">
            <text:p>#FFDE2B</text:p>
          </table:table-cell>
          <table:table-cell table:style-name="ce32" table:formula="of:=CONCATENATE(IF([.H444]&lt;10;&quot;  &quot;;IF([.H444]&lt;100;&quot; &quot;;&quot;&quot;));[.H444];&quot; &quot;;IF([.I444]&lt;10;&quot;  &quot;;IF([.I444]&lt;100;&quot; &quot;;&quot;&quot;));[.I444];&quot; &quot;;IF([.J444]&lt;10;&quot;  &quot;;IF([.J444]&lt;100;&quot; &quot;;&quot;&quot;));[.J444];&quot; &quot;;[.A444];&quot; - &quot;;[.K444])" office:value-type="string" office:string-value="255 222  43 441 - #FFDE2B" calcext:value-type="string">
            <text:p>255 222 <text:s/>43 441 - #FFDE2B</text:p>
          </table:table-cell>
          <table:table-cell table:style-name="ce35"/>
          <table:table-cell table:style-name="ce9"/>
          <table:table-cell table:style-name="ce6" table:formula="of:=INDEX([.$N$3:.$N$10];[.E444]+1;1)" office:value-type="float" office:value="255" calcext:value-type="float">
            <text:p>255</text:p>
          </table:table-cell>
          <table:table-cell table:style-name="ce6" table:formula="of:=INDEX([.$N$3:.$N$10];[.D444]+1;1)" office:value-type="float" office:value="225" calcext:value-type="float">
            <text:p>225</text:p>
          </table:table-cell>
          <table:table-cell table:style-name="ce6" table:formula="of:=INDEX([.$N$3:.$N$10];[.F444]+1;1)" office:value-type="float" office:value="40" calcext:value-type="float">
            <text:p>40</text:p>
          </table:table-cell>
          <table:table-cell table:style-name="ce28" table:formula="of:=CONCATENATE(&quot;#&quot;;DEC2HEX([.O444];2);DEC2HEX([.P444];2);DEC2HEX([.Q444];2))" office:value-type="string" office:string-value="#FFE128" calcext:value-type="string">
            <text:p>#FFE128</text:p>
          </table:table-cell>
          <table:table-cell table:style-name="ce32" table:formula="of:=CONCATENATE(IF([.O444]&lt;10;&quot;  &quot;;IF([.O444]&lt;100;&quot; &quot;;&quot;&quot;));[.O444];&quot; &quot;;IF([.P444]&lt;10;&quot;  &quot;;IF([.P444]&lt;100;&quot; &quot;;&quot;&quot;));[.P444];&quot; &quot;;IF([.Q444]&lt;10;&quot;  &quot;;IF([.Q444]&lt;100;&quot; &quot;;&quot;&quot;));[.Q444];&quot; &quot;;[.A444];&quot; - &quot;;[.R444])" office:value-type="string" office:string-value="255 225  40 441 - #FFE128" calcext:value-type="string">
            <text:p>255 225 <text:s/>40 441 - #FFE1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1" calcext:value-type="float">
            <text:p>44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6"/>
          <table:table-cell table:style-name="ce45"/>
          <table:table-cell table:style-name="ce50" table:formula="of:=BITAND(BITRSHIFT([.A445];6);HEX2DEC(&quot;7&quot;))" office:value-type="float" office:value="6" calcext:value-type="float">
            <text:p>6</text:p>
          </table:table-cell>
          <table:table-cell table:style-name="ce3" table:formula="of:=BITAND(BITRSHIFT([.A445];3);HEX2DEC(&quot;7&quot;))" office:value-type="float" office:value="7" calcext:value-type="float">
            <text:p>7</text:p>
          </table:table-cell>
          <table:table-cell table:style-name="ce57" table:formula="of:=BITAND([.A44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45]/7;1/[.$K$1])*255;0)" office:value-type="float" office:value="255" calcext:value-type="float">
            <text:p>255</text:p>
          </table:table-cell>
          <table:table-cell table:style-name="ce6" table:formula="of:=ROUND(POWER([.D445]/7;1/[.$K$1])*255;0)" office:value-type="float" office:value="222" calcext:value-type="float">
            <text:p>222</text:p>
          </table:table-cell>
          <table:table-cell table:style-name="ce6" table:formula="of:=ROUND(POWER([.F445]/7;1/[.$K$1])*255;0)" office:value-type="float" office:value="82" calcext:value-type="float">
            <text:p>82</text:p>
          </table:table-cell>
          <table:table-cell table:style-name="ce28" table:formula="of:=CONCATENATE(&quot;#&quot;;DEC2HEX([.H445];2);DEC2HEX([.I445];2);DEC2HEX([.J445];2))" office:value-type="string" office:string-value="#FFDE52" calcext:value-type="string">
            <text:p>#FFDE52</text:p>
          </table:table-cell>
          <table:table-cell table:style-name="ce32" table:formula="of:=CONCATENATE(IF([.H445]&lt;10;&quot;  &quot;;IF([.H445]&lt;100;&quot; &quot;;&quot;&quot;));[.H445];&quot; &quot;;IF([.I445]&lt;10;&quot;  &quot;;IF([.I445]&lt;100;&quot; &quot;;&quot;&quot;));[.I445];&quot; &quot;;IF([.J445]&lt;10;&quot;  &quot;;IF([.J445]&lt;100;&quot; &quot;;&quot;&quot;));[.J445];&quot; &quot;;[.A445];&quot; - &quot;;[.K445])" office:value-type="string" office:string-value="255 222  82 442 - #FFDE52" calcext:value-type="string">
            <text:p>255 222 <text:s/>82 442 - #FFDE52</text:p>
          </table:table-cell>
          <table:table-cell table:style-name="ce35"/>
          <table:table-cell table:style-name="ce9"/>
          <table:table-cell table:style-name="ce6" table:formula="of:=INDEX([.$N$3:.$N$10];[.E445]+1;1)" office:value-type="float" office:value="255" calcext:value-type="float">
            <text:p>255</text:p>
          </table:table-cell>
          <table:table-cell table:style-name="ce6" table:formula="of:=INDEX([.$N$3:.$N$10];[.D445]+1;1)" office:value-type="float" office:value="225" calcext:value-type="float">
            <text:p>225</text:p>
          </table:table-cell>
          <table:table-cell table:style-name="ce6" table:formula="of:=INDEX([.$N$3:.$N$10];[.F445]+1;1)" office:value-type="float" office:value="83" calcext:value-type="float">
            <text:p>83</text:p>
          </table:table-cell>
          <table:table-cell table:style-name="ce28" table:formula="of:=CONCATENATE(&quot;#&quot;;DEC2HEX([.O445];2);DEC2HEX([.P445];2);DEC2HEX([.Q445];2))" office:value-type="string" office:string-value="#FFE153" calcext:value-type="string">
            <text:p>#FFE153</text:p>
          </table:table-cell>
          <table:table-cell table:style-name="ce32" table:formula="of:=CONCATENATE(IF([.O445]&lt;10;&quot;  &quot;;IF([.O445]&lt;100;&quot; &quot;;&quot;&quot;));[.O445];&quot; &quot;;IF([.P445]&lt;10;&quot;  &quot;;IF([.P445]&lt;100;&quot; &quot;;&quot;&quot;));[.P445];&quot; &quot;;IF([.Q445]&lt;10;&quot;  &quot;;IF([.Q445]&lt;100;&quot; &quot;;&quot;&quot;));[.Q445];&quot; &quot;;[.A445];&quot; - &quot;;[.R445])" office:value-type="string" office:string-value="255 225  83 442 - #FFE153" calcext:value-type="string">
            <text:p>255 225 <text:s/>83 442 - #FFE1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2" calcext:value-type="float">
            <text:p>44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6"/>
          <table:table-cell table:style-name="ce45"/>
          <table:table-cell table:style-name="ce50" table:formula="of:=BITAND(BITRSHIFT([.A446];6);HEX2DEC(&quot;7&quot;))" office:value-type="float" office:value="6" calcext:value-type="float">
            <text:p>6</text:p>
          </table:table-cell>
          <table:table-cell table:style-name="ce3" table:formula="of:=BITAND(BITRSHIFT([.A446];3);HEX2DEC(&quot;7&quot;))" office:value-type="float" office:value="7" calcext:value-type="float">
            <text:p>7</text:p>
          </table:table-cell>
          <table:table-cell table:style-name="ce57" table:formula="of:=BITAND([.A44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46]/7;1/[.$K$1])*255;0)" office:value-type="float" office:value="255" calcext:value-type="float">
            <text:p>255</text:p>
          </table:table-cell>
          <table:table-cell table:style-name="ce6" table:formula="of:=ROUND(POWER([.D446]/7;1/[.$K$1])*255;0)" office:value-type="float" office:value="222" calcext:value-type="float">
            <text:p>222</text:p>
          </table:table-cell>
          <table:table-cell table:style-name="ce6" table:formula="of:=ROUND(POWER([.F446]/7;1/[.$K$1])*255;0)" office:value-type="float" office:value="118" calcext:value-type="float">
            <text:p>118</text:p>
          </table:table-cell>
          <table:table-cell table:style-name="ce28" table:formula="of:=CONCATENATE(&quot;#&quot;;DEC2HEX([.H446];2);DEC2HEX([.I446];2);DEC2HEX([.J446];2))" office:value-type="string" office:string-value="#FFDE76" calcext:value-type="string">
            <text:p>#FFDE76</text:p>
          </table:table-cell>
          <table:table-cell table:style-name="ce32" table:formula="of:=CONCATENATE(IF([.H446]&lt;10;&quot;  &quot;;IF([.H446]&lt;100;&quot; &quot;;&quot;&quot;));[.H446];&quot; &quot;;IF([.I446]&lt;10;&quot;  &quot;;IF([.I446]&lt;100;&quot; &quot;;&quot;&quot;));[.I446];&quot; &quot;;IF([.J446]&lt;10;&quot;  &quot;;IF([.J446]&lt;100;&quot; &quot;;&quot;&quot;));[.J446];&quot; &quot;;[.A446];&quot; - &quot;;[.K446])" office:value-type="string" office:string-value="255 222 118 443 - #FFDE76" calcext:value-type="string">
            <text:p>255 222 118 443 - #FFDE76</text:p>
          </table:table-cell>
          <table:table-cell table:style-name="ce35"/>
          <table:table-cell table:style-name="ce9"/>
          <table:table-cell table:style-name="ce6" table:formula="of:=INDEX([.$N$3:.$N$10];[.E446]+1;1)" office:value-type="float" office:value="255" calcext:value-type="float">
            <text:p>255</text:p>
          </table:table-cell>
          <table:table-cell table:style-name="ce6" table:formula="of:=INDEX([.$N$3:.$N$10];[.D446]+1;1)" office:value-type="float" office:value="225" calcext:value-type="float">
            <text:p>225</text:p>
          </table:table-cell>
          <table:table-cell table:style-name="ce6" table:formula="of:=INDEX([.$N$3:.$N$10];[.F446]+1;1)" office:value-type="float" office:value="116" calcext:value-type="float">
            <text:p>116</text:p>
          </table:table-cell>
          <table:table-cell table:style-name="ce28" table:formula="of:=CONCATENATE(&quot;#&quot;;DEC2HEX([.O446];2);DEC2HEX([.P446];2);DEC2HEX([.Q446];2))" office:value-type="string" office:string-value="#FFE174" calcext:value-type="string">
            <text:p>#FFE174</text:p>
          </table:table-cell>
          <table:table-cell table:style-name="ce32" table:formula="of:=CONCATENATE(IF([.O446]&lt;10;&quot;  &quot;;IF([.O446]&lt;100;&quot; &quot;;&quot;&quot;));[.O446];&quot; &quot;;IF([.P446]&lt;10;&quot;  &quot;;IF([.P446]&lt;100;&quot; &quot;;&quot;&quot;));[.P446];&quot; &quot;;IF([.Q446]&lt;10;&quot;  &quot;;IF([.Q446]&lt;100;&quot; &quot;;&quot;&quot;));[.Q446];&quot; &quot;;[.A446];&quot; - &quot;;[.R446])" office:value-type="string" office:string-value="255 225 116 443 - #FFE174" calcext:value-type="string">
            <text:p>255 225 116 443 - #FFE1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3" calcext:value-type="float">
            <text:p>44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6"/>
          <table:table-cell table:style-name="ce45"/>
          <table:table-cell table:style-name="ce50" table:formula="of:=BITAND(BITRSHIFT([.A447];6);HEX2DEC(&quot;7&quot;))" office:value-type="float" office:value="6" calcext:value-type="float">
            <text:p>6</text:p>
          </table:table-cell>
          <table:table-cell table:style-name="ce3" table:formula="of:=BITAND(BITRSHIFT([.A447];3);HEX2DEC(&quot;7&quot;))" office:value-type="float" office:value="7" calcext:value-type="float">
            <text:p>7</text:p>
          </table:table-cell>
          <table:table-cell table:style-name="ce57" table:formula="of:=BITAND([.A44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47]/7;1/[.$K$1])*255;0)" office:value-type="float" office:value="255" calcext:value-type="float">
            <text:p>255</text:p>
          </table:table-cell>
          <table:table-cell table:style-name="ce6" table:formula="of:=ROUND(POWER([.D447]/7;1/[.$K$1])*255;0)" office:value-type="float" office:value="222" calcext:value-type="float">
            <text:p>222</text:p>
          </table:table-cell>
          <table:table-cell table:style-name="ce6" table:formula="of:=ROUND(POWER([.F447]/7;1/[.$K$1])*255;0)" office:value-type="float" office:value="153" calcext:value-type="float">
            <text:p>153</text:p>
          </table:table-cell>
          <table:table-cell table:style-name="ce28" table:formula="of:=CONCATENATE(&quot;#&quot;;DEC2HEX([.H447];2);DEC2HEX([.I447];2);DEC2HEX([.J447];2))" office:value-type="string" office:string-value="#FFDE99" calcext:value-type="string">
            <text:p>#FFDE99</text:p>
          </table:table-cell>
          <table:table-cell table:style-name="ce32" table:formula="of:=CONCATENATE(IF([.H447]&lt;10;&quot;  &quot;;IF([.H447]&lt;100;&quot; &quot;;&quot;&quot;));[.H447];&quot; &quot;;IF([.I447]&lt;10;&quot;  &quot;;IF([.I447]&lt;100;&quot; &quot;;&quot;&quot;));[.I447];&quot; &quot;;IF([.J447]&lt;10;&quot;  &quot;;IF([.J447]&lt;100;&quot; &quot;;&quot;&quot;));[.J447];&quot; &quot;;[.A447];&quot; - &quot;;[.K447])" office:value-type="string" office:string-value="255 222 153 444 - #FFDE99" calcext:value-type="string">
            <text:p>255 222 153 444 - #FFDE99</text:p>
          </table:table-cell>
          <table:table-cell table:style-name="ce35"/>
          <table:table-cell table:style-name="ce9"/>
          <table:table-cell table:style-name="ce6" table:formula="of:=INDEX([.$N$3:.$N$10];[.E447]+1;1)" office:value-type="float" office:value="255" calcext:value-type="float">
            <text:p>255</text:p>
          </table:table-cell>
          <table:table-cell table:style-name="ce6" table:formula="of:=INDEX([.$N$3:.$N$10];[.D447]+1;1)" office:value-type="float" office:value="225" calcext:value-type="float">
            <text:p>225</text:p>
          </table:table-cell>
          <table:table-cell table:style-name="ce6" table:formula="of:=INDEX([.$N$3:.$N$10];[.F447]+1;1)" office:value-type="float" office:value="156" calcext:value-type="float">
            <text:p>156</text:p>
          </table:table-cell>
          <table:table-cell table:style-name="ce28" table:formula="of:=CONCATENATE(&quot;#&quot;;DEC2HEX([.O447];2);DEC2HEX([.P447];2);DEC2HEX([.Q447];2))" office:value-type="string" office:string-value="#FFE19C" calcext:value-type="string">
            <text:p>#FFE19C</text:p>
          </table:table-cell>
          <table:table-cell table:style-name="ce32" table:formula="of:=CONCATENATE(IF([.O447]&lt;10;&quot;  &quot;;IF([.O447]&lt;100;&quot; &quot;;&quot;&quot;));[.O447];&quot; &quot;;IF([.P447]&lt;10;&quot;  &quot;;IF([.P447]&lt;100;&quot; &quot;;&quot;&quot;));[.P447];&quot; &quot;;IF([.Q447]&lt;10;&quot;  &quot;;IF([.Q447]&lt;100;&quot; &quot;;&quot;&quot;));[.Q447];&quot; &quot;;[.A447];&quot; - &quot;;[.R447])" office:value-type="string" office:string-value="255 225 156 444 - #FFE19C" calcext:value-type="string">
            <text:p>255 225 156 444 - #FFE1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4" calcext:value-type="float">
            <text:p>44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6"/>
          <table:table-cell table:style-name="ce45"/>
          <table:table-cell table:style-name="ce50" table:formula="of:=BITAND(BITRSHIFT([.A448];6);HEX2DEC(&quot;7&quot;))" office:value-type="float" office:value="6" calcext:value-type="float">
            <text:p>6</text:p>
          </table:table-cell>
          <table:table-cell table:style-name="ce3" table:formula="of:=BITAND(BITRSHIFT([.A448];3);HEX2DEC(&quot;7&quot;))" office:value-type="float" office:value="7" calcext:value-type="float">
            <text:p>7</text:p>
          </table:table-cell>
          <table:table-cell table:style-name="ce57" table:formula="of:=BITAND([.A44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48]/7;1/[.$K$1])*255;0)" office:value-type="float" office:value="255" calcext:value-type="float">
            <text:p>255</text:p>
          </table:table-cell>
          <table:table-cell table:style-name="ce6" table:formula="of:=ROUND(POWER([.D448]/7;1/[.$K$1])*255;0)" office:value-type="float" office:value="222" calcext:value-type="float">
            <text:p>222</text:p>
          </table:table-cell>
          <table:table-cell table:style-name="ce6" table:formula="of:=ROUND(POWER([.F448]/7;1/[.$K$1])*255;0)" office:value-type="float" office:value="188" calcext:value-type="float">
            <text:p>188</text:p>
          </table:table-cell>
          <table:table-cell table:style-name="ce28" table:formula="of:=CONCATENATE(&quot;#&quot;;DEC2HEX([.H448];2);DEC2HEX([.I448];2);DEC2HEX([.J448];2))" office:value-type="string" office:string-value="#FFDEBC" calcext:value-type="string">
            <text:p>#FFDEBC</text:p>
          </table:table-cell>
          <table:table-cell table:style-name="ce32" table:formula="of:=CONCATENATE(IF([.H448]&lt;10;&quot;  &quot;;IF([.H448]&lt;100;&quot; &quot;;&quot;&quot;));[.H448];&quot; &quot;;IF([.I448]&lt;10;&quot;  &quot;;IF([.I448]&lt;100;&quot; &quot;;&quot;&quot;));[.I448];&quot; &quot;;IF([.J448]&lt;10;&quot;  &quot;;IF([.J448]&lt;100;&quot; &quot;;&quot;&quot;));[.J448];&quot; &quot;;[.A448];&quot; - &quot;;[.K448])" office:value-type="string" office:string-value="255 222 188 445 - #FFDEBC" calcext:value-type="string">
            <text:p>255 222 188 445 - #FFDEBC</text:p>
          </table:table-cell>
          <table:table-cell table:style-name="ce35"/>
          <table:table-cell table:style-name="ce9"/>
          <table:table-cell table:style-name="ce6" table:formula="of:=INDEX([.$N$3:.$N$10];[.E448]+1;1)" office:value-type="float" office:value="255" calcext:value-type="float">
            <text:p>255</text:p>
          </table:table-cell>
          <table:table-cell table:style-name="ce6" table:formula="of:=INDEX([.$N$3:.$N$10];[.D448]+1;1)" office:value-type="float" office:value="225" calcext:value-type="float">
            <text:p>225</text:p>
          </table:table-cell>
          <table:table-cell table:style-name="ce6" table:formula="of:=INDEX([.$N$3:.$N$10];[.F448]+1;1)" office:value-type="float" office:value="187" calcext:value-type="float">
            <text:p>187</text:p>
          </table:table-cell>
          <table:table-cell table:style-name="ce28" table:formula="of:=CONCATENATE(&quot;#&quot;;DEC2HEX([.O448];2);DEC2HEX([.P448];2);DEC2HEX([.Q448];2))" office:value-type="string" office:string-value="#FFE1BB" calcext:value-type="string">
            <text:p>#FFE1BB</text:p>
          </table:table-cell>
          <table:table-cell table:style-name="ce32" table:formula="of:=CONCATENATE(IF([.O448]&lt;10;&quot;  &quot;;IF([.O448]&lt;100;&quot; &quot;;&quot;&quot;));[.O448];&quot; &quot;;IF([.P448]&lt;10;&quot;  &quot;;IF([.P448]&lt;100;&quot; &quot;;&quot;&quot;));[.P448];&quot; &quot;;IF([.Q448]&lt;10;&quot;  &quot;;IF([.Q448]&lt;100;&quot; &quot;;&quot;&quot;));[.Q448];&quot; &quot;;[.A448];&quot; - &quot;;[.R448])" office:value-type="string" office:string-value="255 225 187 445 - #FFE1BB" calcext:value-type="string">
            <text:p>255 225 187 445 - #FFE1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5" calcext:value-type="float">
            <text:p>44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6"/>
          <table:table-cell table:style-name="ce45"/>
          <table:table-cell table:style-name="ce50" table:formula="of:=BITAND(BITRSHIFT([.A449];6);HEX2DEC(&quot;7&quot;))" office:value-type="float" office:value="6" calcext:value-type="float">
            <text:p>6</text:p>
          </table:table-cell>
          <table:table-cell table:style-name="ce3" table:formula="of:=BITAND(BITRSHIFT([.A449];3);HEX2DEC(&quot;7&quot;))" office:value-type="float" office:value="7" calcext:value-type="float">
            <text:p>7</text:p>
          </table:table-cell>
          <table:table-cell table:style-name="ce57" table:formula="of:=BITAND([.A44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49]/7;1/[.$K$1])*255;0)" office:value-type="float" office:value="255" calcext:value-type="float">
            <text:p>255</text:p>
          </table:table-cell>
          <table:table-cell table:style-name="ce6" table:formula="of:=ROUND(POWER([.D449]/7;1/[.$K$1])*255;0)" office:value-type="float" office:value="222" calcext:value-type="float">
            <text:p>222</text:p>
          </table:table-cell>
          <table:table-cell table:style-name="ce6" table:formula="of:=ROUND(POWER([.F449]/7;1/[.$K$1])*255;0)" office:value-type="float" office:value="222" calcext:value-type="float">
            <text:p>222</text:p>
          </table:table-cell>
          <table:table-cell table:style-name="ce28" table:formula="of:=CONCATENATE(&quot;#&quot;;DEC2HEX([.H449];2);DEC2HEX([.I449];2);DEC2HEX([.J449];2))" office:value-type="string" office:string-value="#FFDEDE" calcext:value-type="string">
            <text:p>#FFDEDE</text:p>
          </table:table-cell>
          <table:table-cell table:style-name="ce32" table:formula="of:=CONCATENATE(IF([.H449]&lt;10;&quot;  &quot;;IF([.H449]&lt;100;&quot; &quot;;&quot;&quot;));[.H449];&quot; &quot;;IF([.I449]&lt;10;&quot;  &quot;;IF([.I449]&lt;100;&quot; &quot;;&quot;&quot;));[.I449];&quot; &quot;;IF([.J449]&lt;10;&quot;  &quot;;IF([.J449]&lt;100;&quot; &quot;;&quot;&quot;));[.J449];&quot; &quot;;[.A449];&quot; - &quot;;[.K449])" office:value-type="string" office:string-value="255 222 222 446 - #FFDEDE" calcext:value-type="string">
            <text:p>255 222 222 446 - #FFDEDE</text:p>
          </table:table-cell>
          <table:table-cell table:style-name="ce35"/>
          <table:table-cell table:style-name="ce9"/>
          <table:table-cell table:style-name="ce6" table:formula="of:=INDEX([.$N$3:.$N$10];[.E449]+1;1)" office:value-type="float" office:value="255" calcext:value-type="float">
            <text:p>255</text:p>
          </table:table-cell>
          <table:table-cell table:style-name="ce6" table:formula="of:=INDEX([.$N$3:.$N$10];[.D449]+1;1)" office:value-type="float" office:value="225" calcext:value-type="float">
            <text:p>225</text:p>
          </table:table-cell>
          <table:table-cell table:style-name="ce6" table:formula="of:=INDEX([.$N$3:.$N$10];[.F449]+1;1)" office:value-type="float" office:value="225" calcext:value-type="float">
            <text:p>225</text:p>
          </table:table-cell>
          <table:table-cell table:style-name="ce28" table:formula="of:=CONCATENATE(&quot;#&quot;;DEC2HEX([.O449];2);DEC2HEX([.P449];2);DEC2HEX([.Q449];2))" office:value-type="string" office:string-value="#FFE1E1" calcext:value-type="string">
            <text:p>#FFE1E1</text:p>
          </table:table-cell>
          <table:table-cell table:style-name="ce32" table:formula="of:=CONCATENATE(IF([.O449]&lt;10;&quot;  &quot;;IF([.O449]&lt;100;&quot; &quot;;&quot;&quot;));[.O449];&quot; &quot;;IF([.P449]&lt;10;&quot;  &quot;;IF([.P449]&lt;100;&quot; &quot;;&quot;&quot;));[.P449];&quot; &quot;;IF([.Q449]&lt;10;&quot;  &quot;;IF([.Q449]&lt;100;&quot; &quot;;&quot;&quot;));[.Q449];&quot; &quot;;[.A449];&quot; - &quot;;[.R449])" office:value-type="string" office:string-value="255 225 225 446 - #FFE1E1" calcext:value-type="string">
            <text:p>255 225 225 446 - #FFE1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6" calcext:value-type="float">
            <text:p>44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6"/>
          <table:table-cell table:style-name="ce45"/>
          <table:table-cell table:style-name="ce50" table:formula="of:=BITAND(BITRSHIFT([.A450];6);HEX2DEC(&quot;7&quot;))" office:value-type="float" office:value="6" calcext:value-type="float">
            <text:p>6</text:p>
          </table:table-cell>
          <table:table-cell table:style-name="ce3" table:formula="of:=BITAND(BITRSHIFT([.A450];3);HEX2DEC(&quot;7&quot;))" office:value-type="float" office:value="7" calcext:value-type="float">
            <text:p>7</text:p>
          </table:table-cell>
          <table:table-cell table:style-name="ce57" table:formula="of:=BITAND([.A45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50]/7;1/[.$K$1])*255;0)" office:value-type="float" office:value="255" calcext:value-type="float">
            <text:p>255</text:p>
          </table:table-cell>
          <table:table-cell table:style-name="ce6" table:formula="of:=ROUND(POWER([.D450]/7;1/[.$K$1])*255;0)" office:value-type="float" office:value="222" calcext:value-type="float">
            <text:p>222</text:p>
          </table:table-cell>
          <table:table-cell table:style-name="ce6" table:formula="of:=ROUND(POWER([.F450]/7;1/[.$K$1])*255;0)" office:value-type="float" office:value="255" calcext:value-type="float">
            <text:p>255</text:p>
          </table:table-cell>
          <table:table-cell table:style-name="ce28" table:formula="of:=CONCATENATE(&quot;#&quot;;DEC2HEX([.H450];2);DEC2HEX([.I450];2);DEC2HEX([.J450];2))" office:value-type="string" office:string-value="#FFDEFF" calcext:value-type="string">
            <text:p>#FFDEFF</text:p>
          </table:table-cell>
          <table:table-cell table:style-name="ce32" table:formula="of:=CONCATENATE(IF([.H450]&lt;10;&quot;  &quot;;IF([.H450]&lt;100;&quot; &quot;;&quot;&quot;));[.H450];&quot; &quot;;IF([.I450]&lt;10;&quot;  &quot;;IF([.I450]&lt;100;&quot; &quot;;&quot;&quot;));[.I450];&quot; &quot;;IF([.J450]&lt;10;&quot;  &quot;;IF([.J450]&lt;100;&quot; &quot;;&quot;&quot;));[.J450];&quot; &quot;;[.A450];&quot; - &quot;;[.K450])" office:value-type="string" office:string-value="255 222 255 447 - #FFDEFF" calcext:value-type="string">
            <text:p>255 222 255 447 - #FFDEFF</text:p>
          </table:table-cell>
          <table:table-cell table:style-name="ce35"/>
          <table:table-cell table:style-name="ce9"/>
          <table:table-cell table:style-name="ce6" table:formula="of:=INDEX([.$N$3:.$N$10];[.E450]+1;1)" office:value-type="float" office:value="255" calcext:value-type="float">
            <text:p>255</text:p>
          </table:table-cell>
          <table:table-cell table:style-name="ce6" table:formula="of:=INDEX([.$N$3:.$N$10];[.D450]+1;1)" office:value-type="float" office:value="225" calcext:value-type="float">
            <text:p>225</text:p>
          </table:table-cell>
          <table:table-cell table:style-name="ce6" table:formula="of:=INDEX([.$N$3:.$N$10];[.F450]+1;1)" office:value-type="float" office:value="255" calcext:value-type="float">
            <text:p>255</text:p>
          </table:table-cell>
          <table:table-cell table:style-name="ce28" table:formula="of:=CONCATENATE(&quot;#&quot;;DEC2HEX([.O450];2);DEC2HEX([.P450];2);DEC2HEX([.Q450];2))" office:value-type="string" office:string-value="#FFE1FF" calcext:value-type="string">
            <text:p>#FFE1FF</text:p>
          </table:table-cell>
          <table:table-cell table:style-name="ce32" table:formula="of:=CONCATENATE(IF([.O450]&lt;10;&quot;  &quot;;IF([.O450]&lt;100;&quot; &quot;;&quot;&quot;));[.O450];&quot; &quot;;IF([.P450]&lt;10;&quot;  &quot;;IF([.P450]&lt;100;&quot; &quot;;&quot;&quot;));[.P450];&quot; &quot;;IF([.Q450]&lt;10;&quot;  &quot;;IF([.Q450]&lt;100;&quot; &quot;;&quot;&quot;));[.Q450];&quot; &quot;;[.A450];&quot; - &quot;;[.R450])" office:value-type="string" office:string-value="255 225 255 447 - #FFE1FF" calcext:value-type="string">
            <text:p>255 225 255 447 - #FFE1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7" calcext:value-type="float">
            <text:p>44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6"/>
          <table:table-cell table:style-name="ce45"/>
          <table:table-cell table:style-name="ce50" table:formula="of:=BITAND(BITRSHIFT([.A451];6);HEX2DEC(&quot;7&quot;))" office:value-type="float" office:value="7" calcext:value-type="float">
            <text:p>7</text:p>
          </table:table-cell>
          <table:table-cell table:style-name="ce3" table:formula="of:=BITAND(BITRSHIFT([.A451];3);HEX2DEC(&quot;7&quot;))" office:value-type="float" office:value="0" calcext:value-type="float">
            <text:p>0</text:p>
          </table:table-cell>
          <table:table-cell table:style-name="ce57" table:formula="of:=BITAND([.A45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51]/7;1/[.$K$1])*255;0)" office:value-type="float" office:value="0" calcext:value-type="float">
            <text:p>0</text:p>
          </table:table-cell>
          <table:table-cell table:style-name="ce6" table:formula="of:=ROUND(POWER([.D451]/7;1/[.$K$1])*255;0)" office:value-type="float" office:value="255" calcext:value-type="float">
            <text:p>255</text:p>
          </table:table-cell>
          <table:table-cell table:style-name="ce6" table:formula="of:=ROUND(POWER([.F451]/7;1/[.$K$1])*255;0)" office:value-type="float" office:value="0" calcext:value-type="float">
            <text:p>0</text:p>
          </table:table-cell>
          <table:table-cell table:style-name="ce28" table:formula="of:=CONCATENATE(&quot;#&quot;;DEC2HEX([.H451];2);DEC2HEX([.I451];2);DEC2HEX([.J451];2))" office:value-type="string" office:string-value="#00FF00" calcext:value-type="string">
            <text:p>#00FF00</text:p>
          </table:table-cell>
          <table:table-cell table:style-name="ce32" table:formula="of:=CONCATENATE(IF([.H451]&lt;10;&quot;  &quot;;IF([.H451]&lt;100;&quot; &quot;;&quot;&quot;));[.H451];&quot; &quot;;IF([.I451]&lt;10;&quot;  &quot;;IF([.I451]&lt;100;&quot; &quot;;&quot;&quot;));[.I451];&quot; &quot;;IF([.J451]&lt;10;&quot;  &quot;;IF([.J451]&lt;100;&quot; &quot;;&quot;&quot;));[.J451];&quot; &quot;;[.A451];&quot; - &quot;;[.K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/>
          <table:table-cell table:style-name="ce9"/>
          <table:table-cell table:style-name="ce6" table:formula="of:=INDEX([.$N$3:.$N$10];[.E451]+1;1)" office:value-type="float" office:value="0" calcext:value-type="float">
            <text:p>0</text:p>
          </table:table-cell>
          <table:table-cell table:style-name="ce6" table:formula="of:=INDEX([.$N$3:.$N$10];[.D451]+1;1)" office:value-type="float" office:value="255" calcext:value-type="float">
            <text:p>255</text:p>
          </table:table-cell>
          <table:table-cell table:style-name="ce6" table:formula="of:=INDEX([.$N$3:.$N$10];[.F451]+1;1)" office:value-type="float" office:value="0" calcext:value-type="float">
            <text:p>0</text:p>
          </table:table-cell>
          <table:table-cell table:style-name="ce28" table:formula="of:=CONCATENATE(&quot;#&quot;;DEC2HEX([.O451];2);DEC2HEX([.P451];2);DEC2HEX([.Q451];2))" office:value-type="string" office:string-value="#00FF00" calcext:value-type="string">
            <text:p>#00FF00</text:p>
          </table:table-cell>
          <table:table-cell table:style-name="ce32" table:formula="of:=CONCATENATE(IF([.O451]&lt;10;&quot;  &quot;;IF([.O451]&lt;100;&quot; &quot;;&quot;&quot;));[.O451];&quot; &quot;;IF([.P451]&lt;10;&quot;  &quot;;IF([.P451]&lt;100;&quot; &quot;;&quot;&quot;));[.P451];&quot; &quot;;IF([.Q451]&lt;10;&quot;  &quot;;IF([.Q451]&lt;100;&quot; &quot;;&quot;&quot;));[.Q451];&quot; &quot;;[.A451];&quot; - &quot;;[.R451])" office:value-type="string" office:string-value="  0 255   0 448 - #00FF00" calcext:value-type="string">
            <text:p><text:s text:c="2"/>0 255 <text:s text:c="2"/>0 448 - #00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8" calcext:value-type="float">
            <text:p>44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49" calcext:value-type="float">
            <text:p>449</text:p>
          </table:table-cell>
          <table:table-cell table:style-name="ce6"/>
          <table:table-cell table:style-name="ce45"/>
          <table:table-cell table:style-name="ce50" table:formula="of:=BITAND(BITRSHIFT([.A452];6);HEX2DEC(&quot;7&quot;))" office:value-type="float" office:value="7" calcext:value-type="float">
            <text:p>7</text:p>
          </table:table-cell>
          <table:table-cell table:style-name="ce3" table:formula="of:=BITAND(BITRSHIFT([.A452];3);HEX2DEC(&quot;7&quot;))" office:value-type="float" office:value="0" calcext:value-type="float">
            <text:p>0</text:p>
          </table:table-cell>
          <table:table-cell table:style-name="ce57" table:formula="of:=BITAND([.A45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52]/7;1/[.$K$1])*255;0)" office:value-type="float" office:value="0" calcext:value-type="float">
            <text:p>0</text:p>
          </table:table-cell>
          <table:table-cell table:style-name="ce6" table:formula="of:=ROUND(POWER([.D452]/7;1/[.$K$1])*255;0)" office:value-type="float" office:value="255" calcext:value-type="float">
            <text:p>255</text:p>
          </table:table-cell>
          <table:table-cell table:style-name="ce6" table:formula="of:=ROUND(POWER([.F452]/7;1/[.$K$1])*255;0)" office:value-type="float" office:value="43" calcext:value-type="float">
            <text:p>43</text:p>
          </table:table-cell>
          <table:table-cell table:style-name="ce28" table:formula="of:=CONCATENATE(&quot;#&quot;;DEC2HEX([.H452];2);DEC2HEX([.I452];2);DEC2HEX([.J452];2))" office:value-type="string" office:string-value="#00FF2B" calcext:value-type="string">
            <text:p>#00FF2B</text:p>
          </table:table-cell>
          <table:table-cell table:style-name="ce32" table:formula="of:=CONCATENATE(IF([.H452]&lt;10;&quot;  &quot;;IF([.H452]&lt;100;&quot; &quot;;&quot;&quot;));[.H452];&quot; &quot;;IF([.I452]&lt;10;&quot;  &quot;;IF([.I452]&lt;100;&quot; &quot;;&quot;&quot;));[.I452];&quot; &quot;;IF([.J452]&lt;10;&quot;  &quot;;IF([.J452]&lt;100;&quot; &quot;;&quot;&quot;));[.J452];&quot; &quot;;[.A452];&quot; - &quot;;[.K452])" office:value-type="string" office:string-value="  0 255  43 449 - #00FF2B" calcext:value-type="string">
            <text:p><text:s text:c="2"/>0 255 <text:s/>43 449 - #00FF2B</text:p>
          </table:table-cell>
          <table:table-cell table:style-name="ce35"/>
          <table:table-cell table:style-name="ce9"/>
          <table:table-cell table:style-name="ce6" table:formula="of:=INDEX([.$N$3:.$N$10];[.E452]+1;1)" office:value-type="float" office:value="0" calcext:value-type="float">
            <text:p>0</text:p>
          </table:table-cell>
          <table:table-cell table:style-name="ce6" table:formula="of:=INDEX([.$N$3:.$N$10];[.D452]+1;1)" office:value-type="float" office:value="255" calcext:value-type="float">
            <text:p>255</text:p>
          </table:table-cell>
          <table:table-cell table:style-name="ce6" table:formula="of:=INDEX([.$N$3:.$N$10];[.F452]+1;1)" office:value-type="float" office:value="40" calcext:value-type="float">
            <text:p>40</text:p>
          </table:table-cell>
          <table:table-cell table:style-name="ce28" table:formula="of:=CONCATENATE(&quot;#&quot;;DEC2HEX([.O452];2);DEC2HEX([.P452];2);DEC2HEX([.Q452];2))" office:value-type="string" office:string-value="#00FF28" calcext:value-type="string">
            <text:p>#00FF28</text:p>
          </table:table-cell>
          <table:table-cell table:style-name="ce32" table:formula="of:=CONCATENATE(IF([.O452]&lt;10;&quot;  &quot;;IF([.O452]&lt;100;&quot; &quot;;&quot;&quot;));[.O452];&quot; &quot;;IF([.P452]&lt;10;&quot;  &quot;;IF([.P452]&lt;100;&quot; &quot;;&quot;&quot;));[.P452];&quot; &quot;;IF([.Q452]&lt;10;&quot;  &quot;;IF([.Q452]&lt;100;&quot; &quot;;&quot;&quot;));[.Q452];&quot; &quot;;[.A452];&quot; - &quot;;[.R452])" office:value-type="string" office:string-value="  0 255  40 449 - #00FF28" calcext:value-type="string">
            <text:p><text:s text:c="2"/>0 255 <text:s/>40 449 - #00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49" calcext:value-type="float">
            <text:p>44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0" calcext:value-type="float">
            <text:p>450</text:p>
          </table:table-cell>
          <table:table-cell table:style-name="ce6"/>
          <table:table-cell table:style-name="ce45"/>
          <table:table-cell table:style-name="ce50" table:formula="of:=BITAND(BITRSHIFT([.A453];6);HEX2DEC(&quot;7&quot;))" office:value-type="float" office:value="7" calcext:value-type="float">
            <text:p>7</text:p>
          </table:table-cell>
          <table:table-cell table:style-name="ce3" table:formula="of:=BITAND(BITRSHIFT([.A453];3);HEX2DEC(&quot;7&quot;))" office:value-type="float" office:value="0" calcext:value-type="float">
            <text:p>0</text:p>
          </table:table-cell>
          <table:table-cell table:style-name="ce57" table:formula="of:=BITAND([.A45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53]/7;1/[.$K$1])*255;0)" office:value-type="float" office:value="0" calcext:value-type="float">
            <text:p>0</text:p>
          </table:table-cell>
          <table:table-cell table:style-name="ce6" table:formula="of:=ROUND(POWER([.D453]/7;1/[.$K$1])*255;0)" office:value-type="float" office:value="255" calcext:value-type="float">
            <text:p>255</text:p>
          </table:table-cell>
          <table:table-cell table:style-name="ce6" table:formula="of:=ROUND(POWER([.F453]/7;1/[.$K$1])*255;0)" office:value-type="float" office:value="82" calcext:value-type="float">
            <text:p>82</text:p>
          </table:table-cell>
          <table:table-cell table:style-name="ce28" table:formula="of:=CONCATENATE(&quot;#&quot;;DEC2HEX([.H453];2);DEC2HEX([.I453];2);DEC2HEX([.J453];2))" office:value-type="string" office:string-value="#00FF52" calcext:value-type="string">
            <text:p>#00FF52</text:p>
          </table:table-cell>
          <table:table-cell table:style-name="ce32" table:formula="of:=CONCATENATE(IF([.H453]&lt;10;&quot;  &quot;;IF([.H453]&lt;100;&quot; &quot;;&quot;&quot;));[.H453];&quot; &quot;;IF([.I453]&lt;10;&quot;  &quot;;IF([.I453]&lt;100;&quot; &quot;;&quot;&quot;));[.I453];&quot; &quot;;IF([.J453]&lt;10;&quot;  &quot;;IF([.J453]&lt;100;&quot; &quot;;&quot;&quot;));[.J453];&quot; &quot;;[.A453];&quot; - &quot;;[.K453])" office:value-type="string" office:string-value="  0 255  82 450 - #00FF52" calcext:value-type="string">
            <text:p><text:s text:c="2"/>0 255 <text:s/>82 450 - #00FF52</text:p>
          </table:table-cell>
          <table:table-cell table:style-name="ce35"/>
          <table:table-cell table:style-name="ce9"/>
          <table:table-cell table:style-name="ce6" table:formula="of:=INDEX([.$N$3:.$N$10];[.E453]+1;1)" office:value-type="float" office:value="0" calcext:value-type="float">
            <text:p>0</text:p>
          </table:table-cell>
          <table:table-cell table:style-name="ce6" table:formula="of:=INDEX([.$N$3:.$N$10];[.D453]+1;1)" office:value-type="float" office:value="255" calcext:value-type="float">
            <text:p>255</text:p>
          </table:table-cell>
          <table:table-cell table:style-name="ce6" table:formula="of:=INDEX([.$N$3:.$N$10];[.F453]+1;1)" office:value-type="float" office:value="83" calcext:value-type="float">
            <text:p>83</text:p>
          </table:table-cell>
          <table:table-cell table:style-name="ce28" table:formula="of:=CONCATENATE(&quot;#&quot;;DEC2HEX([.O453];2);DEC2HEX([.P453];2);DEC2HEX([.Q453];2))" office:value-type="string" office:string-value="#00FF53" calcext:value-type="string">
            <text:p>#00FF53</text:p>
          </table:table-cell>
          <table:table-cell table:style-name="ce32" table:formula="of:=CONCATENATE(IF([.O453]&lt;10;&quot;  &quot;;IF([.O453]&lt;100;&quot; &quot;;&quot;&quot;));[.O453];&quot; &quot;;IF([.P453]&lt;10;&quot;  &quot;;IF([.P453]&lt;100;&quot; &quot;;&quot;&quot;));[.P453];&quot; &quot;;IF([.Q453]&lt;10;&quot;  &quot;;IF([.Q453]&lt;100;&quot; &quot;;&quot;&quot;));[.Q453];&quot; &quot;;[.A453];&quot; - &quot;;[.R453])" office:value-type="string" office:string-value="  0 255  83 450 - #00FF53" calcext:value-type="string">
            <text:p><text:s text:c="2"/>0 255 <text:s/>83 450 - #00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0" calcext:value-type="float">
            <text:p>45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6"/>
          <table:table-cell table:style-name="ce45"/>
          <table:table-cell table:style-name="ce50" table:formula="of:=BITAND(BITRSHIFT([.A454];6);HEX2DEC(&quot;7&quot;))" office:value-type="float" office:value="7" calcext:value-type="float">
            <text:p>7</text:p>
          </table:table-cell>
          <table:table-cell table:style-name="ce3" table:formula="of:=BITAND(BITRSHIFT([.A454];3);HEX2DEC(&quot;7&quot;))" office:value-type="float" office:value="0" calcext:value-type="float">
            <text:p>0</text:p>
          </table:table-cell>
          <table:table-cell table:style-name="ce57" table:formula="of:=BITAND([.A45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54]/7;1/[.$K$1])*255;0)" office:value-type="float" office:value="0" calcext:value-type="float">
            <text:p>0</text:p>
          </table:table-cell>
          <table:table-cell table:style-name="ce6" table:formula="of:=ROUND(POWER([.D454]/7;1/[.$K$1])*255;0)" office:value-type="float" office:value="255" calcext:value-type="float">
            <text:p>255</text:p>
          </table:table-cell>
          <table:table-cell table:style-name="ce6" table:formula="of:=ROUND(POWER([.F454]/7;1/[.$K$1])*255;0)" office:value-type="float" office:value="118" calcext:value-type="float">
            <text:p>118</text:p>
          </table:table-cell>
          <table:table-cell table:style-name="ce28" table:formula="of:=CONCATENATE(&quot;#&quot;;DEC2HEX([.H454];2);DEC2HEX([.I454];2);DEC2HEX([.J454];2))" office:value-type="string" office:string-value="#00FF76" calcext:value-type="string">
            <text:p>#00FF76</text:p>
          </table:table-cell>
          <table:table-cell table:style-name="ce32" table:formula="of:=CONCATENATE(IF([.H454]&lt;10;&quot;  &quot;;IF([.H454]&lt;100;&quot; &quot;;&quot;&quot;));[.H454];&quot; &quot;;IF([.I454]&lt;10;&quot;  &quot;;IF([.I454]&lt;100;&quot; &quot;;&quot;&quot;));[.I454];&quot; &quot;;IF([.J454]&lt;10;&quot;  &quot;;IF([.J454]&lt;100;&quot; &quot;;&quot;&quot;));[.J454];&quot; &quot;;[.A454];&quot; - &quot;;[.K454])" office:value-type="string" office:string-value="  0 255 118 451 - #00FF76" calcext:value-type="string">
            <text:p><text:s text:c="2"/>0 255 118 451 - #00FF76</text:p>
          </table:table-cell>
          <table:table-cell table:style-name="ce35"/>
          <table:table-cell table:style-name="ce9"/>
          <table:table-cell table:style-name="ce6" table:formula="of:=INDEX([.$N$3:.$N$10];[.E454]+1;1)" office:value-type="float" office:value="0" calcext:value-type="float">
            <text:p>0</text:p>
          </table:table-cell>
          <table:table-cell table:style-name="ce6" table:formula="of:=INDEX([.$N$3:.$N$10];[.D454]+1;1)" office:value-type="float" office:value="255" calcext:value-type="float">
            <text:p>255</text:p>
          </table:table-cell>
          <table:table-cell table:style-name="ce6" table:formula="of:=INDEX([.$N$3:.$N$10];[.F454]+1;1)" office:value-type="float" office:value="116" calcext:value-type="float">
            <text:p>116</text:p>
          </table:table-cell>
          <table:table-cell table:style-name="ce28" table:formula="of:=CONCATENATE(&quot;#&quot;;DEC2HEX([.O454];2);DEC2HEX([.P454];2);DEC2HEX([.Q454];2))" office:value-type="string" office:string-value="#00FF74" calcext:value-type="string">
            <text:p>#00FF74</text:p>
          </table:table-cell>
          <table:table-cell table:style-name="ce32" table:formula="of:=CONCATENATE(IF([.O454]&lt;10;&quot;  &quot;;IF([.O454]&lt;100;&quot; &quot;;&quot;&quot;));[.O454];&quot; &quot;;IF([.P454]&lt;10;&quot;  &quot;;IF([.P454]&lt;100;&quot; &quot;;&quot;&quot;));[.P454];&quot; &quot;;IF([.Q454]&lt;10;&quot;  &quot;;IF([.Q454]&lt;100;&quot; &quot;;&quot;&quot;));[.Q454];&quot; &quot;;[.A454];&quot; - &quot;;[.R454])" office:value-type="string" office:string-value="  0 255 116 451 - #00FF74" calcext:value-type="string">
            <text:p><text:s text:c="2"/>0 255 116 451 - #00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1" calcext:value-type="float">
            <text:p>45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2" calcext:value-type="float">
            <text:p>452</text:p>
          </table:table-cell>
          <table:table-cell table:style-name="ce6"/>
          <table:table-cell table:style-name="ce45"/>
          <table:table-cell table:style-name="ce50" table:formula="of:=BITAND(BITRSHIFT([.A455];6);HEX2DEC(&quot;7&quot;))" office:value-type="float" office:value="7" calcext:value-type="float">
            <text:p>7</text:p>
          </table:table-cell>
          <table:table-cell table:style-name="ce3" table:formula="of:=BITAND(BITRSHIFT([.A455];3);HEX2DEC(&quot;7&quot;))" office:value-type="float" office:value="0" calcext:value-type="float">
            <text:p>0</text:p>
          </table:table-cell>
          <table:table-cell table:style-name="ce57" table:formula="of:=BITAND([.A45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55]/7;1/[.$K$1])*255;0)" office:value-type="float" office:value="0" calcext:value-type="float">
            <text:p>0</text:p>
          </table:table-cell>
          <table:table-cell table:style-name="ce6" table:formula="of:=ROUND(POWER([.D455]/7;1/[.$K$1])*255;0)" office:value-type="float" office:value="255" calcext:value-type="float">
            <text:p>255</text:p>
          </table:table-cell>
          <table:table-cell table:style-name="ce6" table:formula="of:=ROUND(POWER([.F455]/7;1/[.$K$1])*255;0)" office:value-type="float" office:value="153" calcext:value-type="float">
            <text:p>153</text:p>
          </table:table-cell>
          <table:table-cell table:style-name="ce28" table:formula="of:=CONCATENATE(&quot;#&quot;;DEC2HEX([.H455];2);DEC2HEX([.I455];2);DEC2HEX([.J455];2))" office:value-type="string" office:string-value="#00FF99" calcext:value-type="string">
            <text:p>#00FF99</text:p>
          </table:table-cell>
          <table:table-cell table:style-name="ce32" table:formula="of:=CONCATENATE(IF([.H455]&lt;10;&quot;  &quot;;IF([.H455]&lt;100;&quot; &quot;;&quot;&quot;));[.H455];&quot; &quot;;IF([.I455]&lt;10;&quot;  &quot;;IF([.I455]&lt;100;&quot; &quot;;&quot;&quot;));[.I455];&quot; &quot;;IF([.J455]&lt;10;&quot;  &quot;;IF([.J455]&lt;100;&quot; &quot;;&quot;&quot;));[.J455];&quot; &quot;;[.A455];&quot; - &quot;;[.K455])" office:value-type="string" office:string-value="  0 255 153 452 - #00FF99" calcext:value-type="string">
            <text:p><text:s text:c="2"/>0 255 153 452 - #00FF99</text:p>
          </table:table-cell>
          <table:table-cell table:style-name="ce35"/>
          <table:table-cell table:style-name="ce9"/>
          <table:table-cell table:style-name="ce6" table:formula="of:=INDEX([.$N$3:.$N$10];[.E455]+1;1)" office:value-type="float" office:value="0" calcext:value-type="float">
            <text:p>0</text:p>
          </table:table-cell>
          <table:table-cell table:style-name="ce6" table:formula="of:=INDEX([.$N$3:.$N$10];[.D455]+1;1)" office:value-type="float" office:value="255" calcext:value-type="float">
            <text:p>255</text:p>
          </table:table-cell>
          <table:table-cell table:style-name="ce6" table:formula="of:=INDEX([.$N$3:.$N$10];[.F455]+1;1)" office:value-type="float" office:value="156" calcext:value-type="float">
            <text:p>156</text:p>
          </table:table-cell>
          <table:table-cell table:style-name="ce28" table:formula="of:=CONCATENATE(&quot;#&quot;;DEC2HEX([.O455];2);DEC2HEX([.P455];2);DEC2HEX([.Q455];2))" office:value-type="string" office:string-value="#00FF9C" calcext:value-type="string">
            <text:p>#00FF9C</text:p>
          </table:table-cell>
          <table:table-cell table:style-name="ce32" table:formula="of:=CONCATENATE(IF([.O455]&lt;10;&quot;  &quot;;IF([.O455]&lt;100;&quot; &quot;;&quot;&quot;));[.O455];&quot; &quot;;IF([.P455]&lt;10;&quot;  &quot;;IF([.P455]&lt;100;&quot; &quot;;&quot;&quot;));[.P455];&quot; &quot;;IF([.Q455]&lt;10;&quot;  &quot;;IF([.Q455]&lt;100;&quot; &quot;;&quot;&quot;));[.Q455];&quot; &quot;;[.A455];&quot; - &quot;;[.R455])" office:value-type="string" office:string-value="  0 255 156 452 - #00FF9C" calcext:value-type="string">
            <text:p><text:s text:c="2"/>0 255 156 452 - #00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2" calcext:value-type="float">
            <text:p>45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6"/>
          <table:table-cell table:style-name="ce45"/>
          <table:table-cell table:style-name="ce50" table:formula="of:=BITAND(BITRSHIFT([.A456];6);HEX2DEC(&quot;7&quot;))" office:value-type="float" office:value="7" calcext:value-type="float">
            <text:p>7</text:p>
          </table:table-cell>
          <table:table-cell table:style-name="ce3" table:formula="of:=BITAND(BITRSHIFT([.A456];3);HEX2DEC(&quot;7&quot;))" office:value-type="float" office:value="0" calcext:value-type="float">
            <text:p>0</text:p>
          </table:table-cell>
          <table:table-cell table:style-name="ce57" table:formula="of:=BITAND([.A45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56]/7;1/[.$K$1])*255;0)" office:value-type="float" office:value="0" calcext:value-type="float">
            <text:p>0</text:p>
          </table:table-cell>
          <table:table-cell table:style-name="ce6" table:formula="of:=ROUND(POWER([.D456]/7;1/[.$K$1])*255;0)" office:value-type="float" office:value="255" calcext:value-type="float">
            <text:p>255</text:p>
          </table:table-cell>
          <table:table-cell table:style-name="ce6" table:formula="of:=ROUND(POWER([.F456]/7;1/[.$K$1])*255;0)" office:value-type="float" office:value="188" calcext:value-type="float">
            <text:p>188</text:p>
          </table:table-cell>
          <table:table-cell table:style-name="ce28" table:formula="of:=CONCATENATE(&quot;#&quot;;DEC2HEX([.H456];2);DEC2HEX([.I456];2);DEC2HEX([.J456];2))" office:value-type="string" office:string-value="#00FFBC" calcext:value-type="string">
            <text:p>#00FFBC</text:p>
          </table:table-cell>
          <table:table-cell table:style-name="ce32" table:formula="of:=CONCATENATE(IF([.H456]&lt;10;&quot;  &quot;;IF([.H456]&lt;100;&quot; &quot;;&quot;&quot;));[.H456];&quot; &quot;;IF([.I456]&lt;10;&quot;  &quot;;IF([.I456]&lt;100;&quot; &quot;;&quot;&quot;));[.I456];&quot; &quot;;IF([.J456]&lt;10;&quot;  &quot;;IF([.J456]&lt;100;&quot; &quot;;&quot;&quot;));[.J456];&quot; &quot;;[.A456];&quot; - &quot;;[.K456])" office:value-type="string" office:string-value="  0 255 188 453 - #00FFBC" calcext:value-type="string">
            <text:p><text:s text:c="2"/>0 255 188 453 - #00FFBC</text:p>
          </table:table-cell>
          <table:table-cell table:style-name="ce35"/>
          <table:table-cell table:style-name="ce9"/>
          <table:table-cell table:style-name="ce6" table:formula="of:=INDEX([.$N$3:.$N$10];[.E456]+1;1)" office:value-type="float" office:value="0" calcext:value-type="float">
            <text:p>0</text:p>
          </table:table-cell>
          <table:table-cell table:style-name="ce6" table:formula="of:=INDEX([.$N$3:.$N$10];[.D456]+1;1)" office:value-type="float" office:value="255" calcext:value-type="float">
            <text:p>255</text:p>
          </table:table-cell>
          <table:table-cell table:style-name="ce6" table:formula="of:=INDEX([.$N$3:.$N$10];[.F456]+1;1)" office:value-type="float" office:value="187" calcext:value-type="float">
            <text:p>187</text:p>
          </table:table-cell>
          <table:table-cell table:style-name="ce28" table:formula="of:=CONCATENATE(&quot;#&quot;;DEC2HEX([.O456];2);DEC2HEX([.P456];2);DEC2HEX([.Q456];2))" office:value-type="string" office:string-value="#00FFBB" calcext:value-type="string">
            <text:p>#00FFBB</text:p>
          </table:table-cell>
          <table:table-cell table:style-name="ce32" table:formula="of:=CONCATENATE(IF([.O456]&lt;10;&quot;  &quot;;IF([.O456]&lt;100;&quot; &quot;;&quot;&quot;));[.O456];&quot; &quot;;IF([.P456]&lt;10;&quot;  &quot;;IF([.P456]&lt;100;&quot; &quot;;&quot;&quot;));[.P456];&quot; &quot;;IF([.Q456]&lt;10;&quot;  &quot;;IF([.Q456]&lt;100;&quot; &quot;;&quot;&quot;));[.Q456];&quot; &quot;;[.A456];&quot; - &quot;;[.R456])" office:value-type="string" office:string-value="  0 255 187 453 - #00FFBB" calcext:value-type="string">
            <text:p><text:s text:c="2"/>0 255 187 453 - #00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3" calcext:value-type="float">
            <text:p>45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6"/>
          <table:table-cell table:style-name="ce45"/>
          <table:table-cell table:style-name="ce50" table:formula="of:=BITAND(BITRSHIFT([.A457];6);HEX2DEC(&quot;7&quot;))" office:value-type="float" office:value="7" calcext:value-type="float">
            <text:p>7</text:p>
          </table:table-cell>
          <table:table-cell table:style-name="ce3" table:formula="of:=BITAND(BITRSHIFT([.A457];3);HEX2DEC(&quot;7&quot;))" office:value-type="float" office:value="0" calcext:value-type="float">
            <text:p>0</text:p>
          </table:table-cell>
          <table:table-cell table:style-name="ce57" table:formula="of:=BITAND([.A45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57]/7;1/[.$K$1])*255;0)" office:value-type="float" office:value="0" calcext:value-type="float">
            <text:p>0</text:p>
          </table:table-cell>
          <table:table-cell table:style-name="ce6" table:formula="of:=ROUND(POWER([.D457]/7;1/[.$K$1])*255;0)" office:value-type="float" office:value="255" calcext:value-type="float">
            <text:p>255</text:p>
          </table:table-cell>
          <table:table-cell table:style-name="ce6" table:formula="of:=ROUND(POWER([.F457]/7;1/[.$K$1])*255;0)" office:value-type="float" office:value="222" calcext:value-type="float">
            <text:p>222</text:p>
          </table:table-cell>
          <table:table-cell table:style-name="ce28" table:formula="of:=CONCATENATE(&quot;#&quot;;DEC2HEX([.H457];2);DEC2HEX([.I457];2);DEC2HEX([.J457];2))" office:value-type="string" office:string-value="#00FFDE" calcext:value-type="string">
            <text:p>#00FFDE</text:p>
          </table:table-cell>
          <table:table-cell table:style-name="ce32" table:formula="of:=CONCATENATE(IF([.H457]&lt;10;&quot;  &quot;;IF([.H457]&lt;100;&quot; &quot;;&quot;&quot;));[.H457];&quot; &quot;;IF([.I457]&lt;10;&quot;  &quot;;IF([.I457]&lt;100;&quot; &quot;;&quot;&quot;));[.I457];&quot; &quot;;IF([.J457]&lt;10;&quot;  &quot;;IF([.J457]&lt;100;&quot; &quot;;&quot;&quot;));[.J457];&quot; &quot;;[.A457];&quot; - &quot;;[.K457])" office:value-type="string" office:string-value="  0 255 222 454 - #00FFDE" calcext:value-type="string">
            <text:p><text:s text:c="2"/>0 255 222 454 - #00FFDE</text:p>
          </table:table-cell>
          <table:table-cell table:style-name="ce35"/>
          <table:table-cell table:style-name="ce9"/>
          <table:table-cell table:style-name="ce6" table:formula="of:=INDEX([.$N$3:.$N$10];[.E457]+1;1)" office:value-type="float" office:value="0" calcext:value-type="float">
            <text:p>0</text:p>
          </table:table-cell>
          <table:table-cell table:style-name="ce6" table:formula="of:=INDEX([.$N$3:.$N$10];[.D457]+1;1)" office:value-type="float" office:value="255" calcext:value-type="float">
            <text:p>255</text:p>
          </table:table-cell>
          <table:table-cell table:style-name="ce6" table:formula="of:=INDEX([.$N$3:.$N$10];[.F457]+1;1)" office:value-type="float" office:value="225" calcext:value-type="float">
            <text:p>225</text:p>
          </table:table-cell>
          <table:table-cell table:style-name="ce28" table:formula="of:=CONCATENATE(&quot;#&quot;;DEC2HEX([.O457];2);DEC2HEX([.P457];2);DEC2HEX([.Q457];2))" office:value-type="string" office:string-value="#00FFE1" calcext:value-type="string">
            <text:p>#00FFE1</text:p>
          </table:table-cell>
          <table:table-cell table:style-name="ce32" table:formula="of:=CONCATENATE(IF([.O457]&lt;10;&quot;  &quot;;IF([.O457]&lt;100;&quot; &quot;;&quot;&quot;));[.O457];&quot; &quot;;IF([.P457]&lt;10;&quot;  &quot;;IF([.P457]&lt;100;&quot; &quot;;&quot;&quot;));[.P457];&quot; &quot;;IF([.Q457]&lt;10;&quot;  &quot;;IF([.Q457]&lt;100;&quot; &quot;;&quot;&quot;));[.Q457];&quot; &quot;;[.A457];&quot; - &quot;;[.R457])" office:value-type="string" office:string-value="  0 255 225 454 - #00FFE1" calcext:value-type="string">
            <text:p><text:s text:c="2"/>0 255 225 454 - #00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4" calcext:value-type="float">
            <text:p>45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6"/>
          <table:table-cell table:style-name="ce45"/>
          <table:table-cell table:style-name="ce50" table:formula="of:=BITAND(BITRSHIFT([.A458];6);HEX2DEC(&quot;7&quot;))" office:value-type="float" office:value="7" calcext:value-type="float">
            <text:p>7</text:p>
          </table:table-cell>
          <table:table-cell table:style-name="ce3" table:formula="of:=BITAND(BITRSHIFT([.A458];3);HEX2DEC(&quot;7&quot;))" office:value-type="float" office:value="0" calcext:value-type="float">
            <text:p>0</text:p>
          </table:table-cell>
          <table:table-cell table:style-name="ce57" table:formula="of:=BITAND([.A45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58]/7;1/[.$K$1])*255;0)" office:value-type="float" office:value="0" calcext:value-type="float">
            <text:p>0</text:p>
          </table:table-cell>
          <table:table-cell table:style-name="ce6" table:formula="of:=ROUND(POWER([.D458]/7;1/[.$K$1])*255;0)" office:value-type="float" office:value="255" calcext:value-type="float">
            <text:p>255</text:p>
          </table:table-cell>
          <table:table-cell table:style-name="ce6" table:formula="of:=ROUND(POWER([.F458]/7;1/[.$K$1])*255;0)" office:value-type="float" office:value="255" calcext:value-type="float">
            <text:p>255</text:p>
          </table:table-cell>
          <table:table-cell table:style-name="ce28" table:formula="of:=CONCATENATE(&quot;#&quot;;DEC2HEX([.H458];2);DEC2HEX([.I458];2);DEC2HEX([.J458];2))" office:value-type="string" office:string-value="#00FFFF" calcext:value-type="string">
            <text:p>#00FFFF</text:p>
          </table:table-cell>
          <table:table-cell table:style-name="ce32" table:formula="of:=CONCATENATE(IF([.H458]&lt;10;&quot;  &quot;;IF([.H458]&lt;100;&quot; &quot;;&quot;&quot;));[.H458];&quot; &quot;;IF([.I458]&lt;10;&quot;  &quot;;IF([.I458]&lt;100;&quot; &quot;;&quot;&quot;));[.I458];&quot; &quot;;IF([.J458]&lt;10;&quot;  &quot;;IF([.J458]&lt;100;&quot; &quot;;&quot;&quot;));[.J458];&quot; &quot;;[.A458];&quot; - &quot;;[.K458])" office:value-type="string" office:string-value="  0 255 255 455 - #00FFFF" calcext:value-type="string">
            <text:p><text:s text:c="2"/>0 255 255 455 - #00FFFF</text:p>
          </table:table-cell>
          <table:table-cell table:style-name="ce35"/>
          <table:table-cell table:style-name="ce9"/>
          <table:table-cell table:style-name="ce6" table:formula="of:=INDEX([.$N$3:.$N$10];[.E458]+1;1)" office:value-type="float" office:value="0" calcext:value-type="float">
            <text:p>0</text:p>
          </table:table-cell>
          <table:table-cell table:style-name="ce6" table:formula="of:=INDEX([.$N$3:.$N$10];[.D458]+1;1)" office:value-type="float" office:value="255" calcext:value-type="float">
            <text:p>255</text:p>
          </table:table-cell>
          <table:table-cell table:style-name="ce6" table:formula="of:=INDEX([.$N$3:.$N$10];[.F458]+1;1)" office:value-type="float" office:value="255" calcext:value-type="float">
            <text:p>255</text:p>
          </table:table-cell>
          <table:table-cell table:style-name="ce28" table:formula="of:=CONCATENATE(&quot;#&quot;;DEC2HEX([.O458];2);DEC2HEX([.P458];2);DEC2HEX([.Q458];2))" office:value-type="string" office:string-value="#00FFFF" calcext:value-type="string">
            <text:p>#00FFFF</text:p>
          </table:table-cell>
          <table:table-cell table:style-name="ce32" table:formula="of:=CONCATENATE(IF([.O458]&lt;10;&quot;  &quot;;IF([.O458]&lt;100;&quot; &quot;;&quot;&quot;));[.O458];&quot; &quot;;IF([.P458]&lt;10;&quot;  &quot;;IF([.P458]&lt;100;&quot; &quot;;&quot;&quot;));[.P458];&quot; &quot;;IF([.Q458]&lt;10;&quot;  &quot;;IF([.Q458]&lt;100;&quot; &quot;;&quot;&quot;));[.Q458];&quot; &quot;;[.A458];&quot; - &quot;;[.R458])" office:value-type="string" office:string-value="  0 255 255 455 - #00FFFF" calcext:value-type="string">
            <text:p><text:s text:c="2"/>0 255 255 455 - #00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5" calcext:value-type="float">
            <text:p>45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6"/>
          <table:table-cell table:style-name="ce45"/>
          <table:table-cell table:style-name="ce50" table:formula="of:=BITAND(BITRSHIFT([.A459];6);HEX2DEC(&quot;7&quot;))" office:value-type="float" office:value="7" calcext:value-type="float">
            <text:p>7</text:p>
          </table:table-cell>
          <table:table-cell table:style-name="ce3" table:formula="of:=BITAND(BITRSHIFT([.A459];3);HEX2DEC(&quot;7&quot;))" office:value-type="float" office:value="1" calcext:value-type="float">
            <text:p>1</text:p>
          </table:table-cell>
          <table:table-cell table:style-name="ce57" table:formula="of:=BITAND([.A45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59]/7;1/[.$K$1])*255;0)" office:value-type="float" office:value="43" calcext:value-type="float">
            <text:p>43</text:p>
          </table:table-cell>
          <table:table-cell table:style-name="ce6" table:formula="of:=ROUND(POWER([.D459]/7;1/[.$K$1])*255;0)" office:value-type="float" office:value="255" calcext:value-type="float">
            <text:p>255</text:p>
          </table:table-cell>
          <table:table-cell table:style-name="ce6" table:formula="of:=ROUND(POWER([.F459]/7;1/[.$K$1])*255;0)" office:value-type="float" office:value="0" calcext:value-type="float">
            <text:p>0</text:p>
          </table:table-cell>
          <table:table-cell table:style-name="ce28" table:formula="of:=CONCATENATE(&quot;#&quot;;DEC2HEX([.H459];2);DEC2HEX([.I459];2);DEC2HEX([.J459];2))" office:value-type="string" office:string-value="#2BFF00" calcext:value-type="string">
            <text:p>#2BFF00</text:p>
          </table:table-cell>
          <table:table-cell table:style-name="ce32" table:formula="of:=CONCATENATE(IF([.H459]&lt;10;&quot;  &quot;;IF([.H459]&lt;100;&quot; &quot;;&quot;&quot;));[.H459];&quot; &quot;;IF([.I459]&lt;10;&quot;  &quot;;IF([.I459]&lt;100;&quot; &quot;;&quot;&quot;));[.I459];&quot; &quot;;IF([.J459]&lt;10;&quot;  &quot;;IF([.J459]&lt;100;&quot; &quot;;&quot;&quot;));[.J459];&quot; &quot;;[.A459];&quot; - &quot;;[.K459])" office:value-type="string" office:string-value=" 43 255   0 456 - #2BFF00" calcext:value-type="string">
            <text:p><text:s/>43 255 <text:s text:c="2"/>0 456 - #2BFF00</text:p>
          </table:table-cell>
          <table:table-cell table:style-name="ce35"/>
          <table:table-cell table:style-name="ce9"/>
          <table:table-cell table:style-name="ce6" table:formula="of:=INDEX([.$N$3:.$N$10];[.E459]+1;1)" office:value-type="float" office:value="40" calcext:value-type="float">
            <text:p>40</text:p>
          </table:table-cell>
          <table:table-cell table:style-name="ce6" table:formula="of:=INDEX([.$N$3:.$N$10];[.D459]+1;1)" office:value-type="float" office:value="255" calcext:value-type="float">
            <text:p>255</text:p>
          </table:table-cell>
          <table:table-cell table:style-name="ce6" table:formula="of:=INDEX([.$N$3:.$N$10];[.F459]+1;1)" office:value-type="float" office:value="0" calcext:value-type="float">
            <text:p>0</text:p>
          </table:table-cell>
          <table:table-cell table:style-name="ce28" table:formula="of:=CONCATENATE(&quot;#&quot;;DEC2HEX([.O459];2);DEC2HEX([.P459];2);DEC2HEX([.Q459];2))" office:value-type="string" office:string-value="#28FF00" calcext:value-type="string">
            <text:p>#28FF00</text:p>
          </table:table-cell>
          <table:table-cell table:style-name="ce32" table:formula="of:=CONCATENATE(IF([.O459]&lt;10;&quot;  &quot;;IF([.O459]&lt;100;&quot; &quot;;&quot;&quot;));[.O459];&quot; &quot;;IF([.P459]&lt;10;&quot;  &quot;;IF([.P459]&lt;100;&quot; &quot;;&quot;&quot;));[.P459];&quot; &quot;;IF([.Q459]&lt;10;&quot;  &quot;;IF([.Q459]&lt;100;&quot; &quot;;&quot;&quot;));[.Q459];&quot; &quot;;[.A459];&quot; - &quot;;[.R459])" office:value-type="string" office:string-value=" 40 255   0 456 - #28FF00" calcext:value-type="string">
            <text:p><text:s/>40 255 <text:s text:c="2"/>0 456 - #28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6" calcext:value-type="float">
            <text:p>45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6"/>
          <table:table-cell table:style-name="ce45"/>
          <table:table-cell table:style-name="ce50" table:formula="of:=BITAND(BITRSHIFT([.A460];6);HEX2DEC(&quot;7&quot;))" office:value-type="float" office:value="7" calcext:value-type="float">
            <text:p>7</text:p>
          </table:table-cell>
          <table:table-cell table:style-name="ce3" table:formula="of:=BITAND(BITRSHIFT([.A460];3);HEX2DEC(&quot;7&quot;))" office:value-type="float" office:value="1" calcext:value-type="float">
            <text:p>1</text:p>
          </table:table-cell>
          <table:table-cell table:style-name="ce57" table:formula="of:=BITAND([.A46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60]/7;1/[.$K$1])*255;0)" office:value-type="float" office:value="43" calcext:value-type="float">
            <text:p>43</text:p>
          </table:table-cell>
          <table:table-cell table:style-name="ce6" table:formula="of:=ROUND(POWER([.D460]/7;1/[.$K$1])*255;0)" office:value-type="float" office:value="255" calcext:value-type="float">
            <text:p>255</text:p>
          </table:table-cell>
          <table:table-cell table:style-name="ce6" table:formula="of:=ROUND(POWER([.F460]/7;1/[.$K$1])*255;0)" office:value-type="float" office:value="43" calcext:value-type="float">
            <text:p>43</text:p>
          </table:table-cell>
          <table:table-cell table:style-name="ce28" table:formula="of:=CONCATENATE(&quot;#&quot;;DEC2HEX([.H460];2);DEC2HEX([.I460];2);DEC2HEX([.J460];2))" office:value-type="string" office:string-value="#2BFF2B" calcext:value-type="string">
            <text:p>#2BFF2B</text:p>
          </table:table-cell>
          <table:table-cell table:style-name="ce32" table:formula="of:=CONCATENATE(IF([.H460]&lt;10;&quot;  &quot;;IF([.H460]&lt;100;&quot; &quot;;&quot;&quot;));[.H460];&quot; &quot;;IF([.I460]&lt;10;&quot;  &quot;;IF([.I460]&lt;100;&quot; &quot;;&quot;&quot;));[.I460];&quot; &quot;;IF([.J460]&lt;10;&quot;  &quot;;IF([.J460]&lt;100;&quot; &quot;;&quot;&quot;));[.J460];&quot; &quot;;[.A460];&quot; - &quot;;[.K460])" office:value-type="string" office:string-value=" 43 255  43 457 - #2BFF2B" calcext:value-type="string">
            <text:p><text:s/>43 255 <text:s/>43 457 - #2BFF2B</text:p>
          </table:table-cell>
          <table:table-cell table:style-name="ce35"/>
          <table:table-cell table:style-name="ce9"/>
          <table:table-cell table:style-name="ce6" table:formula="of:=INDEX([.$N$3:.$N$10];[.E460]+1;1)" office:value-type="float" office:value="40" calcext:value-type="float">
            <text:p>40</text:p>
          </table:table-cell>
          <table:table-cell table:style-name="ce6" table:formula="of:=INDEX([.$N$3:.$N$10];[.D460]+1;1)" office:value-type="float" office:value="255" calcext:value-type="float">
            <text:p>255</text:p>
          </table:table-cell>
          <table:table-cell table:style-name="ce6" table:formula="of:=INDEX([.$N$3:.$N$10];[.F460]+1;1)" office:value-type="float" office:value="40" calcext:value-type="float">
            <text:p>40</text:p>
          </table:table-cell>
          <table:table-cell table:style-name="ce28" table:formula="of:=CONCATENATE(&quot;#&quot;;DEC2HEX([.O460];2);DEC2HEX([.P460];2);DEC2HEX([.Q460];2))" office:value-type="string" office:string-value="#28FF28" calcext:value-type="string">
            <text:p>#28FF28</text:p>
          </table:table-cell>
          <table:table-cell table:style-name="ce32" table:formula="of:=CONCATENATE(IF([.O460]&lt;10;&quot;  &quot;;IF([.O460]&lt;100;&quot; &quot;;&quot;&quot;));[.O460];&quot; &quot;;IF([.P460]&lt;10;&quot;  &quot;;IF([.P460]&lt;100;&quot; &quot;;&quot;&quot;));[.P460];&quot; &quot;;IF([.Q460]&lt;10;&quot;  &quot;;IF([.Q460]&lt;100;&quot; &quot;;&quot;&quot;));[.Q460];&quot; &quot;;[.A460];&quot; - &quot;;[.R460])" office:value-type="string" office:string-value=" 40 255  40 457 - #28FF28" calcext:value-type="string">
            <text:p><text:s/>40 255 <text:s/>40 457 - #28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7" calcext:value-type="float">
            <text:p>45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6"/>
          <table:table-cell table:style-name="ce45"/>
          <table:table-cell table:style-name="ce50" table:formula="of:=BITAND(BITRSHIFT([.A461];6);HEX2DEC(&quot;7&quot;))" office:value-type="float" office:value="7" calcext:value-type="float">
            <text:p>7</text:p>
          </table:table-cell>
          <table:table-cell table:style-name="ce3" table:formula="of:=BITAND(BITRSHIFT([.A461];3);HEX2DEC(&quot;7&quot;))" office:value-type="float" office:value="1" calcext:value-type="float">
            <text:p>1</text:p>
          </table:table-cell>
          <table:table-cell table:style-name="ce57" table:formula="of:=BITAND([.A46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61]/7;1/[.$K$1])*255;0)" office:value-type="float" office:value="43" calcext:value-type="float">
            <text:p>43</text:p>
          </table:table-cell>
          <table:table-cell table:style-name="ce6" table:formula="of:=ROUND(POWER([.D461]/7;1/[.$K$1])*255;0)" office:value-type="float" office:value="255" calcext:value-type="float">
            <text:p>255</text:p>
          </table:table-cell>
          <table:table-cell table:style-name="ce6" table:formula="of:=ROUND(POWER([.F461]/7;1/[.$K$1])*255;0)" office:value-type="float" office:value="82" calcext:value-type="float">
            <text:p>82</text:p>
          </table:table-cell>
          <table:table-cell table:style-name="ce28" table:formula="of:=CONCATENATE(&quot;#&quot;;DEC2HEX([.H461];2);DEC2HEX([.I461];2);DEC2HEX([.J461];2))" office:value-type="string" office:string-value="#2BFF52" calcext:value-type="string">
            <text:p>#2BFF52</text:p>
          </table:table-cell>
          <table:table-cell table:style-name="ce32" table:formula="of:=CONCATENATE(IF([.H461]&lt;10;&quot;  &quot;;IF([.H461]&lt;100;&quot; &quot;;&quot;&quot;));[.H461];&quot; &quot;;IF([.I461]&lt;10;&quot;  &quot;;IF([.I461]&lt;100;&quot; &quot;;&quot;&quot;));[.I461];&quot; &quot;;IF([.J461]&lt;10;&quot;  &quot;;IF([.J461]&lt;100;&quot; &quot;;&quot;&quot;));[.J461];&quot; &quot;;[.A461];&quot; - &quot;;[.K461])" office:value-type="string" office:string-value=" 43 255  82 458 - #2BFF52" calcext:value-type="string">
            <text:p><text:s/>43 255 <text:s/>82 458 - #2BFF52</text:p>
          </table:table-cell>
          <table:table-cell table:style-name="ce35"/>
          <table:table-cell table:style-name="ce9"/>
          <table:table-cell table:style-name="ce6" table:formula="of:=INDEX([.$N$3:.$N$10];[.E461]+1;1)" office:value-type="float" office:value="40" calcext:value-type="float">
            <text:p>40</text:p>
          </table:table-cell>
          <table:table-cell table:style-name="ce6" table:formula="of:=INDEX([.$N$3:.$N$10];[.D461]+1;1)" office:value-type="float" office:value="255" calcext:value-type="float">
            <text:p>255</text:p>
          </table:table-cell>
          <table:table-cell table:style-name="ce6" table:formula="of:=INDEX([.$N$3:.$N$10];[.F461]+1;1)" office:value-type="float" office:value="83" calcext:value-type="float">
            <text:p>83</text:p>
          </table:table-cell>
          <table:table-cell table:style-name="ce28" table:formula="of:=CONCATENATE(&quot;#&quot;;DEC2HEX([.O461];2);DEC2HEX([.P461];2);DEC2HEX([.Q461];2))" office:value-type="string" office:string-value="#28FF53" calcext:value-type="string">
            <text:p>#28FF53</text:p>
          </table:table-cell>
          <table:table-cell table:style-name="ce32" table:formula="of:=CONCATENATE(IF([.O461]&lt;10;&quot;  &quot;;IF([.O461]&lt;100;&quot; &quot;;&quot;&quot;));[.O461];&quot; &quot;;IF([.P461]&lt;10;&quot;  &quot;;IF([.P461]&lt;100;&quot; &quot;;&quot;&quot;));[.P461];&quot; &quot;;IF([.Q461]&lt;10;&quot;  &quot;;IF([.Q461]&lt;100;&quot; &quot;;&quot;&quot;));[.Q461];&quot; &quot;;[.A461];&quot; - &quot;;[.R461])" office:value-type="string" office:string-value=" 40 255  83 458 - #28FF53" calcext:value-type="string">
            <text:p><text:s/>40 255 <text:s/>83 458 - #28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8" calcext:value-type="float">
            <text:p>45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6"/>
          <table:table-cell table:style-name="ce45"/>
          <table:table-cell table:style-name="ce50" table:formula="of:=BITAND(BITRSHIFT([.A462];6);HEX2DEC(&quot;7&quot;))" office:value-type="float" office:value="7" calcext:value-type="float">
            <text:p>7</text:p>
          </table:table-cell>
          <table:table-cell table:style-name="ce3" table:formula="of:=BITAND(BITRSHIFT([.A462];3);HEX2DEC(&quot;7&quot;))" office:value-type="float" office:value="1" calcext:value-type="float">
            <text:p>1</text:p>
          </table:table-cell>
          <table:table-cell table:style-name="ce57" table:formula="of:=BITAND([.A46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62]/7;1/[.$K$1])*255;0)" office:value-type="float" office:value="43" calcext:value-type="float">
            <text:p>43</text:p>
          </table:table-cell>
          <table:table-cell table:style-name="ce6" table:formula="of:=ROUND(POWER([.D462]/7;1/[.$K$1])*255;0)" office:value-type="float" office:value="255" calcext:value-type="float">
            <text:p>255</text:p>
          </table:table-cell>
          <table:table-cell table:style-name="ce6" table:formula="of:=ROUND(POWER([.F462]/7;1/[.$K$1])*255;0)" office:value-type="float" office:value="118" calcext:value-type="float">
            <text:p>118</text:p>
          </table:table-cell>
          <table:table-cell table:style-name="ce28" table:formula="of:=CONCATENATE(&quot;#&quot;;DEC2HEX([.H462];2);DEC2HEX([.I462];2);DEC2HEX([.J462];2))" office:value-type="string" office:string-value="#2BFF76" calcext:value-type="string">
            <text:p>#2BFF76</text:p>
          </table:table-cell>
          <table:table-cell table:style-name="ce32" table:formula="of:=CONCATENATE(IF([.H462]&lt;10;&quot;  &quot;;IF([.H462]&lt;100;&quot; &quot;;&quot;&quot;));[.H462];&quot; &quot;;IF([.I462]&lt;10;&quot;  &quot;;IF([.I462]&lt;100;&quot; &quot;;&quot;&quot;));[.I462];&quot; &quot;;IF([.J462]&lt;10;&quot;  &quot;;IF([.J462]&lt;100;&quot; &quot;;&quot;&quot;));[.J462];&quot; &quot;;[.A462];&quot; - &quot;;[.K462])" office:value-type="string" office:string-value=" 43 255 118 459 - #2BFF76" calcext:value-type="string">
            <text:p><text:s/>43 255 118 459 - #2BFF76</text:p>
          </table:table-cell>
          <table:table-cell table:style-name="ce35"/>
          <table:table-cell table:style-name="ce9"/>
          <table:table-cell table:style-name="ce6" table:formula="of:=INDEX([.$N$3:.$N$10];[.E462]+1;1)" office:value-type="float" office:value="40" calcext:value-type="float">
            <text:p>40</text:p>
          </table:table-cell>
          <table:table-cell table:style-name="ce6" table:formula="of:=INDEX([.$N$3:.$N$10];[.D462]+1;1)" office:value-type="float" office:value="255" calcext:value-type="float">
            <text:p>255</text:p>
          </table:table-cell>
          <table:table-cell table:style-name="ce6" table:formula="of:=INDEX([.$N$3:.$N$10];[.F462]+1;1)" office:value-type="float" office:value="116" calcext:value-type="float">
            <text:p>116</text:p>
          </table:table-cell>
          <table:table-cell table:style-name="ce28" table:formula="of:=CONCATENATE(&quot;#&quot;;DEC2HEX([.O462];2);DEC2HEX([.P462];2);DEC2HEX([.Q462];2))" office:value-type="string" office:string-value="#28FF74" calcext:value-type="string">
            <text:p>#28FF74</text:p>
          </table:table-cell>
          <table:table-cell table:style-name="ce32" table:formula="of:=CONCATENATE(IF([.O462]&lt;10;&quot;  &quot;;IF([.O462]&lt;100;&quot; &quot;;&quot;&quot;));[.O462];&quot; &quot;;IF([.P462]&lt;10;&quot;  &quot;;IF([.P462]&lt;100;&quot; &quot;;&quot;&quot;));[.P462];&quot; &quot;;IF([.Q462]&lt;10;&quot;  &quot;;IF([.Q462]&lt;100;&quot; &quot;;&quot;&quot;));[.Q462];&quot; &quot;;[.A462];&quot; - &quot;;[.R462])" office:value-type="string" office:string-value=" 40 255 116 459 - #28FF74" calcext:value-type="string">
            <text:p><text:s/>40 255 116 459 - #28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59" calcext:value-type="float">
            <text:p>45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0" calcext:value-type="float">
            <text:p>460</text:p>
          </table:table-cell>
          <table:table-cell table:style-name="ce6"/>
          <table:table-cell table:style-name="ce45"/>
          <table:table-cell table:style-name="ce50" table:formula="of:=BITAND(BITRSHIFT([.A463];6);HEX2DEC(&quot;7&quot;))" office:value-type="float" office:value="7" calcext:value-type="float">
            <text:p>7</text:p>
          </table:table-cell>
          <table:table-cell table:style-name="ce3" table:formula="of:=BITAND(BITRSHIFT([.A463];3);HEX2DEC(&quot;7&quot;))" office:value-type="float" office:value="1" calcext:value-type="float">
            <text:p>1</text:p>
          </table:table-cell>
          <table:table-cell table:style-name="ce57" table:formula="of:=BITAND([.A46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63]/7;1/[.$K$1])*255;0)" office:value-type="float" office:value="43" calcext:value-type="float">
            <text:p>43</text:p>
          </table:table-cell>
          <table:table-cell table:style-name="ce6" table:formula="of:=ROUND(POWER([.D463]/7;1/[.$K$1])*255;0)" office:value-type="float" office:value="255" calcext:value-type="float">
            <text:p>255</text:p>
          </table:table-cell>
          <table:table-cell table:style-name="ce6" table:formula="of:=ROUND(POWER([.F463]/7;1/[.$K$1])*255;0)" office:value-type="float" office:value="153" calcext:value-type="float">
            <text:p>153</text:p>
          </table:table-cell>
          <table:table-cell table:style-name="ce28" table:formula="of:=CONCATENATE(&quot;#&quot;;DEC2HEX([.H463];2);DEC2HEX([.I463];2);DEC2HEX([.J463];2))" office:value-type="string" office:string-value="#2BFF99" calcext:value-type="string">
            <text:p>#2BFF99</text:p>
          </table:table-cell>
          <table:table-cell table:style-name="ce32" table:formula="of:=CONCATENATE(IF([.H463]&lt;10;&quot;  &quot;;IF([.H463]&lt;100;&quot; &quot;;&quot;&quot;));[.H463];&quot; &quot;;IF([.I463]&lt;10;&quot;  &quot;;IF([.I463]&lt;100;&quot; &quot;;&quot;&quot;));[.I463];&quot; &quot;;IF([.J463]&lt;10;&quot;  &quot;;IF([.J463]&lt;100;&quot; &quot;;&quot;&quot;));[.J463];&quot; &quot;;[.A463];&quot; - &quot;;[.K463])" office:value-type="string" office:string-value=" 43 255 153 460 - #2BFF99" calcext:value-type="string">
            <text:p><text:s/>43 255 153 460 - #2BFF99</text:p>
          </table:table-cell>
          <table:table-cell table:style-name="ce35"/>
          <table:table-cell table:style-name="ce9"/>
          <table:table-cell table:style-name="ce6" table:formula="of:=INDEX([.$N$3:.$N$10];[.E463]+1;1)" office:value-type="float" office:value="40" calcext:value-type="float">
            <text:p>40</text:p>
          </table:table-cell>
          <table:table-cell table:style-name="ce6" table:formula="of:=INDEX([.$N$3:.$N$10];[.D463]+1;1)" office:value-type="float" office:value="255" calcext:value-type="float">
            <text:p>255</text:p>
          </table:table-cell>
          <table:table-cell table:style-name="ce6" table:formula="of:=INDEX([.$N$3:.$N$10];[.F463]+1;1)" office:value-type="float" office:value="156" calcext:value-type="float">
            <text:p>156</text:p>
          </table:table-cell>
          <table:table-cell table:style-name="ce28" table:formula="of:=CONCATENATE(&quot;#&quot;;DEC2HEX([.O463];2);DEC2HEX([.P463];2);DEC2HEX([.Q463];2))" office:value-type="string" office:string-value="#28FF9C" calcext:value-type="string">
            <text:p>#28FF9C</text:p>
          </table:table-cell>
          <table:table-cell table:style-name="ce32" table:formula="of:=CONCATENATE(IF([.O463]&lt;10;&quot;  &quot;;IF([.O463]&lt;100;&quot; &quot;;&quot;&quot;));[.O463];&quot; &quot;;IF([.P463]&lt;10;&quot;  &quot;;IF([.P463]&lt;100;&quot; &quot;;&quot;&quot;));[.P463];&quot; &quot;;IF([.Q463]&lt;10;&quot;  &quot;;IF([.Q463]&lt;100;&quot; &quot;;&quot;&quot;));[.Q463];&quot; &quot;;[.A463];&quot; - &quot;;[.R463])" office:value-type="string" office:string-value=" 40 255 156 460 - #28FF9C" calcext:value-type="string">
            <text:p><text:s/>40 255 156 460 - #28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0" calcext:value-type="float">
            <text:p>46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6"/>
          <table:table-cell table:style-name="ce45"/>
          <table:table-cell table:style-name="ce50" table:formula="of:=BITAND(BITRSHIFT([.A464];6);HEX2DEC(&quot;7&quot;))" office:value-type="float" office:value="7" calcext:value-type="float">
            <text:p>7</text:p>
          </table:table-cell>
          <table:table-cell table:style-name="ce3" table:formula="of:=BITAND(BITRSHIFT([.A464];3);HEX2DEC(&quot;7&quot;))" office:value-type="float" office:value="1" calcext:value-type="float">
            <text:p>1</text:p>
          </table:table-cell>
          <table:table-cell table:style-name="ce57" table:formula="of:=BITAND([.A46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64]/7;1/[.$K$1])*255;0)" office:value-type="float" office:value="43" calcext:value-type="float">
            <text:p>43</text:p>
          </table:table-cell>
          <table:table-cell table:style-name="ce6" table:formula="of:=ROUND(POWER([.D464]/7;1/[.$K$1])*255;0)" office:value-type="float" office:value="255" calcext:value-type="float">
            <text:p>255</text:p>
          </table:table-cell>
          <table:table-cell table:style-name="ce6" table:formula="of:=ROUND(POWER([.F464]/7;1/[.$K$1])*255;0)" office:value-type="float" office:value="188" calcext:value-type="float">
            <text:p>188</text:p>
          </table:table-cell>
          <table:table-cell table:style-name="ce28" table:formula="of:=CONCATENATE(&quot;#&quot;;DEC2HEX([.H464];2);DEC2HEX([.I464];2);DEC2HEX([.J464];2))" office:value-type="string" office:string-value="#2BFFBC" calcext:value-type="string">
            <text:p>#2BFFBC</text:p>
          </table:table-cell>
          <table:table-cell table:style-name="ce32" table:formula="of:=CONCATENATE(IF([.H464]&lt;10;&quot;  &quot;;IF([.H464]&lt;100;&quot; &quot;;&quot;&quot;));[.H464];&quot; &quot;;IF([.I464]&lt;10;&quot;  &quot;;IF([.I464]&lt;100;&quot; &quot;;&quot;&quot;));[.I464];&quot; &quot;;IF([.J464]&lt;10;&quot;  &quot;;IF([.J464]&lt;100;&quot; &quot;;&quot;&quot;));[.J464];&quot; &quot;;[.A464];&quot; - &quot;;[.K464])" office:value-type="string" office:string-value=" 43 255 188 461 - #2BFFBC" calcext:value-type="string">
            <text:p><text:s/>43 255 188 461 - #2BFFBC</text:p>
          </table:table-cell>
          <table:table-cell table:style-name="ce35"/>
          <table:table-cell table:style-name="ce9"/>
          <table:table-cell table:style-name="ce6" table:formula="of:=INDEX([.$N$3:.$N$10];[.E464]+1;1)" office:value-type="float" office:value="40" calcext:value-type="float">
            <text:p>40</text:p>
          </table:table-cell>
          <table:table-cell table:style-name="ce6" table:formula="of:=INDEX([.$N$3:.$N$10];[.D464]+1;1)" office:value-type="float" office:value="255" calcext:value-type="float">
            <text:p>255</text:p>
          </table:table-cell>
          <table:table-cell table:style-name="ce6" table:formula="of:=INDEX([.$N$3:.$N$10];[.F464]+1;1)" office:value-type="float" office:value="187" calcext:value-type="float">
            <text:p>187</text:p>
          </table:table-cell>
          <table:table-cell table:style-name="ce28" table:formula="of:=CONCATENATE(&quot;#&quot;;DEC2HEX([.O464];2);DEC2HEX([.P464];2);DEC2HEX([.Q464];2))" office:value-type="string" office:string-value="#28FFBB" calcext:value-type="string">
            <text:p>#28FFBB</text:p>
          </table:table-cell>
          <table:table-cell table:style-name="ce32" table:formula="of:=CONCATENATE(IF([.O464]&lt;10;&quot;  &quot;;IF([.O464]&lt;100;&quot; &quot;;&quot;&quot;));[.O464];&quot; &quot;;IF([.P464]&lt;10;&quot;  &quot;;IF([.P464]&lt;100;&quot; &quot;;&quot;&quot;));[.P464];&quot; &quot;;IF([.Q464]&lt;10;&quot;  &quot;;IF([.Q464]&lt;100;&quot; &quot;;&quot;&quot;));[.Q464];&quot; &quot;;[.A464];&quot; - &quot;;[.R464])" office:value-type="string" office:string-value=" 40 255 187 461 - #28FFBB" calcext:value-type="string">
            <text:p><text:s/>40 255 187 461 - #28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1" calcext:value-type="float">
            <text:p>46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6"/>
          <table:table-cell table:style-name="ce45"/>
          <table:table-cell table:style-name="ce50" table:formula="of:=BITAND(BITRSHIFT([.A465];6);HEX2DEC(&quot;7&quot;))" office:value-type="float" office:value="7" calcext:value-type="float">
            <text:p>7</text:p>
          </table:table-cell>
          <table:table-cell table:style-name="ce3" table:formula="of:=BITAND(BITRSHIFT([.A465];3);HEX2DEC(&quot;7&quot;))" office:value-type="float" office:value="1" calcext:value-type="float">
            <text:p>1</text:p>
          </table:table-cell>
          <table:table-cell table:style-name="ce57" table:formula="of:=BITAND([.A46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65]/7;1/[.$K$1])*255;0)" office:value-type="float" office:value="43" calcext:value-type="float">
            <text:p>43</text:p>
          </table:table-cell>
          <table:table-cell table:style-name="ce6" table:formula="of:=ROUND(POWER([.D465]/7;1/[.$K$1])*255;0)" office:value-type="float" office:value="255" calcext:value-type="float">
            <text:p>255</text:p>
          </table:table-cell>
          <table:table-cell table:style-name="ce6" table:formula="of:=ROUND(POWER([.F465]/7;1/[.$K$1])*255;0)" office:value-type="float" office:value="222" calcext:value-type="float">
            <text:p>222</text:p>
          </table:table-cell>
          <table:table-cell table:style-name="ce28" table:formula="of:=CONCATENATE(&quot;#&quot;;DEC2HEX([.H465];2);DEC2HEX([.I465];2);DEC2HEX([.J465];2))" office:value-type="string" office:string-value="#2BFFDE" calcext:value-type="string">
            <text:p>#2BFFDE</text:p>
          </table:table-cell>
          <table:table-cell table:style-name="ce32" table:formula="of:=CONCATENATE(IF([.H465]&lt;10;&quot;  &quot;;IF([.H465]&lt;100;&quot; &quot;;&quot;&quot;));[.H465];&quot; &quot;;IF([.I465]&lt;10;&quot;  &quot;;IF([.I465]&lt;100;&quot; &quot;;&quot;&quot;));[.I465];&quot; &quot;;IF([.J465]&lt;10;&quot;  &quot;;IF([.J465]&lt;100;&quot; &quot;;&quot;&quot;));[.J465];&quot; &quot;;[.A465];&quot; - &quot;;[.K465])" office:value-type="string" office:string-value=" 43 255 222 462 - #2BFFDE" calcext:value-type="string">
            <text:p><text:s/>43 255 222 462 - #2BFFDE</text:p>
          </table:table-cell>
          <table:table-cell table:style-name="ce35"/>
          <table:table-cell table:style-name="ce9"/>
          <table:table-cell table:style-name="ce6" table:formula="of:=INDEX([.$N$3:.$N$10];[.E465]+1;1)" office:value-type="float" office:value="40" calcext:value-type="float">
            <text:p>40</text:p>
          </table:table-cell>
          <table:table-cell table:style-name="ce6" table:formula="of:=INDEX([.$N$3:.$N$10];[.D465]+1;1)" office:value-type="float" office:value="255" calcext:value-type="float">
            <text:p>255</text:p>
          </table:table-cell>
          <table:table-cell table:style-name="ce6" table:formula="of:=INDEX([.$N$3:.$N$10];[.F465]+1;1)" office:value-type="float" office:value="225" calcext:value-type="float">
            <text:p>225</text:p>
          </table:table-cell>
          <table:table-cell table:style-name="ce28" table:formula="of:=CONCATENATE(&quot;#&quot;;DEC2HEX([.O465];2);DEC2HEX([.P465];2);DEC2HEX([.Q465];2))" office:value-type="string" office:string-value="#28FFE1" calcext:value-type="string">
            <text:p>#28FFE1</text:p>
          </table:table-cell>
          <table:table-cell table:style-name="ce32" table:formula="of:=CONCATENATE(IF([.O465]&lt;10;&quot;  &quot;;IF([.O465]&lt;100;&quot; &quot;;&quot;&quot;));[.O465];&quot; &quot;;IF([.P465]&lt;10;&quot;  &quot;;IF([.P465]&lt;100;&quot; &quot;;&quot;&quot;));[.P465];&quot; &quot;;IF([.Q465]&lt;10;&quot;  &quot;;IF([.Q465]&lt;100;&quot; &quot;;&quot;&quot;));[.Q465];&quot; &quot;;[.A465];&quot; - &quot;;[.R465])" office:value-type="string" office:string-value=" 40 255 225 462 - #28FFE1" calcext:value-type="string">
            <text:p><text:s/>40 255 225 462 - #28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2" calcext:value-type="float">
            <text:p>46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6"/>
          <table:table-cell table:style-name="ce45"/>
          <table:table-cell table:style-name="ce50" table:formula="of:=BITAND(BITRSHIFT([.A466];6);HEX2DEC(&quot;7&quot;))" office:value-type="float" office:value="7" calcext:value-type="float">
            <text:p>7</text:p>
          </table:table-cell>
          <table:table-cell table:style-name="ce3" table:formula="of:=BITAND(BITRSHIFT([.A466];3);HEX2DEC(&quot;7&quot;))" office:value-type="float" office:value="1" calcext:value-type="float">
            <text:p>1</text:p>
          </table:table-cell>
          <table:table-cell table:style-name="ce57" table:formula="of:=BITAND([.A46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66]/7;1/[.$K$1])*255;0)" office:value-type="float" office:value="43" calcext:value-type="float">
            <text:p>43</text:p>
          </table:table-cell>
          <table:table-cell table:style-name="ce6" table:formula="of:=ROUND(POWER([.D466]/7;1/[.$K$1])*255;0)" office:value-type="float" office:value="255" calcext:value-type="float">
            <text:p>255</text:p>
          </table:table-cell>
          <table:table-cell table:style-name="ce6" table:formula="of:=ROUND(POWER([.F466]/7;1/[.$K$1])*255;0)" office:value-type="float" office:value="255" calcext:value-type="float">
            <text:p>255</text:p>
          </table:table-cell>
          <table:table-cell table:style-name="ce28" table:formula="of:=CONCATENATE(&quot;#&quot;;DEC2HEX([.H466];2);DEC2HEX([.I466];2);DEC2HEX([.J466];2))" office:value-type="string" office:string-value="#2BFFFF" calcext:value-type="string">
            <text:p>#2BFFFF</text:p>
          </table:table-cell>
          <table:table-cell table:style-name="ce32" table:formula="of:=CONCATENATE(IF([.H466]&lt;10;&quot;  &quot;;IF([.H466]&lt;100;&quot; &quot;;&quot;&quot;));[.H466];&quot; &quot;;IF([.I466]&lt;10;&quot;  &quot;;IF([.I466]&lt;100;&quot; &quot;;&quot;&quot;));[.I466];&quot; &quot;;IF([.J466]&lt;10;&quot;  &quot;;IF([.J466]&lt;100;&quot; &quot;;&quot;&quot;));[.J466];&quot; &quot;;[.A466];&quot; - &quot;;[.K466])" office:value-type="string" office:string-value=" 43 255 255 463 - #2BFFFF" calcext:value-type="string">
            <text:p><text:s/>43 255 255 463 - #2BFFFF</text:p>
          </table:table-cell>
          <table:table-cell table:style-name="ce35"/>
          <table:table-cell table:style-name="ce9"/>
          <table:table-cell table:style-name="ce6" table:formula="of:=INDEX([.$N$3:.$N$10];[.E466]+1;1)" office:value-type="float" office:value="40" calcext:value-type="float">
            <text:p>40</text:p>
          </table:table-cell>
          <table:table-cell table:style-name="ce6" table:formula="of:=INDEX([.$N$3:.$N$10];[.D466]+1;1)" office:value-type="float" office:value="255" calcext:value-type="float">
            <text:p>255</text:p>
          </table:table-cell>
          <table:table-cell table:style-name="ce6" table:formula="of:=INDEX([.$N$3:.$N$10];[.F466]+1;1)" office:value-type="float" office:value="255" calcext:value-type="float">
            <text:p>255</text:p>
          </table:table-cell>
          <table:table-cell table:style-name="ce28" table:formula="of:=CONCATENATE(&quot;#&quot;;DEC2HEX([.O466];2);DEC2HEX([.P466];2);DEC2HEX([.Q466];2))" office:value-type="string" office:string-value="#28FFFF" calcext:value-type="string">
            <text:p>#28FFFF</text:p>
          </table:table-cell>
          <table:table-cell table:style-name="ce32" table:formula="of:=CONCATENATE(IF([.O466]&lt;10;&quot;  &quot;;IF([.O466]&lt;100;&quot; &quot;;&quot;&quot;));[.O466];&quot; &quot;;IF([.P466]&lt;10;&quot;  &quot;;IF([.P466]&lt;100;&quot; &quot;;&quot;&quot;));[.P466];&quot; &quot;;IF([.Q466]&lt;10;&quot;  &quot;;IF([.Q466]&lt;100;&quot; &quot;;&quot;&quot;));[.Q466];&quot; &quot;;[.A466];&quot; - &quot;;[.R466])" office:value-type="string" office:string-value=" 40 255 255 463 - #28FFFF" calcext:value-type="string">
            <text:p><text:s/>40 255 255 463 - #28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3" calcext:value-type="float">
            <text:p>46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4" calcext:value-type="float">
            <text:p>464</text:p>
          </table:table-cell>
          <table:table-cell table:style-name="ce6"/>
          <table:table-cell table:style-name="ce45"/>
          <table:table-cell table:style-name="ce50" table:formula="of:=BITAND(BITRSHIFT([.A467];6);HEX2DEC(&quot;7&quot;))" office:value-type="float" office:value="7" calcext:value-type="float">
            <text:p>7</text:p>
          </table:table-cell>
          <table:table-cell table:style-name="ce3" table:formula="of:=BITAND(BITRSHIFT([.A467];3);HEX2DEC(&quot;7&quot;))" office:value-type="float" office:value="2" calcext:value-type="float">
            <text:p>2</text:p>
          </table:table-cell>
          <table:table-cell table:style-name="ce57" table:formula="of:=BITAND([.A46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67]/7;1/[.$K$1])*255;0)" office:value-type="float" office:value="82" calcext:value-type="float">
            <text:p>82</text:p>
          </table:table-cell>
          <table:table-cell table:style-name="ce6" table:formula="of:=ROUND(POWER([.D467]/7;1/[.$K$1])*255;0)" office:value-type="float" office:value="255" calcext:value-type="float">
            <text:p>255</text:p>
          </table:table-cell>
          <table:table-cell table:style-name="ce6" table:formula="of:=ROUND(POWER([.F467]/7;1/[.$K$1])*255;0)" office:value-type="float" office:value="0" calcext:value-type="float">
            <text:p>0</text:p>
          </table:table-cell>
          <table:table-cell table:style-name="ce28" table:formula="of:=CONCATENATE(&quot;#&quot;;DEC2HEX([.H467];2);DEC2HEX([.I467];2);DEC2HEX([.J467];2))" office:value-type="string" office:string-value="#52FF00" calcext:value-type="string">
            <text:p>#52FF00</text:p>
          </table:table-cell>
          <table:table-cell table:style-name="ce32" table:formula="of:=CONCATENATE(IF([.H467]&lt;10;&quot;  &quot;;IF([.H467]&lt;100;&quot; &quot;;&quot;&quot;));[.H467];&quot; &quot;;IF([.I467]&lt;10;&quot;  &quot;;IF([.I467]&lt;100;&quot; &quot;;&quot;&quot;));[.I467];&quot; &quot;;IF([.J467]&lt;10;&quot;  &quot;;IF([.J467]&lt;100;&quot; &quot;;&quot;&quot;));[.J467];&quot; &quot;;[.A467];&quot; - &quot;;[.K467])" office:value-type="string" office:string-value=" 82 255   0 464 - #52FF00" calcext:value-type="string">
            <text:p><text:s/>82 255 <text:s text:c="2"/>0 464 - #52FF00</text:p>
          </table:table-cell>
          <table:table-cell table:style-name="ce35"/>
          <table:table-cell table:style-name="ce9"/>
          <table:table-cell table:style-name="ce6" table:formula="of:=INDEX([.$N$3:.$N$10];[.E467]+1;1)" office:value-type="float" office:value="83" calcext:value-type="float">
            <text:p>83</text:p>
          </table:table-cell>
          <table:table-cell table:style-name="ce6" table:formula="of:=INDEX([.$N$3:.$N$10];[.D467]+1;1)" office:value-type="float" office:value="255" calcext:value-type="float">
            <text:p>255</text:p>
          </table:table-cell>
          <table:table-cell table:style-name="ce6" table:formula="of:=INDEX([.$N$3:.$N$10];[.F467]+1;1)" office:value-type="float" office:value="0" calcext:value-type="float">
            <text:p>0</text:p>
          </table:table-cell>
          <table:table-cell table:style-name="ce28" table:formula="of:=CONCATENATE(&quot;#&quot;;DEC2HEX([.O467];2);DEC2HEX([.P467];2);DEC2HEX([.Q467];2))" office:value-type="string" office:string-value="#53FF00" calcext:value-type="string">
            <text:p>#53FF00</text:p>
          </table:table-cell>
          <table:table-cell table:style-name="ce32" table:formula="of:=CONCATENATE(IF([.O467]&lt;10;&quot;  &quot;;IF([.O467]&lt;100;&quot; &quot;;&quot;&quot;));[.O467];&quot; &quot;;IF([.P467]&lt;10;&quot;  &quot;;IF([.P467]&lt;100;&quot; &quot;;&quot;&quot;));[.P467];&quot; &quot;;IF([.Q467]&lt;10;&quot;  &quot;;IF([.Q467]&lt;100;&quot; &quot;;&quot;&quot;));[.Q467];&quot; &quot;;[.A467];&quot; - &quot;;[.R467])" office:value-type="string" office:string-value=" 83 255   0 464 - #53FF00" calcext:value-type="string">
            <text:p><text:s/>83 255 <text:s text:c="2"/>0 464 - #53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4" calcext:value-type="float">
            <text:p>46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6"/>
          <table:table-cell table:style-name="ce45"/>
          <table:table-cell table:style-name="ce50" table:formula="of:=BITAND(BITRSHIFT([.A468];6);HEX2DEC(&quot;7&quot;))" office:value-type="float" office:value="7" calcext:value-type="float">
            <text:p>7</text:p>
          </table:table-cell>
          <table:table-cell table:style-name="ce3" table:formula="of:=BITAND(BITRSHIFT([.A468];3);HEX2DEC(&quot;7&quot;))" office:value-type="float" office:value="2" calcext:value-type="float">
            <text:p>2</text:p>
          </table:table-cell>
          <table:table-cell table:style-name="ce57" table:formula="of:=BITAND([.A46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68]/7;1/[.$K$1])*255;0)" office:value-type="float" office:value="82" calcext:value-type="float">
            <text:p>82</text:p>
          </table:table-cell>
          <table:table-cell table:style-name="ce6" table:formula="of:=ROUND(POWER([.D468]/7;1/[.$K$1])*255;0)" office:value-type="float" office:value="255" calcext:value-type="float">
            <text:p>255</text:p>
          </table:table-cell>
          <table:table-cell table:style-name="ce6" table:formula="of:=ROUND(POWER([.F468]/7;1/[.$K$1])*255;0)" office:value-type="float" office:value="43" calcext:value-type="float">
            <text:p>43</text:p>
          </table:table-cell>
          <table:table-cell table:style-name="ce28" table:formula="of:=CONCATENATE(&quot;#&quot;;DEC2HEX([.H468];2);DEC2HEX([.I468];2);DEC2HEX([.J468];2))" office:value-type="string" office:string-value="#52FF2B" calcext:value-type="string">
            <text:p>#52FF2B</text:p>
          </table:table-cell>
          <table:table-cell table:style-name="ce32" table:formula="of:=CONCATENATE(IF([.H468]&lt;10;&quot;  &quot;;IF([.H468]&lt;100;&quot; &quot;;&quot;&quot;));[.H468];&quot; &quot;;IF([.I468]&lt;10;&quot;  &quot;;IF([.I468]&lt;100;&quot; &quot;;&quot;&quot;));[.I468];&quot; &quot;;IF([.J468]&lt;10;&quot;  &quot;;IF([.J468]&lt;100;&quot; &quot;;&quot;&quot;));[.J468];&quot; &quot;;[.A468];&quot; - &quot;;[.K468])" office:value-type="string" office:string-value=" 82 255  43 465 - #52FF2B" calcext:value-type="string">
            <text:p><text:s/>82 255 <text:s/>43 465 - #52FF2B</text:p>
          </table:table-cell>
          <table:table-cell table:style-name="ce35"/>
          <table:table-cell table:style-name="ce9"/>
          <table:table-cell table:style-name="ce6" table:formula="of:=INDEX([.$N$3:.$N$10];[.E468]+1;1)" office:value-type="float" office:value="83" calcext:value-type="float">
            <text:p>83</text:p>
          </table:table-cell>
          <table:table-cell table:style-name="ce6" table:formula="of:=INDEX([.$N$3:.$N$10];[.D468]+1;1)" office:value-type="float" office:value="255" calcext:value-type="float">
            <text:p>255</text:p>
          </table:table-cell>
          <table:table-cell table:style-name="ce6" table:formula="of:=INDEX([.$N$3:.$N$10];[.F468]+1;1)" office:value-type="float" office:value="40" calcext:value-type="float">
            <text:p>40</text:p>
          </table:table-cell>
          <table:table-cell table:style-name="ce28" table:formula="of:=CONCATENATE(&quot;#&quot;;DEC2HEX([.O468];2);DEC2HEX([.P468];2);DEC2HEX([.Q468];2))" office:value-type="string" office:string-value="#53FF28" calcext:value-type="string">
            <text:p>#53FF28</text:p>
          </table:table-cell>
          <table:table-cell table:style-name="ce32" table:formula="of:=CONCATENATE(IF([.O468]&lt;10;&quot;  &quot;;IF([.O468]&lt;100;&quot; &quot;;&quot;&quot;));[.O468];&quot; &quot;;IF([.P468]&lt;10;&quot;  &quot;;IF([.P468]&lt;100;&quot; &quot;;&quot;&quot;));[.P468];&quot; &quot;;IF([.Q468]&lt;10;&quot;  &quot;;IF([.Q468]&lt;100;&quot; &quot;;&quot;&quot;));[.Q468];&quot; &quot;;[.A468];&quot; - &quot;;[.R468])" office:value-type="string" office:string-value=" 83 255  40 465 - #53FF28" calcext:value-type="string">
            <text:p><text:s/>83 255 <text:s/>40 465 - #53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5" calcext:value-type="float">
            <text:p>46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6"/>
          <table:table-cell table:style-name="ce45"/>
          <table:table-cell table:style-name="ce50" table:formula="of:=BITAND(BITRSHIFT([.A469];6);HEX2DEC(&quot;7&quot;))" office:value-type="float" office:value="7" calcext:value-type="float">
            <text:p>7</text:p>
          </table:table-cell>
          <table:table-cell table:style-name="ce3" table:formula="of:=BITAND(BITRSHIFT([.A469];3);HEX2DEC(&quot;7&quot;))" office:value-type="float" office:value="2" calcext:value-type="float">
            <text:p>2</text:p>
          </table:table-cell>
          <table:table-cell table:style-name="ce57" table:formula="of:=BITAND([.A46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69]/7;1/[.$K$1])*255;0)" office:value-type="float" office:value="82" calcext:value-type="float">
            <text:p>82</text:p>
          </table:table-cell>
          <table:table-cell table:style-name="ce6" table:formula="of:=ROUND(POWER([.D469]/7;1/[.$K$1])*255;0)" office:value-type="float" office:value="255" calcext:value-type="float">
            <text:p>255</text:p>
          </table:table-cell>
          <table:table-cell table:style-name="ce6" table:formula="of:=ROUND(POWER([.F469]/7;1/[.$K$1])*255;0)" office:value-type="float" office:value="82" calcext:value-type="float">
            <text:p>82</text:p>
          </table:table-cell>
          <table:table-cell table:style-name="ce28" table:formula="of:=CONCATENATE(&quot;#&quot;;DEC2HEX([.H469];2);DEC2HEX([.I469];2);DEC2HEX([.J469];2))" office:value-type="string" office:string-value="#52FF52" calcext:value-type="string">
            <text:p>#52FF52</text:p>
          </table:table-cell>
          <table:table-cell table:style-name="ce32" table:formula="of:=CONCATENATE(IF([.H469]&lt;10;&quot;  &quot;;IF([.H469]&lt;100;&quot; &quot;;&quot;&quot;));[.H469];&quot; &quot;;IF([.I469]&lt;10;&quot;  &quot;;IF([.I469]&lt;100;&quot; &quot;;&quot;&quot;));[.I469];&quot; &quot;;IF([.J469]&lt;10;&quot;  &quot;;IF([.J469]&lt;100;&quot; &quot;;&quot;&quot;));[.J469];&quot; &quot;;[.A469];&quot; - &quot;;[.K469])" office:value-type="string" office:string-value=" 82 255  82 466 - #52FF52" calcext:value-type="string">
            <text:p><text:s/>82 255 <text:s/>82 466 - #52FF52</text:p>
          </table:table-cell>
          <table:table-cell table:style-name="ce35"/>
          <table:table-cell table:style-name="ce9"/>
          <table:table-cell table:style-name="ce6" table:formula="of:=INDEX([.$N$3:.$N$10];[.E469]+1;1)" office:value-type="float" office:value="83" calcext:value-type="float">
            <text:p>83</text:p>
          </table:table-cell>
          <table:table-cell table:style-name="ce6" table:formula="of:=INDEX([.$N$3:.$N$10];[.D469]+1;1)" office:value-type="float" office:value="255" calcext:value-type="float">
            <text:p>255</text:p>
          </table:table-cell>
          <table:table-cell table:style-name="ce6" table:formula="of:=INDEX([.$N$3:.$N$10];[.F469]+1;1)" office:value-type="float" office:value="83" calcext:value-type="float">
            <text:p>83</text:p>
          </table:table-cell>
          <table:table-cell table:style-name="ce28" table:formula="of:=CONCATENATE(&quot;#&quot;;DEC2HEX([.O469];2);DEC2HEX([.P469];2);DEC2HEX([.Q469];2))" office:value-type="string" office:string-value="#53FF53" calcext:value-type="string">
            <text:p>#53FF53</text:p>
          </table:table-cell>
          <table:table-cell table:style-name="ce32" table:formula="of:=CONCATENATE(IF([.O469]&lt;10;&quot;  &quot;;IF([.O469]&lt;100;&quot; &quot;;&quot;&quot;));[.O469];&quot; &quot;;IF([.P469]&lt;10;&quot;  &quot;;IF([.P469]&lt;100;&quot; &quot;;&quot;&quot;));[.P469];&quot; &quot;;IF([.Q469]&lt;10;&quot;  &quot;;IF([.Q469]&lt;100;&quot; &quot;;&quot;&quot;));[.Q469];&quot; &quot;;[.A469];&quot; - &quot;;[.R469])" office:value-type="string" office:string-value=" 83 255  83 466 - #53FF53" calcext:value-type="string">
            <text:p><text:s/>83 255 <text:s/>83 466 - #53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6" calcext:value-type="float">
            <text:p>46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6"/>
          <table:table-cell table:style-name="ce45"/>
          <table:table-cell table:style-name="ce50" table:formula="of:=BITAND(BITRSHIFT([.A470];6);HEX2DEC(&quot;7&quot;))" office:value-type="float" office:value="7" calcext:value-type="float">
            <text:p>7</text:p>
          </table:table-cell>
          <table:table-cell table:style-name="ce3" table:formula="of:=BITAND(BITRSHIFT([.A470];3);HEX2DEC(&quot;7&quot;))" office:value-type="float" office:value="2" calcext:value-type="float">
            <text:p>2</text:p>
          </table:table-cell>
          <table:table-cell table:style-name="ce57" table:formula="of:=BITAND([.A47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70]/7;1/[.$K$1])*255;0)" office:value-type="float" office:value="82" calcext:value-type="float">
            <text:p>82</text:p>
          </table:table-cell>
          <table:table-cell table:style-name="ce6" table:formula="of:=ROUND(POWER([.D470]/7;1/[.$K$1])*255;0)" office:value-type="float" office:value="255" calcext:value-type="float">
            <text:p>255</text:p>
          </table:table-cell>
          <table:table-cell table:style-name="ce6" table:formula="of:=ROUND(POWER([.F470]/7;1/[.$K$1])*255;0)" office:value-type="float" office:value="118" calcext:value-type="float">
            <text:p>118</text:p>
          </table:table-cell>
          <table:table-cell table:style-name="ce28" table:formula="of:=CONCATENATE(&quot;#&quot;;DEC2HEX([.H470];2);DEC2HEX([.I470];2);DEC2HEX([.J470];2))" office:value-type="string" office:string-value="#52FF76" calcext:value-type="string">
            <text:p>#52FF76</text:p>
          </table:table-cell>
          <table:table-cell table:style-name="ce32" table:formula="of:=CONCATENATE(IF([.H470]&lt;10;&quot;  &quot;;IF([.H470]&lt;100;&quot; &quot;;&quot;&quot;));[.H470];&quot; &quot;;IF([.I470]&lt;10;&quot;  &quot;;IF([.I470]&lt;100;&quot; &quot;;&quot;&quot;));[.I470];&quot; &quot;;IF([.J470]&lt;10;&quot;  &quot;;IF([.J470]&lt;100;&quot; &quot;;&quot;&quot;));[.J470];&quot; &quot;;[.A470];&quot; - &quot;;[.K470])" office:value-type="string" office:string-value=" 82 255 118 467 - #52FF76" calcext:value-type="string">
            <text:p><text:s/>82 255 118 467 - #52FF76</text:p>
          </table:table-cell>
          <table:table-cell table:style-name="ce35"/>
          <table:table-cell table:style-name="ce9"/>
          <table:table-cell table:style-name="ce6" table:formula="of:=INDEX([.$N$3:.$N$10];[.E470]+1;1)" office:value-type="float" office:value="83" calcext:value-type="float">
            <text:p>83</text:p>
          </table:table-cell>
          <table:table-cell table:style-name="ce6" table:formula="of:=INDEX([.$N$3:.$N$10];[.D470]+1;1)" office:value-type="float" office:value="255" calcext:value-type="float">
            <text:p>255</text:p>
          </table:table-cell>
          <table:table-cell table:style-name="ce6" table:formula="of:=INDEX([.$N$3:.$N$10];[.F470]+1;1)" office:value-type="float" office:value="116" calcext:value-type="float">
            <text:p>116</text:p>
          </table:table-cell>
          <table:table-cell table:style-name="ce28" table:formula="of:=CONCATENATE(&quot;#&quot;;DEC2HEX([.O470];2);DEC2HEX([.P470];2);DEC2HEX([.Q470];2))" office:value-type="string" office:string-value="#53FF74" calcext:value-type="string">
            <text:p>#53FF74</text:p>
          </table:table-cell>
          <table:table-cell table:style-name="ce32" table:formula="of:=CONCATENATE(IF([.O470]&lt;10;&quot;  &quot;;IF([.O470]&lt;100;&quot; &quot;;&quot;&quot;));[.O470];&quot; &quot;;IF([.P470]&lt;10;&quot;  &quot;;IF([.P470]&lt;100;&quot; &quot;;&quot;&quot;));[.P470];&quot; &quot;;IF([.Q470]&lt;10;&quot;  &quot;;IF([.Q470]&lt;100;&quot; &quot;;&quot;&quot;));[.Q470];&quot; &quot;;[.A470];&quot; - &quot;;[.R470])" office:value-type="string" office:string-value=" 83 255 116 467 - #53FF74" calcext:value-type="string">
            <text:p><text:s/>83 255 116 467 - #53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7" calcext:value-type="float">
            <text:p>46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6"/>
          <table:table-cell table:style-name="ce45"/>
          <table:table-cell table:style-name="ce50" table:formula="of:=BITAND(BITRSHIFT([.A471];6);HEX2DEC(&quot;7&quot;))" office:value-type="float" office:value="7" calcext:value-type="float">
            <text:p>7</text:p>
          </table:table-cell>
          <table:table-cell table:style-name="ce3" table:formula="of:=BITAND(BITRSHIFT([.A471];3);HEX2DEC(&quot;7&quot;))" office:value-type="float" office:value="2" calcext:value-type="float">
            <text:p>2</text:p>
          </table:table-cell>
          <table:table-cell table:style-name="ce57" table:formula="of:=BITAND([.A47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1]/7;1/[.$K$1])*255;0)" office:value-type="float" office:value="82" calcext:value-type="float">
            <text:p>82</text:p>
          </table:table-cell>
          <table:table-cell table:style-name="ce6" table:formula="of:=ROUND(POWER([.D471]/7;1/[.$K$1])*255;0)" office:value-type="float" office:value="255" calcext:value-type="float">
            <text:p>255</text:p>
          </table:table-cell>
          <table:table-cell table:style-name="ce6" table:formula="of:=ROUND(POWER([.F471]/7;1/[.$K$1])*255;0)" office:value-type="float" office:value="153" calcext:value-type="float">
            <text:p>153</text:p>
          </table:table-cell>
          <table:table-cell table:style-name="ce28" table:formula="of:=CONCATENATE(&quot;#&quot;;DEC2HEX([.H471];2);DEC2HEX([.I471];2);DEC2HEX([.J471];2))" office:value-type="string" office:string-value="#52FF99" calcext:value-type="string">
            <text:p>#52FF99</text:p>
          </table:table-cell>
          <table:table-cell table:style-name="ce32" table:formula="of:=CONCATENATE(IF([.H471]&lt;10;&quot;  &quot;;IF([.H471]&lt;100;&quot; &quot;;&quot;&quot;));[.H471];&quot; &quot;;IF([.I471]&lt;10;&quot;  &quot;;IF([.I471]&lt;100;&quot; &quot;;&quot;&quot;));[.I471];&quot; &quot;;IF([.J471]&lt;10;&quot;  &quot;;IF([.J471]&lt;100;&quot; &quot;;&quot;&quot;));[.J471];&quot; &quot;;[.A471];&quot; - &quot;;[.K471])" office:value-type="string" office:string-value=" 82 255 153 468 - #52FF99" calcext:value-type="string">
            <text:p><text:s/>82 255 153 468 - #52FF99</text:p>
          </table:table-cell>
          <table:table-cell table:style-name="ce35"/>
          <table:table-cell table:style-name="ce9"/>
          <table:table-cell table:style-name="ce6" table:formula="of:=INDEX([.$N$3:.$N$10];[.E471]+1;1)" office:value-type="float" office:value="83" calcext:value-type="float">
            <text:p>83</text:p>
          </table:table-cell>
          <table:table-cell table:style-name="ce6" table:formula="of:=INDEX([.$N$3:.$N$10];[.D471]+1;1)" office:value-type="float" office:value="255" calcext:value-type="float">
            <text:p>255</text:p>
          </table:table-cell>
          <table:table-cell table:style-name="ce6" table:formula="of:=INDEX([.$N$3:.$N$10];[.F471]+1;1)" office:value-type="float" office:value="156" calcext:value-type="float">
            <text:p>156</text:p>
          </table:table-cell>
          <table:table-cell table:style-name="ce28" table:formula="of:=CONCATENATE(&quot;#&quot;;DEC2HEX([.O471];2);DEC2HEX([.P471];2);DEC2HEX([.Q471];2))" office:value-type="string" office:string-value="#53FF9C" calcext:value-type="string">
            <text:p>#53FF9C</text:p>
          </table:table-cell>
          <table:table-cell table:style-name="ce32" table:formula="of:=CONCATENATE(IF([.O471]&lt;10;&quot;  &quot;;IF([.O471]&lt;100;&quot; &quot;;&quot;&quot;));[.O471];&quot; &quot;;IF([.P471]&lt;10;&quot;  &quot;;IF([.P471]&lt;100;&quot; &quot;;&quot;&quot;));[.P471];&quot; &quot;;IF([.Q471]&lt;10;&quot;  &quot;;IF([.Q471]&lt;100;&quot; &quot;;&quot;&quot;));[.Q471];&quot; &quot;;[.A471];&quot; - &quot;;[.R471])" office:value-type="string" office:string-value=" 83 255 156 468 - #53FF9C" calcext:value-type="string">
            <text:p><text:s/>83 255 156 468 - #53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8" calcext:value-type="float">
            <text:p>46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6"/>
          <table:table-cell table:style-name="ce45"/>
          <table:table-cell table:style-name="ce50" table:formula="of:=BITAND(BITRSHIFT([.A472];6);HEX2DEC(&quot;7&quot;))" office:value-type="float" office:value="7" calcext:value-type="float">
            <text:p>7</text:p>
          </table:table-cell>
          <table:table-cell table:style-name="ce3" table:formula="of:=BITAND(BITRSHIFT([.A472];3);HEX2DEC(&quot;7&quot;))" office:value-type="float" office:value="2" calcext:value-type="float">
            <text:p>2</text:p>
          </table:table-cell>
          <table:table-cell table:style-name="ce57" table:formula="of:=BITAND([.A47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72]/7;1/[.$K$1])*255;0)" office:value-type="float" office:value="82" calcext:value-type="float">
            <text:p>82</text:p>
          </table:table-cell>
          <table:table-cell table:style-name="ce6" table:formula="of:=ROUND(POWER([.D472]/7;1/[.$K$1])*255;0)" office:value-type="float" office:value="255" calcext:value-type="float">
            <text:p>255</text:p>
          </table:table-cell>
          <table:table-cell table:style-name="ce6" table:formula="of:=ROUND(POWER([.F472]/7;1/[.$K$1])*255;0)" office:value-type="float" office:value="188" calcext:value-type="float">
            <text:p>188</text:p>
          </table:table-cell>
          <table:table-cell table:style-name="ce28" table:formula="of:=CONCATENATE(&quot;#&quot;;DEC2HEX([.H472];2);DEC2HEX([.I472];2);DEC2HEX([.J472];2))" office:value-type="string" office:string-value="#52FFBC" calcext:value-type="string">
            <text:p>#52FFBC</text:p>
          </table:table-cell>
          <table:table-cell table:style-name="ce32" table:formula="of:=CONCATENATE(IF([.H472]&lt;10;&quot;  &quot;;IF([.H472]&lt;100;&quot; &quot;;&quot;&quot;));[.H472];&quot; &quot;;IF([.I472]&lt;10;&quot;  &quot;;IF([.I472]&lt;100;&quot; &quot;;&quot;&quot;));[.I472];&quot; &quot;;IF([.J472]&lt;10;&quot;  &quot;;IF([.J472]&lt;100;&quot; &quot;;&quot;&quot;));[.J472];&quot; &quot;;[.A472];&quot; - &quot;;[.K472])" office:value-type="string" office:string-value=" 82 255 188 469 - #52FFBC" calcext:value-type="string">
            <text:p><text:s/>82 255 188 469 - #52FFBC</text:p>
          </table:table-cell>
          <table:table-cell table:style-name="ce35"/>
          <table:table-cell table:style-name="ce9"/>
          <table:table-cell table:style-name="ce6" table:formula="of:=INDEX([.$N$3:.$N$10];[.E472]+1;1)" office:value-type="float" office:value="83" calcext:value-type="float">
            <text:p>83</text:p>
          </table:table-cell>
          <table:table-cell table:style-name="ce6" table:formula="of:=INDEX([.$N$3:.$N$10];[.D472]+1;1)" office:value-type="float" office:value="255" calcext:value-type="float">
            <text:p>255</text:p>
          </table:table-cell>
          <table:table-cell table:style-name="ce6" table:formula="of:=INDEX([.$N$3:.$N$10];[.F472]+1;1)" office:value-type="float" office:value="187" calcext:value-type="float">
            <text:p>187</text:p>
          </table:table-cell>
          <table:table-cell table:style-name="ce28" table:formula="of:=CONCATENATE(&quot;#&quot;;DEC2HEX([.O472];2);DEC2HEX([.P472];2);DEC2HEX([.Q472];2))" office:value-type="string" office:string-value="#53FFBB" calcext:value-type="string">
            <text:p>#53FFBB</text:p>
          </table:table-cell>
          <table:table-cell table:style-name="ce32" table:formula="of:=CONCATENATE(IF([.O472]&lt;10;&quot;  &quot;;IF([.O472]&lt;100;&quot; &quot;;&quot;&quot;));[.O472];&quot; &quot;;IF([.P472]&lt;10;&quot;  &quot;;IF([.P472]&lt;100;&quot; &quot;;&quot;&quot;));[.P472];&quot; &quot;;IF([.Q472]&lt;10;&quot;  &quot;;IF([.Q472]&lt;100;&quot; &quot;;&quot;&quot;));[.Q472];&quot; &quot;;[.A472];&quot; - &quot;;[.R472])" office:value-type="string" office:string-value=" 83 255 187 469 - #53FFBB" calcext:value-type="string">
            <text:p><text:s/>83 255 187 469 - #53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69" calcext:value-type="float">
            <text:p>46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0" calcext:value-type="float">
            <text:p>470</text:p>
          </table:table-cell>
          <table:table-cell table:style-name="ce6"/>
          <table:table-cell table:style-name="ce45"/>
          <table:table-cell table:style-name="ce50" table:formula="of:=BITAND(BITRSHIFT([.A473];6);HEX2DEC(&quot;7&quot;))" office:value-type="float" office:value="7" calcext:value-type="float">
            <text:p>7</text:p>
          </table:table-cell>
          <table:table-cell table:style-name="ce3" table:formula="of:=BITAND(BITRSHIFT([.A473];3);HEX2DEC(&quot;7&quot;))" office:value-type="float" office:value="2" calcext:value-type="float">
            <text:p>2</text:p>
          </table:table-cell>
          <table:table-cell table:style-name="ce57" table:formula="of:=BITAND([.A47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73]/7;1/[.$K$1])*255;0)" office:value-type="float" office:value="82" calcext:value-type="float">
            <text:p>82</text:p>
          </table:table-cell>
          <table:table-cell table:style-name="ce6" table:formula="of:=ROUND(POWER([.D473]/7;1/[.$K$1])*255;0)" office:value-type="float" office:value="255" calcext:value-type="float">
            <text:p>255</text:p>
          </table:table-cell>
          <table:table-cell table:style-name="ce6" table:formula="of:=ROUND(POWER([.F473]/7;1/[.$K$1])*255;0)" office:value-type="float" office:value="222" calcext:value-type="float">
            <text:p>222</text:p>
          </table:table-cell>
          <table:table-cell table:style-name="ce28" table:formula="of:=CONCATENATE(&quot;#&quot;;DEC2HEX([.H473];2);DEC2HEX([.I473];2);DEC2HEX([.J473];2))" office:value-type="string" office:string-value="#52FFDE" calcext:value-type="string">
            <text:p>#52FFDE</text:p>
          </table:table-cell>
          <table:table-cell table:style-name="ce32" table:formula="of:=CONCATENATE(IF([.H473]&lt;10;&quot;  &quot;;IF([.H473]&lt;100;&quot; &quot;;&quot;&quot;));[.H473];&quot; &quot;;IF([.I473]&lt;10;&quot;  &quot;;IF([.I473]&lt;100;&quot; &quot;;&quot;&quot;));[.I473];&quot; &quot;;IF([.J473]&lt;10;&quot;  &quot;;IF([.J473]&lt;100;&quot; &quot;;&quot;&quot;));[.J473];&quot; &quot;;[.A473];&quot; - &quot;;[.K473])" office:value-type="string" office:string-value=" 82 255 222 470 - #52FFDE" calcext:value-type="string">
            <text:p><text:s/>82 255 222 470 - #52FFDE</text:p>
          </table:table-cell>
          <table:table-cell table:style-name="ce35"/>
          <table:table-cell table:style-name="ce9"/>
          <table:table-cell table:style-name="ce6" table:formula="of:=INDEX([.$N$3:.$N$10];[.E473]+1;1)" office:value-type="float" office:value="83" calcext:value-type="float">
            <text:p>83</text:p>
          </table:table-cell>
          <table:table-cell table:style-name="ce6" table:formula="of:=INDEX([.$N$3:.$N$10];[.D473]+1;1)" office:value-type="float" office:value="255" calcext:value-type="float">
            <text:p>255</text:p>
          </table:table-cell>
          <table:table-cell table:style-name="ce6" table:formula="of:=INDEX([.$N$3:.$N$10];[.F473]+1;1)" office:value-type="float" office:value="225" calcext:value-type="float">
            <text:p>225</text:p>
          </table:table-cell>
          <table:table-cell table:style-name="ce28" table:formula="of:=CONCATENATE(&quot;#&quot;;DEC2HEX([.O473];2);DEC2HEX([.P473];2);DEC2HEX([.Q473];2))" office:value-type="string" office:string-value="#53FFE1" calcext:value-type="string">
            <text:p>#53FFE1</text:p>
          </table:table-cell>
          <table:table-cell table:style-name="ce32" table:formula="of:=CONCATENATE(IF([.O473]&lt;10;&quot;  &quot;;IF([.O473]&lt;100;&quot; &quot;;&quot;&quot;));[.O473];&quot; &quot;;IF([.P473]&lt;10;&quot;  &quot;;IF([.P473]&lt;100;&quot; &quot;;&quot;&quot;));[.P473];&quot; &quot;;IF([.Q473]&lt;10;&quot;  &quot;;IF([.Q473]&lt;100;&quot; &quot;;&quot;&quot;));[.Q473];&quot; &quot;;[.A473];&quot; - &quot;;[.R473])" office:value-type="string" office:string-value=" 83 255 225 470 - #53FFE1" calcext:value-type="string">
            <text:p><text:s/>83 255 225 470 - #53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0" calcext:value-type="float">
            <text:p>47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6"/>
          <table:table-cell table:style-name="ce45"/>
          <table:table-cell table:style-name="ce50" table:formula="of:=BITAND(BITRSHIFT([.A474];6);HEX2DEC(&quot;7&quot;))" office:value-type="float" office:value="7" calcext:value-type="float">
            <text:p>7</text:p>
          </table:table-cell>
          <table:table-cell table:style-name="ce3" table:formula="of:=BITAND(BITRSHIFT([.A474];3);HEX2DEC(&quot;7&quot;))" office:value-type="float" office:value="2" calcext:value-type="float">
            <text:p>2</text:p>
          </table:table-cell>
          <table:table-cell table:style-name="ce57" table:formula="of:=BITAND([.A474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74]/7;1/[.$K$1])*255;0)" office:value-type="float" office:value="82" calcext:value-type="float">
            <text:p>82</text:p>
          </table:table-cell>
          <table:table-cell table:style-name="ce6" table:formula="of:=ROUND(POWER([.D474]/7;1/[.$K$1])*255;0)" office:value-type="float" office:value="255" calcext:value-type="float">
            <text:p>255</text:p>
          </table:table-cell>
          <table:table-cell table:style-name="ce6" table:formula="of:=ROUND(POWER([.F474]/7;1/[.$K$1])*255;0)" office:value-type="float" office:value="255" calcext:value-type="float">
            <text:p>255</text:p>
          </table:table-cell>
          <table:table-cell table:style-name="ce28" table:formula="of:=CONCATENATE(&quot;#&quot;;DEC2HEX([.H474];2);DEC2HEX([.I474];2);DEC2HEX([.J474];2))" office:value-type="string" office:string-value="#52FFFF" calcext:value-type="string">
            <text:p>#52FFFF</text:p>
          </table:table-cell>
          <table:table-cell table:style-name="ce32" table:formula="of:=CONCATENATE(IF([.H474]&lt;10;&quot;  &quot;;IF([.H474]&lt;100;&quot; &quot;;&quot;&quot;));[.H474];&quot; &quot;;IF([.I474]&lt;10;&quot;  &quot;;IF([.I474]&lt;100;&quot; &quot;;&quot;&quot;));[.I474];&quot; &quot;;IF([.J474]&lt;10;&quot;  &quot;;IF([.J474]&lt;100;&quot; &quot;;&quot;&quot;));[.J474];&quot; &quot;;[.A474];&quot; - &quot;;[.K474])" office:value-type="string" office:string-value=" 82 255 255 471 - #52FFFF" calcext:value-type="string">
            <text:p><text:s/>82 255 255 471 - #52FFFF</text:p>
          </table:table-cell>
          <table:table-cell table:style-name="ce35"/>
          <table:table-cell table:style-name="ce9"/>
          <table:table-cell table:style-name="ce6" table:formula="of:=INDEX([.$N$3:.$N$10];[.E474]+1;1)" office:value-type="float" office:value="83" calcext:value-type="float">
            <text:p>83</text:p>
          </table:table-cell>
          <table:table-cell table:style-name="ce6" table:formula="of:=INDEX([.$N$3:.$N$10];[.D474]+1;1)" office:value-type="float" office:value="255" calcext:value-type="float">
            <text:p>255</text:p>
          </table:table-cell>
          <table:table-cell table:style-name="ce6" table:formula="of:=INDEX([.$N$3:.$N$10];[.F474]+1;1)" office:value-type="float" office:value="255" calcext:value-type="float">
            <text:p>255</text:p>
          </table:table-cell>
          <table:table-cell table:style-name="ce28" table:formula="of:=CONCATENATE(&quot;#&quot;;DEC2HEX([.O474];2);DEC2HEX([.P474];2);DEC2HEX([.Q474];2))" office:value-type="string" office:string-value="#53FFFF" calcext:value-type="string">
            <text:p>#53FFFF</text:p>
          </table:table-cell>
          <table:table-cell table:style-name="ce32" table:formula="of:=CONCATENATE(IF([.O474]&lt;10;&quot;  &quot;;IF([.O474]&lt;100;&quot; &quot;;&quot;&quot;));[.O474];&quot; &quot;;IF([.P474]&lt;10;&quot;  &quot;;IF([.P474]&lt;100;&quot; &quot;;&quot;&quot;));[.P474];&quot; &quot;;IF([.Q474]&lt;10;&quot;  &quot;;IF([.Q474]&lt;100;&quot; &quot;;&quot;&quot;));[.Q474];&quot; &quot;;[.A474];&quot; - &quot;;[.R474])" office:value-type="string" office:string-value=" 83 255 255 471 - #53FFFF" calcext:value-type="string">
            <text:p><text:s/>83 255 255 471 - #53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1" calcext:value-type="float">
            <text:p>47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6"/>
          <table:table-cell table:style-name="ce45"/>
          <table:table-cell table:style-name="ce50" table:formula="of:=BITAND(BITRSHIFT([.A475];6);HEX2DEC(&quot;7&quot;))" office:value-type="float" office:value="7" calcext:value-type="float">
            <text:p>7</text:p>
          </table:table-cell>
          <table:table-cell table:style-name="ce3" table:formula="of:=BITAND(BITRSHIFT([.A475];3);HEX2DEC(&quot;7&quot;))" office:value-type="float" office:value="3" calcext:value-type="float">
            <text:p>3</text:p>
          </table:table-cell>
          <table:table-cell table:style-name="ce57" table:formula="of:=BITAND([.A475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75]/7;1/[.$K$1])*255;0)" office:value-type="float" office:value="118" calcext:value-type="float">
            <text:p>118</text:p>
          </table:table-cell>
          <table:table-cell table:style-name="ce6" table:formula="of:=ROUND(POWER([.D475]/7;1/[.$K$1])*255;0)" office:value-type="float" office:value="255" calcext:value-type="float">
            <text:p>255</text:p>
          </table:table-cell>
          <table:table-cell table:style-name="ce6" table:formula="of:=ROUND(POWER([.F475]/7;1/[.$K$1])*255;0)" office:value-type="float" office:value="0" calcext:value-type="float">
            <text:p>0</text:p>
          </table:table-cell>
          <table:table-cell table:style-name="ce28" table:formula="of:=CONCATENATE(&quot;#&quot;;DEC2HEX([.H475];2);DEC2HEX([.I475];2);DEC2HEX([.J475];2))" office:value-type="string" office:string-value="#76FF00" calcext:value-type="string">
            <text:p>#76FF00</text:p>
          </table:table-cell>
          <table:table-cell table:style-name="ce32" table:formula="of:=CONCATENATE(IF([.H475]&lt;10;&quot;  &quot;;IF([.H475]&lt;100;&quot; &quot;;&quot;&quot;));[.H475];&quot; &quot;;IF([.I475]&lt;10;&quot;  &quot;;IF([.I475]&lt;100;&quot; &quot;;&quot;&quot;));[.I475];&quot; &quot;;IF([.J475]&lt;10;&quot;  &quot;;IF([.J475]&lt;100;&quot; &quot;;&quot;&quot;));[.J475];&quot; &quot;;[.A475];&quot; - &quot;;[.K475])" office:value-type="string" office:string-value="118 255   0 472 - #76FF00" calcext:value-type="string">
            <text:p>118 255 <text:s text:c="2"/>0 472 - #76FF00</text:p>
          </table:table-cell>
          <table:table-cell table:style-name="ce35"/>
          <table:table-cell table:style-name="ce9"/>
          <table:table-cell table:style-name="ce6" table:formula="of:=INDEX([.$N$3:.$N$10];[.E475]+1;1)" office:value-type="float" office:value="116" calcext:value-type="float">
            <text:p>116</text:p>
          </table:table-cell>
          <table:table-cell table:style-name="ce6" table:formula="of:=INDEX([.$N$3:.$N$10];[.D475]+1;1)" office:value-type="float" office:value="255" calcext:value-type="float">
            <text:p>255</text:p>
          </table:table-cell>
          <table:table-cell table:style-name="ce6" table:formula="of:=INDEX([.$N$3:.$N$10];[.F475]+1;1)" office:value-type="float" office:value="0" calcext:value-type="float">
            <text:p>0</text:p>
          </table:table-cell>
          <table:table-cell table:style-name="ce28" table:formula="of:=CONCATENATE(&quot;#&quot;;DEC2HEX([.O475];2);DEC2HEX([.P475];2);DEC2HEX([.Q475];2))" office:value-type="string" office:string-value="#74FF00" calcext:value-type="string">
            <text:p>#74FF00</text:p>
          </table:table-cell>
          <table:table-cell table:style-name="ce32" table:formula="of:=CONCATENATE(IF([.O475]&lt;10;&quot;  &quot;;IF([.O475]&lt;100;&quot; &quot;;&quot;&quot;));[.O475];&quot; &quot;;IF([.P475]&lt;10;&quot;  &quot;;IF([.P475]&lt;100;&quot; &quot;;&quot;&quot;));[.P475];&quot; &quot;;IF([.Q475]&lt;10;&quot;  &quot;;IF([.Q475]&lt;100;&quot; &quot;;&quot;&quot;));[.Q475];&quot; &quot;;[.A475];&quot; - &quot;;[.R475])" office:value-type="string" office:string-value="116 255   0 472 - #74FF00" calcext:value-type="string">
            <text:p>116 255 <text:s text:c="2"/>0 472 - #74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2" calcext:value-type="float">
            <text:p>47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6"/>
          <table:table-cell table:style-name="ce45"/>
          <table:table-cell table:style-name="ce50" table:formula="of:=BITAND(BITRSHIFT([.A476];6);HEX2DEC(&quot;7&quot;))" office:value-type="float" office:value="7" calcext:value-type="float">
            <text:p>7</text:p>
          </table:table-cell>
          <table:table-cell table:style-name="ce3" table:formula="of:=BITAND(BITRSHIFT([.A476];3);HEX2DEC(&quot;7&quot;))" office:value-type="float" office:value="3" calcext:value-type="float">
            <text:p>3</text:p>
          </table:table-cell>
          <table:table-cell table:style-name="ce57" table:formula="of:=BITAND([.A476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76]/7;1/[.$K$1])*255;0)" office:value-type="float" office:value="118" calcext:value-type="float">
            <text:p>118</text:p>
          </table:table-cell>
          <table:table-cell table:style-name="ce6" table:formula="of:=ROUND(POWER([.D476]/7;1/[.$K$1])*255;0)" office:value-type="float" office:value="255" calcext:value-type="float">
            <text:p>255</text:p>
          </table:table-cell>
          <table:table-cell table:style-name="ce6" table:formula="of:=ROUND(POWER([.F476]/7;1/[.$K$1])*255;0)" office:value-type="float" office:value="43" calcext:value-type="float">
            <text:p>43</text:p>
          </table:table-cell>
          <table:table-cell table:style-name="ce28" table:formula="of:=CONCATENATE(&quot;#&quot;;DEC2HEX([.H476];2);DEC2HEX([.I476];2);DEC2HEX([.J476];2))" office:value-type="string" office:string-value="#76FF2B" calcext:value-type="string">
            <text:p>#76FF2B</text:p>
          </table:table-cell>
          <table:table-cell table:style-name="ce32" table:formula="of:=CONCATENATE(IF([.H476]&lt;10;&quot;  &quot;;IF([.H476]&lt;100;&quot; &quot;;&quot;&quot;));[.H476];&quot; &quot;;IF([.I476]&lt;10;&quot;  &quot;;IF([.I476]&lt;100;&quot; &quot;;&quot;&quot;));[.I476];&quot; &quot;;IF([.J476]&lt;10;&quot;  &quot;;IF([.J476]&lt;100;&quot; &quot;;&quot;&quot;));[.J476];&quot; &quot;;[.A476];&quot; - &quot;;[.K476])" office:value-type="string" office:string-value="118 255  43 473 - #76FF2B" calcext:value-type="string">
            <text:p>118 255 <text:s/>43 473 - #76FF2B</text:p>
          </table:table-cell>
          <table:table-cell table:style-name="ce35"/>
          <table:table-cell table:style-name="ce9"/>
          <table:table-cell table:style-name="ce6" table:formula="of:=INDEX([.$N$3:.$N$10];[.E476]+1;1)" office:value-type="float" office:value="116" calcext:value-type="float">
            <text:p>116</text:p>
          </table:table-cell>
          <table:table-cell table:style-name="ce6" table:formula="of:=INDEX([.$N$3:.$N$10];[.D476]+1;1)" office:value-type="float" office:value="255" calcext:value-type="float">
            <text:p>255</text:p>
          </table:table-cell>
          <table:table-cell table:style-name="ce6" table:formula="of:=INDEX([.$N$3:.$N$10];[.F476]+1;1)" office:value-type="float" office:value="40" calcext:value-type="float">
            <text:p>40</text:p>
          </table:table-cell>
          <table:table-cell table:style-name="ce28" table:formula="of:=CONCATENATE(&quot;#&quot;;DEC2HEX([.O476];2);DEC2HEX([.P476];2);DEC2HEX([.Q476];2))" office:value-type="string" office:string-value="#74FF28" calcext:value-type="string">
            <text:p>#74FF28</text:p>
          </table:table-cell>
          <table:table-cell table:style-name="ce32" table:formula="of:=CONCATENATE(IF([.O476]&lt;10;&quot;  &quot;;IF([.O476]&lt;100;&quot; &quot;;&quot;&quot;));[.O476];&quot; &quot;;IF([.P476]&lt;10;&quot;  &quot;;IF([.P476]&lt;100;&quot; &quot;;&quot;&quot;));[.P476];&quot; &quot;;IF([.Q476]&lt;10;&quot;  &quot;;IF([.Q476]&lt;100;&quot; &quot;;&quot;&quot;));[.Q476];&quot; &quot;;[.A476];&quot; - &quot;;[.R476])" office:value-type="string" office:string-value="116 255  40 473 - #74FF28" calcext:value-type="string">
            <text:p>116 255 <text:s/>40 473 - #74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3" calcext:value-type="float">
            <text:p>47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6"/>
          <table:table-cell table:style-name="ce45"/>
          <table:table-cell table:style-name="ce50" table:formula="of:=BITAND(BITRSHIFT([.A477];6);HEX2DEC(&quot;7&quot;))" office:value-type="float" office:value="7" calcext:value-type="float">
            <text:p>7</text:p>
          </table:table-cell>
          <table:table-cell table:style-name="ce3" table:formula="of:=BITAND(BITRSHIFT([.A477];3);HEX2DEC(&quot;7&quot;))" office:value-type="float" office:value="3" calcext:value-type="float">
            <text:p>3</text:p>
          </table:table-cell>
          <table:table-cell table:style-name="ce57" table:formula="of:=BITAND([.A477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77]/7;1/[.$K$1])*255;0)" office:value-type="float" office:value="118" calcext:value-type="float">
            <text:p>118</text:p>
          </table:table-cell>
          <table:table-cell table:style-name="ce6" table:formula="of:=ROUND(POWER([.D477]/7;1/[.$K$1])*255;0)" office:value-type="float" office:value="255" calcext:value-type="float">
            <text:p>255</text:p>
          </table:table-cell>
          <table:table-cell table:style-name="ce6" table:formula="of:=ROUND(POWER([.F477]/7;1/[.$K$1])*255;0)" office:value-type="float" office:value="82" calcext:value-type="float">
            <text:p>82</text:p>
          </table:table-cell>
          <table:table-cell table:style-name="ce28" table:formula="of:=CONCATENATE(&quot;#&quot;;DEC2HEX([.H477];2);DEC2HEX([.I477];2);DEC2HEX([.J477];2))" office:value-type="string" office:string-value="#76FF52" calcext:value-type="string">
            <text:p>#76FF52</text:p>
          </table:table-cell>
          <table:table-cell table:style-name="ce32" table:formula="of:=CONCATENATE(IF([.H477]&lt;10;&quot;  &quot;;IF([.H477]&lt;100;&quot; &quot;;&quot;&quot;));[.H477];&quot; &quot;;IF([.I477]&lt;10;&quot;  &quot;;IF([.I477]&lt;100;&quot; &quot;;&quot;&quot;));[.I477];&quot; &quot;;IF([.J477]&lt;10;&quot;  &quot;;IF([.J477]&lt;100;&quot; &quot;;&quot;&quot;));[.J477];&quot; &quot;;[.A477];&quot; - &quot;;[.K477])" office:value-type="string" office:string-value="118 255  82 474 - #76FF52" calcext:value-type="string">
            <text:p>118 255 <text:s/>82 474 - #76FF52</text:p>
          </table:table-cell>
          <table:table-cell table:style-name="ce35"/>
          <table:table-cell table:style-name="ce9"/>
          <table:table-cell table:style-name="ce6" table:formula="of:=INDEX([.$N$3:.$N$10];[.E477]+1;1)" office:value-type="float" office:value="116" calcext:value-type="float">
            <text:p>116</text:p>
          </table:table-cell>
          <table:table-cell table:style-name="ce6" table:formula="of:=INDEX([.$N$3:.$N$10];[.D477]+1;1)" office:value-type="float" office:value="255" calcext:value-type="float">
            <text:p>255</text:p>
          </table:table-cell>
          <table:table-cell table:style-name="ce6" table:formula="of:=INDEX([.$N$3:.$N$10];[.F477]+1;1)" office:value-type="float" office:value="83" calcext:value-type="float">
            <text:p>83</text:p>
          </table:table-cell>
          <table:table-cell table:style-name="ce28" table:formula="of:=CONCATENATE(&quot;#&quot;;DEC2HEX([.O477];2);DEC2HEX([.P477];2);DEC2HEX([.Q477];2))" office:value-type="string" office:string-value="#74FF53" calcext:value-type="string">
            <text:p>#74FF53</text:p>
          </table:table-cell>
          <table:table-cell table:style-name="ce32" table:formula="of:=CONCATENATE(IF([.O477]&lt;10;&quot;  &quot;;IF([.O477]&lt;100;&quot; &quot;;&quot;&quot;));[.O477];&quot; &quot;;IF([.P477]&lt;10;&quot;  &quot;;IF([.P477]&lt;100;&quot; &quot;;&quot;&quot;));[.P477];&quot; &quot;;IF([.Q477]&lt;10;&quot;  &quot;;IF([.Q477]&lt;100;&quot; &quot;;&quot;&quot;));[.Q477];&quot; &quot;;[.A477];&quot; - &quot;;[.R477])" office:value-type="string" office:string-value="116 255  83 474 - #74FF53" calcext:value-type="string">
            <text:p>116 255 <text:s/>83 474 - #74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4" calcext:value-type="float">
            <text:p>47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6"/>
          <table:table-cell table:style-name="ce45"/>
          <table:table-cell table:style-name="ce50" table:formula="of:=BITAND(BITRSHIFT([.A478];6);HEX2DEC(&quot;7&quot;))" office:value-type="float" office:value="7" calcext:value-type="float">
            <text:p>7</text:p>
          </table:table-cell>
          <table:table-cell table:style-name="ce3" table:formula="of:=BITAND(BITRSHIFT([.A478];3);HEX2DEC(&quot;7&quot;))" office:value-type="float" office:value="3" calcext:value-type="float">
            <text:p>3</text:p>
          </table:table-cell>
          <table:table-cell table:style-name="ce57" table:formula="of:=BITAND([.A478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78]/7;1/[.$K$1])*255;0)" office:value-type="float" office:value="118" calcext:value-type="float">
            <text:p>118</text:p>
          </table:table-cell>
          <table:table-cell table:style-name="ce6" table:formula="of:=ROUND(POWER([.D478]/7;1/[.$K$1])*255;0)" office:value-type="float" office:value="255" calcext:value-type="float">
            <text:p>255</text:p>
          </table:table-cell>
          <table:table-cell table:style-name="ce6" table:formula="of:=ROUND(POWER([.F478]/7;1/[.$K$1])*255;0)" office:value-type="float" office:value="118" calcext:value-type="float">
            <text:p>118</text:p>
          </table:table-cell>
          <table:table-cell table:style-name="ce28" table:formula="of:=CONCATENATE(&quot;#&quot;;DEC2HEX([.H478];2);DEC2HEX([.I478];2);DEC2HEX([.J478];2))" office:value-type="string" office:string-value="#76FF76" calcext:value-type="string">
            <text:p>#76FF76</text:p>
          </table:table-cell>
          <table:table-cell table:style-name="ce32" table:formula="of:=CONCATENATE(IF([.H478]&lt;10;&quot;  &quot;;IF([.H478]&lt;100;&quot; &quot;;&quot;&quot;));[.H478];&quot; &quot;;IF([.I478]&lt;10;&quot;  &quot;;IF([.I478]&lt;100;&quot; &quot;;&quot;&quot;));[.I478];&quot; &quot;;IF([.J478]&lt;10;&quot;  &quot;;IF([.J478]&lt;100;&quot; &quot;;&quot;&quot;));[.J478];&quot; &quot;;[.A478];&quot; - &quot;;[.K478])" office:value-type="string" office:string-value="118 255 118 475 - #76FF76" calcext:value-type="string">
            <text:p>118 255 118 475 - #76FF76</text:p>
          </table:table-cell>
          <table:table-cell table:style-name="ce35"/>
          <table:table-cell table:style-name="ce9"/>
          <table:table-cell table:style-name="ce6" table:formula="of:=INDEX([.$N$3:.$N$10];[.E478]+1;1)" office:value-type="float" office:value="116" calcext:value-type="float">
            <text:p>116</text:p>
          </table:table-cell>
          <table:table-cell table:style-name="ce6" table:formula="of:=INDEX([.$N$3:.$N$10];[.D478]+1;1)" office:value-type="float" office:value="255" calcext:value-type="float">
            <text:p>255</text:p>
          </table:table-cell>
          <table:table-cell table:style-name="ce6" table:formula="of:=INDEX([.$N$3:.$N$10];[.F478]+1;1)" office:value-type="float" office:value="116" calcext:value-type="float">
            <text:p>116</text:p>
          </table:table-cell>
          <table:table-cell table:style-name="ce28" table:formula="of:=CONCATENATE(&quot;#&quot;;DEC2HEX([.O478];2);DEC2HEX([.P478];2);DEC2HEX([.Q478];2))" office:value-type="string" office:string-value="#74FF74" calcext:value-type="string">
            <text:p>#74FF74</text:p>
          </table:table-cell>
          <table:table-cell table:style-name="ce32" table:formula="of:=CONCATENATE(IF([.O478]&lt;10;&quot;  &quot;;IF([.O478]&lt;100;&quot; &quot;;&quot;&quot;));[.O478];&quot; &quot;;IF([.P478]&lt;10;&quot;  &quot;;IF([.P478]&lt;100;&quot; &quot;;&quot;&quot;));[.P478];&quot; &quot;;IF([.Q478]&lt;10;&quot;  &quot;;IF([.Q478]&lt;100;&quot; &quot;;&quot;&quot;));[.Q478];&quot; &quot;;[.A478];&quot; - &quot;;[.R478])" office:value-type="string" office:string-value="116 255 116 475 - #74FF74" calcext:value-type="string">
            <text:p>116 255 116 475 - #74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5" calcext:value-type="float">
            <text:p>47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6"/>
          <table:table-cell table:style-name="ce45"/>
          <table:table-cell table:style-name="ce50" table:formula="of:=BITAND(BITRSHIFT([.A479];6);HEX2DEC(&quot;7&quot;))" office:value-type="float" office:value="7" calcext:value-type="float">
            <text:p>7</text:p>
          </table:table-cell>
          <table:table-cell table:style-name="ce3" table:formula="of:=BITAND(BITRSHIFT([.A479];3);HEX2DEC(&quot;7&quot;))" office:value-type="float" office:value="3" calcext:value-type="float">
            <text:p>3</text:p>
          </table:table-cell>
          <table:table-cell table:style-name="ce57" table:formula="of:=BITAND([.A479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79]/7;1/[.$K$1])*255;0)" office:value-type="float" office:value="118" calcext:value-type="float">
            <text:p>118</text:p>
          </table:table-cell>
          <table:table-cell table:style-name="ce6" table:formula="of:=ROUND(POWER([.D479]/7;1/[.$K$1])*255;0)" office:value-type="float" office:value="255" calcext:value-type="float">
            <text:p>255</text:p>
          </table:table-cell>
          <table:table-cell table:style-name="ce6" table:formula="of:=ROUND(POWER([.F479]/7;1/[.$K$1])*255;0)" office:value-type="float" office:value="153" calcext:value-type="float">
            <text:p>153</text:p>
          </table:table-cell>
          <table:table-cell table:style-name="ce28" table:formula="of:=CONCATENATE(&quot;#&quot;;DEC2HEX([.H479];2);DEC2HEX([.I479];2);DEC2HEX([.J479];2))" office:value-type="string" office:string-value="#76FF99" calcext:value-type="string">
            <text:p>#76FF99</text:p>
          </table:table-cell>
          <table:table-cell table:style-name="ce32" table:formula="of:=CONCATENATE(IF([.H479]&lt;10;&quot;  &quot;;IF([.H479]&lt;100;&quot; &quot;;&quot;&quot;));[.H479];&quot; &quot;;IF([.I479]&lt;10;&quot;  &quot;;IF([.I479]&lt;100;&quot; &quot;;&quot;&quot;));[.I479];&quot; &quot;;IF([.J479]&lt;10;&quot;  &quot;;IF([.J479]&lt;100;&quot; &quot;;&quot;&quot;));[.J479];&quot; &quot;;[.A479];&quot; - &quot;;[.K479])" office:value-type="string" office:string-value="118 255 153 476 - #76FF99" calcext:value-type="string">
            <text:p>118 255 153 476 - #76FF99</text:p>
          </table:table-cell>
          <table:table-cell table:style-name="ce35"/>
          <table:table-cell table:style-name="ce9"/>
          <table:table-cell table:style-name="ce6" table:formula="of:=INDEX([.$N$3:.$N$10];[.E479]+1;1)" office:value-type="float" office:value="116" calcext:value-type="float">
            <text:p>116</text:p>
          </table:table-cell>
          <table:table-cell table:style-name="ce6" table:formula="of:=INDEX([.$N$3:.$N$10];[.D479]+1;1)" office:value-type="float" office:value="255" calcext:value-type="float">
            <text:p>255</text:p>
          </table:table-cell>
          <table:table-cell table:style-name="ce6" table:formula="of:=INDEX([.$N$3:.$N$10];[.F479]+1;1)" office:value-type="float" office:value="156" calcext:value-type="float">
            <text:p>156</text:p>
          </table:table-cell>
          <table:table-cell table:style-name="ce28" table:formula="of:=CONCATENATE(&quot;#&quot;;DEC2HEX([.O479];2);DEC2HEX([.P479];2);DEC2HEX([.Q479];2))" office:value-type="string" office:string-value="#74FF9C" calcext:value-type="string">
            <text:p>#74FF9C</text:p>
          </table:table-cell>
          <table:table-cell table:style-name="ce32" table:formula="of:=CONCATENATE(IF([.O479]&lt;10;&quot;  &quot;;IF([.O479]&lt;100;&quot; &quot;;&quot;&quot;));[.O479];&quot; &quot;;IF([.P479]&lt;10;&quot;  &quot;;IF([.P479]&lt;100;&quot; &quot;;&quot;&quot;));[.P479];&quot; &quot;;IF([.Q479]&lt;10;&quot;  &quot;;IF([.Q479]&lt;100;&quot; &quot;;&quot;&quot;));[.Q479];&quot; &quot;;[.A479];&quot; - &quot;;[.R479])" office:value-type="string" office:string-value="116 255 156 476 - #74FF9C" calcext:value-type="string">
            <text:p>116 255 156 476 - #74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6" calcext:value-type="float">
            <text:p>47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6"/>
          <table:table-cell table:style-name="ce45"/>
          <table:table-cell table:style-name="ce50" table:formula="of:=BITAND(BITRSHIFT([.A480];6);HEX2DEC(&quot;7&quot;))" office:value-type="float" office:value="7" calcext:value-type="float">
            <text:p>7</text:p>
          </table:table-cell>
          <table:table-cell table:style-name="ce3" table:formula="of:=BITAND(BITRSHIFT([.A480];3);HEX2DEC(&quot;7&quot;))" office:value-type="float" office:value="3" calcext:value-type="float">
            <text:p>3</text:p>
          </table:table-cell>
          <table:table-cell table:style-name="ce57" table:formula="of:=BITAND([.A480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0]/7;1/[.$K$1])*255;0)" office:value-type="float" office:value="118" calcext:value-type="float">
            <text:p>118</text:p>
          </table:table-cell>
          <table:table-cell table:style-name="ce6" table:formula="of:=ROUND(POWER([.D480]/7;1/[.$K$1])*255;0)" office:value-type="float" office:value="255" calcext:value-type="float">
            <text:p>255</text:p>
          </table:table-cell>
          <table:table-cell table:style-name="ce6" table:formula="of:=ROUND(POWER([.F480]/7;1/[.$K$1])*255;0)" office:value-type="float" office:value="188" calcext:value-type="float">
            <text:p>188</text:p>
          </table:table-cell>
          <table:table-cell table:style-name="ce28" table:formula="of:=CONCATENATE(&quot;#&quot;;DEC2HEX([.H480];2);DEC2HEX([.I480];2);DEC2HEX([.J480];2))" office:value-type="string" office:string-value="#76FFBC" calcext:value-type="string">
            <text:p>#76FFBC</text:p>
          </table:table-cell>
          <table:table-cell table:style-name="ce32" table:formula="of:=CONCATENATE(IF([.H480]&lt;10;&quot;  &quot;;IF([.H480]&lt;100;&quot; &quot;;&quot;&quot;));[.H480];&quot; &quot;;IF([.I480]&lt;10;&quot;  &quot;;IF([.I480]&lt;100;&quot; &quot;;&quot;&quot;));[.I480];&quot; &quot;;IF([.J480]&lt;10;&quot;  &quot;;IF([.J480]&lt;100;&quot; &quot;;&quot;&quot;));[.J480];&quot; &quot;;[.A480];&quot; - &quot;;[.K480])" office:value-type="string" office:string-value="118 255 188 477 - #76FFBC" calcext:value-type="string">
            <text:p>118 255 188 477 - #76FFBC</text:p>
          </table:table-cell>
          <table:table-cell table:style-name="ce35"/>
          <table:table-cell table:style-name="ce9"/>
          <table:table-cell table:style-name="ce6" table:formula="of:=INDEX([.$N$3:.$N$10];[.E480]+1;1)" office:value-type="float" office:value="116" calcext:value-type="float">
            <text:p>116</text:p>
          </table:table-cell>
          <table:table-cell table:style-name="ce6" table:formula="of:=INDEX([.$N$3:.$N$10];[.D480]+1;1)" office:value-type="float" office:value="255" calcext:value-type="float">
            <text:p>255</text:p>
          </table:table-cell>
          <table:table-cell table:style-name="ce6" table:formula="of:=INDEX([.$N$3:.$N$10];[.F480]+1;1)" office:value-type="float" office:value="187" calcext:value-type="float">
            <text:p>187</text:p>
          </table:table-cell>
          <table:table-cell table:style-name="ce28" table:formula="of:=CONCATENATE(&quot;#&quot;;DEC2HEX([.O480];2);DEC2HEX([.P480];2);DEC2HEX([.Q480];2))" office:value-type="string" office:string-value="#74FFBB" calcext:value-type="string">
            <text:p>#74FFBB</text:p>
          </table:table-cell>
          <table:table-cell table:style-name="ce32" table:formula="of:=CONCATENATE(IF([.O480]&lt;10;&quot;  &quot;;IF([.O480]&lt;100;&quot; &quot;;&quot;&quot;));[.O480];&quot; &quot;;IF([.P480]&lt;10;&quot;  &quot;;IF([.P480]&lt;100;&quot; &quot;;&quot;&quot;));[.P480];&quot; &quot;;IF([.Q480]&lt;10;&quot;  &quot;;IF([.Q480]&lt;100;&quot; &quot;;&quot;&quot;));[.Q480];&quot; &quot;;[.A480];&quot; - &quot;;[.R480])" office:value-type="string" office:string-value="116 255 187 477 - #74FFBB" calcext:value-type="string">
            <text:p>116 255 187 477 - #74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7" calcext:value-type="float">
            <text:p>47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6"/>
          <table:table-cell table:style-name="ce45"/>
          <table:table-cell table:style-name="ce50" table:formula="of:=BITAND(BITRSHIFT([.A481];6);HEX2DEC(&quot;7&quot;))" office:value-type="float" office:value="7" calcext:value-type="float">
            <text:p>7</text:p>
          </table:table-cell>
          <table:table-cell table:style-name="ce3" table:formula="of:=BITAND(BITRSHIFT([.A481];3);HEX2DEC(&quot;7&quot;))" office:value-type="float" office:value="3" calcext:value-type="float">
            <text:p>3</text:p>
          </table:table-cell>
          <table:table-cell table:style-name="ce57" table:formula="of:=BITAND([.A481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81]/7;1/[.$K$1])*255;0)" office:value-type="float" office:value="118" calcext:value-type="float">
            <text:p>118</text:p>
          </table:table-cell>
          <table:table-cell table:style-name="ce6" table:formula="of:=ROUND(POWER([.D481]/7;1/[.$K$1])*255;0)" office:value-type="float" office:value="255" calcext:value-type="float">
            <text:p>255</text:p>
          </table:table-cell>
          <table:table-cell table:style-name="ce6" table:formula="of:=ROUND(POWER([.F481]/7;1/[.$K$1])*255;0)" office:value-type="float" office:value="222" calcext:value-type="float">
            <text:p>222</text:p>
          </table:table-cell>
          <table:table-cell table:style-name="ce28" table:formula="of:=CONCATENATE(&quot;#&quot;;DEC2HEX([.H481];2);DEC2HEX([.I481];2);DEC2HEX([.J481];2))" office:value-type="string" office:string-value="#76FFDE" calcext:value-type="string">
            <text:p>#76FFDE</text:p>
          </table:table-cell>
          <table:table-cell table:style-name="ce32" table:formula="of:=CONCATENATE(IF([.H481]&lt;10;&quot;  &quot;;IF([.H481]&lt;100;&quot; &quot;;&quot;&quot;));[.H481];&quot; &quot;;IF([.I481]&lt;10;&quot;  &quot;;IF([.I481]&lt;100;&quot; &quot;;&quot;&quot;));[.I481];&quot; &quot;;IF([.J481]&lt;10;&quot;  &quot;;IF([.J481]&lt;100;&quot; &quot;;&quot;&quot;));[.J481];&quot; &quot;;[.A481];&quot; - &quot;;[.K481])" office:value-type="string" office:string-value="118 255 222 478 - #76FFDE" calcext:value-type="string">
            <text:p>118 255 222 478 - #76FFDE</text:p>
          </table:table-cell>
          <table:table-cell table:style-name="ce35"/>
          <table:table-cell table:style-name="ce9"/>
          <table:table-cell table:style-name="ce6" table:formula="of:=INDEX([.$N$3:.$N$10];[.E481]+1;1)" office:value-type="float" office:value="116" calcext:value-type="float">
            <text:p>116</text:p>
          </table:table-cell>
          <table:table-cell table:style-name="ce6" table:formula="of:=INDEX([.$N$3:.$N$10];[.D481]+1;1)" office:value-type="float" office:value="255" calcext:value-type="float">
            <text:p>255</text:p>
          </table:table-cell>
          <table:table-cell table:style-name="ce6" table:formula="of:=INDEX([.$N$3:.$N$10];[.F481]+1;1)" office:value-type="float" office:value="225" calcext:value-type="float">
            <text:p>225</text:p>
          </table:table-cell>
          <table:table-cell table:style-name="ce28" table:formula="of:=CONCATENATE(&quot;#&quot;;DEC2HEX([.O481];2);DEC2HEX([.P481];2);DEC2HEX([.Q481];2))" office:value-type="string" office:string-value="#74FFE1" calcext:value-type="string">
            <text:p>#74FFE1</text:p>
          </table:table-cell>
          <table:table-cell table:style-name="ce32" table:formula="of:=CONCATENATE(IF([.O481]&lt;10;&quot;  &quot;;IF([.O481]&lt;100;&quot; &quot;;&quot;&quot;));[.O481];&quot; &quot;;IF([.P481]&lt;10;&quot;  &quot;;IF([.P481]&lt;100;&quot; &quot;;&quot;&quot;));[.P481];&quot; &quot;;IF([.Q481]&lt;10;&quot;  &quot;;IF([.Q481]&lt;100;&quot; &quot;;&quot;&quot;));[.Q481];&quot; &quot;;[.A481];&quot; - &quot;;[.R481])" office:value-type="string" office:string-value="116 255 225 478 - #74FFE1" calcext:value-type="string">
            <text:p>116 255 225 478 - #74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8" calcext:value-type="float">
            <text:p>47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6"/>
          <table:table-cell table:style-name="ce45"/>
          <table:table-cell table:style-name="ce50" table:formula="of:=BITAND(BITRSHIFT([.A482];6);HEX2DEC(&quot;7&quot;))" office:value-type="float" office:value="7" calcext:value-type="float">
            <text:p>7</text:p>
          </table:table-cell>
          <table:table-cell table:style-name="ce3" table:formula="of:=BITAND(BITRSHIFT([.A482];3);HEX2DEC(&quot;7&quot;))" office:value-type="float" office:value="3" calcext:value-type="float">
            <text:p>3</text:p>
          </table:table-cell>
          <table:table-cell table:style-name="ce57" table:formula="of:=BITAND([.A482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82]/7;1/[.$K$1])*255;0)" office:value-type="float" office:value="118" calcext:value-type="float">
            <text:p>118</text:p>
          </table:table-cell>
          <table:table-cell table:style-name="ce6" table:formula="of:=ROUND(POWER([.D482]/7;1/[.$K$1])*255;0)" office:value-type="float" office:value="255" calcext:value-type="float">
            <text:p>255</text:p>
          </table:table-cell>
          <table:table-cell table:style-name="ce6" table:formula="of:=ROUND(POWER([.F482]/7;1/[.$K$1])*255;0)" office:value-type="float" office:value="255" calcext:value-type="float">
            <text:p>255</text:p>
          </table:table-cell>
          <table:table-cell table:style-name="ce28" table:formula="of:=CONCATENATE(&quot;#&quot;;DEC2HEX([.H482];2);DEC2HEX([.I482];2);DEC2HEX([.J482];2))" office:value-type="string" office:string-value="#76FFFF" calcext:value-type="string">
            <text:p>#76FFFF</text:p>
          </table:table-cell>
          <table:table-cell table:style-name="ce32" table:formula="of:=CONCATENATE(IF([.H482]&lt;10;&quot;  &quot;;IF([.H482]&lt;100;&quot; &quot;;&quot;&quot;));[.H482];&quot; &quot;;IF([.I482]&lt;10;&quot;  &quot;;IF([.I482]&lt;100;&quot; &quot;;&quot;&quot;));[.I482];&quot; &quot;;IF([.J482]&lt;10;&quot;  &quot;;IF([.J482]&lt;100;&quot; &quot;;&quot;&quot;));[.J482];&quot; &quot;;[.A482];&quot; - &quot;;[.K482])" office:value-type="string" office:string-value="118 255 255 479 - #76FFFF" calcext:value-type="string">
            <text:p>118 255 255 479 - #76FFFF</text:p>
          </table:table-cell>
          <table:table-cell table:style-name="ce35"/>
          <table:table-cell table:style-name="ce9"/>
          <table:table-cell table:style-name="ce6" table:formula="of:=INDEX([.$N$3:.$N$10];[.E482]+1;1)" office:value-type="float" office:value="116" calcext:value-type="float">
            <text:p>116</text:p>
          </table:table-cell>
          <table:table-cell table:style-name="ce6" table:formula="of:=INDEX([.$N$3:.$N$10];[.D482]+1;1)" office:value-type="float" office:value="255" calcext:value-type="float">
            <text:p>255</text:p>
          </table:table-cell>
          <table:table-cell table:style-name="ce6" table:formula="of:=INDEX([.$N$3:.$N$10];[.F482]+1;1)" office:value-type="float" office:value="255" calcext:value-type="float">
            <text:p>255</text:p>
          </table:table-cell>
          <table:table-cell table:style-name="ce28" table:formula="of:=CONCATENATE(&quot;#&quot;;DEC2HEX([.O482];2);DEC2HEX([.P482];2);DEC2HEX([.Q482];2))" office:value-type="string" office:string-value="#74FFFF" calcext:value-type="string">
            <text:p>#74FFFF</text:p>
          </table:table-cell>
          <table:table-cell table:style-name="ce32" table:formula="of:=CONCATENATE(IF([.O482]&lt;10;&quot;  &quot;;IF([.O482]&lt;100;&quot; &quot;;&quot;&quot;));[.O482];&quot; &quot;;IF([.P482]&lt;10;&quot;  &quot;;IF([.P482]&lt;100;&quot; &quot;;&quot;&quot;));[.P482];&quot; &quot;;IF([.Q482]&lt;10;&quot;  &quot;;IF([.Q482]&lt;100;&quot; &quot;;&quot;&quot;));[.Q482];&quot; &quot;;[.A482];&quot; - &quot;;[.R482])" office:value-type="string" office:string-value="116 255 255 479 - #74FFFF" calcext:value-type="string">
            <text:p>116 255 255 479 - #74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79" calcext:value-type="float">
            <text:p>47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6"/>
          <table:table-cell table:style-name="ce45"/>
          <table:table-cell table:style-name="ce50" table:formula="of:=BITAND(BITRSHIFT([.A483];6);HEX2DEC(&quot;7&quot;))" office:value-type="float" office:value="7" calcext:value-type="float">
            <text:p>7</text:p>
          </table:table-cell>
          <table:table-cell table:style-name="ce3" table:formula="of:=BITAND(BITRSHIFT([.A483];3);HEX2DEC(&quot;7&quot;))" office:value-type="float" office:value="4" calcext:value-type="float">
            <text:p>4</text:p>
          </table:table-cell>
          <table:table-cell table:style-name="ce57" table:formula="of:=BITAND([.A483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83]/7;1/[.$K$1])*255;0)" office:value-type="float" office:value="153" calcext:value-type="float">
            <text:p>153</text:p>
          </table:table-cell>
          <table:table-cell table:style-name="ce6" table:formula="of:=ROUND(POWER([.D483]/7;1/[.$K$1])*255;0)" office:value-type="float" office:value="255" calcext:value-type="float">
            <text:p>255</text:p>
          </table:table-cell>
          <table:table-cell table:style-name="ce6" table:formula="of:=ROUND(POWER([.F483]/7;1/[.$K$1])*255;0)" office:value-type="float" office:value="0" calcext:value-type="float">
            <text:p>0</text:p>
          </table:table-cell>
          <table:table-cell table:style-name="ce28" table:formula="of:=CONCATENATE(&quot;#&quot;;DEC2HEX([.H483];2);DEC2HEX([.I483];2);DEC2HEX([.J483];2))" office:value-type="string" office:string-value="#99FF00" calcext:value-type="string">
            <text:p>#99FF00</text:p>
          </table:table-cell>
          <table:table-cell table:style-name="ce32" table:formula="of:=CONCATENATE(IF([.H483]&lt;10;&quot;  &quot;;IF([.H483]&lt;100;&quot; &quot;;&quot;&quot;));[.H483];&quot; &quot;;IF([.I483]&lt;10;&quot;  &quot;;IF([.I483]&lt;100;&quot; &quot;;&quot;&quot;));[.I483];&quot; &quot;;IF([.J483]&lt;10;&quot;  &quot;;IF([.J483]&lt;100;&quot; &quot;;&quot;&quot;));[.J483];&quot; &quot;;[.A483];&quot; - &quot;;[.K483])" office:value-type="string" office:string-value="153 255   0 480 - #99FF00" calcext:value-type="string">
            <text:p>153 255 <text:s text:c="2"/>0 480 - #99FF00</text:p>
          </table:table-cell>
          <table:table-cell table:style-name="ce35"/>
          <table:table-cell table:style-name="ce9"/>
          <table:table-cell table:style-name="ce6" table:formula="of:=INDEX([.$N$3:.$N$10];[.E483]+1;1)" office:value-type="float" office:value="156" calcext:value-type="float">
            <text:p>156</text:p>
          </table:table-cell>
          <table:table-cell table:style-name="ce6" table:formula="of:=INDEX([.$N$3:.$N$10];[.D483]+1;1)" office:value-type="float" office:value="255" calcext:value-type="float">
            <text:p>255</text:p>
          </table:table-cell>
          <table:table-cell table:style-name="ce6" table:formula="of:=INDEX([.$N$3:.$N$10];[.F483]+1;1)" office:value-type="float" office:value="0" calcext:value-type="float">
            <text:p>0</text:p>
          </table:table-cell>
          <table:table-cell table:style-name="ce28" table:formula="of:=CONCATENATE(&quot;#&quot;;DEC2HEX([.O483];2);DEC2HEX([.P483];2);DEC2HEX([.Q483];2))" office:value-type="string" office:string-value="#9CFF00" calcext:value-type="string">
            <text:p>#9CFF00</text:p>
          </table:table-cell>
          <table:table-cell table:style-name="ce32" table:formula="of:=CONCATENATE(IF([.O483]&lt;10;&quot;  &quot;;IF([.O483]&lt;100;&quot; &quot;;&quot;&quot;));[.O483];&quot; &quot;;IF([.P483]&lt;10;&quot;  &quot;;IF([.P483]&lt;100;&quot; &quot;;&quot;&quot;));[.P483];&quot; &quot;;IF([.Q483]&lt;10;&quot;  &quot;;IF([.Q483]&lt;100;&quot; &quot;;&quot;&quot;));[.Q483];&quot; &quot;;[.A483];&quot; - &quot;;[.R483])" office:value-type="string" office:string-value="156 255   0 480 - #9CFF00" calcext:value-type="string">
            <text:p>156 255 <text:s text:c="2"/>0 480 - #9C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0" calcext:value-type="float">
            <text:p>48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6"/>
          <table:table-cell table:style-name="ce45"/>
          <table:table-cell table:style-name="ce50" table:formula="of:=BITAND(BITRSHIFT([.A484];6);HEX2DEC(&quot;7&quot;))" office:value-type="float" office:value="7" calcext:value-type="float">
            <text:p>7</text:p>
          </table:table-cell>
          <table:table-cell table:style-name="ce3" table:formula="of:=BITAND(BITRSHIFT([.A484];3);HEX2DEC(&quot;7&quot;))" office:value-type="float" office:value="4" calcext:value-type="float">
            <text:p>4</text:p>
          </table:table-cell>
          <table:table-cell table:style-name="ce57" table:formula="of:=BITAND([.A484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84]/7;1/[.$K$1])*255;0)" office:value-type="float" office:value="153" calcext:value-type="float">
            <text:p>153</text:p>
          </table:table-cell>
          <table:table-cell table:style-name="ce6" table:formula="of:=ROUND(POWER([.D484]/7;1/[.$K$1])*255;0)" office:value-type="float" office:value="255" calcext:value-type="float">
            <text:p>255</text:p>
          </table:table-cell>
          <table:table-cell table:style-name="ce6" table:formula="of:=ROUND(POWER([.F484]/7;1/[.$K$1])*255;0)" office:value-type="float" office:value="43" calcext:value-type="float">
            <text:p>43</text:p>
          </table:table-cell>
          <table:table-cell table:style-name="ce28" table:formula="of:=CONCATENATE(&quot;#&quot;;DEC2HEX([.H484];2);DEC2HEX([.I484];2);DEC2HEX([.J484];2))" office:value-type="string" office:string-value="#99FF2B" calcext:value-type="string">
            <text:p>#99FF2B</text:p>
          </table:table-cell>
          <table:table-cell table:style-name="ce32" table:formula="of:=CONCATENATE(IF([.H484]&lt;10;&quot;  &quot;;IF([.H484]&lt;100;&quot; &quot;;&quot;&quot;));[.H484];&quot; &quot;;IF([.I484]&lt;10;&quot;  &quot;;IF([.I484]&lt;100;&quot; &quot;;&quot;&quot;));[.I484];&quot; &quot;;IF([.J484]&lt;10;&quot;  &quot;;IF([.J484]&lt;100;&quot; &quot;;&quot;&quot;));[.J484];&quot; &quot;;[.A484];&quot; - &quot;;[.K484])" office:value-type="string" office:string-value="153 255  43 481 - #99FF2B" calcext:value-type="string">
            <text:p>153 255 <text:s/>43 481 - #99FF2B</text:p>
          </table:table-cell>
          <table:table-cell table:style-name="ce35"/>
          <table:table-cell table:style-name="ce9"/>
          <table:table-cell table:style-name="ce6" table:formula="of:=INDEX([.$N$3:.$N$10];[.E484]+1;1)" office:value-type="float" office:value="156" calcext:value-type="float">
            <text:p>156</text:p>
          </table:table-cell>
          <table:table-cell table:style-name="ce6" table:formula="of:=INDEX([.$N$3:.$N$10];[.D484]+1;1)" office:value-type="float" office:value="255" calcext:value-type="float">
            <text:p>255</text:p>
          </table:table-cell>
          <table:table-cell table:style-name="ce6" table:formula="of:=INDEX([.$N$3:.$N$10];[.F484]+1;1)" office:value-type="float" office:value="40" calcext:value-type="float">
            <text:p>40</text:p>
          </table:table-cell>
          <table:table-cell table:style-name="ce28" table:formula="of:=CONCATENATE(&quot;#&quot;;DEC2HEX([.O484];2);DEC2HEX([.P484];2);DEC2HEX([.Q484];2))" office:value-type="string" office:string-value="#9CFF28" calcext:value-type="string">
            <text:p>#9CFF28</text:p>
          </table:table-cell>
          <table:table-cell table:style-name="ce32" table:formula="of:=CONCATENATE(IF([.O484]&lt;10;&quot;  &quot;;IF([.O484]&lt;100;&quot; &quot;;&quot;&quot;));[.O484];&quot; &quot;;IF([.P484]&lt;10;&quot;  &quot;;IF([.P484]&lt;100;&quot; &quot;;&quot;&quot;));[.P484];&quot; &quot;;IF([.Q484]&lt;10;&quot;  &quot;;IF([.Q484]&lt;100;&quot; &quot;;&quot;&quot;));[.Q484];&quot; &quot;;[.A484];&quot; - &quot;;[.R484])" office:value-type="string" office:string-value="156 255  40 481 - #9CFF28" calcext:value-type="string">
            <text:p>156 255 <text:s/>40 481 - #9C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1" calcext:value-type="float">
            <text:p>48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6"/>
          <table:table-cell table:style-name="ce45"/>
          <table:table-cell table:style-name="ce50" table:formula="of:=BITAND(BITRSHIFT([.A485];6);HEX2DEC(&quot;7&quot;))" office:value-type="float" office:value="7" calcext:value-type="float">
            <text:p>7</text:p>
          </table:table-cell>
          <table:table-cell table:style-name="ce3" table:formula="of:=BITAND(BITRSHIFT([.A485];3);HEX2DEC(&quot;7&quot;))" office:value-type="float" office:value="4" calcext:value-type="float">
            <text:p>4</text:p>
          </table:table-cell>
          <table:table-cell table:style-name="ce57" table:formula="of:=BITAND([.A485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85]/7;1/[.$K$1])*255;0)" office:value-type="float" office:value="153" calcext:value-type="float">
            <text:p>153</text:p>
          </table:table-cell>
          <table:table-cell table:style-name="ce6" table:formula="of:=ROUND(POWER([.D485]/7;1/[.$K$1])*255;0)" office:value-type="float" office:value="255" calcext:value-type="float">
            <text:p>255</text:p>
          </table:table-cell>
          <table:table-cell table:style-name="ce6" table:formula="of:=ROUND(POWER([.F485]/7;1/[.$K$1])*255;0)" office:value-type="float" office:value="82" calcext:value-type="float">
            <text:p>82</text:p>
          </table:table-cell>
          <table:table-cell table:style-name="ce28" table:formula="of:=CONCATENATE(&quot;#&quot;;DEC2HEX([.H485];2);DEC2HEX([.I485];2);DEC2HEX([.J485];2))" office:value-type="string" office:string-value="#99FF52" calcext:value-type="string">
            <text:p>#99FF52</text:p>
          </table:table-cell>
          <table:table-cell table:style-name="ce32" table:formula="of:=CONCATENATE(IF([.H485]&lt;10;&quot;  &quot;;IF([.H485]&lt;100;&quot; &quot;;&quot;&quot;));[.H485];&quot; &quot;;IF([.I485]&lt;10;&quot;  &quot;;IF([.I485]&lt;100;&quot; &quot;;&quot;&quot;));[.I485];&quot; &quot;;IF([.J485]&lt;10;&quot;  &quot;;IF([.J485]&lt;100;&quot; &quot;;&quot;&quot;));[.J485];&quot; &quot;;[.A485];&quot; - &quot;;[.K485])" office:value-type="string" office:string-value="153 255  82 482 - #99FF52" calcext:value-type="string">
            <text:p>153 255 <text:s/>82 482 - #99FF52</text:p>
          </table:table-cell>
          <table:table-cell table:style-name="ce35"/>
          <table:table-cell table:style-name="ce9"/>
          <table:table-cell table:style-name="ce6" table:formula="of:=INDEX([.$N$3:.$N$10];[.E485]+1;1)" office:value-type="float" office:value="156" calcext:value-type="float">
            <text:p>156</text:p>
          </table:table-cell>
          <table:table-cell table:style-name="ce6" table:formula="of:=INDEX([.$N$3:.$N$10];[.D485]+1;1)" office:value-type="float" office:value="255" calcext:value-type="float">
            <text:p>255</text:p>
          </table:table-cell>
          <table:table-cell table:style-name="ce6" table:formula="of:=INDEX([.$N$3:.$N$10];[.F485]+1;1)" office:value-type="float" office:value="83" calcext:value-type="float">
            <text:p>83</text:p>
          </table:table-cell>
          <table:table-cell table:style-name="ce28" table:formula="of:=CONCATENATE(&quot;#&quot;;DEC2HEX([.O485];2);DEC2HEX([.P485];2);DEC2HEX([.Q485];2))" office:value-type="string" office:string-value="#9CFF53" calcext:value-type="string">
            <text:p>#9CFF53</text:p>
          </table:table-cell>
          <table:table-cell table:style-name="ce32" table:formula="of:=CONCATENATE(IF([.O485]&lt;10;&quot;  &quot;;IF([.O485]&lt;100;&quot; &quot;;&quot;&quot;));[.O485];&quot; &quot;;IF([.P485]&lt;10;&quot;  &quot;;IF([.P485]&lt;100;&quot; &quot;;&quot;&quot;));[.P485];&quot; &quot;;IF([.Q485]&lt;10;&quot;  &quot;;IF([.Q485]&lt;100;&quot; &quot;;&quot;&quot;));[.Q485];&quot; &quot;;[.A485];&quot; - &quot;;[.R485])" office:value-type="string" office:string-value="156 255  83 482 - #9CFF53" calcext:value-type="string">
            <text:p>156 255 <text:s/>83 482 - #9C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2" calcext:value-type="float">
            <text:p>48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6"/>
          <table:table-cell table:style-name="ce45"/>
          <table:table-cell table:style-name="ce50" table:formula="of:=BITAND(BITRSHIFT([.A486];6);HEX2DEC(&quot;7&quot;))" office:value-type="float" office:value="7" calcext:value-type="float">
            <text:p>7</text:p>
          </table:table-cell>
          <table:table-cell table:style-name="ce3" table:formula="of:=BITAND(BITRSHIFT([.A486];3);HEX2DEC(&quot;7&quot;))" office:value-type="float" office:value="4" calcext:value-type="float">
            <text:p>4</text:p>
          </table:table-cell>
          <table:table-cell table:style-name="ce57" table:formula="of:=BITAND([.A486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86]/7;1/[.$K$1])*255;0)" office:value-type="float" office:value="153" calcext:value-type="float">
            <text:p>153</text:p>
          </table:table-cell>
          <table:table-cell table:style-name="ce6" table:formula="of:=ROUND(POWER([.D486]/7;1/[.$K$1])*255;0)" office:value-type="float" office:value="255" calcext:value-type="float">
            <text:p>255</text:p>
          </table:table-cell>
          <table:table-cell table:style-name="ce6" table:formula="of:=ROUND(POWER([.F486]/7;1/[.$K$1])*255;0)" office:value-type="float" office:value="118" calcext:value-type="float">
            <text:p>118</text:p>
          </table:table-cell>
          <table:table-cell table:style-name="ce28" table:formula="of:=CONCATENATE(&quot;#&quot;;DEC2HEX([.H486];2);DEC2HEX([.I486];2);DEC2HEX([.J486];2))" office:value-type="string" office:string-value="#99FF76" calcext:value-type="string">
            <text:p>#99FF76</text:p>
          </table:table-cell>
          <table:table-cell table:style-name="ce32" table:formula="of:=CONCATENATE(IF([.H486]&lt;10;&quot;  &quot;;IF([.H486]&lt;100;&quot; &quot;;&quot;&quot;));[.H486];&quot; &quot;;IF([.I486]&lt;10;&quot;  &quot;;IF([.I486]&lt;100;&quot; &quot;;&quot;&quot;));[.I486];&quot; &quot;;IF([.J486]&lt;10;&quot;  &quot;;IF([.J486]&lt;100;&quot; &quot;;&quot;&quot;));[.J486];&quot; &quot;;[.A486];&quot; - &quot;;[.K486])" office:value-type="string" office:string-value="153 255 118 483 - #99FF76" calcext:value-type="string">
            <text:p>153 255 118 483 - #99FF76</text:p>
          </table:table-cell>
          <table:table-cell table:style-name="ce35"/>
          <table:table-cell table:style-name="ce9"/>
          <table:table-cell table:style-name="ce6" table:formula="of:=INDEX([.$N$3:.$N$10];[.E486]+1;1)" office:value-type="float" office:value="156" calcext:value-type="float">
            <text:p>156</text:p>
          </table:table-cell>
          <table:table-cell table:style-name="ce6" table:formula="of:=INDEX([.$N$3:.$N$10];[.D486]+1;1)" office:value-type="float" office:value="255" calcext:value-type="float">
            <text:p>255</text:p>
          </table:table-cell>
          <table:table-cell table:style-name="ce6" table:formula="of:=INDEX([.$N$3:.$N$10];[.F486]+1;1)" office:value-type="float" office:value="116" calcext:value-type="float">
            <text:p>116</text:p>
          </table:table-cell>
          <table:table-cell table:style-name="ce28" table:formula="of:=CONCATENATE(&quot;#&quot;;DEC2HEX([.O486];2);DEC2HEX([.P486];2);DEC2HEX([.Q486];2))" office:value-type="string" office:string-value="#9CFF74" calcext:value-type="string">
            <text:p>#9CFF74</text:p>
          </table:table-cell>
          <table:table-cell table:style-name="ce32" table:formula="of:=CONCATENATE(IF([.O486]&lt;10;&quot;  &quot;;IF([.O486]&lt;100;&quot; &quot;;&quot;&quot;));[.O486];&quot; &quot;;IF([.P486]&lt;10;&quot;  &quot;;IF([.P486]&lt;100;&quot; &quot;;&quot;&quot;));[.P486];&quot; &quot;;IF([.Q486]&lt;10;&quot;  &quot;;IF([.Q486]&lt;100;&quot; &quot;;&quot;&quot;));[.Q486];&quot; &quot;;[.A486];&quot; - &quot;;[.R486])" office:value-type="string" office:string-value="156 255 116 483 - #9CFF74" calcext:value-type="string">
            <text:p>156 255 116 483 - #9C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3" calcext:value-type="float">
            <text:p>48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6"/>
          <table:table-cell table:style-name="ce45"/>
          <table:table-cell table:style-name="ce50" table:formula="of:=BITAND(BITRSHIFT([.A487];6);HEX2DEC(&quot;7&quot;))" office:value-type="float" office:value="7" calcext:value-type="float">
            <text:p>7</text:p>
          </table:table-cell>
          <table:table-cell table:style-name="ce3" table:formula="of:=BITAND(BITRSHIFT([.A487];3);HEX2DEC(&quot;7&quot;))" office:value-type="float" office:value="4" calcext:value-type="float">
            <text:p>4</text:p>
          </table:table-cell>
          <table:table-cell table:style-name="ce57" table:formula="of:=BITAND([.A487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87]/7;1/[.$K$1])*255;0)" office:value-type="float" office:value="153" calcext:value-type="float">
            <text:p>153</text:p>
          </table:table-cell>
          <table:table-cell table:style-name="ce6" table:formula="of:=ROUND(POWER([.D487]/7;1/[.$K$1])*255;0)" office:value-type="float" office:value="255" calcext:value-type="float">
            <text:p>255</text:p>
          </table:table-cell>
          <table:table-cell table:style-name="ce6" table:formula="of:=ROUND(POWER([.F487]/7;1/[.$K$1])*255;0)" office:value-type="float" office:value="153" calcext:value-type="float">
            <text:p>153</text:p>
          </table:table-cell>
          <table:table-cell table:style-name="ce28" table:formula="of:=CONCATENATE(&quot;#&quot;;DEC2HEX([.H487];2);DEC2HEX([.I487];2);DEC2HEX([.J487];2))" office:value-type="string" office:string-value="#99FF99" calcext:value-type="string">
            <text:p>#99FF99</text:p>
          </table:table-cell>
          <table:table-cell table:style-name="ce32" table:formula="of:=CONCATENATE(IF([.H487]&lt;10;&quot;  &quot;;IF([.H487]&lt;100;&quot; &quot;;&quot;&quot;));[.H487];&quot; &quot;;IF([.I487]&lt;10;&quot;  &quot;;IF([.I487]&lt;100;&quot; &quot;;&quot;&quot;));[.I487];&quot; &quot;;IF([.J487]&lt;10;&quot;  &quot;;IF([.J487]&lt;100;&quot; &quot;;&quot;&quot;));[.J487];&quot; &quot;;[.A487];&quot; - &quot;;[.K487])" office:value-type="string" office:string-value="153 255 153 484 - #99FF99" calcext:value-type="string">
            <text:p>153 255 153 484 - #99FF99</text:p>
          </table:table-cell>
          <table:table-cell table:style-name="ce35"/>
          <table:table-cell table:style-name="ce9"/>
          <table:table-cell table:style-name="ce6" table:formula="of:=INDEX([.$N$3:.$N$10];[.E487]+1;1)" office:value-type="float" office:value="156" calcext:value-type="float">
            <text:p>156</text:p>
          </table:table-cell>
          <table:table-cell table:style-name="ce6" table:formula="of:=INDEX([.$N$3:.$N$10];[.D487]+1;1)" office:value-type="float" office:value="255" calcext:value-type="float">
            <text:p>255</text:p>
          </table:table-cell>
          <table:table-cell table:style-name="ce6" table:formula="of:=INDEX([.$N$3:.$N$10];[.F487]+1;1)" office:value-type="float" office:value="156" calcext:value-type="float">
            <text:p>156</text:p>
          </table:table-cell>
          <table:table-cell table:style-name="ce28" table:formula="of:=CONCATENATE(&quot;#&quot;;DEC2HEX([.O487];2);DEC2HEX([.P487];2);DEC2HEX([.Q487];2))" office:value-type="string" office:string-value="#9CFF9C" calcext:value-type="string">
            <text:p>#9CFF9C</text:p>
          </table:table-cell>
          <table:table-cell table:style-name="ce32" table:formula="of:=CONCATENATE(IF([.O487]&lt;10;&quot;  &quot;;IF([.O487]&lt;100;&quot; &quot;;&quot;&quot;));[.O487];&quot; &quot;;IF([.P487]&lt;10;&quot;  &quot;;IF([.P487]&lt;100;&quot; &quot;;&quot;&quot;));[.P487];&quot; &quot;;IF([.Q487]&lt;10;&quot;  &quot;;IF([.Q487]&lt;100;&quot; &quot;;&quot;&quot;));[.Q487];&quot; &quot;;[.A487];&quot; - &quot;;[.R487])" office:value-type="string" office:string-value="156 255 156 484 - #9CFF9C" calcext:value-type="string">
            <text:p>156 255 156 484 - #9C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4" calcext:value-type="float">
            <text:p>48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6"/>
          <table:table-cell table:style-name="ce45"/>
          <table:table-cell table:style-name="ce50" table:formula="of:=BITAND(BITRSHIFT([.A488];6);HEX2DEC(&quot;7&quot;))" office:value-type="float" office:value="7" calcext:value-type="float">
            <text:p>7</text:p>
          </table:table-cell>
          <table:table-cell table:style-name="ce3" table:formula="of:=BITAND(BITRSHIFT([.A488];3);HEX2DEC(&quot;7&quot;))" office:value-type="float" office:value="4" calcext:value-type="float">
            <text:p>4</text:p>
          </table:table-cell>
          <table:table-cell table:style-name="ce57" table:formula="of:=BITAND([.A488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88]/7;1/[.$K$1])*255;0)" office:value-type="float" office:value="153" calcext:value-type="float">
            <text:p>153</text:p>
          </table:table-cell>
          <table:table-cell table:style-name="ce6" table:formula="of:=ROUND(POWER([.D488]/7;1/[.$K$1])*255;0)" office:value-type="float" office:value="255" calcext:value-type="float">
            <text:p>255</text:p>
          </table:table-cell>
          <table:table-cell table:style-name="ce6" table:formula="of:=ROUND(POWER([.F488]/7;1/[.$K$1])*255;0)" office:value-type="float" office:value="188" calcext:value-type="float">
            <text:p>188</text:p>
          </table:table-cell>
          <table:table-cell table:style-name="ce28" table:formula="of:=CONCATENATE(&quot;#&quot;;DEC2HEX([.H488];2);DEC2HEX([.I488];2);DEC2HEX([.J488];2))" office:value-type="string" office:string-value="#99FFBC" calcext:value-type="string">
            <text:p>#99FFBC</text:p>
          </table:table-cell>
          <table:table-cell table:style-name="ce32" table:formula="of:=CONCATENATE(IF([.H488]&lt;10;&quot;  &quot;;IF([.H488]&lt;100;&quot; &quot;;&quot;&quot;));[.H488];&quot; &quot;;IF([.I488]&lt;10;&quot;  &quot;;IF([.I488]&lt;100;&quot; &quot;;&quot;&quot;));[.I488];&quot; &quot;;IF([.J488]&lt;10;&quot;  &quot;;IF([.J488]&lt;100;&quot; &quot;;&quot;&quot;));[.J488];&quot; &quot;;[.A488];&quot; - &quot;;[.K488])" office:value-type="string" office:string-value="153 255 188 485 - #99FFBC" calcext:value-type="string">
            <text:p>153 255 188 485 - #99FFBC</text:p>
          </table:table-cell>
          <table:table-cell table:style-name="ce35"/>
          <table:table-cell table:style-name="ce9"/>
          <table:table-cell table:style-name="ce6" table:formula="of:=INDEX([.$N$3:.$N$10];[.E488]+1;1)" office:value-type="float" office:value="156" calcext:value-type="float">
            <text:p>156</text:p>
          </table:table-cell>
          <table:table-cell table:style-name="ce6" table:formula="of:=INDEX([.$N$3:.$N$10];[.D488]+1;1)" office:value-type="float" office:value="255" calcext:value-type="float">
            <text:p>255</text:p>
          </table:table-cell>
          <table:table-cell table:style-name="ce6" table:formula="of:=INDEX([.$N$3:.$N$10];[.F488]+1;1)" office:value-type="float" office:value="187" calcext:value-type="float">
            <text:p>187</text:p>
          </table:table-cell>
          <table:table-cell table:style-name="ce28" table:formula="of:=CONCATENATE(&quot;#&quot;;DEC2HEX([.O488];2);DEC2HEX([.P488];2);DEC2HEX([.Q488];2))" office:value-type="string" office:string-value="#9CFFBB" calcext:value-type="string">
            <text:p>#9CFFBB</text:p>
          </table:table-cell>
          <table:table-cell table:style-name="ce32" table:formula="of:=CONCATENATE(IF([.O488]&lt;10;&quot;  &quot;;IF([.O488]&lt;100;&quot; &quot;;&quot;&quot;));[.O488];&quot; &quot;;IF([.P488]&lt;10;&quot;  &quot;;IF([.P488]&lt;100;&quot; &quot;;&quot;&quot;));[.P488];&quot; &quot;;IF([.Q488]&lt;10;&quot;  &quot;;IF([.Q488]&lt;100;&quot; &quot;;&quot;&quot;));[.Q488];&quot; &quot;;[.A488];&quot; - &quot;;[.R488])" office:value-type="string" office:string-value="156 255 187 485 - #9CFFBB" calcext:value-type="string">
            <text:p>156 255 187 485 - #9C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5" calcext:value-type="float">
            <text:p>48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6"/>
          <table:table-cell table:style-name="ce45"/>
          <table:table-cell table:style-name="ce50" table:formula="of:=BITAND(BITRSHIFT([.A489];6);HEX2DEC(&quot;7&quot;))" office:value-type="float" office:value="7" calcext:value-type="float">
            <text:p>7</text:p>
          </table:table-cell>
          <table:table-cell table:style-name="ce3" table:formula="of:=BITAND(BITRSHIFT([.A489];3);HEX2DEC(&quot;7&quot;))" office:value-type="float" office:value="4" calcext:value-type="float">
            <text:p>4</text:p>
          </table:table-cell>
          <table:table-cell table:style-name="ce57" table:formula="of:=BITAND([.A489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89]/7;1/[.$K$1])*255;0)" office:value-type="float" office:value="153" calcext:value-type="float">
            <text:p>153</text:p>
          </table:table-cell>
          <table:table-cell table:style-name="ce6" table:formula="of:=ROUND(POWER([.D489]/7;1/[.$K$1])*255;0)" office:value-type="float" office:value="255" calcext:value-type="float">
            <text:p>255</text:p>
          </table:table-cell>
          <table:table-cell table:style-name="ce6" table:formula="of:=ROUND(POWER([.F489]/7;1/[.$K$1])*255;0)" office:value-type="float" office:value="222" calcext:value-type="float">
            <text:p>222</text:p>
          </table:table-cell>
          <table:table-cell table:style-name="ce28" table:formula="of:=CONCATENATE(&quot;#&quot;;DEC2HEX([.H489];2);DEC2HEX([.I489];2);DEC2HEX([.J489];2))" office:value-type="string" office:string-value="#99FFDE" calcext:value-type="string">
            <text:p>#99FFDE</text:p>
          </table:table-cell>
          <table:table-cell table:style-name="ce32" table:formula="of:=CONCATENATE(IF([.H489]&lt;10;&quot;  &quot;;IF([.H489]&lt;100;&quot; &quot;;&quot;&quot;));[.H489];&quot; &quot;;IF([.I489]&lt;10;&quot;  &quot;;IF([.I489]&lt;100;&quot; &quot;;&quot;&quot;));[.I489];&quot; &quot;;IF([.J489]&lt;10;&quot;  &quot;;IF([.J489]&lt;100;&quot; &quot;;&quot;&quot;));[.J489];&quot; &quot;;[.A489];&quot; - &quot;;[.K489])" office:value-type="string" office:string-value="153 255 222 486 - #99FFDE" calcext:value-type="string">
            <text:p>153 255 222 486 - #99FFDE</text:p>
          </table:table-cell>
          <table:table-cell table:style-name="ce35"/>
          <table:table-cell table:style-name="ce9"/>
          <table:table-cell table:style-name="ce6" table:formula="of:=INDEX([.$N$3:.$N$10];[.E489]+1;1)" office:value-type="float" office:value="156" calcext:value-type="float">
            <text:p>156</text:p>
          </table:table-cell>
          <table:table-cell table:style-name="ce6" table:formula="of:=INDEX([.$N$3:.$N$10];[.D489]+1;1)" office:value-type="float" office:value="255" calcext:value-type="float">
            <text:p>255</text:p>
          </table:table-cell>
          <table:table-cell table:style-name="ce6" table:formula="of:=INDEX([.$N$3:.$N$10];[.F489]+1;1)" office:value-type="float" office:value="225" calcext:value-type="float">
            <text:p>225</text:p>
          </table:table-cell>
          <table:table-cell table:style-name="ce28" table:formula="of:=CONCATENATE(&quot;#&quot;;DEC2HEX([.O489];2);DEC2HEX([.P489];2);DEC2HEX([.Q489];2))" office:value-type="string" office:string-value="#9CFFE1" calcext:value-type="string">
            <text:p>#9CFFE1</text:p>
          </table:table-cell>
          <table:table-cell table:style-name="ce32" table:formula="of:=CONCATENATE(IF([.O489]&lt;10;&quot;  &quot;;IF([.O489]&lt;100;&quot; &quot;;&quot;&quot;));[.O489];&quot; &quot;;IF([.P489]&lt;10;&quot;  &quot;;IF([.P489]&lt;100;&quot; &quot;;&quot;&quot;));[.P489];&quot; &quot;;IF([.Q489]&lt;10;&quot;  &quot;;IF([.Q489]&lt;100;&quot; &quot;;&quot;&quot;));[.Q489];&quot; &quot;;[.A489];&quot; - &quot;;[.R489])" office:value-type="string" office:string-value="156 255 225 486 - #9CFFE1" calcext:value-type="string">
            <text:p>156 255 225 486 - #9C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6" calcext:value-type="float">
            <text:p>48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6"/>
          <table:table-cell table:style-name="ce45"/>
          <table:table-cell table:style-name="ce50" table:formula="of:=BITAND(BITRSHIFT([.A490];6);HEX2DEC(&quot;7&quot;))" office:value-type="float" office:value="7" calcext:value-type="float">
            <text:p>7</text:p>
          </table:table-cell>
          <table:table-cell table:style-name="ce3" table:formula="of:=BITAND(BITRSHIFT([.A490];3);HEX2DEC(&quot;7&quot;))" office:value-type="float" office:value="4" calcext:value-type="float">
            <text:p>4</text:p>
          </table:table-cell>
          <table:table-cell table:style-name="ce57" table:formula="of:=BITAND([.A490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90]/7;1/[.$K$1])*255;0)" office:value-type="float" office:value="153" calcext:value-type="float">
            <text:p>153</text:p>
          </table:table-cell>
          <table:table-cell table:style-name="ce6" table:formula="of:=ROUND(POWER([.D490]/7;1/[.$K$1])*255;0)" office:value-type="float" office:value="255" calcext:value-type="float">
            <text:p>255</text:p>
          </table:table-cell>
          <table:table-cell table:style-name="ce6" table:formula="of:=ROUND(POWER([.F490]/7;1/[.$K$1])*255;0)" office:value-type="float" office:value="255" calcext:value-type="float">
            <text:p>255</text:p>
          </table:table-cell>
          <table:table-cell table:style-name="ce28" table:formula="of:=CONCATENATE(&quot;#&quot;;DEC2HEX([.H490];2);DEC2HEX([.I490];2);DEC2HEX([.J490];2))" office:value-type="string" office:string-value="#99FFFF" calcext:value-type="string">
            <text:p>#99FFFF</text:p>
          </table:table-cell>
          <table:table-cell table:style-name="ce32" table:formula="of:=CONCATENATE(IF([.H490]&lt;10;&quot;  &quot;;IF([.H490]&lt;100;&quot; &quot;;&quot;&quot;));[.H490];&quot; &quot;;IF([.I490]&lt;10;&quot;  &quot;;IF([.I490]&lt;100;&quot; &quot;;&quot;&quot;));[.I490];&quot; &quot;;IF([.J490]&lt;10;&quot;  &quot;;IF([.J490]&lt;100;&quot; &quot;;&quot;&quot;));[.J490];&quot; &quot;;[.A490];&quot; - &quot;;[.K490])" office:value-type="string" office:string-value="153 255 255 487 - #99FFFF" calcext:value-type="string">
            <text:p>153 255 255 487 - #99FFFF</text:p>
          </table:table-cell>
          <table:table-cell table:style-name="ce35"/>
          <table:table-cell table:style-name="ce9"/>
          <table:table-cell table:style-name="ce6" table:formula="of:=INDEX([.$N$3:.$N$10];[.E490]+1;1)" office:value-type="float" office:value="156" calcext:value-type="float">
            <text:p>156</text:p>
          </table:table-cell>
          <table:table-cell table:style-name="ce6" table:formula="of:=INDEX([.$N$3:.$N$10];[.D490]+1;1)" office:value-type="float" office:value="255" calcext:value-type="float">
            <text:p>255</text:p>
          </table:table-cell>
          <table:table-cell table:style-name="ce6" table:formula="of:=INDEX([.$N$3:.$N$10];[.F490]+1;1)" office:value-type="float" office:value="255" calcext:value-type="float">
            <text:p>255</text:p>
          </table:table-cell>
          <table:table-cell table:style-name="ce28" table:formula="of:=CONCATENATE(&quot;#&quot;;DEC2HEX([.O490];2);DEC2HEX([.P490];2);DEC2HEX([.Q490];2))" office:value-type="string" office:string-value="#9CFFFF" calcext:value-type="string">
            <text:p>#9CFFFF</text:p>
          </table:table-cell>
          <table:table-cell table:style-name="ce32" table:formula="of:=CONCATENATE(IF([.O490]&lt;10;&quot;  &quot;;IF([.O490]&lt;100;&quot; &quot;;&quot;&quot;));[.O490];&quot; &quot;;IF([.P490]&lt;10;&quot;  &quot;;IF([.P490]&lt;100;&quot; &quot;;&quot;&quot;));[.P490];&quot; &quot;;IF([.Q490]&lt;10;&quot;  &quot;;IF([.Q490]&lt;100;&quot; &quot;;&quot;&quot;));[.Q490];&quot; &quot;;[.A490];&quot; - &quot;;[.R490])" office:value-type="string" office:string-value="156 255 255 487 - #9CFFFF" calcext:value-type="string">
            <text:p>156 255 255 487 - #9C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7" calcext:value-type="float">
            <text:p>48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6"/>
          <table:table-cell table:style-name="ce45"/>
          <table:table-cell table:style-name="ce50" table:formula="of:=BITAND(BITRSHIFT([.A491];6);HEX2DEC(&quot;7&quot;))" office:value-type="float" office:value="7" calcext:value-type="float">
            <text:p>7</text:p>
          </table:table-cell>
          <table:table-cell table:style-name="ce3" table:formula="of:=BITAND(BITRSHIFT([.A491];3);HEX2DEC(&quot;7&quot;))" office:value-type="float" office:value="5" calcext:value-type="float">
            <text:p>5</text:p>
          </table:table-cell>
          <table:table-cell table:style-name="ce57" table:formula="of:=BITAND([.A491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91]/7;1/[.$K$1])*255;0)" office:value-type="float" office:value="188" calcext:value-type="float">
            <text:p>188</text:p>
          </table:table-cell>
          <table:table-cell table:style-name="ce6" table:formula="of:=ROUND(POWER([.D491]/7;1/[.$K$1])*255;0)" office:value-type="float" office:value="255" calcext:value-type="float">
            <text:p>255</text:p>
          </table:table-cell>
          <table:table-cell table:style-name="ce6" table:formula="of:=ROUND(POWER([.F491]/7;1/[.$K$1])*255;0)" office:value-type="float" office:value="0" calcext:value-type="float">
            <text:p>0</text:p>
          </table:table-cell>
          <table:table-cell table:style-name="ce28" table:formula="of:=CONCATENATE(&quot;#&quot;;DEC2HEX([.H491];2);DEC2HEX([.I491];2);DEC2HEX([.J491];2))" office:value-type="string" office:string-value="#BCFF00" calcext:value-type="string">
            <text:p>#BCFF00</text:p>
          </table:table-cell>
          <table:table-cell table:style-name="ce32" table:formula="of:=CONCATENATE(IF([.H491]&lt;10;&quot;  &quot;;IF([.H491]&lt;100;&quot; &quot;;&quot;&quot;));[.H491];&quot; &quot;;IF([.I491]&lt;10;&quot;  &quot;;IF([.I491]&lt;100;&quot; &quot;;&quot;&quot;));[.I491];&quot; &quot;;IF([.J491]&lt;10;&quot;  &quot;;IF([.J491]&lt;100;&quot; &quot;;&quot;&quot;));[.J491];&quot; &quot;;[.A491];&quot; - &quot;;[.K491])" office:value-type="string" office:string-value="188 255   0 488 - #BCFF00" calcext:value-type="string">
            <text:p>188 255 <text:s text:c="2"/>0 488 - #BCFF00</text:p>
          </table:table-cell>
          <table:table-cell table:style-name="ce35"/>
          <table:table-cell table:style-name="ce9"/>
          <table:table-cell table:style-name="ce6" table:formula="of:=INDEX([.$N$3:.$N$10];[.E491]+1;1)" office:value-type="float" office:value="187" calcext:value-type="float">
            <text:p>187</text:p>
          </table:table-cell>
          <table:table-cell table:style-name="ce6" table:formula="of:=INDEX([.$N$3:.$N$10];[.D491]+1;1)" office:value-type="float" office:value="255" calcext:value-type="float">
            <text:p>255</text:p>
          </table:table-cell>
          <table:table-cell table:style-name="ce6" table:formula="of:=INDEX([.$N$3:.$N$10];[.F491]+1;1)" office:value-type="float" office:value="0" calcext:value-type="float">
            <text:p>0</text:p>
          </table:table-cell>
          <table:table-cell table:style-name="ce28" table:formula="of:=CONCATENATE(&quot;#&quot;;DEC2HEX([.O491];2);DEC2HEX([.P491];2);DEC2HEX([.Q491];2))" office:value-type="string" office:string-value="#BBFF00" calcext:value-type="string">
            <text:p>#BBFF00</text:p>
          </table:table-cell>
          <table:table-cell table:style-name="ce32" table:formula="of:=CONCATENATE(IF([.O491]&lt;10;&quot;  &quot;;IF([.O491]&lt;100;&quot; &quot;;&quot;&quot;));[.O491];&quot; &quot;;IF([.P491]&lt;10;&quot;  &quot;;IF([.P491]&lt;100;&quot; &quot;;&quot;&quot;));[.P491];&quot; &quot;;IF([.Q491]&lt;10;&quot;  &quot;;IF([.Q491]&lt;100;&quot; &quot;;&quot;&quot;));[.Q491];&quot; &quot;;[.A491];&quot; - &quot;;[.R491])" office:value-type="string" office:string-value="187 255   0 488 - #BBFF00" calcext:value-type="string">
            <text:p>187 255 <text:s text:c="2"/>0 488 - #BB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8" calcext:value-type="float">
            <text:p>48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6"/>
          <table:table-cell table:style-name="ce45"/>
          <table:table-cell table:style-name="ce50" table:formula="of:=BITAND(BITRSHIFT([.A492];6);HEX2DEC(&quot;7&quot;))" office:value-type="float" office:value="7" calcext:value-type="float">
            <text:p>7</text:p>
          </table:table-cell>
          <table:table-cell table:style-name="ce3" table:formula="of:=BITAND(BITRSHIFT([.A492];3);HEX2DEC(&quot;7&quot;))" office:value-type="float" office:value="5" calcext:value-type="float">
            <text:p>5</text:p>
          </table:table-cell>
          <table:table-cell table:style-name="ce57" table:formula="of:=BITAND([.A492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492]/7;1/[.$K$1])*255;0)" office:value-type="float" office:value="188" calcext:value-type="float">
            <text:p>188</text:p>
          </table:table-cell>
          <table:table-cell table:style-name="ce6" table:formula="of:=ROUND(POWER([.D492]/7;1/[.$K$1])*255;0)" office:value-type="float" office:value="255" calcext:value-type="float">
            <text:p>255</text:p>
          </table:table-cell>
          <table:table-cell table:style-name="ce6" table:formula="of:=ROUND(POWER([.F492]/7;1/[.$K$1])*255;0)" office:value-type="float" office:value="43" calcext:value-type="float">
            <text:p>43</text:p>
          </table:table-cell>
          <table:table-cell table:style-name="ce28" table:formula="of:=CONCATENATE(&quot;#&quot;;DEC2HEX([.H492];2);DEC2HEX([.I492];2);DEC2HEX([.J492];2))" office:value-type="string" office:string-value="#BCFF2B" calcext:value-type="string">
            <text:p>#BCFF2B</text:p>
          </table:table-cell>
          <table:table-cell table:style-name="ce32" table:formula="of:=CONCATENATE(IF([.H492]&lt;10;&quot;  &quot;;IF([.H492]&lt;100;&quot; &quot;;&quot;&quot;));[.H492];&quot; &quot;;IF([.I492]&lt;10;&quot;  &quot;;IF([.I492]&lt;100;&quot; &quot;;&quot;&quot;));[.I492];&quot; &quot;;IF([.J492]&lt;10;&quot;  &quot;;IF([.J492]&lt;100;&quot; &quot;;&quot;&quot;));[.J492];&quot; &quot;;[.A492];&quot; - &quot;;[.K492])" office:value-type="string" office:string-value="188 255  43 489 - #BCFF2B" calcext:value-type="string">
            <text:p>188 255 <text:s/>43 489 - #BCFF2B</text:p>
          </table:table-cell>
          <table:table-cell table:style-name="ce35"/>
          <table:table-cell table:style-name="ce9"/>
          <table:table-cell table:style-name="ce6" table:formula="of:=INDEX([.$N$3:.$N$10];[.E492]+1;1)" office:value-type="float" office:value="187" calcext:value-type="float">
            <text:p>187</text:p>
          </table:table-cell>
          <table:table-cell table:style-name="ce6" table:formula="of:=INDEX([.$N$3:.$N$10];[.D492]+1;1)" office:value-type="float" office:value="255" calcext:value-type="float">
            <text:p>255</text:p>
          </table:table-cell>
          <table:table-cell table:style-name="ce6" table:formula="of:=INDEX([.$N$3:.$N$10];[.F492]+1;1)" office:value-type="float" office:value="40" calcext:value-type="float">
            <text:p>40</text:p>
          </table:table-cell>
          <table:table-cell table:style-name="ce28" table:formula="of:=CONCATENATE(&quot;#&quot;;DEC2HEX([.O492];2);DEC2HEX([.P492];2);DEC2HEX([.Q492];2))" office:value-type="string" office:string-value="#BBFF28" calcext:value-type="string">
            <text:p>#BBFF28</text:p>
          </table:table-cell>
          <table:table-cell table:style-name="ce32" table:formula="of:=CONCATENATE(IF([.O492]&lt;10;&quot;  &quot;;IF([.O492]&lt;100;&quot; &quot;;&quot;&quot;));[.O492];&quot; &quot;;IF([.P492]&lt;10;&quot;  &quot;;IF([.P492]&lt;100;&quot; &quot;;&quot;&quot;));[.P492];&quot; &quot;;IF([.Q492]&lt;10;&quot;  &quot;;IF([.Q492]&lt;100;&quot; &quot;;&quot;&quot;));[.Q492];&quot; &quot;;[.A492];&quot; - &quot;;[.R492])" office:value-type="string" office:string-value="187 255  40 489 - #BBFF28" calcext:value-type="string">
            <text:p>187 255 <text:s/>40 489 - #BB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89" calcext:value-type="float">
            <text:p>48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6"/>
          <table:table-cell table:style-name="ce45"/>
          <table:table-cell table:style-name="ce50" table:formula="of:=BITAND(BITRSHIFT([.A493];6);HEX2DEC(&quot;7&quot;))" office:value-type="float" office:value="7" calcext:value-type="float">
            <text:p>7</text:p>
          </table:table-cell>
          <table:table-cell table:style-name="ce3" table:formula="of:=BITAND(BITRSHIFT([.A493];3);HEX2DEC(&quot;7&quot;))" office:value-type="float" office:value="5" calcext:value-type="float">
            <text:p>5</text:p>
          </table:table-cell>
          <table:table-cell table:style-name="ce57" table:formula="of:=BITAND([.A493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493]/7;1/[.$K$1])*255;0)" office:value-type="float" office:value="188" calcext:value-type="float">
            <text:p>188</text:p>
          </table:table-cell>
          <table:table-cell table:style-name="ce6" table:formula="of:=ROUND(POWER([.D493]/7;1/[.$K$1])*255;0)" office:value-type="float" office:value="255" calcext:value-type="float">
            <text:p>255</text:p>
          </table:table-cell>
          <table:table-cell table:style-name="ce6" table:formula="of:=ROUND(POWER([.F493]/7;1/[.$K$1])*255;0)" office:value-type="float" office:value="82" calcext:value-type="float">
            <text:p>82</text:p>
          </table:table-cell>
          <table:table-cell table:style-name="ce28" table:formula="of:=CONCATENATE(&quot;#&quot;;DEC2HEX([.H493];2);DEC2HEX([.I493];2);DEC2HEX([.J493];2))" office:value-type="string" office:string-value="#BCFF52" calcext:value-type="string">
            <text:p>#BCFF52</text:p>
          </table:table-cell>
          <table:table-cell table:style-name="ce32" table:formula="of:=CONCATENATE(IF([.H493]&lt;10;&quot;  &quot;;IF([.H493]&lt;100;&quot; &quot;;&quot;&quot;));[.H493];&quot; &quot;;IF([.I493]&lt;10;&quot;  &quot;;IF([.I493]&lt;100;&quot; &quot;;&quot;&quot;));[.I493];&quot; &quot;;IF([.J493]&lt;10;&quot;  &quot;;IF([.J493]&lt;100;&quot; &quot;;&quot;&quot;));[.J493];&quot; &quot;;[.A493];&quot; - &quot;;[.K493])" office:value-type="string" office:string-value="188 255  82 490 - #BCFF52" calcext:value-type="string">
            <text:p>188 255 <text:s/>82 490 - #BCFF52</text:p>
          </table:table-cell>
          <table:table-cell table:style-name="ce35"/>
          <table:table-cell table:style-name="ce9"/>
          <table:table-cell table:style-name="ce6" table:formula="of:=INDEX([.$N$3:.$N$10];[.E493]+1;1)" office:value-type="float" office:value="187" calcext:value-type="float">
            <text:p>187</text:p>
          </table:table-cell>
          <table:table-cell table:style-name="ce6" table:formula="of:=INDEX([.$N$3:.$N$10];[.D493]+1;1)" office:value-type="float" office:value="255" calcext:value-type="float">
            <text:p>255</text:p>
          </table:table-cell>
          <table:table-cell table:style-name="ce6" table:formula="of:=INDEX([.$N$3:.$N$10];[.F493]+1;1)" office:value-type="float" office:value="83" calcext:value-type="float">
            <text:p>83</text:p>
          </table:table-cell>
          <table:table-cell table:style-name="ce28" table:formula="of:=CONCATENATE(&quot;#&quot;;DEC2HEX([.O493];2);DEC2HEX([.P493];2);DEC2HEX([.Q493];2))" office:value-type="string" office:string-value="#BBFF53" calcext:value-type="string">
            <text:p>#BBFF53</text:p>
          </table:table-cell>
          <table:table-cell table:style-name="ce32" table:formula="of:=CONCATENATE(IF([.O493]&lt;10;&quot;  &quot;;IF([.O493]&lt;100;&quot; &quot;;&quot;&quot;));[.O493];&quot; &quot;;IF([.P493]&lt;10;&quot;  &quot;;IF([.P493]&lt;100;&quot; &quot;;&quot;&quot;));[.P493];&quot; &quot;;IF([.Q493]&lt;10;&quot;  &quot;;IF([.Q493]&lt;100;&quot; &quot;;&quot;&quot;));[.Q493];&quot; &quot;;[.A493];&quot; - &quot;;[.R493])" office:value-type="string" office:string-value="187 255  83 490 - #BBFF53" calcext:value-type="string">
            <text:p>187 255 <text:s/>83 490 - #BB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0" calcext:value-type="float">
            <text:p>49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6"/>
          <table:table-cell table:style-name="ce45"/>
          <table:table-cell table:style-name="ce50" table:formula="of:=BITAND(BITRSHIFT([.A494];6);HEX2DEC(&quot;7&quot;))" office:value-type="float" office:value="7" calcext:value-type="float">
            <text:p>7</text:p>
          </table:table-cell>
          <table:table-cell table:style-name="ce3" table:formula="of:=BITAND(BITRSHIFT([.A494];3);HEX2DEC(&quot;7&quot;))" office:value-type="float" office:value="5" calcext:value-type="float">
            <text:p>5</text:p>
          </table:table-cell>
          <table:table-cell table:style-name="ce57" table:formula="of:=BITAND([.A494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494]/7;1/[.$K$1])*255;0)" office:value-type="float" office:value="188" calcext:value-type="float">
            <text:p>188</text:p>
          </table:table-cell>
          <table:table-cell table:style-name="ce6" table:formula="of:=ROUND(POWER([.D494]/7;1/[.$K$1])*255;0)" office:value-type="float" office:value="255" calcext:value-type="float">
            <text:p>255</text:p>
          </table:table-cell>
          <table:table-cell table:style-name="ce6" table:formula="of:=ROUND(POWER([.F494]/7;1/[.$K$1])*255;0)" office:value-type="float" office:value="118" calcext:value-type="float">
            <text:p>118</text:p>
          </table:table-cell>
          <table:table-cell table:style-name="ce28" table:formula="of:=CONCATENATE(&quot;#&quot;;DEC2HEX([.H494];2);DEC2HEX([.I494];2);DEC2HEX([.J494];2))" office:value-type="string" office:string-value="#BCFF76" calcext:value-type="string">
            <text:p>#BCFF76</text:p>
          </table:table-cell>
          <table:table-cell table:style-name="ce32" table:formula="of:=CONCATENATE(IF([.H494]&lt;10;&quot;  &quot;;IF([.H494]&lt;100;&quot; &quot;;&quot;&quot;));[.H494];&quot; &quot;;IF([.I494]&lt;10;&quot;  &quot;;IF([.I494]&lt;100;&quot; &quot;;&quot;&quot;));[.I494];&quot; &quot;;IF([.J494]&lt;10;&quot;  &quot;;IF([.J494]&lt;100;&quot; &quot;;&quot;&quot;));[.J494];&quot; &quot;;[.A494];&quot; - &quot;;[.K494])" office:value-type="string" office:string-value="188 255 118 491 - #BCFF76" calcext:value-type="string">
            <text:p>188 255 118 491 - #BCFF76</text:p>
          </table:table-cell>
          <table:table-cell table:style-name="ce35"/>
          <table:table-cell table:style-name="ce9"/>
          <table:table-cell table:style-name="ce6" table:formula="of:=INDEX([.$N$3:.$N$10];[.E494]+1;1)" office:value-type="float" office:value="187" calcext:value-type="float">
            <text:p>187</text:p>
          </table:table-cell>
          <table:table-cell table:style-name="ce6" table:formula="of:=INDEX([.$N$3:.$N$10];[.D494]+1;1)" office:value-type="float" office:value="255" calcext:value-type="float">
            <text:p>255</text:p>
          </table:table-cell>
          <table:table-cell table:style-name="ce6" table:formula="of:=INDEX([.$N$3:.$N$10];[.F494]+1;1)" office:value-type="float" office:value="116" calcext:value-type="float">
            <text:p>116</text:p>
          </table:table-cell>
          <table:table-cell table:style-name="ce28" table:formula="of:=CONCATENATE(&quot;#&quot;;DEC2HEX([.O494];2);DEC2HEX([.P494];2);DEC2HEX([.Q494];2))" office:value-type="string" office:string-value="#BBFF74" calcext:value-type="string">
            <text:p>#BBFF74</text:p>
          </table:table-cell>
          <table:table-cell table:style-name="ce32" table:formula="of:=CONCATENATE(IF([.O494]&lt;10;&quot;  &quot;;IF([.O494]&lt;100;&quot; &quot;;&quot;&quot;));[.O494];&quot; &quot;;IF([.P494]&lt;10;&quot;  &quot;;IF([.P494]&lt;100;&quot; &quot;;&quot;&quot;));[.P494];&quot; &quot;;IF([.Q494]&lt;10;&quot;  &quot;;IF([.Q494]&lt;100;&quot; &quot;;&quot;&quot;));[.Q494];&quot; &quot;;[.A494];&quot; - &quot;;[.R494])" office:value-type="string" office:string-value="187 255 116 491 - #BBFF74" calcext:value-type="string">
            <text:p>187 255 116 491 - #BB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1" calcext:value-type="float">
            <text:p>49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6"/>
          <table:table-cell table:style-name="ce45"/>
          <table:table-cell table:style-name="ce50" table:formula="of:=BITAND(BITRSHIFT([.A495];6);HEX2DEC(&quot;7&quot;))" office:value-type="float" office:value="7" calcext:value-type="float">
            <text:p>7</text:p>
          </table:table-cell>
          <table:table-cell table:style-name="ce3" table:formula="of:=BITAND(BITRSHIFT([.A495];3);HEX2DEC(&quot;7&quot;))" office:value-type="float" office:value="5" calcext:value-type="float">
            <text:p>5</text:p>
          </table:table-cell>
          <table:table-cell table:style-name="ce57" table:formula="of:=BITAND([.A495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495]/7;1/[.$K$1])*255;0)" office:value-type="float" office:value="188" calcext:value-type="float">
            <text:p>188</text:p>
          </table:table-cell>
          <table:table-cell table:style-name="ce6" table:formula="of:=ROUND(POWER([.D495]/7;1/[.$K$1])*255;0)" office:value-type="float" office:value="255" calcext:value-type="float">
            <text:p>255</text:p>
          </table:table-cell>
          <table:table-cell table:style-name="ce6" table:formula="of:=ROUND(POWER([.F495]/7;1/[.$K$1])*255;0)" office:value-type="float" office:value="153" calcext:value-type="float">
            <text:p>153</text:p>
          </table:table-cell>
          <table:table-cell table:style-name="ce28" table:formula="of:=CONCATENATE(&quot;#&quot;;DEC2HEX([.H495];2);DEC2HEX([.I495];2);DEC2HEX([.J495];2))" office:value-type="string" office:string-value="#BCFF99" calcext:value-type="string">
            <text:p>#BCFF99</text:p>
          </table:table-cell>
          <table:table-cell table:style-name="ce32" table:formula="of:=CONCATENATE(IF([.H495]&lt;10;&quot;  &quot;;IF([.H495]&lt;100;&quot; &quot;;&quot;&quot;));[.H495];&quot; &quot;;IF([.I495]&lt;10;&quot;  &quot;;IF([.I495]&lt;100;&quot; &quot;;&quot;&quot;));[.I495];&quot; &quot;;IF([.J495]&lt;10;&quot;  &quot;;IF([.J495]&lt;100;&quot; &quot;;&quot;&quot;));[.J495];&quot; &quot;;[.A495];&quot; - &quot;;[.K495])" office:value-type="string" office:string-value="188 255 153 492 - #BCFF99" calcext:value-type="string">
            <text:p>188 255 153 492 - #BCFF99</text:p>
          </table:table-cell>
          <table:table-cell table:style-name="ce35"/>
          <table:table-cell table:style-name="ce9"/>
          <table:table-cell table:style-name="ce6" table:formula="of:=INDEX([.$N$3:.$N$10];[.E495]+1;1)" office:value-type="float" office:value="187" calcext:value-type="float">
            <text:p>187</text:p>
          </table:table-cell>
          <table:table-cell table:style-name="ce6" table:formula="of:=INDEX([.$N$3:.$N$10];[.D495]+1;1)" office:value-type="float" office:value="255" calcext:value-type="float">
            <text:p>255</text:p>
          </table:table-cell>
          <table:table-cell table:style-name="ce6" table:formula="of:=INDEX([.$N$3:.$N$10];[.F495]+1;1)" office:value-type="float" office:value="156" calcext:value-type="float">
            <text:p>156</text:p>
          </table:table-cell>
          <table:table-cell table:style-name="ce28" table:formula="of:=CONCATENATE(&quot;#&quot;;DEC2HEX([.O495];2);DEC2HEX([.P495];2);DEC2HEX([.Q495];2))" office:value-type="string" office:string-value="#BBFF9C" calcext:value-type="string">
            <text:p>#BBFF9C</text:p>
          </table:table-cell>
          <table:table-cell table:style-name="ce32" table:formula="of:=CONCATENATE(IF([.O495]&lt;10;&quot;  &quot;;IF([.O495]&lt;100;&quot; &quot;;&quot;&quot;));[.O495];&quot; &quot;;IF([.P495]&lt;10;&quot;  &quot;;IF([.P495]&lt;100;&quot; &quot;;&quot;&quot;));[.P495];&quot; &quot;;IF([.Q495]&lt;10;&quot;  &quot;;IF([.Q495]&lt;100;&quot; &quot;;&quot;&quot;));[.Q495];&quot; &quot;;[.A495];&quot; - &quot;;[.R495])" office:value-type="string" office:string-value="187 255 156 492 - #BBFF9C" calcext:value-type="string">
            <text:p>187 255 156 492 - #BB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2" calcext:value-type="float">
            <text:p>49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6"/>
          <table:table-cell table:style-name="ce45"/>
          <table:table-cell table:style-name="ce50" table:formula="of:=BITAND(BITRSHIFT([.A496];6);HEX2DEC(&quot;7&quot;))" office:value-type="float" office:value="7" calcext:value-type="float">
            <text:p>7</text:p>
          </table:table-cell>
          <table:table-cell table:style-name="ce3" table:formula="of:=BITAND(BITRSHIFT([.A496];3);HEX2DEC(&quot;7&quot;))" office:value-type="float" office:value="5" calcext:value-type="float">
            <text:p>5</text:p>
          </table:table-cell>
          <table:table-cell table:style-name="ce57" table:formula="of:=BITAND([.A496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496]/7;1/[.$K$1])*255;0)" office:value-type="float" office:value="188" calcext:value-type="float">
            <text:p>188</text:p>
          </table:table-cell>
          <table:table-cell table:style-name="ce6" table:formula="of:=ROUND(POWER([.D496]/7;1/[.$K$1])*255;0)" office:value-type="float" office:value="255" calcext:value-type="float">
            <text:p>255</text:p>
          </table:table-cell>
          <table:table-cell table:style-name="ce6" table:formula="of:=ROUND(POWER([.F496]/7;1/[.$K$1])*255;0)" office:value-type="float" office:value="188" calcext:value-type="float">
            <text:p>188</text:p>
          </table:table-cell>
          <table:table-cell table:style-name="ce28" table:formula="of:=CONCATENATE(&quot;#&quot;;DEC2HEX([.H496];2);DEC2HEX([.I496];2);DEC2HEX([.J496];2))" office:value-type="string" office:string-value="#BCFFBC" calcext:value-type="string">
            <text:p>#BCFFBC</text:p>
          </table:table-cell>
          <table:table-cell table:style-name="ce32" table:formula="of:=CONCATENATE(IF([.H496]&lt;10;&quot;  &quot;;IF([.H496]&lt;100;&quot; &quot;;&quot;&quot;));[.H496];&quot; &quot;;IF([.I496]&lt;10;&quot;  &quot;;IF([.I496]&lt;100;&quot; &quot;;&quot;&quot;));[.I496];&quot; &quot;;IF([.J496]&lt;10;&quot;  &quot;;IF([.J496]&lt;100;&quot; &quot;;&quot;&quot;));[.J496];&quot; &quot;;[.A496];&quot; - &quot;;[.K496])" office:value-type="string" office:string-value="188 255 188 493 - #BCFFBC" calcext:value-type="string">
            <text:p>188 255 188 493 - #BCFFBC</text:p>
          </table:table-cell>
          <table:table-cell table:style-name="ce35"/>
          <table:table-cell table:style-name="ce9"/>
          <table:table-cell table:style-name="ce6" table:formula="of:=INDEX([.$N$3:.$N$10];[.E496]+1;1)" office:value-type="float" office:value="187" calcext:value-type="float">
            <text:p>187</text:p>
          </table:table-cell>
          <table:table-cell table:style-name="ce6" table:formula="of:=INDEX([.$N$3:.$N$10];[.D496]+1;1)" office:value-type="float" office:value="255" calcext:value-type="float">
            <text:p>255</text:p>
          </table:table-cell>
          <table:table-cell table:style-name="ce6" table:formula="of:=INDEX([.$N$3:.$N$10];[.F496]+1;1)" office:value-type="float" office:value="187" calcext:value-type="float">
            <text:p>187</text:p>
          </table:table-cell>
          <table:table-cell table:style-name="ce28" table:formula="of:=CONCATENATE(&quot;#&quot;;DEC2HEX([.O496];2);DEC2HEX([.P496];2);DEC2HEX([.Q496];2))" office:value-type="string" office:string-value="#BBFFBB" calcext:value-type="string">
            <text:p>#BBFFBB</text:p>
          </table:table-cell>
          <table:table-cell table:style-name="ce32" table:formula="of:=CONCATENATE(IF([.O496]&lt;10;&quot;  &quot;;IF([.O496]&lt;100;&quot; &quot;;&quot;&quot;));[.O496];&quot; &quot;;IF([.P496]&lt;10;&quot;  &quot;;IF([.P496]&lt;100;&quot; &quot;;&quot;&quot;));[.P496];&quot; &quot;;IF([.Q496]&lt;10;&quot;  &quot;;IF([.Q496]&lt;100;&quot; &quot;;&quot;&quot;));[.Q496];&quot; &quot;;[.A496];&quot; - &quot;;[.R496])" office:value-type="string" office:string-value="187 255 187 493 - #BBFFBB" calcext:value-type="string">
            <text:p>187 255 187 493 - #BB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3" calcext:value-type="float">
            <text:p>49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6"/>
          <table:table-cell table:style-name="ce45"/>
          <table:table-cell table:style-name="ce50" table:formula="of:=BITAND(BITRSHIFT([.A497];6);HEX2DEC(&quot;7&quot;))" office:value-type="float" office:value="7" calcext:value-type="float">
            <text:p>7</text:p>
          </table:table-cell>
          <table:table-cell table:style-name="ce3" table:formula="of:=BITAND(BITRSHIFT([.A497];3);HEX2DEC(&quot;7&quot;))" office:value-type="float" office:value="5" calcext:value-type="float">
            <text:p>5</text:p>
          </table:table-cell>
          <table:table-cell table:style-name="ce57" table:formula="of:=BITAND([.A497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497]/7;1/[.$K$1])*255;0)" office:value-type="float" office:value="188" calcext:value-type="float">
            <text:p>188</text:p>
          </table:table-cell>
          <table:table-cell table:style-name="ce6" table:formula="of:=ROUND(POWER([.D497]/7;1/[.$K$1])*255;0)" office:value-type="float" office:value="255" calcext:value-type="float">
            <text:p>255</text:p>
          </table:table-cell>
          <table:table-cell table:style-name="ce6" table:formula="of:=ROUND(POWER([.F497]/7;1/[.$K$1])*255;0)" office:value-type="float" office:value="222" calcext:value-type="float">
            <text:p>222</text:p>
          </table:table-cell>
          <table:table-cell table:style-name="ce28" table:formula="of:=CONCATENATE(&quot;#&quot;;DEC2HEX([.H497];2);DEC2HEX([.I497];2);DEC2HEX([.J497];2))" office:value-type="string" office:string-value="#BCFFDE" calcext:value-type="string">
            <text:p>#BCFFDE</text:p>
          </table:table-cell>
          <table:table-cell table:style-name="ce32" table:formula="of:=CONCATENATE(IF([.H497]&lt;10;&quot;  &quot;;IF([.H497]&lt;100;&quot; &quot;;&quot;&quot;));[.H497];&quot; &quot;;IF([.I497]&lt;10;&quot;  &quot;;IF([.I497]&lt;100;&quot; &quot;;&quot;&quot;));[.I497];&quot; &quot;;IF([.J497]&lt;10;&quot;  &quot;;IF([.J497]&lt;100;&quot; &quot;;&quot;&quot;));[.J497];&quot; &quot;;[.A497];&quot; - &quot;;[.K497])" office:value-type="string" office:string-value="188 255 222 494 - #BCFFDE" calcext:value-type="string">
            <text:p>188 255 222 494 - #BCFFDE</text:p>
          </table:table-cell>
          <table:table-cell table:style-name="ce35"/>
          <table:table-cell table:style-name="ce9"/>
          <table:table-cell table:style-name="ce6" table:formula="of:=INDEX([.$N$3:.$N$10];[.E497]+1;1)" office:value-type="float" office:value="187" calcext:value-type="float">
            <text:p>187</text:p>
          </table:table-cell>
          <table:table-cell table:style-name="ce6" table:formula="of:=INDEX([.$N$3:.$N$10];[.D497]+1;1)" office:value-type="float" office:value="255" calcext:value-type="float">
            <text:p>255</text:p>
          </table:table-cell>
          <table:table-cell table:style-name="ce6" table:formula="of:=INDEX([.$N$3:.$N$10];[.F497]+1;1)" office:value-type="float" office:value="225" calcext:value-type="float">
            <text:p>225</text:p>
          </table:table-cell>
          <table:table-cell table:style-name="ce28" table:formula="of:=CONCATENATE(&quot;#&quot;;DEC2HEX([.O497];2);DEC2HEX([.P497];2);DEC2HEX([.Q497];2))" office:value-type="string" office:string-value="#BBFFE1" calcext:value-type="string">
            <text:p>#BBFFE1</text:p>
          </table:table-cell>
          <table:table-cell table:style-name="ce32" table:formula="of:=CONCATENATE(IF([.O497]&lt;10;&quot;  &quot;;IF([.O497]&lt;100;&quot; &quot;;&quot;&quot;));[.O497];&quot; &quot;;IF([.P497]&lt;10;&quot;  &quot;;IF([.P497]&lt;100;&quot; &quot;;&quot;&quot;));[.P497];&quot; &quot;;IF([.Q497]&lt;10;&quot;  &quot;;IF([.Q497]&lt;100;&quot; &quot;;&quot;&quot;));[.Q497];&quot; &quot;;[.A497];&quot; - &quot;;[.R497])" office:value-type="string" office:string-value="187 255 225 494 - #BBFFE1" calcext:value-type="string">
            <text:p>187 255 225 494 - #BB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4" calcext:value-type="float">
            <text:p>49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6"/>
          <table:table-cell table:style-name="ce45"/>
          <table:table-cell table:style-name="ce50" table:formula="of:=BITAND(BITRSHIFT([.A498];6);HEX2DEC(&quot;7&quot;))" office:value-type="float" office:value="7" calcext:value-type="float">
            <text:p>7</text:p>
          </table:table-cell>
          <table:table-cell table:style-name="ce3" table:formula="of:=BITAND(BITRSHIFT([.A498];3);HEX2DEC(&quot;7&quot;))" office:value-type="float" office:value="5" calcext:value-type="float">
            <text:p>5</text:p>
          </table:table-cell>
          <table:table-cell table:style-name="ce57" table:formula="of:=BITAND([.A498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498]/7;1/[.$K$1])*255;0)" office:value-type="float" office:value="188" calcext:value-type="float">
            <text:p>188</text:p>
          </table:table-cell>
          <table:table-cell table:style-name="ce6" table:formula="of:=ROUND(POWER([.D498]/7;1/[.$K$1])*255;0)" office:value-type="float" office:value="255" calcext:value-type="float">
            <text:p>255</text:p>
          </table:table-cell>
          <table:table-cell table:style-name="ce6" table:formula="of:=ROUND(POWER([.F498]/7;1/[.$K$1])*255;0)" office:value-type="float" office:value="255" calcext:value-type="float">
            <text:p>255</text:p>
          </table:table-cell>
          <table:table-cell table:style-name="ce28" table:formula="of:=CONCATENATE(&quot;#&quot;;DEC2HEX([.H498];2);DEC2HEX([.I498];2);DEC2HEX([.J498];2))" office:value-type="string" office:string-value="#BCFFFF" calcext:value-type="string">
            <text:p>#BCFFFF</text:p>
          </table:table-cell>
          <table:table-cell table:style-name="ce32" table:formula="of:=CONCATENATE(IF([.H498]&lt;10;&quot;  &quot;;IF([.H498]&lt;100;&quot; &quot;;&quot;&quot;));[.H498];&quot; &quot;;IF([.I498]&lt;10;&quot;  &quot;;IF([.I498]&lt;100;&quot; &quot;;&quot;&quot;));[.I498];&quot; &quot;;IF([.J498]&lt;10;&quot;  &quot;;IF([.J498]&lt;100;&quot; &quot;;&quot;&quot;));[.J498];&quot; &quot;;[.A498];&quot; - &quot;;[.K498])" office:value-type="string" office:string-value="188 255 255 495 - #BCFFFF" calcext:value-type="string">
            <text:p>188 255 255 495 - #BCFFFF</text:p>
          </table:table-cell>
          <table:table-cell table:style-name="ce35"/>
          <table:table-cell table:style-name="ce9"/>
          <table:table-cell table:style-name="ce6" table:formula="of:=INDEX([.$N$3:.$N$10];[.E498]+1;1)" office:value-type="float" office:value="187" calcext:value-type="float">
            <text:p>187</text:p>
          </table:table-cell>
          <table:table-cell table:style-name="ce6" table:formula="of:=INDEX([.$N$3:.$N$10];[.D498]+1;1)" office:value-type="float" office:value="255" calcext:value-type="float">
            <text:p>255</text:p>
          </table:table-cell>
          <table:table-cell table:style-name="ce6" table:formula="of:=INDEX([.$N$3:.$N$10];[.F498]+1;1)" office:value-type="float" office:value="255" calcext:value-type="float">
            <text:p>255</text:p>
          </table:table-cell>
          <table:table-cell table:style-name="ce28" table:formula="of:=CONCATENATE(&quot;#&quot;;DEC2HEX([.O498];2);DEC2HEX([.P498];2);DEC2HEX([.Q498];2))" office:value-type="string" office:string-value="#BBFFFF" calcext:value-type="string">
            <text:p>#BBFFFF</text:p>
          </table:table-cell>
          <table:table-cell table:style-name="ce32" table:formula="of:=CONCATENATE(IF([.O498]&lt;10;&quot;  &quot;;IF([.O498]&lt;100;&quot; &quot;;&quot;&quot;));[.O498];&quot; &quot;;IF([.P498]&lt;10;&quot;  &quot;;IF([.P498]&lt;100;&quot; &quot;;&quot;&quot;));[.P498];&quot; &quot;;IF([.Q498]&lt;10;&quot;  &quot;;IF([.Q498]&lt;100;&quot; &quot;;&quot;&quot;));[.Q498];&quot; &quot;;[.A498];&quot; - &quot;;[.R498])" office:value-type="string" office:string-value="187 255 255 495 - #BBFFFF" calcext:value-type="string">
            <text:p>187 255 255 495 - #BB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5" calcext:value-type="float">
            <text:p>49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6"/>
          <table:table-cell table:style-name="ce45"/>
          <table:table-cell table:style-name="ce50" table:formula="of:=BITAND(BITRSHIFT([.A499];6);HEX2DEC(&quot;7&quot;))" office:value-type="float" office:value="7" calcext:value-type="float">
            <text:p>7</text:p>
          </table:table-cell>
          <table:table-cell table:style-name="ce3" table:formula="of:=BITAND(BITRSHIFT([.A499];3);HEX2DEC(&quot;7&quot;))" office:value-type="float" office:value="6" calcext:value-type="float">
            <text:p>6</text:p>
          </table:table-cell>
          <table:table-cell table:style-name="ce57" table:formula="of:=BITAND([.A499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499]/7;1/[.$K$1])*255;0)" office:value-type="float" office:value="222" calcext:value-type="float">
            <text:p>222</text:p>
          </table:table-cell>
          <table:table-cell table:style-name="ce6" table:formula="of:=ROUND(POWER([.D499]/7;1/[.$K$1])*255;0)" office:value-type="float" office:value="255" calcext:value-type="float">
            <text:p>255</text:p>
          </table:table-cell>
          <table:table-cell table:style-name="ce6" table:formula="of:=ROUND(POWER([.F499]/7;1/[.$K$1])*255;0)" office:value-type="float" office:value="0" calcext:value-type="float">
            <text:p>0</text:p>
          </table:table-cell>
          <table:table-cell table:style-name="ce28" table:formula="of:=CONCATENATE(&quot;#&quot;;DEC2HEX([.H499];2);DEC2HEX([.I499];2);DEC2HEX([.J499];2))" office:value-type="string" office:string-value="#DEFF00" calcext:value-type="string">
            <text:p>#DEFF00</text:p>
          </table:table-cell>
          <table:table-cell table:style-name="ce32" table:formula="of:=CONCATENATE(IF([.H499]&lt;10;&quot;  &quot;;IF([.H499]&lt;100;&quot; &quot;;&quot;&quot;));[.H499];&quot; &quot;;IF([.I499]&lt;10;&quot;  &quot;;IF([.I499]&lt;100;&quot; &quot;;&quot;&quot;));[.I499];&quot; &quot;;IF([.J499]&lt;10;&quot;  &quot;;IF([.J499]&lt;100;&quot; &quot;;&quot;&quot;));[.J499];&quot; &quot;;[.A499];&quot; - &quot;;[.K499])" office:value-type="string" office:string-value="222 255   0 496 - #DEFF00" calcext:value-type="string">
            <text:p>222 255 <text:s text:c="2"/>0 496 - #DEFF00</text:p>
          </table:table-cell>
          <table:table-cell table:style-name="ce35"/>
          <table:table-cell table:style-name="ce9"/>
          <table:table-cell table:style-name="ce6" table:formula="of:=INDEX([.$N$3:.$N$10];[.E499]+1;1)" office:value-type="float" office:value="225" calcext:value-type="float">
            <text:p>225</text:p>
          </table:table-cell>
          <table:table-cell table:style-name="ce6" table:formula="of:=INDEX([.$N$3:.$N$10];[.D499]+1;1)" office:value-type="float" office:value="255" calcext:value-type="float">
            <text:p>255</text:p>
          </table:table-cell>
          <table:table-cell table:style-name="ce6" table:formula="of:=INDEX([.$N$3:.$N$10];[.F499]+1;1)" office:value-type="float" office:value="0" calcext:value-type="float">
            <text:p>0</text:p>
          </table:table-cell>
          <table:table-cell table:style-name="ce28" table:formula="of:=CONCATENATE(&quot;#&quot;;DEC2HEX([.O499];2);DEC2HEX([.P499];2);DEC2HEX([.Q499];2))" office:value-type="string" office:string-value="#E1FF00" calcext:value-type="string">
            <text:p>#E1FF00</text:p>
          </table:table-cell>
          <table:table-cell table:style-name="ce32" table:formula="of:=CONCATENATE(IF([.O499]&lt;10;&quot;  &quot;;IF([.O499]&lt;100;&quot; &quot;;&quot;&quot;));[.O499];&quot; &quot;;IF([.P499]&lt;10;&quot;  &quot;;IF([.P499]&lt;100;&quot; &quot;;&quot;&quot;));[.P499];&quot; &quot;;IF([.Q499]&lt;10;&quot;  &quot;;IF([.Q499]&lt;100;&quot; &quot;;&quot;&quot;));[.Q499];&quot; &quot;;[.A499];&quot; - &quot;;[.R499])" office:value-type="string" office:string-value="225 255   0 496 - #E1FF00" calcext:value-type="string">
            <text:p>225 255 <text:s text:c="2"/>0 496 - #E1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6" calcext:value-type="float">
            <text:p>49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6"/>
          <table:table-cell table:style-name="ce45"/>
          <table:table-cell table:style-name="ce50" table:formula="of:=BITAND(BITRSHIFT([.A500];6);HEX2DEC(&quot;7&quot;))" office:value-type="float" office:value="7" calcext:value-type="float">
            <text:p>7</text:p>
          </table:table-cell>
          <table:table-cell table:style-name="ce3" table:formula="of:=BITAND(BITRSHIFT([.A500];3);HEX2DEC(&quot;7&quot;))" office:value-type="float" office:value="6" calcext:value-type="float">
            <text:p>6</text:p>
          </table:table-cell>
          <table:table-cell table:style-name="ce57" table:formula="of:=BITAND([.A500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00]/7;1/[.$K$1])*255;0)" office:value-type="float" office:value="222" calcext:value-type="float">
            <text:p>222</text:p>
          </table:table-cell>
          <table:table-cell table:style-name="ce6" table:formula="of:=ROUND(POWER([.D500]/7;1/[.$K$1])*255;0)" office:value-type="float" office:value="255" calcext:value-type="float">
            <text:p>255</text:p>
          </table:table-cell>
          <table:table-cell table:style-name="ce6" table:formula="of:=ROUND(POWER([.F500]/7;1/[.$K$1])*255;0)" office:value-type="float" office:value="43" calcext:value-type="float">
            <text:p>43</text:p>
          </table:table-cell>
          <table:table-cell table:style-name="ce28" table:formula="of:=CONCATENATE(&quot;#&quot;;DEC2HEX([.H500];2);DEC2HEX([.I500];2);DEC2HEX([.J500];2))" office:value-type="string" office:string-value="#DEFF2B" calcext:value-type="string">
            <text:p>#DEFF2B</text:p>
          </table:table-cell>
          <table:table-cell table:style-name="ce32" table:formula="of:=CONCATENATE(IF([.H500]&lt;10;&quot;  &quot;;IF([.H500]&lt;100;&quot; &quot;;&quot;&quot;));[.H500];&quot; &quot;;IF([.I500]&lt;10;&quot;  &quot;;IF([.I500]&lt;100;&quot; &quot;;&quot;&quot;));[.I500];&quot; &quot;;IF([.J500]&lt;10;&quot;  &quot;;IF([.J500]&lt;100;&quot; &quot;;&quot;&quot;));[.J500];&quot; &quot;;[.A500];&quot; - &quot;;[.K500])" office:value-type="string" office:string-value="222 255  43 497 - #DEFF2B" calcext:value-type="string">
            <text:p>222 255 <text:s/>43 497 - #DEFF2B</text:p>
          </table:table-cell>
          <table:table-cell table:style-name="ce35"/>
          <table:table-cell table:style-name="ce9"/>
          <table:table-cell table:style-name="ce6" table:formula="of:=INDEX([.$N$3:.$N$10];[.E500]+1;1)" office:value-type="float" office:value="225" calcext:value-type="float">
            <text:p>225</text:p>
          </table:table-cell>
          <table:table-cell table:style-name="ce6" table:formula="of:=INDEX([.$N$3:.$N$10];[.D500]+1;1)" office:value-type="float" office:value="255" calcext:value-type="float">
            <text:p>255</text:p>
          </table:table-cell>
          <table:table-cell table:style-name="ce6" table:formula="of:=INDEX([.$N$3:.$N$10];[.F500]+1;1)" office:value-type="float" office:value="40" calcext:value-type="float">
            <text:p>40</text:p>
          </table:table-cell>
          <table:table-cell table:style-name="ce28" table:formula="of:=CONCATENATE(&quot;#&quot;;DEC2HEX([.O500];2);DEC2HEX([.P500];2);DEC2HEX([.Q500];2))" office:value-type="string" office:string-value="#E1FF28" calcext:value-type="string">
            <text:p>#E1FF28</text:p>
          </table:table-cell>
          <table:table-cell table:style-name="ce32" table:formula="of:=CONCATENATE(IF([.O500]&lt;10;&quot;  &quot;;IF([.O500]&lt;100;&quot; &quot;;&quot;&quot;));[.O500];&quot; &quot;;IF([.P500]&lt;10;&quot;  &quot;;IF([.P500]&lt;100;&quot; &quot;;&quot;&quot;));[.P500];&quot; &quot;;IF([.Q500]&lt;10;&quot;  &quot;;IF([.Q500]&lt;100;&quot; &quot;;&quot;&quot;));[.Q500];&quot; &quot;;[.A500];&quot; - &quot;;[.R500])" office:value-type="string" office:string-value="225 255  40 497 - #E1FF28" calcext:value-type="string">
            <text:p>225 255 <text:s/>40 497 - #E1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7" calcext:value-type="float">
            <text:p>49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6"/>
          <table:table-cell table:style-name="ce45"/>
          <table:table-cell table:style-name="ce50" table:formula="of:=BITAND(BITRSHIFT([.A501];6);HEX2DEC(&quot;7&quot;))" office:value-type="float" office:value="7" calcext:value-type="float">
            <text:p>7</text:p>
          </table:table-cell>
          <table:table-cell table:style-name="ce3" table:formula="of:=BITAND(BITRSHIFT([.A501];3);HEX2DEC(&quot;7&quot;))" office:value-type="float" office:value="6" calcext:value-type="float">
            <text:p>6</text:p>
          </table:table-cell>
          <table:table-cell table:style-name="ce57" table:formula="of:=BITAND([.A501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01]/7;1/[.$K$1])*255;0)" office:value-type="float" office:value="222" calcext:value-type="float">
            <text:p>222</text:p>
          </table:table-cell>
          <table:table-cell table:style-name="ce6" table:formula="of:=ROUND(POWER([.D501]/7;1/[.$K$1])*255;0)" office:value-type="float" office:value="255" calcext:value-type="float">
            <text:p>255</text:p>
          </table:table-cell>
          <table:table-cell table:style-name="ce6" table:formula="of:=ROUND(POWER([.F501]/7;1/[.$K$1])*255;0)" office:value-type="float" office:value="82" calcext:value-type="float">
            <text:p>82</text:p>
          </table:table-cell>
          <table:table-cell table:style-name="ce28" table:formula="of:=CONCATENATE(&quot;#&quot;;DEC2HEX([.H501];2);DEC2HEX([.I501];2);DEC2HEX([.J501];2))" office:value-type="string" office:string-value="#DEFF52" calcext:value-type="string">
            <text:p>#DEFF52</text:p>
          </table:table-cell>
          <table:table-cell table:style-name="ce32" table:formula="of:=CONCATENATE(IF([.H501]&lt;10;&quot;  &quot;;IF([.H501]&lt;100;&quot; &quot;;&quot;&quot;));[.H501];&quot; &quot;;IF([.I501]&lt;10;&quot;  &quot;;IF([.I501]&lt;100;&quot; &quot;;&quot;&quot;));[.I501];&quot; &quot;;IF([.J501]&lt;10;&quot;  &quot;;IF([.J501]&lt;100;&quot; &quot;;&quot;&quot;));[.J501];&quot; &quot;;[.A501];&quot; - &quot;;[.K501])" office:value-type="string" office:string-value="222 255  82 498 - #DEFF52" calcext:value-type="string">
            <text:p>222 255 <text:s/>82 498 - #DEFF52</text:p>
          </table:table-cell>
          <table:table-cell table:style-name="ce35"/>
          <table:table-cell table:style-name="ce9"/>
          <table:table-cell table:style-name="ce6" table:formula="of:=INDEX([.$N$3:.$N$10];[.E501]+1;1)" office:value-type="float" office:value="225" calcext:value-type="float">
            <text:p>225</text:p>
          </table:table-cell>
          <table:table-cell table:style-name="ce6" table:formula="of:=INDEX([.$N$3:.$N$10];[.D501]+1;1)" office:value-type="float" office:value="255" calcext:value-type="float">
            <text:p>255</text:p>
          </table:table-cell>
          <table:table-cell table:style-name="ce6" table:formula="of:=INDEX([.$N$3:.$N$10];[.F501]+1;1)" office:value-type="float" office:value="83" calcext:value-type="float">
            <text:p>83</text:p>
          </table:table-cell>
          <table:table-cell table:style-name="ce28" table:formula="of:=CONCATENATE(&quot;#&quot;;DEC2HEX([.O501];2);DEC2HEX([.P501];2);DEC2HEX([.Q501];2))" office:value-type="string" office:string-value="#E1FF53" calcext:value-type="string">
            <text:p>#E1FF53</text:p>
          </table:table-cell>
          <table:table-cell table:style-name="ce32" table:formula="of:=CONCATENATE(IF([.O501]&lt;10;&quot;  &quot;;IF([.O501]&lt;100;&quot; &quot;;&quot;&quot;));[.O501];&quot; &quot;;IF([.P501]&lt;10;&quot;  &quot;;IF([.P501]&lt;100;&quot; &quot;;&quot;&quot;));[.P501];&quot; &quot;;IF([.Q501]&lt;10;&quot;  &quot;;IF([.Q501]&lt;100;&quot; &quot;;&quot;&quot;));[.Q501];&quot; &quot;;[.A501];&quot; - &quot;;[.R501])" office:value-type="string" office:string-value="225 255  83 498 - #E1FF53" calcext:value-type="string">
            <text:p>225 255 <text:s/>83 498 - #E1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8" calcext:value-type="float">
            <text:p>49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6"/>
          <table:table-cell table:style-name="ce45"/>
          <table:table-cell table:style-name="ce50" table:formula="of:=BITAND(BITRSHIFT([.A502];6);HEX2DEC(&quot;7&quot;))" office:value-type="float" office:value="7" calcext:value-type="float">
            <text:p>7</text:p>
          </table:table-cell>
          <table:table-cell table:style-name="ce3" table:formula="of:=BITAND(BITRSHIFT([.A502];3);HEX2DEC(&quot;7&quot;))" office:value-type="float" office:value="6" calcext:value-type="float">
            <text:p>6</text:p>
          </table:table-cell>
          <table:table-cell table:style-name="ce57" table:formula="of:=BITAND([.A502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02]/7;1/[.$K$1])*255;0)" office:value-type="float" office:value="222" calcext:value-type="float">
            <text:p>222</text:p>
          </table:table-cell>
          <table:table-cell table:style-name="ce6" table:formula="of:=ROUND(POWER([.D502]/7;1/[.$K$1])*255;0)" office:value-type="float" office:value="255" calcext:value-type="float">
            <text:p>255</text:p>
          </table:table-cell>
          <table:table-cell table:style-name="ce6" table:formula="of:=ROUND(POWER([.F502]/7;1/[.$K$1])*255;0)" office:value-type="float" office:value="118" calcext:value-type="float">
            <text:p>118</text:p>
          </table:table-cell>
          <table:table-cell table:style-name="ce28" table:formula="of:=CONCATENATE(&quot;#&quot;;DEC2HEX([.H502];2);DEC2HEX([.I502];2);DEC2HEX([.J502];2))" office:value-type="string" office:string-value="#DEFF76" calcext:value-type="string">
            <text:p>#DEFF76</text:p>
          </table:table-cell>
          <table:table-cell table:style-name="ce32" table:formula="of:=CONCATENATE(IF([.H502]&lt;10;&quot;  &quot;;IF([.H502]&lt;100;&quot; &quot;;&quot;&quot;));[.H502];&quot; &quot;;IF([.I502]&lt;10;&quot;  &quot;;IF([.I502]&lt;100;&quot; &quot;;&quot;&quot;));[.I502];&quot; &quot;;IF([.J502]&lt;10;&quot;  &quot;;IF([.J502]&lt;100;&quot; &quot;;&quot;&quot;));[.J502];&quot; &quot;;[.A502];&quot; - &quot;;[.K502])" office:value-type="string" office:string-value="222 255 118 499 - #DEFF76" calcext:value-type="string">
            <text:p>222 255 118 499 - #DEFF76</text:p>
          </table:table-cell>
          <table:table-cell table:style-name="ce35"/>
          <table:table-cell table:style-name="ce9"/>
          <table:table-cell table:style-name="ce6" table:formula="of:=INDEX([.$N$3:.$N$10];[.E502]+1;1)" office:value-type="float" office:value="225" calcext:value-type="float">
            <text:p>225</text:p>
          </table:table-cell>
          <table:table-cell table:style-name="ce6" table:formula="of:=INDEX([.$N$3:.$N$10];[.D502]+1;1)" office:value-type="float" office:value="255" calcext:value-type="float">
            <text:p>255</text:p>
          </table:table-cell>
          <table:table-cell table:style-name="ce6" table:formula="of:=INDEX([.$N$3:.$N$10];[.F502]+1;1)" office:value-type="float" office:value="116" calcext:value-type="float">
            <text:p>116</text:p>
          </table:table-cell>
          <table:table-cell table:style-name="ce28" table:formula="of:=CONCATENATE(&quot;#&quot;;DEC2HEX([.O502];2);DEC2HEX([.P502];2);DEC2HEX([.Q502];2))" office:value-type="string" office:string-value="#E1FF74" calcext:value-type="string">
            <text:p>#E1FF74</text:p>
          </table:table-cell>
          <table:table-cell table:style-name="ce32" table:formula="of:=CONCATENATE(IF([.O502]&lt;10;&quot;  &quot;;IF([.O502]&lt;100;&quot; &quot;;&quot;&quot;));[.O502];&quot; &quot;;IF([.P502]&lt;10;&quot;  &quot;;IF([.P502]&lt;100;&quot; &quot;;&quot;&quot;));[.P502];&quot; &quot;;IF([.Q502]&lt;10;&quot;  &quot;;IF([.Q502]&lt;100;&quot; &quot;;&quot;&quot;));[.Q502];&quot; &quot;;[.A502];&quot; - &quot;;[.R502])" office:value-type="string" office:string-value="225 255 116 499 - #E1FF74" calcext:value-type="string">
            <text:p>225 255 116 499 - #E1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499" calcext:value-type="float">
            <text:p>49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6"/>
          <table:table-cell table:style-name="ce45"/>
          <table:table-cell table:style-name="ce50" table:formula="of:=BITAND(BITRSHIFT([.A503];6);HEX2DEC(&quot;7&quot;))" office:value-type="float" office:value="7" calcext:value-type="float">
            <text:p>7</text:p>
          </table:table-cell>
          <table:table-cell table:style-name="ce3" table:formula="of:=BITAND(BITRSHIFT([.A503];3);HEX2DEC(&quot;7&quot;))" office:value-type="float" office:value="6" calcext:value-type="float">
            <text:p>6</text:p>
          </table:table-cell>
          <table:table-cell table:style-name="ce57" table:formula="of:=BITAND([.A503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03]/7;1/[.$K$1])*255;0)" office:value-type="float" office:value="222" calcext:value-type="float">
            <text:p>222</text:p>
          </table:table-cell>
          <table:table-cell table:style-name="ce6" table:formula="of:=ROUND(POWER([.D503]/7;1/[.$K$1])*255;0)" office:value-type="float" office:value="255" calcext:value-type="float">
            <text:p>255</text:p>
          </table:table-cell>
          <table:table-cell table:style-name="ce6" table:formula="of:=ROUND(POWER([.F503]/7;1/[.$K$1])*255;0)" office:value-type="float" office:value="153" calcext:value-type="float">
            <text:p>153</text:p>
          </table:table-cell>
          <table:table-cell table:style-name="ce28" table:formula="of:=CONCATENATE(&quot;#&quot;;DEC2HEX([.H503];2);DEC2HEX([.I503];2);DEC2HEX([.J503];2))" office:value-type="string" office:string-value="#DEFF99" calcext:value-type="string">
            <text:p>#DEFF99</text:p>
          </table:table-cell>
          <table:table-cell table:style-name="ce32" table:formula="of:=CONCATENATE(IF([.H503]&lt;10;&quot;  &quot;;IF([.H503]&lt;100;&quot; &quot;;&quot;&quot;));[.H503];&quot; &quot;;IF([.I503]&lt;10;&quot;  &quot;;IF([.I503]&lt;100;&quot; &quot;;&quot;&quot;));[.I503];&quot; &quot;;IF([.J503]&lt;10;&quot;  &quot;;IF([.J503]&lt;100;&quot; &quot;;&quot;&quot;));[.J503];&quot; &quot;;[.A503];&quot; - &quot;;[.K503])" office:value-type="string" office:string-value="222 255 153 500 - #DEFF99" calcext:value-type="string">
            <text:p>222 255 153 500 - #DEFF99</text:p>
          </table:table-cell>
          <table:table-cell table:style-name="ce35"/>
          <table:table-cell table:style-name="ce9"/>
          <table:table-cell table:style-name="ce6" table:formula="of:=INDEX([.$N$3:.$N$10];[.E503]+1;1)" office:value-type="float" office:value="225" calcext:value-type="float">
            <text:p>225</text:p>
          </table:table-cell>
          <table:table-cell table:style-name="ce6" table:formula="of:=INDEX([.$N$3:.$N$10];[.D503]+1;1)" office:value-type="float" office:value="255" calcext:value-type="float">
            <text:p>255</text:p>
          </table:table-cell>
          <table:table-cell table:style-name="ce6" table:formula="of:=INDEX([.$N$3:.$N$10];[.F503]+1;1)" office:value-type="float" office:value="156" calcext:value-type="float">
            <text:p>156</text:p>
          </table:table-cell>
          <table:table-cell table:style-name="ce28" table:formula="of:=CONCATENATE(&quot;#&quot;;DEC2HEX([.O503];2);DEC2HEX([.P503];2);DEC2HEX([.Q503];2))" office:value-type="string" office:string-value="#E1FF9C" calcext:value-type="string">
            <text:p>#E1FF9C</text:p>
          </table:table-cell>
          <table:table-cell table:style-name="ce32" table:formula="of:=CONCATENATE(IF([.O503]&lt;10;&quot;  &quot;;IF([.O503]&lt;100;&quot; &quot;;&quot;&quot;));[.O503];&quot; &quot;;IF([.P503]&lt;10;&quot;  &quot;;IF([.P503]&lt;100;&quot; &quot;;&quot;&quot;));[.P503];&quot; &quot;;IF([.Q503]&lt;10;&quot;  &quot;;IF([.Q503]&lt;100;&quot; &quot;;&quot;&quot;));[.Q503];&quot; &quot;;[.A503];&quot; - &quot;;[.R503])" office:value-type="string" office:string-value="225 255 156 500 - #E1FF9C" calcext:value-type="string">
            <text:p>225 255 156 500 - #E1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0" calcext:value-type="float">
            <text:p>50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6"/>
          <table:table-cell table:style-name="ce45"/>
          <table:table-cell table:style-name="ce50" table:formula="of:=BITAND(BITRSHIFT([.A504];6);HEX2DEC(&quot;7&quot;))" office:value-type="float" office:value="7" calcext:value-type="float">
            <text:p>7</text:p>
          </table:table-cell>
          <table:table-cell table:style-name="ce3" table:formula="of:=BITAND(BITRSHIFT([.A504];3);HEX2DEC(&quot;7&quot;))" office:value-type="float" office:value="6" calcext:value-type="float">
            <text:p>6</text:p>
          </table:table-cell>
          <table:table-cell table:style-name="ce57" table:formula="of:=BITAND([.A504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04]/7;1/[.$K$1])*255;0)" office:value-type="float" office:value="222" calcext:value-type="float">
            <text:p>222</text:p>
          </table:table-cell>
          <table:table-cell table:style-name="ce6" table:formula="of:=ROUND(POWER([.D504]/7;1/[.$K$1])*255;0)" office:value-type="float" office:value="255" calcext:value-type="float">
            <text:p>255</text:p>
          </table:table-cell>
          <table:table-cell table:style-name="ce6" table:formula="of:=ROUND(POWER([.F504]/7;1/[.$K$1])*255;0)" office:value-type="float" office:value="188" calcext:value-type="float">
            <text:p>188</text:p>
          </table:table-cell>
          <table:table-cell table:style-name="ce28" table:formula="of:=CONCATENATE(&quot;#&quot;;DEC2HEX([.H504];2);DEC2HEX([.I504];2);DEC2HEX([.J504];2))" office:value-type="string" office:string-value="#DEFFBC" calcext:value-type="string">
            <text:p>#DEFFBC</text:p>
          </table:table-cell>
          <table:table-cell table:style-name="ce32" table:formula="of:=CONCATENATE(IF([.H504]&lt;10;&quot;  &quot;;IF([.H504]&lt;100;&quot; &quot;;&quot;&quot;));[.H504];&quot; &quot;;IF([.I504]&lt;10;&quot;  &quot;;IF([.I504]&lt;100;&quot; &quot;;&quot;&quot;));[.I504];&quot; &quot;;IF([.J504]&lt;10;&quot;  &quot;;IF([.J504]&lt;100;&quot; &quot;;&quot;&quot;));[.J504];&quot; &quot;;[.A504];&quot; - &quot;;[.K504])" office:value-type="string" office:string-value="222 255 188 501 - #DEFFBC" calcext:value-type="string">
            <text:p>222 255 188 501 - #DEFFBC</text:p>
          </table:table-cell>
          <table:table-cell table:style-name="ce35"/>
          <table:table-cell table:style-name="ce9"/>
          <table:table-cell table:style-name="ce6" table:formula="of:=INDEX([.$N$3:.$N$10];[.E504]+1;1)" office:value-type="float" office:value="225" calcext:value-type="float">
            <text:p>225</text:p>
          </table:table-cell>
          <table:table-cell table:style-name="ce6" table:formula="of:=INDEX([.$N$3:.$N$10];[.D504]+1;1)" office:value-type="float" office:value="255" calcext:value-type="float">
            <text:p>255</text:p>
          </table:table-cell>
          <table:table-cell table:style-name="ce6" table:formula="of:=INDEX([.$N$3:.$N$10];[.F504]+1;1)" office:value-type="float" office:value="187" calcext:value-type="float">
            <text:p>187</text:p>
          </table:table-cell>
          <table:table-cell table:style-name="ce28" table:formula="of:=CONCATENATE(&quot;#&quot;;DEC2HEX([.O504];2);DEC2HEX([.P504];2);DEC2HEX([.Q504];2))" office:value-type="string" office:string-value="#E1FFBB" calcext:value-type="string">
            <text:p>#E1FFBB</text:p>
          </table:table-cell>
          <table:table-cell table:style-name="ce32" table:formula="of:=CONCATENATE(IF([.O504]&lt;10;&quot;  &quot;;IF([.O504]&lt;100;&quot; &quot;;&quot;&quot;));[.O504];&quot; &quot;;IF([.P504]&lt;10;&quot;  &quot;;IF([.P504]&lt;100;&quot; &quot;;&quot;&quot;));[.P504];&quot; &quot;;IF([.Q504]&lt;10;&quot;  &quot;;IF([.Q504]&lt;100;&quot; &quot;;&quot;&quot;));[.Q504];&quot; &quot;;[.A504];&quot; - &quot;;[.R504])" office:value-type="string" office:string-value="225 255 187 501 - #E1FFBB" calcext:value-type="string">
            <text:p>225 255 187 501 - #E1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1" calcext:value-type="float">
            <text:p>501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6"/>
          <table:table-cell table:style-name="ce45"/>
          <table:table-cell table:style-name="ce50" table:formula="of:=BITAND(BITRSHIFT([.A505];6);HEX2DEC(&quot;7&quot;))" office:value-type="float" office:value="7" calcext:value-type="float">
            <text:p>7</text:p>
          </table:table-cell>
          <table:table-cell table:style-name="ce3" table:formula="of:=BITAND(BITRSHIFT([.A505];3);HEX2DEC(&quot;7&quot;))" office:value-type="float" office:value="6" calcext:value-type="float">
            <text:p>6</text:p>
          </table:table-cell>
          <table:table-cell table:style-name="ce57" table:formula="of:=BITAND([.A505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05]/7;1/[.$K$1])*255;0)" office:value-type="float" office:value="222" calcext:value-type="float">
            <text:p>222</text:p>
          </table:table-cell>
          <table:table-cell table:style-name="ce6" table:formula="of:=ROUND(POWER([.D505]/7;1/[.$K$1])*255;0)" office:value-type="float" office:value="255" calcext:value-type="float">
            <text:p>255</text:p>
          </table:table-cell>
          <table:table-cell table:style-name="ce6" table:formula="of:=ROUND(POWER([.F505]/7;1/[.$K$1])*255;0)" office:value-type="float" office:value="222" calcext:value-type="float">
            <text:p>222</text:p>
          </table:table-cell>
          <table:table-cell table:style-name="ce28" table:formula="of:=CONCATENATE(&quot;#&quot;;DEC2HEX([.H505];2);DEC2HEX([.I505];2);DEC2HEX([.J505];2))" office:value-type="string" office:string-value="#DEFFDE" calcext:value-type="string">
            <text:p>#DEFFDE</text:p>
          </table:table-cell>
          <table:table-cell table:style-name="ce32" table:formula="of:=CONCATENATE(IF([.H505]&lt;10;&quot;  &quot;;IF([.H505]&lt;100;&quot; &quot;;&quot;&quot;));[.H505];&quot; &quot;;IF([.I505]&lt;10;&quot;  &quot;;IF([.I505]&lt;100;&quot; &quot;;&quot;&quot;));[.I505];&quot; &quot;;IF([.J505]&lt;10;&quot;  &quot;;IF([.J505]&lt;100;&quot; &quot;;&quot;&quot;));[.J505];&quot; &quot;;[.A505];&quot; - &quot;;[.K505])" office:value-type="string" office:string-value="222 255 222 502 - #DEFFDE" calcext:value-type="string">
            <text:p>222 255 222 502 - #DEFFDE</text:p>
          </table:table-cell>
          <table:table-cell table:style-name="ce35"/>
          <table:table-cell table:style-name="ce9"/>
          <table:table-cell table:style-name="ce6" table:formula="of:=INDEX([.$N$3:.$N$10];[.E505]+1;1)" office:value-type="float" office:value="225" calcext:value-type="float">
            <text:p>225</text:p>
          </table:table-cell>
          <table:table-cell table:style-name="ce6" table:formula="of:=INDEX([.$N$3:.$N$10];[.D505]+1;1)" office:value-type="float" office:value="255" calcext:value-type="float">
            <text:p>255</text:p>
          </table:table-cell>
          <table:table-cell table:style-name="ce6" table:formula="of:=INDEX([.$N$3:.$N$10];[.F505]+1;1)" office:value-type="float" office:value="225" calcext:value-type="float">
            <text:p>225</text:p>
          </table:table-cell>
          <table:table-cell table:style-name="ce28" table:formula="of:=CONCATENATE(&quot;#&quot;;DEC2HEX([.O505];2);DEC2HEX([.P505];2);DEC2HEX([.Q505];2))" office:value-type="string" office:string-value="#E1FFE1" calcext:value-type="string">
            <text:p>#E1FFE1</text:p>
          </table:table-cell>
          <table:table-cell table:style-name="ce32" table:formula="of:=CONCATENATE(IF([.O505]&lt;10;&quot;  &quot;;IF([.O505]&lt;100;&quot; &quot;;&quot;&quot;));[.O505];&quot; &quot;;IF([.P505]&lt;10;&quot;  &quot;;IF([.P505]&lt;100;&quot; &quot;;&quot;&quot;));[.P505];&quot; &quot;;IF([.Q505]&lt;10;&quot;  &quot;;IF([.Q505]&lt;100;&quot; &quot;;&quot;&quot;));[.Q505];&quot; &quot;;[.A505];&quot; - &quot;;[.R505])" office:value-type="string" office:string-value="225 255 225 502 - #E1FFE1" calcext:value-type="string">
            <text:p>225 255 225 502 - #E1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2" calcext:value-type="float">
            <text:p>502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6"/>
          <table:table-cell table:style-name="ce45"/>
          <table:table-cell table:style-name="ce50" table:formula="of:=BITAND(BITRSHIFT([.A506];6);HEX2DEC(&quot;7&quot;))" office:value-type="float" office:value="7" calcext:value-type="float">
            <text:p>7</text:p>
          </table:table-cell>
          <table:table-cell table:style-name="ce3" table:formula="of:=BITAND(BITRSHIFT([.A506];3);HEX2DEC(&quot;7&quot;))" office:value-type="float" office:value="6" calcext:value-type="float">
            <text:p>6</text:p>
          </table:table-cell>
          <table:table-cell table:style-name="ce57" table:formula="of:=BITAND([.A506];HEX2DEC(&quot;7&quot;))" office:value-type="float" office:value="7" calcext:value-type="float">
            <text:p>7</text:p>
          </table:table-cell>
          <table:table-cell table:style-name="ce6"/>
          <table:table-cell table:style-name="ce20" table:formula="of:=ROUND(POWER([.E506]/7;1/[.$K$1])*255;0)" office:value-type="float" office:value="222" calcext:value-type="float">
            <text:p>222</text:p>
          </table:table-cell>
          <table:table-cell table:style-name="ce6" table:formula="of:=ROUND(POWER([.D506]/7;1/[.$K$1])*255;0)" office:value-type="float" office:value="255" calcext:value-type="float">
            <text:p>255</text:p>
          </table:table-cell>
          <table:table-cell table:style-name="ce6" table:formula="of:=ROUND(POWER([.F506]/7;1/[.$K$1])*255;0)" office:value-type="float" office:value="255" calcext:value-type="float">
            <text:p>255</text:p>
          </table:table-cell>
          <table:table-cell table:style-name="ce28" table:formula="of:=CONCATENATE(&quot;#&quot;;DEC2HEX([.H506];2);DEC2HEX([.I506];2);DEC2HEX([.J506];2))" office:value-type="string" office:string-value="#DEFFFF" calcext:value-type="string">
            <text:p>#DEFFFF</text:p>
          </table:table-cell>
          <table:table-cell table:style-name="ce32" table:formula="of:=CONCATENATE(IF([.H506]&lt;10;&quot;  &quot;;IF([.H506]&lt;100;&quot; &quot;;&quot;&quot;));[.H506];&quot; &quot;;IF([.I506]&lt;10;&quot;  &quot;;IF([.I506]&lt;100;&quot; &quot;;&quot;&quot;));[.I506];&quot; &quot;;IF([.J506]&lt;10;&quot;  &quot;;IF([.J506]&lt;100;&quot; &quot;;&quot;&quot;));[.J506];&quot; &quot;;[.A506];&quot; - &quot;;[.K506])" office:value-type="string" office:string-value="222 255 255 503 - #DEFFFF" calcext:value-type="string">
            <text:p>222 255 255 503 - #DEFFFF</text:p>
          </table:table-cell>
          <table:table-cell table:style-name="ce35"/>
          <table:table-cell table:style-name="ce9"/>
          <table:table-cell table:style-name="ce6" table:formula="of:=INDEX([.$N$3:.$N$10];[.E506]+1;1)" office:value-type="float" office:value="225" calcext:value-type="float">
            <text:p>225</text:p>
          </table:table-cell>
          <table:table-cell table:style-name="ce6" table:formula="of:=INDEX([.$N$3:.$N$10];[.D506]+1;1)" office:value-type="float" office:value="255" calcext:value-type="float">
            <text:p>255</text:p>
          </table:table-cell>
          <table:table-cell table:style-name="ce6" table:formula="of:=INDEX([.$N$3:.$N$10];[.F506]+1;1)" office:value-type="float" office:value="255" calcext:value-type="float">
            <text:p>255</text:p>
          </table:table-cell>
          <table:table-cell table:style-name="ce28" table:formula="of:=CONCATENATE(&quot;#&quot;;DEC2HEX([.O506];2);DEC2HEX([.P506];2);DEC2HEX([.Q506];2))" office:value-type="string" office:string-value="#E1FFFF" calcext:value-type="string">
            <text:p>#E1FFFF</text:p>
          </table:table-cell>
          <table:table-cell table:style-name="ce32" table:formula="of:=CONCATENATE(IF([.O506]&lt;10;&quot;  &quot;;IF([.O506]&lt;100;&quot; &quot;;&quot;&quot;));[.O506];&quot; &quot;;IF([.P506]&lt;10;&quot;  &quot;;IF([.P506]&lt;100;&quot; &quot;;&quot;&quot;));[.P506];&quot; &quot;;IF([.Q506]&lt;10;&quot;  &quot;;IF([.Q506]&lt;100;&quot; &quot;;&quot;&quot;));[.Q506];&quot; &quot;;[.A506];&quot; - &quot;;[.R506])" office:value-type="string" office:string-value="225 255 255 503 - #E1FFFF" calcext:value-type="string">
            <text:p>225 255 255 503 - #E1FFFF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3" calcext:value-type="float">
            <text:p>503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6"/>
          <table:table-cell table:style-name="ce45"/>
          <table:table-cell table:style-name="ce50" table:formula="of:=BITAND(BITRSHIFT([.A507];6);HEX2DEC(&quot;7&quot;))" office:value-type="float" office:value="7" calcext:value-type="float">
            <text:p>7</text:p>
          </table:table-cell>
          <table:table-cell table:style-name="ce3" table:formula="of:=BITAND(BITRSHIFT([.A507];3);HEX2DEC(&quot;7&quot;))" office:value-type="float" office:value="7" calcext:value-type="float">
            <text:p>7</text:p>
          </table:table-cell>
          <table:table-cell table:style-name="ce57" table:formula="of:=BITAND([.A507];HEX2DEC(&quot;7&quot;))" office:value-type="float" office:value="0" calcext:value-type="float">
            <text:p>0</text:p>
          </table:table-cell>
          <table:table-cell table:style-name="ce6"/>
          <table:table-cell table:style-name="ce20" table:formula="of:=ROUND(POWER([.E507]/7;1/[.$K$1])*255;0)" office:value-type="float" office:value="255" calcext:value-type="float">
            <text:p>255</text:p>
          </table:table-cell>
          <table:table-cell table:style-name="ce6" table:formula="of:=ROUND(POWER([.D507]/7;1/[.$K$1])*255;0)" office:value-type="float" office:value="255" calcext:value-type="float">
            <text:p>255</text:p>
          </table:table-cell>
          <table:table-cell table:style-name="ce6" table:formula="of:=ROUND(POWER([.F507]/7;1/[.$K$1])*255;0)" office:value-type="float" office:value="0" calcext:value-type="float">
            <text:p>0</text:p>
          </table:table-cell>
          <table:table-cell table:style-name="ce28" table:formula="of:=CONCATENATE(&quot;#&quot;;DEC2HEX([.H507];2);DEC2HEX([.I507];2);DEC2HEX([.J507];2))" office:value-type="string" office:string-value="#FFFF00" calcext:value-type="string">
            <text:p>#FFFF00</text:p>
          </table:table-cell>
          <table:table-cell table:style-name="ce32" table:formula="of:=CONCATENATE(IF([.H507]&lt;10;&quot;  &quot;;IF([.H507]&lt;100;&quot; &quot;;&quot;&quot;));[.H507];&quot; &quot;;IF([.I507]&lt;10;&quot;  &quot;;IF([.I507]&lt;100;&quot; &quot;;&quot;&quot;));[.I507];&quot; &quot;;IF([.J507]&lt;10;&quot;  &quot;;IF([.J507]&lt;100;&quot; &quot;;&quot;&quot;));[.J507];&quot; &quot;;[.A507];&quot; - &quot;;[.K507])" office:value-type="string" office:string-value="255 255   0 504 - #FFFF00" calcext:value-type="string">
            <text:p>255 255 <text:s text:c="2"/>0 504 - #FFFF00</text:p>
          </table:table-cell>
          <table:table-cell table:style-name="ce35"/>
          <table:table-cell table:style-name="ce9"/>
          <table:table-cell table:style-name="ce6" table:formula="of:=INDEX([.$N$3:.$N$10];[.E507]+1;1)" office:value-type="float" office:value="255" calcext:value-type="float">
            <text:p>255</text:p>
          </table:table-cell>
          <table:table-cell table:style-name="ce6" table:formula="of:=INDEX([.$N$3:.$N$10];[.D507]+1;1)" office:value-type="float" office:value="255" calcext:value-type="float">
            <text:p>255</text:p>
          </table:table-cell>
          <table:table-cell table:style-name="ce6" table:formula="of:=INDEX([.$N$3:.$N$10];[.F507]+1;1)" office:value-type="float" office:value="0" calcext:value-type="float">
            <text:p>0</text:p>
          </table:table-cell>
          <table:table-cell table:style-name="ce28" table:formula="of:=CONCATENATE(&quot;#&quot;;DEC2HEX([.O507];2);DEC2HEX([.P507];2);DEC2HEX([.Q507];2))" office:value-type="string" office:string-value="#FFFF00" calcext:value-type="string">
            <text:p>#FFFF00</text:p>
          </table:table-cell>
          <table:table-cell table:style-name="ce32" table:formula="of:=CONCATENATE(IF([.O507]&lt;10;&quot;  &quot;;IF([.O507]&lt;100;&quot; &quot;;&quot;&quot;));[.O507];&quot; &quot;;IF([.P507]&lt;10;&quot;  &quot;;IF([.P507]&lt;100;&quot; &quot;;&quot;&quot;));[.P507];&quot; &quot;;IF([.Q507]&lt;10;&quot;  &quot;;IF([.Q507]&lt;100;&quot; &quot;;&quot;&quot;));[.Q507];&quot; &quot;;[.A507];&quot; - &quot;;[.R507])" office:value-type="string" office:string-value="255 255   0 504 - #FFFF00" calcext:value-type="string">
            <text:p>255 255 <text:s text:c="2"/>0 504 - #FFFF00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4" calcext:value-type="float">
            <text:p>504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6"/>
          <table:table-cell table:style-name="ce45"/>
          <table:table-cell table:style-name="ce50" table:formula="of:=BITAND(BITRSHIFT([.A508];6);HEX2DEC(&quot;7&quot;))" office:value-type="float" office:value="7" calcext:value-type="float">
            <text:p>7</text:p>
          </table:table-cell>
          <table:table-cell table:style-name="ce3" table:formula="of:=BITAND(BITRSHIFT([.A508];3);HEX2DEC(&quot;7&quot;))" office:value-type="float" office:value="7" calcext:value-type="float">
            <text:p>7</text:p>
          </table:table-cell>
          <table:table-cell table:style-name="ce57" table:formula="of:=BITAND([.A508];HEX2DEC(&quot;7&quot;))" office:value-type="float" office:value="1" calcext:value-type="float">
            <text:p>1</text:p>
          </table:table-cell>
          <table:table-cell table:style-name="ce6"/>
          <table:table-cell table:style-name="ce20" table:formula="of:=ROUND(POWER([.E508]/7;1/[.$K$1])*255;0)" office:value-type="float" office:value="255" calcext:value-type="float">
            <text:p>255</text:p>
          </table:table-cell>
          <table:table-cell table:style-name="ce6" table:formula="of:=ROUND(POWER([.D508]/7;1/[.$K$1])*255;0)" office:value-type="float" office:value="255" calcext:value-type="float">
            <text:p>255</text:p>
          </table:table-cell>
          <table:table-cell table:style-name="ce6" table:formula="of:=ROUND(POWER([.F508]/7;1/[.$K$1])*255;0)" office:value-type="float" office:value="43" calcext:value-type="float">
            <text:p>43</text:p>
          </table:table-cell>
          <table:table-cell table:style-name="ce28" table:formula="of:=CONCATENATE(&quot;#&quot;;DEC2HEX([.H508];2);DEC2HEX([.I508];2);DEC2HEX([.J508];2))" office:value-type="string" office:string-value="#FFFF2B" calcext:value-type="string">
            <text:p>#FFFF2B</text:p>
          </table:table-cell>
          <table:table-cell table:style-name="ce32" table:formula="of:=CONCATENATE(IF([.H508]&lt;10;&quot;  &quot;;IF([.H508]&lt;100;&quot; &quot;;&quot;&quot;));[.H508];&quot; &quot;;IF([.I508]&lt;10;&quot;  &quot;;IF([.I508]&lt;100;&quot; &quot;;&quot;&quot;));[.I508];&quot; &quot;;IF([.J508]&lt;10;&quot;  &quot;;IF([.J508]&lt;100;&quot; &quot;;&quot;&quot;));[.J508];&quot; &quot;;[.A508];&quot; - &quot;;[.K508])" office:value-type="string" office:string-value="255 255  43 505 - #FFFF2B" calcext:value-type="string">
            <text:p>255 255 <text:s/>43 505 - #FFFF2B</text:p>
          </table:table-cell>
          <table:table-cell table:style-name="ce35"/>
          <table:table-cell table:style-name="ce9"/>
          <table:table-cell table:style-name="ce6" table:formula="of:=INDEX([.$N$3:.$N$10];[.E508]+1;1)" office:value-type="float" office:value="255" calcext:value-type="float">
            <text:p>255</text:p>
          </table:table-cell>
          <table:table-cell table:style-name="ce6" table:formula="of:=INDEX([.$N$3:.$N$10];[.D508]+1;1)" office:value-type="float" office:value="255" calcext:value-type="float">
            <text:p>255</text:p>
          </table:table-cell>
          <table:table-cell table:style-name="ce6" table:formula="of:=INDEX([.$N$3:.$N$10];[.F508]+1;1)" office:value-type="float" office:value="40" calcext:value-type="float">
            <text:p>40</text:p>
          </table:table-cell>
          <table:table-cell table:style-name="ce28" table:formula="of:=CONCATENATE(&quot;#&quot;;DEC2HEX([.O508];2);DEC2HEX([.P508];2);DEC2HEX([.Q508];2))" office:value-type="string" office:string-value="#FFFF28" calcext:value-type="string">
            <text:p>#FFFF28</text:p>
          </table:table-cell>
          <table:table-cell table:style-name="ce32" table:formula="of:=CONCATENATE(IF([.O508]&lt;10;&quot;  &quot;;IF([.O508]&lt;100;&quot; &quot;;&quot;&quot;));[.O508];&quot; &quot;;IF([.P508]&lt;10;&quot;  &quot;;IF([.P508]&lt;100;&quot; &quot;;&quot;&quot;));[.P508];&quot; &quot;;IF([.Q508]&lt;10;&quot;  &quot;;IF([.Q508]&lt;100;&quot; &quot;;&quot;&quot;));[.Q508];&quot; &quot;;[.A508];&quot; - &quot;;[.R508])" office:value-type="string" office:string-value="255 255  40 505 - #FFFF28" calcext:value-type="string">
            <text:p>255 255 <text:s/>40 505 - #FFFF28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5" calcext:value-type="float">
            <text:p>505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6"/>
          <table:table-cell table:style-name="ce45"/>
          <table:table-cell table:style-name="ce50" table:formula="of:=BITAND(BITRSHIFT([.A509];6);HEX2DEC(&quot;7&quot;))" office:value-type="float" office:value="7" calcext:value-type="float">
            <text:p>7</text:p>
          </table:table-cell>
          <table:table-cell table:style-name="ce3" table:formula="of:=BITAND(BITRSHIFT([.A509];3);HEX2DEC(&quot;7&quot;))" office:value-type="float" office:value="7" calcext:value-type="float">
            <text:p>7</text:p>
          </table:table-cell>
          <table:table-cell table:style-name="ce57" table:formula="of:=BITAND([.A509];HEX2DEC(&quot;7&quot;))" office:value-type="float" office:value="2" calcext:value-type="float">
            <text:p>2</text:p>
          </table:table-cell>
          <table:table-cell table:style-name="ce6"/>
          <table:table-cell table:style-name="ce20" table:formula="of:=ROUND(POWER([.E509]/7;1/[.$K$1])*255;0)" office:value-type="float" office:value="255" calcext:value-type="float">
            <text:p>255</text:p>
          </table:table-cell>
          <table:table-cell table:style-name="ce6" table:formula="of:=ROUND(POWER([.D509]/7;1/[.$K$1])*255;0)" office:value-type="float" office:value="255" calcext:value-type="float">
            <text:p>255</text:p>
          </table:table-cell>
          <table:table-cell table:style-name="ce6" table:formula="of:=ROUND(POWER([.F509]/7;1/[.$K$1])*255;0)" office:value-type="float" office:value="82" calcext:value-type="float">
            <text:p>82</text:p>
          </table:table-cell>
          <table:table-cell table:style-name="ce28" table:formula="of:=CONCATENATE(&quot;#&quot;;DEC2HEX([.H509];2);DEC2HEX([.I509];2);DEC2HEX([.J509];2))" office:value-type="string" office:string-value="#FFFF52" calcext:value-type="string">
            <text:p>#FFFF52</text:p>
          </table:table-cell>
          <table:table-cell table:style-name="ce32" table:formula="of:=CONCATENATE(IF([.H509]&lt;10;&quot;  &quot;;IF([.H509]&lt;100;&quot; &quot;;&quot;&quot;));[.H509];&quot; &quot;;IF([.I509]&lt;10;&quot;  &quot;;IF([.I509]&lt;100;&quot; &quot;;&quot;&quot;));[.I509];&quot; &quot;;IF([.J509]&lt;10;&quot;  &quot;;IF([.J509]&lt;100;&quot; &quot;;&quot;&quot;));[.J509];&quot; &quot;;[.A509];&quot; - &quot;;[.K509])" office:value-type="string" office:string-value="255 255  82 506 - #FFFF52" calcext:value-type="string">
            <text:p>255 255 <text:s/>82 506 - #FFFF52</text:p>
          </table:table-cell>
          <table:table-cell table:style-name="ce35"/>
          <table:table-cell table:style-name="ce9"/>
          <table:table-cell table:style-name="ce6" table:formula="of:=INDEX([.$N$3:.$N$10];[.E509]+1;1)" office:value-type="float" office:value="255" calcext:value-type="float">
            <text:p>255</text:p>
          </table:table-cell>
          <table:table-cell table:style-name="ce6" table:formula="of:=INDEX([.$N$3:.$N$10];[.D509]+1;1)" office:value-type="float" office:value="255" calcext:value-type="float">
            <text:p>255</text:p>
          </table:table-cell>
          <table:table-cell table:style-name="ce6" table:formula="of:=INDEX([.$N$3:.$N$10];[.F509]+1;1)" office:value-type="float" office:value="83" calcext:value-type="float">
            <text:p>83</text:p>
          </table:table-cell>
          <table:table-cell table:style-name="ce28" table:formula="of:=CONCATENATE(&quot;#&quot;;DEC2HEX([.O509];2);DEC2HEX([.P509];2);DEC2HEX([.Q509];2))" office:value-type="string" office:string-value="#FFFF53" calcext:value-type="string">
            <text:p>#FFFF53</text:p>
          </table:table-cell>
          <table:table-cell table:style-name="ce32" table:formula="of:=CONCATENATE(IF([.O509]&lt;10;&quot;  &quot;;IF([.O509]&lt;100;&quot; &quot;;&quot;&quot;));[.O509];&quot; &quot;;IF([.P509]&lt;10;&quot;  &quot;;IF([.P509]&lt;100;&quot; &quot;;&quot;&quot;));[.P509];&quot; &quot;;IF([.Q509]&lt;10;&quot;  &quot;;IF([.Q509]&lt;100;&quot; &quot;;&quot;&quot;));[.Q509];&quot; &quot;;[.A509];&quot; - &quot;;[.R509])" office:value-type="string" office:string-value="255 255  83 506 - #FFFF53" calcext:value-type="string">
            <text:p>255 255 <text:s/>83 506 - #FFFF53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6" calcext:value-type="float">
            <text:p>506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6"/>
          <table:table-cell table:style-name="ce45"/>
          <table:table-cell table:style-name="ce50" table:formula="of:=BITAND(BITRSHIFT([.A510];6);HEX2DEC(&quot;7&quot;))" office:value-type="float" office:value="7" calcext:value-type="float">
            <text:p>7</text:p>
          </table:table-cell>
          <table:table-cell table:style-name="ce3" table:formula="of:=BITAND(BITRSHIFT([.A510];3);HEX2DEC(&quot;7&quot;))" office:value-type="float" office:value="7" calcext:value-type="float">
            <text:p>7</text:p>
          </table:table-cell>
          <table:table-cell table:style-name="ce57" table:formula="of:=BITAND([.A510];HEX2DEC(&quot;7&quot;))" office:value-type="float" office:value="3" calcext:value-type="float">
            <text:p>3</text:p>
          </table:table-cell>
          <table:table-cell table:style-name="ce6"/>
          <table:table-cell table:style-name="ce20" table:formula="of:=ROUND(POWER([.E510]/7;1/[.$K$1])*255;0)" office:value-type="float" office:value="255" calcext:value-type="float">
            <text:p>255</text:p>
          </table:table-cell>
          <table:table-cell table:style-name="ce6" table:formula="of:=ROUND(POWER([.D510]/7;1/[.$K$1])*255;0)" office:value-type="float" office:value="255" calcext:value-type="float">
            <text:p>255</text:p>
          </table:table-cell>
          <table:table-cell table:style-name="ce6" table:formula="of:=ROUND(POWER([.F510]/7;1/[.$K$1])*255;0)" office:value-type="float" office:value="118" calcext:value-type="float">
            <text:p>118</text:p>
          </table:table-cell>
          <table:table-cell table:style-name="ce28" table:formula="of:=CONCATENATE(&quot;#&quot;;DEC2HEX([.H510];2);DEC2HEX([.I510];2);DEC2HEX([.J510];2))" office:value-type="string" office:string-value="#FFFF76" calcext:value-type="string">
            <text:p>#FFFF76</text:p>
          </table:table-cell>
          <table:table-cell table:style-name="ce32" table:formula="of:=CONCATENATE(IF([.H510]&lt;10;&quot;  &quot;;IF([.H510]&lt;100;&quot; &quot;;&quot;&quot;));[.H510];&quot; &quot;;IF([.I510]&lt;10;&quot;  &quot;;IF([.I510]&lt;100;&quot; &quot;;&quot;&quot;));[.I510];&quot; &quot;;IF([.J510]&lt;10;&quot;  &quot;;IF([.J510]&lt;100;&quot; &quot;;&quot;&quot;));[.J510];&quot; &quot;;[.A510];&quot; - &quot;;[.K510])" office:value-type="string" office:string-value="255 255 118 507 - #FFFF76" calcext:value-type="string">
            <text:p>255 255 118 507 - #FFFF76</text:p>
          </table:table-cell>
          <table:table-cell table:style-name="ce35"/>
          <table:table-cell table:style-name="ce9"/>
          <table:table-cell table:style-name="ce6" table:formula="of:=INDEX([.$N$3:.$N$10];[.E510]+1;1)" office:value-type="float" office:value="255" calcext:value-type="float">
            <text:p>255</text:p>
          </table:table-cell>
          <table:table-cell table:style-name="ce6" table:formula="of:=INDEX([.$N$3:.$N$10];[.D510]+1;1)" office:value-type="float" office:value="255" calcext:value-type="float">
            <text:p>255</text:p>
          </table:table-cell>
          <table:table-cell table:style-name="ce6" table:formula="of:=INDEX([.$N$3:.$N$10];[.F510]+1;1)" office:value-type="float" office:value="116" calcext:value-type="float">
            <text:p>116</text:p>
          </table:table-cell>
          <table:table-cell table:style-name="ce28" table:formula="of:=CONCATENATE(&quot;#&quot;;DEC2HEX([.O510];2);DEC2HEX([.P510];2);DEC2HEX([.Q510];2))" office:value-type="string" office:string-value="#FFFF74" calcext:value-type="string">
            <text:p>#FFFF74</text:p>
          </table:table-cell>
          <table:table-cell table:style-name="ce32" table:formula="of:=CONCATENATE(IF([.O510]&lt;10;&quot;  &quot;;IF([.O510]&lt;100;&quot; &quot;;&quot;&quot;));[.O510];&quot; &quot;;IF([.P510]&lt;10;&quot;  &quot;;IF([.P510]&lt;100;&quot; &quot;;&quot;&quot;));[.P510];&quot; &quot;;IF([.Q510]&lt;10;&quot;  &quot;;IF([.Q510]&lt;100;&quot; &quot;;&quot;&quot;));[.Q510];&quot; &quot;;[.A510];&quot; - &quot;;[.R510])" office:value-type="string" office:string-value="255 255 116 507 - #FFFF74" calcext:value-type="string">
            <text:p>255 255 116 507 - #FFFF74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7" calcext:value-type="float">
            <text:p>507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6"/>
          <table:table-cell table:style-name="ce45"/>
          <table:table-cell table:style-name="ce50" table:formula="of:=BITAND(BITRSHIFT([.A511];6);HEX2DEC(&quot;7&quot;))" office:value-type="float" office:value="7" calcext:value-type="float">
            <text:p>7</text:p>
          </table:table-cell>
          <table:table-cell table:style-name="ce3" table:formula="of:=BITAND(BITRSHIFT([.A511];3);HEX2DEC(&quot;7&quot;))" office:value-type="float" office:value="7" calcext:value-type="float">
            <text:p>7</text:p>
          </table:table-cell>
          <table:table-cell table:style-name="ce57" table:formula="of:=BITAND([.A511];HEX2DEC(&quot;7&quot;))" office:value-type="float" office:value="4" calcext:value-type="float">
            <text:p>4</text:p>
          </table:table-cell>
          <table:table-cell table:style-name="ce6"/>
          <table:table-cell table:style-name="ce20" table:formula="of:=ROUND(POWER([.E511]/7;1/[.$K$1])*255;0)" office:value-type="float" office:value="255" calcext:value-type="float">
            <text:p>255</text:p>
          </table:table-cell>
          <table:table-cell table:style-name="ce6" table:formula="of:=ROUND(POWER([.D511]/7;1/[.$K$1])*255;0)" office:value-type="float" office:value="255" calcext:value-type="float">
            <text:p>255</text:p>
          </table:table-cell>
          <table:table-cell table:style-name="ce6" table:formula="of:=ROUND(POWER([.F511]/7;1/[.$K$1])*255;0)" office:value-type="float" office:value="153" calcext:value-type="float">
            <text:p>153</text:p>
          </table:table-cell>
          <table:table-cell table:style-name="ce28" table:formula="of:=CONCATENATE(&quot;#&quot;;DEC2HEX([.H511];2);DEC2HEX([.I511];2);DEC2HEX([.J511];2))" office:value-type="string" office:string-value="#FFFF99" calcext:value-type="string">
            <text:p>#FFFF99</text:p>
          </table:table-cell>
          <table:table-cell table:style-name="ce32" table:formula="of:=CONCATENATE(IF([.H511]&lt;10;&quot;  &quot;;IF([.H511]&lt;100;&quot; &quot;;&quot;&quot;));[.H511];&quot; &quot;;IF([.I511]&lt;10;&quot;  &quot;;IF([.I511]&lt;100;&quot; &quot;;&quot;&quot;));[.I511];&quot; &quot;;IF([.J511]&lt;10;&quot;  &quot;;IF([.J511]&lt;100;&quot; &quot;;&quot;&quot;));[.J511];&quot; &quot;;[.A511];&quot; - &quot;;[.K511])" office:value-type="string" office:string-value="255 255 153 508 - #FFFF99" calcext:value-type="string">
            <text:p>255 255 153 508 - #FFFF99</text:p>
          </table:table-cell>
          <table:table-cell table:style-name="ce35"/>
          <table:table-cell table:style-name="ce9"/>
          <table:table-cell table:style-name="ce6" table:formula="of:=INDEX([.$N$3:.$N$10];[.E511]+1;1)" office:value-type="float" office:value="255" calcext:value-type="float">
            <text:p>255</text:p>
          </table:table-cell>
          <table:table-cell table:style-name="ce6" table:formula="of:=INDEX([.$N$3:.$N$10];[.D511]+1;1)" office:value-type="float" office:value="255" calcext:value-type="float">
            <text:p>255</text:p>
          </table:table-cell>
          <table:table-cell table:style-name="ce6" table:formula="of:=INDEX([.$N$3:.$N$10];[.F511]+1;1)" office:value-type="float" office:value="156" calcext:value-type="float">
            <text:p>156</text:p>
          </table:table-cell>
          <table:table-cell table:style-name="ce28" table:formula="of:=CONCATENATE(&quot;#&quot;;DEC2HEX([.O511];2);DEC2HEX([.P511];2);DEC2HEX([.Q511];2))" office:value-type="string" office:string-value="#FFFF9C" calcext:value-type="string">
            <text:p>#FFFF9C</text:p>
          </table:table-cell>
          <table:table-cell table:style-name="ce32" table:formula="of:=CONCATENATE(IF([.O511]&lt;10;&quot;  &quot;;IF([.O511]&lt;100;&quot; &quot;;&quot;&quot;));[.O511];&quot; &quot;;IF([.P511]&lt;10;&quot;  &quot;;IF([.P511]&lt;100;&quot; &quot;;&quot;&quot;));[.P511];&quot; &quot;;IF([.Q511]&lt;10;&quot;  &quot;;IF([.Q511]&lt;100;&quot; &quot;;&quot;&quot;));[.Q511];&quot; &quot;;[.A511];&quot; - &quot;;[.R511])" office:value-type="string" office:string-value="255 255 156 508 - #FFFF9C" calcext:value-type="string">
            <text:p>255 255 156 508 - #FFFF9C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8" calcext:value-type="float">
            <text:p>508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6"/>
          <table:table-cell table:style-name="ce45"/>
          <table:table-cell table:style-name="ce50" table:formula="of:=BITAND(BITRSHIFT([.A512];6);HEX2DEC(&quot;7&quot;))" office:value-type="float" office:value="7" calcext:value-type="float">
            <text:p>7</text:p>
          </table:table-cell>
          <table:table-cell table:style-name="ce3" table:formula="of:=BITAND(BITRSHIFT([.A512];3);HEX2DEC(&quot;7&quot;))" office:value-type="float" office:value="7" calcext:value-type="float">
            <text:p>7</text:p>
          </table:table-cell>
          <table:table-cell table:style-name="ce57" table:formula="of:=BITAND([.A512];HEX2DEC(&quot;7&quot;))" office:value-type="float" office:value="5" calcext:value-type="float">
            <text:p>5</text:p>
          </table:table-cell>
          <table:table-cell table:style-name="ce6"/>
          <table:table-cell table:style-name="ce20" table:formula="of:=ROUND(POWER([.E512]/7;1/[.$K$1])*255;0)" office:value-type="float" office:value="255" calcext:value-type="float">
            <text:p>255</text:p>
          </table:table-cell>
          <table:table-cell table:style-name="ce6" table:formula="of:=ROUND(POWER([.D512]/7;1/[.$K$1])*255;0)" office:value-type="float" office:value="255" calcext:value-type="float">
            <text:p>255</text:p>
          </table:table-cell>
          <table:table-cell table:style-name="ce6" table:formula="of:=ROUND(POWER([.F512]/7;1/[.$K$1])*255;0)" office:value-type="float" office:value="188" calcext:value-type="float">
            <text:p>188</text:p>
          </table:table-cell>
          <table:table-cell table:style-name="ce28" table:formula="of:=CONCATENATE(&quot;#&quot;;DEC2HEX([.H512];2);DEC2HEX([.I512];2);DEC2HEX([.J512];2))" office:value-type="string" office:string-value="#FFFFBC" calcext:value-type="string">
            <text:p>#FFFFBC</text:p>
          </table:table-cell>
          <table:table-cell table:style-name="ce32" table:formula="of:=CONCATENATE(IF([.H512]&lt;10;&quot;  &quot;;IF([.H512]&lt;100;&quot; &quot;;&quot;&quot;));[.H512];&quot; &quot;;IF([.I512]&lt;10;&quot;  &quot;;IF([.I512]&lt;100;&quot; &quot;;&quot;&quot;));[.I512];&quot; &quot;;IF([.J512]&lt;10;&quot;  &quot;;IF([.J512]&lt;100;&quot; &quot;;&quot;&quot;));[.J512];&quot; &quot;;[.A512];&quot; - &quot;;[.K512])" office:value-type="string" office:string-value="255 255 188 509 - #FFFFBC" calcext:value-type="string">
            <text:p>255 255 188 509 - #FFFFBC</text:p>
          </table:table-cell>
          <table:table-cell table:style-name="ce35"/>
          <table:table-cell table:style-name="ce9"/>
          <table:table-cell table:style-name="ce6" table:formula="of:=INDEX([.$N$3:.$N$10];[.E512]+1;1)" office:value-type="float" office:value="255" calcext:value-type="float">
            <text:p>255</text:p>
          </table:table-cell>
          <table:table-cell table:style-name="ce6" table:formula="of:=INDEX([.$N$3:.$N$10];[.D512]+1;1)" office:value-type="float" office:value="255" calcext:value-type="float">
            <text:p>255</text:p>
          </table:table-cell>
          <table:table-cell table:style-name="ce6" table:formula="of:=INDEX([.$N$3:.$N$10];[.F512]+1;1)" office:value-type="float" office:value="187" calcext:value-type="float">
            <text:p>187</text:p>
          </table:table-cell>
          <table:table-cell table:style-name="ce28" table:formula="of:=CONCATENATE(&quot;#&quot;;DEC2HEX([.O512];2);DEC2HEX([.P512];2);DEC2HEX([.Q512];2))" office:value-type="string" office:string-value="#FFFFBB" calcext:value-type="string">
            <text:p>#FFFFBB</text:p>
          </table:table-cell>
          <table:table-cell table:style-name="ce32" table:formula="of:=CONCATENATE(IF([.O512]&lt;10;&quot;  &quot;;IF([.O512]&lt;100;&quot; &quot;;&quot;&quot;));[.O512];&quot; &quot;;IF([.P512]&lt;10;&quot;  &quot;;IF([.P512]&lt;100;&quot; &quot;;&quot;&quot;));[.P512];&quot; &quot;;IF([.Q512]&lt;10;&quot;  &quot;;IF([.Q512]&lt;100;&quot; &quot;;&quot;&quot;));[.Q512];&quot; &quot;;[.A512];&quot; - &quot;;[.R512])" office:value-type="string" office:string-value="255 255 187 509 - #FFFFBB" calcext:value-type="string">
            <text:p>255 255 187 509 - #FFFFBB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09" calcext:value-type="float">
            <text:p>509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6"/>
          <table:table-cell table:style-name="ce45"/>
          <table:table-cell table:style-name="ce50" table:formula="of:=BITAND(BITRSHIFT([.A513];6);HEX2DEC(&quot;7&quot;))" office:value-type="float" office:value="7" calcext:value-type="float">
            <text:p>7</text:p>
          </table:table-cell>
          <table:table-cell table:style-name="ce3" table:formula="of:=BITAND(BITRSHIFT([.A513];3);HEX2DEC(&quot;7&quot;))" office:value-type="float" office:value="7" calcext:value-type="float">
            <text:p>7</text:p>
          </table:table-cell>
          <table:table-cell table:style-name="ce57" table:formula="of:=BITAND([.A513];HEX2DEC(&quot;7&quot;))" office:value-type="float" office:value="6" calcext:value-type="float">
            <text:p>6</text:p>
          </table:table-cell>
          <table:table-cell table:style-name="ce6"/>
          <table:table-cell table:style-name="ce20" table:formula="of:=ROUND(POWER([.E513]/7;1/[.$K$1])*255;0)" office:value-type="float" office:value="255" calcext:value-type="float">
            <text:p>255</text:p>
          </table:table-cell>
          <table:table-cell table:style-name="ce6" table:formula="of:=ROUND(POWER([.D513]/7;1/[.$K$1])*255;0)" office:value-type="float" office:value="255" calcext:value-type="float">
            <text:p>255</text:p>
          </table:table-cell>
          <table:table-cell table:style-name="ce6" table:formula="of:=ROUND(POWER([.F513]/7;1/[.$K$1])*255;0)" office:value-type="float" office:value="222" calcext:value-type="float">
            <text:p>222</text:p>
          </table:table-cell>
          <table:table-cell table:style-name="ce28" table:formula="of:=CONCATENATE(&quot;#&quot;;DEC2HEX([.H513];2);DEC2HEX([.I513];2);DEC2HEX([.J513];2))" office:value-type="string" office:string-value="#FFFFDE" calcext:value-type="string">
            <text:p>#FFFFDE</text:p>
          </table:table-cell>
          <table:table-cell table:style-name="ce32" table:formula="of:=CONCATENATE(IF([.H513]&lt;10;&quot;  &quot;;IF([.H513]&lt;100;&quot; &quot;;&quot;&quot;));[.H513];&quot; &quot;;IF([.I513]&lt;10;&quot;  &quot;;IF([.I513]&lt;100;&quot; &quot;;&quot;&quot;));[.I513];&quot; &quot;;IF([.J513]&lt;10;&quot;  &quot;;IF([.J513]&lt;100;&quot; &quot;;&quot;&quot;));[.J513];&quot; &quot;;[.A513];&quot; - &quot;;[.K513])" office:value-type="string" office:string-value="255 255 222 510 - #FFFFDE" calcext:value-type="string">
            <text:p>255 255 222 510 - #FFFFDE</text:p>
          </table:table-cell>
          <table:table-cell table:style-name="ce35"/>
          <table:table-cell table:style-name="ce9"/>
          <table:table-cell table:style-name="ce6" table:formula="of:=INDEX([.$N$3:.$N$10];[.E513]+1;1)" office:value-type="float" office:value="255" calcext:value-type="float">
            <text:p>255</text:p>
          </table:table-cell>
          <table:table-cell table:style-name="ce6" table:formula="of:=INDEX([.$N$3:.$N$10];[.D513]+1;1)" office:value-type="float" office:value="255" calcext:value-type="float">
            <text:p>255</text:p>
          </table:table-cell>
          <table:table-cell table:style-name="ce6" table:formula="of:=INDEX([.$N$3:.$N$10];[.F513]+1;1)" office:value-type="float" office:value="225" calcext:value-type="float">
            <text:p>225</text:p>
          </table:table-cell>
          <table:table-cell table:style-name="ce28" table:formula="of:=CONCATENATE(&quot;#&quot;;DEC2HEX([.O513];2);DEC2HEX([.P513];2);DEC2HEX([.Q513];2))" office:value-type="string" office:string-value="#FFFFE1" calcext:value-type="string">
            <text:p>#FFFFE1</text:p>
          </table:table-cell>
          <table:table-cell table:style-name="ce32" table:formula="of:=CONCATENATE(IF([.O513]&lt;10;&quot;  &quot;;IF([.O513]&lt;100;&quot; &quot;;&quot;&quot;));[.O513];&quot; &quot;;IF([.P513]&lt;10;&quot;  &quot;;IF([.P513]&lt;100;&quot; &quot;;&quot;&quot;));[.P513];&quot; &quot;;IF([.Q513]&lt;10;&quot;  &quot;;IF([.Q513]&lt;100;&quot; &quot;;&quot;&quot;));[.Q513];&quot; &quot;;[.A513];&quot; - &quot;;[.R513])" office:value-type="string" office:string-value="255 255 225 510 - #FFFFE1" calcext:value-type="string">
            <text:p>255 255 225 510 - #FFFFE1</text:p>
          </table:table-cell>
          <table:table-cell table:style-name="ce35"/>
          <table:table-cell table:style-name="ce85"/>
          <table:table-cell table:style-name="ce35" table:number-columns-repeated="3"/>
          <table:table-cell table:style-name="ce87" office:value-type="float" office:value="510" calcext:value-type="float">
            <text:p>510</text:p>
          </table:table-cell>
          <table:table-cell table:style-name="ce35" table:number-columns-repeated="2"/>
          <table:table-cell table:number-columns-repeated="998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6"/>
          <table:table-cell table:style-name="ce45"/>
          <table:table-cell table:style-name="ce50" table:formula="of:=BITAND(BITRSHIFT([.A514];6);HEX2DEC(&quot;7&quot;))" office:value-type="float" office:value="7" calcext:value-type="float">
            <text:p>7</text:p>
          </table:table-cell>
          <table:table-cell table:style-name="ce54" table:formula="of:=BITAND(BITRSHIFT([.A514];3);HEX2DEC(&quot;7&quot;))" office:value-type="float" office:value="7" calcext:value-type="float">
            <text:p>7</text:p>
          </table:table-cell>
          <table:table-cell table:style-name="ce58" table:formula="of:=BITAND([.A514];HEX2DEC(&quot;7&quot;))" office:value-type="float" office:value="7" calcext:value-type="float">
            <text:p>7</text:p>
          </table:table-cell>
          <table:table-cell table:style-name="ce6"/>
          <table:table-cell table:style-name="ce21" table:formula="of:=ROUND(POWER([.E514]/7;1/[.$K$1])*255;0)" office:value-type="float" office:value="255" calcext:value-type="float">
            <text:p>255</text:p>
          </table:table-cell>
          <table:table-cell table:style-name="ce23" table:formula="of:=ROUND(POWER([.D514]/7;1/[.$K$1])*255;0)" office:value-type="float" office:value="255" calcext:value-type="float">
            <text:p>255</text:p>
          </table:table-cell>
          <table:table-cell table:style-name="ce23" table:formula="of:=ROUND(POWER([.F514]/7;1/[.$K$1])*255;0)" office:value-type="float" office:value="255" calcext:value-type="float">
            <text:p>255</text:p>
          </table:table-cell>
          <table:table-cell table:style-name="ce29" table:formula="of:=CONCATENATE(&quot;#&quot;;DEC2HEX([.H514];2);DEC2HEX([.I514];2);DEC2HEX([.J514];2))" office:value-type="string" office:string-value="#FFFFFF" calcext:value-type="string">
            <text:p>#FFFFFF</text:p>
          </table:table-cell>
          <table:table-cell table:style-name="ce33" table:formula="of:=CONCATENATE(IF([.H514]&lt;10;&quot;  &quot;;IF([.H514]&lt;100;&quot; &quot;;&quot;&quot;));[.H514];&quot; &quot;;IF([.I514]&lt;10;&quot;  &quot;;IF([.I514]&lt;100;&quot; &quot;;&quot;&quot;));[.I514];&quot; &quot;;IF([.J514]&lt;10;&quot;  &quot;;IF([.J514]&lt;100;&quot; &quot;;&quot;&quot;));[.J514];&quot; &quot;;[.A514];&quot; - &quot;;[.K514])" office:value-type="string" office:string-value="255 255 255 511 - #FFFFFF" calcext:value-type="string">
            <text:p>255 255 255 511 - #FFFFFF</text:p>
          </table:table-cell>
          <table:table-cell table:style-name="ce35"/>
          <table:table-cell table:style-name="ce10"/>
          <table:table-cell table:style-name="ce23" table:formula="of:=INDEX([.$N$3:.$N$10];[.E514]+1;1)" office:value-type="float" office:value="255" calcext:value-type="float">
            <text:p>255</text:p>
          </table:table-cell>
          <table:table-cell table:style-name="ce23" table:formula="of:=INDEX([.$N$3:.$N$10];[.D514]+1;1)" office:value-type="float" office:value="255" calcext:value-type="float">
            <text:p>255</text:p>
          </table:table-cell>
          <table:table-cell table:style-name="ce23" table:formula="of:=INDEX([.$N$3:.$N$10];[.F514]+1;1)" office:value-type="float" office:value="255" calcext:value-type="float">
            <text:p>255</text:p>
          </table:table-cell>
          <table:table-cell table:style-name="ce29" table:formula="of:=CONCATENATE(&quot;#&quot;;DEC2HEX([.O514];2);DEC2HEX([.P514];2);DEC2HEX([.Q514];2))" office:value-type="string" office:string-value="#FFFFFF" calcext:value-type="string">
            <text:p>#FFFFFF</text:p>
          </table:table-cell>
          <table:table-cell table:style-name="ce33" table:formula="of:=CONCATENATE(IF([.O514]&lt;10;&quot;  &quot;;IF([.O514]&lt;100;&quot; &quot;;&quot;&quot;));[.O514];&quot; &quot;;IF([.P514]&lt;10;&quot;  &quot;;IF([.P514]&lt;100;&quot; &quot;;&quot;&quot;));[.P514];&quot; &quot;;IF([.Q514]&lt;10;&quot;  &quot;;IF([.Q514]&lt;100;&quot; &quot;;&quot;&quot;));[.Q514];&quot; &quot;;[.A514];&quot; - &quot;;[.R514])" office:value-type="string" office:string-value="255 255 255 511 - #FFFFFF" calcext:value-type="string">
            <text:p>255 255 255 511 - #FFFFFF</text:p>
          </table:table-cell>
          <table:table-cell table:style-name="ce35"/>
          <table:table-cell table:style-name="ce85" office:value-type="float" office:value="9" calcext:value-type="float">
            <text:p>9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87" office:value-type="float" office:value="511" calcext:value-type="float">
            <text:p>511</text:p>
          </table:table-cell>
          <table:table-cell table:style-name="ce35" table:number-columns-repeated="2"/>
          <table:table-cell table:number-columns-repeated="998"/>
        </table:table-row>
        <table:table-row table:style-name="ro2" table:number-rows-repeated="487">
          <table:table-cell table:style-name="ce3"/>
          <table:table-cell table:style-name="ce6"/>
          <table:table-cell table:style-name="ce45"/>
          <table:table-cell table:style-name="ce3" table:number-columns-repeated="2"/>
          <table:table-cell table:style-name="ce59"/>
          <table:table-cell table:style-name="ce6" table:number-columns-repeated="4"/>
          <table:table-cell table:style-name="ce28"/>
          <table:table-cell table:style-name="ce34"/>
          <table:table-cell/>
          <table:table-cell table:style-name="ce3"/>
          <table:table-cell table:style-name="ce6" table:number-columns-repeated="3"/>
          <table:table-cell table:style-name="ce28"/>
          <table:table-cell table:style-name="ce34"/>
          <table:table-cell table:number-columns-repeated="1006"/>
        </table:table-row>
        <table:table-row table:style-name="ro3" table:number-rows-repeated="1047574">
          <table:table-cell table:number-columns-repeated="1025"/>
        </table:table-row>
        <table:table-row table:style-name="ro3">
          <table:table-cell table:number-columns-repeated="2"/>
          <table:table-cell table:style-name="ce47"/>
          <table:table-cell table:style-name="ce51" table:number-columns-repeated="2"/>
          <table:table-cell table:style-name="ce61"/>
          <table:table-cell table:number-columns-repeated="1019"/>
        </table:table-row>
      </table:table>
      <table:table table:name="OR-table" table:style-name="ta2">
        <office:forms form:automatic-focus="false" form:apply-design-mode="false"/>
        <table:table-column table:style-name="co12" table:default-cell-style-name="ce90"/>
        <table:table-column table:style-name="co13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22" table:default-cell-style-name="ce92"/>
        <table:table-column table:style-name="co21" table:number-columns-repeated="2" table:default-cell-style-name="ce92"/>
        <table:table-column table:style-name="co20" table:number-columns-repeated="2" table:default-cell-style-name="ce92"/>
        <table:table-column table:style-name="co17" table:default-cell-style-name="ce92"/>
        <table:table-column table:style-name="co20" table:number-columns-repeated="2" table:default-cell-style-name="ce92"/>
        <table:table-column table:style-name="co17" table:default-cell-style-name="ce92"/>
        <table:table-column table:style-name="co22" table:default-cell-style-name="ce92"/>
        <table:table-column table:style-name="co21" table:default-cell-style-name="ce92"/>
        <table:table-column table:style-name="co17" table:default-cell-style-name="ce92"/>
        <table:table-column table:style-name="co20" table:number-columns-repeated="4" table:default-cell-style-name="ce92"/>
        <table:table-column table:style-name="co17" table:default-cell-style-name="ce92"/>
        <table:table-column table:style-name="co23" table:number-columns-repeated="2" table:default-cell-style-name="ce92"/>
        <table:table-column table:style-name="co17" table:default-cell-style-name="ce92"/>
        <table:table-column table:style-name="co20" table:default-cell-style-name="ce92"/>
        <table:table-column table:style-name="co17" table:default-cell-style-name="ce92"/>
        <table:table-column table:style-name="co20" table:default-cell-style-name="ce92"/>
        <table:table-column table:style-name="co21" table:default-cell-style-name="ce92"/>
        <table:table-column table:style-name="co23" table:default-cell-style-name="ce92"/>
        <table:table-column table:style-name="co20" table:default-cell-style-name="ce92"/>
        <table:table-column table:style-name="co23" table:default-cell-style-name="ce92"/>
        <table:table-column table:style-name="co19" table:number-columns-repeated="2" table:default-cell-style-name="ce92"/>
        <table:table-column table:style-name="co20" table:default-cell-style-name="ce92"/>
        <table:table-column table:style-name="co22" table:default-cell-style-name="ce92"/>
        <table:table-column table:style-name="co21" table:default-cell-style-name="ce92"/>
        <table:table-column table:style-name="co17" table:default-cell-style-name="ce92"/>
        <table:table-column table:style-name="co23" table:number-columns-repeated="2" table:default-cell-style-name="ce92"/>
        <table:table-column table:style-name="co20" table:default-cell-style-name="ce92"/>
        <table:table-column table:style-name="co21" table:number-columns-repeated="2" table:default-cell-style-name="ce92"/>
        <table:table-column table:style-name="co23" table:default-cell-style-name="ce92"/>
        <table:table-column table:style-name="co22" table:number-columns-repeated="2" table:default-cell-style-name="ce92"/>
        <table:table-column table:style-name="co20" table:default-cell-style-name="ce92"/>
        <table:table-column table:style-name="co23" table:default-cell-style-name="ce92"/>
        <table:table-column table:style-name="co17" table:default-cell-style-name="ce92"/>
        <table:table-column table:style-name="co20" table:default-cell-style-name="ce92"/>
        <table:table-column table:style-name="co21" table:default-cell-style-name="ce92"/>
        <table:table-column table:style-name="co22" table:default-cell-style-name="ce92"/>
        <table:table-column table:style-name="co20" table:default-cell-style-name="ce92"/>
        <table:table-column table:style-name="co24" table:default-cell-style-name="ce92"/>
        <table:table-column table:style-name="co17" table:default-cell-style-name="ce92"/>
        <table:table-column table:style-name="co22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number-columns-repeated="32" table:default-cell-style-name="ce92"/>
        <table:table-column table:style-name="co25" table:number-columns-repeated="6" table:default-cell-style-name="ce92"/>
        <table:table-column table:style-name="co26" table:number-columns-repeated="10" table:default-cell-style-name="ce92"/>
        <table:table-column table:style-name="co27" table:default-cell-style-name="ce92"/>
        <table:table-column table:style-name="co28" table:default-cell-style-name="ce92"/>
        <table:table-column table:style-name="co27" table:number-columns-repeated="8" table:default-cell-style-name="ce92"/>
        <table:table-column table:style-name="co26" table:number-columns-repeated="22" table:default-cell-style-name="ce92"/>
        <table:table-column table:style-name="co11" table:number-columns-repeated="92" table:default-cell-style-name="ce92"/>
        <table:table-column table:style-name="co22" table:number-columns-repeated="2" table:default-cell-style-name="ce92"/>
        <table:table-column table:style-name="co23" table:default-cell-style-name="ce92"/>
        <table:table-column table:style-name="co20" table:default-cell-style-name="ce92"/>
        <table:table-column table:style-name="co22" table:number-columns-repeated="2" table:default-cell-style-name="ce92"/>
        <table:table-column table:style-name="co17" table:default-cell-style-name="ce92"/>
        <table:table-column table:style-name="co21" table:default-cell-style-name="ce92"/>
        <table:table-column table:style-name="co17" table:number-columns-repeated="2" table:default-cell-style-name="ce92"/>
        <table:table-column table:style-name="co21" table:default-cell-style-name="ce92"/>
        <table:table-column table:style-name="co29" table:default-cell-style-name="ce92"/>
        <table:table-column table:style-name="co23" table:default-cell-style-name="ce92"/>
        <table:table-column table:style-name="co17" table:default-cell-style-name="ce92"/>
        <table:table-column table:style-name="co20" table:default-cell-style-name="ce92"/>
        <table:table-column table:style-name="co19" table:default-cell-style-name="ce92"/>
        <table:table-column table:style-name="co20" table:default-cell-style-name="ce92"/>
        <table:table-column table:style-name="co23" table:default-cell-style-name="ce92"/>
        <table:table-column table:style-name="co17" table:default-cell-style-name="ce92"/>
        <table:table-column table:style-name="co23" table:number-columns-repeated="2" table:default-cell-style-name="ce92"/>
        <table:table-column table:style-name="co20" table:default-cell-style-name="ce92"/>
        <table:table-column table:style-name="co23" table:default-cell-style-name="ce92"/>
        <table:table-column table:style-name="co20" table:default-cell-style-name="ce92"/>
        <table:table-column table:style-name="co17" table:number-columns-repeated="2" table:default-cell-style-name="ce92"/>
        <table:table-column table:style-name="co23" table:default-cell-style-name="ce92"/>
        <table:table-column table:style-name="co17" table:default-cell-style-name="ce92"/>
        <table:table-column table:style-name="co21" table:default-cell-style-name="ce92"/>
        <table:table-column table:style-name="co20" table:default-cell-style-name="ce92"/>
        <table:table-column table:style-name="co11" table:number-columns-repeated="8" table:default-cell-style-name="ce92"/>
        <table:table-column table:style-name="co19" table:default-cell-style-name="ce92"/>
        <table:table-column table:style-name="co23" table:number-columns-repeated="3" table:default-cell-style-name="ce92"/>
        <table:table-column table:style-name="co20" table:default-cell-style-name="ce92"/>
        <table:table-column table:style-name="co21" table:default-cell-style-name="ce92"/>
        <table:table-column table:style-name="co23" table:default-cell-style-name="ce92"/>
        <table:table-column table:style-name="co20" table:default-cell-style-name="ce92"/>
        <table:table-column table:style-name="co29" table:number-columns-repeated="2" table:default-cell-style-name="ce92"/>
        <table:table-column table:style-name="co22" table:default-cell-style-name="ce92"/>
        <table:table-column table:style-name="co11" table:number-columns-repeated="7" table:default-cell-style-name="ce92"/>
        <table:table-column table:style-name="co26" table:number-columns-repeated="9" table:default-cell-style-name="ce92"/>
        <table:table-column table:style-name="co11" table:default-cell-style-name="ce92"/>
        <table:table-column table:style-name="co21" table:default-cell-style-name="ce92"/>
        <table:table-column table:style-name="co20" table:default-cell-style-name="ce92"/>
        <table:table-column table:style-name="co24" table:default-cell-style-name="ce92"/>
        <table:table-column table:style-name="co22" table:number-columns-repeated="3" table:default-cell-style-name="ce92"/>
        <table:table-column table:style-name="co20" table:number-columns-repeated="3" table:default-cell-style-name="ce92"/>
        <table:table-column table:style-name="co22" table:default-cell-style-name="ce92"/>
        <table:table-column table:style-name="co29" table:default-cell-style-name="ce92"/>
        <table:table-column table:style-name="co24" table:default-cell-style-name="ce92"/>
        <table:table-column table:style-name="co23" table:default-cell-style-name="ce92"/>
        <table:table-column table:style-name="co22" table:default-cell-style-name="ce92"/>
        <table:table-column table:style-name="co29" table:number-columns-repeated="2" table:default-cell-style-name="ce92"/>
        <table:table-column table:style-name="co24" table:default-cell-style-name="ce92"/>
        <table:table-column table:style-name="co22" table:default-cell-style-name="ce92"/>
        <table:table-column table:style-name="co30" table:default-cell-style-name="ce92"/>
        <table:table-column table:style-name="co22" table:default-cell-style-name="ce92"/>
        <table:table-column table:style-name="co23" table:default-cell-style-name="ce92"/>
        <table:table-column table:style-name="co29" table:default-cell-style-name="ce92"/>
        <table:table-column table:style-name="co11" table:default-cell-style-name="ce92"/>
        <table:table-column table:style-name="co26" table:number-columns-repeated="3" table:default-cell-style-name="ce92"/>
        <table:table-column table:style-name="co11" table:number-columns-repeated="2" table:default-cell-style-name="ce92"/>
        <table:table-column table:style-name="co26" table:default-cell-style-name="ce92"/>
        <table:table-column table:style-name="co31" table:default-cell-style-name="ce92"/>
        <table:table-column table:style-name="co22" table:default-cell-style-name="ce92"/>
        <table:table-column table:style-name="co21" table:number-columns-repeated="2" table:default-cell-style-name="ce92"/>
        <table:table-column table:style-name="co22" table:default-cell-style-name="ce92"/>
        <table:table-column table:style-name="co31" table:default-cell-style-name="ce92"/>
        <table:table-column table:style-name="co29" table:default-cell-style-name="ce92"/>
        <table:table-column table:style-name="co32" table:default-cell-style-name="ce92"/>
        <table:table-column table:style-name="co26" table:number-columns-repeated="25" table:default-cell-style-name="ce92"/>
        <table:table-column table:style-name="co11" table:number-columns-repeated="5" table:default-cell-style-name="ce92"/>
        <table:table-column table:style-name="co26" table:number-columns-repeated="38" table:default-cell-style-name="ce92"/>
        <table:table-column table:style-name="co11" table:number-columns-repeated="2" table:default-cell-style-name="ce92"/>
        <table:table-column table:style-name="co11" table:number-columns-repeated="15976" table:default-cell-style-name="Default"/>
        <table:table-row table:style-name="ro2">
          <table:table-cell table:style-name="ce88" office:value-type="string" calcext:value-type="string">
            <text:p>OR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65" calcext:value-type="float">
            <text:p>65</text:p>
          </table:table-cell>
          <table:table-cell table:style-name="ce91" office:value-type="float" office:value="66" calcext:value-type="float">
            <text:p>66</text:p>
          </table:table-cell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81" calcext:value-type="float">
            <text:p>81</text:p>
          </table:table-cell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201" calcext:value-type="float">
            <text:p>201</text:p>
          </table:table-cell>
          <table:table-cell table:style-name="ce91" office:value-type="float" office:value="202" calcext:value-type="float">
            <text:p>202</text:p>
          </table:table-cell>
          <table:table-cell table:style-name="ce91" office:value-type="float" office:value="203" calcext:value-type="float">
            <text:p>203</text:p>
          </table:table-cell>
          <table:table-cell table:style-name="ce91" office:value-type="float" office:value="204" calcext:value-type="float">
            <text:p>204</text:p>
          </table:table-cell>
          <table:table-cell table:style-name="ce91" office:value-type="float" office:value="205" calcext:value-type="float">
            <text:p>205</text:p>
          </table:table-cell>
          <table:table-cell table:style-name="ce91" office:value-type="float" office:value="206" calcext:value-type="float">
            <text:p>206</text:p>
          </table:table-cell>
          <table:table-cell table:style-name="ce91" office:value-type="float" office:value="207" calcext:value-type="float">
            <text:p>207</text:p>
          </table:table-cell>
          <table:table-cell table:style-name="ce91" office:value-type="float" office:value="208" calcext:value-type="float">
            <text:p>208</text:p>
          </table:table-cell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232" calcext:value-type="float">
            <text:p>232</text:p>
          </table:table-cell>
          <table:table-cell table:style-name="ce91" office:value-type="float" office:value="233" calcext:value-type="float">
            <text:p>233</text:p>
          </table:table-cell>
          <table:table-cell table:style-name="ce91" office:value-type="float" office:value="234" calcext:value-type="float">
            <text:p>234</text:p>
          </table:table-cell>
          <table:table-cell table:style-name="ce91" office:value-type="float" office:value="235" calcext:value-type="float">
            <text:p>235</text:p>
          </table:table-cell>
          <table:table-cell table:style-name="ce91" office:value-type="float" office:value="236" calcext:value-type="float">
            <text:p>236</text:p>
          </table:table-cell>
          <table:table-cell table:style-name="ce91" office:value-type="float" office:value="237" calcext:value-type="float">
            <text:p>237</text:p>
          </table:table-cell>
          <table:table-cell table:style-name="ce91" office:value-type="float" office:value="238" calcext:value-type="float">
            <text:p>238</text:p>
          </table:table-cell>
          <table:table-cell table:style-name="ce91" office:value-type="float" office:value="239" calcext:value-type="float">
            <text:p>239</text:p>
          </table:table-cell>
          <table:table-cell table:style-name="ce91" office:value-type="float" office:value="240" calcext:value-type="float">
            <text:p>240</text:p>
          </table:table-cell>
          <table:table-cell table:style-name="ce91" office:value-type="float" office:value="241" calcext:value-type="float">
            <text:p>241</text:p>
          </table:table-cell>
          <table:table-cell table:style-name="ce91" office:value-type="float" office:value="242" calcext:value-type="float">
            <text:p>242</text:p>
          </table:table-cell>
          <table:table-cell table:style-name="ce91" office:value-type="float" office:value="243" calcext:value-type="float">
            <text:p>243</text:p>
          </table:table-cell>
          <table:table-cell table:style-name="ce91" office:value-type="float" office:value="244" calcext:value-type="float">
            <text:p>244</text:p>
          </table:table-cell>
          <table:table-cell table:style-name="ce91" office:value-type="float" office:value="245" calcext:value-type="float">
            <text:p>245</text:p>
          </table:table-cell>
          <table:table-cell table:style-name="ce91" office:value-type="float" office:value="246" calcext:value-type="float">
            <text:p>246</text:p>
          </table:table-cell>
          <table:table-cell table:style-name="ce91" office:value-type="float" office:value="247" calcext:value-type="float">
            <text:p>247</text:p>
          </table:table-cell>
          <table:table-cell table:style-name="ce91" office:value-type="float" office:value="248" calcext:value-type="float">
            <text:p>248</text:p>
          </table:table-cell>
          <table:table-cell table:style-name="ce91" office:value-type="float" office:value="249" calcext:value-type="float">
            <text:p>249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251" calcext:value-type="float">
            <text:p>251</text:p>
          </table:table-cell>
          <table:table-cell table:style-name="ce91" office:value-type="float" office:value="252" calcext:value-type="float">
            <text:p>252</text:p>
          </table:table-cell>
          <table:table-cell table:style-name="ce91" office:value-type="float" office:value="253" calcext:value-type="float">
            <text:p>253</text:p>
          </table:table-cell>
          <table:table-cell table:style-name="ce91" office:value-type="float" office:value="254" calcext:value-type="float">
            <text:p>254</text:p>
          </table:table-cell>
          <table:table-cell table:style-name="ce91" office:value-type="float" office:value="255" calcext:value-type="float">
            <text:p>255</text:p>
          </table:table-cell>
          <table:table-cell table:style-name="ce91" office:value-type="float" office:value="256" calcext:value-type="float">
            <text:p>256</text:p>
          </table:table-cell>
          <table:table-cell table:style-name="ce91" office:value-type="float" office:value="257" calcext:value-type="float">
            <text:p>257</text:p>
          </table:table-cell>
          <table:table-cell table:style-name="ce91" office:value-type="float" office:value="258" calcext:value-type="float">
            <text:p>258</text:p>
          </table:table-cell>
          <table:table-cell table:style-name="ce91" office:value-type="float" office:value="259" calcext:value-type="float">
            <text:p>259</text:p>
          </table:table-cell>
          <table:table-cell table:style-name="ce91" office:value-type="float" office:value="260" calcext:value-type="float">
            <text:p>260</text:p>
          </table:table-cell>
          <table:table-cell table:style-name="ce91" office:value-type="float" office:value="261" calcext:value-type="float">
            <text:p>261</text:p>
          </table:table-cell>
          <table:table-cell table:style-name="ce91" office:value-type="float" office:value="262" calcext:value-type="float">
            <text:p>262</text:p>
          </table:table-cell>
          <table:table-cell table:style-name="ce91" office:value-type="float" office:value="263" calcext:value-type="float">
            <text:p>263</text:p>
          </table:table-cell>
          <table:table-cell table:style-name="ce91" office:value-type="float" office:value="264" calcext:value-type="float">
            <text:p>264</text:p>
          </table:table-cell>
          <table:table-cell table:style-name="ce91" office:value-type="float" office:value="265" calcext:value-type="float">
            <text:p>265</text:p>
          </table:table-cell>
          <table:table-cell table:style-name="ce91" office:value-type="float" office:value="266" calcext:value-type="float">
            <text:p>266</text:p>
          </table:table-cell>
          <table:table-cell table:style-name="ce91" office:value-type="float" office:value="267" calcext:value-type="float">
            <text:p>267</text:p>
          </table:table-cell>
          <table:table-cell table:style-name="ce91" office:value-type="float" office:value="268" calcext:value-type="float">
            <text:p>268</text:p>
          </table:table-cell>
          <table:table-cell table:style-name="ce91" office:value-type="float" office:value="269" calcext:value-type="float">
            <text:p>269</text:p>
          </table:table-cell>
          <table:table-cell table:style-name="ce91" office:value-type="float" office:value="270" calcext:value-type="float">
            <text:p>270</text:p>
          </table:table-cell>
          <table:table-cell table:style-name="ce91" office:value-type="float" office:value="271" calcext:value-type="float">
            <text:p>271</text:p>
          </table:table-cell>
          <table:table-cell table:style-name="ce91" office:value-type="float" office:value="272" calcext:value-type="float">
            <text:p>272</text:p>
          </table:table-cell>
          <table:table-cell table:style-name="ce91" office:value-type="float" office:value="273" calcext:value-type="float">
            <text:p>273</text:p>
          </table:table-cell>
          <table:table-cell table:style-name="ce91" office:value-type="float" office:value="274" calcext:value-type="float">
            <text:p>274</text:p>
          </table:table-cell>
          <table:table-cell table:style-name="ce91" office:value-type="float" office:value="275" calcext:value-type="float">
            <text:p>275</text:p>
          </table:table-cell>
          <table:table-cell table:style-name="ce91" office:value-type="float" office:value="276" calcext:value-type="float">
            <text:p>276</text:p>
          </table:table-cell>
          <table:table-cell table:style-name="ce91" office:value-type="float" office:value="277" calcext:value-type="float">
            <text:p>277</text:p>
          </table:table-cell>
          <table:table-cell table:style-name="ce91" office:value-type="float" office:value="278" calcext:value-type="float">
            <text:p>278</text:p>
          </table:table-cell>
          <table:table-cell table:style-name="ce91" office:value-type="float" office:value="279" calcext:value-type="float">
            <text:p>279</text:p>
          </table:table-cell>
          <table:table-cell table:style-name="ce91" office:value-type="float" office:value="280" calcext:value-type="float">
            <text:p>280</text:p>
          </table:table-cell>
          <table:table-cell table:style-name="ce91" office:value-type="float" office:value="281" calcext:value-type="float">
            <text:p>281</text:p>
          </table:table-cell>
          <table:table-cell table:style-name="ce91" office:value-type="float" office:value="282" calcext:value-type="float">
            <text:p>282</text:p>
          </table:table-cell>
          <table:table-cell table:style-name="ce91" office:value-type="float" office:value="283" calcext:value-type="float">
            <text:p>283</text:p>
          </table:table-cell>
          <table:table-cell table:style-name="ce91" office:value-type="float" office:value="284" calcext:value-type="float">
            <text:p>284</text:p>
          </table:table-cell>
          <table:table-cell table:style-name="ce91" office:value-type="float" office:value="285" calcext:value-type="float">
            <text:p>285</text:p>
          </table:table-cell>
          <table:table-cell table:style-name="ce91" office:value-type="float" office:value="286" calcext:value-type="float">
            <text:p>286</text:p>
          </table:table-cell>
          <table:table-cell table:style-name="ce91" office:value-type="float" office:value="287" calcext:value-type="float">
            <text:p>287</text:p>
          </table:table-cell>
          <table:table-cell table:style-name="ce91" office:value-type="float" office:value="288" calcext:value-type="float">
            <text:p>288</text:p>
          </table:table-cell>
          <table:table-cell table:style-name="ce91" office:value-type="float" office:value="289" calcext:value-type="float">
            <text:p>289</text:p>
          </table:table-cell>
          <table:table-cell table:style-name="ce91" office:value-type="float" office:value="290" calcext:value-type="float">
            <text:p>290</text:p>
          </table:table-cell>
          <table:table-cell table:style-name="ce91" office:value-type="float" office:value="291" calcext:value-type="float">
            <text:p>291</text:p>
          </table:table-cell>
          <table:table-cell table:style-name="ce91" office:value-type="float" office:value="292" calcext:value-type="float">
            <text:p>292</text:p>
          </table:table-cell>
          <table:table-cell table:style-name="ce91" office:value-type="float" office:value="293" calcext:value-type="float">
            <text:p>293</text:p>
          </table:table-cell>
          <table:table-cell table:style-name="ce91" office:value-type="float" office:value="294" calcext:value-type="float">
            <text:p>294</text:p>
          </table:table-cell>
          <table:table-cell table:style-name="ce91" office:value-type="float" office:value="295" calcext:value-type="float">
            <text:p>295</text:p>
          </table:table-cell>
          <table:table-cell table:style-name="ce91" office:value-type="float" office:value="296" calcext:value-type="float">
            <text:p>296</text:p>
          </table:table-cell>
          <table:table-cell table:style-name="ce91" office:value-type="float" office:value="297" calcext:value-type="float">
            <text:p>297</text:p>
          </table:table-cell>
          <table:table-cell table:style-name="ce91" office:value-type="float" office:value="298" calcext:value-type="float">
            <text:p>298</text:p>
          </table:table-cell>
          <table:table-cell table:style-name="ce91" office:value-type="float" office:value="299" calcext:value-type="float">
            <text:p>299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301" calcext:value-type="float">
            <text:p>301</text:p>
          </table:table-cell>
          <table:table-cell table:style-name="ce91" office:value-type="float" office:value="302" calcext:value-type="float">
            <text:p>302</text:p>
          </table:table-cell>
          <table:table-cell table:style-name="ce91" office:value-type="float" office:value="303" calcext:value-type="float">
            <text:p>303</text:p>
          </table:table-cell>
          <table:table-cell table:style-name="ce91" office:value-type="float" office:value="304" calcext:value-type="float">
            <text:p>304</text:p>
          </table:table-cell>
          <table:table-cell table:style-name="ce91" office:value-type="float" office:value="305" calcext:value-type="float">
            <text:p>305</text:p>
          </table:table-cell>
          <table:table-cell table:style-name="ce91" office:value-type="float" office:value="306" calcext:value-type="float">
            <text:p>306</text:p>
          </table:table-cell>
          <table:table-cell table:style-name="ce91" office:value-type="float" office:value="307" calcext:value-type="float">
            <text:p>307</text:p>
          </table:table-cell>
          <table:table-cell table:style-name="ce91" office:value-type="float" office:value="308" calcext:value-type="float">
            <text:p>308</text:p>
          </table:table-cell>
          <table:table-cell table:style-name="ce91" office:value-type="float" office:value="309" calcext:value-type="float">
            <text:p>309</text:p>
          </table:table-cell>
          <table:table-cell table:style-name="ce91" office:value-type="float" office:value="310" calcext:value-type="float">
            <text:p>310</text:p>
          </table:table-cell>
          <table:table-cell table:style-name="ce91" office:value-type="float" office:value="311" calcext:value-type="float">
            <text:p>311</text:p>
          </table:table-cell>
          <table:table-cell table:style-name="ce91" office:value-type="float" office:value="312" calcext:value-type="float">
            <text:p>312</text:p>
          </table:table-cell>
          <table:table-cell table:style-name="ce91" office:value-type="float" office:value="313" calcext:value-type="float">
            <text:p>313</text:p>
          </table:table-cell>
          <table:table-cell table:style-name="ce91" office:value-type="float" office:value="314" calcext:value-type="float">
            <text:p>314</text:p>
          </table:table-cell>
          <table:table-cell table:style-name="ce91" office:value-type="float" office:value="315" calcext:value-type="float">
            <text:p>315</text:p>
          </table:table-cell>
          <table:table-cell table:style-name="ce91" office:value-type="float" office:value="316" calcext:value-type="float">
            <text:p>316</text:p>
          </table:table-cell>
          <table:table-cell table:style-name="ce91" office:value-type="float" office:value="317" calcext:value-type="float">
            <text:p>317</text:p>
          </table:table-cell>
          <table:table-cell table:style-name="ce91" office:value-type="float" office:value="318" calcext:value-type="float">
            <text:p>318</text:p>
          </table:table-cell>
          <table:table-cell table:style-name="ce91" office:value-type="float" office:value="319" calcext:value-type="float">
            <text:p>319</text:p>
          </table:table-cell>
          <table:table-cell table:style-name="ce91" office:value-type="float" office:value="320" calcext:value-type="float">
            <text:p>320</text:p>
          </table:table-cell>
          <table:table-cell table:style-name="ce91" office:value-type="float" office:value="321" calcext:value-type="float">
            <text:p>321</text:p>
          </table:table-cell>
          <table:table-cell table:style-name="ce91" office:value-type="float" office:value="322" calcext:value-type="float">
            <text:p>322</text:p>
          </table:table-cell>
          <table:table-cell table:style-name="ce91" office:value-type="float" office:value="323" calcext:value-type="float">
            <text:p>323</text:p>
          </table:table-cell>
          <table:table-cell table:style-name="ce91" office:value-type="float" office:value="324" calcext:value-type="float">
            <text:p>324</text:p>
          </table:table-cell>
          <table:table-cell table:style-name="ce91" office:value-type="float" office:value="325" calcext:value-type="float">
            <text:p>325</text:p>
          </table:table-cell>
          <table:table-cell table:style-name="ce91" office:value-type="float" office:value="326" calcext:value-type="float">
            <text:p>326</text:p>
          </table:table-cell>
          <table:table-cell table:style-name="ce91" office:value-type="float" office:value="327" calcext:value-type="float">
            <text:p>327</text:p>
          </table:table-cell>
          <table:table-cell table:style-name="ce91" office:value-type="float" office:value="328" calcext:value-type="float">
            <text:p>328</text:p>
          </table:table-cell>
          <table:table-cell table:style-name="ce91" office:value-type="float" office:value="329" calcext:value-type="float">
            <text:p>329</text:p>
          </table:table-cell>
          <table:table-cell table:style-name="ce91" office:value-type="float" office:value="330" calcext:value-type="float">
            <text:p>330</text:p>
          </table:table-cell>
          <table:table-cell table:style-name="ce91" office:value-type="float" office:value="331" calcext:value-type="float">
            <text:p>331</text:p>
          </table:table-cell>
          <table:table-cell table:style-name="ce91" office:value-type="float" office:value="332" calcext:value-type="float">
            <text:p>332</text:p>
          </table:table-cell>
          <table:table-cell table:style-name="ce91" office:value-type="float" office:value="333" calcext:value-type="float">
            <text:p>333</text:p>
          </table:table-cell>
          <table:table-cell table:style-name="ce91" office:value-type="float" office:value="334" calcext:value-type="float">
            <text:p>334</text:p>
          </table:table-cell>
          <table:table-cell table:style-name="ce91" office:value-type="float" office:value="335" calcext:value-type="float">
            <text:p>335</text:p>
          </table:table-cell>
          <table:table-cell table:style-name="ce91" office:value-type="float" office:value="336" calcext:value-type="float">
            <text:p>336</text:p>
          </table:table-cell>
          <table:table-cell table:style-name="ce91" office:value-type="float" office:value="337" calcext:value-type="float">
            <text:p>337</text:p>
          </table:table-cell>
          <table:table-cell table:style-name="ce91" office:value-type="float" office:value="338" calcext:value-type="float">
            <text:p>338</text:p>
          </table:table-cell>
          <table:table-cell table:style-name="ce91" office:value-type="float" office:value="339" calcext:value-type="float">
            <text:p>339</text:p>
          </table:table-cell>
          <table:table-cell table:style-name="ce91" office:value-type="float" office:value="340" calcext:value-type="float">
            <text:p>340</text:p>
          </table:table-cell>
          <table:table-cell table:style-name="ce91" office:value-type="float" office:value="341" calcext:value-type="float">
            <text:p>341</text:p>
          </table:table-cell>
          <table:table-cell table:style-name="ce91" office:value-type="float" office:value="342" calcext:value-type="float">
            <text:p>342</text:p>
          </table:table-cell>
          <table:table-cell table:style-name="ce91" office:value-type="float" office:value="343" calcext:value-type="float">
            <text:p>343</text:p>
          </table:table-cell>
          <table:table-cell table:style-name="ce91" office:value-type="float" office:value="344" calcext:value-type="float">
            <text:p>344</text:p>
          </table:table-cell>
          <table:table-cell table:style-name="ce91" office:value-type="float" office:value="345" calcext:value-type="float">
            <text:p>345</text:p>
          </table:table-cell>
          <table:table-cell table:style-name="ce91" office:value-type="float" office:value="346" calcext:value-type="float">
            <text:p>346</text:p>
          </table:table-cell>
          <table:table-cell table:style-name="ce91" office:value-type="float" office:value="347" calcext:value-type="float">
            <text:p>347</text:p>
          </table:table-cell>
          <table:table-cell table:style-name="ce91" office:value-type="float" office:value="348" calcext:value-type="float">
            <text:p>348</text:p>
          </table:table-cell>
          <table:table-cell table:style-name="ce91" office:value-type="float" office:value="349" calcext:value-type="float">
            <text:p>349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351" calcext:value-type="float">
            <text:p>351</text:p>
          </table:table-cell>
          <table:table-cell table:style-name="ce91" office:value-type="float" office:value="352" calcext:value-type="float">
            <text:p>352</text:p>
          </table:table-cell>
          <table:table-cell table:style-name="ce91" office:value-type="float" office:value="353" calcext:value-type="float">
            <text:p>353</text:p>
          </table:table-cell>
          <table:table-cell table:style-name="ce91" office:value-type="float" office:value="354" calcext:value-type="float">
            <text:p>354</text:p>
          </table:table-cell>
          <table:table-cell table:style-name="ce91" office:value-type="float" office:value="355" calcext:value-type="float">
            <text:p>355</text:p>
          </table:table-cell>
          <table:table-cell table:style-name="ce91" office:value-type="float" office:value="356" calcext:value-type="float">
            <text:p>356</text:p>
          </table:table-cell>
          <table:table-cell table:style-name="ce91" office:value-type="float" office:value="357" calcext:value-type="float">
            <text:p>357</text:p>
          </table:table-cell>
          <table:table-cell table:style-name="ce91" office:value-type="float" office:value="358" calcext:value-type="float">
            <text:p>358</text:p>
          </table:table-cell>
          <table:table-cell table:style-name="ce91" office:value-type="float" office:value="359" calcext:value-type="float">
            <text:p>359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61" calcext:value-type="float">
            <text:p>361</text:p>
          </table:table-cell>
          <table:table-cell table:style-name="ce91" office:value-type="float" office:value="362" calcext:value-type="float">
            <text:p>362</text:p>
          </table:table-cell>
          <table:table-cell table:style-name="ce91" office:value-type="float" office:value="363" calcext:value-type="float">
            <text:p>363</text:p>
          </table:table-cell>
          <table:table-cell table:style-name="ce91" office:value-type="float" office:value="364" calcext:value-type="float">
            <text:p>364</text:p>
          </table:table-cell>
          <table:table-cell table:style-name="ce91" office:value-type="float" office:value="365" calcext:value-type="float">
            <text:p>365</text:p>
          </table:table-cell>
          <table:table-cell table:style-name="ce91" office:value-type="float" office:value="366" calcext:value-type="float">
            <text:p>366</text:p>
          </table:table-cell>
          <table:table-cell table:style-name="ce91" office:value-type="float" office:value="367" calcext:value-type="float">
            <text:p>367</text:p>
          </table:table-cell>
          <table:table-cell table:style-name="ce91" office:value-type="float" office:value="368" calcext:value-type="float">
            <text:p>368</text:p>
          </table:table-cell>
          <table:table-cell table:style-name="ce91" office:value-type="float" office:value="369" calcext:value-type="float">
            <text:p>369</text:p>
          </table:table-cell>
          <table:table-cell table:style-name="ce91" office:value-type="float" office:value="370" calcext:value-type="float">
            <text:p>370</text:p>
          </table:table-cell>
          <table:table-cell table:style-name="ce91" office:value-type="float" office:value="371" calcext:value-type="float">
            <text:p>371</text:p>
          </table:table-cell>
          <table:table-cell table:style-name="ce91" office:value-type="float" office:value="372" calcext:value-type="float">
            <text:p>372</text:p>
          </table:table-cell>
          <table:table-cell table:style-name="ce91" office:value-type="float" office:value="373" calcext:value-type="float">
            <text:p>373</text:p>
          </table:table-cell>
          <table:table-cell table:style-name="ce91" office:value-type="float" office:value="374" calcext:value-type="float">
            <text:p>374</text:p>
          </table:table-cell>
          <table:table-cell table:style-name="ce91" office:value-type="float" office:value="375" calcext:value-type="float">
            <text:p>375</text:p>
          </table:table-cell>
          <table:table-cell table:style-name="ce91" office:value-type="float" office:value="376" calcext:value-type="float">
            <text:p>376</text:p>
          </table:table-cell>
          <table:table-cell table:style-name="ce91" office:value-type="float" office:value="377" calcext:value-type="float">
            <text:p>377</text:p>
          </table:table-cell>
          <table:table-cell table:style-name="ce91" office:value-type="float" office:value="378" calcext:value-type="float">
            <text:p>378</text:p>
          </table:table-cell>
          <table:table-cell table:style-name="ce91" office:value-type="float" office:value="379" calcext:value-type="float">
            <text:p>379</text:p>
          </table:table-cell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381" calcext:value-type="float">
            <text:p>381</text:p>
          </table:table-cell>
          <table:table-cell table:style-name="ce91" office:value-type="float" office:value="382" calcext:value-type="float">
            <text:p>382</text:p>
          </table:table-cell>
          <table:table-cell table:style-name="ce91" office:value-type="float" office:value="383" calcext:value-type="float">
            <text:p>383</text:p>
          </table:table-cell>
          <table:table-cell table:style-name="ce91" office:value-type="float" office:value="384" calcext:value-type="float">
            <text:p>384</text:p>
          </table:table-cell>
          <table:table-cell table:style-name="ce91" office:value-type="float" office:value="385" calcext:value-type="float">
            <text:p>385</text:p>
          </table:table-cell>
          <table:table-cell table:style-name="ce91" office:value-type="float" office:value="386" calcext:value-type="float">
            <text:p>386</text:p>
          </table:table-cell>
          <table:table-cell table:style-name="ce91" office:value-type="float" office:value="387" calcext:value-type="float">
            <text:p>387</text:p>
          </table:table-cell>
          <table:table-cell table:style-name="ce91" office:value-type="float" office:value="388" calcext:value-type="float">
            <text:p>388</text:p>
          </table:table-cell>
          <table:table-cell table:style-name="ce91" office:value-type="float" office:value="389" calcext:value-type="float">
            <text:p>389</text:p>
          </table:table-cell>
          <table:table-cell table:style-name="ce91" office:value-type="float" office:value="390" calcext:value-type="float">
            <text:p>390</text:p>
          </table:table-cell>
          <table:table-cell table:style-name="ce91" office:value-type="float" office:value="391" calcext:value-type="float">
            <text:p>391</text:p>
          </table:table-cell>
          <table:table-cell table:style-name="ce91" office:value-type="float" office:value="392" calcext:value-type="float">
            <text:p>392</text:p>
          </table:table-cell>
          <table:table-cell table:style-name="ce91" office:value-type="float" office:value="393" calcext:value-type="float">
            <text:p>393</text:p>
          </table:table-cell>
          <table:table-cell table:style-name="ce91" office:value-type="float" office:value="394" calcext:value-type="float">
            <text:p>394</text:p>
          </table:table-cell>
          <table:table-cell table:style-name="ce91" office:value-type="float" office:value="395" calcext:value-type="float">
            <text:p>395</text:p>
          </table:table-cell>
          <table:table-cell table:style-name="ce91" office:value-type="float" office:value="396" calcext:value-type="float">
            <text:p>396</text:p>
          </table:table-cell>
          <table:table-cell table:style-name="ce91" office:value-type="float" office:value="397" calcext:value-type="float">
            <text:p>397</text:p>
          </table:table-cell>
          <table:table-cell table:style-name="ce91" office:value-type="float" office:value="398" calcext:value-type="float">
            <text:p>398</text:p>
          </table:table-cell>
          <table:table-cell table:style-name="ce91" office:value-type="float" office:value="399" calcext:value-type="float">
            <text:p>399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401" calcext:value-type="float">
            <text:p>401</text:p>
          </table:table-cell>
          <table:table-cell table:style-name="ce91" office:value-type="float" office:value="402" calcext:value-type="float">
            <text:p>402</text:p>
          </table:table-cell>
          <table:table-cell table:style-name="ce91" office:value-type="float" office:value="403" calcext:value-type="float">
            <text:p>403</text:p>
          </table:table-cell>
          <table:table-cell table:style-name="ce91" office:value-type="float" office:value="404" calcext:value-type="float">
            <text:p>404</text:p>
          </table:table-cell>
          <table:table-cell table:style-name="ce91" office:value-type="float" office:value="405" calcext:value-type="float">
            <text:p>405</text:p>
          </table:table-cell>
          <table:table-cell table:style-name="ce91" office:value-type="float" office:value="406" calcext:value-type="float">
            <text:p>406</text:p>
          </table:table-cell>
          <table:table-cell table:style-name="ce91" office:value-type="float" office:value="407" calcext:value-type="float">
            <text:p>407</text:p>
          </table:table-cell>
          <table:table-cell table:style-name="ce91" office:value-type="float" office:value="408" calcext:value-type="float">
            <text:p>408</text:p>
          </table:table-cell>
          <table:table-cell table:style-name="ce91" office:value-type="float" office:value="409" calcext:value-type="float">
            <text:p>409</text:p>
          </table:table-cell>
          <table:table-cell table:style-name="ce91" office:value-type="float" office:value="410" calcext:value-type="float">
            <text:p>410</text:p>
          </table:table-cell>
          <table:table-cell table:style-name="ce91" office:value-type="float" office:value="411" calcext:value-type="float">
            <text:p>411</text:p>
          </table:table-cell>
          <table:table-cell table:style-name="ce91" office:value-type="float" office:value="412" calcext:value-type="float">
            <text:p>412</text:p>
          </table:table-cell>
          <table:table-cell table:style-name="ce91" office:value-type="float" office:value="413" calcext:value-type="float">
            <text:p>413</text:p>
          </table:table-cell>
          <table:table-cell table:style-name="ce91" office:value-type="float" office:value="414" calcext:value-type="float">
            <text:p>414</text:p>
          </table:table-cell>
          <table:table-cell table:style-name="ce91" office:value-type="float" office:value="415" calcext:value-type="float">
            <text:p>415</text:p>
          </table:table-cell>
          <table:table-cell table:style-name="ce91" office:value-type="float" office:value="416" calcext:value-type="float">
            <text:p>416</text:p>
          </table:table-cell>
          <table:table-cell table:style-name="ce91" office:value-type="float" office:value="417" calcext:value-type="float">
            <text:p>417</text:p>
          </table:table-cell>
          <table:table-cell table:style-name="ce91" office:value-type="float" office:value="418" calcext:value-type="float">
            <text:p>418</text:p>
          </table:table-cell>
          <table:table-cell table:style-name="ce91" office:value-type="float" office:value="419" calcext:value-type="float">
            <text:p>419</text:p>
          </table:table-cell>
          <table:table-cell table:style-name="ce91" office:value-type="float" office:value="420" calcext:value-type="float">
            <text:p>420</text:p>
          </table:table-cell>
          <table:table-cell table:style-name="ce91" office:value-type="float" office:value="421" calcext:value-type="float">
            <text:p>421</text:p>
          </table:table-cell>
          <table:table-cell table:style-name="ce91" office:value-type="float" office:value="422" calcext:value-type="float">
            <text:p>422</text:p>
          </table:table-cell>
          <table:table-cell table:style-name="ce91" office:value-type="float" office:value="423" calcext:value-type="float">
            <text:p>423</text:p>
          </table:table-cell>
          <table:table-cell table:style-name="ce91" office:value-type="float" office:value="424" calcext:value-type="float">
            <text:p>424</text:p>
          </table:table-cell>
          <table:table-cell table:style-name="ce91" office:value-type="float" office:value="425" calcext:value-type="float">
            <text:p>425</text:p>
          </table:table-cell>
          <table:table-cell table:style-name="ce91" office:value-type="float" office:value="426" calcext:value-type="float">
            <text:p>426</text:p>
          </table:table-cell>
          <table:table-cell table:style-name="ce91" office:value-type="float" office:value="427" calcext:value-type="float">
            <text:p>427</text:p>
          </table:table-cell>
          <table:table-cell table:style-name="ce91" office:value-type="float" office:value="428" calcext:value-type="float">
            <text:p>428</text:p>
          </table:table-cell>
          <table:table-cell table:style-name="ce91" office:value-type="float" office:value="429" calcext:value-type="float">
            <text:p>429</text:p>
          </table:table-cell>
          <table:table-cell table:style-name="ce91" office:value-type="float" office:value="430" calcext:value-type="float">
            <text:p>430</text:p>
          </table:table-cell>
          <table:table-cell table:style-name="ce91" office:value-type="float" office:value="431" calcext:value-type="float">
            <text:p>431</text:p>
          </table:table-cell>
          <table:table-cell table:style-name="ce91" office:value-type="float" office:value="432" calcext:value-type="float">
            <text:p>432</text:p>
          </table:table-cell>
          <table:table-cell table:style-name="ce91" office:value-type="float" office:value="433" calcext:value-type="float">
            <text:p>433</text:p>
          </table:table-cell>
          <table:table-cell table:style-name="ce91" office:value-type="float" office:value="434" calcext:value-type="float">
            <text:p>434</text:p>
          </table:table-cell>
          <table:table-cell table:style-name="ce91" office:value-type="float" office:value="435" calcext:value-type="float">
            <text:p>435</text:p>
          </table:table-cell>
          <table:table-cell table:style-name="ce91" office:value-type="float" office:value="436" calcext:value-type="float">
            <text:p>436</text:p>
          </table:table-cell>
          <table:table-cell table:style-name="ce91" office:value-type="float" office:value="437" calcext:value-type="float">
            <text:p>437</text:p>
          </table:table-cell>
          <table:table-cell table:style-name="ce91" office:value-type="float" office:value="438" calcext:value-type="float">
            <text:p>438</text:p>
          </table:table-cell>
          <table:table-cell table:style-name="ce91" office:value-type="float" office:value="439" calcext:value-type="float">
            <text:p>439</text:p>
          </table:table-cell>
          <table:table-cell table:style-name="ce91" office:value-type="float" office:value="440" calcext:value-type="float">
            <text:p>440</text:p>
          </table:table-cell>
          <table:table-cell table:style-name="ce91" office:value-type="float" office:value="441" calcext:value-type="float">
            <text:p>441</text:p>
          </table:table-cell>
          <table:table-cell table:style-name="ce91" office:value-type="float" office:value="442" calcext:value-type="float">
            <text:p>442</text:p>
          </table:table-cell>
          <table:table-cell table:style-name="ce91" office:value-type="float" office:value="443" calcext:value-type="float">
            <text:p>443</text:p>
          </table:table-cell>
          <table:table-cell table:style-name="ce91" office:value-type="float" office:value="444" calcext:value-type="float">
            <text:p>444</text:p>
          </table:table-cell>
          <table:table-cell table:style-name="ce91" office:value-type="float" office:value="445" calcext:value-type="float">
            <text:p>445</text:p>
          </table:table-cell>
          <table:table-cell table:style-name="ce91" office:value-type="float" office:value="446" calcext:value-type="float">
            <text:p>446</text:p>
          </table:table-cell>
          <table:table-cell table:style-name="ce91" office:value-type="float" office:value="447" calcext:value-type="float">
            <text:p>447</text:p>
          </table:table-cell>
          <table:table-cell table:style-name="ce91" office:value-type="float" office:value="448" calcext:value-type="float">
            <text:p>448</text:p>
          </table:table-cell>
          <table:table-cell table:style-name="ce91" office:value-type="float" office:value="449" calcext:value-type="float">
            <text:p>449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451" calcext:value-type="float">
            <text:p>451</text:p>
          </table:table-cell>
          <table:table-cell table:style-name="ce91" office:value-type="float" office:value="452" calcext:value-type="float">
            <text:p>452</text:p>
          </table:table-cell>
          <table:table-cell table:style-name="ce91" office:value-type="float" office:value="453" calcext:value-type="float">
            <text:p>453</text:p>
          </table:table-cell>
          <table:table-cell table:style-name="ce91" office:value-type="float" office:value="454" calcext:value-type="float">
            <text:p>454</text:p>
          </table:table-cell>
          <table:table-cell table:style-name="ce91" office:value-type="float" office:value="455" calcext:value-type="float">
            <text:p>455</text:p>
          </table:table-cell>
          <table:table-cell table:style-name="ce91" office:value-type="float" office:value="456" calcext:value-type="float">
            <text:p>456</text:p>
          </table:table-cell>
          <table:table-cell table:style-name="ce91" office:value-type="float" office:value="457" calcext:value-type="float">
            <text:p>457</text:p>
          </table:table-cell>
          <table:table-cell table:style-name="ce91" office:value-type="float" office:value="458" calcext:value-type="float">
            <text:p>458</text:p>
          </table:table-cell>
          <table:table-cell table:style-name="ce90" table:number-columns-repeated="15924"/>
        </table:table-row>
        <table:table-row table:style-name="ro2">
          <table:table-cell table:style-name="ce89" office:value-type="float" office:value="0" calcext:value-type="float">
            <text:p>0</text:p>
          </table:table-cell>
          <table:table-cell table:number-columns-repeated="1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4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5" calcext:value-type="float">
            <text:p>15</text:p>
          </table:table-cell>
          <table:table-cell table:number-columns-repeated="1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89" office:value-type="float" office:value="16" calcext:value-type="float">
            <text:p>16</text:p>
          </table:table-cell>
          <table:table-cell table:number-columns-repeated="16383"/>
        </table:table-row>
        <table:table-row table:style-name="ro2">
          <table:table-cell table:style-name="ce89" office:value-type="float" office:value="17" calcext:value-type="float">
            <text:p>17</text:p>
          </table:table-cell>
          <table:table-cell table:number-columns-repeated="16383"/>
        </table:table-row>
        <table:table-row table:style-name="ro2">
          <table:table-cell table:style-name="ce89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89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89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89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89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89" office:value-type="float" office:value="23" calcext:value-type="float">
            <text:p>23</text:p>
          </table:table-cell>
          <table:table-cell table:number-columns-repeated="16383"/>
        </table:table-row>
        <table:table-row table:style-name="ro2">
          <table:table-cell table:style-name="ce89" office:value-type="float" office:value="24" calcext:value-type="float">
            <text:p>24</text:p>
          </table:table-cell>
          <table:table-cell table:number-columns-repeated="16383"/>
        </table:table-row>
        <table:table-row table:style-name="ro2">
          <table:table-cell table:style-name="ce89" office:value-type="float" office:value="25" calcext:value-type="float">
            <text:p>25</text:p>
          </table:table-cell>
          <table:table-cell table:number-columns-repeated="16383"/>
        </table:table-row>
        <table:table-row table:style-name="ro2">
          <table:table-cell table:style-name="ce89"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table:style-name="ce89"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table:style-name="ce89"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table:style-name="ce89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89" office:value-type="float" office:value="30" calcext:value-type="float">
            <text:p>30</text:p>
          </table:table-cell>
          <table:table-cell table:number-columns-repeated="16383"/>
        </table:table-row>
        <table:table-row table:style-name="ro2">
          <table:table-cell table:style-name="ce89"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table:style-name="ce89"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table:style-name="ce89" office:value-type="float" office:value="33" calcext:value-type="float">
            <text:p>33</text:p>
          </table:table-cell>
          <table:table-cell table:number-columns-repeated="16383"/>
        </table:table-row>
        <table:table-row table:style-name="ro2">
          <table:table-cell table:style-name="ce89" office:value-type="float" office:value="34" calcext:value-type="float">
            <text:p>34</text:p>
          </table:table-cell>
          <table:table-cell table:number-columns-repeated="16383"/>
        </table:table-row>
        <table:table-row table:style-name="ro2">
          <table:table-cell table:style-name="ce89" office:value-type="float" office:value="35" calcext:value-type="float">
            <text:p>35</text:p>
          </table:table-cell>
          <table:table-cell table:number-columns-repeated="16383"/>
        </table:table-row>
        <table:table-row table:style-name="ro2">
          <table:table-cell table:style-name="ce89" office:value-type="float" office:value="36" calcext:value-type="float">
            <text:p>36</text:p>
          </table:table-cell>
          <table:table-cell table:number-columns-repeated="16383"/>
        </table:table-row>
        <table:table-row table:style-name="ro2">
          <table:table-cell table:style-name="ce89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ce89" office:value-type="float" office:value="38" calcext:value-type="float">
            <text:p>38</text:p>
          </table:table-cell>
          <table:table-cell table:number-columns-repeated="16383"/>
        </table:table-row>
        <table:table-row table:style-name="ro2">
          <table:table-cell table:style-name="ce89" office:value-type="float" office:value="39" calcext:value-type="float">
            <text:p>39</text:p>
          </table:table-cell>
          <table:table-cell table:number-columns-repeated="16383"/>
        </table:table-row>
        <table:table-row table:style-name="ro2">
          <table:table-cell table:style-name="ce89" office:value-type="float" office:value="40" calcext:value-type="float">
            <text:p>40</text:p>
          </table:table-cell>
          <table:table-cell table:number-columns-repeated="16383"/>
        </table:table-row>
        <table:table-row table:style-name="ro2">
          <table:table-cell table:style-name="ce89" office:value-type="float" office:value="41" calcext:value-type="float">
            <text:p>41</text:p>
          </table:table-cell>
          <table:table-cell table:number-columns-repeated="16383"/>
        </table:table-row>
        <table:table-row table:style-name="ro2">
          <table:table-cell table:style-name="ce89" office:value-type="float" office:value="42" calcext:value-type="float">
            <text:p>42</text:p>
          </table:table-cell>
          <table:table-cell table:number-columns-repeated="16383"/>
        </table:table-row>
        <table:table-row table:style-name="ro2">
          <table:table-cell table:style-name="ce89" office:value-type="float" office:value="43" calcext:value-type="float">
            <text:p>43</text:p>
          </table:table-cell>
          <table:table-cell table:number-columns-repeated="16383"/>
        </table:table-row>
        <table:table-row table:style-name="ro2">
          <table:table-cell table:style-name="ce89" office:value-type="float" office:value="44" calcext:value-type="float">
            <text:p>44</text:p>
          </table:table-cell>
          <table:table-cell table:number-columns-repeated="16383"/>
        </table:table-row>
        <table:table-row table:style-name="ro2">
          <table:table-cell table:style-name="ce89" office:value-type="float" office:value="45" calcext:value-type="float">
            <text:p>45</text:p>
          </table:table-cell>
          <table:table-cell table:number-columns-repeated="16383"/>
        </table:table-row>
        <table:table-row table:style-name="ro2">
          <table:table-cell table:style-name="ce89" office:value-type="float" office:value="46" calcext:value-type="float">
            <text:p>46</text:p>
          </table:table-cell>
          <table:table-cell table:number-columns-repeated="16383"/>
        </table:table-row>
        <table:table-row table:style-name="ro2">
          <table:table-cell table:style-name="ce89" office:value-type="float" office:value="47" calcext:value-type="float">
            <text:p>47</text:p>
          </table:table-cell>
          <table:table-cell table:number-columns-repeated="16383"/>
        </table:table-row>
        <table:table-row table:style-name="ro2">
          <table:table-cell table:style-name="ce89" office:value-type="float" office:value="48" calcext:value-type="float">
            <text:p>48</text:p>
          </table:table-cell>
          <table:table-cell table:number-columns-repeated="16383"/>
        </table:table-row>
        <table:table-row table:style-name="ro2">
          <table:table-cell table:style-name="ce89" office:value-type="float" office:value="49" calcext:value-type="float">
            <text:p>49</text:p>
          </table:table-cell>
          <table:table-cell table:number-columns-repeated="16383"/>
        </table:table-row>
        <table:table-row table:style-name="ro2">
          <table:table-cell table:style-name="ce89" office:value-type="float" office:value="50" calcext:value-type="float">
            <text:p>50</text:p>
          </table:table-cell>
          <table:table-cell table:number-columns-repeated="16383"/>
        </table:table-row>
        <table:table-row table:style-name="ro2">
          <table:table-cell table:style-name="ce89" office:value-type="float" office:value="51" calcext:value-type="float">
            <text:p>51</text:p>
          </table:table-cell>
          <table:table-cell table:number-columns-repeated="16383"/>
        </table:table-row>
        <table:table-row table:style-name="ro2">
          <table:table-cell table:style-name="ce89" office:value-type="float" office:value="52" calcext:value-type="float">
            <text:p>52</text:p>
          </table:table-cell>
          <table:table-cell table:number-columns-repeated="16383"/>
        </table:table-row>
        <table:table-row table:style-name="ro2">
          <table:table-cell table:style-name="ce89" office:value-type="float" office:value="53" calcext:value-type="float">
            <text:p>53</text:p>
          </table:table-cell>
          <table:table-cell table:number-columns-repeated="16383"/>
        </table:table-row>
        <table:table-row table:style-name="ro2">
          <table:table-cell table:style-name="ce89" office:value-type="float" office:value="54" calcext:value-type="float">
            <text:p>54</text:p>
          </table:table-cell>
          <table:table-cell table:number-columns-repeated="16383"/>
        </table:table-row>
        <table:table-row table:style-name="ro2">
          <table:table-cell table:style-name="ce89" office:value-type="float" office:value="55" calcext:value-type="float">
            <text:p>55</text:p>
          </table:table-cell>
          <table:table-cell table:number-columns-repeated="16383"/>
        </table:table-row>
        <table:table-row table:style-name="ro2">
          <table:table-cell table:style-name="ce89" office:value-type="float" office:value="56" calcext:value-type="float">
            <text:p>56</text:p>
          </table:table-cell>
          <table:table-cell table:number-columns-repeated="16383"/>
        </table:table-row>
        <table:table-row table:style-name="ro2">
          <table:table-cell table:style-name="ce89" office:value-type="float" office:value="57" calcext:value-type="float">
            <text:p>57</text:p>
          </table:table-cell>
          <table:table-cell table:number-columns-repeated="16383"/>
        </table:table-row>
        <table:table-row table:style-name="ro2">
          <table:table-cell table:style-name="ce89" office:value-type="float" office:value="58" calcext:value-type="float">
            <text:p>58</text:p>
          </table:table-cell>
          <table:table-cell table:number-columns-repeated="16383"/>
        </table:table-row>
        <table:table-row table:style-name="ro2">
          <table:table-cell table:style-name="ce89" office:value-type="float" office:value="59" calcext:value-type="float">
            <text:p>59</text:p>
          </table:table-cell>
          <table:table-cell table:number-columns-repeated="16383"/>
        </table:table-row>
        <table:table-row table:style-name="ro2">
          <table:table-cell table:style-name="ce89" office:value-type="float" office:value="60" calcext:value-type="float">
            <text:p>60</text:p>
          </table:table-cell>
          <table:table-cell table:number-columns-repeated="16383"/>
        </table:table-row>
        <table:table-row table:style-name="ro2">
          <table:table-cell table:style-name="ce89" office:value-type="float" office:value="61" calcext:value-type="float">
            <text:p>61</text:p>
          </table:table-cell>
          <table:table-cell table:number-columns-repeated="16383"/>
        </table:table-row>
        <table:table-row table:style-name="ro2">
          <table:table-cell table:style-name="ce89" office:value-type="float" office:value="62" calcext:value-type="float">
            <text:p>62</text:p>
          </table:table-cell>
          <table:table-cell table:number-columns-repeated="16383"/>
        </table:table-row>
        <table:table-row table:style-name="ro2">
          <table:table-cell table:style-name="ce89" office:value-type="float" office:value="63" calcext:value-type="float">
            <text:p>63</text:p>
          </table:table-cell>
          <table:table-cell table:number-columns-repeated="16383"/>
        </table:table-row>
        <table:table-row table:style-name="ro2">
          <table:table-cell table:style-name="ce89" office:value-type="float" office:value="64" calcext:value-type="float">
            <text:p>64</text:p>
          </table:table-cell>
          <table:table-cell table:number-columns-repeated="16383"/>
        </table:table-row>
        <table:table-row table:style-name="ro2">
          <table:table-cell table:style-name="ce89" office:value-type="float" office:value="65" calcext:value-type="float">
            <text:p>65</text:p>
          </table:table-cell>
          <table:table-cell table:number-columns-repeated="16383"/>
        </table:table-row>
        <table:table-row table:style-name="ro2">
          <table:table-cell table:style-name="ce89" office:value-type="float" office:value="66" calcext:value-type="float">
            <text:p>66</text:p>
          </table:table-cell>
          <table:table-cell table:number-columns-repeated="16383"/>
        </table:table-row>
        <table:table-row table:style-name="ro2">
          <table:table-cell table:style-name="ce89" office:value-type="float" office:value="67" calcext:value-type="float">
            <text:p>67</text:p>
          </table:table-cell>
          <table:table-cell table:number-columns-repeated="16383"/>
        </table:table-row>
        <table:table-row table:style-name="ro2">
          <table:table-cell table:style-name="ce89" office:value-type="float" office:value="68" calcext:value-type="float">
            <text:p>68</text:p>
          </table:table-cell>
          <table:table-cell table:number-columns-repeated="16383"/>
        </table:table-row>
        <table:table-row table:style-name="ro2">
          <table:table-cell table:style-name="ce89" office:value-type="float" office:value="69" calcext:value-type="float">
            <text:p>69</text:p>
          </table:table-cell>
          <table:table-cell table:number-columns-repeated="16383"/>
        </table:table-row>
        <table:table-row table:style-name="ro2">
          <table:table-cell table:style-name="ce89" office:value-type="float" office:value="70" calcext:value-type="float">
            <text:p>70</text:p>
          </table:table-cell>
          <table:table-cell table:number-columns-repeated="16383"/>
        </table:table-row>
        <table:table-row table:style-name="ro2">
          <table:table-cell table:style-name="ce89" office:value-type="float" office:value="71" calcext:value-type="float">
            <text:p>71</text:p>
          </table:table-cell>
          <table:table-cell table:number-columns-repeated="16383"/>
        </table:table-row>
        <table:table-row table:style-name="ro2">
          <table:table-cell table:style-name="ce89" office:value-type="float" office:value="72" calcext:value-type="float">
            <text:p>72</text:p>
          </table:table-cell>
          <table:table-cell table:number-columns-repeated="16383"/>
        </table:table-row>
        <table:table-row table:style-name="ro2">
          <table:table-cell table:style-name="ce89" office:value-type="float" office:value="73" calcext:value-type="float">
            <text:p>73</text:p>
          </table:table-cell>
          <table:table-cell table:number-columns-repeated="16383"/>
        </table:table-row>
        <table:table-row table:style-name="ro2">
          <table:table-cell table:style-name="ce89" office:value-type="float" office:value="74" calcext:value-type="float">
            <text:p>74</text:p>
          </table:table-cell>
          <table:table-cell table:number-columns-repeated="16383"/>
        </table:table-row>
        <table:table-row table:style-name="ro2">
          <table:table-cell table:style-name="ce89" office:value-type="float" office:value="75" calcext:value-type="float">
            <text:p>75</text:p>
          </table:table-cell>
          <table:table-cell table:number-columns-repeated="16383"/>
        </table:table-row>
        <table:table-row table:style-name="ro2">
          <table:table-cell table:style-name="ce89" office:value-type="float" office:value="76" calcext:value-type="float">
            <text:p>76</text:p>
          </table:table-cell>
          <table:table-cell table:number-columns-repeated="16383"/>
        </table:table-row>
        <table:table-row table:style-name="ro2">
          <table:table-cell table:style-name="ce89" office:value-type="float" office:value="77" calcext:value-type="float">
            <text:p>77</text:p>
          </table:table-cell>
          <table:table-cell table:number-columns-repeated="16383"/>
        </table:table-row>
        <table:table-row table:style-name="ro2">
          <table:table-cell table:style-name="ce89" office:value-type="float" office:value="78" calcext:value-type="float">
            <text:p>78</text:p>
          </table:table-cell>
          <table:table-cell table:number-columns-repeated="16383"/>
        </table:table-row>
        <table:table-row table:style-name="ro2">
          <table:table-cell table:style-name="ce89" office:value-type="float" office:value="79" calcext:value-type="float">
            <text:p>79</text:p>
          </table:table-cell>
          <table:table-cell table:number-columns-repeated="16383"/>
        </table:table-row>
        <table:table-row table:style-name="ro2">
          <table:table-cell table:style-name="ce89" office:value-type="float" office:value="80" calcext:value-type="float">
            <text:p>80</text:p>
          </table:table-cell>
          <table:table-cell table:number-columns-repeated="16383"/>
        </table:table-row>
        <table:table-row table:style-name="ro2">
          <table:table-cell table:style-name="ce89" office:value-type="float" office:value="81" calcext:value-type="float">
            <text:p>81</text:p>
          </table:table-cell>
          <table:table-cell table:number-columns-repeated="16383"/>
        </table:table-row>
        <table:table-row table:style-name="ro2">
          <table:table-cell table:style-name="ce89" office:value-type="float" office:value="82" calcext:value-type="float">
            <text:p>82</text:p>
          </table:table-cell>
          <table:table-cell table:number-columns-repeated="16383"/>
        </table:table-row>
        <table:table-row table:style-name="ro2">
          <table:table-cell table:style-name="ce89" office:value-type="float" office:value="83" calcext:value-type="float">
            <text:p>83</text:p>
          </table:table-cell>
          <table:table-cell table:number-columns-repeated="16383"/>
        </table:table-row>
        <table:table-row table:style-name="ro2">
          <table:table-cell table:style-name="ce89" office:value-type="float" office:value="84" calcext:value-type="float">
            <text:p>84</text:p>
          </table:table-cell>
          <table:table-cell table:number-columns-repeated="16383"/>
        </table:table-row>
        <table:table-row table:style-name="ro2">
          <table:table-cell table:style-name="ce89" office:value-type="float" office:value="85" calcext:value-type="float">
            <text:p>85</text:p>
          </table:table-cell>
          <table:table-cell table:number-columns-repeated="16383"/>
        </table:table-row>
        <table:table-row table:style-name="ro2">
          <table:table-cell table:style-name="ce89" office:value-type="float" office:value="86" calcext:value-type="float">
            <text:p>86</text:p>
          </table:table-cell>
          <table:table-cell table:number-columns-repeated="16383"/>
        </table:table-row>
        <table:table-row table:style-name="ro2">
          <table:table-cell table:style-name="ce89" office:value-type="float" office:value="87" calcext:value-type="float">
            <text:p>87</text:p>
          </table:table-cell>
          <table:table-cell table:number-columns-repeated="16383"/>
        </table:table-row>
        <table:table-row table:style-name="ro2">
          <table:table-cell table:style-name="ce89" office:value-type="float" office:value="88" calcext:value-type="float">
            <text:p>88</text:p>
          </table:table-cell>
          <table:table-cell table:number-columns-repeated="16383"/>
        </table:table-row>
        <table:table-row table:style-name="ro2">
          <table:table-cell table:style-name="ce89" office:value-type="float" office:value="89" calcext:value-type="float">
            <text:p>89</text:p>
          </table:table-cell>
          <table:table-cell table:number-columns-repeated="16383"/>
        </table:table-row>
        <table:table-row table:style-name="ro2">
          <table:table-cell table:style-name="ce89" office:value-type="float" office:value="90" calcext:value-type="float">
            <text:p>90</text:p>
          </table:table-cell>
          <table:table-cell table:number-columns-repeated="16383"/>
        </table:table-row>
        <table:table-row table:style-name="ro2">
          <table:table-cell table:style-name="ce89" office:value-type="float" office:value="91" calcext:value-type="float">
            <text:p>91</text:p>
          </table:table-cell>
          <table:table-cell table:number-columns-repeated="16383"/>
        </table:table-row>
        <table:table-row table:style-name="ro2">
          <table:table-cell table:style-name="ce89" office:value-type="float" office:value="92" calcext:value-type="float">
            <text:p>92</text:p>
          </table:table-cell>
          <table:table-cell table:number-columns-repeated="16383"/>
        </table:table-row>
        <table:table-row table:style-name="ro2">
          <table:table-cell table:style-name="ce89" office:value-type="float" office:value="93" calcext:value-type="float">
            <text:p>93</text:p>
          </table:table-cell>
          <table:table-cell table:number-columns-repeated="16383"/>
        </table:table-row>
        <table:table-row table:style-name="ro2">
          <table:table-cell table:style-name="ce89" office:value-type="float" office:value="94" calcext:value-type="float">
            <text:p>94</text:p>
          </table:table-cell>
          <table:table-cell table:number-columns-repeated="16383"/>
        </table:table-row>
        <table:table-row table:style-name="ro2">
          <table:table-cell table:style-name="ce89" office:value-type="float" office:value="95" calcext:value-type="float">
            <text:p>95</text:p>
          </table:table-cell>
          <table:table-cell table:number-columns-repeated="16383"/>
        </table:table-row>
        <table:table-row table:style-name="ro2">
          <table:table-cell table:style-name="ce89" office:value-type="float" office:value="96" calcext:value-type="float">
            <text:p>96</text:p>
          </table:table-cell>
          <table:table-cell table:number-columns-repeated="16383"/>
        </table:table-row>
        <table:table-row table:style-name="ro2">
          <table:table-cell table:style-name="ce89" office:value-type="float" office:value="97" calcext:value-type="float">
            <text:p>97</text:p>
          </table:table-cell>
          <table:table-cell table:number-columns-repeated="16383"/>
        </table:table-row>
        <table:table-row table:style-name="ro2">
          <table:table-cell table:style-name="ce89" office:value-type="float" office:value="98" calcext:value-type="float">
            <text:p>98</text:p>
          </table:table-cell>
          <table:table-cell table:number-columns-repeated="16383"/>
        </table:table-row>
        <table:table-row table:style-name="ro2">
          <table:table-cell table:style-name="ce89" office:value-type="float" office:value="99" calcext:value-type="float">
            <text:p>99</text:p>
          </table:table-cell>
          <table:table-cell table:number-columns-repeated="16383"/>
        </table:table-row>
        <table:table-row table:style-name="ro2">
          <table:table-cell table:style-name="ce89" office:value-type="float" office:value="100" calcext:value-type="float">
            <text:p>100</text:p>
          </table:table-cell>
          <table:table-cell table:number-columns-repeated="16383"/>
        </table:table-row>
        <table:table-row table:style-name="ro2">
          <table:table-cell table:style-name="ce89" office:value-type="float" office:value="101" calcext:value-type="float">
            <text:p>101</text:p>
          </table:table-cell>
          <table:table-cell table:number-columns-repeated="16383"/>
        </table:table-row>
        <table:table-row table:style-name="ro2">
          <table:table-cell table:style-name="ce89" office:value-type="float" office:value="102" calcext:value-type="float">
            <text:p>102</text:p>
          </table:table-cell>
          <table:table-cell table:number-columns-repeated="16383"/>
        </table:table-row>
        <table:table-row table:style-name="ro2">
          <table:table-cell table:style-name="ce89" office:value-type="float" office:value="103" calcext:value-type="float">
            <text:p>103</text:p>
          </table:table-cell>
          <table:table-cell table:number-columns-repeated="16383"/>
        </table:table-row>
        <table:table-row table:style-name="ro2">
          <table:table-cell table:style-name="ce89" office:value-type="float" office:value="104" calcext:value-type="float">
            <text:p>104</text:p>
          </table:table-cell>
          <table:table-cell table:number-columns-repeated="16383"/>
        </table:table-row>
        <table:table-row table:style-name="ro2">
          <table:table-cell table:style-name="ce89" office:value-type="float" office:value="105" calcext:value-type="float">
            <text:p>105</text:p>
          </table:table-cell>
          <table:table-cell table:number-columns-repeated="16383"/>
        </table:table-row>
        <table:table-row table:style-name="ro2">
          <table:table-cell table:style-name="ce89" office:value-type="float" office:value="106" calcext:value-type="float">
            <text:p>106</text:p>
          </table:table-cell>
          <table:table-cell table:number-columns-repeated="16383"/>
        </table:table-row>
        <table:table-row table:style-name="ro2">
          <table:table-cell table:style-name="ce89" office:value-type="float" office:value="107" calcext:value-type="float">
            <text:p>107</text:p>
          </table:table-cell>
          <table:table-cell table:number-columns-repeated="16383"/>
        </table:table-row>
        <table:table-row table:style-name="ro2">
          <table:table-cell table:style-name="ce89" office:value-type="float" office:value="108" calcext:value-type="float">
            <text:p>108</text:p>
          </table:table-cell>
          <table:table-cell table:number-columns-repeated="16383"/>
        </table:table-row>
        <table:table-row table:style-name="ro2">
          <table:table-cell table:style-name="ce89" office:value-type="float" office:value="109" calcext:value-type="float">
            <text:p>109</text:p>
          </table:table-cell>
          <table:table-cell table:number-columns-repeated="16383"/>
        </table:table-row>
        <table:table-row table:style-name="ro2">
          <table:table-cell table:style-name="ce89" office:value-type="float" office:value="110" calcext:value-type="float">
            <text:p>110</text:p>
          </table:table-cell>
          <table:table-cell table:number-columns-repeated="16383"/>
        </table:table-row>
        <table:table-row table:style-name="ro2">
          <table:table-cell table:style-name="ce89" office:value-type="float" office:value="111" calcext:value-type="float">
            <text:p>111</text:p>
          </table:table-cell>
          <table:table-cell table:number-columns-repeated="16383"/>
        </table:table-row>
        <table:table-row table:style-name="ro2">
          <table:table-cell table:style-name="ce89" office:value-type="float" office:value="112" calcext:value-type="float">
            <text:p>112</text:p>
          </table:table-cell>
          <table:table-cell table:number-columns-repeated="16383"/>
        </table:table-row>
        <table:table-row table:style-name="ro2">
          <table:table-cell table:style-name="ce89" office:value-type="float" office:value="113" calcext:value-type="float">
            <text:p>113</text:p>
          </table:table-cell>
          <table:table-cell table:number-columns-repeated="16383"/>
        </table:table-row>
        <table:table-row table:style-name="ro2">
          <table:table-cell table:style-name="ce89" office:value-type="float" office:value="114" calcext:value-type="float">
            <text:p>114</text:p>
          </table:table-cell>
          <table:table-cell table:number-columns-repeated="16383"/>
        </table:table-row>
        <table:table-row table:style-name="ro2">
          <table:table-cell table:style-name="ce89" office:value-type="float" office:value="115" calcext:value-type="float">
            <text:p>115</text:p>
          </table:table-cell>
          <table:table-cell table:number-columns-repeated="16383"/>
        </table:table-row>
        <table:table-row table:style-name="ro2">
          <table:table-cell table:style-name="ce89" office:value-type="float" office:value="116" calcext:value-type="float">
            <text:p>116</text:p>
          </table:table-cell>
          <table:table-cell table:number-columns-repeated="16383"/>
        </table:table-row>
        <table:table-row table:style-name="ro2">
          <table:table-cell table:style-name="ce89" office:value-type="float" office:value="117" calcext:value-type="float">
            <text:p>117</text:p>
          </table:table-cell>
          <table:table-cell table:number-columns-repeated="16383"/>
        </table:table-row>
        <table:table-row table:style-name="ro2">
          <table:table-cell table:style-name="ce89" office:value-type="float" office:value="118" calcext:value-type="float">
            <text:p>118</text:p>
          </table:table-cell>
          <table:table-cell table:number-columns-repeated="16383"/>
        </table:table-row>
        <table:table-row table:style-name="ro2">
          <table:table-cell table:style-name="ce89" office:value-type="float" office:value="119" calcext:value-type="float">
            <text:p>119</text:p>
          </table:table-cell>
          <table:table-cell table:number-columns-repeated="16383"/>
        </table:table-row>
        <table:table-row table:style-name="ro2">
          <table:table-cell table:style-name="ce89" office:value-type="float" office:value="120" calcext:value-type="float">
            <text:p>120</text:p>
          </table:table-cell>
          <table:table-cell table:number-columns-repeated="16383"/>
        </table:table-row>
        <table:table-row table:style-name="ro2">
          <table:table-cell table:style-name="ce89" office:value-type="float" office:value="121" calcext:value-type="float">
            <text:p>121</text:p>
          </table:table-cell>
          <table:table-cell table:number-columns-repeated="16383"/>
        </table:table-row>
        <table:table-row table:style-name="ro2">
          <table:table-cell table:style-name="ce89" office:value-type="float" office:value="122" calcext:value-type="float">
            <text:p>122</text:p>
          </table:table-cell>
          <table:table-cell table:number-columns-repeated="16383"/>
        </table:table-row>
        <table:table-row table:style-name="ro2">
          <table:table-cell table:style-name="ce89" office:value-type="float" office:value="123" calcext:value-type="float">
            <text:p>123</text:p>
          </table:table-cell>
          <table:table-cell table:number-columns-repeated="16383"/>
        </table:table-row>
        <table:table-row table:style-name="ro2">
          <table:table-cell table:style-name="ce89" office:value-type="float" office:value="124" calcext:value-type="float">
            <text:p>124</text:p>
          </table:table-cell>
          <table:table-cell table:number-columns-repeated="16383"/>
        </table:table-row>
        <table:table-row table:style-name="ro2">
          <table:table-cell table:style-name="ce89" office:value-type="float" office:value="125" calcext:value-type="float">
            <text:p>125</text:p>
          </table:table-cell>
          <table:table-cell table:number-columns-repeated="16383"/>
        </table:table-row>
        <table:table-row table:style-name="ro2">
          <table:table-cell table:style-name="ce89" office:value-type="float" office:value="126" calcext:value-type="float">
            <text:p>126</text:p>
          </table:table-cell>
          <table:table-cell table:number-columns-repeated="16383"/>
        </table:table-row>
        <table:table-row table:style-name="ro2">
          <table:table-cell table:style-name="ce89" office:value-type="float" office:value="127" calcext:value-type="float">
            <text:p>127</text:p>
          </table:table-cell>
          <table:table-cell table:number-columns-repeated="16383"/>
        </table:table-row>
        <table:table-row table:style-name="ro2">
          <table:table-cell table:style-name="ce89" office:value-type="float" office:value="128" calcext:value-type="float">
            <text:p>128</text:p>
          </table:table-cell>
          <table:table-cell table:number-columns-repeated="16383"/>
        </table:table-row>
        <table:table-row table:style-name="ro2">
          <table:table-cell table:style-name="ce89" office:value-type="float" office:value="129" calcext:value-type="float">
            <text:p>129</text:p>
          </table:table-cell>
          <table:table-cell table:number-columns-repeated="16383"/>
        </table:table-row>
        <table:table-row table:style-name="ro2">
          <table:table-cell table:style-name="ce89" office:value-type="float" office:value="130" calcext:value-type="float">
            <text:p>130</text:p>
          </table:table-cell>
          <table:table-cell table:number-columns-repeated="16383"/>
        </table:table-row>
        <table:table-row table:style-name="ro2">
          <table:table-cell table:style-name="ce89" office:value-type="float" office:value="131" calcext:value-type="float">
            <text:p>131</text:p>
          </table:table-cell>
          <table:table-cell table:number-columns-repeated="16383"/>
        </table:table-row>
        <table:table-row table:style-name="ro2">
          <table:table-cell table:style-name="ce89" office:value-type="float" office:value="132" calcext:value-type="float">
            <text:p>132</text:p>
          </table:table-cell>
          <table:table-cell table:number-columns-repeated="16383"/>
        </table:table-row>
        <table:table-row table:style-name="ro2">
          <table:table-cell table:style-name="ce89" office:value-type="float" office:value="133" calcext:value-type="float">
            <text:p>133</text:p>
          </table:table-cell>
          <table:table-cell table:number-columns-repeated="16383"/>
        </table:table-row>
        <table:table-row table:style-name="ro2">
          <table:table-cell table:style-name="ce89" office:value-type="float" office:value="134" calcext:value-type="float">
            <text:p>134</text:p>
          </table:table-cell>
          <table:table-cell table:number-columns-repeated="16383"/>
        </table:table-row>
        <table:table-row table:style-name="ro2">
          <table:table-cell table:style-name="ce89" office:value-type="float" office:value="135" calcext:value-type="float">
            <text:p>135</text:p>
          </table:table-cell>
          <table:table-cell table:number-columns-repeated="16383"/>
        </table:table-row>
        <table:table-row table:style-name="ro2">
          <table:table-cell table:style-name="ce89" office:value-type="float" office:value="136" calcext:value-type="float">
            <text:p>136</text:p>
          </table:table-cell>
          <table:table-cell table:number-columns-repeated="16383"/>
        </table:table-row>
        <table:table-row table:style-name="ro2">
          <table:table-cell table:style-name="ce89" office:value-type="float" office:value="137" calcext:value-type="float">
            <text:p>137</text:p>
          </table:table-cell>
          <table:table-cell table:number-columns-repeated="16383"/>
        </table:table-row>
        <table:table-row table:style-name="ro2">
          <table:table-cell table:style-name="ce89" office:value-type="float" office:value="138" calcext:value-type="float">
            <text:p>138</text:p>
          </table:table-cell>
          <table:table-cell table:number-columns-repeated="16383"/>
        </table:table-row>
        <table:table-row table:style-name="ro2">
          <table:table-cell table:style-name="ce89" office:value-type="float" office:value="139" calcext:value-type="float">
            <text:p>139</text:p>
          </table:table-cell>
          <table:table-cell table:number-columns-repeated="16383"/>
        </table:table-row>
        <table:table-row table:style-name="ro2">
          <table:table-cell table:style-name="ce89" office:value-type="float" office:value="140" calcext:value-type="float">
            <text:p>140</text:p>
          </table:table-cell>
          <table:table-cell table:number-columns-repeated="16383"/>
        </table:table-row>
        <table:table-row table:style-name="ro2">
          <table:table-cell table:style-name="ce89" office:value-type="float" office:value="141" calcext:value-type="float">
            <text:p>141</text:p>
          </table:table-cell>
          <table:table-cell table:number-columns-repeated="16383"/>
        </table:table-row>
        <table:table-row table:style-name="ro2">
          <table:table-cell table:style-name="ce89" office:value-type="float" office:value="142" calcext:value-type="float">
            <text:p>142</text:p>
          </table:table-cell>
          <table:table-cell table:number-columns-repeated="16383"/>
        </table:table-row>
        <table:table-row table:style-name="ro2">
          <table:table-cell table:style-name="ce89" office:value-type="float" office:value="143" calcext:value-type="float">
            <text:p>143</text:p>
          </table:table-cell>
          <table:table-cell table:number-columns-repeated="16383"/>
        </table:table-row>
        <table:table-row table:style-name="ro2">
          <table:table-cell table:style-name="ce89" office:value-type="float" office:value="144" calcext:value-type="float">
            <text:p>144</text:p>
          </table:table-cell>
          <table:table-cell table:number-columns-repeated="16383"/>
        </table:table-row>
        <table:table-row table:style-name="ro2">
          <table:table-cell table:style-name="ce89" office:value-type="float" office:value="145" calcext:value-type="float">
            <text:p>145</text:p>
          </table:table-cell>
          <table:table-cell table:number-columns-repeated="16383"/>
        </table:table-row>
        <table:table-row table:style-name="ro2">
          <table:table-cell table:style-name="ce89" office:value-type="float" office:value="146" calcext:value-type="float">
            <text:p>146</text:p>
          </table:table-cell>
          <table:table-cell table:number-columns-repeated="16383"/>
        </table:table-row>
        <table:table-row table:style-name="ro2">
          <table:table-cell table:style-name="ce89" office:value-type="float" office:value="147" calcext:value-type="float">
            <text:p>147</text:p>
          </table:table-cell>
          <table:table-cell table:number-columns-repeated="16383"/>
        </table:table-row>
        <table:table-row table:style-name="ro2">
          <table:table-cell table:style-name="ce89" office:value-type="float" office:value="148" calcext:value-type="float">
            <text:p>148</text:p>
          </table:table-cell>
          <table:table-cell table:number-columns-repeated="16383"/>
        </table:table-row>
        <table:table-row table:style-name="ro2">
          <table:table-cell table:style-name="ce89" office:value-type="float" office:value="149" calcext:value-type="float">
            <text:p>149</text:p>
          </table:table-cell>
          <table:table-cell table:number-columns-repeated="16383"/>
        </table:table-row>
        <table:table-row table:style-name="ro2">
          <table:table-cell table:style-name="ce89" office:value-type="float" office:value="150" calcext:value-type="float">
            <text:p>150</text:p>
          </table:table-cell>
          <table:table-cell table:number-columns-repeated="16383"/>
        </table:table-row>
        <table:table-row table:style-name="ro2">
          <table:table-cell table:style-name="ce89" office:value-type="float" office:value="151" calcext:value-type="float">
            <text:p>151</text:p>
          </table:table-cell>
          <table:table-cell table:number-columns-repeated="16383"/>
        </table:table-row>
        <table:table-row table:style-name="ro2">
          <table:table-cell table:style-name="ce89" office:value-type="float" office:value="152" calcext:value-type="float">
            <text:p>152</text:p>
          </table:table-cell>
          <table:table-cell table:number-columns-repeated="16383"/>
        </table:table-row>
        <table:table-row table:style-name="ro2">
          <table:table-cell table:style-name="ce89" office:value-type="float" office:value="153" calcext:value-type="float">
            <text:p>153</text:p>
          </table:table-cell>
          <table:table-cell table:number-columns-repeated="16383"/>
        </table:table-row>
        <table:table-row table:style-name="ro2">
          <table:table-cell table:style-name="ce89" office:value-type="float" office:value="154" calcext:value-type="float">
            <text:p>154</text:p>
          </table:table-cell>
          <table:table-cell table:number-columns-repeated="16383"/>
        </table:table-row>
        <table:table-row table:style-name="ro2">
          <table:table-cell table:style-name="ce89" office:value-type="float" office:value="155" calcext:value-type="float">
            <text:p>155</text:p>
          </table:table-cell>
          <table:table-cell table:number-columns-repeated="16383"/>
        </table:table-row>
        <table:table-row table:style-name="ro2">
          <table:table-cell table:style-name="ce89" office:value-type="float" office:value="156" calcext:value-type="float">
            <text:p>156</text:p>
          </table:table-cell>
          <table:table-cell table:number-columns-repeated="16383"/>
        </table:table-row>
        <table:table-row table:style-name="ro2">
          <table:table-cell table:style-name="ce89" office:value-type="float" office:value="157" calcext:value-type="float">
            <text:p>157</text:p>
          </table:table-cell>
          <table:table-cell table:number-columns-repeated="16383"/>
        </table:table-row>
        <table:table-row table:style-name="ro2">
          <table:table-cell table:style-name="ce89" office:value-type="float" office:value="158" calcext:value-type="float">
            <text:p>158</text:p>
          </table:table-cell>
          <table:table-cell table:number-columns-repeated="16383"/>
        </table:table-row>
        <table:table-row table:style-name="ro2">
          <table:table-cell table:style-name="ce89" office:value-type="float" office:value="159" calcext:value-type="float">
            <text:p>159</text:p>
          </table:table-cell>
          <table:table-cell table:number-columns-repeated="16383"/>
        </table:table-row>
        <table:table-row table:style-name="ro2">
          <table:table-cell table:style-name="ce89" office:value-type="float" office:value="160" calcext:value-type="float">
            <text:p>160</text:p>
          </table:table-cell>
          <table:table-cell table:number-columns-repeated="16383"/>
        </table:table-row>
        <table:table-row table:style-name="ro2">
          <table:table-cell table:style-name="ce89" office:value-type="float" office:value="161" calcext:value-type="float">
            <text:p>161</text:p>
          </table:table-cell>
          <table:table-cell table:number-columns-repeated="16383"/>
        </table:table-row>
        <table:table-row table:style-name="ro2">
          <table:table-cell table:style-name="ce89" office:value-type="float" office:value="162" calcext:value-type="float">
            <text:p>162</text:p>
          </table:table-cell>
          <table:table-cell table:number-columns-repeated="16383"/>
        </table:table-row>
        <table:table-row table:style-name="ro2">
          <table:table-cell table:style-name="ce89" office:value-type="float" office:value="163" calcext:value-type="float">
            <text:p>163</text:p>
          </table:table-cell>
          <table:table-cell table:number-columns-repeated="16383"/>
        </table:table-row>
        <table:table-row table:style-name="ro2">
          <table:table-cell table:style-name="ce89" office:value-type="float" office:value="164" calcext:value-type="float">
            <text:p>164</text:p>
          </table:table-cell>
          <table:table-cell table:number-columns-repeated="16383"/>
        </table:table-row>
        <table:table-row table:style-name="ro2">
          <table:table-cell table:style-name="ce89" office:value-type="float" office:value="165" calcext:value-type="float">
            <text:p>165</text:p>
          </table:table-cell>
          <table:table-cell table:number-columns-repeated="16383"/>
        </table:table-row>
        <table:table-row table:style-name="ro2">
          <table:table-cell table:style-name="ce89" office:value-type="float" office:value="166" calcext:value-type="float">
            <text:p>166</text:p>
          </table:table-cell>
          <table:table-cell table:number-columns-repeated="16383"/>
        </table:table-row>
        <table:table-row table:style-name="ro2">
          <table:table-cell table:style-name="ce89" office:value-type="float" office:value="167" calcext:value-type="float">
            <text:p>167</text:p>
          </table:table-cell>
          <table:table-cell table:number-columns-repeated="16383"/>
        </table:table-row>
        <table:table-row table:style-name="ro2">
          <table:table-cell table:style-name="ce89" office:value-type="float" office:value="168" calcext:value-type="float">
            <text:p>168</text:p>
          </table:table-cell>
          <table:table-cell table:number-columns-repeated="16383"/>
        </table:table-row>
        <table:table-row table:style-name="ro2">
          <table:table-cell table:style-name="ce89" office:value-type="float" office:value="169" calcext:value-type="float">
            <text:p>169</text:p>
          </table:table-cell>
          <table:table-cell table:number-columns-repeated="16383"/>
        </table:table-row>
        <table:table-row table:style-name="ro2">
          <table:table-cell table:style-name="ce89" office:value-type="float" office:value="170" calcext:value-type="float">
            <text:p>170</text:p>
          </table:table-cell>
          <table:table-cell table:number-columns-repeated="16383"/>
        </table:table-row>
        <table:table-row table:style-name="ro2">
          <table:table-cell table:style-name="ce89" office:value-type="float" office:value="171" calcext:value-type="float">
            <text:p>171</text:p>
          </table:table-cell>
          <table:table-cell table:number-columns-repeated="16383"/>
        </table:table-row>
        <table:table-row table:style-name="ro2">
          <table:table-cell table:style-name="ce89" office:value-type="float" office:value="172" calcext:value-type="float">
            <text:p>172</text:p>
          </table:table-cell>
          <table:table-cell table:number-columns-repeated="16383"/>
        </table:table-row>
        <table:table-row table:style-name="ro2">
          <table:table-cell table:style-name="ce89" office:value-type="float" office:value="173" calcext:value-type="float">
            <text:p>173</text:p>
          </table:table-cell>
          <table:table-cell table:number-columns-repeated="16383"/>
        </table:table-row>
        <table:table-row table:style-name="ro2">
          <table:table-cell table:style-name="ce89" office:value-type="float" office:value="174" calcext:value-type="float">
            <text:p>174</text:p>
          </table:table-cell>
          <table:table-cell table:number-columns-repeated="16383"/>
        </table:table-row>
        <table:table-row table:style-name="ro2">
          <table:table-cell table:style-name="ce89" office:value-type="float" office:value="175" calcext:value-type="float">
            <text:p>175</text:p>
          </table:table-cell>
          <table:table-cell table:number-columns-repeated="16383"/>
        </table:table-row>
        <table:table-row table:style-name="ro2">
          <table:table-cell table:style-name="ce89" office:value-type="float" office:value="176" calcext:value-type="float">
            <text:p>176</text:p>
          </table:table-cell>
          <table:table-cell table:number-columns-repeated="16383"/>
        </table:table-row>
        <table:table-row table:style-name="ro2">
          <table:table-cell table:style-name="ce89" office:value-type="float" office:value="177" calcext:value-type="float">
            <text:p>177</text:p>
          </table:table-cell>
          <table:table-cell table:number-columns-repeated="16383"/>
        </table:table-row>
        <table:table-row table:style-name="ro2">
          <table:table-cell table:style-name="ce89" office:value-type="float" office:value="178" calcext:value-type="float">
            <text:p>178</text:p>
          </table:table-cell>
          <table:table-cell table:number-columns-repeated="16383"/>
        </table:table-row>
        <table:table-row table:style-name="ro2">
          <table:table-cell table:style-name="ce89" office:value-type="float" office:value="179" calcext:value-type="float">
            <text:p>179</text:p>
          </table:table-cell>
          <table:table-cell table:number-columns-repeated="16383"/>
        </table:table-row>
        <table:table-row table:style-name="ro2">
          <table:table-cell table:style-name="ce89" office:value-type="float" office:value="180" calcext:value-type="float">
            <text:p>180</text:p>
          </table:table-cell>
          <table:table-cell table:number-columns-repeated="16383"/>
        </table:table-row>
        <table:table-row table:style-name="ro2">
          <table:table-cell table:style-name="ce89" office:value-type="float" office:value="181" calcext:value-type="float">
            <text:p>181</text:p>
          </table:table-cell>
          <table:table-cell table:number-columns-repeated="16383"/>
        </table:table-row>
        <table:table-row table:style-name="ro2">
          <table:table-cell table:style-name="ce89" office:value-type="float" office:value="182" calcext:value-type="float">
            <text:p>182</text:p>
          </table:table-cell>
          <table:table-cell table:number-columns-repeated="16383"/>
        </table:table-row>
        <table:table-row table:style-name="ro2">
          <table:table-cell table:style-name="ce89" office:value-type="float" office:value="183" calcext:value-type="float">
            <text:p>183</text:p>
          </table:table-cell>
          <table:table-cell table:number-columns-repeated="16383"/>
        </table:table-row>
        <table:table-row table:style-name="ro2">
          <table:table-cell table:style-name="ce89" office:value-type="float" office:value="184" calcext:value-type="float">
            <text:p>184</text:p>
          </table:table-cell>
          <table:table-cell table:number-columns-repeated="16383"/>
        </table:table-row>
        <table:table-row table:style-name="ro2">
          <table:table-cell table:style-name="ce89" office:value-type="float" office:value="185" calcext:value-type="float">
            <text:p>185</text:p>
          </table:table-cell>
          <table:table-cell table:number-columns-repeated="16383"/>
        </table:table-row>
        <table:table-row table:style-name="ro2">
          <table:table-cell table:style-name="ce89" office:value-type="float" office:value="186" calcext:value-type="float">
            <text:p>186</text:p>
          </table:table-cell>
          <table:table-cell table:number-columns-repeated="16383"/>
        </table:table-row>
        <table:table-row table:style-name="ro2">
          <table:table-cell table:style-name="ce89" office:value-type="float" office:value="187" calcext:value-type="float">
            <text:p>187</text:p>
          </table:table-cell>
          <table:table-cell table:number-columns-repeated="16383"/>
        </table:table-row>
        <table:table-row table:style-name="ro2">
          <table:table-cell table:style-name="ce89" office:value-type="float" office:value="188" calcext:value-type="float">
            <text:p>188</text:p>
          </table:table-cell>
          <table:table-cell table:number-columns-repeated="16383"/>
        </table:table-row>
        <table:table-row table:style-name="ro2">
          <table:table-cell table:style-name="ce89" office:value-type="float" office:value="189" calcext:value-type="float">
            <text:p>189</text:p>
          </table:table-cell>
          <table:table-cell table:number-columns-repeated="16383"/>
        </table:table-row>
        <table:table-row table:style-name="ro2">
          <table:table-cell table:style-name="ce89" office:value-type="float" office:value="190" calcext:value-type="float">
            <text:p>190</text:p>
          </table:table-cell>
          <table:table-cell table:number-columns-repeated="16383"/>
        </table:table-row>
        <table:table-row table:style-name="ro2">
          <table:table-cell table:style-name="ce89" office:value-type="float" office:value="191" calcext:value-type="float">
            <text:p>191</text:p>
          </table:table-cell>
          <table:table-cell table:number-columns-repeated="16383"/>
        </table:table-row>
        <table:table-row table:style-name="ro2">
          <table:table-cell table:style-name="ce89" office:value-type="float" office:value="192" calcext:value-type="float">
            <text:p>192</text:p>
          </table:table-cell>
          <table:table-cell table:number-columns-repeated="16383"/>
        </table:table-row>
        <table:table-row table:style-name="ro2">
          <table:table-cell table:style-name="ce89" office:value-type="float" office:value="193" calcext:value-type="float">
            <text:p>193</text:p>
          </table:table-cell>
          <table:table-cell table:number-columns-repeated="16383"/>
        </table:table-row>
        <table:table-row table:style-name="ro2">
          <table:table-cell table:style-name="ce89" office:value-type="float" office:value="194" calcext:value-type="float">
            <text:p>194</text:p>
          </table:table-cell>
          <table:table-cell table:number-columns-repeated="16383"/>
        </table:table-row>
        <table:table-row table:style-name="ro2">
          <table:table-cell table:style-name="ce89" office:value-type="float" office:value="195" calcext:value-type="float">
            <text:p>195</text:p>
          </table:table-cell>
          <table:table-cell table:number-columns-repeated="16383"/>
        </table:table-row>
        <table:table-row table:style-name="ro2">
          <table:table-cell table:style-name="ce89" office:value-type="float" office:value="196" calcext:value-type="float">
            <text:p>196</text:p>
          </table:table-cell>
          <table:table-cell table:number-columns-repeated="16383"/>
        </table:table-row>
        <table:table-row table:style-name="ro2">
          <table:table-cell table:style-name="ce89" office:value-type="float" office:value="197" calcext:value-type="float">
            <text:p>197</text:p>
          </table:table-cell>
          <table:table-cell table:number-columns-repeated="16383"/>
        </table:table-row>
        <table:table-row table:style-name="ro2">
          <table:table-cell table:style-name="ce89" office:value-type="float" office:value="198" calcext:value-type="float">
            <text:p>198</text:p>
          </table:table-cell>
          <table:table-cell table:number-columns-repeated="16383"/>
        </table:table-row>
        <table:table-row table:style-name="ro2">
          <table:table-cell table:style-name="ce89" office:value-type="float" office:value="199" calcext:value-type="float">
            <text:p>199</text:p>
          </table:table-cell>
          <table:table-cell table:number-columns-repeated="16383"/>
        </table:table-row>
        <table:table-row table:style-name="ro2">
          <table:table-cell table:style-name="ce89" office:value-type="float" office:value="200" calcext:value-type="float">
            <text:p>200</text:p>
          </table:table-cell>
          <table:table-cell table:number-columns-repeated="16383"/>
        </table:table-row>
        <table:table-row table:style-name="ro2">
          <table:table-cell table:style-name="ce89" office:value-type="float" office:value="201" calcext:value-type="float">
            <text:p>201</text:p>
          </table:table-cell>
          <table:table-cell table:number-columns-repeated="16383"/>
        </table:table-row>
        <table:table-row table:style-name="ro2">
          <table:table-cell table:style-name="ce89" office:value-type="float" office:value="202" calcext:value-type="float">
            <text:p>202</text:p>
          </table:table-cell>
          <table:table-cell table:number-columns-repeated="16383"/>
        </table:table-row>
        <table:table-row table:style-name="ro2">
          <table:table-cell table:style-name="ce89" office:value-type="float" office:value="203" calcext:value-type="float">
            <text:p>203</text:p>
          </table:table-cell>
          <table:table-cell table:number-columns-repeated="16383"/>
        </table:table-row>
        <table:table-row table:style-name="ro2">
          <table:table-cell table:style-name="ce89" office:value-type="float" office:value="204" calcext:value-type="float">
            <text:p>204</text:p>
          </table:table-cell>
          <table:table-cell table:number-columns-repeated="16383"/>
        </table:table-row>
        <table:table-row table:style-name="ro2">
          <table:table-cell table:style-name="ce89" office:value-type="float" office:value="205" calcext:value-type="float">
            <text:p>205</text:p>
          </table:table-cell>
          <table:table-cell table:number-columns-repeated="16383"/>
        </table:table-row>
        <table:table-row table:style-name="ro2">
          <table:table-cell table:style-name="ce89" office:value-type="float" office:value="206" calcext:value-type="float">
            <text:p>206</text:p>
          </table:table-cell>
          <table:table-cell table:number-columns-repeated="16383"/>
        </table:table-row>
        <table:table-row table:style-name="ro2">
          <table:table-cell table:style-name="ce89" office:value-type="float" office:value="207" calcext:value-type="float">
            <text:p>207</text:p>
          </table:table-cell>
          <table:table-cell table:number-columns-repeated="16383"/>
        </table:table-row>
        <table:table-row table:style-name="ro2">
          <table:table-cell table:style-name="ce89" office:value-type="float" office:value="208" calcext:value-type="float">
            <text:p>208</text:p>
          </table:table-cell>
          <table:table-cell table:number-columns-repeated="16383"/>
        </table:table-row>
        <table:table-row table:style-name="ro2">
          <table:table-cell table:style-name="ce89" office:value-type="float" office:value="209" calcext:value-type="float">
            <text:p>209</text:p>
          </table:table-cell>
          <table:table-cell table:number-columns-repeated="16383"/>
        </table:table-row>
        <table:table-row table:style-name="ro2">
          <table:table-cell table:style-name="ce89" office:value-type="float" office:value="210" calcext:value-type="float">
            <text:p>210</text:p>
          </table:table-cell>
          <table:table-cell table:number-columns-repeated="16383"/>
        </table:table-row>
        <table:table-row table:style-name="ro2">
          <table:table-cell table:style-name="ce89" office:value-type="float" office:value="211" calcext:value-type="float">
            <text:p>211</text:p>
          </table:table-cell>
          <table:table-cell table:number-columns-repeated="16383"/>
        </table:table-row>
        <table:table-row table:style-name="ro2">
          <table:table-cell table:style-name="ce89" office:value-type="float" office:value="212" calcext:value-type="float">
            <text:p>212</text:p>
          </table:table-cell>
          <table:table-cell table:number-columns-repeated="16383"/>
        </table:table-row>
        <table:table-row table:style-name="ro2">
          <table:table-cell table:style-name="ce89" office:value-type="float" office:value="213" calcext:value-type="float">
            <text:p>213</text:p>
          </table:table-cell>
          <table:table-cell table:number-columns-repeated="16383"/>
        </table:table-row>
        <table:table-row table:style-name="ro2">
          <table:table-cell table:style-name="ce89" office:value-type="float" office:value="214" calcext:value-type="float">
            <text:p>214</text:p>
          </table:table-cell>
          <table:table-cell table:number-columns-repeated="16383"/>
        </table:table-row>
        <table:table-row table:style-name="ro2">
          <table:table-cell table:style-name="ce89" office:value-type="float" office:value="215" calcext:value-type="float">
            <text:p>215</text:p>
          </table:table-cell>
          <table:table-cell table:number-columns-repeated="16383"/>
        </table:table-row>
        <table:table-row table:style-name="ro2">
          <table:table-cell table:style-name="ce89" office:value-type="float" office:value="216" calcext:value-type="float">
            <text:p>216</text:p>
          </table:table-cell>
          <table:table-cell table:number-columns-repeated="16383"/>
        </table:table-row>
        <table:table-row table:style-name="ro2">
          <table:table-cell table:style-name="ce89" office:value-type="float" office:value="217" calcext:value-type="float">
            <text:p>217</text:p>
          </table:table-cell>
          <table:table-cell table:number-columns-repeated="16383"/>
        </table:table-row>
        <table:table-row table:style-name="ro2">
          <table:table-cell table:style-name="ce89" office:value-type="float" office:value="218" calcext:value-type="float">
            <text:p>218</text:p>
          </table:table-cell>
          <table:table-cell table:number-columns-repeated="16383"/>
        </table:table-row>
        <table:table-row table:style-name="ro2">
          <table:table-cell table:style-name="ce89" office:value-type="float" office:value="219" calcext:value-type="float">
            <text:p>219</text:p>
          </table:table-cell>
          <table:table-cell table:number-columns-repeated="16383"/>
        </table:table-row>
        <table:table-row table:style-name="ro2">
          <table:table-cell table:style-name="ce89" office:value-type="float" office:value="220" calcext:value-type="float">
            <text:p>220</text:p>
          </table:table-cell>
          <table:table-cell table:number-columns-repeated="16383"/>
        </table:table-row>
        <table:table-row table:style-name="ro2">
          <table:table-cell table:style-name="ce89" office:value-type="float" office:value="221" calcext:value-type="float">
            <text:p>221</text:p>
          </table:table-cell>
          <table:table-cell table:number-columns-repeated="16383"/>
        </table:table-row>
        <table:table-row table:style-name="ro2">
          <table:table-cell table:style-name="ce89" office:value-type="float" office:value="222" calcext:value-type="float">
            <text:p>222</text:p>
          </table:table-cell>
          <table:table-cell table:number-columns-repeated="16383"/>
        </table:table-row>
        <table:table-row table:style-name="ro2">
          <table:table-cell table:style-name="ce89" office:value-type="float" office:value="223" calcext:value-type="float">
            <text:p>223</text:p>
          </table:table-cell>
          <table:table-cell table:number-columns-repeated="16383"/>
        </table:table-row>
        <table:table-row table:style-name="ro2">
          <table:table-cell table:style-name="ce89" office:value-type="float" office:value="224" calcext:value-type="float">
            <text:p>224</text:p>
          </table:table-cell>
          <table:table-cell table:number-columns-repeated="16383"/>
        </table:table-row>
        <table:table-row table:style-name="ro2">
          <table:table-cell table:style-name="ce89" office:value-type="float" office:value="225" calcext:value-type="float">
            <text:p>225</text:p>
          </table:table-cell>
          <table:table-cell table:number-columns-repeated="16383"/>
        </table:table-row>
        <table:table-row table:style-name="ro2">
          <table:table-cell table:style-name="ce89" office:value-type="float" office:value="226" calcext:value-type="float">
            <text:p>226</text:p>
          </table:table-cell>
          <table:table-cell table:number-columns-repeated="16383"/>
        </table:table-row>
        <table:table-row table:style-name="ro2">
          <table:table-cell table:style-name="ce89" office:value-type="float" office:value="227" calcext:value-type="float">
            <text:p>227</text:p>
          </table:table-cell>
          <table:table-cell table:number-columns-repeated="16383"/>
        </table:table-row>
        <table:table-row table:style-name="ro2">
          <table:table-cell table:style-name="ce89" office:value-type="float" office:value="228" calcext:value-type="float">
            <text:p>228</text:p>
          </table:table-cell>
          <table:table-cell table:number-columns-repeated="16383"/>
        </table:table-row>
        <table:table-row table:style-name="ro2">
          <table:table-cell table:style-name="ce89" office:value-type="float" office:value="229" calcext:value-type="float">
            <text:p>229</text:p>
          </table:table-cell>
          <table:table-cell table:number-columns-repeated="16383"/>
        </table:table-row>
        <table:table-row table:style-name="ro2">
          <table:table-cell table:style-name="ce89" office:value-type="float" office:value="230" calcext:value-type="float">
            <text:p>230</text:p>
          </table:table-cell>
          <table:table-cell table:number-columns-repeated="16383"/>
        </table:table-row>
        <table:table-row table:style-name="ro2">
          <table:table-cell table:style-name="ce89" office:value-type="float" office:value="231" calcext:value-type="float">
            <text:p>231</text:p>
          </table:table-cell>
          <table:table-cell table:number-columns-repeated="16383"/>
        </table:table-row>
        <table:table-row table:style-name="ro2">
          <table:table-cell table:style-name="ce89" office:value-type="float" office:value="232" calcext:value-type="float">
            <text:p>232</text:p>
          </table:table-cell>
          <table:table-cell table:number-columns-repeated="16383"/>
        </table:table-row>
        <table:table-row table:style-name="ro2">
          <table:table-cell table:style-name="ce89" office:value-type="float" office:value="233" calcext:value-type="float">
            <text:p>233</text:p>
          </table:table-cell>
          <table:table-cell table:number-columns-repeated="16383"/>
        </table:table-row>
        <table:table-row table:style-name="ro2">
          <table:table-cell table:style-name="ce89" office:value-type="float" office:value="234" calcext:value-type="float">
            <text:p>234</text:p>
          </table:table-cell>
          <table:table-cell table:number-columns-repeated="16383"/>
        </table:table-row>
        <table:table-row table:style-name="ro2">
          <table:table-cell table:style-name="ce89" office:value-type="float" office:value="235" calcext:value-type="float">
            <text:p>235</text:p>
          </table:table-cell>
          <table:table-cell table:number-columns-repeated="16383"/>
        </table:table-row>
        <table:table-row table:style-name="ro2">
          <table:table-cell table:style-name="ce89" office:value-type="float" office:value="236" calcext:value-type="float">
            <text:p>236</text:p>
          </table:table-cell>
          <table:table-cell table:number-columns-repeated="16383"/>
        </table:table-row>
        <table:table-row table:style-name="ro2">
          <table:table-cell table:style-name="ce89" office:value-type="float" office:value="237" calcext:value-type="float">
            <text:p>237</text:p>
          </table:table-cell>
          <table:table-cell table:number-columns-repeated="16383"/>
        </table:table-row>
        <table:table-row table:style-name="ro2">
          <table:table-cell table:style-name="ce89" office:value-type="float" office:value="238" calcext:value-type="float">
            <text:p>238</text:p>
          </table:table-cell>
          <table:table-cell table:number-columns-repeated="16383"/>
        </table:table-row>
        <table:table-row table:style-name="ro2">
          <table:table-cell table:style-name="ce89" office:value-type="float" office:value="239" calcext:value-type="float">
            <text:p>239</text:p>
          </table:table-cell>
          <table:table-cell table:number-columns-repeated="16383"/>
        </table:table-row>
        <table:table-row table:style-name="ro2">
          <table:table-cell table:style-name="ce89" office:value-type="float" office:value="240" calcext:value-type="float">
            <text:p>240</text:p>
          </table:table-cell>
          <table:table-cell table:number-columns-repeated="16383"/>
        </table:table-row>
        <table:table-row table:style-name="ro2">
          <table:table-cell table:style-name="ce89" office:value-type="float" office:value="241" calcext:value-type="float">
            <text:p>241</text:p>
          </table:table-cell>
          <table:table-cell table:number-columns-repeated="16383"/>
        </table:table-row>
        <table:table-row table:style-name="ro2">
          <table:table-cell table:style-name="ce89" office:value-type="float" office:value="242" calcext:value-type="float">
            <text:p>242</text:p>
          </table:table-cell>
          <table:table-cell table:number-columns-repeated="16383"/>
        </table:table-row>
        <table:table-row table:style-name="ro2">
          <table:table-cell table:style-name="ce89" office:value-type="float" office:value="243" calcext:value-type="float">
            <text:p>243</text:p>
          </table:table-cell>
          <table:table-cell table:number-columns-repeated="16383"/>
        </table:table-row>
        <table:table-row table:style-name="ro2">
          <table:table-cell table:style-name="ce89" office:value-type="float" office:value="244" calcext:value-type="float">
            <text:p>244</text:p>
          </table:table-cell>
          <table:table-cell table:number-columns-repeated="16383"/>
        </table:table-row>
        <table:table-row table:style-name="ro2">
          <table:table-cell table:style-name="ce89" office:value-type="float" office:value="245" calcext:value-type="float">
            <text:p>245</text:p>
          </table:table-cell>
          <table:table-cell table:number-columns-repeated="16383"/>
        </table:table-row>
        <table:table-row table:style-name="ro2">
          <table:table-cell table:style-name="ce89" office:value-type="float" office:value="246" calcext:value-type="float">
            <text:p>246</text:p>
          </table:table-cell>
          <table:table-cell table:number-columns-repeated="16383"/>
        </table:table-row>
        <table:table-row table:style-name="ro2">
          <table:table-cell table:style-name="ce89" office:value-type="float" office:value="247" calcext:value-type="float">
            <text:p>247</text:p>
          </table:table-cell>
          <table:table-cell table:number-columns-repeated="16383"/>
        </table:table-row>
        <table:table-row table:style-name="ro2">
          <table:table-cell table:style-name="ce89" office:value-type="float" office:value="248" calcext:value-type="float">
            <text:p>248</text:p>
          </table:table-cell>
          <table:table-cell table:number-columns-repeated="16383"/>
        </table:table-row>
        <table:table-row table:style-name="ro2">
          <table:table-cell table:style-name="ce89" office:value-type="float" office:value="249" calcext:value-type="float">
            <text:p>249</text:p>
          </table:table-cell>
          <table:table-cell table:number-columns-repeated="16383"/>
        </table:table-row>
        <table:table-row table:style-name="ro2">
          <table:table-cell table:style-name="ce89" office:value-type="float" office:value="250" calcext:value-type="float">
            <text:p>250</text:p>
          </table:table-cell>
          <table:table-cell table:number-columns-repeated="16383"/>
        </table:table-row>
        <table:table-row table:style-name="ro2">
          <table:table-cell table:style-name="ce89" office:value-type="float" office:value="251" calcext:value-type="float">
            <text:p>251</text:p>
          </table:table-cell>
          <table:table-cell table:number-columns-repeated="16383"/>
        </table:table-row>
        <table:table-row table:style-name="ro2">
          <table:table-cell table:style-name="ce89" office:value-type="float" office:value="252" calcext:value-type="float">
            <text:p>252</text:p>
          </table:table-cell>
          <table:table-cell table:number-columns-repeated="16383"/>
        </table:table-row>
        <table:table-row table:style-name="ro2">
          <table:table-cell table:style-name="ce89" office:value-type="float" office:value="253" calcext:value-type="float">
            <text:p>253</text:p>
          </table:table-cell>
          <table:table-cell table:number-columns-repeated="16383"/>
        </table:table-row>
        <table:table-row table:style-name="ro2">
          <table:table-cell table:style-name="ce89" office:value-type="float" office:value="254" calcext:value-type="float">
            <text:p>254</text:p>
          </table:table-cell>
          <table:table-cell table:number-columns-repeated="16383"/>
        </table:table-row>
        <table:table-row table:style-name="ro2">
          <table:table-cell table:style-name="ce89" office:value-type="float" office:value="255" calcext:value-type="float">
            <text:p>255</text:p>
          </table:table-cell>
          <table:table-cell table:number-columns-repeated="16383"/>
        </table:table-row>
        <table:table-row table:style-name="ro2">
          <table:table-cell table:style-name="ce89" office:value-type="float" office:value="256" calcext:value-type="float">
            <text:p>256</text:p>
          </table:table-cell>
          <table:table-cell table:number-columns-repeated="16383"/>
        </table:table-row>
        <table:table-row table:style-name="ro2">
          <table:table-cell table:style-name="ce89" office:value-type="float" office:value="257" calcext:value-type="float">
            <text:p>257</text:p>
          </table:table-cell>
          <table:table-cell table:number-columns-repeated="16383"/>
        </table:table-row>
        <table:table-row table:style-name="ro2">
          <table:table-cell table:style-name="ce89" office:value-type="float" office:value="258" calcext:value-type="float">
            <text:p>258</text:p>
          </table:table-cell>
          <table:table-cell table:number-columns-repeated="16383"/>
        </table:table-row>
        <table:table-row table:style-name="ro2">
          <table:table-cell table:style-name="ce89" office:value-type="float" office:value="259" calcext:value-type="float">
            <text:p>259</text:p>
          </table:table-cell>
          <table:table-cell table:number-columns-repeated="16383"/>
        </table:table-row>
        <table:table-row table:style-name="ro2">
          <table:table-cell table:style-name="ce89" office:value-type="float" office:value="260" calcext:value-type="float">
            <text:p>260</text:p>
          </table:table-cell>
          <table:table-cell table:number-columns-repeated="16383"/>
        </table:table-row>
        <table:table-row table:style-name="ro2">
          <table:table-cell table:style-name="ce89" office:value-type="float" office:value="261" calcext:value-type="float">
            <text:p>261</text:p>
          </table:table-cell>
          <table:table-cell table:number-columns-repeated="16383"/>
        </table:table-row>
        <table:table-row table:style-name="ro2">
          <table:table-cell table:style-name="ce89" office:value-type="float" office:value="262" calcext:value-type="float">
            <text:p>262</text:p>
          </table:table-cell>
          <table:table-cell table:number-columns-repeated="16383"/>
        </table:table-row>
        <table:table-row table:style-name="ro2">
          <table:table-cell table:style-name="ce89" office:value-type="float" office:value="263" calcext:value-type="float">
            <text:p>263</text:p>
          </table:table-cell>
          <table:table-cell table:number-columns-repeated="16383"/>
        </table:table-row>
        <table:table-row table:style-name="ro2">
          <table:table-cell table:style-name="ce89" office:value-type="float" office:value="264" calcext:value-type="float">
            <text:p>264</text:p>
          </table:table-cell>
          <table:table-cell table:number-columns-repeated="16383"/>
        </table:table-row>
        <table:table-row table:style-name="ro2">
          <table:table-cell table:style-name="ce89" office:value-type="float" office:value="265" calcext:value-type="float">
            <text:p>265</text:p>
          </table:table-cell>
          <table:table-cell table:number-columns-repeated="16383"/>
        </table:table-row>
        <table:table-row table:style-name="ro2">
          <table:table-cell table:style-name="ce89" office:value-type="float" office:value="266" calcext:value-type="float">
            <text:p>266</text:p>
          </table:table-cell>
          <table:table-cell table:number-columns-repeated="16383"/>
        </table:table-row>
        <table:table-row table:style-name="ro2">
          <table:table-cell table:style-name="ce89" office:value-type="float" office:value="267" calcext:value-type="float">
            <text:p>267</text:p>
          </table:table-cell>
          <table:table-cell table:number-columns-repeated="16383"/>
        </table:table-row>
        <table:table-row table:style-name="ro2">
          <table:table-cell table:style-name="ce89" office:value-type="float" office:value="268" calcext:value-type="float">
            <text:p>268</text:p>
          </table:table-cell>
          <table:table-cell table:number-columns-repeated="16383"/>
        </table:table-row>
        <table:table-row table:style-name="ro2">
          <table:table-cell table:style-name="ce89" office:value-type="float" office:value="269" calcext:value-type="float">
            <text:p>269</text:p>
          </table:table-cell>
          <table:table-cell table:number-columns-repeated="16383"/>
        </table:table-row>
        <table:table-row table:style-name="ro2">
          <table:table-cell table:style-name="ce89" office:value-type="float" office:value="270" calcext:value-type="float">
            <text:p>270</text:p>
          </table:table-cell>
          <table:table-cell table:number-columns-repeated="16383"/>
        </table:table-row>
        <table:table-row table:style-name="ro2">
          <table:table-cell table:style-name="ce89" office:value-type="float" office:value="271" calcext:value-type="float">
            <text:p>271</text:p>
          </table:table-cell>
          <table:table-cell table:number-columns-repeated="16383"/>
        </table:table-row>
        <table:table-row table:style-name="ro2">
          <table:table-cell table:style-name="ce89" office:value-type="float" office:value="272" calcext:value-type="float">
            <text:p>272</text:p>
          </table:table-cell>
          <table:table-cell table:number-columns-repeated="16383"/>
        </table:table-row>
        <table:table-row table:style-name="ro2">
          <table:table-cell table:style-name="ce89" office:value-type="float" office:value="273" calcext:value-type="float">
            <text:p>273</text:p>
          </table:table-cell>
          <table:table-cell table:number-columns-repeated="16383"/>
        </table:table-row>
        <table:table-row table:style-name="ro2">
          <table:table-cell table:style-name="ce89" office:value-type="float" office:value="274" calcext:value-type="float">
            <text:p>274</text:p>
          </table:table-cell>
          <table:table-cell table:number-columns-repeated="16383"/>
        </table:table-row>
        <table:table-row table:style-name="ro2">
          <table:table-cell table:style-name="ce89" office:value-type="float" office:value="275" calcext:value-type="float">
            <text:p>275</text:p>
          </table:table-cell>
          <table:table-cell table:number-columns-repeated="16383"/>
        </table:table-row>
        <table:table-row table:style-name="ro2">
          <table:table-cell table:style-name="ce89" office:value-type="float" office:value="276" calcext:value-type="float">
            <text:p>276</text:p>
          </table:table-cell>
          <table:table-cell table:number-columns-repeated="16383"/>
        </table:table-row>
        <table:table-row table:style-name="ro2">
          <table:table-cell table:style-name="ce89" office:value-type="float" office:value="277" calcext:value-type="float">
            <text:p>277</text:p>
          </table:table-cell>
          <table:table-cell table:number-columns-repeated="16383"/>
        </table:table-row>
        <table:table-row table:style-name="ro2">
          <table:table-cell table:style-name="ce89" office:value-type="float" office:value="278" calcext:value-type="float">
            <text:p>278</text:p>
          </table:table-cell>
          <table:table-cell table:number-columns-repeated="16383"/>
        </table:table-row>
        <table:table-row table:style-name="ro2">
          <table:table-cell table:style-name="ce89" office:value-type="float" office:value="279" calcext:value-type="float">
            <text:p>279</text:p>
          </table:table-cell>
          <table:table-cell table:number-columns-repeated="16383"/>
        </table:table-row>
        <table:table-row table:style-name="ro2">
          <table:table-cell table:style-name="ce89" office:value-type="float" office:value="280" calcext:value-type="float">
            <text:p>280</text:p>
          </table:table-cell>
          <table:table-cell table:number-columns-repeated="16383"/>
        </table:table-row>
        <table:table-row table:style-name="ro2">
          <table:table-cell table:style-name="ce89" office:value-type="float" office:value="281" calcext:value-type="float">
            <text:p>281</text:p>
          </table:table-cell>
          <table:table-cell table:number-columns-repeated="16383"/>
        </table:table-row>
        <table:table-row table:style-name="ro2">
          <table:table-cell table:style-name="ce89" office:value-type="float" office:value="282" calcext:value-type="float">
            <text:p>282</text:p>
          </table:table-cell>
          <table:table-cell table:number-columns-repeated="16383"/>
        </table:table-row>
        <table:table-row table:style-name="ro2">
          <table:table-cell table:style-name="ce89" office:value-type="float" office:value="283" calcext:value-type="float">
            <text:p>283</text:p>
          </table:table-cell>
          <table:table-cell table:number-columns-repeated="16383"/>
        </table:table-row>
        <table:table-row table:style-name="ro2">
          <table:table-cell table:style-name="ce89" office:value-type="float" office:value="284" calcext:value-type="float">
            <text:p>284</text:p>
          </table:table-cell>
          <table:table-cell table:number-columns-repeated="16383"/>
        </table:table-row>
        <table:table-row table:style-name="ro2">
          <table:table-cell table:style-name="ce89" office:value-type="float" office:value="285" calcext:value-type="float">
            <text:p>285</text:p>
          </table:table-cell>
          <table:table-cell table:number-columns-repeated="16383"/>
        </table:table-row>
        <table:table-row table:style-name="ro2">
          <table:table-cell table:style-name="ce89" office:value-type="float" office:value="286" calcext:value-type="float">
            <text:p>286</text:p>
          </table:table-cell>
          <table:table-cell table:number-columns-repeated="16383"/>
        </table:table-row>
        <table:table-row table:style-name="ro2">
          <table:table-cell table:style-name="ce89" office:value-type="float" office:value="287" calcext:value-type="float">
            <text:p>287</text:p>
          </table:table-cell>
          <table:table-cell table:number-columns-repeated="16383"/>
        </table:table-row>
        <table:table-row table:style-name="ro2">
          <table:table-cell table:style-name="ce89" office:value-type="float" office:value="288" calcext:value-type="float">
            <text:p>288</text:p>
          </table:table-cell>
          <table:table-cell table:number-columns-repeated="16383"/>
        </table:table-row>
        <table:table-row table:style-name="ro2">
          <table:table-cell table:style-name="ce89" office:value-type="float" office:value="289" calcext:value-type="float">
            <text:p>289</text:p>
          </table:table-cell>
          <table:table-cell table:number-columns-repeated="16383"/>
        </table:table-row>
        <table:table-row table:style-name="ro2">
          <table:table-cell table:style-name="ce89" office:value-type="float" office:value="290" calcext:value-type="float">
            <text:p>290</text:p>
          </table:table-cell>
          <table:table-cell table:number-columns-repeated="16383"/>
        </table:table-row>
        <table:table-row table:style-name="ro2">
          <table:table-cell table:style-name="ce89" office:value-type="float" office:value="291" calcext:value-type="float">
            <text:p>291</text:p>
          </table:table-cell>
          <table:table-cell table:number-columns-repeated="16383"/>
        </table:table-row>
        <table:table-row table:style-name="ro2">
          <table:table-cell table:style-name="ce89" office:value-type="float" office:value="292" calcext:value-type="float">
            <text:p>292</text:p>
          </table:table-cell>
          <table:table-cell table:number-columns-repeated="16383"/>
        </table:table-row>
        <table:table-row table:style-name="ro2">
          <table:table-cell table:style-name="ce89" office:value-type="float" office:value="293" calcext:value-type="float">
            <text:p>293</text:p>
          </table:table-cell>
          <table:table-cell table:number-columns-repeated="16383"/>
        </table:table-row>
        <table:table-row table:style-name="ro2">
          <table:table-cell table:style-name="ce89" office:value-type="float" office:value="294" calcext:value-type="float">
            <text:p>294</text:p>
          </table:table-cell>
          <table:table-cell table:number-columns-repeated="16383"/>
        </table:table-row>
        <table:table-row table:style-name="ro2">
          <table:table-cell table:style-name="ce89" office:value-type="float" office:value="295" calcext:value-type="float">
            <text:p>295</text:p>
          </table:table-cell>
          <table:table-cell table:number-columns-repeated="16383"/>
        </table:table-row>
        <table:table-row table:style-name="ro2">
          <table:table-cell table:style-name="ce89" office:value-type="float" office:value="296" calcext:value-type="float">
            <text:p>296</text:p>
          </table:table-cell>
          <table:table-cell table:number-columns-repeated="16383"/>
        </table:table-row>
        <table:table-row table:style-name="ro2">
          <table:table-cell table:style-name="ce89" office:value-type="float" office:value="297" calcext:value-type="float">
            <text:p>297</text:p>
          </table:table-cell>
          <table:table-cell table:number-columns-repeated="16383"/>
        </table:table-row>
        <table:table-row table:style-name="ro2">
          <table:table-cell table:style-name="ce89" office:value-type="float" office:value="298" calcext:value-type="float">
            <text:p>298</text:p>
          </table:table-cell>
          <table:table-cell table:number-columns-repeated="16383"/>
        </table:table-row>
        <table:table-row table:style-name="ro2">
          <table:table-cell table:style-name="ce89" office:value-type="float" office:value="299" calcext:value-type="float">
            <text:p>299</text:p>
          </table:table-cell>
          <table:table-cell table:number-columns-repeated="16383"/>
        </table:table-row>
        <table:table-row table:style-name="ro2">
          <table:table-cell table:style-name="ce89" office:value-type="float" office:value="300" calcext:value-type="float">
            <text:p>300</text:p>
          </table:table-cell>
          <table:table-cell table:number-columns-repeated="16383"/>
        </table:table-row>
        <table:table-row table:style-name="ro2">
          <table:table-cell table:style-name="ce89" office:value-type="float" office:value="301" calcext:value-type="float">
            <text:p>301</text:p>
          </table:table-cell>
          <table:table-cell table:number-columns-repeated="16383"/>
        </table:table-row>
        <table:table-row table:style-name="ro2">
          <table:table-cell table:style-name="ce89" office:value-type="float" office:value="302" calcext:value-type="float">
            <text:p>302</text:p>
          </table:table-cell>
          <table:table-cell table:number-columns-repeated="16383"/>
        </table:table-row>
        <table:table-row table:style-name="ro2">
          <table:table-cell table:style-name="ce89" office:value-type="float" office:value="303" calcext:value-type="float">
            <text:p>303</text:p>
          </table:table-cell>
          <table:table-cell table:number-columns-repeated="16383"/>
        </table:table-row>
        <table:table-row table:style-name="ro2">
          <table:table-cell table:style-name="ce89" office:value-type="float" office:value="304" calcext:value-type="float">
            <text:p>304</text:p>
          </table:table-cell>
          <table:table-cell table:number-columns-repeated="16383"/>
        </table:table-row>
        <table:table-row table:style-name="ro2">
          <table:table-cell table:style-name="ce89" office:value-type="float" office:value="305" calcext:value-type="float">
            <text:p>305</text:p>
          </table:table-cell>
          <table:table-cell table:number-columns-repeated="16383"/>
        </table:table-row>
        <table:table-row table:style-name="ro2">
          <table:table-cell table:style-name="ce89" office:value-type="float" office:value="306" calcext:value-type="float">
            <text:p>306</text:p>
          </table:table-cell>
          <table:table-cell table:number-columns-repeated="16383"/>
        </table:table-row>
        <table:table-row table:style-name="ro2">
          <table:table-cell table:style-name="ce89" office:value-type="float" office:value="307" calcext:value-type="float">
            <text:p>307</text:p>
          </table:table-cell>
          <table:table-cell table:number-columns-repeated="16383"/>
        </table:table-row>
        <table:table-row table:style-name="ro2">
          <table:table-cell table:style-name="ce89" office:value-type="float" office:value="308" calcext:value-type="float">
            <text:p>308</text:p>
          </table:table-cell>
          <table:table-cell table:number-columns-repeated="16383"/>
        </table:table-row>
        <table:table-row table:style-name="ro2">
          <table:table-cell table:style-name="ce89" office:value-type="float" office:value="309" calcext:value-type="float">
            <text:p>309</text:p>
          </table:table-cell>
          <table:table-cell table:number-columns-repeated="16383"/>
        </table:table-row>
        <table:table-row table:style-name="ro2">
          <table:table-cell table:style-name="ce89" office:value-type="float" office:value="310" calcext:value-type="float">
            <text:p>310</text:p>
          </table:table-cell>
          <table:table-cell table:number-columns-repeated="16383"/>
        </table:table-row>
        <table:table-row table:style-name="ro2">
          <table:table-cell table:style-name="ce89" office:value-type="float" office:value="311" calcext:value-type="float">
            <text:p>311</text:p>
          </table:table-cell>
          <table:table-cell table:number-columns-repeated="16383"/>
        </table:table-row>
        <table:table-row table:style-name="ro2">
          <table:table-cell table:style-name="ce89" office:value-type="float" office:value="312" calcext:value-type="float">
            <text:p>312</text:p>
          </table:table-cell>
          <table:table-cell table:number-columns-repeated="16383"/>
        </table:table-row>
        <table:table-row table:style-name="ro2">
          <table:table-cell table:style-name="ce89" office:value-type="float" office:value="313" calcext:value-type="float">
            <text:p>313</text:p>
          </table:table-cell>
          <table:table-cell table:number-columns-repeated="16383"/>
        </table:table-row>
        <table:table-row table:style-name="ro2">
          <table:table-cell table:style-name="ce89" office:value-type="float" office:value="314" calcext:value-type="float">
            <text:p>314</text:p>
          </table:table-cell>
          <table:table-cell table:number-columns-repeated="16383"/>
        </table:table-row>
        <table:table-row table:style-name="ro2">
          <table:table-cell table:style-name="ce89" office:value-type="float" office:value="315" calcext:value-type="float">
            <text:p>315</text:p>
          </table:table-cell>
          <table:table-cell table:number-columns-repeated="16383"/>
        </table:table-row>
        <table:table-row table:style-name="ro2">
          <table:table-cell table:style-name="ce89" office:value-type="float" office:value="316" calcext:value-type="float">
            <text:p>316</text:p>
          </table:table-cell>
          <table:table-cell table:number-columns-repeated="16383"/>
        </table:table-row>
        <table:table-row table:style-name="ro2">
          <table:table-cell table:style-name="ce89" office:value-type="float" office:value="317" calcext:value-type="float">
            <text:p>317</text:p>
          </table:table-cell>
          <table:table-cell table:number-columns-repeated="16383"/>
        </table:table-row>
        <table:table-row table:style-name="ro2">
          <table:table-cell table:style-name="ce89" office:value-type="float" office:value="318" calcext:value-type="float">
            <text:p>318</text:p>
          </table:table-cell>
          <table:table-cell table:number-columns-repeated="16383"/>
        </table:table-row>
        <table:table-row table:style-name="ro2">
          <table:table-cell table:style-name="ce89" office:value-type="float" office:value="319" calcext:value-type="float">
            <text:p>319</text:p>
          </table:table-cell>
          <table:table-cell table:number-columns-repeated="16383"/>
        </table:table-row>
        <table:table-row table:style-name="ro2">
          <table:table-cell table:style-name="ce89" office:value-type="float" office:value="320" calcext:value-type="float">
            <text:p>320</text:p>
          </table:table-cell>
          <table:table-cell table:number-columns-repeated="16383"/>
        </table:table-row>
        <table:table-row table:style-name="ro2">
          <table:table-cell table:style-name="ce89" office:value-type="float" office:value="321" calcext:value-type="float">
            <text:p>321</text:p>
          </table:table-cell>
          <table:table-cell table:number-columns-repeated="16383"/>
        </table:table-row>
        <table:table-row table:style-name="ro2">
          <table:table-cell table:style-name="ce89" office:value-type="float" office:value="322" calcext:value-type="float">
            <text:p>322</text:p>
          </table:table-cell>
          <table:table-cell table:number-columns-repeated="16383"/>
        </table:table-row>
        <table:table-row table:style-name="ro2">
          <table:table-cell table:style-name="ce89" office:value-type="float" office:value="323" calcext:value-type="float">
            <text:p>323</text:p>
          </table:table-cell>
          <table:table-cell table:number-columns-repeated="16383"/>
        </table:table-row>
        <table:table-row table:style-name="ro2">
          <table:table-cell table:style-name="ce89" office:value-type="float" office:value="324" calcext:value-type="float">
            <text:p>324</text:p>
          </table:table-cell>
          <table:table-cell table:number-columns-repeated="16383"/>
        </table:table-row>
        <table:table-row table:style-name="ro2">
          <table:table-cell table:style-name="ce89" office:value-type="float" office:value="325" calcext:value-type="float">
            <text:p>325</text:p>
          </table:table-cell>
          <table:table-cell table:number-columns-repeated="16383"/>
        </table:table-row>
        <table:table-row table:style-name="ro2">
          <table:table-cell table:style-name="ce89" office:value-type="float" office:value="326" calcext:value-type="float">
            <text:p>326</text:p>
          </table:table-cell>
          <table:table-cell table:number-columns-repeated="16383"/>
        </table:table-row>
        <table:table-row table:style-name="ro2">
          <table:table-cell table:style-name="ce89" office:value-type="float" office:value="327" calcext:value-type="float">
            <text:p>327</text:p>
          </table:table-cell>
          <table:table-cell table:number-columns-repeated="16383"/>
        </table:table-row>
        <table:table-row table:style-name="ro2">
          <table:table-cell table:style-name="ce89" office:value-type="float" office:value="328" calcext:value-type="float">
            <text:p>328</text:p>
          </table:table-cell>
          <table:table-cell table:number-columns-repeated="16383"/>
        </table:table-row>
        <table:table-row table:style-name="ro2">
          <table:table-cell table:style-name="ce89" office:value-type="float" office:value="329" calcext:value-type="float">
            <text:p>329</text:p>
          </table:table-cell>
          <table:table-cell table:number-columns-repeated="16383"/>
        </table:table-row>
        <table:table-row table:style-name="ro2">
          <table:table-cell table:style-name="ce89" office:value-type="float" office:value="330" calcext:value-type="float">
            <text:p>330</text:p>
          </table:table-cell>
          <table:table-cell table:number-columns-repeated="16383"/>
        </table:table-row>
        <table:table-row table:style-name="ro2">
          <table:table-cell table:style-name="ce89" office:value-type="float" office:value="331" calcext:value-type="float">
            <text:p>331</text:p>
          </table:table-cell>
          <table:table-cell table:number-columns-repeated="16383"/>
        </table:table-row>
        <table:table-row table:style-name="ro2">
          <table:table-cell table:style-name="ce89" office:value-type="float" office:value="332" calcext:value-type="float">
            <text:p>332</text:p>
          </table:table-cell>
          <table:table-cell table:number-columns-repeated="16383"/>
        </table:table-row>
        <table:table-row table:style-name="ro2">
          <table:table-cell table:style-name="ce89" office:value-type="float" office:value="333" calcext:value-type="float">
            <text:p>333</text:p>
          </table:table-cell>
          <table:table-cell table:number-columns-repeated="16383"/>
        </table:table-row>
        <table:table-row table:style-name="ro2">
          <table:table-cell table:style-name="ce89" office:value-type="float" office:value="334" calcext:value-type="float">
            <text:p>334</text:p>
          </table:table-cell>
          <table:table-cell table:number-columns-repeated="16383"/>
        </table:table-row>
        <table:table-row table:style-name="ro2">
          <table:table-cell table:style-name="ce89" office:value-type="float" office:value="335" calcext:value-type="float">
            <text:p>335</text:p>
          </table:table-cell>
          <table:table-cell table:number-columns-repeated="16383"/>
        </table:table-row>
        <table:table-row table:style-name="ro2">
          <table:table-cell table:style-name="ce89" office:value-type="float" office:value="336" calcext:value-type="float">
            <text:p>336</text:p>
          </table:table-cell>
          <table:table-cell table:number-columns-repeated="16383"/>
        </table:table-row>
        <table:table-row table:style-name="ro2">
          <table:table-cell table:style-name="ce89" office:value-type="float" office:value="337" calcext:value-type="float">
            <text:p>337</text:p>
          </table:table-cell>
          <table:table-cell table:number-columns-repeated="16383"/>
        </table:table-row>
        <table:table-row table:style-name="ro2">
          <table:table-cell table:style-name="ce89" office:value-type="float" office:value="338" calcext:value-type="float">
            <text:p>338</text:p>
          </table:table-cell>
          <table:table-cell table:number-columns-repeated="16383"/>
        </table:table-row>
        <table:table-row table:style-name="ro2">
          <table:table-cell table:style-name="ce89" office:value-type="float" office:value="339" calcext:value-type="float">
            <text:p>339</text:p>
          </table:table-cell>
          <table:table-cell table:number-columns-repeated="16383"/>
        </table:table-row>
        <table:table-row table:style-name="ro2">
          <table:table-cell table:style-name="ce89" office:value-type="float" office:value="340" calcext:value-type="float">
            <text:p>340</text:p>
          </table:table-cell>
          <table:table-cell table:number-columns-repeated="16383"/>
        </table:table-row>
        <table:table-row table:style-name="ro2">
          <table:table-cell table:style-name="ce89" office:value-type="float" office:value="341" calcext:value-type="float">
            <text:p>341</text:p>
          </table:table-cell>
          <table:table-cell table:number-columns-repeated="16383"/>
        </table:table-row>
        <table:table-row table:style-name="ro2">
          <table:table-cell table:style-name="ce89" office:value-type="float" office:value="342" calcext:value-type="float">
            <text:p>342</text:p>
          </table:table-cell>
          <table:table-cell table:number-columns-repeated="16383"/>
        </table:table-row>
        <table:table-row table:style-name="ro2">
          <table:table-cell table:style-name="ce89" office:value-type="float" office:value="343" calcext:value-type="float">
            <text:p>343</text:p>
          </table:table-cell>
          <table:table-cell table:number-columns-repeated="16383"/>
        </table:table-row>
        <table:table-row table:style-name="ro2">
          <table:table-cell table:style-name="ce89" office:value-type="float" office:value="344" calcext:value-type="float">
            <text:p>344</text:p>
          </table:table-cell>
          <table:table-cell table:number-columns-repeated="16383"/>
        </table:table-row>
        <table:table-row table:style-name="ro2">
          <table:table-cell table:style-name="ce89" office:value-type="float" office:value="345" calcext:value-type="float">
            <text:p>345</text:p>
          </table:table-cell>
          <table:table-cell table:number-columns-repeated="16383"/>
        </table:table-row>
        <table:table-row table:style-name="ro2">
          <table:table-cell table:style-name="ce89" office:value-type="float" office:value="346" calcext:value-type="float">
            <text:p>346</text:p>
          </table:table-cell>
          <table:table-cell table:number-columns-repeated="16383"/>
        </table:table-row>
        <table:table-row table:style-name="ro2">
          <table:table-cell table:style-name="ce89" office:value-type="float" office:value="347" calcext:value-type="float">
            <text:p>347</text:p>
          </table:table-cell>
          <table:table-cell table:number-columns-repeated="16383"/>
        </table:table-row>
        <table:table-row table:style-name="ro2">
          <table:table-cell table:style-name="ce89" office:value-type="float" office:value="348" calcext:value-type="float">
            <text:p>348</text:p>
          </table:table-cell>
          <table:table-cell table:number-columns-repeated="16383"/>
        </table:table-row>
        <table:table-row table:style-name="ro2">
          <table:table-cell table:style-name="ce89" office:value-type="float" office:value="349" calcext:value-type="float">
            <text:p>349</text:p>
          </table:table-cell>
          <table:table-cell table:number-columns-repeated="16383"/>
        </table:table-row>
        <table:table-row table:style-name="ro2">
          <table:table-cell table:style-name="ce89" office:value-type="float" office:value="350" calcext:value-type="float">
            <text:p>350</text:p>
          </table:table-cell>
          <table:table-cell table:number-columns-repeated="16383"/>
        </table:table-row>
        <table:table-row table:style-name="ro2">
          <table:table-cell table:style-name="ce89" office:value-type="float" office:value="351" calcext:value-type="float">
            <text:p>351</text:p>
          </table:table-cell>
          <table:table-cell table:number-columns-repeated="16383"/>
        </table:table-row>
        <table:table-row table:style-name="ro2">
          <table:table-cell table:style-name="ce89" office:value-type="float" office:value="352" calcext:value-type="float">
            <text:p>352</text:p>
          </table:table-cell>
          <table:table-cell table:number-columns-repeated="16383"/>
        </table:table-row>
        <table:table-row table:style-name="ro2">
          <table:table-cell table:style-name="ce89" office:value-type="float" office:value="353" calcext:value-type="float">
            <text:p>353</text:p>
          </table:table-cell>
          <table:table-cell table:number-columns-repeated="16383"/>
        </table:table-row>
        <table:table-row table:style-name="ro2">
          <table:table-cell table:style-name="ce89" office:value-type="float" office:value="354" calcext:value-type="float">
            <text:p>354</text:p>
          </table:table-cell>
          <table:table-cell table:number-columns-repeated="16383"/>
        </table:table-row>
        <table:table-row table:style-name="ro2">
          <table:table-cell table:style-name="ce89" office:value-type="float" office:value="355" calcext:value-type="float">
            <text:p>355</text:p>
          </table:table-cell>
          <table:table-cell table:number-columns-repeated="16383"/>
        </table:table-row>
        <table:table-row table:style-name="ro2">
          <table:table-cell table:style-name="ce89" office:value-type="float" office:value="356" calcext:value-type="float">
            <text:p>356</text:p>
          </table:table-cell>
          <table:table-cell table:number-columns-repeated="16383"/>
        </table:table-row>
        <table:table-row table:style-name="ro2">
          <table:table-cell table:style-name="ce89" office:value-type="float" office:value="357" calcext:value-type="float">
            <text:p>357</text:p>
          </table:table-cell>
          <table:table-cell table:number-columns-repeated="16383"/>
        </table:table-row>
        <table:table-row table:style-name="ro2">
          <table:table-cell table:style-name="ce89" office:value-type="float" office:value="358" calcext:value-type="float">
            <text:p>358</text:p>
          </table:table-cell>
          <table:table-cell table:number-columns-repeated="16383"/>
        </table:table-row>
        <table:table-row table:style-name="ro2">
          <table:table-cell table:style-name="ce89" office:value-type="float" office:value="359" calcext:value-type="float">
            <text:p>359</text:p>
          </table:table-cell>
          <table:table-cell table:number-columns-repeated="16383"/>
        </table:table-row>
        <table:table-row table:style-name="ro2">
          <table:table-cell table:style-name="ce89" office:value-type="float" office:value="360" calcext:value-type="float">
            <text:p>360</text:p>
          </table:table-cell>
          <table:table-cell table:number-columns-repeated="16383"/>
        </table:table-row>
        <table:table-row table:style-name="ro2">
          <table:table-cell table:style-name="ce89" office:value-type="float" office:value="361" calcext:value-type="float">
            <text:p>361</text:p>
          </table:table-cell>
          <table:table-cell table:number-columns-repeated="16383"/>
        </table:table-row>
        <table:table-row table:style-name="ro2">
          <table:table-cell table:style-name="ce89" office:value-type="float" office:value="362" calcext:value-type="float">
            <text:p>362</text:p>
          </table:table-cell>
          <table:table-cell table:number-columns-repeated="16383"/>
        </table:table-row>
        <table:table-row table:style-name="ro2">
          <table:table-cell table:style-name="ce89" office:value-type="float" office:value="363" calcext:value-type="float">
            <text:p>363</text:p>
          </table:table-cell>
          <table:table-cell table:number-columns-repeated="16383"/>
        </table:table-row>
        <table:table-row table:style-name="ro2">
          <table:table-cell table:style-name="ce89" office:value-type="float" office:value="364" calcext:value-type="float">
            <text:p>364</text:p>
          </table:table-cell>
          <table:table-cell table:number-columns-repeated="16383"/>
        </table:table-row>
        <table:table-row table:style-name="ro2">
          <table:table-cell table:style-name="ce89" office:value-type="float" office:value="365" calcext:value-type="float">
            <text:p>365</text:p>
          </table:table-cell>
          <table:table-cell table:number-columns-repeated="16383"/>
        </table:table-row>
        <table:table-row table:style-name="ro2">
          <table:table-cell table:style-name="ce89" office:value-type="float" office:value="366" calcext:value-type="float">
            <text:p>366</text:p>
          </table:table-cell>
          <table:table-cell table:number-columns-repeated="16383"/>
        </table:table-row>
        <table:table-row table:style-name="ro2">
          <table:table-cell table:style-name="ce89" office:value-type="float" office:value="367" calcext:value-type="float">
            <text:p>367</text:p>
          </table:table-cell>
          <table:table-cell table:number-columns-repeated="16383"/>
        </table:table-row>
        <table:table-row table:style-name="ro2">
          <table:table-cell table:style-name="ce89" office:value-type="float" office:value="368" calcext:value-type="float">
            <text:p>368</text:p>
          </table:table-cell>
          <table:table-cell table:number-columns-repeated="16383"/>
        </table:table-row>
        <table:table-row table:style-name="ro2">
          <table:table-cell table:style-name="ce89" office:value-type="float" office:value="369" calcext:value-type="float">
            <text:p>369</text:p>
          </table:table-cell>
          <table:table-cell table:number-columns-repeated="16383"/>
        </table:table-row>
        <table:table-row table:style-name="ro2">
          <table:table-cell table:style-name="ce89" office:value-type="float" office:value="370" calcext:value-type="float">
            <text:p>370</text:p>
          </table:table-cell>
          <table:table-cell table:number-columns-repeated="16383"/>
        </table:table-row>
        <table:table-row table:style-name="ro2">
          <table:table-cell table:style-name="ce89" office:value-type="float" office:value="371" calcext:value-type="float">
            <text:p>371</text:p>
          </table:table-cell>
          <table:table-cell table:number-columns-repeated="16383"/>
        </table:table-row>
        <table:table-row table:style-name="ro2">
          <table:table-cell table:style-name="ce89" office:value-type="float" office:value="372" calcext:value-type="float">
            <text:p>372</text:p>
          </table:table-cell>
          <table:table-cell table:number-columns-repeated="16383"/>
        </table:table-row>
        <table:table-row table:style-name="ro2">
          <table:table-cell table:style-name="ce89" office:value-type="float" office:value="373" calcext:value-type="float">
            <text:p>373</text:p>
          </table:table-cell>
          <table:table-cell table:number-columns-repeated="16383"/>
        </table:table-row>
        <table:table-row table:style-name="ro2">
          <table:table-cell table:style-name="ce89" office:value-type="float" office:value="374" calcext:value-type="float">
            <text:p>374</text:p>
          </table:table-cell>
          <table:table-cell table:number-columns-repeated="16383"/>
        </table:table-row>
        <table:table-row table:style-name="ro2">
          <table:table-cell table:style-name="ce89" office:value-type="float" office:value="375" calcext:value-type="float">
            <text:p>375</text:p>
          </table:table-cell>
          <table:table-cell table:number-columns-repeated="16383"/>
        </table:table-row>
        <table:table-row table:style-name="ro2">
          <table:table-cell table:style-name="ce89" office:value-type="float" office:value="376" calcext:value-type="float">
            <text:p>376</text:p>
          </table:table-cell>
          <table:table-cell table:number-columns-repeated="16383"/>
        </table:table-row>
        <table:table-row table:style-name="ro2">
          <table:table-cell table:style-name="ce89" office:value-type="float" office:value="377" calcext:value-type="float">
            <text:p>377</text:p>
          </table:table-cell>
          <table:table-cell table:number-columns-repeated="16383"/>
        </table:table-row>
        <table:table-row table:style-name="ro2">
          <table:table-cell table:style-name="ce89" office:value-type="float" office:value="378" calcext:value-type="float">
            <text:p>378</text:p>
          </table:table-cell>
          <table:table-cell table:number-columns-repeated="16383"/>
        </table:table-row>
        <table:table-row table:style-name="ro2">
          <table:table-cell table:style-name="ce89" office:value-type="float" office:value="379" calcext:value-type="float">
            <text:p>379</text:p>
          </table:table-cell>
          <table:table-cell table:number-columns-repeated="16383"/>
        </table:table-row>
        <table:table-row table:style-name="ro2">
          <table:table-cell table:style-name="ce89" office:value-type="float" office:value="380" calcext:value-type="float">
            <text:p>380</text:p>
          </table:table-cell>
          <table:table-cell table:number-columns-repeated="16383"/>
        </table:table-row>
        <table:table-row table:style-name="ro2">
          <table:table-cell table:style-name="ce89" office:value-type="float" office:value="381" calcext:value-type="float">
            <text:p>381</text:p>
          </table:table-cell>
          <table:table-cell table:number-columns-repeated="16383"/>
        </table:table-row>
        <table:table-row table:style-name="ro2">
          <table:table-cell table:style-name="ce89" office:value-type="float" office:value="382" calcext:value-type="float">
            <text:p>382</text:p>
          </table:table-cell>
          <table:table-cell table:number-columns-repeated="16383"/>
        </table:table-row>
        <table:table-row table:style-name="ro2">
          <table:table-cell table:style-name="ce89" office:value-type="float" office:value="383" calcext:value-type="float">
            <text:p>383</text:p>
          </table:table-cell>
          <table:table-cell table:number-columns-repeated="16383"/>
        </table:table-row>
        <table:table-row table:style-name="ro2">
          <table:table-cell table:style-name="ce89" office:value-type="float" office:value="384" calcext:value-type="float">
            <text:p>384</text:p>
          </table:table-cell>
          <table:table-cell table:number-columns-repeated="16383"/>
        </table:table-row>
        <table:table-row table:style-name="ro2">
          <table:table-cell table:style-name="ce89" office:value-type="float" office:value="385" calcext:value-type="float">
            <text:p>385</text:p>
          </table:table-cell>
          <table:table-cell table:number-columns-repeated="16383"/>
        </table:table-row>
        <table:table-row table:style-name="ro2">
          <table:table-cell table:style-name="ce89" office:value-type="float" office:value="386" calcext:value-type="float">
            <text:p>386</text:p>
          </table:table-cell>
          <table:table-cell table:number-columns-repeated="16383"/>
        </table:table-row>
        <table:table-row table:style-name="ro2">
          <table:table-cell table:style-name="ce89" office:value-type="float" office:value="387" calcext:value-type="float">
            <text:p>387</text:p>
          </table:table-cell>
          <table:table-cell table:number-columns-repeated="16383"/>
        </table:table-row>
        <table:table-row table:style-name="ro2">
          <table:table-cell table:style-name="ce89" office:value-type="float" office:value="388" calcext:value-type="float">
            <text:p>388</text:p>
          </table:table-cell>
          <table:table-cell table:number-columns-repeated="16383"/>
        </table:table-row>
        <table:table-row table:style-name="ro2">
          <table:table-cell table:style-name="ce89" office:value-type="float" office:value="389" calcext:value-type="float">
            <text:p>389</text:p>
          </table:table-cell>
          <table:table-cell table:number-columns-repeated="16383"/>
        </table:table-row>
        <table:table-row table:style-name="ro2">
          <table:table-cell table:style-name="ce89" office:value-type="float" office:value="390" calcext:value-type="float">
            <text:p>390</text:p>
          </table:table-cell>
          <table:table-cell table:number-columns-repeated="16383"/>
        </table:table-row>
        <table:table-row table:style-name="ro2">
          <table:table-cell table:style-name="ce89" office:value-type="float" office:value="391" calcext:value-type="float">
            <text:p>391</text:p>
          </table:table-cell>
          <table:table-cell table:number-columns-repeated="16383"/>
        </table:table-row>
        <table:table-row table:style-name="ro2">
          <table:table-cell table:style-name="ce89" office:value-type="float" office:value="392" calcext:value-type="float">
            <text:p>392</text:p>
          </table:table-cell>
          <table:table-cell table:number-columns-repeated="16383"/>
        </table:table-row>
        <table:table-row table:style-name="ro2">
          <table:table-cell table:style-name="ce89" office:value-type="float" office:value="393" calcext:value-type="float">
            <text:p>393</text:p>
          </table:table-cell>
          <table:table-cell table:number-columns-repeated="16383"/>
        </table:table-row>
        <table:table-row table:style-name="ro2">
          <table:table-cell table:style-name="ce89" office:value-type="float" office:value="394" calcext:value-type="float">
            <text:p>394</text:p>
          </table:table-cell>
          <table:table-cell table:number-columns-repeated="16383"/>
        </table:table-row>
        <table:table-row table:style-name="ro2">
          <table:table-cell table:style-name="ce89" office:value-type="float" office:value="395" calcext:value-type="float">
            <text:p>395</text:p>
          </table:table-cell>
          <table:table-cell table:number-columns-repeated="16383"/>
        </table:table-row>
        <table:table-row table:style-name="ro2">
          <table:table-cell table:style-name="ce89" office:value-type="float" office:value="396" calcext:value-type="float">
            <text:p>396</text:p>
          </table:table-cell>
          <table:table-cell table:number-columns-repeated="16383"/>
        </table:table-row>
        <table:table-row table:style-name="ro2">
          <table:table-cell table:style-name="ce89" office:value-type="float" office:value="397" calcext:value-type="float">
            <text:p>397</text:p>
          </table:table-cell>
          <table:table-cell table:number-columns-repeated="16383"/>
        </table:table-row>
        <table:table-row table:style-name="ro2">
          <table:table-cell table:style-name="ce89" office:value-type="float" office:value="398" calcext:value-type="float">
            <text:p>398</text:p>
          </table:table-cell>
          <table:table-cell table:number-columns-repeated="16383"/>
        </table:table-row>
        <table:table-row table:style-name="ro2">
          <table:table-cell table:style-name="ce89" office:value-type="float" office:value="399" calcext:value-type="float">
            <text:p>399</text:p>
          </table:table-cell>
          <table:table-cell table:number-columns-repeated="16383"/>
        </table:table-row>
        <table:table-row table:style-name="ro2">
          <table:table-cell table:style-name="ce89" office:value-type="float" office:value="400" calcext:value-type="float">
            <text:p>400</text:p>
          </table:table-cell>
          <table:table-cell table:number-columns-repeated="16383"/>
        </table:table-row>
        <table:table-row table:style-name="ro2">
          <table:table-cell table:style-name="ce89" office:value-type="float" office:value="401" calcext:value-type="float">
            <text:p>401</text:p>
          </table:table-cell>
          <table:table-cell table:number-columns-repeated="16383"/>
        </table:table-row>
        <table:table-row table:style-name="ro2">
          <table:table-cell table:style-name="ce89" office:value-type="float" office:value="402" calcext:value-type="float">
            <text:p>402</text:p>
          </table:table-cell>
          <table:table-cell table:number-columns-repeated="16383"/>
        </table:table-row>
        <table:table-row table:style-name="ro2">
          <table:table-cell table:style-name="ce89" office:value-type="float" office:value="403" calcext:value-type="float">
            <text:p>403</text:p>
          </table:table-cell>
          <table:table-cell table:number-columns-repeated="16383"/>
        </table:table-row>
        <table:table-row table:style-name="ro2">
          <table:table-cell table:style-name="ce89" office:value-type="float" office:value="404" calcext:value-type="float">
            <text:p>404</text:p>
          </table:table-cell>
          <table:table-cell table:number-columns-repeated="16383"/>
        </table:table-row>
        <table:table-row table:style-name="ro2">
          <table:table-cell table:style-name="ce89" office:value-type="float" office:value="405" calcext:value-type="float">
            <text:p>405</text:p>
          </table:table-cell>
          <table:table-cell table:number-columns-repeated="16383"/>
        </table:table-row>
        <table:table-row table:style-name="ro2">
          <table:table-cell table:style-name="ce89" office:value-type="float" office:value="406" calcext:value-type="float">
            <text:p>406</text:p>
          </table:table-cell>
          <table:table-cell table:number-columns-repeated="16383"/>
        </table:table-row>
        <table:table-row table:style-name="ro2">
          <table:table-cell table:style-name="ce89" office:value-type="float" office:value="407" calcext:value-type="float">
            <text:p>407</text:p>
          </table:table-cell>
          <table:table-cell table:number-columns-repeated="16383"/>
        </table:table-row>
        <table:table-row table:style-name="ro2">
          <table:table-cell table:style-name="ce89" office:value-type="float" office:value="408" calcext:value-type="float">
            <text:p>408</text:p>
          </table:table-cell>
          <table:table-cell table:number-columns-repeated="16383"/>
        </table:table-row>
        <table:table-row table:style-name="ro2">
          <table:table-cell table:style-name="ce89" office:value-type="float" office:value="409" calcext:value-type="float">
            <text:p>409</text:p>
          </table:table-cell>
          <table:table-cell table:number-columns-repeated="16383"/>
        </table:table-row>
        <table:table-row table:style-name="ro2">
          <table:table-cell table:style-name="ce89" office:value-type="float" office:value="410" calcext:value-type="float">
            <text:p>410</text:p>
          </table:table-cell>
          <table:table-cell table:number-columns-repeated="16383"/>
        </table:table-row>
        <table:table-row table:style-name="ro2">
          <table:table-cell table:style-name="ce89" office:value-type="float" office:value="411" calcext:value-type="float">
            <text:p>411</text:p>
          </table:table-cell>
          <table:table-cell table:number-columns-repeated="16383"/>
        </table:table-row>
        <table:table-row table:style-name="ro2">
          <table:table-cell table:style-name="ce89" office:value-type="float" office:value="412" calcext:value-type="float">
            <text:p>412</text:p>
          </table:table-cell>
          <table:table-cell table:number-columns-repeated="16383"/>
        </table:table-row>
        <table:table-row table:style-name="ro2">
          <table:table-cell table:style-name="ce89" office:value-type="float" office:value="413" calcext:value-type="float">
            <text:p>413</text:p>
          </table:table-cell>
          <table:table-cell table:number-columns-repeated="16383"/>
        </table:table-row>
        <table:table-row table:style-name="ro2">
          <table:table-cell table:style-name="ce89" office:value-type="float" office:value="414" calcext:value-type="float">
            <text:p>414</text:p>
          </table:table-cell>
          <table:table-cell table:number-columns-repeated="16383"/>
        </table:table-row>
        <table:table-row table:style-name="ro2">
          <table:table-cell table:style-name="ce89" office:value-type="float" office:value="415" calcext:value-type="float">
            <text:p>415</text:p>
          </table:table-cell>
          <table:table-cell table:number-columns-repeated="16383"/>
        </table:table-row>
        <table:table-row table:style-name="ro2">
          <table:table-cell table:style-name="ce89" office:value-type="float" office:value="416" calcext:value-type="float">
            <text:p>416</text:p>
          </table:table-cell>
          <table:table-cell table:number-columns-repeated="16383"/>
        </table:table-row>
        <table:table-row table:style-name="ro2">
          <table:table-cell table:style-name="ce89" office:value-type="float" office:value="417" calcext:value-type="float">
            <text:p>417</text:p>
          </table:table-cell>
          <table:table-cell table:number-columns-repeated="16383"/>
        </table:table-row>
        <table:table-row table:style-name="ro2">
          <table:table-cell table:style-name="ce89" office:value-type="float" office:value="418" calcext:value-type="float">
            <text:p>418</text:p>
          </table:table-cell>
          <table:table-cell table:number-columns-repeated="16383"/>
        </table:table-row>
        <table:table-row table:style-name="ro2">
          <table:table-cell table:style-name="ce89" office:value-type="float" office:value="419" calcext:value-type="float">
            <text:p>419</text:p>
          </table:table-cell>
          <table:table-cell table:number-columns-repeated="16383"/>
        </table:table-row>
        <table:table-row table:style-name="ro2">
          <table:table-cell table:style-name="ce89" office:value-type="float" office:value="420" calcext:value-type="float">
            <text:p>420</text:p>
          </table:table-cell>
          <table:table-cell table:number-columns-repeated="16383"/>
        </table:table-row>
        <table:table-row table:style-name="ro2">
          <table:table-cell table:style-name="ce89" office:value-type="float" office:value="421" calcext:value-type="float">
            <text:p>421</text:p>
          </table:table-cell>
          <table:table-cell table:number-columns-repeated="16383"/>
        </table:table-row>
        <table:table-row table:style-name="ro2">
          <table:table-cell table:style-name="ce89" office:value-type="float" office:value="422" calcext:value-type="float">
            <text:p>422</text:p>
          </table:table-cell>
          <table:table-cell table:number-columns-repeated="16383"/>
        </table:table-row>
        <table:table-row table:style-name="ro2">
          <table:table-cell table:style-name="ce89" office:value-type="float" office:value="423" calcext:value-type="float">
            <text:p>423</text:p>
          </table:table-cell>
          <table:table-cell table:number-columns-repeated="16383"/>
        </table:table-row>
        <table:table-row table:style-name="ro2">
          <table:table-cell table:style-name="ce89" office:value-type="float" office:value="424" calcext:value-type="float">
            <text:p>424</text:p>
          </table:table-cell>
          <table:table-cell table:number-columns-repeated="16383"/>
        </table:table-row>
        <table:table-row table:style-name="ro2">
          <table:table-cell table:style-name="ce89" office:value-type="float" office:value="425" calcext:value-type="float">
            <text:p>425</text:p>
          </table:table-cell>
          <table:table-cell table:number-columns-repeated="16383"/>
        </table:table-row>
        <table:table-row table:style-name="ro2">
          <table:table-cell table:style-name="ce89" office:value-type="float" office:value="426" calcext:value-type="float">
            <text:p>426</text:p>
          </table:table-cell>
          <table:table-cell table:number-columns-repeated="16383"/>
        </table:table-row>
        <table:table-row table:style-name="ro2">
          <table:table-cell table:style-name="ce89" office:value-type="float" office:value="427" calcext:value-type="float">
            <text:p>427</text:p>
          </table:table-cell>
          <table:table-cell table:number-columns-repeated="16383"/>
        </table:table-row>
        <table:table-row table:style-name="ro2">
          <table:table-cell table:style-name="ce89" office:value-type="float" office:value="428" calcext:value-type="float">
            <text:p>428</text:p>
          </table:table-cell>
          <table:table-cell table:number-columns-repeated="16383"/>
        </table:table-row>
        <table:table-row table:style-name="ro2">
          <table:table-cell table:style-name="ce89" office:value-type="float" office:value="429" calcext:value-type="float">
            <text:p>429</text:p>
          </table:table-cell>
          <table:table-cell table:number-columns-repeated="16383"/>
        </table:table-row>
        <table:table-row table:style-name="ro2">
          <table:table-cell table:style-name="ce89" office:value-type="float" office:value="430" calcext:value-type="float">
            <text:p>430</text:p>
          </table:table-cell>
          <table:table-cell table:number-columns-repeated="16383"/>
        </table:table-row>
        <table:table-row table:style-name="ro2">
          <table:table-cell table:style-name="ce89" office:value-type="float" office:value="431" calcext:value-type="float">
            <text:p>431</text:p>
          </table:table-cell>
          <table:table-cell table:number-columns-repeated="16383"/>
        </table:table-row>
        <table:table-row table:style-name="ro2">
          <table:table-cell table:style-name="ce89" office:value-type="float" office:value="432" calcext:value-type="float">
            <text:p>432</text:p>
          </table:table-cell>
          <table:table-cell table:number-columns-repeated="16383"/>
        </table:table-row>
        <table:table-row table:style-name="ro2">
          <table:table-cell table:style-name="ce89" office:value-type="float" office:value="433" calcext:value-type="float">
            <text:p>433</text:p>
          </table:table-cell>
          <table:table-cell table:number-columns-repeated="16383"/>
        </table:table-row>
        <table:table-row table:style-name="ro2">
          <table:table-cell table:style-name="ce89" office:value-type="float" office:value="434" calcext:value-type="float">
            <text:p>434</text:p>
          </table:table-cell>
          <table:table-cell table:number-columns-repeated="16383"/>
        </table:table-row>
        <table:table-row table:style-name="ro2">
          <table:table-cell table:style-name="ce89" office:value-type="float" office:value="435" calcext:value-type="float">
            <text:p>435</text:p>
          </table:table-cell>
          <table:table-cell table:number-columns-repeated="16383"/>
        </table:table-row>
        <table:table-row table:style-name="ro2">
          <table:table-cell table:style-name="ce89" office:value-type="float" office:value="436" calcext:value-type="float">
            <text:p>436</text:p>
          </table:table-cell>
          <table:table-cell table:number-columns-repeated="16383"/>
        </table:table-row>
        <table:table-row table:style-name="ro2">
          <table:table-cell table:style-name="ce89" office:value-type="float" office:value="437" calcext:value-type="float">
            <text:p>437</text:p>
          </table:table-cell>
          <table:table-cell table:number-columns-repeated="16383"/>
        </table:table-row>
        <table:table-row table:style-name="ro2">
          <table:table-cell table:style-name="ce89" office:value-type="float" office:value="438" calcext:value-type="float">
            <text:p>438</text:p>
          </table:table-cell>
          <table:table-cell table:number-columns-repeated="16383"/>
        </table:table-row>
        <table:table-row table:style-name="ro2">
          <table:table-cell table:style-name="ce89" office:value-type="float" office:value="439" calcext:value-type="float">
            <text:p>439</text:p>
          </table:table-cell>
          <table:table-cell table:number-columns-repeated="16383"/>
        </table:table-row>
        <table:table-row table:style-name="ro2">
          <table:table-cell table:style-name="ce89" office:value-type="float" office:value="440" calcext:value-type="float">
            <text:p>440</text:p>
          </table:table-cell>
          <table:table-cell table:number-columns-repeated="16383"/>
        </table:table-row>
        <table:table-row table:style-name="ro2">
          <table:table-cell table:style-name="ce89" office:value-type="float" office:value="441" calcext:value-type="float">
            <text:p>441</text:p>
          </table:table-cell>
          <table:table-cell table:number-columns-repeated="16383"/>
        </table:table-row>
        <table:table-row table:style-name="ro2">
          <table:table-cell table:style-name="ce89" office:value-type="float" office:value="442" calcext:value-type="float">
            <text:p>442</text:p>
          </table:table-cell>
          <table:table-cell table:number-columns-repeated="16383"/>
        </table:table-row>
        <table:table-row table:style-name="ro2">
          <table:table-cell table:style-name="ce89" office:value-type="float" office:value="443" calcext:value-type="float">
            <text:p>443</text:p>
          </table:table-cell>
          <table:table-cell table:number-columns-repeated="16383"/>
        </table:table-row>
        <table:table-row table:style-name="ro2">
          <table:table-cell table:style-name="ce89" office:value-type="float" office:value="444" calcext:value-type="float">
            <text:p>444</text:p>
          </table:table-cell>
          <table:table-cell table:number-columns-repeated="16383"/>
        </table:table-row>
        <table:table-row table:style-name="ro2">
          <table:table-cell table:style-name="ce89" office:value-type="float" office:value="445" calcext:value-type="float">
            <text:p>445</text:p>
          </table:table-cell>
          <table:table-cell table:number-columns-repeated="16383"/>
        </table:table-row>
        <table:table-row table:style-name="ro2">
          <table:table-cell table:style-name="ce89" office:value-type="float" office:value="446" calcext:value-type="float">
            <text:p>446</text:p>
          </table:table-cell>
          <table:table-cell table:number-columns-repeated="16383"/>
        </table:table-row>
        <table:table-row table:style-name="ro2">
          <table:table-cell table:style-name="ce89" office:value-type="float" office:value="447" calcext:value-type="float">
            <text:p>447</text:p>
          </table:table-cell>
          <table:table-cell table:number-columns-repeated="16383"/>
        </table:table-row>
        <table:table-row table:style-name="ro2">
          <table:table-cell table:style-name="ce89" office:value-type="float" office:value="448" calcext:value-type="float">
            <text:p>448</text:p>
          </table:table-cell>
          <table:table-cell table:number-columns-repeated="16383"/>
        </table:table-row>
        <table:table-row table:style-name="ro2">
          <table:table-cell table:style-name="ce89" office:value-type="float" office:value="449" calcext:value-type="float">
            <text:p>449</text:p>
          </table:table-cell>
          <table:table-cell table:number-columns-repeated="16383"/>
        </table:table-row>
        <table:table-row table:style-name="ro2">
          <table:table-cell table:style-name="ce89" office:value-type="float" office:value="450" calcext:value-type="float">
            <text:p>450</text:p>
          </table:table-cell>
          <table:table-cell table:number-columns-repeated="16383"/>
        </table:table-row>
        <table:table-row table:style-name="ro2">
          <table:table-cell table:style-name="ce89" office:value-type="float" office:value="451" calcext:value-type="float">
            <text:p>451</text:p>
          </table:table-cell>
          <table:table-cell table:number-columns-repeated="16383"/>
        </table:table-row>
        <table:table-row table:style-name="ro2">
          <table:table-cell table:style-name="ce89" office:value-type="float" office:value="452" calcext:value-type="float">
            <text:p>452</text:p>
          </table:table-cell>
          <table:table-cell table:number-columns-repeated="16383"/>
        </table:table-row>
        <table:table-row table:style-name="ro2">
          <table:table-cell table:style-name="ce89" office:value-type="float" office:value="453" calcext:value-type="float">
            <text:p>453</text:p>
          </table:table-cell>
          <table:table-cell table:number-columns-repeated="16383"/>
        </table:table-row>
        <table:table-row table:style-name="ro2">
          <table:table-cell table:style-name="ce89" office:value-type="float" office:value="454" calcext:value-type="float">
            <text:p>454</text:p>
          </table:table-cell>
          <table:table-cell table:number-columns-repeated="16383"/>
        </table:table-row>
        <table:table-row table:style-name="ro2">
          <table:table-cell table:style-name="ce89" office:value-type="float" office:value="455" calcext:value-type="float">
            <text:p>455</text:p>
          </table:table-cell>
          <table:table-cell table:number-columns-repeated="16383"/>
        </table:table-row>
        <table:table-row table:style-name="ro2">
          <table:table-cell table:style-name="ce89" office:value-type="float" office:value="456" calcext:value-type="float">
            <text:p>456</text:p>
          </table:table-cell>
          <table:table-cell table:number-columns-repeated="16383"/>
        </table:table-row>
        <table:table-row table:style-name="ro2">
          <table:table-cell table:style-name="ce89" office:value-type="float" office:value="457" calcext:value-type="float">
            <text:p>457</text:p>
          </table:table-cell>
          <table:table-cell table:number-columns-repeated="16383"/>
        </table:table-row>
        <table:table-row table:style-name="ro2">
          <table:table-cell table:style-name="ce89" office:value-type="float" office:value="458" calcext:value-type="float">
            <text:p>458</text:p>
          </table:table-cell>
          <table:table-cell table:number-columns-repeated="16383"/>
        </table:table-row>
        <table:table-row table:style-name="ro2">
          <table:table-cell table:style-name="ce89" office:value-type="float" office:value="459" calcext:value-type="float">
            <text:p>459</text:p>
          </table:table-cell>
          <table:table-cell table:number-columns-repeated="16383"/>
        </table:table-row>
        <table:table-row table:style-name="ro2">
          <table:table-cell table:style-name="ce89" office:value-type="float" office:value="460" calcext:value-type="float">
            <text:p>460</text:p>
          </table:table-cell>
          <table:table-cell table:number-columns-repeated="16383"/>
        </table:table-row>
        <table:table-row table:style-name="ro2">
          <table:table-cell table:style-name="ce89" office:value-type="float" office:value="461" calcext:value-type="float">
            <text:p>461</text:p>
          </table:table-cell>
          <table:table-cell table:number-columns-repeated="16383"/>
        </table:table-row>
        <table:table-row table:style-name="ro2">
          <table:table-cell table:style-name="ce89" office:value-type="float" office:value="462" calcext:value-type="float">
            <text:p>462</text:p>
          </table:table-cell>
          <table:table-cell table:number-columns-repeated="16383"/>
        </table:table-row>
        <table:table-row table:style-name="ro2">
          <table:table-cell table:style-name="ce89" office:value-type="float" office:value="463" calcext:value-type="float">
            <text:p>463</text:p>
          </table:table-cell>
          <table:table-cell table:number-columns-repeated="16383"/>
        </table:table-row>
        <table:table-row table:style-name="ro2">
          <table:table-cell table:style-name="ce89" office:value-type="float" office:value="464" calcext:value-type="float">
            <text:p>464</text:p>
          </table:table-cell>
          <table:table-cell table:number-columns-repeated="16383"/>
        </table:table-row>
        <table:table-row table:style-name="ro2">
          <table:table-cell table:style-name="ce89" office:value-type="float" office:value="465" calcext:value-type="float">
            <text:p>465</text:p>
          </table:table-cell>
          <table:table-cell table:number-columns-repeated="16383"/>
        </table:table-row>
        <table:table-row table:style-name="ro2">
          <table:table-cell table:style-name="ce89" office:value-type="float" office:value="466" calcext:value-type="float">
            <text:p>466</text:p>
          </table:table-cell>
          <table:table-cell table:number-columns-repeated="16383"/>
        </table:table-row>
        <table:table-row table:style-name="ro2">
          <table:table-cell table:style-name="ce89" office:value-type="float" office:value="467" calcext:value-type="float">
            <text:p>467</text:p>
          </table:table-cell>
          <table:table-cell table:number-columns-repeated="16383"/>
        </table:table-row>
        <table:table-row table:style-name="ro2">
          <table:table-cell table:style-name="ce89" office:value-type="float" office:value="468" calcext:value-type="float">
            <text:p>468</text:p>
          </table:table-cell>
          <table:table-cell table:number-columns-repeated="16383"/>
        </table:table-row>
        <table:table-row table:style-name="ro2">
          <table:table-cell table:style-name="ce89" office:value-type="float" office:value="469" calcext:value-type="float">
            <text:p>469</text:p>
          </table:table-cell>
          <table:table-cell table:number-columns-repeated="16383"/>
        </table:table-row>
        <table:table-row table:style-name="ro2">
          <table:table-cell table:style-name="ce89" office:value-type="float" office:value="470" calcext:value-type="float">
            <text:p>470</text:p>
          </table:table-cell>
          <table:table-cell table:number-columns-repeated="16383"/>
        </table:table-row>
        <table:table-row table:style-name="ro2">
          <table:table-cell table:style-name="ce89" office:value-type="float" office:value="471" calcext:value-type="float">
            <text:p>471</text:p>
          </table:table-cell>
          <table:table-cell table:number-columns-repeated="16383"/>
        </table:table-row>
        <table:table-row table:style-name="ro2">
          <table:table-cell table:style-name="ce89" office:value-type="float" office:value="472" calcext:value-type="float">
            <text:p>472</text:p>
          </table:table-cell>
          <table:table-cell table:number-columns-repeated="16383"/>
        </table:table-row>
        <table:table-row table:style-name="ro2">
          <table:table-cell table:style-name="ce89" office:value-type="float" office:value="473" calcext:value-type="float">
            <text:p>473</text:p>
          </table:table-cell>
          <table:table-cell table:number-columns-repeated="16383"/>
        </table:table-row>
        <table:table-row table:style-name="ro2">
          <table:table-cell table:style-name="ce89" office:value-type="float" office:value="474" calcext:value-type="float">
            <text:p>474</text:p>
          </table:table-cell>
          <table:table-cell table:number-columns-repeated="16383"/>
        </table:table-row>
        <table:table-row table:style-name="ro2">
          <table:table-cell table:style-name="ce89" office:value-type="float" office:value="475" calcext:value-type="float">
            <text:p>475</text:p>
          </table:table-cell>
          <table:table-cell table:number-columns-repeated="16383"/>
        </table:table-row>
        <table:table-row table:style-name="ro2">
          <table:table-cell table:style-name="ce89" office:value-type="float" office:value="476" calcext:value-type="float">
            <text:p>476</text:p>
          </table:table-cell>
          <table:table-cell table:number-columns-repeated="16383"/>
        </table:table-row>
        <table:table-row table:style-name="ro2">
          <table:table-cell table:style-name="ce89" office:value-type="float" office:value="477" calcext:value-type="float">
            <text:p>477</text:p>
          </table:table-cell>
          <table:table-cell table:number-columns-repeated="16383"/>
        </table:table-row>
        <table:table-row table:style-name="ro2">
          <table:table-cell table:style-name="ce89" office:value-type="float" office:value="478" calcext:value-type="float">
            <text:p>478</text:p>
          </table:table-cell>
          <table:table-cell table:number-columns-repeated="16383"/>
        </table:table-row>
        <table:table-row table:style-name="ro2">
          <table:table-cell table:style-name="ce89" office:value-type="float" office:value="479" calcext:value-type="float">
            <text:p>479</text:p>
          </table:table-cell>
          <table:table-cell table:number-columns-repeated="16383"/>
        </table:table-row>
        <table:table-row table:style-name="ro2">
          <table:table-cell table:style-name="ce89" office:value-type="float" office:value="480" calcext:value-type="float">
            <text:p>480</text:p>
          </table:table-cell>
          <table:table-cell table:number-columns-repeated="16383"/>
        </table:table-row>
        <table:table-row table:style-name="ro2">
          <table:table-cell table:style-name="ce89" office:value-type="float" office:value="481" calcext:value-type="float">
            <text:p>481</text:p>
          </table:table-cell>
          <table:table-cell table:number-columns-repeated="16383"/>
        </table:table-row>
        <table:table-row table:style-name="ro2">
          <table:table-cell table:style-name="ce89" office:value-type="float" office:value="482" calcext:value-type="float">
            <text:p>482</text:p>
          </table:table-cell>
          <table:table-cell table:number-columns-repeated="16383"/>
        </table:table-row>
        <table:table-row table:style-name="ro2">
          <table:table-cell table:style-name="ce89" office:value-type="float" office:value="483" calcext:value-type="float">
            <text:p>483</text:p>
          </table:table-cell>
          <table:table-cell table:number-columns-repeated="16383"/>
        </table:table-row>
        <table:table-row table:style-name="ro2">
          <table:table-cell table:style-name="ce89" office:value-type="float" office:value="484" calcext:value-type="float">
            <text:p>484</text:p>
          </table:table-cell>
          <table:table-cell table:number-columns-repeated="16383"/>
        </table:table-row>
        <table:table-row table:style-name="ro2">
          <table:table-cell table:style-name="ce89" office:value-type="float" office:value="485" calcext:value-type="float">
            <text:p>485</text:p>
          </table:table-cell>
          <table:table-cell table:number-columns-repeated="16383"/>
        </table:table-row>
        <table:table-row table:style-name="ro2">
          <table:table-cell table:style-name="ce89" office:value-type="float" office:value="486" calcext:value-type="float">
            <text:p>486</text:p>
          </table:table-cell>
          <table:table-cell table:number-columns-repeated="16383"/>
        </table:table-row>
        <table:table-row table:style-name="ro2">
          <table:table-cell table:style-name="ce89" office:value-type="float" office:value="487" calcext:value-type="float">
            <text:p>487</text:p>
          </table:table-cell>
          <table:table-cell table:number-columns-repeated="16383"/>
        </table:table-row>
        <table:table-row table:style-name="ro2">
          <table:table-cell table:style-name="ce89" office:value-type="float" office:value="488" calcext:value-type="float">
            <text:p>488</text:p>
          </table:table-cell>
          <table:table-cell table:number-columns-repeated="16383"/>
        </table:table-row>
        <table:table-row table:style-name="ro2">
          <table:table-cell table:style-name="ce89" office:value-type="float" office:value="489" calcext:value-type="float">
            <text:p>489</text:p>
          </table:table-cell>
          <table:table-cell table:number-columns-repeated="16383"/>
        </table:table-row>
        <table:table-row table:style-name="ro2">
          <table:table-cell table:style-name="ce89" office:value-type="float" office:value="490" calcext:value-type="float">
            <text:p>490</text:p>
          </table:table-cell>
          <table:table-cell table:number-columns-repeated="16383"/>
        </table:table-row>
        <table:table-row table:style-name="ro2">
          <table:table-cell table:style-name="ce89" office:value-type="float" office:value="491" calcext:value-type="float">
            <text:p>491</text:p>
          </table:table-cell>
          <table:table-cell table:number-columns-repeated="16383"/>
        </table:table-row>
        <table:table-row table:style-name="ro2">
          <table:table-cell table:style-name="ce89" office:value-type="float" office:value="492" calcext:value-type="float">
            <text:p>492</text:p>
          </table:table-cell>
          <table:table-cell table:number-columns-repeated="16383"/>
        </table:table-row>
        <table:table-row table:style-name="ro2">
          <table:table-cell table:style-name="ce89" office:value-type="float" office:value="493" calcext:value-type="float">
            <text:p>493</text:p>
          </table:table-cell>
          <table:table-cell table:number-columns-repeated="16383"/>
        </table:table-row>
        <table:table-row table:style-name="ro2">
          <table:table-cell table:style-name="ce89" office:value-type="float" office:value="494" calcext:value-type="float">
            <text:p>494</text:p>
          </table:table-cell>
          <table:table-cell table:number-columns-repeated="16383"/>
        </table:table-row>
        <table:table-row table:style-name="ro2">
          <table:table-cell table:style-name="ce89" office:value-type="float" office:value="495" calcext:value-type="float">
            <text:p>495</text:p>
          </table:table-cell>
          <table:table-cell table:number-columns-repeated="16383"/>
        </table:table-row>
        <table:table-row table:style-name="ro2">
          <table:table-cell table:style-name="ce89" office:value-type="float" office:value="496" calcext:value-type="float">
            <text:p>496</text:p>
          </table:table-cell>
          <table:table-cell table:number-columns-repeated="16383"/>
        </table:table-row>
        <table:table-row table:style-name="ro2">
          <table:table-cell table:style-name="ce89" office:value-type="float" office:value="497" calcext:value-type="float">
            <text:p>497</text:p>
          </table:table-cell>
          <table:table-cell table:number-columns-repeated="16383"/>
        </table:table-row>
        <table:table-row table:style-name="ro2">
          <table:table-cell table:style-name="ce89" office:value-type="float" office:value="498" calcext:value-type="float">
            <text:p>498</text:p>
          </table:table-cell>
          <table:table-cell table:number-columns-repeated="16383"/>
        </table:table-row>
        <table:table-row table:style-name="ro2">
          <table:table-cell table:style-name="ce89" office:value-type="float" office:value="499" calcext:value-type="float">
            <text:p>499</text:p>
          </table:table-cell>
          <table:table-cell table:number-columns-repeated="16383"/>
        </table:table-row>
        <table:table-row table:style-name="ro2">
          <table:table-cell table:style-name="ce89" office:value-type="float" office:value="500" calcext:value-type="float">
            <text:p>500</text:p>
          </table:table-cell>
          <table:table-cell table:number-columns-repeated="16383"/>
        </table:table-row>
        <table:table-row table:style-name="ro2">
          <table:table-cell table:style-name="ce89" office:value-type="float" office:value="501" calcext:value-type="float">
            <text:p>501</text:p>
          </table:table-cell>
          <table:table-cell table:number-columns-repeated="16383"/>
        </table:table-row>
        <table:table-row table:style-name="ro2">
          <table:table-cell table:style-name="ce89" office:value-type="float" office:value="502" calcext:value-type="float">
            <text:p>502</text:p>
          </table:table-cell>
          <table:table-cell table:number-columns-repeated="16383"/>
        </table:table-row>
        <table:table-row table:style-name="ro2">
          <table:table-cell table:style-name="ce89" office:value-type="float" office:value="503" calcext:value-type="float">
            <text:p>503</text:p>
          </table:table-cell>
          <table:table-cell table:number-columns-repeated="16383"/>
        </table:table-row>
        <table:table-row table:style-name="ro2">
          <table:table-cell table:style-name="ce89" office:value-type="float" office:value="504" calcext:value-type="float">
            <text:p>504</text:p>
          </table:table-cell>
          <table:table-cell table:number-columns-repeated="16383"/>
        </table:table-row>
        <table:table-row table:style-name="ro2">
          <table:table-cell table:style-name="ce89" office:value-type="float" office:value="505" calcext:value-type="float">
            <text:p>505</text:p>
          </table:table-cell>
          <table:table-cell table:number-columns-repeated="16383"/>
        </table:table-row>
        <table:table-row table:style-name="ro2">
          <table:table-cell table:style-name="ce89" office:value-type="float" office:value="506" calcext:value-type="float">
            <text:p>506</text:p>
          </table:table-cell>
          <table:table-cell table:number-columns-repeated="16383"/>
        </table:table-row>
        <table:table-row table:style-name="ro2">
          <table:table-cell table:style-name="ce89" office:value-type="float" office:value="507" calcext:value-type="float">
            <text:p>507</text:p>
          </table:table-cell>
          <table:table-cell table:number-columns-repeated="16383"/>
        </table:table-row>
        <table:table-row table:style-name="ro2">
          <table:table-cell table:style-name="ce89" office:value-type="float" office:value="508" calcext:value-type="float">
            <text:p>508</text:p>
          </table:table-cell>
          <table:table-cell table:number-columns-repeated="16383"/>
        </table:table-row>
        <table:table-row table:style-name="ro2">
          <table:table-cell table:style-name="ce89" office:value-type="float" office:value="509" calcext:value-type="float">
            <text:p>509</text:p>
          </table:table-cell>
          <table:table-cell table:number-columns-repeated="16383"/>
        </table:table-row>
        <table:table-row table:style-name="ro2">
          <table:table-cell table:style-name="ce89" office:value-type="float" office:value="510" calcext:value-type="float">
            <text:p>510</text:p>
          </table:table-cell>
          <table:table-cell table:number-columns-repeated="16383"/>
        </table:table-row>
        <table:table-row table:style-name="ro2">
          <table:table-cell table:style-name="ce89" office:value-type="float" office:value="511" calcext:value-type="float">
            <text:p>511</text:p>
          </table:table-cell>
          <table:table-cell table:number-columns-repeated="16383"/>
        </table:table-row>
        <table:table-row table:style-name="ro2" table:number-rows-repeated="487">
          <table:table-cell table:style-name="ce89"/>
          <table:table-cell table:number-columns-repeated="16383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Table_1" table:target-range-address="'9-bit-palette'.A3:'9-bit-palette'.AA5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4-07-19T10:02:22.787000000</dc:date>
    <meta:editing-duration>PT1H43M52S</meta:editing-duration>
    <meta:editing-cycles>81</meta:editing-cycles>
    <meta:document-statistic meta:table-count="2" meta:cell-count="8920" meta:object-count="0"/>
  </office:meta>
</office:document-meta>
</file>